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5mm"/>
    </style:style>
    <style:style style:name="co2" style:family="table-column">
      <style:table-column-properties fo:break-before="auto" style:column-width="28.36mm"/>
    </style:style>
    <style:style style:name="co3" style:family="table-column">
      <style:table-column-properties fo:break-before="auto" style:column-width="26.3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34.22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85mm"/>
    </style:style>
    <style:style style:name="co9" style:family="table-column">
      <style:table-column-properties fo:break-before="auto" style:column-width="26.99mm"/>
    </style:style>
    <style:style style:name="co10" style:family="table-column">
      <style:table-column-properties fo:break-before="auto" style:column-width="28.31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62">
      <style:table-cell-properties fo:background-color="#ffff00" fo:padding="0.71mm"/>
    </style:style>
    <style:style style:name="ce7" style:family="table-cell" style:parent-style-name="Default">
      <style:table-cell-properties fo:background-color="#ffff00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able-cell-properties fo:padding="0.71mm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 style:data-style-name="N109">
      <style:text-properties fo:font-weight="bold" style:font-weight-asian="bold" style:font-weight-complex="bold"/>
    </style:style>
    <style:style style:name="ce17" style:family="table-cell" style:parent-style-name="Default" style:data-style-name="N163">
      <style:table-cell-properties fo:background-color="#ffff00" fo:padding="0.71mm"/>
    </style:style>
    <style:style style:name="ce9" style:family="table-cell" style:parent-style-name="Default">
      <style:table-cell-properties fo:background-color="#99ccff"/>
    </style:style>
    <style:style style:name="ce21" style:family="table-cell" style:parent-style-name="Default" style:data-style-name="N16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64"/>
    <style:style style:name="ce20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table table:name="MovingAvg&amp;LowPass Step&amp;Pulse" table:style-name="ta1">
        <table:shapes>
          <draw:frame draw:z-index="0" draw:style-name="gr1" draw:text-style-name="P1" svg:width="334.92mm" svg:height="130.94mm" svg:x="208.74mm" svg:y="7.29mm">
            <loext:p draw:notify-on-update-of-ranges="'MovingAvg&amp;LowPass Step&amp;Pulse'.C3:'MovingAvg&amp;LowPass Step&amp;Pulse'.C402 'MovingAvg&amp;LowPass Step&amp;Pulse'.C3:'MovingAvg&amp;LowPass Step&amp;Pulse'.C402 'MovingAvg&amp;LowPass Step&amp;Pulse'.D1:'MovingAvg&amp;LowPass Step&amp;Pulse'.D1 'MovingAvg&amp;LowPass Step&amp;Pulse'.D3:'MovingAvg&amp;LowPass Step&amp;Pulse'.D402 'MovingAvg&amp;LowPass Step&amp;Pulse'.C3:'MovingAvg&amp;LowPass Step&amp;Pulse'.C402 'MovingAvg&amp;LowPass Step&amp;Pulse'.E1:'MovingAvg&amp;LowPass Step&amp;Pulse'.E1 'MovingAvg&amp;LowPass Step&amp;Pulse'.E3:'MovingAvg&amp;LowPass Step&amp;Pulse'.E402 'MovingAvg&amp;LowPass Step&amp;Pulse'.C3:'MovingAvg&amp;LowPass Step&amp;Pulse'.C402 'MovingAvg&amp;LowPass Step&amp;Pulse'.F1:'MovingAvg&amp;LowPass Step&amp;Pulse'.F1 'MovingAvg&amp;LowPass Step&amp;Pulse'.F3:'MovingAvg&amp;LowPass Step&amp;Pulse'.F402 'MovingAvg&amp;LowPass Step&amp;Pulse'.C3:'MovingAvg&amp;LowPass Step&amp;Pulse'.C402 'MovingAvg&amp;LowPass Step&amp;Pulse'.G1:'MovingAvg&amp;LowPass Step&amp;Pulse'.G1 'MovingAvg&amp;LowPass Step&amp;Pulse'.G3:'MovingAvg&amp;LowPass Step&amp;Pulse'.G4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Default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" table:default-cell-style-name="ce11"/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12" office:value-type="string" calcext:value-type="string">
            <text:p>t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Output(lowpass)</text:p>
          </table:table-cell>
          <table:table-cell table:style-name="ce13" office:value-type="string" calcext:value-type="string">
            <text:p>Output(avg 2)</text:p>
          </table:table-cell>
          <table:table-cell table:style-name="ce13" office:value-type="string" calcext:value-type="string">
            <text:p>Output(avg16)</text:p>
          </table:table-cell>
        </table:table-row>
        <table:table-row table:style-name="ro1">
          <table:table-cell table:style-name="Default" office:value-type="string" calcext:value-type="string">
            <text:p>detlaT</text:p>
          </table:table-cell>
          <table:table-cell table:style-name="ce6" office:value-type="float" office:value="0.005" calcext:value-type="float">
            <text:p>0,0050</text:p>
          </table:table-cell>
          <table:table-cell table:number-columns-repeated="2" office:value-type="float" office:value="0" calcext:value-type="float">
            <text:p>0,000</text:p>
          </table:table-cell>
          <table:table-cell table:formula="of:=[.D2]" office:value-type="float" office:value="0" calcext:value-type="float">
            <text:p>0,000</text:p>
          </table:table-cell>
          <table:table-cell table:formula="of:=SUM([.$D2:.$D2])/COUNT([.$D2:.$D2])" office:value-type="float" office:value="0" calcext:value-type="float">
            <text:p>0,000</text:p>
          </table:table-cell>
          <table:table-cell table:formula="of:=SUM([.$D2:.$D2])/COUNT([.$D2:.$D2])" office:value-type="float" office:value="0" calcext:value-type="float">
            <text:p>0,000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table:style-name="ce7" office:value-type="float" office:value="20" calcext:value-type="float">
            <text:p>20</text:p>
          </table:table-cell>
          <table:table-cell table:formula="of:=[.C2]+[.$B$2]" office:value-type="float" office:value="0.005" calcext:value-type="float">
            <text:p>0,005</text:p>
          </table:table-cell>
          <table:table-cell office:value-type="float" office:value="0" calcext:value-type="float">
            <text:p>0,000</text:p>
          </table:table-cell>
          <table:table-cell table:formula="of:=[.E2]+[.$B$6]*([.D3]-[.E2])" office:value-type="float" office:value="0" calcext:value-type="float">
            <text:p>0,000</text:p>
          </table:table-cell>
          <table:table-cell table:formula="of:=SUM([.$D2:.$D3])/COUNT([.$D2:.$D3])" office:value-type="float" office:value="0" calcext:value-type="float">
            <text:p>0,000</text:p>
          </table:table-cell>
          <table:table-cell table:formula="of:=SUM([.$D2:.$D3])/COUNT([.$D2:.$D3])" office:value-type="float" office:value="0" calcext:value-type="float">
            <text:p>0,000</text:p>
          </table:table-cell>
        </table:table-row>
        <table:table-row table:style-name="ro1">
          <table:table-cell table:style-name="Default"/>
          <table:table-cell/>
          <table:table-cell table:formula="of:=[.C3]+[.$B$2]" office:value-type="float" office:value="0.01" calcext:value-type="float">
            <text:p>0,010</text:p>
          </table:table-cell>
          <table:table-cell office:value-type="float" office:value="1000" calcext:value-type="float">
            <text:p>1000,000</text:p>
          </table:table-cell>
          <table:table-cell table:formula="of:=[.E3]+[.$B$6]*([.D4]-[.E3])" office:value-type="float" office:value="385.869545095038" calcext:value-type="float">
            <text:p>385,870</text:p>
          </table:table-cell>
          <table:table-cell table:formula="of:=SUM([.$D3:.$D4])/COUNT([.$D3:.$D4])" office:value-type="float" office:value="500" calcext:value-type="float">
            <text:p>500,000</text:p>
          </table:table-cell>
          <table:table-cell table:formula="of:=SUM([.$D2:.$D4])/COUNT([.$D2:.$D4])" office:value-type="float" office:value="333.333333333333" calcext:value-type="float">
            <text:p>333,333</text:p>
          </table:table-cell>
        </table:table-row>
        <table:table-row table:style-name="ro1">
          <table:table-cell table:style-name="Default" office:value-type="string" calcext:value-type="string">
            <text:p>rc</text:p>
          </table:table-cell>
          <table:table-cell table:style-name="ce11" table:formula="of:=1/2/PI()/[.$B$3]" office:value-type="float" office:value="0.00795774715459477" calcext:value-type="float">
            <text:p>0,008</text:p>
          </table:table-cell>
          <table:table-cell table:formula="of:=[.C4]+[.$B$2]" office:value-type="float" office:value="0.015" calcext:value-type="float">
            <text:p>0,015</text:p>
          </table:table-cell>
          <table:table-cell office:value-type="float" office:value="0" calcext:value-type="float">
            <text:p>0,000</text:p>
          </table:table-cell>
          <table:table-cell table:formula="of:=[.E4]+[.$B$6]*([.D5]-[.E4])" office:value-type="float" office:value="236.974239263186" calcext:value-type="float">
            <text:p>236,974</text:p>
          </table:table-cell>
          <table:table-cell table:formula="of:=SUM([.$D4:.$D5])/COUNT([.$D4:.$D5])" office:value-type="float" office:value="500" calcext:value-type="float">
            <text:p>500,000</text:p>
          </table:table-cell>
          <table:table-cell table:formula="of:=SUM([.$D2:.$D5])/COUNT([.$D2:.$D5])" office:value-type="float" office:value="250" calcext:value-type="float">
            <text:p>250,000</text:p>
          </table:table-cell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style-name="ce11" table:formula="of:=[.$B$2]/([.$B$2]+[.$B$5])" office:value-type="float" office:value="0.385869545095038" calcext:value-type="float">
            <text:p>0,386</text:p>
          </table:table-cell>
          <table:table-cell table:formula="of:=[.C5]+[.$B$2]" office:value-type="float" office:value="0.02" calcext:value-type="float">
            <text:p>0,020</text:p>
          </table:table-cell>
          <table:table-cell office:value-type="float" office:value="0" calcext:value-type="float">
            <text:p>0,000</text:p>
          </table:table-cell>
          <table:table-cell table:formula="of:=[.E5]+[.$B$6]*([.D6]-[.E5])" office:value-type="float" office:value="145.533097359458" calcext:value-type="float">
            <text:p>145,533</text:p>
          </table:table-cell>
          <table:table-cell table:formula="of:=SUM([.$D5:.$D6])/COUNT([.$D5:.$D6])" office:value-type="float" office:value="0" calcext:value-type="float">
            <text:p>0,000</text:p>
          </table:table-cell>
          <table:table-cell table:formula="of:=SUM([.$D2:.$D6])/COUNT([.$D2:.$D6])" office:value-type="float" office:value="200" calcext:value-type="float">
            <text:p>200,000</text:p>
          </table:table-cell>
        </table:table-row>
        <table:table-row table:style-name="ro1">
          <table:table-cell table:number-columns-repeated="2"/>
          <table:table-cell table:formula="of:=[.C6]+[.$B$2]" office:value-type="float" office:value="0.025" calcext:value-type="float">
            <text:p>0,025</text:p>
          </table:table-cell>
          <table:table-cell office:value-type="float" office:value="0" calcext:value-type="float">
            <text:p>0,000</text:p>
          </table:table-cell>
          <table:table-cell table:formula="of:=[.E6]+[.$B$6]*([.D7]-[.E6])" office:value-type="float" office:value="89.3763072850921" calcext:value-type="float">
            <text:p>89,376</text:p>
          </table:table-cell>
          <table:table-cell table:formula="of:=SUM([.$D6:.$D7])/COUNT([.$D6:.$D7])" office:value-type="float" office:value="0" calcext:value-type="float">
            <text:p>0,000</text:p>
          </table:table-cell>
          <table:table-cell table:formula="of:=SUM([.$D2:.$D7])/COUNT([.$D2:.$D7])" office:value-type="float" office:value="166.666666666667" calcext:value-type="float">
            <text:p>166,667</text:p>
          </table:table-cell>
        </table:table-row>
        <table:table-row table:style-name="ro1">
          <table:table-cell table:number-columns-repeated="2"/>
          <table:table-cell table:formula="of:=[.C7]+[.$B$2]" office:value-type="float" office:value="0.03" calcext:value-type="float">
            <text:p>0,030</text:p>
          </table:table-cell>
          <table:table-cell office:value-type="float" office:value="0" calcext:value-type="float">
            <text:p>0,000</text:p>
          </table:table-cell>
          <table:table-cell table:formula="of:=[.E7]+[.$B$6]*([.D8]-[.E7])" office:value-type="float" office:value="54.8887122507193" calcext:value-type="float">
            <text:p>54,889</text:p>
          </table:table-cell>
          <table:table-cell table:formula="of:=SUM([.$D7:.$D8])/COUNT([.$D7:.$D8])" office:value-type="float" office:value="0" calcext:value-type="float">
            <text:p>0,000</text:p>
          </table:table-cell>
          <table:table-cell table:formula="of:=SUM([.$D2:.$D8])/COUNT([.$D2:.$D8])" office:value-type="float" office:value="142.857142857143" calcext:value-type="float">
            <text:p>142,857</text:p>
          </table:table-cell>
        </table:table-row>
        <table:table-row table:style-name="ro1">
          <table:table-cell table:number-columns-repeated="2"/>
          <table:table-cell table:formula="of:=[.C8]+[.$B$2]" office:value-type="float" office:value="0.035" calcext:value-type="float">
            <text:p>0,035</text:p>
          </table:table-cell>
          <table:table-cell office:value-type="float" office:value="0" calcext:value-type="float">
            <text:p>0,000</text:p>
          </table:table-cell>
          <table:table-cell table:formula="of:=[.E8]+[.$B$6]*([.D9]-[.E8])" office:value-type="float" office:value="33.7088298236819" calcext:value-type="float">
            <text:p>33,709</text:p>
          </table:table-cell>
          <table:table-cell table:formula="of:=SUM([.$D8:.$D9])/COUNT([.$D8:.$D9])" office:value-type="float" office:value="0" calcext:value-type="float">
            <text:p>0,000</text:p>
          </table:table-cell>
          <table:table-cell table:formula="of:=SUM([.$D2:.$D9])/COUNT([.$D2:.$D9])" office:value-type="float" office:value="125" calcext:value-type="float">
            <text:p>125,000</text:p>
          </table:table-cell>
        </table:table-row>
        <table:table-row table:style-name="ro1">
          <table:table-cell table:number-columns-repeated="2"/>
          <table:table-cell table:formula="of:=[.C9]+[.$B$2]" office:value-type="float" office:value="0.04" calcext:value-type="float">
            <text:p>0,040</text:p>
          </table:table-cell>
          <table:table-cell office:value-type="float" office:value="0" calcext:value-type="float">
            <text:p>0,000</text:p>
          </table:table-cell>
          <table:table-cell table:formula="of:=[.E9]+[.$B$6]*([.D10]-[.E9])" office:value-type="float" office:value="20.7016189939317" calcext:value-type="float">
            <text:p>20,702</text:p>
          </table:table-cell>
          <table:table-cell table:formula="of:=SUM([.$D9:.$D10])/COUNT([.$D9:.$D10])" office:value-type="float" office:value="0" calcext:value-type="float">
            <text:p>0,000</text:p>
          </table:table-cell>
          <table:table-cell table:formula="of:=SUM([.$D2:.$D10])/COUNT([.$D2:.$D10])" office:value-type="float" office:value="111.111111111111" calcext:value-type="float">
            <text:p>111,111</text:p>
          </table:table-cell>
        </table:table-row>
        <table:table-row table:style-name="ro1">
          <table:table-cell table:number-columns-repeated="2"/>
          <table:table-cell table:formula="of:=[.C10]+[.$B$2]" office:value-type="float" office:value="0.045" calcext:value-type="float">
            <text:p>0,045</text:p>
          </table:table-cell>
          <table:table-cell office:value-type="float" office:value="0" calcext:value-type="float">
            <text:p>0,000</text:p>
          </table:table-cell>
          <table:table-cell table:formula="of:=[.E10]+[.$B$6]*([.D11]-[.E10])" office:value-type="float" office:value="12.7134946900125" calcext:value-type="float">
            <text:p>12,713</text:p>
          </table:table-cell>
          <table:table-cell table:formula="of:=SUM([.$D10:.$D11])/COUNT([.$D10:.$D11])" office:value-type="float" office:value="0" calcext:value-type="float">
            <text:p>0,000</text:p>
          </table:table-cell>
          <table:table-cell table:formula="of:=SUM([.$D2:.$D11])/COUNT([.$D2:.$D11])" office:value-type="float" office:value="100" calcext:value-type="float">
            <text:p>100,000</text:p>
          </table:table-cell>
        </table:table-row>
        <table:table-row table:style-name="ro1">
          <table:table-cell table:number-columns-repeated="2"/>
          <table:table-cell table:formula="of:=[.C11]+[.$B$2]" office:value-type="float" office:value="0.05" calcext:value-type="float">
            <text:p>0,050</text:p>
          </table:table-cell>
          <table:table-cell office:value-type="float" office:value="0" calcext:value-type="float">
            <text:p>0,000</text:p>
          </table:table-cell>
          <table:table-cell table:formula="of:=[.E11]+[.$B$6]*([.D12]-[.E11])" office:value-type="float" office:value="7.80774427740919" calcext:value-type="float">
            <text:p>7,808</text:p>
          </table:table-cell>
          <table:table-cell table:formula="of:=SUM([.$D11:.$D12])/COUNT([.$D11:.$D12])" office:value-type="float" office:value="0" calcext:value-type="float">
            <text:p>0,000</text:p>
          </table:table-cell>
          <table:table-cell table:formula="of:=SUM([.$D2:.$D12])/COUNT([.$D2:.$D12])" office:value-type="float" office:value="90.9090909090909" calcext:value-type="float">
            <text:p>90,909</text:p>
          </table:table-cell>
        </table:table-row>
        <table:table-row table:style-name="ro1">
          <table:table-cell table:number-columns-repeated="2"/>
          <table:table-cell table:formula="of:=[.C12]+[.$B$2]" office:value-type="float" office:value="0.055" calcext:value-type="float">
            <text:p>0,055</text:p>
          </table:table-cell>
          <table:table-cell office:value-type="float" office:value="0" calcext:value-type="float">
            <text:p>0,000</text:p>
          </table:table-cell>
          <table:table-cell table:formula="of:=[.E12]+[.$B$6]*([.D13]-[.E12])" office:value-type="float" office:value="4.79497354486693" calcext:value-type="float">
            <text:p>4,795</text:p>
          </table:table-cell>
          <table:table-cell table:formula="of:=SUM([.$D12:.$D13])/COUNT([.$D12:.$D13])" office:value-type="float" office:value="0" calcext:value-type="float">
            <text:p>0,000</text:p>
          </table:table-cell>
          <table:table-cell table:formula="of:=SUM([.$D2:.$D13])/COUNT([.$D2:.$D13])" office:value-type="float" office:value="83.3333333333333" calcext:value-type="float">
            <text:p>83,333</text:p>
          </table:table-cell>
        </table:table-row>
        <table:table-row table:style-name="ro1">
          <table:table-cell table:number-columns-repeated="2"/>
          <table:table-cell table:formula="of:=[.C13]+[.$B$2]" office:value-type="float" office:value="0.06" calcext:value-type="float">
            <text:p>0,060</text:p>
          </table:table-cell>
          <table:table-cell office:value-type="float" office:value="0" calcext:value-type="float">
            <text:p>0,000</text:p>
          </table:table-cell>
          <table:table-cell table:formula="of:=[.E13]+[.$B$6]*([.D14]-[.E13])" office:value-type="float" office:value="2.94473928436639" calcext:value-type="float">
            <text:p>2,945</text:p>
          </table:table-cell>
          <table:table-cell table:formula="of:=SUM([.$D13:.$D14])/COUNT([.$D13:.$D14])" office:value-type="float" office:value="0" calcext:value-type="float">
            <text:p>0,000</text:p>
          </table:table-cell>
          <table:table-cell table:formula="of:=SUM([.$D2:.$D14])/COUNT([.$D2:.$D14])" office:value-type="float" office:value="76.9230769230769" calcext:value-type="float">
            <text:p>76,923</text:p>
          </table:table-cell>
        </table:table-row>
        <table:table-row table:style-name="ro1">
          <table:table-cell table:number-columns-repeated="2"/>
          <table:table-cell table:formula="of:=[.C14]+[.$B$2]" office:value-type="float" office:value="0.065" calcext:value-type="float">
            <text:p>0,065</text:p>
          </table:table-cell>
          <table:table-cell office:value-type="float" office:value="0" calcext:value-type="float">
            <text:p>0,000</text:p>
          </table:table-cell>
          <table:table-cell table:formula="of:=[.E14]+[.$B$6]*([.D15]-[.E14])" office:value-type="float" office:value="1.80845407628444" calcext:value-type="float">
            <text:p>1,808</text:p>
          </table:table-cell>
          <table:table-cell table:formula="of:=SUM([.$D14:.$D15])/COUNT([.$D14:.$D15])" office:value-type="float" office:value="0" calcext:value-type="float">
            <text:p>0,000</text:p>
          </table:table-cell>
          <table:table-cell table:formula="of:=SUM([.$D2:.$D15])/COUNT([.$D2:.$D15])" office:value-type="float" office:value="71.4285714285714" calcext:value-type="float">
            <text:p>71,429</text:p>
          </table:table-cell>
        </table:table-row>
        <table:table-row table:style-name="ro1">
          <table:table-cell table:number-columns-repeated="2"/>
          <table:table-cell table:formula="of:=[.C15]+[.$B$2]" office:value-type="float" office:value="0.07" calcext:value-type="float">
            <text:p>0,070</text:p>
          </table:table-cell>
          <table:table-cell office:value-type="float" office:value="0" calcext:value-type="float">
            <text:p>0,000</text:p>
          </table:table-cell>
          <table:table-cell table:formula="of:=[.E15]+[.$B$6]*([.D16]-[.E15])" office:value-type="float" office:value="1.1106267245433" calcext:value-type="float">
            <text:p>1,111</text:p>
          </table:table-cell>
          <table:table-cell table:formula="of:=SUM([.$D15:.$D16])/COUNT([.$D15:.$D16])" office:value-type="float" office:value="0" calcext:value-type="float">
            <text:p>0,000</text:p>
          </table:table-cell>
          <table:table-cell table:formula="of:=SUM([.$D2:.$D16])/COUNT([.$D2:.$D16])" office:value-type="float" office:value="66.6666666666667" calcext:value-type="float">
            <text:p>66,667</text:p>
          </table:table-cell>
        </table:table-row>
        <table:table-row table:style-name="ro1">
          <table:table-cell table:number-columns-repeated="2"/>
          <table:table-cell table:formula="of:=[.C16]+[.$B$2]" office:value-type="float" office:value="0.075" calcext:value-type="float">
            <text:p>0,075</text:p>
          </table:table-cell>
          <table:table-cell office:value-type="float" office:value="0" calcext:value-type="float">
            <text:p>0,000</text:p>
          </table:table-cell>
          <table:table-cell table:formula="of:=[.E16]+[.$B$6]*([.D17]-[.E16])" office:value-type="float" office:value="0.682069695573384" calcext:value-type="float">
            <text:p>0,682</text:p>
          </table:table-cell>
          <table:table-cell table:formula="of:=SUM([.$D16:.$D17])/COUNT([.$D16:.$D17])" office:value-type="float" office:value="0" calcext:value-type="float">
            <text:p>0,000</text:p>
          </table:table-cell>
          <table:table-cell table:formula="of:=SUM([.$D2:.$D17])/COUNT([.$D2:.$D17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7]+[.$B$2]" office:value-type="float" office:value="0.08" calcext:value-type="float">
            <text:p>0,080</text:p>
          </table:table-cell>
          <table:table-cell office:value-type="float" office:value="0" calcext:value-type="float">
            <text:p>0,000</text:p>
          </table:table-cell>
          <table:table-cell table:formula="of:=[.E17]+[.$B$6]*([.D18]-[.E17])" office:value-type="float" office:value="0.418879772419371" calcext:value-type="float">
            <text:p>0,419</text:p>
          </table:table-cell>
          <table:table-cell table:formula="of:=SUM([.$D17:.$D18])/COUNT([.$D17:.$D18])" office:value-type="float" office:value="0" calcext:value-type="float">
            <text:p>0,000</text:p>
          </table:table-cell>
          <table:table-cell table:formula="of:=SUM([.$D3:.$D18])/COUNT([.$D3:.$D18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8]+[.$B$2]" office:value-type="float" office:value="0.085" calcext:value-type="float">
            <text:p>0,085</text:p>
          </table:table-cell>
          <table:table-cell office:value-type="float" office:value="0" calcext:value-type="float">
            <text:p>0,000</text:p>
          </table:table-cell>
          <table:table-cell table:formula="of:=[.E18]+[.$B$6]*([.D19]-[.E18])" office:value-type="float" office:value="0.257246825186396" calcext:value-type="float">
            <text:p>0,257</text:p>
          </table:table-cell>
          <table:table-cell table:formula="of:=SUM([.$D18:.$D19])/COUNT([.$D18:.$D19])" office:value-type="float" office:value="0" calcext:value-type="float">
            <text:p>0,000</text:p>
          </table:table-cell>
          <table:table-cell table:formula="of:=SUM([.$D4:.$D19])/COUNT([.$D4:.$D19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9]+[.$B$2]" office:value-type="float" office:value="0.09" calcext:value-type="float">
            <text:p>0,090</text:p>
          </table:table-cell>
          <table:table-cell office:value-type="float" office:value="0" calcext:value-type="float">
            <text:p>0,000</text:p>
          </table:table-cell>
          <table:table-cell table:formula="of:=[.E19]+[.$B$6]*([.D20]-[.E19])" office:value-type="float" office:value="0.157983109774579" calcext:value-type="float">
            <text:p>0,158</text:p>
          </table:table-cell>
          <table:table-cell table:formula="of:=SUM([.$D19:.$D20])/COUNT([.$D19:.$D20])" office:value-type="float" office:value="0" calcext:value-type="float">
            <text:p>0,000</text:p>
          </table:table-cell>
          <table:table-cell table:formula="of:=SUM([.$D5:.$D20])/COUNT([.$D5:.$D2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0]+[.$B$2]" office:value-type="float" office:value="0.095" calcext:value-type="float">
            <text:p>0,095</text:p>
          </table:table-cell>
          <table:table-cell office:value-type="float" office:value="0" calcext:value-type="float">
            <text:p>0,000</text:p>
          </table:table-cell>
          <table:table-cell table:formula="of:=[.E20]+[.$B$6]*([.D21]-[.E20])" office:value-type="float" office:value="0.0970222390731626" calcext:value-type="float">
            <text:p>0,097</text:p>
          </table:table-cell>
          <table:table-cell table:formula="of:=SUM([.$D20:.$D21])/COUNT([.$D20:.$D21])" office:value-type="float" office:value="0" calcext:value-type="float">
            <text:p>0,000</text:p>
          </table:table-cell>
          <table:table-cell table:formula="of:=SUM([.$D6:.$D21])/COUNT([.$D6:.$D2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1]+[.$B$2]" office:value-type="float" office:value="0.1" calcext:value-type="float">
            <text:p>0,100</text:p>
          </table:table-cell>
          <table:table-cell office:value-type="float" office:value="0" calcext:value-type="float">
            <text:p>0,000</text:p>
          </table:table-cell>
          <table:table-cell table:formula="of:=[.E21]+[.$B$6]*([.D22]-[.E21])" office:value-type="float" office:value="0.0595843118178993" calcext:value-type="float">
            <text:p>0,060</text:p>
          </table:table-cell>
          <table:table-cell table:formula="of:=SUM([.$D21:.$D22])/COUNT([.$D21:.$D22])" office:value-type="float" office:value="0" calcext:value-type="float">
            <text:p>0,000</text:p>
          </table:table-cell>
          <table:table-cell table:formula="of:=SUM([.$D7:.$D22])/COUNT([.$D7:.$D2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2]+[.$B$2]" office:value-type="float" office:value="0.105" calcext:value-type="float">
            <text:p>0,105</text:p>
          </table:table-cell>
          <table:table-cell office:value-type="float" office:value="0" calcext:value-type="float">
            <text:p>0,000</text:p>
          </table:table-cell>
          <table:table-cell table:formula="of:=[.E22]+[.$B$6]*([.D23]-[.E22])" office:value-type="float" office:value="0.0365925405219256" calcext:value-type="float">
            <text:p>0,037</text:p>
          </table:table-cell>
          <table:table-cell table:formula="of:=SUM([.$D22:.$D23])/COUNT([.$D22:.$D23])" office:value-type="float" office:value="0" calcext:value-type="float">
            <text:p>0,000</text:p>
          </table:table-cell>
          <table:table-cell table:formula="of:=SUM([.$D8:.$D23])/COUNT([.$D8:.$D2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3]+[.$B$2]" office:value-type="float" office:value="0.11" calcext:value-type="float">
            <text:p>0,110</text:p>
          </table:table-cell>
          <table:table-cell office:value-type="float" office:value="0" calcext:value-type="float">
            <text:p>0,000</text:p>
          </table:table-cell>
          <table:table-cell table:formula="of:=[.E23]+[.$B$6]*([.D24]-[.E23])" office:value-type="float" office:value="0.0224725935568585" calcext:value-type="float">
            <text:p>0,022</text:p>
          </table:table-cell>
          <table:table-cell table:formula="of:=SUM([.$D23:.$D24])/COUNT([.$D23:.$D24])" office:value-type="float" office:value="0" calcext:value-type="float">
            <text:p>0,000</text:p>
          </table:table-cell>
          <table:table-cell table:formula="of:=SUM([.$D9:.$D24])/COUNT([.$D9:.$D2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4]+[.$B$2]" office:value-type="float" office:value="0.115" calcext:value-type="float">
            <text:p>0,115</text:p>
          </table:table-cell>
          <table:table-cell office:value-type="float" office:value="0" calcext:value-type="float">
            <text:p>0,000</text:p>
          </table:table-cell>
          <table:table-cell table:formula="of:=[.E24]+[.$B$6]*([.D25]-[.E24])" office:value-type="float" office:value="0.0138011041039678" calcext:value-type="float">
            <text:p>0,014</text:p>
          </table:table-cell>
          <table:table-cell table:formula="of:=SUM([.$D24:.$D25])/COUNT([.$D24:.$D25])" office:value-type="float" office:value="0" calcext:value-type="float">
            <text:p>0,000</text:p>
          </table:table-cell>
          <table:table-cell table:formula="of:=SUM([.$D10:.$D25])/COUNT([.$D10:.$D2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5]+[.$B$2]" office:value-type="float" office:value="0.12" calcext:value-type="float">
            <text:p>0,120</text:p>
          </table:table-cell>
          <table:table-cell office:value-type="float" office:value="0" calcext:value-type="float">
            <text:p>0,000</text:p>
          </table:table-cell>
          <table:table-cell table:formula="of:=[.E25]+[.$B$6]*([.D26]-[.E25])" office:value-type="float" office:value="0.0084756783415605" calcext:value-type="float">
            <text:p>0,008</text:p>
          </table:table-cell>
          <table:table-cell table:formula="of:=SUM([.$D25:.$D26])/COUNT([.$D25:.$D26])" office:value-type="float" office:value="0" calcext:value-type="float">
            <text:p>0,000</text:p>
          </table:table-cell>
          <table:table-cell table:formula="of:=SUM([.$D11:.$D26])/COUNT([.$D11:.$D2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6]+[.$B$2]" office:value-type="float" office:value="0.125" calcext:value-type="float">
            <text:p>0,125</text:p>
          </table:table-cell>
          <table:table-cell office:value-type="float" office:value="0" calcext:value-type="float">
            <text:p>0,000</text:p>
          </table:table-cell>
          <table:table-cell table:formula="of:=[.E26]+[.$B$6]*([.D27]-[.E26])" office:value-type="float" office:value="0.00520517219553069" calcext:value-type="float">
            <text:p>0,005</text:p>
          </table:table-cell>
          <table:table-cell table:formula="of:=SUM([.$D26:.$D27])/COUNT([.$D26:.$D27])" office:value-type="float" office:value="0" calcext:value-type="float">
            <text:p>0,000</text:p>
          </table:table-cell>
          <table:table-cell table:formula="of:=SUM([.$D12:.$D27])/COUNT([.$D12:.$D2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7]+[.$B$2]" office:value-type="float" office:value="0.13" calcext:value-type="float">
            <text:p>0,130</text:p>
          </table:table-cell>
          <table:table-cell office:value-type="float" office:value="0" calcext:value-type="float">
            <text:p>0,000</text:p>
          </table:table-cell>
          <table:table-cell table:formula="of:=[.E27]+[.$B$6]*([.D28]-[.E27])" office:value-type="float" office:value="0.00319665476829992" calcext:value-type="float">
            <text:p>0,003</text:p>
          </table:table-cell>
          <table:table-cell table:formula="of:=SUM([.$D27:.$D28])/COUNT([.$D27:.$D28])" office:value-type="float" office:value="0" calcext:value-type="float">
            <text:p>0,000</text:p>
          </table:table-cell>
          <table:table-cell table:formula="of:=SUM([.$D13:.$D28])/COUNT([.$D13:.$D2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8]+[.$B$2]" office:value-type="float" office:value="0.135" calcext:value-type="float">
            <text:p>0,135</text:p>
          </table:table-cell>
          <table:table-cell office:value-type="float" office:value="0" calcext:value-type="float">
            <text:p>0,000</text:p>
          </table:table-cell>
          <table:table-cell table:formula="of:=[.E28]+[.$B$6]*([.D29]-[.E28])" office:value-type="float" office:value="0.00196316304703015" calcext:value-type="float">
            <text:p>0,002</text:p>
          </table:table-cell>
          <table:table-cell table:formula="of:=SUM([.$D28:.$D29])/COUNT([.$D28:.$D29])" office:value-type="float" office:value="0" calcext:value-type="float">
            <text:p>0,000</text:p>
          </table:table-cell>
          <table:table-cell table:formula="of:=SUM([.$D14:.$D29])/COUNT([.$D14:.$D2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9]+[.$B$2]" office:value-type="float" office:value="0.14" calcext:value-type="float">
            <text:p>0,140</text:p>
          </table:table-cell>
          <table:table-cell office:value-type="float" office:value="0" calcext:value-type="float">
            <text:p>0,000</text:p>
          </table:table-cell>
          <table:table-cell table:formula="of:=[.E29]+[.$B$6]*([.D30]-[.E29])" office:value-type="float" office:value="0.00120563821512524" calcext:value-type="float">
            <text:p>0,001</text:p>
          </table:table-cell>
          <table:table-cell table:formula="of:=SUM([.$D29:.$D30])/COUNT([.$D29:.$D30])" office:value-type="float" office:value="0" calcext:value-type="float">
            <text:p>0,000</text:p>
          </table:table-cell>
          <table:table-cell table:formula="of:=SUM([.$D15:.$D30])/COUNT([.$D15:.$D3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0]+[.$B$2]" office:value-type="float" office:value="0.145" calcext:value-type="float">
            <text:p>0,145</text:p>
          </table:table-cell>
          <table:table-cell office:value-type="float" office:value="0" calcext:value-type="float">
            <text:p>0,000</text:p>
          </table:table-cell>
          <table:table-cell table:formula="of:=[.E30]+[.$B$6]*([.D31]-[.E30])" office:value-type="float" office:value="0.000740419145505669" calcext:value-type="float">
            <text:p>0,001</text:p>
          </table:table-cell>
          <table:table-cell table:formula="of:=SUM([.$D30:.$D31])/COUNT([.$D30:.$D31])" office:value-type="float" office:value="0" calcext:value-type="float">
            <text:p>0,000</text:p>
          </table:table-cell>
          <table:table-cell table:formula="of:=SUM([.$D16:.$D31])/COUNT([.$D16:.$D3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1]+[.$B$2]" office:value-type="float" office:value="0.15" calcext:value-type="float">
            <text:p>0,150</text:p>
          </table:table-cell>
          <table:table-cell office:value-type="float" office:value="0" calcext:value-type="float">
            <text:p>0,000</text:p>
          </table:table-cell>
          <table:table-cell table:formula="of:=[.E31]+[.$B$6]*([.D32]-[.E31])" office:value-type="float" office:value="0.00045471394664974" calcext:value-type="float">
            <text:p>0,000</text:p>
          </table:table-cell>
          <table:table-cell table:formula="of:=SUM([.$D31:.$D32])/COUNT([.$D31:.$D32])" office:value-type="float" office:value="0" calcext:value-type="float">
            <text:p>0,000</text:p>
          </table:table-cell>
          <table:table-cell table:formula="of:=SUM([.$D17:.$D32])/COUNT([.$D17:.$D3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2]+[.$B$2]" office:value-type="float" office:value="0.155" calcext:value-type="float">
            <text:p>0,155</text:p>
          </table:table-cell>
          <table:table-cell office:value-type="float" office:value="0" calcext:value-type="float">
            <text:p>0,000</text:p>
          </table:table-cell>
          <table:table-cell table:formula="of:=[.E32]+[.$B$6]*([.D33]-[.E32])" office:value-type="float" office:value="0.000279253682907636" calcext:value-type="float">
            <text:p>0,000</text:p>
          </table:table-cell>
          <table:table-cell table:formula="of:=SUM([.$D32:.$D33])/COUNT([.$D32:.$D33])" office:value-type="float" office:value="0" calcext:value-type="float">
            <text:p>0,000</text:p>
          </table:table-cell>
          <table:table-cell table:formula="of:=SUM([.$D18:.$D33])/COUNT([.$D18:.$D3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3]+[.$B$2]" office:value-type="float" office:value="0.16" calcext:value-type="float">
            <text:p>0,160</text:p>
          </table:table-cell>
          <table:table-cell office:value-type="float" office:value="0" calcext:value-type="float">
            <text:p>0,000</text:p>
          </table:table-cell>
          <table:table-cell table:formula="of:=[.E33]+[.$B$6]*([.D34]-[.E33])" office:value-type="float" office:value="0.000171498191317952" calcext:value-type="float">
            <text:p>0,000</text:p>
          </table:table-cell>
          <table:table-cell table:formula="of:=SUM([.$D33:.$D34])/COUNT([.$D33:.$D34])" office:value-type="float" office:value="0" calcext:value-type="float">
            <text:p>0,000</text:p>
          </table:table-cell>
          <table:table-cell table:formula="of:=SUM([.$D19:.$D34])/COUNT([.$D19:.$D3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4]+[.$B$2]" office:value-type="float" office:value="0.165" calcext:value-type="float">
            <text:p>0,165</text:p>
          </table:table-cell>
          <table:table-cell office:value-type="float" office:value="0" calcext:value-type="float">
            <text:p>0,000</text:p>
          </table:table-cell>
          <table:table-cell table:formula="of:=[.E34]+[.$B$6]*([.D35]-[.E34])" office:value-type="float" office:value="0.000105322262249472" calcext:value-type="float">
            <text:p>0,000</text:p>
          </table:table-cell>
          <table:table-cell table:formula="of:=SUM([.$D34:.$D35])/COUNT([.$D34:.$D35])" office:value-type="float" office:value="0" calcext:value-type="float">
            <text:p>0,000</text:p>
          </table:table-cell>
          <table:table-cell table:formula="of:=SUM([.$D20:.$D35])/COUNT([.$D20:.$D3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5]+[.$B$2]" office:value-type="float" office:value="0.17" calcext:value-type="float">
            <text:p>0,170</text:p>
          </table:table-cell>
          <table:table-cell office:value-type="float" office:value="0" calcext:value-type="float">
            <text:p>0,000</text:p>
          </table:table-cell>
          <table:table-cell table:formula="of:=[.E35]+[.$B$6]*([.D36]-[.E35])" office:value-type="float" office:value="0.0000646816088268882" calcext:value-type="float">
            <text:p>0,000</text:p>
          </table:table-cell>
          <table:table-cell table:formula="of:=SUM([.$D35:.$D36])/COUNT([.$D35:.$D36])" office:value-type="float" office:value="0" calcext:value-type="float">
            <text:p>0,000</text:p>
          </table:table-cell>
          <table:table-cell table:formula="of:=SUM([.$D21:.$D36])/COUNT([.$D21:.$D3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6]+[.$B$2]" office:value-type="float" office:value="0.175" calcext:value-type="float">
            <text:p>0,175</text:p>
          </table:table-cell>
          <table:table-cell office:value-type="float" office:value="0" calcext:value-type="float">
            <text:p>0,000</text:p>
          </table:table-cell>
          <table:table-cell table:formula="of:=[.E36]+[.$B$6]*([.D37]-[.E36])" office:value-type="float" office:value="0.0000397229458528417" calcext:value-type="float">
            <text:p>0,000</text:p>
          </table:table-cell>
          <table:table-cell table:formula="of:=SUM([.$D36:.$D37])/COUNT([.$D36:.$D37])" office:value-type="float" office:value="0" calcext:value-type="float">
            <text:p>0,000</text:p>
          </table:table-cell>
          <table:table-cell table:formula="of:=SUM([.$D22:.$D37])/COUNT([.$D22:.$D3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7]+[.$B$2]" office:value-type="float" office:value="0.18" calcext:value-type="float">
            <text:p>0,180</text:p>
          </table:table-cell>
          <table:table-cell office:value-type="float" office:value="0" calcext:value-type="float">
            <text:p>0,000</text:p>
          </table:table-cell>
          <table:table-cell table:formula="of:=[.E37]+[.$B$6]*([.D38]-[.E37])" office:value-type="float" office:value="0.0000243950708067709" calcext:value-type="float">
            <text:p>0,000</text:p>
          </table:table-cell>
          <table:table-cell table:formula="of:=SUM([.$D37:.$D38])/COUNT([.$D37:.$D38])" office:value-type="float" office:value="0" calcext:value-type="float">
            <text:p>0,000</text:p>
          </table:table-cell>
          <table:table-cell table:formula="of:=SUM([.$D23:.$D38])/COUNT([.$D23:.$D3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8]+[.$B$2]" office:value-type="float" office:value="0.185" calcext:value-type="float">
            <text:p>0,185</text:p>
          </table:table-cell>
          <table:table-cell office:value-type="float" office:value="0" calcext:value-type="float">
            <text:p>0,000</text:p>
          </table:table-cell>
          <table:table-cell table:formula="of:=[.E38]+[.$B$6]*([.D39]-[.E38])" office:value-type="float" office:value="0.000014981755932001" calcext:value-type="float">
            <text:p>0,000</text:p>
          </table:table-cell>
          <table:table-cell table:formula="of:=SUM([.$D38:.$D39])/COUNT([.$D38:.$D39])" office:value-type="float" office:value="0" calcext:value-type="float">
            <text:p>0,000</text:p>
          </table:table-cell>
          <table:table-cell table:formula="of:=SUM([.$D24:.$D39])/COUNT([.$D24:.$D3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39]+[.$B$2]" office:value-type="float" office:value="0.19" calcext:value-type="float">
            <text:p>0,190</text:p>
          </table:table-cell>
          <table:table-cell office:value-type="float" office:value="0" calcext:value-type="float">
            <text:p>0,000</text:p>
          </table:table-cell>
          <table:table-cell table:formula="of:=[.E39]+[.$B$6]*([.D40]-[.E39])" office:value-type="float" office:value="0.00000920075258579487" calcext:value-type="float">
            <text:p>0,000</text:p>
          </table:table-cell>
          <table:table-cell table:formula="of:=SUM([.$D39:.$D40])/COUNT([.$D39:.$D40])" office:value-type="float" office:value="0" calcext:value-type="float">
            <text:p>0,000</text:p>
          </table:table-cell>
          <table:table-cell table:formula="of:=SUM([.$D25:.$D40])/COUNT([.$D25:.$D4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0]+[.$B$2]" office:value-type="float" office:value="0.195" calcext:value-type="float">
            <text:p>0,195</text:p>
          </table:table-cell>
          <table:table-cell office:value-type="float" office:value="0" calcext:value-type="float">
            <text:p>0,000</text:p>
          </table:table-cell>
          <table:table-cell table:formula="of:=[.E40]+[.$B$6]*([.D41]-[.E40])" office:value-type="float" office:value="0.00000565046237098221" calcext:value-type="float">
            <text:p>0,000</text:p>
          </table:table-cell>
          <table:table-cell table:formula="of:=SUM([.$D40:.$D41])/COUNT([.$D40:.$D41])" office:value-type="float" office:value="0" calcext:value-type="float">
            <text:p>0,000</text:p>
          </table:table-cell>
          <table:table-cell table:formula="of:=SUM([.$D26:.$D41])/COUNT([.$D26:.$D4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1]+[.$B$2]" office:value-type="float" office:value="0.2" calcext:value-type="float">
            <text:p>0,200</text:p>
          </table:table-cell>
          <table:table-cell office:value-type="float" office:value="0" calcext:value-type="float">
            <text:p>0,000</text:p>
          </table:table-cell>
          <table:table-cell table:formula="of:=[.E41]+[.$B$6]*([.D42]-[.E41])" office:value-type="float" office:value="0.00000347012102631468" calcext:value-type="float">
            <text:p>0,000</text:p>
          </table:table-cell>
          <table:table-cell table:formula="of:=SUM([.$D41:.$D42])/COUNT([.$D41:.$D42])" office:value-type="float" office:value="0" calcext:value-type="float">
            <text:p>0,000</text:p>
          </table:table-cell>
          <table:table-cell table:formula="of:=SUM([.$D27:.$D42])/COUNT([.$D27:.$D4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2]+[.$B$2]" office:value-type="float" office:value="0.205" calcext:value-type="float">
            <text:p>0,205</text:p>
          </table:table-cell>
          <table:table-cell office:value-type="float" office:value="0" calcext:value-type="float">
            <text:p>0,000</text:p>
          </table:table-cell>
          <table:table-cell table:formula="of:=[.E42]+[.$B$6]*([.D43]-[.E42])" office:value-type="float" office:value="0.00000213110700446591" calcext:value-type="float">
            <text:p>0,000</text:p>
          </table:table-cell>
          <table:table-cell table:formula="of:=SUM([.$D42:.$D43])/COUNT([.$D42:.$D43])" office:value-type="float" office:value="0" calcext:value-type="float">
            <text:p>0,000</text:p>
          </table:table-cell>
          <table:table-cell table:formula="of:=SUM([.$D28:.$D43])/COUNT([.$D28:.$D4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3]+[.$B$2]" office:value-type="float" office:value="0.21" calcext:value-type="float">
            <text:p>0,210</text:p>
          </table:table-cell>
          <table:table-cell office:value-type="float" office:value="0" calcext:value-type="float">
            <text:p>0,000</text:p>
          </table:table-cell>
          <table:table-cell table:formula="of:=[.E43]+[.$B$6]*([.D44]-[.E43])" office:value-type="float" office:value="0.0000013087777141038" calcext:value-type="float">
            <text:p>0,000</text:p>
          </table:table-cell>
          <table:table-cell table:formula="of:=SUM([.$D43:.$D44])/COUNT([.$D43:.$D44])" office:value-type="float" office:value="0" calcext:value-type="float">
            <text:p>0,000</text:p>
          </table:table-cell>
          <table:table-cell table:formula="of:=SUM([.$D29:.$D44])/COUNT([.$D29:.$D4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4]+[.$B$2]" office:value-type="float" office:value="0.215" calcext:value-type="float">
            <text:p>0,215</text:p>
          </table:table-cell>
          <table:table-cell office:value-type="float" office:value="0" calcext:value-type="float">
            <text:p>0,000</text:p>
          </table:table-cell>
          <table:table-cell table:formula="of:=[.E44]+[.$B$6]*([.D45]-[.E44])" office:value-type="float" office:value="0.000000803760252932044" calcext:value-type="float">
            <text:p>0,000</text:p>
          </table:table-cell>
          <table:table-cell table:formula="of:=SUM([.$D44:.$D45])/COUNT([.$D44:.$D45])" office:value-type="float" office:value="0" calcext:value-type="float">
            <text:p>0,000</text:p>
          </table:table-cell>
          <table:table-cell table:formula="of:=SUM([.$D30:.$D45])/COUNT([.$D30:.$D4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5]+[.$B$2]" office:value-type="float" office:value="0.22" calcext:value-type="float">
            <text:p>0,220</text:p>
          </table:table-cell>
          <table:table-cell office:value-type="float" office:value="0" calcext:value-type="float">
            <text:p>0,000</text:p>
          </table:table-cell>
          <table:table-cell table:formula="of:=[.E45]+[.$B$6]*([.D46]-[.E45])" office:value-type="float" office:value="0.000000493613649767684" calcext:value-type="float">
            <text:p>0,000</text:p>
          </table:table-cell>
          <table:table-cell table:formula="of:=SUM([.$D45:.$D46])/COUNT([.$D45:.$D46])" office:value-type="float" office:value="0" calcext:value-type="float">
            <text:p>0,000</text:p>
          </table:table-cell>
          <table:table-cell table:formula="of:=SUM([.$D31:.$D46])/COUNT([.$D31:.$D4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6]+[.$B$2]" office:value-type="float" office:value="0.225" calcext:value-type="float">
            <text:p>0,225</text:p>
          </table:table-cell>
          <table:table-cell office:value-type="float" office:value="0" calcext:value-type="float">
            <text:p>0,000</text:p>
          </table:table-cell>
          <table:table-cell table:formula="of:=[.E46]+[.$B$6]*([.D47]-[.E46])" office:value-type="float" office:value="0.000000303143175279126" calcext:value-type="float">
            <text:p>0,000</text:p>
          </table:table-cell>
          <table:table-cell table:formula="of:=SUM([.$D46:.$D47])/COUNT([.$D46:.$D47])" office:value-type="float" office:value="0" calcext:value-type="float">
            <text:p>0,000</text:p>
          </table:table-cell>
          <table:table-cell table:formula="of:=SUM([.$D32:.$D47])/COUNT([.$D32:.$D4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7]+[.$B$2]" office:value-type="float" office:value="0.23" calcext:value-type="float">
            <text:p>0,230</text:p>
          </table:table-cell>
          <table:table-cell office:value-type="float" office:value="0" calcext:value-type="float">
            <text:p>0,000</text:p>
          </table:table-cell>
          <table:table-cell table:formula="of:=[.E47]+[.$B$6]*([.D48]-[.E47])" office:value-type="float" office:value="0.000000186169456135505" calcext:value-type="float">
            <text:p>0,000</text:p>
          </table:table-cell>
          <table:table-cell table:formula="of:=SUM([.$D47:.$D48])/COUNT([.$D47:.$D48])" office:value-type="float" office:value="0" calcext:value-type="float">
            <text:p>0,000</text:p>
          </table:table-cell>
          <table:table-cell table:formula="of:=SUM([.$D33:.$D48])/COUNT([.$D33:.$D4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8]+[.$B$2]" office:value-type="float" office:value="0.235" calcext:value-type="float">
            <text:p>0,235</text:p>
          </table:table-cell>
          <table:table-cell office:value-type="float" office:value="0" calcext:value-type="float">
            <text:p>0,000</text:p>
          </table:table-cell>
          <table:table-cell table:formula="of:=[.E48]+[.$B$6]*([.D49]-[.E48])" office:value-type="float" office:value="0.000000114332332785907" calcext:value-type="float">
            <text:p>0,000</text:p>
          </table:table-cell>
          <table:table-cell table:formula="of:=SUM([.$D48:.$D49])/COUNT([.$D48:.$D49])" office:value-type="float" office:value="0" calcext:value-type="float">
            <text:p>0,000</text:p>
          </table:table-cell>
          <table:table-cell table:formula="of:=SUM([.$D34:.$D49])/COUNT([.$D34:.$D4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49]+[.$B$2]" office:value-type="float" office:value="0.24" calcext:value-type="float">
            <text:p>0,240</text:p>
          </table:table-cell>
          <table:table-cell office:value-type="float" office:value="0" calcext:value-type="float">
            <text:p>0,000</text:p>
          </table:table-cell>
          <table:table-cell table:formula="of:=[.E49]+[.$B$6]*([.D50]-[.E49])" office:value-type="float" office:value="0.0000000702149675441546" calcext:value-type="float">
            <text:p>0,000</text:p>
          </table:table-cell>
          <table:table-cell table:formula="of:=SUM([.$D49:.$D50])/COUNT([.$D49:.$D50])" office:value-type="float" office:value="0" calcext:value-type="float">
            <text:p>0,000</text:p>
          </table:table-cell>
          <table:table-cell table:formula="of:=SUM([.$D35:.$D50])/COUNT([.$D35:.$D5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0]+[.$B$2]" office:value-type="float" office:value="0.245" calcext:value-type="float">
            <text:p>0,245</text:p>
          </table:table-cell>
          <table:table-cell office:value-type="float" office:value="0" calcext:value-type="float">
            <text:p>0,000</text:p>
          </table:table-cell>
          <table:table-cell table:formula="of:=[.E50]+[.$B$6]*([.D51]-[.E50])" office:value-type="float" office:value="0.0000000431211499590288" calcext:value-type="float">
            <text:p>0,000</text:p>
          </table:table-cell>
          <table:table-cell table:formula="of:=SUM([.$D50:.$D51])/COUNT([.$D50:.$D51])" office:value-type="float" office:value="0" calcext:value-type="float">
            <text:p>0,000</text:p>
          </table:table-cell>
          <table:table-cell table:formula="of:=SUM([.$D36:.$D51])/COUNT([.$D36:.$D5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1]+[.$B$2]" office:value-type="float" office:value="0.25" calcext:value-type="float">
            <text:p>0,250</text:p>
          </table:table-cell>
          <table:table-cell office:value-type="float" office:value="0" calcext:value-type="float">
            <text:p>0,000</text:p>
          </table:table-cell>
          <table:table-cell table:formula="of:=[.E51]+[.$B$6]*([.D52]-[.E51])" office:value-type="float" office:value="0.0000000264820114403635" calcext:value-type="float">
            <text:p>0,000</text:p>
          </table:table-cell>
          <table:table-cell table:formula="of:=SUM([.$D51:.$D52])/COUNT([.$D51:.$D52])" office:value-type="float" office:value="0" calcext:value-type="float">
            <text:p>0,000</text:p>
          </table:table-cell>
          <table:table-cell table:formula="of:=SUM([.$D37:.$D52])/COUNT([.$D37:.$D5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2]+[.$B$2]" office:value-type="float" office:value="0.255" calcext:value-type="float">
            <text:p>0,255</text:p>
          </table:table-cell>
          <table:table-cell office:value-type="float" office:value="0" calcext:value-type="float">
            <text:p>0,000</text:p>
          </table:table-cell>
          <table:table-cell table:formula="of:=[.E52]+[.$B$6]*([.D53]-[.E52])" office:value-type="float" office:value="0.0000000162634097326688" calcext:value-type="float">
            <text:p>0,000</text:p>
          </table:table-cell>
          <table:table-cell table:formula="of:=SUM([.$D52:.$D53])/COUNT([.$D52:.$D53])" office:value-type="float" office:value="0" calcext:value-type="float">
            <text:p>0,000</text:p>
          </table:table-cell>
          <table:table-cell table:formula="of:=SUM([.$D38:.$D53])/COUNT([.$D38:.$D5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3]+[.$B$2]" office:value-type="float" office:value="0.26" calcext:value-type="float">
            <text:p>0,260</text:p>
          </table:table-cell>
          <table:table-cell office:value-type="float" office:value="0" calcext:value-type="float">
            <text:p>0,000</text:p>
          </table:table-cell>
          <table:table-cell table:formula="of:=[.E53]+[.$B$6]*([.D54]-[.E53])" office:value-type="float" office:value="0.00000000998785521742971" calcext:value-type="float">
            <text:p>0,000</text:p>
          </table:table-cell>
          <table:table-cell table:formula="of:=SUM([.$D53:.$D54])/COUNT([.$D53:.$D54])" office:value-type="float" office:value="0" calcext:value-type="float">
            <text:p>0,000</text:p>
          </table:table-cell>
          <table:table-cell table:formula="of:=SUM([.$D39:.$D54])/COUNT([.$D39:.$D5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4]+[.$B$2]" office:value-type="float" office:value="0.265" calcext:value-type="float">
            <text:p>0,265</text:p>
          </table:table-cell>
          <table:table-cell office:value-type="float" office:value="0" calcext:value-type="float">
            <text:p>0,000</text:p>
          </table:table-cell>
          <table:table-cell table:formula="of:=[.E54]+[.$B$6]*([.D55]-[.E54])" office:value-type="float" office:value="0.00000000613384606820501" calcext:value-type="float">
            <text:p>0,000</text:p>
          </table:table-cell>
          <table:table-cell table:formula="of:=SUM([.$D54:.$D55])/COUNT([.$D54:.$D55])" office:value-type="float" office:value="0" calcext:value-type="float">
            <text:p>0,000</text:p>
          </table:table-cell>
          <table:table-cell table:formula="of:=SUM([.$D40:.$D55])/COUNT([.$D40:.$D5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5]+[.$B$2]" office:value-type="float" office:value="0.27" calcext:value-type="float">
            <text:p>0,270</text:p>
          </table:table-cell>
          <table:table-cell office:value-type="float" office:value="0" calcext:value-type="float">
            <text:p>0,000</text:p>
          </table:table-cell>
          <table:table-cell table:formula="of:=[.E55]+[.$B$6]*([.D56]-[.E55])" office:value-type="float" office:value="0.00000000376698167618376" calcext:value-type="float">
            <text:p>0,000</text:p>
          </table:table-cell>
          <table:table-cell table:formula="of:=SUM([.$D55:.$D56])/COUNT([.$D55:.$D56])" office:value-type="float" office:value="0" calcext:value-type="float">
            <text:p>0,000</text:p>
          </table:table-cell>
          <table:table-cell table:formula="of:=SUM([.$D41:.$D56])/COUNT([.$D41:.$D5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6]+[.$B$2]" office:value-type="float" office:value="0.275" calcext:value-type="float">
            <text:p>0,275</text:p>
          </table:table-cell>
          <table:table-cell office:value-type="float" office:value="0" calcext:value-type="float">
            <text:p>0,000</text:p>
          </table:table-cell>
          <table:table-cell table:formula="of:=[.E56]+[.$B$6]*([.D57]-[.E56])" office:value-type="float" office:value="0.00000000231341817041339" calcext:value-type="float">
            <text:p>0,000</text:p>
          </table:table-cell>
          <table:table-cell table:formula="of:=SUM([.$D56:.$D57])/COUNT([.$D56:.$D57])" office:value-type="float" office:value="0" calcext:value-type="float">
            <text:p>0,000</text:p>
          </table:table-cell>
          <table:table-cell table:formula="of:=SUM([.$D42:.$D57])/COUNT([.$D42:.$D5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7]+[.$B$2]" office:value-type="float" office:value="0.28" calcext:value-type="float">
            <text:p>0,280</text:p>
          </table:table-cell>
          <table:table-cell office:value-type="float" office:value="0" calcext:value-type="float">
            <text:p>0,000</text:p>
          </table:table-cell>
          <table:table-cell table:formula="of:=[.E57]+[.$B$6]*([.D58]-[.E57])" office:value-type="float" office:value="0.00000000142074055338138" calcext:value-type="float">
            <text:p>0,000</text:p>
          </table:table-cell>
          <table:table-cell table:formula="of:=SUM([.$D57:.$D58])/COUNT([.$D57:.$D58])" office:value-type="float" office:value="0" calcext:value-type="float">
            <text:p>0,000</text:p>
          </table:table-cell>
          <table:table-cell table:formula="of:=SUM([.$D43:.$D58])/COUNT([.$D43:.$D5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8]+[.$B$2]" office:value-type="float" office:value="0.285" calcext:value-type="float">
            <text:p>0,285</text:p>
          </table:table-cell>
          <table:table-cell office:value-type="float" office:value="0" calcext:value-type="float">
            <text:p>0,000</text:p>
          </table:table-cell>
          <table:table-cell table:formula="of:=[.E58]+[.$B$6]*([.D59]-[.E58])" office:value-type="float" office:value="0.000000000872520042350035" calcext:value-type="float">
            <text:p>0,000</text:p>
          </table:table-cell>
          <table:table-cell table:formula="of:=SUM([.$D58:.$D59])/COUNT([.$D58:.$D59])" office:value-type="float" office:value="0" calcext:value-type="float">
            <text:p>0,000</text:p>
          </table:table-cell>
          <table:table-cell table:formula="of:=SUM([.$D44:.$D59])/COUNT([.$D44:.$D5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59]+[.$B$2]" office:value-type="float" office:value="0.29" calcext:value-type="float">
            <text:p>0,290</text:p>
          </table:table-cell>
          <table:table-cell office:value-type="float" office:value="0" calcext:value-type="float">
            <text:p>0,000</text:p>
          </table:table-cell>
          <table:table-cell table:formula="of:=[.E59]+[.$B$6]*([.D60]-[.E59])" office:value-type="float" office:value="0.000000000535841130522124" calcext:value-type="float">
            <text:p>0,000</text:p>
          </table:table-cell>
          <table:table-cell table:formula="of:=SUM([.$D59:.$D60])/COUNT([.$D59:.$D60])" office:value-type="float" office:value="0" calcext:value-type="float">
            <text:p>0,000</text:p>
          </table:table-cell>
          <table:table-cell table:formula="of:=SUM([.$D45:.$D60])/COUNT([.$D45:.$D6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0]+[.$B$2]" office:value-type="float" office:value="0.295" calcext:value-type="float">
            <text:p>0,295</text:p>
          </table:table-cell>
          <table:table-cell office:value-type="float" office:value="0" calcext:value-type="float">
            <text:p>0,000</text:p>
          </table:table-cell>
          <table:table-cell table:formula="of:=[.E60]+[.$B$6]*([.D61]-[.E60])" office:value-type="float" office:value="0.000000000329076357244341" calcext:value-type="float">
            <text:p>0,000</text:p>
          </table:table-cell>
          <table:table-cell table:formula="of:=SUM([.$D60:.$D61])/COUNT([.$D60:.$D61])" office:value-type="float" office:value="0" calcext:value-type="float">
            <text:p>0,000</text:p>
          </table:table-cell>
          <table:table-cell table:formula="of:=SUM([.$D46:.$D61])/COUNT([.$D46:.$D6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1]+[.$B$2]" office:value-type="float" office:value="0.3" calcext:value-type="float">
            <text:p>0,300</text:p>
          </table:table-cell>
          <table:table-cell office:value-type="float" office:value="0" calcext:value-type="float">
            <text:p>0,000</text:p>
          </table:table-cell>
          <table:table-cell table:formula="of:=[.E61]+[.$B$6]*([.D62]-[.E61])" office:value-type="float" office:value="0.000000000202095812972935" calcext:value-type="float">
            <text:p>0,000</text:p>
          </table:table-cell>
          <table:table-cell table:formula="of:=SUM([.$D61:.$D62])/COUNT([.$D61:.$D62])" office:value-type="float" office:value="0" calcext:value-type="float">
            <text:p>0,000</text:p>
          </table:table-cell>
          <table:table-cell table:formula="of:=SUM([.$D47:.$D62])/COUNT([.$D47:.$D6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2]+[.$B$2]" office:value-type="float" office:value="0.305" calcext:value-type="float">
            <text:p>0,305</text:p>
          </table:table-cell>
          <table:table-cell office:value-type="float" office:value="0" calcext:value-type="float">
            <text:p>0,000</text:p>
          </table:table-cell>
          <table:table-cell table:formula="of:=[.E62]+[.$B$6]*([.D63]-[.E62])" office:value-type="float" office:value="0.000000000124113193555457" calcext:value-type="float">
            <text:p>0,000</text:p>
          </table:table-cell>
          <table:table-cell table:formula="of:=SUM([.$D62:.$D63])/COUNT([.$D62:.$D63])" office:value-type="float" office:value="0" calcext:value-type="float">
            <text:p>0,000</text:p>
          </table:table-cell>
          <table:table-cell table:formula="of:=SUM([.$D48:.$D63])/COUNT([.$D48:.$D6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3]+[.$B$2]" office:value-type="float" office:value="0.31" calcext:value-type="float">
            <text:p>0,310</text:p>
          </table:table-cell>
          <table:table-cell office:value-type="float" office:value="0" calcext:value-type="float">
            <text:p>0,000</text:p>
          </table:table-cell>
          <table:table-cell table:formula="of:=[.E63]+[.$B$6]*([.D64]-[.E63])" office:value-type="float" office:value="0.0000000000762216920179204" calcext:value-type="float">
            <text:p>0,000</text:p>
          </table:table-cell>
          <table:table-cell table:formula="of:=SUM([.$D63:.$D64])/COUNT([.$D63:.$D64])" office:value-type="float" office:value="0" calcext:value-type="float">
            <text:p>0,000</text:p>
          </table:table-cell>
          <table:table-cell table:formula="of:=SUM([.$D49:.$D64])/COUNT([.$D49:.$D6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4]+[.$B$2]" office:value-type="float" office:value="0.315" calcext:value-type="float">
            <text:p>0,315</text:p>
          </table:table-cell>
          <table:table-cell office:value-type="float" office:value="0" calcext:value-type="float">
            <text:p>0,000</text:p>
          </table:table-cell>
          <table:table-cell table:formula="of:=[.E64]+[.$B$6]*([.D65]-[.E64])" office:value-type="float" office:value="0.0000000000468100623925914" calcext:value-type="float">
            <text:p>0,000</text:p>
          </table:table-cell>
          <table:table-cell table:formula="of:=SUM([.$D64:.$D65])/COUNT([.$D64:.$D65])" office:value-type="float" office:value="0" calcext:value-type="float">
            <text:p>0,000</text:p>
          </table:table-cell>
          <table:table-cell table:formula="of:=SUM([.$D50:.$D65])/COUNT([.$D50:.$D6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5]+[.$B$2]" office:value-type="float" office:value="0.32" calcext:value-type="float">
            <text:p>0,320</text:p>
          </table:table-cell>
          <table:table-cell office:value-type="float" office:value="0" calcext:value-type="float">
            <text:p>0,000</text:p>
          </table:table-cell>
          <table:table-cell table:formula="of:=[.E65]+[.$B$6]*([.D66]-[.E65])" office:value-type="float" office:value="0.0000000000287474849112918" calcext:value-type="float">
            <text:p>0,000</text:p>
          </table:table-cell>
          <table:table-cell table:formula="of:=SUM([.$D65:.$D66])/COUNT([.$D65:.$D66])" office:value-type="float" office:value="0" calcext:value-type="float">
            <text:p>0,000</text:p>
          </table:table-cell>
          <table:table-cell table:formula="of:=SUM([.$D51:.$D66])/COUNT([.$D51:.$D6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6]+[.$B$2]" office:value-type="float" office:value="0.325" calcext:value-type="float">
            <text:p>0,325</text:p>
          </table:table-cell>
          <table:table-cell office:value-type="float" office:value="0" calcext:value-type="float">
            <text:p>0,000</text:p>
          </table:table-cell>
          <table:table-cell table:formula="of:=[.E66]+[.$B$6]*([.D67]-[.E66])" office:value-type="float" office:value="0.0000000000176547059859452" calcext:value-type="float">
            <text:p>0,000</text:p>
          </table:table-cell>
          <table:table-cell table:formula="of:=SUM([.$D66:.$D67])/COUNT([.$D66:.$D67])" office:value-type="float" office:value="0" calcext:value-type="float">
            <text:p>0,000</text:p>
          </table:table-cell>
          <table:table-cell table:formula="of:=SUM([.$D52:.$D67])/COUNT([.$D52:.$D6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7]+[.$B$2]" office:value-type="float" office:value="0.33" calcext:value-type="float">
            <text:p>0,330</text:p>
          </table:table-cell>
          <table:table-cell office:value-type="float" office:value="0" calcext:value-type="float">
            <text:p>0,000</text:p>
          </table:table-cell>
          <table:table-cell table:formula="of:=[.E67]+[.$B$6]*([.D68]-[.E67])" office:value-type="float" office:value="0.0000000000108422926183619" calcext:value-type="float">
            <text:p>0,000</text:p>
          </table:table-cell>
          <table:table-cell table:formula="of:=SUM([.$D67:.$D68])/COUNT([.$D67:.$D68])" office:value-type="float" office:value="0" calcext:value-type="float">
            <text:p>0,000</text:p>
          </table:table-cell>
          <table:table-cell table:formula="of:=SUM([.$D53:.$D68])/COUNT([.$D53:.$D6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8]+[.$B$2]" office:value-type="float" office:value="0.335" calcext:value-type="float">
            <text:p>0,335</text:p>
          </table:table-cell>
          <table:table-cell office:value-type="float" office:value="0" calcext:value-type="float">
            <text:p>0,000</text:p>
          </table:table-cell>
          <table:table-cell table:formula="of:=[.E68]+[.$B$6]*([.D69]-[.E68])" office:value-type="float" office:value="0.0000000000066585820979273" calcext:value-type="float">
            <text:p>0,000</text:p>
          </table:table-cell>
          <table:table-cell table:formula="of:=SUM([.$D68:.$D69])/COUNT([.$D68:.$D69])" office:value-type="float" office:value="0" calcext:value-type="float">
            <text:p>0,000</text:p>
          </table:table-cell>
          <table:table-cell table:formula="of:=SUM([.$D54:.$D69])/COUNT([.$D54:.$D6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69]+[.$B$2]" office:value-type="float" office:value="0.34" calcext:value-type="float">
            <text:p>0,340</text:p>
          </table:table-cell>
          <table:table-cell office:value-type="float" office:value="0" calcext:value-type="float">
            <text:p>0,000</text:p>
          </table:table-cell>
          <table:table-cell table:formula="of:=[.E69]+[.$B$6]*([.D70]-[.E69])" office:value-type="float" office:value="0.00000000000408923805282213" calcext:value-type="float">
            <text:p>0,000</text:p>
          </table:table-cell>
          <table:table-cell table:formula="of:=SUM([.$D69:.$D70])/COUNT([.$D69:.$D70])" office:value-type="float" office:value="0" calcext:value-type="float">
            <text:p>0,000</text:p>
          </table:table-cell>
          <table:table-cell table:formula="of:=SUM([.$D55:.$D70])/COUNT([.$D55:.$D7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0]+[.$B$2]" office:value-type="float" office:value="0.345" calcext:value-type="float">
            <text:p>0,345</text:p>
          </table:table-cell>
          <table:table-cell office:value-type="float" office:value="0" calcext:value-type="float">
            <text:p>0,000</text:p>
          </table:table-cell>
          <table:table-cell table:formula="of:=[.E70]+[.$B$6]*([.D71]-[.E70])" office:value-type="float" office:value="0.00000000000251132562559434" calcext:value-type="float">
            <text:p>0,000</text:p>
          </table:table-cell>
          <table:table-cell table:formula="of:=SUM([.$D70:.$D71])/COUNT([.$D70:.$D71])" office:value-type="float" office:value="0" calcext:value-type="float">
            <text:p>0,000</text:p>
          </table:table-cell>
          <table:table-cell table:formula="of:=SUM([.$D56:.$D71])/COUNT([.$D56:.$D7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1]+[.$B$2]" office:value-type="float" office:value="0.35" calcext:value-type="float">
            <text:p>0,350</text:p>
          </table:table-cell>
          <table:table-cell office:value-type="float" office:value="0" calcext:value-type="float">
            <text:p>0,000</text:p>
          </table:table-cell>
          <table:table-cell table:formula="of:=[.E71]+[.$B$6]*([.D72]-[.E71])" office:value-type="float" office:value="0.00000000000154228154886074" calcext:value-type="float">
            <text:p>0,000</text:p>
          </table:table-cell>
          <table:table-cell table:formula="of:=SUM([.$D71:.$D72])/COUNT([.$D71:.$D72])" office:value-type="float" office:value="0" calcext:value-type="float">
            <text:p>0,000</text:p>
          </table:table-cell>
          <table:table-cell table:formula="of:=SUM([.$D57:.$D72])/COUNT([.$D57:.$D7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2]+[.$B$2]" office:value-type="float" office:value="0.355" calcext:value-type="float">
            <text:p>0,355</text:p>
          </table:table-cell>
          <table:table-cell office:value-type="float" office:value="0" calcext:value-type="float">
            <text:p>0,000</text:p>
          </table:table-cell>
          <table:table-cell table:formula="of:=[.E72]+[.$B$6]*([.D73]-[.E72])" office:value-type="float" office:value="0.000000000000947162069193377" calcext:value-type="float">
            <text:p>0,000</text:p>
          </table:table-cell>
          <table:table-cell table:formula="of:=SUM([.$D72:.$D73])/COUNT([.$D72:.$D73])" office:value-type="float" office:value="0" calcext:value-type="float">
            <text:p>0,000</text:p>
          </table:table-cell>
          <table:table-cell table:formula="of:=SUM([.$D58:.$D73])/COUNT([.$D58:.$D7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3]+[.$B$2]" office:value-type="float" office:value="0.36" calcext:value-type="float">
            <text:p>0,360</text:p>
          </table:table-cell>
          <table:table-cell office:value-type="float" office:value="0" calcext:value-type="float">
            <text:p>0,000</text:p>
          </table:table-cell>
          <table:table-cell table:formula="of:=[.E73]+[.$B$6]*([.D74]-[.E73])" office:value-type="float" office:value="0.000000000000581681072422454" calcext:value-type="float">
            <text:p>0,000</text:p>
          </table:table-cell>
          <table:table-cell table:formula="of:=SUM([.$D73:.$D74])/COUNT([.$D73:.$D74])" office:value-type="float" office:value="0" calcext:value-type="float">
            <text:p>0,000</text:p>
          </table:table-cell>
          <table:table-cell table:formula="of:=SUM([.$D59:.$D74])/COUNT([.$D59:.$D7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4]+[.$B$2]" office:value-type="float" office:value="0.365" calcext:value-type="float">
            <text:p>0,365</text:p>
          </table:table-cell>
          <table:table-cell office:value-type="float" office:value="0" calcext:value-type="float">
            <text:p>0,000</text:p>
          </table:table-cell>
          <table:table-cell table:formula="of:=[.E74]+[.$B$6]*([.D75]-[.E74])" office:value-type="float" office:value="0.000000000000357228061616408" calcext:value-type="float">
            <text:p>0,000</text:p>
          </table:table-cell>
          <table:table-cell table:formula="of:=SUM([.$D74:.$D75])/COUNT([.$D74:.$D75])" office:value-type="float" office:value="0" calcext:value-type="float">
            <text:p>0,000</text:p>
          </table:table-cell>
          <table:table-cell table:formula="of:=SUM([.$D60:.$D75])/COUNT([.$D60:.$D7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5]+[.$B$2]" office:value-type="float" office:value="0.37" calcext:value-type="float">
            <text:p>0,370</text:p>
          </table:table-cell>
          <table:table-cell office:value-type="float" office:value="0" calcext:value-type="float">
            <text:p>0,000</text:p>
          </table:table-cell>
          <table:table-cell table:formula="of:=[.E75]+[.$B$6]*([.D76]-[.E75])" office:value-type="float" office:value="0.000000000000219384631985303" calcext:value-type="float">
            <text:p>0,000</text:p>
          </table:table-cell>
          <table:table-cell table:formula="of:=SUM([.$D75:.$D76])/COUNT([.$D75:.$D76])" office:value-type="float" office:value="0" calcext:value-type="float">
            <text:p>0,000</text:p>
          </table:table-cell>
          <table:table-cell table:formula="of:=SUM([.$D61:.$D76])/COUNT([.$D61:.$D7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6]+[.$B$2]" office:value-type="float" office:value="0.375" calcext:value-type="float">
            <text:p>0,375</text:p>
          </table:table-cell>
          <table:table-cell office:value-type="float" office:value="0" calcext:value-type="float">
            <text:p>0,000</text:p>
          </table:table-cell>
          <table:table-cell table:formula="of:=[.E76]+[.$B$6]*([.D77]-[.E76])" office:value-type="float" office:value="0.000000000000134730783840292" calcext:value-type="float">
            <text:p>0,000</text:p>
          </table:table-cell>
          <table:table-cell table:formula="of:=SUM([.$D76:.$D77])/COUNT([.$D76:.$D77])" office:value-type="float" office:value="0" calcext:value-type="float">
            <text:p>0,000</text:p>
          </table:table-cell>
          <table:table-cell table:formula="of:=SUM([.$D62:.$D77])/COUNT([.$D62:.$D7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7]+[.$B$2]" office:value-type="float" office:value="0.38" calcext:value-type="float">
            <text:p>0,380</text:p>
          </table:table-cell>
          <table:table-cell office:value-type="float" office:value="0" calcext:value-type="float">
            <text:p>0,000</text:p>
          </table:table-cell>
          <table:table-cell table:formula="of:=[.E77]+[.$B$6]*([.D78]-[.E77])" office:value-type="float" office:value="0.0000000000000827422775695405" calcext:value-type="float">
            <text:p>0,000</text:p>
          </table:table-cell>
          <table:table-cell table:formula="of:=SUM([.$D77:.$D78])/COUNT([.$D77:.$D78])" office:value-type="float" office:value="0" calcext:value-type="float">
            <text:p>0,000</text:p>
          </table:table-cell>
          <table:table-cell table:formula="of:=SUM([.$D63:.$D78])/COUNT([.$D63:.$D7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8]+[.$B$2]" office:value-type="float" office:value="0.385" calcext:value-type="float">
            <text:p>0,385</text:p>
          </table:table-cell>
          <table:table-cell office:value-type="float" office:value="0" calcext:value-type="float">
            <text:p>0,000</text:p>
          </table:table-cell>
          <table:table-cell table:formula="of:=[.E78]+[.$B$6]*([.D79]-[.E78])" office:value-type="float" office:value="0.0000000000000508145525636546" calcext:value-type="float">
            <text:p>0,000</text:p>
          </table:table-cell>
          <table:table-cell table:formula="of:=SUM([.$D78:.$D79])/COUNT([.$D78:.$D79])" office:value-type="float" office:value="0" calcext:value-type="float">
            <text:p>0,000</text:p>
          </table:table-cell>
          <table:table-cell table:formula="of:=SUM([.$D64:.$D79])/COUNT([.$D64:.$D7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79]+[.$B$2]" office:value-type="float" office:value="0.39" calcext:value-type="float">
            <text:p>0,390</text:p>
          </table:table-cell>
          <table:table-cell office:value-type="float" office:value="0" calcext:value-type="float">
            <text:p>0,000</text:p>
          </table:table-cell>
          <table:table-cell table:formula="of:=[.E79]+[.$B$6]*([.D80]-[.E79])" office:value-type="float" office:value="0.0000000000000312067642817093" calcext:value-type="float">
            <text:p>0,000</text:p>
          </table:table-cell>
          <table:table-cell table:formula="of:=SUM([.$D79:.$D80])/COUNT([.$D79:.$D80])" office:value-type="float" office:value="0" calcext:value-type="float">
            <text:p>0,000</text:p>
          </table:table-cell>
          <table:table-cell table:formula="of:=SUM([.$D65:.$D80])/COUNT([.$D65:.$D8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0]+[.$B$2]" office:value-type="float" office:value="0.395" calcext:value-type="float">
            <text:p>0,395</text:p>
          </table:table-cell>
          <table:table-cell office:value-type="float" office:value="0" calcext:value-type="float">
            <text:p>0,000</text:p>
          </table:table-cell>
          <table:table-cell table:formula="of:=[.E80]+[.$B$6]*([.D81]-[.E80])" office:value-type="float" office:value="0.0000000000000191650243444381" calcext:value-type="float">
            <text:p>0,000</text:p>
          </table:table-cell>
          <table:table-cell table:formula="of:=SUM([.$D80:.$D81])/COUNT([.$D80:.$D81])" office:value-type="float" office:value="0" calcext:value-type="float">
            <text:p>0,000</text:p>
          </table:table-cell>
          <table:table-cell table:formula="of:=SUM([.$D66:.$D81])/COUNT([.$D66:.$D8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1]+[.$B$2]" office:value-type="float" office:value="0.4" calcext:value-type="float">
            <text:p>0,400</text:p>
          </table:table-cell>
          <table:table-cell office:value-type="float" office:value="0" calcext:value-type="float">
            <text:p>0,000</text:p>
          </table:table-cell>
          <table:table-cell table:formula="of:=[.E81]+[.$B$6]*([.D82]-[.E81])" office:value-type="float" office:value="0.0000000000000117698251189144" calcext:value-type="float">
            <text:p>0,000</text:p>
          </table:table-cell>
          <table:table-cell table:formula="of:=SUM([.$D81:.$D82])/COUNT([.$D81:.$D82])" office:value-type="float" office:value="0" calcext:value-type="float">
            <text:p>0,000</text:p>
          </table:table-cell>
          <table:table-cell table:formula="of:=SUM([.$D67:.$D82])/COUNT([.$D67:.$D8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2]+[.$B$2]" office:value-type="float" office:value="0.405" calcext:value-type="float">
            <text:p>0,405</text:p>
          </table:table-cell>
          <table:table-cell office:value-type="float" office:value="0" calcext:value-type="float">
            <text:p>0,000</text:p>
          </table:table-cell>
          <table:table-cell table:formula="of:=[.E82]+[.$B$6]*([.D83]-[.E82])" office:value-type="float" office:value="7.22820805443077E-015" calcext:value-type="float">
            <text:p>0,000</text:p>
          </table:table-cell>
          <table:table-cell table:formula="of:=SUM([.$D82:.$D83])/COUNT([.$D82:.$D83])" office:value-type="float" office:value="0" calcext:value-type="float">
            <text:p>0,000</text:p>
          </table:table-cell>
          <table:table-cell table:formula="of:=SUM([.$D68:.$D83])/COUNT([.$D68:.$D8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3]+[.$B$2]" office:value-type="float" office:value="0.41" calcext:value-type="float">
            <text:p>0,410</text:p>
          </table:table-cell>
          <table:table-cell office:value-type="float" office:value="0" calcext:value-type="float">
            <text:p>0,000</text:p>
          </table:table-cell>
          <table:table-cell table:formula="of:=[.E83]+[.$B$6]*([.D84]-[.E83])" office:value-type="float" office:value="4.43906270061528E-015" calcext:value-type="float">
            <text:p>0,000</text:p>
          </table:table-cell>
          <table:table-cell table:formula="of:=SUM([.$D83:.$D84])/COUNT([.$D83:.$D84])" office:value-type="float" office:value="0" calcext:value-type="float">
            <text:p>0,000</text:p>
          </table:table-cell>
          <table:table-cell table:formula="of:=SUM([.$D69:.$D84])/COUNT([.$D69:.$D8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4]+[.$B$2]" office:value-type="float" office:value="0.415" calcext:value-type="float">
            <text:p>0,415</text:p>
          </table:table-cell>
          <table:table-cell office:value-type="float" office:value="0" calcext:value-type="float">
            <text:p>0,000</text:p>
          </table:table-cell>
          <table:table-cell table:formula="of:=[.E84]+[.$B$6]*([.D85]-[.E84])" office:value-type="float" office:value="2.72616359568052E-015" calcext:value-type="float">
            <text:p>0,000</text:p>
          </table:table-cell>
          <table:table-cell table:formula="of:=SUM([.$D84:.$D85])/COUNT([.$D84:.$D85])" office:value-type="float" office:value="0" calcext:value-type="float">
            <text:p>0,000</text:p>
          </table:table-cell>
          <table:table-cell table:formula="of:=SUM([.$D70:.$D85])/COUNT([.$D70:.$D8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5]+[.$B$2]" office:value-type="float" office:value="0.42" calcext:value-type="float">
            <text:p>0,420</text:p>
          </table:table-cell>
          <table:table-cell office:value-type="float" office:value="0" calcext:value-type="float">
            <text:p>0,000</text:p>
          </table:table-cell>
          <table:table-cell table:formula="of:=[.E85]+[.$B$6]*([.D86]-[.E85])" office:value-type="float" office:value="1.67422008916062E-015" calcext:value-type="float">
            <text:p>0,000</text:p>
          </table:table-cell>
          <table:table-cell table:formula="of:=SUM([.$D85:.$D86])/COUNT([.$D85:.$D86])" office:value-type="float" office:value="0" calcext:value-type="float">
            <text:p>0,000</text:p>
          </table:table-cell>
          <table:table-cell table:formula="of:=SUM([.$D71:.$D86])/COUNT([.$D71:.$D8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6]+[.$B$2]" office:value-type="float" office:value="0.425" calcext:value-type="float">
            <text:p>0,425</text:p>
          </table:table-cell>
          <table:table-cell office:value-type="float" office:value="0" calcext:value-type="float">
            <text:p>0,000</text:p>
          </table:table-cell>
          <table:table-cell table:formula="of:=[.E86]+[.$B$6]*([.D87]-[.E86])" office:value-type="float" office:value="1.02818954496724E-015" calcext:value-type="float">
            <text:p>0,000</text:p>
          </table:table-cell>
          <table:table-cell table:formula="of:=SUM([.$D86:.$D87])/COUNT([.$D86:.$D87])" office:value-type="float" office:value="0" calcext:value-type="float">
            <text:p>0,000</text:p>
          </table:table-cell>
          <table:table-cell table:formula="of:=SUM([.$D72:.$D87])/COUNT([.$D72:.$D8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7]+[.$B$2]" office:value-type="float" office:value="0.43" calcext:value-type="float">
            <text:p>0,430</text:p>
          </table:table-cell>
          <table:table-cell office:value-type="float" office:value="0" calcext:value-type="float">
            <text:p>0,000</text:p>
          </table:table-cell>
          <table:table-cell table:formula="of:=[.E87]+[.$B$6]*([.D88]-[.E87])" office:value-type="float" office:value="6.31442512979258E-016" calcext:value-type="float">
            <text:p>0,000</text:p>
          </table:table-cell>
          <table:table-cell table:formula="of:=SUM([.$D87:.$D88])/COUNT([.$D87:.$D88])" office:value-type="float" office:value="0" calcext:value-type="float">
            <text:p>0,000</text:p>
          </table:table-cell>
          <table:table-cell table:formula="of:=SUM([.$D73:.$D88])/COUNT([.$D73:.$D8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8]+[.$B$2]" office:value-type="float" office:value="0.435" calcext:value-type="float">
            <text:p>0,435</text:p>
          </table:table-cell>
          <table:table-cell office:value-type="float" office:value="0" calcext:value-type="float">
            <text:p>0,000</text:p>
          </table:table-cell>
          <table:table-cell table:formula="of:=[.E88]+[.$B$6]*([.D89]-[.E88])" office:value-type="float" office:value="3.87788077742284E-016" calcext:value-type="float">
            <text:p>0,000</text:p>
          </table:table-cell>
          <table:table-cell table:formula="of:=SUM([.$D88:.$D89])/COUNT([.$D88:.$D89])" office:value-type="float" office:value="0" calcext:value-type="float">
            <text:p>0,000</text:p>
          </table:table-cell>
          <table:table-cell table:formula="of:=SUM([.$D74:.$D89])/COUNT([.$D74:.$D8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89]+[.$B$2]" office:value-type="float" office:value="0.44" calcext:value-type="float">
            <text:p>0,440</text:p>
          </table:table-cell>
          <table:table-cell office:value-type="float" office:value="0" calcext:value-type="float">
            <text:p>0,000</text:p>
          </table:table-cell>
          <table:table-cell table:formula="of:=[.E89]+[.$B$6]*([.D90]-[.E89])" office:value-type="float" office:value="2.3815246859059E-016" calcext:value-type="float">
            <text:p>0,000</text:p>
          </table:table-cell>
          <table:table-cell table:formula="of:=SUM([.$D89:.$D90])/COUNT([.$D89:.$D90])" office:value-type="float" office:value="0" calcext:value-type="float">
            <text:p>0,000</text:p>
          </table:table-cell>
          <table:table-cell table:formula="of:=SUM([.$D75:.$D90])/COUNT([.$D75:.$D9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0]+[.$B$2]" office:value-type="float" office:value="0.445" calcext:value-type="float">
            <text:p>0,445</text:p>
          </table:table-cell>
          <table:table-cell office:value-type="float" office:value="0" calcext:value-type="float">
            <text:p>0,000</text:p>
          </table:table-cell>
          <table:table-cell table:formula="of:=[.E90]+[.$B$6]*([.D91]-[.E90])" office:value-type="float" office:value="1.46256683872279E-016" calcext:value-type="float">
            <text:p>0,000</text:p>
          </table:table-cell>
          <table:table-cell table:formula="of:=SUM([.$D90:.$D91])/COUNT([.$D90:.$D91])" office:value-type="float" office:value="0" calcext:value-type="float">
            <text:p>0,000</text:p>
          </table:table-cell>
          <table:table-cell table:formula="of:=SUM([.$D76:.$D91])/COUNT([.$D76:.$D9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1]+[.$B$2]" office:value-type="float" office:value="0.45" calcext:value-type="float">
            <text:p>0,450</text:p>
          </table:table-cell>
          <table:table-cell office:value-type="float" office:value="0" calcext:value-type="float">
            <text:p>0,000</text:p>
          </table:table-cell>
          <table:table-cell table:formula="of:=[.E91]+[.$B$6]*([.D92]-[.E91])" office:value-type="float" office:value="8.98206837993738E-017" calcext:value-type="float">
            <text:p>0,000</text:p>
          </table:table-cell>
          <table:table-cell table:formula="of:=SUM([.$D91:.$D92])/COUNT([.$D91:.$D92])" office:value-type="float" office:value="0" calcext:value-type="float">
            <text:p>0,000</text:p>
          </table:table-cell>
          <table:table-cell table:formula="of:=SUM([.$D77:.$D92])/COUNT([.$D77:.$D9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2]+[.$B$2]" office:value-type="float" office:value="0.455" calcext:value-type="float">
            <text:p>0,455</text:p>
          </table:table-cell>
          <table:table-cell office:value-type="float" office:value="0" calcext:value-type="float">
            <text:p>0,000</text:p>
          </table:table-cell>
          <table:table-cell table:formula="of:=[.E92]+[.$B$6]*([.D93]-[.E92])" office:value-type="float" office:value="5.51616174015842E-017" calcext:value-type="float">
            <text:p>0,000</text:p>
          </table:table-cell>
          <table:table-cell table:formula="of:=SUM([.$D92:.$D93])/COUNT([.$D92:.$D93])" office:value-type="float" office:value="0" calcext:value-type="float">
            <text:p>0,000</text:p>
          </table:table-cell>
          <table:table-cell table:formula="of:=SUM([.$D78:.$D93])/COUNT([.$D78:.$D9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3]+[.$B$2]" office:value-type="float" office:value="0.46" calcext:value-type="float">
            <text:p>0,460</text:p>
          </table:table-cell>
          <table:table-cell office:value-type="float" office:value="0" calcext:value-type="float">
            <text:p>0,000</text:p>
          </table:table-cell>
          <table:table-cell table:formula="of:=[.E93]+[.$B$6]*([.D94]-[.E93])" office:value-type="float" office:value="3.38764291881284E-017" calcext:value-type="float">
            <text:p>0,000</text:p>
          </table:table-cell>
          <table:table-cell table:formula="of:=SUM([.$D93:.$D94])/COUNT([.$D93:.$D94])" office:value-type="float" office:value="0" calcext:value-type="float">
            <text:p>0,000</text:p>
          </table:table-cell>
          <table:table-cell table:formula="of:=SUM([.$D79:.$D94])/COUNT([.$D79:.$D9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4]+[.$B$2]" office:value-type="float" office:value="0.465" calcext:value-type="float">
            <text:p>0,465</text:p>
          </table:table-cell>
          <table:table-cell office:value-type="float" office:value="0" calcext:value-type="float">
            <text:p>0,000</text:p>
          </table:table-cell>
          <table:table-cell table:formula="of:=[.E94]+[.$B$6]*([.D95]-[.E94])" office:value-type="float" office:value="2.0804546867861E-017" calcext:value-type="float">
            <text:p>0,000</text:p>
          </table:table-cell>
          <table:table-cell table:formula="of:=SUM([.$D94:.$D95])/COUNT([.$D94:.$D95])" office:value-type="float" office:value="0" calcext:value-type="float">
            <text:p>0,000</text:p>
          </table:table-cell>
          <table:table-cell table:formula="of:=SUM([.$D80:.$D95])/COUNT([.$D80:.$D9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5]+[.$B$2]" office:value-type="float" office:value="0.47" calcext:value-type="float">
            <text:p>0,470</text:p>
          </table:table-cell>
          <table:table-cell office:value-type="float" office:value="0" calcext:value-type="float">
            <text:p>0,000</text:p>
          </table:table-cell>
          <table:table-cell table:formula="of:=[.E95]+[.$B$6]*([.D96]-[.E95])" office:value-type="float" office:value="1.27767058320511E-017" calcext:value-type="float">
            <text:p>0,000</text:p>
          </table:table-cell>
          <table:table-cell table:formula="of:=SUM([.$D95:.$D96])/COUNT([.$D95:.$D96])" office:value-type="float" office:value="0" calcext:value-type="float">
            <text:p>0,000</text:p>
          </table:table-cell>
          <table:table-cell table:formula="of:=SUM([.$D81:.$D96])/COUNT([.$D81:.$D9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6]+[.$B$2]" office:value-type="float" office:value="0.475" calcext:value-type="float">
            <text:p>0,475</text:p>
          </table:table-cell>
          <table:table-cell office:value-type="float" office:value="0" calcext:value-type="float">
            <text:p>0,000</text:p>
          </table:table-cell>
          <table:table-cell table:formula="of:=[.E96]+[.$B$6]*([.D97]-[.E96])" office:value-type="float" office:value="7.84656416482444E-018" calcext:value-type="float">
            <text:p>0,000</text:p>
          </table:table-cell>
          <table:table-cell table:formula="of:=SUM([.$D96:.$D97])/COUNT([.$D96:.$D97])" office:value-type="float" office:value="0" calcext:value-type="float">
            <text:p>0,000</text:p>
          </table:table-cell>
          <table:table-cell table:formula="of:=SUM([.$D82:.$D97])/COUNT([.$D82:.$D9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7]+[.$B$2]" office:value-type="float" office:value="0.48" calcext:value-type="float">
            <text:p>0,480</text:p>
          </table:table-cell>
          <table:table-cell office:value-type="float" office:value="0" calcext:value-type="float">
            <text:p>0,000</text:p>
          </table:table-cell>
          <table:table-cell table:formula="of:=[.E97]+[.$B$6]*([.D98]-[.E97])" office:value-type="float" office:value="4.81881401998461E-018" calcext:value-type="float">
            <text:p>0,000</text:p>
          </table:table-cell>
          <table:table-cell table:formula="of:=SUM([.$D97:.$D98])/COUNT([.$D97:.$D98])" office:value-type="float" office:value="0" calcext:value-type="float">
            <text:p>0,000</text:p>
          </table:table-cell>
          <table:table-cell table:formula="of:=SUM([.$D83:.$D98])/COUNT([.$D83:.$D9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8]+[.$B$2]" office:value-type="float" office:value="0.485" calcext:value-type="float">
            <text:p>0,485</text:p>
          </table:table-cell>
          <table:table-cell office:value-type="float" office:value="0" calcext:value-type="float">
            <text:p>0,000</text:p>
          </table:table-cell>
          <table:table-cell table:formula="of:=[.E98]+[.$B$6]*([.D99]-[.E98])" office:value-type="float" office:value="2.95938044619556E-018" calcext:value-type="float">
            <text:p>0,000</text:p>
          </table:table-cell>
          <table:table-cell table:formula="of:=SUM([.$D98:.$D99])/COUNT([.$D98:.$D99])" office:value-type="float" office:value="0" calcext:value-type="float">
            <text:p>0,000</text:p>
          </table:table-cell>
          <table:table-cell table:formula="of:=SUM([.$D84:.$D99])/COUNT([.$D84:.$D9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99]+[.$B$2]" office:value-type="float" office:value="0.49" calcext:value-type="float">
            <text:p>0,490</text:p>
          </table:table-cell>
          <table:table-cell office:value-type="float" office:value="0" calcext:value-type="float">
            <text:p>0,000</text:p>
          </table:table-cell>
          <table:table-cell table:formula="of:=[.E99]+[.$B$6]*([.D100]-[.E99])" office:value-type="float" office:value="1.81744565965893E-018" calcext:value-type="float">
            <text:p>0,000</text:p>
          </table:table-cell>
          <table:table-cell table:formula="of:=SUM([.$D99:.$D100])/COUNT([.$D99:.$D100])" office:value-type="float" office:value="0" calcext:value-type="float">
            <text:p>0,000</text:p>
          </table:table-cell>
          <table:table-cell table:formula="of:=SUM([.$D85:.$D100])/COUNT([.$D85:.$D10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00]+[.$B$2]" office:value-type="float" office:value="0.495" calcext:value-type="float">
            <text:p>0,495</text:p>
          </table:table-cell>
          <table:table-cell office:value-type="float" office:value="0" calcext:value-type="float">
            <text:p>0,000</text:p>
          </table:table-cell>
          <table:table-cell table:formula="of:=[.E100]+[.$B$6]*([.D101]-[.E100])" office:value-type="float" office:value="1.11614872973139E-018" calcext:value-type="float">
            <text:p>0,000</text:p>
          </table:table-cell>
          <table:table-cell table:formula="of:=SUM([.$D100:.$D101])/COUNT([.$D100:.$D101])" office:value-type="float" office:value="0" calcext:value-type="float">
            <text:p>0,000</text:p>
          </table:table-cell>
          <table:table-cell table:formula="of:=SUM([.$D86:.$D101])/COUNT([.$D86:.$D10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01]+[.$B$2]" office:value-type="float" office:value="0.5" calcext:value-type="float">
            <text:p>0,500</text:p>
          </table:table-cell>
          <table:table-cell office:value-type="float" office:value="1000" calcext:value-type="float">
            <text:p>1000,000</text:p>
          </table:table-cell>
          <table:table-cell table:formula="of:=[.E101]+[.$B$6]*([.D102]-[.E101])" office:value-type="float" office:value="385.869545095038" calcext:value-type="float">
            <text:p>385,870</text:p>
          </table:table-cell>
          <table:table-cell table:formula="of:=SUM([.$D101:.$D102])/COUNT([.$D101:.$D102])" office:value-type="float" office:value="500" calcext:value-type="float">
            <text:p>500,000</text:p>
          </table:table-cell>
          <table:table-cell table:formula="of:=SUM([.$D87:.$D102])/COUNT([.$D87:.$D102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2]+[.$B$2]" office:value-type="float" office:value="0.505" calcext:value-type="float">
            <text:p>0,505</text:p>
          </table:table-cell>
          <table:table-cell office:value-type="float" office:value="0" calcext:value-type="float">
            <text:p>0,000</text:p>
          </table:table-cell>
          <table:table-cell table:formula="of:=[.E102]+[.$B$6]*([.D103]-[.E102])" office:value-type="float" office:value="236.974239263186" calcext:value-type="float">
            <text:p>236,974</text:p>
          </table:table-cell>
          <table:table-cell table:formula="of:=SUM([.$D102:.$D103])/COUNT([.$D102:.$D103])" office:value-type="float" office:value="500" calcext:value-type="float">
            <text:p>500,000</text:p>
          </table:table-cell>
          <table:table-cell table:formula="of:=SUM([.$D88:.$D103])/COUNT([.$D88:.$D103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3]+[.$B$2]" office:value-type="float" office:value="0.51" calcext:value-type="float">
            <text:p>0,510</text:p>
          </table:table-cell>
          <table:table-cell office:value-type="float" office:value="0" calcext:value-type="float">
            <text:p>0,000</text:p>
          </table:table-cell>
          <table:table-cell table:formula="of:=[.E103]+[.$B$6]*([.D104]-[.E103])" office:value-type="float" office:value="145.533097359458" calcext:value-type="float">
            <text:p>145,533</text:p>
          </table:table-cell>
          <table:table-cell table:formula="of:=SUM([.$D103:.$D104])/COUNT([.$D103:.$D104])" office:value-type="float" office:value="0" calcext:value-type="float">
            <text:p>0,000</text:p>
          </table:table-cell>
          <table:table-cell table:formula="of:=SUM([.$D89:.$D104])/COUNT([.$D89:.$D104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4]+[.$B$2]" office:value-type="float" office:value="0.515" calcext:value-type="float">
            <text:p>0,515</text:p>
          </table:table-cell>
          <table:table-cell office:value-type="float" office:value="0" calcext:value-type="float">
            <text:p>0,000</text:p>
          </table:table-cell>
          <table:table-cell table:formula="of:=[.E104]+[.$B$6]*([.D105]-[.E104])" office:value-type="float" office:value="89.3763072850921" calcext:value-type="float">
            <text:p>89,376</text:p>
          </table:table-cell>
          <table:table-cell table:formula="of:=SUM([.$D104:.$D105])/COUNT([.$D104:.$D105])" office:value-type="float" office:value="0" calcext:value-type="float">
            <text:p>0,000</text:p>
          </table:table-cell>
          <table:table-cell table:formula="of:=SUM([.$D90:.$D105])/COUNT([.$D90:.$D105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5]+[.$B$2]" office:value-type="float" office:value="0.52" calcext:value-type="float">
            <text:p>0,520</text:p>
          </table:table-cell>
          <table:table-cell office:value-type="float" office:value="0" calcext:value-type="float">
            <text:p>0,000</text:p>
          </table:table-cell>
          <table:table-cell table:formula="of:=[.E105]+[.$B$6]*([.D106]-[.E105])" office:value-type="float" office:value="54.8887122507193" calcext:value-type="float">
            <text:p>54,889</text:p>
          </table:table-cell>
          <table:table-cell table:formula="of:=SUM([.$D105:.$D106])/COUNT([.$D105:.$D106])" office:value-type="float" office:value="0" calcext:value-type="float">
            <text:p>0,000</text:p>
          </table:table-cell>
          <table:table-cell table:formula="of:=SUM([.$D91:.$D106])/COUNT([.$D91:.$D106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6]+[.$B$2]" office:value-type="float" office:value="0.525" calcext:value-type="float">
            <text:p>0,525</text:p>
          </table:table-cell>
          <table:table-cell office:value-type="float" office:value="0" calcext:value-type="float">
            <text:p>0,000</text:p>
          </table:table-cell>
          <table:table-cell table:formula="of:=[.E106]+[.$B$6]*([.D107]-[.E106])" office:value-type="float" office:value="33.7088298236819" calcext:value-type="float">
            <text:p>33,709</text:p>
          </table:table-cell>
          <table:table-cell table:formula="of:=SUM([.$D106:.$D107])/COUNT([.$D106:.$D107])" office:value-type="float" office:value="0" calcext:value-type="float">
            <text:p>0,000</text:p>
          </table:table-cell>
          <table:table-cell table:formula="of:=SUM([.$D92:.$D107])/COUNT([.$D92:.$D107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7]+[.$B$2]" office:value-type="float" office:value="0.53" calcext:value-type="float">
            <text:p>0,530</text:p>
          </table:table-cell>
          <table:table-cell office:value-type="float" office:value="0" calcext:value-type="float">
            <text:p>0,000</text:p>
          </table:table-cell>
          <table:table-cell table:formula="of:=[.E107]+[.$B$6]*([.D108]-[.E107])" office:value-type="float" office:value="20.7016189939317" calcext:value-type="float">
            <text:p>20,702</text:p>
          </table:table-cell>
          <table:table-cell table:formula="of:=SUM([.$D107:.$D108])/COUNT([.$D107:.$D108])" office:value-type="float" office:value="0" calcext:value-type="float">
            <text:p>0,000</text:p>
          </table:table-cell>
          <table:table-cell table:formula="of:=SUM([.$D93:.$D108])/COUNT([.$D93:.$D108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8]+[.$B$2]" office:value-type="float" office:value="0.535" calcext:value-type="float">
            <text:p>0,535</text:p>
          </table:table-cell>
          <table:table-cell office:value-type="float" office:value="0" calcext:value-type="float">
            <text:p>0,000</text:p>
          </table:table-cell>
          <table:table-cell table:formula="of:=[.E108]+[.$B$6]*([.D109]-[.E108])" office:value-type="float" office:value="12.7134946900125" calcext:value-type="float">
            <text:p>12,713</text:p>
          </table:table-cell>
          <table:table-cell table:formula="of:=SUM([.$D108:.$D109])/COUNT([.$D108:.$D109])" office:value-type="float" office:value="0" calcext:value-type="float">
            <text:p>0,000</text:p>
          </table:table-cell>
          <table:table-cell table:formula="of:=SUM([.$D94:.$D109])/COUNT([.$D94:.$D109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09]+[.$B$2]" office:value-type="float" office:value="0.54" calcext:value-type="float">
            <text:p>0,540</text:p>
          </table:table-cell>
          <table:table-cell office:value-type="float" office:value="0" calcext:value-type="float">
            <text:p>0,000</text:p>
          </table:table-cell>
          <table:table-cell table:formula="of:=[.E109]+[.$B$6]*([.D110]-[.E109])" office:value-type="float" office:value="7.80774427740919" calcext:value-type="float">
            <text:p>7,808</text:p>
          </table:table-cell>
          <table:table-cell table:formula="of:=SUM([.$D109:.$D110])/COUNT([.$D109:.$D110])" office:value-type="float" office:value="0" calcext:value-type="float">
            <text:p>0,000</text:p>
          </table:table-cell>
          <table:table-cell table:formula="of:=SUM([.$D95:.$D110])/COUNT([.$D95:.$D110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0]+[.$B$2]" office:value-type="float" office:value="0.545" calcext:value-type="float">
            <text:p>0,545</text:p>
          </table:table-cell>
          <table:table-cell office:value-type="float" office:value="0" calcext:value-type="float">
            <text:p>0,000</text:p>
          </table:table-cell>
          <table:table-cell table:formula="of:=[.E110]+[.$B$6]*([.D111]-[.E110])" office:value-type="float" office:value="4.79497354486693" calcext:value-type="float">
            <text:p>4,795</text:p>
          </table:table-cell>
          <table:table-cell table:formula="of:=SUM([.$D110:.$D111])/COUNT([.$D110:.$D111])" office:value-type="float" office:value="0" calcext:value-type="float">
            <text:p>0,000</text:p>
          </table:table-cell>
          <table:table-cell table:formula="of:=SUM([.$D96:.$D111])/COUNT([.$D96:.$D111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1]+[.$B$2]" office:value-type="float" office:value="0.55" calcext:value-type="float">
            <text:p>0,550</text:p>
          </table:table-cell>
          <table:table-cell office:value-type="float" office:value="0" calcext:value-type="float">
            <text:p>0,000</text:p>
          </table:table-cell>
          <table:table-cell table:formula="of:=[.E111]+[.$B$6]*([.D112]-[.E111])" office:value-type="float" office:value="2.94473928436639" calcext:value-type="float">
            <text:p>2,945</text:p>
          </table:table-cell>
          <table:table-cell table:formula="of:=SUM([.$D111:.$D112])/COUNT([.$D111:.$D112])" office:value-type="float" office:value="0" calcext:value-type="float">
            <text:p>0,000</text:p>
          </table:table-cell>
          <table:table-cell table:formula="of:=SUM([.$D97:.$D112])/COUNT([.$D97:.$D112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2]+[.$B$2]" office:value-type="float" office:value="0.555" calcext:value-type="float">
            <text:p>0,555</text:p>
          </table:table-cell>
          <table:table-cell office:value-type="float" office:value="0" calcext:value-type="float">
            <text:p>0,000</text:p>
          </table:table-cell>
          <table:table-cell table:formula="of:=[.E112]+[.$B$6]*([.D113]-[.E112])" office:value-type="float" office:value="1.80845407628444" calcext:value-type="float">
            <text:p>1,808</text:p>
          </table:table-cell>
          <table:table-cell table:formula="of:=SUM([.$D112:.$D113])/COUNT([.$D112:.$D113])" office:value-type="float" office:value="0" calcext:value-type="float">
            <text:p>0,000</text:p>
          </table:table-cell>
          <table:table-cell table:formula="of:=SUM([.$D98:.$D113])/COUNT([.$D98:.$D113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3]+[.$B$2]" office:value-type="float" office:value="0.56" calcext:value-type="float">
            <text:p>0,560</text:p>
          </table:table-cell>
          <table:table-cell office:value-type="float" office:value="0" calcext:value-type="float">
            <text:p>0,000</text:p>
          </table:table-cell>
          <table:table-cell table:formula="of:=[.E113]+[.$B$6]*([.D114]-[.E113])" office:value-type="float" office:value="1.1106267245433" calcext:value-type="float">
            <text:p>1,111</text:p>
          </table:table-cell>
          <table:table-cell table:formula="of:=SUM([.$D113:.$D114])/COUNT([.$D113:.$D114])" office:value-type="float" office:value="0" calcext:value-type="float">
            <text:p>0,000</text:p>
          </table:table-cell>
          <table:table-cell table:formula="of:=SUM([.$D99:.$D114])/COUNT([.$D99:.$D114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4]+[.$B$2]" office:value-type="float" office:value="0.565" calcext:value-type="float">
            <text:p>0,565</text:p>
          </table:table-cell>
          <table:table-cell office:value-type="float" office:value="0" calcext:value-type="float">
            <text:p>0,000</text:p>
          </table:table-cell>
          <table:table-cell table:formula="of:=[.E114]+[.$B$6]*([.D115]-[.E114])" office:value-type="float" office:value="0.682069695573384" calcext:value-type="float">
            <text:p>0,682</text:p>
          </table:table-cell>
          <table:table-cell table:formula="of:=SUM([.$D114:.$D115])/COUNT([.$D114:.$D115])" office:value-type="float" office:value="0" calcext:value-type="float">
            <text:p>0,000</text:p>
          </table:table-cell>
          <table:table-cell table:formula="of:=SUM([.$D100:.$D115])/COUNT([.$D100:.$D115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5]+[.$B$2]" office:value-type="float" office:value="0.57" calcext:value-type="float">
            <text:p>0,570</text:p>
          </table:table-cell>
          <table:table-cell office:value-type="float" office:value="0" calcext:value-type="float">
            <text:p>0,000</text:p>
          </table:table-cell>
          <table:table-cell table:formula="of:=[.E115]+[.$B$6]*([.D116]-[.E115])" office:value-type="float" office:value="0.418879772419371" calcext:value-type="float">
            <text:p>0,419</text:p>
          </table:table-cell>
          <table:table-cell table:formula="of:=SUM([.$D115:.$D116])/COUNT([.$D115:.$D116])" office:value-type="float" office:value="0" calcext:value-type="float">
            <text:p>0,000</text:p>
          </table:table-cell>
          <table:table-cell table:formula="of:=SUM([.$D101:.$D116])/COUNT([.$D101:.$D116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6]+[.$B$2]" office:value-type="float" office:value="0.575" calcext:value-type="float">
            <text:p>0,575</text:p>
          </table:table-cell>
          <table:table-cell office:value-type="float" office:value="0" calcext:value-type="float">
            <text:p>0,000</text:p>
          </table:table-cell>
          <table:table-cell table:formula="of:=[.E116]+[.$B$6]*([.D117]-[.E116])" office:value-type="float" office:value="0.257246825186396" calcext:value-type="float">
            <text:p>0,257</text:p>
          </table:table-cell>
          <table:table-cell table:formula="of:=SUM([.$D116:.$D117])/COUNT([.$D116:.$D117])" office:value-type="float" office:value="0" calcext:value-type="float">
            <text:p>0,000</text:p>
          </table:table-cell>
          <table:table-cell table:formula="of:=SUM([.$D102:.$D117])/COUNT([.$D102:.$D117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117]+[.$B$2]" office:value-type="float" office:value="0.58" calcext:value-type="float">
            <text:p>0,580</text:p>
          </table:table-cell>
          <table:table-cell office:value-type="float" office:value="0" calcext:value-type="float">
            <text:p>0,000</text:p>
          </table:table-cell>
          <table:table-cell table:formula="of:=[.E117]+[.$B$6]*([.D118]-[.E117])" office:value-type="float" office:value="0.157983109774579" calcext:value-type="float">
            <text:p>0,158</text:p>
          </table:table-cell>
          <table:table-cell table:formula="of:=SUM([.$D117:.$D118])/COUNT([.$D117:.$D118])" office:value-type="float" office:value="0" calcext:value-type="float">
            <text:p>0,000</text:p>
          </table:table-cell>
          <table:table-cell table:formula="of:=SUM([.$D103:.$D118])/COUNT([.$D103:.$D11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18]+[.$B$2]" office:value-type="float" office:value="0.585" calcext:value-type="float">
            <text:p>0,585</text:p>
          </table:table-cell>
          <table:table-cell office:value-type="float" office:value="0" calcext:value-type="float">
            <text:p>0,000</text:p>
          </table:table-cell>
          <table:table-cell table:formula="of:=[.E118]+[.$B$6]*([.D119]-[.E118])" office:value-type="float" office:value="0.0970222390731626" calcext:value-type="float">
            <text:p>0,097</text:p>
          </table:table-cell>
          <table:table-cell table:formula="of:=SUM([.$D118:.$D119])/COUNT([.$D118:.$D119])" office:value-type="float" office:value="0" calcext:value-type="float">
            <text:p>0,000</text:p>
          </table:table-cell>
          <table:table-cell table:formula="of:=SUM([.$D104:.$D119])/COUNT([.$D104:.$D11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19]+[.$B$2]" office:value-type="float" office:value="0.59" calcext:value-type="float">
            <text:p>0,590</text:p>
          </table:table-cell>
          <table:table-cell office:value-type="float" office:value="0" calcext:value-type="float">
            <text:p>0,000</text:p>
          </table:table-cell>
          <table:table-cell table:formula="of:=[.E119]+[.$B$6]*([.D120]-[.E119])" office:value-type="float" office:value="0.0595843118178993" calcext:value-type="float">
            <text:p>0,060</text:p>
          </table:table-cell>
          <table:table-cell table:formula="of:=SUM([.$D119:.$D120])/COUNT([.$D119:.$D120])" office:value-type="float" office:value="0" calcext:value-type="float">
            <text:p>0,000</text:p>
          </table:table-cell>
          <table:table-cell table:formula="of:=SUM([.$D105:.$D120])/COUNT([.$D105:.$D12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0]+[.$B$2]" office:value-type="float" office:value="0.595" calcext:value-type="float">
            <text:p>0,595</text:p>
          </table:table-cell>
          <table:table-cell office:value-type="float" office:value="0" calcext:value-type="float">
            <text:p>0,000</text:p>
          </table:table-cell>
          <table:table-cell table:formula="of:=[.E120]+[.$B$6]*([.D121]-[.E120])" office:value-type="float" office:value="0.0365925405219256" calcext:value-type="float">
            <text:p>0,037</text:p>
          </table:table-cell>
          <table:table-cell table:formula="of:=SUM([.$D120:.$D121])/COUNT([.$D120:.$D121])" office:value-type="float" office:value="0" calcext:value-type="float">
            <text:p>0,000</text:p>
          </table:table-cell>
          <table:table-cell table:formula="of:=SUM([.$D106:.$D121])/COUNT([.$D106:.$D12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1]+[.$B$2]" office:value-type="float" office:value="0.6" calcext:value-type="float">
            <text:p>0,600</text:p>
          </table:table-cell>
          <table:table-cell office:value-type="float" office:value="0" calcext:value-type="float">
            <text:p>0,000</text:p>
          </table:table-cell>
          <table:table-cell table:formula="of:=[.E121]+[.$B$6]*([.D122]-[.E121])" office:value-type="float" office:value="0.0224725935568585" calcext:value-type="float">
            <text:p>0,022</text:p>
          </table:table-cell>
          <table:table-cell table:formula="of:=SUM([.$D121:.$D122])/COUNT([.$D121:.$D122])" office:value-type="float" office:value="0" calcext:value-type="float">
            <text:p>0,000</text:p>
          </table:table-cell>
          <table:table-cell table:formula="of:=SUM([.$D107:.$D122])/COUNT([.$D107:.$D12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2]+[.$B$2]" office:value-type="float" office:value="0.605" calcext:value-type="float">
            <text:p>0,605</text:p>
          </table:table-cell>
          <table:table-cell office:value-type="float" office:value="0" calcext:value-type="float">
            <text:p>0,000</text:p>
          </table:table-cell>
          <table:table-cell table:formula="of:=[.E122]+[.$B$6]*([.D123]-[.E122])" office:value-type="float" office:value="0.0138011041039678" calcext:value-type="float">
            <text:p>0,014</text:p>
          </table:table-cell>
          <table:table-cell table:formula="of:=SUM([.$D122:.$D123])/COUNT([.$D122:.$D123])" office:value-type="float" office:value="0" calcext:value-type="float">
            <text:p>0,000</text:p>
          </table:table-cell>
          <table:table-cell table:formula="of:=SUM([.$D108:.$D123])/COUNT([.$D108:.$D12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3]+[.$B$2]" office:value-type="float" office:value="0.61" calcext:value-type="float">
            <text:p>0,610</text:p>
          </table:table-cell>
          <table:table-cell office:value-type="float" office:value="0" calcext:value-type="float">
            <text:p>0,000</text:p>
          </table:table-cell>
          <table:table-cell table:formula="of:=[.E123]+[.$B$6]*([.D124]-[.E123])" office:value-type="float" office:value="0.0084756783415605" calcext:value-type="float">
            <text:p>0,008</text:p>
          </table:table-cell>
          <table:table-cell table:formula="of:=SUM([.$D123:.$D124])/COUNT([.$D123:.$D124])" office:value-type="float" office:value="0" calcext:value-type="float">
            <text:p>0,000</text:p>
          </table:table-cell>
          <table:table-cell table:formula="of:=SUM([.$D109:.$D124])/COUNT([.$D109:.$D12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4]+[.$B$2]" office:value-type="float" office:value="0.615" calcext:value-type="float">
            <text:p>0,615</text:p>
          </table:table-cell>
          <table:table-cell office:value-type="float" office:value="0" calcext:value-type="float">
            <text:p>0,000</text:p>
          </table:table-cell>
          <table:table-cell table:formula="of:=[.E124]+[.$B$6]*([.D125]-[.E124])" office:value-type="float" office:value="0.00520517219553069" calcext:value-type="float">
            <text:p>0,005</text:p>
          </table:table-cell>
          <table:table-cell table:formula="of:=SUM([.$D124:.$D125])/COUNT([.$D124:.$D125])" office:value-type="float" office:value="0" calcext:value-type="float">
            <text:p>0,000</text:p>
          </table:table-cell>
          <table:table-cell table:formula="of:=SUM([.$D110:.$D125])/COUNT([.$D110:.$D12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5]+[.$B$2]" office:value-type="float" office:value="0.62" calcext:value-type="float">
            <text:p>0,620</text:p>
          </table:table-cell>
          <table:table-cell office:value-type="float" office:value="0" calcext:value-type="float">
            <text:p>0,000</text:p>
          </table:table-cell>
          <table:table-cell table:formula="of:=[.E125]+[.$B$6]*([.D126]-[.E125])" office:value-type="float" office:value="0.00319665476829992" calcext:value-type="float">
            <text:p>0,003</text:p>
          </table:table-cell>
          <table:table-cell table:formula="of:=SUM([.$D125:.$D126])/COUNT([.$D125:.$D126])" office:value-type="float" office:value="0" calcext:value-type="float">
            <text:p>0,000</text:p>
          </table:table-cell>
          <table:table-cell table:formula="of:=SUM([.$D111:.$D126])/COUNT([.$D111:.$D12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6]+[.$B$2]" office:value-type="float" office:value="0.625" calcext:value-type="float">
            <text:p>0,625</text:p>
          </table:table-cell>
          <table:table-cell office:value-type="float" office:value="0" calcext:value-type="float">
            <text:p>0,000</text:p>
          </table:table-cell>
          <table:table-cell table:formula="of:=[.E126]+[.$B$6]*([.D127]-[.E126])" office:value-type="float" office:value="0.00196316304703015" calcext:value-type="float">
            <text:p>0,002</text:p>
          </table:table-cell>
          <table:table-cell table:formula="of:=SUM([.$D126:.$D127])/COUNT([.$D126:.$D127])" office:value-type="float" office:value="0" calcext:value-type="float">
            <text:p>0,000</text:p>
          </table:table-cell>
          <table:table-cell table:formula="of:=SUM([.$D112:.$D127])/COUNT([.$D112:.$D12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7]+[.$B$2]" office:value-type="float" office:value="0.63" calcext:value-type="float">
            <text:p>0,630</text:p>
          </table:table-cell>
          <table:table-cell office:value-type="float" office:value="0" calcext:value-type="float">
            <text:p>0,000</text:p>
          </table:table-cell>
          <table:table-cell table:formula="of:=[.E127]+[.$B$6]*([.D128]-[.E127])" office:value-type="float" office:value="0.00120563821512524" calcext:value-type="float">
            <text:p>0,001</text:p>
          </table:table-cell>
          <table:table-cell table:formula="of:=SUM([.$D127:.$D128])/COUNT([.$D127:.$D128])" office:value-type="float" office:value="0" calcext:value-type="float">
            <text:p>0,000</text:p>
          </table:table-cell>
          <table:table-cell table:formula="of:=SUM([.$D113:.$D128])/COUNT([.$D113:.$D12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8]+[.$B$2]" office:value-type="float" office:value="0.635" calcext:value-type="float">
            <text:p>0,635</text:p>
          </table:table-cell>
          <table:table-cell office:value-type="float" office:value="0" calcext:value-type="float">
            <text:p>0,000</text:p>
          </table:table-cell>
          <table:table-cell table:formula="of:=[.E128]+[.$B$6]*([.D129]-[.E128])" office:value-type="float" office:value="0.000740419145505669" calcext:value-type="float">
            <text:p>0,001</text:p>
          </table:table-cell>
          <table:table-cell table:formula="of:=SUM([.$D128:.$D129])/COUNT([.$D128:.$D129])" office:value-type="float" office:value="0" calcext:value-type="float">
            <text:p>0,000</text:p>
          </table:table-cell>
          <table:table-cell table:formula="of:=SUM([.$D114:.$D129])/COUNT([.$D114:.$D12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29]+[.$B$2]" office:value-type="float" office:value="0.64" calcext:value-type="float">
            <text:p>0,640</text:p>
          </table:table-cell>
          <table:table-cell office:value-type="float" office:value="0" calcext:value-type="float">
            <text:p>0,000</text:p>
          </table:table-cell>
          <table:table-cell table:formula="of:=[.E129]+[.$B$6]*([.D130]-[.E129])" office:value-type="float" office:value="0.00045471394664974" calcext:value-type="float">
            <text:p>0,000</text:p>
          </table:table-cell>
          <table:table-cell table:formula="of:=SUM([.$D129:.$D130])/COUNT([.$D129:.$D130])" office:value-type="float" office:value="0" calcext:value-type="float">
            <text:p>0,000</text:p>
          </table:table-cell>
          <table:table-cell table:formula="of:=SUM([.$D115:.$D130])/COUNT([.$D115:.$D13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0]+[.$B$2]" office:value-type="float" office:value="0.645" calcext:value-type="float">
            <text:p>0,645</text:p>
          </table:table-cell>
          <table:table-cell office:value-type="float" office:value="0" calcext:value-type="float">
            <text:p>0,000</text:p>
          </table:table-cell>
          <table:table-cell table:formula="of:=[.E130]+[.$B$6]*([.D131]-[.E130])" office:value-type="float" office:value="0.000279253682907636" calcext:value-type="float">
            <text:p>0,000</text:p>
          </table:table-cell>
          <table:table-cell table:formula="of:=SUM([.$D130:.$D131])/COUNT([.$D130:.$D131])" office:value-type="float" office:value="0" calcext:value-type="float">
            <text:p>0,000</text:p>
          </table:table-cell>
          <table:table-cell table:formula="of:=SUM([.$D116:.$D131])/COUNT([.$D116:.$D13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1]+[.$B$2]" office:value-type="float" office:value="0.65" calcext:value-type="float">
            <text:p>0,650</text:p>
          </table:table-cell>
          <table:table-cell office:value-type="float" office:value="0" calcext:value-type="float">
            <text:p>0,000</text:p>
          </table:table-cell>
          <table:table-cell table:formula="of:=[.E131]+[.$B$6]*([.D132]-[.E131])" office:value-type="float" office:value="0.000171498191317952" calcext:value-type="float">
            <text:p>0,000</text:p>
          </table:table-cell>
          <table:table-cell table:formula="of:=SUM([.$D131:.$D132])/COUNT([.$D131:.$D132])" office:value-type="float" office:value="0" calcext:value-type="float">
            <text:p>0,000</text:p>
          </table:table-cell>
          <table:table-cell table:formula="of:=SUM([.$D117:.$D132])/COUNT([.$D117:.$D13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2]+[.$B$2]" office:value-type="float" office:value="0.655" calcext:value-type="float">
            <text:p>0,655</text:p>
          </table:table-cell>
          <table:table-cell office:value-type="float" office:value="0" calcext:value-type="float">
            <text:p>0,000</text:p>
          </table:table-cell>
          <table:table-cell table:formula="of:=[.E132]+[.$B$6]*([.D133]-[.E132])" office:value-type="float" office:value="0.000105322262249472" calcext:value-type="float">
            <text:p>0,000</text:p>
          </table:table-cell>
          <table:table-cell table:formula="of:=SUM([.$D132:.$D133])/COUNT([.$D132:.$D133])" office:value-type="float" office:value="0" calcext:value-type="float">
            <text:p>0,000</text:p>
          </table:table-cell>
          <table:table-cell table:formula="of:=SUM([.$D118:.$D133])/COUNT([.$D118:.$D13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3]+[.$B$2]" office:value-type="float" office:value="0.66" calcext:value-type="float">
            <text:p>0,660</text:p>
          </table:table-cell>
          <table:table-cell office:value-type="float" office:value="0" calcext:value-type="float">
            <text:p>0,000</text:p>
          </table:table-cell>
          <table:table-cell table:formula="of:=[.E133]+[.$B$6]*([.D134]-[.E133])" office:value-type="float" office:value="0.0000646816088268882" calcext:value-type="float">
            <text:p>0,000</text:p>
          </table:table-cell>
          <table:table-cell table:formula="of:=SUM([.$D133:.$D134])/COUNT([.$D133:.$D134])" office:value-type="float" office:value="0" calcext:value-type="float">
            <text:p>0,000</text:p>
          </table:table-cell>
          <table:table-cell table:formula="of:=SUM([.$D119:.$D134])/COUNT([.$D119:.$D13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4]+[.$B$2]" office:value-type="float" office:value="0.665000000000001" calcext:value-type="float">
            <text:p>0,665</text:p>
          </table:table-cell>
          <table:table-cell office:value-type="float" office:value="0" calcext:value-type="float">
            <text:p>0,000</text:p>
          </table:table-cell>
          <table:table-cell table:formula="of:=[.E134]+[.$B$6]*([.D135]-[.E134])" office:value-type="float" office:value="0.0000397229458528417" calcext:value-type="float">
            <text:p>0,000</text:p>
          </table:table-cell>
          <table:table-cell table:formula="of:=SUM([.$D134:.$D135])/COUNT([.$D134:.$D135])" office:value-type="float" office:value="0" calcext:value-type="float">
            <text:p>0,000</text:p>
          </table:table-cell>
          <table:table-cell table:formula="of:=SUM([.$D120:.$D135])/COUNT([.$D120:.$D13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5]+[.$B$2]" office:value-type="float" office:value="0.67" calcext:value-type="float">
            <text:p>0,670</text:p>
          </table:table-cell>
          <table:table-cell office:value-type="float" office:value="0" calcext:value-type="float">
            <text:p>0,000</text:p>
          </table:table-cell>
          <table:table-cell table:formula="of:=[.E135]+[.$B$6]*([.D136]-[.E135])" office:value-type="float" office:value="0.0000243950708067709" calcext:value-type="float">
            <text:p>0,000</text:p>
          </table:table-cell>
          <table:table-cell table:formula="of:=SUM([.$D135:.$D136])/COUNT([.$D135:.$D136])" office:value-type="float" office:value="0" calcext:value-type="float">
            <text:p>0,000</text:p>
          </table:table-cell>
          <table:table-cell table:formula="of:=SUM([.$D121:.$D136])/COUNT([.$D121:.$D13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6]+[.$B$2]" office:value-type="float" office:value="0.675" calcext:value-type="float">
            <text:p>0,675</text:p>
          </table:table-cell>
          <table:table-cell office:value-type="float" office:value="0" calcext:value-type="float">
            <text:p>0,000</text:p>
          </table:table-cell>
          <table:table-cell table:formula="of:=[.E136]+[.$B$6]*([.D137]-[.E136])" office:value-type="float" office:value="0.000014981755932001" calcext:value-type="float">
            <text:p>0,000</text:p>
          </table:table-cell>
          <table:table-cell table:formula="of:=SUM([.$D136:.$D137])/COUNT([.$D136:.$D137])" office:value-type="float" office:value="0" calcext:value-type="float">
            <text:p>0,000</text:p>
          </table:table-cell>
          <table:table-cell table:formula="of:=SUM([.$D122:.$D137])/COUNT([.$D122:.$D13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7]+[.$B$2]" office:value-type="float" office:value="0.68" calcext:value-type="float">
            <text:p>0,680</text:p>
          </table:table-cell>
          <table:table-cell office:value-type="float" office:value="0" calcext:value-type="float">
            <text:p>0,000</text:p>
          </table:table-cell>
          <table:table-cell table:formula="of:=[.E137]+[.$B$6]*([.D138]-[.E137])" office:value-type="float" office:value="0.00000920075258579487" calcext:value-type="float">
            <text:p>0,000</text:p>
          </table:table-cell>
          <table:table-cell table:formula="of:=SUM([.$D137:.$D138])/COUNT([.$D137:.$D138])" office:value-type="float" office:value="0" calcext:value-type="float">
            <text:p>0,000</text:p>
          </table:table-cell>
          <table:table-cell table:formula="of:=SUM([.$D123:.$D138])/COUNT([.$D123:.$D13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8]+[.$B$2]" office:value-type="float" office:value="0.685000000000001" calcext:value-type="float">
            <text:p>0,685</text:p>
          </table:table-cell>
          <table:table-cell office:value-type="float" office:value="0" calcext:value-type="float">
            <text:p>0,000</text:p>
          </table:table-cell>
          <table:table-cell table:formula="of:=[.E138]+[.$B$6]*([.D139]-[.E138])" office:value-type="float" office:value="0.00000565046237098221" calcext:value-type="float">
            <text:p>0,000</text:p>
          </table:table-cell>
          <table:table-cell table:formula="of:=SUM([.$D138:.$D139])/COUNT([.$D138:.$D139])" office:value-type="float" office:value="0" calcext:value-type="float">
            <text:p>0,000</text:p>
          </table:table-cell>
          <table:table-cell table:formula="of:=SUM([.$D124:.$D139])/COUNT([.$D124:.$D13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39]+[.$B$2]" office:value-type="float" office:value="0.690000000000001" calcext:value-type="float">
            <text:p>0,690</text:p>
          </table:table-cell>
          <table:table-cell office:value-type="float" office:value="0" calcext:value-type="float">
            <text:p>0,000</text:p>
          </table:table-cell>
          <table:table-cell table:formula="of:=[.E139]+[.$B$6]*([.D140]-[.E139])" office:value-type="float" office:value="0.00000347012102631468" calcext:value-type="float">
            <text:p>0,000</text:p>
          </table:table-cell>
          <table:table-cell table:formula="of:=SUM([.$D139:.$D140])/COUNT([.$D139:.$D140])" office:value-type="float" office:value="0" calcext:value-type="float">
            <text:p>0,000</text:p>
          </table:table-cell>
          <table:table-cell table:formula="of:=SUM([.$D125:.$D140])/COUNT([.$D125:.$D14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0]+[.$B$2]" office:value-type="float" office:value="0.695" calcext:value-type="float">
            <text:p>0,695</text:p>
          </table:table-cell>
          <table:table-cell office:value-type="float" office:value="0" calcext:value-type="float">
            <text:p>0,000</text:p>
          </table:table-cell>
          <table:table-cell table:formula="of:=[.E140]+[.$B$6]*([.D141]-[.E140])" office:value-type="float" office:value="0.00000213110700446591" calcext:value-type="float">
            <text:p>0,000</text:p>
          </table:table-cell>
          <table:table-cell table:formula="of:=SUM([.$D140:.$D141])/COUNT([.$D140:.$D141])" office:value-type="float" office:value="0" calcext:value-type="float">
            <text:p>0,000</text:p>
          </table:table-cell>
          <table:table-cell table:formula="of:=SUM([.$D126:.$D141])/COUNT([.$D126:.$D14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1]+[.$B$2]" office:value-type="float" office:value="0.7" calcext:value-type="float">
            <text:p>0,700</text:p>
          </table:table-cell>
          <table:table-cell office:value-type="float" office:value="0" calcext:value-type="float">
            <text:p>0,000</text:p>
          </table:table-cell>
          <table:table-cell table:formula="of:=[.E141]+[.$B$6]*([.D142]-[.E141])" office:value-type="float" office:value="0.0000013087777141038" calcext:value-type="float">
            <text:p>0,000</text:p>
          </table:table-cell>
          <table:table-cell table:formula="of:=SUM([.$D141:.$D142])/COUNT([.$D141:.$D142])" office:value-type="float" office:value="0" calcext:value-type="float">
            <text:p>0,000</text:p>
          </table:table-cell>
          <table:table-cell table:formula="of:=SUM([.$D127:.$D142])/COUNT([.$D127:.$D14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2]+[.$B$2]" office:value-type="float" office:value="0.705000000000001" calcext:value-type="float">
            <text:p>0,705</text:p>
          </table:table-cell>
          <table:table-cell office:value-type="float" office:value="0" calcext:value-type="float">
            <text:p>0,000</text:p>
          </table:table-cell>
          <table:table-cell table:formula="of:=[.E142]+[.$B$6]*([.D143]-[.E142])" office:value-type="float" office:value="0.000000803760252932044" calcext:value-type="float">
            <text:p>0,000</text:p>
          </table:table-cell>
          <table:table-cell table:formula="of:=SUM([.$D142:.$D143])/COUNT([.$D142:.$D143])" office:value-type="float" office:value="0" calcext:value-type="float">
            <text:p>0,000</text:p>
          </table:table-cell>
          <table:table-cell table:formula="of:=SUM([.$D128:.$D143])/COUNT([.$D128:.$D14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3]+[.$B$2]" office:value-type="float" office:value="0.710000000000001" calcext:value-type="float">
            <text:p>0,710</text:p>
          </table:table-cell>
          <table:table-cell office:value-type="float" office:value="0" calcext:value-type="float">
            <text:p>0,000</text:p>
          </table:table-cell>
          <table:table-cell table:formula="of:=[.E143]+[.$B$6]*([.D144]-[.E143])" office:value-type="float" office:value="0.000000493613649767684" calcext:value-type="float">
            <text:p>0,000</text:p>
          </table:table-cell>
          <table:table-cell table:formula="of:=SUM([.$D143:.$D144])/COUNT([.$D143:.$D144])" office:value-type="float" office:value="0" calcext:value-type="float">
            <text:p>0,000</text:p>
          </table:table-cell>
          <table:table-cell table:formula="of:=SUM([.$D129:.$D144])/COUNT([.$D129:.$D14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4]+[.$B$2]" office:value-type="float" office:value="0.715000000000001" calcext:value-type="float">
            <text:p>0,715</text:p>
          </table:table-cell>
          <table:table-cell office:value-type="float" office:value="0" calcext:value-type="float">
            <text:p>0,000</text:p>
          </table:table-cell>
          <table:table-cell table:formula="of:=[.E144]+[.$B$6]*([.D145]-[.E144])" office:value-type="float" office:value="0.000000303143175279126" calcext:value-type="float">
            <text:p>0,000</text:p>
          </table:table-cell>
          <table:table-cell table:formula="of:=SUM([.$D144:.$D145])/COUNT([.$D144:.$D145])" office:value-type="float" office:value="0" calcext:value-type="float">
            <text:p>0,000</text:p>
          </table:table-cell>
          <table:table-cell table:formula="of:=SUM([.$D130:.$D145])/COUNT([.$D130:.$D14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5]+[.$B$2]" office:value-type="float" office:value="0.72" calcext:value-type="float">
            <text:p>0,720</text:p>
          </table:table-cell>
          <table:table-cell office:value-type="float" office:value="0" calcext:value-type="float">
            <text:p>0,000</text:p>
          </table:table-cell>
          <table:table-cell table:formula="of:=[.E145]+[.$B$6]*([.D146]-[.E145])" office:value-type="float" office:value="0.000000186169456135505" calcext:value-type="float">
            <text:p>0,000</text:p>
          </table:table-cell>
          <table:table-cell table:formula="of:=SUM([.$D145:.$D146])/COUNT([.$D145:.$D146])" office:value-type="float" office:value="0" calcext:value-type="float">
            <text:p>0,000</text:p>
          </table:table-cell>
          <table:table-cell table:formula="of:=SUM([.$D131:.$D146])/COUNT([.$D131:.$D14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6]+[.$B$2]" office:value-type="float" office:value="0.725000000000001" calcext:value-type="float">
            <text:p>0,725</text:p>
          </table:table-cell>
          <table:table-cell office:value-type="float" office:value="0" calcext:value-type="float">
            <text:p>0,000</text:p>
          </table:table-cell>
          <table:table-cell table:formula="of:=[.E146]+[.$B$6]*([.D147]-[.E146])" office:value-type="float" office:value="0.000000114332332785907" calcext:value-type="float">
            <text:p>0,000</text:p>
          </table:table-cell>
          <table:table-cell table:formula="of:=SUM([.$D146:.$D147])/COUNT([.$D146:.$D147])" office:value-type="float" office:value="0" calcext:value-type="float">
            <text:p>0,000</text:p>
          </table:table-cell>
          <table:table-cell table:formula="of:=SUM([.$D132:.$D147])/COUNT([.$D132:.$D14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7]+[.$B$2]" office:value-type="float" office:value="0.730000000000001" calcext:value-type="float">
            <text:p>0,730</text:p>
          </table:table-cell>
          <table:table-cell office:value-type="float" office:value="0" calcext:value-type="float">
            <text:p>0,000</text:p>
          </table:table-cell>
          <table:table-cell table:formula="of:=[.E147]+[.$B$6]*([.D148]-[.E147])" office:value-type="float" office:value="0.0000000702149675441546" calcext:value-type="float">
            <text:p>0,000</text:p>
          </table:table-cell>
          <table:table-cell table:formula="of:=SUM([.$D147:.$D148])/COUNT([.$D147:.$D148])" office:value-type="float" office:value="0" calcext:value-type="float">
            <text:p>0,000</text:p>
          </table:table-cell>
          <table:table-cell table:formula="of:=SUM([.$D133:.$D148])/COUNT([.$D133:.$D14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8]+[.$B$2]" office:value-type="float" office:value="0.735000000000001" calcext:value-type="float">
            <text:p>0,735</text:p>
          </table:table-cell>
          <table:table-cell office:value-type="float" office:value="0" calcext:value-type="float">
            <text:p>0,000</text:p>
          </table:table-cell>
          <table:table-cell table:formula="of:=[.E148]+[.$B$6]*([.D149]-[.E148])" office:value-type="float" office:value="0.0000000431211499590288" calcext:value-type="float">
            <text:p>0,000</text:p>
          </table:table-cell>
          <table:table-cell table:formula="of:=SUM([.$D148:.$D149])/COUNT([.$D148:.$D149])" office:value-type="float" office:value="0" calcext:value-type="float">
            <text:p>0,000</text:p>
          </table:table-cell>
          <table:table-cell table:formula="of:=SUM([.$D134:.$D149])/COUNT([.$D134:.$D14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49]+[.$B$2]" office:value-type="float" office:value="0.740000000000001" calcext:value-type="float">
            <text:p>0,740</text:p>
          </table:table-cell>
          <table:table-cell office:value-type="float" office:value="0" calcext:value-type="float">
            <text:p>0,000</text:p>
          </table:table-cell>
          <table:table-cell table:formula="of:=[.E149]+[.$B$6]*([.D150]-[.E149])" office:value-type="float" office:value="0.0000000264820114403635" calcext:value-type="float">
            <text:p>0,000</text:p>
          </table:table-cell>
          <table:table-cell table:formula="of:=SUM([.$D149:.$D150])/COUNT([.$D149:.$D150])" office:value-type="float" office:value="0" calcext:value-type="float">
            <text:p>0,000</text:p>
          </table:table-cell>
          <table:table-cell table:formula="of:=SUM([.$D135:.$D150])/COUNT([.$D135:.$D15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0]+[.$B$2]" office:value-type="float" office:value="0.745000000000001" calcext:value-type="float">
            <text:p>0,745</text:p>
          </table:table-cell>
          <table:table-cell office:value-type="float" office:value="0" calcext:value-type="float">
            <text:p>0,000</text:p>
          </table:table-cell>
          <table:table-cell table:formula="of:=[.E150]+[.$B$6]*([.D151]-[.E150])" office:value-type="float" office:value="0.0000000162634097326688" calcext:value-type="float">
            <text:p>0,000</text:p>
          </table:table-cell>
          <table:table-cell table:formula="of:=SUM([.$D150:.$D151])/COUNT([.$D150:.$D151])" office:value-type="float" office:value="0" calcext:value-type="float">
            <text:p>0,000</text:p>
          </table:table-cell>
          <table:table-cell table:formula="of:=SUM([.$D136:.$D151])/COUNT([.$D136:.$D15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1]+[.$B$2]" office:value-type="float" office:value="0.750000000000001" calcext:value-type="float">
            <text:p>0,750</text:p>
          </table:table-cell>
          <table:table-cell office:value-type="float" office:value="0" calcext:value-type="float">
            <text:p>0,000</text:p>
          </table:table-cell>
          <table:table-cell table:formula="of:=[.E151]+[.$B$6]*([.D152]-[.E151])" office:value-type="float" office:value="0.00000000998785521742971" calcext:value-type="float">
            <text:p>0,000</text:p>
          </table:table-cell>
          <table:table-cell table:formula="of:=SUM([.$D151:.$D152])/COUNT([.$D151:.$D152])" office:value-type="float" office:value="0" calcext:value-type="float">
            <text:p>0,000</text:p>
          </table:table-cell>
          <table:table-cell table:formula="of:=SUM([.$D137:.$D152])/COUNT([.$D137:.$D15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2]+[.$B$2]" office:value-type="float" office:value="0.755000000000001" calcext:value-type="float">
            <text:p>0,755</text:p>
          </table:table-cell>
          <table:table-cell office:value-type="float" office:value="0" calcext:value-type="float">
            <text:p>0,000</text:p>
          </table:table-cell>
          <table:table-cell table:formula="of:=[.E152]+[.$B$6]*([.D153]-[.E152])" office:value-type="float" office:value="0.00000000613384606820501" calcext:value-type="float">
            <text:p>0,000</text:p>
          </table:table-cell>
          <table:table-cell table:formula="of:=SUM([.$D152:.$D153])/COUNT([.$D152:.$D153])" office:value-type="float" office:value="0" calcext:value-type="float">
            <text:p>0,000</text:p>
          </table:table-cell>
          <table:table-cell table:formula="of:=SUM([.$D138:.$D153])/COUNT([.$D138:.$D15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3]+[.$B$2]" office:value-type="float" office:value="0.760000000000001" calcext:value-type="float">
            <text:p>0,760</text:p>
          </table:table-cell>
          <table:table-cell office:value-type="float" office:value="0" calcext:value-type="float">
            <text:p>0,000</text:p>
          </table:table-cell>
          <table:table-cell table:formula="of:=[.E153]+[.$B$6]*([.D154]-[.E153])" office:value-type="float" office:value="0.00000000376698167618376" calcext:value-type="float">
            <text:p>0,000</text:p>
          </table:table-cell>
          <table:table-cell table:formula="of:=SUM([.$D153:.$D154])/COUNT([.$D153:.$D154])" office:value-type="float" office:value="0" calcext:value-type="float">
            <text:p>0,000</text:p>
          </table:table-cell>
          <table:table-cell table:formula="of:=SUM([.$D139:.$D154])/COUNT([.$D139:.$D15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4]+[.$B$2]" office:value-type="float" office:value="0.765000000000001" calcext:value-type="float">
            <text:p>0,765</text:p>
          </table:table-cell>
          <table:table-cell office:value-type="float" office:value="0" calcext:value-type="float">
            <text:p>0,000</text:p>
          </table:table-cell>
          <table:table-cell table:formula="of:=[.E154]+[.$B$6]*([.D155]-[.E154])" office:value-type="float" office:value="0.00000000231341817041339" calcext:value-type="float">
            <text:p>0,000</text:p>
          </table:table-cell>
          <table:table-cell table:formula="of:=SUM([.$D154:.$D155])/COUNT([.$D154:.$D155])" office:value-type="float" office:value="0" calcext:value-type="float">
            <text:p>0,000</text:p>
          </table:table-cell>
          <table:table-cell table:formula="of:=SUM([.$D140:.$D155])/COUNT([.$D140:.$D15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5]+[.$B$2]" office:value-type="float" office:value="0.770000000000001" calcext:value-type="float">
            <text:p>0,770</text:p>
          </table:table-cell>
          <table:table-cell office:value-type="float" office:value="0" calcext:value-type="float">
            <text:p>0,000</text:p>
          </table:table-cell>
          <table:table-cell table:formula="of:=[.E155]+[.$B$6]*([.D156]-[.E155])" office:value-type="float" office:value="0.00000000142074055338138" calcext:value-type="float">
            <text:p>0,000</text:p>
          </table:table-cell>
          <table:table-cell table:formula="of:=SUM([.$D155:.$D156])/COUNT([.$D155:.$D156])" office:value-type="float" office:value="0" calcext:value-type="float">
            <text:p>0,000</text:p>
          </table:table-cell>
          <table:table-cell table:formula="of:=SUM([.$D141:.$D156])/COUNT([.$D141:.$D15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6]+[.$B$2]" office:value-type="float" office:value="0.775000000000001" calcext:value-type="float">
            <text:p>0,775</text:p>
          </table:table-cell>
          <table:table-cell office:value-type="float" office:value="0" calcext:value-type="float">
            <text:p>0,000</text:p>
          </table:table-cell>
          <table:table-cell table:formula="of:=[.E156]+[.$B$6]*([.D157]-[.E156])" office:value-type="float" office:value="0.000000000872520042350035" calcext:value-type="float">
            <text:p>0,000</text:p>
          </table:table-cell>
          <table:table-cell table:formula="of:=SUM([.$D156:.$D157])/COUNT([.$D156:.$D157])" office:value-type="float" office:value="0" calcext:value-type="float">
            <text:p>0,000</text:p>
          </table:table-cell>
          <table:table-cell table:formula="of:=SUM([.$D142:.$D157])/COUNT([.$D142:.$D15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7]+[.$B$2]" office:value-type="float" office:value="0.780000000000001" calcext:value-type="float">
            <text:p>0,780</text:p>
          </table:table-cell>
          <table:table-cell office:value-type="float" office:value="0" calcext:value-type="float">
            <text:p>0,000</text:p>
          </table:table-cell>
          <table:table-cell table:formula="of:=[.E157]+[.$B$6]*([.D158]-[.E157])" office:value-type="float" office:value="0.000000000535841130522124" calcext:value-type="float">
            <text:p>0,000</text:p>
          </table:table-cell>
          <table:table-cell table:formula="of:=SUM([.$D157:.$D158])/COUNT([.$D157:.$D158])" office:value-type="float" office:value="0" calcext:value-type="float">
            <text:p>0,000</text:p>
          </table:table-cell>
          <table:table-cell table:formula="of:=SUM([.$D143:.$D158])/COUNT([.$D143:.$D15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8]+[.$B$2]" office:value-type="float" office:value="0.785000000000001" calcext:value-type="float">
            <text:p>0,785</text:p>
          </table:table-cell>
          <table:table-cell office:value-type="float" office:value="0" calcext:value-type="float">
            <text:p>0,000</text:p>
          </table:table-cell>
          <table:table-cell table:formula="of:=[.E158]+[.$B$6]*([.D159]-[.E158])" office:value-type="float" office:value="0.000000000329076357244341" calcext:value-type="float">
            <text:p>0,000</text:p>
          </table:table-cell>
          <table:table-cell table:formula="of:=SUM([.$D158:.$D159])/COUNT([.$D158:.$D159])" office:value-type="float" office:value="0" calcext:value-type="float">
            <text:p>0,000</text:p>
          </table:table-cell>
          <table:table-cell table:formula="of:=SUM([.$D144:.$D159])/COUNT([.$D144:.$D15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59]+[.$B$2]" office:value-type="float" office:value="0.790000000000001" calcext:value-type="float">
            <text:p>0,790</text:p>
          </table:table-cell>
          <table:table-cell office:value-type="float" office:value="0" calcext:value-type="float">
            <text:p>0,000</text:p>
          </table:table-cell>
          <table:table-cell table:formula="of:=[.E159]+[.$B$6]*([.D160]-[.E159])" office:value-type="float" office:value="0.000000000202095812972935" calcext:value-type="float">
            <text:p>0,000</text:p>
          </table:table-cell>
          <table:table-cell table:formula="of:=SUM([.$D159:.$D160])/COUNT([.$D159:.$D160])" office:value-type="float" office:value="0" calcext:value-type="float">
            <text:p>0,000</text:p>
          </table:table-cell>
          <table:table-cell table:formula="of:=SUM([.$D145:.$D160])/COUNT([.$D145:.$D16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0]+[.$B$2]" office:value-type="float" office:value="0.795000000000001" calcext:value-type="float">
            <text:p>0,795</text:p>
          </table:table-cell>
          <table:table-cell office:value-type="float" office:value="0" calcext:value-type="float">
            <text:p>0,000</text:p>
          </table:table-cell>
          <table:table-cell table:formula="of:=[.E160]+[.$B$6]*([.D161]-[.E160])" office:value-type="float" office:value="0.000000000124113193555457" calcext:value-type="float">
            <text:p>0,000</text:p>
          </table:table-cell>
          <table:table-cell table:formula="of:=SUM([.$D160:.$D161])/COUNT([.$D160:.$D161])" office:value-type="float" office:value="0" calcext:value-type="float">
            <text:p>0,000</text:p>
          </table:table-cell>
          <table:table-cell table:formula="of:=SUM([.$D146:.$D161])/COUNT([.$D146:.$D16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1]+[.$B$2]" office:value-type="float" office:value="0.800000000000001" calcext:value-type="float">
            <text:p>0,800</text:p>
          </table:table-cell>
          <table:table-cell office:value-type="float" office:value="0" calcext:value-type="float">
            <text:p>0,000</text:p>
          </table:table-cell>
          <table:table-cell table:formula="of:=[.E161]+[.$B$6]*([.D162]-[.E161])" office:value-type="float" office:value="0.0000000000762216920179204" calcext:value-type="float">
            <text:p>0,000</text:p>
          </table:table-cell>
          <table:table-cell table:formula="of:=SUM([.$D161:.$D162])/COUNT([.$D161:.$D162])" office:value-type="float" office:value="0" calcext:value-type="float">
            <text:p>0,000</text:p>
          </table:table-cell>
          <table:table-cell table:formula="of:=SUM([.$D147:.$D162])/COUNT([.$D147:.$D16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2]+[.$B$2]" office:value-type="float" office:value="0.805000000000001" calcext:value-type="float">
            <text:p>0,805</text:p>
          </table:table-cell>
          <table:table-cell office:value-type="float" office:value="0" calcext:value-type="float">
            <text:p>0,000</text:p>
          </table:table-cell>
          <table:table-cell table:formula="of:=[.E162]+[.$B$6]*([.D163]-[.E162])" office:value-type="float" office:value="0.0000000000468100623925914" calcext:value-type="float">
            <text:p>0,000</text:p>
          </table:table-cell>
          <table:table-cell table:formula="of:=SUM([.$D162:.$D163])/COUNT([.$D162:.$D163])" office:value-type="float" office:value="0" calcext:value-type="float">
            <text:p>0,000</text:p>
          </table:table-cell>
          <table:table-cell table:formula="of:=SUM([.$D148:.$D163])/COUNT([.$D148:.$D16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3]+[.$B$2]" office:value-type="float" office:value="0.810000000000001" calcext:value-type="float">
            <text:p>0,810</text:p>
          </table:table-cell>
          <table:table-cell office:value-type="float" office:value="0" calcext:value-type="float">
            <text:p>0,000</text:p>
          </table:table-cell>
          <table:table-cell table:formula="of:=[.E163]+[.$B$6]*([.D164]-[.E163])" office:value-type="float" office:value="0.0000000000287474849112918" calcext:value-type="float">
            <text:p>0,000</text:p>
          </table:table-cell>
          <table:table-cell table:formula="of:=SUM([.$D163:.$D164])/COUNT([.$D163:.$D164])" office:value-type="float" office:value="0" calcext:value-type="float">
            <text:p>0,000</text:p>
          </table:table-cell>
          <table:table-cell table:formula="of:=SUM([.$D149:.$D164])/COUNT([.$D149:.$D16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4]+[.$B$2]" office:value-type="float" office:value="0.815000000000001" calcext:value-type="float">
            <text:p>0,815</text:p>
          </table:table-cell>
          <table:table-cell office:value-type="float" office:value="0" calcext:value-type="float">
            <text:p>0,000</text:p>
          </table:table-cell>
          <table:table-cell table:formula="of:=[.E164]+[.$B$6]*([.D165]-[.E164])" office:value-type="float" office:value="0.0000000000176547059859452" calcext:value-type="float">
            <text:p>0,000</text:p>
          </table:table-cell>
          <table:table-cell table:formula="of:=SUM([.$D164:.$D165])/COUNT([.$D164:.$D165])" office:value-type="float" office:value="0" calcext:value-type="float">
            <text:p>0,000</text:p>
          </table:table-cell>
          <table:table-cell table:formula="of:=SUM([.$D150:.$D165])/COUNT([.$D150:.$D16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5]+[.$B$2]" office:value-type="float" office:value="0.820000000000001" calcext:value-type="float">
            <text:p>0,820</text:p>
          </table:table-cell>
          <table:table-cell office:value-type="float" office:value="0" calcext:value-type="float">
            <text:p>0,000</text:p>
          </table:table-cell>
          <table:table-cell table:formula="of:=[.E165]+[.$B$6]*([.D166]-[.E165])" office:value-type="float" office:value="0.0000000000108422926183619" calcext:value-type="float">
            <text:p>0,000</text:p>
          </table:table-cell>
          <table:table-cell table:formula="of:=SUM([.$D165:.$D166])/COUNT([.$D165:.$D166])" office:value-type="float" office:value="0" calcext:value-type="float">
            <text:p>0,000</text:p>
          </table:table-cell>
          <table:table-cell table:formula="of:=SUM([.$D151:.$D166])/COUNT([.$D151:.$D16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6]+[.$B$2]" office:value-type="float" office:value="0.825000000000001" calcext:value-type="float">
            <text:p>0,825</text:p>
          </table:table-cell>
          <table:table-cell office:value-type="float" office:value="0" calcext:value-type="float">
            <text:p>0,000</text:p>
          </table:table-cell>
          <table:table-cell table:formula="of:=[.E166]+[.$B$6]*([.D167]-[.E166])" office:value-type="float" office:value="0.0000000000066585820979273" calcext:value-type="float">
            <text:p>0,000</text:p>
          </table:table-cell>
          <table:table-cell table:formula="of:=SUM([.$D166:.$D167])/COUNT([.$D166:.$D167])" office:value-type="float" office:value="0" calcext:value-type="float">
            <text:p>0,000</text:p>
          </table:table-cell>
          <table:table-cell table:formula="of:=SUM([.$D152:.$D167])/COUNT([.$D152:.$D16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7]+[.$B$2]" office:value-type="float" office:value="0.830000000000001" calcext:value-type="float">
            <text:p>0,830</text:p>
          </table:table-cell>
          <table:table-cell office:value-type="float" office:value="0" calcext:value-type="float">
            <text:p>0,000</text:p>
          </table:table-cell>
          <table:table-cell table:formula="of:=[.E167]+[.$B$6]*([.D168]-[.E167])" office:value-type="float" office:value="0.00000000000408923805282213" calcext:value-type="float">
            <text:p>0,000</text:p>
          </table:table-cell>
          <table:table-cell table:formula="of:=SUM([.$D167:.$D168])/COUNT([.$D167:.$D168])" office:value-type="float" office:value="0" calcext:value-type="float">
            <text:p>0,000</text:p>
          </table:table-cell>
          <table:table-cell table:formula="of:=SUM([.$D153:.$D168])/COUNT([.$D153:.$D16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8]+[.$B$2]" office:value-type="float" office:value="0.835000000000001" calcext:value-type="float">
            <text:p>0,835</text:p>
          </table:table-cell>
          <table:table-cell office:value-type="float" office:value="0" calcext:value-type="float">
            <text:p>0,000</text:p>
          </table:table-cell>
          <table:table-cell table:formula="of:=[.E168]+[.$B$6]*([.D169]-[.E168])" office:value-type="float" office:value="0.00000000000251132562559434" calcext:value-type="float">
            <text:p>0,000</text:p>
          </table:table-cell>
          <table:table-cell table:formula="of:=SUM([.$D168:.$D169])/COUNT([.$D168:.$D169])" office:value-type="float" office:value="0" calcext:value-type="float">
            <text:p>0,000</text:p>
          </table:table-cell>
          <table:table-cell table:formula="of:=SUM([.$D154:.$D169])/COUNT([.$D154:.$D16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69]+[.$B$2]" office:value-type="float" office:value="0.840000000000001" calcext:value-type="float">
            <text:p>0,840</text:p>
          </table:table-cell>
          <table:table-cell office:value-type="float" office:value="0" calcext:value-type="float">
            <text:p>0,000</text:p>
          </table:table-cell>
          <table:table-cell table:formula="of:=[.E169]+[.$B$6]*([.D170]-[.E169])" office:value-type="float" office:value="0.00000000000154228154886074" calcext:value-type="float">
            <text:p>0,000</text:p>
          </table:table-cell>
          <table:table-cell table:formula="of:=SUM([.$D169:.$D170])/COUNT([.$D169:.$D170])" office:value-type="float" office:value="0" calcext:value-type="float">
            <text:p>0,000</text:p>
          </table:table-cell>
          <table:table-cell table:formula="of:=SUM([.$D155:.$D170])/COUNT([.$D155:.$D17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0]+[.$B$2]" office:value-type="float" office:value="0.845000000000001" calcext:value-type="float">
            <text:p>0,845</text:p>
          </table:table-cell>
          <table:table-cell office:value-type="float" office:value="0" calcext:value-type="float">
            <text:p>0,000</text:p>
          </table:table-cell>
          <table:table-cell table:formula="of:=[.E170]+[.$B$6]*([.D171]-[.E170])" office:value-type="float" office:value="0.000000000000947162069193377" calcext:value-type="float">
            <text:p>0,000</text:p>
          </table:table-cell>
          <table:table-cell table:formula="of:=SUM([.$D170:.$D171])/COUNT([.$D170:.$D171])" office:value-type="float" office:value="0" calcext:value-type="float">
            <text:p>0,000</text:p>
          </table:table-cell>
          <table:table-cell table:formula="of:=SUM([.$D156:.$D171])/COUNT([.$D156:.$D17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1]+[.$B$2]" office:value-type="float" office:value="0.850000000000001" calcext:value-type="float">
            <text:p>0,850</text:p>
          </table:table-cell>
          <table:table-cell office:value-type="float" office:value="0" calcext:value-type="float">
            <text:p>0,000</text:p>
          </table:table-cell>
          <table:table-cell table:formula="of:=[.E171]+[.$B$6]*([.D172]-[.E171])" office:value-type="float" office:value="0.000000000000581681072422454" calcext:value-type="float">
            <text:p>0,000</text:p>
          </table:table-cell>
          <table:table-cell table:formula="of:=SUM([.$D171:.$D172])/COUNT([.$D171:.$D172])" office:value-type="float" office:value="0" calcext:value-type="float">
            <text:p>0,000</text:p>
          </table:table-cell>
          <table:table-cell table:formula="of:=SUM([.$D157:.$D172])/COUNT([.$D157:.$D17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2]+[.$B$2]" office:value-type="float" office:value="0.855000000000001" calcext:value-type="float">
            <text:p>0,855</text:p>
          </table:table-cell>
          <table:table-cell office:value-type="float" office:value="0" calcext:value-type="float">
            <text:p>0,000</text:p>
          </table:table-cell>
          <table:table-cell table:formula="of:=[.E172]+[.$B$6]*([.D173]-[.E172])" office:value-type="float" office:value="0.000000000000357228061616408" calcext:value-type="float">
            <text:p>0,000</text:p>
          </table:table-cell>
          <table:table-cell table:formula="of:=SUM([.$D172:.$D173])/COUNT([.$D172:.$D173])" office:value-type="float" office:value="0" calcext:value-type="float">
            <text:p>0,000</text:p>
          </table:table-cell>
          <table:table-cell table:formula="of:=SUM([.$D158:.$D173])/COUNT([.$D158:.$D17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3]+[.$B$2]" office:value-type="float" office:value="0.860000000000001" calcext:value-type="float">
            <text:p>0,860</text:p>
          </table:table-cell>
          <table:table-cell office:value-type="float" office:value="0" calcext:value-type="float">
            <text:p>0,000</text:p>
          </table:table-cell>
          <table:table-cell table:formula="of:=[.E173]+[.$B$6]*([.D174]-[.E173])" office:value-type="float" office:value="0.000000000000219384631985303" calcext:value-type="float">
            <text:p>0,000</text:p>
          </table:table-cell>
          <table:table-cell table:formula="of:=SUM([.$D173:.$D174])/COUNT([.$D173:.$D174])" office:value-type="float" office:value="0" calcext:value-type="float">
            <text:p>0,000</text:p>
          </table:table-cell>
          <table:table-cell table:formula="of:=SUM([.$D159:.$D174])/COUNT([.$D159:.$D17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4]+[.$B$2]" office:value-type="float" office:value="0.865000000000001" calcext:value-type="float">
            <text:p>0,865</text:p>
          </table:table-cell>
          <table:table-cell office:value-type="float" office:value="0" calcext:value-type="float">
            <text:p>0,000</text:p>
          </table:table-cell>
          <table:table-cell table:formula="of:=[.E174]+[.$B$6]*([.D175]-[.E174])" office:value-type="float" office:value="0.000000000000134730783840292" calcext:value-type="float">
            <text:p>0,000</text:p>
          </table:table-cell>
          <table:table-cell table:formula="of:=SUM([.$D174:.$D175])/COUNT([.$D174:.$D175])" office:value-type="float" office:value="0" calcext:value-type="float">
            <text:p>0,000</text:p>
          </table:table-cell>
          <table:table-cell table:formula="of:=SUM([.$D160:.$D175])/COUNT([.$D160:.$D17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5]+[.$B$2]" office:value-type="float" office:value="0.870000000000001" calcext:value-type="float">
            <text:p>0,870</text:p>
          </table:table-cell>
          <table:table-cell office:value-type="float" office:value="0" calcext:value-type="float">
            <text:p>0,000</text:p>
          </table:table-cell>
          <table:table-cell table:formula="of:=[.E175]+[.$B$6]*([.D176]-[.E175])" office:value-type="float" office:value="0.0000000000000827422775695405" calcext:value-type="float">
            <text:p>0,000</text:p>
          </table:table-cell>
          <table:table-cell table:formula="of:=SUM([.$D175:.$D176])/COUNT([.$D175:.$D176])" office:value-type="float" office:value="0" calcext:value-type="float">
            <text:p>0,000</text:p>
          </table:table-cell>
          <table:table-cell table:formula="of:=SUM([.$D161:.$D176])/COUNT([.$D161:.$D17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6]+[.$B$2]" office:value-type="float" office:value="0.875000000000001" calcext:value-type="float">
            <text:p>0,875</text:p>
          </table:table-cell>
          <table:table-cell office:value-type="float" office:value="0" calcext:value-type="float">
            <text:p>0,000</text:p>
          </table:table-cell>
          <table:table-cell table:formula="of:=[.E176]+[.$B$6]*([.D177]-[.E176])" office:value-type="float" office:value="0.0000000000000508145525636546" calcext:value-type="float">
            <text:p>0,000</text:p>
          </table:table-cell>
          <table:table-cell table:formula="of:=SUM([.$D176:.$D177])/COUNT([.$D176:.$D177])" office:value-type="float" office:value="0" calcext:value-type="float">
            <text:p>0,000</text:p>
          </table:table-cell>
          <table:table-cell table:formula="of:=SUM([.$D162:.$D177])/COUNT([.$D162:.$D17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7]+[.$B$2]" office:value-type="float" office:value="0.880000000000001" calcext:value-type="float">
            <text:p>0,880</text:p>
          </table:table-cell>
          <table:table-cell office:value-type="float" office:value="0" calcext:value-type="float">
            <text:p>0,000</text:p>
          </table:table-cell>
          <table:table-cell table:formula="of:=[.E177]+[.$B$6]*([.D178]-[.E177])" office:value-type="float" office:value="0.0000000000000312067642817093" calcext:value-type="float">
            <text:p>0,000</text:p>
          </table:table-cell>
          <table:table-cell table:formula="of:=SUM([.$D177:.$D178])/COUNT([.$D177:.$D178])" office:value-type="float" office:value="0" calcext:value-type="float">
            <text:p>0,000</text:p>
          </table:table-cell>
          <table:table-cell table:formula="of:=SUM([.$D163:.$D178])/COUNT([.$D163:.$D17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8]+[.$B$2]" office:value-type="float" office:value="0.885000000000001" calcext:value-type="float">
            <text:p>0,885</text:p>
          </table:table-cell>
          <table:table-cell office:value-type="float" office:value="0" calcext:value-type="float">
            <text:p>0,000</text:p>
          </table:table-cell>
          <table:table-cell table:formula="of:=[.E178]+[.$B$6]*([.D179]-[.E178])" office:value-type="float" office:value="0.0000000000000191650243444381" calcext:value-type="float">
            <text:p>0,000</text:p>
          </table:table-cell>
          <table:table-cell table:formula="of:=SUM([.$D178:.$D179])/COUNT([.$D178:.$D179])" office:value-type="float" office:value="0" calcext:value-type="float">
            <text:p>0,000</text:p>
          </table:table-cell>
          <table:table-cell table:formula="of:=SUM([.$D164:.$D179])/COUNT([.$D164:.$D17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79]+[.$B$2]" office:value-type="float" office:value="0.890000000000001" calcext:value-type="float">
            <text:p>0,890</text:p>
          </table:table-cell>
          <table:table-cell office:value-type="float" office:value="0" calcext:value-type="float">
            <text:p>0,000</text:p>
          </table:table-cell>
          <table:table-cell table:formula="of:=[.E179]+[.$B$6]*([.D180]-[.E179])" office:value-type="float" office:value="0.0000000000000117698251189144" calcext:value-type="float">
            <text:p>0,000</text:p>
          </table:table-cell>
          <table:table-cell table:formula="of:=SUM([.$D179:.$D180])/COUNT([.$D179:.$D180])" office:value-type="float" office:value="0" calcext:value-type="float">
            <text:p>0,000</text:p>
          </table:table-cell>
          <table:table-cell table:formula="of:=SUM([.$D165:.$D180])/COUNT([.$D165:.$D18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0]+[.$B$2]" office:value-type="float" office:value="0.895000000000001" calcext:value-type="float">
            <text:p>0,895</text:p>
          </table:table-cell>
          <table:table-cell office:value-type="float" office:value="0" calcext:value-type="float">
            <text:p>0,000</text:p>
          </table:table-cell>
          <table:table-cell table:formula="of:=[.E180]+[.$B$6]*([.D181]-[.E180])" office:value-type="float" office:value="7.22820805443077E-015" calcext:value-type="float">
            <text:p>0,000</text:p>
          </table:table-cell>
          <table:table-cell table:formula="of:=SUM([.$D180:.$D181])/COUNT([.$D180:.$D181])" office:value-type="float" office:value="0" calcext:value-type="float">
            <text:p>0,000</text:p>
          </table:table-cell>
          <table:table-cell table:formula="of:=SUM([.$D166:.$D181])/COUNT([.$D166:.$D18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1]+[.$B$2]" office:value-type="float" office:value="0.900000000000001" calcext:value-type="float">
            <text:p>0,900</text:p>
          </table:table-cell>
          <table:table-cell office:value-type="float" office:value="0" calcext:value-type="float">
            <text:p>0,000</text:p>
          </table:table-cell>
          <table:table-cell table:formula="of:=[.E181]+[.$B$6]*([.D182]-[.E181])" office:value-type="float" office:value="4.43906270061528E-015" calcext:value-type="float">
            <text:p>0,000</text:p>
          </table:table-cell>
          <table:table-cell table:formula="of:=SUM([.$D181:.$D182])/COUNT([.$D181:.$D182])" office:value-type="float" office:value="0" calcext:value-type="float">
            <text:p>0,000</text:p>
          </table:table-cell>
          <table:table-cell table:formula="of:=SUM([.$D167:.$D182])/COUNT([.$D167:.$D18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2]+[.$B$2]" office:value-type="float" office:value="0.905000000000001" calcext:value-type="float">
            <text:p>0,905</text:p>
          </table:table-cell>
          <table:table-cell office:value-type="float" office:value="0" calcext:value-type="float">
            <text:p>0,000</text:p>
          </table:table-cell>
          <table:table-cell table:formula="of:=[.E182]+[.$B$6]*([.D183]-[.E182])" office:value-type="float" office:value="2.72616359568052E-015" calcext:value-type="float">
            <text:p>0,000</text:p>
          </table:table-cell>
          <table:table-cell table:formula="of:=SUM([.$D182:.$D183])/COUNT([.$D182:.$D183])" office:value-type="float" office:value="0" calcext:value-type="float">
            <text:p>0,000</text:p>
          </table:table-cell>
          <table:table-cell table:formula="of:=SUM([.$D168:.$D183])/COUNT([.$D168:.$D18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3]+[.$B$2]" office:value-type="float" office:value="0.910000000000001" calcext:value-type="float">
            <text:p>0,910</text:p>
          </table:table-cell>
          <table:table-cell office:value-type="float" office:value="0" calcext:value-type="float">
            <text:p>0,000</text:p>
          </table:table-cell>
          <table:table-cell table:formula="of:=[.E183]+[.$B$6]*([.D184]-[.E183])" office:value-type="float" office:value="1.67422008916062E-015" calcext:value-type="float">
            <text:p>0,000</text:p>
          </table:table-cell>
          <table:table-cell table:formula="of:=SUM([.$D183:.$D184])/COUNT([.$D183:.$D184])" office:value-type="float" office:value="0" calcext:value-type="float">
            <text:p>0,000</text:p>
          </table:table-cell>
          <table:table-cell table:formula="of:=SUM([.$D169:.$D184])/COUNT([.$D169:.$D18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4]+[.$B$2]" office:value-type="float" office:value="0.915000000000001" calcext:value-type="float">
            <text:p>0,915</text:p>
          </table:table-cell>
          <table:table-cell office:value-type="float" office:value="0" calcext:value-type="float">
            <text:p>0,000</text:p>
          </table:table-cell>
          <table:table-cell table:formula="of:=[.E184]+[.$B$6]*([.D185]-[.E184])" office:value-type="float" office:value="1.02818954496724E-015" calcext:value-type="float">
            <text:p>0,000</text:p>
          </table:table-cell>
          <table:table-cell table:formula="of:=SUM([.$D184:.$D185])/COUNT([.$D184:.$D185])" office:value-type="float" office:value="0" calcext:value-type="float">
            <text:p>0,000</text:p>
          </table:table-cell>
          <table:table-cell table:formula="of:=SUM([.$D170:.$D185])/COUNT([.$D170:.$D18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5]+[.$B$2]" office:value-type="float" office:value="0.920000000000001" calcext:value-type="float">
            <text:p>0,920</text:p>
          </table:table-cell>
          <table:table-cell office:value-type="float" office:value="0" calcext:value-type="float">
            <text:p>0,000</text:p>
          </table:table-cell>
          <table:table-cell table:formula="of:=[.E185]+[.$B$6]*([.D186]-[.E185])" office:value-type="float" office:value="6.31442512979258E-016" calcext:value-type="float">
            <text:p>0,000</text:p>
          </table:table-cell>
          <table:table-cell table:formula="of:=SUM([.$D185:.$D186])/COUNT([.$D185:.$D186])" office:value-type="float" office:value="0" calcext:value-type="float">
            <text:p>0,000</text:p>
          </table:table-cell>
          <table:table-cell table:formula="of:=SUM([.$D171:.$D186])/COUNT([.$D171:.$D18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6]+[.$B$2]" office:value-type="float" office:value="0.925000000000001" calcext:value-type="float">
            <text:p>0,925</text:p>
          </table:table-cell>
          <table:table-cell office:value-type="float" office:value="0" calcext:value-type="float">
            <text:p>0,000</text:p>
          </table:table-cell>
          <table:table-cell table:formula="of:=[.E186]+[.$B$6]*([.D187]-[.E186])" office:value-type="float" office:value="3.87788077742284E-016" calcext:value-type="float">
            <text:p>0,000</text:p>
          </table:table-cell>
          <table:table-cell table:formula="of:=SUM([.$D186:.$D187])/COUNT([.$D186:.$D187])" office:value-type="float" office:value="0" calcext:value-type="float">
            <text:p>0,000</text:p>
          </table:table-cell>
          <table:table-cell table:formula="of:=SUM([.$D172:.$D187])/COUNT([.$D172:.$D18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7]+[.$B$2]" office:value-type="float" office:value="0.930000000000001" calcext:value-type="float">
            <text:p>0,930</text:p>
          </table:table-cell>
          <table:table-cell office:value-type="float" office:value="0" calcext:value-type="float">
            <text:p>0,000</text:p>
          </table:table-cell>
          <table:table-cell table:formula="of:=[.E187]+[.$B$6]*([.D188]-[.E187])" office:value-type="float" office:value="2.3815246859059E-016" calcext:value-type="float">
            <text:p>0,000</text:p>
          </table:table-cell>
          <table:table-cell table:formula="of:=SUM([.$D187:.$D188])/COUNT([.$D187:.$D188])" office:value-type="float" office:value="0" calcext:value-type="float">
            <text:p>0,000</text:p>
          </table:table-cell>
          <table:table-cell table:formula="of:=SUM([.$D173:.$D188])/COUNT([.$D173:.$D18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8]+[.$B$2]" office:value-type="float" office:value="0.935000000000001" calcext:value-type="float">
            <text:p>0,935</text:p>
          </table:table-cell>
          <table:table-cell office:value-type="float" office:value="0" calcext:value-type="float">
            <text:p>0,000</text:p>
          </table:table-cell>
          <table:table-cell table:formula="of:=[.E188]+[.$B$6]*([.D189]-[.E188])" office:value-type="float" office:value="1.46256683872279E-016" calcext:value-type="float">
            <text:p>0,000</text:p>
          </table:table-cell>
          <table:table-cell table:formula="of:=SUM([.$D188:.$D189])/COUNT([.$D188:.$D189])" office:value-type="float" office:value="0" calcext:value-type="float">
            <text:p>0,000</text:p>
          </table:table-cell>
          <table:table-cell table:formula="of:=SUM([.$D174:.$D189])/COUNT([.$D174:.$D18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89]+[.$B$2]" office:value-type="float" office:value="0.940000000000001" calcext:value-type="float">
            <text:p>0,940</text:p>
          </table:table-cell>
          <table:table-cell office:value-type="float" office:value="0" calcext:value-type="float">
            <text:p>0,000</text:p>
          </table:table-cell>
          <table:table-cell table:formula="of:=[.E189]+[.$B$6]*([.D190]-[.E189])" office:value-type="float" office:value="8.98206837993738E-017" calcext:value-type="float">
            <text:p>0,000</text:p>
          </table:table-cell>
          <table:table-cell table:formula="of:=SUM([.$D189:.$D190])/COUNT([.$D189:.$D190])" office:value-type="float" office:value="0" calcext:value-type="float">
            <text:p>0,000</text:p>
          </table:table-cell>
          <table:table-cell table:formula="of:=SUM([.$D175:.$D190])/COUNT([.$D175:.$D19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0]+[.$B$2]" office:value-type="float" office:value="0.945000000000001" calcext:value-type="float">
            <text:p>0,945</text:p>
          </table:table-cell>
          <table:table-cell office:value-type="float" office:value="0" calcext:value-type="float">
            <text:p>0,000</text:p>
          </table:table-cell>
          <table:table-cell table:formula="of:=[.E190]+[.$B$6]*([.D191]-[.E190])" office:value-type="float" office:value="5.51616174015842E-017" calcext:value-type="float">
            <text:p>0,000</text:p>
          </table:table-cell>
          <table:table-cell table:formula="of:=SUM([.$D190:.$D191])/COUNT([.$D190:.$D191])" office:value-type="float" office:value="0" calcext:value-type="float">
            <text:p>0,000</text:p>
          </table:table-cell>
          <table:table-cell table:formula="of:=SUM([.$D176:.$D191])/COUNT([.$D176:.$D19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1]+[.$B$2]" office:value-type="float" office:value="0.950000000000001" calcext:value-type="float">
            <text:p>0,950</text:p>
          </table:table-cell>
          <table:table-cell office:value-type="float" office:value="0" calcext:value-type="float">
            <text:p>0,000</text:p>
          </table:table-cell>
          <table:table-cell table:formula="of:=[.E191]+[.$B$6]*([.D192]-[.E191])" office:value-type="float" office:value="3.38764291881284E-017" calcext:value-type="float">
            <text:p>0,000</text:p>
          </table:table-cell>
          <table:table-cell table:formula="of:=SUM([.$D191:.$D192])/COUNT([.$D191:.$D192])" office:value-type="float" office:value="0" calcext:value-type="float">
            <text:p>0,000</text:p>
          </table:table-cell>
          <table:table-cell table:formula="of:=SUM([.$D177:.$D192])/COUNT([.$D177:.$D192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2]+[.$B$2]" office:value-type="float" office:value="0.955000000000001" calcext:value-type="float">
            <text:p>0,955</text:p>
          </table:table-cell>
          <table:table-cell office:value-type="float" office:value="0" calcext:value-type="float">
            <text:p>0,000</text:p>
          </table:table-cell>
          <table:table-cell table:formula="of:=[.E192]+[.$B$6]*([.D193]-[.E192])" office:value-type="float" office:value="2.0804546867861E-017" calcext:value-type="float">
            <text:p>0,000</text:p>
          </table:table-cell>
          <table:table-cell table:formula="of:=SUM([.$D192:.$D193])/COUNT([.$D192:.$D193])" office:value-type="float" office:value="0" calcext:value-type="float">
            <text:p>0,000</text:p>
          </table:table-cell>
          <table:table-cell table:formula="of:=SUM([.$D178:.$D193])/COUNT([.$D178:.$D193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3]+[.$B$2]" office:value-type="float" office:value="0.960000000000001" calcext:value-type="float">
            <text:p>0,960</text:p>
          </table:table-cell>
          <table:table-cell office:value-type="float" office:value="0" calcext:value-type="float">
            <text:p>0,000</text:p>
          </table:table-cell>
          <table:table-cell table:formula="of:=[.E193]+[.$B$6]*([.D194]-[.E193])" office:value-type="float" office:value="1.27767058320511E-017" calcext:value-type="float">
            <text:p>0,000</text:p>
          </table:table-cell>
          <table:table-cell table:formula="of:=SUM([.$D193:.$D194])/COUNT([.$D193:.$D194])" office:value-type="float" office:value="0" calcext:value-type="float">
            <text:p>0,000</text:p>
          </table:table-cell>
          <table:table-cell table:formula="of:=SUM([.$D179:.$D194])/COUNT([.$D179:.$D194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4]+[.$B$2]" office:value-type="float" office:value="0.965000000000001" calcext:value-type="float">
            <text:p>0,965</text:p>
          </table:table-cell>
          <table:table-cell office:value-type="float" office:value="0" calcext:value-type="float">
            <text:p>0,000</text:p>
          </table:table-cell>
          <table:table-cell table:formula="of:=[.E194]+[.$B$6]*([.D195]-[.E194])" office:value-type="float" office:value="7.84656416482444E-018" calcext:value-type="float">
            <text:p>0,000</text:p>
          </table:table-cell>
          <table:table-cell table:formula="of:=SUM([.$D194:.$D195])/COUNT([.$D194:.$D195])" office:value-type="float" office:value="0" calcext:value-type="float">
            <text:p>0,000</text:p>
          </table:table-cell>
          <table:table-cell table:formula="of:=SUM([.$D180:.$D195])/COUNT([.$D180:.$D195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5]+[.$B$2]" office:value-type="float" office:value="0.970000000000001" calcext:value-type="float">
            <text:p>0,970</text:p>
          </table:table-cell>
          <table:table-cell office:value-type="float" office:value="0" calcext:value-type="float">
            <text:p>0,000</text:p>
          </table:table-cell>
          <table:table-cell table:formula="of:=[.E195]+[.$B$6]*([.D196]-[.E195])" office:value-type="float" office:value="4.81881401998461E-018" calcext:value-type="float">
            <text:p>0,000</text:p>
          </table:table-cell>
          <table:table-cell table:formula="of:=SUM([.$D195:.$D196])/COUNT([.$D195:.$D196])" office:value-type="float" office:value="0" calcext:value-type="float">
            <text:p>0,000</text:p>
          </table:table-cell>
          <table:table-cell table:formula="of:=SUM([.$D181:.$D196])/COUNT([.$D181:.$D196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6]+[.$B$2]" office:value-type="float" office:value="0.975000000000001" calcext:value-type="float">
            <text:p>0,975</text:p>
          </table:table-cell>
          <table:table-cell office:value-type="float" office:value="0" calcext:value-type="float">
            <text:p>0,000</text:p>
          </table:table-cell>
          <table:table-cell table:formula="of:=[.E196]+[.$B$6]*([.D197]-[.E196])" office:value-type="float" office:value="2.95938044619556E-018" calcext:value-type="float">
            <text:p>0,000</text:p>
          </table:table-cell>
          <table:table-cell table:formula="of:=SUM([.$D196:.$D197])/COUNT([.$D196:.$D197])" office:value-type="float" office:value="0" calcext:value-type="float">
            <text:p>0,000</text:p>
          </table:table-cell>
          <table:table-cell table:formula="of:=SUM([.$D182:.$D197])/COUNT([.$D182:.$D197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7]+[.$B$2]" office:value-type="float" office:value="0.980000000000001" calcext:value-type="float">
            <text:p>0,980</text:p>
          </table:table-cell>
          <table:table-cell office:value-type="float" office:value="0" calcext:value-type="float">
            <text:p>0,000</text:p>
          </table:table-cell>
          <table:table-cell table:formula="of:=[.E197]+[.$B$6]*([.D198]-[.E197])" office:value-type="float" office:value="1.81744565965893E-018" calcext:value-type="float">
            <text:p>0,000</text:p>
          </table:table-cell>
          <table:table-cell table:formula="of:=SUM([.$D197:.$D198])/COUNT([.$D197:.$D198])" office:value-type="float" office:value="0" calcext:value-type="float">
            <text:p>0,000</text:p>
          </table:table-cell>
          <table:table-cell table:formula="of:=SUM([.$D183:.$D198])/COUNT([.$D183:.$D198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8]+[.$B$2]" office:value-type="float" office:value="0.985000000000001" calcext:value-type="float">
            <text:p>0,985</text:p>
          </table:table-cell>
          <table:table-cell office:value-type="float" office:value="0" calcext:value-type="float">
            <text:p>0,000</text:p>
          </table:table-cell>
          <table:table-cell table:formula="of:=[.E198]+[.$B$6]*([.D199]-[.E198])" office:value-type="float" office:value="1.11614872973139E-018" calcext:value-type="float">
            <text:p>0,000</text:p>
          </table:table-cell>
          <table:table-cell table:formula="of:=SUM([.$D198:.$D199])/COUNT([.$D198:.$D199])" office:value-type="float" office:value="0" calcext:value-type="float">
            <text:p>0,000</text:p>
          </table:table-cell>
          <table:table-cell table:formula="of:=SUM([.$D184:.$D199])/COUNT([.$D184:.$D199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199]+[.$B$2]" office:value-type="float" office:value="0.990000000000001" calcext:value-type="float">
            <text:p>0,990</text:p>
          </table:table-cell>
          <table:table-cell office:value-type="float" office:value="0" calcext:value-type="float">
            <text:p>0,000</text:p>
          </table:table-cell>
          <table:table-cell table:formula="of:=[.E199]+[.$B$6]*([.D200]-[.E199])" office:value-type="float" office:value="6.85460927131533E-019" calcext:value-type="float">
            <text:p>0,000</text:p>
          </table:table-cell>
          <table:table-cell table:formula="of:=SUM([.$D199:.$D200])/COUNT([.$D199:.$D200])" office:value-type="float" office:value="0" calcext:value-type="float">
            <text:p>0,000</text:p>
          </table:table-cell>
          <table:table-cell table:formula="of:=SUM([.$D185:.$D200])/COUNT([.$D185:.$D200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00]+[.$B$2]" office:value-type="float" office:value="0.995000000000001" calcext:value-type="float">
            <text:p>0,995</text:p>
          </table:table-cell>
          <table:table-cell office:value-type="float" office:value="0" calcext:value-type="float">
            <text:p>0,000</text:p>
          </table:table-cell>
          <table:table-cell table:formula="of:=[.E200]+[.$B$6]*([.D201]-[.E200])" office:value-type="float" office:value="4.20962430998866E-019" calcext:value-type="float">
            <text:p>0,000</text:p>
          </table:table-cell>
          <table:table-cell table:formula="of:=SUM([.$D200:.$D201])/COUNT([.$D200:.$D201])" office:value-type="float" office:value="0" calcext:value-type="float">
            <text:p>0,000</text:p>
          </table:table-cell>
          <table:table-cell table:formula="of:=SUM([.$D186:.$D201])/COUNT([.$D186:.$D201])" office:value-type="float" office:value="0" calcext:value-type="float">
            <text:p>0,000</text:p>
          </table:table-cell>
        </table:table-row>
        <table:table-row table:style-name="ro1">
          <table:table-cell table:number-columns-repeated="2"/>
          <table:table-cell table:formula="of:=[.C201]+[.$B$2]" office:value-type="float" office:value="1" calcext:value-type="float">
            <text:p>1,000</text:p>
          </table:table-cell>
          <table:table-cell office:value-type="float" office:value="1000" calcext:value-type="float">
            <text:p>1000,000</text:p>
          </table:table-cell>
          <table:table-cell table:formula="of:=[.E201]+[.$B$6]*([.D202]-[.E201])" office:value-type="float" office:value="385.869545095038" calcext:value-type="float">
            <text:p>385,870</text:p>
          </table:table-cell>
          <table:table-cell table:formula="of:=SUM([.$D201:.$D202])/COUNT([.$D201:.$D202])" office:value-type="float" office:value="500" calcext:value-type="float">
            <text:p>500,000</text:p>
          </table:table-cell>
          <table:table-cell table:formula="of:=SUM([.$D187:.$D202])/COUNT([.$D187:.$D202])" office:value-type="float" office:value="62.5" calcext:value-type="float">
            <text:p>62,500</text:p>
          </table:table-cell>
        </table:table-row>
        <table:table-row table:style-name="ro1">
          <table:table-cell table:number-columns-repeated="2"/>
          <table:table-cell table:formula="of:=[.C202]+[.$B$2]" office:value-type="float" office:value="1.005" calcext:value-type="float">
            <text:p>1,005</text:p>
          </table:table-cell>
          <table:table-cell office:value-type="float" office:value="1000" calcext:value-type="float">
            <text:p>1000,000</text:p>
          </table:table-cell>
          <table:table-cell table:formula="of:=[.E202]+[.$B$6]*([.D203]-[.E202])" office:value-type="float" office:value="622.843784358224" calcext:value-type="float">
            <text:p>622,844</text:p>
          </table:table-cell>
          <table:table-cell table:formula="of:=SUM([.$D202:.$D203])/COUNT([.$D202:.$D203])" office:value-type="float" office:value="1000" calcext:value-type="float">
            <text:p>1000,000</text:p>
          </table:table-cell>
          <table:table-cell table:formula="of:=SUM([.$D188:.$D203])/COUNT([.$D188:.$D203])" office:value-type="float" office:value="125" calcext:value-type="float">
            <text:p>125,000</text:p>
          </table:table-cell>
        </table:table-row>
        <table:table-row table:style-name="ro1">
          <table:table-cell table:number-columns-repeated="2"/>
          <table:table-cell table:formula="of:=[.C203]+[.$B$2]" office:value-type="float" office:value="1.01" calcext:value-type="float">
            <text:p>1,010</text:p>
          </table:table-cell>
          <table:table-cell office:value-type="float" office:value="1000" calcext:value-type="float">
            <text:p>1000,000</text:p>
          </table:table-cell>
          <table:table-cell table:formula="of:=[.E203]+[.$B$6]*([.D204]-[.E203])" office:value-type="float" office:value="768.376881717682" calcext:value-type="float">
            <text:p>768,377</text:p>
          </table:table-cell>
          <table:table-cell table:formula="of:=SUM([.$D203:.$D204])/COUNT([.$D203:.$D204])" office:value-type="float" office:value="1000" calcext:value-type="float">
            <text:p>1000,000</text:p>
          </table:table-cell>
          <table:table-cell table:formula="of:=SUM([.$D189:.$D204])/COUNT([.$D189:.$D204])" office:value-type="float" office:value="187.5" calcext:value-type="float">
            <text:p>187,500</text:p>
          </table:table-cell>
        </table:table-row>
        <table:table-row table:style-name="ro1">
          <table:table-cell table:number-columns-repeated="2"/>
          <table:table-cell table:formula="of:=[.C204]+[.$B$2]" office:value-type="float" office:value="1.015" calcext:value-type="float">
            <text:p>1,015</text:p>
          </table:table-cell>
          <table:table-cell office:value-type="float" office:value="1000" calcext:value-type="float">
            <text:p>1000,000</text:p>
          </table:table-cell>
          <table:table-cell table:formula="of:=[.E204]+[.$B$6]*([.D205]-[.E204])" office:value-type="float" office:value="857.753189002774" calcext:value-type="float">
            <text:p>857,753</text:p>
          </table:table-cell>
          <table:table-cell table:formula="of:=SUM([.$D204:.$D205])/COUNT([.$D204:.$D205])" office:value-type="float" office:value="1000" calcext:value-type="float">
            <text:p>1000,000</text:p>
          </table:table-cell>
          <table:table-cell table:formula="of:=SUM([.$D190:.$D205])/COUNT([.$D190:.$D205])" office:value-type="float" office:value="250" calcext:value-type="float">
            <text:p>250,000</text:p>
          </table:table-cell>
        </table:table-row>
        <table:table-row table:style-name="ro1">
          <table:table-cell table:number-columns-repeated="2"/>
          <table:table-cell table:formula="of:=[.C205]+[.$B$2]" office:value-type="float" office:value="1.02" calcext:value-type="float">
            <text:p>1,020</text:p>
          </table:table-cell>
          <table:table-cell office:value-type="float" office:value="1000" calcext:value-type="float">
            <text:p>1000,000</text:p>
          </table:table-cell>
          <table:table-cell table:formula="of:=[.E205]+[.$B$6]*([.D206]-[.E205])" office:value-type="float" office:value="912.641901253493" calcext:value-type="float">
            <text:p>912,642</text:p>
          </table:table-cell>
          <table:table-cell table:formula="of:=SUM([.$D205:.$D206])/COUNT([.$D205:.$D206])" office:value-type="float" office:value="1000" calcext:value-type="float">
            <text:p>1000,000</text:p>
          </table:table-cell>
          <table:table-cell table:formula="of:=SUM([.$D191:.$D206])/COUNT([.$D191:.$D206])" office:value-type="float" office:value="312.5" calcext:value-type="float">
            <text:p>312,500</text:p>
          </table:table-cell>
        </table:table-row>
        <table:table-row table:style-name="ro1">
          <table:table-cell table:number-columns-repeated="2"/>
          <table:table-cell table:formula="of:=[.C206]+[.$B$2]" office:value-type="float" office:value="1.025" calcext:value-type="float">
            <text:p>1,025</text:p>
          </table:table-cell>
          <table:table-cell office:value-type="float" office:value="1000" calcext:value-type="float">
            <text:p>1000,000</text:p>
          </table:table-cell>
          <table:table-cell table:formula="of:=[.E206]+[.$B$6]*([.D207]-[.E206])" office:value-type="float" office:value="946.350731077175" calcext:value-type="float">
            <text:p>946,351</text:p>
          </table:table-cell>
          <table:table-cell table:formula="of:=SUM([.$D206:.$D207])/COUNT([.$D206:.$D207])" office:value-type="float" office:value="1000" calcext:value-type="float">
            <text:p>1000,000</text:p>
          </table:table-cell>
          <table:table-cell table:formula="of:=SUM([.$D192:.$D207])/COUNT([.$D192:.$D207])" office:value-type="float" office:value="375" calcext:value-type="float">
            <text:p>375,000</text:p>
          </table:table-cell>
        </table:table-row>
        <table:table-row table:style-name="ro1">
          <table:table-cell table:number-columns-repeated="2"/>
          <table:table-cell table:formula="of:=[.C207]+[.$B$2]" office:value-type="float" office:value="1.03" calcext:value-type="float">
            <text:p>1,030</text:p>
          </table:table-cell>
          <table:table-cell office:value-type="float" office:value="1000" calcext:value-type="float">
            <text:p>1000,000</text:p>
          </table:table-cell>
          <table:table-cell table:formula="of:=[.E207]+[.$B$6]*([.D208]-[.E207])" office:value-type="float" office:value="967.052350071107" calcext:value-type="float">
            <text:p>967,052</text:p>
          </table:table-cell>
          <table:table-cell table:formula="of:=SUM([.$D207:.$D208])/COUNT([.$D207:.$D208])" office:value-type="float" office:value="1000" calcext:value-type="float">
            <text:p>1000,000</text:p>
          </table:table-cell>
          <table:table-cell table:formula="of:=SUM([.$D193:.$D208])/COUNT([.$D193:.$D208])" office:value-type="float" office:value="437.5" calcext:value-type="float">
            <text:p>437,500</text:p>
          </table:table-cell>
        </table:table-row>
        <table:table-row table:style-name="ro1">
          <table:table-cell table:number-columns-repeated="2"/>
          <table:table-cell table:formula="of:=[.C208]+[.$B$2]" office:value-type="float" office:value="1.035" calcext:value-type="float">
            <text:p>1,035</text:p>
          </table:table-cell>
          <table:table-cell office:value-type="float" office:value="1000" calcext:value-type="float">
            <text:p>1000,000</text:p>
          </table:table-cell>
          <table:table-cell table:formula="of:=[.E208]+[.$B$6]*([.D209]-[.E208])" office:value-type="float" office:value="979.765844761119" calcext:value-type="float">
            <text:p>979,766</text:p>
          </table:table-cell>
          <table:table-cell table:formula="of:=SUM([.$D208:.$D209])/COUNT([.$D208:.$D209])" office:value-type="float" office:value="1000" calcext:value-type="float">
            <text:p>1000,000</text:p>
          </table:table-cell>
          <table:table-cell table:formula="of:=SUM([.$D194:.$D209])/COUNT([.$D194:.$D209])" office:value-type="float" office:value="500" calcext:value-type="float">
            <text:p>500,000</text:p>
          </table:table-cell>
        </table:table-row>
        <table:table-row table:style-name="ro1">
          <table:table-cell table:number-columns-repeated="2"/>
          <table:table-cell table:formula="of:=[.C209]+[.$B$2]" office:value-type="float" office:value="1.04" calcext:value-type="float">
            <text:p>1,040</text:p>
          </table:table-cell>
          <table:table-cell office:value-type="float" office:value="1000" calcext:value-type="float">
            <text:p>1000,000</text:p>
          </table:table-cell>
          <table:table-cell table:formula="of:=[.E209]+[.$B$6]*([.D210]-[.E209])" office:value-type="float" office:value="987.573589038529" calcext:value-type="float">
            <text:p>987,574</text:p>
          </table:table-cell>
          <table:table-cell table:formula="of:=SUM([.$D209:.$D210])/COUNT([.$D209:.$D210])" office:value-type="float" office:value="1000" calcext:value-type="float">
            <text:p>1000,000</text:p>
          </table:table-cell>
          <table:table-cell table:formula="of:=SUM([.$D195:.$D210])/COUNT([.$D195:.$D210])" office:value-type="float" office:value="562.5" calcext:value-type="float">
            <text:p>562,500</text:p>
          </table:table-cell>
        </table:table-row>
        <table:table-row table:style-name="ro1">
          <table:table-cell table:number-columns-repeated="2"/>
          <table:table-cell table:formula="of:=[.C210]+[.$B$2]" office:value-type="float" office:value="1.045" calcext:value-type="float">
            <text:p>1,045</text:p>
          </table:table-cell>
          <table:table-cell office:value-type="float" office:value="1000" calcext:value-type="float">
            <text:p>1000,000</text:p>
          </table:table-cell>
          <table:table-cell table:formula="of:=[.E210]+[.$B$6]*([.D211]-[.E210])" office:value-type="float" office:value="992.368562583396" calcext:value-type="float">
            <text:p>992,369</text:p>
          </table:table-cell>
          <table:table-cell table:formula="of:=SUM([.$D210:.$D211])/COUNT([.$D210:.$D211])" office:value-type="float" office:value="1000" calcext:value-type="float">
            <text:p>1000,000</text:p>
          </table:table-cell>
          <table:table-cell table:formula="of:=SUM([.$D196:.$D211])/COUNT([.$D196:.$D211])" office:value-type="float" office:value="625" calcext:value-type="float">
            <text:p>625,000</text:p>
          </table:table-cell>
        </table:table-row>
        <table:table-row table:style-name="ro1">
          <table:table-cell table:number-columns-repeated="2"/>
          <table:table-cell table:formula="of:=[.C211]+[.$B$2]" office:value-type="float" office:value="1.05" calcext:value-type="float">
            <text:p>1,050</text:p>
          </table:table-cell>
          <table:table-cell office:value-type="float" office:value="1000" calcext:value-type="float">
            <text:p>1000,000</text:p>
          </table:table-cell>
          <table:table-cell table:formula="of:=[.E211]+[.$B$6]*([.D212]-[.E211])" office:value-type="float" office:value="995.313301867762" calcext:value-type="float">
            <text:p>995,313</text:p>
          </table:table-cell>
          <table:table-cell table:formula="of:=SUM([.$D211:.$D212])/COUNT([.$D211:.$D212])" office:value-type="float" office:value="1000" calcext:value-type="float">
            <text:p>1000,000</text:p>
          </table:table-cell>
          <table:table-cell table:formula="of:=SUM([.$D197:.$D212])/COUNT([.$D197:.$D212])" office:value-type="float" office:value="687.5" calcext:value-type="float">
            <text:p>687,500</text:p>
          </table:table-cell>
        </table:table-row>
        <table:table-row table:style-name="ro1">
          <table:table-cell table:number-columns-repeated="2"/>
          <table:table-cell table:formula="of:=[.C212]+[.$B$2]" office:value-type="float" office:value="1.055" calcext:value-type="float">
            <text:p>1,055</text:p>
          </table:table-cell>
          <table:table-cell office:value-type="float" office:value="1000" calcext:value-type="float">
            <text:p>1000,000</text:p>
          </table:table-cell>
          <table:table-cell table:formula="of:=[.E212]+[.$B$6]*([.D213]-[.E212])" office:value-type="float" office:value="997.121755944047" calcext:value-type="float">
            <text:p>997,122</text:p>
          </table:table-cell>
          <table:table-cell table:formula="of:=SUM([.$D212:.$D213])/COUNT([.$D212:.$D213])" office:value-type="float" office:value="1000" calcext:value-type="float">
            <text:p>1000,000</text:p>
          </table:table-cell>
          <table:table-cell table:formula="of:=SUM([.$D198:.$D213])/COUNT([.$D198:.$D213])" office:value-type="float" office:value="750" calcext:value-type="float">
            <text:p>750,000</text:p>
          </table:table-cell>
        </table:table-row>
        <table:table-row table:style-name="ro1">
          <table:table-cell table:number-columns-repeated="2"/>
          <table:table-cell table:formula="of:=[.C213]+[.$B$2]" office:value-type="float" office:value="1.06" calcext:value-type="float">
            <text:p>1,060</text:p>
          </table:table-cell>
          <table:table-cell office:value-type="float" office:value="1000" calcext:value-type="float">
            <text:p>1000,000</text:p>
          </table:table-cell>
          <table:table-cell table:formula="of:=[.E213]+[.$B$6]*([.D214]-[.E213])" office:value-type="float" office:value="998.23238266859" calcext:value-type="float">
            <text:p>998,232</text:p>
          </table:table-cell>
          <table:table-cell table:formula="of:=SUM([.$D213:.$D214])/COUNT([.$D213:.$D214])" office:value-type="float" office:value="1000" calcext:value-type="float">
            <text:p>1000,000</text:p>
          </table:table-cell>
          <table:table-cell table:formula="of:=SUM([.$D199:.$D214])/COUNT([.$D199:.$D214])" office:value-type="float" office:value="812.5" calcext:value-type="float">
            <text:p>812,500</text:p>
          </table:table-cell>
        </table:table-row>
        <table:table-row table:style-name="ro1">
          <table:table-cell table:number-columns-repeated="2"/>
          <table:table-cell table:formula="of:=[.C214]+[.$B$2]" office:value-type="float" office:value="1.065" calcext:value-type="float">
            <text:p>1,065</text:p>
          </table:table-cell>
          <table:table-cell office:value-type="float" office:value="1000" calcext:value-type="float">
            <text:p>1000,000</text:p>
          </table:table-cell>
          <table:table-cell table:formula="of:=[.E214]+[.$B$6]*([.D215]-[.E214])" office:value-type="float" office:value="998.914452364163" calcext:value-type="float">
            <text:p>998,914</text:p>
          </table:table-cell>
          <table:table-cell table:formula="of:=SUM([.$D214:.$D215])/COUNT([.$D214:.$D215])" office:value-type="float" office:value="1000" calcext:value-type="float">
            <text:p>1000,000</text:p>
          </table:table-cell>
          <table:table-cell table:formula="of:=SUM([.$D200:.$D215])/COUNT([.$D200:.$D215])" office:value-type="float" office:value="875" calcext:value-type="float">
            <text:p>875,000</text:p>
          </table:table-cell>
        </table:table-row>
        <table:table-row table:style-name="ro1">
          <table:table-cell table:number-columns-repeated="2"/>
          <table:table-cell table:formula="of:=[.C215]+[.$B$2]" office:value-type="float" office:value="1.07" calcext:value-type="float">
            <text:p>1,070</text:p>
          </table:table-cell>
          <table:table-cell office:value-type="float" office:value="1000" calcext:value-type="float">
            <text:p>1000,000</text:p>
          </table:table-cell>
          <table:table-cell table:formula="of:=[.E215]+[.$B$6]*([.D216]-[.E215])" office:value-type="float" office:value="999.333332136582" calcext:value-type="float">
            <text:p>999,333</text:p>
          </table:table-cell>
          <table:table-cell table:formula="of:=SUM([.$D215:.$D216])/COUNT([.$D215:.$D216])" office:value-type="float" office:value="1000" calcext:value-type="float">
            <text:p>1000,000</text:p>
          </table:table-cell>
          <table:table-cell table:formula="of:=SUM([.$D201:.$D216])/COUNT([.$D201:.$D216])" office:value-type="float" office:value="937.5" calcext:value-type="float">
            <text:p>937,500</text:p>
          </table:table-cell>
        </table:table-row>
        <table:table-row table:style-name="ro1">
          <table:table-cell table:number-columns-repeated="2"/>
          <table:table-cell table:formula="of:=[.C216]+[.$B$2]" office:value-type="float" office:value="1.075" calcext:value-type="float">
            <text:p>1,075</text:p>
          </table:table-cell>
          <table:table-cell office:value-type="float" office:value="1000" calcext:value-type="float">
            <text:p>1000,000</text:p>
          </table:table-cell>
          <table:table-cell table:formula="of:=[.E216]+[.$B$6]*([.D217]-[.E216])" office:value-type="float" office:value="999.590578961769" calcext:value-type="float">
            <text:p>999,591</text:p>
          </table:table-cell>
          <table:table-cell table:formula="of:=SUM([.$D216:.$D217])/COUNT([.$D216:.$D217])" office:value-type="float" office:value="1000" calcext:value-type="float">
            <text:p>1000,000</text:p>
          </table:table-cell>
          <table:table-cell table:formula="of:=SUM([.$D202:.$D217])/COUNT([.$D202:.$D21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17]+[.$B$2]" office:value-type="float" office:value="1.08" calcext:value-type="float">
            <text:p>1,080</text:p>
          </table:table-cell>
          <table:table-cell office:value-type="float" office:value="1000" calcext:value-type="float">
            <text:p>1000,000</text:p>
          </table:table-cell>
          <table:table-cell table:formula="of:=[.E217]+[.$B$6]*([.D218]-[.E217])" office:value-type="float" office:value="999.748562071543" calcext:value-type="float">
            <text:p>999,749</text:p>
          </table:table-cell>
          <table:table-cell table:formula="of:=SUM([.$D217:.$D218])/COUNT([.$D217:.$D218])" office:value-type="float" office:value="1000" calcext:value-type="float">
            <text:p>1000,000</text:p>
          </table:table-cell>
          <table:table-cell table:formula="of:=SUM([.$D203:.$D218])/COUNT([.$D203:.$D21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18]+[.$B$2]" office:value-type="float" office:value="1.085" calcext:value-type="float">
            <text:p>1,085</text:p>
          </table:table-cell>
          <table:table-cell office:value-type="float" office:value="1000" calcext:value-type="float">
            <text:p>1000,000</text:p>
          </table:table-cell>
          <table:table-cell table:formula="of:=[.E218]+[.$B$6]*([.D219]-[.E218])" office:value-type="float" office:value="999.845584310617" calcext:value-type="float">
            <text:p>999,846</text:p>
          </table:table-cell>
          <table:table-cell table:formula="of:=SUM([.$D218:.$D219])/COUNT([.$D218:.$D219])" office:value-type="float" office:value="1000" calcext:value-type="float">
            <text:p>1000,000</text:p>
          </table:table-cell>
          <table:table-cell table:formula="of:=SUM([.$D204:.$D219])/COUNT([.$D204:.$D21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19]+[.$B$2]" office:value-type="float" office:value="1.09" calcext:value-type="float">
            <text:p>1,090</text:p>
          </table:table-cell>
          <table:table-cell office:value-type="float" office:value="1000" calcext:value-type="float">
            <text:p>1000,000</text:p>
          </table:table-cell>
          <table:table-cell table:formula="of:=[.E219]+[.$B$6]*([.D220]-[.E219])" office:value-type="float" office:value="999.905168622434" calcext:value-type="float">
            <text:p>999,905</text:p>
          </table:table-cell>
          <table:table-cell table:formula="of:=SUM([.$D219:.$D220])/COUNT([.$D219:.$D220])" office:value-type="float" office:value="1000" calcext:value-type="float">
            <text:p>1000,000</text:p>
          </table:table-cell>
          <table:table-cell table:formula="of:=SUM([.$D205:.$D220])/COUNT([.$D205:.$D22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0]+[.$B$2]" office:value-type="float" office:value="1.095" calcext:value-type="float">
            <text:p>1,095</text:p>
          </table:table-cell>
          <table:table-cell office:value-type="float" office:value="1000" calcext:value-type="float">
            <text:p>1000,000</text:p>
          </table:table-cell>
          <table:table-cell table:formula="of:=[.E220]+[.$B$6]*([.D221]-[.E220])" office:value-type="float" office:value="999.941761162956" calcext:value-type="float">
            <text:p>999,942</text:p>
          </table:table-cell>
          <table:table-cell table:formula="of:=SUM([.$D220:.$D221])/COUNT([.$D220:.$D221])" office:value-type="float" office:value="1000" calcext:value-type="float">
            <text:p>1000,000</text:p>
          </table:table-cell>
          <table:table-cell table:formula="of:=SUM([.$D206:.$D221])/COUNT([.$D206:.$D22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1]+[.$B$2]" office:value-type="float" office:value="1.1" calcext:value-type="float">
            <text:p>1,100</text:p>
          </table:table-cell>
          <table:table-cell office:value-type="float" office:value="1000" calcext:value-type="float">
            <text:p>1000,000</text:p>
          </table:table-cell>
          <table:table-cell table:formula="of:=[.E221]+[.$B$6]*([.D222]-[.E221])" office:value-type="float" office:value="999.964233756513" calcext:value-type="float">
            <text:p>999,964</text:p>
          </table:table-cell>
          <table:table-cell table:formula="of:=SUM([.$D221:.$D222])/COUNT([.$D221:.$D222])" office:value-type="float" office:value="1000" calcext:value-type="float">
            <text:p>1000,000</text:p>
          </table:table-cell>
          <table:table-cell table:formula="of:=SUM([.$D207:.$D222])/COUNT([.$D207:.$D22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2]+[.$B$2]" office:value-type="float" office:value="1.105" calcext:value-type="float">
            <text:p>1,105</text:p>
          </table:table-cell>
          <table:table-cell office:value-type="float" office:value="1000" calcext:value-type="float">
            <text:p>1000,000</text:p>
          </table:table-cell>
          <table:table-cell table:formula="of:=[.E222]+[.$B$6]*([.D223]-[.E222])" office:value-type="float" office:value="999.978034860617" calcext:value-type="float">
            <text:p>999,978</text:p>
          </table:table-cell>
          <table:table-cell table:formula="of:=SUM([.$D222:.$D223])/COUNT([.$D222:.$D223])" office:value-type="float" office:value="1000" calcext:value-type="float">
            <text:p>1000,000</text:p>
          </table:table-cell>
          <table:table-cell table:formula="of:=SUM([.$D208:.$D223])/COUNT([.$D208:.$D22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3]+[.$B$2]" office:value-type="float" office:value="1.11" calcext:value-type="float">
            <text:p>1,110</text:p>
          </table:table-cell>
          <table:table-cell office:value-type="float" office:value="1000" calcext:value-type="float">
            <text:p>1000,000</text:p>
          </table:table-cell>
          <table:table-cell table:formula="of:=[.E223]+[.$B$6]*([.D224]-[.E223])" office:value-type="float" office:value="999.986510538959" calcext:value-type="float">
            <text:p>999,987</text:p>
          </table:table-cell>
          <table:table-cell table:formula="of:=SUM([.$D223:.$D224])/COUNT([.$D223:.$D224])" office:value-type="float" office:value="1000" calcext:value-type="float">
            <text:p>1000,000</text:p>
          </table:table-cell>
          <table:table-cell table:formula="of:=SUM([.$D209:.$D224])/COUNT([.$D209:.$D22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4]+[.$B$2]" office:value-type="float" office:value="1.115" calcext:value-type="float">
            <text:p>1,115</text:p>
          </table:table-cell>
          <table:table-cell office:value-type="float" office:value="1000" calcext:value-type="float">
            <text:p>1000,000</text:p>
          </table:table-cell>
          <table:table-cell table:formula="of:=[.E224]+[.$B$6]*([.D225]-[.E224])" office:value-type="float" office:value="999.991715711154" calcext:value-type="float">
            <text:p>999,992</text:p>
          </table:table-cell>
          <table:table-cell table:formula="of:=SUM([.$D224:.$D225])/COUNT([.$D224:.$D225])" office:value-type="float" office:value="1000" calcext:value-type="float">
            <text:p>1000,000</text:p>
          </table:table-cell>
          <table:table-cell table:formula="of:=SUM([.$D210:.$D225])/COUNT([.$D210:.$D22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5]+[.$B$2]" office:value-type="float" office:value="1.12" calcext:value-type="float">
            <text:p>1,120</text:p>
          </table:table-cell>
          <table:table-cell office:value-type="float" office:value="1000" calcext:value-type="float">
            <text:p>1000,000</text:p>
          </table:table-cell>
          <table:table-cell table:formula="of:=[.E225]+[.$B$6]*([.D226]-[.E225])" office:value-type="float" office:value="999.994912365923" calcext:value-type="float">
            <text:p>999,995</text:p>
          </table:table-cell>
          <table:table-cell table:formula="of:=SUM([.$D225:.$D226])/COUNT([.$D225:.$D226])" office:value-type="float" office:value="1000" calcext:value-type="float">
            <text:p>1000,000</text:p>
          </table:table-cell>
          <table:table-cell table:formula="of:=SUM([.$D211:.$D226])/COUNT([.$D211:.$D22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6]+[.$B$2]" office:value-type="float" office:value="1.125" calcext:value-type="float">
            <text:p>1,125</text:p>
          </table:table-cell>
          <table:table-cell office:value-type="float" office:value="1000" calcext:value-type="float">
            <text:p>1000,000</text:p>
          </table:table-cell>
          <table:table-cell table:formula="of:=[.E226]+[.$B$6]*([.D227]-[.E226])" office:value-type="float" office:value="999.99687552897" calcext:value-type="float">
            <text:p>999,997</text:p>
          </table:table-cell>
          <table:table-cell table:formula="of:=SUM([.$D226:.$D227])/COUNT([.$D226:.$D227])" office:value-type="float" office:value="1000" calcext:value-type="float">
            <text:p>1000,000</text:p>
          </table:table-cell>
          <table:table-cell table:formula="of:=SUM([.$D212:.$D227])/COUNT([.$D212:.$D22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7]+[.$B$2]" office:value-type="float" office:value="1.13" calcext:value-type="float">
            <text:p>1,130</text:p>
          </table:table-cell>
          <table:table-cell office:value-type="float" office:value="1000" calcext:value-type="float">
            <text:p>1000,000</text:p>
          </table:table-cell>
          <table:table-cell table:formula="of:=[.E227]+[.$B$6]*([.D228]-[.E227])" office:value-type="float" office:value="999.998081167185" calcext:value-type="float">
            <text:p>999,998</text:p>
          </table:table-cell>
          <table:table-cell table:formula="of:=SUM([.$D227:.$D228])/COUNT([.$D227:.$D228])" office:value-type="float" office:value="1000" calcext:value-type="float">
            <text:p>1000,000</text:p>
          </table:table-cell>
          <table:table-cell table:formula="of:=SUM([.$D213:.$D228])/COUNT([.$D213:.$D22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8]+[.$B$2]" office:value-type="float" office:value="1.135" calcext:value-type="float">
            <text:p>1,135</text:p>
          </table:table-cell>
          <table:table-cell office:value-type="float" office:value="1000" calcext:value-type="float">
            <text:p>1000,000</text:p>
          </table:table-cell>
          <table:table-cell table:formula="of:=[.E228]+[.$B$6]*([.D229]-[.E228])" office:value-type="float" office:value="999.99882158633" calcext:value-type="float">
            <text:p>999,999</text:p>
          </table:table-cell>
          <table:table-cell table:formula="of:=SUM([.$D228:.$D229])/COUNT([.$D228:.$D229])" office:value-type="float" office:value="1000" calcext:value-type="float">
            <text:p>1000,000</text:p>
          </table:table-cell>
          <table:table-cell table:formula="of:=SUM([.$D214:.$D229])/COUNT([.$D214:.$D22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29]+[.$B$2]" office:value-type="float" office:value="1.14" calcext:value-type="float">
            <text:p>1,140</text:p>
          </table:table-cell>
          <table:table-cell office:value-type="float" office:value="1000" calcext:value-type="float">
            <text:p>1000,000</text:p>
          </table:table-cell>
          <table:table-cell table:formula="of:=[.E229]+[.$B$6]*([.D230]-[.E229])" office:value-type="float" office:value="999.999276300277" calcext:value-type="float">
            <text:p>999,999</text:p>
          </table:table-cell>
          <table:table-cell table:formula="of:=SUM([.$D229:.$D230])/COUNT([.$D229:.$D230])" office:value-type="float" office:value="1000" calcext:value-type="float">
            <text:p>1000,000</text:p>
          </table:table-cell>
          <table:table-cell table:formula="of:=SUM([.$D215:.$D230])/COUNT([.$D215:.$D23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0]+[.$B$2]" office:value-type="float" office:value="1.145" calcext:value-type="float">
            <text:p>1,145</text:p>
          </table:table-cell>
          <table:table-cell office:value-type="float" office:value="1000" calcext:value-type="float">
            <text:p>1000,000</text:p>
          </table:table-cell>
          <table:table-cell table:formula="of:=[.E230]+[.$B$6]*([.D231]-[.E230])" office:value-type="float" office:value="999.99955555396" calcext:value-type="float">
            <text:p>1000,000</text:p>
          </table:table-cell>
          <table:table-cell table:formula="of:=SUM([.$D230:.$D231])/COUNT([.$D230:.$D231])" office:value-type="float" office:value="1000" calcext:value-type="float">
            <text:p>1000,000</text:p>
          </table:table-cell>
          <table:table-cell table:formula="of:=SUM([.$D216:.$D231])/COUNT([.$D216:.$D23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1]+[.$B$2]" office:value-type="float" office:value="1.15" calcext:value-type="float">
            <text:p>1,150</text:p>
          </table:table-cell>
          <table:table-cell office:value-type="float" office:value="1000" calcext:value-type="float">
            <text:p>1000,000</text:p>
          </table:table-cell>
          <table:table-cell table:formula="of:=[.E231]+[.$B$6]*([.D232]-[.E231])" office:value-type="float" office:value="999.999727052151" calcext:value-type="float">
            <text:p>1000,000</text:p>
          </table:table-cell>
          <table:table-cell table:formula="of:=SUM([.$D231:.$D232])/COUNT([.$D231:.$D232])" office:value-type="float" office:value="1000" calcext:value-type="float">
            <text:p>1000,000</text:p>
          </table:table-cell>
          <table:table-cell table:formula="of:=SUM([.$D217:.$D232])/COUNT([.$D217:.$D23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2]+[.$B$2]" office:value-type="float" office:value="1.155" calcext:value-type="float">
            <text:p>1,155</text:p>
          </table:table-cell>
          <table:table-cell office:value-type="float" office:value="1000" calcext:value-type="float">
            <text:p>1000,000</text:p>
          </table:table-cell>
          <table:table-cell table:formula="of:=[.E232]+[.$B$6]*([.D233]-[.E232])" office:value-type="float" office:value="999.999832374414" calcext:value-type="float">
            <text:p>1000,000</text:p>
          </table:table-cell>
          <table:table-cell table:formula="of:=SUM([.$D232:.$D233])/COUNT([.$D232:.$D233])" office:value-type="float" office:value="1000" calcext:value-type="float">
            <text:p>1000,000</text:p>
          </table:table-cell>
          <table:table-cell table:formula="of:=SUM([.$D218:.$D233])/COUNT([.$D218:.$D23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3]+[.$B$2]" office:value-type="float" office:value="1.16" calcext:value-type="float">
            <text:p>1,160</text:p>
          </table:table-cell>
          <table:table-cell office:value-type="float" office:value="1000" calcext:value-type="float">
            <text:p>1000,000</text:p>
          </table:table-cell>
          <table:table-cell table:formula="of:=[.E233]+[.$B$6]*([.D234]-[.E233])" office:value-type="float" office:value="999.999897056022" calcext:value-type="float">
            <text:p>1000,000</text:p>
          </table:table-cell>
          <table:table-cell table:formula="of:=SUM([.$D233:.$D234])/COUNT([.$D233:.$D234])" office:value-type="float" office:value="1000" calcext:value-type="float">
            <text:p>1000,000</text:p>
          </table:table-cell>
          <table:table-cell table:formula="of:=SUM([.$D219:.$D234])/COUNT([.$D219:.$D23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4]+[.$B$2]" office:value-type="float" office:value="1.165" calcext:value-type="float">
            <text:p>1,165</text:p>
          </table:table-cell>
          <table:table-cell office:value-type="float" office:value="1000" calcext:value-type="float">
            <text:p>1000,000</text:p>
          </table:table-cell>
          <table:table-cell table:formula="of:=[.E234]+[.$B$6]*([.D235]-[.E234])" office:value-type="float" office:value="999.999936778968" calcext:value-type="float">
            <text:p>1000,000</text:p>
          </table:table-cell>
          <table:table-cell table:formula="of:=SUM([.$D234:.$D235])/COUNT([.$D234:.$D235])" office:value-type="float" office:value="1000" calcext:value-type="float">
            <text:p>1000,000</text:p>
          </table:table-cell>
          <table:table-cell table:formula="of:=SUM([.$D220:.$D235])/COUNT([.$D220:.$D23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5]+[.$B$2]" office:value-type="float" office:value="1.17" calcext:value-type="float">
            <text:p>1,170</text:p>
          </table:table-cell>
          <table:table-cell office:value-type="float" office:value="1000" calcext:value-type="float">
            <text:p>1000,000</text:p>
          </table:table-cell>
          <table:table-cell table:formula="of:=[.E235]+[.$B$6]*([.D236]-[.E235])" office:value-type="float" office:value="999.999961174039" calcext:value-type="float">
            <text:p>1000,000</text:p>
          </table:table-cell>
          <table:table-cell table:formula="of:=SUM([.$D235:.$D236])/COUNT([.$D235:.$D236])" office:value-type="float" office:value="1000" calcext:value-type="float">
            <text:p>1000,000</text:p>
          </table:table-cell>
          <table:table-cell table:formula="of:=SUM([.$D221:.$D236])/COUNT([.$D221:.$D23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6]+[.$B$2]" office:value-type="float" office:value="1.175" calcext:value-type="float">
            <text:p>1,175</text:p>
          </table:table-cell>
          <table:table-cell office:value-type="float" office:value="1000" calcext:value-type="float">
            <text:p>1000,000</text:p>
          </table:table-cell>
          <table:table-cell table:formula="of:=[.E236]+[.$B$6]*([.D237]-[.E236])" office:value-type="float" office:value="999.999976155795" calcext:value-type="float">
            <text:p>1000,000</text:p>
          </table:table-cell>
          <table:table-cell table:formula="of:=SUM([.$D236:.$D237])/COUNT([.$D236:.$D237])" office:value-type="float" office:value="1000" calcext:value-type="float">
            <text:p>1000,000</text:p>
          </table:table-cell>
          <table:table-cell table:formula="of:=SUM([.$D222:.$D237])/COUNT([.$D222:.$D23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7]+[.$B$2]" office:value-type="float" office:value="1.18" calcext:value-type="float">
            <text:p>1,180</text:p>
          </table:table-cell>
          <table:table-cell office:value-type="float" office:value="1000" calcext:value-type="float">
            <text:p>1000,000</text:p>
          </table:table-cell>
          <table:table-cell table:formula="of:=[.E237]+[.$B$6]*([.D238]-[.E237])" office:value-type="float" office:value="999.999985356548" calcext:value-type="float">
            <text:p>1000,000</text:p>
          </table:table-cell>
          <table:table-cell table:formula="of:=SUM([.$D237:.$D238])/COUNT([.$D237:.$D238])" office:value-type="float" office:value="1000" calcext:value-type="float">
            <text:p>1000,000</text:p>
          </table:table-cell>
          <table:table-cell table:formula="of:=SUM([.$D223:.$D238])/COUNT([.$D223:.$D23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8]+[.$B$2]" office:value-type="float" office:value="1.185" calcext:value-type="float">
            <text:p>1,185</text:p>
          </table:table-cell>
          <table:table-cell office:value-type="float" office:value="1000" calcext:value-type="float">
            <text:p>1000,000</text:p>
          </table:table-cell>
          <table:table-cell table:formula="of:=[.E238]+[.$B$6]*([.D239]-[.E238])" office:value-type="float" office:value="999.99999100701" calcext:value-type="float">
            <text:p>1000,000</text:p>
          </table:table-cell>
          <table:table-cell table:formula="of:=SUM([.$D238:.$D239])/COUNT([.$D238:.$D239])" office:value-type="float" office:value="1000" calcext:value-type="float">
            <text:p>1000,000</text:p>
          </table:table-cell>
          <table:table-cell table:formula="of:=SUM([.$D224:.$D239])/COUNT([.$D224:.$D23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39]+[.$B$2]" office:value-type="float" office:value="1.19" calcext:value-type="float">
            <text:p>1,190</text:p>
          </table:table-cell>
          <table:table-cell office:value-type="float" office:value="1000" calcext:value-type="float">
            <text:p>1000,000</text:p>
          </table:table-cell>
          <table:table-cell table:formula="of:=[.E239]+[.$B$6]*([.D240]-[.E239])" office:value-type="float" office:value="999.999994477131" calcext:value-type="float">
            <text:p>1000,000</text:p>
          </table:table-cell>
          <table:table-cell table:formula="of:=SUM([.$D239:.$D240])/COUNT([.$D239:.$D240])" office:value-type="float" office:value="1000" calcext:value-type="float">
            <text:p>1000,000</text:p>
          </table:table-cell>
          <table:table-cell table:formula="of:=SUM([.$D225:.$D240])/COUNT([.$D225:.$D24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0]+[.$B$2]" office:value-type="float" office:value="1.195" calcext:value-type="float">
            <text:p>1,195</text:p>
          </table:table-cell>
          <table:table-cell office:value-type="float" office:value="1000" calcext:value-type="float">
            <text:p>1000,000</text:p>
          </table:table-cell>
          <table:table-cell table:formula="of:=[.E240]+[.$B$6]*([.D241]-[.E240])" office:value-type="float" office:value="999.999996608238" calcext:value-type="float">
            <text:p>1000,000</text:p>
          </table:table-cell>
          <table:table-cell table:formula="of:=SUM([.$D240:.$D241])/COUNT([.$D240:.$D241])" office:value-type="float" office:value="1000" calcext:value-type="float">
            <text:p>1000,000</text:p>
          </table:table-cell>
          <table:table-cell table:formula="of:=SUM([.$D226:.$D241])/COUNT([.$D226:.$D24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1]+[.$B$2]" office:value-type="float" office:value="1.2" calcext:value-type="float">
            <text:p>1,200</text:p>
          </table:table-cell>
          <table:table-cell office:value-type="float" office:value="1000" calcext:value-type="float">
            <text:p>1000,000</text:p>
          </table:table-cell>
          <table:table-cell table:formula="of:=[.E241]+[.$B$6]*([.D242]-[.E241])" office:value-type="float" office:value="999.999997917016" calcext:value-type="float">
            <text:p>1000,000</text:p>
          </table:table-cell>
          <table:table-cell table:formula="of:=SUM([.$D241:.$D242])/COUNT([.$D241:.$D242])" office:value-type="float" office:value="1000" calcext:value-type="float">
            <text:p>1000,000</text:p>
          </table:table-cell>
          <table:table-cell table:formula="of:=SUM([.$D227:.$D242])/COUNT([.$D227:.$D24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2]+[.$B$2]" office:value-type="float" office:value="1.205" calcext:value-type="float">
            <text:p>1,205</text:p>
          </table:table-cell>
          <table:table-cell office:value-type="float" office:value="1000" calcext:value-type="float">
            <text:p>1000,000</text:p>
          </table:table-cell>
          <table:table-cell table:formula="of:=[.E242]+[.$B$6]*([.D243]-[.E242])" office:value-type="float" office:value="999.999998720776" calcext:value-type="float">
            <text:p>1000,000</text:p>
          </table:table-cell>
          <table:table-cell table:formula="of:=SUM([.$D242:.$D243])/COUNT([.$D242:.$D243])" office:value-type="float" office:value="1000" calcext:value-type="float">
            <text:p>1000,000</text:p>
          </table:table-cell>
          <table:table-cell table:formula="of:=SUM([.$D228:.$D243])/COUNT([.$D228:.$D24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3]+[.$B$2]" office:value-type="float" office:value="1.21" calcext:value-type="float">
            <text:p>1,210</text:p>
          </table:table-cell>
          <table:table-cell office:value-type="float" office:value="1000" calcext:value-type="float">
            <text:p>1000,000</text:p>
          </table:table-cell>
          <table:table-cell table:formula="of:=[.E243]+[.$B$6]*([.D244]-[.E243])" office:value-type="float" office:value="999.99999921439" calcext:value-type="float">
            <text:p>1000,000</text:p>
          </table:table-cell>
          <table:table-cell table:formula="of:=SUM([.$D243:.$D244])/COUNT([.$D243:.$D244])" office:value-type="float" office:value="1000" calcext:value-type="float">
            <text:p>1000,000</text:p>
          </table:table-cell>
          <table:table-cell table:formula="of:=SUM([.$D229:.$D244])/COUNT([.$D229:.$D24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4]+[.$B$2]" office:value-type="float" office:value="1.215" calcext:value-type="float">
            <text:p>1,215</text:p>
          </table:table-cell>
          <table:table-cell office:value-type="float" office:value="1000" calcext:value-type="float">
            <text:p>1000,000</text:p>
          </table:table-cell>
          <table:table-cell table:formula="of:=[.E244]+[.$B$6]*([.D245]-[.E244])" office:value-type="float" office:value="999.999999517533" calcext:value-type="float">
            <text:p>1000,000</text:p>
          </table:table-cell>
          <table:table-cell table:formula="of:=SUM([.$D244:.$D245])/COUNT([.$D244:.$D245])" office:value-type="float" office:value="1000" calcext:value-type="float">
            <text:p>1000,000</text:p>
          </table:table-cell>
          <table:table-cell table:formula="of:=SUM([.$D230:.$D245])/COUNT([.$D230:.$D24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5]+[.$B$2]" office:value-type="float" office:value="1.22" calcext:value-type="float">
            <text:p>1,220</text:p>
          </table:table-cell>
          <table:table-cell office:value-type="float" office:value="1000" calcext:value-type="float">
            <text:p>1000,000</text:p>
          </table:table-cell>
          <table:table-cell table:formula="of:=[.E245]+[.$B$6]*([.D246]-[.E245])" office:value-type="float" office:value="999.999999703702" calcext:value-type="float">
            <text:p>1000,000</text:p>
          </table:table-cell>
          <table:table-cell table:formula="of:=SUM([.$D245:.$D246])/COUNT([.$D245:.$D246])" office:value-type="float" office:value="1000" calcext:value-type="float">
            <text:p>1000,000</text:p>
          </table:table-cell>
          <table:table-cell table:formula="of:=SUM([.$D231:.$D246])/COUNT([.$D231:.$D24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6]+[.$B$2]" office:value-type="float" office:value="1.225" calcext:value-type="float">
            <text:p>1,225</text:p>
          </table:table-cell>
          <table:table-cell office:value-type="float" office:value="1000" calcext:value-type="float">
            <text:p>1000,000</text:p>
          </table:table-cell>
          <table:table-cell table:formula="of:=[.E246]+[.$B$6]*([.D247]-[.E246])" office:value-type="float" office:value="999.999999818034" calcext:value-type="float">
            <text:p>1000,000</text:p>
          </table:table-cell>
          <table:table-cell table:formula="of:=SUM([.$D246:.$D247])/COUNT([.$D246:.$D247])" office:value-type="float" office:value="1000" calcext:value-type="float">
            <text:p>1000,000</text:p>
          </table:table-cell>
          <table:table-cell table:formula="of:=SUM([.$D232:.$D247])/COUNT([.$D232:.$D24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7]+[.$B$2]" office:value-type="float" office:value="1.23" calcext:value-type="float">
            <text:p>1,230</text:p>
          </table:table-cell>
          <table:table-cell office:value-type="float" office:value="1000" calcext:value-type="float">
            <text:p>1000,000</text:p>
          </table:table-cell>
          <table:table-cell table:formula="of:=[.E247]+[.$B$6]*([.D248]-[.E247])" office:value-type="float" office:value="999.999999888249" calcext:value-type="float">
            <text:p>1000,000</text:p>
          </table:table-cell>
          <table:table-cell table:formula="of:=SUM([.$D247:.$D248])/COUNT([.$D247:.$D248])" office:value-type="float" office:value="1000" calcext:value-type="float">
            <text:p>1000,000</text:p>
          </table:table-cell>
          <table:table-cell table:formula="of:=SUM([.$D233:.$D248])/COUNT([.$D233:.$D24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8]+[.$B$2]" office:value-type="float" office:value="1.235" calcext:value-type="float">
            <text:p>1,235</text:p>
          </table:table-cell>
          <table:table-cell office:value-type="float" office:value="1000" calcext:value-type="float">
            <text:p>1000,000</text:p>
          </table:table-cell>
          <table:table-cell table:formula="of:=[.E248]+[.$B$6]*([.D249]-[.E248])" office:value-type="float" office:value="999.999999931371" calcext:value-type="float">
            <text:p>1000,000</text:p>
          </table:table-cell>
          <table:table-cell table:formula="of:=SUM([.$D248:.$D249])/COUNT([.$D248:.$D249])" office:value-type="float" office:value="1000" calcext:value-type="float">
            <text:p>1000,000</text:p>
          </table:table-cell>
          <table:table-cell table:formula="of:=SUM([.$D234:.$D249])/COUNT([.$D234:.$D24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49]+[.$B$2]" office:value-type="float" office:value="1.24" calcext:value-type="float">
            <text:p>1,240</text:p>
          </table:table-cell>
          <table:table-cell office:value-type="float" office:value="1000" calcext:value-type="float">
            <text:p>1000,000</text:p>
          </table:table-cell>
          <table:table-cell table:formula="of:=[.E249]+[.$B$6]*([.D250]-[.E249])" office:value-type="float" office:value="999.999999957853" calcext:value-type="float">
            <text:p>1000,000</text:p>
          </table:table-cell>
          <table:table-cell table:formula="of:=SUM([.$D249:.$D250])/COUNT([.$D249:.$D250])" office:value-type="float" office:value="1000" calcext:value-type="float">
            <text:p>1000,000</text:p>
          </table:table-cell>
          <table:table-cell table:formula="of:=SUM([.$D235:.$D250])/COUNT([.$D235:.$D25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0]+[.$B$2]" office:value-type="float" office:value="1.245" calcext:value-type="float">
            <text:p>1,245</text:p>
          </table:table-cell>
          <table:table-cell office:value-type="float" office:value="1000" calcext:value-type="float">
            <text:p>1000,000</text:p>
          </table:table-cell>
          <table:table-cell table:formula="of:=[.E250]+[.$B$6]*([.D251]-[.E250])" office:value-type="float" office:value="999.999999974116" calcext:value-type="float">
            <text:p>1000,000</text:p>
          </table:table-cell>
          <table:table-cell table:formula="of:=SUM([.$D250:.$D251])/COUNT([.$D250:.$D251])" office:value-type="float" office:value="1000" calcext:value-type="float">
            <text:p>1000,000</text:p>
          </table:table-cell>
          <table:table-cell table:formula="of:=SUM([.$D236:.$D251])/COUNT([.$D236:.$D25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1]+[.$B$2]" office:value-type="float" office:value="1.25" calcext:value-type="float">
            <text:p>1,250</text:p>
          </table:table-cell>
          <table:table-cell office:value-type="float" office:value="1000" calcext:value-type="float">
            <text:p>1000,000</text:p>
          </table:table-cell>
          <table:table-cell table:formula="of:=[.E251]+[.$B$6]*([.D252]-[.E251])" office:value-type="float" office:value="999.999999984104" calcext:value-type="float">
            <text:p>1000,000</text:p>
          </table:table-cell>
          <table:table-cell table:formula="of:=SUM([.$D251:.$D252])/COUNT([.$D251:.$D252])" office:value-type="float" office:value="1000" calcext:value-type="float">
            <text:p>1000,000</text:p>
          </table:table-cell>
          <table:table-cell table:formula="of:=SUM([.$D237:.$D252])/COUNT([.$D237:.$D25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2]+[.$B$2]" office:value-type="float" office:value="1.255" calcext:value-type="float">
            <text:p>1,255</text:p>
          </table:table-cell>
          <table:table-cell office:value-type="float" office:value="1000" calcext:value-type="float">
            <text:p>1000,000</text:p>
          </table:table-cell>
          <table:table-cell table:formula="of:=[.E252]+[.$B$6]*([.D253]-[.E252])" office:value-type="float" office:value="999.999999990238" calcext:value-type="float">
            <text:p>1000,000</text:p>
          </table:table-cell>
          <table:table-cell table:formula="of:=SUM([.$D252:.$D253])/COUNT([.$D252:.$D253])" office:value-type="float" office:value="1000" calcext:value-type="float">
            <text:p>1000,000</text:p>
          </table:table-cell>
          <table:table-cell table:formula="of:=SUM([.$D238:.$D253])/COUNT([.$D238:.$D25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3]+[.$B$2]" office:value-type="float" office:value="1.26" calcext:value-type="float">
            <text:p>1,260</text:p>
          </table:table-cell>
          <table:table-cell office:value-type="float" office:value="1000" calcext:value-type="float">
            <text:p>1000,000</text:p>
          </table:table-cell>
          <table:table-cell table:formula="of:=[.E253]+[.$B$6]*([.D254]-[.E253])" office:value-type="float" office:value="999.999999994005" calcext:value-type="float">
            <text:p>1000,000</text:p>
          </table:table-cell>
          <table:table-cell table:formula="of:=SUM([.$D253:.$D254])/COUNT([.$D253:.$D254])" office:value-type="float" office:value="1000" calcext:value-type="float">
            <text:p>1000,000</text:p>
          </table:table-cell>
          <table:table-cell table:formula="of:=SUM([.$D239:.$D254])/COUNT([.$D239:.$D25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4]+[.$B$2]" office:value-type="float" office:value="1.265" calcext:value-type="float">
            <text:p>1,265</text:p>
          </table:table-cell>
          <table:table-cell office:value-type="float" office:value="1000" calcext:value-type="float">
            <text:p>1000,000</text:p>
          </table:table-cell>
          <table:table-cell table:formula="of:=[.E254]+[.$B$6]*([.D255]-[.E254])" office:value-type="float" office:value="999.999999996318" calcext:value-type="float">
            <text:p>1000,000</text:p>
          </table:table-cell>
          <table:table-cell table:formula="of:=SUM([.$D254:.$D255])/COUNT([.$D254:.$D255])" office:value-type="float" office:value="1000" calcext:value-type="float">
            <text:p>1000,000</text:p>
          </table:table-cell>
          <table:table-cell table:formula="of:=SUM([.$D240:.$D255])/COUNT([.$D240:.$D25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5]+[.$B$2]" office:value-type="float" office:value="1.27" calcext:value-type="float">
            <text:p>1,270</text:p>
          </table:table-cell>
          <table:table-cell office:value-type="float" office:value="1000" calcext:value-type="float">
            <text:p>1000,000</text:p>
          </table:table-cell>
          <table:table-cell table:formula="of:=[.E255]+[.$B$6]*([.D256]-[.E255])" office:value-type="float" office:value="999.999999997739" calcext:value-type="float">
            <text:p>1000,000</text:p>
          </table:table-cell>
          <table:table-cell table:formula="of:=SUM([.$D255:.$D256])/COUNT([.$D255:.$D256])" office:value-type="float" office:value="1000" calcext:value-type="float">
            <text:p>1000,000</text:p>
          </table:table-cell>
          <table:table-cell table:formula="of:=SUM([.$D241:.$D256])/COUNT([.$D241:.$D25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6]+[.$B$2]" office:value-type="float" office:value="1.27499999999999" calcext:value-type="float">
            <text:p>1,275</text:p>
          </table:table-cell>
          <table:table-cell office:value-type="float" office:value="1000" calcext:value-type="float">
            <text:p>1000,000</text:p>
          </table:table-cell>
          <table:table-cell table:formula="of:=[.E256]+[.$B$6]*([.D257]-[.E256])" office:value-type="float" office:value="999.999999998611" calcext:value-type="float">
            <text:p>1000,000</text:p>
          </table:table-cell>
          <table:table-cell table:formula="of:=SUM([.$D256:.$D257])/COUNT([.$D256:.$D257])" office:value-type="float" office:value="1000" calcext:value-type="float">
            <text:p>1000,000</text:p>
          </table:table-cell>
          <table:table-cell table:formula="of:=SUM([.$D242:.$D257])/COUNT([.$D242:.$D25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7]+[.$B$2]" office:value-type="float" office:value="1.27999999999999" calcext:value-type="float">
            <text:p>1,280</text:p>
          </table:table-cell>
          <table:table-cell office:value-type="float" office:value="1000" calcext:value-type="float">
            <text:p>1000,000</text:p>
          </table:table-cell>
          <table:table-cell table:formula="of:=[.E257]+[.$B$6]*([.D258]-[.E257])" office:value-type="float" office:value="999.999999999147" calcext:value-type="float">
            <text:p>1000,000</text:p>
          </table:table-cell>
          <table:table-cell table:formula="of:=SUM([.$D257:.$D258])/COUNT([.$D257:.$D258])" office:value-type="float" office:value="1000" calcext:value-type="float">
            <text:p>1000,000</text:p>
          </table:table-cell>
          <table:table-cell table:formula="of:=SUM([.$D243:.$D258])/COUNT([.$D243:.$D25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8]+[.$B$2]" office:value-type="float" office:value="1.28499999999999" calcext:value-type="float">
            <text:p>1,285</text:p>
          </table:table-cell>
          <table:table-cell office:value-type="float" office:value="1000" calcext:value-type="float">
            <text:p>1000,000</text:p>
          </table:table-cell>
          <table:table-cell table:formula="of:=[.E258]+[.$B$6]*([.D259]-[.E258])" office:value-type="float" office:value="999.999999999476" calcext:value-type="float">
            <text:p>1000,000</text:p>
          </table:table-cell>
          <table:table-cell table:formula="of:=SUM([.$D258:.$D259])/COUNT([.$D258:.$D259])" office:value-type="float" office:value="1000" calcext:value-type="float">
            <text:p>1000,000</text:p>
          </table:table-cell>
          <table:table-cell table:formula="of:=SUM([.$D244:.$D259])/COUNT([.$D244:.$D25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59]+[.$B$2]" office:value-type="float" office:value="1.28999999999999" calcext:value-type="float">
            <text:p>1,290</text:p>
          </table:table-cell>
          <table:table-cell office:value-type="float" office:value="1000" calcext:value-type="float">
            <text:p>1000,000</text:p>
          </table:table-cell>
          <table:table-cell table:formula="of:=[.E259]+[.$B$6]*([.D260]-[.E259])" office:value-type="float" office:value="999.999999999678" calcext:value-type="float">
            <text:p>1000,000</text:p>
          </table:table-cell>
          <table:table-cell table:formula="of:=SUM([.$D259:.$D260])/COUNT([.$D259:.$D260])" office:value-type="float" office:value="1000" calcext:value-type="float">
            <text:p>1000,000</text:p>
          </table:table-cell>
          <table:table-cell table:formula="of:=SUM([.$D245:.$D260])/COUNT([.$D245:.$D26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0]+[.$B$2]" office:value-type="float" office:value="1.29499999999999" calcext:value-type="float">
            <text:p>1,295</text:p>
          </table:table-cell>
          <table:table-cell office:value-type="float" office:value="1000" calcext:value-type="float">
            <text:p>1000,000</text:p>
          </table:table-cell>
          <table:table-cell table:formula="of:=[.E260]+[.$B$6]*([.D261]-[.E260])" office:value-type="float" office:value="999.999999999803" calcext:value-type="float">
            <text:p>1000,000</text:p>
          </table:table-cell>
          <table:table-cell table:formula="of:=SUM([.$D260:.$D261])/COUNT([.$D260:.$D261])" office:value-type="float" office:value="1000" calcext:value-type="float">
            <text:p>1000,000</text:p>
          </table:table-cell>
          <table:table-cell table:formula="of:=SUM([.$D246:.$D261])/COUNT([.$D246:.$D26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1]+[.$B$2]" office:value-type="float" office:value="1.29999999999999" calcext:value-type="float">
            <text:p>1,300</text:p>
          </table:table-cell>
          <table:table-cell office:value-type="float" office:value="1000" calcext:value-type="float">
            <text:p>1000,000</text:p>
          </table:table-cell>
          <table:table-cell table:formula="of:=[.E261]+[.$B$6]*([.D262]-[.E261])" office:value-type="float" office:value="999.999999999879" calcext:value-type="float">
            <text:p>1000,000</text:p>
          </table:table-cell>
          <table:table-cell table:formula="of:=SUM([.$D261:.$D262])/COUNT([.$D261:.$D262])" office:value-type="float" office:value="1000" calcext:value-type="float">
            <text:p>1000,000</text:p>
          </table:table-cell>
          <table:table-cell table:formula="of:=SUM([.$D247:.$D262])/COUNT([.$D247:.$D26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2]+[.$B$2]" office:value-type="float" office:value="1.30499999999999" calcext:value-type="float">
            <text:p>1,305</text:p>
          </table:table-cell>
          <table:table-cell office:value-type="float" office:value="1000" calcext:value-type="float">
            <text:p>1000,000</text:p>
          </table:table-cell>
          <table:table-cell table:formula="of:=[.E262]+[.$B$6]*([.D263]-[.E262])" office:value-type="float" office:value="999.999999999926" calcext:value-type="float">
            <text:p>1000,000</text:p>
          </table:table-cell>
          <table:table-cell table:formula="of:=SUM([.$D262:.$D263])/COUNT([.$D262:.$D263])" office:value-type="float" office:value="1000" calcext:value-type="float">
            <text:p>1000,000</text:p>
          </table:table-cell>
          <table:table-cell table:formula="of:=SUM([.$D248:.$D263])/COUNT([.$D248:.$D26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3]+[.$B$2]" office:value-type="float" office:value="1.30999999999999" calcext:value-type="float">
            <text:p>1,310</text:p>
          </table:table-cell>
          <table:table-cell office:value-type="float" office:value="1000" calcext:value-type="float">
            <text:p>1000,000</text:p>
          </table:table-cell>
          <table:table-cell table:formula="of:=[.E263]+[.$B$6]*([.D264]-[.E263])" office:value-type="float" office:value="999.999999999954" calcext:value-type="float">
            <text:p>1000,000</text:p>
          </table:table-cell>
          <table:table-cell table:formula="of:=SUM([.$D263:.$D264])/COUNT([.$D263:.$D264])" office:value-type="float" office:value="1000" calcext:value-type="float">
            <text:p>1000,000</text:p>
          </table:table-cell>
          <table:table-cell table:formula="of:=SUM([.$D249:.$D264])/COUNT([.$D249:.$D26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4]+[.$B$2]" office:value-type="float" office:value="1.31499999999999" calcext:value-type="float">
            <text:p>1,315</text:p>
          </table:table-cell>
          <table:table-cell office:value-type="float" office:value="1000" calcext:value-type="float">
            <text:p>1000,000</text:p>
          </table:table-cell>
          <table:table-cell table:formula="of:=[.E264]+[.$B$6]*([.D265]-[.E264])" office:value-type="float" office:value="999.999999999972" calcext:value-type="float">
            <text:p>1000,000</text:p>
          </table:table-cell>
          <table:table-cell table:formula="of:=SUM([.$D264:.$D265])/COUNT([.$D264:.$D265])" office:value-type="float" office:value="1000" calcext:value-type="float">
            <text:p>1000,000</text:p>
          </table:table-cell>
          <table:table-cell table:formula="of:=SUM([.$D250:.$D265])/COUNT([.$D250:.$D26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5]+[.$B$2]" office:value-type="float" office:value="1.31999999999999" calcext:value-type="float">
            <text:p>1,320</text:p>
          </table:table-cell>
          <table:table-cell office:value-type="float" office:value="1000" calcext:value-type="float">
            <text:p>1000,000</text:p>
          </table:table-cell>
          <table:table-cell table:formula="of:=[.E265]+[.$B$6]*([.D266]-[.E265])" office:value-type="float" office:value="999.999999999983" calcext:value-type="float">
            <text:p>1000,000</text:p>
          </table:table-cell>
          <table:table-cell table:formula="of:=SUM([.$D265:.$D266])/COUNT([.$D265:.$D266])" office:value-type="float" office:value="1000" calcext:value-type="float">
            <text:p>1000,000</text:p>
          </table:table-cell>
          <table:table-cell table:formula="of:=SUM([.$D251:.$D266])/COUNT([.$D251:.$D26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6]+[.$B$2]" office:value-type="float" office:value="1.32499999999999" calcext:value-type="float">
            <text:p>1,325</text:p>
          </table:table-cell>
          <table:table-cell office:value-type="float" office:value="1000" calcext:value-type="float">
            <text:p>1000,000</text:p>
          </table:table-cell>
          <table:table-cell table:formula="of:=[.E266]+[.$B$6]*([.D267]-[.E266])" office:value-type="float" office:value="999.999999999989" calcext:value-type="float">
            <text:p>1000,000</text:p>
          </table:table-cell>
          <table:table-cell table:formula="of:=SUM([.$D266:.$D267])/COUNT([.$D266:.$D267])" office:value-type="float" office:value="1000" calcext:value-type="float">
            <text:p>1000,000</text:p>
          </table:table-cell>
          <table:table-cell table:formula="of:=SUM([.$D252:.$D267])/COUNT([.$D252:.$D26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7]+[.$B$2]" office:value-type="float" office:value="1.32999999999999" calcext:value-type="float">
            <text:p>1,330</text:p>
          </table:table-cell>
          <table:table-cell office:value-type="float" office:value="1000" calcext:value-type="float">
            <text:p>1000,000</text:p>
          </table:table-cell>
          <table:table-cell table:formula="of:=[.E267]+[.$B$6]*([.D268]-[.E267])" office:value-type="float" office:value="999.999999999994" calcext:value-type="float">
            <text:p>1000,000</text:p>
          </table:table-cell>
          <table:table-cell table:formula="of:=SUM([.$D267:.$D268])/COUNT([.$D267:.$D268])" office:value-type="float" office:value="1000" calcext:value-type="float">
            <text:p>1000,000</text:p>
          </table:table-cell>
          <table:table-cell table:formula="of:=SUM([.$D253:.$D268])/COUNT([.$D253:.$D26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8]+[.$B$2]" office:value-type="float" office:value="1.33499999999999" calcext:value-type="float">
            <text:p>1,335</text:p>
          </table:table-cell>
          <table:table-cell office:value-type="float" office:value="1000" calcext:value-type="float">
            <text:p>1000,000</text:p>
          </table:table-cell>
          <table:table-cell table:formula="of:=[.E268]+[.$B$6]*([.D269]-[.E268])" office:value-type="float" office:value="999.999999999996" calcext:value-type="float">
            <text:p>1000,000</text:p>
          </table:table-cell>
          <table:table-cell table:formula="of:=SUM([.$D268:.$D269])/COUNT([.$D268:.$D269])" office:value-type="float" office:value="1000" calcext:value-type="float">
            <text:p>1000,000</text:p>
          </table:table-cell>
          <table:table-cell table:formula="of:=SUM([.$D254:.$D269])/COUNT([.$D254:.$D26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69]+[.$B$2]" office:value-type="float" office:value="1.33999999999999" calcext:value-type="float">
            <text:p>1,340</text:p>
          </table:table-cell>
          <table:table-cell office:value-type="float" office:value="1000" calcext:value-type="float">
            <text:p>1000,000</text:p>
          </table:table-cell>
          <table:table-cell table:formula="of:=[.E269]+[.$B$6]*([.D270]-[.E269])" office:value-type="float" office:value="999.999999999998" calcext:value-type="float">
            <text:p>1000,000</text:p>
          </table:table-cell>
          <table:table-cell table:formula="of:=SUM([.$D269:.$D270])/COUNT([.$D269:.$D270])" office:value-type="float" office:value="1000" calcext:value-type="float">
            <text:p>1000,000</text:p>
          </table:table-cell>
          <table:table-cell table:formula="of:=SUM([.$D255:.$D270])/COUNT([.$D255:.$D27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0]+[.$B$2]" office:value-type="float" office:value="1.34499999999999" calcext:value-type="float">
            <text:p>1,345</text:p>
          </table:table-cell>
          <table:table-cell office:value-type="float" office:value="1000" calcext:value-type="float">
            <text:p>1000,000</text:p>
          </table:table-cell>
          <table:table-cell table:formula="of:=[.E270]+[.$B$6]*([.D271]-[.E270])" office:value-type="float" office:value="999.999999999998" calcext:value-type="float">
            <text:p>1000,000</text:p>
          </table:table-cell>
          <table:table-cell table:formula="of:=SUM([.$D270:.$D271])/COUNT([.$D270:.$D271])" office:value-type="float" office:value="1000" calcext:value-type="float">
            <text:p>1000,000</text:p>
          </table:table-cell>
          <table:table-cell table:formula="of:=SUM([.$D256:.$D271])/COUNT([.$D256:.$D27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1]+[.$B$2]" office:value-type="float" office:value="1.34999999999999" calcext:value-type="float">
            <text:p>1,350</text:p>
          </table:table-cell>
          <table:table-cell office:value-type="float" office:value="1000" calcext:value-type="float">
            <text:p>1000,000</text:p>
          </table:table-cell>
          <table:table-cell table:formula="of:=[.E271]+[.$B$6]*([.D272]-[.E271])" office:value-type="float" office:value="999.999999999998" calcext:value-type="float">
            <text:p>1000,000</text:p>
          </table:table-cell>
          <table:table-cell table:formula="of:=SUM([.$D271:.$D272])/COUNT([.$D271:.$D272])" office:value-type="float" office:value="1000" calcext:value-type="float">
            <text:p>1000,000</text:p>
          </table:table-cell>
          <table:table-cell table:formula="of:=SUM([.$D257:.$D272])/COUNT([.$D257:.$D27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2]+[.$B$2]" office:value-type="float" office:value="1.35499999999999" calcext:value-type="float">
            <text:p>1,355</text:p>
          </table:table-cell>
          <table:table-cell office:value-type="float" office:value="1000" calcext:value-type="float">
            <text:p>1000,000</text:p>
          </table:table-cell>
          <table:table-cell table:formula="of:=[.E272]+[.$B$6]*([.D273]-[.E272])" office:value-type="float" office:value="999.999999999998" calcext:value-type="float">
            <text:p>1000,000</text:p>
          </table:table-cell>
          <table:table-cell table:formula="of:=SUM([.$D272:.$D273])/COUNT([.$D272:.$D273])" office:value-type="float" office:value="1000" calcext:value-type="float">
            <text:p>1000,000</text:p>
          </table:table-cell>
          <table:table-cell table:formula="of:=SUM([.$D258:.$D273])/COUNT([.$D258:.$D27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3]+[.$B$2]" office:value-type="float" office:value="1.35999999999999" calcext:value-type="float">
            <text:p>1,360</text:p>
          </table:table-cell>
          <table:table-cell office:value-type="float" office:value="1000" calcext:value-type="float">
            <text:p>1000,000</text:p>
          </table:table-cell>
          <table:table-cell table:formula="of:=[.E273]+[.$B$6]*([.D274]-[.E273])" office:value-type="float" office:value="999.999999999998" calcext:value-type="float">
            <text:p>1000,000</text:p>
          </table:table-cell>
          <table:table-cell table:formula="of:=SUM([.$D273:.$D274])/COUNT([.$D273:.$D274])" office:value-type="float" office:value="1000" calcext:value-type="float">
            <text:p>1000,000</text:p>
          </table:table-cell>
          <table:table-cell table:formula="of:=SUM([.$D259:.$D274])/COUNT([.$D259:.$D27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4]+[.$B$2]" office:value-type="float" office:value="1.36499999999999" calcext:value-type="float">
            <text:p>1,365</text:p>
          </table:table-cell>
          <table:table-cell office:value-type="float" office:value="1000" calcext:value-type="float">
            <text:p>1000,000</text:p>
          </table:table-cell>
          <table:table-cell table:formula="of:=[.E274]+[.$B$6]*([.D275]-[.E274])" office:value-type="float" office:value="999.999999999998" calcext:value-type="float">
            <text:p>1000,000</text:p>
          </table:table-cell>
          <table:table-cell table:formula="of:=SUM([.$D274:.$D275])/COUNT([.$D274:.$D275])" office:value-type="float" office:value="1000" calcext:value-type="float">
            <text:p>1000,000</text:p>
          </table:table-cell>
          <table:table-cell table:formula="of:=SUM([.$D260:.$D275])/COUNT([.$D260:.$D27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5]+[.$B$2]" office:value-type="float" office:value="1.36999999999999" calcext:value-type="float">
            <text:p>1,370</text:p>
          </table:table-cell>
          <table:table-cell office:value-type="float" office:value="1000" calcext:value-type="float">
            <text:p>1000,000</text:p>
          </table:table-cell>
          <table:table-cell table:formula="of:=[.E275]+[.$B$6]*([.D276]-[.E275])" office:value-type="float" office:value="999.999999999998" calcext:value-type="float">
            <text:p>1000,000</text:p>
          </table:table-cell>
          <table:table-cell table:formula="of:=SUM([.$D275:.$D276])/COUNT([.$D275:.$D276])" office:value-type="float" office:value="1000" calcext:value-type="float">
            <text:p>1000,000</text:p>
          </table:table-cell>
          <table:table-cell table:formula="of:=SUM([.$D261:.$D276])/COUNT([.$D261:.$D27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6]+[.$B$2]" office:value-type="float" office:value="1.37499999999999" calcext:value-type="float">
            <text:p>1,375</text:p>
          </table:table-cell>
          <table:table-cell office:value-type="float" office:value="1000" calcext:value-type="float">
            <text:p>1000,000</text:p>
          </table:table-cell>
          <table:table-cell table:formula="of:=[.E276]+[.$B$6]*([.D277]-[.E276])" office:value-type="float" office:value="999.999999999998" calcext:value-type="float">
            <text:p>1000,000</text:p>
          </table:table-cell>
          <table:table-cell table:formula="of:=SUM([.$D276:.$D277])/COUNT([.$D276:.$D277])" office:value-type="float" office:value="1000" calcext:value-type="float">
            <text:p>1000,000</text:p>
          </table:table-cell>
          <table:table-cell table:formula="of:=SUM([.$D262:.$D277])/COUNT([.$D262:.$D27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7]+[.$B$2]" office:value-type="float" office:value="1.37999999999999" calcext:value-type="float">
            <text:p>1,380</text:p>
          </table:table-cell>
          <table:table-cell office:value-type="float" office:value="1000" calcext:value-type="float">
            <text:p>1000,000</text:p>
          </table:table-cell>
          <table:table-cell table:formula="of:=[.E277]+[.$B$6]*([.D278]-[.E277])" office:value-type="float" office:value="999.999999999998" calcext:value-type="float">
            <text:p>1000,000</text:p>
          </table:table-cell>
          <table:table-cell table:formula="of:=SUM([.$D277:.$D278])/COUNT([.$D277:.$D278])" office:value-type="float" office:value="1000" calcext:value-type="float">
            <text:p>1000,000</text:p>
          </table:table-cell>
          <table:table-cell table:formula="of:=SUM([.$D263:.$D278])/COUNT([.$D263:.$D27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8]+[.$B$2]" office:value-type="float" office:value="1.38499999999999" calcext:value-type="float">
            <text:p>1,385</text:p>
          </table:table-cell>
          <table:table-cell office:value-type="float" office:value="1000" calcext:value-type="float">
            <text:p>1000,000</text:p>
          </table:table-cell>
          <table:table-cell table:formula="of:=[.E278]+[.$B$6]*([.D279]-[.E278])" office:value-type="float" office:value="999.999999999998" calcext:value-type="float">
            <text:p>1000,000</text:p>
          </table:table-cell>
          <table:table-cell table:formula="of:=SUM([.$D278:.$D279])/COUNT([.$D278:.$D279])" office:value-type="float" office:value="1000" calcext:value-type="float">
            <text:p>1000,000</text:p>
          </table:table-cell>
          <table:table-cell table:formula="of:=SUM([.$D264:.$D279])/COUNT([.$D264:.$D27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79]+[.$B$2]" office:value-type="float" office:value="1.38999999999999" calcext:value-type="float">
            <text:p>1,390</text:p>
          </table:table-cell>
          <table:table-cell office:value-type="float" office:value="1000" calcext:value-type="float">
            <text:p>1000,000</text:p>
          </table:table-cell>
          <table:table-cell table:formula="of:=[.E279]+[.$B$6]*([.D280]-[.E279])" office:value-type="float" office:value="999.999999999998" calcext:value-type="float">
            <text:p>1000,000</text:p>
          </table:table-cell>
          <table:table-cell table:formula="of:=SUM([.$D279:.$D280])/COUNT([.$D279:.$D280])" office:value-type="float" office:value="1000" calcext:value-type="float">
            <text:p>1000,000</text:p>
          </table:table-cell>
          <table:table-cell table:formula="of:=SUM([.$D265:.$D280])/COUNT([.$D265:.$D28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0]+[.$B$2]" office:value-type="float" office:value="1.39499999999999" calcext:value-type="float">
            <text:p>1,395</text:p>
          </table:table-cell>
          <table:table-cell office:value-type="float" office:value="1000" calcext:value-type="float">
            <text:p>1000,000</text:p>
          </table:table-cell>
          <table:table-cell table:formula="of:=[.E280]+[.$B$6]*([.D281]-[.E280])" office:value-type="float" office:value="999.999999999998" calcext:value-type="float">
            <text:p>1000,000</text:p>
          </table:table-cell>
          <table:table-cell table:formula="of:=SUM([.$D280:.$D281])/COUNT([.$D280:.$D281])" office:value-type="float" office:value="1000" calcext:value-type="float">
            <text:p>1000,000</text:p>
          </table:table-cell>
          <table:table-cell table:formula="of:=SUM([.$D266:.$D281])/COUNT([.$D266:.$D28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1]+[.$B$2]" office:value-type="float" office:value="1.39999999999999" calcext:value-type="float">
            <text:p>1,400</text:p>
          </table:table-cell>
          <table:table-cell office:value-type="float" office:value="1000" calcext:value-type="float">
            <text:p>1000,000</text:p>
          </table:table-cell>
          <table:table-cell table:formula="of:=[.E281]+[.$B$6]*([.D282]-[.E281])" office:value-type="float" office:value="999.999999999998" calcext:value-type="float">
            <text:p>1000,000</text:p>
          </table:table-cell>
          <table:table-cell table:formula="of:=SUM([.$D281:.$D282])/COUNT([.$D281:.$D282])" office:value-type="float" office:value="1000" calcext:value-type="float">
            <text:p>1000,000</text:p>
          </table:table-cell>
          <table:table-cell table:formula="of:=SUM([.$D267:.$D282])/COUNT([.$D267:.$D28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2]+[.$B$2]" office:value-type="float" office:value="1.40499999999999" calcext:value-type="float">
            <text:p>1,405</text:p>
          </table:table-cell>
          <table:table-cell office:value-type="float" office:value="1000" calcext:value-type="float">
            <text:p>1000,000</text:p>
          </table:table-cell>
          <table:table-cell table:formula="of:=[.E282]+[.$B$6]*([.D283]-[.E282])" office:value-type="float" office:value="999.999999999998" calcext:value-type="float">
            <text:p>1000,000</text:p>
          </table:table-cell>
          <table:table-cell table:formula="of:=SUM([.$D282:.$D283])/COUNT([.$D282:.$D283])" office:value-type="float" office:value="1000" calcext:value-type="float">
            <text:p>1000,000</text:p>
          </table:table-cell>
          <table:table-cell table:formula="of:=SUM([.$D268:.$D283])/COUNT([.$D268:.$D28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3]+[.$B$2]" office:value-type="float" office:value="1.40999999999999" calcext:value-type="float">
            <text:p>1,410</text:p>
          </table:table-cell>
          <table:table-cell office:value-type="float" office:value="1000" calcext:value-type="float">
            <text:p>1000,000</text:p>
          </table:table-cell>
          <table:table-cell table:formula="of:=[.E283]+[.$B$6]*([.D284]-[.E283])" office:value-type="float" office:value="999.999999999998" calcext:value-type="float">
            <text:p>1000,000</text:p>
          </table:table-cell>
          <table:table-cell table:formula="of:=SUM([.$D283:.$D284])/COUNT([.$D283:.$D284])" office:value-type="float" office:value="1000" calcext:value-type="float">
            <text:p>1000,000</text:p>
          </table:table-cell>
          <table:table-cell table:formula="of:=SUM([.$D269:.$D284])/COUNT([.$D269:.$D28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4]+[.$B$2]" office:value-type="float" office:value="1.41499999999999" calcext:value-type="float">
            <text:p>1,415</text:p>
          </table:table-cell>
          <table:table-cell office:value-type="float" office:value="1000" calcext:value-type="float">
            <text:p>1000,000</text:p>
          </table:table-cell>
          <table:table-cell table:formula="of:=[.E284]+[.$B$6]*([.D285]-[.E284])" office:value-type="float" office:value="999.999999999998" calcext:value-type="float">
            <text:p>1000,000</text:p>
          </table:table-cell>
          <table:table-cell table:formula="of:=SUM([.$D284:.$D285])/COUNT([.$D284:.$D285])" office:value-type="float" office:value="1000" calcext:value-type="float">
            <text:p>1000,000</text:p>
          </table:table-cell>
          <table:table-cell table:formula="of:=SUM([.$D270:.$D285])/COUNT([.$D270:.$D28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5]+[.$B$2]" office:value-type="float" office:value="1.41999999999999" calcext:value-type="float">
            <text:p>1,420</text:p>
          </table:table-cell>
          <table:table-cell office:value-type="float" office:value="1000" calcext:value-type="float">
            <text:p>1000,000</text:p>
          </table:table-cell>
          <table:table-cell table:formula="of:=[.E285]+[.$B$6]*([.D286]-[.E285])" office:value-type="float" office:value="999.999999999998" calcext:value-type="float">
            <text:p>1000,000</text:p>
          </table:table-cell>
          <table:table-cell table:formula="of:=SUM([.$D285:.$D286])/COUNT([.$D285:.$D286])" office:value-type="float" office:value="1000" calcext:value-type="float">
            <text:p>1000,000</text:p>
          </table:table-cell>
          <table:table-cell table:formula="of:=SUM([.$D271:.$D286])/COUNT([.$D271:.$D28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6]+[.$B$2]" office:value-type="float" office:value="1.42499999999999" calcext:value-type="float">
            <text:p>1,425</text:p>
          </table:table-cell>
          <table:table-cell office:value-type="float" office:value="1000" calcext:value-type="float">
            <text:p>1000,000</text:p>
          </table:table-cell>
          <table:table-cell table:formula="of:=[.E286]+[.$B$6]*([.D287]-[.E286])" office:value-type="float" office:value="999.999999999998" calcext:value-type="float">
            <text:p>1000,000</text:p>
          </table:table-cell>
          <table:table-cell table:formula="of:=SUM([.$D286:.$D287])/COUNT([.$D286:.$D287])" office:value-type="float" office:value="1000" calcext:value-type="float">
            <text:p>1000,000</text:p>
          </table:table-cell>
          <table:table-cell table:formula="of:=SUM([.$D272:.$D287])/COUNT([.$D272:.$D28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7]+[.$B$2]" office:value-type="float" office:value="1.42999999999999" calcext:value-type="float">
            <text:p>1,430</text:p>
          </table:table-cell>
          <table:table-cell office:value-type="float" office:value="1000" calcext:value-type="float">
            <text:p>1000,000</text:p>
          </table:table-cell>
          <table:table-cell table:formula="of:=[.E287]+[.$B$6]*([.D288]-[.E287])" office:value-type="float" office:value="999.999999999998" calcext:value-type="float">
            <text:p>1000,000</text:p>
          </table:table-cell>
          <table:table-cell table:formula="of:=SUM([.$D287:.$D288])/COUNT([.$D287:.$D288])" office:value-type="float" office:value="1000" calcext:value-type="float">
            <text:p>1000,000</text:p>
          </table:table-cell>
          <table:table-cell table:formula="of:=SUM([.$D273:.$D288])/COUNT([.$D273:.$D28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8]+[.$B$2]" office:value-type="float" office:value="1.43499999999999" calcext:value-type="float">
            <text:p>1,435</text:p>
          </table:table-cell>
          <table:table-cell office:value-type="float" office:value="1000" calcext:value-type="float">
            <text:p>1000,000</text:p>
          </table:table-cell>
          <table:table-cell table:formula="of:=[.E288]+[.$B$6]*([.D289]-[.E288])" office:value-type="float" office:value="999.999999999998" calcext:value-type="float">
            <text:p>1000,000</text:p>
          </table:table-cell>
          <table:table-cell table:formula="of:=SUM([.$D288:.$D289])/COUNT([.$D288:.$D289])" office:value-type="float" office:value="1000" calcext:value-type="float">
            <text:p>1000,000</text:p>
          </table:table-cell>
          <table:table-cell table:formula="of:=SUM([.$D274:.$D289])/COUNT([.$D274:.$D28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89]+[.$B$2]" office:value-type="float" office:value="1.43999999999999" calcext:value-type="float">
            <text:p>1,440</text:p>
          </table:table-cell>
          <table:table-cell office:value-type="float" office:value="1000" calcext:value-type="float">
            <text:p>1000,000</text:p>
          </table:table-cell>
          <table:table-cell table:formula="of:=[.E289]+[.$B$6]*([.D290]-[.E289])" office:value-type="float" office:value="999.999999999998" calcext:value-type="float">
            <text:p>1000,000</text:p>
          </table:table-cell>
          <table:table-cell table:formula="of:=SUM([.$D289:.$D290])/COUNT([.$D289:.$D290])" office:value-type="float" office:value="1000" calcext:value-type="float">
            <text:p>1000,000</text:p>
          </table:table-cell>
          <table:table-cell table:formula="of:=SUM([.$D275:.$D290])/COUNT([.$D275:.$D29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0]+[.$B$2]" office:value-type="float" office:value="1.44499999999999" calcext:value-type="float">
            <text:p>1,445</text:p>
          </table:table-cell>
          <table:table-cell office:value-type="float" office:value="1000" calcext:value-type="float">
            <text:p>1000,000</text:p>
          </table:table-cell>
          <table:table-cell table:formula="of:=[.E290]+[.$B$6]*([.D291]-[.E290])" office:value-type="float" office:value="999.999999999998" calcext:value-type="float">
            <text:p>1000,000</text:p>
          </table:table-cell>
          <table:table-cell table:formula="of:=SUM([.$D290:.$D291])/COUNT([.$D290:.$D291])" office:value-type="float" office:value="1000" calcext:value-type="float">
            <text:p>1000,000</text:p>
          </table:table-cell>
          <table:table-cell table:formula="of:=SUM([.$D276:.$D291])/COUNT([.$D276:.$D29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1]+[.$B$2]" office:value-type="float" office:value="1.44999999999999" calcext:value-type="float">
            <text:p>1,450</text:p>
          </table:table-cell>
          <table:table-cell office:value-type="float" office:value="1000" calcext:value-type="float">
            <text:p>1000,000</text:p>
          </table:table-cell>
          <table:table-cell table:formula="of:=[.E291]+[.$B$6]*([.D292]-[.E291])" office:value-type="float" office:value="999.999999999998" calcext:value-type="float">
            <text:p>1000,000</text:p>
          </table:table-cell>
          <table:table-cell table:formula="of:=SUM([.$D291:.$D292])/COUNT([.$D291:.$D292])" office:value-type="float" office:value="1000" calcext:value-type="float">
            <text:p>1000,000</text:p>
          </table:table-cell>
          <table:table-cell table:formula="of:=SUM([.$D277:.$D292])/COUNT([.$D277:.$D29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2]+[.$B$2]" office:value-type="float" office:value="1.45499999999999" calcext:value-type="float">
            <text:p>1,455</text:p>
          </table:table-cell>
          <table:table-cell office:value-type="float" office:value="1000" calcext:value-type="float">
            <text:p>1000,000</text:p>
          </table:table-cell>
          <table:table-cell table:formula="of:=[.E292]+[.$B$6]*([.D293]-[.E292])" office:value-type="float" office:value="999.999999999998" calcext:value-type="float">
            <text:p>1000,000</text:p>
          </table:table-cell>
          <table:table-cell table:formula="of:=SUM([.$D292:.$D293])/COUNT([.$D292:.$D293])" office:value-type="float" office:value="1000" calcext:value-type="float">
            <text:p>1000,000</text:p>
          </table:table-cell>
          <table:table-cell table:formula="of:=SUM([.$D278:.$D293])/COUNT([.$D278:.$D29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3]+[.$B$2]" office:value-type="float" office:value="1.45999999999999" calcext:value-type="float">
            <text:p>1,460</text:p>
          </table:table-cell>
          <table:table-cell office:value-type="float" office:value="1000" calcext:value-type="float">
            <text:p>1000,000</text:p>
          </table:table-cell>
          <table:table-cell table:formula="of:=[.E293]+[.$B$6]*([.D294]-[.E293])" office:value-type="float" office:value="999.999999999998" calcext:value-type="float">
            <text:p>1000,000</text:p>
          </table:table-cell>
          <table:table-cell table:formula="of:=SUM([.$D293:.$D294])/COUNT([.$D293:.$D294])" office:value-type="float" office:value="1000" calcext:value-type="float">
            <text:p>1000,000</text:p>
          </table:table-cell>
          <table:table-cell table:formula="of:=SUM([.$D279:.$D294])/COUNT([.$D279:.$D29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4]+[.$B$2]" office:value-type="float" office:value="1.46499999999999" calcext:value-type="float">
            <text:p>1,465</text:p>
          </table:table-cell>
          <table:table-cell office:value-type="float" office:value="1000" calcext:value-type="float">
            <text:p>1000,000</text:p>
          </table:table-cell>
          <table:table-cell table:formula="of:=[.E294]+[.$B$6]*([.D295]-[.E294])" office:value-type="float" office:value="999.999999999998" calcext:value-type="float">
            <text:p>1000,000</text:p>
          </table:table-cell>
          <table:table-cell table:formula="of:=SUM([.$D294:.$D295])/COUNT([.$D294:.$D295])" office:value-type="float" office:value="1000" calcext:value-type="float">
            <text:p>1000,000</text:p>
          </table:table-cell>
          <table:table-cell table:formula="of:=SUM([.$D280:.$D295])/COUNT([.$D280:.$D29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5]+[.$B$2]" office:value-type="float" office:value="1.46999999999999" calcext:value-type="float">
            <text:p>1,470</text:p>
          </table:table-cell>
          <table:table-cell office:value-type="float" office:value="1000" calcext:value-type="float">
            <text:p>1000,000</text:p>
          </table:table-cell>
          <table:table-cell table:formula="of:=[.E295]+[.$B$6]*([.D296]-[.E295])" office:value-type="float" office:value="999.999999999998" calcext:value-type="float">
            <text:p>1000,000</text:p>
          </table:table-cell>
          <table:table-cell table:formula="of:=SUM([.$D295:.$D296])/COUNT([.$D295:.$D296])" office:value-type="float" office:value="1000" calcext:value-type="float">
            <text:p>1000,000</text:p>
          </table:table-cell>
          <table:table-cell table:formula="of:=SUM([.$D281:.$D296])/COUNT([.$D281:.$D29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6]+[.$B$2]" office:value-type="float" office:value="1.47499999999999" calcext:value-type="float">
            <text:p>1,475</text:p>
          </table:table-cell>
          <table:table-cell office:value-type="float" office:value="1000" calcext:value-type="float">
            <text:p>1000,000</text:p>
          </table:table-cell>
          <table:table-cell table:formula="of:=[.E296]+[.$B$6]*([.D297]-[.E296])" office:value-type="float" office:value="999.999999999998" calcext:value-type="float">
            <text:p>1000,000</text:p>
          </table:table-cell>
          <table:table-cell table:formula="of:=SUM([.$D296:.$D297])/COUNT([.$D296:.$D297])" office:value-type="float" office:value="1000" calcext:value-type="float">
            <text:p>1000,000</text:p>
          </table:table-cell>
          <table:table-cell table:formula="of:=SUM([.$D282:.$D297])/COUNT([.$D282:.$D29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7]+[.$B$2]" office:value-type="float" office:value="1.47999999999999" calcext:value-type="float">
            <text:p>1,480</text:p>
          </table:table-cell>
          <table:table-cell office:value-type="float" office:value="1000" calcext:value-type="float">
            <text:p>1000,000</text:p>
          </table:table-cell>
          <table:table-cell table:formula="of:=[.E297]+[.$B$6]*([.D298]-[.E297])" office:value-type="float" office:value="999.999999999998" calcext:value-type="float">
            <text:p>1000,000</text:p>
          </table:table-cell>
          <table:table-cell table:formula="of:=SUM([.$D297:.$D298])/COUNT([.$D297:.$D298])" office:value-type="float" office:value="1000" calcext:value-type="float">
            <text:p>1000,000</text:p>
          </table:table-cell>
          <table:table-cell table:formula="of:=SUM([.$D283:.$D298])/COUNT([.$D283:.$D29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8]+[.$B$2]" office:value-type="float" office:value="1.48499999999999" calcext:value-type="float">
            <text:p>1,485</text:p>
          </table:table-cell>
          <table:table-cell office:value-type="float" office:value="1000" calcext:value-type="float">
            <text:p>1000,000</text:p>
          </table:table-cell>
          <table:table-cell table:formula="of:=[.E298]+[.$B$6]*([.D299]-[.E298])" office:value-type="float" office:value="999.999999999998" calcext:value-type="float">
            <text:p>1000,000</text:p>
          </table:table-cell>
          <table:table-cell table:formula="of:=SUM([.$D298:.$D299])/COUNT([.$D298:.$D299])" office:value-type="float" office:value="1000" calcext:value-type="float">
            <text:p>1000,000</text:p>
          </table:table-cell>
          <table:table-cell table:formula="of:=SUM([.$D284:.$D299])/COUNT([.$D284:.$D29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299]+[.$B$2]" office:value-type="float" office:value="1.48999999999999" calcext:value-type="float">
            <text:p>1,490</text:p>
          </table:table-cell>
          <table:table-cell office:value-type="float" office:value="1000" calcext:value-type="float">
            <text:p>1000,000</text:p>
          </table:table-cell>
          <table:table-cell table:formula="of:=[.E299]+[.$B$6]*([.D300]-[.E299])" office:value-type="float" office:value="999.999999999998" calcext:value-type="float">
            <text:p>1000,000</text:p>
          </table:table-cell>
          <table:table-cell table:formula="of:=SUM([.$D299:.$D300])/COUNT([.$D299:.$D300])" office:value-type="float" office:value="1000" calcext:value-type="float">
            <text:p>1000,000</text:p>
          </table:table-cell>
          <table:table-cell table:formula="of:=SUM([.$D285:.$D300])/COUNT([.$D285:.$D30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0]+[.$B$2]" office:value-type="float" office:value="1.49499999999999" calcext:value-type="float">
            <text:p>1,495</text:p>
          </table:table-cell>
          <table:table-cell office:value-type="float" office:value="1000" calcext:value-type="float">
            <text:p>1000,000</text:p>
          </table:table-cell>
          <table:table-cell table:formula="of:=[.E300]+[.$B$6]*([.D301]-[.E300])" office:value-type="float" office:value="999.999999999998" calcext:value-type="float">
            <text:p>1000,000</text:p>
          </table:table-cell>
          <table:table-cell table:formula="of:=SUM([.$D300:.$D301])/COUNT([.$D300:.$D301])" office:value-type="float" office:value="1000" calcext:value-type="float">
            <text:p>1000,000</text:p>
          </table:table-cell>
          <table:table-cell table:formula="of:=SUM([.$D286:.$D301])/COUNT([.$D286:.$D30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1]+[.$B$2]" office:value-type="float" office:value="1.49999999999999" calcext:value-type="float">
            <text:p>1,500</text:p>
          </table:table-cell>
          <table:table-cell office:value-type="float" office:value="1000" calcext:value-type="float">
            <text:p>1000,000</text:p>
          </table:table-cell>
          <table:table-cell table:formula="of:=[.E301]+[.$B$6]*([.D302]-[.E301])" office:value-type="float" office:value="999.999999999998" calcext:value-type="float">
            <text:p>1000,000</text:p>
          </table:table-cell>
          <table:table-cell table:formula="of:=SUM([.$D301:.$D302])/COUNT([.$D301:.$D302])" office:value-type="float" office:value="1000" calcext:value-type="float">
            <text:p>1000,000</text:p>
          </table:table-cell>
          <table:table-cell table:formula="of:=SUM([.$D287:.$D302])/COUNT([.$D287:.$D30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2]+[.$B$2]" office:value-type="float" office:value="1.50499999999999" calcext:value-type="float">
            <text:p>1,505</text:p>
          </table:table-cell>
          <table:table-cell office:value-type="float" office:value="1000" calcext:value-type="float">
            <text:p>1000,000</text:p>
          </table:table-cell>
          <table:table-cell table:formula="of:=[.E302]+[.$B$6]*([.D303]-[.E302])" office:value-type="float" office:value="999.999999999998" calcext:value-type="float">
            <text:p>1000,000</text:p>
          </table:table-cell>
          <table:table-cell table:formula="of:=SUM([.$D302:.$D303])/COUNT([.$D302:.$D303])" office:value-type="float" office:value="1000" calcext:value-type="float">
            <text:p>1000,000</text:p>
          </table:table-cell>
          <table:table-cell table:formula="of:=SUM([.$D288:.$D303])/COUNT([.$D288:.$D30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3]+[.$B$2]" office:value-type="float" office:value="1.50999999999999" calcext:value-type="float">
            <text:p>1,510</text:p>
          </table:table-cell>
          <table:table-cell office:value-type="float" office:value="1000" calcext:value-type="float">
            <text:p>1000,000</text:p>
          </table:table-cell>
          <table:table-cell table:formula="of:=[.E303]+[.$B$6]*([.D304]-[.E303])" office:value-type="float" office:value="999.999999999998" calcext:value-type="float">
            <text:p>1000,000</text:p>
          </table:table-cell>
          <table:table-cell table:formula="of:=SUM([.$D303:.$D304])/COUNT([.$D303:.$D304])" office:value-type="float" office:value="1000" calcext:value-type="float">
            <text:p>1000,000</text:p>
          </table:table-cell>
          <table:table-cell table:formula="of:=SUM([.$D289:.$D304])/COUNT([.$D289:.$D30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4]+[.$B$2]" office:value-type="float" office:value="1.51499999999999" calcext:value-type="float">
            <text:p>1,515</text:p>
          </table:table-cell>
          <table:table-cell office:value-type="float" office:value="1000" calcext:value-type="float">
            <text:p>1000,000</text:p>
          </table:table-cell>
          <table:table-cell table:formula="of:=[.E304]+[.$B$6]*([.D305]-[.E304])" office:value-type="float" office:value="999.999999999998" calcext:value-type="float">
            <text:p>1000,000</text:p>
          </table:table-cell>
          <table:table-cell table:formula="of:=SUM([.$D304:.$D305])/COUNT([.$D304:.$D305])" office:value-type="float" office:value="1000" calcext:value-type="float">
            <text:p>1000,000</text:p>
          </table:table-cell>
          <table:table-cell table:formula="of:=SUM([.$D290:.$D305])/COUNT([.$D290:.$D30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5]+[.$B$2]" office:value-type="float" office:value="1.51999999999999" calcext:value-type="float">
            <text:p>1,520</text:p>
          </table:table-cell>
          <table:table-cell office:value-type="float" office:value="1000" calcext:value-type="float">
            <text:p>1000,000</text:p>
          </table:table-cell>
          <table:table-cell table:formula="of:=[.E305]+[.$B$6]*([.D306]-[.E305])" office:value-type="float" office:value="999.999999999998" calcext:value-type="float">
            <text:p>1000,000</text:p>
          </table:table-cell>
          <table:table-cell table:formula="of:=SUM([.$D305:.$D306])/COUNT([.$D305:.$D306])" office:value-type="float" office:value="1000" calcext:value-type="float">
            <text:p>1000,000</text:p>
          </table:table-cell>
          <table:table-cell table:formula="of:=SUM([.$D291:.$D306])/COUNT([.$D291:.$D30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6]+[.$B$2]" office:value-type="float" office:value="1.52499999999999" calcext:value-type="float">
            <text:p>1,525</text:p>
          </table:table-cell>
          <table:table-cell office:value-type="float" office:value="1000" calcext:value-type="float">
            <text:p>1000,000</text:p>
          </table:table-cell>
          <table:table-cell table:formula="of:=[.E306]+[.$B$6]*([.D307]-[.E306])" office:value-type="float" office:value="999.999999999998" calcext:value-type="float">
            <text:p>1000,000</text:p>
          </table:table-cell>
          <table:table-cell table:formula="of:=SUM([.$D306:.$D307])/COUNT([.$D306:.$D307])" office:value-type="float" office:value="1000" calcext:value-type="float">
            <text:p>1000,000</text:p>
          </table:table-cell>
          <table:table-cell table:formula="of:=SUM([.$D292:.$D307])/COUNT([.$D292:.$D30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7]+[.$B$2]" office:value-type="float" office:value="1.52999999999999" calcext:value-type="float">
            <text:p>1,530</text:p>
          </table:table-cell>
          <table:table-cell office:value-type="float" office:value="1000" calcext:value-type="float">
            <text:p>1000,000</text:p>
          </table:table-cell>
          <table:table-cell table:formula="of:=[.E307]+[.$B$6]*([.D308]-[.E307])" office:value-type="float" office:value="999.999999999998" calcext:value-type="float">
            <text:p>1000,000</text:p>
          </table:table-cell>
          <table:table-cell table:formula="of:=SUM([.$D307:.$D308])/COUNT([.$D307:.$D308])" office:value-type="float" office:value="1000" calcext:value-type="float">
            <text:p>1000,000</text:p>
          </table:table-cell>
          <table:table-cell table:formula="of:=SUM([.$D293:.$D308])/COUNT([.$D293:.$D30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8]+[.$B$2]" office:value-type="float" office:value="1.53499999999999" calcext:value-type="float">
            <text:p>1,535</text:p>
          </table:table-cell>
          <table:table-cell office:value-type="float" office:value="1000" calcext:value-type="float">
            <text:p>1000,000</text:p>
          </table:table-cell>
          <table:table-cell table:formula="of:=[.E308]+[.$B$6]*([.D309]-[.E308])" office:value-type="float" office:value="999.999999999998" calcext:value-type="float">
            <text:p>1000,000</text:p>
          </table:table-cell>
          <table:table-cell table:formula="of:=SUM([.$D308:.$D309])/COUNT([.$D308:.$D309])" office:value-type="float" office:value="1000" calcext:value-type="float">
            <text:p>1000,000</text:p>
          </table:table-cell>
          <table:table-cell table:formula="of:=SUM([.$D294:.$D309])/COUNT([.$D294:.$D30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09]+[.$B$2]" office:value-type="float" office:value="1.53999999999999" calcext:value-type="float">
            <text:p>1,540</text:p>
          </table:table-cell>
          <table:table-cell office:value-type="float" office:value="1000" calcext:value-type="float">
            <text:p>1000,000</text:p>
          </table:table-cell>
          <table:table-cell table:formula="of:=[.E309]+[.$B$6]*([.D310]-[.E309])" office:value-type="float" office:value="999.999999999998" calcext:value-type="float">
            <text:p>1000,000</text:p>
          </table:table-cell>
          <table:table-cell table:formula="of:=SUM([.$D309:.$D310])/COUNT([.$D309:.$D310])" office:value-type="float" office:value="1000" calcext:value-type="float">
            <text:p>1000,000</text:p>
          </table:table-cell>
          <table:table-cell table:formula="of:=SUM([.$D295:.$D310])/COUNT([.$D295:.$D31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0]+[.$B$2]" office:value-type="float" office:value="1.54499999999999" calcext:value-type="float">
            <text:p>1,545</text:p>
          </table:table-cell>
          <table:table-cell office:value-type="float" office:value="1000" calcext:value-type="float">
            <text:p>1000,000</text:p>
          </table:table-cell>
          <table:table-cell table:formula="of:=[.E310]+[.$B$6]*([.D311]-[.E310])" office:value-type="float" office:value="999.999999999998" calcext:value-type="float">
            <text:p>1000,000</text:p>
          </table:table-cell>
          <table:table-cell table:formula="of:=SUM([.$D310:.$D311])/COUNT([.$D310:.$D311])" office:value-type="float" office:value="1000" calcext:value-type="float">
            <text:p>1000,000</text:p>
          </table:table-cell>
          <table:table-cell table:formula="of:=SUM([.$D296:.$D311])/COUNT([.$D296:.$D31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1]+[.$B$2]" office:value-type="float" office:value="1.54999999999999" calcext:value-type="float">
            <text:p>1,550</text:p>
          </table:table-cell>
          <table:table-cell office:value-type="float" office:value="1000" calcext:value-type="float">
            <text:p>1000,000</text:p>
          </table:table-cell>
          <table:table-cell table:formula="of:=[.E311]+[.$B$6]*([.D312]-[.E311])" office:value-type="float" office:value="999.999999999998" calcext:value-type="float">
            <text:p>1000,000</text:p>
          </table:table-cell>
          <table:table-cell table:formula="of:=SUM([.$D311:.$D312])/COUNT([.$D311:.$D312])" office:value-type="float" office:value="1000" calcext:value-type="float">
            <text:p>1000,000</text:p>
          </table:table-cell>
          <table:table-cell table:formula="of:=SUM([.$D297:.$D312])/COUNT([.$D297:.$D31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2]+[.$B$2]" office:value-type="float" office:value="1.55499999999999" calcext:value-type="float">
            <text:p>1,555</text:p>
          </table:table-cell>
          <table:table-cell office:value-type="float" office:value="1000" calcext:value-type="float">
            <text:p>1000,000</text:p>
          </table:table-cell>
          <table:table-cell table:formula="of:=[.E312]+[.$B$6]*([.D313]-[.E312])" office:value-type="float" office:value="999.999999999998" calcext:value-type="float">
            <text:p>1000,000</text:p>
          </table:table-cell>
          <table:table-cell table:formula="of:=SUM([.$D312:.$D313])/COUNT([.$D312:.$D313])" office:value-type="float" office:value="1000" calcext:value-type="float">
            <text:p>1000,000</text:p>
          </table:table-cell>
          <table:table-cell table:formula="of:=SUM([.$D298:.$D313])/COUNT([.$D298:.$D31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3]+[.$B$2]" office:value-type="float" office:value="1.55999999999999" calcext:value-type="float">
            <text:p>1,560</text:p>
          </table:table-cell>
          <table:table-cell office:value-type="float" office:value="1000" calcext:value-type="float">
            <text:p>1000,000</text:p>
          </table:table-cell>
          <table:table-cell table:formula="of:=[.E313]+[.$B$6]*([.D314]-[.E313])" office:value-type="float" office:value="999.999999999998" calcext:value-type="float">
            <text:p>1000,000</text:p>
          </table:table-cell>
          <table:table-cell table:formula="of:=SUM([.$D313:.$D314])/COUNT([.$D313:.$D314])" office:value-type="float" office:value="1000" calcext:value-type="float">
            <text:p>1000,000</text:p>
          </table:table-cell>
          <table:table-cell table:formula="of:=SUM([.$D299:.$D314])/COUNT([.$D299:.$D31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4]+[.$B$2]" office:value-type="float" office:value="1.56499999999999" calcext:value-type="float">
            <text:p>1,565</text:p>
          </table:table-cell>
          <table:table-cell office:value-type="float" office:value="1000" calcext:value-type="float">
            <text:p>1000,000</text:p>
          </table:table-cell>
          <table:table-cell table:formula="of:=[.E314]+[.$B$6]*([.D315]-[.E314])" office:value-type="float" office:value="999.999999999998" calcext:value-type="float">
            <text:p>1000,000</text:p>
          </table:table-cell>
          <table:table-cell table:formula="of:=SUM([.$D314:.$D315])/COUNT([.$D314:.$D315])" office:value-type="float" office:value="1000" calcext:value-type="float">
            <text:p>1000,000</text:p>
          </table:table-cell>
          <table:table-cell table:formula="of:=SUM([.$D300:.$D315])/COUNT([.$D300:.$D31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5]+[.$B$2]" office:value-type="float" office:value="1.56999999999999" calcext:value-type="float">
            <text:p>1,570</text:p>
          </table:table-cell>
          <table:table-cell office:value-type="float" office:value="1000" calcext:value-type="float">
            <text:p>1000,000</text:p>
          </table:table-cell>
          <table:table-cell table:formula="of:=[.E315]+[.$B$6]*([.D316]-[.E315])" office:value-type="float" office:value="999.999999999998" calcext:value-type="float">
            <text:p>1000,000</text:p>
          </table:table-cell>
          <table:table-cell table:formula="of:=SUM([.$D315:.$D316])/COUNT([.$D315:.$D316])" office:value-type="float" office:value="1000" calcext:value-type="float">
            <text:p>1000,000</text:p>
          </table:table-cell>
          <table:table-cell table:formula="of:=SUM([.$D301:.$D316])/COUNT([.$D301:.$D31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6]+[.$B$2]" office:value-type="float" office:value="1.57499999999999" calcext:value-type="float">
            <text:p>1,575</text:p>
          </table:table-cell>
          <table:table-cell office:value-type="float" office:value="1000" calcext:value-type="float">
            <text:p>1000,000</text:p>
          </table:table-cell>
          <table:table-cell table:formula="of:=[.E316]+[.$B$6]*([.D317]-[.E316])" office:value-type="float" office:value="999.999999999998" calcext:value-type="float">
            <text:p>1000,000</text:p>
          </table:table-cell>
          <table:table-cell table:formula="of:=SUM([.$D316:.$D317])/COUNT([.$D316:.$D317])" office:value-type="float" office:value="1000" calcext:value-type="float">
            <text:p>1000,000</text:p>
          </table:table-cell>
          <table:table-cell table:formula="of:=SUM([.$D302:.$D317])/COUNT([.$D302:.$D31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7]+[.$B$2]" office:value-type="float" office:value="1.57999999999999" calcext:value-type="float">
            <text:p>1,580</text:p>
          </table:table-cell>
          <table:table-cell office:value-type="float" office:value="1000" calcext:value-type="float">
            <text:p>1000,000</text:p>
          </table:table-cell>
          <table:table-cell table:formula="of:=[.E317]+[.$B$6]*([.D318]-[.E317])" office:value-type="float" office:value="999.999999999998" calcext:value-type="float">
            <text:p>1000,000</text:p>
          </table:table-cell>
          <table:table-cell table:formula="of:=SUM([.$D317:.$D318])/COUNT([.$D317:.$D318])" office:value-type="float" office:value="1000" calcext:value-type="float">
            <text:p>1000,000</text:p>
          </table:table-cell>
          <table:table-cell table:formula="of:=SUM([.$D303:.$D318])/COUNT([.$D303:.$D31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8]+[.$B$2]" office:value-type="float" office:value="1.58499999999999" calcext:value-type="float">
            <text:p>1,585</text:p>
          </table:table-cell>
          <table:table-cell office:value-type="float" office:value="1000" calcext:value-type="float">
            <text:p>1000,000</text:p>
          </table:table-cell>
          <table:table-cell table:formula="of:=[.E318]+[.$B$6]*([.D319]-[.E318])" office:value-type="float" office:value="999.999999999998" calcext:value-type="float">
            <text:p>1000,000</text:p>
          </table:table-cell>
          <table:table-cell table:formula="of:=SUM([.$D318:.$D319])/COUNT([.$D318:.$D319])" office:value-type="float" office:value="1000" calcext:value-type="float">
            <text:p>1000,000</text:p>
          </table:table-cell>
          <table:table-cell table:formula="of:=SUM([.$D304:.$D319])/COUNT([.$D304:.$D31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19]+[.$B$2]" office:value-type="float" office:value="1.58999999999999" calcext:value-type="float">
            <text:p>1,590</text:p>
          </table:table-cell>
          <table:table-cell office:value-type="float" office:value="1000" calcext:value-type="float">
            <text:p>1000,000</text:p>
          </table:table-cell>
          <table:table-cell table:formula="of:=[.E319]+[.$B$6]*([.D320]-[.E319])" office:value-type="float" office:value="999.999999999998" calcext:value-type="float">
            <text:p>1000,000</text:p>
          </table:table-cell>
          <table:table-cell table:formula="of:=SUM([.$D319:.$D320])/COUNT([.$D319:.$D320])" office:value-type="float" office:value="1000" calcext:value-type="float">
            <text:p>1000,000</text:p>
          </table:table-cell>
          <table:table-cell table:formula="of:=SUM([.$D305:.$D320])/COUNT([.$D305:.$D32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0]+[.$B$2]" office:value-type="float" office:value="1.59499999999999" calcext:value-type="float">
            <text:p>1,595</text:p>
          </table:table-cell>
          <table:table-cell office:value-type="float" office:value="1000" calcext:value-type="float">
            <text:p>1000,000</text:p>
          </table:table-cell>
          <table:table-cell table:formula="of:=[.E320]+[.$B$6]*([.D321]-[.E320])" office:value-type="float" office:value="999.999999999998" calcext:value-type="float">
            <text:p>1000,000</text:p>
          </table:table-cell>
          <table:table-cell table:formula="of:=SUM([.$D320:.$D321])/COUNT([.$D320:.$D321])" office:value-type="float" office:value="1000" calcext:value-type="float">
            <text:p>1000,000</text:p>
          </table:table-cell>
          <table:table-cell table:formula="of:=SUM([.$D306:.$D321])/COUNT([.$D306:.$D32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1]+[.$B$2]" office:value-type="float" office:value="1.59999999999999" calcext:value-type="float">
            <text:p>1,600</text:p>
          </table:table-cell>
          <table:table-cell office:value-type="float" office:value="1000" calcext:value-type="float">
            <text:p>1000,000</text:p>
          </table:table-cell>
          <table:table-cell table:formula="of:=[.E321]+[.$B$6]*([.D322]-[.E321])" office:value-type="float" office:value="999.999999999998" calcext:value-type="float">
            <text:p>1000,000</text:p>
          </table:table-cell>
          <table:table-cell table:formula="of:=SUM([.$D321:.$D322])/COUNT([.$D321:.$D322])" office:value-type="float" office:value="1000" calcext:value-type="float">
            <text:p>1000,000</text:p>
          </table:table-cell>
          <table:table-cell table:formula="of:=SUM([.$D307:.$D322])/COUNT([.$D307:.$D32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2]+[.$B$2]" office:value-type="float" office:value="1.60499999999999" calcext:value-type="float">
            <text:p>1,605</text:p>
          </table:table-cell>
          <table:table-cell office:value-type="float" office:value="1000" calcext:value-type="float">
            <text:p>1000,000</text:p>
          </table:table-cell>
          <table:table-cell table:formula="of:=[.E322]+[.$B$6]*([.D323]-[.E322])" office:value-type="float" office:value="999.999999999998" calcext:value-type="float">
            <text:p>1000,000</text:p>
          </table:table-cell>
          <table:table-cell table:formula="of:=SUM([.$D322:.$D323])/COUNT([.$D322:.$D323])" office:value-type="float" office:value="1000" calcext:value-type="float">
            <text:p>1000,000</text:p>
          </table:table-cell>
          <table:table-cell table:formula="of:=SUM([.$D308:.$D323])/COUNT([.$D308:.$D32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3]+[.$B$2]" office:value-type="float" office:value="1.60999999999999" calcext:value-type="float">
            <text:p>1,610</text:p>
          </table:table-cell>
          <table:table-cell office:value-type="float" office:value="1000" calcext:value-type="float">
            <text:p>1000,000</text:p>
          </table:table-cell>
          <table:table-cell table:formula="of:=[.E323]+[.$B$6]*([.D324]-[.E323])" office:value-type="float" office:value="999.999999999998" calcext:value-type="float">
            <text:p>1000,000</text:p>
          </table:table-cell>
          <table:table-cell table:formula="of:=SUM([.$D323:.$D324])/COUNT([.$D323:.$D324])" office:value-type="float" office:value="1000" calcext:value-type="float">
            <text:p>1000,000</text:p>
          </table:table-cell>
          <table:table-cell table:formula="of:=SUM([.$D309:.$D324])/COUNT([.$D309:.$D32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4]+[.$B$2]" office:value-type="float" office:value="1.61499999999999" calcext:value-type="float">
            <text:p>1,615</text:p>
          </table:table-cell>
          <table:table-cell office:value-type="float" office:value="1000" calcext:value-type="float">
            <text:p>1000,000</text:p>
          </table:table-cell>
          <table:table-cell table:formula="of:=[.E324]+[.$B$6]*([.D325]-[.E324])" office:value-type="float" office:value="999.999999999998" calcext:value-type="float">
            <text:p>1000,000</text:p>
          </table:table-cell>
          <table:table-cell table:formula="of:=SUM([.$D324:.$D325])/COUNT([.$D324:.$D325])" office:value-type="float" office:value="1000" calcext:value-type="float">
            <text:p>1000,000</text:p>
          </table:table-cell>
          <table:table-cell table:formula="of:=SUM([.$D310:.$D325])/COUNT([.$D310:.$D32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5]+[.$B$2]" office:value-type="float" office:value="1.61999999999999" calcext:value-type="float">
            <text:p>1,620</text:p>
          </table:table-cell>
          <table:table-cell office:value-type="float" office:value="1000" calcext:value-type="float">
            <text:p>1000,000</text:p>
          </table:table-cell>
          <table:table-cell table:formula="of:=[.E325]+[.$B$6]*([.D326]-[.E325])" office:value-type="float" office:value="999.999999999998" calcext:value-type="float">
            <text:p>1000,000</text:p>
          </table:table-cell>
          <table:table-cell table:formula="of:=SUM([.$D325:.$D326])/COUNT([.$D325:.$D326])" office:value-type="float" office:value="1000" calcext:value-type="float">
            <text:p>1000,000</text:p>
          </table:table-cell>
          <table:table-cell table:formula="of:=SUM([.$D311:.$D326])/COUNT([.$D311:.$D32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6]+[.$B$2]" office:value-type="float" office:value="1.62499999999999" calcext:value-type="float">
            <text:p>1,625</text:p>
          </table:table-cell>
          <table:table-cell office:value-type="float" office:value="1000" calcext:value-type="float">
            <text:p>1000,000</text:p>
          </table:table-cell>
          <table:table-cell table:formula="of:=[.E326]+[.$B$6]*([.D327]-[.E326])" office:value-type="float" office:value="999.999999999998" calcext:value-type="float">
            <text:p>1000,000</text:p>
          </table:table-cell>
          <table:table-cell table:formula="of:=SUM([.$D326:.$D327])/COUNT([.$D326:.$D327])" office:value-type="float" office:value="1000" calcext:value-type="float">
            <text:p>1000,000</text:p>
          </table:table-cell>
          <table:table-cell table:formula="of:=SUM([.$D312:.$D327])/COUNT([.$D312:.$D32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7]+[.$B$2]" office:value-type="float" office:value="1.62999999999999" calcext:value-type="float">
            <text:p>1,630</text:p>
          </table:table-cell>
          <table:table-cell office:value-type="float" office:value="1000" calcext:value-type="float">
            <text:p>1000,000</text:p>
          </table:table-cell>
          <table:table-cell table:formula="of:=[.E327]+[.$B$6]*([.D328]-[.E327])" office:value-type="float" office:value="999.999999999998" calcext:value-type="float">
            <text:p>1000,000</text:p>
          </table:table-cell>
          <table:table-cell table:formula="of:=SUM([.$D327:.$D328])/COUNT([.$D327:.$D328])" office:value-type="float" office:value="1000" calcext:value-type="float">
            <text:p>1000,000</text:p>
          </table:table-cell>
          <table:table-cell table:formula="of:=SUM([.$D313:.$D328])/COUNT([.$D313:.$D32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8]+[.$B$2]" office:value-type="float" office:value="1.63499999999999" calcext:value-type="float">
            <text:p>1,635</text:p>
          </table:table-cell>
          <table:table-cell office:value-type="float" office:value="1000" calcext:value-type="float">
            <text:p>1000,000</text:p>
          </table:table-cell>
          <table:table-cell table:formula="of:=[.E328]+[.$B$6]*([.D329]-[.E328])" office:value-type="float" office:value="999.999999999998" calcext:value-type="float">
            <text:p>1000,000</text:p>
          </table:table-cell>
          <table:table-cell table:formula="of:=SUM([.$D328:.$D329])/COUNT([.$D328:.$D329])" office:value-type="float" office:value="1000" calcext:value-type="float">
            <text:p>1000,000</text:p>
          </table:table-cell>
          <table:table-cell table:formula="of:=SUM([.$D314:.$D329])/COUNT([.$D314:.$D32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29]+[.$B$2]" office:value-type="float" office:value="1.63999999999999" calcext:value-type="float">
            <text:p>1,640</text:p>
          </table:table-cell>
          <table:table-cell office:value-type="float" office:value="1000" calcext:value-type="float">
            <text:p>1000,000</text:p>
          </table:table-cell>
          <table:table-cell table:formula="of:=[.E329]+[.$B$6]*([.D330]-[.E329])" office:value-type="float" office:value="999.999999999998" calcext:value-type="float">
            <text:p>1000,000</text:p>
          </table:table-cell>
          <table:table-cell table:formula="of:=SUM([.$D329:.$D330])/COUNT([.$D329:.$D330])" office:value-type="float" office:value="1000" calcext:value-type="float">
            <text:p>1000,000</text:p>
          </table:table-cell>
          <table:table-cell table:formula="of:=SUM([.$D315:.$D330])/COUNT([.$D315:.$D33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0]+[.$B$2]" office:value-type="float" office:value="1.64499999999999" calcext:value-type="float">
            <text:p>1,645</text:p>
          </table:table-cell>
          <table:table-cell office:value-type="float" office:value="1000" calcext:value-type="float">
            <text:p>1000,000</text:p>
          </table:table-cell>
          <table:table-cell table:formula="of:=[.E330]+[.$B$6]*([.D331]-[.E330])" office:value-type="float" office:value="999.999999999998" calcext:value-type="float">
            <text:p>1000,000</text:p>
          </table:table-cell>
          <table:table-cell table:formula="of:=SUM([.$D330:.$D331])/COUNT([.$D330:.$D331])" office:value-type="float" office:value="1000" calcext:value-type="float">
            <text:p>1000,000</text:p>
          </table:table-cell>
          <table:table-cell table:formula="of:=SUM([.$D316:.$D331])/COUNT([.$D316:.$D33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1]+[.$B$2]" office:value-type="float" office:value="1.64999999999999" calcext:value-type="float">
            <text:p>1,650</text:p>
          </table:table-cell>
          <table:table-cell office:value-type="float" office:value="1000" calcext:value-type="float">
            <text:p>1000,000</text:p>
          </table:table-cell>
          <table:table-cell table:formula="of:=[.E331]+[.$B$6]*([.D332]-[.E331])" office:value-type="float" office:value="999.999999999998" calcext:value-type="float">
            <text:p>1000,000</text:p>
          </table:table-cell>
          <table:table-cell table:formula="of:=SUM([.$D331:.$D332])/COUNT([.$D331:.$D332])" office:value-type="float" office:value="1000" calcext:value-type="float">
            <text:p>1000,000</text:p>
          </table:table-cell>
          <table:table-cell table:formula="of:=SUM([.$D317:.$D332])/COUNT([.$D317:.$D33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2]+[.$B$2]" office:value-type="float" office:value="1.65499999999999" calcext:value-type="float">
            <text:p>1,655</text:p>
          </table:table-cell>
          <table:table-cell office:value-type="float" office:value="1000" calcext:value-type="float">
            <text:p>1000,000</text:p>
          </table:table-cell>
          <table:table-cell table:formula="of:=[.E332]+[.$B$6]*([.D333]-[.E332])" office:value-type="float" office:value="999.999999999998" calcext:value-type="float">
            <text:p>1000,000</text:p>
          </table:table-cell>
          <table:table-cell table:formula="of:=SUM([.$D332:.$D333])/COUNT([.$D332:.$D333])" office:value-type="float" office:value="1000" calcext:value-type="float">
            <text:p>1000,000</text:p>
          </table:table-cell>
          <table:table-cell table:formula="of:=SUM([.$D318:.$D333])/COUNT([.$D318:.$D33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3]+[.$B$2]" office:value-type="float" office:value="1.65999999999999" calcext:value-type="float">
            <text:p>1,660</text:p>
          </table:table-cell>
          <table:table-cell office:value-type="float" office:value="1000" calcext:value-type="float">
            <text:p>1000,000</text:p>
          </table:table-cell>
          <table:table-cell table:formula="of:=[.E333]+[.$B$6]*([.D334]-[.E333])" office:value-type="float" office:value="999.999999999998" calcext:value-type="float">
            <text:p>1000,000</text:p>
          </table:table-cell>
          <table:table-cell table:formula="of:=SUM([.$D333:.$D334])/COUNT([.$D333:.$D334])" office:value-type="float" office:value="1000" calcext:value-type="float">
            <text:p>1000,000</text:p>
          </table:table-cell>
          <table:table-cell table:formula="of:=SUM([.$D319:.$D334])/COUNT([.$D319:.$D33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4]+[.$B$2]" office:value-type="float" office:value="1.66499999999999" calcext:value-type="float">
            <text:p>1,665</text:p>
          </table:table-cell>
          <table:table-cell office:value-type="float" office:value="1000" calcext:value-type="float">
            <text:p>1000,000</text:p>
          </table:table-cell>
          <table:table-cell table:formula="of:=[.E334]+[.$B$6]*([.D335]-[.E334])" office:value-type="float" office:value="999.999999999998" calcext:value-type="float">
            <text:p>1000,000</text:p>
          </table:table-cell>
          <table:table-cell table:formula="of:=SUM([.$D334:.$D335])/COUNT([.$D334:.$D335])" office:value-type="float" office:value="1000" calcext:value-type="float">
            <text:p>1000,000</text:p>
          </table:table-cell>
          <table:table-cell table:formula="of:=SUM([.$D320:.$D335])/COUNT([.$D320:.$D33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5]+[.$B$2]" office:value-type="float" office:value="1.66999999999999" calcext:value-type="float">
            <text:p>1,670</text:p>
          </table:table-cell>
          <table:table-cell office:value-type="float" office:value="1000" calcext:value-type="float">
            <text:p>1000,000</text:p>
          </table:table-cell>
          <table:table-cell table:formula="of:=[.E335]+[.$B$6]*([.D336]-[.E335])" office:value-type="float" office:value="999.999999999998" calcext:value-type="float">
            <text:p>1000,000</text:p>
          </table:table-cell>
          <table:table-cell table:formula="of:=SUM([.$D335:.$D336])/COUNT([.$D335:.$D336])" office:value-type="float" office:value="1000" calcext:value-type="float">
            <text:p>1000,000</text:p>
          </table:table-cell>
          <table:table-cell table:formula="of:=SUM([.$D321:.$D336])/COUNT([.$D321:.$D33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6]+[.$B$2]" office:value-type="float" office:value="1.67499999999999" calcext:value-type="float">
            <text:p>1,675</text:p>
          </table:table-cell>
          <table:table-cell office:value-type="float" office:value="1000" calcext:value-type="float">
            <text:p>1000,000</text:p>
          </table:table-cell>
          <table:table-cell table:formula="of:=[.E336]+[.$B$6]*([.D337]-[.E336])" office:value-type="float" office:value="999.999999999998" calcext:value-type="float">
            <text:p>1000,000</text:p>
          </table:table-cell>
          <table:table-cell table:formula="of:=SUM([.$D336:.$D337])/COUNT([.$D336:.$D337])" office:value-type="float" office:value="1000" calcext:value-type="float">
            <text:p>1000,000</text:p>
          </table:table-cell>
          <table:table-cell table:formula="of:=SUM([.$D322:.$D337])/COUNT([.$D322:.$D33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7]+[.$B$2]" office:value-type="float" office:value="1.67999999999999" calcext:value-type="float">
            <text:p>1,680</text:p>
          </table:table-cell>
          <table:table-cell office:value-type="float" office:value="1000" calcext:value-type="float">
            <text:p>1000,000</text:p>
          </table:table-cell>
          <table:table-cell table:formula="of:=[.E337]+[.$B$6]*([.D338]-[.E337])" office:value-type="float" office:value="999.999999999998" calcext:value-type="float">
            <text:p>1000,000</text:p>
          </table:table-cell>
          <table:table-cell table:formula="of:=SUM([.$D337:.$D338])/COUNT([.$D337:.$D338])" office:value-type="float" office:value="1000" calcext:value-type="float">
            <text:p>1000,000</text:p>
          </table:table-cell>
          <table:table-cell table:formula="of:=SUM([.$D323:.$D338])/COUNT([.$D323:.$D33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8]+[.$B$2]" office:value-type="float" office:value="1.68499999999999" calcext:value-type="float">
            <text:p>1,685</text:p>
          </table:table-cell>
          <table:table-cell office:value-type="float" office:value="1000" calcext:value-type="float">
            <text:p>1000,000</text:p>
          </table:table-cell>
          <table:table-cell table:formula="of:=[.E338]+[.$B$6]*([.D339]-[.E338])" office:value-type="float" office:value="999.999999999998" calcext:value-type="float">
            <text:p>1000,000</text:p>
          </table:table-cell>
          <table:table-cell table:formula="of:=SUM([.$D338:.$D339])/COUNT([.$D338:.$D339])" office:value-type="float" office:value="1000" calcext:value-type="float">
            <text:p>1000,000</text:p>
          </table:table-cell>
          <table:table-cell table:formula="of:=SUM([.$D324:.$D339])/COUNT([.$D324:.$D33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39]+[.$B$2]" office:value-type="float" office:value="1.68999999999999" calcext:value-type="float">
            <text:p>1,690</text:p>
          </table:table-cell>
          <table:table-cell office:value-type="float" office:value="1000" calcext:value-type="float">
            <text:p>1000,000</text:p>
          </table:table-cell>
          <table:table-cell table:formula="of:=[.E339]+[.$B$6]*([.D340]-[.E339])" office:value-type="float" office:value="999.999999999998" calcext:value-type="float">
            <text:p>1000,000</text:p>
          </table:table-cell>
          <table:table-cell table:formula="of:=SUM([.$D339:.$D340])/COUNT([.$D339:.$D340])" office:value-type="float" office:value="1000" calcext:value-type="float">
            <text:p>1000,000</text:p>
          </table:table-cell>
          <table:table-cell table:formula="of:=SUM([.$D325:.$D340])/COUNT([.$D325:.$D34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0]+[.$B$2]" office:value-type="float" office:value="1.69499999999999" calcext:value-type="float">
            <text:p>1,695</text:p>
          </table:table-cell>
          <table:table-cell office:value-type="float" office:value="1000" calcext:value-type="float">
            <text:p>1000,000</text:p>
          </table:table-cell>
          <table:table-cell table:formula="of:=[.E340]+[.$B$6]*([.D341]-[.E340])" office:value-type="float" office:value="999.999999999998" calcext:value-type="float">
            <text:p>1000,000</text:p>
          </table:table-cell>
          <table:table-cell table:formula="of:=SUM([.$D340:.$D341])/COUNT([.$D340:.$D341])" office:value-type="float" office:value="1000" calcext:value-type="float">
            <text:p>1000,000</text:p>
          </table:table-cell>
          <table:table-cell table:formula="of:=SUM([.$D326:.$D341])/COUNT([.$D326:.$D34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1]+[.$B$2]" office:value-type="float" office:value="1.69999999999999" calcext:value-type="float">
            <text:p>1,700</text:p>
          </table:table-cell>
          <table:table-cell office:value-type="float" office:value="1000" calcext:value-type="float">
            <text:p>1000,000</text:p>
          </table:table-cell>
          <table:table-cell table:formula="of:=[.E341]+[.$B$6]*([.D342]-[.E341])" office:value-type="float" office:value="999.999999999998" calcext:value-type="float">
            <text:p>1000,000</text:p>
          </table:table-cell>
          <table:table-cell table:formula="of:=SUM([.$D341:.$D342])/COUNT([.$D341:.$D342])" office:value-type="float" office:value="1000" calcext:value-type="float">
            <text:p>1000,000</text:p>
          </table:table-cell>
          <table:table-cell table:formula="of:=SUM([.$D327:.$D342])/COUNT([.$D327:.$D34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2]+[.$B$2]" office:value-type="float" office:value="1.70499999999999" calcext:value-type="float">
            <text:p>1,705</text:p>
          </table:table-cell>
          <table:table-cell office:value-type="float" office:value="1000" calcext:value-type="float">
            <text:p>1000,000</text:p>
          </table:table-cell>
          <table:table-cell table:formula="of:=[.E342]+[.$B$6]*([.D343]-[.E342])" office:value-type="float" office:value="999.999999999998" calcext:value-type="float">
            <text:p>1000,000</text:p>
          </table:table-cell>
          <table:table-cell table:formula="of:=SUM([.$D342:.$D343])/COUNT([.$D342:.$D343])" office:value-type="float" office:value="1000" calcext:value-type="float">
            <text:p>1000,000</text:p>
          </table:table-cell>
          <table:table-cell table:formula="of:=SUM([.$D328:.$D343])/COUNT([.$D328:.$D34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3]+[.$B$2]" office:value-type="float" office:value="1.70999999999999" calcext:value-type="float">
            <text:p>1,710</text:p>
          </table:table-cell>
          <table:table-cell office:value-type="float" office:value="1000" calcext:value-type="float">
            <text:p>1000,000</text:p>
          </table:table-cell>
          <table:table-cell table:formula="of:=[.E343]+[.$B$6]*([.D344]-[.E343])" office:value-type="float" office:value="999.999999999998" calcext:value-type="float">
            <text:p>1000,000</text:p>
          </table:table-cell>
          <table:table-cell table:formula="of:=SUM([.$D343:.$D344])/COUNT([.$D343:.$D344])" office:value-type="float" office:value="1000" calcext:value-type="float">
            <text:p>1000,000</text:p>
          </table:table-cell>
          <table:table-cell table:formula="of:=SUM([.$D329:.$D344])/COUNT([.$D329:.$D34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4]+[.$B$2]" office:value-type="float" office:value="1.71499999999999" calcext:value-type="float">
            <text:p>1,715</text:p>
          </table:table-cell>
          <table:table-cell office:value-type="float" office:value="1000" calcext:value-type="float">
            <text:p>1000,000</text:p>
          </table:table-cell>
          <table:table-cell table:formula="of:=[.E344]+[.$B$6]*([.D345]-[.E344])" office:value-type="float" office:value="999.999999999998" calcext:value-type="float">
            <text:p>1000,000</text:p>
          </table:table-cell>
          <table:table-cell table:formula="of:=SUM([.$D344:.$D345])/COUNT([.$D344:.$D345])" office:value-type="float" office:value="1000" calcext:value-type="float">
            <text:p>1000,000</text:p>
          </table:table-cell>
          <table:table-cell table:formula="of:=SUM([.$D330:.$D345])/COUNT([.$D330:.$D34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5]+[.$B$2]" office:value-type="float" office:value="1.71999999999999" calcext:value-type="float">
            <text:p>1,720</text:p>
          </table:table-cell>
          <table:table-cell office:value-type="float" office:value="1000" calcext:value-type="float">
            <text:p>1000,000</text:p>
          </table:table-cell>
          <table:table-cell table:formula="of:=[.E345]+[.$B$6]*([.D346]-[.E345])" office:value-type="float" office:value="999.999999999998" calcext:value-type="float">
            <text:p>1000,000</text:p>
          </table:table-cell>
          <table:table-cell table:formula="of:=SUM([.$D345:.$D346])/COUNT([.$D345:.$D346])" office:value-type="float" office:value="1000" calcext:value-type="float">
            <text:p>1000,000</text:p>
          </table:table-cell>
          <table:table-cell table:formula="of:=SUM([.$D331:.$D346])/COUNT([.$D331:.$D34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6]+[.$B$2]" office:value-type="float" office:value="1.72499999999999" calcext:value-type="float">
            <text:p>1,725</text:p>
          </table:table-cell>
          <table:table-cell office:value-type="float" office:value="1000" calcext:value-type="float">
            <text:p>1000,000</text:p>
          </table:table-cell>
          <table:table-cell table:formula="of:=[.E346]+[.$B$6]*([.D347]-[.E346])" office:value-type="float" office:value="999.999999999998" calcext:value-type="float">
            <text:p>1000,000</text:p>
          </table:table-cell>
          <table:table-cell table:formula="of:=SUM([.$D346:.$D347])/COUNT([.$D346:.$D347])" office:value-type="float" office:value="1000" calcext:value-type="float">
            <text:p>1000,000</text:p>
          </table:table-cell>
          <table:table-cell table:formula="of:=SUM([.$D332:.$D347])/COUNT([.$D332:.$D34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7]+[.$B$2]" office:value-type="float" office:value="1.72999999999999" calcext:value-type="float">
            <text:p>1,730</text:p>
          </table:table-cell>
          <table:table-cell office:value-type="float" office:value="1000" calcext:value-type="float">
            <text:p>1000,000</text:p>
          </table:table-cell>
          <table:table-cell table:formula="of:=[.E347]+[.$B$6]*([.D348]-[.E347])" office:value-type="float" office:value="999.999999999998" calcext:value-type="float">
            <text:p>1000,000</text:p>
          </table:table-cell>
          <table:table-cell table:formula="of:=SUM([.$D347:.$D348])/COUNT([.$D347:.$D348])" office:value-type="float" office:value="1000" calcext:value-type="float">
            <text:p>1000,000</text:p>
          </table:table-cell>
          <table:table-cell table:formula="of:=SUM([.$D333:.$D348])/COUNT([.$D333:.$D34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8]+[.$B$2]" office:value-type="float" office:value="1.73499999999999" calcext:value-type="float">
            <text:p>1,735</text:p>
          </table:table-cell>
          <table:table-cell office:value-type="float" office:value="1000" calcext:value-type="float">
            <text:p>1000,000</text:p>
          </table:table-cell>
          <table:table-cell table:formula="of:=[.E348]+[.$B$6]*([.D349]-[.E348])" office:value-type="float" office:value="999.999999999998" calcext:value-type="float">
            <text:p>1000,000</text:p>
          </table:table-cell>
          <table:table-cell table:formula="of:=SUM([.$D348:.$D349])/COUNT([.$D348:.$D349])" office:value-type="float" office:value="1000" calcext:value-type="float">
            <text:p>1000,000</text:p>
          </table:table-cell>
          <table:table-cell table:formula="of:=SUM([.$D334:.$D349])/COUNT([.$D334:.$D34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49]+[.$B$2]" office:value-type="float" office:value="1.73999999999998" calcext:value-type="float">
            <text:p>1,740</text:p>
          </table:table-cell>
          <table:table-cell office:value-type="float" office:value="1000" calcext:value-type="float">
            <text:p>1000,000</text:p>
          </table:table-cell>
          <table:table-cell table:formula="of:=[.E349]+[.$B$6]*([.D350]-[.E349])" office:value-type="float" office:value="999.999999999998" calcext:value-type="float">
            <text:p>1000,000</text:p>
          </table:table-cell>
          <table:table-cell table:formula="of:=SUM([.$D349:.$D350])/COUNT([.$D349:.$D350])" office:value-type="float" office:value="1000" calcext:value-type="float">
            <text:p>1000,000</text:p>
          </table:table-cell>
          <table:table-cell table:formula="of:=SUM([.$D335:.$D350])/COUNT([.$D335:.$D35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0]+[.$B$2]" office:value-type="float" office:value="1.74499999999998" calcext:value-type="float">
            <text:p>1,745</text:p>
          </table:table-cell>
          <table:table-cell office:value-type="float" office:value="1000" calcext:value-type="float">
            <text:p>1000,000</text:p>
          </table:table-cell>
          <table:table-cell table:formula="of:=[.E350]+[.$B$6]*([.D351]-[.E350])" office:value-type="float" office:value="999.999999999998" calcext:value-type="float">
            <text:p>1000,000</text:p>
          </table:table-cell>
          <table:table-cell table:formula="of:=SUM([.$D350:.$D351])/COUNT([.$D350:.$D351])" office:value-type="float" office:value="1000" calcext:value-type="float">
            <text:p>1000,000</text:p>
          </table:table-cell>
          <table:table-cell table:formula="of:=SUM([.$D336:.$D351])/COUNT([.$D336:.$D35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1]+[.$B$2]" office:value-type="float" office:value="1.74999999999998" calcext:value-type="float">
            <text:p>1,750</text:p>
          </table:table-cell>
          <table:table-cell office:value-type="float" office:value="1000" calcext:value-type="float">
            <text:p>1000,000</text:p>
          </table:table-cell>
          <table:table-cell table:formula="of:=[.E351]+[.$B$6]*([.D352]-[.E351])" office:value-type="float" office:value="999.999999999998" calcext:value-type="float">
            <text:p>1000,000</text:p>
          </table:table-cell>
          <table:table-cell table:formula="of:=SUM([.$D351:.$D352])/COUNT([.$D351:.$D352])" office:value-type="float" office:value="1000" calcext:value-type="float">
            <text:p>1000,000</text:p>
          </table:table-cell>
          <table:table-cell table:formula="of:=SUM([.$D337:.$D352])/COUNT([.$D337:.$D35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2]+[.$B$2]" office:value-type="float" office:value="1.75499999999998" calcext:value-type="float">
            <text:p>1,755</text:p>
          </table:table-cell>
          <table:table-cell office:value-type="float" office:value="1000" calcext:value-type="float">
            <text:p>1000,000</text:p>
          </table:table-cell>
          <table:table-cell table:formula="of:=[.E352]+[.$B$6]*([.D353]-[.E352])" office:value-type="float" office:value="999.999999999998" calcext:value-type="float">
            <text:p>1000,000</text:p>
          </table:table-cell>
          <table:table-cell table:formula="of:=SUM([.$D352:.$D353])/COUNT([.$D352:.$D353])" office:value-type="float" office:value="1000" calcext:value-type="float">
            <text:p>1000,000</text:p>
          </table:table-cell>
          <table:table-cell table:formula="of:=SUM([.$D338:.$D353])/COUNT([.$D338:.$D35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3]+[.$B$2]" office:value-type="float" office:value="1.75999999999998" calcext:value-type="float">
            <text:p>1,760</text:p>
          </table:table-cell>
          <table:table-cell office:value-type="float" office:value="1000" calcext:value-type="float">
            <text:p>1000,000</text:p>
          </table:table-cell>
          <table:table-cell table:formula="of:=[.E353]+[.$B$6]*([.D354]-[.E353])" office:value-type="float" office:value="999.999999999998" calcext:value-type="float">
            <text:p>1000,000</text:p>
          </table:table-cell>
          <table:table-cell table:formula="of:=SUM([.$D353:.$D354])/COUNT([.$D353:.$D354])" office:value-type="float" office:value="1000" calcext:value-type="float">
            <text:p>1000,000</text:p>
          </table:table-cell>
          <table:table-cell table:formula="of:=SUM([.$D339:.$D354])/COUNT([.$D339:.$D35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4]+[.$B$2]" office:value-type="float" office:value="1.76499999999998" calcext:value-type="float">
            <text:p>1,765</text:p>
          </table:table-cell>
          <table:table-cell office:value-type="float" office:value="1000" calcext:value-type="float">
            <text:p>1000,000</text:p>
          </table:table-cell>
          <table:table-cell table:formula="of:=[.E354]+[.$B$6]*([.D355]-[.E354])" office:value-type="float" office:value="999.999999999998" calcext:value-type="float">
            <text:p>1000,000</text:p>
          </table:table-cell>
          <table:table-cell table:formula="of:=SUM([.$D354:.$D355])/COUNT([.$D354:.$D355])" office:value-type="float" office:value="1000" calcext:value-type="float">
            <text:p>1000,000</text:p>
          </table:table-cell>
          <table:table-cell table:formula="of:=SUM([.$D340:.$D355])/COUNT([.$D340:.$D35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5]+[.$B$2]" office:value-type="float" office:value="1.76999999999998" calcext:value-type="float">
            <text:p>1,770</text:p>
          </table:table-cell>
          <table:table-cell office:value-type="float" office:value="1000" calcext:value-type="float">
            <text:p>1000,000</text:p>
          </table:table-cell>
          <table:table-cell table:formula="of:=[.E355]+[.$B$6]*([.D356]-[.E355])" office:value-type="float" office:value="999.999999999998" calcext:value-type="float">
            <text:p>1000,000</text:p>
          </table:table-cell>
          <table:table-cell table:formula="of:=SUM([.$D355:.$D356])/COUNT([.$D355:.$D356])" office:value-type="float" office:value="1000" calcext:value-type="float">
            <text:p>1000,000</text:p>
          </table:table-cell>
          <table:table-cell table:formula="of:=SUM([.$D341:.$D356])/COUNT([.$D341:.$D35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6]+[.$B$2]" office:value-type="float" office:value="1.77499999999998" calcext:value-type="float">
            <text:p>1,775</text:p>
          </table:table-cell>
          <table:table-cell office:value-type="float" office:value="1000" calcext:value-type="float">
            <text:p>1000,000</text:p>
          </table:table-cell>
          <table:table-cell table:formula="of:=[.E356]+[.$B$6]*([.D357]-[.E356])" office:value-type="float" office:value="999.999999999998" calcext:value-type="float">
            <text:p>1000,000</text:p>
          </table:table-cell>
          <table:table-cell table:formula="of:=SUM([.$D356:.$D357])/COUNT([.$D356:.$D357])" office:value-type="float" office:value="1000" calcext:value-type="float">
            <text:p>1000,000</text:p>
          </table:table-cell>
          <table:table-cell table:formula="of:=SUM([.$D342:.$D357])/COUNT([.$D342:.$D35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7]+[.$B$2]" office:value-type="float" office:value="1.77999999999998" calcext:value-type="float">
            <text:p>1,780</text:p>
          </table:table-cell>
          <table:table-cell office:value-type="float" office:value="1000" calcext:value-type="float">
            <text:p>1000,000</text:p>
          </table:table-cell>
          <table:table-cell table:formula="of:=[.E357]+[.$B$6]*([.D358]-[.E357])" office:value-type="float" office:value="999.999999999998" calcext:value-type="float">
            <text:p>1000,000</text:p>
          </table:table-cell>
          <table:table-cell table:formula="of:=SUM([.$D357:.$D358])/COUNT([.$D357:.$D358])" office:value-type="float" office:value="1000" calcext:value-type="float">
            <text:p>1000,000</text:p>
          </table:table-cell>
          <table:table-cell table:formula="of:=SUM([.$D343:.$D358])/COUNT([.$D343:.$D35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8]+[.$B$2]" office:value-type="float" office:value="1.78499999999998" calcext:value-type="float">
            <text:p>1,785</text:p>
          </table:table-cell>
          <table:table-cell office:value-type="float" office:value="1000" calcext:value-type="float">
            <text:p>1000,000</text:p>
          </table:table-cell>
          <table:table-cell table:formula="of:=[.E358]+[.$B$6]*([.D359]-[.E358])" office:value-type="float" office:value="999.999999999998" calcext:value-type="float">
            <text:p>1000,000</text:p>
          </table:table-cell>
          <table:table-cell table:formula="of:=SUM([.$D358:.$D359])/COUNT([.$D358:.$D359])" office:value-type="float" office:value="1000" calcext:value-type="float">
            <text:p>1000,000</text:p>
          </table:table-cell>
          <table:table-cell table:formula="of:=SUM([.$D344:.$D359])/COUNT([.$D344:.$D35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59]+[.$B$2]" office:value-type="float" office:value="1.78999999999998" calcext:value-type="float">
            <text:p>1,790</text:p>
          </table:table-cell>
          <table:table-cell office:value-type="float" office:value="1000" calcext:value-type="float">
            <text:p>1000,000</text:p>
          </table:table-cell>
          <table:table-cell table:formula="of:=[.E359]+[.$B$6]*([.D360]-[.E359])" office:value-type="float" office:value="999.999999999998" calcext:value-type="float">
            <text:p>1000,000</text:p>
          </table:table-cell>
          <table:table-cell table:formula="of:=SUM([.$D359:.$D360])/COUNT([.$D359:.$D360])" office:value-type="float" office:value="1000" calcext:value-type="float">
            <text:p>1000,000</text:p>
          </table:table-cell>
          <table:table-cell table:formula="of:=SUM([.$D345:.$D360])/COUNT([.$D345:.$D36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0]+[.$B$2]" office:value-type="float" office:value="1.79499999999998" calcext:value-type="float">
            <text:p>1,795</text:p>
          </table:table-cell>
          <table:table-cell office:value-type="float" office:value="1000" calcext:value-type="float">
            <text:p>1000,000</text:p>
          </table:table-cell>
          <table:table-cell table:formula="of:=[.E360]+[.$B$6]*([.D361]-[.E360])" office:value-type="float" office:value="999.999999999998" calcext:value-type="float">
            <text:p>1000,000</text:p>
          </table:table-cell>
          <table:table-cell table:formula="of:=SUM([.$D360:.$D361])/COUNT([.$D360:.$D361])" office:value-type="float" office:value="1000" calcext:value-type="float">
            <text:p>1000,000</text:p>
          </table:table-cell>
          <table:table-cell table:formula="of:=SUM([.$D346:.$D361])/COUNT([.$D346:.$D36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1]+[.$B$2]" office:value-type="float" office:value="1.79999999999998" calcext:value-type="float">
            <text:p>1,800</text:p>
          </table:table-cell>
          <table:table-cell office:value-type="float" office:value="1000" calcext:value-type="float">
            <text:p>1000,000</text:p>
          </table:table-cell>
          <table:table-cell table:formula="of:=[.E361]+[.$B$6]*([.D362]-[.E361])" office:value-type="float" office:value="999.999999999998" calcext:value-type="float">
            <text:p>1000,000</text:p>
          </table:table-cell>
          <table:table-cell table:formula="of:=SUM([.$D361:.$D362])/COUNT([.$D361:.$D362])" office:value-type="float" office:value="1000" calcext:value-type="float">
            <text:p>1000,000</text:p>
          </table:table-cell>
          <table:table-cell table:formula="of:=SUM([.$D347:.$D362])/COUNT([.$D347:.$D36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2]+[.$B$2]" office:value-type="float" office:value="1.80499999999998" calcext:value-type="float">
            <text:p>1,805</text:p>
          </table:table-cell>
          <table:table-cell office:value-type="float" office:value="1000" calcext:value-type="float">
            <text:p>1000,000</text:p>
          </table:table-cell>
          <table:table-cell table:formula="of:=[.E362]+[.$B$6]*([.D363]-[.E362])" office:value-type="float" office:value="999.999999999998" calcext:value-type="float">
            <text:p>1000,000</text:p>
          </table:table-cell>
          <table:table-cell table:formula="of:=SUM([.$D362:.$D363])/COUNT([.$D362:.$D363])" office:value-type="float" office:value="1000" calcext:value-type="float">
            <text:p>1000,000</text:p>
          </table:table-cell>
          <table:table-cell table:formula="of:=SUM([.$D348:.$D363])/COUNT([.$D348:.$D36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3]+[.$B$2]" office:value-type="float" office:value="1.80999999999998" calcext:value-type="float">
            <text:p>1,810</text:p>
          </table:table-cell>
          <table:table-cell office:value-type="float" office:value="1000" calcext:value-type="float">
            <text:p>1000,000</text:p>
          </table:table-cell>
          <table:table-cell table:formula="of:=[.E363]+[.$B$6]*([.D364]-[.E363])" office:value-type="float" office:value="999.999999999998" calcext:value-type="float">
            <text:p>1000,000</text:p>
          </table:table-cell>
          <table:table-cell table:formula="of:=SUM([.$D363:.$D364])/COUNT([.$D363:.$D364])" office:value-type="float" office:value="1000" calcext:value-type="float">
            <text:p>1000,000</text:p>
          </table:table-cell>
          <table:table-cell table:formula="of:=SUM([.$D349:.$D364])/COUNT([.$D349:.$D36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4]+[.$B$2]" office:value-type="float" office:value="1.81499999999998" calcext:value-type="float">
            <text:p>1,815</text:p>
          </table:table-cell>
          <table:table-cell office:value-type="float" office:value="1000" calcext:value-type="float">
            <text:p>1000,000</text:p>
          </table:table-cell>
          <table:table-cell table:formula="of:=[.E364]+[.$B$6]*([.D365]-[.E364])" office:value-type="float" office:value="999.999999999998" calcext:value-type="float">
            <text:p>1000,000</text:p>
          </table:table-cell>
          <table:table-cell table:formula="of:=SUM([.$D364:.$D365])/COUNT([.$D364:.$D365])" office:value-type="float" office:value="1000" calcext:value-type="float">
            <text:p>1000,000</text:p>
          </table:table-cell>
          <table:table-cell table:formula="of:=SUM([.$D350:.$D365])/COUNT([.$D350:.$D36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5]+[.$B$2]" office:value-type="float" office:value="1.81999999999998" calcext:value-type="float">
            <text:p>1,820</text:p>
          </table:table-cell>
          <table:table-cell office:value-type="float" office:value="1000" calcext:value-type="float">
            <text:p>1000,000</text:p>
          </table:table-cell>
          <table:table-cell table:formula="of:=[.E365]+[.$B$6]*([.D366]-[.E365])" office:value-type="float" office:value="999.999999999998" calcext:value-type="float">
            <text:p>1000,000</text:p>
          </table:table-cell>
          <table:table-cell table:formula="of:=SUM([.$D365:.$D366])/COUNT([.$D365:.$D366])" office:value-type="float" office:value="1000" calcext:value-type="float">
            <text:p>1000,000</text:p>
          </table:table-cell>
          <table:table-cell table:formula="of:=SUM([.$D351:.$D366])/COUNT([.$D351:.$D36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6]+[.$B$2]" office:value-type="float" office:value="1.82499999999998" calcext:value-type="float">
            <text:p>1,825</text:p>
          </table:table-cell>
          <table:table-cell office:value-type="float" office:value="1000" calcext:value-type="float">
            <text:p>1000,000</text:p>
          </table:table-cell>
          <table:table-cell table:formula="of:=[.E366]+[.$B$6]*([.D367]-[.E366])" office:value-type="float" office:value="999.999999999998" calcext:value-type="float">
            <text:p>1000,000</text:p>
          </table:table-cell>
          <table:table-cell table:formula="of:=SUM([.$D366:.$D367])/COUNT([.$D366:.$D367])" office:value-type="float" office:value="1000" calcext:value-type="float">
            <text:p>1000,000</text:p>
          </table:table-cell>
          <table:table-cell table:formula="of:=SUM([.$D352:.$D367])/COUNT([.$D352:.$D36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7]+[.$B$2]" office:value-type="float" office:value="1.82999999999998" calcext:value-type="float">
            <text:p>1,830</text:p>
          </table:table-cell>
          <table:table-cell office:value-type="float" office:value="1000" calcext:value-type="float">
            <text:p>1000,000</text:p>
          </table:table-cell>
          <table:table-cell table:formula="of:=[.E367]+[.$B$6]*([.D368]-[.E367])" office:value-type="float" office:value="999.999999999998" calcext:value-type="float">
            <text:p>1000,000</text:p>
          </table:table-cell>
          <table:table-cell table:formula="of:=SUM([.$D367:.$D368])/COUNT([.$D367:.$D368])" office:value-type="float" office:value="1000" calcext:value-type="float">
            <text:p>1000,000</text:p>
          </table:table-cell>
          <table:table-cell table:formula="of:=SUM([.$D353:.$D368])/COUNT([.$D353:.$D36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8]+[.$B$2]" office:value-type="float" office:value="1.83499999999998" calcext:value-type="float">
            <text:p>1,835</text:p>
          </table:table-cell>
          <table:table-cell office:value-type="float" office:value="1000" calcext:value-type="float">
            <text:p>1000,000</text:p>
          </table:table-cell>
          <table:table-cell table:formula="of:=[.E368]+[.$B$6]*([.D369]-[.E368])" office:value-type="float" office:value="999.999999999998" calcext:value-type="float">
            <text:p>1000,000</text:p>
          </table:table-cell>
          <table:table-cell table:formula="of:=SUM([.$D368:.$D369])/COUNT([.$D368:.$D369])" office:value-type="float" office:value="1000" calcext:value-type="float">
            <text:p>1000,000</text:p>
          </table:table-cell>
          <table:table-cell table:formula="of:=SUM([.$D354:.$D369])/COUNT([.$D354:.$D36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69]+[.$B$2]" office:value-type="float" office:value="1.83999999999998" calcext:value-type="float">
            <text:p>1,840</text:p>
          </table:table-cell>
          <table:table-cell office:value-type="float" office:value="1000" calcext:value-type="float">
            <text:p>1000,000</text:p>
          </table:table-cell>
          <table:table-cell table:formula="of:=[.E369]+[.$B$6]*([.D370]-[.E369])" office:value-type="float" office:value="999.999999999998" calcext:value-type="float">
            <text:p>1000,000</text:p>
          </table:table-cell>
          <table:table-cell table:formula="of:=SUM([.$D369:.$D370])/COUNT([.$D369:.$D370])" office:value-type="float" office:value="1000" calcext:value-type="float">
            <text:p>1000,000</text:p>
          </table:table-cell>
          <table:table-cell table:formula="of:=SUM([.$D355:.$D370])/COUNT([.$D355:.$D37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0]+[.$B$2]" office:value-type="float" office:value="1.84499999999998" calcext:value-type="float">
            <text:p>1,845</text:p>
          </table:table-cell>
          <table:table-cell office:value-type="float" office:value="1000" calcext:value-type="float">
            <text:p>1000,000</text:p>
          </table:table-cell>
          <table:table-cell table:formula="of:=[.E370]+[.$B$6]*([.D371]-[.E370])" office:value-type="float" office:value="999.999999999998" calcext:value-type="float">
            <text:p>1000,000</text:p>
          </table:table-cell>
          <table:table-cell table:formula="of:=SUM([.$D370:.$D371])/COUNT([.$D370:.$D371])" office:value-type="float" office:value="1000" calcext:value-type="float">
            <text:p>1000,000</text:p>
          </table:table-cell>
          <table:table-cell table:formula="of:=SUM([.$D356:.$D371])/COUNT([.$D356:.$D37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1]+[.$B$2]" office:value-type="float" office:value="1.84999999999998" calcext:value-type="float">
            <text:p>1,850</text:p>
          </table:table-cell>
          <table:table-cell office:value-type="float" office:value="1000" calcext:value-type="float">
            <text:p>1000,000</text:p>
          </table:table-cell>
          <table:table-cell table:formula="of:=[.E371]+[.$B$6]*([.D372]-[.E371])" office:value-type="float" office:value="999.999999999998" calcext:value-type="float">
            <text:p>1000,000</text:p>
          </table:table-cell>
          <table:table-cell table:formula="of:=SUM([.$D371:.$D372])/COUNT([.$D371:.$D372])" office:value-type="float" office:value="1000" calcext:value-type="float">
            <text:p>1000,000</text:p>
          </table:table-cell>
          <table:table-cell table:formula="of:=SUM([.$D357:.$D372])/COUNT([.$D357:.$D37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2]+[.$B$2]" office:value-type="float" office:value="1.85499999999998" calcext:value-type="float">
            <text:p>1,855</text:p>
          </table:table-cell>
          <table:table-cell office:value-type="float" office:value="1000" calcext:value-type="float">
            <text:p>1000,000</text:p>
          </table:table-cell>
          <table:table-cell table:formula="of:=[.E372]+[.$B$6]*([.D373]-[.E372])" office:value-type="float" office:value="999.999999999998" calcext:value-type="float">
            <text:p>1000,000</text:p>
          </table:table-cell>
          <table:table-cell table:formula="of:=SUM([.$D372:.$D373])/COUNT([.$D372:.$D373])" office:value-type="float" office:value="1000" calcext:value-type="float">
            <text:p>1000,000</text:p>
          </table:table-cell>
          <table:table-cell table:formula="of:=SUM([.$D358:.$D373])/COUNT([.$D358:.$D37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3]+[.$B$2]" office:value-type="float" office:value="1.85999999999998" calcext:value-type="float">
            <text:p>1,860</text:p>
          </table:table-cell>
          <table:table-cell office:value-type="float" office:value="1000" calcext:value-type="float">
            <text:p>1000,000</text:p>
          </table:table-cell>
          <table:table-cell table:formula="of:=[.E373]+[.$B$6]*([.D374]-[.E373])" office:value-type="float" office:value="999.999999999998" calcext:value-type="float">
            <text:p>1000,000</text:p>
          </table:table-cell>
          <table:table-cell table:formula="of:=SUM([.$D373:.$D374])/COUNT([.$D373:.$D374])" office:value-type="float" office:value="1000" calcext:value-type="float">
            <text:p>1000,000</text:p>
          </table:table-cell>
          <table:table-cell table:formula="of:=SUM([.$D359:.$D374])/COUNT([.$D359:.$D37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4]+[.$B$2]" office:value-type="float" office:value="1.86499999999998" calcext:value-type="float">
            <text:p>1,865</text:p>
          </table:table-cell>
          <table:table-cell office:value-type="float" office:value="1000" calcext:value-type="float">
            <text:p>1000,000</text:p>
          </table:table-cell>
          <table:table-cell table:formula="of:=[.E374]+[.$B$6]*([.D375]-[.E374])" office:value-type="float" office:value="999.999999999998" calcext:value-type="float">
            <text:p>1000,000</text:p>
          </table:table-cell>
          <table:table-cell table:formula="of:=SUM([.$D374:.$D375])/COUNT([.$D374:.$D375])" office:value-type="float" office:value="1000" calcext:value-type="float">
            <text:p>1000,000</text:p>
          </table:table-cell>
          <table:table-cell table:formula="of:=SUM([.$D360:.$D375])/COUNT([.$D360:.$D37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5]+[.$B$2]" office:value-type="float" office:value="1.86999999999998" calcext:value-type="float">
            <text:p>1,870</text:p>
          </table:table-cell>
          <table:table-cell office:value-type="float" office:value="1000" calcext:value-type="float">
            <text:p>1000,000</text:p>
          </table:table-cell>
          <table:table-cell table:formula="of:=[.E375]+[.$B$6]*([.D376]-[.E375])" office:value-type="float" office:value="999.999999999998" calcext:value-type="float">
            <text:p>1000,000</text:p>
          </table:table-cell>
          <table:table-cell table:formula="of:=SUM([.$D375:.$D376])/COUNT([.$D375:.$D376])" office:value-type="float" office:value="1000" calcext:value-type="float">
            <text:p>1000,000</text:p>
          </table:table-cell>
          <table:table-cell table:formula="of:=SUM([.$D361:.$D376])/COUNT([.$D361:.$D37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6]+[.$B$2]" office:value-type="float" office:value="1.87499999999998" calcext:value-type="float">
            <text:p>1,875</text:p>
          </table:table-cell>
          <table:table-cell office:value-type="float" office:value="1000" calcext:value-type="float">
            <text:p>1000,000</text:p>
          </table:table-cell>
          <table:table-cell table:formula="of:=[.E376]+[.$B$6]*([.D377]-[.E376])" office:value-type="float" office:value="999.999999999998" calcext:value-type="float">
            <text:p>1000,000</text:p>
          </table:table-cell>
          <table:table-cell table:formula="of:=SUM([.$D376:.$D377])/COUNT([.$D376:.$D377])" office:value-type="float" office:value="1000" calcext:value-type="float">
            <text:p>1000,000</text:p>
          </table:table-cell>
          <table:table-cell table:formula="of:=SUM([.$D362:.$D377])/COUNT([.$D362:.$D37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7]+[.$B$2]" office:value-type="float" office:value="1.87999999999998" calcext:value-type="float">
            <text:p>1,880</text:p>
          </table:table-cell>
          <table:table-cell office:value-type="float" office:value="1000" calcext:value-type="float">
            <text:p>1000,000</text:p>
          </table:table-cell>
          <table:table-cell table:formula="of:=[.E377]+[.$B$6]*([.D378]-[.E377])" office:value-type="float" office:value="999.999999999998" calcext:value-type="float">
            <text:p>1000,000</text:p>
          </table:table-cell>
          <table:table-cell table:formula="of:=SUM([.$D377:.$D378])/COUNT([.$D377:.$D378])" office:value-type="float" office:value="1000" calcext:value-type="float">
            <text:p>1000,000</text:p>
          </table:table-cell>
          <table:table-cell table:formula="of:=SUM([.$D363:.$D378])/COUNT([.$D363:.$D37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8]+[.$B$2]" office:value-type="float" office:value="1.88499999999998" calcext:value-type="float">
            <text:p>1,885</text:p>
          </table:table-cell>
          <table:table-cell office:value-type="float" office:value="1000" calcext:value-type="float">
            <text:p>1000,000</text:p>
          </table:table-cell>
          <table:table-cell table:formula="of:=[.E378]+[.$B$6]*([.D379]-[.E378])" office:value-type="float" office:value="999.999999999998" calcext:value-type="float">
            <text:p>1000,000</text:p>
          </table:table-cell>
          <table:table-cell table:formula="of:=SUM([.$D378:.$D379])/COUNT([.$D378:.$D379])" office:value-type="float" office:value="1000" calcext:value-type="float">
            <text:p>1000,000</text:p>
          </table:table-cell>
          <table:table-cell table:formula="of:=SUM([.$D364:.$D379])/COUNT([.$D364:.$D37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79]+[.$B$2]" office:value-type="float" office:value="1.88999999999998" calcext:value-type="float">
            <text:p>1,890</text:p>
          </table:table-cell>
          <table:table-cell office:value-type="float" office:value="1000" calcext:value-type="float">
            <text:p>1000,000</text:p>
          </table:table-cell>
          <table:table-cell table:formula="of:=[.E379]+[.$B$6]*([.D380]-[.E379])" office:value-type="float" office:value="999.999999999998" calcext:value-type="float">
            <text:p>1000,000</text:p>
          </table:table-cell>
          <table:table-cell table:formula="of:=SUM([.$D379:.$D380])/COUNT([.$D379:.$D380])" office:value-type="float" office:value="1000" calcext:value-type="float">
            <text:p>1000,000</text:p>
          </table:table-cell>
          <table:table-cell table:formula="of:=SUM([.$D365:.$D380])/COUNT([.$D365:.$D38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0]+[.$B$2]" office:value-type="float" office:value="1.89499999999998" calcext:value-type="float">
            <text:p>1,895</text:p>
          </table:table-cell>
          <table:table-cell office:value-type="float" office:value="1000" calcext:value-type="float">
            <text:p>1000,000</text:p>
          </table:table-cell>
          <table:table-cell table:formula="of:=[.E380]+[.$B$6]*([.D381]-[.E380])" office:value-type="float" office:value="999.999999999998" calcext:value-type="float">
            <text:p>1000,000</text:p>
          </table:table-cell>
          <table:table-cell table:formula="of:=SUM([.$D380:.$D381])/COUNT([.$D380:.$D381])" office:value-type="float" office:value="1000" calcext:value-type="float">
            <text:p>1000,000</text:p>
          </table:table-cell>
          <table:table-cell table:formula="of:=SUM([.$D366:.$D381])/COUNT([.$D366:.$D38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1]+[.$B$2]" office:value-type="float" office:value="1.89999999999998" calcext:value-type="float">
            <text:p>1,900</text:p>
          </table:table-cell>
          <table:table-cell office:value-type="float" office:value="1000" calcext:value-type="float">
            <text:p>1000,000</text:p>
          </table:table-cell>
          <table:table-cell table:formula="of:=[.E381]+[.$B$6]*([.D382]-[.E381])" office:value-type="float" office:value="999.999999999998" calcext:value-type="float">
            <text:p>1000,000</text:p>
          </table:table-cell>
          <table:table-cell table:formula="of:=SUM([.$D381:.$D382])/COUNT([.$D381:.$D382])" office:value-type="float" office:value="1000" calcext:value-type="float">
            <text:p>1000,000</text:p>
          </table:table-cell>
          <table:table-cell table:formula="of:=SUM([.$D367:.$D382])/COUNT([.$D367:.$D38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2]+[.$B$2]" office:value-type="float" office:value="1.90499999999998" calcext:value-type="float">
            <text:p>1,905</text:p>
          </table:table-cell>
          <table:table-cell office:value-type="float" office:value="1000" calcext:value-type="float">
            <text:p>1000,000</text:p>
          </table:table-cell>
          <table:table-cell table:formula="of:=[.E382]+[.$B$6]*([.D383]-[.E382])" office:value-type="float" office:value="999.999999999998" calcext:value-type="float">
            <text:p>1000,000</text:p>
          </table:table-cell>
          <table:table-cell table:formula="of:=SUM([.$D382:.$D383])/COUNT([.$D382:.$D383])" office:value-type="float" office:value="1000" calcext:value-type="float">
            <text:p>1000,000</text:p>
          </table:table-cell>
          <table:table-cell table:formula="of:=SUM([.$D368:.$D383])/COUNT([.$D368:.$D38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3]+[.$B$2]" office:value-type="float" office:value="1.90999999999998" calcext:value-type="float">
            <text:p>1,910</text:p>
          </table:table-cell>
          <table:table-cell office:value-type="float" office:value="1000" calcext:value-type="float">
            <text:p>1000,000</text:p>
          </table:table-cell>
          <table:table-cell table:formula="of:=[.E383]+[.$B$6]*([.D384]-[.E383])" office:value-type="float" office:value="999.999999999998" calcext:value-type="float">
            <text:p>1000,000</text:p>
          </table:table-cell>
          <table:table-cell table:formula="of:=SUM([.$D383:.$D384])/COUNT([.$D383:.$D384])" office:value-type="float" office:value="1000" calcext:value-type="float">
            <text:p>1000,000</text:p>
          </table:table-cell>
          <table:table-cell table:formula="of:=SUM([.$D369:.$D384])/COUNT([.$D369:.$D38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4]+[.$B$2]" office:value-type="float" office:value="1.91499999999998" calcext:value-type="float">
            <text:p>1,915</text:p>
          </table:table-cell>
          <table:table-cell office:value-type="float" office:value="1000" calcext:value-type="float">
            <text:p>1000,000</text:p>
          </table:table-cell>
          <table:table-cell table:formula="of:=[.E384]+[.$B$6]*([.D385]-[.E384])" office:value-type="float" office:value="999.999999999998" calcext:value-type="float">
            <text:p>1000,000</text:p>
          </table:table-cell>
          <table:table-cell table:formula="of:=SUM([.$D384:.$D385])/COUNT([.$D384:.$D385])" office:value-type="float" office:value="1000" calcext:value-type="float">
            <text:p>1000,000</text:p>
          </table:table-cell>
          <table:table-cell table:formula="of:=SUM([.$D370:.$D385])/COUNT([.$D370:.$D38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5]+[.$B$2]" office:value-type="float" office:value="1.91999999999998" calcext:value-type="float">
            <text:p>1,920</text:p>
          </table:table-cell>
          <table:table-cell office:value-type="float" office:value="1000" calcext:value-type="float">
            <text:p>1000,000</text:p>
          </table:table-cell>
          <table:table-cell table:formula="of:=[.E385]+[.$B$6]*([.D386]-[.E385])" office:value-type="float" office:value="999.999999999998" calcext:value-type="float">
            <text:p>1000,000</text:p>
          </table:table-cell>
          <table:table-cell table:formula="of:=SUM([.$D385:.$D386])/COUNT([.$D385:.$D386])" office:value-type="float" office:value="1000" calcext:value-type="float">
            <text:p>1000,000</text:p>
          </table:table-cell>
          <table:table-cell table:formula="of:=SUM([.$D371:.$D386])/COUNT([.$D371:.$D38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6]+[.$B$2]" office:value-type="float" office:value="1.92499999999998" calcext:value-type="float">
            <text:p>1,925</text:p>
          </table:table-cell>
          <table:table-cell office:value-type="float" office:value="1000" calcext:value-type="float">
            <text:p>1000,000</text:p>
          </table:table-cell>
          <table:table-cell table:formula="of:=[.E386]+[.$B$6]*([.D387]-[.E386])" office:value-type="float" office:value="999.999999999998" calcext:value-type="float">
            <text:p>1000,000</text:p>
          </table:table-cell>
          <table:table-cell table:formula="of:=SUM([.$D386:.$D387])/COUNT([.$D386:.$D387])" office:value-type="float" office:value="1000" calcext:value-type="float">
            <text:p>1000,000</text:p>
          </table:table-cell>
          <table:table-cell table:formula="of:=SUM([.$D372:.$D387])/COUNT([.$D372:.$D38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7]+[.$B$2]" office:value-type="float" office:value="1.92999999999998" calcext:value-type="float">
            <text:p>1,930</text:p>
          </table:table-cell>
          <table:table-cell office:value-type="float" office:value="1000" calcext:value-type="float">
            <text:p>1000,000</text:p>
          </table:table-cell>
          <table:table-cell table:formula="of:=[.E387]+[.$B$6]*([.D388]-[.E387])" office:value-type="float" office:value="999.999999999998" calcext:value-type="float">
            <text:p>1000,000</text:p>
          </table:table-cell>
          <table:table-cell table:formula="of:=SUM([.$D387:.$D388])/COUNT([.$D387:.$D388])" office:value-type="float" office:value="1000" calcext:value-type="float">
            <text:p>1000,000</text:p>
          </table:table-cell>
          <table:table-cell table:formula="of:=SUM([.$D373:.$D388])/COUNT([.$D373:.$D38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8]+[.$B$2]" office:value-type="float" office:value="1.93499999999998" calcext:value-type="float">
            <text:p>1,935</text:p>
          </table:table-cell>
          <table:table-cell office:value-type="float" office:value="1000" calcext:value-type="float">
            <text:p>1000,000</text:p>
          </table:table-cell>
          <table:table-cell table:formula="of:=[.E388]+[.$B$6]*([.D389]-[.E388])" office:value-type="float" office:value="999.999999999998" calcext:value-type="float">
            <text:p>1000,000</text:p>
          </table:table-cell>
          <table:table-cell table:formula="of:=SUM([.$D388:.$D389])/COUNT([.$D388:.$D389])" office:value-type="float" office:value="1000" calcext:value-type="float">
            <text:p>1000,000</text:p>
          </table:table-cell>
          <table:table-cell table:formula="of:=SUM([.$D374:.$D389])/COUNT([.$D374:.$D38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89]+[.$B$2]" office:value-type="float" office:value="1.93999999999998" calcext:value-type="float">
            <text:p>1,940</text:p>
          </table:table-cell>
          <table:table-cell office:value-type="float" office:value="1000" calcext:value-type="float">
            <text:p>1000,000</text:p>
          </table:table-cell>
          <table:table-cell table:formula="of:=[.E389]+[.$B$6]*([.D390]-[.E389])" office:value-type="float" office:value="999.999999999998" calcext:value-type="float">
            <text:p>1000,000</text:p>
          </table:table-cell>
          <table:table-cell table:formula="of:=SUM([.$D389:.$D390])/COUNT([.$D389:.$D390])" office:value-type="float" office:value="1000" calcext:value-type="float">
            <text:p>1000,000</text:p>
          </table:table-cell>
          <table:table-cell table:formula="of:=SUM([.$D375:.$D390])/COUNT([.$D375:.$D39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0]+[.$B$2]" office:value-type="float" office:value="1.94499999999998" calcext:value-type="float">
            <text:p>1,945</text:p>
          </table:table-cell>
          <table:table-cell office:value-type="float" office:value="1000" calcext:value-type="float">
            <text:p>1000,000</text:p>
          </table:table-cell>
          <table:table-cell table:formula="of:=[.E390]+[.$B$6]*([.D391]-[.E390])" office:value-type="float" office:value="999.999999999998" calcext:value-type="float">
            <text:p>1000,000</text:p>
          </table:table-cell>
          <table:table-cell table:formula="of:=SUM([.$D390:.$D391])/COUNT([.$D390:.$D391])" office:value-type="float" office:value="1000" calcext:value-type="float">
            <text:p>1000,000</text:p>
          </table:table-cell>
          <table:table-cell table:formula="of:=SUM([.$D376:.$D391])/COUNT([.$D376:.$D39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1]+[.$B$2]" office:value-type="float" office:value="1.94999999999998" calcext:value-type="float">
            <text:p>1,950</text:p>
          </table:table-cell>
          <table:table-cell office:value-type="float" office:value="1000" calcext:value-type="float">
            <text:p>1000,000</text:p>
          </table:table-cell>
          <table:table-cell table:formula="of:=[.E391]+[.$B$6]*([.D392]-[.E391])" office:value-type="float" office:value="999.999999999998" calcext:value-type="float">
            <text:p>1000,000</text:p>
          </table:table-cell>
          <table:table-cell table:formula="of:=SUM([.$D391:.$D392])/COUNT([.$D391:.$D392])" office:value-type="float" office:value="1000" calcext:value-type="float">
            <text:p>1000,000</text:p>
          </table:table-cell>
          <table:table-cell table:formula="of:=SUM([.$D377:.$D392])/COUNT([.$D377:.$D392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2]+[.$B$2]" office:value-type="float" office:value="1.95499999999998" calcext:value-type="float">
            <text:p>1,955</text:p>
          </table:table-cell>
          <table:table-cell office:value-type="float" office:value="1000" calcext:value-type="float">
            <text:p>1000,000</text:p>
          </table:table-cell>
          <table:table-cell table:formula="of:=[.E392]+[.$B$6]*([.D393]-[.E392])" office:value-type="float" office:value="999.999999999998" calcext:value-type="float">
            <text:p>1000,000</text:p>
          </table:table-cell>
          <table:table-cell table:formula="of:=SUM([.$D392:.$D393])/COUNT([.$D392:.$D393])" office:value-type="float" office:value="1000" calcext:value-type="float">
            <text:p>1000,000</text:p>
          </table:table-cell>
          <table:table-cell table:formula="of:=SUM([.$D378:.$D393])/COUNT([.$D378:.$D393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3]+[.$B$2]" office:value-type="float" office:value="1.95999999999998" calcext:value-type="float">
            <text:p>1,960</text:p>
          </table:table-cell>
          <table:table-cell office:value-type="float" office:value="1000" calcext:value-type="float">
            <text:p>1000,000</text:p>
          </table:table-cell>
          <table:table-cell table:formula="of:=[.E393]+[.$B$6]*([.D394]-[.E393])" office:value-type="float" office:value="999.999999999998" calcext:value-type="float">
            <text:p>1000,000</text:p>
          </table:table-cell>
          <table:table-cell table:formula="of:=SUM([.$D393:.$D394])/COUNT([.$D393:.$D394])" office:value-type="float" office:value="1000" calcext:value-type="float">
            <text:p>1000,000</text:p>
          </table:table-cell>
          <table:table-cell table:formula="of:=SUM([.$D379:.$D394])/COUNT([.$D379:.$D394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4]+[.$B$2]" office:value-type="float" office:value="1.96499999999998" calcext:value-type="float">
            <text:p>1,965</text:p>
          </table:table-cell>
          <table:table-cell office:value-type="float" office:value="1000" calcext:value-type="float">
            <text:p>1000,000</text:p>
          </table:table-cell>
          <table:table-cell table:formula="of:=[.E394]+[.$B$6]*([.D395]-[.E394])" office:value-type="float" office:value="999.999999999998" calcext:value-type="float">
            <text:p>1000,000</text:p>
          </table:table-cell>
          <table:table-cell table:formula="of:=SUM([.$D394:.$D395])/COUNT([.$D394:.$D395])" office:value-type="float" office:value="1000" calcext:value-type="float">
            <text:p>1000,000</text:p>
          </table:table-cell>
          <table:table-cell table:formula="of:=SUM([.$D380:.$D395])/COUNT([.$D380:.$D395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5]+[.$B$2]" office:value-type="float" office:value="1.96999999999998" calcext:value-type="float">
            <text:p>1,970</text:p>
          </table:table-cell>
          <table:table-cell office:value-type="float" office:value="1000" calcext:value-type="float">
            <text:p>1000,000</text:p>
          </table:table-cell>
          <table:table-cell table:formula="of:=[.E395]+[.$B$6]*([.D396]-[.E395])" office:value-type="float" office:value="999.999999999998" calcext:value-type="float">
            <text:p>1000,000</text:p>
          </table:table-cell>
          <table:table-cell table:formula="of:=SUM([.$D395:.$D396])/COUNT([.$D395:.$D396])" office:value-type="float" office:value="1000" calcext:value-type="float">
            <text:p>1000,000</text:p>
          </table:table-cell>
          <table:table-cell table:formula="of:=SUM([.$D381:.$D396])/COUNT([.$D381:.$D396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6]+[.$B$2]" office:value-type="float" office:value="1.97499999999998" calcext:value-type="float">
            <text:p>1,975</text:p>
          </table:table-cell>
          <table:table-cell office:value-type="float" office:value="1000" calcext:value-type="float">
            <text:p>1000,000</text:p>
          </table:table-cell>
          <table:table-cell table:formula="of:=[.E396]+[.$B$6]*([.D397]-[.E396])" office:value-type="float" office:value="999.999999999998" calcext:value-type="float">
            <text:p>1000,000</text:p>
          </table:table-cell>
          <table:table-cell table:formula="of:=SUM([.$D396:.$D397])/COUNT([.$D396:.$D397])" office:value-type="float" office:value="1000" calcext:value-type="float">
            <text:p>1000,000</text:p>
          </table:table-cell>
          <table:table-cell table:formula="of:=SUM([.$D382:.$D397])/COUNT([.$D382:.$D397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7]+[.$B$2]" office:value-type="float" office:value="1.97999999999998" calcext:value-type="float">
            <text:p>1,980</text:p>
          </table:table-cell>
          <table:table-cell office:value-type="float" office:value="1000" calcext:value-type="float">
            <text:p>1000,000</text:p>
          </table:table-cell>
          <table:table-cell table:formula="of:=[.E397]+[.$B$6]*([.D398]-[.E397])" office:value-type="float" office:value="999.999999999998" calcext:value-type="float">
            <text:p>1000,000</text:p>
          </table:table-cell>
          <table:table-cell table:formula="of:=SUM([.$D397:.$D398])/COUNT([.$D397:.$D398])" office:value-type="float" office:value="1000" calcext:value-type="float">
            <text:p>1000,000</text:p>
          </table:table-cell>
          <table:table-cell table:formula="of:=SUM([.$D383:.$D398])/COUNT([.$D383:.$D398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8]+[.$B$2]" office:value-type="float" office:value="1.98499999999998" calcext:value-type="float">
            <text:p>1,985</text:p>
          </table:table-cell>
          <table:table-cell office:value-type="float" office:value="1000" calcext:value-type="float">
            <text:p>1000,000</text:p>
          </table:table-cell>
          <table:table-cell table:formula="of:=[.E398]+[.$B$6]*([.D399]-[.E398])" office:value-type="float" office:value="999.999999999998" calcext:value-type="float">
            <text:p>1000,000</text:p>
          </table:table-cell>
          <table:table-cell table:formula="of:=SUM([.$D398:.$D399])/COUNT([.$D398:.$D399])" office:value-type="float" office:value="1000" calcext:value-type="float">
            <text:p>1000,000</text:p>
          </table:table-cell>
          <table:table-cell table:formula="of:=SUM([.$D384:.$D399])/COUNT([.$D384:.$D399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399]+[.$B$2]" office:value-type="float" office:value="1.98999999999998" calcext:value-type="float">
            <text:p>1,990</text:p>
          </table:table-cell>
          <table:table-cell office:value-type="float" office:value="1000" calcext:value-type="float">
            <text:p>1000,000</text:p>
          </table:table-cell>
          <table:table-cell table:formula="of:=[.E399]+[.$B$6]*([.D400]-[.E399])" office:value-type="float" office:value="999.999999999998" calcext:value-type="float">
            <text:p>1000,000</text:p>
          </table:table-cell>
          <table:table-cell table:formula="of:=SUM([.$D399:.$D400])/COUNT([.$D399:.$D400])" office:value-type="float" office:value="1000" calcext:value-type="float">
            <text:p>1000,000</text:p>
          </table:table-cell>
          <table:table-cell table:formula="of:=SUM([.$D385:.$D400])/COUNT([.$D385:.$D400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400]+[.$B$2]" office:value-type="float" office:value="1.99499999999998" calcext:value-type="float">
            <text:p>1,995</text:p>
          </table:table-cell>
          <table:table-cell office:value-type="float" office:value="1000" calcext:value-type="float">
            <text:p>1000,000</text:p>
          </table:table-cell>
          <table:table-cell table:formula="of:=[.E400]+[.$B$6]*([.D401]-[.E400])" office:value-type="float" office:value="999.999999999998" calcext:value-type="float">
            <text:p>1000,000</text:p>
          </table:table-cell>
          <table:table-cell table:formula="of:=SUM([.$D400:.$D401])/COUNT([.$D400:.$D401])" office:value-type="float" office:value="1000" calcext:value-type="float">
            <text:p>1000,000</text:p>
          </table:table-cell>
          <table:table-cell table:formula="of:=SUM([.$D386:.$D401])/COUNT([.$D386:.$D401])" office:value-type="float" office:value="1000" calcext:value-type="float">
            <text:p>1000,000</text:p>
          </table:table-cell>
        </table:table-row>
        <table:table-row table:style-name="ro1">
          <table:table-cell table:number-columns-repeated="2"/>
          <table:table-cell table:formula="of:=[.C401]+[.$B$2]" office:value-type="float" office:value="1.99999999999998" calcext:value-type="float">
            <text:p>2,000</text:p>
          </table:table-cell>
          <table:table-cell office:value-type="float" office:value="1000" calcext:value-type="float">
            <text:p>1000,000</text:p>
          </table:table-cell>
          <table:table-cell table:formula="of:=[.E401]+[.$B$6]*([.D402]-[.E401])" office:value-type="float" office:value="999.999999999998" calcext:value-type="float">
            <text:p>1000,000</text:p>
          </table:table-cell>
          <table:table-cell table:formula="of:=SUM([.$D401:.$D402])/COUNT([.$D401:.$D402])" office:value-type="float" office:value="1000" calcext:value-type="float">
            <text:p>1000,000</text:p>
          </table:table-cell>
          <table:table-cell table:formula="of:=SUM([.$D387:.$D402])/COUNT([.$D387:.$D402])" office:value-type="float" office:value="1000" calcext:value-type="float">
            <text:p>1000,000</text:p>
          </table:table-cell>
        </table:table-row>
        <table:table-row table:style-name="ro1" table:number-rows-repeated="10481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ovingAvg&amp;LowPass Frequencies" table:style-name="ta1">
        <table:shapes>
          <draw:frame draw:z-index="0" draw:style-name="gr1" draw:text-style-name="P1" svg:width="301.72mm" svg:height="170.85mm" svg:x="259.44mm" svg:y="5.32mm">
            <loext:p draw:notify-on-update-of-ranges="'MovingAvg&amp;LowPass Frequencies'.C2:'MovingAvg&amp;LowPass Frequencies'.C402 'MovingAvg&amp;LowPass Frequencies'.C2:'MovingAvg&amp;LowPass Frequencies'.C402 'MovingAvg&amp;LowPass Frequencies'.F1:'MovingAvg&amp;LowPass Frequencies'.F1 'MovingAvg&amp;LowPass Frequencies'.F2:'MovingAvg&amp;LowPass Frequencies'.F402 'MovingAvg&amp;LowPass Frequencies'.C2:'MovingAvg&amp;LowPass Frequencies'.C402 'MovingAvg&amp;LowPass Frequencies'.G1:'MovingAvg&amp;LowPass Frequencies'.G1 'MovingAvg&amp;LowPass Frequencies'.G2:'MovingAvg&amp;LowPass Frequencies'.G4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03.16mm" svg:height="170.85mm" svg:x="260.12mm" svg:y="183.95mm">
            <loext:p draw:notify-on-update-of-ranges="'MovingAvg&amp;LowPass Frequencies'.C2:'MovingAvg&amp;LowPass Frequencies'.C402 'MovingAvg&amp;LowPass Frequencies'.C2:'MovingAvg&amp;LowPass Frequencies'.C402 'MovingAvg&amp;LowPass Frequencies'.F1:'MovingAvg&amp;LowPass Frequencies'.F1 'MovingAvg&amp;LowPass Frequencies'.F2:'MovingAvg&amp;LowPass Frequencies'.F402 'MovingAvg&amp;LowPass Frequencies'.C2:'MovingAvg&amp;LowPass Frequencies'.C402 'MovingAvg&amp;LowPass Frequencies'.H1:'MovingAvg&amp;LowPass Frequencies'.H1 'MovingAvg&amp;LowPass Frequencies'.H2:'MovingAvg&amp;LowPass Frequencies'.H402 'MovingAvg&amp;LowPass Frequencies'.C2:'MovingAvg&amp;LowPass Frequencies'.C402 'MovingAvg&amp;LowPass Frequencies'.I1:'MovingAvg&amp;LowPass Frequencies'.I1 'MovingAvg&amp;LowPass Frequencies'.I2:'MovingAvg&amp;LowPass Frequencies'.I4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8" table:number-columns-repeated="2" table:default-cell-style-name="ce11"/>
        <table:table-column table:style-name="co4" table:default-cell-style-name="ce11"/>
        <table:table-column table:style-name="co9" table:default-cell-style-name="ce11"/>
        <table:table-column table:style-name="co5" table:default-cell-style-name="ce11"/>
        <table:table-column table:style-name="co6" table:number-columns-repeated="2" table:default-cell-style-name="ce11"/>
        <table:table-row table:style-name="ro1">
          <table:table-cell table:style-name="ce4" office:value-type="string" calcext:value-type="string">
            <text:p>Parameter</text:p>
          </table:table-cell>
          <table:table-cell table:style-name="ce4" office:value-type="string" calcext:value-type="string">
            <text:p>Value</text:p>
          </table:table-cell>
          <table:table-cell table:style-name="ce12" office:value-type="string" calcext:value-type="string">
            <text:p>t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Input</text:p>
          </table:table-cell>
          <table:table-cell table:style-name="ce13" office:value-type="string" calcext:value-type="string">
            <text:p>Output(lowpass)</text:p>
          </table:table-cell>
          <table:table-cell table:style-name="ce13" office:value-type="string" calcext:value-type="string">
            <text:p>Output(avg 2)</text:p>
          </table:table-cell>
          <table:table-cell table:style-name="ce13" office:value-type="string" calcext:value-type="string">
            <text:p>Output(avg16)</text:p>
          </table:table-cell>
        </table:table-row>
        <table:table-row table:style-name="ro1">
          <table:table-cell office:value-type="string" calcext:value-type="string">
            <text:p>detlaT</text:p>
          </table:table-cell>
          <table:table-cell table:style-name="ce17" office:value-type="float" office:value="0.005" calcext:value-type="float">
            <text:p>0,005</text:p>
          </table:table-cell>
          <table:table-cell office:value-type="float" office:value="0" calcext:value-type="float">
            <text:p>0,000</text:p>
          </table:table-cell>
          <table:table-cell table:formula="of:=[.$B$5]*SIN([.$C2]*2*PI()*[.$B$4])" office:value-type="float" office:value="0" calcext:value-type="float">
            <text:p>0,000</text:p>
          </table:table-cell>
          <table:table-cell table:formula="of:=[.$B$7]*SIN([.$C2]*2*PI()*[.$B$6])" office:value-type="float" office:value="0" calcext:value-type="float">
            <text:p>0,000</text:p>
          </table:table-cell>
          <table:table-cell table:formula="of:=[.D2]+[.E2]" office:value-type="float" office:value="0" calcext:value-type="float">
            <text:p>0,000</text:p>
          </table:table-cell>
          <table:table-cell table:formula="of:=[.F2]" office:value-type="float" office:value="0" calcext:value-type="float">
            <text:p>0,000</text:p>
          </table:table-cell>
          <table:table-cell table:formula="of:=SUM([.$F2:.$F2])/COUNT([.$F2:.$F2])" office:value-type="float" office:value="0" calcext:value-type="float">
            <text:p>0,000</text:p>
          </table:table-cell>
          <table:table-cell table:formula="of:=SUM([.$F2:.$F2])/COUNT([.$F2:.$F2])" office:value-type="float" office:value="0" calcext:value-type="float">
            <text:p>0,000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style-name="ce7" office:value-type="float" office:value="20" calcext:value-type="float">
            <text:p>20</text:p>
          </table:table-cell>
          <table:table-cell table:formula="of:=[.C2]+[.$B$2]" office:value-type="float" office:value="0.005" calcext:value-type="float">
            <text:p>0,005</text:p>
          </table:table-cell>
          <table:table-cell table:formula="of:=[.$B$5]*SIN([.$C3]*2*PI()*[.$B$4])" office:value-type="float" office:value="31.4107590781283" calcext:value-type="float">
            <text:p>31,411</text:p>
          </table:table-cell>
          <table:table-cell table:formula="of:=[.$B$7]*SIN([.$C3]*2*PI()*[.$B$6])" office:value-type="float" office:value="951.056516295153" calcext:value-type="float">
            <text:p>951,057</text:p>
          </table:table-cell>
          <table:table-cell table:formula="of:=[.D3]+[.E3]" office:value-type="float" office:value="982.467275373282" calcext:value-type="float">
            <text:p>982,467</text:p>
          </table:table-cell>
          <table:table-cell table:formula="of:=[.G2]+[.$B$10]*([.F3]-[.G2])" office:value-type="float" office:value="379.104200619049" calcext:value-type="float">
            <text:p>379,104</text:p>
          </table:table-cell>
          <table:table-cell table:formula="of:=SUM([.$F2:.$F3])/COUNT([.$F2:.$F3])" office:value-type="float" office:value="491.233637686641" calcext:value-type="float">
            <text:p>491,234</text:p>
          </table:table-cell>
          <table:table-cell table:formula="of:=SUM([.$F2:.$F3])/COUNT([.$F2:.$F3])" office:value-type="float" office:value="491.233637686641" calcext:value-type="float">
            <text:p>491,23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table:style-name="ce9" office:value-type="float" office:value="1" calcext:value-type="float">
            <text:p>1</text:p>
          </table:table-cell>
          <table:table-cell table:formula="of:=[.C3]+[.$B$2]" office:value-type="float" office:value="0.01" calcext:value-type="float">
            <text:p>0,010</text:p>
          </table:table-cell>
          <table:table-cell table:formula="of:=[.$B$5]*SIN([.$C4]*2*PI()*[.$B$4])" office:value-type="float" office:value="62.7905195293134" calcext:value-type="float">
            <text:p>62,791</text:p>
          </table:table-cell>
          <table:table-cell table:formula="of:=[.$B$7]*SIN([.$C4]*2*PI()*[.$B$6])" office:value-type="float" office:value="587.785252292473" calcext:value-type="float">
            <text:p>587,785</text:p>
          </table:table-cell>
          <table:table-cell table:formula="of:=[.D4]+[.E4]" office:value-type="float" office:value="650.575771821787" calcext:value-type="float">
            <text:p>650,576</text:p>
          </table:table-cell>
          <table:table-cell table:formula="of:=[.G3]+[.$B$10]*([.F4]-[.G3])" office:value-type="float" office:value="483.856812305285" calcext:value-type="float">
            <text:p>483,857</text:p>
          </table:table-cell>
          <table:table-cell table:formula="of:=SUM([.$F3:.$F4])/COUNT([.$F3:.$F4])" office:value-type="float" office:value="816.521523597534" calcext:value-type="float">
            <text:p>816,522</text:p>
          </table:table-cell>
          <table:table-cell table:formula="of:=SUM([.$F2:.$F4])/COUNT([.$F2:.$F4])" office:value-type="float" office:value="544.347682398356" calcext:value-type="float">
            <text:p>544,348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style-name="ce9" office:value-type="float" office:value="1000" calcext:value-type="float">
            <text:p>1000</text:p>
          </table:table-cell>
          <table:table-cell table:formula="of:=[.C4]+[.$B$2]" office:value-type="float" office:value="0.015" calcext:value-type="float">
            <text:p>0,015</text:p>
          </table:table-cell>
          <table:table-cell table:formula="of:=[.$B$5]*SIN([.$C5]*2*PI()*[.$B$4])" office:value-type="float" office:value="94.1083133185143" calcext:value-type="float">
            <text:p>94,108</text:p>
          </table:table-cell>
          <table:table-cell table:formula="of:=[.$B$7]*SIN([.$C5]*2*PI()*[.$B$6])" office:value-type="float" office:value="-587.785252292473" calcext:value-type="float">
            <text:p>-587,785</text:p>
          </table:table-cell>
          <table:table-cell table:formula="of:=[.D5]+[.E5]" office:value-type="float" office:value="-493.676938973959" calcext:value-type="float">
            <text:p>-493,677</text:p>
          </table:table-cell>
          <table:table-cell table:formula="of:=[.G4]+[.$B$10]*([.F5]-[.G4])" office:value-type="float" office:value="106.656308384117" calcext:value-type="float">
            <text:p>106,656</text:p>
          </table:table-cell>
          <table:table-cell table:formula="of:=SUM([.$F4:.$F5])/COUNT([.$F4:.$F5])" office:value-type="float" office:value="78.449416423914" calcext:value-type="float">
            <text:p>78,449</text:p>
          </table:table-cell>
          <table:table-cell table:formula="of:=SUM([.$F2:.$F5])/COUNT([.$F2:.$F5])" office:value-type="float" office:value="284.841527055277" calcext:value-type="float">
            <text:p>284,842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table:style-name="ce9" office:value-type="float" office:value="40" calcext:value-type="float">
            <text:p>40</text:p>
          </table:table-cell>
          <table:table-cell table:formula="of:=[.C5]+[.$B$2]" office:value-type="float" office:value="0.02" calcext:value-type="float">
            <text:p>0,020</text:p>
          </table:table-cell>
          <table:table-cell table:formula="of:=[.$B$5]*SIN([.$C6]*2*PI()*[.$B$4])" office:value-type="float" office:value="125.333233564304" calcext:value-type="float">
            <text:p>125,333</text:p>
          </table:table-cell>
          <table:table-cell table:formula="of:=[.$B$7]*SIN([.$C6]*2*PI()*[.$B$6])" office:value-type="float" office:value="-951.056516295154" calcext:value-type="float">
            <text:p>-951,057</text:p>
          </table:table-cell>
          <table:table-cell table:formula="of:=[.D6]+[.E6]" office:value-type="float" office:value="-825.723282730849" calcext:value-type="float">
            <text:p>-825,723</text:p>
          </table:table-cell>
          <table:table-cell table:formula="of:=[.G5]+[.$B$10]*([.F6]-[.G5])" office:value-type="float" office:value="-253.120580295312" calcext:value-type="float">
            <text:p>-253,121</text:p>
          </table:table-cell>
          <table:table-cell table:formula="of:=SUM([.$F5:.$F6])/COUNT([.$F5:.$F6])" office:value-type="float" office:value="-659.700110852404" calcext:value-type="float">
            <text:p>-659,700</text:p>
          </table:table-cell>
          <table:table-cell table:formula="of:=SUM([.$F2:.$F6])/COUNT([.$F2:.$F6])" office:value-type="float" office:value="62.7285650980521" calcext:value-type="float">
            <text:p>62,729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style-name="ce9" office:value-type="float" office:value="1000" calcext:value-type="float">
            <text:p>1000</text:p>
          </table:table-cell>
          <table:table-cell table:formula="of:=[.C6]+[.$B$2]" office:value-type="float" office:value="0.025" calcext:value-type="float">
            <text:p>0,025</text:p>
          </table:table-cell>
          <table:table-cell table:formula="of:=[.$B$5]*SIN([.$C7]*2*PI()*[.$B$4])" office:value-type="float" office:value="156.434465040231" calcext:value-type="float">
            <text:p>156,434</text:p>
          </table:table-cell>
          <table:table-cell table:formula="of:=[.$B$7]*SIN([.$C7]*2*PI()*[.$B$6])" office:value-type="float" office:value="-0.000000000000244929359829471" calcext:value-type="float">
            <text:p>0,000</text:p>
          </table:table-cell>
          <table:table-cell table:formula="of:=[.D7]+[.E7]" office:value-type="float" office:value="156.434465040231" calcext:value-type="float">
            <text:p>156,434</text:p>
          </table:table-cell>
          <table:table-cell table:formula="of:=[.G6]+[.$B$10]*([.F7]-[.G6])" office:value-type="float" office:value="-95.0857612603087" calcext:value-type="float">
            <text:p>-95,086</text:p>
          </table:table-cell>
          <table:table-cell table:formula="of:=SUM([.$F6:.$F7])/COUNT([.$F6:.$F7])" office:value-type="float" office:value="-334.644408845309" calcext:value-type="float">
            <text:p>-334,644</text:p>
          </table:table-cell>
          <table:table-cell table:formula="of:=SUM([.$F2:.$F7])/COUNT([.$F2:.$F7])" office:value-type="float" office:value="78.3462150884152" calcext:value-type="float">
            <text:p>78,346</text:p>
          </table:table-cell>
        </table:table-row>
        <table:table-row table:style-name="ro1">
          <table:table-cell table:number-columns-repeated="2"/>
          <table:table-cell table:formula="of:=[.C7]+[.$B$2]" office:value-type="float" office:value="0.03" calcext:value-type="float">
            <text:p>0,030</text:p>
          </table:table-cell>
          <table:table-cell table:formula="of:=[.$B$5]*SIN([.$C8]*2*PI()*[.$B$4])" office:value-type="float" office:value="187.381314585725" calcext:value-type="float">
            <text:p>187,381</text:p>
          </table:table-cell>
          <table:table-cell table:formula="of:=[.$B$7]*SIN([.$C8]*2*PI()*[.$B$6])" office:value-type="float" office:value="951.056516295154" calcext:value-type="float">
            <text:p>951,057</text:p>
          </table:table-cell>
          <table:table-cell table:formula="of:=[.D8]+[.E8]" office:value-type="float" office:value="1138.43783088088" calcext:value-type="float">
            <text:p>1138,438</text:p>
          </table:table-cell>
          <table:table-cell table:formula="of:=[.G7]+[.$B$10]*([.F8]-[.G7])" office:value-type="float" office:value="380.893426103208" calcext:value-type="float">
            <text:p>380,893</text:p>
          </table:table-cell>
          <table:table-cell table:formula="of:=SUM([.$F7:.$F8])/COUNT([.$F7:.$F8])" office:value-type="float" office:value="647.436147960555" calcext:value-type="float">
            <text:p>647,436</text:p>
          </table:table-cell>
          <table:table-cell table:formula="of:=SUM([.$F2:.$F8])/COUNT([.$F2:.$F8])" office:value-type="float" office:value="229.787874487338" calcext:value-type="float">
            <text:p>229,788</text:p>
          </table:table-cell>
        </table:table-row>
        <table:table-row table:style-name="ro1">
          <table:table-cell office:value-type="string" calcext:value-type="string">
            <text:p>rc</text:p>
          </table:table-cell>
          <table:table-cell table:style-name="ce11" table:formula="of:=1/2/PI()/[.$B$3]" office:value-type="float" office:value="0.00795774715459477" calcext:value-type="float">
            <text:p>0,008</text:p>
          </table:table-cell>
          <table:table-cell table:formula="of:=[.C8]+[.$B$2]" office:value-type="float" office:value="0.035" calcext:value-type="float">
            <text:p>0,035</text:p>
          </table:table-cell>
          <table:table-cell table:formula="of:=[.$B$5]*SIN([.$C9]*2*PI()*[.$B$4])" office:value-type="float" office:value="218.143241396543" calcext:value-type="float">
            <text:p>218,143</text:p>
          </table:table-cell>
          <table:table-cell table:formula="of:=[.$B$7]*SIN([.$C9]*2*PI()*[.$B$6])" office:value-type="float" office:value="587.785252292472" calcext:value-type="float">
            <text:p>587,785</text:p>
          </table:table-cell>
          <table:table-cell table:formula="of:=[.D9]+[.E9]" office:value-type="float" office:value="805.928493689014" calcext:value-type="float">
            <text:p>805,928</text:p>
          </table:table-cell>
          <table:table-cell table:formula="of:=[.G8]+[.$B$10]*([.F9]-[.G8])" office:value-type="float" office:value="544.901514281982" calcext:value-type="float">
            <text:p>544,902</text:p>
          </table:table-cell>
          <table:table-cell table:formula="of:=SUM([.$F8:.$F9])/COUNT([.$F8:.$F9])" office:value-type="float" office:value="972.183162284946" calcext:value-type="float">
            <text:p>972,183</text:p>
          </table:table-cell>
          <table:table-cell table:formula="of:=SUM([.$F2:.$F9])/COUNT([.$F2:.$F9])" office:value-type="float" office:value="301.805451887548" calcext:value-type="float">
            <text:p>301,805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table:style-name="ce11" table:formula="of:=[.$B$2]/([.$B$2]+[.$B$9])" office:value-type="float" office:value="0.385869545095038" calcext:value-type="float">
            <text:p>0,386</text:p>
          </table:table-cell>
          <table:table-cell table:formula="of:=[.C9]+[.$B$2]" office:value-type="float" office:value="0.04" calcext:value-type="float">
            <text:p>0,040</text:p>
          </table:table-cell>
          <table:table-cell table:formula="of:=[.$B$5]*SIN([.$C10]*2*PI()*[.$B$4])" office:value-type="float" office:value="248.689887164855" calcext:value-type="float">
            <text:p>248,690</text:p>
          </table:table-cell>
          <table:table-cell table:formula="of:=[.$B$7]*SIN([.$C10]*2*PI()*[.$B$6])" office:value-type="float" office:value="-587.785252292473" calcext:value-type="float">
            <text:p>-587,785</text:p>
          </table:table-cell>
          <table:table-cell table:formula="of:=[.D10]+[.E10]" office:value-type="float" office:value="-339.095365127618" calcext:value-type="float">
            <text:p>-339,095</text:p>
          </table:table-cell>
          <table:table-cell table:formula="of:=[.G9]+[.$B$10]*([.F10]-[.G9])" office:value-type="float" office:value="203.794040558767" calcext:value-type="float">
            <text:p>203,794</text:p>
          </table:table-cell>
          <table:table-cell table:formula="of:=SUM([.$F9:.$F10])/COUNT([.$F9:.$F10])" office:value-type="float" office:value="233.416564280698" calcext:value-type="float">
            <text:p>233,417</text:p>
          </table:table-cell>
          <table:table-cell table:formula="of:=SUM([.$F2:.$F10])/COUNT([.$F2:.$F10])" office:value-type="float" office:value="230.594249996974" calcext:value-type="float">
            <text:p>230,594</text:p>
          </table:table-cell>
        </table:table-row>
        <table:table-row table:style-name="ro1">
          <table:table-cell table:number-columns-repeated="2"/>
          <table:table-cell table:formula="of:=[.C10]+[.$B$2]" office:value-type="float" office:value="0.045" calcext:value-type="float">
            <text:p>0,045</text:p>
          </table:table-cell>
          <table:table-cell table:formula="of:=[.$B$5]*SIN([.$C11]*2*PI()*[.$B$4])" office:value-type="float" office:value="278.991106039229" calcext:value-type="float">
            <text:p>278,991</text:p>
          </table:table-cell>
          <table:table-cell table:formula="of:=[.$B$7]*SIN([.$C11]*2*PI()*[.$B$6])" office:value-type="float" office:value="-951.056516295154" calcext:value-type="float">
            <text:p>-951,057</text:p>
          </table:table-cell>
          <table:table-cell table:formula="of:=[.D11]+[.E11]" office:value-type="float" office:value="-672.065410255924" calcext:value-type="float">
            <text:p>-672,065</text:p>
          </table:table-cell>
          <table:table-cell table:formula="of:=[.G10]+[.$B$10]*([.F11]-[.G10])" office:value-type="float" office:value="-134.173447294288" calcext:value-type="float">
            <text:p>-134,173</text:p>
          </table:table-cell>
          <table:table-cell table:formula="of:=SUM([.$F10:.$F11])/COUNT([.$F10:.$F11])" office:value-type="float" office:value="-505.580387691771" calcext:value-type="float">
            <text:p>-505,580</text:p>
          </table:table-cell>
          <table:table-cell table:formula="of:=SUM([.$F2:.$F11])/COUNT([.$F2:.$F11])" office:value-type="float" office:value="140.328283971684" calcext:value-type="float">
            <text:p>140,328</text:p>
          </table:table-cell>
        </table:table-row>
        <table:table-row table:style-name="ro1">
          <table:table-cell table:number-columns-repeated="2"/>
          <table:table-cell table:formula="of:=[.C11]+[.$B$2]" office:value-type="float" office:value="0.05" calcext:value-type="float">
            <text:p>0,050</text:p>
          </table:table-cell>
          <table:table-cell table:formula="of:=[.$B$5]*SIN([.$C12]*2*PI()*[.$B$4])" office:value-type="float" office:value="309.016994374947" calcext:value-type="float">
            <text:p>309,017</text:p>
          </table:table-cell>
          <table:table-cell table:formula="of:=[.$B$7]*SIN([.$C12]*2*PI()*[.$B$6])" office:value-type="float" office:value="-0.000000000000489858719658941" calcext:value-type="float">
            <text:p>0,000</text:p>
          </table:table-cell>
          <table:table-cell table:formula="of:=[.D12]+[.E12]" office:value-type="float" office:value="309.016994374947" calcext:value-type="float">
            <text:p>309,017</text:p>
          </table:table-cell>
          <table:table-cell table:formula="of:=[.G11]+[.$B$10]*([.F12]-[.G11])" office:value-type="float" office:value="36.8402468230886" calcext:value-type="float">
            <text:p>36,840</text:p>
          </table:table-cell>
          <table:table-cell table:formula="of:=SUM([.$F11:.$F12])/COUNT([.$F11:.$F12])" office:value-type="float" office:value="-181.524207940489" calcext:value-type="float">
            <text:p>-181,524</text:p>
          </table:table-cell>
          <table:table-cell table:formula="of:=SUM([.$F2:.$F12])/COUNT([.$F2:.$F12])" office:value-type="float" office:value="155.663621281072" calcext:value-type="float">
            <text:p>155,664</text:p>
          </table:table-cell>
        </table:table-row>
        <table:table-row table:style-name="ro1">
          <table:table-cell table:number-columns-repeated="2"/>
          <table:table-cell table:formula="of:=[.C12]+[.$B$2]" office:value-type="float" office:value="0.055" calcext:value-type="float">
            <text:p>0,055</text:p>
          </table:table-cell>
          <table:table-cell table:formula="of:=[.$B$5]*SIN([.$C13]*2*PI()*[.$B$4])" office:value-type="float" office:value="338.737920245291" calcext:value-type="float">
            <text:p>338,738</text:p>
          </table:table-cell>
          <table:table-cell table:formula="of:=[.$B$7]*SIN([.$C13]*2*PI()*[.$B$6])" office:value-type="float" office:value="951.056516295152" calcext:value-type="float">
            <text:p>951,057</text:p>
          </table:table-cell>
          <table:table-cell table:formula="of:=[.D13]+[.E13]" office:value-type="float" office:value="1289.79443654044" calcext:value-type="float">
            <text:p>1289,794</text:p>
          </table:table-cell>
          <table:table-cell table:formula="of:=[.G12]+[.$B$10]*([.F13]-[.G12])" office:value-type="float" office:value="520.317110034246" calcext:value-type="float">
            <text:p>520,317</text:p>
          </table:table-cell>
          <table:table-cell table:formula="of:=SUM([.$F12:.$F13])/COUNT([.$F12:.$F13])" office:value-type="float" office:value="799.405715457695" calcext:value-type="float">
            <text:p>799,406</text:p>
          </table:table-cell>
          <table:table-cell table:formula="of:=SUM([.$F2:.$F13])/COUNT([.$F2:.$F13])" office:value-type="float" office:value="250.174522552686" calcext:value-type="float">
            <text:p>250,175</text:p>
          </table:table-cell>
        </table:table-row>
        <table:table-row table:style-name="ro1">
          <table:table-cell table:number-columns-repeated="2"/>
          <table:table-cell table:formula="of:=[.C13]+[.$B$2]" office:value-type="float" office:value="0.06" calcext:value-type="float">
            <text:p>0,060</text:p>
          </table:table-cell>
          <table:table-cell table:formula="of:=[.$B$5]*SIN([.$C14]*2*PI()*[.$B$4])" office:value-type="float" office:value="368.124552684678" calcext:value-type="float">
            <text:p>368,125</text:p>
          </table:table-cell>
          <table:table-cell table:formula="of:=[.$B$7]*SIN([.$C14]*2*PI()*[.$B$6])" office:value-type="float" office:value="587.785252292477" calcext:value-type="float">
            <text:p>587,785</text:p>
          </table:table-cell>
          <table:table-cell table:formula="of:=[.D14]+[.E14]" office:value-type="float" office:value="955.909804977154" calcext:value-type="float">
            <text:p>955,910</text:p>
          </table:table-cell>
          <table:table-cell table:formula="of:=[.G13]+[.$B$10]*([.F14]-[.G13])" office:value-type="float" office:value="688.399065078588" calcext:value-type="float">
            <text:p>688,399</text:p>
          </table:table-cell>
          <table:table-cell table:formula="of:=SUM([.$F13:.$F14])/COUNT([.$F13:.$F14])" office:value-type="float" office:value="1122.8521207588" calcext:value-type="float">
            <text:p>1122,852</text:p>
          </table:table-cell>
          <table:table-cell table:formula="of:=SUM([.$F2:.$F14])/COUNT([.$F2:.$F14])" office:value-type="float" office:value="304.461851969953" calcext:value-type="float">
            <text:p>304,462</text:p>
          </table:table-cell>
        </table:table-row>
        <table:table-row table:style-name="ro1">
          <table:table-cell table:number-columns-repeated="2"/>
          <table:table-cell table:formula="of:=[.C14]+[.$B$2]" office:value-type="float" office:value="0.065" calcext:value-type="float">
            <text:p>0,065</text:p>
          </table:table-cell>
          <table:table-cell table:formula="of:=[.$B$5]*SIN([.$C15]*2*PI()*[.$B$4])" office:value-type="float" office:value="397.147890634781" calcext:value-type="float">
            <text:p>397,148</text:p>
          </table:table-cell>
          <table:table-cell table:formula="of:=[.$B$7]*SIN([.$C15]*2*PI()*[.$B$6])" office:value-type="float" office:value="-587.78525229247" calcext:value-type="float">
            <text:p>-587,785</text:p>
          </table:table-cell>
          <table:table-cell table:formula="of:=[.D15]+[.E15]" office:value-type="float" office:value="-190.637361657689" calcext:value-type="float">
            <text:p>-190,637</text:p>
          </table:table-cell>
          <table:table-cell table:formula="of:=[.G14]+[.$B$10]*([.F15]-[.G14])" office:value-type="float" office:value="349.205678971893" calcext:value-type="float">
            <text:p>349,206</text:p>
          </table:table-cell>
          <table:table-cell table:formula="of:=SUM([.$F14:.$F15])/COUNT([.$F14:.$F15])" office:value-type="float" office:value="382.636221659733" calcext:value-type="float">
            <text:p>382,636</text:p>
          </table:table-cell>
          <table:table-cell table:formula="of:=SUM([.$F2:.$F15])/COUNT([.$F2:.$F15])" office:value-type="float" office:value="269.097622425121" calcext:value-type="float">
            <text:p>269,098</text:p>
          </table:table-cell>
        </table:table-row>
        <table:table-row table:style-name="ro1">
          <table:table-cell table:number-columns-repeated="2"/>
          <table:table-cell table:formula="of:=[.C15]+[.$B$2]" office:value-type="float" office:value="0.07" calcext:value-type="float">
            <text:p>0,070</text:p>
          </table:table-cell>
          <table:table-cell table:formula="of:=[.$B$5]*SIN([.$C16]*2*PI()*[.$B$4])" office:value-type="float" office:value="425.779291565073" calcext:value-type="float">
            <text:p>425,779</text:p>
          </table:table-cell>
          <table:table-cell table:formula="of:=[.$B$7]*SIN([.$C16]*2*PI()*[.$B$6])" office:value-type="float" office:value="-951.056516295154" calcext:value-type="float">
            <text:p>-951,057</text:p>
          </table:table-cell>
          <table:table-cell table:formula="of:=[.D16]+[.E16]" office:value-type="float" office:value="-525.277224730081" calcext:value-type="float">
            <text:p>-525,277</text:p>
          </table:table-cell>
          <table:table-cell table:formula="of:=[.G15]+[.$B$10]*([.F16]-[.G15])" office:value-type="float" office:value="11.7693587270247" calcext:value-type="float">
            <text:p>11,769</text:p>
          </table:table-cell>
          <table:table-cell table:formula="of:=SUM([.$F15:.$F16])/COUNT([.$F15:.$F16])" office:value-type="float" office:value="-357.957293193885" calcext:value-type="float">
            <text:p>-357,957</text:p>
          </table:table-cell>
          <table:table-cell table:formula="of:=SUM([.$F2:.$F16])/COUNT([.$F2:.$F16])" office:value-type="float" office:value="216.139299281441" calcext:value-type="float">
            <text:p>216,139</text:p>
          </table:table-cell>
        </table:table-row>
        <table:table-row table:style-name="ro1">
          <table:table-cell table:number-columns-repeated="2"/>
          <table:table-cell table:formula="of:=[.C16]+[.$B$2]" office:value-type="float" office:value="0.075" calcext:value-type="float">
            <text:p>0,075</text:p>
          </table:table-cell>
          <table:table-cell table:formula="of:=[.$B$5]*SIN([.$C17]*2*PI()*[.$B$4])" office:value-type="float" office:value="453.990499739547" calcext:value-type="float">
            <text:p>453,990</text:p>
          </table:table-cell>
          <table:table-cell table:formula="of:=[.$B$7]*SIN([.$C17]*2*PI()*[.$B$6])" office:value-type="float" office:value="-0.000000000000734788079488412" calcext:value-type="float">
            <text:p>0,000</text:p>
          </table:table-cell>
          <table:table-cell table:formula="of:=[.D17]+[.E17]" office:value-type="float" office:value="453.990499739546" calcext:value-type="float">
            <text:p>453,990</text:p>
          </table:table-cell>
          <table:table-cell table:formula="of:=[.G16]+[.$B$10]*([.F17]-[.G16])" office:value-type="float" office:value="182.409029240935" calcext:value-type="float">
            <text:p>182,409</text:p>
          </table:table-cell>
          <table:table-cell table:formula="of:=SUM([.$F16:.$F17])/COUNT([.$F16:.$F17])" office:value-type="float" office:value="-35.6433624952676" calcext:value-type="float">
            <text:p>-35,643</text:p>
          </table:table-cell>
          <table:table-cell table:formula="of:=SUM([.$D2:.$D17])/COUNT([.$D2:.$D17])" office:value-type="float" office:value="231.004999310072" calcext:value-type="float">
            <text:p>231,005</text:p>
          </table:table-cell>
        </table:table-row>
        <table:table-row table:style-name="ro1">
          <table:table-cell table:number-columns-repeated="2"/>
          <table:table-cell table:formula="of:=[.C17]+[.$B$2]" office:value-type="float" office:value="0.08" calcext:value-type="float">
            <text:p>0,080</text:p>
          </table:table-cell>
          <table:table-cell table:formula="of:=[.$B$5]*SIN([.$C18]*2*PI()*[.$B$4])" office:value-type="float" office:value="481.753674101715" calcext:value-type="float">
            <text:p>481,754</text:p>
          </table:table-cell>
          <table:table-cell table:formula="of:=[.$B$7]*SIN([.$C18]*2*PI()*[.$B$6])" office:value-type="float" office:value="951.056516295153" calcext:value-type="float">
            <text:p>951,057</text:p>
          </table:table-cell>
          <table:table-cell table:formula="of:=[.D18]+[.E18]" office:value-type="float" office:value="1432.81019039687" calcext:value-type="float">
            <text:p>1432,810</text:p>
          </table:table-cell>
          <table:table-cell table:formula="of:=[.G17]+[.$B$10]*([.F18]-[.G17])" office:value-type="float" office:value="664.900756482482" calcext:value-type="float">
            <text:p>664,901</text:p>
          </table:table-cell>
          <table:table-cell table:formula="of:=SUM([.$F17:.$F18])/COUNT([.$F17:.$F18])" office:value-type="float" office:value="943.400345068207" calcext:value-type="float">
            <text:p>943,400</text:p>
          </table:table-cell>
          <table:table-cell table:formula="of:=SUM([.$F3:.$F18])/COUNT([.$F3:.$F18])" office:value-type="float" office:value="320.555636209877" calcext:value-type="float">
            <text:p>320,556</text:p>
          </table:table-cell>
        </table:table-row>
        <table:table-row table:style-name="ro1">
          <table:table-cell table:number-columns-repeated="2"/>
          <table:table-cell table:formula="of:=[.C18]+[.$B$2]" office:value-type="float" office:value="0.085" calcext:value-type="float">
            <text:p>0,085</text:p>
          </table:table-cell>
          <table:table-cell table:formula="of:=[.$B$5]*SIN([.$C19]*2*PI()*[.$B$4])" office:value-type="float" office:value="509.041415750371" calcext:value-type="float">
            <text:p>509,041</text:p>
          </table:table-cell>
          <table:table-cell table:formula="of:=[.$B$7]*SIN([.$C19]*2*PI()*[.$B$6])" office:value-type="float" office:value="587.785252292471" calcext:value-type="float">
            <text:p>587,785</text:p>
          </table:table-cell>
          <table:table-cell table:formula="of:=[.D19]+[.E19]" office:value-type="float" office:value="1096.82666804284" calcext:value-type="float">
            <text:p>1096,827</text:p>
          </table:table-cell>
          <table:table-cell table:formula="of:=[.G18]+[.$B$10]*([.F19]-[.G18])" office:value-type="float" office:value="831.567811491038" calcext:value-type="float">
            <text:p>831,568</text:p>
          </table:table-cell>
          <table:table-cell table:formula="of:=SUM([.$F18:.$F19])/COUNT([.$F18:.$F19])" office:value-type="float" office:value="1264.81842921986" calcext:value-type="float">
            <text:p>1264,818</text:p>
          </table:table-cell>
          <table:table-cell table:formula="of:=SUM([.$F4:.$F19])/COUNT([.$F4:.$F19])" office:value-type="float" office:value="327.703098251724" calcext:value-type="float">
            <text:p>327,703</text:p>
          </table:table-cell>
        </table:table-row>
        <table:table-row table:style-name="ro1">
          <table:table-cell table:number-columns-repeated="2"/>
          <table:table-cell table:formula="of:=[.C19]+[.$B$2]" office:value-type="float" office:value="0.09" calcext:value-type="float">
            <text:p>0,090</text:p>
          </table:table-cell>
          <table:table-cell table:formula="of:=[.$B$5]*SIN([.$C20]*2*PI()*[.$B$4])" office:value-type="float" office:value="535.826794978997" calcext:value-type="float">
            <text:p>535,827</text:p>
          </table:table-cell>
          <table:table-cell table:formula="of:=[.$B$7]*SIN([.$C20]*2*PI()*[.$B$6])" office:value-type="float" office:value="-587.785252292472" calcext:value-type="float">
            <text:p>-587,785</text:p>
          </table:table-cell>
          <table:table-cell table:formula="of:=[.D20]+[.E20]" office:value-type="float" office:value="-51.9584573134757" calcext:value-type="float">
            <text:p>-51,958</text:p>
          </table:table-cell>
          <table:table-cell table:formula="of:=[.G19]+[.$B$10]*([.F20]-[.G19])" office:value-type="float" office:value="490.641932067924" calcext:value-type="float">
            <text:p>490,642</text:p>
          </table:table-cell>
          <table:table-cell table:formula="of:=SUM([.$F19:.$F20])/COUNT([.$F19:.$F20])" office:value-type="float" office:value="522.434105364683" calcext:value-type="float">
            <text:p>522,434</text:p>
          </table:table-cell>
          <table:table-cell table:formula="of:=SUM([.$F5:.$F20])/COUNT([.$F5:.$F20])" office:value-type="float" office:value="283.794708930771" calcext:value-type="float">
            <text:p>283,795</text:p>
          </table:table-cell>
        </table:table-row>
        <table:table-row table:style-name="ro1">
          <table:table-cell table:number-columns-repeated="2"/>
          <table:table-cell table:formula="of:=[.C20]+[.$B$2]" office:value-type="float" office:value="0.095" calcext:value-type="float">
            <text:p>0,095</text:p>
          </table:table-cell>
          <table:table-cell table:formula="of:=[.$B$5]*SIN([.$C21]*2*PI()*[.$B$4])" office:value-type="float" office:value="562.083377852131" calcext:value-type="float">
            <text:p>562,083</text:p>
          </table:table-cell>
          <table:table-cell table:formula="of:=[.$B$7]*SIN([.$C21]*2*PI()*[.$B$6])" office:value-type="float" office:value="-951.056516295153" calcext:value-type="float">
            <text:p>-951,057</text:p>
          </table:table-cell>
          <table:table-cell table:formula="of:=[.D21]+[.E21]" office:value-type="float" office:value="-388.973138443022" calcext:value-type="float">
            <text:p>-388,973</text:p>
          </table:table-cell>
          <table:table-cell table:formula="of:=[.G20]+[.$B$10]*([.F21]-[.G20])" office:value-type="float" office:value="151.225264951126" calcext:value-type="float">
            <text:p>151,225</text:p>
          </table:table-cell>
          <table:table-cell table:formula="of:=SUM([.$F20:.$F21])/COUNT([.$F20:.$F21])" office:value-type="float" office:value="-220.465797878249" calcext:value-type="float">
            <text:p>-220,466</text:p>
          </table:table-cell>
          <table:table-cell table:formula="of:=SUM([.$F6:.$F21])/COUNT([.$F6:.$F21])" office:value-type="float" office:value="290.338696463954" calcext:value-type="float">
            <text:p>290,339</text:p>
          </table:table-cell>
        </table:table-row>
        <table:table-row table:style-name="ro1">
          <table:table-cell table:number-columns-repeated="2"/>
          <table:table-cell table:formula="of:=[.C21]+[.$B$2]" office:value-type="float" office:value="0.1" calcext:value-type="float">
            <text:p>0,100</text:p>
          </table:table-cell>
          <table:table-cell table:formula="of:=[.$B$5]*SIN([.$C22]*2*PI()*[.$B$4])" office:value-type="float" office:value="587.785252292473" calcext:value-type="float">
            <text:p>587,785</text:p>
          </table:table-cell>
          <table:table-cell table:formula="of:=[.$B$7]*SIN([.$C22]*2*PI()*[.$B$6])" office:value-type="float" office:value="0.00000000000257299623948262" calcext:value-type="float">
            <text:p>0,000</text:p>
          </table:table-cell>
          <table:table-cell table:formula="of:=[.D22]+[.E22]" office:value-type="float" office:value="587.785252292476" calcext:value-type="float">
            <text:p>587,785</text:p>
          </table:table-cell>
          <table:table-cell table:formula="of:=[.G21]+[.$B$10]*([.F22]-[.G21])" office:value-type="float" office:value="319.680468673228" calcext:value-type="float">
            <text:p>319,680</text:p>
          </table:table-cell>
          <table:table-cell table:formula="of:=SUM([.$F21:.$F22])/COUNT([.$F21:.$F22])" office:value-type="float" office:value="99.4060569247269" calcext:value-type="float">
            <text:p>99,406</text:p>
          </table:table-cell>
          <table:table-cell table:formula="of:=SUM([.$F7:.$F22])/COUNT([.$F7:.$F22])" office:value-type="float" office:value="378.682979902912" calcext:value-type="float">
            <text:p>378,683</text:p>
          </table:table-cell>
        </table:table-row>
        <table:table-row table:style-name="ro1">
          <table:table-cell table:number-columns-repeated="2"/>
          <table:table-cell table:formula="of:=[.C22]+[.$B$2]" office:value-type="float" office:value="0.105" calcext:value-type="float">
            <text:p>0,105</text:p>
          </table:table-cell>
          <table:table-cell table:formula="of:=[.$B$5]*SIN([.$C23]*2*PI()*[.$B$4])" office:value-type="float" office:value="612.907053652977" calcext:value-type="float">
            <text:p>612,907</text:p>
          </table:table-cell>
          <table:table-cell table:formula="of:=[.$B$7]*SIN([.$C23]*2*PI()*[.$B$6])" office:value-type="float" office:value="951.056516295155" calcext:value-type="float">
            <text:p>951,057</text:p>
          </table:table-cell>
          <table:table-cell table:formula="of:=[.D23]+[.E23]" office:value-type="float" office:value="1563.96356994813" calcext:value-type="float">
            <text:p>1563,964</text:p>
          </table:table-cell>
          <table:table-cell table:formula="of:=[.G22]+[.$B$10]*([.F23]-[.G22])" office:value-type="float" office:value="799.811422931618" calcext:value-type="float">
            <text:p>799,811</text:p>
          </table:table-cell>
          <table:table-cell table:formula="of:=SUM([.$F22:.$F23])/COUNT([.$F22:.$F23])" office:value-type="float" office:value="1075.8744111203" calcext:value-type="float">
            <text:p>1075,874</text:p>
          </table:table-cell>
          <table:table-cell table:formula="of:=SUM([.$F8:.$F23])/COUNT([.$F8:.$F23])" office:value-type="float" office:value="466.653548959656" calcext:value-type="float">
            <text:p>466,654</text:p>
          </table:table-cell>
        </table:table-row>
        <table:table-row table:style-name="ro1">
          <table:table-cell table:number-columns-repeated="2"/>
          <table:table-cell table:formula="of:=[.C23]+[.$B$2]" office:value-type="float" office:value="0.11" calcext:value-type="float">
            <text:p>0,110</text:p>
          </table:table-cell>
          <table:table-cell table:formula="of:=[.$B$5]*SIN([.$C24]*2*PI()*[.$B$4])" office:value-type="float" office:value="637.42398974869" calcext:value-type="float">
            <text:p>637,424</text:p>
          </table:table-cell>
          <table:table-cell table:formula="of:=[.$B$7]*SIN([.$C24]*2*PI()*[.$B$6])" office:value-type="float" office:value="587.785252292468" calcext:value-type="float">
            <text:p>587,785</text:p>
          </table:table-cell>
          <table:table-cell table:formula="of:=[.D24]+[.E24]" office:value-type="float" office:value="1225.20924204116" calcext:value-type="float">
            <text:p>1225,209</text:p>
          </table:table-cell>
          <table:table-cell table:formula="of:=[.G23]+[.$B$10]*([.F24]-[.G23])" office:value-type="float" office:value="963.959485875837" calcext:value-type="float">
            <text:p>963,959</text:p>
          </table:table-cell>
          <table:table-cell table:formula="of:=SUM([.$F23:.$F24])/COUNT([.$F23:.$F24])" office:value-type="float" office:value="1394.58640599465" calcext:value-type="float">
            <text:p>1394,586</text:p>
          </table:table-cell>
          <table:table-cell table:formula="of:=SUM([.$F9:.$F24])/COUNT([.$F9:.$F24])" office:value-type="float" office:value="472.076762157173" calcext:value-type="float">
            <text:p>472,077</text:p>
          </table:table-cell>
        </table:table-row>
        <table:table-row table:style-name="ro1">
          <table:table-cell table:number-columns-repeated="2"/>
          <table:table-cell table:formula="of:=[.C24]+[.$B$2]" office:value-type="float" office:value="0.115" calcext:value-type="float">
            <text:p>0,115</text:p>
          </table:table-cell>
          <table:table-cell table:formula="of:=[.$B$5]*SIN([.$C25]*2*PI()*[.$B$4])" office:value-type="float" office:value="661.311865323652" calcext:value-type="float">
            <text:p>661,312</text:p>
          </table:table-cell>
          <table:table-cell table:formula="of:=[.$B$7]*SIN([.$C25]*2*PI()*[.$B$6])" office:value-type="float" office:value="-587.785252292481" calcext:value-type="float">
            <text:p>-587,785</text:p>
          </table:table-cell>
          <table:table-cell table:formula="of:=[.D25]+[.E25]" office:value-type="float" office:value="73.5266130311712" calcext:value-type="float">
            <text:p>73,527</text:p>
          </table:table-cell>
          <table:table-cell table:formula="of:=[.G24]+[.$B$10]*([.F25]-[.G24])" office:value-type="float" office:value="620.368558293598" calcext:value-type="float">
            <text:p>620,369</text:p>
          </table:table-cell>
          <table:table-cell table:formula="of:=SUM([.$F24:.$F25])/COUNT([.$F24:.$F25])" office:value-type="float" office:value="649.367927536165" calcext:value-type="float">
            <text:p>649,368</text:p>
          </table:table-cell>
          <table:table-cell table:formula="of:=SUM([.$F10:.$F25])/COUNT([.$F10:.$F25])" office:value-type="float" office:value="426.301644616058" calcext:value-type="float">
            <text:p>426,302</text:p>
          </table:table-cell>
        </table:table-row>
        <table:table-row table:style-name="ro1">
          <table:table-cell table:number-columns-repeated="2"/>
          <table:table-cell table:formula="of:=[.C25]+[.$B$2]" office:value-type="float" office:value="0.12" calcext:value-type="float">
            <text:p>0,120</text:p>
          </table:table-cell>
          <table:table-cell table:formula="of:=[.$B$5]*SIN([.$C26]*2*PI()*[.$B$4])" office:value-type="float" office:value="684.547105928689" calcext:value-type="float">
            <text:p>684,547</text:p>
          </table:table-cell>
          <table:table-cell table:formula="of:=[.$B$7]*SIN([.$C26]*2*PI()*[.$B$6])" office:value-type="float" office:value="-951.056516295151" calcext:value-type="float">
            <text:p>-951,057</text:p>
          </table:table-cell>
          <table:table-cell table:formula="of:=[.D26]+[.E26]" office:value-type="float" office:value="-266.509410366462" calcext:value-type="float">
            <text:p>-266,509</text:p>
          </table:table-cell>
          <table:table-cell table:formula="of:=[.G25]+[.$B$10]*([.F26]-[.G25])" office:value-type="float" office:value="278.14935997193" calcext:value-type="float">
            <text:p>278,149</text:p>
          </table:table-cell>
          <table:table-cell table:formula="of:=SUM([.$F25:.$F26])/COUNT([.$F25:.$F26])" office:value-type="float" office:value="-96.4913986676453" calcext:value-type="float">
            <text:p>-96,491</text:p>
          </table:table-cell>
          <table:table-cell table:formula="of:=SUM([.$F11:.$F26])/COUNT([.$F11:.$F26])" office:value-type="float" office:value="430.83826678863" calcext:value-type="float">
            <text:p>430,838</text:p>
          </table:table-cell>
        </table:table-row>
        <table:table-row table:style-name="ro1">
          <table:table-cell table:number-columns-repeated="2"/>
          <table:table-cell table:formula="of:=[.C26]+[.$B$2]" office:value-type="float" office:value="0.125" calcext:value-type="float">
            <text:p>0,125</text:p>
          </table:table-cell>
          <table:table-cell table:formula="of:=[.$B$5]*SIN([.$C27]*2*PI()*[.$B$4])" office:value-type="float" office:value="707.106781186548" calcext:value-type="float">
            <text:p>707,107</text:p>
          </table:table-cell>
          <table:table-cell table:formula="of:=[.$B$7]*SIN([.$C27]*2*PI()*[.$B$6])" office:value-type="float" office:value="0.00000000000588078055845365" calcext:value-type="float">
            <text:p>0,000</text:p>
          </table:table-cell>
          <table:table-cell table:formula="of:=[.D27]+[.E27]" office:value-type="float" office:value="707.106781186554" calcext:value-type="float">
            <text:p>707,107</text:p>
          </table:table-cell>
          <table:table-cell table:formula="of:=[.G26]+[.$B$10]*([.F27]-[.G26])" office:value-type="float" office:value="443.670964961157" calcext:value-type="float">
            <text:p>443,671</text:p>
          </table:table-cell>
          <table:table-cell table:formula="of:=SUM([.$F26:.$F27])/COUNT([.$F26:.$F27])" office:value-type="float" office:value="220.298685410046" calcext:value-type="float">
            <text:p>220,299</text:p>
          </table:table-cell>
          <table:table-cell table:formula="of:=SUM([.$F12:.$F27])/COUNT([.$F12:.$F27])" office:value-type="float" office:value="517.036528753785" calcext:value-type="float">
            <text:p>517,037</text:p>
          </table:table-cell>
        </table:table-row>
        <table:table-row table:style-name="ro1">
          <table:table-cell table:number-columns-repeated="2"/>
          <table:table-cell table:formula="of:=[.C27]+[.$B$2]" office:value-type="float" office:value="0.13" calcext:value-type="float">
            <text:p>0,130</text:p>
          </table:table-cell>
          <table:table-cell table:formula="of:=[.$B$5]*SIN([.$C28]*2*PI()*[.$B$4])" office:value-type="float" office:value="728.968627421412" calcext:value-type="float">
            <text:p>728,969</text:p>
          </table:table-cell>
          <table:table-cell table:formula="of:=[.$B$7]*SIN([.$C28]*2*PI()*[.$B$6])" office:value-type="float" office:value="951.056516295155" calcext:value-type="float">
            <text:p>951,057</text:p>
          </table:table-cell>
          <table:table-cell table:formula="of:=[.D28]+[.E28]" office:value-type="float" office:value="1680.02514371657" calcext:value-type="float">
            <text:p>1680,025</text:p>
          </table:table-cell>
          <table:table-cell table:formula="of:=[.G27]+[.$B$10]*([.F28]-[.G27])" office:value-type="float" office:value="920.742389493856" calcext:value-type="float">
            <text:p>920,742</text:p>
          </table:table-cell>
          <table:table-cell table:formula="of:=SUM([.$F27:.$F28])/COUNT([.$F27:.$F28])" office:value-type="float" office:value="1193.56596245156" calcext:value-type="float">
            <text:p>1193,566</text:p>
          </table:table-cell>
          <table:table-cell table:formula="of:=SUM([.$F13:.$F28])/COUNT([.$F13:.$F28])" office:value-type="float" office:value="602.724538087637" calcext:value-type="float">
            <text:p>602,725</text:p>
          </table:table-cell>
        </table:table-row>
        <table:table-row table:style-name="ro1">
          <table:table-cell table:number-columns-repeated="2"/>
          <table:table-cell table:formula="of:=[.C28]+[.$B$2]" office:value-type="float" office:value="0.135" calcext:value-type="float">
            <text:p>0,135</text:p>
          </table:table-cell>
          <table:table-cell table:formula="of:=[.$B$5]*SIN([.$C29]*2*PI()*[.$B$4])" office:value-type="float" office:value="750.11106963046" calcext:value-type="float">
            <text:p>750,111</text:p>
          </table:table-cell>
          <table:table-cell table:formula="of:=[.$B$7]*SIN([.$C29]*2*PI()*[.$B$6])" office:value-type="float" office:value="587.785252292469" calcext:value-type="float">
            <text:p>587,785</text:p>
          </table:table-cell>
          <table:table-cell table:formula="of:=[.D29]+[.E29]" office:value-type="float" office:value="1337.89632192293" calcext:value-type="float">
            <text:p>1337,896</text:p>
          </table:table-cell>
          <table:table-cell table:formula="of:=[.G28]+[.$B$10]*([.F29]-[.G28])" office:value-type="float" office:value="1081.70938763487" calcext:value-type="float">
            <text:p>1081,709</text:p>
          </table:table-cell>
          <table:table-cell table:formula="of:=SUM([.$F28:.$F29])/COUNT([.$F28:.$F29])" office:value-type="float" office:value="1508.96073281975" calcext:value-type="float">
            <text:p>1508,961</text:p>
          </table:table-cell>
          <table:table-cell table:formula="of:=SUM([.$F14:.$F29])/COUNT([.$F14:.$F29])" office:value-type="float" office:value="605.730905924042" calcext:value-type="float">
            <text:p>605,731</text:p>
          </table:table-cell>
        </table:table-row>
        <table:table-row table:style-name="ro1">
          <table:table-cell table:number-columns-repeated="2"/>
          <table:table-cell table:formula="of:=[.C29]+[.$B$2]" office:value-type="float" office:value="0.14" calcext:value-type="float">
            <text:p>0,140</text:p>
          </table:table-cell>
          <table:table-cell table:formula="of:=[.$B$5]*SIN([.$C30]*2*PI()*[.$B$4])" office:value-type="float" office:value="770.513242775789" calcext:value-type="float">
            <text:p>770,513</text:p>
          </table:table-cell>
          <table:table-cell table:formula="of:=[.$B$7]*SIN([.$C30]*2*PI()*[.$B$6])" office:value-type="float" office:value="-587.785252292478" calcext:value-type="float">
            <text:p>-587,785</text:p>
          </table:table-cell>
          <table:table-cell table:formula="of:=[.D30]+[.E30]" office:value-type="float" office:value="182.727990483312" calcext:value-type="float">
            <text:p>182,728</text:p>
          </table:table-cell>
          <table:table-cell table:formula="of:=[.G29]+[.$B$10]*([.F30]-[.G29])" office:value-type="float" office:value="734.819844867096" calcext:value-type="float">
            <text:p>734,820</text:p>
          </table:table-cell>
          <table:table-cell table:formula="of:=SUM([.$F29:.$F30])/COUNT([.$F29:.$F30])" office:value-type="float" office:value="760.31215620312" calcext:value-type="float">
            <text:p>760,312</text:p>
          </table:table-cell>
          <table:table-cell table:formula="of:=SUM([.$F15:.$F30])/COUNT([.$F15:.$F30])" office:value-type="float" office:value="557.407042518177" calcext:value-type="float">
            <text:p>557,407</text:p>
          </table:table-cell>
        </table:table-row>
        <table:table-row table:style-name="ro1">
          <table:table-cell table:number-columns-repeated="2"/>
          <table:table-cell table:formula="of:=[.C30]+[.$B$2]" office:value-type="float" office:value="0.145" calcext:value-type="float">
            <text:p>0,145</text:p>
          </table:table-cell>
          <table:table-cell table:formula="of:=[.$B$5]*SIN([.$C31]*2*PI()*[.$B$4])" office:value-type="float" office:value="790.15501237569" calcext:value-type="float">
            <text:p>790,155</text:p>
          </table:table-cell>
          <table:table-cell table:formula="of:=[.$B$7]*SIN([.$C31]*2*PI()*[.$B$6])" office:value-type="float" office:value="-951.05651629515" calcext:value-type="float">
            <text:p>-951,057</text:p>
          </table:table-cell>
          <table:table-cell table:formula="of:=[.D31]+[.E31]" office:value-type="float" office:value="-160.901503919459" calcext:value-type="float">
            <text:p>-160,902</text:p>
          </table:table-cell>
          <table:table-cell table:formula="of:=[.G30]+[.$B$10]*([.F31]-[.G30])" office:value-type="float" office:value="389.188255478914" calcext:value-type="float">
            <text:p>389,188</text:p>
          </table:table-cell>
          <table:table-cell table:formula="of:=SUM([.$F30:.$F31])/COUNT([.$F30:.$F31])" office:value-type="float" office:value="10.9132432819262" calcext:value-type="float">
            <text:p>10,913</text:p>
          </table:table-cell>
          <table:table-cell table:formula="of:=SUM([.$F16:.$F31])/COUNT([.$F16:.$F31])" office:value-type="float" office:value="559.265533626816" calcext:value-type="float">
            <text:p>559,266</text:p>
          </table:table-cell>
        </table:table-row>
        <table:table-row table:style-name="ro1">
          <table:table-cell table:number-columns-repeated="2"/>
          <table:table-cell table:formula="of:=[.C31]+[.$B$2]" office:value-type="float" office:value="0.15" calcext:value-type="float">
            <text:p>0,150</text:p>
          </table:table-cell>
          <table:table-cell table:formula="of:=[.$B$5]*SIN([.$C32]*2*PI()*[.$B$4])" office:value-type="float" office:value="809.016994374948" calcext:value-type="float">
            <text:p>809,017</text:p>
          </table:table-cell>
          <table:table-cell table:formula="of:=[.$B$7]*SIN([.$C32]*2*PI()*[.$B$6])" office:value-type="float" office:value="0.0000000000127412785562252" calcext:value-type="float">
            <text:p>0,000</text:p>
          </table:table-cell>
          <table:table-cell table:formula="of:=[.D32]+[.E32]" office:value-type="float" office:value="809.01699437496" calcext:value-type="float">
            <text:p>809,017</text:p>
          </table:table-cell>
          <table:table-cell table:formula="of:=[.G31]+[.$B$10]*([.F32]-[.G31])" office:value-type="float" office:value="551.187379974555" calcext:value-type="float">
            <text:p>551,187</text:p>
          </table:table-cell>
          <table:table-cell table:formula="of:=SUM([.$F31:.$F32])/COUNT([.$F31:.$F32])" office:value-type="float" office:value="324.057745227751" calcext:value-type="float">
            <text:p>324,058</text:p>
          </table:table-cell>
          <table:table-cell table:formula="of:=SUM([.$F17:.$F32])/COUNT([.$F17:.$F32])" office:value-type="float" office:value="642.658922320881" calcext:value-type="float">
            <text:p>642,659</text:p>
          </table:table-cell>
        </table:table-row>
        <table:table-row table:style-name="ro1">
          <table:table-cell table:number-columns-repeated="2"/>
          <table:table-cell table:formula="of:=[.C32]+[.$B$2]" office:value-type="float" office:value="0.155" calcext:value-type="float">
            <text:p>0,155</text:p>
          </table:table-cell>
          <table:table-cell table:formula="of:=[.$B$5]*SIN([.$C33]*2*PI()*[.$B$4])" office:value-type="float" office:value="827.080574274562" calcext:value-type="float">
            <text:p>827,081</text:p>
          </table:table-cell>
          <table:table-cell table:formula="of:=[.$B$7]*SIN([.$C33]*2*PI()*[.$B$6])" office:value-type="float" office:value="951.056516295158" calcext:value-type="float">
            <text:p>951,057</text:p>
          </table:table-cell>
          <table:table-cell table:formula="of:=[.D33]+[.E33]" office:value-type="float" office:value="1778.13709056972" calcext:value-type="float">
            <text:p>1778,137</text:p>
          </table:table-cell>
          <table:table-cell table:formula="of:=[.G32]+[.$B$10]*([.F33]-[.G32])" office:value-type="float" office:value="1024.6299066564" calcext:value-type="float">
            <text:p>1024,630</text:p>
          </table:table-cell>
          <table:table-cell table:formula="of:=SUM([.$F32:.$F33])/COUNT([.$F32:.$F33])" office:value-type="float" office:value="1293.57704247234" calcext:value-type="float">
            <text:p>1293,577</text:p>
          </table:table-cell>
          <table:table-cell table:formula="of:=SUM([.$F18:.$F33])/COUNT([.$F18:.$F33])" office:value-type="float" office:value="725.418084247767" calcext:value-type="float">
            <text:p>725,418</text:p>
          </table:table-cell>
        </table:table-row>
        <table:table-row table:style-name="ro1">
          <table:table-cell table:number-columns-repeated="2"/>
          <table:table-cell table:formula="of:=[.C33]+[.$B$2]" office:value-type="float" office:value="0.16" calcext:value-type="float">
            <text:p>0,160</text:p>
          </table:table-cell>
          <table:table-cell table:formula="of:=[.$B$5]*SIN([.$C34]*2*PI()*[.$B$4])" office:value-type="float" office:value="844.327925502015" calcext:value-type="float">
            <text:p>844,328</text:p>
          </table:table-cell>
          <table:table-cell table:formula="of:=[.$B$7]*SIN([.$C34]*2*PI()*[.$B$6])" office:value-type="float" office:value="587.785252292463" calcext:value-type="float">
            <text:p>587,785</text:p>
          </table:table-cell>
          <table:table-cell table:formula="of:=[.D34]+[.E34]" office:value-type="float" office:value="1432.11317779448" calcext:value-type="float">
            <text:p>1432,113</text:p>
          </table:table-cell>
          <table:table-cell table:formula="of:=[.G33]+[.$B$10]*([.F34]-[.G33])" office:value-type="float" office:value="1181.86529112429" calcext:value-type="float">
            <text:p>1181,865</text:p>
          </table:table-cell>
          <table:table-cell table:formula="of:=SUM([.$F33:.$F34])/COUNT([.$F33:.$F34])" office:value-type="float" office:value="1605.1251341821" calcext:value-type="float">
            <text:p>1605,125</text:p>
          </table:table-cell>
          <table:table-cell table:formula="of:=SUM([.$F19:.$F34])/COUNT([.$F19:.$F34])" office:value-type="float" office:value="725.374520960117" calcext:value-type="float">
            <text:p>725,375</text:p>
          </table:table-cell>
        </table:table-row>
        <table:table-row table:style-name="ro1">
          <table:table-cell table:number-columns-repeated="2"/>
          <table:table-cell table:formula="of:=[.C34]+[.$B$2]" office:value-type="float" office:value="0.165" calcext:value-type="float">
            <text:p>0,165</text:p>
          </table:table-cell>
          <table:table-cell table:formula="of:=[.$B$5]*SIN([.$C35]*2*PI()*[.$B$4])" office:value-type="float" office:value="860.742027003944" calcext:value-type="float">
            <text:p>860,742</text:p>
          </table:table-cell>
          <table:table-cell table:formula="of:=[.$B$7]*SIN([.$C35]*2*PI()*[.$B$6])" office:value-type="float" office:value="-587.785252292483" calcext:value-type="float">
            <text:p>-587,785</text:p>
          </table:table-cell>
          <table:table-cell table:formula="of:=[.D35]+[.E35]" office:value-type="float" office:value="272.95677471146" calcext:value-type="float">
            <text:p>272,957</text:p>
          </table:table-cell>
          <table:table-cell table:formula="of:=[.G34]+[.$B$10]*([.F35]-[.G34])" office:value-type="float" office:value="831.145175363064" calcext:value-type="float">
            <text:p>831,145</text:p>
          </table:table-cell>
          <table:table-cell table:formula="of:=SUM([.$F34:.$F35])/COUNT([.$F34:.$F35])" office:value-type="float" office:value="852.534976252969" calcext:value-type="float">
            <text:p>852,535</text:p>
          </table:table-cell>
          <table:table-cell table:formula="of:=SUM([.$F20:.$F35])/COUNT([.$F20:.$F35])" office:value-type="float" office:value="673.882652626906" calcext:value-type="float">
            <text:p>673,883</text:p>
          </table:table-cell>
        </table:table-row>
        <table:table-row table:style-name="ro1">
          <table:table-cell table:number-columns-repeated="2"/>
          <table:table-cell table:formula="of:=[.C35]+[.$B$2]" office:value-type="float" office:value="0.17" calcext:value-type="float">
            <text:p>0,170</text:p>
          </table:table-cell>
          <table:table-cell table:formula="of:=[.$B$5]*SIN([.$C36]*2*PI()*[.$B$4])" office:value-type="float" office:value="876.306680043864" calcext:value-type="float">
            <text:p>876,307</text:p>
          </table:table-cell>
          <table:table-cell table:formula="of:=[.$B$7]*SIN([.$C36]*2*PI()*[.$B$6])" office:value-type="float" office:value="-951.05651629515" calcext:value-type="float">
            <text:p>-951,057</text:p>
          </table:table-cell>
          <table:table-cell table:formula="of:=[.D36]+[.E36]" office:value-type="float" office:value="-74.7498362512858" calcext:value-type="float">
            <text:p>-74,750</text:p>
          </table:table-cell>
          <table:table-cell table:formula="of:=[.G35]+[.$B$10]*([.F36]-[.G35])" office:value-type="float" office:value="481.587879327571" calcext:value-type="float">
            <text:p>481,588</text:p>
          </table:table-cell>
          <table:table-cell table:formula="of:=SUM([.$F35:.$F36])/COUNT([.$F35:.$F36])" office:value-type="float" office:value="99.1034692300873" calcext:value-type="float">
            <text:p>99,103</text:p>
          </table:table-cell>
          <table:table-cell table:formula="of:=SUM([.$F21:.$F36])/COUNT([.$F21:.$F36])" office:value-type="float" office:value="672.458191443293" calcext:value-type="float">
            <text:p>672,458</text:p>
          </table:table-cell>
        </table:table-row>
        <table:table-row table:style-name="ro1">
          <table:table-cell table:number-columns-repeated="2"/>
          <table:table-cell table:formula="of:=[.C36]+[.$B$2]" office:value-type="float" office:value="0.175" calcext:value-type="float">
            <text:p>0,175</text:p>
          </table:table-cell>
          <table:table-cell table:formula="of:=[.$B$5]*SIN([.$C37]*2*PI()*[.$B$4])" office:value-type="float" office:value="891.006524188368" calcext:value-type="float">
            <text:p>891,007</text:p>
          </table:table-cell>
          <table:table-cell table:formula="of:=[.$B$7]*SIN([.$C37]*2*PI()*[.$B$6])" office:value-type="float" office:value="0.0000000000196017765539967" calcext:value-type="float">
            <text:p>0,000</text:p>
          </table:table-cell>
          <table:table-cell table:formula="of:=[.D37]+[.E37]" office:value-type="float" office:value="891.006524188388" calcext:value-type="float">
            <text:p>891,007</text:p>
          </table:table-cell>
          <table:table-cell table:formula="of:=[.G36]+[.$B$10]*([.F37]-[.G36])" office:value-type="float" office:value="639.570065573441" calcext:value-type="float">
            <text:p>639,570</text:p>
          </table:table-cell>
          <table:table-cell table:formula="of:=SUM([.$F36:.$F37])/COUNT([.$F36:.$F37])" office:value-type="float" office:value="408.128343968551" calcext:value-type="float">
            <text:p>408,128</text:p>
          </table:table-cell>
          <table:table-cell table:formula="of:=SUM([.$F22:.$F37])/COUNT([.$F22:.$F37])" office:value-type="float" office:value="752.456920357756" calcext:value-type="float">
            <text:p>752,457</text:p>
          </table:table-cell>
        </table:table-row>
        <table:table-row table:style-name="ro1">
          <table:table-cell table:number-columns-repeated="2"/>
          <table:table-cell table:formula="of:=[.C37]+[.$B$2]" office:value-type="float" office:value="0.18" calcext:value-type="float">
            <text:p>0,180</text:p>
          </table:table-cell>
          <table:table-cell table:formula="of:=[.$B$5]*SIN([.$C38]*2*PI()*[.$B$4])" office:value-type="float" office:value="904.82705246602" calcext:value-type="float">
            <text:p>904,827</text:p>
          </table:table-cell>
          <table:table-cell table:formula="of:=[.$B$7]*SIN([.$C38]*2*PI()*[.$B$6])" office:value-type="float" office:value="951.05651629516" calcext:value-type="float">
            <text:p>951,057</text:p>
          </table:table-cell>
          <table:table-cell table:formula="of:=[.D38]+[.E38]" office:value-type="float" office:value="1855.88356876118" calcext:value-type="float">
            <text:p>1855,884</text:p>
          </table:table-cell>
          <table:table-cell table:formula="of:=[.G37]+[.$B$10]*([.F38]-[.G37])" office:value-type="float" office:value="1108.90840374145" calcext:value-type="float">
            <text:p>1108,908</text:p>
          </table:table-cell>
          <table:table-cell table:formula="of:=SUM([.$F37:.$F38])/COUNT([.$F37:.$F38])" office:value-type="float" office:value="1373.44504647478" calcext:value-type="float">
            <text:p>1373,445</text:p>
          </table:table-cell>
          <table:table-cell table:formula="of:=SUM([.$F23:.$F38])/COUNT([.$F23:.$F38])" office:value-type="float" office:value="831.71306513705" calcext:value-type="float">
            <text:p>831,713</text:p>
          </table:table-cell>
        </table:table-row>
        <table:table-row table:style-name="ro1">
          <table:table-cell table:number-columns-repeated="2"/>
          <table:table-cell table:formula="of:=[.C38]+[.$B$2]" office:value-type="float" office:value="0.185" calcext:value-type="float">
            <text:p>0,185</text:p>
          </table:table-cell>
          <table:table-cell table:formula="of:=[.$B$5]*SIN([.$C39]*2*PI()*[.$B$4])" office:value-type="float" office:value="917.754625683981" calcext:value-type="float">
            <text:p>917,755</text:p>
          </table:table-cell>
          <table:table-cell table:formula="of:=[.$B$7]*SIN([.$C39]*2*PI()*[.$B$6])" office:value-type="float" office:value="587.785252292457" calcext:value-type="float">
            <text:p>587,785</text:p>
          </table:table-cell>
          <table:table-cell table:formula="of:=[.D39]+[.E39]" office:value-type="float" office:value="1505.53987797644" calcext:value-type="float">
            <text:p>1505,540</text:p>
          </table:table-cell>
          <table:table-cell table:formula="of:=[.G38]+[.$B$10]*([.F39]-[.G38])" office:value-type="float" office:value="1261.95641027488" calcext:value-type="float">
            <text:p>1261,956</text:p>
          </table:table-cell>
          <table:table-cell table:formula="of:=SUM([.$F38:.$F39])/COUNT([.$F38:.$F39])" office:value-type="float" office:value="1680.71172336881" calcext:value-type="float">
            <text:p>1680,712</text:p>
          </table:table-cell>
          <table:table-cell table:formula="of:=SUM([.$F24:.$F39])/COUNT([.$F24:.$F39])" office:value-type="float" office:value="828.061584388819" calcext:value-type="float">
            <text:p>828,062</text:p>
          </table:table-cell>
        </table:table-row>
        <table:table-row table:style-name="ro1">
          <table:table-cell table:number-columns-repeated="2"/>
          <table:table-cell table:formula="of:=[.C39]+[.$B$2]" office:value-type="float" office:value="0.19" calcext:value-type="float">
            <text:p>0,190</text:p>
          </table:table-cell>
          <table:table-cell table:formula="of:=[.$B$5]*SIN([.$C40]*2*PI()*[.$B$4])" office:value-type="float" office:value="929.776485888252" calcext:value-type="float">
            <text:p>929,776</text:p>
          </table:table-cell>
          <table:table-cell table:formula="of:=[.$B$7]*SIN([.$C40]*2*PI()*[.$B$6])" office:value-type="float" office:value="-587.785252292489" calcext:value-type="float">
            <text:p>-587,785</text:p>
          </table:table-cell>
          <table:table-cell table:formula="of:=[.D40]+[.E40]" office:value-type="float" office:value="341.991233595763" calcext:value-type="float">
            <text:p>341,991</text:p>
          </table:table-cell>
          <table:table-cell table:formula="of:=[.G39]+[.$B$10]*([.F40]-[.G39])" office:value-type="float" office:value="906.969866046431" calcext:value-type="float">
            <text:p>906,970</text:p>
          </table:table-cell>
          <table:table-cell table:formula="of:=SUM([.$F39:.$F40])/COUNT([.$F39:.$F40])" office:value-type="float" office:value="923.765555786101" calcext:value-type="float">
            <text:p>923,766</text:p>
          </table:table-cell>
          <table:table-cell table:formula="of:=SUM([.$F25:.$F40])/COUNT([.$F25:.$F40])" office:value-type="float" office:value="772.860458860982" calcext:value-type="float">
            <text:p>772,860</text:p>
          </table:table-cell>
        </table:table-row>
        <table:table-row table:style-name="ro1">
          <table:table-cell table:number-columns-repeated="2"/>
          <table:table-cell table:formula="of:=[.C40]+[.$B$2]" office:value-type="float" office:value="0.195" calcext:value-type="float">
            <text:p>0,195</text:p>
          </table:table-cell>
          <table:table-cell table:formula="of:=[.$B$5]*SIN([.$C41]*2*PI()*[.$B$4])" office:value-type="float" office:value="940.880768954226" calcext:value-type="float">
            <text:p>940,881</text:p>
          </table:table-cell>
          <table:table-cell table:formula="of:=[.$B$7]*SIN([.$C41]*2*PI()*[.$B$6])" office:value-type="float" office:value="-951.056516295147" calcext:value-type="float">
            <text:p>-951,057</text:p>
          </table:table-cell>
          <table:table-cell table:formula="of:=[.D41]+[.E41]" office:value-type="float" office:value="-10.1757473409218" calcext:value-type="float">
            <text:p>-10,176</text:p>
          </table:table-cell>
          <table:table-cell table:formula="of:=[.G40]+[.$B$10]*([.F41]-[.G40])" office:value-type="float" office:value="553.071305422744" calcext:value-type="float">
            <text:p>553,071</text:p>
          </table:table-cell>
          <table:table-cell table:formula="of:=SUM([.$F40:.$F41])/COUNT([.$F40:.$F41])" office:value-type="float" office:value="165.90774312742" calcext:value-type="float">
            <text:p>165,908</text:p>
          </table:table-cell>
          <table:table-cell table:formula="of:=SUM([.$F26:.$F41])/COUNT([.$F26:.$F41])" office:value-type="float" office:value="767.629061337726" calcext:value-type="float">
            <text:p>767,629</text:p>
          </table:table-cell>
        </table:table-row>
        <table:table-row table:style-name="ro1">
          <table:table-cell table:number-columns-repeated="2"/>
          <table:table-cell table:formula="of:=[.C41]+[.$B$2]" office:value-type="float" office:value="0.2" calcext:value-type="float">
            <text:p>0,200</text:p>
          </table:table-cell>
          <table:table-cell table:formula="of:=[.$B$5]*SIN([.$C42]*2*PI()*[.$B$4])" office:value-type="float" office:value="951.056516295154" calcext:value-type="float">
            <text:p>951,057</text:p>
          </table:table-cell>
          <table:table-cell table:formula="of:=[.$B$7]*SIN([.$C42]*2*PI()*[.$B$6])" office:value-type="float" office:value="0.0000000000264622745517682" calcext:value-type="float">
            <text:p>0,000</text:p>
          </table:table-cell>
          <table:table-cell table:formula="of:=[.D42]+[.E42]" office:value-type="float" office:value="951.05651629518" calcext:value-type="float">
            <text:p>951,057</text:p>
          </table:table-cell>
          <table:table-cell table:formula="of:=[.G41]+[.$B$10]*([.F42]-[.G41])" office:value-type="float" office:value="706.641677696644" calcext:value-type="float">
            <text:p>706,642</text:p>
          </table:table-cell>
          <table:table-cell table:formula="of:=SUM([.$F41:.$F42])/COUNT([.$F41:.$F42])" office:value-type="float" office:value="470.440384477129" calcext:value-type="float">
            <text:p>470,440</text:p>
          </table:table-cell>
          <table:table-cell table:formula="of:=SUM([.$F27:.$F42])/COUNT([.$F27:.$F42])" office:value-type="float" office:value="843.726931754079" calcext:value-type="float">
            <text:p>843,727</text:p>
          </table:table-cell>
        </table:table-row>
        <table:table-row table:style-name="ro1">
          <table:table-cell table:number-columns-repeated="2"/>
          <table:table-cell table:formula="of:=[.C42]+[.$B$2]" office:value-type="float" office:value="0.205" calcext:value-type="float">
            <text:p>0,205</text:p>
          </table:table-cell>
          <table:table-cell table:formula="of:=[.$B$5]*SIN([.$C43]*2*PI()*[.$B$4])" office:value-type="float" office:value="960.293685676943" calcext:value-type="float">
            <text:p>960,294</text:p>
          </table:table-cell>
          <table:table-cell table:formula="of:=[.$B$7]*SIN([.$C43]*2*PI()*[.$B$6])" office:value-type="float" office:value="951.056516295162" calcext:value-type="float">
            <text:p>951,057</text:p>
          </table:table-cell>
          <table:table-cell table:formula="of:=[.D43]+[.E43]" office:value-type="float" office:value="1911.3502019721" calcext:value-type="float">
            <text:p>1911,350</text:p>
          </table:table-cell>
          <table:table-cell table:formula="of:=[.G42]+[.$B$10]*([.F43]-[.G42])" office:value-type="float" office:value="1171.50200793093" calcext:value-type="float">
            <text:p>1171,502</text:p>
          </table:table-cell>
          <table:table-cell table:formula="of:=SUM([.$F42:.$F43])/COUNT([.$F42:.$F43])" office:value-type="float" office:value="1431.20335913364" calcext:value-type="float">
            <text:p>1431,203</text:p>
          </table:table-cell>
          <table:table-cell table:formula="of:=SUM([.$F28:.$F43])/COUNT([.$F28:.$F43])" office:value-type="float" office:value="918.992145553176" calcext:value-type="float">
            <text:p>918,992</text:p>
          </table:table-cell>
        </table:table-row>
        <table:table-row table:style-name="ro1">
          <table:table-cell table:number-columns-repeated="2"/>
          <table:table-cell table:formula="of:=[.C43]+[.$B$2]" office:value-type="float" office:value="0.21" calcext:value-type="float">
            <text:p>0,210</text:p>
          </table:table-cell>
          <table:table-cell table:formula="of:=[.$B$5]*SIN([.$C44]*2*PI()*[.$B$4])" office:value-type="float" office:value="968.583161128631" calcext:value-type="float">
            <text:p>968,583</text:p>
          </table:table-cell>
          <table:table-cell table:formula="of:=[.$B$7]*SIN([.$C44]*2*PI()*[.$B$6])" office:value-type="float" office:value="587.785252292452" calcext:value-type="float">
            <text:p>587,785</text:p>
          </table:table-cell>
          <table:table-cell table:formula="of:=[.D44]+[.E44]" office:value-type="float" office:value="1556.36841342108" calcext:value-type="float">
            <text:p>1556,368</text:p>
          </table:table-cell>
          <table:table-cell table:formula="of:=[.G43]+[.$B$10]*([.F44]-[.G43])" office:value-type="float" office:value="1320.01023273978" calcext:value-type="float">
            <text:p>1320,010</text:p>
          </table:table-cell>
          <table:table-cell table:formula="of:=SUM([.$F43:.$F44])/COUNT([.$F43:.$F44])" office:value-type="float" office:value="1733.85930769659" calcext:value-type="float">
            <text:p>1733,859</text:p>
          </table:table-cell>
          <table:table-cell table:formula="of:=SUM([.$F29:.$F44])/COUNT([.$F29:.$F44])" office:value-type="float" office:value="911.263599909708" calcext:value-type="float">
            <text:p>911,264</text:p>
          </table:table-cell>
        </table:table-row>
        <table:table-row table:style-name="ro1">
          <table:table-cell table:number-columns-repeated="2"/>
          <table:table-cell table:formula="of:=[.C44]+[.$B$2]" office:value-type="float" office:value="0.215" calcext:value-type="float">
            <text:p>0,215</text:p>
          </table:table-cell>
          <table:table-cell table:formula="of:=[.$B$5]*SIN([.$C45]*2*PI()*[.$B$4])" office:value-type="float" office:value="975.916761938748" calcext:value-type="float">
            <text:p>975,917</text:p>
          </table:table-cell>
          <table:table-cell table:formula="of:=[.$B$7]*SIN([.$C45]*2*PI()*[.$B$6])" office:value-type="float" office:value="-587.785252292489" calcext:value-type="float">
            <text:p>-587,785</text:p>
          </table:table-cell>
          <table:table-cell table:formula="of:=[.D45]+[.E45]" office:value-type="float" office:value="388.131509646259" calcext:value-type="float">
            <text:p>388,132</text:p>
          </table:table-cell>
          <table:table-cell table:formula="of:=[.G44]+[.$B$10]*([.F45]-[.G44])" office:value-type="float" office:value="960.426613775937" calcext:value-type="float">
            <text:p>960,427</text:p>
          </table:table-cell>
          <table:table-cell table:formula="of:=SUM([.$F44:.$F45])/COUNT([.$F44:.$F45])" office:value-type="float" office:value="972.249961533671" calcext:value-type="float">
            <text:p>972,250</text:p>
          </table:table-cell>
          <table:table-cell table:formula="of:=SUM([.$F30:.$F45])/COUNT([.$F30:.$F45])" office:value-type="float" office:value="851.903299142416" calcext:value-type="float">
            <text:p>851,903</text:p>
          </table:table-cell>
        </table:table-row>
        <table:table-row table:style-name="ro1">
          <table:table-cell table:number-columns-repeated="2"/>
          <table:table-cell table:formula="of:=[.C45]+[.$B$2]" office:value-type="float" office:value="0.22" calcext:value-type="float">
            <text:p>0,220</text:p>
          </table:table-cell>
          <table:table-cell table:formula="of:=[.$B$5]*SIN([.$C46]*2*PI()*[.$B$4])" office:value-type="float" office:value="982.287250728689" calcext:value-type="float">
            <text:p>982,287</text:p>
          </table:table-cell>
          <table:table-cell table:formula="of:=[.$B$7]*SIN([.$C46]*2*PI()*[.$B$6])" office:value-type="float" office:value="-951.056516295146" calcext:value-type="float">
            <text:p>-951,057</text:p>
          </table:table-cell>
          <table:table-cell table:formula="of:=[.D46]+[.E46]" office:value-type="float" office:value="31.2307344335434" calcext:value-type="float">
            <text:p>31,231</text:p>
          </table:table-cell>
          <table:table-cell table:formula="of:=[.G45]+[.$B$10]*([.F46]-[.G45])" office:value-type="float" office:value="601.878222509904" calcext:value-type="float">
            <text:p>601,878</text:p>
          </table:table-cell>
          <table:table-cell table:formula="of:=SUM([.$F45:.$F46])/COUNT([.$F45:.$F46])" office:value-type="float" office:value="209.681122039901" calcext:value-type="float">
            <text:p>209,681</text:p>
          </table:table-cell>
          <table:table-cell table:formula="of:=SUM([.$F31:.$F46])/COUNT([.$F31:.$F46])" office:value-type="float" office:value="842.434720639306" calcext:value-type="float">
            <text:p>842,435</text:p>
          </table:table-cell>
        </table:table-row>
        <table:table-row table:style-name="ro1">
          <table:table-cell table:number-columns-repeated="2"/>
          <table:table-cell table:formula="of:=[.C46]+[.$B$2]" office:value-type="float" office:value="0.225" calcext:value-type="float">
            <text:p>0,225</text:p>
          </table:table-cell>
          <table:table-cell table:formula="of:=[.$B$5]*SIN([.$C47]*2*PI()*[.$B$4])" office:value-type="float" office:value="987.688340595138" calcext:value-type="float">
            <text:p>987,688</text:p>
          </table:table-cell>
          <table:table-cell table:formula="of:=[.$B$7]*SIN([.$C47]*2*PI()*[.$B$6])" office:value-type="float" office:value="0.0000000000262173451919388" calcext:value-type="float">
            <text:p>0,000</text:p>
          </table:table-cell>
          <table:table-cell table:formula="of:=[.D47]+[.E47]" office:value-type="float" office:value="987.688340595164" calcext:value-type="float">
            <text:p>987,688</text:p>
          </table:table-cell>
          <table:table-cell table:formula="of:=[.G46]+[.$B$10]*([.F47]-[.G46])" office:value-type="float" office:value="750.750597268526" calcext:value-type="float">
            <text:p>750,751</text:p>
          </table:table-cell>
          <table:table-cell table:formula="of:=SUM([.$F46:.$F47])/COUNT([.$F46:.$F47])" office:value-type="float" office:value="509.459537514354" calcext:value-type="float">
            <text:p>509,460</text:p>
          </table:table-cell>
          <table:table-cell table:formula="of:=SUM([.$F32:.$F47])/COUNT([.$F32:.$F47])" office:value-type="float" office:value="914.22158592147" calcext:value-type="float">
            <text:p>914,222</text:p>
          </table:table-cell>
        </table:table-row>
        <table:table-row table:style-name="ro1">
          <table:table-cell table:number-columns-repeated="2"/>
          <table:table-cell table:formula="of:=[.C47]+[.$B$2]" office:value-type="float" office:value="0.23" calcext:value-type="float">
            <text:p>0,230</text:p>
          </table:table-cell>
          <table:table-cell table:formula="of:=[.$B$5]*SIN([.$C48]*2*PI()*[.$B$4])" office:value-type="float" office:value="992.114701314478" calcext:value-type="float">
            <text:p>992,115</text:p>
          </table:table-cell>
          <table:table-cell table:formula="of:=[.$B$7]*SIN([.$C48]*2*PI()*[.$B$6])" office:value-type="float" office:value="951.056516295162" calcext:value-type="float">
            <text:p>951,057</text:p>
          </table:table-cell>
          <table:table-cell table:formula="of:=[.D48]+[.E48]" office:value-type="float" office:value="1943.17121760964" calcext:value-type="float">
            <text:p>1943,171</text:p>
          </table:table-cell>
          <table:table-cell table:formula="of:=[.G47]+[.$B$10]*([.F48]-[.G47])" office:value-type="float" office:value="1210.86939960149" calcext:value-type="float">
            <text:p>1210,869</text:p>
          </table:table-cell>
          <table:table-cell table:formula="of:=SUM([.$F47:.$F48])/COUNT([.$F47:.$F48])" office:value-type="float" office:value="1465.4297791024" calcext:value-type="float">
            <text:p>1465,430</text:p>
          </table:table-cell>
          <table:table-cell table:formula="of:=SUM([.$F33:.$F48])/COUNT([.$F33:.$F48])" office:value-type="float" office:value="985.106224873637" calcext:value-type="float">
            <text:p>985,106</text:p>
          </table:table-cell>
        </table:table-row>
        <table:table-row table:style-name="ro1">
          <table:table-cell table:number-columns-repeated="2"/>
          <table:table-cell table:formula="of:=[.C48]+[.$B$2]" office:value-type="float" office:value="0.235" calcext:value-type="float">
            <text:p>0,235</text:p>
          </table:table-cell>
          <table:table-cell table:formula="of:=[.$B$5]*SIN([.$C49]*2*PI()*[.$B$4])" office:value-type="float" office:value="995.56196460308" calcext:value-type="float">
            <text:p>995,562</text:p>
          </table:table-cell>
          <table:table-cell table:formula="of:=[.$B$7]*SIN([.$C49]*2*PI()*[.$B$6])" office:value-type="float" office:value="587.785252292452" calcext:value-type="float">
            <text:p>587,785</text:p>
          </table:table-cell>
          <table:table-cell table:formula="of:=[.D49]+[.E49]" office:value-type="float" office:value="1583.34721689553" calcext:value-type="float">
            <text:p>1583,347</text:p>
          </table:table-cell>
          <table:table-cell table:formula="of:=[.G48]+[.$B$10]*([.F49]-[.G48])" office:value-type="float" office:value="1354.59724551874" calcext:value-type="float">
            <text:p>1354,597</text:p>
          </table:table-cell>
          <table:table-cell table:formula="of:=SUM([.$F48:.$F49])/COUNT([.$F48:.$F49])" office:value-type="float" office:value="1763.25921725259" calcext:value-type="float">
            <text:p>1763,259</text:p>
          </table:table-cell>
          <table:table-cell table:formula="of:=SUM([.$F34:.$F49])/COUNT([.$F34:.$F49])" office:value-type="float" office:value="972.931857769" calcext:value-type="float">
            <text:p>972,932</text:p>
          </table:table-cell>
        </table:table-row>
        <table:table-row table:style-name="ro1">
          <table:table-cell table:number-columns-repeated="2"/>
          <table:table-cell table:formula="of:=[.C49]+[.$B$2]" office:value-type="float" office:value="0.24" calcext:value-type="float">
            <text:p>0,240</text:p>
          </table:table-cell>
          <table:table-cell table:formula="of:=[.$B$5]*SIN([.$C50]*2*PI()*[.$B$4])" office:value-type="float" office:value="998.026728428272" calcext:value-type="float">
            <text:p>998,027</text:p>
          </table:table-cell>
          <table:table-cell table:formula="of:=[.$B$7]*SIN([.$C50]*2*PI()*[.$B$6])" office:value-type="float" office:value="-587.785252292494" calcext:value-type="float">
            <text:p>-587,785</text:p>
          </table:table-cell>
          <table:table-cell table:formula="of:=[.D50]+[.E50]" office:value-type="float" office:value="410.241476135777" calcext:value-type="float">
            <text:p>410,241</text:p>
          </table:table-cell>
          <table:table-cell table:formula="of:=[.G49]+[.$B$10]*([.F50]-[.G49])" office:value-type="float" office:value="990.19911437906" calcext:value-type="float">
            <text:p>990,199</text:p>
          </table:table-cell>
          <table:table-cell table:formula="of:=SUM([.$F49:.$F50])/COUNT([.$F49:.$F50])" office:value-type="float" office:value="996.794346515655" calcext:value-type="float">
            <text:p>996,794</text:p>
          </table:table-cell>
          <table:table-cell table:formula="of:=SUM([.$F35:.$F50])/COUNT([.$F35:.$F50])" office:value-type="float" office:value="909.064876415332" calcext:value-type="float">
            <text:p>909,065</text:p>
          </table:table-cell>
        </table:table-row>
        <table:table-row table:style-name="ro1">
          <table:table-cell table:number-columns-repeated="2"/>
          <table:table-cell table:formula="of:=[.C50]+[.$B$2]" office:value-type="float" office:value="0.245" calcext:value-type="float">
            <text:p>0,245</text:p>
          </table:table-cell>
          <table:table-cell table:formula="of:=[.$B$5]*SIN([.$C51]*2*PI()*[.$B$4])" office:value-type="float" office:value="999.506560365732" calcext:value-type="float">
            <text:p>999,507</text:p>
          </table:table-cell>
          <table:table-cell table:formula="of:=[.$B$7]*SIN([.$C51]*2*PI()*[.$B$6])" office:value-type="float" office:value="-951.056516295143" calcext:value-type="float">
            <text:p>-951,057</text:p>
          </table:table-cell>
          <table:table-cell table:formula="of:=[.D51]+[.E51]" office:value-type="float" office:value="48.4500440705883" calcext:value-type="float">
            <text:p>48,450</text:p>
          </table:table-cell>
          <table:table-cell table:formula="of:=[.G50]+[.$B$10]*([.F51]-[.G50])" office:value-type="float" office:value="626.806829025456" calcext:value-type="float">
            <text:p>626,807</text:p>
          </table:table-cell>
          <table:table-cell table:formula="of:=SUM([.$F50:.$F51])/COUNT([.$F50:.$F51])" office:value-type="float" office:value="229.345760103183" calcext:value-type="float">
            <text:p>229,346</text:p>
          </table:table-cell>
          <table:table-cell table:formula="of:=SUM([.$F36:.$F51])/COUNT([.$F36:.$F51])" office:value-type="float" office:value="895.033205750277" calcext:value-type="float">
            <text:p>895,033</text:p>
          </table:table-cell>
        </table:table-row>
        <table:table-row table:style-name="ro1">
          <table:table-cell table:number-columns-repeated="2"/>
          <table:table-cell table:formula="of:=[.C51]+[.$B$2]" office:value-type="float" office:value="0.25" calcext:value-type="float">
            <text:p>0,250</text:p>
          </table:table-cell>
          <table:table-cell table:formula="of:=[.$B$5]*SIN([.$C52]*2*PI()*[.$B$4])" office:value-type="float" office:value="1000" calcext:value-type="float">
            <text:p>1000,000</text:p>
          </table:table-cell>
          <table:table-cell table:formula="of:=[.$B$7]*SIN([.$C52]*2*PI()*[.$B$6])" office:value-type="float" office:value="0.0000000000259724158321093" calcext:value-type="float">
            <text:p>0,000</text:p>
          </table:table-cell>
          <table:table-cell table:formula="of:=[.D52]+[.E52]" office:value-type="float" office:value="1000.00000000003" calcext:value-type="float">
            <text:p>1000,000</text:p>
          </table:table-cell>
          <table:table-cell table:formula="of:=[.G51]+[.$B$10]*([.F52]-[.G51])" office:value-type="float" office:value="770.810708141988" calcext:value-type="float">
            <text:p>770,811</text:p>
          </table:table-cell>
          <table:table-cell table:formula="of:=SUM([.$F51:.$F52])/COUNT([.$F51:.$F52])" office:value-type="float" office:value="524.225022035307" calcext:value-type="float">
            <text:p>524,225</text:p>
          </table:table-cell>
          <table:table-cell table:formula="of:=SUM([.$F37:.$F52])/COUNT([.$F37:.$F52])" office:value-type="float" office:value="962.205070515984" calcext:value-type="float">
            <text:p>962,205</text:p>
          </table:table-cell>
        </table:table-row>
        <table:table-row table:style-name="ro1">
          <table:table-cell table:number-columns-repeated="2"/>
          <table:table-cell table:formula="of:=[.C52]+[.$B$2]" office:value-type="float" office:value="0.255" calcext:value-type="float">
            <text:p>0,255</text:p>
          </table:table-cell>
          <table:table-cell table:formula="of:=[.$B$5]*SIN([.$C53]*2*PI()*[.$B$4])" office:value-type="float" office:value="999.506560365731" calcext:value-type="float">
            <text:p>999,507</text:p>
          </table:table-cell>
          <table:table-cell table:formula="of:=[.$B$7]*SIN([.$C53]*2*PI()*[.$B$6])" office:value-type="float" office:value="951.05651629516" calcext:value-type="float">
            <text:p>951,057</text:p>
          </table:table-cell>
          <table:table-cell table:formula="of:=[.D53]+[.E53]" office:value-type="float" office:value="1950.56307666089" calcext:value-type="float">
            <text:p>1950,563</text:p>
          </table:table-cell>
          <table:table-cell table:formula="of:=[.G52]+[.$B$10]*([.F53]-[.G52])" office:value-type="float" office:value="1226.04121790717" calcext:value-type="float">
            <text:p>1226,041</text:p>
          </table:table-cell>
          <table:table-cell table:formula="of:=SUM([.$F52:.$F53])/COUNT([.$F52:.$F53])" office:value-type="float" office:value="1475.28153833046" calcext:value-type="float">
            <text:p>1475,282</text:p>
          </table:table-cell>
          <table:table-cell table:formula="of:=SUM([.$F38:.$F53])/COUNT([.$F38:.$F53])" office:value-type="float" office:value="1028.42735504552" calcext:value-type="float">
            <text:p>1028,427</text:p>
          </table:table-cell>
        </table:table-row>
        <table:table-row table:style-name="ro1">
          <table:table-cell table:number-columns-repeated="2"/>
          <table:table-cell table:formula="of:=[.C53]+[.$B$2]" office:value-type="float" office:value="0.26" calcext:value-type="float">
            <text:p>0,260</text:p>
          </table:table-cell>
          <table:table-cell table:formula="of:=[.$B$5]*SIN([.$C54]*2*PI()*[.$B$4])" office:value-type="float" office:value="998.026728428272" calcext:value-type="float">
            <text:p>998,027</text:p>
          </table:table-cell>
          <table:table-cell table:formula="of:=[.$B$7]*SIN([.$C54]*2*PI()*[.$B$6])" office:value-type="float" office:value="587.785252292452" calcext:value-type="float">
            <text:p>587,785</text:p>
          </table:table-cell>
          <table:table-cell table:formula="of:=[.D54]+[.E54]" office:value-type="float" office:value="1585.81198072072" calcext:value-type="float">
            <text:p>1585,812</text:p>
          </table:table-cell>
          <table:table-cell table:formula="of:=[.G53]+[.$B$10]*([.F54]-[.G53])" office:value-type="float" office:value="1364.86579849253" calcext:value-type="float">
            <text:p>1364,866</text:p>
          </table:table-cell>
          <table:table-cell table:formula="of:=SUM([.$F53:.$F54])/COUNT([.$F53:.$F54])" office:value-type="float" office:value="1768.18752869081" calcext:value-type="float">
            <text:p>1768,188</text:p>
          </table:table-cell>
          <table:table-cell table:formula="of:=SUM([.$F39:.$F54])/COUNT([.$F39:.$F54])" office:value-type="float" office:value="1011.54788079299" calcext:value-type="float">
            <text:p>1011,548</text:p>
          </table:table-cell>
        </table:table-row>
        <table:table-row table:style-name="ro1">
          <table:table-cell table:number-columns-repeated="2"/>
          <table:table-cell table:formula="of:=[.C54]+[.$B$2]" office:value-type="float" office:value="0.265" calcext:value-type="float">
            <text:p>0,265</text:p>
          </table:table-cell>
          <table:table-cell table:formula="of:=[.$B$5]*SIN([.$C55]*2*PI()*[.$B$4])" office:value-type="float" office:value="995.56196460308" calcext:value-type="float">
            <text:p>995,562</text:p>
          </table:table-cell>
          <table:table-cell table:formula="of:=[.$B$7]*SIN([.$C55]*2*PI()*[.$B$6])" office:value-type="float" office:value="-587.7852522925" calcext:value-type="float">
            <text:p>-587,785</text:p>
          </table:table-cell>
          <table:table-cell table:formula="of:=[.D55]+[.E55]" office:value-type="float" office:value="407.77671231058" calcext:value-type="float">
            <text:p>407,777</text:p>
          </table:table-cell>
          <table:table-cell table:formula="of:=[.G54]+[.$B$10]*([.F55]-[.G54])" office:value-type="float" office:value="995.554268192076" calcext:value-type="float">
            <text:p>995,554</text:p>
          </table:table-cell>
          <table:table-cell table:formula="of:=SUM([.$F54:.$F55])/COUNT([.$F54:.$F55])" office:value-type="float" office:value="996.794346515652" calcext:value-type="float">
            <text:p>996,794</text:p>
          </table:table-cell>
          <table:table-cell table:formula="of:=SUM([.$F40:.$F55])/COUNT([.$F40:.$F55])" office:value-type="float" office:value="942.937682938871" calcext:value-type="float">
            <text:p>942,938</text:p>
          </table:table-cell>
        </table:table-row>
        <table:table-row table:style-name="ro1">
          <table:table-cell table:number-columns-repeated="2"/>
          <table:table-cell table:formula="of:=[.C55]+[.$B$2]" office:value-type="float" office:value="0.27" calcext:value-type="float">
            <text:p>0,270</text:p>
          </table:table-cell>
          <table:table-cell table:formula="of:=[.$B$5]*SIN([.$C56]*2*PI()*[.$B$4])" office:value-type="float" office:value="992.114701314478" calcext:value-type="float">
            <text:p>992,115</text:p>
          </table:table-cell>
          <table:table-cell table:formula="of:=[.$B$7]*SIN([.$C56]*2*PI()*[.$B$6])" office:value-type="float" office:value="-951.056516295146" calcext:value-type="float">
            <text:p>-951,057</text:p>
          </table:table-cell>
          <table:table-cell table:formula="of:=[.D56]+[.E56]" office:value-type="float" office:value="41.0581850193321" calcext:value-type="float">
            <text:p>41,058</text:p>
          </table:table-cell>
          <table:table-cell table:formula="of:=[.G55]+[.$B$10]*([.F56]-[.G55])" office:value-type="float" office:value="627.243298783214" calcext:value-type="float">
            <text:p>627,243</text:p>
          </table:table-cell>
          <table:table-cell table:formula="of:=SUM([.$F55:.$F56])/COUNT([.$F55:.$F56])" office:value-type="float" office:value="224.417448664956" calcext:value-type="float">
            <text:p>224,417</text:p>
          </table:table-cell>
          <table:table-cell table:formula="of:=SUM([.$F41:.$F56])/COUNT([.$F41:.$F56])" office:value-type="float" office:value="924.129367402844" calcext:value-type="float">
            <text:p>924,129</text:p>
          </table:table-cell>
        </table:table-row>
        <table:table-row table:style-name="ro1">
          <table:table-cell table:number-columns-repeated="2"/>
          <table:table-cell table:formula="of:=[.C56]+[.$B$2]" office:value-type="float" office:value="0.275" calcext:value-type="float">
            <text:p>0,275</text:p>
          </table:table-cell>
          <table:table-cell table:formula="of:=[.$B$5]*SIN([.$C57]*2*PI()*[.$B$4])" office:value-type="float" office:value="987.688340595138" calcext:value-type="float">
            <text:p>987,688</text:p>
          </table:table-cell>
          <table:table-cell table:formula="of:=[.$B$7]*SIN([.$C57]*2*PI()*[.$B$6])" office:value-type="float" office:value="0.0000000000328329138298808" calcext:value-type="float">
            <text:p>0,000</text:p>
          </table:table-cell>
          <table:table-cell table:formula="of:=[.D57]+[.E57]" office:value-type="float" office:value="987.68834059517" calcext:value-type="float">
            <text:p>987,688</text:p>
          </table:table-cell>
          <table:table-cell table:formula="of:=[.G56]+[.$B$10]*([.F57]-[.G56])" office:value-type="float" office:value="766.328063098956" calcext:value-type="float">
            <text:p>766,328</text:p>
          </table:table-cell>
          <table:table-cell table:formula="of:=SUM([.$F56:.$F57])/COUNT([.$F56:.$F57])" office:value-type="float" office:value="514.373262807251" calcext:value-type="float">
            <text:p>514,373</text:p>
          </table:table-cell>
          <table:table-cell table:formula="of:=SUM([.$F42:.$F57])/COUNT([.$F42:.$F57])" office:value-type="float" office:value="986.49587289885" calcext:value-type="float">
            <text:p>986,496</text:p>
          </table:table-cell>
        </table:table-row>
        <table:table-row table:style-name="ro1">
          <table:table-cell table:number-columns-repeated="2"/>
          <table:table-cell table:formula="of:=[.C57]+[.$B$2]" office:value-type="float" office:value="0.28" calcext:value-type="float">
            <text:p>0,280</text:p>
          </table:table-cell>
          <table:table-cell table:formula="of:=[.$B$5]*SIN([.$C58]*2*PI()*[.$B$4])" office:value-type="float" office:value="982.287250728689" calcext:value-type="float">
            <text:p>982,287</text:p>
          </table:table-cell>
          <table:table-cell table:formula="of:=[.$B$7]*SIN([.$C58]*2*PI()*[.$B$6])" office:value-type="float" office:value="951.056516295166" calcext:value-type="float">
            <text:p>951,057</text:p>
          </table:table-cell>
          <table:table-cell table:formula="of:=[.D58]+[.E58]" office:value-type="float" office:value="1933.34376702385" calcext:value-type="float">
            <text:p>1933,344</text:p>
          </table:table-cell>
          <table:table-cell table:formula="of:=[.G57]+[.$B$10]*([.F58]-[.G57])" office:value-type="float" office:value="1216.64388189122" calcext:value-type="float">
            <text:p>1216,644</text:p>
          </table:table-cell>
          <table:table-cell table:formula="of:=SUM([.$F57:.$F58])/COUNT([.$F57:.$F58])" office:value-type="float" office:value="1460.51605380951" calcext:value-type="float">
            <text:p>1460,516</text:p>
          </table:table-cell>
          <table:table-cell table:formula="of:=SUM([.$F43:.$F58])/COUNT([.$F43:.$F58])" office:value-type="float" office:value="1047.88882606939" calcext:value-type="float">
            <text:p>1047,889</text:p>
          </table:table-cell>
        </table:table-row>
        <table:table-row table:style-name="ro1">
          <table:table-cell table:number-columns-repeated="2"/>
          <table:table-cell table:formula="of:=[.C58]+[.$B$2]" office:value-type="float" office:value="0.285" calcext:value-type="float">
            <text:p>0,285</text:p>
          </table:table-cell>
          <table:table-cell table:formula="of:=[.$B$5]*SIN([.$C59]*2*PI()*[.$B$4])" office:value-type="float" office:value="975.916761938747" calcext:value-type="float">
            <text:p>975,917</text:p>
          </table:table-cell>
          <table:table-cell table:formula="of:=[.$B$7]*SIN([.$C59]*2*PI()*[.$B$6])" office:value-type="float" office:value="587.785252292447" calcext:value-type="float">
            <text:p>587,785</text:p>
          </table:table-cell>
          <table:table-cell table:formula="of:=[.D59]+[.E59]" office:value-type="float" office:value="1563.70201423119" calcext:value-type="float">
            <text:p>1563,702</text:p>
          </table:table-cell>
          <table:table-cell table:formula="of:=[.G58]+[.$B$10]*([.F59]-[.G58])" office:value-type="float" office:value="1350.56304553878" calcext:value-type="float">
            <text:p>1350,563</text:p>
          </table:table-cell>
          <table:table-cell table:formula="of:=SUM([.$F58:.$F59])/COUNT([.$F58:.$F59])" office:value-type="float" office:value="1748.52289062752" calcext:value-type="float">
            <text:p>1748,523</text:p>
          </table:table-cell>
          <table:table-cell table:formula="of:=SUM([.$F44:.$F59])/COUNT([.$F44:.$F59])" office:value-type="float" office:value="1026.16081433558" calcext:value-type="float">
            <text:p>1026,161</text:p>
          </table:table-cell>
        </table:table-row>
        <table:table-row table:style-name="ro1">
          <table:table-cell table:number-columns-repeated="2"/>
          <table:table-cell table:formula="of:=[.C59]+[.$B$2]" office:value-type="float" office:value="0.29" calcext:value-type="float">
            <text:p>0,290</text:p>
          </table:table-cell>
          <table:table-cell table:formula="of:=[.$B$5]*SIN([.$C60]*2*PI()*[.$B$4])" office:value-type="float" office:value="968.583161128631" calcext:value-type="float">
            <text:p>968,583</text:p>
          </table:table-cell>
          <table:table-cell table:formula="of:=[.$B$7]*SIN([.$C60]*2*PI()*[.$B$6])" office:value-type="float" office:value="-587.785252292505" calcext:value-type="float">
            <text:p>-587,785</text:p>
          </table:table-cell>
          <table:table-cell table:formula="of:=[.D60]+[.E60]" office:value-type="float" office:value="380.797908836126" calcext:value-type="float">
            <text:p>380,798</text:p>
          </table:table-cell>
          <table:table-cell table:formula="of:=[.G59]+[.$B$10]*([.F60]-[.G59])" office:value-type="float" office:value="976.3602133903" calcext:value-type="float">
            <text:p>976,360</text:p>
          </table:table-cell>
          <table:table-cell table:formula="of:=SUM([.$F59:.$F60])/COUNT([.$F59:.$F60])" office:value-type="float" office:value="972.24996153366" calcext:value-type="float">
            <text:p>972,250</text:p>
          </table:table-cell>
          <table:table-cell table:formula="of:=SUM([.$F45:.$F60])/COUNT([.$F45:.$F60])" office:value-type="float" office:value="952.687657799025" calcext:value-type="float">
            <text:p>952,688</text:p>
          </table:table-cell>
        </table:table-row>
        <table:table-row table:style-name="ro1">
          <table:table-cell table:number-columns-repeated="2"/>
          <table:table-cell table:formula="of:=[.C60]+[.$B$2]" office:value-type="float" office:value="0.295" calcext:value-type="float">
            <text:p>0,295</text:p>
          </table:table-cell>
          <table:table-cell table:formula="of:=[.$B$5]*SIN([.$C61]*2*PI()*[.$B$4])" office:value-type="float" office:value="960.293685676943" calcext:value-type="float">
            <text:p>960,294</text:p>
          </table:table-cell>
          <table:table-cell table:formula="of:=[.$B$7]*SIN([.$C61]*2*PI()*[.$B$6])" office:value-type="float" office:value="-951.056516295144" calcext:value-type="float">
            <text:p>-951,057</text:p>
          </table:table-cell>
          <table:table-cell table:formula="of:=[.D61]+[.E61]" office:value-type="float" office:value="9.23716938179928" calcext:value-type="float">
            <text:p>9,237</text:p>
          </table:table-cell>
          <table:table-cell table:formula="of:=[.G60]+[.$B$10]*([.F61]-[.G60])" office:value-type="float" office:value="603.176884347812" calcext:value-type="float">
            <text:p>603,177</text:p>
          </table:table-cell>
          <table:table-cell table:formula="of:=SUM([.$F60:.$F61])/COUNT([.$F60:.$F61])" office:value-type="float" office:value="195.017539108962" calcext:value-type="float">
            <text:p>195,018</text:p>
          </table:table-cell>
          <table:table-cell table:formula="of:=SUM([.$F46:.$F61])/COUNT([.$F46:.$F61])" office:value-type="float" office:value="929.006761532497" calcext:value-type="float">
            <text:p>929,007</text:p>
          </table:table-cell>
        </table:table-row>
        <table:table-row table:style-name="ro1">
          <table:table-cell table:number-columns-repeated="2"/>
          <table:table-cell table:formula="of:=[.C61]+[.$B$2]" office:value-type="float" office:value="0.3" calcext:value-type="float">
            <text:p>0,300</text:p>
          </table:table-cell>
          <table:table-cell table:formula="of:=[.$B$5]*SIN([.$C62]*2*PI()*[.$B$4])" office:value-type="float" office:value="951.056516295153" calcext:value-type="float">
            <text:p>951,057</text:p>
          </table:table-cell>
          <table:table-cell table:formula="of:=[.$B$7]*SIN([.$C62]*2*PI()*[.$B$6])" office:value-type="float" office:value="0.0000000000254825571124504" calcext:value-type="float">
            <text:p>0,000</text:p>
          </table:table-cell>
          <table:table-cell table:formula="of:=[.D62]+[.E62]" office:value-type="float" office:value="951.056516295179" calcext:value-type="float">
            <text:p>951,057</text:p>
          </table:table-cell>
          <table:table-cell table:formula="of:=[.G61]+[.$B$10]*([.F62]-[.G61])" office:value-type="float" office:value="737.413039675171" calcext:value-type="float">
            <text:p>737,413</text:p>
          </table:table-cell>
          <table:table-cell table:formula="of:=SUM([.$F61:.$F62])/COUNT([.$F61:.$F62])" office:value-type="float" office:value="480.146842838489" calcext:value-type="float">
            <text:p>480,147</text:p>
          </table:table-cell>
          <table:table-cell table:formula="of:=SUM([.$F47:.$F62])/COUNT([.$F47:.$F62])" office:value-type="float" office:value="986.495872898849" calcext:value-type="float">
            <text:p>986,496</text:p>
          </table:table-cell>
        </table:table-row>
        <table:table-row table:style-name="ro1">
          <table:table-cell table:number-columns-repeated="2"/>
          <table:table-cell table:formula="of:=[.C62]+[.$B$2]" office:value-type="float" office:value="0.305" calcext:value-type="float">
            <text:p>0,305</text:p>
          </table:table-cell>
          <table:table-cell table:formula="of:=[.$B$5]*SIN([.$C63]*2*PI()*[.$B$4])" office:value-type="float" office:value="940.880768954225" calcext:value-type="float">
            <text:p>940,881</text:p>
          </table:table-cell>
          <table:table-cell table:formula="of:=[.$B$7]*SIN([.$C63]*2*PI()*[.$B$6])" office:value-type="float" office:value="951.056516295164" calcext:value-type="float">
            <text:p>951,057</text:p>
          </table:table-cell>
          <table:table-cell table:formula="of:=[.D63]+[.E63]" office:value-type="float" office:value="1891.93728524939" calcext:value-type="float">
            <text:p>1891,937</text:p>
          </table:table-cell>
          <table:table-cell table:formula="of:=[.G62]+[.$B$10]*([.F63]-[.G62])" office:value-type="float" office:value="1182.90878511609" calcext:value-type="float">
            <text:p>1182,909</text:p>
          </table:table-cell>
          <table:table-cell table:formula="of:=SUM([.$F62:.$F63])/COUNT([.$F62:.$F63])" office:value-type="float" office:value="1421.49690077228" calcext:value-type="float">
            <text:p>1421,497</text:p>
          </table:table-cell>
          <table:table-cell table:formula="of:=SUM([.$F48:.$F63])/COUNT([.$F48:.$F63])" office:value-type="float" office:value="1043.01143193974" calcext:value-type="float">
            <text:p>1043,011</text:p>
          </table:table-cell>
        </table:table-row>
        <table:table-row table:style-name="ro1">
          <table:table-cell table:number-columns-repeated="2"/>
          <table:table-cell table:formula="of:=[.C63]+[.$B$2]" office:value-type="float" office:value="0.31" calcext:value-type="float">
            <text:p>0,310</text:p>
          </table:table-cell>
          <table:table-cell table:formula="of:=[.$B$5]*SIN([.$C64]*2*PI()*[.$B$4])" office:value-type="float" office:value="929.776485888251" calcext:value-type="float">
            <text:p>929,776</text:p>
          </table:table-cell>
          <table:table-cell table:formula="of:=[.$B$7]*SIN([.$C64]*2*PI()*[.$B$6])" office:value-type="float" office:value="587.785252292441" calcext:value-type="float">
            <text:p>587,785</text:p>
          </table:table-cell>
          <table:table-cell table:formula="of:=[.D64]+[.E64]" office:value-type="float" office:value="1517.56173818069" calcext:value-type="float">
            <text:p>1517,562</text:p>
          </table:table-cell>
          <table:table-cell table:formula="of:=[.G63]+[.$B$10]*([.F64]-[.G63])" office:value-type="float" office:value="1312.04116787984" calcext:value-type="float">
            <text:p>1312,041</text:p>
          </table:table-cell>
          <table:table-cell table:formula="of:=SUM([.$F63:.$F64])/COUNT([.$F63:.$F64])" office:value-type="float" office:value="1704.74951171504" calcext:value-type="float">
            <text:p>1704,750</text:p>
          </table:table-cell>
          <table:table-cell table:formula="of:=SUM([.$F49:.$F64])/COUNT([.$F49:.$F64])" office:value-type="float" office:value="1016.41083947543" calcext:value-type="float">
            <text:p>1016,411</text:p>
          </table:table-cell>
        </table:table-row>
        <table:table-row table:style-name="ro1">
          <table:table-cell table:number-columns-repeated="2"/>
          <table:table-cell table:formula="of:=[.C64]+[.$B$2]" office:value-type="float" office:value="0.315" calcext:value-type="float">
            <text:p>0,315</text:p>
          </table:table-cell>
          <table:table-cell table:formula="of:=[.$B$5]*SIN([.$C65]*2*PI()*[.$B$4])" office:value-type="float" office:value="917.754625683981" calcext:value-type="float">
            <text:p>917,755</text:p>
          </table:table-cell>
          <table:table-cell table:formula="of:=[.$B$7]*SIN([.$C65]*2*PI()*[.$B$6])" office:value-type="float" office:value="-587.785252292499" calcext:value-type="float">
            <text:p>-587,785</text:p>
          </table:table-cell>
          <table:table-cell table:formula="of:=[.D65]+[.E65]" office:value-type="float" office:value="329.969373391482" calcext:value-type="float">
            <text:p>329,969</text:p>
          </table:table-cell>
          <table:table-cell table:formula="of:=[.G64]+[.$B$10]*([.F65]-[.G64])" office:value-type="float" office:value="933.089571289948" calcext:value-type="float">
            <text:p>933,090</text:p>
          </table:table-cell>
          <table:table-cell table:formula="of:=SUM([.$F64:.$F65])/COUNT([.$F64:.$F65])" office:value-type="float" office:value="923.765555786087" calcext:value-type="float">
            <text:p>923,766</text:p>
          </table:table-cell>
          <table:table-cell table:formula="of:=SUM([.$F50:.$F65])/COUNT([.$F50:.$F65])" office:value-type="float" office:value="938.074724256425" calcext:value-type="float">
            <text:p>938,075</text:p>
          </table:table-cell>
        </table:table-row>
        <table:table-row table:style-name="ro1">
          <table:table-cell table:number-columns-repeated="2"/>
          <table:table-cell table:formula="of:=[.C65]+[.$B$2]" office:value-type="float" office:value="0.32" calcext:value-type="float">
            <text:p>0,320</text:p>
          </table:table-cell>
          <table:table-cell table:formula="of:=[.$B$5]*SIN([.$C66]*2*PI()*[.$B$4])" office:value-type="float" office:value="904.827052466019" calcext:value-type="float">
            <text:p>904,827</text:p>
          </table:table-cell>
          <table:table-cell table:formula="of:=[.$B$7]*SIN([.$C66]*2*PI()*[.$B$6])" office:value-type="float" office:value="-951.056516295141" calcext:value-type="float">
            <text:p>-951,057</text:p>
          </table:table-cell>
          <table:table-cell table:formula="of:=[.D66]+[.E66]" office:value-type="float" office:value="-46.2294638291222" calcext:value-type="float">
            <text:p>-46,229</text:p>
          </table:table-cell>
          <table:table-cell table:formula="of:=[.G65]+[.$B$10]*([.F66]-[.G65])" office:value-type="float" office:value="555.200180705641" calcext:value-type="float">
            <text:p>555,200</text:p>
          </table:table-cell>
          <table:table-cell table:formula="of:=SUM([.$F65:.$F66])/COUNT([.$F65:.$F66])" office:value-type="float" office:value="141.86995478118" calcext:value-type="float">
            <text:p>141,870</text:p>
          </table:table-cell>
          <table:table-cell table:formula="of:=SUM([.$F51:.$F66])/COUNT([.$F51:.$F66])" office:value-type="float" office:value="909.545290508619" calcext:value-type="float">
            <text:p>909,545</text:p>
          </table:table-cell>
        </table:table-row>
        <table:table-row table:style-name="ro1">
          <table:table-cell table:number-columns-repeated="2"/>
          <table:table-cell table:formula="of:=[.C66]+[.$B$2]" office:value-type="float" office:value="0.325" calcext:value-type="float">
            <text:p>0,325</text:p>
          </table:table-cell>
          <table:table-cell table:formula="of:=[.$B$5]*SIN([.$C67]*2*PI()*[.$B$4])" office:value-type="float" office:value="891.006524188367" calcext:value-type="float">
            <text:p>891,007</text:p>
          </table:table-cell>
          <table:table-cell table:formula="of:=[.$B$7]*SIN([.$C67]*2*PI()*[.$B$6])" office:value-type="float" office:value="0.0000000000465539098254239" calcext:value-type="float">
            <text:p>0,000</text:p>
          </table:table-cell>
          <table:table-cell table:formula="of:=[.D67]+[.E67]" office:value-type="float" office:value="891.006524188414" calcext:value-type="float">
            <text:p>891,007</text:p>
          </table:table-cell>
          <table:table-cell table:formula="of:=[.G66]+[.$B$10]*([.F67]-[.G66])" office:value-type="float" office:value="684.777621705367" calcext:value-type="float">
            <text:p>684,778</text:p>
          </table:table-cell>
          <table:table-cell table:formula="of:=SUM([.$F66:.$F67])/COUNT([.$F66:.$F67])" office:value-type="float" office:value="422.388530179646" calcext:value-type="float">
            <text:p>422,389</text:p>
          </table:table-cell>
          <table:table-cell table:formula="of:=SUM([.$F52:.$F67])/COUNT([.$F52:.$F67])" office:value-type="float" office:value="962.205070515983" calcext:value-type="float">
            <text:p>962,205</text:p>
          </table:table-cell>
        </table:table-row>
        <table:table-row table:style-name="ro1">
          <table:table-cell table:number-columns-repeated="2"/>
          <table:table-cell table:formula="of:=[.C67]+[.$B$2]" office:value-type="float" office:value="0.33" calcext:value-type="float">
            <text:p>0,330</text:p>
          </table:table-cell>
          <table:table-cell table:formula="of:=[.$B$5]*SIN([.$C68]*2*PI()*[.$B$4])" office:value-type="float" office:value="876.306680043863" calcext:value-type="float">
            <text:p>876,307</text:p>
          </table:table-cell>
          <table:table-cell table:formula="of:=[.$B$7]*SIN([.$C68]*2*PI()*[.$B$6])" office:value-type="float" office:value="951.056516295166" calcext:value-type="float">
            <text:p>951,057</text:p>
          </table:table-cell>
          <table:table-cell table:formula="of:=[.D68]+[.E68]" office:value-type="float" office:value="1827.36319633903" calcext:value-type="float">
            <text:p>1827,363</text:p>
          </table:table-cell>
          <table:table-cell table:formula="of:=[.G67]+[.$B$10]*([.F68]-[.G67])" office:value-type="float" office:value="1125.66659762141" calcext:value-type="float">
            <text:p>1125,667</text:p>
          </table:table-cell>
          <table:table-cell table:formula="of:=SUM([.$F67:.$F68])/COUNT([.$F67:.$F68])" office:value-type="float" office:value="1359.18486026372" calcext:value-type="float">
            <text:p>1359,185</text:p>
          </table:table-cell>
          <table:table-cell table:formula="of:=SUM([.$F53:.$F68])/COUNT([.$F53:.$F68])" office:value-type="float" office:value="1013.91527028717" calcext:value-type="float">
            <text:p>1013,915</text:p>
          </table:table-cell>
        </table:table-row>
        <table:table-row table:style-name="ro1">
          <table:table-cell table:number-columns-repeated="2"/>
          <table:table-cell table:formula="of:=[.C68]+[.$B$2]" office:value-type="float" office:value="0.335" calcext:value-type="float">
            <text:p>0,335</text:p>
          </table:table-cell>
          <table:table-cell table:formula="of:=[.$B$5]*SIN([.$C69]*2*PI()*[.$B$4])" office:value-type="float" office:value="860.742027003943" calcext:value-type="float">
            <text:p>860,742</text:p>
          </table:table-cell>
          <table:table-cell table:formula="of:=[.$B$7]*SIN([.$C69]*2*PI()*[.$B$6])" office:value-type="float" office:value="587.785252292447" calcext:value-type="float">
            <text:p>587,785</text:p>
          </table:table-cell>
          <table:table-cell table:formula="of:=[.D69]+[.E69]" office:value-type="float" office:value="1448.52727929639" calcext:value-type="float">
            <text:p>1448,527</text:p>
          </table:table-cell>
          <table:table-cell table:formula="of:=[.G68]+[.$B$10]*([.F69]-[.G68])" office:value-type="float" office:value="1250.24870198841" calcext:value-type="float">
            <text:p>1250,249</text:p>
          </table:table-cell>
          <table:table-cell table:formula="of:=SUM([.$F68:.$F69])/COUNT([.$F68:.$F69])" office:value-type="float" office:value="1637.94523781771" calcext:value-type="float">
            <text:p>1637,945</text:p>
          </table:table-cell>
          <table:table-cell table:formula="of:=SUM([.$F54:.$F69])/COUNT([.$F54:.$F69])" office:value-type="float" office:value="982.538032951889" calcext:value-type="float">
            <text:p>982,538</text:p>
          </table:table-cell>
        </table:table-row>
        <table:table-row table:style-name="ro1">
          <table:table-cell table:number-columns-repeated="2"/>
          <table:table-cell table:formula="of:=[.C69]+[.$B$2]" office:value-type="float" office:value="0.34" calcext:value-type="float">
            <text:p>0,340</text:p>
          </table:table-cell>
          <table:table-cell table:formula="of:=[.$B$5]*SIN([.$C70]*2*PI()*[.$B$4])" office:value-type="float" office:value="844.327925502014" calcext:value-type="float">
            <text:p>844,328</text:p>
          </table:table-cell>
          <table:table-cell table:formula="of:=[.$B$7]*SIN([.$C70]*2*PI()*[.$B$6])" office:value-type="float" office:value="-587.785252292516" calcext:value-type="float">
            <text:p>-587,785</text:p>
          </table:table-cell>
          <table:table-cell table:formula="of:=[.D70]+[.E70]" office:value-type="float" office:value="256.542673209498" calcext:value-type="float">
            <text:p>256,543</text:p>
          </table:table-cell>
          <table:table-cell table:formula="of:=[.G69]+[.$B$10]*([.F70]-[.G69])" office:value-type="float" office:value="866.807808705294" calcext:value-type="float">
            <text:p>866,808</text:p>
          </table:table-cell>
          <table:table-cell table:formula="of:=SUM([.$F69:.$F70])/COUNT([.$F69:.$F70])" office:value-type="float" office:value="852.534976252944" calcext:value-type="float">
            <text:p>852,535</text:p>
          </table:table-cell>
          <table:table-cell table:formula="of:=SUM([.$F55:.$F70])/COUNT([.$F55:.$F70])" office:value-type="float" office:value="899.458701232438" calcext:value-type="float">
            <text:p>899,459</text:p>
          </table:table-cell>
        </table:table-row>
        <table:table-row table:style-name="ro1">
          <table:table-cell table:number-columns-repeated="2"/>
          <table:table-cell table:formula="of:=[.C70]+[.$B$2]" office:value-type="float" office:value="0.345" calcext:value-type="float">
            <text:p>0,345</text:p>
          </table:table-cell>
          <table:table-cell table:formula="of:=[.$B$5]*SIN([.$C71]*2*PI()*[.$B$4])" office:value-type="float" office:value="827.080574274561" calcext:value-type="float">
            <text:p>827,081</text:p>
          </table:table-cell>
          <table:table-cell table:formula="of:=[.$B$7]*SIN([.$C71]*2*PI()*[.$B$6])" office:value-type="float" office:value="-951.056516295144" calcext:value-type="float">
            <text:p>-951,057</text:p>
          </table:table-cell>
          <table:table-cell table:formula="of:=[.D71]+[.E71]" office:value-type="float" office:value="-123.975942020582" calcext:value-type="float">
            <text:p>-123,976</text:p>
          </table:table-cell>
          <table:table-cell table:formula="of:=[.G70]+[.$B$10]*([.F71]-[.G70])" office:value-type="float" office:value="484.494533525145" calcext:value-type="float">
            <text:p>484,495</text:p>
          </table:table-cell>
          <table:table-cell table:formula="of:=SUM([.$F70:.$F71])/COUNT([.$F70:.$F71])" office:value-type="float" office:value="66.2833655944578" calcext:value-type="float">
            <text:p>66,283</text:p>
          </table:table-cell>
          <table:table-cell table:formula="of:=SUM([.$F56:.$F71])/COUNT([.$F56:.$F71])" office:value-type="float" office:value="866.22416033674" calcext:value-type="float">
            <text:p>866,224</text:p>
          </table:table-cell>
        </table:table-row>
        <table:table-row table:style-name="ro1">
          <table:table-cell table:number-columns-repeated="2"/>
          <table:table-cell table:formula="of:=[.C71]+[.$B$2]" office:value-type="float" office:value="0.35" calcext:value-type="float">
            <text:p>0,350</text:p>
          </table:table-cell>
          <table:table-cell table:formula="of:=[.$B$5]*SIN([.$C72]*2*PI()*[.$B$4])" office:value-type="float" office:value="809.016994374947" calcext:value-type="float">
            <text:p>809,017</text:p>
          </table:table-cell>
          <table:table-cell table:formula="of:=[.$B$7]*SIN([.$C72]*2*PI()*[.$B$6])" office:value-type="float" office:value="0.0000000000534144078231954" calcext:value-type="float">
            <text:p>0,000</text:p>
          </table:table-cell>
          <table:table-cell table:formula="of:=[.D72]+[.E72]" office:value-type="float" office:value="809.016994375" calcext:value-type="float">
            <text:p>809,017</text:p>
          </table:table-cell>
          <table:table-cell table:formula="of:=[.G71]+[.$B$10]*([.F72]-[.G71])" office:value-type="float" office:value="609.717867866401" calcext:value-type="float">
            <text:p>609,718</text:p>
          </table:table-cell>
          <table:table-cell table:formula="of:=SUM([.$F71:.$F72])/COUNT([.$F71:.$F72])" office:value-type="float" office:value="342.520526177209" calcext:value-type="float">
            <text:p>342,521</text:p>
          </table:table-cell>
          <table:table-cell table:formula="of:=SUM([.$F57:.$F72])/COUNT([.$F57:.$F72])" office:value-type="float" office:value="914.221585921469" calcext:value-type="float">
            <text:p>914,222</text:p>
          </table:table-cell>
        </table:table-row>
        <table:table-row table:style-name="ro1">
          <table:table-cell table:number-columns-repeated="2"/>
          <table:table-cell table:formula="of:=[.C72]+[.$B$2]" office:value-type="float" office:value="0.355" calcext:value-type="float">
            <text:p>0,355</text:p>
          </table:table-cell>
          <table:table-cell table:formula="of:=[.$B$5]*SIN([.$C73]*2*PI()*[.$B$4])" office:value-type="float" office:value="790.15501237569" calcext:value-type="float">
            <text:p>790,155</text:p>
          </table:table-cell>
          <table:table-cell table:formula="of:=[.$B$7]*SIN([.$C73]*2*PI()*[.$B$6])" office:value-type="float" office:value="951.056516295168" calcext:value-type="float">
            <text:p>951,057</text:p>
          </table:table-cell>
          <table:table-cell table:formula="of:=[.D73]+[.E73]" office:value-type="float" office:value="1741.21152867086" calcext:value-type="float">
            <text:p>1741,212</text:p>
          </table:table-cell>
          <table:table-cell table:formula="of:=[.G72]+[.$B$10]*([.F73]-[.G72])" office:value-type="float" office:value="1046.32681203894" calcext:value-type="float">
            <text:p>1046,327</text:p>
          </table:table-cell>
          <table:table-cell table:formula="of:=SUM([.$F72:.$F73])/COUNT([.$F72:.$F73])" office:value-type="float" office:value="1275.11426152293" calcext:value-type="float">
            <text:p>1275,114</text:p>
          </table:table-cell>
          <table:table-cell table:formula="of:=SUM([.$F58:.$F73])/COUNT([.$F58:.$F73])" office:value-type="float" office:value="961.3167851762" calcext:value-type="float">
            <text:p>961,317</text:p>
          </table:table-cell>
        </table:table-row>
        <table:table-row table:style-name="ro1">
          <table:table-cell table:number-columns-repeated="2"/>
          <table:table-cell table:formula="of:=[.C73]+[.$B$2]" office:value-type="float" office:value="0.36" calcext:value-type="float">
            <text:p>0,360</text:p>
          </table:table-cell>
          <table:table-cell table:formula="of:=[.$B$5]*SIN([.$C74]*2*PI()*[.$B$4])" office:value-type="float" office:value="770.513242775788" calcext:value-type="float">
            <text:p>770,513</text:p>
          </table:table-cell>
          <table:table-cell table:formula="of:=[.$B$7]*SIN([.$C74]*2*PI()*[.$B$6])" office:value-type="float" office:value="587.78525229243" calcext:value-type="float">
            <text:p>587,785</text:p>
          </table:table-cell>
          <table:table-cell table:formula="of:=[.D74]+[.E74]" office:value-type="float" office:value="1358.29849506822" calcext:value-type="float">
            <text:p>1358,298</text:p>
          </table:table-cell>
          <table:table-cell table:formula="of:=[.G73]+[.$B$10]*([.F74]-[.G73])" office:value-type="float" office:value="1166.70718345198" calcext:value-type="float">
            <text:p>1166,707</text:p>
          </table:table-cell>
          <table:table-cell table:formula="of:=SUM([.$F73:.$F74])/COUNT([.$F73:.$F74])" office:value-type="float" office:value="1549.75501186954" calcext:value-type="float">
            <text:p>1549,755</text:p>
          </table:table-cell>
          <table:table-cell table:formula="of:=SUM([.$F59:.$F74])/COUNT([.$F59:.$F74])" office:value-type="float" office:value="925.376455678973" calcext:value-type="float">
            <text:p>925,376</text:p>
          </table:table-cell>
        </table:table-row>
        <table:table-row table:style-name="ro1">
          <table:table-cell table:number-columns-repeated="2"/>
          <table:table-cell table:formula="of:=[.C74]+[.$B$2]" office:value-type="float" office:value="0.365" calcext:value-type="float">
            <text:p>0,365</text:p>
          </table:table-cell>
          <table:table-cell table:formula="of:=[.$B$5]*SIN([.$C75]*2*PI()*[.$B$4])" office:value-type="float" office:value="750.111069630459" calcext:value-type="float">
            <text:p>750,111</text:p>
          </table:table-cell>
          <table:table-cell table:formula="of:=[.$B$7]*SIN([.$C75]*2*PI()*[.$B$6])" office:value-type="float" office:value="-587.785252292511" calcext:value-type="float">
            <text:p>-587,785</text:p>
          </table:table-cell>
          <table:table-cell table:formula="of:=[.D75]+[.E75]" office:value-type="float" office:value="162.325817337948" calcext:value-type="float">
            <text:p>162,326</text:p>
          </table:table-cell>
          <table:table-cell table:formula="of:=[.G74]+[.$B$10]*([.F75]-[.G74])" office:value-type="float" office:value="779.147002607625" calcext:value-type="float">
            <text:p>779,147</text:p>
          </table:table-cell>
          <table:table-cell table:formula="of:=SUM([.$F74:.$F75])/COUNT([.$F74:.$F75])" office:value-type="float" office:value="760.312156203083" calcext:value-type="float">
            <text:p>760,312</text:p>
          </table:table-cell>
          <table:table-cell table:formula="of:=SUM([.$F60:.$F75])/COUNT([.$F60:.$F75])" office:value-type="float" office:value="837.790443373145" calcext:value-type="float">
            <text:p>837,790</text:p>
          </table:table-cell>
        </table:table-row>
        <table:table-row table:style-name="ro1">
          <table:table-cell table:number-columns-repeated="2"/>
          <table:table-cell table:formula="of:=[.C75]+[.$B$2]" office:value-type="float" office:value="0.37" calcext:value-type="float">
            <text:p>0,370</text:p>
          </table:table-cell>
          <table:table-cell table:formula="of:=[.$B$5]*SIN([.$C76]*2*PI()*[.$B$4])" office:value-type="float" office:value="728.968627421411" calcext:value-type="float">
            <text:p>728,969</text:p>
          </table:table-cell>
          <table:table-cell table:formula="of:=[.$B$7]*SIN([.$C76]*2*PI()*[.$B$6])" office:value-type="float" office:value="-951.056516295137" calcext:value-type="float">
            <text:p>-951,057</text:p>
          </table:table-cell>
          <table:table-cell table:formula="of:=[.D76]+[.E76]" office:value-type="float" office:value="-222.087888873726" calcext:value-type="float">
            <text:p>-222,088</text:p>
          </table:table-cell>
          <table:table-cell table:formula="of:=[.G75]+[.$B$10]*([.F76]-[.G75])" office:value-type="float" office:value="392.800950498437" calcext:value-type="float">
            <text:p>392,801</text:p>
          </table:table-cell>
          <table:table-cell table:formula="of:=SUM([.$F75:.$F76])/COUNT([.$F75:.$F76])" office:value-type="float" office:value="-29.881035767889" calcext:value-type="float">
            <text:p>-29,881</text:p>
          </table:table-cell>
          <table:table-cell table:formula="of:=SUM([.$F61:.$F76])/COUNT([.$F61:.$F76])" office:value-type="float" office:value="800.110081016279" calcext:value-type="float">
            <text:p>800,110</text:p>
          </table:table-cell>
        </table:table-row>
        <table:table-row table:style-name="ro1">
          <table:table-cell table:number-columns-repeated="2"/>
          <table:table-cell table:formula="of:=[.C76]+[.$B$2]" office:value-type="float" office:value="0.375" calcext:value-type="float">
            <text:p>0,375</text:p>
          </table:table-cell>
          <table:table-cell table:formula="of:=[.$B$5]*SIN([.$C77]*2*PI()*[.$B$4])" office:value-type="float" office:value="707.106781186547" calcext:value-type="float">
            <text:p>707,107</text:p>
          </table:table-cell>
          <table:table-cell table:formula="of:=[.$B$7]*SIN([.$C77]*2*PI()*[.$B$6])" office:value-type="float" office:value="0.000000000046064051105765" calcext:value-type="float">
            <text:p>0,000</text:p>
          </table:table-cell>
          <table:table-cell table:formula="of:=[.D77]+[.E77]" office:value-type="float" office:value="707.106781186593" calcext:value-type="float">
            <text:p>707,107</text:p>
          </table:table-cell>
          <table:table-cell table:formula="of:=[.G76]+[.$B$10]*([.F77]-[.G76])" office:value-type="float" office:value="514.081998406793" calcext:value-type="float">
            <text:p>514,082</text:p>
          </table:table-cell>
          <table:table-cell table:formula="of:=SUM([.$F76:.$F77])/COUNT([.$F76:.$F77])" office:value-type="float" office:value="242.509446156433" calcext:value-type="float">
            <text:p>242,509</text:p>
          </table:table-cell>
          <table:table-cell table:formula="of:=SUM([.$F62:.$F77])/COUNT([.$F62:.$F77])" office:value-type="float" office:value="843.726931754079" calcext:value-type="float">
            <text:p>843,727</text:p>
          </table:table-cell>
        </table:table-row>
        <table:table-row table:style-name="ro1">
          <table:table-cell table:number-columns-repeated="2"/>
          <table:table-cell table:formula="of:=[.C77]+[.$B$2]" office:value-type="float" office:value="0.38" calcext:value-type="float">
            <text:p>0,380</text:p>
          </table:table-cell>
          <table:table-cell table:formula="of:=[.$B$5]*SIN([.$C78]*2*PI()*[.$B$4])" office:value-type="float" office:value="684.547105928688" calcext:value-type="float">
            <text:p>684,547</text:p>
          </table:table-cell>
          <table:table-cell table:formula="of:=[.$B$7]*SIN([.$C78]*2*PI()*[.$B$6])" office:value-type="float" office:value="951.05651629517" calcext:value-type="float">
            <text:p>951,057</text:p>
          </table:table-cell>
          <table:table-cell table:formula="of:=[.D78]+[.E78]" office:value-type="float" office:value="1635.60362222386" calcext:value-type="float">
            <text:p>1635,604</text:p>
          </table:table-cell>
          <table:table-cell table:formula="of:=[.G77]+[.$B$10]*([.F78]-[.G77])" office:value-type="float" office:value="946.843037203332" calcext:value-type="float">
            <text:p>946,843</text:p>
          </table:table-cell>
          <table:table-cell table:formula="of:=SUM([.$F77:.$F78])/COUNT([.$F77:.$F78])" office:value-type="float" office:value="1171.35520170523" calcext:value-type="float">
            <text:p>1171,355</text:p>
          </table:table-cell>
          <table:table-cell table:formula="of:=SUM([.$F63:.$F78])/COUNT([.$F63:.$F78])" office:value-type="float" office:value="886.511125874621" calcext:value-type="float">
            <text:p>886,511</text:p>
          </table:table-cell>
        </table:table-row>
        <table:table-row table:style-name="ro1">
          <table:table-cell table:number-columns-repeated="2"/>
          <table:table-cell table:formula="of:=[.C78]+[.$B$2]" office:value-type="float" office:value="0.385" calcext:value-type="float">
            <text:p>0,385</text:p>
          </table:table-cell>
          <table:table-cell table:formula="of:=[.$B$5]*SIN([.$C79]*2*PI()*[.$B$4])" office:value-type="float" office:value="661.311865323651" calcext:value-type="float">
            <text:p>661,312</text:p>
          </table:table-cell>
          <table:table-cell table:formula="of:=[.$B$7]*SIN([.$C79]*2*PI()*[.$B$6])" office:value-type="float" office:value="587.785252292424" calcext:value-type="float">
            <text:p>587,785</text:p>
          </table:table-cell>
          <table:table-cell table:formula="of:=[.D79]+[.E79]" office:value-type="float" office:value="1249.09711761608" calcext:value-type="float">
            <text:p>1249,097</text:p>
          </table:table-cell>
          <table:table-cell table:formula="of:=[.G78]+[.$B$10]*([.F79]-[.G78])" office:value-type="float" office:value="1063.47368171532" calcext:value-type="float">
            <text:p>1063,474</text:p>
          </table:table-cell>
          <table:table-cell table:formula="of:=SUM([.$F78:.$F79])/COUNT([.$F78:.$F79])" office:value-type="float" office:value="1442.35036991997" calcext:value-type="float">
            <text:p>1442,350</text:p>
          </table:table-cell>
          <table:table-cell table:formula="of:=SUM([.$F64:.$F79])/COUNT([.$F64:.$F79])" office:value-type="float" office:value="846.333615397539" calcext:value-type="float">
            <text:p>846,334</text:p>
          </table:table-cell>
        </table:table-row>
        <table:table-row table:style-name="ro1">
          <table:table-cell table:number-columns-repeated="2"/>
          <table:table-cell table:formula="of:=[.C79]+[.$B$2]" office:value-type="float" office:value="0.39" calcext:value-type="float">
            <text:p>0,390</text:p>
          </table:table-cell>
          <table:table-cell table:formula="of:=[.$B$5]*SIN([.$C80]*2*PI()*[.$B$4])" office:value-type="float" office:value="637.423989748689" calcext:value-type="float">
            <text:p>637,424</text:p>
          </table:table-cell>
          <table:table-cell table:formula="of:=[.$B$7]*SIN([.$C80]*2*PI()*[.$B$6])" office:value-type="float" office:value="-587.785252292528" calcext:value-type="float">
            <text:p>-587,785</text:p>
          </table:table-cell>
          <table:table-cell table:formula="of:=[.D80]+[.E80]" office:value-type="float" office:value="49.638737456161" calcext:value-type="float">
            <text:p>49,639</text:p>
          </table:table-cell>
          <table:table-cell table:formula="of:=[.G79]+[.$B$10]*([.F80]-[.G79])" office:value-type="float" office:value="672.265652972583" calcext:value-type="float">
            <text:p>672,266</text:p>
          </table:table-cell>
          <table:table-cell table:formula="of:=SUM([.$F79:.$F80])/COUNT([.$F79:.$F80])" office:value-type="float" office:value="649.367927536118" calcext:value-type="float">
            <text:p>649,368</text:p>
          </table:table-cell>
          <table:table-cell table:formula="of:=SUM([.$F65:.$F80])/COUNT([.$F65:.$F80])" office:value-type="float" office:value="754.588427852256" calcext:value-type="float">
            <text:p>754,588</text:p>
          </table:table-cell>
        </table:table-row>
        <table:table-row table:style-name="ro1">
          <table:table-cell table:number-columns-repeated="2"/>
          <table:table-cell table:formula="of:=[.C80]+[.$B$2]" office:value-type="float" office:value="0.395" calcext:value-type="float">
            <text:p>0,395</text:p>
          </table:table-cell>
          <table:table-cell table:formula="of:=[.$B$5]*SIN([.$C81]*2*PI()*[.$B$4])" office:value-type="float" office:value="612.907053652975" calcext:value-type="float">
            <text:p>612,907</text:p>
          </table:table-cell>
          <table:table-cell table:formula="of:=[.$B$7]*SIN([.$C81]*2*PI()*[.$B$6])" office:value-type="float" office:value="-951.056516295135" calcext:value-type="float">
            <text:p>-951,057</text:p>
          </table:table-cell>
          <table:table-cell table:formula="of:=[.D81]+[.E81]" office:value-type="float" office:value="-338.14946264216" calcext:value-type="float">
            <text:p>-338,149</text:p>
          </table:table-cell>
          <table:table-cell table:formula="of:=[.G80]+[.$B$10]*([.F81]-[.G80])" office:value-type="float" office:value="282.377231953172" calcext:value-type="float">
            <text:p>282,377</text:p>
          </table:table-cell>
          <table:table-cell table:formula="of:=SUM([.$F80:.$F81])/COUNT([.$F80:.$F81])" office:value-type="float" office:value="-144.255362592999" calcext:value-type="float">
            <text:p>-144,255</text:p>
          </table:table-cell>
          <table:table-cell table:formula="of:=SUM([.$F66:.$F81])/COUNT([.$F66:.$F81])" office:value-type="float" office:value="712.831000600153" calcext:value-type="float">
            <text:p>712,831</text:p>
          </table:table-cell>
        </table:table-row>
        <table:table-row table:style-name="ro1">
          <table:table-cell table:number-columns-repeated="2"/>
          <table:table-cell table:formula="of:=[.C81]+[.$B$2]" office:value-type="float" office:value="0.4" calcext:value-type="float">
            <text:p>0,400</text:p>
          </table:table-cell>
          <table:table-cell table:formula="of:=[.$B$5]*SIN([.$C82]*2*PI()*[.$B$4])" office:value-type="float" office:value="587.785252292472" calcext:value-type="float">
            <text:p>587,785</text:p>
          </table:table-cell>
          <table:table-cell table:formula="of:=[.$B$7]*SIN([.$C82]*2*PI()*[.$B$6])" office:value-type="float" office:value="0.0000000000529245491035365" calcext:value-type="float">
            <text:p>0,000</text:p>
          </table:table-cell>
          <table:table-cell table:formula="of:=[.D82]+[.E82]" office:value-type="float" office:value="587.785252292525" calcext:value-type="float">
            <text:p>587,785</text:p>
          </table:table-cell>
          <table:table-cell table:formula="of:=[.G81]+[.$B$10]*([.F82]-[.G81])" office:value-type="float" office:value="400.224885829894" calcext:value-type="float">
            <text:p>400,225</text:p>
          </table:table-cell>
          <table:table-cell table:formula="of:=SUM([.$F81:.$F82])/COUNT([.$F81:.$F82])" office:value-type="float" office:value="124.817894825183" calcext:value-type="float">
            <text:p>124,818</text:p>
          </table:table-cell>
          <table:table-cell table:formula="of:=SUM([.$F67:.$F82])/COUNT([.$F67:.$F82])" office:value-type="float" office:value="752.456920357756" calcext:value-type="float">
            <text:p>752,457</text:p>
          </table:table-cell>
        </table:table-row>
        <table:table-row table:style-name="ro1">
          <table:table-cell table:number-columns-repeated="2"/>
          <table:table-cell table:formula="of:=[.C82]+[.$B$2]" office:value-type="float" office:value="0.405" calcext:value-type="float">
            <text:p>0,405</text:p>
          </table:table-cell>
          <table:table-cell table:formula="of:=[.$B$5]*SIN([.$C83]*2*PI()*[.$B$4])" office:value-type="float" office:value="562.083377852129" calcext:value-type="float">
            <text:p>562,083</text:p>
          </table:table-cell>
          <table:table-cell table:formula="of:=[.$B$7]*SIN([.$C83]*2*PI()*[.$B$6])" office:value-type="float" office:value="951.056516295172" calcext:value-type="float">
            <text:p>951,057</text:p>
          </table:table-cell>
          <table:table-cell table:formula="of:=[.D83]+[.E83]" office:value-type="float" office:value="1513.1398941473" calcext:value-type="float">
            <text:p>1513,140</text:p>
          </table:table-cell>
          <table:table-cell table:formula="of:=[.G82]+[.$B$10]*([.F83]-[.G82])" office:value-type="float" office:value="829.664893818772" calcext:value-type="float">
            <text:p>829,665</text:p>
          </table:table-cell>
          <table:table-cell table:formula="of:=SUM([.$F82:.$F83])/COUNT([.$F82:.$F83])" office:value-type="float" office:value="1050.46257321991" calcext:value-type="float">
            <text:p>1050,463</text:p>
          </table:table-cell>
          <table:table-cell table:formula="of:=SUM([.$F68:.$F83])/COUNT([.$F68:.$F83])" office:value-type="float" office:value="791.340255980187" calcext:value-type="float">
            <text:p>791,340</text:p>
          </table:table-cell>
        </table:table-row>
        <table:table-row table:style-name="ro1">
          <table:table-cell table:number-columns-repeated="2"/>
          <table:table-cell table:formula="of:=[.C83]+[.$B$2]" office:value-type="float" office:value="0.41" calcext:value-type="float">
            <text:p>0,410</text:p>
          </table:table-cell>
          <table:table-cell table:formula="of:=[.$B$5]*SIN([.$C84]*2*PI()*[.$B$4])" office:value-type="float" office:value="535.826794978996" calcext:value-type="float">
            <text:p>535,827</text:p>
          </table:table-cell>
          <table:table-cell table:formula="of:=[.$B$7]*SIN([.$C84]*2*PI()*[.$B$6])" office:value-type="float" office:value="587.78525229243" calcext:value-type="float">
            <text:p>587,785</text:p>
          </table:table-cell>
          <table:table-cell table:formula="of:=[.D84]+[.E84]" office:value-type="float" office:value="1123.61204727143" calcext:value-type="float">
            <text:p>1123,612</text:p>
          </table:table-cell>
          <table:table-cell table:formula="of:=[.G83]+[.$B$10]*([.F84]-[.G83])" office:value-type="float" office:value="943.090148203529" calcext:value-type="float">
            <text:p>943,090</text:p>
          </table:table-cell>
          <table:table-cell table:formula="of:=SUM([.$F83:.$F84])/COUNT([.$F83:.$F84])" office:value-type="float" office:value="1318.37597070936" calcext:value-type="float">
            <text:p>1318,376</text:p>
          </table:table-cell>
          <table:table-cell table:formula="of:=SUM([.$F69:.$F84])/COUNT([.$F69:.$F84])" office:value-type="float" office:value="747.355809163461" calcext:value-type="float">
            <text:p>747,356</text:p>
          </table:table-cell>
        </table:table-row>
        <table:table-row table:style-name="ro1">
          <table:table-cell table:number-columns-repeated="2"/>
          <table:table-cell table:formula="of:=[.C84]+[.$B$2]" office:value-type="float" office:value="0.415" calcext:value-type="float">
            <text:p>0,415</text:p>
          </table:table-cell>
          <table:table-cell table:formula="of:=[.$B$5]*SIN([.$C85]*2*PI()*[.$B$4])" office:value-type="float" office:value="509.04141575037" calcext:value-type="float">
            <text:p>509,041</text:p>
          </table:table-cell>
          <table:table-cell table:formula="of:=[.$B$7]*SIN([.$C85]*2*PI()*[.$B$6])" office:value-type="float" office:value="-587.785252292522" calcext:value-type="float">
            <text:p>-587,785</text:p>
          </table:table-cell>
          <table:table-cell table:formula="of:=[.D85]+[.E85]" office:value-type="float" office:value="-78.7438365421516" calcext:value-type="float">
            <text:p>-78,744</text:p>
          </table:table-cell>
          <table:table-cell table:formula="of:=[.G84]+[.$B$10]*([.F85]-[.G84])" office:value-type="float" office:value="548.795533347064" calcext:value-type="float">
            <text:p>548,796</text:p>
          </table:table-cell>
          <table:table-cell table:formula="of:=SUM([.$F84:.$F85])/COUNT([.$F84:.$F85])" office:value-type="float" office:value="522.434105364637" calcext:value-type="float">
            <text:p>522,434</text:p>
          </table:table-cell>
          <table:table-cell table:formula="of:=SUM([.$F70:.$F85])/COUNT([.$F70:.$F85])" office:value-type="float" office:value="651.901364423553" calcext:value-type="float">
            <text:p>651,901</text:p>
          </table:table-cell>
        </table:table-row>
        <table:table-row table:style-name="ro1">
          <table:table-cell table:number-columns-repeated="2"/>
          <table:table-cell table:formula="of:=[.C85]+[.$B$2]" office:value-type="float" office:value="0.42" calcext:value-type="float">
            <text:p>0,420</text:p>
          </table:table-cell>
          <table:table-cell table:formula="of:=[.$B$5]*SIN([.$C86]*2*PI()*[.$B$4])" office:value-type="float" office:value="481.753674101714" calcext:value-type="float">
            <text:p>481,754</text:p>
          </table:table-cell>
          <table:table-cell table:formula="of:=[.$B$7]*SIN([.$C86]*2*PI()*[.$B$6])" office:value-type="float" office:value="-951.056516295137" calcext:value-type="float">
            <text:p>-951,057</text:p>
          </table:table-cell>
          <table:table-cell table:formula="of:=[.D86]+[.E86]" office:value-type="float" office:value="-469.302842193423" calcext:value-type="float">
            <text:p>-469,303</text:p>
          </table:table-cell>
          <table:table-cell table:formula="of:=[.G85]+[.$B$10]*([.F86]-[.G85])" office:value-type="float" office:value="155.942376315259" calcext:value-type="float">
            <text:p>155,942</text:p>
          </table:table-cell>
          <table:table-cell table:formula="of:=SUM([.$F85:.$F86])/COUNT([.$F85:.$F86])" office:value-type="float" office:value="-274.023339367787" calcext:value-type="float">
            <text:p>-274,023</text:p>
          </table:table-cell>
          <table:table-cell table:formula="of:=SUM([.$F71:.$F86])/COUNT([.$F71:.$F86])" office:value-type="float" office:value="606.53601971087" calcext:value-type="float">
            <text:p>606,536</text:p>
          </table:table-cell>
        </table:table-row>
        <table:table-row table:style-name="ro1">
          <table:table-cell table:number-columns-repeated="2"/>
          <table:table-cell table:formula="of:=[.C86]+[.$B$2]" office:value-type="float" office:value="0.425" calcext:value-type="float">
            <text:p>0,425</text:p>
          </table:table-cell>
          <table:table-cell table:formula="of:=[.$B$5]*SIN([.$C87]*2*PI()*[.$B$4])" office:value-type="float" office:value="453.990499739545" calcext:value-type="float">
            <text:p>453,990</text:p>
          </table:table-cell>
          <table:table-cell table:formula="of:=[.$B$7]*SIN([.$C87]*2*PI()*[.$B$6])" office:value-type="float" office:value="0.000000000059785047101308" calcext:value-type="float">
            <text:p>0,000</text:p>
          </table:table-cell>
          <table:table-cell table:formula="of:=[.D87]+[.E87]" office:value-type="float" office:value="453.990499739605" calcext:value-type="float">
            <text:p>453,990</text:p>
          </table:table-cell>
          <table:table-cell table:formula="of:=[.G86]+[.$B$10]*([.F87]-[.G86])" office:value-type="float" office:value="270.950070117441" calcext:value-type="float">
            <text:p>270,950</text:p>
          </table:table-cell>
          <table:table-cell table:formula="of:=SUM([.$F86:.$F87])/COUNT([.$F86:.$F87])" office:value-type="float" office:value="-7.65617122690904" calcext:value-type="float">
            <text:p>-7,656</text:p>
          </table:table-cell>
          <table:table-cell table:formula="of:=SUM([.$F72:.$F87])/COUNT([.$F72:.$F87])" office:value-type="float" office:value="642.658922320882" calcext:value-type="float">
            <text:p>642,659</text:p>
          </table:table-cell>
        </table:table-row>
        <table:table-row table:style-name="ro1">
          <table:table-cell table:number-columns-repeated="2"/>
          <table:table-cell table:formula="of:=[.C87]+[.$B$2]" office:value-type="float" office:value="0.43" calcext:value-type="float">
            <text:p>0,430</text:p>
          </table:table-cell>
          <table:table-cell table:formula="of:=[.$B$5]*SIN([.$C88]*2*PI()*[.$B$4])" office:value-type="float" office:value="425.779291565071" calcext:value-type="float">
            <text:p>425,779</text:p>
          </table:table-cell>
          <table:table-cell table:formula="of:=[.$B$7]*SIN([.$C88]*2*PI()*[.$B$6])" office:value-type="float" office:value="951.056516295174" calcext:value-type="float">
            <text:p>951,057</text:p>
          </table:table-cell>
          <table:table-cell table:formula="of:=[.D88]+[.E88]" office:value-type="float" office:value="1376.83580786025" calcext:value-type="float">
            <text:p>1376,836</text:p>
          </table:table-cell>
          <table:table-cell table:formula="of:=[.G87]+[.$B$10]*([.F88]-[.G87])" office:value-type="float" office:value="697.677696667347" calcext:value-type="float">
            <text:p>697,678</text:p>
          </table:table-cell>
          <table:table-cell table:formula="of:=SUM([.$F87:.$F88])/COUNT([.$F87:.$F88])" office:value-type="float" office:value="915.413153799925" calcext:value-type="float">
            <text:p>915,413</text:p>
          </table:table-cell>
          <table:table-cell table:formula="of:=SUM([.$F73:.$F88])/COUNT([.$F73:.$F88])" office:value-type="float" office:value="678.14759816371" calcext:value-type="float">
            <text:p>678,148</text:p>
          </table:table-cell>
        </table:table-row>
        <table:table-row table:style-name="ro1">
          <table:table-cell table:number-columns-repeated="2"/>
          <table:table-cell table:formula="of:=[.C88]+[.$B$2]" office:value-type="float" office:value="0.435" calcext:value-type="float">
            <text:p>0,435</text:p>
          </table:table-cell>
          <table:table-cell table:formula="of:=[.$B$5]*SIN([.$C89]*2*PI()*[.$B$4])" office:value-type="float" office:value="397.147890634779" calcext:value-type="float">
            <text:p>397,148</text:p>
          </table:table-cell>
          <table:table-cell table:formula="of:=[.$B$7]*SIN([.$C89]*2*PI()*[.$B$6])" office:value-type="float" office:value="587.785252292413" calcext:value-type="float">
            <text:p>587,785</text:p>
          </table:table-cell>
          <table:table-cell table:formula="of:=[.D89]+[.E89]" office:value-type="float" office:value="984.933142927192" calcext:value-type="float">
            <text:p>984,933</text:p>
          </table:table-cell>
          <table:table-cell table:formula="of:=[.G88]+[.$B$10]*([.F89]-[.G88])" office:value-type="float" office:value="808.520825041706" calcext:value-type="float">
            <text:p>808,521</text:p>
          </table:table-cell>
          <table:table-cell table:formula="of:=SUM([.$F88:.$F89])/COUNT([.$F88:.$F89])" office:value-type="float" office:value="1180.88447539372" calcext:value-type="float">
            <text:p>1180,884</text:p>
          </table:table-cell>
          <table:table-cell table:formula="of:=SUM([.$F74:.$F89])/COUNT([.$F74:.$F89])" office:value-type="float" office:value="630.880199054731" calcext:value-type="float">
            <text:p>630,880</text:p>
          </table:table-cell>
        </table:table-row>
        <table:table-row table:style-name="ro1">
          <table:table-cell table:number-columns-repeated="2"/>
          <table:table-cell table:formula="of:=[.C89]+[.$B$2]" office:value-type="float" office:value="0.44" calcext:value-type="float">
            <text:p>0,440</text:p>
          </table:table-cell>
          <table:table-cell table:formula="of:=[.$B$5]*SIN([.$C90]*2*PI()*[.$B$4])" office:value-type="float" office:value="368.124552684676" calcext:value-type="float">
            <text:p>368,125</text:p>
          </table:table-cell>
          <table:table-cell table:formula="of:=[.$B$7]*SIN([.$C90]*2*PI()*[.$B$6])" office:value-type="float" office:value="-587.785252292527" calcext:value-type="float">
            <text:p>-587,785</text:p>
          </table:table-cell>
          <table:table-cell table:formula="of:=[.D90]+[.E90]" office:value-type="float" office:value="-219.660699607851" calcext:value-type="float">
            <text:p>-219,661</text:p>
          </table:table-cell>
          <table:table-cell table:formula="of:=[.G89]+[.$B$10]*([.F90]-[.G89])" office:value-type="float" office:value="411.776887850059" calcext:value-type="float">
            <text:p>411,777</text:p>
          </table:table-cell>
          <table:table-cell table:formula="of:=SUM([.$F89:.$F90])/COUNT([.$F89:.$F90])" office:value-type="float" office:value="382.636221659671" calcext:value-type="float">
            <text:p>382,636</text:p>
          </table:table-cell>
          <table:table-cell table:formula="of:=SUM([.$F75:.$F90])/COUNT([.$F75:.$F90])" office:value-type="float" office:value="532.257749387476" calcext:value-type="float">
            <text:p>532,258</text:p>
          </table:table-cell>
        </table:table-row>
        <table:table-row table:style-name="ro1">
          <table:table-cell table:number-columns-repeated="2"/>
          <table:table-cell table:formula="of:=[.C90]+[.$B$2]" office:value-type="float" office:value="0.445" calcext:value-type="float">
            <text:p>0,445</text:p>
          </table:table-cell>
          <table:table-cell table:formula="of:=[.$B$5]*SIN([.$C91]*2*PI()*[.$B$4])" office:value-type="float" office:value="338.73792024529" calcext:value-type="float">
            <text:p>338,738</text:p>
          </table:table-cell>
          <table:table-cell table:formula="of:=[.$B$7]*SIN([.$C91]*2*PI()*[.$B$6])" office:value-type="float" office:value="-951.056516295131" calcext:value-type="float">
            <text:p>-951,057</text:p>
          </table:table-cell>
          <table:table-cell table:formula="of:=[.D91]+[.E91]" office:value-type="float" office:value="-612.318596049841" calcext:value-type="float">
            <text:p>-612,319</text:p>
          </table:table-cell>
          <table:table-cell table:formula="of:=[.G90]+[.$B$10]*([.F91]-[.G90])" office:value-type="float" office:value="16.6096293437223" calcext:value-type="float">
            <text:p>16,610</text:p>
          </table:table-cell>
          <table:table-cell table:formula="of:=SUM([.$F90:.$F91])/COUNT([.$F90:.$F91])" office:value-type="float" office:value="-415.989647828846" calcext:value-type="float">
            <text:p>-415,990</text:p>
          </table:table-cell>
          <table:table-cell table:formula="of:=SUM([.$F76:.$F91])/COUNT([.$F76:.$F91])" office:value-type="float" office:value="483.842473550739" calcext:value-type="float">
            <text:p>483,842</text:p>
          </table:table-cell>
        </table:table-row>
        <table:table-row table:style-name="ro1">
          <table:table-cell table:number-columns-repeated="2"/>
          <table:table-cell table:formula="of:=[.C91]+[.$B$2]" office:value-type="float" office:value="0.45" calcext:value-type="float">
            <text:p>0,450</text:p>
          </table:table-cell>
          <table:table-cell table:formula="of:=[.$B$5]*SIN([.$C92]*2*PI()*[.$B$4])" office:value-type="float" office:value="309.016994374946" calcext:value-type="float">
            <text:p>309,017</text:p>
          </table:table-cell>
          <table:table-cell table:formula="of:=[.$B$7]*SIN([.$C92]*2*PI()*[.$B$6])" office:value-type="float" office:value="0.0000000000666455450990796" calcext:value-type="float">
            <text:p>0,000</text:p>
          </table:table-cell>
          <table:table-cell table:formula="of:=[.D92]+[.E92]" office:value-type="float" office:value="309.016994375012" calcext:value-type="float">
            <text:p>309,017</text:p>
          </table:table-cell>
          <table:table-cell table:formula="of:=[.G91]+[.$B$10]*([.F92]-[.G91])" office:value-type="float" office:value="129.440726270785" calcext:value-type="float">
            <text:p>129,441</text:p>
          </table:table-cell>
          <table:table-cell table:formula="of:=SUM([.$F91:.$F92])/COUNT([.$F91:.$F92])" office:value-type="float" office:value="-151.650800837414" calcext:value-type="float">
            <text:p>-151,651</text:p>
          </table:table-cell>
          <table:table-cell table:formula="of:=SUM([.$F77:.$F92])/COUNT([.$F77:.$F92])" office:value-type="float" office:value="517.036528753786" calcext:value-type="float">
            <text:p>517,037</text:p>
          </table:table-cell>
        </table:table-row>
        <table:table-row table:style-name="ro1">
          <table:table-cell table:number-columns-repeated="2"/>
          <table:table-cell table:formula="of:=[.C92]+[.$B$2]" office:value-type="float" office:value="0.455" calcext:value-type="float">
            <text:p>0,455</text:p>
          </table:table-cell>
          <table:table-cell table:formula="of:=[.$B$5]*SIN([.$C93]*2*PI()*[.$B$4])" office:value-type="float" office:value="278.991106039227" calcext:value-type="float">
            <text:p>278,991</text:p>
          </table:table-cell>
          <table:table-cell table:formula="of:=[.$B$7]*SIN([.$C93]*2*PI()*[.$B$6])" office:value-type="float" office:value="951.056516295176" calcext:value-type="float">
            <text:p>951,057</text:p>
          </table:table-cell>
          <table:table-cell table:formula="of:=[.D93]+[.E93]" office:value-type="float" office:value="1230.0476223344" calcext:value-type="float">
            <text:p>1230,048</text:p>
          </table:table-cell>
          <table:table-cell table:formula="of:=[.G92]+[.$B$10]*([.F93]-[.G92])" office:value-type="float" office:value="554.131408583315" calcext:value-type="float">
            <text:p>554,131</text:p>
          </table:table-cell>
          <table:table-cell table:formula="of:=SUM([.$F92:.$F93])/COUNT([.$F92:.$F93])" office:value-type="float" office:value="769.532308354708" calcext:value-type="float">
            <text:p>769,532</text:p>
          </table:table-cell>
          <table:table-cell table:formula="of:=SUM([.$F78:.$F93])/COUNT([.$F78:.$F93])" office:value-type="float" office:value="549.720331325524" calcext:value-type="float">
            <text:p>549,720</text:p>
          </table:table-cell>
        </table:table-row>
        <table:table-row table:style-name="ro1">
          <table:table-cell table:number-columns-repeated="2"/>
          <table:table-cell table:formula="of:=[.C93]+[.$B$2]" office:value-type="float" office:value="0.46" calcext:value-type="float">
            <text:p>0,460</text:p>
          </table:table-cell>
          <table:table-cell table:formula="of:=[.$B$5]*SIN([.$C94]*2*PI()*[.$B$4])" office:value-type="float" office:value="248.689887164853" calcext:value-type="float">
            <text:p>248,690</text:p>
          </table:table-cell>
          <table:table-cell table:formula="of:=[.$B$7]*SIN([.$C94]*2*PI()*[.$B$6])" office:value-type="float" office:value="587.785252292419" calcext:value-type="float">
            <text:p>587,785</text:p>
          </table:table-cell>
          <table:table-cell table:formula="of:=[.D94]+[.E94]" office:value-type="float" office:value="836.475139457272" calcext:value-type="float">
            <text:p>836,475</text:p>
          </table:table-cell>
          <table:table-cell table:formula="of:=[.G93]+[.$B$10]*([.F94]-[.G93])" office:value-type="float" office:value="663.079255576085" calcext:value-type="float">
            <text:p>663,079</text:p>
          </table:table-cell>
          <table:table-cell table:formula="of:=SUM([.$F93:.$F94])/COUNT([.$F93:.$F94])" office:value-type="float" office:value="1033.26138089584" calcext:value-type="float">
            <text:p>1033,261</text:p>
          </table:table-cell>
          <table:table-cell table:formula="of:=SUM([.$F79:.$F94])/COUNT([.$F79:.$F94])" office:value-type="float" office:value="499.774801152612" calcext:value-type="float">
            <text:p>499,775</text:p>
          </table:table-cell>
        </table:table-row>
        <table:table-row table:style-name="ro1">
          <table:table-cell table:number-columns-repeated="2"/>
          <table:table-cell table:formula="of:=[.C94]+[.$B$2]" office:value-type="float" office:value="0.465" calcext:value-type="float">
            <text:p>0,465</text:p>
          </table:table-cell>
          <table:table-cell table:formula="of:=[.$B$5]*SIN([.$C95]*2*PI()*[.$B$4])" office:value-type="float" office:value="218.143241396541" calcext:value-type="float">
            <text:p>218,143</text:p>
          </table:table-cell>
          <table:table-cell table:formula="of:=[.$B$7]*SIN([.$C95]*2*PI()*[.$B$6])" office:value-type="float" office:value="-587.785252292521" calcext:value-type="float">
            <text:p>-587,785</text:p>
          </table:table-cell>
          <table:table-cell table:formula="of:=[.D95]+[.E95]" office:value-type="float" office:value="-369.64201089598" calcext:value-type="float">
            <text:p>-369,642</text:p>
          </table:table-cell>
          <table:table-cell table:formula="of:=[.G94]+[.$B$10]*([.F95]-[.G94])" office:value-type="float" office:value="264.583570272538" calcext:value-type="float">
            <text:p>264,584</text:p>
          </table:table-cell>
          <table:table-cell table:formula="of:=SUM([.$F94:.$F95])/COUNT([.$F94:.$F95])" office:value-type="float" office:value="233.416564280646" calcext:value-type="float">
            <text:p>233,417</text:p>
          </table:table-cell>
          <table:table-cell table:formula="of:=SUM([.$F80:.$F95])/COUNT([.$F80:.$F95])" office:value-type="float" office:value="398.603605620609" calcext:value-type="float">
            <text:p>398,604</text:p>
          </table:table-cell>
        </table:table-row>
        <table:table-row table:style-name="ro1">
          <table:table-cell table:number-columns-repeated="2"/>
          <table:table-cell table:formula="of:=[.C95]+[.$B$2]" office:value-type="float" office:value="0.47" calcext:value-type="float">
            <text:p>0,470</text:p>
          </table:table-cell>
          <table:table-cell table:formula="of:=[.$B$5]*SIN([.$C96]*2*PI()*[.$B$4])" office:value-type="float" office:value="187.381314585723" calcext:value-type="float">
            <text:p>187,381</text:p>
          </table:table-cell>
          <table:table-cell table:formula="of:=[.$B$7]*SIN([.$C96]*2*PI()*[.$B$6])" office:value-type="float" office:value="-951.056516295133" calcext:value-type="float">
            <text:p>-951,057</text:p>
          </table:table-cell>
          <table:table-cell table:formula="of:=[.D96]+[.E96]" office:value-type="float" office:value="-763.67520170941" calcext:value-type="float">
            <text:p>-763,675</text:p>
          </table:table-cell>
          <table:table-cell table:formula="of:=[.G95]+[.$B$10]*([.F96]-[.G95])" office:value-type="float" office:value="-132.190174312118" calcext:value-type="float">
            <text:p>-132,190</text:p>
          </table:table-cell>
          <table:table-cell table:formula="of:=SUM([.$F95:.$F96])/COUNT([.$F95:.$F96])" office:value-type="float" office:value="-566.658606302695" calcext:value-type="float">
            <text:p>-566,659</text:p>
          </table:table-cell>
          <table:table-cell table:formula="of:=SUM([.$F81:.$F96])/COUNT([.$F81:.$F96])" office:value-type="float" office:value="347.77148442276" calcext:value-type="float">
            <text:p>347,771</text:p>
          </table:table-cell>
        </table:table-row>
        <table:table-row table:style-name="ro1">
          <table:table-cell table:number-columns-repeated="2"/>
          <table:table-cell table:formula="of:=[.C96]+[.$B$2]" office:value-type="float" office:value="0.475" calcext:value-type="float">
            <text:p>0,475</text:p>
          </table:table-cell>
          <table:table-cell table:formula="of:=[.$B$5]*SIN([.$C97]*2*PI()*[.$B$4])" office:value-type="float" office:value="156.434465040229" calcext:value-type="float">
            <text:p>156,434</text:p>
          </table:table-cell>
          <table:table-cell table:formula="of:=[.$B$7]*SIN([.$C97]*2*PI()*[.$B$6])" office:value-type="float" office:value="0.0000000000735060430968511" calcext:value-type="float">
            <text:p>0,000</text:p>
          </table:table-cell>
          <table:table-cell table:formula="of:=[.D97]+[.E97]" office:value-type="float" office:value="156.434465040303" calcext:value-type="float">
            <text:p>156,434</text:p>
          </table:table-cell>
          <table:table-cell table:formula="of:=[.G96]+[.$B$10]*([.F97]-[.G96])" office:value-type="float" office:value="-20.8187160219803" calcext:value-type="float">
            <text:p>-20,819</text:p>
          </table:table-cell>
          <table:table-cell table:formula="of:=SUM([.$F96:.$F97])/COUNT([.$F96:.$F97])" office:value-type="float" office:value="-303.620368334554" calcext:value-type="float">
            <text:p>-303,620</text:p>
          </table:table-cell>
          <table:table-cell table:formula="of:=SUM([.$F82:.$F97])/COUNT([.$F82:.$F97])" office:value-type="float" office:value="378.682979902914" calcext:value-type="float">
            <text:p>378,683</text:p>
          </table:table-cell>
        </table:table-row>
        <table:table-row table:style-name="ro1">
          <table:table-cell table:number-columns-repeated="2"/>
          <table:table-cell table:formula="of:=[.C97]+[.$B$2]" office:value-type="float" office:value="0.48" calcext:value-type="float">
            <text:p>0,480</text:p>
          </table:table-cell>
          <table:table-cell table:formula="of:=[.$B$5]*SIN([.$C98]*2*PI()*[.$B$4])" office:value-type="float" office:value="125.333233564302" calcext:value-type="float">
            <text:p>125,333</text:p>
          </table:table-cell>
          <table:table-cell table:formula="of:=[.$B$7]*SIN([.$C98]*2*PI()*[.$B$6])" office:value-type="float" office:value="951.056516295179" calcext:value-type="float">
            <text:p>951,057</text:p>
          </table:table-cell>
          <table:table-cell table:formula="of:=[.D98]+[.E98]" office:value-type="float" office:value="1076.38974985948" calcext:value-type="float">
            <text:p>1076,390</text:p>
          </table:table-cell>
          <table:table-cell table:formula="of:=[.G97]+[.$B$10]*([.F98]-[.G97])" office:value-type="float" office:value="402.560615582123" calcext:value-type="float">
            <text:p>402,561</text:p>
          </table:table-cell>
          <table:table-cell table:formula="of:=SUM([.$F97:.$F98])/COUNT([.$F97:.$F98])" office:value-type="float" office:value="616.412107449892" calcext:value-type="float">
            <text:p>616,412</text:p>
          </table:table-cell>
          <table:table-cell table:formula="of:=SUM([.$F83:.$F98])/COUNT([.$F83:.$F98])" office:value-type="float" office:value="409.220761000849" calcext:value-type="float">
            <text:p>409,221</text:p>
          </table:table-cell>
        </table:table-row>
        <table:table-row table:style-name="ro1">
          <table:table-cell table:number-columns-repeated="2"/>
          <table:table-cell table:formula="of:=[.C98]+[.$B$2]" office:value-type="float" office:value="0.485" calcext:value-type="float">
            <text:p>0,485</text:p>
          </table:table-cell>
          <table:table-cell table:formula="of:=[.$B$5]*SIN([.$C99]*2*PI()*[.$B$4])" office:value-type="float" office:value="94.1083133185126" calcext:value-type="float">
            <text:p>94,108</text:p>
          </table:table-cell>
          <table:table-cell table:formula="of:=[.$B$7]*SIN([.$C99]*2*PI()*[.$B$6])" office:value-type="float" office:value="587.785252292414" calcext:value-type="float">
            <text:p>587,785</text:p>
          </table:table-cell>
          <table:table-cell table:formula="of:=[.D99]+[.E99]" office:value-type="float" office:value="681.893565610926" calcext:value-type="float">
            <text:p>681,894</text:p>
          </table:table-cell>
          <table:table-cell table:formula="of:=[.G98]+[.$B$10]*([.F99]-[.G98])" office:value-type="float" office:value="510.346693939792" calcext:value-type="float">
            <text:p>510,347</text:p>
          </table:table-cell>
          <table:table-cell table:formula="of:=SUM([.$F98:.$F99])/COUNT([.$F98:.$F99])" office:value-type="float" office:value="879.141657735204" calcext:value-type="float">
            <text:p>879,142</text:p>
          </table:table-cell>
          <table:table-cell table:formula="of:=SUM([.$F84:.$F99])/COUNT([.$F84:.$F99])" office:value-type="float" office:value="357.267865467326" calcext:value-type="float">
            <text:p>357,268</text:p>
          </table:table-cell>
        </table:table-row>
        <table:table-row table:style-name="ro1">
          <table:table-cell table:number-columns-repeated="2"/>
          <table:table-cell table:formula="of:=[.C99]+[.$B$2]" office:value-type="float" office:value="0.49" calcext:value-type="float">
            <text:p>0,490</text:p>
          </table:table-cell>
          <table:table-cell table:formula="of:=[.$B$5]*SIN([.$C100]*2*PI()*[.$B$4])" office:value-type="float" office:value="62.7905195293114" calcext:value-type="float">
            <text:p>62,791</text:p>
          </table:table-cell>
          <table:table-cell table:formula="of:=[.$B$7]*SIN([.$C100]*2*PI()*[.$B$6])" office:value-type="float" office:value="-587.785252292538" calcext:value-type="float">
            <text:p>-587,785</text:p>
          </table:table-cell>
          <table:table-cell table:formula="of:=[.D100]+[.E100]" office:value-type="float" office:value="-524.994732763227" calcext:value-type="float">
            <text:p>-524,995</text:p>
          </table:table-cell>
          <table:table-cell table:formula="of:=[.G99]+[.$B$10]*([.F100]-[.G99])" office:value-type="float" office:value="110.839968599851" calcext:value-type="float">
            <text:p>110,840</text:p>
          </table:table-cell>
          <table:table-cell table:formula="of:=SUM([.$F99:.$F100])/COUNT([.$F99:.$F100])" office:value-type="float" office:value="78.4494164238498" calcext:value-type="float">
            <text:p>78,449</text:p>
          </table:table-cell>
          <table:table-cell table:formula="of:=SUM([.$F85:.$F100])/COUNT([.$F85:.$F100])" office:value-type="float" office:value="254.22994171516" calcext:value-type="float">
            <text:p>254,230</text:p>
          </table:table-cell>
        </table:table-row>
        <table:table-row table:style-name="ro1">
          <table:table-cell table:number-columns-repeated="2"/>
          <table:table-cell table:formula="of:=[.C100]+[.$B$2]" office:value-type="float" office:value="0.495" calcext:value-type="float">
            <text:p>0,495</text:p>
          </table:table-cell>
          <table:table-cell table:formula="of:=[.$B$5]*SIN([.$C101]*2*PI()*[.$B$4])" office:value-type="float" office:value="31.4107590781265" calcext:value-type="float">
            <text:p>31,411</text:p>
          </table:table-cell>
          <table:table-cell table:formula="of:=[.$B$7]*SIN([.$C101]*2*PI()*[.$B$6])" office:value-type="float" office:value="-951.056516295131" calcext:value-type="float">
            <text:p>-951,057</text:p>
          </table:table-cell>
          <table:table-cell table:formula="of:=[.D101]+[.E101]" office:value-type="float" office:value="-919.645757217004" calcext:value-type="float">
            <text:p>-919,646</text:p>
          </table:table-cell>
          <table:table-cell table:formula="of:=[.G100]+[.$B$10]*([.F101]-[.G100])" office:value-type="float" office:value="-286.793089648029" calcext:value-type="float">
            <text:p>-286,793</text:p>
          </table:table-cell>
          <table:table-cell table:formula="of:=SUM([.$F100:.$F101])/COUNT([.$F100:.$F101])" office:value-type="float" office:value="-722.320244990116" calcext:value-type="float">
            <text:p>-722,320</text:p>
          </table:table-cell>
          <table:table-cell table:formula="of:=SUM([.$F86:.$F101])/COUNT([.$F86:.$F101])" office:value-type="float" office:value="201.673571672982" calcext:value-type="float">
            <text:p>201,674</text:p>
          </table:table-cell>
        </table:table-row>
        <table:table-row table:style-name="ro1">
          <table:table-cell table:number-columns-repeated="2"/>
          <table:table-cell table:formula="of:=[.C101]+[.$B$2]" office:value-type="float" office:value="0.5" calcext:value-type="float">
            <text:p>0,500</text:p>
          </table:table-cell>
          <table:table-cell table:formula="of:=[.$B$5]*SIN([.$C102]*2*PI()*[.$B$4])" office:value-type="float" office:value="-0.00000000000209798136933558" calcext:value-type="float">
            <text:p>0,000</text:p>
          </table:table-cell>
          <table:table-cell table:formula="of:=[.$B$7]*SIN([.$C102]*2*PI()*[.$B$6])" office:value-type="float" office:value="0.0000000000803665410946226" calcext:value-type="float">
            <text:p>0,000</text:p>
          </table:table-cell>
          <table:table-cell table:formula="of:=[.D102]+[.E102]" office:value-type="float" office:value="0.000000000078268559725287" calcext:value-type="float">
            <text:p>0,000</text:p>
          </table:table-cell>
          <table:table-cell table:formula="of:=[.G101]+[.$B$10]*([.F102]-[.G101])" office:value-type="float" office:value="-176.128370609113" calcext:value-type="float">
            <text:p>-176,128</text:p>
          </table:table-cell>
          <table:table-cell table:formula="of:=SUM([.$F101:.$F102])/COUNT([.$F101:.$F102])" office:value-type="float" office:value="-459.822878608463" calcext:value-type="float">
            <text:p>-459,823</text:p>
          </table:table-cell>
          <table:table-cell table:formula="of:=SUM([.$F87:.$F102])/COUNT([.$F87:.$F102])" office:value-type="float" office:value="231.004999310075" calcext:value-type="float">
            <text:p>231,005</text:p>
          </table:table-cell>
        </table:table-row>
        <table:table-row table:style-name="ro1">
          <table:table-cell table:number-columns-repeated="2"/>
          <table:table-cell table:formula="of:=[.C102]+[.$B$2]" office:value-type="float" office:value="0.505" calcext:value-type="float">
            <text:p>0,505</text:p>
          </table:table-cell>
          <table:table-cell table:formula="of:=[.$B$5]*SIN([.$C103]*2*PI()*[.$B$4])" office:value-type="float" office:value="-31.4107590781302" calcext:value-type="float">
            <text:p>-31,411</text:p>
          </table:table-cell>
          <table:table-cell table:formula="of:=[.$B$7]*SIN([.$C103]*2*PI()*[.$B$6])" office:value-type="float" office:value="951.056516295176" calcext:value-type="float">
            <text:p>951,057</text:p>
          </table:table-cell>
          <table:table-cell table:formula="of:=[.D103]+[.E103]" office:value-type="float" office:value="919.645757217046" calcext:value-type="float">
            <text:p>919,646</text:p>
          </table:table-cell>
          <table:table-cell table:formula="of:=[.G102]+[.$B$10]*([.F103]-[.G102])" office:value-type="float" office:value="246.697493622078" calcext:value-type="float">
            <text:p>246,697</text:p>
          </table:table-cell>
          <table:table-cell table:formula="of:=SUM([.$F102:.$F103])/COUNT([.$F102:.$F103])" office:value-type="float" office:value="459.822878608562" calcext:value-type="float">
            <text:p>459,823</text:p>
          </table:table-cell>
          <table:table-cell table:formula="of:=SUM([.$F88:.$F103])/COUNT([.$F88:.$F103])" office:value-type="float" office:value="260.108452902415" calcext:value-type="float">
            <text:p>260,108</text:p>
          </table:table-cell>
        </table:table-row>
        <table:table-row table:style-name="ro1">
          <table:table-cell table:number-columns-repeated="2"/>
          <table:table-cell table:formula="of:=[.C103]+[.$B$2]" office:value-type="float" office:value="0.51" calcext:value-type="float">
            <text:p>0,510</text:p>
          </table:table-cell>
          <table:table-cell table:formula="of:=[.$B$5]*SIN([.$C104]*2*PI()*[.$B$4])" office:value-type="float" office:value="-62.7905195293156" calcext:value-type="float">
            <text:p>-62,791</text:p>
          </table:table-cell>
          <table:table-cell table:formula="of:=[.$B$7]*SIN([.$C104]*2*PI()*[.$B$6])" office:value-type="float" office:value="587.785252292397" calcext:value-type="float">
            <text:p>587,785</text:p>
          </table:table-cell>
          <table:table-cell table:formula="of:=[.D104]+[.E104]" office:value-type="float" office:value="524.994732763081" calcext:value-type="float">
            <text:p>524,995</text:p>
          </table:table-cell>
          <table:table-cell table:formula="of:=[.G103]+[.$B$10]*([.F104]-[.G103])" office:value-type="float" office:value="354.083922690622" calcext:value-type="float">
            <text:p>354,084</text:p>
          </table:table-cell>
          <table:table-cell table:formula="of:=SUM([.$F103:.$F104])/COUNT([.$F103:.$F104])" office:value-type="float" office:value="722.320244990063" calcext:value-type="float">
            <text:p>722,320</text:p>
          </table:table-cell>
          <table:table-cell table:formula="of:=SUM([.$F89:.$F104])/COUNT([.$F89:.$F104])" office:value-type="float" office:value="206.868385708843" calcext:value-type="float">
            <text:p>206,868</text:p>
          </table:table-cell>
        </table:table-row>
        <table:table-row table:style-name="ro1">
          <table:table-cell table:number-columns-repeated="2"/>
          <table:table-cell table:formula="of:=[.C104]+[.$B$2]" office:value-type="float" office:value="0.515" calcext:value-type="float">
            <text:p>0,515</text:p>
          </table:table-cell>
          <table:table-cell table:formula="of:=[.$B$5]*SIN([.$C105]*2*PI()*[.$B$4])" office:value-type="float" office:value="-94.1083133185163" calcext:value-type="float">
            <text:p>-94,108</text:p>
          </table:table-cell>
          <table:table-cell table:formula="of:=[.$B$7]*SIN([.$C105]*2*PI()*[.$B$6])" office:value-type="float" office:value="-587.785252292532" calcext:value-type="float">
            <text:p>-587,785</text:p>
          </table:table-cell>
          <table:table-cell table:formula="of:=[.D105]+[.E105]" office:value-type="float" office:value="-681.893565611049" calcext:value-type="float">
            <text:p>-681,894</text:p>
          </table:table-cell>
          <table:table-cell table:formula="of:=[.G104]+[.$B$10]*([.F105]-[.G104])" office:value-type="float" office:value="-45.6682394490433" calcext:value-type="float">
            <text:p>-45,668</text:p>
          </table:table-cell>
          <table:table-cell table:formula="of:=SUM([.$F104:.$F105])/COUNT([.$F104:.$F105])" office:value-type="float" office:value="-78.4494164239838" calcext:value-type="float">
            <text:p>-78,449</text:p>
          </table:table-cell>
          <table:table-cell table:formula="of:=SUM([.$F90:.$F105])/COUNT([.$F90:.$F105])" office:value-type="float" office:value="102.691716425203" calcext:value-type="float">
            <text:p>102,692</text:p>
          </table:table-cell>
        </table:table-row>
        <table:table-row table:style-name="ro1">
          <table:table-cell table:number-columns-repeated="2"/>
          <table:table-cell table:formula="of:=[.C105]+[.$B$2]" office:value-type="float" office:value="0.52" calcext:value-type="float">
            <text:p>0,520</text:p>
          </table:table-cell>
          <table:table-cell table:formula="of:=[.$B$5]*SIN([.$C106]*2*PI()*[.$B$4])" office:value-type="float" office:value="-125.333233564307" calcext:value-type="float">
            <text:p>-125,333</text:p>
          </table:table-cell>
          <table:table-cell table:formula="of:=[.$B$7]*SIN([.$C106]*2*PI()*[.$B$6])" office:value-type="float" office:value="-951.056516295129" calcext:value-type="float">
            <text:p>-951,057</text:p>
          </table:table-cell>
          <table:table-cell table:formula="of:=[.D106]+[.E106]" office:value-type="float" office:value="-1076.38974985944" calcext:value-type="float">
            <text:p>-1076,390</text:p>
          </table:table-cell>
          <table:table-cell table:formula="of:=[.G105]+[.$B$10]*([.F106]-[.G105])" office:value-type="float" office:value="-443.392279790771" calcext:value-type="float">
            <text:p>-443,392</text:p>
          </table:table-cell>
          <table:table-cell table:formula="of:=SUM([.$F105:.$F106])/COUNT([.$F105:.$F106])" office:value-type="float" office:value="-879.141657735242" calcext:value-type="float">
            <text:p>-879,142</text:p>
          </table:table-cell>
          <table:table-cell table:formula="of:=SUM([.$F91:.$F106])/COUNT([.$F91:.$F106])" office:value-type="float" office:value="49.1461507844786" calcext:value-type="float">
            <text:p>49,146</text:p>
          </table:table-cell>
        </table:table-row>
        <table:table-row table:style-name="ro1">
          <table:table-cell table:number-columns-repeated="2"/>
          <table:table-cell table:formula="of:=[.C106]+[.$B$2]" office:value-type="float" office:value="0.525" calcext:value-type="float">
            <text:p>0,525</text:p>
          </table:table-cell>
          <table:table-cell table:formula="of:=[.$B$5]*SIN([.$C107]*2*PI()*[.$B$4])" office:value-type="float" office:value="-156.434465040233" calcext:value-type="float">
            <text:p>-156,434</text:p>
          </table:table-cell>
          <table:table-cell table:formula="of:=[.$B$7]*SIN([.$C107]*2*PI()*[.$B$6])" office:value-type="float" office:value="0.0000000000872270390923941" calcext:value-type="float">
            <text:p>0,000</text:p>
          </table:table-cell>
          <table:table-cell table:formula="of:=[.D107]+[.E107]" office:value-type="float" office:value="-156.434465040146" calcext:value-type="float">
            <text:p>-156,434</text:p>
          </table:table-cell>
          <table:table-cell table:formula="of:=[.G106]+[.$B$10]*([.F107]-[.G106])" office:value-type="float" office:value="-332.663998351481" calcext:value-type="float">
            <text:p>-332,664</text:p>
          </table:table-cell>
          <table:table-cell table:formula="of:=SUM([.$F106:.$F107])/COUNT([.$F106:.$F107])" office:value-type="float" office:value="-616.41210744979" calcext:value-type="float">
            <text:p>-616,412</text:p>
          </table:table-cell>
          <table:table-cell table:formula="of:=SUM([.$F92:.$F107])/COUNT([.$F92:.$F107])" office:value-type="float" office:value="77.6389089725846" calcext:value-type="float">
            <text:p>77,639</text:p>
          </table:table-cell>
        </table:table-row>
        <table:table-row table:style-name="ro1">
          <table:table-cell table:number-columns-repeated="2"/>
          <table:table-cell table:formula="of:=[.C107]+[.$B$2]" office:value-type="float" office:value="0.53" calcext:value-type="float">
            <text:p>0,530</text:p>
          </table:table-cell>
          <table:table-cell table:formula="of:=[.$B$5]*SIN([.$C108]*2*PI()*[.$B$4])" office:value-type="float" office:value="-187.381314585727" calcext:value-type="float">
            <text:p>-187,381</text:p>
          </table:table-cell>
          <table:table-cell table:formula="of:=[.$B$7]*SIN([.$C108]*2*PI()*[.$B$6])" office:value-type="float" office:value="951.056516295174" calcext:value-type="float">
            <text:p>951,057</text:p>
          </table:table-cell>
          <table:table-cell table:formula="of:=[.D108]+[.E108]" office:value-type="float" office:value="763.675201709448" calcext:value-type="float">
            <text:p>763,675</text:p>
          </table:table-cell>
          <table:table-cell table:formula="of:=[.G107]+[.$B$10]*([.F108]-[.G107])" office:value-type="float" office:value="90.3799100458867" calcext:value-type="float">
            <text:p>90,380</text:p>
          </table:table-cell>
          <table:table-cell table:formula="of:=SUM([.$F107:.$F108])/COUNT([.$F107:.$F108])" office:value-type="float" office:value="303.620368334651" calcext:value-type="float">
            <text:p>303,620</text:p>
          </table:table-cell>
          <table:table-cell table:formula="of:=SUM([.$F93:.$F108])/COUNT([.$F93:.$F108])" office:value-type="float" office:value="106.055046930987" calcext:value-type="float">
            <text:p>106,055</text:p>
          </table:table-cell>
        </table:table-row>
        <table:table-row table:style-name="ro1">
          <table:table-cell table:number-columns-repeated="2"/>
          <table:table-cell table:formula="of:=[.C108]+[.$B$2]" office:value-type="float" office:value="0.535" calcext:value-type="float">
            <text:p>0,535</text:p>
          </table:table-cell>
          <table:table-cell table:formula="of:=[.$B$5]*SIN([.$C109]*2*PI()*[.$B$4])" office:value-type="float" office:value="-218.143241396545" calcext:value-type="float">
            <text:p>-218,143</text:p>
          </table:table-cell>
          <table:table-cell table:formula="of:=[.$B$7]*SIN([.$C109]*2*PI()*[.$B$6])" office:value-type="float" office:value="587.785252292414" calcext:value-type="float">
            <text:p>587,785</text:p>
          </table:table-cell>
          <table:table-cell table:formula="of:=[.D109]+[.E109]" office:value-type="float" office:value="369.642010895869" calcext:value-type="float">
            <text:p>369,642</text:p>
          </table:table-cell>
          <table:table-cell table:formula="of:=[.G108]+[.$B$10]*([.F109]-[.G108])" office:value-type="float" office:value="198.138649863154" calcext:value-type="float">
            <text:p>198,139</text:p>
          </table:table-cell>
          <table:table-cell table:formula="of:=SUM([.$F108:.$F109])/COUNT([.$F108:.$F109])" office:value-type="float" office:value="566.658606302658" calcext:value-type="float">
            <text:p>566,659</text:p>
          </table:table-cell>
          <table:table-cell table:formula="of:=SUM([.$F94:.$F109])/COUNT([.$F94:.$F109])" office:value-type="float" office:value="52.2796962160783" calcext:value-type="float">
            <text:p>52,280</text:p>
          </table:table-cell>
        </table:table-row>
        <table:table-row table:style-name="ro1">
          <table:table-cell table:number-columns-repeated="2"/>
          <table:table-cell table:formula="of:=[.C109]+[.$B$2]" office:value-type="float" office:value="0.54" calcext:value-type="float">
            <text:p>0,540</text:p>
          </table:table-cell>
          <table:table-cell table:formula="of:=[.$B$5]*SIN([.$C110]*2*PI()*[.$B$4])" office:value-type="float" office:value="-248.689887164857" calcext:value-type="float">
            <text:p>-248,690</text:p>
          </table:table-cell>
          <table:table-cell table:formula="of:=[.$B$7]*SIN([.$C110]*2*PI()*[.$B$6])" office:value-type="float" office:value="-587.785252292538" calcext:value-type="float">
            <text:p>-587,785</text:p>
          </table:table-cell>
          <table:table-cell table:formula="of:=[.D110]+[.E110]" office:value-type="float" office:value="-836.475139457395" calcext:value-type="float">
            <text:p>-836,475</text:p>
          </table:table-cell>
          <table:table-cell table:formula="of:=[.G109]+[.$B$10]*([.F110]-[.G109])" office:value-type="float" office:value="-201.087302371019" calcext:value-type="float">
            <text:p>-201,087</text:p>
          </table:table-cell>
          <table:table-cell table:formula="of:=SUM([.$F109:.$F110])/COUNT([.$F109:.$F110])" office:value-type="float" office:value="-233.416564280763" calcext:value-type="float">
            <text:p>-233,417</text:p>
          </table:table-cell>
          <table:table-cell table:formula="of:=SUM([.$F95:.$F110])/COUNT([.$F95:.$F110])" office:value-type="float" office:value="-52.2796962160883" calcext:value-type="float">
            <text:p>-52,280</text:p>
          </table:table-cell>
        </table:table-row>
        <table:table-row table:style-name="ro1">
          <table:table-cell table:number-columns-repeated="2"/>
          <table:table-cell table:formula="of:=[.C110]+[.$B$2]" office:value-type="float" office:value="0.545" calcext:value-type="float">
            <text:p>0,545</text:p>
          </table:table-cell>
          <table:table-cell table:formula="of:=[.$B$5]*SIN([.$C111]*2*PI()*[.$B$4])" office:value-type="float" office:value="-278.991106039231" calcext:value-type="float">
            <text:p>-278,991</text:p>
          </table:table-cell>
          <table:table-cell table:formula="of:=[.$B$7]*SIN([.$C111]*2*PI()*[.$B$6])" office:value-type="float" office:value="-951.056516295127" calcext:value-type="float">
            <text:p>-951,057</text:p>
          </table:table-cell>
          <table:table-cell table:formula="of:=[.D111]+[.E111]" office:value-type="float" office:value="-1230.04762233436" calcext:value-type="float">
            <text:p>-1230,048</text:p>
          </table:table-cell>
          <table:table-cell table:formula="of:=[.G110]+[.$B$10]*([.F111]-[.G110])" office:value-type="float" office:value="-598.131752956117" calcext:value-type="float">
            <text:p>-598,132</text:p>
          </table:table-cell>
          <table:table-cell table:formula="of:=SUM([.$F110:.$F111])/COUNT([.$F110:.$F111])" office:value-type="float" office:value="-1033.26138089588" calcext:value-type="float">
            <text:p>-1033,261</text:p>
          </table:table-cell>
          <table:table-cell table:formula="of:=SUM([.$F96:.$F111])/COUNT([.$F96:.$F111])" office:value-type="float" office:value="-106.055046930987" calcext:value-type="float">
            <text:p>-106,055</text:p>
          </table:table-cell>
        </table:table-row>
        <table:table-row table:style-name="ro1">
          <table:table-cell table:number-columns-repeated="2"/>
          <table:table-cell table:formula="of:=[.C111]+[.$B$2]" office:value-type="float" office:value="0.55" calcext:value-type="float">
            <text:p>0,550</text:p>
          </table:table-cell>
          <table:table-cell table:formula="of:=[.$B$5]*SIN([.$C112]*2*PI()*[.$B$4])" office:value-type="float" office:value="-309.016994374949" calcext:value-type="float">
            <text:p>-309,017</text:p>
          </table:table-cell>
          <table:table-cell table:formula="of:=[.$B$7]*SIN([.$C112]*2*PI()*[.$B$6])" office:value-type="float" office:value="0.0000000000940875370901657" calcext:value-type="float">
            <text:p>0,000</text:p>
          </table:table-cell>
          <table:table-cell table:formula="of:=[.D112]+[.E112]" office:value-type="float" office:value="-309.016994374855" calcext:value-type="float">
            <text:p>-309,017</text:p>
          </table:table-cell>
          <table:table-cell table:formula="of:=[.G111]+[.$B$10]*([.F112]-[.G111])" office:value-type="float" office:value="-486.571172582104" calcext:value-type="float">
            <text:p>-486,571</text:p>
          </table:table-cell>
          <table:table-cell table:formula="of:=SUM([.$F111:.$F112])/COUNT([.$F111:.$F112])" office:value-type="float" office:value="-769.532308354607" calcext:value-type="float">
            <text:p>-769,532</text:p>
          </table:table-cell>
          <table:table-cell table:formula="of:=SUM([.$F97:.$F112])/COUNT([.$F97:.$F112])" office:value-type="float" office:value="-77.6389089725773" calcext:value-type="float">
            <text:p>-77,639</text:p>
          </table:table-cell>
        </table:table-row>
        <table:table-row table:style-name="ro1">
          <table:table-cell table:number-columns-repeated="2"/>
          <table:table-cell table:formula="of:=[.C112]+[.$B$2]" office:value-type="float" office:value="0.555" calcext:value-type="float">
            <text:p>0,555</text:p>
          </table:table-cell>
          <table:table-cell table:formula="of:=[.$B$5]*SIN([.$C113]*2*PI()*[.$B$4])" office:value-type="float" office:value="-338.737920245294" calcext:value-type="float">
            <text:p>-338,738</text:p>
          </table:table-cell>
          <table:table-cell table:formula="of:=[.$B$7]*SIN([.$C113]*2*PI()*[.$B$6])" office:value-type="float" office:value="951.056516295185" calcext:value-type="float">
            <text:p>951,057</text:p>
          </table:table-cell>
          <table:table-cell table:formula="of:=[.D113]+[.E113]" office:value-type="float" office:value="612.318596049891" calcext:value-type="float">
            <text:p>612,319</text:p>
          </table:table-cell>
          <table:table-cell table:formula="of:=[.G112]+[.$B$10]*([.F113]-[.G112])" office:value-type="float" office:value="-62.5430774504849" calcext:value-type="float">
            <text:p>-62,543</text:p>
          </table:table-cell>
          <table:table-cell table:formula="of:=SUM([.$F112:.$F113])/COUNT([.$F112:.$F113])" office:value-type="float" office:value="151.650800837518" calcext:value-type="float">
            <text:p>151,651</text:p>
          </table:table-cell>
          <table:table-cell table:formula="of:=SUM([.$F98:.$F113])/COUNT([.$F98:.$F113])" office:value-type="float" office:value="-49.146150784478" calcext:value-type="float">
            <text:p>-49,146</text:p>
          </table:table-cell>
        </table:table-row>
        <table:table-row table:style-name="ro1">
          <table:table-cell table:number-columns-repeated="2"/>
          <table:table-cell table:formula="of:=[.C113]+[.$B$2]" office:value-type="float" office:value="0.56" calcext:value-type="float">
            <text:p>0,560</text:p>
          </table:table-cell>
          <table:table-cell table:formula="of:=[.$B$5]*SIN([.$C114]*2*PI()*[.$B$4])" office:value-type="float" office:value="-368.12455268468" calcext:value-type="float">
            <text:p>-368,125</text:p>
          </table:table-cell>
          <table:table-cell table:formula="of:=[.$B$7]*SIN([.$C114]*2*PI()*[.$B$6])" office:value-type="float" office:value="587.785252292409" calcext:value-type="float">
            <text:p>587,785</text:p>
          </table:table-cell>
          <table:table-cell table:formula="of:=[.D114]+[.E114]" office:value-type="float" office:value="219.660699607729" calcext:value-type="float">
            <text:p>219,661</text:p>
          </table:table-cell>
          <table:table-cell table:formula="of:=[.G113]+[.$B$10]*([.F114]-[.G113])" office:value-type="float" office:value="46.3507656270694" calcext:value-type="float">
            <text:p>46,351</text:p>
          </table:table-cell>
          <table:table-cell table:formula="of:=SUM([.$F113:.$F114])/COUNT([.$F113:.$F114])" office:value-type="float" office:value="415.98964782881" calcext:value-type="float">
            <text:p>415,990</text:p>
          </table:table-cell>
          <table:table-cell table:formula="of:=SUM([.$F99:.$F114])/COUNT([.$F99:.$F114])" office:value-type="float" office:value="-102.691716425213" calcext:value-type="float">
            <text:p>-102,692</text:p>
          </table:table-cell>
        </table:table-row>
        <table:table-row table:style-name="ro1">
          <table:table-cell table:number-columns-repeated="2"/>
          <table:table-cell table:formula="of:=[.C114]+[.$B$2]" office:value-type="float" office:value="0.565" calcext:value-type="float">
            <text:p>0,565</text:p>
          </table:table-cell>
          <table:table-cell table:formula="of:=[.$B$5]*SIN([.$C115]*2*PI()*[.$B$4])" office:value-type="float" office:value="-397.147890634783" calcext:value-type="float">
            <text:p>-397,148</text:p>
          </table:table-cell>
          <table:table-cell table:formula="of:=[.$B$7]*SIN([.$C115]*2*PI()*[.$B$6])" office:value-type="float" office:value="-587.785252292543" calcext:value-type="float">
            <text:p>-587,785</text:p>
          </table:table-cell>
          <table:table-cell table:formula="of:=[.D115]+[.E115]" office:value-type="float" office:value="-984.933142927326" calcext:value-type="float">
            <text:p>-984,933</text:p>
          </table:table-cell>
          <table:table-cell table:formula="of:=[.G114]+[.$B$10]*([.F115]-[.G114])" office:value-type="float" office:value="-351.590287030648" calcext:value-type="float">
            <text:p>-351,590</text:p>
          </table:table-cell>
          <table:table-cell table:formula="of:=SUM([.$F114:.$F115])/COUNT([.$F114:.$F115])" office:value-type="float" office:value="-382.636221659799" calcext:value-type="float">
            <text:p>-382,636</text:p>
          </table:table-cell>
          <table:table-cell table:formula="of:=SUM([.$F100:.$F115])/COUNT([.$F100:.$F115])" office:value-type="float" office:value="-206.868385708853" calcext:value-type="float">
            <text:p>-206,868</text:p>
          </table:table-cell>
        </table:table-row>
        <table:table-row table:style-name="ro1">
          <table:table-cell table:number-columns-repeated="2"/>
          <table:table-cell table:formula="of:=[.C115]+[.$B$2]" office:value-type="float" office:value="0.57" calcext:value-type="float">
            <text:p>0,570</text:p>
          </table:table-cell>
          <table:table-cell table:formula="of:=[.$B$5]*SIN([.$C116]*2*PI()*[.$B$4])" office:value-type="float" office:value="-425.779291565075" calcext:value-type="float">
            <text:p>-425,779</text:p>
          </table:table-cell>
          <table:table-cell table:formula="of:=[.$B$7]*SIN([.$C116]*2*PI()*[.$B$6])" office:value-type="float" office:value="-951.056516295125" calcext:value-type="float">
            <text:p>-951,057</text:p>
          </table:table-cell>
          <table:table-cell table:formula="of:=[.D116]+[.E116]" office:value-type="float" office:value="-1376.8358078602" calcext:value-type="float">
            <text:p>-1376,836</text:p>
          </table:table-cell>
          <table:table-cell table:formula="of:=[.G115]+[.$B$10]*([.F116]-[.G115])" office:value-type="float" office:value="-747.201309763872" calcext:value-type="float">
            <text:p>-747,201</text:p>
          </table:table-cell>
          <table:table-cell table:formula="of:=SUM([.$F115:.$F116])/COUNT([.$F115:.$F116])" office:value-type="float" office:value="-1180.88447539376" calcext:value-type="float">
            <text:p>-1180,884</text:p>
          </table:table-cell>
          <table:table-cell table:formula="of:=SUM([.$F101:.$F116])/COUNT([.$F101:.$F116])" office:value-type="float" office:value="-260.108452902414" calcext:value-type="float">
            <text:p>-260,108</text:p>
          </table:table-cell>
        </table:table-row>
        <table:table-row table:style-name="ro1">
          <table:table-cell table:number-columns-repeated="2"/>
          <table:table-cell table:formula="of:=[.C116]+[.$B$2]" office:value-type="float" office:value="0.575" calcext:value-type="float">
            <text:p>0,575</text:p>
          </table:table-cell>
          <table:table-cell table:formula="of:=[.$B$5]*SIN([.$C117]*2*PI()*[.$B$4])" office:value-type="float" office:value="-453.990499739549" calcext:value-type="float">
            <text:p>-453,990</text:p>
          </table:table-cell>
          <table:table-cell table:formula="of:=[.$B$7]*SIN([.$C117]*2*PI()*[.$B$6])" office:value-type="float" office:value="0.000000000100948035087937" calcext:value-type="float">
            <text:p>0,000</text:p>
          </table:table-cell>
          <table:table-cell table:formula="of:=[.D117]+[.E117]" office:value-type="float" office:value="-453.990499739448" calcext:value-type="float">
            <text:p>-453,990</text:p>
          </table:table-cell>
          <table:table-cell table:formula="of:=[.G116]+[.$B$10]*([.F117]-[.G116])" office:value-type="float" office:value="-634.0601878828" calcext:value-type="float">
            <text:p>-634,060</text:p>
          </table:table-cell>
          <table:table-cell table:formula="of:=SUM([.$F116:.$F117])/COUNT([.$F116:.$F117])" office:value-type="float" office:value="-915.413153799824" calcext:value-type="float">
            <text:p>-915,413</text:p>
          </table:table-cell>
          <table:table-cell table:formula="of:=SUM([.$F102:.$F117])/COUNT([.$F102:.$F117])" office:value-type="float" office:value="-231.004999310067" calcext:value-type="float">
            <text:p>-231,005</text:p>
          </table:table-cell>
        </table:table-row>
        <table:table-row table:style-name="ro1">
          <table:table-cell table:number-columns-repeated="2"/>
          <table:table-cell table:formula="of:=[.C117]+[.$B$2]" office:value-type="float" office:value="0.58" calcext:value-type="float">
            <text:p>0,580</text:p>
          </table:table-cell>
          <table:table-cell table:formula="of:=[.$B$5]*SIN([.$C118]*2*PI()*[.$B$4])" office:value-type="float" office:value="-481.753674101717" calcext:value-type="float">
            <text:p>-481,754</text:p>
          </table:table-cell>
          <table:table-cell table:formula="of:=[.$B$7]*SIN([.$C118]*2*PI()*[.$B$6])" office:value-type="float" office:value="951.056516295178" calcext:value-type="float">
            <text:p>951,057</text:p>
          </table:table-cell>
          <table:table-cell table:formula="of:=[.D118]+[.E118]" office:value-type="float" office:value="469.302842193461" calcext:value-type="float">
            <text:p>469,303</text:p>
          </table:table-cell>
          <table:table-cell table:formula="of:=[.G117]+[.$B$10]*([.F118]-[.G117])" office:value-type="float" office:value="-208.305997392591" calcext:value-type="float">
            <text:p>-208,306</text:p>
          </table:table-cell>
          <table:table-cell table:formula="of:=SUM([.$F117:.$F118])/COUNT([.$F117:.$F118])" office:value-type="float" office:value="7.65617122700641" calcext:value-type="float">
            <text:p>7,656</text:p>
          </table:table-cell>
          <table:table-cell table:formula="of:=SUM([.$F103:.$F118])/COUNT([.$F103:.$F118])" office:value-type="float" office:value="-201.67357167298" calcext:value-type="float">
            <text:p>-201,674</text:p>
          </table:table-cell>
        </table:table-row>
        <table:table-row table:style-name="ro1">
          <table:table-cell table:number-columns-repeated="2"/>
          <table:table-cell table:formula="of:=[.C118]+[.$B$2]" office:value-type="float" office:value="0.585" calcext:value-type="float">
            <text:p>0,585</text:p>
          </table:table-cell>
          <table:table-cell table:formula="of:=[.$B$5]*SIN([.$C119]*2*PI()*[.$B$4])" office:value-type="float" office:value="-509.041415750374" calcext:value-type="float">
            <text:p>-509,041</text:p>
          </table:table-cell>
          <table:table-cell table:formula="of:=[.$B$7]*SIN([.$C119]*2*PI()*[.$B$6])" office:value-type="float" office:value="587.78525229238" calcext:value-type="float">
            <text:p>587,785</text:p>
          </table:table-cell>
          <table:table-cell table:formula="of:=[.D119]+[.E119]" office:value-type="float" office:value="78.7438365420064" calcext:value-type="float">
            <text:p>78,744</text:p>
          </table:table-cell>
          <table:table-cell table:formula="of:=[.G118]+[.$B$10]*([.F119]-[.G118])" office:value-type="float" office:value="-97.5422085526417" calcext:value-type="float">
            <text:p>-97,542</text:p>
          </table:table-cell>
          <table:table-cell table:formula="of:=SUM([.$F118:.$F119])/COUNT([.$F118:.$F119])" office:value-type="float" office:value="274.023339367734" calcext:value-type="float">
            <text:p>274,023</text:p>
          </table:table-cell>
          <table:table-cell table:formula="of:=SUM([.$F104:.$F119])/COUNT([.$F104:.$F119])" office:value-type="float" office:value="-254.22994171517" calcext:value-type="float">
            <text:p>-254,230</text:p>
          </table:table-cell>
        </table:table-row>
        <table:table-row table:style-name="ro1">
          <table:table-cell table:number-columns-repeated="2"/>
          <table:table-cell table:formula="of:=[.C119]+[.$B$2]" office:value-type="float" office:value="0.59" calcext:value-type="float">
            <text:p>0,590</text:p>
          </table:table-cell>
          <table:table-cell table:formula="of:=[.$B$5]*SIN([.$C120]*2*PI()*[.$B$4])" office:value-type="float" office:value="-535.826794978999" calcext:value-type="float">
            <text:p>-535,827</text:p>
          </table:table-cell>
          <table:table-cell table:formula="of:=[.$B$7]*SIN([.$C120]*2*PI()*[.$B$6])" office:value-type="float" office:value="-587.785252292549" calcext:value-type="float">
            <text:p>-587,785</text:p>
          </table:table-cell>
          <table:table-cell table:formula="of:=[.D120]+[.E120]" office:value-type="float" office:value="-1123.61204727155" calcext:value-type="float">
            <text:p>-1123,612</text:p>
          </table:table-cell>
          <table:table-cell table:formula="of:=[.G119]+[.$B$10]*([.F120]-[.G119])" office:value-type="float" office:value="-493.471310454845" calcext:value-type="float">
            <text:p>-493,471</text:p>
          </table:table-cell>
          <table:table-cell table:formula="of:=SUM([.$F119:.$F120])/COUNT([.$F119:.$F120])" office:value-type="float" office:value="-522.434105364771" calcext:value-type="float">
            <text:p>-522,434</text:p>
          </table:table-cell>
          <table:table-cell table:formula="of:=SUM([.$F105:.$F120])/COUNT([.$F105:.$F120])" office:value-type="float" office:value="-357.267865467335" calcext:value-type="float">
            <text:p>-357,268</text:p>
          </table:table-cell>
        </table:table-row>
        <table:table-row table:style-name="ro1">
          <table:table-cell table:number-columns-repeated="2"/>
          <table:table-cell table:formula="of:=[.C120]+[.$B$2]" office:value-type="float" office:value="0.595" calcext:value-type="float">
            <text:p>0,595</text:p>
          </table:table-cell>
          <table:table-cell table:formula="of:=[.$B$5]*SIN([.$C121]*2*PI()*[.$B$4])" office:value-type="float" office:value="-562.083377852133" calcext:value-type="float">
            <text:p>-562,083</text:p>
          </table:table-cell>
          <table:table-cell table:formula="of:=[.$B$7]*SIN([.$C121]*2*PI()*[.$B$6])" office:value-type="float" office:value="-951.056516295123" calcext:value-type="float">
            <text:p>-951,057</text:p>
          </table:table-cell>
          <table:table-cell table:formula="of:=[.D121]+[.E121]" office:value-type="float" office:value="-1513.13989414726" calcext:value-type="float">
            <text:p>-1513,140</text:p>
          </table:table-cell>
          <table:table-cell table:formula="of:=[.G120]+[.$B$10]*([.F121]-[.G120])" office:value-type="float" office:value="-886.930362991936" calcext:value-type="float">
            <text:p>-886,930</text:p>
          </table:table-cell>
          <table:table-cell table:formula="of:=SUM([.$F120:.$F121])/COUNT([.$F120:.$F121])" office:value-type="float" office:value="-1318.3759707094" calcext:value-type="float">
            <text:p>-1318,376</text:p>
          </table:table-cell>
          <table:table-cell table:formula="of:=SUM([.$F106:.$F121])/COUNT([.$F106:.$F121])" office:value-type="float" office:value="-409.220761000848" calcext:value-type="float">
            <text:p>-409,221</text:p>
          </table:table-cell>
        </table:table-row>
        <table:table-row table:style-name="ro1">
          <table:table-cell table:number-columns-repeated="2"/>
          <table:table-cell table:formula="of:=[.C121]+[.$B$2]" office:value-type="float" office:value="0.6" calcext:value-type="float">
            <text:p>0,600</text:p>
          </table:table-cell>
          <table:table-cell table:formula="of:=[.$B$5]*SIN([.$C122]*2*PI()*[.$B$4])" office:value-type="float" office:value="-587.785252292475" calcext:value-type="float">
            <text:p>-587,785</text:p>
          </table:table-cell>
          <table:table-cell table:formula="of:=[.$B$7]*SIN([.$C122]*2*PI()*[.$B$6])" office:value-type="float" office:value="0.000000000107808533085709" calcext:value-type="float">
            <text:p>0,000</text:p>
          </table:table-cell>
          <table:table-cell table:formula="of:=[.D122]+[.E122]" office:value-type="float" office:value="-587.785252292367" calcext:value-type="float">
            <text:p>-587,785</text:p>
          </table:table-cell>
          <table:table-cell table:formula="of:=[.G121]+[.$B$10]*([.F122]-[.G121])" office:value-type="float" office:value="-771.499375208889" calcext:value-type="float">
            <text:p>-771,499</text:p>
          </table:table-cell>
          <table:table-cell table:formula="of:=SUM([.$F121:.$F122])/COUNT([.$F121:.$F122])" office:value-type="float" office:value="-1050.46257321981" calcext:value-type="float">
            <text:p>-1050,463</text:p>
          </table:table-cell>
          <table:table-cell table:formula="of:=SUM([.$F107:.$F122])/COUNT([.$F107:.$F122])" office:value-type="float" office:value="-378.682979902906" calcext:value-type="float">
            <text:p>-378,683</text:p>
          </table:table-cell>
        </table:table-row>
        <table:table-row table:style-name="ro1">
          <table:table-cell table:number-columns-repeated="2"/>
          <table:table-cell table:formula="of:=[.C122]+[.$B$2]" office:value-type="float" office:value="0.605" calcext:value-type="float">
            <text:p>0,605</text:p>
          </table:table-cell>
          <table:table-cell table:formula="of:=[.$B$5]*SIN([.$C123]*2*PI()*[.$B$4])" office:value-type="float" office:value="-612.907053652978" calcext:value-type="float">
            <text:p>-612,907</text:p>
          </table:table-cell>
          <table:table-cell table:formula="of:=[.$B$7]*SIN([.$C123]*2*PI()*[.$B$6])" office:value-type="float" office:value="951.05651629518" calcext:value-type="float">
            <text:p>951,057</text:p>
          </table:table-cell>
          <table:table-cell table:formula="of:=[.D123]+[.E123]" office:value-type="float" office:value="338.149462642202" calcext:value-type="float">
            <text:p>338,149</text:p>
          </table:table-cell>
          <table:table-cell table:formula="of:=[.G122]+[.$B$10]*([.F123]-[.G122])" office:value-type="float" office:value="-343.319682932051" calcext:value-type="float">
            <text:p>-343,320</text:p>
          </table:table-cell>
          <table:table-cell table:formula="of:=SUM([.$F122:.$F123])/COUNT([.$F122:.$F123])" office:value-type="float" office:value="-124.817894825083" calcext:value-type="float">
            <text:p>-124,818</text:p>
          </table:table-cell>
          <table:table-cell table:formula="of:=SUM([.$F108:.$F123])/COUNT([.$F108:.$F123])" office:value-type="float" office:value="-347.771484422759" calcext:value-type="float">
            <text:p>-347,771</text:p>
          </table:table-cell>
        </table:table-row>
        <table:table-row table:style-name="ro1">
          <table:table-cell table:number-columns-repeated="2"/>
          <table:table-cell table:formula="of:=[.C123]+[.$B$2]" office:value-type="float" office:value="0.61" calcext:value-type="float">
            <text:p>0,610</text:p>
          </table:table-cell>
          <table:table-cell table:formula="of:=[.$B$5]*SIN([.$C124]*2*PI()*[.$B$4])" office:value-type="float" office:value="-637.423989748692" calcext:value-type="float">
            <text:p>-637,424</text:p>
          </table:table-cell>
          <table:table-cell table:formula="of:=[.$B$7]*SIN([.$C124]*2*PI()*[.$B$6])" office:value-type="float" office:value="587.785252292398" calcext:value-type="float">
            <text:p>587,785</text:p>
          </table:table-cell>
          <table:table-cell table:formula="of:=[.D124]+[.E124]" office:value-type="float" office:value="-49.6387374562942" calcext:value-type="float">
            <text:p>-49,639</text:p>
          </table:table-cell>
          <table:table-cell table:formula="of:=[.G123]+[.$B$10]*([.F124]-[.G123])" office:value-type="float" office:value="-229.99715009824" calcext:value-type="float">
            <text:p>-229,997</text:p>
          </table:table-cell>
          <table:table-cell table:formula="of:=SUM([.$F123:.$F124])/COUNT([.$F123:.$F124])" office:value-type="float" office:value="144.255362592954" calcext:value-type="float">
            <text:p>144,255</text:p>
          </table:table-cell>
          <table:table-cell table:formula="of:=SUM([.$F109:.$F124])/COUNT([.$F109:.$F124])" office:value-type="float" office:value="-398.603605620618" calcext:value-type="float">
            <text:p>-398,604</text:p>
          </table:table-cell>
        </table:table-row>
        <table:table-row table:style-name="ro1">
          <table:table-cell table:number-columns-repeated="2"/>
          <table:table-cell table:formula="of:=[.C124]+[.$B$2]" office:value-type="float" office:value="0.615" calcext:value-type="float">
            <text:p>0,615</text:p>
          </table:table-cell>
          <table:table-cell table:formula="of:=[.$B$5]*SIN([.$C125]*2*PI()*[.$B$4])" office:value-type="float" office:value="-661.311865323654" calcext:value-type="float">
            <text:p>-661,312</text:p>
          </table:table-cell>
          <table:table-cell table:formula="of:=[.$B$7]*SIN([.$C125]*2*PI()*[.$B$6])" office:value-type="float" office:value="-587.785252292555" calcext:value-type="float">
            <text:p>-587,785</text:p>
          </table:table-cell>
          <table:table-cell table:formula="of:=[.D125]+[.E125]" office:value-type="float" office:value="-1249.09711761621" calcext:value-type="float">
            <text:p>-1249,097</text:p>
          </table:table-cell>
          <table:table-cell table:formula="of:=[.G124]+[.$B$10]*([.F125]-[.G124])" office:value-type="float" office:value="-623.236790970766" calcext:value-type="float">
            <text:p>-623,237</text:p>
          </table:table-cell>
          <table:table-cell table:formula="of:=SUM([.$F124:.$F125])/COUNT([.$F124:.$F125])" office:value-type="float" office:value="-649.367927536251" calcext:value-type="float">
            <text:p>-649,368</text:p>
          </table:table-cell>
          <table:table-cell table:formula="of:=SUM([.$F110:.$F125])/COUNT([.$F110:.$F125])" office:value-type="float" office:value="-499.774801152623" calcext:value-type="float">
            <text:p>-499,775</text:p>
          </table:table-cell>
        </table:table-row>
        <table:table-row table:style-name="ro1">
          <table:table-cell table:number-columns-repeated="2"/>
          <table:table-cell table:formula="of:=[.C125]+[.$B$2]" office:value-type="float" office:value="0.62" calcext:value-type="float">
            <text:p>0,620</text:p>
          </table:table-cell>
          <table:table-cell table:formula="of:=[.$B$5]*SIN([.$C126]*2*PI()*[.$B$4])" office:value-type="float" office:value="-684.547105928691" calcext:value-type="float">
            <text:p>-684,547</text:p>
          </table:table-cell>
          <table:table-cell table:formula="of:=[.$B$7]*SIN([.$C126]*2*PI()*[.$B$6])" office:value-type="float" office:value="-951.05651629512" calcext:value-type="float">
            <text:p>-951,057</text:p>
          </table:table-cell>
          <table:table-cell table:formula="of:=[.D126]+[.E126]" office:value-type="float" office:value="-1635.60362222381" calcext:value-type="float">
            <text:p>-1635,604</text:p>
          </table:table-cell>
          <table:table-cell table:formula="of:=[.G125]+[.$B$10]*([.F126]-[.G125])" office:value-type="float" office:value="-1013.87831961568" calcext:value-type="float">
            <text:p>-1013,878</text:p>
          </table:table-cell>
          <table:table-cell table:formula="of:=SUM([.$F125:.$F126])/COUNT([.$F125:.$F126])" office:value-type="float" office:value="-1442.35036992001" calcext:value-type="float">
            <text:p>-1442,350</text:p>
          </table:table-cell>
          <table:table-cell table:formula="of:=SUM([.$F111:.$F126])/COUNT([.$F111:.$F126])" office:value-type="float" office:value="-549.720331325524" calcext:value-type="float">
            <text:p>-549,720</text:p>
          </table:table-cell>
        </table:table-row>
        <table:table-row table:style-name="ro1">
          <table:table-cell table:number-columns-repeated="2"/>
          <table:table-cell table:formula="of:=[.C126]+[.$B$2]" office:value-type="float" office:value="0.625" calcext:value-type="float">
            <text:p>0,625</text:p>
          </table:table-cell>
          <table:table-cell table:formula="of:=[.$B$5]*SIN([.$C127]*2*PI()*[.$B$4])" office:value-type="float" office:value="-707.106781186549" calcext:value-type="float">
            <text:p>-707,107</text:p>
          </table:table-cell>
          <table:table-cell table:formula="of:=[.$B$7]*SIN([.$C127]*2*PI()*[.$B$6])" office:value-type="float" office:value="0.0000000000862473216530763" calcext:value-type="float">
            <text:p>0,000</text:p>
          </table:table-cell>
          <table:table-cell table:formula="of:=[.D127]+[.E127]" office:value-type="float" office:value="-707.106781186463" calcext:value-type="float">
            <text:p>-707,107</text:p>
          </table:table-cell>
          <table:table-cell table:formula="of:=[.G126]+[.$B$10]*([.F127]-[.G126])" office:value-type="float" office:value="-895.504525633895" calcext:value-type="float">
            <text:p>-895,505</text:p>
          </table:table-cell>
          <table:table-cell table:formula="of:=SUM([.$F126:.$F127])/COUNT([.$F126:.$F127])" office:value-type="float" office:value="-1171.35520170514" calcext:value-type="float">
            <text:p>-1171,355</text:p>
          </table:table-cell>
          <table:table-cell table:formula="of:=SUM([.$F112:.$F127])/COUNT([.$F112:.$F127])" office:value-type="float" office:value="-517.03652875378" calcext:value-type="float">
            <text:p>-517,037</text:p>
          </table:table-cell>
        </table:table-row>
        <table:table-row table:style-name="ro1">
          <table:table-cell table:number-columns-repeated="2"/>
          <table:table-cell table:formula="of:=[.C127]+[.$B$2]" office:value-type="float" office:value="0.63" calcext:value-type="float">
            <text:p>0,630</text:p>
          </table:table-cell>
          <table:table-cell table:formula="of:=[.$B$5]*SIN([.$C128]*2*PI()*[.$B$4])" office:value-type="float" office:value="-728.968627421413" calcext:value-type="float">
            <text:p>-728,969</text:p>
          </table:table-cell>
          <table:table-cell table:formula="of:=[.$B$7]*SIN([.$C128]*2*PI()*[.$B$6])" office:value-type="float" office:value="951.056516295191" calcext:value-type="float">
            <text:p>951,057</text:p>
          </table:table-cell>
          <table:table-cell table:formula="of:=[.D128]+[.E128]" office:value-type="float" office:value="222.087888873778" calcext:value-type="float">
            <text:p>222,088</text:p>
          </table:table-cell>
          <table:table-cell table:formula="of:=[.G127]+[.$B$10]*([.F128]-[.G127])" office:value-type="float" office:value="-464.259649046155" calcext:value-type="float">
            <text:p>-464,260</text:p>
          </table:table-cell>
          <table:table-cell table:formula="of:=SUM([.$F127:.$F128])/COUNT([.$F127:.$F128])" office:value-type="float" office:value="-242.509446156343" calcext:value-type="float">
            <text:p>-242,509</text:p>
          </table:table-cell>
          <table:table-cell table:formula="of:=SUM([.$F113:.$F128])/COUNT([.$F113:.$F128])" office:value-type="float" office:value="-483.842473550741" calcext:value-type="float">
            <text:p>-483,842</text:p>
          </table:table-cell>
        </table:table-row>
        <table:table-row table:style-name="ro1">
          <table:table-cell table:number-columns-repeated="2"/>
          <table:table-cell table:formula="of:=[.C128]+[.$B$2]" office:value-type="float" office:value="0.635" calcext:value-type="float">
            <text:p>0,635</text:p>
          </table:table-cell>
          <table:table-cell table:formula="of:=[.$B$5]*SIN([.$C129]*2*PI()*[.$B$4])" office:value-type="float" office:value="-750.111069630461" calcext:value-type="float">
            <text:p>-750,111</text:p>
          </table:table-cell>
          <table:table-cell table:formula="of:=[.$B$7]*SIN([.$C129]*2*PI()*[.$B$6])" office:value-type="float" office:value="587.785252292392" calcext:value-type="float">
            <text:p>587,785</text:p>
          </table:table-cell>
          <table:table-cell table:formula="of:=[.D129]+[.E129]" office:value-type="float" office:value="-162.325817338069" calcext:value-type="float">
            <text:p>-162,326</text:p>
          </table:table-cell>
          <table:table-cell table:formula="of:=[.G128]+[.$B$10]*([.F129]-[.G128])" office:value-type="float" office:value="-347.752578756154" calcext:value-type="float">
            <text:p>-347,753</text:p>
          </table:table-cell>
          <table:table-cell table:formula="of:=SUM([.$F128:.$F129])/COUNT([.$F128:.$F129])" office:value-type="float" office:value="29.8810357678543" calcext:value-type="float">
            <text:p>29,881</text:p>
          </table:table-cell>
          <table:table-cell table:formula="of:=SUM([.$F114:.$F129])/COUNT([.$F114:.$F129])" office:value-type="float" office:value="-532.257749387488" calcext:value-type="float">
            <text:p>-532,258</text:p>
          </table:table-cell>
        </table:table-row>
        <table:table-row table:style-name="ro1">
          <table:table-cell table:number-columns-repeated="2"/>
          <table:table-cell table:formula="of:=[.C129]+[.$B$2]" office:value-type="float" office:value="0.64" calcext:value-type="float">
            <text:p>0,640</text:p>
          </table:table-cell>
          <table:table-cell table:formula="of:=[.$B$5]*SIN([.$C130]*2*PI()*[.$B$4])" office:value-type="float" office:value="-770.513242775791" calcext:value-type="float">
            <text:p>-770,513</text:p>
          </table:table-cell>
          <table:table-cell table:formula="of:=[.$B$7]*SIN([.$C130]*2*PI()*[.$B$6])" office:value-type="float" office:value="-587.78525229256" calcext:value-type="float">
            <text:p>-587,785</text:p>
          </table:table-cell>
          <table:table-cell table:formula="of:=[.D130]+[.E130]" office:value-type="float" office:value="-1358.29849506835" calcext:value-type="float">
            <text:p>-1358,298</text:p>
          </table:table-cell>
          <table:table-cell table:formula="of:=[.G129]+[.$B$10]*([.F130]-[.G129])" office:value-type="float" office:value="-737.691471781189" calcext:value-type="float">
            <text:p>-737,691</text:p>
          </table:table-cell>
          <table:table-cell table:formula="of:=SUM([.$F129:.$F130])/COUNT([.$F129:.$F130])" office:value-type="float" office:value="-760.31215620321" calcext:value-type="float">
            <text:p>-760,312</text:p>
          </table:table-cell>
          <table:table-cell table:formula="of:=SUM([.$F115:.$F130])/COUNT([.$F115:.$F130])" office:value-type="float" office:value="-630.880199054743" calcext:value-type="float">
            <text:p>-630,880</text:p>
          </table:table-cell>
        </table:table-row>
        <table:table-row table:style-name="ro1">
          <table:table-cell table:number-columns-repeated="2"/>
          <table:table-cell table:formula="of:=[.C130]+[.$B$2]" office:value-type="float" office:value="0.645" calcext:value-type="float">
            <text:p>0,645</text:p>
          </table:table-cell>
          <table:table-cell table:formula="of:=[.$B$5]*SIN([.$C131]*2*PI()*[.$B$4])" office:value-type="float" office:value="-790.155012375692" calcext:value-type="float">
            <text:p>-790,155</text:p>
          </table:table-cell>
          <table:table-cell table:formula="of:=[.$B$7]*SIN([.$C131]*2*PI()*[.$B$6])" office:value-type="float" office:value="-951.056516295118" calcext:value-type="float">
            <text:p>-951,057</text:p>
          </table:table-cell>
          <table:table-cell table:formula="of:=[.D131]+[.E131]" office:value-type="float" office:value="-1741.21152867081" calcext:value-type="float">
            <text:p>-1741,212</text:p>
          </table:table-cell>
          <table:table-cell table:formula="of:=[.G130]+[.$B$10]*([.F131]-[.G130])" office:value-type="float" office:value="-1124.91929962693" calcext:value-type="float">
            <text:p>-1124,919</text:p>
          </table:table-cell>
          <table:table-cell table:formula="of:=SUM([.$F130:.$F131])/COUNT([.$F130:.$F131])" office:value-type="float" office:value="-1549.75501186958" calcext:value-type="float">
            <text:p>-1549,755</text:p>
          </table:table-cell>
          <table:table-cell table:formula="of:=SUM([.$F116:.$F131])/COUNT([.$F116:.$F131])" office:value-type="float" office:value="-678.147598163711" calcext:value-type="float">
            <text:p>-678,148</text:p>
          </table:table-cell>
        </table:table-row>
        <table:table-row table:style-name="ro1">
          <table:table-cell table:number-columns-repeated="2"/>
          <table:table-cell table:formula="of:=[.C131]+[.$B$2]" office:value-type="float" office:value="0.65" calcext:value-type="float">
            <text:p>0,650</text:p>
          </table:table-cell>
          <table:table-cell table:formula="of:=[.$B$5]*SIN([.$C132]*2*PI()*[.$B$4])" office:value-type="float" office:value="-809.016994374949" calcext:value-type="float">
            <text:p>-809,017</text:p>
          </table:table-cell>
          <table:table-cell table:formula="of:=[.$B$7]*SIN([.$C132]*2*PI()*[.$B$6])" office:value-type="float" office:value="0.0000000000931078196508478" calcext:value-type="float">
            <text:p>0,000</text:p>
          </table:table-cell>
          <table:table-cell table:formula="of:=[.D132]+[.E132]" office:value-type="float" office:value="-809.016994374856" calcext:value-type="float">
            <text:p>-809,017</text:p>
          </table:table-cell>
          <table:table-cell table:formula="of:=[.G131]+[.$B$10]*([.F132]-[.G131])" office:value-type="float" office:value="-1003.02222080484" calcext:value-type="float">
            <text:p>-1003,022</text:p>
          </table:table-cell>
          <table:table-cell table:formula="of:=SUM([.$F131:.$F132])/COUNT([.$F131:.$F132])" office:value-type="float" office:value="-1275.11426152283" calcext:value-type="float">
            <text:p>-1275,114</text:p>
          </table:table-cell>
          <table:table-cell table:formula="of:=SUM([.$F117:.$F132])/COUNT([.$F117:.$F132])" office:value-type="float" office:value="-642.658922320877" calcext:value-type="float">
            <text:p>-642,659</text:p>
          </table:table-cell>
        </table:table-row>
        <table:table-row table:style-name="ro1">
          <table:table-cell table:number-columns-repeated="2"/>
          <table:table-cell table:formula="of:=[.C132]+[.$B$2]" office:value-type="float" office:value="0.655" calcext:value-type="float">
            <text:p>0,655</text:p>
          </table:table-cell>
          <table:table-cell table:formula="of:=[.$B$5]*SIN([.$C133]*2*PI()*[.$B$4])" office:value-type="float" office:value="-827.080574274564" calcext:value-type="float">
            <text:p>-827,081</text:p>
          </table:table-cell>
          <table:table-cell table:formula="of:=[.$B$7]*SIN([.$C133]*2*PI()*[.$B$6])" office:value-type="float" office:value="951.056516295193" calcext:value-type="float">
            <text:p>951,057</text:p>
          </table:table-cell>
          <table:table-cell table:formula="of:=[.D133]+[.E133]" office:value-type="float" office:value="123.97594202063" calcext:value-type="float">
            <text:p>123,976</text:p>
          </table:table-cell>
          <table:table-cell table:formula="of:=[.G132]+[.$B$10]*([.F133]-[.G132])" office:value-type="float" office:value="-568.147952392433" calcext:value-type="float">
            <text:p>-568,148</text:p>
          </table:table-cell>
          <table:table-cell table:formula="of:=SUM([.$F132:.$F133])/COUNT([.$F132:.$F133])" office:value-type="float" office:value="-342.520526177113" calcext:value-type="float">
            <text:p>-342,521</text:p>
          </table:table-cell>
          <table:table-cell table:formula="of:=SUM([.$F118:.$F133])/COUNT([.$F118:.$F133])" office:value-type="float" office:value="-606.536019710872" calcext:value-type="float">
            <text:p>-606,536</text:p>
          </table:table-cell>
        </table:table-row>
        <table:table-row table:style-name="ro1">
          <table:table-cell table:number-columns-repeated="2"/>
          <table:table-cell table:formula="of:=[.C133]+[.$B$2]" office:value-type="float" office:value="0.66" calcext:value-type="float">
            <text:p>0,660</text:p>
          </table:table-cell>
          <table:table-cell table:formula="of:=[.$B$5]*SIN([.$C134]*2*PI()*[.$B$4])" office:value-type="float" office:value="-844.327925502017" calcext:value-type="float">
            <text:p>-844,328</text:p>
          </table:table-cell>
          <table:table-cell table:formula="of:=[.$B$7]*SIN([.$C134]*2*PI()*[.$B$6])" office:value-type="float" office:value="587.785252292364" calcext:value-type="float">
            <text:p>587,785</text:p>
          </table:table-cell>
          <table:table-cell table:formula="of:=[.D134]+[.E134]" office:value-type="float" office:value="-256.542673209653" calcext:value-type="float">
            <text:p>-256,543</text:p>
          </table:table-cell>
          <table:table-cell table:formula="of:=[.G133]+[.$B$10]*([.F134]-[.G133])" office:value-type="float" office:value="-447.908965064962" calcext:value-type="float">
            <text:p>-447,909</text:p>
          </table:table-cell>
          <table:table-cell table:formula="of:=SUM([.$F133:.$F134])/COUNT([.$F133:.$F134])" office:value-type="float" office:value="-66.2833655945118" calcext:value-type="float">
            <text:p>-66,283</text:p>
          </table:table-cell>
          <table:table-cell table:formula="of:=SUM([.$F119:.$F134])/COUNT([.$F119:.$F134])" office:value-type="float" office:value="-651.901364423567" calcext:value-type="float">
            <text:p>-651,901</text:p>
          </table:table-cell>
        </table:table-row>
        <table:table-row table:style-name="ro1">
          <table:table-cell table:number-columns-repeated="2"/>
          <table:table-cell table:formula="of:=[.C134]+[.$B$2]" office:value-type="float" office:value="0.665000000000001" calcext:value-type="float">
            <text:p>0,665</text:p>
          </table:table-cell>
          <table:table-cell table:formula="of:=[.$B$5]*SIN([.$C135]*2*PI()*[.$B$4])" office:value-type="float" office:value="-860.742027003945" calcext:value-type="float">
            <text:p>-860,742</text:p>
          </table:table-cell>
          <table:table-cell table:formula="of:=[.$B$7]*SIN([.$C135]*2*PI()*[.$B$6])" office:value-type="float" office:value="-587.785252292566" calcext:value-type="float">
            <text:p>-587,785</text:p>
          </table:table-cell>
          <table:table-cell table:formula="of:=[.D135]+[.E135]" office:value-type="float" office:value="-1448.52727929651" calcext:value-type="float">
            <text:p>-1448,527</text:p>
          </table:table-cell>
          <table:table-cell table:formula="of:=[.G134]+[.$B$10]*([.F135]-[.G134])" office:value-type="float" office:value="-834.017098791253" calcext:value-type="float">
            <text:p>-834,017</text:p>
          </table:table-cell>
          <table:table-cell table:formula="of:=SUM([.$F134:.$F135])/COUNT([.$F134:.$F135])" office:value-type="float" office:value="-852.534976253082" calcext:value-type="float">
            <text:p>-852,535</text:p>
          </table:table-cell>
          <table:table-cell table:formula="of:=SUM([.$F120:.$F135])/COUNT([.$F120:.$F135])" office:value-type="float" office:value="-747.355809163474" calcext:value-type="float">
            <text:p>-747,356</text:p>
          </table:table-cell>
        </table:table-row>
        <table:table-row table:style-name="ro1">
          <table:table-cell table:number-columns-repeated="2"/>
          <table:table-cell table:formula="of:=[.C135]+[.$B$2]" office:value-type="float" office:value="0.67" calcext:value-type="float">
            <text:p>0,670</text:p>
          </table:table-cell>
          <table:table-cell table:formula="of:=[.$B$5]*SIN([.$C136]*2*PI()*[.$B$4])" office:value-type="float" office:value="-876.306680043865" calcext:value-type="float">
            <text:p>-876,307</text:p>
          </table:table-cell>
          <table:table-cell table:formula="of:=[.$B$7]*SIN([.$C136]*2*PI()*[.$B$6])" office:value-type="float" office:value="-951.056516295125" calcext:value-type="float">
            <text:p>-951,057</text:p>
          </table:table-cell>
          <table:table-cell table:formula="of:=[.D136]+[.E136]" office:value-type="float" office:value="-1827.36319633899" calcext:value-type="float">
            <text:p>-1827,363</text:p>
          </table:table-cell>
          <table:table-cell table:formula="of:=[.G135]+[.$B$10]*([.F136]-[.G135])" office:value-type="float" office:value="-1217.31910557393" calcext:value-type="float">
            <text:p>-1217,319</text:p>
          </table:table-cell>
          <table:table-cell table:formula="of:=SUM([.$F135:.$F136])/COUNT([.$F135:.$F136])" office:value-type="float" office:value="-1637.94523781775" calcext:value-type="float">
            <text:p>-1637,945</text:p>
          </table:table-cell>
          <table:table-cell table:formula="of:=SUM([.$F121:.$F136])/COUNT([.$F121:.$F136])" office:value-type="float" office:value="-791.340255980189" calcext:value-type="float">
            <text:p>-791,340</text:p>
          </table:table-cell>
        </table:table-row>
        <table:table-row table:style-name="ro1">
          <table:table-cell table:number-columns-repeated="2"/>
          <table:table-cell table:formula="of:=[.C136]+[.$B$2]" office:value-type="float" office:value="0.675" calcext:value-type="float">
            <text:p>0,675</text:p>
          </table:table-cell>
          <table:table-cell table:formula="of:=[.$B$5]*SIN([.$C137]*2*PI()*[.$B$4])" office:value-type="float" office:value="-891.006524188369" calcext:value-type="float">
            <text:p>-891,007</text:p>
          </table:table-cell>
          <table:table-cell table:formula="of:=[.$B$7]*SIN([.$C137]*2*PI()*[.$B$6])" office:value-type="float" office:value="0.0000000000999683176486193" calcext:value-type="float">
            <text:p>0,000</text:p>
          </table:table-cell>
          <table:table-cell table:formula="of:=[.D137]+[.E137]" office:value-type="float" office:value="-891.006524188269" calcext:value-type="float">
            <text:p>-891,007</text:p>
          </table:table-cell>
          <table:table-cell table:formula="of:=[.G136]+[.$B$10]*([.F137]-[.G136])" office:value-type="float" office:value="-1091.40501823586" calcext:value-type="float">
            <text:p>-1091,405</text:p>
          </table:table-cell>
          <table:table-cell table:formula="of:=SUM([.$F136:.$F137])/COUNT([.$F136:.$F137])" office:value-type="float" office:value="-1359.18486026363" calcext:value-type="float">
            <text:p>-1359,185</text:p>
          </table:table-cell>
          <table:table-cell table:formula="of:=SUM([.$F122:.$F137])/COUNT([.$F122:.$F137])" office:value-type="float" office:value="-752.456920357753" calcext:value-type="float">
            <text:p>-752,457</text:p>
          </table:table-cell>
        </table:table-row>
        <table:table-row table:style-name="ro1">
          <table:table-cell table:number-columns-repeated="2"/>
          <table:table-cell table:formula="of:=[.C137]+[.$B$2]" office:value-type="float" office:value="0.68" calcext:value-type="float">
            <text:p>0,680</text:p>
          </table:table-cell>
          <table:table-cell table:formula="of:=[.$B$5]*SIN([.$C138]*2*PI()*[.$B$4])" office:value-type="float" office:value="-904.827052466021" calcext:value-type="float">
            <text:p>-904,827</text:p>
          </table:table-cell>
          <table:table-cell table:formula="of:=[.$B$7]*SIN([.$C138]*2*PI()*[.$B$6])" office:value-type="float" office:value="951.056516295195" calcext:value-type="float">
            <text:p>951,057</text:p>
          </table:table-cell>
          <table:table-cell table:formula="of:=[.D138]+[.E138]" office:value-type="float" office:value="46.2294638291745" calcext:value-type="float">
            <text:p>46,229</text:p>
          </table:table-cell>
          <table:table-cell table:formula="of:=[.G137]+[.$B$10]*([.F138]-[.G137])" office:value-type="float" office:value="-652.426518156994" calcext:value-type="float">
            <text:p>-652,427</text:p>
          </table:table-cell>
          <table:table-cell table:formula="of:=SUM([.$F137:.$F138])/COUNT([.$F137:.$F138])" office:value-type="float" office:value="-422.388530179547" calcext:value-type="float">
            <text:p>-422,389</text:p>
          </table:table-cell>
          <table:table-cell table:formula="of:=SUM([.$F123:.$F138])/COUNT([.$F123:.$F138])" office:value-type="float" office:value="-712.831000600156" calcext:value-type="float">
            <text:p>-712,831</text:p>
          </table:table-cell>
        </table:table-row>
        <table:table-row table:style-name="ro1">
          <table:table-cell table:number-columns-repeated="2"/>
          <table:table-cell table:formula="of:=[.C138]+[.$B$2]" office:value-type="float" office:value="0.685000000000001" calcext:value-type="float">
            <text:p>0,685</text:p>
          </table:table-cell>
          <table:table-cell table:formula="of:=[.$B$5]*SIN([.$C139]*2*PI()*[.$B$4])" office:value-type="float" office:value="-917.754625683982" calcext:value-type="float">
            <text:p>-917,755</text:p>
          </table:table-cell>
          <table:table-cell table:formula="of:=[.$B$7]*SIN([.$C139]*2*PI()*[.$B$6])" office:value-type="float" office:value="587.785252292381" calcext:value-type="float">
            <text:p>587,785</text:p>
          </table:table-cell>
          <table:table-cell table:formula="of:=[.D139]+[.E139]" office:value-type="float" office:value="-329.969373391601" calcext:value-type="float">
            <text:p>-329,969</text:p>
          </table:table-cell>
          <table:table-cell table:formula="of:=[.G138]+[.$B$10]*([.F139]-[.G138])" office:value-type="float" office:value="-528.000126393728" calcext:value-type="float">
            <text:p>-528,000</text:p>
          </table:table-cell>
          <table:table-cell table:formula="of:=SUM([.$F138:.$F139])/COUNT([.$F138:.$F139])" office:value-type="float" office:value="-141.869954781213" calcext:value-type="float">
            <text:p>-141,870</text:p>
          </table:table-cell>
          <table:table-cell table:formula="of:=SUM([.$F124:.$F139])/COUNT([.$F124:.$F139])" office:value-type="float" office:value="-754.588427852269" calcext:value-type="float">
            <text:p>-754,588</text:p>
          </table:table-cell>
        </table:table-row>
        <table:table-row table:style-name="ro1">
          <table:table-cell table:number-columns-repeated="2"/>
          <table:table-cell table:formula="of:=[.C139]+[.$B$2]" office:value-type="float" office:value="0.690000000000001" calcext:value-type="float">
            <text:p>0,690</text:p>
          </table:table-cell>
          <table:table-cell table:formula="of:=[.$B$5]*SIN([.$C140]*2*PI()*[.$B$4])" office:value-type="float" office:value="-929.776485888252" calcext:value-type="float">
            <text:p>-929,776</text:p>
          </table:table-cell>
          <table:table-cell table:formula="of:=[.$B$7]*SIN([.$C140]*2*PI()*[.$B$6])" office:value-type="float" office:value="-587.785252292571" calcext:value-type="float">
            <text:p>-587,785</text:p>
          </table:table-cell>
          <table:table-cell table:formula="of:=[.D140]+[.E140]" office:value-type="float" office:value="-1517.56173818082" calcext:value-type="float">
            <text:p>-1517,562</text:p>
          </table:table-cell>
          <table:table-cell table:formula="of:=[.G139]+[.$B$10]*([.F140]-[.G139])" office:value-type="float" office:value="-909.841815377527" calcext:value-type="float">
            <text:p>-909,842</text:p>
          </table:table-cell>
          <table:table-cell table:formula="of:=SUM([.$F139:.$F140])/COUNT([.$F139:.$F140])" office:value-type="float" office:value="-923.765555786212" calcext:value-type="float">
            <text:p>-923,766</text:p>
          </table:table-cell>
          <table:table-cell table:formula="of:=SUM([.$F125:.$F140])/COUNT([.$F125:.$F140])" office:value-type="float" office:value="-846.333615397552" calcext:value-type="float">
            <text:p>-846,334</text:p>
          </table:table-cell>
        </table:table-row>
        <table:table-row table:style-name="ro1">
          <table:table-cell table:number-columns-repeated="2"/>
          <table:table-cell table:formula="of:=[.C140]+[.$B$2]" office:value-type="float" office:value="0.695" calcext:value-type="float">
            <text:p>0,695</text:p>
          </table:table-cell>
          <table:table-cell table:formula="of:=[.$B$5]*SIN([.$C141]*2*PI()*[.$B$4])" office:value-type="float" office:value="-940.880768954226" calcext:value-type="float">
            <text:p>-940,881</text:p>
          </table:table-cell>
          <table:table-cell table:formula="of:=[.$B$7]*SIN([.$C141]*2*PI()*[.$B$6])" office:value-type="float" office:value="-951.056516295123" calcext:value-type="float">
            <text:p>-951,057</text:p>
          </table:table-cell>
          <table:table-cell table:formula="of:=[.D141]+[.E141]" office:value-type="float" office:value="-1891.93728524935" calcext:value-type="float">
            <text:p>-1891,937</text:p>
          </table:table-cell>
          <table:table-cell table:formula="of:=[.G140]+[.$B$10]*([.F141]-[.G140])" office:value-type="float" office:value="-1288.80254757686" calcext:value-type="float">
            <text:p>-1288,803</text:p>
          </table:table-cell>
          <table:table-cell table:formula="of:=SUM([.$F140:.$F141])/COUNT([.$F140:.$F141])" office:value-type="float" office:value="-1704.74951171509" calcext:value-type="float">
            <text:p>-1704,750</text:p>
          </table:table-cell>
          <table:table-cell table:formula="of:=SUM([.$F126:.$F141])/COUNT([.$F126:.$F141])" office:value-type="float" office:value="-886.511125874623" calcext:value-type="float">
            <text:p>-886,511</text:p>
          </table:table-cell>
        </table:table-row>
        <table:table-row table:style-name="ro1">
          <table:table-cell table:number-columns-repeated="2"/>
          <table:table-cell table:formula="of:=[.C141]+[.$B$2]" office:value-type="float" office:value="0.7" calcext:value-type="float">
            <text:p>0,700</text:p>
          </table:table-cell>
          <table:table-cell table:formula="of:=[.$B$5]*SIN([.$C142]*2*PI()*[.$B$4])" office:value-type="float" office:value="-951.056516295155" calcext:value-type="float">
            <text:p>-951,057</text:p>
          </table:table-cell>
          <table:table-cell table:formula="of:=[.$B$7]*SIN([.$C142]*2*PI()*[.$B$6])" office:value-type="float" office:value="0.000000000135250525076795" calcext:value-type="float">
            <text:p>0,000</text:p>
          </table:table-cell>
          <table:table-cell table:formula="of:=[.D142]+[.E142]" office:value-type="float" office:value="-951.056516295019" calcext:value-type="float">
            <text:p>-951,057</text:p>
          </table:table-cell>
          <table:table-cell table:formula="of:=[.G141]+[.$B$10]*([.F142]-[.G141])" office:value-type="float" office:value="-1158.47664012848" calcext:value-type="float">
            <text:p>-1158,477</text:p>
          </table:table-cell>
          <table:table-cell table:formula="of:=SUM([.$F141:.$F142])/COUNT([.$F141:.$F142])" office:value-type="float" office:value="-1421.49690077218" calcext:value-type="float">
            <text:p>-1421,497</text:p>
          </table:table-cell>
          <table:table-cell table:formula="of:=SUM([.$F127:.$F142])/COUNT([.$F127:.$F142])" office:value-type="float" office:value="-843.726931754074" calcext:value-type="float">
            <text:p>-843,727</text:p>
          </table:table-cell>
        </table:table-row>
        <table:table-row table:style-name="ro1">
          <table:table-cell table:number-columns-repeated="2"/>
          <table:table-cell table:formula="of:=[.C142]+[.$B$2]" office:value-type="float" office:value="0.705000000000001" calcext:value-type="float">
            <text:p>0,705</text:p>
          </table:table-cell>
          <table:table-cell table:formula="of:=[.$B$5]*SIN([.$C143]*2*PI()*[.$B$4])" office:value-type="float" office:value="-960.293685676944" calcext:value-type="float">
            <text:p>-960,294</text:p>
          </table:table-cell>
          <table:table-cell table:formula="of:=[.$B$7]*SIN([.$C143]*2*PI()*[.$B$6])" office:value-type="float" office:value="951.056516295198" calcext:value-type="float">
            <text:p>951,057</text:p>
          </table:table-cell>
          <table:table-cell table:formula="of:=[.D143]+[.E143]" office:value-type="float" office:value="-9.23716938174641" calcext:value-type="float">
            <text:p>-9,237</text:p>
          </table:table-cell>
          <table:table-cell table:formula="of:=[.G142]+[.$B$10]*([.F143]-[.G142])" office:value-type="float" office:value="-715.020128346179" calcext:value-type="float">
            <text:p>-715,020</text:p>
          </table:table-cell>
          <table:table-cell table:formula="of:=SUM([.$F142:.$F143])/COUNT([.$F142:.$F143])" office:value-type="float" office:value="-480.146842838383" calcext:value-type="float">
            <text:p>-480,147</text:p>
          </table:table-cell>
          <table:table-cell table:formula="of:=SUM([.$F128:.$F143])/COUNT([.$F128:.$F143])" office:value-type="float" office:value="-800.110081016279" calcext:value-type="float">
            <text:p>-800,110</text:p>
          </table:table-cell>
        </table:table-row>
        <table:table-row table:style-name="ro1">
          <table:table-cell table:number-columns-repeated="2"/>
          <table:table-cell table:formula="of:=[.C143]+[.$B$2]" office:value-type="float" office:value="0.710000000000001" calcext:value-type="float">
            <text:p>0,710</text:p>
          </table:table-cell>
          <table:table-cell table:formula="of:=[.$B$5]*SIN([.$C144]*2*PI()*[.$B$4])" office:value-type="float" office:value="-968.583161128632" calcext:value-type="float">
            <text:p>-968,583</text:p>
          </table:table-cell>
          <table:table-cell table:formula="of:=[.$B$7]*SIN([.$C144]*2*PI()*[.$B$6])" office:value-type="float" office:value="587.785252292375" calcext:value-type="float">
            <text:p>587,785</text:p>
          </table:table-cell>
          <table:table-cell table:formula="of:=[.D144]+[.E144]" office:value-type="float" office:value="-380.797908836257" calcext:value-type="float">
            <text:p>-380,798</text:p>
          </table:table-cell>
          <table:table-cell table:formula="of:=[.G143]+[.$B$10]*([.F144]-[.G143])" office:value-type="float" office:value="-586.053952543231" calcext:value-type="float">
            <text:p>-586,054</text:p>
          </table:table-cell>
          <table:table-cell table:formula="of:=SUM([.$F143:.$F144])/COUNT([.$F143:.$F144])" office:value-type="float" office:value="-195.017539109002" calcext:value-type="float">
            <text:p>-195,018</text:p>
          </table:table-cell>
          <table:table-cell table:formula="of:=SUM([.$F129:.$F144])/COUNT([.$F129:.$F144])" office:value-type="float" office:value="-837.790443373156" calcext:value-type="float">
            <text:p>-837,790</text:p>
          </table:table-cell>
        </table:table-row>
        <table:table-row table:style-name="ro1">
          <table:table-cell table:number-columns-repeated="2"/>
          <table:table-cell table:formula="of:=[.C144]+[.$B$2]" office:value-type="float" office:value="0.715000000000001" calcext:value-type="float">
            <text:p>0,715</text:p>
          </table:table-cell>
          <table:table-cell table:formula="of:=[.$B$5]*SIN([.$C145]*2*PI()*[.$B$4])" office:value-type="float" office:value="-975.916761938748" calcext:value-type="float">
            <text:p>-975,917</text:p>
          </table:table-cell>
          <table:table-cell table:formula="of:=[.$B$7]*SIN([.$C145]*2*PI()*[.$B$6])" office:value-type="float" office:value="-587.785252292554" calcext:value-type="float">
            <text:p>-587,785</text:p>
          </table:table-cell>
          <table:table-cell table:formula="of:=[.D145]+[.E145]" office:value-type="float" office:value="-1563.7020142313" calcext:value-type="float">
            <text:p>-1563,702</text:p>
          </table:table-cell>
          <table:table-cell table:formula="of:=[.G144]+[.$B$10]*([.F145]-[.G144])" office:value-type="float" office:value="-963.298565369852" calcext:value-type="float">
            <text:p>-963,299</text:p>
          </table:table-cell>
          <table:table-cell table:formula="of:=SUM([.$F144:.$F145])/COUNT([.$F144:.$F145])" office:value-type="float" office:value="-972.249961533779" calcext:value-type="float">
            <text:p>-972,250</text:p>
          </table:table-cell>
          <table:table-cell table:formula="of:=SUM([.$F130:.$F145])/COUNT([.$F130:.$F145])" office:value-type="float" office:value="-925.376455678983" calcext:value-type="float">
            <text:p>-925,376</text:p>
          </table:table-cell>
        </table:table-row>
        <table:table-row table:style-name="ro1">
          <table:table-cell table:number-columns-repeated="2"/>
          <table:table-cell table:formula="of:=[.C145]+[.$B$2]" office:value-type="float" office:value="0.72" calcext:value-type="float">
            <text:p>0,720</text:p>
          </table:table-cell>
          <table:table-cell table:formula="of:=[.$B$5]*SIN([.$C146]*2*PI()*[.$B$4])" office:value-type="float" office:value="-982.287250728689" calcext:value-type="float">
            <text:p>-982,287</text:p>
          </table:table-cell>
          <table:table-cell table:formula="of:=[.$B$7]*SIN([.$C146]*2*PI()*[.$B$6])" office:value-type="float" office:value="-951.056516295112" calcext:value-type="float">
            <text:p>-951,057</text:p>
          </table:table-cell>
          <table:table-cell table:formula="of:=[.D146]+[.E146]" office:value-type="float" office:value="-1933.3437670238" calcext:value-type="float">
            <text:p>-1933,344</text:p>
          </table:table-cell>
          <table:table-cell table:formula="of:=[.G145]+[.$B$10]*([.F146]-[.G145])" office:value-type="float" office:value="-1337.60946605369" calcext:value-type="float">
            <text:p>-1337,609</text:p>
          </table:table-cell>
          <table:table-cell table:formula="of:=SUM([.$F145:.$F146])/COUNT([.$F145:.$F146])" office:value-type="float" office:value="-1748.52289062755" calcext:value-type="float">
            <text:p>-1748,523</text:p>
          </table:table-cell>
          <table:table-cell table:formula="of:=SUM([.$F131:.$F146])/COUNT([.$F131:.$F146])" office:value-type="float" office:value="-961.316785176199" calcext:value-type="float">
            <text:p>-961,317</text:p>
          </table:table-cell>
        </table:table-row>
        <table:table-row table:style-name="ro1">
          <table:table-cell table:number-columns-repeated="2"/>
          <table:table-cell table:formula="of:=[.C146]+[.$B$2]" office:value-type="float" office:value="0.725000000000001" calcext:value-type="float">
            <text:p>0,725</text:p>
          </table:table-cell>
          <table:table-cell table:formula="of:=[.$B$5]*SIN([.$C147]*2*PI()*[.$B$4])" office:value-type="float" office:value="-987.688340595138" calcext:value-type="float">
            <text:p>-987,688</text:p>
          </table:table-cell>
          <table:table-cell table:formula="of:=[.$B$7]*SIN([.$C147]*2*PI()*[.$B$6])" office:value-type="float" office:value="0.000000000142111023074566" calcext:value-type="float">
            <text:p>0,000</text:p>
          </table:table-cell>
          <table:table-cell table:formula="of:=[.D147]+[.E147]" office:value-type="float" office:value="-987.688340594996" calcext:value-type="float">
            <text:p>-987,688</text:p>
          </table:table-cell>
          <table:table-cell table:formula="of:=[.G146]+[.$B$10]*([.F147]-[.G146])" office:value-type="float" office:value="-1202.5855605538" calcext:value-type="float">
            <text:p>-1202,586</text:p>
          </table:table-cell>
          <table:table-cell table:formula="of:=SUM([.$F146:.$F147])/COUNT([.$F146:.$F147])" office:value-type="float" office:value="-1460.5160538094" calcext:value-type="float">
            <text:p>-1460,516</text:p>
          </table:table-cell>
          <table:table-cell table:formula="of:=SUM([.$F132:.$F147])/COUNT([.$F132:.$F147])" office:value-type="float" office:value="-914.221585921461" calcext:value-type="float">
            <text:p>-914,222</text:p>
          </table:table-cell>
        </table:table-row>
        <table:table-row table:style-name="ro1">
          <table:table-cell table:number-columns-repeated="2"/>
          <table:table-cell table:formula="of:=[.C147]+[.$B$2]" office:value-type="float" office:value="0.730000000000001" calcext:value-type="float">
            <text:p>0,730</text:p>
          </table:table-cell>
          <table:table-cell table:formula="of:=[.$B$5]*SIN([.$C148]*2*PI()*[.$B$4])" office:value-type="float" office:value="-992.114701314478" calcext:value-type="float">
            <text:p>-992,115</text:p>
          </table:table-cell>
          <table:table-cell table:formula="of:=[.$B$7]*SIN([.$C148]*2*PI()*[.$B$6])" office:value-type="float" office:value="951.056516295191" calcext:value-type="float">
            <text:p>951,057</text:p>
          </table:table-cell>
          <table:table-cell table:formula="of:=[.D148]+[.E148]" office:value-type="float" office:value="-41.0581850192874" calcext:value-type="float">
            <text:p>-41,058</text:p>
          </table:table-cell>
          <table:table-cell table:formula="of:=[.G147]+[.$B$10]*([.F148]-[.G147])" office:value-type="float" office:value="-754.387520540863" calcext:value-type="float">
            <text:p>-754,388</text:p>
          </table:table-cell>
          <table:table-cell table:formula="of:=SUM([.$F147:.$F148])/COUNT([.$F147:.$F148])" office:value-type="float" office:value="-514.373262807142" calcext:value-type="float">
            <text:p>-514,373</text:p>
          </table:table-cell>
          <table:table-cell table:formula="of:=SUM([.$F133:.$F148])/COUNT([.$F133:.$F148])" office:value-type="float" office:value="-866.224160336738" calcext:value-type="float">
            <text:p>-866,224</text:p>
          </table:table-cell>
        </table:table-row>
        <table:table-row table:style-name="ro1">
          <table:table-cell table:number-columns-repeated="2"/>
          <table:table-cell table:formula="of:=[.C148]+[.$B$2]" office:value-type="float" office:value="0.735000000000001" calcext:value-type="float">
            <text:p>0,735</text:p>
          </table:table-cell>
          <table:table-cell table:formula="of:=[.$B$5]*SIN([.$C149]*2*PI()*[.$B$4])" office:value-type="float" office:value="-995.56196460308" calcext:value-type="float">
            <text:p>-995,562</text:p>
          </table:table-cell>
          <table:table-cell table:formula="of:=[.$B$7]*SIN([.$C149]*2*PI()*[.$B$6])" office:value-type="float" office:value="587.78525229237" calcext:value-type="float">
            <text:p>587,785</text:p>
          </table:table-cell>
          <table:table-cell table:formula="of:=[.D149]+[.E149]" office:value-type="float" office:value="-407.776712310711" calcext:value-type="float">
            <text:p>-407,777</text:p>
          </table:table-cell>
          <table:table-cell table:formula="of:=[.G148]+[.$B$10]*([.F149]-[.G148])" office:value-type="float" office:value="-620.640965644071" calcext:value-type="float">
            <text:p>-620,641</text:p>
          </table:table-cell>
          <table:table-cell table:formula="of:=SUM([.$F148:.$F149])/COUNT([.$F148:.$F149])" office:value-type="float" office:value="-224.417448664999" calcext:value-type="float">
            <text:p>-224,417</text:p>
          </table:table-cell>
          <table:table-cell table:formula="of:=SUM([.$F134:.$F149])/COUNT([.$F134:.$F149])" office:value-type="float" office:value="-899.458701232446" calcext:value-type="float">
            <text:p>-899,459</text:p>
          </table:table-cell>
        </table:table-row>
        <table:table-row table:style-name="ro1">
          <table:table-cell table:number-columns-repeated="2"/>
          <table:table-cell table:formula="of:=[.C149]+[.$B$2]" office:value-type="float" office:value="0.740000000000001" calcext:value-type="float">
            <text:p>0,740</text:p>
          </table:table-cell>
          <table:table-cell table:formula="of:=[.$B$5]*SIN([.$C150]*2*PI()*[.$B$4])" office:value-type="float" office:value="-998.026728428272" calcext:value-type="float">
            <text:p>-998,027</text:p>
          </table:table-cell>
          <table:table-cell table:formula="of:=[.$B$7]*SIN([.$C150]*2*PI()*[.$B$6])" office:value-type="float" office:value="-587.785252292559" calcext:value-type="float">
            <text:p>-587,785</text:p>
          </table:table-cell>
          <table:table-cell table:formula="of:=[.D150]+[.E150]" office:value-type="float" office:value="-1585.81198072083" calcext:value-type="float">
            <text:p>-1585,812</text:p>
          </table:table-cell>
          <table:table-cell table:formula="of:=[.G149]+[.$B$10]*([.F150]-[.G149])" office:value-type="float" office:value="-993.071066170656" calcext:value-type="float">
            <text:p>-993,071</text:p>
          </table:table-cell>
          <table:table-cell table:formula="of:=SUM([.$F149:.$F150])/COUNT([.$F149:.$F150])" office:value-type="float" office:value="-996.794346515771" calcext:value-type="float">
            <text:p>-996,794</text:p>
          </table:table-cell>
          <table:table-cell table:formula="of:=SUM([.$F135:.$F150])/COUNT([.$F135:.$F150])" office:value-type="float" office:value="-982.538032951895" calcext:value-type="float">
            <text:p>-982,538</text:p>
          </table:table-cell>
        </table:table-row>
        <table:table-row table:style-name="ro1">
          <table:table-cell table:number-columns-repeated="2"/>
          <table:table-cell table:formula="of:=[.C150]+[.$B$2]" office:value-type="float" office:value="0.745000000000001" calcext:value-type="float">
            <text:p>0,745</text:p>
          </table:table-cell>
          <table:table-cell table:formula="of:=[.$B$5]*SIN([.$C151]*2*PI()*[.$B$4])" office:value-type="float" office:value="-999.506560365732" calcext:value-type="float">
            <text:p>-999,507</text:p>
          </table:table-cell>
          <table:table-cell table:formula="of:=[.$B$7]*SIN([.$C151]*2*PI()*[.$B$6])" office:value-type="float" office:value="-951.05651629511" calcext:value-type="float">
            <text:p>-951,057</text:p>
          </table:table-cell>
          <table:table-cell table:formula="of:=[.D151]+[.E151]" office:value-type="float" office:value="-1950.56307666084" calcext:value-type="float">
            <text:p>-1950,563</text:p>
          </table:table-cell>
          <table:table-cell table:formula="of:=[.G150]+[.$B$10]*([.F151]-[.G150])" office:value-type="float" office:value="-1362.53807269064" calcext:value-type="float">
            <text:p>-1362,538</text:p>
          </table:table-cell>
          <table:table-cell table:formula="of:=SUM([.$F150:.$F151])/COUNT([.$F150:.$F151])" office:value-type="float" office:value="-1768.18752869084" calcext:value-type="float">
            <text:p>-1768,188</text:p>
          </table:table-cell>
          <table:table-cell table:formula="of:=SUM([.$F136:.$F151])/COUNT([.$F136:.$F151])" office:value-type="float" office:value="-1013.91527028717" calcext:value-type="float">
            <text:p>-1013,915</text:p>
          </table:table-cell>
        </table:table-row>
        <table:table-row table:style-name="ro1">
          <table:table-cell table:number-columns-repeated="2"/>
          <table:table-cell table:formula="of:=[.C151]+[.$B$2]" office:value-type="float" office:value="0.750000000000001" calcext:value-type="float">
            <text:p>0,750</text:p>
          </table:table-cell>
          <table:table-cell table:formula="of:=[.$B$5]*SIN([.$C152]*2*PI()*[.$B$4])" office:value-type="float" office:value="-1000" calcext:value-type="float">
            <text:p>-1000,000</text:p>
          </table:table-cell>
          <table:table-cell table:formula="of:=[.$B$7]*SIN([.$C152]*2*PI()*[.$B$6])" office:value-type="float" office:value="0.000000000148971521072338" calcext:value-type="float">
            <text:p>0,000</text:p>
          </table:table-cell>
          <table:table-cell table:formula="of:=[.D152]+[.E152]" office:value-type="float" office:value="-999.999999999851" calcext:value-type="float">
            <text:p>-1000,000</text:p>
          </table:table-cell>
          <table:table-cell table:formula="of:=[.G151]+[.$B$10]*([.F152]-[.G151])" office:value-type="float" office:value="-1222.64567150181" calcext:value-type="float">
            <text:p>-1222,646</text:p>
          </table:table-cell>
          <table:table-cell table:formula="of:=SUM([.$F151:.$F152])/COUNT([.$F151:.$F152])" office:value-type="float" office:value="-1475.28153833035" calcext:value-type="float">
            <text:p>-1475,282</text:p>
          </table:table-cell>
          <table:table-cell table:formula="of:=SUM([.$F137:.$F152])/COUNT([.$F137:.$F152])" office:value-type="float" office:value="-962.20507051597" calcext:value-type="float">
            <text:p>-962,205</text:p>
          </table:table-cell>
        </table:table-row>
        <table:table-row table:style-name="ro1">
          <table:table-cell table:number-columns-repeated="2"/>
          <table:table-cell table:formula="of:=[.C152]+[.$B$2]" office:value-type="float" office:value="0.755000000000001" calcext:value-type="float">
            <text:p>0,755</text:p>
          </table:table-cell>
          <table:table-cell table:formula="of:=[.$B$5]*SIN([.$C153]*2*PI()*[.$B$4])" office:value-type="float" office:value="-999.506560365731" calcext:value-type="float">
            <text:p>-999,507</text:p>
          </table:table-cell>
          <table:table-cell table:formula="of:=[.$B$7]*SIN([.$C153]*2*PI()*[.$B$6])" office:value-type="float" office:value="951.056516295193" calcext:value-type="float">
            <text:p>951,057</text:p>
          </table:table-cell>
          <table:table-cell table:formula="of:=[.D153]+[.E153]" office:value-type="float" office:value="-48.4500440705384" calcext:value-type="float">
            <text:p>-48,450</text:p>
          </table:table-cell>
          <table:table-cell table:formula="of:=[.G152]+[.$B$10]*([.F153]-[.G152])" office:value-type="float" office:value="-769.559338892324" calcext:value-type="float">
            <text:p>-769,559</text:p>
          </table:table-cell>
          <table:table-cell table:formula="of:=SUM([.$F152:.$F153])/COUNT([.$F152:.$F153])" office:value-type="float" office:value="-524.225022035195" calcext:value-type="float">
            <text:p>-524,225</text:p>
          </table:table-cell>
          <table:table-cell table:formula="of:=SUM([.$F138:.$F153])/COUNT([.$F138:.$F153])" office:value-type="float" office:value="-909.545290508611" calcext:value-type="float">
            <text:p>-909,545</text:p>
          </table:table-cell>
        </table:table-row>
        <table:table-row table:style-name="ro1">
          <table:table-cell table:number-columns-repeated="2"/>
          <table:table-cell table:formula="of:=[.C153]+[.$B$2]" office:value-type="float" office:value="0.760000000000001" calcext:value-type="float">
            <text:p>0,760</text:p>
          </table:table-cell>
          <table:table-cell table:formula="of:=[.$B$5]*SIN([.$C154]*2*PI()*[.$B$4])" office:value-type="float" office:value="-998.026728428271" calcext:value-type="float">
            <text:p>-998,027</text:p>
          </table:table-cell>
          <table:table-cell table:formula="of:=[.$B$7]*SIN([.$C154]*2*PI()*[.$B$6])" office:value-type="float" office:value="587.785252292387" calcext:value-type="float">
            <text:p>587,785</text:p>
          </table:table-cell>
          <table:table-cell table:formula="of:=[.D154]+[.E154]" office:value-type="float" office:value="-410.241476135884" calcext:value-type="float">
            <text:p>-410,241</text:p>
          </table:table-cell>
          <table:table-cell table:formula="of:=[.G153]+[.$B$10]*([.F154]-[.G153])" office:value-type="float" office:value="-630.909518645975" calcext:value-type="float">
            <text:p>-630,910</text:p>
          </table:table-cell>
          <table:table-cell table:formula="of:=SUM([.$F153:.$F154])/COUNT([.$F153:.$F154])" office:value-type="float" office:value="-229.345760103211" calcext:value-type="float">
            <text:p>-229,346</text:p>
          </table:table-cell>
          <table:table-cell table:formula="of:=SUM([.$F139:.$F154])/COUNT([.$F139:.$F154])" office:value-type="float" office:value="-938.074724256427" calcext:value-type="float">
            <text:p>-938,075</text:p>
          </table:table-cell>
        </table:table-row>
        <table:table-row table:style-name="ro1">
          <table:table-cell table:number-columns-repeated="2"/>
          <table:table-cell table:formula="of:=[.C154]+[.$B$2]" office:value-type="float" office:value="0.765000000000001" calcext:value-type="float">
            <text:p>0,765</text:p>
          </table:table-cell>
          <table:table-cell table:formula="of:=[.$B$5]*SIN([.$C155]*2*PI()*[.$B$4])" office:value-type="float" office:value="-995.56196460308" calcext:value-type="float">
            <text:p>-995,562</text:p>
          </table:table-cell>
          <table:table-cell table:formula="of:=[.$B$7]*SIN([.$C155]*2*PI()*[.$B$6])" office:value-type="float" office:value="-587.785252292588" calcext:value-type="float">
            <text:p>-587,785</text:p>
          </table:table-cell>
          <table:table-cell table:formula="of:=[.D155]+[.E155]" office:value-type="float" office:value="-1583.34721689567" calcext:value-type="float">
            <text:p>-1583,347</text:p>
          </table:table-cell>
          <table:table-cell table:formula="of:=[.G154]+[.$B$10]*([.F155]-[.G154])" office:value-type="float" office:value="-998.426220000949" calcext:value-type="float">
            <text:p>-998,426</text:p>
          </table:table-cell>
          <table:table-cell table:formula="of:=SUM([.$F154:.$F155])/COUNT([.$F154:.$F155])" office:value-type="float" office:value="-996.794346515776" calcext:value-type="float">
            <text:p>-996,794</text:p>
          </table:table-cell>
          <table:table-cell table:formula="of:=SUM([.$F140:.$F155])/COUNT([.$F140:.$F155])" office:value-type="float" office:value="-1016.41083947543" calcext:value-type="float">
            <text:p>-1016,411</text:p>
          </table:table-cell>
        </table:table-row>
        <table:table-row table:style-name="ro1">
          <table:table-cell table:number-columns-repeated="2"/>
          <table:table-cell table:formula="of:=[.C155]+[.$B$2]" office:value-type="float" office:value="0.770000000000001" calcext:value-type="float">
            <text:p>0,770</text:p>
          </table:table-cell>
          <table:table-cell table:formula="of:=[.$B$5]*SIN([.$C156]*2*PI()*[.$B$4])" office:value-type="float" office:value="-992.114701314477" calcext:value-type="float">
            <text:p>-992,115</text:p>
          </table:table-cell>
          <table:table-cell table:formula="of:=[.$B$7]*SIN([.$C156]*2*PI()*[.$B$6])" office:value-type="float" office:value="-951.056516295108" calcext:value-type="float">
            <text:p>-951,057</text:p>
          </table:table-cell>
          <table:table-cell table:formula="of:=[.D156]+[.E156]" office:value-type="float" office:value="-1943.17121760959" calcext:value-type="float">
            <text:p>-1943,171</text:p>
          </table:table-cell>
          <table:table-cell table:formula="of:=[.G155]+[.$B$10]*([.F156]-[.G155])" office:value-type="float" office:value="-1362.97454245901" calcext:value-type="float">
            <text:p>-1362,975</text:p>
          </table:table-cell>
          <table:table-cell table:formula="of:=SUM([.$F155:.$F156])/COUNT([.$F155:.$F156])" office:value-type="float" office:value="-1763.25921725263" calcext:value-type="float">
            <text:p>-1763,259</text:p>
          </table:table-cell>
          <table:table-cell table:formula="of:=SUM([.$F141:.$F156])/COUNT([.$F141:.$F156])" office:value-type="float" office:value="-1043.01143193973" calcext:value-type="float">
            <text:p>-1043,011</text:p>
          </table:table-cell>
        </table:table-row>
        <table:table-row table:style-name="ro1">
          <table:table-cell table:number-columns-repeated="2"/>
          <table:table-cell table:formula="of:=[.C156]+[.$B$2]" office:value-type="float" office:value="0.775000000000001" calcext:value-type="float">
            <text:p>0,775</text:p>
          </table:table-cell>
          <table:table-cell table:formula="of:=[.$B$5]*SIN([.$C157]*2*PI()*[.$B$4])" office:value-type="float" office:value="-987.688340595137" calcext:value-type="float">
            <text:p>-987,688</text:p>
          </table:table-cell>
          <table:table-cell table:formula="of:=[.$B$7]*SIN([.$C157]*2*PI()*[.$B$6])" office:value-type="float" office:value="0.000000000127410309639705" calcext:value-type="float">
            <text:p>0,000</text:p>
          </table:table-cell>
          <table:table-cell table:formula="of:=[.D157]+[.E157]" office:value-type="float" office:value="-987.68834059501" calcext:value-type="float">
            <text:p>-987,688</text:p>
          </table:table-cell>
          <table:table-cell table:formula="of:=[.G156]+[.$B$10]*([.F157]-[.G156])" office:value-type="float" office:value="-1218.1630264653" calcext:value-type="float">
            <text:p>-1218,163</text:p>
          </table:table-cell>
          <table:table-cell table:formula="of:=SUM([.$F156:.$F157])/COUNT([.$F156:.$F157])" office:value-type="float" office:value="-1465.4297791023" calcext:value-type="float">
            <text:p>-1465,430</text:p>
          </table:table-cell>
          <table:table-cell table:formula="of:=SUM([.$F142:.$F157])/COUNT([.$F142:.$F157])" office:value-type="float" office:value="-986.495872898833" calcext:value-type="float">
            <text:p>-986,496</text:p>
          </table:table-cell>
        </table:table-row>
        <table:table-row table:style-name="ro1">
          <table:table-cell table:number-columns-repeated="2"/>
          <table:table-cell table:formula="of:=[.C157]+[.$B$2]" office:value-type="float" office:value="0.780000000000001" calcext:value-type="float">
            <text:p>0,780</text:p>
          </table:table-cell>
          <table:table-cell table:formula="of:=[.$B$5]*SIN([.$C158]*2*PI()*[.$B$4])" office:value-type="float" office:value="-982.287250728688" calcext:value-type="float">
            <text:p>-982,287</text:p>
          </table:table-cell>
          <table:table-cell table:formula="of:=[.$B$7]*SIN([.$C158]*2*PI()*[.$B$6])" office:value-type="float" office:value="951.056516295195" calcext:value-type="float">
            <text:p>951,057</text:p>
          </table:table-cell>
          <table:table-cell table:formula="of:=[.D158]+[.E158]" office:value-type="float" office:value="-31.2307344334929" calcext:value-type="float">
            <text:p>-31,231</text:p>
          </table:table-cell>
          <table:table-cell table:formula="of:=[.G157]+[.$B$10]*([.F158]-[.G157])" office:value-type="float" office:value="-760.162002880377" calcext:value-type="float">
            <text:p>-760,162</text:p>
          </table:table-cell>
          <table:table-cell table:formula="of:=SUM([.$F157:.$F158])/COUNT([.$F157:.$F158])" office:value-type="float" office:value="-509.459537514251" calcext:value-type="float">
            <text:p>-509,460</text:p>
          </table:table-cell>
          <table:table-cell table:formula="of:=SUM([.$F143:.$F158])/COUNT([.$F143:.$F158])" office:value-type="float" office:value="-929.006761532487" calcext:value-type="float">
            <text:p>-929,007</text:p>
          </table:table-cell>
        </table:table-row>
        <table:table-row table:style-name="ro1">
          <table:table-cell table:number-columns-repeated="2"/>
          <table:table-cell table:formula="of:=[.C158]+[.$B$2]" office:value-type="float" office:value="0.785000000000001" calcext:value-type="float">
            <text:p>0,785</text:p>
          </table:table-cell>
          <table:table-cell table:formula="of:=[.$B$5]*SIN([.$C159]*2*PI()*[.$B$4])" office:value-type="float" office:value="-975.916761938747" calcext:value-type="float">
            <text:p>-975,917</text:p>
          </table:table-cell>
          <table:table-cell table:formula="of:=[.$B$7]*SIN([.$C159]*2*PI()*[.$B$6])" office:value-type="float" office:value="587.785252292359" calcext:value-type="float">
            <text:p>587,785</text:p>
          </table:table-cell>
          <table:table-cell table:formula="of:=[.D159]+[.E159]" office:value-type="float" office:value="-388.131509646388" calcext:value-type="float">
            <text:p>-388,132</text:p>
          </table:table-cell>
          <table:table-cell table:formula="of:=[.G158]+[.$B$10]*([.F159]-[.G158])" office:value-type="float" office:value="-616.606765694695" calcext:value-type="float">
            <text:p>-616,607</text:p>
          </table:table-cell>
          <table:table-cell table:formula="of:=SUM([.$F158:.$F159])/COUNT([.$F158:.$F159])" office:value-type="float" office:value="-209.68112203994" calcext:value-type="float">
            <text:p>-209,681</text:p>
          </table:table-cell>
          <table:table-cell table:formula="of:=SUM([.$F144:.$F159])/COUNT([.$F144:.$F159])" office:value-type="float" office:value="-952.687657799028" calcext:value-type="float">
            <text:p>-952,688</text:p>
          </table:table-cell>
        </table:table-row>
        <table:table-row table:style-name="ro1">
          <table:table-cell table:number-columns-repeated="2"/>
          <table:table-cell table:formula="of:=[.C159]+[.$B$2]" office:value-type="float" office:value="0.790000000000001" calcext:value-type="float">
            <text:p>0,790</text:p>
          </table:table-cell>
          <table:table-cell table:formula="of:=[.$B$5]*SIN([.$C160]*2*PI()*[.$B$4])" office:value-type="float" office:value="-968.58316112863" calcext:value-type="float">
            <text:p>-968,583</text:p>
          </table:table-cell>
          <table:table-cell table:formula="of:=[.$B$7]*SIN([.$C160]*2*PI()*[.$B$6])" office:value-type="float" office:value="-587.785252292593" calcext:value-type="float">
            <text:p>-587,785</text:p>
          </table:table-cell>
          <table:table-cell table:formula="of:=[.D160]+[.E160]" office:value-type="float" office:value="-1556.36841342122" calcext:value-type="float">
            <text:p>-1556,368</text:p>
          </table:table-cell>
          <table:table-cell table:formula="of:=[.G159]+[.$B$10]*([.F160]-[.G159])" office:value-type="float" office:value="-979.232165200694" calcext:value-type="float">
            <text:p>-979,232</text:p>
          </table:table-cell>
          <table:table-cell table:formula="of:=SUM([.$F159:.$F160])/COUNT([.$F159:.$F160])" office:value-type="float" office:value="-972.249961533806" calcext:value-type="float">
            <text:p>-972,250</text:p>
          </table:table-cell>
          <table:table-cell table:formula="of:=SUM([.$F145:.$F160])/COUNT([.$F145:.$F160])" office:value-type="float" office:value="-1026.16081433559" calcext:value-type="float">
            <text:p>-1026,161</text:p>
          </table:table-cell>
        </table:table-row>
        <table:table-row table:style-name="ro1">
          <table:table-cell table:number-columns-repeated="2"/>
          <table:table-cell table:formula="of:=[.C160]+[.$B$2]" office:value-type="float" office:value="0.795000000000001" calcext:value-type="float">
            <text:p>0,795</text:p>
          </table:table-cell>
          <table:table-cell table:formula="of:=[.$B$5]*SIN([.$C161]*2*PI()*[.$B$4])" office:value-type="float" office:value="-960.293685676942" calcext:value-type="float">
            <text:p>-960,294</text:p>
          </table:table-cell>
          <table:table-cell table:formula="of:=[.$B$7]*SIN([.$C161]*2*PI()*[.$B$6])" office:value-type="float" office:value="-951.056516295106" calcext:value-type="float">
            <text:p>-951,057</text:p>
          </table:table-cell>
          <table:table-cell table:formula="of:=[.D161]+[.E161]" office:value-type="float" office:value="-1911.35020197205" calcext:value-type="float">
            <text:p>-1911,350</text:p>
          </table:table-cell>
          <table:table-cell table:formula="of:=[.G160]+[.$B$10]*([.F161]-[.G160])" office:value-type="float" office:value="-1338.90812802454" calcext:value-type="float">
            <text:p>-1338,908</text:p>
          </table:table-cell>
          <table:table-cell table:formula="of:=SUM([.$F160:.$F161])/COUNT([.$F160:.$F161])" office:value-type="float" office:value="-1733.85930769664" calcext:value-type="float">
            <text:p>-1733,859</text:p>
          </table:table-cell>
          <table:table-cell table:formula="of:=SUM([.$F146:.$F161])/COUNT([.$F146:.$F161])" office:value-type="float" office:value="-1047.88882606938" calcext:value-type="float">
            <text:p>-1047,889</text:p>
          </table:table-cell>
        </table:table-row>
        <table:table-row table:style-name="ro1">
          <table:table-cell table:number-columns-repeated="2"/>
          <table:table-cell table:formula="of:=[.C161]+[.$B$2]" office:value-type="float" office:value="0.800000000000001" calcext:value-type="float">
            <text:p>0,800</text:p>
          </table:table-cell>
          <table:table-cell table:formula="of:=[.$B$5]*SIN([.$C162]*2*PI()*[.$B$4])" office:value-type="float" office:value="-951.056516295153" calcext:value-type="float">
            <text:p>-951,057</text:p>
          </table:table-cell>
          <table:table-cell table:formula="of:=[.$B$7]*SIN([.$C162]*2*PI()*[.$B$6])" office:value-type="float" office:value="0.000000000134270807637477" calcext:value-type="float">
            <text:p>0,000</text:p>
          </table:table-cell>
          <table:table-cell table:formula="of:=[.D162]+[.E162]" office:value-type="float" office:value="-951.056516295018" calcext:value-type="float">
            <text:p>-951,057</text:p>
          </table:table-cell>
          <table:table-cell table:formula="of:=[.G161]+[.$B$10]*([.F162]-[.G161])" office:value-type="float" office:value="-1189.24800304209" calcext:value-type="float">
            <text:p>-1189,248</text:p>
          </table:table-cell>
          <table:table-cell table:formula="of:=SUM([.$F161:.$F162])/COUNT([.$F161:.$F162])" office:value-type="float" office:value="-1431.20335913353" calcext:value-type="float">
            <text:p>-1431,203</text:p>
          </table:table-cell>
          <table:table-cell table:formula="of:=SUM([.$F147:.$F162])/COUNT([.$F147:.$F162])" office:value-type="float" office:value="-986.495872898836" calcext:value-type="float">
            <text:p>-986,496</text:p>
          </table:table-cell>
        </table:table-row>
        <table:table-row table:style-name="ro1">
          <table:table-cell table:number-columns-repeated="2"/>
          <table:table-cell table:formula="of:=[.C162]+[.$B$2]" office:value-type="float" office:value="0.805000000000001" calcext:value-type="float">
            <text:p>0,805</text:p>
          </table:table-cell>
          <table:table-cell table:formula="of:=[.$B$5]*SIN([.$C163]*2*PI()*[.$B$4])" office:value-type="float" office:value="-940.880768954224" calcext:value-type="float">
            <text:p>-940,881</text:p>
          </table:table-cell>
          <table:table-cell table:formula="of:=[.$B$7]*SIN([.$C163]*2*PI()*[.$B$6])" office:value-type="float" office:value="951.056516295188" calcext:value-type="float">
            <text:p>951,057</text:p>
          </table:table-cell>
          <table:table-cell table:formula="of:=[.D163]+[.E163]" office:value-type="float" office:value="10.1757473409642" calcext:value-type="float">
            <text:p>10,176</text:p>
          </table:table-cell>
          <table:table-cell table:formula="of:=[.G162]+[.$B$10]*([.F163]-[.G162])" office:value-type="float" office:value="-726.426906105597" calcext:value-type="float">
            <text:p>-726,427</text:p>
          </table:table-cell>
          <table:table-cell table:formula="of:=SUM([.$F162:.$F163])/COUNT([.$F162:.$F163])" office:value-type="float" office:value="-470.440384477027" calcext:value-type="float">
            <text:p>-470,440</text:p>
          </table:table-cell>
          <table:table-cell table:formula="of:=SUM([.$F148:.$F163])/COUNT([.$F148:.$F163])" office:value-type="float" office:value="-924.129367402838" calcext:value-type="float">
            <text:p>-924,129</text:p>
          </table:table-cell>
        </table:table-row>
        <table:table-row table:style-name="ro1">
          <table:table-cell table:number-columns-repeated="2"/>
          <table:table-cell table:formula="of:=[.C163]+[.$B$2]" office:value-type="float" office:value="0.810000000000001" calcext:value-type="float">
            <text:p>0,810</text:p>
          </table:table-cell>
          <table:table-cell table:formula="of:=[.$B$5]*SIN([.$C164]*2*PI()*[.$B$4])" office:value-type="float" office:value="-929.77648588825" calcext:value-type="float">
            <text:p>-929,776</text:p>
          </table:table-cell>
          <table:table-cell table:formula="of:=[.$B$7]*SIN([.$C164]*2*PI()*[.$B$6])" office:value-type="float" office:value="587.785252292353" calcext:value-type="float">
            <text:p>587,785</text:p>
          </table:table-cell>
          <table:table-cell table:formula="of:=[.D164]+[.E164]" office:value-type="float" office:value="-341.991233595897" calcext:value-type="float">
            <text:p>-341,991</text:p>
          </table:table-cell>
          <table:table-cell table:formula="of:=[.G163]+[.$B$10]*([.F164]-[.G163])" office:value-type="float" office:value="-578.084888035974" calcext:value-type="float">
            <text:p>-578,085</text:p>
          </table:table-cell>
          <table:table-cell table:formula="of:=SUM([.$F163:.$F164])/COUNT([.$F163:.$F164])" office:value-type="float" office:value="-165.907743127466" calcext:value-type="float">
            <text:p>-165,908</text:p>
          </table:table-cell>
          <table:table-cell table:formula="of:=SUM([.$F149:.$F164])/COUNT([.$F149:.$F164])" office:value-type="float" office:value="-942.937682938876" calcext:value-type="float">
            <text:p>-942,938</text:p>
          </table:table-cell>
        </table:table-row>
        <table:table-row table:style-name="ro1">
          <table:table-cell table:number-columns-repeated="2"/>
          <table:table-cell table:formula="of:=[.C164]+[.$B$2]" office:value-type="float" office:value="0.815000000000001" calcext:value-type="float">
            <text:p>0,815</text:p>
          </table:table-cell>
          <table:table-cell table:formula="of:=[.$B$5]*SIN([.$C165]*2*PI()*[.$B$4])" office:value-type="float" office:value="-917.75462568398" calcext:value-type="float">
            <text:p>-917,755</text:p>
          </table:table-cell>
          <table:table-cell table:formula="of:=[.$B$7]*SIN([.$C165]*2*PI()*[.$B$6])" office:value-type="float" office:value="-587.785252292599" calcext:value-type="float">
            <text:p>-587,785</text:p>
          </table:table-cell>
          <table:table-cell table:formula="of:=[.D165]+[.E165]" office:value-type="float" office:value="-1505.53987797658" calcext:value-type="float">
            <text:p>-1505,540</text:p>
          </table:table-cell>
          <table:table-cell table:formula="of:=[.G164]+[.$B$10]*([.F165]-[.G164])" office:value-type="float" office:value="-935.961523100478" calcext:value-type="float">
            <text:p>-935,962</text:p>
          </table:table-cell>
          <table:table-cell table:formula="of:=SUM([.$F164:.$F165])/COUNT([.$F164:.$F165])" office:value-type="float" office:value="-923.765555786238" calcext:value-type="float">
            <text:p>-923,766</text:p>
          </table:table-cell>
          <table:table-cell table:formula="of:=SUM([.$F150:.$F165])/COUNT([.$F150:.$F165])" office:value-type="float" office:value="-1011.54788079299" calcext:value-type="float">
            <text:p>-1011,548</text:p>
          </table:table-cell>
        </table:table-row>
        <table:table-row table:style-name="ro1">
          <table:table-cell table:number-columns-repeated="2"/>
          <table:table-cell table:formula="of:=[.C165]+[.$B$2]" office:value-type="float" office:value="0.820000000000001" calcext:value-type="float">
            <text:p>0,820</text:p>
          </table:table-cell>
          <table:table-cell table:formula="of:=[.$B$5]*SIN([.$C166]*2*PI()*[.$B$4])" office:value-type="float" office:value="-904.827052466018" calcext:value-type="float">
            <text:p>-904,827</text:p>
          </table:table-cell>
          <table:table-cell table:formula="of:=[.$B$7]*SIN([.$C166]*2*PI()*[.$B$6])" office:value-type="float" office:value="-951.056516295112" calcext:value-type="float">
            <text:p>-951,057</text:p>
          </table:table-cell>
          <table:table-cell table:formula="of:=[.D166]+[.E166]" office:value-type="float" office:value="-1855.88356876113" calcext:value-type="float">
            <text:p>-1855,884</text:p>
          </table:table-cell>
          <table:table-cell table:formula="of:=[.G165]+[.$B$10]*([.F166]-[.G165])" office:value-type="float" office:value="-1290.93142438245" calcext:value-type="float">
            <text:p>-1290,931</text:p>
          </table:table-cell>
          <table:table-cell table:formula="of:=SUM([.$F165:.$F166])/COUNT([.$F165:.$F166])" office:value-type="float" office:value="-1680.71172336885" calcext:value-type="float">
            <text:p>-1680,712</text:p>
          </table:table-cell>
          <table:table-cell table:formula="of:=SUM([.$F151:.$F166])/COUNT([.$F151:.$F166])" office:value-type="float" office:value="-1028.42735504551" calcext:value-type="float">
            <text:p>-1028,427</text:p>
          </table:table-cell>
        </table:table-row>
        <table:table-row table:style-name="ro1">
          <table:table-cell table:number-columns-repeated="2"/>
          <table:table-cell table:formula="of:=[.C166]+[.$B$2]" office:value-type="float" office:value="0.825000000000001" calcext:value-type="float">
            <text:p>0,825</text:p>
          </table:table-cell>
          <table:table-cell table:formula="of:=[.$B$5]*SIN([.$C167]*2*PI()*[.$B$4])" office:value-type="float" office:value="-891.006524188366" calcext:value-type="float">
            <text:p>-891,007</text:p>
          </table:table-cell>
          <table:table-cell table:formula="of:=[.$B$7]*SIN([.$C167]*2*PI()*[.$B$6])" office:value-type="float" office:value="0.000000000141131305635249" calcext:value-type="float">
            <text:p>0,000</text:p>
          </table:table-cell>
          <table:table-cell table:formula="of:=[.D167]+[.E167]" office:value-type="float" office:value="-891.006524188225" calcext:value-type="float">
            <text:p>-891,007</text:p>
          </table:table-cell>
          <table:table-cell table:formula="of:=[.G166]+[.$B$10]*([.F167]-[.G166])" office:value-type="float" office:value="-1136.61258507233" calcext:value-type="float">
            <text:p>-1136,613</text:p>
          </table:table-cell>
          <table:table-cell table:formula="of:=SUM([.$F166:.$F167])/COUNT([.$F166:.$F167])" office:value-type="float" office:value="-1373.44504647468" calcext:value-type="float">
            <text:p>-1373,445</text:p>
          </table:table-cell>
          <table:table-cell table:formula="of:=SUM([.$F152:.$F167])/COUNT([.$F152:.$F167])" office:value-type="float" office:value="-962.205070515973" calcext:value-type="float">
            <text:p>-962,205</text:p>
          </table:table-cell>
        </table:table-row>
        <table:table-row table:style-name="ro1">
          <table:table-cell table:number-columns-repeated="2"/>
          <table:table-cell table:formula="of:=[.C167]+[.$B$2]" office:value-type="float" office:value="0.830000000000001" calcext:value-type="float">
            <text:p>0,830</text:p>
          </table:table-cell>
          <table:table-cell table:formula="of:=[.$B$5]*SIN([.$C168]*2*PI()*[.$B$4])" office:value-type="float" office:value="-876.306680043862" calcext:value-type="float">
            <text:p>-876,307</text:p>
          </table:table-cell>
          <table:table-cell table:formula="of:=[.$B$7]*SIN([.$C168]*2*PI()*[.$B$6])" office:value-type="float" office:value="951.056516295199" calcext:value-type="float">
            <text:p>951,057</text:p>
          </table:table-cell>
          <table:table-cell table:formula="of:=[.D168]+[.E168]" office:value-type="float" office:value="74.7498362513378" calcext:value-type="float">
            <text:p>74,750</text:p>
          </table:table-cell>
          <table:table-cell table:formula="of:=[.G167]+[.$B$10]*([.F168]-[.G167])" office:value-type="float" office:value="-669.184718610941" calcext:value-type="float">
            <text:p>-669,185</text:p>
          </table:table-cell>
          <table:table-cell table:formula="of:=SUM([.$F167:.$F168])/COUNT([.$F167:.$F168])" office:value-type="float" office:value="-408.128343968444" calcext:value-type="float">
            <text:p>-408,128</text:p>
          </table:table-cell>
          <table:table-cell table:formula="of:=SUM([.$F153:.$F168])/COUNT([.$F153:.$F168])" office:value-type="float" office:value="-895.033205750274" calcext:value-type="float">
            <text:p>-895,033</text:p>
          </table:table-cell>
        </table:table-row>
        <table:table-row table:style-name="ro1">
          <table:table-cell table:number-columns-repeated="2"/>
          <table:table-cell table:formula="of:=[.C168]+[.$B$2]" office:value-type="float" office:value="0.835000000000001" calcext:value-type="float">
            <text:p>0,835</text:p>
          </table:table-cell>
          <table:table-cell table:formula="of:=[.$B$5]*SIN([.$C169]*2*PI()*[.$B$4])" office:value-type="float" office:value="-860.742027003942" calcext:value-type="float">
            <text:p>-860,742</text:p>
          </table:table-cell>
          <table:table-cell table:formula="of:=[.$B$7]*SIN([.$C169]*2*PI()*[.$B$6])" office:value-type="float" office:value="587.785252292348" calcext:value-type="float">
            <text:p>587,785</text:p>
          </table:table-cell>
          <table:table-cell table:formula="of:=[.D169]+[.E169]" office:value-type="float" office:value="-272.956774711594" calcext:value-type="float">
            <text:p>-272,957</text:p>
          </table:table-cell>
          <table:table-cell table:formula="of:=[.G168]+[.$B$10]*([.F169]-[.G168])" office:value-type="float" office:value="-516.292422144558" calcext:value-type="float">
            <text:p>-516,292</text:p>
          </table:table-cell>
          <table:table-cell table:formula="of:=SUM([.$F168:.$F169])/COUNT([.$F168:.$F169])" office:value-type="float" office:value="-99.1034692301282" calcext:value-type="float">
            <text:p>-99,103</text:p>
          </table:table-cell>
          <table:table-cell table:formula="of:=SUM([.$F154:.$F169])/COUNT([.$F154:.$F169])" office:value-type="float" office:value="-909.06487641534" calcext:value-type="float">
            <text:p>-909,065</text:p>
          </table:table-cell>
        </table:table-row>
        <table:table-row table:style-name="ro1">
          <table:table-cell table:number-columns-repeated="2"/>
          <table:table-cell table:formula="of:=[.C169]+[.$B$2]" office:value-type="float" office:value="0.840000000000001" calcext:value-type="float">
            <text:p>0,840</text:p>
          </table:table-cell>
          <table:table-cell table:formula="of:=[.$B$5]*SIN([.$C170]*2*PI()*[.$B$4])" office:value-type="float" office:value="-844.327925502013" calcext:value-type="float">
            <text:p>-844,328</text:p>
          </table:table-cell>
          <table:table-cell table:formula="of:=[.$B$7]*SIN([.$C170]*2*PI()*[.$B$6])" office:value-type="float" office:value="-587.785252292604" calcext:value-type="float">
            <text:p>-587,785</text:p>
          </table:table-cell>
          <table:table-cell table:formula="of:=[.D170]+[.E170]" office:value-type="float" office:value="-1432.11317779462" calcext:value-type="float">
            <text:p>-1432,113</text:p>
          </table:table-cell>
          <table:table-cell table:formula="of:=[.G169]+[.$B$10]*([.F170]-[.G169])" office:value-type="float" office:value="-869.67976051584" calcext:value-type="float">
            <text:p>-869,680</text:p>
          </table:table-cell>
          <table:table-cell table:formula="of:=SUM([.$F169:.$F170])/COUNT([.$F169:.$F170])" office:value-type="float" office:value="-852.534976253106" calcext:value-type="float">
            <text:p>-852,535</text:p>
          </table:table-cell>
          <table:table-cell table:formula="of:=SUM([.$F155:.$F170])/COUNT([.$F155:.$F170])" office:value-type="float" office:value="-972.931857769011" calcext:value-type="float">
            <text:p>-972,932</text:p>
          </table:table-cell>
        </table:table-row>
        <table:table-row table:style-name="ro1">
          <table:table-cell table:number-columns-repeated="2"/>
          <table:table-cell table:formula="of:=[.C170]+[.$B$2]" office:value-type="float" office:value="0.845000000000001" calcext:value-type="float">
            <text:p>0,845</text:p>
          </table:table-cell>
          <table:table-cell table:formula="of:=[.$B$5]*SIN([.$C171]*2*PI()*[.$B$4])" office:value-type="float" office:value="-827.08057427456" calcext:value-type="float">
            <text:p>-827,081</text:p>
          </table:table-cell>
          <table:table-cell table:formula="of:=[.$B$7]*SIN([.$C171]*2*PI()*[.$B$6])" office:value-type="float" office:value="-951.05651629511" calcext:value-type="float">
            <text:p>-951,057</text:p>
          </table:table-cell>
          <table:table-cell table:formula="of:=[.D171]+[.E171]" office:value-type="float" office:value="-1778.13709056967" calcext:value-type="float">
            <text:p>-1778,137</text:p>
          </table:table-cell>
          <table:table-cell table:formula="of:=[.G170]+[.$B$10]*([.F171]-[.G170])" office:value-type="float" office:value="-1220.22577720196" calcext:value-type="float">
            <text:p>-1220,226</text:p>
          </table:table-cell>
          <table:table-cell table:formula="of:=SUM([.$F170:.$F171])/COUNT([.$F170:.$F171])" office:value-type="float" office:value="-1605.12513418214" calcext:value-type="float">
            <text:p>-1605,125</text:p>
          </table:table-cell>
          <table:table-cell table:formula="of:=SUM([.$F156:.$F171])/COUNT([.$F156:.$F171])" office:value-type="float" office:value="-985.106224873636" calcext:value-type="float">
            <text:p>-985,106</text:p>
          </table:table-cell>
        </table:table-row>
        <table:table-row table:style-name="ro1">
          <table:table-cell table:number-columns-repeated="2"/>
          <table:table-cell table:formula="of:=[.C171]+[.$B$2]" office:value-type="float" office:value="0.850000000000001" calcext:value-type="float">
            <text:p>0,850</text:p>
          </table:table-cell>
          <table:table-cell table:formula="of:=[.$B$5]*SIN([.$C172]*2*PI()*[.$B$4])" office:value-type="float" office:value="-809.016994374945" calcext:value-type="float">
            <text:p>-809,017</text:p>
          </table:table-cell>
          <table:table-cell table:formula="of:=[.$B$7]*SIN([.$C172]*2*PI()*[.$B$6])" office:value-type="float" office:value="0.000000000176413513063424" calcext:value-type="float">
            <text:p>0,000</text:p>
          </table:table-cell>
          <table:table-cell table:formula="of:=[.D172]+[.E172]" office:value-type="float" office:value="-809.016994374769" calcext:value-type="float">
            <text:p>-809,017</text:p>
          </table:table-cell>
          <table:table-cell table:formula="of:=[.G171]+[.$B$10]*([.F172]-[.G171])" office:value-type="float" office:value="-1061.55283123335" calcext:value-type="float">
            <text:p>-1061,553</text:p>
          </table:table-cell>
          <table:table-cell table:formula="of:=SUM([.$F171:.$F172])/COUNT([.$F171:.$F172])" office:value-type="float" office:value="-1293.57704247222" calcext:value-type="float">
            <text:p>-1293,577</text:p>
          </table:table-cell>
          <table:table-cell table:formula="of:=SUM([.$F157:.$F172])/COUNT([.$F157:.$F172])" office:value-type="float" office:value="-914.22158592146" calcext:value-type="float">
            <text:p>-914,222</text:p>
          </table:table-cell>
        </table:table-row>
        <table:table-row table:style-name="ro1">
          <table:table-cell table:number-columns-repeated="2"/>
          <table:table-cell table:formula="of:=[.C172]+[.$B$2]" office:value-type="float" office:value="0.855000000000001" calcext:value-type="float">
            <text:p>0,855</text:p>
          </table:table-cell>
          <table:table-cell table:formula="of:=[.$B$5]*SIN([.$C173]*2*PI()*[.$B$4])" office:value-type="float" office:value="-790.155012375688" calcext:value-type="float">
            <text:p>-790,155</text:p>
          </table:table-cell>
          <table:table-cell table:formula="of:=[.$B$7]*SIN([.$C173]*2*PI()*[.$B$6])" office:value-type="float" office:value="951.056516295201" calcext:value-type="float">
            <text:p>951,057</text:p>
          </table:table-cell>
          <table:table-cell table:formula="of:=[.D173]+[.E173]" office:value-type="float" office:value="160.901503919514" calcext:value-type="float">
            <text:p>160,902</text:p>
          </table:table-cell>
          <table:table-cell table:formula="of:=[.G172]+[.$B$10]*([.F173]-[.G172])" office:value-type="float" office:value="-589.844933028458" calcext:value-type="float">
            <text:p>-589,845</text:p>
          </table:table-cell>
          <table:table-cell table:formula="of:=SUM([.$F172:.$F173])/COUNT([.$F172:.$F173])" office:value-type="float" office:value="-324.057745227627" calcext:value-type="float">
            <text:p>-324,058</text:p>
          </table:table-cell>
          <table:table-cell table:formula="of:=SUM([.$F158:.$F173])/COUNT([.$F158:.$F173])" office:value-type="float" office:value="-842.434720639302" calcext:value-type="float">
            <text:p>-842,435</text:p>
          </table:table-cell>
        </table:table-row>
        <table:table-row table:style-name="ro1">
          <table:table-cell table:number-columns-repeated="2"/>
          <table:table-cell table:formula="of:=[.C173]+[.$B$2]" office:value-type="float" office:value="0.860000000000001" calcext:value-type="float">
            <text:p>0,860</text:p>
          </table:table-cell>
          <table:table-cell table:formula="of:=[.$B$5]*SIN([.$C174]*2*PI()*[.$B$4])" office:value-type="float" office:value="-770.513242775787" calcext:value-type="float">
            <text:p>-770,513</text:p>
          </table:table-cell>
          <table:table-cell table:formula="of:=[.$B$7]*SIN([.$C174]*2*PI()*[.$B$6])" office:value-type="float" office:value="587.785252292342" calcext:value-type="float">
            <text:p>587,785</text:p>
          </table:table-cell>
          <table:table-cell table:formula="of:=[.D174]+[.E174]" office:value-type="float" office:value="-182.727990483445" calcext:value-type="float">
            <text:p>-182,728</text:p>
          </table:table-cell>
          <table:table-cell table:formula="of:=[.G173]+[.$B$10]*([.F174]-[.G173])" office:value-type="float" office:value="-432.750903608131" calcext:value-type="float">
            <text:p>-432,751</text:p>
          </table:table-cell>
          <table:table-cell table:formula="of:=SUM([.$F173:.$F174])/COUNT([.$F173:.$F174])" office:value-type="float" office:value="-10.9132432819656" calcext:value-type="float">
            <text:p>-10,913</text:p>
          </table:table-cell>
          <table:table-cell table:formula="of:=SUM([.$F159:.$F174])/COUNT([.$F159:.$F174])" office:value-type="float" office:value="-851.903299142424" calcext:value-type="float">
            <text:p>-851,903</text:p>
          </table:table-cell>
        </table:table-row>
        <table:table-row table:style-name="ro1">
          <table:table-cell table:number-columns-repeated="2"/>
          <table:table-cell table:formula="of:=[.C174]+[.$B$2]" office:value-type="float" office:value="0.865000000000001" calcext:value-type="float">
            <text:p>0,865</text:p>
          </table:table-cell>
          <table:table-cell table:formula="of:=[.$B$5]*SIN([.$C175]*2*PI()*[.$B$4])" office:value-type="float" office:value="-750.111069630457" calcext:value-type="float">
            <text:p>-750,111</text:p>
          </table:table-cell>
          <table:table-cell table:formula="of:=[.$B$7]*SIN([.$C175]*2*PI()*[.$B$6])" office:value-type="float" office:value="-587.785252292587" calcext:value-type="float">
            <text:p>-587,785</text:p>
          </table:table-cell>
          <table:table-cell table:formula="of:=[.D175]+[.E175]" office:value-type="float" office:value="-1337.89632192304" calcext:value-type="float">
            <text:p>-1337,896</text:p>
          </table:table-cell>
          <table:table-cell table:formula="of:=[.G174]+[.$B$10]*([.F175]-[.G174])" office:value-type="float" office:value="-782.018954418164" calcext:value-type="float">
            <text:p>-782,019</text:p>
          </table:table-cell>
          <table:table-cell table:formula="of:=SUM([.$F174:.$F175])/COUNT([.$F174:.$F175])" office:value-type="float" office:value="-760.312156203244" calcext:value-type="float">
            <text:p>-760,312</text:p>
          </table:table-cell>
          <table:table-cell table:formula="of:=SUM([.$F160:.$F175])/COUNT([.$F160:.$F175])" office:value-type="float" office:value="-911.263599909715" calcext:value-type="float">
            <text:p>-911,264</text:p>
          </table:table-cell>
        </table:table-row>
        <table:table-row table:style-name="ro1">
          <table:table-cell table:number-columns-repeated="2"/>
          <table:table-cell table:formula="of:=[.C175]+[.$B$2]" office:value-type="float" office:value="0.870000000000001" calcext:value-type="float">
            <text:p>0,870</text:p>
          </table:table-cell>
          <table:table-cell table:formula="of:=[.$B$5]*SIN([.$C176]*2*PI()*[.$B$4])" office:value-type="float" office:value="-728.968627421409" calcext:value-type="float">
            <text:p>-728,969</text:p>
          </table:table-cell>
          <table:table-cell table:formula="of:=[.$B$7]*SIN([.$C176]*2*PI()*[.$B$6])" office:value-type="float" office:value="-951.056516295108" calcext:value-type="float">
            <text:p>-951,057</text:p>
          </table:table-cell>
          <table:table-cell table:formula="of:=[.D176]+[.E176]" office:value-type="float" office:value="-1680.02514371652" calcext:value-type="float">
            <text:p>-1680,025</text:p>
          </table:table-cell>
          <table:table-cell table:formula="of:=[.G175]+[.$B$10]*([.F176]-[.G175])" office:value-type="float" office:value="-1128.53219417525" calcext:value-type="float">
            <text:p>-1128,532</text:p>
          </table:table-cell>
          <table:table-cell table:formula="of:=SUM([.$F175:.$F176])/COUNT([.$F175:.$F176])" office:value-type="float" office:value="-1508.96073281978" calcext:value-type="float">
            <text:p>-1508,961</text:p>
          </table:table-cell>
          <table:table-cell table:formula="of:=SUM([.$F161:.$F176])/COUNT([.$F161:.$F176])" office:value-type="float" office:value="-918.992145553171" calcext:value-type="float">
            <text:p>-918,992</text:p>
          </table:table-cell>
        </table:table-row>
        <table:table-row table:style-name="ro1">
          <table:table-cell table:number-columns-repeated="2"/>
          <table:table-cell table:formula="of:=[.C176]+[.$B$2]" office:value-type="float" office:value="0.875000000000001" calcext:value-type="float">
            <text:p>0,875</text:p>
          </table:table-cell>
          <table:table-cell table:formula="of:=[.$B$5]*SIN([.$C177]*2*PI()*[.$B$4])" office:value-type="float" office:value="-707.106781186545" calcext:value-type="float">
            <text:p>-707,107</text:p>
          </table:table-cell>
          <table:table-cell table:formula="of:=[.$B$7]*SIN([.$C177]*2*PI()*[.$B$6])" office:value-type="float" office:value="0.000000000154852301630792" calcext:value-type="float">
            <text:p>0,000</text:p>
          </table:table-cell>
          <table:table-cell table:formula="of:=[.D177]+[.E177]" office:value-type="float" office:value="-707.10678118639" calcext:value-type="float">
            <text:p>-707,107</text:p>
          </table:table-cell>
          <table:table-cell table:formula="of:=[.G176]+[.$B$10]*([.F177]-[.G176])" office:value-type="float" office:value="-965.916961773749" calcext:value-type="float">
            <text:p>-965,917</text:p>
          </table:table-cell>
          <table:table-cell table:formula="of:=SUM([.$F176:.$F177])/COUNT([.$F176:.$F177])" office:value-type="float" office:value="-1193.56596245145" calcext:value-type="float">
            <text:p>-1193,566</text:p>
          </table:table-cell>
          <table:table-cell table:formula="of:=SUM([.$F162:.$F177])/COUNT([.$F162:.$F177])" office:value-type="float" office:value="-843.726931754068" calcext:value-type="float">
            <text:p>-843,727</text:p>
          </table:table-cell>
        </table:table-row>
        <table:table-row table:style-name="ro1">
          <table:table-cell table:number-columns-repeated="2"/>
          <table:table-cell table:formula="of:=[.C177]+[.$B$2]" office:value-type="float" office:value="0.880000000000001" calcext:value-type="float">
            <text:p>0,880</text:p>
          </table:table-cell>
          <table:table-cell table:formula="of:=[.$B$5]*SIN([.$C178]*2*PI()*[.$B$4])" office:value-type="float" office:value="-684.547105928686" calcext:value-type="float">
            <text:p>-684,547</text:p>
          </table:table-cell>
          <table:table-cell table:formula="of:=[.$B$7]*SIN([.$C178]*2*PI()*[.$B$6])" office:value-type="float" office:value="951.056516295204" calcext:value-type="float">
            <text:p>951,057</text:p>
          </table:table-cell>
          <table:table-cell table:formula="of:=[.D178]+[.E178]" office:value-type="float" office:value="266.509410366518" calcext:value-type="float">
            <text:p>266,509</text:p>
          </table:table-cell>
          <table:table-cell table:formula="of:=[.G177]+[.$B$10]*([.F178]-[.G177])" office:value-type="float" office:value="-490.361158192857" calcext:value-type="float">
            <text:p>-490,361</text:p>
          </table:table-cell>
          <table:table-cell table:formula="of:=SUM([.$F177:.$F178])/COUNT([.$F177:.$F178])" office:value-type="float" office:value="-220.298685409936" calcext:value-type="float">
            <text:p>-220,299</text:p>
          </table:table-cell>
          <table:table-cell table:formula="of:=SUM([.$F163:.$F178])/COUNT([.$F163:.$F178])" office:value-type="float" office:value="-767.629061337722" calcext:value-type="float">
            <text:p>-767,629</text:p>
          </table:table-cell>
        </table:table-row>
        <table:table-row table:style-name="ro1">
          <table:table-cell table:number-columns-repeated="2"/>
          <table:table-cell table:formula="of:=[.C178]+[.$B$2]" office:value-type="float" office:value="0.885000000000001" calcext:value-type="float">
            <text:p>0,885</text:p>
          </table:table-cell>
          <table:table-cell table:formula="of:=[.$B$5]*SIN([.$C179]*2*PI()*[.$B$4])" office:value-type="float" office:value="-661.311865323649" calcext:value-type="float">
            <text:p>-661,312</text:p>
          </table:table-cell>
          <table:table-cell table:formula="of:=[.$B$7]*SIN([.$C179]*2*PI()*[.$B$6])" office:value-type="float" office:value="587.785252292337" calcext:value-type="float">
            <text:p>587,785</text:p>
          </table:table-cell>
          <table:table-cell table:formula="of:=[.D179]+[.E179]" office:value-type="float" office:value="-73.5266130313124" calcext:value-type="float">
            <text:p>-73,527</text:p>
          </table:table-cell>
          <table:table-cell table:formula="of:=[.G178]+[.$B$10]*([.F179]-[.G178])" office:value-type="float" office:value="-329.517401871475" calcext:value-type="float">
            <text:p>-329,517</text:p>
          </table:table-cell>
          <table:table-cell table:formula="of:=SUM([.$F178:.$F179])/COUNT([.$F178:.$F179])" office:value-type="float" office:value="96.4913986676027" calcext:value-type="float">
            <text:p>96,491</text:p>
          </table:table-cell>
          <table:table-cell table:formula="of:=SUM([.$F164:.$F179])/COUNT([.$F164:.$F179])" office:value-type="float" office:value="-772.860458860989" calcext:value-type="float">
            <text:p>-772,860</text:p>
          </table:table-cell>
        </table:table-row>
        <table:table-row table:style-name="ro1">
          <table:table-cell table:number-columns-repeated="2"/>
          <table:table-cell table:formula="of:=[.C179]+[.$B$2]" office:value-type="float" office:value="0.890000000000001" calcext:value-type="float">
            <text:p>0,890</text:p>
          </table:table-cell>
          <table:table-cell table:formula="of:=[.$B$5]*SIN([.$C180]*2*PI()*[.$B$4])" office:value-type="float" office:value="-637.423989748687" calcext:value-type="float">
            <text:p>-637,424</text:p>
          </table:table-cell>
          <table:table-cell table:formula="of:=[.$B$7]*SIN([.$C180]*2*PI()*[.$B$6])" office:value-type="float" office:value="-587.785252292593" calcext:value-type="float">
            <text:p>-587,785</text:p>
          </table:table-cell>
          <table:table-cell table:formula="of:=[.D180]+[.E180]" office:value-type="float" office:value="-1225.20924204128" calcext:value-type="float">
            <text:p>-1225,209</text:p>
          </table:table-cell>
          <table:table-cell table:formula="of:=[.G179]+[.$B$10]*([.F180]-[.G179])" office:value-type="float" office:value="-675.137604783134" calcext:value-type="float">
            <text:p>-675,138</text:p>
          </table:table-cell>
          <table:table-cell table:formula="of:=SUM([.$F179:.$F180])/COUNT([.$F179:.$F180])" office:value-type="float" office:value="-649.367927536296" calcext:value-type="float">
            <text:p>-649,368</text:p>
          </table:table-cell>
          <table:table-cell table:formula="of:=SUM([.$F165:.$F180])/COUNT([.$F165:.$F180])" office:value-type="float" office:value="-828.061584388825" calcext:value-type="float">
            <text:p>-828,062</text:p>
          </table:table-cell>
        </table:table-row>
        <table:table-row table:style-name="ro1">
          <table:table-cell table:number-columns-repeated="2"/>
          <table:table-cell table:formula="of:=[.C180]+[.$B$2]" office:value-type="float" office:value="0.895000000000001" calcext:value-type="float">
            <text:p>0,895</text:p>
          </table:table-cell>
          <table:table-cell table:formula="of:=[.$B$5]*SIN([.$C181]*2*PI()*[.$B$4])" office:value-type="float" office:value="-612.907053652973" calcext:value-type="float">
            <text:p>-612,907</text:p>
          </table:table-cell>
          <table:table-cell table:formula="of:=[.$B$7]*SIN([.$C181]*2*PI()*[.$B$6])" office:value-type="float" office:value="-951.056516295097" calcext:value-type="float">
            <text:p>-951,057</text:p>
          </table:table-cell>
          <table:table-cell table:formula="of:=[.D181]+[.E181]" office:value-type="float" office:value="-1563.96356994807" calcext:value-type="float">
            <text:p>-1563,964</text:p>
          </table:table-cell>
          <table:table-cell table:formula="of:=[.G180]+[.$B$10]*([.F181]-[.G180])" office:value-type="float" office:value="-1018.10847562999" calcext:value-type="float">
            <text:p>-1018,108</text:p>
          </table:table-cell>
          <table:table-cell table:formula="of:=SUM([.$F180:.$F181])/COUNT([.$F180:.$F181])" office:value-type="float" office:value="-1394.58640599467" calcext:value-type="float">
            <text:p>-1394,586</text:p>
          </table:table-cell>
          <table:table-cell table:formula="of:=SUM([.$F166:.$F181])/COUNT([.$F166:.$F181])" office:value-type="float" office:value="-831.713065137043" calcext:value-type="float">
            <text:p>-831,713</text:p>
          </table:table-cell>
        </table:table-row>
        <table:table-row table:style-name="ro1">
          <table:table-cell table:number-columns-repeated="2"/>
          <table:table-cell table:formula="of:=[.C181]+[.$B$2]" office:value-type="float" office:value="0.900000000000001" calcext:value-type="float">
            <text:p>0,900</text:p>
          </table:table-cell>
          <table:table-cell table:formula="of:=[.$B$5]*SIN([.$C182]*2*PI()*[.$B$4])" office:value-type="float" office:value="-587.78525229247" calcext:value-type="float">
            <text:p>-587,785</text:p>
          </table:table-cell>
          <table:table-cell table:formula="of:=[.$B$7]*SIN([.$C182]*2*PI()*[.$B$6])" office:value-type="float" office:value="0.000000000161712799628563" calcext:value-type="float">
            <text:p>0,000</text:p>
          </table:table-cell>
          <table:table-cell table:formula="of:=[.D182]+[.E182]" office:value-type="float" office:value="-587.785252292308" calcext:value-type="float">
            <text:p>-587,785</text:p>
          </table:table-cell>
          <table:table-cell table:formula="of:=[.G181]+[.$B$10]*([.F182]-[.G181])" office:value-type="float" office:value="-852.059849196846" calcext:value-type="float">
            <text:p>-852,060</text:p>
          </table:table-cell>
          <table:table-cell table:formula="of:=SUM([.$F181:.$F182])/COUNT([.$F181:.$F182])" office:value-type="float" office:value="-1075.87441112019" calcext:value-type="float">
            <text:p>-1075,874</text:p>
          </table:table-cell>
          <table:table-cell table:formula="of:=SUM([.$F167:.$F182])/COUNT([.$F167:.$F182])" office:value-type="float" office:value="-752.456920357742" calcext:value-type="float">
            <text:p>-752,457</text:p>
          </table:table-cell>
        </table:table-row>
        <table:table-row table:style-name="ro1">
          <table:table-cell table:number-columns-repeated="2"/>
          <table:table-cell table:formula="of:=[.C182]+[.$B$2]" office:value-type="float" office:value="0.905000000000001" calcext:value-type="float">
            <text:p>0,905</text:p>
          </table:table-cell>
          <table:table-cell table:formula="of:=[.$B$5]*SIN([.$C183]*2*PI()*[.$B$4])" office:value-type="float" office:value="-562.083377852127" calcext:value-type="float">
            <text:p>-562,083</text:p>
          </table:table-cell>
          <table:table-cell table:formula="of:=[.$B$7]*SIN([.$C183]*2*PI()*[.$B$6])" office:value-type="float" office:value="951.056516295206" calcext:value-type="float">
            <text:p>951,057</text:p>
          </table:table-cell>
          <table:table-cell table:formula="of:=[.D183]+[.E183]" office:value-type="float" office:value="388.973138443078" calcext:value-type="float">
            <text:p>388,973</text:p>
          </table:table-cell>
          <table:table-cell table:formula="of:=[.G182]+[.$B$10]*([.F183]-[.G182])" office:value-type="float" office:value="-373.183014808293" calcext:value-type="float">
            <text:p>-373,183</text:p>
          </table:table-cell>
          <table:table-cell table:formula="of:=SUM([.$F182:.$F183])/COUNT([.$F182:.$F183])" office:value-type="float" office:value="-99.4060569246148" calcext:value-type="float">
            <text:p>-99,406</text:p>
          </table:table-cell>
          <table:table-cell table:formula="of:=SUM([.$F168:.$F183])/COUNT([.$F168:.$F183])" office:value-type="float" office:value="-672.458191443286" calcext:value-type="float">
            <text:p>-672,458</text:p>
          </table:table-cell>
        </table:table-row>
        <table:table-row table:style-name="ro1">
          <table:table-cell table:number-columns-repeated="2"/>
          <table:table-cell table:formula="of:=[.C183]+[.$B$2]" office:value-type="float" office:value="0.910000000000001" calcext:value-type="float">
            <text:p>0,910</text:p>
          </table:table-cell>
          <table:table-cell table:formula="of:=[.$B$5]*SIN([.$C184]*2*PI()*[.$B$4])" office:value-type="float" office:value="-535.826794978993" calcext:value-type="float">
            <text:p>-535,827</text:p>
          </table:table-cell>
          <table:table-cell table:formula="of:=[.$B$7]*SIN([.$C184]*2*PI()*[.$B$6])" office:value-type="float" office:value="587.785252292354" calcext:value-type="float">
            <text:p>587,785</text:p>
          </table:table-cell>
          <table:table-cell table:formula="of:=[.D184]+[.E184]" office:value-type="float" office:value="51.9584573133606" calcext:value-type="float">
            <text:p>51,958</text:p>
          </table:table-cell>
          <table:table-cell table:formula="of:=[.G183]+[.$B$10]*([.F184]-[.G183])" office:value-type="float" office:value="-209.133868359676" calcext:value-type="float">
            <text:p>-209,134</text:p>
          </table:table-cell>
          <table:table-cell table:formula="of:=SUM([.$F183:.$F184])/COUNT([.$F183:.$F184])" office:value-type="float" office:value="220.46579787822" calcext:value-type="float">
            <text:p>220,466</text:p>
          </table:table-cell>
          <table:table-cell table:formula="of:=SUM([.$F169:.$F184])/COUNT([.$F169:.$F184])" office:value-type="float" office:value="-673.882652626909" calcext:value-type="float">
            <text:p>-673,883</text:p>
          </table:table-cell>
        </table:table-row>
        <table:table-row table:style-name="ro1">
          <table:table-cell table:number-columns-repeated="2"/>
          <table:table-cell table:formula="of:=[.C184]+[.$B$2]" office:value-type="float" office:value="0.915000000000001" calcext:value-type="float">
            <text:p>0,915</text:p>
          </table:table-cell>
          <table:table-cell table:formula="of:=[.$B$5]*SIN([.$C185]*2*PI()*[.$B$4])" office:value-type="float" office:value="-509.041415750367" calcext:value-type="float">
            <text:p>-509,041</text:p>
          </table:table-cell>
          <table:table-cell table:formula="of:=[.$B$7]*SIN([.$C185]*2*PI()*[.$B$6])" office:value-type="float" office:value="-587.785252292621" calcext:value-type="float">
            <text:p>-587,785</text:p>
          </table:table-cell>
          <table:table-cell table:formula="of:=[.D185]+[.E185]" office:value-type="float" office:value="-1096.82666804299" calcext:value-type="float">
            <text:p>-1096,827</text:p>
          </table:table-cell>
          <table:table-cell table:formula="of:=[.G184]+[.$B$10]*([.F185]-[.G184])" office:value-type="float" office:value="-551.667485157616" calcext:value-type="float">
            <text:p>-551,667</text:p>
          </table:table-cell>
          <table:table-cell table:formula="of:=SUM([.$F184:.$F185])/COUNT([.$F184:.$F185])" office:value-type="float" office:value="-522.434105364814" calcext:value-type="float">
            <text:p>-522,434</text:p>
          </table:table-cell>
          <table:table-cell table:formula="of:=SUM([.$F170:.$F185])/COUNT([.$F170:.$F185])" office:value-type="float" office:value="-725.374520960121" calcext:value-type="float">
            <text:p>-725,375</text:p>
          </table:table-cell>
        </table:table-row>
        <table:table-row table:style-name="ro1">
          <table:table-cell table:number-columns-repeated="2"/>
          <table:table-cell table:formula="of:=[.C185]+[.$B$2]" office:value-type="float" office:value="0.920000000000001" calcext:value-type="float">
            <text:p>0,920</text:p>
          </table:table-cell>
          <table:table-cell table:formula="of:=[.$B$5]*SIN([.$C186]*2*PI()*[.$B$4])" office:value-type="float" office:value="-481.753674101712" calcext:value-type="float">
            <text:p>-481,754</text:p>
          </table:table-cell>
          <table:table-cell table:formula="of:=[.$B$7]*SIN([.$C186]*2*PI()*[.$B$6])" office:value-type="float" office:value="-951.056516295104" calcext:value-type="float">
            <text:p>-951,057</text:p>
          </table:table-cell>
          <table:table-cell table:formula="of:=[.D186]+[.E186]" office:value-type="float" office:value="-1432.81019039682" calcext:value-type="float">
            <text:p>-1432,810</text:p>
          </table:table-cell>
          <table:table-cell table:formula="of:=[.G185]+[.$B$10]*([.F186]-[.G185])" office:value-type="float" office:value="-891.673619992076" calcext:value-type="float">
            <text:p>-891,674</text:p>
          </table:table-cell>
          <table:table-cell table:formula="of:=SUM([.$F185:.$F186])/COUNT([.$F185:.$F186])" office:value-type="float" office:value="-1264.8184292199" calcext:value-type="float">
            <text:p>-1264,818</text:p>
          </table:table-cell>
          <table:table-cell table:formula="of:=SUM([.$F171:.$F186])/COUNT([.$F171:.$F186])" office:value-type="float" office:value="-725.418084247758" calcext:value-type="float">
            <text:p>-725,418</text:p>
          </table:table-cell>
        </table:table-row>
        <table:table-row table:style-name="ro1">
          <table:table-cell table:number-columns-repeated="2"/>
          <table:table-cell table:formula="of:=[.C186]+[.$B$2]" office:value-type="float" office:value="0.925000000000001" calcext:value-type="float">
            <text:p>0,925</text:p>
          </table:table-cell>
          <table:table-cell table:formula="of:=[.$B$5]*SIN([.$C187]*2*PI()*[.$B$4])" office:value-type="float" office:value="-453.990499739543" calcext:value-type="float">
            <text:p>-453,990</text:p>
          </table:table-cell>
          <table:table-cell table:formula="of:=[.$B$7]*SIN([.$C187]*2*PI()*[.$B$6])" office:value-type="float" office:value="0.000000000168573297626335" calcext:value-type="float">
            <text:p>0,000</text:p>
          </table:table-cell>
          <table:table-cell table:formula="of:=[.D187]+[.E187]" office:value-type="float" office:value="-453.990499739374" calcext:value-type="float">
            <text:p>-453,990</text:p>
          </table:table-cell>
          <table:table-cell table:formula="of:=[.G186]+[.$B$10]*([.F187]-[.G186])" office:value-type="float" office:value="-722.78503348439" calcext:value-type="float">
            <text:p>-722,785</text:p>
          </table:table-cell>
          <table:table-cell table:formula="of:=SUM([.$F186:.$F187])/COUNT([.$F186:.$F187])" office:value-type="float" office:value="-943.400345068095" calcext:value-type="float">
            <text:p>-943,400</text:p>
          </table:table-cell>
          <table:table-cell table:formula="of:=SUM([.$F172:.$F187])/COUNT([.$F172:.$F187])" office:value-type="float" office:value="-642.658922320865" calcext:value-type="float">
            <text:p>-642,659</text:p>
          </table:table-cell>
        </table:table-row>
        <table:table-row table:style-name="ro1">
          <table:table-cell table:number-columns-repeated="2"/>
          <table:table-cell table:formula="of:=[.C187]+[.$B$2]" office:value-type="float" office:value="0.930000000000001" calcext:value-type="float">
            <text:p>0,930</text:p>
          </table:table-cell>
          <table:table-cell table:formula="of:=[.$B$5]*SIN([.$C188]*2*PI()*[.$B$4])" office:value-type="float" office:value="-425.779291565069" calcext:value-type="float">
            <text:p>-425,779</text:p>
          </table:table-cell>
          <table:table-cell table:formula="of:=[.$B$7]*SIN([.$C188]*2*PI()*[.$B$6])" office:value-type="float" office:value="951.056516295208" calcext:value-type="float">
            <text:p>951,057</text:p>
          </table:table-cell>
          <table:table-cell table:formula="of:=[.D188]+[.E188]" office:value-type="float" office:value="525.277224730139" calcext:value-type="float">
            <text:p>525,277</text:p>
          </table:table-cell>
          <table:table-cell table:formula="of:=[.G187]+[.$B$10]*([.F188]-[.G187])" office:value-type="float" office:value="-241.195817656864" calcext:value-type="float">
            <text:p>-241,196</text:p>
          </table:table-cell>
          <table:table-cell table:formula="of:=SUM([.$F187:.$F188])/COUNT([.$F187:.$F188])" office:value-type="float" office:value="35.6433624953822" calcext:value-type="float">
            <text:p>35,643</text:p>
          </table:table-cell>
          <table:table-cell table:formula="of:=SUM([.$F173:.$F188])/COUNT([.$F173:.$F188])" office:value-type="float" office:value="-559.265533626808" calcext:value-type="float">
            <text:p>-559,266</text:p>
          </table:table-cell>
        </table:table-row>
        <table:table-row table:style-name="ro1">
          <table:table-cell table:number-columns-repeated="2"/>
          <table:table-cell table:formula="of:=[.C188]+[.$B$2]" office:value-type="float" office:value="0.935000000000001" calcext:value-type="float">
            <text:p>0,935</text:p>
          </table:table-cell>
          <table:table-cell table:formula="of:=[.$B$5]*SIN([.$C189]*2*PI()*[.$B$4])" office:value-type="float" office:value="-397.147890634777" calcext:value-type="float">
            <text:p>-397,148</text:p>
          </table:table-cell>
          <table:table-cell table:formula="of:=[.$B$7]*SIN([.$C189]*2*PI()*[.$B$6])" office:value-type="float" office:value="587.785252292348" calcext:value-type="float">
            <text:p>587,785</text:p>
          </table:table-cell>
          <table:table-cell table:formula="of:=[.D189]+[.E189]" office:value-type="float" office:value="190.637361657571" calcext:value-type="float">
            <text:p>190,637</text:p>
          </table:table-cell>
          <table:table-cell table:formula="of:=[.G188]+[.$B$10]*([.F189]-[.G188])" office:value-type="float" office:value="-74.5645451978592" calcext:value-type="float">
            <text:p>-74,565</text:p>
          </table:table-cell>
          <table:table-cell table:formula="of:=SUM([.$F188:.$F189])/COUNT([.$F188:.$F189])" office:value-type="float" office:value="357.957293193855" calcext:value-type="float">
            <text:p>357,957</text:p>
          </table:table-cell>
          <table:table-cell table:formula="of:=SUM([.$F174:.$F189])/COUNT([.$F174:.$F189])" office:value-type="float" office:value="-557.40704251818" calcext:value-type="float">
            <text:p>-557,407</text:p>
          </table:table-cell>
        </table:table-row>
        <table:table-row table:style-name="ro1">
          <table:table-cell table:number-columns-repeated="2"/>
          <table:table-cell table:formula="of:=[.C189]+[.$B$2]" office:value-type="float" office:value="0.940000000000001" calcext:value-type="float">
            <text:p>0,940</text:p>
          </table:table-cell>
          <table:table-cell table:formula="of:=[.$B$5]*SIN([.$C190]*2*PI()*[.$B$4])" office:value-type="float" office:value="-368.124552684674" calcext:value-type="float">
            <text:p>-368,125</text:p>
          </table:table-cell>
          <table:table-cell table:formula="of:=[.$B$7]*SIN([.$C190]*2*PI()*[.$B$6])" office:value-type="float" office:value="-587.785252292627" calcext:value-type="float">
            <text:p>-587,785</text:p>
          </table:table-cell>
          <table:table-cell table:formula="of:=[.D190]+[.E190]" office:value-type="float" office:value="-955.9098049773" calcext:value-type="float">
            <text:p>-955,910</text:p>
          </table:table-cell>
          <table:table-cell table:formula="of:=[.G189]+[.$B$10]*([.F190]-[.G189])" office:value-type="float" office:value="-414.64883966062" calcext:value-type="float">
            <text:p>-414,649</text:p>
          </table:table-cell>
          <table:table-cell table:formula="of:=SUM([.$F189:.$F190])/COUNT([.$F189:.$F190])" office:value-type="float" office:value="-382.636221659865" calcext:value-type="float">
            <text:p>-382,636</text:p>
          </table:table-cell>
          <table:table-cell table:formula="of:=SUM([.$F175:.$F190])/COUNT([.$F175:.$F190])" office:value-type="float" office:value="-605.730905924046" calcext:value-type="float">
            <text:p>-605,731</text:p>
          </table:table-cell>
        </table:table-row>
        <table:table-row table:style-name="ro1">
          <table:table-cell table:number-columns-repeated="2"/>
          <table:table-cell table:formula="of:=[.C190]+[.$B$2]" office:value-type="float" office:value="0.945000000000001" calcext:value-type="float">
            <text:p>0,945</text:p>
          </table:table-cell>
          <table:table-cell table:formula="of:=[.$B$5]*SIN([.$C191]*2*PI()*[.$B$4])" office:value-type="float" office:value="-338.737920245287" calcext:value-type="float">
            <text:p>-338,738</text:p>
          </table:table-cell>
          <table:table-cell table:formula="of:=[.$B$7]*SIN([.$C191]*2*PI()*[.$B$6])" office:value-type="float" office:value="-951.056516295102" calcext:value-type="float">
            <text:p>-951,057</text:p>
          </table:table-cell>
          <table:table-cell table:formula="of:=[.D191]+[.E191]" office:value-type="float" office:value="-1289.79443654039" calcext:value-type="float">
            <text:p>-1289,794</text:p>
          </table:table-cell>
          <table:table-cell table:formula="of:=[.G190]+[.$B$10]*([.F191]-[.G190])" office:value-type="float" office:value="-752.340873020542" calcext:value-type="float">
            <text:p>-752,341</text:p>
          </table:table-cell>
          <table:table-cell table:formula="of:=SUM([.$F190:.$F191])/COUNT([.$F190:.$F191])" office:value-type="float" office:value="-1122.85212075884" calcext:value-type="float">
            <text:p>-1122,852</text:p>
          </table:table-cell>
          <table:table-cell table:formula="of:=SUM([.$F176:.$F191])/COUNT([.$F176:.$F191])" office:value-type="float" office:value="-602.72453808763" calcext:value-type="float">
            <text:p>-602,725</text:p>
          </table:table-cell>
        </table:table-row>
        <table:table-row table:style-name="ro1">
          <table:table-cell table:number-columns-repeated="2"/>
          <table:table-cell table:formula="of:=[.C191]+[.$B$2]" office:value-type="float" office:value="0.950000000000001" calcext:value-type="float">
            <text:p>0,950</text:p>
          </table:table-cell>
          <table:table-cell table:formula="of:=[.$B$5]*SIN([.$C192]*2*PI()*[.$B$4])" office:value-type="float" office:value="-309.016994374943" calcext:value-type="float">
            <text:p>-309,017</text:p>
          </table:table-cell>
          <table:table-cell table:formula="of:=[.$B$7]*SIN([.$C192]*2*PI()*[.$B$6])" office:value-type="float" office:value="0.000000000175433795624106" calcext:value-type="float">
            <text:p>0,000</text:p>
          </table:table-cell>
          <table:table-cell table:formula="of:=[.D192]+[.E192]" office:value-type="float" office:value="-309.016994374768" calcext:value-type="float">
            <text:p>-309,017</text:p>
          </table:table-cell>
          <table:table-cell table:formula="of:=[.G191]+[.$B$10]*([.F192]-[.G191])" office:value-type="float" office:value="-581.275689637729" calcext:value-type="float">
            <text:p>-581,276</text:p>
          </table:table-cell>
          <table:table-cell table:formula="of:=SUM([.$F191:.$F192])/COUNT([.$F191:.$F192])" office:value-type="float" office:value="-799.405715457579" calcext:value-type="float">
            <text:p>-799,406</text:p>
          </table:table-cell>
          <table:table-cell table:formula="of:=SUM([.$F177:.$F192])/COUNT([.$F177:.$F192])" office:value-type="float" office:value="-517.03652875377" calcext:value-type="float">
            <text:p>-517,037</text:p>
          </table:table-cell>
        </table:table-row>
        <table:table-row table:style-name="ro1">
          <table:table-cell table:number-columns-repeated="2"/>
          <table:table-cell table:formula="of:=[.C192]+[.$B$2]" office:value-type="float" office:value="0.955000000000001" calcext:value-type="float">
            <text:p>0,955</text:p>
          </table:table-cell>
          <table:table-cell table:formula="of:=[.$B$5]*SIN([.$C193]*2*PI()*[.$B$4])" office:value-type="float" office:value="-278.991106039225" calcext:value-type="float">
            <text:p>-278,991</text:p>
          </table:table-cell>
          <table:table-cell table:formula="of:=[.$B$7]*SIN([.$C193]*2*PI()*[.$B$6])" office:value-type="float" office:value="951.056516295201" calcext:value-type="float">
            <text:p>951,057</text:p>
          </table:table-cell>
          <table:table-cell table:formula="of:=[.D193]+[.E193]" office:value-type="float" office:value="672.065410255976" calcext:value-type="float">
            <text:p>672,065</text:p>
          </table:table-cell>
          <table:table-cell table:formula="of:=[.G192]+[.$B$10]*([.F193]-[.G192])" office:value-type="float" office:value="-97.6495295728312" calcext:value-type="float">
            <text:p>-97,650</text:p>
          </table:table-cell>
          <table:table-cell table:formula="of:=SUM([.$F192:.$F193])/COUNT([.$F192:.$F193])" office:value-type="float" office:value="181.524207940604" calcext:value-type="float">
            <text:p>181,524</text:p>
          </table:table-cell>
          <table:table-cell table:formula="of:=SUM([.$F178:.$F193])/COUNT([.$F178:.$F193])" office:value-type="float" office:value="-430.838266788623" calcext:value-type="float">
            <text:p>-430,838</text:p>
          </table:table-cell>
        </table:table-row>
        <table:table-row table:style-name="ro1">
          <table:table-cell table:number-columns-repeated="2"/>
          <table:table-cell table:formula="of:=[.C193]+[.$B$2]" office:value-type="float" office:value="0.960000000000001" calcext:value-type="float">
            <text:p>0,960</text:p>
          </table:table-cell>
          <table:table-cell table:formula="of:=[.$B$5]*SIN([.$C194]*2*PI()*[.$B$4])" office:value-type="float" office:value="-248.68988716485" calcext:value-type="float">
            <text:p>-248,690</text:p>
          </table:table-cell>
          <table:table-cell table:formula="of:=[.$B$7]*SIN([.$C194]*2*PI()*[.$B$6])" office:value-type="float" office:value="587.78525229232" calcext:value-type="float">
            <text:p>587,785</text:p>
          </table:table-cell>
          <table:table-cell table:formula="of:=[.D194]+[.E194]" office:value-type="float" office:value="339.09536512747" calcext:value-type="float">
            <text:p>339,095</text:p>
          </table:table-cell>
          <table:table-cell table:formula="of:=[.G193]+[.$B$10]*([.F194]-[.G193])" office:value-type="float" office:value="70.877024267754" calcext:value-type="float">
            <text:p>70,877</text:p>
          </table:table-cell>
          <table:table-cell table:formula="of:=SUM([.$F193:.$F194])/COUNT([.$F193:.$F194])" office:value-type="float" office:value="505.580387691723" calcext:value-type="float">
            <text:p>505,580</text:p>
          </table:table-cell>
          <table:table-cell table:formula="of:=SUM([.$F179:.$F194])/COUNT([.$F179:.$F194])" office:value-type="float" office:value="-426.301644616063" calcext:value-type="float">
            <text:p>-426,302</text:p>
          </table:table-cell>
        </table:table-row>
        <table:table-row table:style-name="ro1">
          <table:table-cell table:number-columns-repeated="2"/>
          <table:table-cell table:formula="of:=[.C194]+[.$B$2]" office:value-type="float" office:value="0.965000000000001" calcext:value-type="float">
            <text:p>0,965</text:p>
          </table:table-cell>
          <table:table-cell table:formula="of:=[.$B$5]*SIN([.$C195]*2*PI()*[.$B$4])" office:value-type="float" office:value="-218.143241396538" calcext:value-type="float">
            <text:p>-218,143</text:p>
          </table:table-cell>
          <table:table-cell table:formula="of:=[.$B$7]*SIN([.$C195]*2*PI()*[.$B$6])" office:value-type="float" office:value="-587.785252292609" calcext:value-type="float">
            <text:p>-587,785</text:p>
          </table:table-cell>
          <table:table-cell table:formula="of:=[.D195]+[.E195]" office:value-type="float" office:value="-805.928493689147" calcext:value-type="float">
            <text:p>-805,928</text:p>
          </table:table-cell>
          <table:table-cell table:formula="of:=[.G194]+[.$B$10]*([.F195]-[.G194])" office:value-type="float" office:value="-267.455522083094" calcext:value-type="float">
            <text:p>-267,456</text:p>
          </table:table-cell>
          <table:table-cell table:formula="of:=SUM([.$F194:.$F195])/COUNT([.$F194:.$F195])" office:value-type="float" office:value="-233.416564280839" calcext:value-type="float">
            <text:p>-233,417</text:p>
          </table:table-cell>
          <table:table-cell table:formula="of:=SUM([.$F180:.$F195])/COUNT([.$F180:.$F195])" office:value-type="float" office:value="-472.076762157178" calcext:value-type="float">
            <text:p>-472,077</text:p>
          </table:table-cell>
        </table:table-row>
        <table:table-row table:style-name="ro1">
          <table:table-cell table:number-columns-repeated="2"/>
          <table:table-cell table:formula="of:=[.C195]+[.$B$2]" office:value-type="float" office:value="0.970000000000001" calcext:value-type="float">
            <text:p>0,970</text:p>
          </table:table-cell>
          <table:table-cell table:formula="of:=[.$B$5]*SIN([.$C196]*2*PI()*[.$B$4])" office:value-type="float" office:value="-187.38131458572" calcext:value-type="float">
            <text:p>-187,381</text:p>
          </table:table-cell>
          <table:table-cell table:formula="of:=[.$B$7]*SIN([.$C196]*2*PI()*[.$B$6])" office:value-type="float" office:value="-951.056516295099" calcext:value-type="float">
            <text:p>-951,057</text:p>
          </table:table-cell>
          <table:table-cell table:formula="of:=[.D196]+[.E196]" office:value-type="float" office:value="-1138.43783088082" calcext:value-type="float">
            <text:p>-1138,438</text:p>
          </table:table-cell>
          <table:table-cell table:formula="of:=[.G195]+[.$B$10]*([.F196]-[.G195])" office:value-type="float" office:value="-603.541069364698" calcext:value-type="float">
            <text:p>-603,541</text:p>
          </table:table-cell>
          <table:table-cell table:formula="of:=SUM([.$F195:.$F196])/COUNT([.$F195:.$F196])" office:value-type="float" office:value="-972.183162284984" calcext:value-type="float">
            <text:p>-972,183</text:p>
          </table:table-cell>
          <table:table-cell table:formula="of:=SUM([.$F181:.$F196])/COUNT([.$F181:.$F196])" office:value-type="float" office:value="-466.653548959649" calcext:value-type="float">
            <text:p>-466,654</text:p>
          </table:table-cell>
        </table:table-row>
        <table:table-row table:style-name="ro1">
          <table:table-cell table:number-columns-repeated="2"/>
          <table:table-cell table:formula="of:=[.C196]+[.$B$2]" office:value-type="float" office:value="0.975000000000001" calcext:value-type="float">
            <text:p>0,975</text:p>
          </table:table-cell>
          <table:table-cell table:formula="of:=[.$B$5]*SIN([.$C197]*2*PI()*[.$B$4])" office:value-type="float" office:value="-156.434465040227" calcext:value-type="float">
            <text:p>-156,434</text:p>
          </table:table-cell>
          <table:table-cell table:formula="of:=[.$B$7]*SIN([.$C197]*2*PI()*[.$B$6])" office:value-type="float" office:value="0.000000000182294293621878" calcext:value-type="float">
            <text:p>0,000</text:p>
          </table:table-cell>
          <table:table-cell table:formula="of:=[.D197]+[.E197]" office:value-type="float" office:value="-156.434465040044" calcext:value-type="float">
            <text:p>-156,434</text:p>
          </table:table-cell>
          <table:table-cell table:formula="of:=[.G196]+[.$B$10]*([.F197]-[.G196])" office:value-type="float" office:value="-431.016247344957" calcext:value-type="float">
            <text:p>-431,016</text:p>
          </table:table-cell>
          <table:table-cell table:formula="of:=SUM([.$F196:.$F197])/COUNT([.$F196:.$F197])" office:value-type="float" office:value="-647.436147960432" calcext:value-type="float">
            <text:p>-647,436</text:p>
          </table:table-cell>
          <table:table-cell table:formula="of:=SUM([.$F182:.$F197])/COUNT([.$F182:.$F197])" office:value-type="float" office:value="-378.682979902898" calcext:value-type="float">
            <text:p>-378,683</text:p>
          </table:table-cell>
        </table:table-row>
        <table:table-row table:style-name="ro1">
          <table:table-cell table:number-columns-repeated="2"/>
          <table:table-cell table:formula="of:=[.C197]+[.$B$2]" office:value-type="float" office:value="0.980000000000001" calcext:value-type="float">
            <text:p>0,980</text:p>
          </table:table-cell>
          <table:table-cell table:formula="of:=[.$B$5]*SIN([.$C198]*2*PI()*[.$B$4])" office:value-type="float" office:value="-125.333233564299" calcext:value-type="float">
            <text:p>-125,333</text:p>
          </table:table-cell>
          <table:table-cell table:formula="of:=[.$B$7]*SIN([.$C198]*2*PI()*[.$B$6])" office:value-type="float" office:value="951.056516295212" calcext:value-type="float">
            <text:p>951,057</text:p>
          </table:table-cell>
          <table:table-cell table:formula="of:=[.D198]+[.E198]" office:value-type="float" office:value="825.723282730913" calcext:value-type="float">
            <text:p>825,723</text:p>
          </table:table-cell>
          <table:table-cell table:formula="of:=[.G197]+[.$B$10]*([.F198]-[.G197])" office:value-type="float" office:value="53.9212634283701" calcext:value-type="float">
            <text:p>53,921</text:p>
          </table:table-cell>
          <table:table-cell table:formula="of:=SUM([.$F197:.$F198])/COUNT([.$F197:.$F198])" office:value-type="float" office:value="334.644408845434" calcext:value-type="float">
            <text:p>334,644</text:p>
          </table:table-cell>
          <table:table-cell table:formula="of:=SUM([.$F183:.$F198])/COUNT([.$F183:.$F198])" office:value-type="float" office:value="-290.338696463946" calcext:value-type="float">
            <text:p>-290,339</text:p>
          </table:table-cell>
        </table:table-row>
        <table:table-row table:style-name="ro1">
          <table:table-cell table:number-columns-repeated="2"/>
          <table:table-cell table:formula="of:=[.C198]+[.$B$2]" office:value-type="float" office:value="0.985000000000001" calcext:value-type="float">
            <text:p>0,985</text:p>
          </table:table-cell>
          <table:table-cell table:formula="of:=[.$B$5]*SIN([.$C199]*2*PI()*[.$B$4])" office:value-type="float" office:value="-94.1083133185096" calcext:value-type="float">
            <text:p>-94,108</text:p>
          </table:table-cell>
          <table:table-cell table:formula="of:=[.$B$7]*SIN([.$C199]*2*PI()*[.$B$6])" office:value-type="float" office:value="587.785252292314" calcext:value-type="float">
            <text:p>587,785</text:p>
          </table:table-cell>
          <table:table-cell table:formula="of:=[.D199]+[.E199]" office:value-type="float" office:value="493.676938973805" calcext:value-type="float">
            <text:p>493,677</text:p>
          </table:table-cell>
          <table:table-cell table:formula="of:=[.G198]+[.$B$10]*([.F199]-[.G198])" office:value-type="float" office:value="223.609585904048" calcext:value-type="float">
            <text:p>223,610</text:p>
          </table:table-cell>
          <table:table-cell table:formula="of:=SUM([.$F198:.$F199])/COUNT([.$F198:.$F199])" office:value-type="float" office:value="659.700110852359" calcext:value-type="float">
            <text:p>659,700</text:p>
          </table:table-cell>
          <table:table-cell table:formula="of:=SUM([.$F184:.$F199])/COUNT([.$F184:.$F199])" office:value-type="float" office:value="-283.794708930776" calcext:value-type="float">
            <text:p>-283,795</text:p>
          </table:table-cell>
        </table:table-row>
        <table:table-row table:style-name="ro1">
          <table:table-cell table:number-columns-repeated="2"/>
          <table:table-cell table:formula="of:=[.C199]+[.$B$2]" office:value-type="float" office:value="0.990000000000001" calcext:value-type="float">
            <text:p>0,990</text:p>
          </table:table-cell>
          <table:table-cell table:formula="of:=[.$B$5]*SIN([.$C200]*2*PI()*[.$B$4])" office:value-type="float" office:value="-62.7905195293088" calcext:value-type="float">
            <text:p>-62,791</text:p>
          </table:table-cell>
          <table:table-cell table:formula="of:=[.$B$7]*SIN([.$C200]*2*PI()*[.$B$6])" office:value-type="float" office:value="-587.785252292615" calcext:value-type="float">
            <text:p>-587,785</text:p>
          </table:table-cell>
          <table:table-cell table:formula="of:=[.D200]+[.E200]" office:value-type="float" office:value="-650.575771821924" calcext:value-type="float">
            <text:p>-650,576</text:p>
          </table:table-cell>
          <table:table-cell table:formula="of:=[.G199]+[.$B$10]*([.F200]-[.G199])" office:value-type="float" office:value="-113.711920410415" calcext:value-type="float">
            <text:p>-113,712</text:p>
          </table:table-cell>
          <table:table-cell table:formula="of:=SUM([.$F199:.$F200])/COUNT([.$F199:.$F200])" office:value-type="float" office:value="-78.4494164240595" calcext:value-type="float">
            <text:p>-78,449</text:p>
          </table:table-cell>
          <table:table-cell table:formula="of:=SUM([.$F185:.$F200])/COUNT([.$F185:.$F200])" office:value-type="float" office:value="-327.703098251731" calcext:value-type="float">
            <text:p>-327,703</text:p>
          </table:table-cell>
        </table:table-row>
        <table:table-row table:style-name="ro1">
          <table:table-cell table:number-columns-repeated="2"/>
          <table:table-cell table:formula="of:=[.C200]+[.$B$2]" office:value-type="float" office:value="0.995000000000001" calcext:value-type="float">
            <text:p>0,995</text:p>
          </table:table-cell>
          <table:table-cell table:formula="of:=[.$B$5]*SIN([.$C201]*2*PI()*[.$B$4])" office:value-type="float" office:value="-31.4107590781239" calcext:value-type="float">
            <text:p>-31,411</text:p>
          </table:table-cell>
          <table:table-cell table:formula="of:=[.$B$7]*SIN([.$C201]*2*PI()*[.$B$6])" office:value-type="float" office:value="-951.056516295097" calcext:value-type="float">
            <text:p>-951,057</text:p>
          </table:table-cell>
          <table:table-cell table:formula="of:=[.D201]+[.E201]" office:value-type="float" office:value="-982.467275373221" calcext:value-type="float">
            <text:p>-982,467</text:p>
          </table:table-cell>
          <table:table-cell table:formula="of:=[.G200]+[.$B$10]*([.F201]-[.G200])" office:value-type="float" office:value="-448.938154028791" calcext:value-type="float">
            <text:p>-448,938</text:p>
          </table:table-cell>
          <table:table-cell table:formula="of:=SUM([.$F200:.$F201])/COUNT([.$F200:.$F201])" office:value-type="float" office:value="-816.521523597572" calcext:value-type="float">
            <text:p>-816,522</text:p>
          </table:table-cell>
          <table:table-cell table:formula="of:=SUM([.$F186:.$F201])/COUNT([.$F186:.$F201])" office:value-type="float" office:value="-320.555636209871" calcext:value-type="float">
            <text:p>-320,556</text:p>
          </table:table-cell>
        </table:table-row>
        <table:table-row table:style-name="ro1">
          <table:table-cell table:number-columns-repeated="2"/>
          <table:table-cell table:formula="of:=[.C201]+[.$B$2]" office:value-type="float" office:value="1" calcext:value-type="float">
            <text:p>1,000</text:p>
          </table:table-cell>
          <table:table-cell table:formula="of:=[.$B$5]*SIN([.$C202]*2*PI()*[.$B$4])" office:value-type="float" office:value="0.00000000000419596273867116" calcext:value-type="float">
            <text:p>0,000</text:p>
          </table:table-cell>
          <table:table-cell table:formula="of:=[.$B$7]*SIN([.$C202]*2*PI()*[.$B$6])" office:value-type="float" office:value="0.000000000160733082189245" calcext:value-type="float">
            <text:p>0,000</text:p>
          </table:table-cell>
          <table:table-cell table:formula="of:=[.D202]+[.E202]" office:value-type="float" office:value="0.000000000164929044927916" calcext:value-type="float">
            <text:p>0,000</text:p>
          </table:table-cell>
          <table:table-cell table:formula="of:=[.G201]+[.$B$10]*([.F202]-[.G201])" office:value-type="float" office:value="-275.706592757832" calcext:value-type="float">
            <text:p>-275,707</text:p>
          </table:table-cell>
          <table:table-cell table:formula="of:=SUM([.$F201:.$F202])/COUNT([.$F201:.$F202])" office:value-type="float" office:value="-491.233637686528" calcext:value-type="float">
            <text:p>-491,234</text:p>
          </table:table-cell>
          <table:table-cell table:formula="of:=SUM([.$F187:.$F202])/COUNT([.$F187:.$F202])" office:value-type="float" office:value="-231.004999310059" calcext:value-type="float">
            <text:p>-231,005</text:p>
          </table:table-cell>
        </table:table-row>
        <table:table-row table:style-name="ro1">
          <table:table-cell table:number-columns-repeated="2"/>
          <table:table-cell table:formula="of:=[.C202]+[.$B$2]" office:value-type="float" office:value="1.005" calcext:value-type="float">
            <text:p>1,005</text:p>
          </table:table-cell>
          <table:table-cell table:formula="of:=[.$B$5]*SIN([.$C203]*2*PI()*[.$B$4])" office:value-type="float" office:value="31.4107590781314" calcext:value-type="float">
            <text:p>31,411</text:p>
          </table:table-cell>
          <table:table-cell table:formula="of:=[.$B$7]*SIN([.$C203]*2*PI()*[.$B$6])" office:value-type="float" office:value="951.056516295188" calcext:value-type="float">
            <text:p>951,057</text:p>
          </table:table-cell>
          <table:table-cell table:formula="of:=[.D203]+[.E203]" office:value-type="float" office:value="982.467275373319" calcext:value-type="float">
            <text:p>982,467</text:p>
          </table:table-cell>
          <table:table-cell table:formula="of:=[.G202]+[.$B$10]*([.F203]-[.G202])" office:value-type="float" office:value="209.784385388399" calcext:value-type="float">
            <text:p>209,784</text:p>
          </table:table-cell>
          <table:table-cell table:formula="of:=SUM([.$F202:.$F203])/COUNT([.$F202:.$F203])" office:value-type="float" office:value="491.233637686742" calcext:value-type="float">
            <text:p>491,234</text:p>
          </table:table-cell>
          <table:table-cell table:formula="of:=SUM([.$F188:.$F203])/COUNT([.$F188:.$F203])" office:value-type="float" office:value="-141.226388365516" calcext:value-type="float">
            <text:p>-141,226</text:p>
          </table:table-cell>
        </table:table-row>
        <table:table-row table:style-name="ro1">
          <table:table-cell table:number-columns-repeated="2"/>
          <table:table-cell table:formula="of:=[.C203]+[.$B$2]" office:value-type="float" office:value="1.01" calcext:value-type="float">
            <text:p>1,010</text:p>
          </table:table-cell>
          <table:table-cell table:formula="of:=[.$B$5]*SIN([.$C204]*2*PI()*[.$B$4])" office:value-type="float" office:value="62.7905195293163" calcext:value-type="float">
            <text:p>62,791</text:p>
          </table:table-cell>
          <table:table-cell table:formula="of:=[.$B$7]*SIN([.$C204]*2*PI()*[.$B$6])" office:value-type="float" office:value="587.785252292378" calcext:value-type="float">
            <text:p>587,785</text:p>
          </table:table-cell>
          <table:table-cell table:formula="of:=[.D204]+[.E204]" office:value-type="float" office:value="650.575771821694" calcext:value-type="float">
            <text:p>650,576</text:p>
          </table:table-cell>
          <table:table-cell table:formula="of:=[.G203]+[.$B$10]*([.F204]-[.G203])" office:value-type="float" office:value="379.872357153226" calcext:value-type="float">
            <text:p>379,872</text:p>
          </table:table-cell>
          <table:table-cell table:formula="of:=SUM([.$F203:.$F204])/COUNT([.$F203:.$F204])" office:value-type="float" office:value="816.521523597507" calcext:value-type="float">
            <text:p>816,522</text:p>
          </table:table-cell>
          <table:table-cell table:formula="of:=SUM([.$F189:.$F204])/COUNT([.$F189:.$F204])" office:value-type="float" office:value="-133.395229172294" calcext:value-type="float">
            <text:p>-133,395</text:p>
          </table:table-cell>
        </table:table-row>
        <table:table-row table:style-name="ro1">
          <table:table-cell table:number-columns-repeated="2"/>
          <table:table-cell table:formula="of:=[.C204]+[.$B$2]" office:value-type="float" office:value="1.015" calcext:value-type="float">
            <text:p>1,015</text:p>
          </table:table-cell>
          <table:table-cell table:formula="of:=[.$B$5]*SIN([.$C205]*2*PI()*[.$B$4])" office:value-type="float" office:value="94.1083133185162" calcext:value-type="float">
            <text:p>94,108</text:p>
          </table:table-cell>
          <table:table-cell table:formula="of:=[.$B$7]*SIN([.$C205]*2*PI()*[.$B$6])" office:value-type="float" office:value="-587.785252292528" calcext:value-type="float">
            <text:p>-587,785</text:p>
          </table:table-cell>
          <table:table-cell table:formula="of:=[.D205]+[.E205]" office:value-type="float" office:value="-493.676938974012" calcext:value-type="float">
            <text:p>-493,677</text:p>
          </table:table-cell>
          <table:table-cell table:formula="of:=[.G204]+[.$B$10]*([.F205]-[.G204])" office:value-type="float" office:value="42.7962876385181" calcext:value-type="float">
            <text:p>42,796</text:p>
          </table:table-cell>
          <table:table-cell table:formula="of:=SUM([.$F204:.$F205])/COUNT([.$F204:.$F205])" office:value-type="float" office:value="78.4494164238409" calcext:value-type="float">
            <text:p>78,449</text:p>
          </table:table-cell>
          <table:table-cell table:formula="of:=SUM([.$F190:.$F205])/COUNT([.$F190:.$F205])" office:value-type="float" office:value="-176.164872961768" calcext:value-type="float">
            <text:p>-176,165</text:p>
          </table:table-cell>
        </table:table-row>
        <table:table-row table:style-name="ro1">
          <table:table-cell table:number-columns-repeated="2"/>
          <table:table-cell table:formula="of:=[.C205]+[.$B$2]" office:value-type="float" office:value="1.02" calcext:value-type="float">
            <text:p>1,020</text:p>
          </table:table-cell>
          <table:table-cell table:formula="of:=[.$B$5]*SIN([.$C206]*2*PI()*[.$B$4])" office:value-type="float" office:value="125.333233564305" calcext:value-type="float">
            <text:p>125,333</text:p>
          </table:table-cell>
          <table:table-cell table:formula="of:=[.$B$7]*SIN([.$C206]*2*PI()*[.$B$6])" office:value-type="float" office:value="-951.056516295148" calcext:value-type="float">
            <text:p>-951,057</text:p>
          </table:table-cell>
          <table:table-cell table:formula="of:=[.D206]+[.E206]" office:value-type="float" office:value="-825.723282730843" calcext:value-type="float">
            <text:p>-825,723</text:p>
          </table:table-cell>
          <table:table-cell table:formula="of:=[.G205]+[.$B$10]*([.F206]-[.G205])" office:value-type="float" office:value="-292.338963886045" calcext:value-type="float">
            <text:p>-292,339</text:p>
          </table:table-cell>
          <table:table-cell table:formula="of:=SUM([.$F205:.$F206])/COUNT([.$F205:.$F206])" office:value-type="float" office:value="-659.700110852427" calcext:value-type="float">
            <text:p>-659,700</text:p>
          </table:table-cell>
          <table:table-cell table:formula="of:=SUM([.$F191:.$F206])/COUNT([.$F191:.$F206])" office:value-type="float" office:value="-168.028215321364" calcext:value-type="float">
            <text:p>-168,028</text:p>
          </table:table-cell>
        </table:table-row>
        <table:table-row table:style-name="ro1">
          <table:table-cell table:number-columns-repeated="2"/>
          <table:table-cell table:formula="of:=[.C206]+[.$B$2]" office:value-type="float" office:value="1.025" calcext:value-type="float">
            <text:p>1,025</text:p>
          </table:table-cell>
          <table:table-cell table:formula="of:=[.$B$5]*SIN([.$C207]*2*PI()*[.$B$4])" office:value-type="float" office:value="156.434465040232" calcext:value-type="float">
            <text:p>156,434</text:p>
          </table:table-cell>
          <table:table-cell table:formula="of:=[.$B$7]*SIN([.$C207]*2*PI()*[.$B$6])" office:value-type="float" office:value="0.0000000000254850330349967" calcext:value-type="float">
            <text:p>0,000</text:p>
          </table:table-cell>
          <table:table-cell table:formula="of:=[.D207]+[.E207]" office:value-type="float" office:value="156.434465040257" calcext:value-type="float">
            <text:p>156,434</text:p>
          </table:table-cell>
          <table:table-cell table:formula="of:=[.G206]+[.$B$10]*([.F207]-[.G206])" office:value-type="float" office:value="-119.170965015512" calcext:value-type="float">
            <text:p>-119,171</text:p>
          </table:table-cell>
          <table:table-cell table:formula="of:=SUM([.$F206:.$F207])/COUNT([.$F206:.$F207])" office:value-type="float" office:value="-334.644408845293" calcext:value-type="float">
            <text:p>-334,644</text:p>
          </table:table-cell>
          <table:table-cell table:formula="of:=SUM([.$F192:.$F207])/COUNT([.$F192:.$F207])" office:value-type="float" office:value="-77.6389089725738" calcext:value-type="float">
            <text:p>-77,639</text:p>
          </table:table-cell>
        </table:table-row>
        <table:table-row table:style-name="ro1">
          <table:table-cell table:number-columns-repeated="2"/>
          <table:table-cell table:formula="of:=[.C207]+[.$B$2]" office:value-type="float" office:value="1.03" calcext:value-type="float">
            <text:p>1,030</text:p>
          </table:table-cell>
          <table:table-cell table:formula="of:=[.$B$5]*SIN([.$C208]*2*PI()*[.$B$4])" office:value-type="float" office:value="187.381314585724" calcext:value-type="float">
            <text:p>187,381</text:p>
          </table:table-cell>
          <table:table-cell table:formula="of:=[.$B$7]*SIN([.$C208]*2*PI()*[.$B$6])" office:value-type="float" office:value="951.056516295146" calcext:value-type="float">
            <text:p>951,057</text:p>
          </table:table-cell>
          <table:table-cell table:formula="of:=[.D208]+[.E208]" office:value-type="float" office:value="1138.43783088087" calcext:value-type="float">
            <text:p>1138,438</text:p>
          </table:table-cell>
          <table:table-cell table:formula="of:=[.G207]+[.$B$10]*([.F208]-[.G207])" office:value-type="float" office:value="366.101968964543" calcext:value-type="float">
            <text:p>366,102</text:p>
          </table:table-cell>
          <table:table-cell table:formula="of:=SUM([.$F207:.$F208])/COUNT([.$F207:.$F208])" office:value-type="float" office:value="647.436147960564" calcext:value-type="float">
            <text:p>647,436</text:p>
          </table:table-cell>
          <table:table-cell table:formula="of:=SUM([.$F193:.$F208])/COUNT([.$F193:.$F208])" office:value-type="float" office:value="12.8270176059036" calcext:value-type="float">
            <text:p>12,827</text:p>
          </table:table-cell>
        </table:table-row>
        <table:table-row table:style-name="ro1">
          <table:table-cell table:number-columns-repeated="2"/>
          <table:table-cell table:formula="of:=[.C208]+[.$B$2]" office:value-type="float" office:value="1.035" calcext:value-type="float">
            <text:p>1,035</text:p>
          </table:table-cell>
          <table:table-cell table:formula="of:=[.$B$5]*SIN([.$C209]*2*PI()*[.$B$4])" office:value-type="float" office:value="218.143241396542" calcext:value-type="float">
            <text:p>218,143</text:p>
          </table:table-cell>
          <table:table-cell table:formula="of:=[.$B$7]*SIN([.$C209]*2*PI()*[.$B$6])" office:value-type="float" office:value="587.785252292487" calcext:value-type="float">
            <text:p>587,785</text:p>
          </table:table-cell>
          <table:table-cell table:formula="of:=[.D209]+[.E209]" office:value-type="float" office:value="805.928493689029" calcext:value-type="float">
            <text:p>805,928</text:p>
          </table:table-cell>
          <table:table-cell table:formula="of:=[.G208]+[.$B$10]*([.F209]-[.G208])" office:value-type="float" office:value="535.817629980712" calcext:value-type="float">
            <text:p>535,818</text:p>
          </table:table-cell>
          <table:table-cell table:formula="of:=SUM([.$F208:.$F209])/COUNT([.$F208:.$F209])" office:value-type="float" office:value="972.18316228495" calcext:value-type="float">
            <text:p>972,183</text:p>
          </table:table-cell>
          <table:table-cell table:formula="of:=SUM([.$F194:.$F209])/COUNT([.$F194:.$F209])" office:value-type="float" office:value="21.1934603204694" calcext:value-type="float">
            <text:p>21,193</text:p>
          </table:table-cell>
        </table:table-row>
        <table:table-row table:style-name="ro1">
          <table:table-cell table:number-columns-repeated="2"/>
          <table:table-cell table:formula="of:=[.C209]+[.$B$2]" office:value-type="float" office:value="1.04" calcext:value-type="float">
            <text:p>1,040</text:p>
          </table:table-cell>
          <table:table-cell table:formula="of:=[.$B$5]*SIN([.$C210]*2*PI()*[.$B$4])" office:value-type="float" office:value="248.689887164853" calcext:value-type="float">
            <text:p>248,690</text:p>
          </table:table-cell>
          <table:table-cell table:formula="of:=[.$B$7]*SIN([.$C210]*2*PI()*[.$B$6])" office:value-type="float" office:value="-587.785252292419" calcext:value-type="float">
            <text:p>-587,785</text:p>
          </table:table-cell>
          <table:table-cell table:formula="of:=[.D210]+[.E210]" office:value-type="float" office:value="-339.095365127566" calcext:value-type="float">
            <text:p>-339,095</text:p>
          </table:table-cell>
          <table:table-cell table:formula="of:=[.G209]+[.$B$10]*([.F210]-[.G209])" office:value-type="float" office:value="198.215350560544" calcext:value-type="float">
            <text:p>198,215</text:p>
          </table:table-cell>
          <table:table-cell table:formula="of:=SUM([.$F209:.$F210])/COUNT([.$F209:.$F210])" office:value-type="float" office:value="233.416564280732" calcext:value-type="float">
            <text:p>233,417</text:p>
          </table:table-cell>
          <table:table-cell table:formula="of:=SUM([.$F195:.$F210])/COUNT([.$F195:.$F210])" office:value-type="float" office:value="-21.1934603204703" calcext:value-type="float">
            <text:p>-21,193</text:p>
          </table:table-cell>
        </table:table-row>
        <table:table-row table:style-name="ro1">
          <table:table-cell table:number-columns-repeated="2"/>
          <table:table-cell table:formula="of:=[.C210]+[.$B$2]" office:value-type="float" office:value="1.045" calcext:value-type="float">
            <text:p>1,045</text:p>
          </table:table-cell>
          <table:table-cell table:formula="of:=[.$B$5]*SIN([.$C211]*2*PI()*[.$B$4])" office:value-type="float" office:value="278.991106039227" calcext:value-type="float">
            <text:p>278,991</text:p>
          </table:table-cell>
          <table:table-cell table:formula="of:=[.$B$7]*SIN([.$C211]*2*PI()*[.$B$6])" office:value-type="float" office:value="-951.056516295172" calcext:value-type="float">
            <text:p>-951,057</text:p>
          </table:table-cell>
          <table:table-cell table:formula="of:=[.D211]+[.E211]" office:value-type="float" office:value="-672.065410255945" calcext:value-type="float">
            <text:p>-672,065</text:p>
          </table:table-cell>
          <table:table-cell table:formula="of:=[.G210]+[.$B$10]*([.F211]-[.G210])" office:value-type="float" office:value="-137.599490720678" calcext:value-type="float">
            <text:p>-137,599</text:p>
          </table:table-cell>
          <table:table-cell table:formula="of:=SUM([.$F210:.$F211])/COUNT([.$F210:.$F211])" office:value-type="float" office:value="-505.580387691755" calcext:value-type="float">
            <text:p>-505,580</text:p>
          </table:table-cell>
          <table:table-cell table:formula="of:=SUM([.$F196:.$F211])/COUNT([.$F196:.$F211])" office:value-type="float" office:value="-12.8270176058952" calcext:value-type="float">
            <text:p>-12,827</text:p>
          </table:table-cell>
        </table:table-row>
        <table:table-row table:style-name="ro1">
          <table:table-cell table:number-columns-repeated="2"/>
          <table:table-cell table:formula="of:=[.C211]+[.$B$2]" office:value-type="float" office:value="1.05" calcext:value-type="float">
            <text:p>1,050</text:p>
          </table:table-cell>
          <table:table-cell table:formula="of:=[.$B$5]*SIN([.$C212]*2*PI()*[.$B$4])" office:value-type="float" office:value="309.016994374945" calcext:value-type="float">
            <text:p>309,017</text:p>
          </table:table-cell>
          <table:table-cell table:formula="of:=[.$B$7]*SIN([.$C212]*2*PI()*[.$B$6])" office:value-type="float" office:value="-0.000000000109763016119252" calcext:value-type="float">
            <text:p>0,000</text:p>
          </table:table-cell>
          <table:table-cell table:formula="of:=[.D212]+[.E212]" office:value-type="float" office:value="309.016994374835" calcext:value-type="float">
            <text:p>309,017</text:p>
          </table:table-cell>
          <table:table-cell table:formula="of:=[.G211]+[.$B$10]*([.F212]-[.G211])" office:value-type="float" office:value="34.7362092150723" calcext:value-type="float">
            <text:p>34,736</text:p>
          </table:table-cell>
          <table:table-cell table:formula="of:=SUM([.$F211:.$F212])/COUNT([.$F211:.$F212])" office:value-type="float" office:value="-181.524207940555" calcext:value-type="float">
            <text:p>-181,524</text:p>
          </table:table-cell>
          <table:table-cell table:formula="of:=SUM([.$F197:.$F212])/COUNT([.$F197:.$F212])" office:value-type="float" office:value="77.6389089725833" calcext:value-type="float">
            <text:p>77,639</text:p>
          </table:table-cell>
        </table:table-row>
        <table:table-row table:style-name="ro1">
          <table:table-cell table:number-columns-repeated="2"/>
          <table:table-cell table:formula="of:=[.C212]+[.$B$2]" office:value-type="float" office:value="1.055" calcext:value-type="float">
            <text:p>1,055</text:p>
          </table:table-cell>
          <table:table-cell table:formula="of:=[.$B$5]*SIN([.$C213]*2*PI()*[.$B$4])" office:value-type="float" office:value="338.737920245288" calcext:value-type="float">
            <text:p>338,738</text:p>
          </table:table-cell>
          <table:table-cell table:formula="of:=[.$B$7]*SIN([.$C213]*2*PI()*[.$B$6])" office:value-type="float" office:value="951.056516295122" calcext:value-type="float">
            <text:p>951,057</text:p>
          </table:table-cell>
          <table:table-cell table:formula="of:=[.D213]+[.E213]" office:value-type="float" office:value="1289.79443654041" calcext:value-type="float">
            <text:p>1289,794</text:p>
          </table:table-cell>
          <table:table-cell table:formula="of:=[.G212]+[.$B$10]*([.F213]-[.G212])" office:value-type="float" office:value="519.024956460885" calcext:value-type="float">
            <text:p>519,025</text:p>
          </table:table-cell>
          <table:table-cell table:formula="of:=SUM([.$F212:.$F213])/COUNT([.$F212:.$F213])" office:value-type="float" office:value="799.405715457623" calcext:value-type="float">
            <text:p>799,406</text:p>
          </table:table-cell>
          <table:table-cell table:formula="of:=SUM([.$F198:.$F213])/COUNT([.$F198:.$F213])" office:value-type="float" office:value="168.028215321362" calcext:value-type="float">
            <text:p>168,028</text:p>
          </table:table-cell>
        </table:table-row>
        <table:table-row table:style-name="ro1">
          <table:table-cell table:number-columns-repeated="2"/>
          <table:table-cell table:formula="of:=[.C213]+[.$B$2]" office:value-type="float" office:value="1.06" calcext:value-type="float">
            <text:p>1,060</text:p>
          </table:table-cell>
          <table:table-cell table:formula="of:=[.$B$5]*SIN([.$C214]*2*PI()*[.$B$4])" office:value-type="float" office:value="368.124552684674" calcext:value-type="float">
            <text:p>368,125</text:p>
          </table:table-cell>
          <table:table-cell table:formula="of:=[.$B$7]*SIN([.$C214]*2*PI()*[.$B$6])" office:value-type="float" office:value="587.785252292597" calcext:value-type="float">
            <text:p>587,785</text:p>
          </table:table-cell>
          <table:table-cell table:formula="of:=[.D214]+[.E214]" office:value-type="float" office:value="955.909804977271" calcext:value-type="float">
            <text:p>955,910</text:p>
          </table:table-cell>
          <table:table-cell table:formula="of:=[.G213]+[.$B$10]*([.F214]-[.G213])" office:value-type="float" office:value="687.605514216817" calcext:value-type="float">
            <text:p>687,606</text:p>
          </table:table-cell>
          <table:table-cell table:formula="of:=SUM([.$F213:.$F214])/COUNT([.$F213:.$F214])" office:value-type="float" office:value="1122.85212075884" calcext:value-type="float">
            <text:p>1122,852</text:p>
          </table:table-cell>
          <table:table-cell table:formula="of:=SUM([.$F199:.$F214])/COUNT([.$F199:.$F214])" office:value-type="float" office:value="176.164872961759" calcext:value-type="float">
            <text:p>176,165</text:p>
          </table:table-cell>
        </table:table-row>
        <table:table-row table:style-name="ro1">
          <table:table-cell table:number-columns-repeated="2"/>
          <table:table-cell table:formula="of:=[.C214]+[.$B$2]" office:value-type="float" office:value="1.065" calcext:value-type="float">
            <text:p>1,065</text:p>
          </table:table-cell>
          <table:table-cell table:formula="of:=[.$B$5]*SIN([.$C215]*2*PI()*[.$B$4])" office:value-type="float" office:value="397.147890634777" calcext:value-type="float">
            <text:p>397,148</text:p>
          </table:table-cell>
          <table:table-cell table:formula="of:=[.$B$7]*SIN([.$C215]*2*PI()*[.$B$6])" office:value-type="float" office:value="-587.785252292356" calcext:value-type="float">
            <text:p>-587,785</text:p>
          </table:table-cell>
          <table:table-cell table:formula="of:=[.D215]+[.E215]" office:value-type="float" office:value="-190.637361657579" calcext:value-type="float">
            <text:p>-190,637</text:p>
          </table:table-cell>
          <table:table-cell table:formula="of:=[.G214]+[.$B$10]*([.F215]-[.G214])" office:value-type="float" office:value="348.718335220206" calcext:value-type="float">
            <text:p>348,718</text:p>
          </table:table-cell>
          <table:table-cell table:formula="of:=SUM([.$F214:.$F215])/COUNT([.$F214:.$F215])" office:value-type="float" office:value="382.636221659846" calcext:value-type="float">
            <text:p>382,636</text:p>
          </table:table-cell>
          <table:table-cell table:formula="of:=SUM([.$F200:.$F215])/COUNT([.$F200:.$F215])" office:value-type="float" office:value="133.395229172298" calcext:value-type="float">
            <text:p>133,395</text:p>
          </table:table-cell>
        </table:table-row>
        <table:table-row table:style-name="ro1">
          <table:table-cell table:number-columns-repeated="2"/>
          <table:table-cell table:formula="of:=[.C215]+[.$B$2]" office:value-type="float" office:value="1.07" calcext:value-type="float">
            <text:p>1,070</text:p>
          </table:table-cell>
          <table:table-cell table:formula="of:=[.$B$5]*SIN([.$C216]*2*PI()*[.$B$4])" office:value-type="float" office:value="425.779291565068" calcext:value-type="float">
            <text:p>425,779</text:p>
          </table:table-cell>
          <table:table-cell table:formula="of:=[.$B$7]*SIN([.$C216]*2*PI()*[.$B$6])" office:value-type="float" office:value="-951.056516295214" calcext:value-type="float">
            <text:p>-951,057</text:p>
          </table:table-cell>
          <table:table-cell table:formula="of:=[.D216]+[.E216]" office:value-type="float" office:value="-525.277224730146" calcext:value-type="float">
            <text:p>-525,277</text:p>
          </table:table-cell>
          <table:table-cell table:formula="of:=[.G215]+[.$B$10]*([.F216]-[.G215])" office:value-type="float" office:value="11.4700660870811" calcext:value-type="float">
            <text:p>11,470</text:p>
          </table:table-cell>
          <table:table-cell table:formula="of:=SUM([.$F215:.$F216])/COUNT([.$F215:.$F216])" office:value-type="float" office:value="-357.957293193862" calcext:value-type="float">
            <text:p>-357,957</text:p>
          </table:table-cell>
          <table:table-cell table:formula="of:=SUM([.$F201:.$F216])/COUNT([.$F201:.$F216])" office:value-type="float" office:value="141.226388365534" calcext:value-type="float">
            <text:p>141,226</text:p>
          </table:table-cell>
        </table:table-row>
        <table:table-row table:style-name="ro1">
          <table:table-cell table:number-columns-repeated="2"/>
          <table:table-cell table:formula="of:=[.C216]+[.$B$2]" office:value-type="float" office:value="1.075" calcext:value-type="float">
            <text:p>1,075</text:p>
          </table:table-cell>
          <table:table-cell table:formula="of:=[.$B$5]*SIN([.$C217]*2*PI()*[.$B$4])" office:value-type="float" office:value="453.990499739541" calcext:value-type="float">
            <text:p>453,990</text:p>
          </table:table-cell>
          <table:table-cell table:formula="of:=[.$B$7]*SIN([.$C217]*2*PI()*[.$B$6])" office:value-type="float" office:value="-0.0000000002450110652735" calcext:value-type="float">
            <text:p>0,000</text:p>
          </table:table-cell>
          <table:table-cell table:formula="of:=[.D217]+[.E217]" office:value-type="float" office:value="453.990499739296" calcext:value-type="float">
            <text:p>453,990</text:p>
          </table:table-cell>
          <table:table-cell table:formula="of:=[.G216]+[.$B$10]*([.F217]-[.G216])" office:value-type="float" office:value="182.22522451572" calcext:value-type="float">
            <text:p>182,225</text:p>
          </table:table-cell>
          <table:table-cell table:formula="of:=SUM([.$F216:.$F217])/COUNT([.$F216:.$F217])" office:value-type="float" office:value="-35.6433624954251" calcext:value-type="float">
            <text:p>-35,643</text:p>
          </table:table-cell>
          <table:table-cell table:formula="of:=SUM([.$F202:.$F217])/COUNT([.$F202:.$F217])" office:value-type="float" office:value="231.004999310066" calcext:value-type="float">
            <text:p>231,005</text:p>
          </table:table-cell>
        </table:table-row>
        <table:table-row table:style-name="ro1">
          <table:table-cell table:number-columns-repeated="2"/>
          <table:table-cell table:formula="of:=[.C217]+[.$B$2]" office:value-type="float" office:value="1.08" calcext:value-type="float">
            <text:p>1,080</text:p>
          </table:table-cell>
          <table:table-cell table:formula="of:=[.$B$5]*SIN([.$C218]*2*PI()*[.$B$4])" office:value-type="float" office:value="481.753674101709" calcext:value-type="float">
            <text:p>481,754</text:p>
          </table:table-cell>
          <table:table-cell table:formula="of:=[.$B$7]*SIN([.$C218]*2*PI()*[.$B$6])" office:value-type="float" office:value="951.056516295063" calcext:value-type="float">
            <text:p>951,057</text:p>
          </table:table-cell>
          <table:table-cell table:formula="of:=[.D218]+[.E218]" office:value-type="float" office:value="1432.81019039677" calcext:value-type="float">
            <text:p>1432,810</text:p>
          </table:table-cell>
          <table:table-cell table:formula="of:=[.G217]+[.$B$10]*([.F218]-[.G217])" office:value-type="float" office:value="664.787876402935" calcext:value-type="float">
            <text:p>664,788</text:p>
          </table:table-cell>
          <table:table-cell table:formula="of:=SUM([.$F217:.$F218])/COUNT([.$F217:.$F218])" office:value-type="float" office:value="943.400345068034" calcext:value-type="float">
            <text:p>943,400</text:p>
          </table:table-cell>
          <table:table-cell table:formula="of:=SUM([.$F203:.$F218])/COUNT([.$F203:.$F218])" office:value-type="float" office:value="320.555636209854" calcext:value-type="float">
            <text:p>320,556</text:p>
          </table:table-cell>
        </table:table-row>
        <table:table-row table:style-name="ro1">
          <table:table-cell table:number-columns-repeated="2"/>
          <table:table-cell table:formula="of:=[.C218]+[.$B$2]" office:value-type="float" office:value="1.085" calcext:value-type="float">
            <text:p>1,085</text:p>
          </table:table-cell>
          <table:table-cell table:formula="of:=[.$B$5]*SIN([.$C219]*2*PI()*[.$B$4])" office:value-type="float" office:value="509.041415750365" calcext:value-type="float">
            <text:p>509,041</text:p>
          </table:table-cell>
          <table:table-cell table:formula="of:=[.$B$7]*SIN([.$C219]*2*PI()*[.$B$6])" office:value-type="float" office:value="587.785252292706" calcext:value-type="float">
            <text:p>587,785</text:p>
          </table:table-cell>
          <table:table-cell table:formula="of:=[.D219]+[.E219]" office:value-type="float" office:value="1096.82666804307" calcext:value-type="float">
            <text:p>1096,827</text:p>
          </table:table-cell>
          <table:table-cell table:formula="of:=[.G218]+[.$B$10]*([.F219]-[.G218])" office:value-type="float" office:value="831.498488396524" calcext:value-type="float">
            <text:p>831,498</text:p>
          </table:table-cell>
          <table:table-cell table:formula="of:=SUM([.$F218:.$F219])/COUNT([.$F218:.$F219])" office:value-type="float" office:value="1264.81842921992" calcext:value-type="float">
            <text:p>1264,818</text:p>
          </table:table-cell>
          <table:table-cell table:formula="of:=SUM([.$F204:.$F219])/COUNT([.$F204:.$F219])" office:value-type="float" office:value="327.703098251713" calcext:value-type="float">
            <text:p>327,703</text:p>
          </table:table-cell>
        </table:table-row>
        <table:table-row table:style-name="ro1">
          <table:table-cell table:number-columns-repeated="2"/>
          <table:table-cell table:formula="of:=[.C219]+[.$B$2]" office:value-type="float" office:value="1.09" calcext:value-type="float">
            <text:p>1,090</text:p>
          </table:table-cell>
          <table:table-cell table:formula="of:=[.$B$5]*SIN([.$C220]*2*PI()*[.$B$4])" office:value-type="float" office:value="535.82679497899" calcext:value-type="float">
            <text:p>535,827</text:p>
          </table:table-cell>
          <table:table-cell table:formula="of:=[.$B$7]*SIN([.$C220]*2*PI()*[.$B$6])" office:value-type="float" office:value="-587.7852522922" calcext:value-type="float">
            <text:p>-587,785</text:p>
          </table:table-cell>
          <table:table-cell table:formula="of:=[.D220]+[.E220]" office:value-type="float" office:value="-51.95845731321" calcext:value-type="float">
            <text:p>-51,958</text:p>
          </table:table-cell>
          <table:table-cell table:formula="of:=[.G219]+[.$B$10]*([.F220]-[.G219])" office:value-type="float" office:value="490.599358644457" calcext:value-type="float">
            <text:p>490,599</text:p>
          </table:table-cell>
          <table:table-cell table:formula="of:=SUM([.$F219:.$F220])/COUNT([.$F219:.$F220])" office:value-type="float" office:value="522.43410536493" calcext:value-type="float">
            <text:p>522,434</text:p>
          </table:table-cell>
          <table:table-cell table:formula="of:=SUM([.$F205:.$F220])/COUNT([.$F205:.$F220])" office:value-type="float" office:value="283.794708930782" calcext:value-type="float">
            <text:p>283,795</text:p>
          </table:table-cell>
        </table:table-row>
        <table:table-row table:style-name="ro1">
          <table:table-cell table:number-columns-repeated="2"/>
          <table:table-cell table:formula="of:=[.C220]+[.$B$2]" office:value-type="float" office:value="1.095" calcext:value-type="float">
            <text:p>1,095</text:p>
          </table:table-cell>
          <table:table-cell table:formula="of:=[.$B$5]*SIN([.$C221]*2*PI()*[.$B$4])" office:value-type="float" office:value="562.083377852123" calcext:value-type="float">
            <text:p>562,083</text:p>
          </table:table-cell>
          <table:table-cell table:formula="of:=[.$B$7]*SIN([.$C221]*2*PI()*[.$B$6])" office:value-type="float" office:value="-951.056516295256" calcext:value-type="float">
            <text:p>-951,057</text:p>
          </table:table-cell>
          <table:table-cell table:formula="of:=[.D221]+[.E221]" office:value-type="float" office:value="-388.973138443132" calcext:value-type="float">
            <text:p>-388,973</text:p>
          </table:table-cell>
          <table:table-cell table:formula="of:=[.G220]+[.$B$10]*([.F221]-[.G220])" office:value-type="float" office:value="151.199119315163" calcext:value-type="float">
            <text:p>151,199</text:p>
          </table:table-cell>
          <table:table-cell table:formula="of:=SUM([.$F220:.$F221])/COUNT([.$F220:.$F221])" office:value-type="float" office:value="-220.465797878171" calcext:value-type="float">
            <text:p>-220,466</text:p>
          </table:table-cell>
          <table:table-cell table:formula="of:=SUM([.$F206:.$F221])/COUNT([.$F206:.$F221])" office:value-type="float" office:value="290.338696463962" calcext:value-type="float">
            <text:p>290,339</text:p>
          </table:table-cell>
        </table:table-row>
        <table:table-row table:style-name="ro1">
          <table:table-cell table:number-columns-repeated="2"/>
          <table:table-cell table:formula="of:=[.C221]+[.$B$2]" office:value-type="float" office:value="1.1" calcext:value-type="float">
            <text:p>1,100</text:p>
          </table:table-cell>
          <table:table-cell table:formula="of:=[.$B$5]*SIN([.$C222]*2*PI()*[.$B$4])" office:value-type="float" office:value="587.785252292466" calcext:value-type="float">
            <text:p>587,785</text:p>
          </table:table-cell>
          <table:table-cell table:formula="of:=[.$B$7]*SIN([.$C222]*2*PI()*[.$B$6])" office:value-type="float" office:value="-0.000000000380259114427749" calcext:value-type="float">
            <text:p>0,000</text:p>
          </table:table-cell>
          <table:table-cell table:formula="of:=[.D222]+[.E222]" office:value-type="float" office:value="587.785252292085" calcext:value-type="float">
            <text:p>587,785</text:p>
          </table:table-cell>
          <table:table-cell table:formula="of:=[.G221]+[.$B$10]*([.F222]-[.G221])" office:value-type="float" office:value="319.664411841769" calcext:value-type="float">
            <text:p>319,664</text:p>
          </table:table-cell>
          <table:table-cell table:formula="of:=SUM([.$F221:.$F222])/COUNT([.$F221:.$F222])" office:value-type="float" office:value="99.4060569244764" calcext:value-type="float">
            <text:p>99,406</text:p>
          </table:table-cell>
          <table:table-cell table:formula="of:=SUM([.$F207:.$F222])/COUNT([.$F207:.$F222])" office:value-type="float" office:value="378.682979902895" calcext:value-type="float">
            <text:p>378,683</text:p>
          </table:table-cell>
        </table:table-row>
        <table:table-row table:style-name="ro1">
          <table:table-cell table:number-columns-repeated="2"/>
          <table:table-cell table:formula="of:=[.C222]+[.$B$2]" office:value-type="float" office:value="1.105" calcext:value-type="float">
            <text:p>1,105</text:p>
          </table:table-cell>
          <table:table-cell table:formula="of:=[.$B$5]*SIN([.$C223]*2*PI()*[.$B$4])" office:value-type="float" office:value="612.907053652968" calcext:value-type="float">
            <text:p>612,907</text:p>
          </table:table-cell>
          <table:table-cell table:formula="of:=[.$B$7]*SIN([.$C223]*2*PI()*[.$B$6])" office:value-type="float" office:value="951.056516295021" calcext:value-type="float">
            <text:p>951,057</text:p>
          </table:table-cell>
          <table:table-cell table:formula="of:=[.D223]+[.E223]" office:value-type="float" office:value="1563.96356994799" calcext:value-type="float">
            <text:p>1563,964</text:p>
          </table:table-cell>
          <table:table-cell table:formula="of:=[.G222]+[.$B$10]*([.F223]-[.G222])" office:value-type="float" office:value="799.801561942355" calcext:value-type="float">
            <text:p>799,802</text:p>
          </table:table-cell>
          <table:table-cell table:formula="of:=SUM([.$F222:.$F223])/COUNT([.$F222:.$F223])" office:value-type="float" office:value="1075.87441112004" calcext:value-type="float">
            <text:p>1075,874</text:p>
          </table:table-cell>
          <table:table-cell table:formula="of:=SUM([.$F208:.$F223])/COUNT([.$F208:.$F223])" office:value-type="float" office:value="466.653548959628" calcext:value-type="float">
            <text:p>466,654</text:p>
          </table:table-cell>
        </table:table-row>
        <table:table-row table:style-name="ro1">
          <table:table-cell table:number-columns-repeated="2"/>
          <table:table-cell table:formula="of:=[.C223]+[.$B$2]" office:value-type="float" office:value="1.11" calcext:value-type="float">
            <text:p>1,110</text:p>
          </table:table-cell>
          <table:table-cell table:formula="of:=[.$B$5]*SIN([.$C224]*2*PI()*[.$B$4])" office:value-type="float" office:value="637.423989748682" calcext:value-type="float">
            <text:p>637,424</text:p>
          </table:table-cell>
          <table:table-cell table:formula="of:=[.$B$7]*SIN([.$C224]*2*PI()*[.$B$6])" office:value-type="float" office:value="587.785252292815" calcext:value-type="float">
            <text:p>587,785</text:p>
          </table:table-cell>
          <table:table-cell table:formula="of:=[.D224]+[.E224]" office:value-type="float" office:value="1225.2092420415" calcext:value-type="float">
            <text:p>1225,209</text:p>
          </table:table-cell>
          <table:table-cell table:formula="of:=[.G223]+[.$B$10]*([.F224]-[.G223])" office:value-type="float" office:value="963.953429942146" calcext:value-type="float">
            <text:p>963,953</text:p>
          </table:table-cell>
          <table:table-cell table:formula="of:=SUM([.$F223:.$F224])/COUNT([.$F223:.$F224])" office:value-type="float" office:value="1394.58640599474" calcext:value-type="float">
            <text:p>1394,586</text:p>
          </table:table-cell>
          <table:table-cell table:formula="of:=SUM([.$F209:.$F224])/COUNT([.$F209:.$F224])" office:value-type="float" office:value="472.076762157167" calcext:value-type="float">
            <text:p>472,077</text:p>
          </table:table-cell>
        </table:table-row>
        <table:table-row table:style-name="ro1">
          <table:table-cell table:number-columns-repeated="2"/>
          <table:table-cell table:formula="of:=[.C224]+[.$B$2]" office:value-type="float" office:value="1.115" calcext:value-type="float">
            <text:p>1,115</text:p>
          </table:table-cell>
          <table:table-cell table:formula="of:=[.$B$5]*SIN([.$C225]*2*PI()*[.$B$4])" office:value-type="float" office:value="661.311865323643" calcext:value-type="float">
            <text:p>661,312</text:p>
          </table:table-cell>
          <table:table-cell table:formula="of:=[.$B$7]*SIN([.$C225]*2*PI()*[.$B$6])" office:value-type="float" office:value="-587.785252292091" calcext:value-type="float">
            <text:p>-587,785</text:p>
          </table:table-cell>
          <table:table-cell table:formula="of:=[.D225]+[.E225]" office:value-type="float" office:value="73.5266130315525" calcext:value-type="float">
            <text:p>73,527</text:p>
          </table:table-cell>
          <table:table-cell table:formula="of:=[.G224]+[.$B$10]*([.F225]-[.G224])" office:value-type="float" office:value="620.364839160433" calcext:value-type="float">
            <text:p>620,365</text:p>
          </table:table-cell>
          <table:table-cell table:formula="of:=SUM([.$F224:.$F225])/COUNT([.$F224:.$F225])" office:value-type="float" office:value="649.367927536525" calcext:value-type="float">
            <text:p>649,368</text:p>
          </table:table-cell>
          <table:table-cell table:formula="of:=SUM([.$F210:.$F225])/COUNT([.$F210:.$F225])" office:value-type="float" office:value="426.301644616075" calcext:value-type="float">
            <text:p>426,302</text:p>
          </table:table-cell>
        </table:table-row>
        <table:table-row table:style-name="ro1">
          <table:table-cell table:number-columns-repeated="2"/>
          <table:table-cell table:formula="of:=[.C225]+[.$B$2]" office:value-type="float" office:value="1.12" calcext:value-type="float">
            <text:p>1,120</text:p>
          </table:table-cell>
          <table:table-cell table:formula="of:=[.$B$5]*SIN([.$C226]*2*PI()*[.$B$4])" office:value-type="float" office:value="684.54710592868" calcext:value-type="float">
            <text:p>684,547</text:p>
          </table:table-cell>
          <table:table-cell table:formula="of:=[.$B$7]*SIN([.$C226]*2*PI()*[.$B$6])" office:value-type="float" office:value="-951.056516295315" calcext:value-type="float">
            <text:p>-951,057</text:p>
          </table:table-cell>
          <table:table-cell table:formula="of:=[.D226]+[.E226]" office:value-type="float" office:value="-266.509410366636" calcext:value-type="float">
            <text:p>-266,509</text:p>
          </table:table-cell>
          <table:table-cell table:formula="of:=[.G225]+[.$B$10]*([.F226]-[.G225])" office:value-type="float" office:value="278.14707593892" calcext:value-type="float">
            <text:p>278,147</text:p>
          </table:table-cell>
          <table:table-cell table:formula="of:=SUM([.$F225:.$F226])/COUNT([.$F225:.$F226])" office:value-type="float" office:value="-96.4913986675415" calcext:value-type="float">
            <text:p>-96,491</text:p>
          </table:table-cell>
          <table:table-cell table:formula="of:=SUM([.$F211:.$F226])/COUNT([.$F211:.$F226])" office:value-type="float" office:value="430.838266788633" calcext:value-type="float">
            <text:p>430,838</text:p>
          </table:table-cell>
        </table:table-row>
        <table:table-row table:style-name="ro1">
          <table:table-cell table:number-columns-repeated="2"/>
          <table:table-cell table:formula="of:=[.C226]+[.$B$2]" office:value-type="float" office:value="1.125" calcext:value-type="float">
            <text:p>1,125</text:p>
          </table:table-cell>
          <table:table-cell table:formula="of:=[.$B$5]*SIN([.$C227]*2*PI()*[.$B$4])" office:value-type="float" office:value="707.106781186539" calcext:value-type="float">
            <text:p>707,107</text:p>
          </table:table-cell>
          <table:table-cell table:formula="of:=[.$B$7]*SIN([.$C227]*2*PI()*[.$B$6])" office:value-type="float" office:value="-0.000000000515507163581997" calcext:value-type="float">
            <text:p>0,000</text:p>
          </table:table-cell>
          <table:table-cell table:formula="of:=[.D227]+[.E227]" office:value-type="float" office:value="707.106781186023" calcext:value-type="float">
            <text:p>707,107</text:p>
          </table:table-cell>
          <table:table-cell table:formula="of:=[.G226]+[.$B$10]*([.F227]-[.G226])" office:value-type="float" office:value="443.669562266721" calcext:value-type="float">
            <text:p>443,670</text:p>
          </table:table-cell>
          <table:table-cell table:formula="of:=SUM([.$F226:.$F227])/COUNT([.$F226:.$F227])" office:value-type="float" office:value="220.298685409694" calcext:value-type="float">
            <text:p>220,299</text:p>
          </table:table-cell>
          <table:table-cell table:formula="of:=SUM([.$F212:.$F227])/COUNT([.$F212:.$F227])" office:value-type="float" office:value="517.036528753756" calcext:value-type="float">
            <text:p>517,037</text:p>
          </table:table-cell>
        </table:table-row>
        <table:table-row table:style-name="ro1">
          <table:table-cell table:number-columns-repeated="2"/>
          <table:table-cell table:formula="of:=[.C227]+[.$B$2]" office:value-type="float" office:value="1.13" calcext:value-type="float">
            <text:p>1,130</text:p>
          </table:table-cell>
          <table:table-cell table:formula="of:=[.$B$5]*SIN([.$C228]*2*PI()*[.$B$4])" office:value-type="float" office:value="728.968627421402" calcext:value-type="float">
            <text:p>728,969</text:p>
          </table:table-cell>
          <table:table-cell table:formula="of:=[.$B$7]*SIN([.$C228]*2*PI()*[.$B$6])" office:value-type="float" office:value="951.056516294979" calcext:value-type="float">
            <text:p>951,057</text:p>
          </table:table-cell>
          <table:table-cell table:formula="of:=[.D228]+[.E228]" office:value-type="float" office:value="1680.02514371638" calcext:value-type="float">
            <text:p>1680,025</text:p>
          </table:table-cell>
          <table:table-cell table:formula="of:=[.G227]+[.$B$10]*([.F228]-[.G227])" office:value-type="float" office:value="920.741528056412" calcext:value-type="float">
            <text:p>920,742</text:p>
          </table:table-cell>
          <table:table-cell table:formula="of:=SUM([.$F227:.$F228])/COUNT([.$F227:.$F228])" office:value-type="float" office:value="1193.5659624512" calcext:value-type="float">
            <text:p>1193,566</text:p>
          </table:table-cell>
          <table:table-cell table:formula="of:=SUM([.$F213:.$F228])/COUNT([.$F213:.$F228])" office:value-type="float" office:value="602.724538087603" calcext:value-type="float">
            <text:p>602,725</text:p>
          </table:table-cell>
        </table:table-row>
        <table:table-row table:style-name="ro1">
          <table:table-cell table:number-columns-repeated="2"/>
          <table:table-cell table:formula="of:=[.C228]+[.$B$2]" office:value-type="float" office:value="1.135" calcext:value-type="float">
            <text:p>1,135</text:p>
          </table:table-cell>
          <table:table-cell table:formula="of:=[.$B$5]*SIN([.$C229]*2*PI()*[.$B$4])" office:value-type="float" office:value="750.11106963045" calcext:value-type="float">
            <text:p>750,111</text:p>
          </table:table-cell>
          <table:table-cell table:formula="of:=[.$B$7]*SIN([.$C229]*2*PI()*[.$B$6])" office:value-type="float" office:value="587.785252292925" calcext:value-type="float">
            <text:p>587,785</text:p>
          </table:table-cell>
          <table:table-cell table:formula="of:=[.D229]+[.E229]" office:value-type="float" office:value="1337.89632192338" calcext:value-type="float">
            <text:p>1337,896</text:p>
          </table:table-cell>
          <table:table-cell table:formula="of:=[.G228]+[.$B$10]*([.F229]-[.G228])" office:value-type="float" office:value="1081.70885860007" calcext:value-type="float">
            <text:p>1081,709</text:p>
          </table:table-cell>
          <table:table-cell table:formula="of:=SUM([.$F228:.$F229])/COUNT([.$F228:.$F229])" office:value-type="float" office:value="1508.96073281988" calcext:value-type="float">
            <text:p>1508,961</text:p>
          </table:table-cell>
          <table:table-cell table:formula="of:=SUM([.$F214:.$F229])/COUNT([.$F214:.$F229])" office:value-type="float" office:value="605.730905924038" calcext:value-type="float">
            <text:p>605,731</text:p>
          </table:table-cell>
        </table:table-row>
        <table:table-row table:style-name="ro1">
          <table:table-cell table:number-columns-repeated="2"/>
          <table:table-cell table:formula="of:=[.C229]+[.$B$2]" office:value-type="float" office:value="1.14" calcext:value-type="float">
            <text:p>1,140</text:p>
          </table:table-cell>
          <table:table-cell table:formula="of:=[.$B$5]*SIN([.$C230]*2*PI()*[.$B$4])" office:value-type="float" office:value="770.51324277578" calcext:value-type="float">
            <text:p>770,513</text:p>
          </table:table-cell>
          <table:table-cell table:formula="of:=[.$B$7]*SIN([.$C230]*2*PI()*[.$B$6])" office:value-type="float" office:value="-587.785252291981" calcext:value-type="float">
            <text:p>-587,785</text:p>
          </table:table-cell>
          <table:table-cell table:formula="of:=[.D230]+[.E230]" office:value-type="float" office:value="182.727990483799" calcext:value-type="float">
            <text:p>182,728</text:p>
          </table:table-cell>
          <table:table-cell table:formula="of:=[.G229]+[.$B$10]*([.F230]-[.G229])" office:value-type="float" office:value="734.819519970903" calcext:value-type="float">
            <text:p>734,820</text:p>
          </table:table-cell>
          <table:table-cell table:formula="of:=SUM([.$F229:.$F230])/COUNT([.$F229:.$F230])" office:value-type="float" office:value="760.312156203587" calcext:value-type="float">
            <text:p>760,312</text:p>
          </table:table-cell>
          <table:table-cell table:formula="of:=SUM([.$F215:.$F230])/COUNT([.$F215:.$F230])" office:value-type="float" office:value="557.407042518196" calcext:value-type="float">
            <text:p>557,407</text:p>
          </table:table-cell>
        </table:table-row>
        <table:table-row table:style-name="ro1">
          <table:table-cell table:number-columns-repeated="2"/>
          <table:table-cell table:formula="of:=[.C230]+[.$B$2]" office:value-type="float" office:value="1.145" calcext:value-type="float">
            <text:p>1,145</text:p>
          </table:table-cell>
          <table:table-cell table:formula="of:=[.$B$5]*SIN([.$C231]*2*PI()*[.$B$4])" office:value-type="float" office:value="790.155012375681" calcext:value-type="float">
            <text:p>790,155</text:p>
          </table:table-cell>
          <table:table-cell table:formula="of:=[.$B$7]*SIN([.$C231]*2*PI()*[.$B$6])" office:value-type="float" office:value="-951.056516295339" calcext:value-type="float">
            <text:p>-951,057</text:p>
          </table:table-cell>
          <table:table-cell table:formula="of:=[.D231]+[.E231]" office:value-type="float" office:value="-160.901503919658" calcext:value-type="float">
            <text:p>-160,902</text:p>
          </table:table-cell>
          <table:table-cell table:formula="of:=[.G230]+[.$B$10]*([.F231]-[.G230])" office:value-type="float" office:value="389.188055950191" calcext:value-type="float">
            <text:p>389,188</text:p>
          </table:table-cell>
          <table:table-cell table:formula="of:=SUM([.$F230:.$F231])/COUNT([.$F230:.$F231])" office:value-type="float" office:value="10.9132432820701" calcext:value-type="float">
            <text:p>10,913</text:p>
          </table:table-cell>
          <table:table-cell table:formula="of:=SUM([.$F216:.$F231])/COUNT([.$F216:.$F231])" office:value-type="float" office:value="559.265533626816" calcext:value-type="float">
            <text:p>559,266</text:p>
          </table:table-cell>
        </table:table-row>
        <table:table-row table:style-name="ro1">
          <table:table-cell table:number-columns-repeated="2"/>
          <table:table-cell table:formula="of:=[.C231]+[.$B$2]" office:value-type="float" office:value="1.15" calcext:value-type="float">
            <text:p>1,150</text:p>
          </table:table-cell>
          <table:table-cell table:formula="of:=[.$B$5]*SIN([.$C232]*2*PI()*[.$B$4])" office:value-type="float" office:value="809.016994374938" calcext:value-type="float">
            <text:p>809,017</text:p>
          </table:table-cell>
          <table:table-cell table:formula="of:=[.$B$7]*SIN([.$C232]*2*PI()*[.$B$6])" office:value-type="float" office:value="-0.000000000650755212736246" calcext:value-type="float">
            <text:p>0,000</text:p>
          </table:table-cell>
          <table:table-cell table:formula="of:=[.D232]+[.E232]" office:value-type="float" office:value="809.016994374287" calcext:value-type="float">
            <text:p>809,017</text:p>
          </table:table-cell>
          <table:table-cell table:formula="of:=[.G231]+[.$B$10]*([.F232]-[.G231])" office:value-type="float" office:value="551.18725743763" calcext:value-type="float">
            <text:p>551,187</text:p>
          </table:table-cell>
          <table:table-cell table:formula="of:=SUM([.$F231:.$F232])/COUNT([.$F231:.$F232])" office:value-type="float" office:value="324.057745227314" calcext:value-type="float">
            <text:p>324,058</text:p>
          </table:table-cell>
          <table:table-cell table:formula="of:=SUM([.$F217:.$F232])/COUNT([.$F217:.$F232])" office:value-type="float" office:value="642.658922320843" calcext:value-type="float">
            <text:p>642,659</text:p>
          </table:table-cell>
        </table:table-row>
        <table:table-row table:style-name="ro1">
          <table:table-cell table:number-columns-repeated="2"/>
          <table:table-cell table:formula="of:=[.C232]+[.$B$2]" office:value-type="float" office:value="1.155" calcext:value-type="float">
            <text:p>1,155</text:p>
          </table:table-cell>
          <table:table-cell table:formula="of:=[.$B$5]*SIN([.$C233]*2*PI()*[.$B$4])" office:value-type="float" office:value="827.080574274553" calcext:value-type="float">
            <text:p>827,081</text:p>
          </table:table-cell>
          <table:table-cell table:formula="of:=[.$B$7]*SIN([.$C233]*2*PI()*[.$B$6])" office:value-type="float" office:value="951.056516294955" calcext:value-type="float">
            <text:p>951,057</text:p>
          </table:table-cell>
          <table:table-cell table:formula="of:=[.D233]+[.E233]" office:value-type="float" office:value="1778.13709056951" calcext:value-type="float">
            <text:p>1778,137</text:p>
          </table:table-cell>
          <table:table-cell table:formula="of:=[.G232]+[.$B$10]*([.F233]-[.G232])" office:value-type="float" office:value="1024.62983140266" calcext:value-type="float">
            <text:p>1024,630</text:p>
          </table:table-cell>
          <table:table-cell table:formula="of:=SUM([.$F232:.$F233])/COUNT([.$F232:.$F233])" office:value-type="float" office:value="1293.5770424719" calcext:value-type="float">
            <text:p>1293,577</text:p>
          </table:table-cell>
          <table:table-cell table:formula="of:=SUM([.$F218:.$F233])/COUNT([.$F218:.$F233])" office:value-type="float" office:value="725.418084247731" calcext:value-type="float">
            <text:p>725,418</text:p>
          </table:table-cell>
        </table:table-row>
        <table:table-row table:style-name="ro1">
          <table:table-cell table:number-columns-repeated="2"/>
          <table:table-cell table:formula="of:=[.C233]+[.$B$2]" office:value-type="float" office:value="1.16" calcext:value-type="float">
            <text:p>1,160</text:p>
          </table:table-cell>
          <table:table-cell table:formula="of:=[.$B$5]*SIN([.$C234]*2*PI()*[.$B$4])" office:value-type="float" office:value="844.327925502006" calcext:value-type="float">
            <text:p>844,328</text:p>
          </table:table-cell>
          <table:table-cell table:formula="of:=[.$B$7]*SIN([.$C234]*2*PI()*[.$B$6])" office:value-type="float" office:value="587.785252293034" calcext:value-type="float">
            <text:p>587,785</text:p>
          </table:table-cell>
          <table:table-cell table:formula="of:=[.D234]+[.E234]" office:value-type="float" office:value="1432.11317779504" calcext:value-type="float">
            <text:p>1432,113</text:p>
          </table:table-cell>
          <table:table-cell table:formula="of:=[.G233]+[.$B$10]*([.F234]-[.G233])" office:value-type="float" office:value="1181.86524490889" calcext:value-type="float">
            <text:p>1181,865</text:p>
          </table:table-cell>
          <table:table-cell table:formula="of:=SUM([.$F233:.$F234])/COUNT([.$F233:.$F234])" office:value-type="float" office:value="1605.12513418227" calcext:value-type="float">
            <text:p>1605,125</text:p>
          </table:table-cell>
          <table:table-cell table:formula="of:=SUM([.$F219:.$F234])/COUNT([.$F219:.$F234])" office:value-type="float" office:value="725.374520960123" calcext:value-type="float">
            <text:p>725,375</text:p>
          </table:table-cell>
        </table:table-row>
        <table:table-row table:style-name="ro1">
          <table:table-cell table:number-columns-repeated="2"/>
          <table:table-cell table:formula="of:=[.C234]+[.$B$2]" office:value-type="float" office:value="1.165" calcext:value-type="float">
            <text:p>1,165</text:p>
          </table:table-cell>
          <table:table-cell table:formula="of:=[.$B$5]*SIN([.$C235]*2*PI()*[.$B$4])" office:value-type="float" office:value="860.742027003934" calcext:value-type="float">
            <text:p>860,742</text:p>
          </table:table-cell>
          <table:table-cell table:formula="of:=[.$B$7]*SIN([.$C235]*2*PI()*[.$B$6])" office:value-type="float" office:value="-587.785252291872" calcext:value-type="float">
            <text:p>-587,785</text:p>
          </table:table-cell>
          <table:table-cell table:formula="of:=[.D235]+[.E235]" office:value-type="float" office:value="272.956774712062" calcext:value-type="float">
            <text:p>272,957</text:p>
          </table:table-cell>
          <table:table-cell table:formula="of:=[.G234]+[.$B$10]*([.F235]-[.G234])" office:value-type="float" office:value="831.145146981014" calcext:value-type="float">
            <text:p>831,145</text:p>
          </table:table-cell>
          <table:table-cell table:formula="of:=SUM([.$F234:.$F235])/COUNT([.$F234:.$F235])" office:value-type="float" office:value="852.534976253551" calcext:value-type="float">
            <text:p>852,535</text:p>
          </table:table-cell>
          <table:table-cell table:formula="of:=SUM([.$F220:.$F235])/COUNT([.$F220:.$F235])" office:value-type="float" office:value="673.882652626935" calcext:value-type="float">
            <text:p>673,883</text:p>
          </table:table-cell>
        </table:table-row>
        <table:table-row table:style-name="ro1">
          <table:table-cell table:number-columns-repeated="2"/>
          <table:table-cell table:formula="of:=[.C235]+[.$B$2]" office:value-type="float" office:value="1.17" calcext:value-type="float">
            <text:p>1,170</text:p>
          </table:table-cell>
          <table:table-cell table:formula="of:=[.$B$5]*SIN([.$C236]*2*PI()*[.$B$4])" office:value-type="float" office:value="876.306680043855" calcext:value-type="float">
            <text:p>876,307</text:p>
          </table:table-cell>
          <table:table-cell table:formula="of:=[.$B$7]*SIN([.$C236]*2*PI()*[.$B$6])" office:value-type="float" office:value="-951.056516295381" calcext:value-type="float">
            <text:p>-951,057</text:p>
          </table:table-cell>
          <table:table-cell table:formula="of:=[.D236]+[.E236]" office:value-type="float" office:value="-74.7498362515265" calcext:value-type="float">
            <text:p>-74,750</text:p>
          </table:table-cell>
          <table:table-cell table:formula="of:=[.G235]+[.$B$10]*([.F236]-[.G235])" office:value-type="float" office:value="481.587861897197" calcext:value-type="float">
            <text:p>481,588</text:p>
          </table:table-cell>
          <table:table-cell table:formula="of:=SUM([.$F235:.$F236])/COUNT([.$F235:.$F236])" office:value-type="float" office:value="99.1034692302679" calcext:value-type="float">
            <text:p>99,103</text:p>
          </table:table-cell>
          <table:table-cell table:formula="of:=SUM([.$F221:.$F236])/COUNT([.$F221:.$F236])" office:value-type="float" office:value="672.45819144329" calcext:value-type="float">
            <text:p>672,458</text:p>
          </table:table-cell>
        </table:table-row>
        <table:table-row table:style-name="ro1">
          <table:table-cell table:number-columns-repeated="2"/>
          <table:table-cell table:formula="of:=[.C236]+[.$B$2]" office:value-type="float" office:value="1.175" calcext:value-type="float">
            <text:p>1,175</text:p>
          </table:table-cell>
          <table:table-cell table:formula="of:=[.$B$5]*SIN([.$C237]*2*PI()*[.$B$4])" office:value-type="float" office:value="891.006524188359" calcext:value-type="float">
            <text:p>891,007</text:p>
          </table:table-cell>
          <table:table-cell table:formula="of:=[.$B$7]*SIN([.$C237]*2*PI()*[.$B$6])" office:value-type="float" office:value="-0.000000000786003261890494" calcext:value-type="float">
            <text:p>0,000</text:p>
          </table:table-cell>
          <table:table-cell table:formula="of:=[.D237]+[.E237]" office:value-type="float" office:value="891.006524187573" calcext:value-type="float">
            <text:p>891,007</text:p>
          </table:table-cell>
          <table:table-cell table:formula="of:=[.G236]+[.$B$10]*([.F237]-[.G236])" office:value-type="float" office:value="639.570054868603" calcext:value-type="float">
            <text:p>639,570</text:p>
          </table:table-cell>
          <table:table-cell table:formula="of:=SUM([.$F236:.$F237])/COUNT([.$F236:.$F237])" office:value-type="float" office:value="408.128343968023" calcext:value-type="float">
            <text:p>408,128</text:p>
          </table:table-cell>
          <table:table-cell table:formula="of:=SUM([.$F222:.$F237])/COUNT([.$F222:.$F237])" office:value-type="float" office:value="752.456920357709" calcext:value-type="float">
            <text:p>752,457</text:p>
          </table:table-cell>
        </table:table-row>
        <table:table-row table:style-name="ro1">
          <table:table-cell table:number-columns-repeated="2"/>
          <table:table-cell table:formula="of:=[.C237]+[.$B$2]" office:value-type="float" office:value="1.18" calcext:value-type="float">
            <text:p>1,180</text:p>
          </table:table-cell>
          <table:table-cell table:formula="of:=[.$B$5]*SIN([.$C238]*2*PI()*[.$B$4])" office:value-type="float" office:value="904.827052466011" calcext:value-type="float">
            <text:p>904,827</text:p>
          </table:table-cell>
          <table:table-cell table:formula="of:=[.$B$7]*SIN([.$C238]*2*PI()*[.$B$6])" office:value-type="float" office:value="951.056516294913" calcext:value-type="float">
            <text:p>951,057</text:p>
          </table:table-cell>
          <table:table-cell table:formula="of:=[.D238]+[.E238]" office:value-type="float" office:value="1855.88356876092" calcext:value-type="float">
            <text:p>1855,884</text:p>
          </table:table-cell>
          <table:table-cell table:formula="of:=[.G237]+[.$B$10]*([.F238]-[.G237])" office:value-type="float" office:value="1108.90839716718" calcext:value-type="float">
            <text:p>1108,908</text:p>
          </table:table-cell>
          <table:table-cell table:formula="of:=SUM([.$F237:.$F238])/COUNT([.$F237:.$F238])" office:value-type="float" office:value="1373.44504647425" calcext:value-type="float">
            <text:p>1373,445</text:p>
          </table:table-cell>
          <table:table-cell table:formula="of:=SUM([.$F223:.$F238])/COUNT([.$F223:.$F238])" office:value-type="float" office:value="831.713065137012" calcext:value-type="float">
            <text:p>831,713</text:p>
          </table:table-cell>
        </table:table-row>
        <table:table-row table:style-name="ro1">
          <table:table-cell table:number-columns-repeated="2"/>
          <table:table-cell table:formula="of:=[.C238]+[.$B$2]" office:value-type="float" office:value="1.185" calcext:value-type="float">
            <text:p>1,185</text:p>
          </table:table-cell>
          <table:table-cell table:formula="of:=[.$B$5]*SIN([.$C239]*2*PI()*[.$B$4])" office:value-type="float" office:value="917.754625683973" calcext:value-type="float">
            <text:p>917,755</text:p>
          </table:table-cell>
          <table:table-cell table:formula="of:=[.$B$7]*SIN([.$C239]*2*PI()*[.$B$6])" office:value-type="float" office:value="587.785252293144" calcext:value-type="float">
            <text:p>587,785</text:p>
          </table:table-cell>
          <table:table-cell table:formula="of:=[.D239]+[.E239]" office:value-type="float" office:value="1505.53987797712" calcext:value-type="float">
            <text:p>1505,540</text:p>
          </table:table-cell>
          <table:table-cell table:formula="of:=[.G238]+[.$B$10]*([.F239]-[.G238])" office:value-type="float" office:value="1261.95640623768" calcext:value-type="float">
            <text:p>1261,956</text:p>
          </table:table-cell>
          <table:table-cell table:formula="of:=SUM([.$F238:.$F239])/COUNT([.$F238:.$F239])" office:value-type="float" office:value="1680.71172336902" calcext:value-type="float">
            <text:p>1680,712</text:p>
          </table:table-cell>
          <table:table-cell table:formula="of:=SUM([.$F224:.$F239])/COUNT([.$F224:.$F239])" office:value-type="float" office:value="828.061584388832" calcext:value-type="float">
            <text:p>828,062</text:p>
          </table:table-cell>
        </table:table-row>
        <table:table-row table:style-name="ro1">
          <table:table-cell table:number-columns-repeated="2"/>
          <table:table-cell table:formula="of:=[.C239]+[.$B$2]" office:value-type="float" office:value="1.19" calcext:value-type="float">
            <text:p>1,190</text:p>
          </table:table-cell>
          <table:table-cell table:formula="of:=[.$B$5]*SIN([.$C240]*2*PI()*[.$B$4])" office:value-type="float" office:value="929.776485888244" calcext:value-type="float">
            <text:p>929,776</text:p>
          </table:table-cell>
          <table:table-cell table:formula="of:=[.$B$7]*SIN([.$C240]*2*PI()*[.$B$6])" office:value-type="float" office:value="-587.785252291808" calcext:value-type="float">
            <text:p>-587,785</text:p>
          </table:table-cell>
          <table:table-cell table:formula="of:=[.D240]+[.E240]" office:value-type="float" office:value="341.991233596435" calcext:value-type="float">
            <text:p>341,991</text:p>
          </table:table-cell>
          <table:table-cell table:formula="of:=[.G239]+[.$B$10]*([.F240]-[.G239])" office:value-type="float" office:value="906.969863567326" calcext:value-type="float">
            <text:p>906,970</text:p>
          </table:table-cell>
          <table:table-cell table:formula="of:=SUM([.$F239:.$F240])/COUNT([.$F239:.$F240])" office:value-type="float" office:value="923.765555786776" calcext:value-type="float">
            <text:p>923,766</text:p>
          </table:table-cell>
          <table:table-cell table:formula="of:=SUM([.$F225:.$F240])/COUNT([.$F225:.$F240])" office:value-type="float" office:value="772.860458861016" calcext:value-type="float">
            <text:p>772,860</text:p>
          </table:table-cell>
        </table:table-row>
        <table:table-row table:style-name="ro1">
          <table:table-cell table:number-columns-repeated="2"/>
          <table:table-cell table:formula="of:=[.C240]+[.$B$2]" office:value-type="float" office:value="1.195" calcext:value-type="float">
            <text:p>1,195</text:p>
          </table:table-cell>
          <table:table-cell table:formula="of:=[.$B$5]*SIN([.$C241]*2*PI()*[.$B$4])" office:value-type="float" office:value="940.880768954218" calcext:value-type="float">
            <text:p>940,881</text:p>
          </table:table-cell>
          <table:table-cell table:formula="of:=[.$B$7]*SIN([.$C241]*2*PI()*[.$B$6])" office:value-type="float" office:value="-951.056516295423" calcext:value-type="float">
            <text:p>-951,057</text:p>
          </table:table-cell>
          <table:table-cell table:formula="of:=[.D241]+[.E241]" office:value-type="float" office:value="-10.1757473412049" calcext:value-type="float">
            <text:p>-10,176</text:p>
          </table:table-cell>
          <table:table-cell table:formula="of:=[.G240]+[.$B$10]*([.F241]-[.G240])" office:value-type="float" office:value="553.071303900141" calcext:value-type="float">
            <text:p>553,071</text:p>
          </table:table-cell>
          <table:table-cell table:formula="of:=SUM([.$F240:.$F241])/COUNT([.$F240:.$F241])" office:value-type="float" office:value="165.907743127615" calcext:value-type="float">
            <text:p>165,908</text:p>
          </table:table-cell>
          <table:table-cell table:formula="of:=SUM([.$F226:.$F241])/COUNT([.$F226:.$F241])" office:value-type="float" office:value="767.629061337719" calcext:value-type="float">
            <text:p>767,629</text:p>
          </table:table-cell>
        </table:table-row>
        <table:table-row table:style-name="ro1">
          <table:table-cell table:number-columns-repeated="2"/>
          <table:table-cell table:formula="of:=[.C241]+[.$B$2]" office:value-type="float" office:value="1.2" calcext:value-type="float">
            <text:p>1,200</text:p>
          </table:table-cell>
          <table:table-cell table:formula="of:=[.$B$5]*SIN([.$C242]*2*PI()*[.$B$4])" office:value-type="float" office:value="951.056516295147" calcext:value-type="float">
            <text:p>951,057</text:p>
          </table:table-cell>
          <table:table-cell table:formula="of:=[.$B$7]*SIN([.$C242]*2*PI()*[.$B$6])" office:value-type="float" office:value="-0.000000000921251311044743" calcext:value-type="float">
            <text:p>0,000</text:p>
          </table:table-cell>
          <table:table-cell table:formula="of:=[.D242]+[.E242]" office:value-type="float" office:value="951.056516294225" calcext:value-type="float">
            <text:p>951,057</text:p>
          </table:table-cell>
          <table:table-cell table:formula="of:=[.G241]+[.$B$10]*([.F242]-[.G241])" office:value-type="float" office:value="706.641676761198" calcext:value-type="float">
            <text:p>706,642</text:p>
          </table:table-cell>
          <table:table-cell table:formula="of:=SUM([.$F241:.$F242])/COUNT([.$F241:.$F242])" office:value-type="float" office:value="470.44038447651" calcext:value-type="float">
            <text:p>470,440</text:p>
          </table:table-cell>
          <table:table-cell table:formula="of:=SUM([.$F227:.$F242])/COUNT([.$F227:.$F242])" office:value-type="float" office:value="843.726931754022" calcext:value-type="float">
            <text:p>843,727</text:p>
          </table:table-cell>
        </table:table-row>
        <table:table-row table:style-name="ro1">
          <table:table-cell table:number-columns-repeated="2"/>
          <table:table-cell table:formula="of:=[.C242]+[.$B$2]" office:value-type="float" office:value="1.205" calcext:value-type="float">
            <text:p>1,205</text:p>
          </table:table-cell>
          <table:table-cell table:formula="of:=[.$B$5]*SIN([.$C243]*2*PI()*[.$B$4])" office:value-type="float" office:value="960.293685676937" calcext:value-type="float">
            <text:p>960,294</text:p>
          </table:table-cell>
          <table:table-cell table:formula="of:=[.$B$7]*SIN([.$C243]*2*PI()*[.$B$6])" office:value-type="float" office:value="951.056516294853" calcext:value-type="float">
            <text:p>951,057</text:p>
          </table:table-cell>
          <table:table-cell table:formula="of:=[.D243]+[.E243]" office:value-type="float" office:value="1911.35020197179" calcext:value-type="float">
            <text:p>1911,350</text:p>
          </table:table-cell>
          <table:table-cell table:formula="of:=[.G242]+[.$B$10]*([.F243]-[.G242])" office:value-type="float" office:value="1171.50200735632" calcext:value-type="float">
            <text:p>1171,502</text:p>
          </table:table-cell>
          <table:table-cell table:formula="of:=SUM([.$F242:.$F243])/COUNT([.$F242:.$F243])" office:value-type="float" office:value="1431.20335913301" calcext:value-type="float">
            <text:p>1431,203</text:p>
          </table:table-cell>
          <table:table-cell table:formula="of:=SUM([.$F228:.$F243])/COUNT([.$F228:.$F243])" office:value-type="float" office:value="918.992145553133" calcext:value-type="float">
            <text:p>918,992</text:p>
          </table:table-cell>
        </table:table-row>
        <table:table-row table:style-name="ro1">
          <table:table-cell table:number-columns-repeated="2"/>
          <table:table-cell table:formula="of:=[.C243]+[.$B$2]" office:value-type="float" office:value="1.21" calcext:value-type="float">
            <text:p>1,210</text:p>
          </table:table-cell>
          <table:table-cell table:formula="of:=[.$B$5]*SIN([.$C244]*2*PI()*[.$B$4])" office:value-type="float" office:value="968.583161128625" calcext:value-type="float">
            <text:p>968,583</text:p>
          </table:table-cell>
          <table:table-cell table:formula="of:=[.$B$7]*SIN([.$C244]*2*PI()*[.$B$6])" office:value-type="float" office:value="587.785252293253" calcext:value-type="float">
            <text:p>587,785</text:p>
          </table:table-cell>
          <table:table-cell table:formula="of:=[.D244]+[.E244]" office:value-type="float" office:value="1556.36841342188" calcext:value-type="float">
            <text:p>1556,368</text:p>
          </table:table-cell>
          <table:table-cell table:formula="of:=[.G243]+[.$B$10]*([.F244]-[.G243])" office:value-type="float" office:value="1320.0102323872" calcext:value-type="float">
            <text:p>1320,010</text:p>
          </table:table-cell>
          <table:table-cell table:formula="of:=SUM([.$F243:.$F244])/COUNT([.$F243:.$F244])" office:value-type="float" office:value="1733.85930769683" calcext:value-type="float">
            <text:p>1733,859</text:p>
          </table:table-cell>
          <table:table-cell table:formula="of:=SUM([.$F229:.$F244])/COUNT([.$F229:.$F244])" office:value-type="float" office:value="911.263599909726" calcext:value-type="float">
            <text:p>911,264</text:p>
          </table:table-cell>
        </table:table-row>
        <table:table-row table:style-name="ro1">
          <table:table-cell table:number-columns-repeated="2"/>
          <table:table-cell table:formula="of:=[.C244]+[.$B$2]" office:value-type="float" office:value="1.215" calcext:value-type="float">
            <text:p>1,215</text:p>
          </table:table-cell>
          <table:table-cell table:formula="of:=[.$B$5]*SIN([.$C245]*2*PI()*[.$B$4])" office:value-type="float" office:value="975.916761938742" calcext:value-type="float">
            <text:p>975,917</text:p>
          </table:table-cell>
          <table:table-cell table:formula="of:=[.$B$7]*SIN([.$C245]*2*PI()*[.$B$6])" office:value-type="float" office:value="-587.785252291653" calcext:value-type="float">
            <text:p>-587,785</text:p>
          </table:table-cell>
          <table:table-cell table:formula="of:=[.D245]+[.E245]" office:value-type="float" office:value="388.131509647089" calcext:value-type="float">
            <text:p>388,132</text:p>
          </table:table-cell>
          <table:table-cell table:formula="of:=[.G244]+[.$B$10]*([.F245]-[.G244])" office:value-type="float" office:value="960.426613559729" calcext:value-type="float">
            <text:p>960,427</text:p>
          </table:table-cell>
          <table:table-cell table:formula="of:=SUM([.$F244:.$F245])/COUNT([.$F244:.$F245])" office:value-type="float" office:value="972.249961534483" calcext:value-type="float">
            <text:p>972,250</text:p>
          </table:table-cell>
          <table:table-cell table:formula="of:=SUM([.$F230:.$F245])/COUNT([.$F230:.$F245])" office:value-type="float" office:value="851.903299142459" calcext:value-type="float">
            <text:p>851,903</text:p>
          </table:table-cell>
        </table:table-row>
        <table:table-row table:style-name="ro1">
          <table:table-cell table:number-columns-repeated="2"/>
          <table:table-cell table:formula="of:=[.C245]+[.$B$2]" office:value-type="float" office:value="1.22" calcext:value-type="float">
            <text:p>1,220</text:p>
          </table:table-cell>
          <table:table-cell table:formula="of:=[.$B$5]*SIN([.$C246]*2*PI()*[.$B$4])" office:value-type="float" office:value="982.287250728684" calcext:value-type="float">
            <text:p>982,287</text:p>
          </table:table-cell>
          <table:table-cell table:formula="of:=[.$B$7]*SIN([.$C246]*2*PI()*[.$B$6])" office:value-type="float" office:value="-951.056516295465" calcext:value-type="float">
            <text:p>-951,057</text:p>
          </table:table-cell>
          <table:table-cell table:formula="of:=[.D246]+[.E246]" office:value-type="float" office:value="31.2307344332193" calcext:value-type="float">
            <text:p>31,231</text:p>
          </table:table-cell>
          <table:table-cell table:formula="of:=[.G245]+[.$B$10]*([.F246]-[.G245])" office:value-type="float" office:value="601.878222376999" calcext:value-type="float">
            <text:p>601,878</text:p>
          </table:table-cell>
          <table:table-cell table:formula="of:=SUM([.$F245:.$F246])/COUNT([.$F245:.$F246])" office:value-type="float" office:value="209.681122040154" calcext:value-type="float">
            <text:p>209,681</text:p>
          </table:table-cell>
          <table:table-cell table:formula="of:=SUM([.$F231:.$F246])/COUNT([.$F231:.$F246])" office:value-type="float" office:value="842.434720639297" calcext:value-type="float">
            <text:p>842,435</text:p>
          </table:table-cell>
        </table:table-row>
        <table:table-row table:style-name="ro1">
          <table:table-cell table:number-columns-repeated="2"/>
          <table:table-cell table:formula="of:=[.C246]+[.$B$2]" office:value-type="float" office:value="1.225" calcext:value-type="float">
            <text:p>1,225</text:p>
          </table:table-cell>
          <table:table-cell table:formula="of:=[.$B$5]*SIN([.$C247]*2*PI()*[.$B$4])" office:value-type="float" office:value="987.688340595134" calcext:value-type="float">
            <text:p>987,688</text:p>
          </table:table-cell>
          <table:table-cell table:formula="of:=[.$B$7]*SIN([.$C247]*2*PI()*[.$B$6])" office:value-type="float" office:value="-0.00000000105649936019899" calcext:value-type="float">
            <text:p>0,000</text:p>
          </table:table-cell>
          <table:table-cell table:formula="of:=[.D247]+[.E247]" office:value-type="float" office:value="987.688340594077" calcext:value-type="float">
            <text:p>987,688</text:p>
          </table:table-cell>
          <table:table-cell table:formula="of:=[.G246]+[.$B$10]*([.F247]-[.G246])" office:value-type="float" office:value="750.750597186486" calcext:value-type="float">
            <text:p>750,751</text:p>
          </table:table-cell>
          <table:table-cell table:formula="of:=SUM([.$F246:.$F247])/COUNT([.$F246:.$F247])" office:value-type="float" office:value="509.459537513648" calcext:value-type="float">
            <text:p>509,460</text:p>
          </table:table-cell>
          <table:table-cell table:formula="of:=SUM([.$F232:.$F247])/COUNT([.$F232:.$F247])" office:value-type="float" office:value="914.221585921406" calcext:value-type="float">
            <text:p>914,222</text:p>
          </table:table-cell>
        </table:table-row>
        <table:table-row table:style-name="ro1">
          <table:table-cell table:number-columns-repeated="2"/>
          <table:table-cell table:formula="of:=[.C247]+[.$B$2]" office:value-type="float" office:value="1.23" calcext:value-type="float">
            <text:p>1,230</text:p>
          </table:table-cell>
          <table:table-cell table:formula="of:=[.$B$5]*SIN([.$C248]*2*PI()*[.$B$4])" office:value-type="float" office:value="992.114701314475" calcext:value-type="float">
            <text:p>992,115</text:p>
          </table:table-cell>
          <table:table-cell table:formula="of:=[.$B$7]*SIN([.$C248]*2*PI()*[.$B$6])" office:value-type="float" office:value="951.056516294812" calcext:value-type="float">
            <text:p>951,057</text:p>
          </table:table-cell>
          <table:table-cell table:formula="of:=[.D248]+[.E248]" office:value-type="float" office:value="1943.17121760929" calcext:value-type="float">
            <text:p>1943,171</text:p>
          </table:table-cell>
          <table:table-cell table:formula="of:=[.G247]+[.$B$10]*([.F248]-[.G247])" office:value-type="float" office:value="1210.86939955097" calcext:value-type="float">
            <text:p>1210,869</text:p>
          </table:table-cell>
          <table:table-cell table:formula="of:=SUM([.$F247:.$F248])/COUNT([.$F247:.$F248])" office:value-type="float" office:value="1465.42977910168" calcext:value-type="float">
            <text:p>1465,430</text:p>
          </table:table-cell>
          <table:table-cell table:formula="of:=SUM([.$F233:.$F248])/COUNT([.$F233:.$F248])" office:value-type="float" office:value="985.106224873593" calcext:value-type="float">
            <text:p>985,106</text:p>
          </table:table-cell>
        </table:table-row>
        <table:table-row table:style-name="ro1">
          <table:table-cell table:number-columns-repeated="2"/>
          <table:table-cell table:formula="of:=[.C248]+[.$B$2]" office:value-type="float" office:value="1.235" calcext:value-type="float">
            <text:p>1,235</text:p>
          </table:table-cell>
          <table:table-cell table:formula="of:=[.$B$5]*SIN([.$C249]*2*PI()*[.$B$4])" office:value-type="float" office:value="995.561964603077" calcext:value-type="float">
            <text:p>995,562</text:p>
          </table:table-cell>
          <table:table-cell table:formula="of:=[.$B$7]*SIN([.$C249]*2*PI()*[.$B$6])" office:value-type="float" office:value="587.785252293362" calcext:value-type="float">
            <text:p>587,785</text:p>
          </table:table-cell>
          <table:table-cell table:formula="of:=[.D249]+[.E249]" office:value-type="float" office:value="1583.34721689644" calcext:value-type="float">
            <text:p>1583,347</text:p>
          </table:table-cell>
          <table:table-cell table:formula="of:=[.G248]+[.$B$10]*([.F249]-[.G248])" office:value-type="float" office:value="1354.59724548806" calcext:value-type="float">
            <text:p>1354,597</text:p>
          </table:table-cell>
          <table:table-cell table:formula="of:=SUM([.$F248:.$F249])/COUNT([.$F248:.$F249])" office:value-type="float" office:value="1763.25921725286" calcext:value-type="float">
            <text:p>1763,259</text:p>
          </table:table-cell>
          <table:table-cell table:formula="of:=SUM([.$F234:.$F249])/COUNT([.$F234:.$F249])" office:value-type="float" office:value="972.931857769026" calcext:value-type="float">
            <text:p>972,932</text:p>
          </table:table-cell>
        </table:table-row>
        <table:table-row table:style-name="ro1">
          <table:table-cell table:number-columns-repeated="2"/>
          <table:table-cell table:formula="of:=[.C249]+[.$B$2]" office:value-type="float" office:value="1.24" calcext:value-type="float">
            <text:p>1,240</text:p>
          </table:table-cell>
          <table:table-cell table:formula="of:=[.$B$5]*SIN([.$C250]*2*PI()*[.$B$4])" office:value-type="float" office:value="998.02672842827" calcext:value-type="float">
            <text:p>998,027</text:p>
          </table:table-cell>
          <table:table-cell table:formula="of:=[.$B$7]*SIN([.$C250]*2*PI()*[.$B$6])" office:value-type="float" office:value="-587.785252291544" calcext:value-type="float">
            <text:p>-587,785</text:p>
          </table:table-cell>
          <table:table-cell table:formula="of:=[.D250]+[.E250]" office:value-type="float" office:value="410.241476136726" calcext:value-type="float">
            <text:p>410,241</text:p>
          </table:table-cell>
          <table:table-cell table:formula="of:=[.G249]+[.$B$10]*([.F250]-[.G249])" office:value-type="float" office:value="990.199114360588" calcext:value-type="float">
            <text:p>990,199</text:p>
          </table:table-cell>
          <table:table-cell table:formula="of:=SUM([.$F249:.$F250])/COUNT([.$F249:.$F250])" office:value-type="float" office:value="996.794346516583" calcext:value-type="float">
            <text:p>996,794</text:p>
          </table:table-cell>
          <table:table-cell table:formula="of:=SUM([.$F235:.$F250])/COUNT([.$F235:.$F250])" office:value-type="float" office:value="909.064876415382" calcext:value-type="float">
            <text:p>909,065</text:p>
          </table:table-cell>
        </table:table-row>
        <table:table-row table:style-name="ro1">
          <table:table-cell table:number-columns-repeated="2"/>
          <table:table-cell table:formula="of:=[.C250]+[.$B$2]" office:value-type="float" office:value="1.245" calcext:value-type="float">
            <text:p>1,245</text:p>
          </table:table-cell>
          <table:table-cell table:formula="of:=[.$B$5]*SIN([.$C251]*2*PI()*[.$B$4])" office:value-type="float" office:value="999.506560365731" calcext:value-type="float">
            <text:p>999,507</text:p>
          </table:table-cell>
          <table:table-cell table:formula="of:=[.$B$7]*SIN([.$C251]*2*PI()*[.$B$6])" office:value-type="float" office:value="-951.056516295507" calcext:value-type="float">
            <text:p>-951,057</text:p>
          </table:table-cell>
          <table:table-cell table:formula="of:=[.D251]+[.E251]" office:value-type="float" office:value="48.4500440702242" calcext:value-type="float">
            <text:p>48,450</text:p>
          </table:table-cell>
          <table:table-cell table:formula="of:=[.G250]+[.$B$10]*([.F251]-[.G250])" office:value-type="float" office:value="626.806829013971" calcext:value-type="float">
            <text:p>626,807</text:p>
          </table:table-cell>
          <table:table-cell table:formula="of:=SUM([.$F250:.$F251])/COUNT([.$F250:.$F251])" office:value-type="float" office:value="229.345760103475" calcext:value-type="float">
            <text:p>229,346</text:p>
          </table:table-cell>
          <table:table-cell table:formula="of:=SUM([.$F236:.$F251])/COUNT([.$F236:.$F251])" office:value-type="float" office:value="895.033205750267" calcext:value-type="float">
            <text:p>895,033</text:p>
          </table:table-cell>
        </table:table-row>
        <table:table-row table:style-name="ro1">
          <table:table-cell table:number-columns-repeated="2"/>
          <table:table-cell table:formula="of:=[.C251]+[.$B$2]" office:value-type="float" office:value="1.25" calcext:value-type="float">
            <text:p>1,250</text:p>
          </table:table-cell>
          <table:table-cell table:formula="of:=[.$B$5]*SIN([.$C252]*2*PI()*[.$B$4])" office:value-type="float" office:value="1000" calcext:value-type="float">
            <text:p>1000,000</text:p>
          </table:table-cell>
          <table:table-cell table:formula="of:=[.$B$7]*SIN([.$C252]*2*PI()*[.$B$6])" office:value-type="float" office:value="-0.00000000119174740935324" calcext:value-type="float">
            <text:p>0,000</text:p>
          </table:table-cell>
          <table:table-cell table:formula="of:=[.D252]+[.E252]" office:value-type="float" office:value="999.999999998808" calcext:value-type="float">
            <text:p>1000,000</text:p>
          </table:table-cell>
          <table:table-cell table:formula="of:=[.G251]+[.$B$10]*([.F252]-[.G251])" office:value-type="float" office:value="770.810708134465" calcext:value-type="float">
            <text:p>770,811</text:p>
          </table:table-cell>
          <table:table-cell table:formula="of:=SUM([.$F251:.$F252])/COUNT([.$F251:.$F252])" office:value-type="float" office:value="524.225022034516" calcext:value-type="float">
            <text:p>524,225</text:p>
          </table:table-cell>
          <table:table-cell table:formula="of:=SUM([.$F237:.$F252])/COUNT([.$F237:.$F252])" office:value-type="float" office:value="962.205070515913" calcext:value-type="float">
            <text:p>962,205</text:p>
          </table:table-cell>
        </table:table-row>
        <table:table-row table:style-name="ro1">
          <table:table-cell table:number-columns-repeated="2"/>
          <table:table-cell table:formula="of:=[.C252]+[.$B$2]" office:value-type="float" office:value="1.255" calcext:value-type="float">
            <text:p>1,255</text:p>
          </table:table-cell>
          <table:table-cell table:formula="of:=[.$B$5]*SIN([.$C253]*2*PI()*[.$B$4])" office:value-type="float" office:value="999.506560365733" calcext:value-type="float">
            <text:p>999,507</text:p>
          </table:table-cell>
          <table:table-cell table:formula="of:=[.$B$7]*SIN([.$C253]*2*PI()*[.$B$6])" office:value-type="float" office:value="951.05651629477" calcext:value-type="float">
            <text:p>951,057</text:p>
          </table:table-cell>
          <table:table-cell table:formula="of:=[.D253]+[.E253]" office:value-type="float" office:value="1950.5630766605" calcext:value-type="float">
            <text:p>1950,563</text:p>
          </table:table-cell>
          <table:table-cell table:formula="of:=[.G252]+[.$B$10]*([.F253]-[.G252])" office:value-type="float" office:value="1226.0412179024" calcext:value-type="float">
            <text:p>1226,041</text:p>
          </table:table-cell>
          <table:table-cell table:formula="of:=SUM([.$F252:.$F253])/COUNT([.$F252:.$F253])" office:value-type="float" office:value="1475.28153832966" calcext:value-type="float">
            <text:p>1475,282</text:p>
          </table:table-cell>
          <table:table-cell table:formula="of:=SUM([.$F238:.$F253])/COUNT([.$F238:.$F253])" office:value-type="float" office:value="1028.42735504547" calcext:value-type="float">
            <text:p>1028,427</text:p>
          </table:table-cell>
        </table:table-row>
        <table:table-row table:style-name="ro1">
          <table:table-cell table:number-columns-repeated="2"/>
          <table:table-cell table:formula="of:=[.C253]+[.$B$2]" office:value-type="float" office:value="1.26" calcext:value-type="float">
            <text:p>1,260</text:p>
          </table:table-cell>
          <table:table-cell table:formula="of:=[.$B$5]*SIN([.$C254]*2*PI()*[.$B$4])" office:value-type="float" office:value="998.026728428274" calcext:value-type="float">
            <text:p>998,027</text:p>
          </table:table-cell>
          <table:table-cell table:formula="of:=[.$B$7]*SIN([.$C254]*2*PI()*[.$B$6])" office:value-type="float" office:value="587.785252293472" calcext:value-type="float">
            <text:p>587,785</text:p>
          </table:table-cell>
          <table:table-cell table:formula="of:=[.D254]+[.E254]" office:value-type="float" office:value="1585.81198072175" calcext:value-type="float">
            <text:p>1585,812</text:p>
          </table:table-cell>
          <table:table-cell table:formula="of:=[.G253]+[.$B$10]*([.F254]-[.G253])" office:value-type="float" office:value="1364.86579849" calcext:value-type="float">
            <text:p>1364,866</text:p>
          </table:table-cell>
          <table:table-cell table:formula="of:=SUM([.$F253:.$F254])/COUNT([.$F253:.$F254])" office:value-type="float" office:value="1768.18752869112" calcext:value-type="float">
            <text:p>1768,188</text:p>
          </table:table-cell>
          <table:table-cell table:formula="of:=SUM([.$F239:.$F254])/COUNT([.$F239:.$F254])" office:value-type="float" office:value="1011.54788079302" calcext:value-type="float">
            <text:p>1011,548</text:p>
          </table:table-cell>
        </table:table-row>
        <table:table-row table:style-name="ro1">
          <table:table-cell table:number-columns-repeated="2"/>
          <table:table-cell table:formula="of:=[.C254]+[.$B$2]" office:value-type="float" office:value="1.265" calcext:value-type="float">
            <text:p>1,265</text:p>
          </table:table-cell>
          <table:table-cell table:formula="of:=[.$B$5]*SIN([.$C255]*2*PI()*[.$B$4])" office:value-type="float" office:value="995.561964603083" calcext:value-type="float">
            <text:p>995,562</text:p>
          </table:table-cell>
          <table:table-cell table:formula="of:=[.$B$7]*SIN([.$C255]*2*PI()*[.$B$6])" office:value-type="float" office:value="-587.785252291434" calcext:value-type="float">
            <text:p>-587,785</text:p>
          </table:table-cell>
          <table:table-cell table:formula="of:=[.D255]+[.E255]" office:value-type="float" office:value="407.776712311649" calcext:value-type="float">
            <text:p>407,777</text:p>
          </table:table-cell>
          <table:table-cell table:formula="of:=[.G254]+[.$B$10]*([.F255]-[.G254])" office:value-type="float" office:value="995.554268190931" calcext:value-type="float">
            <text:p>995,554</text:p>
          </table:table-cell>
          <table:table-cell table:formula="of:=SUM([.$F254:.$F255])/COUNT([.$F254:.$F255])" office:value-type="float" office:value="996.794346516697" calcext:value-type="float">
            <text:p>996,794</text:p>
          </table:table-cell>
          <table:table-cell table:formula="of:=SUM([.$F240:.$F255])/COUNT([.$F240:.$F255])" office:value-type="float" office:value="942.937682938931" calcext:value-type="float">
            <text:p>942,938</text:p>
          </table:table-cell>
        </table:table-row>
        <table:table-row table:style-name="ro1">
          <table:table-cell table:number-columns-repeated="2"/>
          <table:table-cell table:formula="of:=[.C255]+[.$B$2]" office:value-type="float" office:value="1.27" calcext:value-type="float">
            <text:p>1,270</text:p>
          </table:table-cell>
          <table:table-cell table:formula="of:=[.$B$5]*SIN([.$C256]*2*PI()*[.$B$4])" office:value-type="float" office:value="992.114701314482" calcext:value-type="float">
            <text:p>992,115</text:p>
          </table:table-cell>
          <table:table-cell table:formula="of:=[.$B$7]*SIN([.$C256]*2*PI()*[.$B$6])" office:value-type="float" office:value="-951.056516295548" calcext:value-type="float">
            <text:p>-951,057</text:p>
          </table:table-cell>
          <table:table-cell table:formula="of:=[.D256]+[.E256]" office:value-type="float" office:value="41.0581850189336" calcext:value-type="float">
            <text:p>41,058</text:p>
          </table:table-cell>
          <table:table-cell table:formula="of:=[.G255]+[.$B$10]*([.F256]-[.G255])" office:value-type="float" office:value="627.243298782357" calcext:value-type="float">
            <text:p>627,243</text:p>
          </table:table-cell>
          <table:table-cell table:formula="of:=SUM([.$F255:.$F256])/COUNT([.$F255:.$F256])" office:value-type="float" office:value="224.417448665291" calcext:value-type="float">
            <text:p>224,417</text:p>
          </table:table-cell>
          <table:table-cell table:formula="of:=SUM([.$F241:.$F256])/COUNT([.$F241:.$F256])" office:value-type="float" office:value="924.129367402837" calcext:value-type="float">
            <text:p>924,129</text:p>
          </table:table-cell>
        </table:table-row>
        <table:table-row table:style-name="ro1">
          <table:table-cell table:number-columns-repeated="2"/>
          <table:table-cell table:formula="of:=[.C256]+[.$B$2]" office:value-type="float" office:value="1.27499999999999" calcext:value-type="float">
            <text:p>1,275</text:p>
          </table:table-cell>
          <table:table-cell table:formula="of:=[.$B$5]*SIN([.$C257]*2*PI()*[.$B$4])" office:value-type="float" office:value="987.688340595143" calcext:value-type="float">
            <text:p>987,688</text:p>
          </table:table-cell>
          <table:table-cell table:formula="of:=[.$B$7]*SIN([.$C257]*2*PI()*[.$B$6])" office:value-type="float" office:value="-0.00000000132699545850749" calcext:value-type="float">
            <text:p>0,000</text:p>
          </table:table-cell>
          <table:table-cell table:formula="of:=[.D257]+[.E257]" office:value-type="float" office:value="987.688340593816" calcext:value-type="float">
            <text:p>987,688</text:p>
          </table:table-cell>
          <table:table-cell table:formula="of:=[.G256]+[.$B$10]*([.F257]-[.G256])" office:value-type="float" office:value="766.328063097907" calcext:value-type="float">
            <text:p>766,328</text:p>
          </table:table-cell>
          <table:table-cell table:formula="of:=SUM([.$F256:.$F257])/COUNT([.$F256:.$F257])" office:value-type="float" office:value="514.373262806375" calcext:value-type="float">
            <text:p>514,373</text:p>
          </table:table-cell>
          <table:table-cell table:formula="of:=SUM([.$F242:.$F257])/COUNT([.$F242:.$F257])" office:value-type="float" office:value="986.495872898776" calcext:value-type="float">
            <text:p>986,496</text:p>
          </table:table-cell>
        </table:table-row>
        <table:table-row table:style-name="ro1">
          <table:table-cell table:number-columns-repeated="2"/>
          <table:table-cell table:formula="of:=[.C257]+[.$B$2]" office:value-type="float" office:value="1.27999999999999" calcext:value-type="float">
            <text:p>1,280</text:p>
          </table:table-cell>
          <table:table-cell table:formula="of:=[.$B$5]*SIN([.$C258]*2*PI()*[.$B$4])" office:value-type="float" office:value="982.287250728695" calcext:value-type="float">
            <text:p>982,287</text:p>
          </table:table-cell>
          <table:table-cell table:formula="of:=[.$B$7]*SIN([.$C258]*2*PI()*[.$B$6])" office:value-type="float" office:value="951.056516294746" calcext:value-type="float">
            <text:p>951,057</text:p>
          </table:table-cell>
          <table:table-cell table:formula="of:=[.D258]+[.E258]" office:value-type="float" office:value="1933.34376702344" calcext:value-type="float">
            <text:p>1933,344</text:p>
          </table:table-cell>
          <table:table-cell table:formula="of:=[.G257]+[.$B$10]*([.F258]-[.G257])" office:value-type="float" office:value="1216.64388189042" calcext:value-type="float">
            <text:p>1216,644</text:p>
          </table:table-cell>
          <table:table-cell table:formula="of:=SUM([.$F257:.$F258])/COUNT([.$F257:.$F258])" office:value-type="float" office:value="1460.51605380863" calcext:value-type="float">
            <text:p>1460,516</text:p>
          </table:table-cell>
          <table:table-cell table:formula="of:=SUM([.$F243:.$F258])/COUNT([.$F243:.$F258])" office:value-type="float" office:value="1047.88882606935" calcext:value-type="float">
            <text:p>1047,889</text:p>
          </table:table-cell>
        </table:table-row>
        <table:table-row table:style-name="ro1">
          <table:table-cell table:number-columns-repeated="2"/>
          <table:table-cell table:formula="of:=[.C258]+[.$B$2]" office:value-type="float" office:value="1.28499999999999" calcext:value-type="float">
            <text:p>1,285</text:p>
          </table:table-cell>
          <table:table-cell table:formula="of:=[.$B$5]*SIN([.$C259]*2*PI()*[.$B$4])" office:value-type="float" office:value="975.916761938755" calcext:value-type="float">
            <text:p>975,917</text:p>
          </table:table-cell>
          <table:table-cell table:formula="of:=[.$B$7]*SIN([.$C259]*2*PI()*[.$B$6])" office:value-type="float" office:value="587.785252293535" calcext:value-type="float">
            <text:p>587,785</text:p>
          </table:table-cell>
          <table:table-cell table:formula="of:=[.D259]+[.E259]" office:value-type="float" office:value="1563.70201423229" calcext:value-type="float">
            <text:p>1563,702</text:p>
          </table:table-cell>
          <table:table-cell table:formula="of:=[.G258]+[.$B$10]*([.F259]-[.G258])" office:value-type="float" office:value="1350.56304553871" calcext:value-type="float">
            <text:p>1350,563</text:p>
          </table:table-cell>
          <table:table-cell table:formula="of:=SUM([.$F258:.$F259])/COUNT([.$F258:.$F259])" office:value-type="float" office:value="1748.52289062787" calcext:value-type="float">
            <text:p>1748,523</text:p>
          </table:table-cell>
          <table:table-cell table:formula="of:=SUM([.$F244:.$F259])/COUNT([.$F244:.$F259])" office:value-type="float" office:value="1026.16081433563" calcext:value-type="float">
            <text:p>1026,161</text:p>
          </table:table-cell>
        </table:table-row>
        <table:table-row table:style-name="ro1">
          <table:table-cell table:number-columns-repeated="2"/>
          <table:table-cell table:formula="of:=[.C259]+[.$B$2]" office:value-type="float" office:value="1.28999999999999" calcext:value-type="float">
            <text:p>1,290</text:p>
          </table:table-cell>
          <table:table-cell table:formula="of:=[.$B$5]*SIN([.$C260]*2*PI()*[.$B$4])" office:value-type="float" office:value="968.58316112864" calcext:value-type="float">
            <text:p>968,583</text:p>
          </table:table-cell>
          <table:table-cell table:formula="of:=[.$B$7]*SIN([.$C260]*2*PI()*[.$B$6])" office:value-type="float" office:value="-587.785252291325" calcext:value-type="float">
            <text:p>-587,785</text:p>
          </table:table-cell>
          <table:table-cell table:formula="of:=[.D260]+[.E260]" office:value-type="float" office:value="380.797908837315" calcext:value-type="float">
            <text:p>380,798</text:p>
          </table:table-cell>
          <table:table-cell table:formula="of:=[.G259]+[.$B$10]*([.F260]-[.G259])" office:value-type="float" office:value="976.360213390715" calcext:value-type="float">
            <text:p>976,360</text:p>
          </table:table-cell>
          <table:table-cell table:formula="of:=SUM([.$F259:.$F260])/COUNT([.$F259:.$F260])" office:value-type="float" office:value="972.249961534803" calcext:value-type="float">
            <text:p>972,250</text:p>
          </table:table-cell>
          <table:table-cell table:formula="of:=SUM([.$F245:.$F260])/COUNT([.$F245:.$F260])" office:value-type="float" office:value="952.687657799098" calcext:value-type="float">
            <text:p>952,688</text:p>
          </table:table-cell>
        </table:table-row>
        <table:table-row table:style-name="ro1">
          <table:table-cell table:number-columns-repeated="2"/>
          <table:table-cell table:formula="of:=[.C260]+[.$B$2]" office:value-type="float" office:value="1.29499999999999" calcext:value-type="float">
            <text:p>1,295</text:p>
          </table:table-cell>
          <table:table-cell table:formula="of:=[.$B$5]*SIN([.$C261]*2*PI()*[.$B$4])" office:value-type="float" office:value="960.293685676953" calcext:value-type="float">
            <text:p>960,294</text:p>
          </table:table-cell>
          <table:table-cell table:formula="of:=[.$B$7]*SIN([.$C261]*2*PI()*[.$B$6])" office:value-type="float" office:value="-951.05651629559" calcext:value-type="float">
            <text:p>-951,057</text:p>
          </table:table-cell>
          <table:table-cell table:formula="of:=[.D261]+[.E261]" office:value-type="float" office:value="9.23716938136295" calcext:value-type="float">
            <text:p>9,237</text:p>
          </table:table-cell>
          <table:table-cell table:formula="of:=[.G260]+[.$B$10]*([.F261]-[.G260])" office:value-type="float" office:value="603.176884347899" calcext:value-type="float">
            <text:p>603,177</text:p>
          </table:table-cell>
          <table:table-cell table:formula="of:=SUM([.$F260:.$F261])/COUNT([.$F260:.$F261])" office:value-type="float" office:value="195.017539109339" calcext:value-type="float">
            <text:p>195,018</text:p>
          </table:table-cell>
          <table:table-cell table:formula="of:=SUM([.$F246:.$F261])/COUNT([.$F246:.$F261])" office:value-type="float" office:value="929.00676153249" calcext:value-type="float">
            <text:p>929,007</text:p>
          </table:table-cell>
        </table:table-row>
        <table:table-row table:style-name="ro1">
          <table:table-cell table:number-columns-repeated="2"/>
          <table:table-cell table:formula="of:=[.C261]+[.$B$2]" office:value-type="float" office:value="1.29999999999999" calcext:value-type="float">
            <text:p>1,300</text:p>
          </table:table-cell>
          <table:table-cell table:formula="of:=[.$B$5]*SIN([.$C262]*2*PI()*[.$B$4])" office:value-type="float" office:value="951.056516295165" calcext:value-type="float">
            <text:p>951,057</text:p>
          </table:table-cell>
          <table:table-cell table:formula="of:=[.$B$7]*SIN([.$C262]*2*PI()*[.$B$6])" office:value-type="float" office:value="-0.00000000146224350766174" calcext:value-type="float">
            <text:p>0,000</text:p>
          </table:table-cell>
          <table:table-cell table:formula="of:=[.D262]+[.E262]" office:value-type="float" office:value="951.056516293702" calcext:value-type="float">
            <text:p>951,057</text:p>
          </table:table-cell>
          <table:table-cell table:formula="of:=[.G261]+[.$B$10]*([.F262]-[.G261])" office:value-type="float" office:value="737.413039674655" calcext:value-type="float">
            <text:p>737,413</text:p>
          </table:table-cell>
          <table:table-cell table:formula="of:=SUM([.$F261:.$F262])/COUNT([.$F261:.$F262])" office:value-type="float" office:value="480.146842837533" calcext:value-type="float">
            <text:p>480,147</text:p>
          </table:table-cell>
          <table:table-cell table:formula="of:=SUM([.$F247:.$F262])/COUNT([.$F247:.$F262])" office:value-type="float" office:value="986.49587289877" calcext:value-type="float">
            <text:p>986,496</text:p>
          </table:table-cell>
        </table:table-row>
        <table:table-row table:style-name="ro1">
          <table:table-cell table:number-columns-repeated="2"/>
          <table:table-cell table:formula="of:=[.C262]+[.$B$2]" office:value-type="float" office:value="1.30499999999999" calcext:value-type="float">
            <text:p>1,305</text:p>
          </table:table-cell>
          <table:table-cell table:formula="of:=[.$B$5]*SIN([.$C263]*2*PI()*[.$B$4])" office:value-type="float" office:value="940.880768954238" calcext:value-type="float">
            <text:p>940,881</text:p>
          </table:table-cell>
          <table:table-cell table:formula="of:=[.$B$7]*SIN([.$C263]*2*PI()*[.$B$6])" office:value-type="float" office:value="951.056516294686" calcext:value-type="float">
            <text:p>951,057</text:p>
          </table:table-cell>
          <table:table-cell table:formula="of:=[.D263]+[.E263]" office:value-type="float" office:value="1891.93728524892" calcext:value-type="float">
            <text:p>1891,937</text:p>
          </table:table-cell>
          <table:table-cell table:formula="of:=[.G262]+[.$B$10]*([.F263]-[.G262])" office:value-type="float" office:value="1182.90878511559" calcext:value-type="float">
            <text:p>1182,909</text:p>
          </table:table-cell>
          <table:table-cell table:formula="of:=SUM([.$F262:.$F263])/COUNT([.$F262:.$F263])" office:value-type="float" office:value="1421.49690077131" calcext:value-type="float">
            <text:p>1421,497</text:p>
          </table:table-cell>
          <table:table-cell table:formula="of:=SUM([.$F248:.$F263])/COUNT([.$F248:.$F263])" office:value-type="float" office:value="1043.0114319397" calcext:value-type="float">
            <text:p>1043,011</text:p>
          </table:table-cell>
        </table:table-row>
        <table:table-row table:style-name="ro1">
          <table:table-cell table:number-columns-repeated="2"/>
          <table:table-cell table:formula="of:=[.C263]+[.$B$2]" office:value-type="float" office:value="1.30999999999999" calcext:value-type="float">
            <text:p>1,310</text:p>
          </table:table-cell>
          <table:table-cell table:formula="of:=[.$B$5]*SIN([.$C264]*2*PI()*[.$B$4])" office:value-type="float" office:value="929.776485888265" calcext:value-type="float">
            <text:p>929,776</text:p>
          </table:table-cell>
          <table:table-cell table:formula="of:=[.$B$7]*SIN([.$C264]*2*PI()*[.$B$6])" office:value-type="float" office:value="587.785252293691" calcext:value-type="float">
            <text:p>587,785</text:p>
          </table:table-cell>
          <table:table-cell table:formula="of:=[.D264]+[.E264]" office:value-type="float" office:value="1517.56173818196" calcext:value-type="float">
            <text:p>1517,562</text:p>
          </table:table-cell>
          <table:table-cell table:formula="of:=[.G263]+[.$B$10]*([.F264]-[.G263])" office:value-type="float" office:value="1312.04116788002" calcext:value-type="float">
            <text:p>1312,041</text:p>
          </table:table-cell>
          <table:table-cell table:formula="of:=SUM([.$F263:.$F264])/COUNT([.$F263:.$F264])" office:value-type="float" office:value="1704.74951171544" calcext:value-type="float">
            <text:p>1704,750</text:p>
          </table:table-cell>
          <table:table-cell table:formula="of:=SUM([.$F249:.$F264])/COUNT([.$F249:.$F264])" office:value-type="float" office:value="1016.41083947549" calcext:value-type="float">
            <text:p>1016,411</text:p>
          </table:table-cell>
        </table:table-row>
        <table:table-row table:style-name="ro1">
          <table:table-cell table:number-columns-repeated="2"/>
          <table:table-cell table:formula="of:=[.C264]+[.$B$2]" office:value-type="float" office:value="1.31499999999999" calcext:value-type="float">
            <text:p>1,315</text:p>
          </table:table-cell>
          <table:table-cell table:formula="of:=[.$B$5]*SIN([.$C265]*2*PI()*[.$B$4])" office:value-type="float" office:value="917.754625683996" calcext:value-type="float">
            <text:p>917,755</text:p>
          </table:table-cell>
          <table:table-cell table:formula="of:=[.$B$7]*SIN([.$C265]*2*PI()*[.$B$6])" office:value-type="float" office:value="-587.785252291261" calcext:value-type="float">
            <text:p>-587,785</text:p>
          </table:table-cell>
          <table:table-cell table:formula="of:=[.D265]+[.E265]" office:value-type="float" office:value="329.969373392735" calcext:value-type="float">
            <text:p>329,969</text:p>
          </table:table-cell>
          <table:table-cell table:formula="of:=[.G264]+[.$B$10]*([.F265]-[.G264])" office:value-type="float" office:value="933.089571290544" calcext:value-type="float">
            <text:p>933,090</text:p>
          </table:table-cell>
          <table:table-cell table:formula="of:=SUM([.$F264:.$F265])/COUNT([.$F264:.$F265])" office:value-type="float" office:value="923.765555787346" calcext:value-type="float">
            <text:p>923,766</text:p>
          </table:table-cell>
          <table:table-cell table:formula="of:=SUM([.$F250:.$F265])/COUNT([.$F250:.$F265])" office:value-type="float" office:value="938.074724256508" calcext:value-type="float">
            <text:p>938,075</text:p>
          </table:table-cell>
        </table:table-row>
        <table:table-row table:style-name="ro1">
          <table:table-cell table:number-columns-repeated="2"/>
          <table:table-cell table:formula="of:=[.C265]+[.$B$2]" office:value-type="float" office:value="1.31999999999999" calcext:value-type="float">
            <text:p>1,320</text:p>
          </table:table-cell>
          <table:table-cell table:formula="of:=[.$B$5]*SIN([.$C266]*2*PI()*[.$B$4])" office:value-type="float" office:value="904.827052466036" calcext:value-type="float">
            <text:p>904,827</text:p>
          </table:table-cell>
          <table:table-cell table:formula="of:=[.$B$7]*SIN([.$C266]*2*PI()*[.$B$6])" office:value-type="float" office:value="-951.056516295632" calcext:value-type="float">
            <text:p>-951,057</text:p>
          </table:table-cell>
          <table:table-cell table:formula="of:=[.D266]+[.E266]" office:value-type="float" office:value="-46.2294638295959" calcext:value-type="float">
            <text:p>-46,229</text:p>
          </table:table-cell>
          <table:table-cell table:formula="of:=[.G265]+[.$B$10]*([.F266]-[.G265])" office:value-type="float" office:value="555.200180705824" calcext:value-type="float">
            <text:p>555,200</text:p>
          </table:table-cell>
          <table:table-cell table:formula="of:=SUM([.$F265:.$F266])/COUNT([.$F265:.$F266])" office:value-type="float" office:value="141.86995478157" calcext:value-type="float">
            <text:p>141,870</text:p>
          </table:table-cell>
          <table:table-cell table:formula="of:=SUM([.$F251:.$F266])/COUNT([.$F251:.$F266])" office:value-type="float" office:value="909.545290508613" calcext:value-type="float">
            <text:p>909,545</text:p>
          </table:table-cell>
        </table:table-row>
        <table:table-row table:style-name="ro1">
          <table:table-cell table:number-columns-repeated="2"/>
          <table:table-cell table:formula="of:=[.C266]+[.$B$2]" office:value-type="float" office:value="1.32499999999999" calcext:value-type="float">
            <text:p>1,325</text:p>
          </table:table-cell>
          <table:table-cell table:formula="of:=[.$B$5]*SIN([.$C267]*2*PI()*[.$B$4])" office:value-type="float" office:value="891.006524188386" calcext:value-type="float">
            <text:p>891,007</text:p>
          </table:table-cell>
          <table:table-cell table:formula="of:=[.$B$7]*SIN([.$C267]*2*PI()*[.$B$6])" office:value-type="float" office:value="-0.00000000159749155681599" calcext:value-type="float">
            <text:p>0,000</text:p>
          </table:table-cell>
          <table:table-cell table:formula="of:=[.D267]+[.E267]" office:value-type="float" office:value="891.006524186789" calcext:value-type="float">
            <text:p>891,007</text:p>
          </table:table-cell>
          <table:table-cell table:formula="of:=[.G266]+[.$B$10]*([.F267]-[.G266])" office:value-type="float" office:value="684.777621704852" calcext:value-type="float">
            <text:p>684,778</text:p>
          </table:table-cell>
          <table:table-cell table:formula="of:=SUM([.$F266:.$F267])/COUNT([.$F266:.$F267])" office:value-type="float" office:value="422.388530178596" calcext:value-type="float">
            <text:p>422,389</text:p>
          </table:table-cell>
          <table:table-cell table:formula="of:=SUM([.$F252:.$F267])/COUNT([.$F252:.$F267])" office:value-type="float" office:value="962.205070515899" calcext:value-type="float">
            <text:p>962,205</text:p>
          </table:table-cell>
        </table:table-row>
        <table:table-row table:style-name="ro1">
          <table:table-cell table:number-columns-repeated="2"/>
          <table:table-cell table:formula="of:=[.C267]+[.$B$2]" office:value-type="float" office:value="1.32999999999999" calcext:value-type="float">
            <text:p>1,330</text:p>
          </table:table-cell>
          <table:table-cell table:formula="of:=[.$B$5]*SIN([.$C268]*2*PI()*[.$B$4])" office:value-type="float" office:value="876.306680043883" calcext:value-type="float">
            <text:p>876,307</text:p>
          </table:table-cell>
          <table:table-cell table:formula="of:=[.$B$7]*SIN([.$C268]*2*PI()*[.$B$6])" office:value-type="float" office:value="951.056516294644" calcext:value-type="float">
            <text:p>951,057</text:p>
          </table:table-cell>
          <table:table-cell table:formula="of:=[.D268]+[.E268]" office:value-type="float" office:value="1827.36319633853" calcext:value-type="float">
            <text:p>1827,363</text:p>
          </table:table-cell>
          <table:table-cell table:formula="of:=[.G267]+[.$B$10]*([.F268]-[.G267])" office:value-type="float" office:value="1125.6665976209" calcext:value-type="float">
            <text:p>1125,667</text:p>
          </table:table-cell>
          <table:table-cell table:formula="of:=SUM([.$F267:.$F268])/COUNT([.$F267:.$F268])" office:value-type="float" office:value="1359.18486026266" calcext:value-type="float">
            <text:p>1359,185</text:p>
          </table:table-cell>
          <table:table-cell table:formula="of:=SUM([.$F253:.$F268])/COUNT([.$F253:.$F268])" office:value-type="float" office:value="1013.91527028713" calcext:value-type="float">
            <text:p>1013,915</text:p>
          </table:table-cell>
        </table:table-row>
        <table:table-row table:style-name="ro1">
          <table:table-cell table:number-columns-repeated="2"/>
          <table:table-cell table:formula="of:=[.C268]+[.$B$2]" office:value-type="float" office:value="1.33499999999999" calcext:value-type="float">
            <text:p>1,335</text:p>
          </table:table-cell>
          <table:table-cell table:formula="of:=[.$B$5]*SIN([.$C269]*2*PI()*[.$B$4])" office:value-type="float" office:value="860.742027003964" calcext:value-type="float">
            <text:p>860,742</text:p>
          </table:table-cell>
          <table:table-cell table:formula="of:=[.$B$7]*SIN([.$C269]*2*PI()*[.$B$6])" office:value-type="float" office:value="587.7852522938" calcext:value-type="float">
            <text:p>587,785</text:p>
          </table:table-cell>
          <table:table-cell table:formula="of:=[.D269]+[.E269]" office:value-type="float" office:value="1448.52727929776" calcext:value-type="float">
            <text:p>1448,527</text:p>
          </table:table-cell>
          <table:table-cell table:formula="of:=[.G268]+[.$B$10]*([.F269]-[.G268])" office:value-type="float" office:value="1250.24870198863" calcext:value-type="float">
            <text:p>1250,249</text:p>
          </table:table-cell>
          <table:table-cell table:formula="of:=SUM([.$F268:.$F269])/COUNT([.$F268:.$F269])" office:value-type="float" office:value="1637.94523781815" calcext:value-type="float">
            <text:p>1637,945</text:p>
          </table:table-cell>
          <table:table-cell table:formula="of:=SUM([.$F254:.$F269])/COUNT([.$F254:.$F269])" office:value-type="float" office:value="982.53803295196" calcext:value-type="float">
            <text:p>982,538</text:p>
          </table:table-cell>
        </table:table-row>
        <table:table-row table:style-name="ro1">
          <table:table-cell table:number-columns-repeated="2"/>
          <table:table-cell table:formula="of:=[.C269]+[.$B$2]" office:value-type="float" office:value="1.33999999999999" calcext:value-type="float">
            <text:p>1,340</text:p>
          </table:table-cell>
          <table:table-cell table:formula="of:=[.$B$5]*SIN([.$C270]*2*PI()*[.$B$4])" office:value-type="float" office:value="844.327925502037" calcext:value-type="float">
            <text:p>844,328</text:p>
          </table:table-cell>
          <table:table-cell table:formula="of:=[.$B$7]*SIN([.$C270]*2*PI()*[.$B$6])" office:value-type="float" office:value="-587.785252291152" calcext:value-type="float">
            <text:p>-587,785</text:p>
          </table:table-cell>
          <table:table-cell table:formula="of:=[.D270]+[.E270]" office:value-type="float" office:value="256.542673210885" calcext:value-type="float">
            <text:p>256,543</text:p>
          </table:table-cell>
          <table:table-cell table:formula="of:=[.G269]+[.$B$10]*([.F270]-[.G269])" office:value-type="float" office:value="866.807808705963" calcext:value-type="float">
            <text:p>866,808</text:p>
          </table:table-cell>
          <table:table-cell table:formula="of:=SUM([.$F269:.$F270])/COUNT([.$F269:.$F270])" office:value-type="float" office:value="852.534976254325" calcext:value-type="float">
            <text:p>852,535</text:p>
          </table:table-cell>
          <table:table-cell table:formula="of:=SUM([.$F255:.$F270])/COUNT([.$F255:.$F270])" office:value-type="float" office:value="899.458701232531" calcext:value-type="float">
            <text:p>899,459</text:p>
          </table:table-cell>
        </table:table-row>
        <table:table-row table:style-name="ro1">
          <table:table-cell table:number-columns-repeated="2"/>
          <table:table-cell table:formula="of:=[.C270]+[.$B$2]" office:value-type="float" office:value="1.34499999999999" calcext:value-type="float">
            <text:p>1,345</text:p>
          </table:table-cell>
          <table:table-cell table:formula="of:=[.$B$5]*SIN([.$C271]*2*PI()*[.$B$4])" office:value-type="float" office:value="827.080574274586" calcext:value-type="float">
            <text:p>827,081</text:p>
          </table:table-cell>
          <table:table-cell table:formula="of:=[.$B$7]*SIN([.$C271]*2*PI()*[.$B$6])" office:value-type="float" office:value="-951.056516295674" calcext:value-type="float">
            <text:p>-951,057</text:p>
          </table:table-cell>
          <table:table-cell table:formula="of:=[.D271]+[.E271]" office:value-type="float" office:value="-123.975942021088" calcext:value-type="float">
            <text:p>-123,976</text:p>
          </table:table-cell>
          <table:table-cell table:formula="of:=[.G270]+[.$B$10]*([.F271]-[.G270])" office:value-type="float" office:value="484.494533525361" calcext:value-type="float">
            <text:p>484,495</text:p>
          </table:table-cell>
          <table:table-cell table:formula="of:=SUM([.$F270:.$F271])/COUNT([.$F270:.$F271])" office:value-type="float" office:value="66.2833655948987" calcext:value-type="float">
            <text:p>66,283</text:p>
          </table:table-cell>
          <table:table-cell table:formula="of:=SUM([.$F256:.$F271])/COUNT([.$F256:.$F271])" office:value-type="float" office:value="866.224160336735" calcext:value-type="float">
            <text:p>866,224</text:p>
          </table:table-cell>
        </table:table-row>
        <table:table-row table:style-name="ro1">
          <table:table-cell table:number-columns-repeated="2"/>
          <table:table-cell table:formula="of:=[.C271]+[.$B$2]" office:value-type="float" office:value="1.34999999999999" calcext:value-type="float">
            <text:p>1,350</text:p>
          </table:table-cell>
          <table:table-cell table:formula="of:=[.$B$5]*SIN([.$C272]*2*PI()*[.$B$4])" office:value-type="float" office:value="809.016994374973" calcext:value-type="float">
            <text:p>809,017</text:p>
          </table:table-cell>
          <table:table-cell table:formula="of:=[.$B$7]*SIN([.$C272]*2*PI()*[.$B$6])" office:value-type="float" office:value="-0.00000000173273960597023" calcext:value-type="float">
            <text:p>0,000</text:p>
          </table:table-cell>
          <table:table-cell table:formula="of:=[.D272]+[.E272]" office:value-type="float" office:value="809.01699437324" calcext:value-type="float">
            <text:p>809,017</text:p>
          </table:table-cell>
          <table:table-cell table:formula="of:=[.G271]+[.$B$10]*([.F272]-[.G271])" office:value-type="float" office:value="609.717867865854" calcext:value-type="float">
            <text:p>609,718</text:p>
          </table:table-cell>
          <table:table-cell table:formula="of:=SUM([.$F271:.$F272])/COUNT([.$F271:.$F272])" office:value-type="float" office:value="342.520526176076" calcext:value-type="float">
            <text:p>342,521</text:p>
          </table:table-cell>
          <table:table-cell table:formula="of:=SUM([.$F257:.$F272])/COUNT([.$F257:.$F272])" office:value-type="float" office:value="914.221585921379" calcext:value-type="float">
            <text:p>914,222</text:p>
          </table:table-cell>
        </table:table-row>
        <table:table-row table:style-name="ro1">
          <table:table-cell table:number-columns-repeated="2"/>
          <table:table-cell table:formula="of:=[.C272]+[.$B$2]" office:value-type="float" office:value="1.35499999999999" calcext:value-type="float">
            <text:p>1,355</text:p>
          </table:table-cell>
          <table:table-cell table:formula="of:=[.$B$5]*SIN([.$C273]*2*PI()*[.$B$4])" office:value-type="float" office:value="790.155012375717" calcext:value-type="float">
            <text:p>790,155</text:p>
          </table:table-cell>
          <table:table-cell table:formula="of:=[.$B$7]*SIN([.$C273]*2*PI()*[.$B$6])" office:value-type="float" office:value="951.05651629462" calcext:value-type="float">
            <text:p>951,057</text:p>
          </table:table-cell>
          <table:table-cell table:formula="of:=[.D273]+[.E273]" office:value-type="float" office:value="1741.21152867034" calcext:value-type="float">
            <text:p>1741,212</text:p>
          </table:table-cell>
          <table:table-cell table:formula="of:=[.G272]+[.$B$10]*([.F273]-[.G272])" office:value-type="float" office:value="1046.3268120384" calcext:value-type="float">
            <text:p>1046,327</text:p>
          </table:table-cell>
          <table:table-cell table:formula="of:=SUM([.$F272:.$F273])/COUNT([.$F272:.$F273])" office:value-type="float" office:value="1275.11426152179" calcext:value-type="float">
            <text:p>1275,114</text:p>
          </table:table-cell>
          <table:table-cell table:formula="of:=SUM([.$F258:.$F273])/COUNT([.$F258:.$F273])" office:value-type="float" office:value="961.316785176162" calcext:value-type="float">
            <text:p>961,317</text:p>
          </table:table-cell>
        </table:table-row>
        <table:table-row table:style-name="ro1">
          <table:table-cell table:number-columns-repeated="2"/>
          <table:table-cell table:formula="of:=[.C273]+[.$B$2]" office:value-type="float" office:value="1.35999999999999" calcext:value-type="float">
            <text:p>1,360</text:p>
          </table:table-cell>
          <table:table-cell table:formula="of:=[.$B$5]*SIN([.$C274]*2*PI()*[.$B$4])" office:value-type="float" office:value="770.513242775818" calcext:value-type="float">
            <text:p>770,513</text:p>
          </table:table-cell>
          <table:table-cell table:formula="of:=[.$B$7]*SIN([.$C274]*2*PI()*[.$B$6])" office:value-type="float" office:value="587.785252293956" calcext:value-type="float">
            <text:p>587,785</text:p>
          </table:table-cell>
          <table:table-cell table:formula="of:=[.D274]+[.E274]" office:value-type="float" office:value="1358.29849506977" calcext:value-type="float">
            <text:p>1358,298</text:p>
          </table:table-cell>
          <table:table-cell table:formula="of:=[.G273]+[.$B$10]*([.F274]-[.G273])" office:value-type="float" office:value="1166.70718345225" calcext:value-type="float">
            <text:p>1166,707</text:p>
          </table:table-cell>
          <table:table-cell table:formula="of:=SUM([.$F273:.$F274])/COUNT([.$F273:.$F274])" office:value-type="float" office:value="1549.75501187006" calcext:value-type="float">
            <text:p>1549,755</text:p>
          </table:table-cell>
          <table:table-cell table:formula="of:=SUM([.$F259:.$F274])/COUNT([.$F259:.$F274])" office:value-type="float" office:value="925.376455679058" calcext:value-type="float">
            <text:p>925,376</text:p>
          </table:table-cell>
        </table:table-row>
        <table:table-row table:style-name="ro1">
          <table:table-cell table:number-columns-repeated="2"/>
          <table:table-cell table:formula="of:=[.C274]+[.$B$2]" office:value-type="float" office:value="1.36499999999999" calcext:value-type="float">
            <text:p>1,365</text:p>
          </table:table-cell>
          <table:table-cell table:formula="of:=[.$B$5]*SIN([.$C275]*2*PI()*[.$B$4])" office:value-type="float" office:value="750.11106963049" calcext:value-type="float">
            <text:p>750,111</text:p>
          </table:table-cell>
          <table:table-cell table:formula="of:=[.$B$7]*SIN([.$C275]*2*PI()*[.$B$6])" office:value-type="float" office:value="-587.785252290997" calcext:value-type="float">
            <text:p>-587,785</text:p>
          </table:table-cell>
          <table:table-cell table:formula="of:=[.D275]+[.E275]" office:value-type="float" office:value="162.325817339493" calcext:value-type="float">
            <text:p>162,326</text:p>
          </table:table-cell>
          <table:table-cell table:formula="of:=[.G274]+[.$B$10]*([.F275]-[.G274])" office:value-type="float" office:value="779.147002608387" calcext:value-type="float">
            <text:p>779,147</text:p>
          </table:table-cell>
          <table:table-cell table:formula="of:=SUM([.$F274:.$F275])/COUNT([.$F274:.$F275])" office:value-type="float" office:value="760.312156204633" calcext:value-type="float">
            <text:p>760,312</text:p>
          </table:table-cell>
          <table:table-cell table:formula="of:=SUM([.$F260:.$F275])/COUNT([.$F260:.$F275])" office:value-type="float" office:value="837.790443373258" calcext:value-type="float">
            <text:p>837,790</text:p>
          </table:table-cell>
        </table:table-row>
        <table:table-row table:style-name="ro1">
          <table:table-cell table:number-columns-repeated="2"/>
          <table:table-cell table:formula="of:=[.C275]+[.$B$2]" office:value-type="float" office:value="1.36999999999999" calcext:value-type="float">
            <text:p>1,370</text:p>
          </table:table-cell>
          <table:table-cell table:formula="of:=[.$B$5]*SIN([.$C276]*2*PI()*[.$B$4])" office:value-type="float" office:value="728.968627421443" calcext:value-type="float">
            <text:p>728,969</text:p>
          </table:table-cell>
          <table:table-cell table:formula="of:=[.$B$7]*SIN([.$C276]*2*PI()*[.$B$6])" office:value-type="float" office:value="-951.056516295715" calcext:value-type="float">
            <text:p>-951,057</text:p>
          </table:table-cell>
          <table:table-cell table:formula="of:=[.D276]+[.E276]" office:value-type="float" office:value="-222.087888874273" calcext:value-type="float">
            <text:p>-222,088</text:p>
          </table:table-cell>
          <table:table-cell table:formula="of:=[.G275]+[.$B$10]*([.F276]-[.G275])" office:value-type="float" office:value="392.800950498694" calcext:value-type="float">
            <text:p>392,801</text:p>
          </table:table-cell>
          <table:table-cell table:formula="of:=SUM([.$F275:.$F276])/COUNT([.$F275:.$F276])" office:value-type="float" office:value="-29.8810357673898" calcext:value-type="float">
            <text:p>-29,881</text:p>
          </table:table-cell>
          <table:table-cell table:formula="of:=SUM([.$F261:.$F276])/COUNT([.$F261:.$F276])" office:value-type="float" office:value="800.110081016283" calcext:value-type="float">
            <text:p>800,110</text:p>
          </table:table-cell>
        </table:table-row>
        <table:table-row table:style-name="ro1">
          <table:table-cell table:number-columns-repeated="2"/>
          <table:table-cell table:formula="of:=[.C276]+[.$B$2]" office:value-type="float" office:value="1.37499999999999" calcext:value-type="float">
            <text:p>1,375</text:p>
          </table:table-cell>
          <table:table-cell table:formula="of:=[.$B$5]*SIN([.$C277]*2*PI()*[.$B$4])" office:value-type="float" office:value="707.10678118658" calcext:value-type="float">
            <text:p>707,107</text:p>
          </table:table-cell>
          <table:table-cell table:formula="of:=[.$B$7]*SIN([.$C277]*2*PI()*[.$B$6])" office:value-type="float" office:value="-0.00000000181114423626367" calcext:value-type="float">
            <text:p>0,000</text:p>
          </table:table-cell>
          <table:table-cell table:formula="of:=[.D277]+[.E277]" office:value-type="float" office:value="707.106781184769" calcext:value-type="float">
            <text:p>707,107</text:p>
          </table:table-cell>
          <table:table-cell table:formula="of:=[.G276]+[.$B$10]*([.F277]-[.G276])" office:value-type="float" office:value="514.081998406247" calcext:value-type="float">
            <text:p>514,082</text:p>
          </table:table-cell>
          <table:table-cell table:formula="of:=SUM([.$F276:.$F277])/COUNT([.$F276:.$F277])" office:value-type="float" office:value="242.509446155248" calcext:value-type="float">
            <text:p>242,509</text:p>
          </table:table-cell>
          <table:table-cell table:formula="of:=SUM([.$F262:.$F277])/COUNT([.$F262:.$F277])" office:value-type="float" office:value="843.726931753996" calcext:value-type="float">
            <text:p>843,727</text:p>
          </table:table-cell>
        </table:table-row>
        <table:table-row table:style-name="ro1">
          <table:table-cell table:number-columns-repeated="2"/>
          <table:table-cell table:formula="of:=[.C277]+[.$B$2]" office:value-type="float" office:value="1.37999999999999" calcext:value-type="float">
            <text:p>1,380</text:p>
          </table:table-cell>
          <table:table-cell table:formula="of:=[.$B$5]*SIN([.$C278]*2*PI()*[.$B$4])" office:value-type="float" office:value="684.547105928723" calcext:value-type="float">
            <text:p>684,547</text:p>
          </table:table-cell>
          <table:table-cell table:formula="of:=[.$B$7]*SIN([.$C278]*2*PI()*[.$B$6])" office:value-type="float" office:value="951.056516294561" calcext:value-type="float">
            <text:p>951,057</text:p>
          </table:table-cell>
          <table:table-cell table:formula="of:=[.D278]+[.E278]" office:value-type="float" office:value="1635.60362222328" calcext:value-type="float">
            <text:p>1635,604</text:p>
          </table:table-cell>
          <table:table-cell table:formula="of:=[.G277]+[.$B$10]*([.F278]-[.G277])" office:value-type="float" office:value="946.843037202775" calcext:value-type="float">
            <text:p>946,843</text:p>
          </table:table-cell>
          <table:table-cell table:formula="of:=SUM([.$F277:.$F278])/COUNT([.$F277:.$F278])" office:value-type="float" office:value="1171.35520170403" calcext:value-type="float">
            <text:p>1171,355</text:p>
          </table:table-cell>
          <table:table-cell table:formula="of:=SUM([.$F263:.$F278])/COUNT([.$F263:.$F278])" office:value-type="float" office:value="886.511125874595" calcext:value-type="float">
            <text:p>886,511</text:p>
          </table:table-cell>
        </table:table-row>
        <table:table-row table:style-name="ro1">
          <table:table-cell table:number-columns-repeated="2"/>
          <table:table-cell table:formula="of:=[.C278]+[.$B$2]" office:value-type="float" office:value="1.38499999999999" calcext:value-type="float">
            <text:p>1,385</text:p>
          </table:table-cell>
          <table:table-cell table:formula="of:=[.$B$5]*SIN([.$C279]*2*PI()*[.$B$4])" office:value-type="float" office:value="661.311865323688" calcext:value-type="float">
            <text:p>661,312</text:p>
          </table:table-cell>
          <table:table-cell table:formula="of:=[.$B$7]*SIN([.$C279]*2*PI()*[.$B$6])" office:value-type="float" office:value="587.785252294019" calcext:value-type="float">
            <text:p>587,785</text:p>
          </table:table-cell>
          <table:table-cell table:formula="of:=[.D279]+[.E279]" office:value-type="float" office:value="1249.09711761771" calcext:value-type="float">
            <text:p>1249,097</text:p>
          </table:table-cell>
          <table:table-cell table:formula="of:=[.G278]+[.$B$10]*([.F279]-[.G278])" office:value-type="float" office:value="1063.4736817156" calcext:value-type="float">
            <text:p>1063,474</text:p>
          </table:table-cell>
          <table:table-cell table:formula="of:=SUM([.$F278:.$F279])/COUNT([.$F278:.$F279])" office:value-type="float" office:value="1442.3503699205" calcext:value-type="float">
            <text:p>1442,350</text:p>
          </table:table-cell>
          <table:table-cell table:formula="of:=SUM([.$F264:.$F279])/COUNT([.$F264:.$F279])" office:value-type="float" office:value="846.333615397644" calcext:value-type="float">
            <text:p>846,334</text:p>
          </table:table-cell>
        </table:table-row>
        <table:table-row table:style-name="ro1">
          <table:table-cell table:number-columns-repeated="2"/>
          <table:table-cell table:formula="of:=[.C279]+[.$B$2]" office:value-type="float" office:value="1.38999999999999" calcext:value-type="float">
            <text:p>1,390</text:p>
          </table:table-cell>
          <table:table-cell table:formula="of:=[.$B$5]*SIN([.$C280]*2*PI()*[.$B$4])" office:value-type="float" office:value="637.423989748727" calcext:value-type="float">
            <text:p>637,424</text:p>
          </table:table-cell>
          <table:table-cell table:formula="of:=[.$B$7]*SIN([.$C280]*2*PI()*[.$B$6])" office:value-type="float" office:value="-587.785252290933" calcext:value-type="float">
            <text:p>-587,785</text:p>
          </table:table-cell>
          <table:table-cell table:formula="of:=[.D280]+[.E280]" office:value-type="float" office:value="49.6387374577936" calcext:value-type="float">
            <text:p>49,639</text:p>
          </table:table-cell>
          <table:table-cell table:formula="of:=[.G279]+[.$B$10]*([.F280]-[.G279])" office:value-type="float" office:value="672.26565297339" calcext:value-type="float">
            <text:p>672,266</text:p>
          </table:table-cell>
          <table:table-cell table:formula="of:=SUM([.$F279:.$F280])/COUNT([.$F279:.$F280])" office:value-type="float" office:value="649.36792753775" calcext:value-type="float">
            <text:p>649,368</text:p>
          </table:table-cell>
          <table:table-cell table:formula="of:=SUM([.$F265:.$F280])/COUNT([.$F265:.$F280])" office:value-type="float" office:value="754.588427852384" calcext:value-type="float">
            <text:p>754,588</text:p>
          </table:table-cell>
        </table:table-row>
        <table:table-row table:style-name="ro1">
          <table:table-cell table:number-columns-repeated="2"/>
          <table:table-cell table:formula="of:=[.C280]+[.$B$2]" office:value-type="float" office:value="1.39499999999999" calcext:value-type="float">
            <text:p>1,395</text:p>
          </table:table-cell>
          <table:table-cell table:formula="of:=[.$B$5]*SIN([.$C281]*2*PI()*[.$B$4])" office:value-type="float" office:value="612.907053653016" calcext:value-type="float">
            <text:p>612,907</text:p>
          </table:table-cell>
          <table:table-cell table:formula="of:=[.$B$7]*SIN([.$C281]*2*PI()*[.$B$6])" office:value-type="float" office:value="-951.056516295775" calcext:value-type="float">
            <text:p>-951,057</text:p>
          </table:table-cell>
          <table:table-cell table:formula="of:=[.D281]+[.E281]" office:value-type="float" office:value="-338.149462642759" calcext:value-type="float">
            <text:p>-338,149</text:p>
          </table:table-cell>
          <table:table-cell table:formula="of:=[.G280]+[.$B$10]*([.F281]-[.G280])" office:value-type="float" office:value="282.377231953437" calcext:value-type="float">
            <text:p>282,377</text:p>
          </table:table-cell>
          <table:table-cell table:formula="of:=SUM([.$F280:.$F281])/COUNT([.$F280:.$F281])" office:value-type="float" office:value="-144.255362592483" calcext:value-type="float">
            <text:p>-144,255</text:p>
          </table:table-cell>
          <table:table-cell table:formula="of:=SUM([.$F266:.$F281])/COUNT([.$F266:.$F281])" office:value-type="float" office:value="712.831000600165" calcext:value-type="float">
            <text:p>712,831</text:p>
          </table:table-cell>
        </table:table-row>
        <table:table-row table:style-name="ro1">
          <table:table-cell table:number-columns-repeated="2"/>
          <table:table-cell table:formula="of:=[.C281]+[.$B$2]" office:value-type="float" office:value="1.39999999999999" calcext:value-type="float">
            <text:p>1,400</text:p>
          </table:table-cell>
          <table:table-cell table:formula="of:=[.$B$5]*SIN([.$C282]*2*PI()*[.$B$4])" office:value-type="float" office:value="587.785252292514" calcext:value-type="float">
            <text:p>587,785</text:p>
          </table:table-cell>
          <table:table-cell table:formula="of:=[.$B$7]*SIN([.$C282]*2*PI()*[.$B$6])" office:value-type="float" office:value="-0.00000000200323570427873" calcext:value-type="float">
            <text:p>0,000</text:p>
          </table:table-cell>
          <table:table-cell table:formula="of:=[.D282]+[.E282]" office:value-type="float" office:value="587.78525229051" calcext:value-type="float">
            <text:p>587,785</text:p>
          </table:table-cell>
          <table:table-cell table:formula="of:=[.G281]+[.$B$10]*([.F282]-[.G281])" office:value-type="float" office:value="400.224885829279" calcext:value-type="float">
            <text:p>400,225</text:p>
          </table:table-cell>
          <table:table-cell table:formula="of:=SUM([.$F281:.$F282])/COUNT([.$F281:.$F282])" office:value-type="float" office:value="124.817894823876" calcext:value-type="float">
            <text:p>124,818</text:p>
          </table:table-cell>
          <table:table-cell table:formula="of:=SUM([.$F267:.$F282])/COUNT([.$F267:.$F282])" office:value-type="float" office:value="752.456920357672" calcext:value-type="float">
            <text:p>752,457</text:p>
          </table:table-cell>
        </table:table-row>
        <table:table-row table:style-name="ro1">
          <table:table-cell table:number-columns-repeated="2"/>
          <table:table-cell table:formula="of:=[.C282]+[.$B$2]" office:value-type="float" office:value="1.40499999999999" calcext:value-type="float">
            <text:p>1,405</text:p>
          </table:table-cell>
          <table:table-cell table:formula="of:=[.$B$5]*SIN([.$C283]*2*PI()*[.$B$4])" office:value-type="float" office:value="562.083377852172" calcext:value-type="float">
            <text:p>562,083</text:p>
          </table:table-cell>
          <table:table-cell table:formula="of:=[.$B$7]*SIN([.$C283]*2*PI()*[.$B$6])" office:value-type="float" office:value="951.056516294537" calcext:value-type="float">
            <text:p>951,057</text:p>
          </table:table-cell>
          <table:table-cell table:formula="of:=[.D283]+[.E283]" office:value-type="float" office:value="1513.13989414671" calcext:value-type="float">
            <text:p>1513,140</text:p>
          </table:table-cell>
          <table:table-cell table:formula="of:=[.G282]+[.$B$10]*([.F283]-[.G282])" office:value-type="float" office:value="829.664893818166" calcext:value-type="float">
            <text:p>829,665</text:p>
          </table:table-cell>
          <table:table-cell table:formula="of:=SUM([.$F282:.$F283])/COUNT([.$F282:.$F283])" office:value-type="float" office:value="1050.46257321861" calcext:value-type="float">
            <text:p>1050,463</text:p>
          </table:table-cell>
          <table:table-cell table:formula="of:=SUM([.$F268:.$F283])/COUNT([.$F268:.$F283])" office:value-type="float" office:value="791.340255980167" calcext:value-type="float">
            <text:p>791,340</text:p>
          </table:table-cell>
        </table:table-row>
        <table:table-row table:style-name="ro1">
          <table:table-cell table:number-columns-repeated="2"/>
          <table:table-cell table:formula="of:=[.C283]+[.$B$2]" office:value-type="float" office:value="1.40999999999999" calcext:value-type="float">
            <text:p>1,410</text:p>
          </table:table-cell>
          <table:table-cell table:formula="of:=[.$B$5]*SIN([.$C284]*2*PI()*[.$B$4])" office:value-type="float" office:value="535.826794979039" calcext:value-type="float">
            <text:p>535,827</text:p>
          </table:table-cell>
          <table:table-cell table:formula="of:=[.$B$7]*SIN([.$C284]*2*PI()*[.$B$6])" office:value-type="float" office:value="587.785252294082" calcext:value-type="float">
            <text:p>587,785</text:p>
          </table:table-cell>
          <table:table-cell table:formula="of:=[.D284]+[.E284]" office:value-type="float" office:value="1123.61204727312" calcext:value-type="float">
            <text:p>1123,612</text:p>
          </table:table-cell>
          <table:table-cell table:formula="of:=[.G283]+[.$B$10]*([.F284]-[.G283])" office:value-type="float" office:value="943.090148203811" calcext:value-type="float">
            <text:p>943,090</text:p>
          </table:table-cell>
          <table:table-cell table:formula="of:=SUM([.$F283:.$F284])/COUNT([.$F283:.$F284])" office:value-type="float" office:value="1318.37597070992" calcext:value-type="float">
            <text:p>1318,376</text:p>
          </table:table-cell>
          <table:table-cell table:formula="of:=SUM([.$F269:.$F284])/COUNT([.$F269:.$F284])" office:value-type="float" office:value="747.355809163579" calcext:value-type="float">
            <text:p>747,356</text:p>
          </table:table-cell>
        </table:table-row>
        <table:table-row table:style-name="ro1">
          <table:table-cell table:number-columns-repeated="2"/>
          <table:table-cell table:formula="of:=[.C284]+[.$B$2]" office:value-type="float" office:value="1.41499999999999" calcext:value-type="float">
            <text:p>1,415</text:p>
          </table:table-cell>
          <table:table-cell table:formula="of:=[.$B$5]*SIN([.$C285]*2*PI()*[.$B$4])" office:value-type="float" office:value="509.041415750416" calcext:value-type="float">
            <text:p>509,041</text:p>
          </table:table-cell>
          <table:table-cell table:formula="of:=[.$B$7]*SIN([.$C285]*2*PI()*[.$B$6])" office:value-type="float" office:value="-587.785252290778" calcext:value-type="float">
            <text:p>-587,785</text:p>
          </table:table-cell>
          <table:table-cell table:formula="of:=[.D285]+[.E285]" office:value-type="float" office:value="-78.7438365403613" calcext:value-type="float">
            <text:p>-78,744</text:p>
          </table:table-cell>
          <table:table-cell table:formula="of:=[.G284]+[.$B$10]*([.F285]-[.G284])" office:value-type="float" office:value="548.795533347928" calcext:value-type="float">
            <text:p>548,796</text:p>
          </table:table-cell>
          <table:table-cell table:formula="of:=SUM([.$F284:.$F285])/COUNT([.$F284:.$F285])" office:value-type="float" office:value="522.43410536638" calcext:value-type="float">
            <text:p>522,434</text:p>
          </table:table-cell>
          <table:table-cell table:formula="of:=SUM([.$F270:.$F285])/COUNT([.$F270:.$F285])" office:value-type="float" office:value="651.901364423696" calcext:value-type="float">
            <text:p>651,901</text:p>
          </table:table-cell>
        </table:table-row>
        <table:table-row table:style-name="ro1">
          <table:table-cell table:number-columns-repeated="2"/>
          <table:table-cell table:formula="of:=[.C285]+[.$B$2]" office:value-type="float" office:value="1.41999999999999" calcext:value-type="float">
            <text:p>1,420</text:p>
          </table:table-cell>
          <table:table-cell table:formula="of:=[.$B$5]*SIN([.$C286]*2*PI()*[.$B$4])" office:value-type="float" office:value="481.753674101761" calcext:value-type="float">
            <text:p>481,754</text:p>
          </table:table-cell>
          <table:table-cell table:formula="of:=[.$B$7]*SIN([.$C286]*2*PI()*[.$B$6])" office:value-type="float" office:value="-951.056516295799" calcext:value-type="float">
            <text:p>-951,057</text:p>
          </table:table-cell>
          <table:table-cell table:formula="of:=[.D286]+[.E286]" office:value-type="float" office:value="-469.302842194038" calcext:value-type="float">
            <text:p>-469,303</text:p>
          </table:table-cell>
          <table:table-cell table:formula="of:=[.G285]+[.$B$10]*([.F286]-[.G285])" office:value-type="float" office:value="155.942376315553" calcext:value-type="float">
            <text:p>155,942</text:p>
          </table:table-cell>
          <table:table-cell table:formula="of:=SUM([.$F285:.$F286])/COUNT([.$F285:.$F286])" office:value-type="float" office:value="-274.023339367199" calcext:value-type="float">
            <text:p>-274,023</text:p>
          </table:table-cell>
          <table:table-cell table:formula="of:=SUM([.$F271:.$F286])/COUNT([.$F271:.$F286])" office:value-type="float" office:value="606.536019710889" calcext:value-type="float">
            <text:p>606,536</text:p>
          </table:table-cell>
        </table:table-row>
        <table:table-row table:style-name="ro1">
          <table:table-cell table:number-columns-repeated="2"/>
          <table:table-cell table:formula="of:=[.C286]+[.$B$2]" office:value-type="float" office:value="1.42499999999999" calcext:value-type="float">
            <text:p>1,425</text:p>
          </table:table-cell>
          <table:table-cell table:formula="of:=[.$B$5]*SIN([.$C287]*2*PI()*[.$B$4])" office:value-type="float" office:value="453.990499739594" calcext:value-type="float">
            <text:p>453,990</text:p>
          </table:table-cell>
          <table:table-cell table:formula="of:=[.$B$7]*SIN([.$C287]*2*PI()*[.$B$6])" office:value-type="float" office:value="-0.00000000213848375343298" calcext:value-type="float">
            <text:p>0,000</text:p>
          </table:table-cell>
          <table:table-cell table:formula="of:=[.D287]+[.E287]" office:value-type="float" office:value="453.990499737455" calcext:value-type="float">
            <text:p>453,990</text:p>
          </table:table-cell>
          <table:table-cell table:formula="of:=[.G286]+[.$B$10]*([.F287]-[.G286])" office:value-type="float" office:value="270.950070116792" calcext:value-type="float">
            <text:p>270,950</text:p>
          </table:table-cell>
          <table:table-cell table:formula="of:=SUM([.$F286:.$F287])/COUNT([.$F286:.$F287])" office:value-type="float" office:value="-7.65617122829119" calcext:value-type="float">
            <text:p>-7,656</text:p>
          </table:table-cell>
          <table:table-cell table:formula="of:=SUM([.$F272:.$F287])/COUNT([.$F272:.$F287])" office:value-type="float" office:value="642.658922320798" calcext:value-type="float">
            <text:p>642,659</text:p>
          </table:table-cell>
        </table:table-row>
        <table:table-row table:style-name="ro1">
          <table:table-cell table:number-columns-repeated="2"/>
          <table:table-cell table:formula="of:=[.C287]+[.$B$2]" office:value-type="float" office:value="1.42999999999999" calcext:value-type="float">
            <text:p>1,430</text:p>
          </table:table-cell>
          <table:table-cell table:formula="of:=[.$B$5]*SIN([.$C288]*2*PI()*[.$B$4])" office:value-type="float" office:value="425.779291565121" calcext:value-type="float">
            <text:p>425,779</text:p>
          </table:table-cell>
          <table:table-cell table:formula="of:=[.$B$7]*SIN([.$C288]*2*PI()*[.$B$6])" office:value-type="float" office:value="951.056516294495" calcext:value-type="float">
            <text:p>951,057</text:p>
          </table:table-cell>
          <table:table-cell table:formula="of:=[.D288]+[.E288]" office:value-type="float" office:value="1376.83580785962" calcext:value-type="float">
            <text:p>1376,836</text:p>
          </table:table-cell>
          <table:table-cell table:formula="of:=[.G287]+[.$B$10]*([.F288]-[.G287])" office:value-type="float" office:value="697.677696666705" calcext:value-type="float">
            <text:p>697,678</text:p>
          </table:table-cell>
          <table:table-cell table:formula="of:=SUM([.$F287:.$F288])/COUNT([.$F287:.$F288])" office:value-type="float" office:value="915.413153798535" calcext:value-type="float">
            <text:p>915,413</text:p>
          </table:table-cell>
          <table:table-cell table:formula="of:=SUM([.$F273:.$F288])/COUNT([.$F273:.$F288])" office:value-type="float" office:value="678.147598163696" calcext:value-type="float">
            <text:p>678,148</text:p>
          </table:table-cell>
        </table:table-row>
        <table:table-row table:style-name="ro1">
          <table:table-cell table:number-columns-repeated="2"/>
          <table:table-cell table:formula="of:=[.C288]+[.$B$2]" office:value-type="float" office:value="1.43499999999999" calcext:value-type="float">
            <text:p>1,435</text:p>
          </table:table-cell>
          <table:table-cell table:formula="of:=[.$B$5]*SIN([.$C289]*2*PI()*[.$B$4])" office:value-type="float" office:value="397.147890634831" calcext:value-type="float">
            <text:p>397,148</text:p>
          </table:table-cell>
          <table:table-cell table:formula="of:=[.$B$7]*SIN([.$C289]*2*PI()*[.$B$6])" office:value-type="float" office:value="587.785252294238" calcext:value-type="float">
            <text:p>587,785</text:p>
          </table:table-cell>
          <table:table-cell table:formula="of:=[.D289]+[.E289]" office:value-type="float" office:value="984.933142929069" calcext:value-type="float">
            <text:p>984,933</text:p>
          </table:table-cell>
          <table:table-cell table:formula="of:=[.G288]+[.$B$10]*([.F289]-[.G288])" office:value-type="float" office:value="808.520825042035" calcext:value-type="float">
            <text:p>808,521</text:p>
          </table:table-cell>
          <table:table-cell table:formula="of:=SUM([.$F288:.$F289])/COUNT([.$F288:.$F289])" office:value-type="float" office:value="1180.88447539434" calcext:value-type="float">
            <text:p>1180,884</text:p>
          </table:table-cell>
          <table:table-cell table:formula="of:=SUM([.$F274:.$F289])/COUNT([.$F274:.$F289])" office:value-type="float" office:value="630.880199054867" calcext:value-type="float">
            <text:p>630,880</text:p>
          </table:table-cell>
        </table:table-row>
        <table:table-row table:style-name="ro1">
          <table:table-cell table:number-columns-repeated="2"/>
          <table:table-cell table:formula="of:=[.C289]+[.$B$2]" office:value-type="float" office:value="1.43999999999999" calcext:value-type="float">
            <text:p>1,440</text:p>
          </table:table-cell>
          <table:table-cell table:formula="of:=[.$B$5]*SIN([.$C290]*2*PI()*[.$B$4])" office:value-type="float" office:value="368.124552684729" calcext:value-type="float">
            <text:p>368,125</text:p>
          </table:table-cell>
          <table:table-cell table:formula="of:=[.$B$7]*SIN([.$C290]*2*PI()*[.$B$6])" office:value-type="float" office:value="-587.785252290714" calcext:value-type="float">
            <text:p>-587,785</text:p>
          </table:table-cell>
          <table:table-cell table:formula="of:=[.D290]+[.E290]" office:value-type="float" office:value="-219.660699605985" calcext:value-type="float">
            <text:p>-219,661</text:p>
          </table:table-cell>
          <table:table-cell table:formula="of:=[.G289]+[.$B$10]*([.F290]-[.G289])" office:value-type="float" office:value="411.776887850982" calcext:value-type="float">
            <text:p>411,777</text:p>
          </table:table-cell>
          <table:table-cell table:formula="of:=SUM([.$F289:.$F290])/COUNT([.$F289:.$F290])" office:value-type="float" office:value="382.636221661542" calcext:value-type="float">
            <text:p>382,636</text:p>
          </table:table-cell>
          <table:table-cell table:formula="of:=SUM([.$F275:.$F290])/COUNT([.$F275:.$F290])" office:value-type="float" office:value="532.257749387632" calcext:value-type="float">
            <text:p>532,258</text:p>
          </table:table-cell>
        </table:table-row>
        <table:table-row table:style-name="ro1">
          <table:table-cell table:number-columns-repeated="2"/>
          <table:table-cell table:formula="of:=[.C290]+[.$B$2]" office:value-type="float" office:value="1.44499999999999" calcext:value-type="float">
            <text:p>1,445</text:p>
          </table:table-cell>
          <table:table-cell table:formula="of:=[.$B$5]*SIN([.$C291]*2*PI()*[.$B$4])" office:value-type="float" office:value="338.737920245343" calcext:value-type="float">
            <text:p>338,738</text:p>
          </table:table-cell>
          <table:table-cell table:formula="of:=[.$B$7]*SIN([.$C291]*2*PI()*[.$B$6])" office:value-type="float" office:value="-951.056516295841" calcext:value-type="float">
            <text:p>-951,057</text:p>
          </table:table-cell>
          <table:table-cell table:formula="of:=[.D291]+[.E291]" office:value-type="float" office:value="-612.318596050497" calcext:value-type="float">
            <text:p>-612,319</text:p>
          </table:table-cell>
          <table:table-cell table:formula="of:=[.G290]+[.$B$10]*([.F291]-[.G290])" office:value-type="float" office:value="16.6096293440356" calcext:value-type="float">
            <text:p>16,610</text:p>
          </table:table-cell>
          <table:table-cell table:formula="of:=SUM([.$F290:.$F291])/COUNT([.$F290:.$F291])" office:value-type="float" office:value="-415.989647828241" calcext:value-type="float">
            <text:p>-415,990</text:p>
          </table:table-cell>
          <table:table-cell table:formula="of:=SUM([.$F276:.$F291])/COUNT([.$F276:.$F291])" office:value-type="float" office:value="483.842473550757" calcext:value-type="float">
            <text:p>483,842</text:p>
          </table:table-cell>
        </table:table-row>
        <table:table-row table:style-name="ro1">
          <table:table-cell table:number-columns-repeated="2"/>
          <table:table-cell table:formula="of:=[.C291]+[.$B$2]" office:value-type="float" office:value="1.44999999999999" calcext:value-type="float">
            <text:p>1,450</text:p>
          </table:table-cell>
          <table:table-cell table:formula="of:=[.$B$5]*SIN([.$C292]*2*PI()*[.$B$4])" office:value-type="float" office:value="309.016994375002" calcext:value-type="float">
            <text:p>309,017</text:p>
          </table:table-cell>
          <table:table-cell table:formula="of:=[.$B$7]*SIN([.$C292]*2*PI()*[.$B$6])" office:value-type="float" office:value="-0.00000000227373180258723" calcext:value-type="float">
            <text:p>0,000</text:p>
          </table:table-cell>
          <table:table-cell table:formula="of:=[.D292]+[.E292]" office:value-type="float" office:value="309.016994372728" calcext:value-type="float">
            <text:p>309,017</text:p>
          </table:table-cell>
          <table:table-cell table:formula="of:=[.G291]+[.$B$10]*([.F292]-[.G291])" office:value-type="float" office:value="129.440726270096" calcext:value-type="float">
            <text:p>129,441</text:p>
          </table:table-cell>
          <table:table-cell table:formula="of:=SUM([.$F291:.$F292])/COUNT([.$F291:.$F292])" office:value-type="float" office:value="-151.650800838885" calcext:value-type="float">
            <text:p>-151,651</text:p>
          </table:table-cell>
          <table:table-cell table:formula="of:=SUM([.$F277:.$F292])/COUNT([.$F277:.$F292])" office:value-type="float" office:value="517.036528753695" calcext:value-type="float">
            <text:p>517,037</text:p>
          </table:table-cell>
        </table:table-row>
        <table:table-row table:style-name="ro1">
          <table:table-cell table:number-columns-repeated="2"/>
          <table:table-cell table:formula="of:=[.C292]+[.$B$2]" office:value-type="float" office:value="1.45499999999999" calcext:value-type="float">
            <text:p>1,455</text:p>
          </table:table-cell>
          <table:table-cell table:formula="of:=[.$B$5]*SIN([.$C293]*2*PI()*[.$B$4])" office:value-type="float" office:value="278.991106039284" calcext:value-type="float">
            <text:p>278,991</text:p>
          </table:table-cell>
          <table:table-cell table:formula="of:=[.$B$7]*SIN([.$C293]*2*PI()*[.$B$6])" office:value-type="float" office:value="951.056516294436" calcext:value-type="float">
            <text:p>951,057</text:p>
          </table:table-cell>
          <table:table-cell table:formula="of:=[.D293]+[.E293]" office:value-type="float" office:value="1230.04762233372" calcext:value-type="float">
            <text:p>1230,048</text:p>
          </table:table-cell>
          <table:table-cell table:formula="of:=[.G292]+[.$B$10]*([.F293]-[.G292])" office:value-type="float" office:value="554.131408582628" calcext:value-type="float">
            <text:p>554,131</text:p>
          </table:table-cell>
          <table:table-cell table:formula="of:=SUM([.$F292:.$F293])/COUNT([.$F292:.$F293])" office:value-type="float" office:value="769.532308353224" calcext:value-type="float">
            <text:p>769,532</text:p>
          </table:table-cell>
          <table:table-cell table:formula="of:=SUM([.$F278:.$F293])/COUNT([.$F278:.$F293])" office:value-type="float" office:value="549.720331325505" calcext:value-type="float">
            <text:p>549,720</text:p>
          </table:table-cell>
        </table:table-row>
        <table:table-row table:style-name="ro1">
          <table:table-cell table:number-columns-repeated="2"/>
          <table:table-cell table:formula="of:=[.C293]+[.$B$2]" office:value-type="float" office:value="1.45999999999999" calcext:value-type="float">
            <text:p>1,460</text:p>
          </table:table-cell>
          <table:table-cell table:formula="of:=[.$B$5]*SIN([.$C294]*2*PI()*[.$B$4])" office:value-type="float" office:value="248.68988716491" calcext:value-type="float">
            <text:p>248,690</text:p>
          </table:table-cell>
          <table:table-cell table:formula="of:=[.$B$7]*SIN([.$C294]*2*PI()*[.$B$6])" office:value-type="float" office:value="587.785252294347" calcext:value-type="float">
            <text:p>587,785</text:p>
          </table:table-cell>
          <table:table-cell table:formula="of:=[.D294]+[.E294]" office:value-type="float" office:value="836.475139459258" calcext:value-type="float">
            <text:p>836,475</text:p>
          </table:table-cell>
          <table:table-cell table:formula="of:=[.G293]+[.$B$10]*([.F294]-[.G293])" office:value-type="float" office:value="663.079255576429" calcext:value-type="float">
            <text:p>663,079</text:p>
          </table:table-cell>
          <table:table-cell table:formula="of:=SUM([.$F293:.$F294])/COUNT([.$F293:.$F294])" office:value-type="float" office:value="1033.26138089649" calcext:value-type="float">
            <text:p>1033,261</text:p>
          </table:table-cell>
          <table:table-cell table:formula="of:=SUM([.$F279:.$F294])/COUNT([.$F279:.$F294])" office:value-type="float" office:value="499.774801152753" calcext:value-type="float">
            <text:p>499,775</text:p>
          </table:table-cell>
        </table:table-row>
        <table:table-row table:style-name="ro1">
          <table:table-cell table:number-columns-repeated="2"/>
          <table:table-cell table:formula="of:=[.C294]+[.$B$2]" office:value-type="float" office:value="1.46499999999999" calcext:value-type="float">
            <text:p>1,465</text:p>
          </table:table-cell>
          <table:table-cell table:formula="of:=[.$B$5]*SIN([.$C295]*2*PI()*[.$B$4])" office:value-type="float" office:value="218.143241396599" calcext:value-type="float">
            <text:p>218,143</text:p>
          </table:table-cell>
          <table:table-cell table:formula="of:=[.$B$7]*SIN([.$C295]*2*PI()*[.$B$6])" office:value-type="float" office:value="-587.785252290605" calcext:value-type="float">
            <text:p>-587,785</text:p>
          </table:table-cell>
          <table:table-cell table:formula="of:=[.D295]+[.E295]" office:value-type="float" office:value="-369.642010894006" calcext:value-type="float">
            <text:p>-369,642</text:p>
          </table:table-cell>
          <table:table-cell table:formula="of:=[.G294]+[.$B$10]*([.F295]-[.G294])" office:value-type="float" office:value="264.583570273511" calcext:value-type="float">
            <text:p>264,584</text:p>
          </table:table-cell>
          <table:table-cell table:formula="of:=SUM([.$F294:.$F295])/COUNT([.$F294:.$F295])" office:value-type="float" office:value="233.416564282626" calcext:value-type="float">
            <text:p>233,417</text:p>
          </table:table-cell>
          <table:table-cell table:formula="of:=SUM([.$F280:.$F295])/COUNT([.$F280:.$F295])" office:value-type="float" office:value="398.603605620771" calcext:value-type="float">
            <text:p>398,604</text:p>
          </table:table-cell>
        </table:table-row>
        <table:table-row table:style-name="ro1">
          <table:table-cell table:number-columns-repeated="2"/>
          <table:table-cell table:formula="of:=[.C295]+[.$B$2]" office:value-type="float" office:value="1.46999999999999" calcext:value-type="float">
            <text:p>1,470</text:p>
          </table:table-cell>
          <table:table-cell table:formula="of:=[.$B$5]*SIN([.$C296]*2*PI()*[.$B$4])" office:value-type="float" office:value="187.381314585783" calcext:value-type="float">
            <text:p>187,381</text:p>
          </table:table-cell>
          <table:table-cell table:formula="of:=[.$B$7]*SIN([.$C296]*2*PI()*[.$B$6])" office:value-type="float" office:value="-951.056516295883" calcext:value-type="float">
            <text:p>-951,057</text:p>
          </table:table-cell>
          <table:table-cell table:formula="of:=[.D296]+[.E296]" office:value-type="float" office:value="-763.675201710099" calcext:value-type="float">
            <text:p>-763,675</text:p>
          </table:table-cell>
          <table:table-cell table:formula="of:=[.G295]+[.$B$10]*([.F296]-[.G295])" office:value-type="float" office:value="-132.190174311787" calcext:value-type="float">
            <text:p>-132,190</text:p>
          </table:table-cell>
          <table:table-cell table:formula="of:=SUM([.$F295:.$F296])/COUNT([.$F295:.$F296])" office:value-type="float" office:value="-566.658606302053" calcext:value-type="float">
            <text:p>-566,659</text:p>
          </table:table-cell>
          <table:table-cell table:formula="of:=SUM([.$F281:.$F296])/COUNT([.$F281:.$F296])" office:value-type="float" office:value="347.771484422777" calcext:value-type="float">
            <text:p>347,771</text:p>
          </table:table-cell>
        </table:table-row>
        <table:table-row table:style-name="ro1">
          <table:table-cell table:number-columns-repeated="2"/>
          <table:table-cell table:formula="of:=[.C296]+[.$B$2]" office:value-type="float" office:value="1.47499999999999" calcext:value-type="float">
            <text:p>1,475</text:p>
          </table:table-cell>
          <table:table-cell table:formula="of:=[.$B$5]*SIN([.$C297]*2*PI()*[.$B$4])" office:value-type="float" office:value="156.43446504029" calcext:value-type="float">
            <text:p>156,434</text:p>
          </table:table-cell>
          <table:table-cell table:formula="of:=[.$B$7]*SIN([.$C297]*2*PI()*[.$B$6])" office:value-type="float" office:value="-0.00000000240897985174148" calcext:value-type="float">
            <text:p>0,000</text:p>
          </table:table-cell>
          <table:table-cell table:formula="of:=[.D297]+[.E297]" office:value-type="float" office:value="156.434465037881" calcext:value-type="float">
            <text:p>156,434</text:p>
          </table:table-cell>
          <table:table-cell table:formula="of:=[.G296]+[.$B$10]*([.F297]-[.G296])" office:value-type="float" office:value="-20.8187160227111" calcext:value-type="float">
            <text:p>-20,819</text:p>
          </table:table-cell>
          <table:table-cell table:formula="of:=SUM([.$F296:.$F297])/COUNT([.$F296:.$F297])" office:value-type="float" office:value="-303.620368336109" calcext:value-type="float">
            <text:p>-303,620</text:p>
          </table:table-cell>
          <table:table-cell table:formula="of:=SUM([.$F282:.$F297])/COUNT([.$F282:.$F297])" office:value-type="float" office:value="378.682979902817" calcext:value-type="float">
            <text:p>378,683</text:p>
          </table:table-cell>
        </table:table-row>
        <table:table-row table:style-name="ro1">
          <table:table-cell table:number-columns-repeated="2"/>
          <table:table-cell table:formula="of:=[.C297]+[.$B$2]" office:value-type="float" office:value="1.47999999999999" calcext:value-type="float">
            <text:p>1,480</text:p>
          </table:table-cell>
          <table:table-cell table:formula="of:=[.$B$5]*SIN([.$C298]*2*PI()*[.$B$4])" office:value-type="float" office:value="125.333233564364" calcext:value-type="float">
            <text:p>125,333</text:p>
          </table:table-cell>
          <table:table-cell table:formula="of:=[.$B$7]*SIN([.$C298]*2*PI()*[.$B$6])" office:value-type="float" office:value="951.056516294411" calcext:value-type="float">
            <text:p>951,057</text:p>
          </table:table-cell>
          <table:table-cell table:formula="of:=[.D298]+[.E298]" office:value-type="float" office:value="1076.38974985878" calcext:value-type="float">
            <text:p>1076,390</text:p>
          </table:table-cell>
          <table:table-cell table:formula="of:=[.G297]+[.$B$10]*([.F298]-[.G297])" office:value-type="float" office:value="402.560615581402" calcext:value-type="float">
            <text:p>402,561</text:p>
          </table:table-cell>
          <table:table-cell table:formula="of:=SUM([.$F297:.$F298])/COUNT([.$F297:.$F298])" office:value-type="float" office:value="616.412107448328" calcext:value-type="float">
            <text:p>616,412</text:p>
          </table:table-cell>
          <table:table-cell table:formula="of:=SUM([.$F283:.$F298])/COUNT([.$F283:.$F298])" office:value-type="float" office:value="409.220761000834" calcext:value-type="float">
            <text:p>409,221</text:p>
          </table:table-cell>
        </table:table-row>
        <table:table-row table:style-name="ro1">
          <table:table-cell table:number-columns-repeated="2"/>
          <table:table-cell table:formula="of:=[.C298]+[.$B$2]" office:value-type="float" office:value="1.48499999999999" calcext:value-type="float">
            <text:p>1,485</text:p>
          </table:table-cell>
          <table:table-cell table:formula="of:=[.$B$5]*SIN([.$C299]*2*PI()*[.$B$4])" office:value-type="float" office:value="94.108313318576" calcext:value-type="float">
            <text:p>94,108</text:p>
          </table:table-cell>
          <table:table-cell table:formula="of:=[.$B$7]*SIN([.$C299]*2*PI()*[.$B$6])" office:value-type="float" office:value="587.785252294503" calcext:value-type="float">
            <text:p>587,785</text:p>
          </table:table-cell>
          <table:table-cell table:formula="of:=[.D299]+[.E299]" office:value-type="float" office:value="681.893565613079" calcext:value-type="float">
            <text:p>681,894</text:p>
          </table:table-cell>
          <table:table-cell table:formula="of:=[.G298]+[.$B$10]*([.F299]-[.G298])" office:value-type="float" office:value="510.34669394018" calcext:value-type="float">
            <text:p>510,347</text:p>
          </table:table-cell>
          <table:table-cell table:formula="of:=SUM([.$F298:.$F299])/COUNT([.$F298:.$F299])" office:value-type="float" office:value="879.141657735927" calcext:value-type="float">
            <text:p>879,142</text:p>
          </table:table-cell>
          <table:table-cell table:formula="of:=SUM([.$F284:.$F299])/COUNT([.$F284:.$F299])" office:value-type="float" office:value="357.267865467482" calcext:value-type="float">
            <text:p>357,268</text:p>
          </table:table-cell>
        </table:table-row>
        <table:table-row table:style-name="ro1">
          <table:table-cell table:number-columns-repeated="2"/>
          <table:table-cell table:formula="of:=[.C299]+[.$B$2]" office:value-type="float" office:value="1.48999999999999" calcext:value-type="float">
            <text:p>1,490</text:p>
          </table:table-cell>
          <table:table-cell table:formula="of:=[.$B$5]*SIN([.$C300]*2*PI()*[.$B$4])" office:value-type="float" office:value="62.7905195293754" calcext:value-type="float">
            <text:p>62,791</text:p>
          </table:table-cell>
          <table:table-cell table:formula="of:=[.$B$7]*SIN([.$C300]*2*PI()*[.$B$6])" office:value-type="float" office:value="-587.785252290449" calcext:value-type="float">
            <text:p>-587,785</text:p>
          </table:table-cell>
          <table:table-cell table:formula="of:=[.D300]+[.E300]" office:value-type="float" office:value="-524.994732761074" calcext:value-type="float">
            <text:p>-524,995</text:p>
          </table:table-cell>
          <table:table-cell table:formula="of:=[.G299]+[.$B$10]*([.F300]-[.G299])" office:value-type="float" office:value="110.83996860092" calcext:value-type="float">
            <text:p>110,840</text:p>
          </table:table-cell>
          <table:table-cell table:formula="of:=SUM([.$F299:.$F300])/COUNT([.$F299:.$F300])" office:value-type="float" office:value="78.4494164260023" calcext:value-type="float">
            <text:p>78,449</text:p>
          </table:table-cell>
          <table:table-cell table:formula="of:=SUM([.$F285:.$F300])/COUNT([.$F285:.$F300])" office:value-type="float" office:value="254.229941715345" calcext:value-type="float">
            <text:p>254,230</text:p>
          </table:table-cell>
        </table:table-row>
        <table:table-row table:style-name="ro1">
          <table:table-cell table:number-columns-repeated="2"/>
          <table:table-cell table:formula="of:=[.C300]+[.$B$2]" office:value-type="float" office:value="1.49499999999999" calcext:value-type="float">
            <text:p>1,495</text:p>
          </table:table-cell>
          <table:table-cell table:formula="of:=[.$B$5]*SIN([.$C301]*2*PI()*[.$B$4])" office:value-type="float" office:value="31.4107590781906" calcext:value-type="float">
            <text:p>31,411</text:p>
          </table:table-cell>
          <table:table-cell table:formula="of:=[.$B$7]*SIN([.$C301]*2*PI()*[.$B$6])" office:value-type="float" office:value="-951.056516295924" calcext:value-type="float">
            <text:p>-951,057</text:p>
          </table:table-cell>
          <table:table-cell table:formula="of:=[.D301]+[.E301]" office:value-type="float" office:value="-919.645757217734" calcext:value-type="float">
            <text:p>-919,646</text:p>
          </table:table-cell>
          <table:table-cell table:formula="of:=[.G300]+[.$B$10]*([.F301]-[.G300])" office:value-type="float" office:value="-286.793089647654" calcext:value-type="float">
            <text:p>-286,793</text:p>
          </table:table-cell>
          <table:table-cell table:formula="of:=SUM([.$F300:.$F301])/COUNT([.$F300:.$F301])" office:value-type="float" office:value="-722.320244989404" calcext:value-type="float">
            <text:p>-722,320</text:p>
          </table:table-cell>
          <table:table-cell table:formula="of:=SUM([.$F286:.$F301])/COUNT([.$F286:.$F301])" office:value-type="float" office:value="201.673571673009" calcext:value-type="float">
            <text:p>201,674</text:p>
          </table:table-cell>
        </table:table-row>
        <table:table-row table:style-name="ro1">
          <table:table-cell table:number-columns-repeated="2"/>
          <table:table-cell table:formula="of:=[.C301]+[.$B$2]" office:value-type="float" office:value="1.49999999999999" calcext:value-type="float">
            <text:p>1,500</text:p>
          </table:table-cell>
          <table:table-cell table:formula="of:=[.$B$5]*SIN([.$C302]*2*PI()*[.$B$4])" office:value-type="float" office:value="0.000000000062539883418753" calcext:value-type="float">
            <text:p>0,000</text:p>
          </table:table-cell>
          <table:table-cell table:formula="of:=[.$B$7]*SIN([.$C302]*2*PI()*[.$B$6])" office:value-type="float" office:value="-0.00000000248738448203492" calcext:value-type="float">
            <text:p>0,000</text:p>
          </table:table-cell>
          <table:table-cell table:formula="of:=[.D302]+[.E302]" office:value-type="float" office:value="-0.00000000242484459861616" calcext:value-type="float">
            <text:p>0,000</text:p>
          </table:table-cell>
          <table:table-cell table:formula="of:=[.G301]+[.$B$10]*([.F302]-[.G301])" office:value-type="float" office:value="-176.128370609849" calcext:value-type="float">
            <text:p>-176,128</text:p>
          </table:table-cell>
          <table:table-cell table:formula="of:=SUM([.$F301:.$F302])/COUNT([.$F301:.$F302])" office:value-type="float" office:value="-459.822878610079" calcext:value-type="float">
            <text:p>-459,823</text:p>
          </table:table-cell>
          <table:table-cell table:formula="of:=SUM([.$F287:.$F302])/COUNT([.$F287:.$F302])" office:value-type="float" office:value="231.004999309985" calcext:value-type="float">
            <text:p>231,005</text:p>
          </table:table-cell>
        </table:table-row>
        <table:table-row table:style-name="ro1">
          <table:table-cell table:number-columns-repeated="2"/>
          <table:table-cell table:formula="of:=[.C302]+[.$B$2]" office:value-type="float" office:value="1.50499999999999" calcext:value-type="float">
            <text:p>1,505</text:p>
          </table:table-cell>
          <table:table-cell table:formula="of:=[.$B$5]*SIN([.$C303]*2*PI()*[.$B$4])" office:value-type="float" office:value="-31.4107590780638" calcext:value-type="float">
            <text:p>-31,411</text:p>
          </table:table-cell>
          <table:table-cell table:formula="of:=[.$B$7]*SIN([.$C303]*2*PI()*[.$B$6])" office:value-type="float" office:value="951.056516294352" calcext:value-type="float">
            <text:p>951,057</text:p>
          </table:table-cell>
          <table:table-cell table:formula="of:=[.D303]+[.E303]" office:value-type="float" office:value="919.645757216288" calcext:value-type="float">
            <text:p>919,646</text:p>
          </table:table-cell>
          <table:table-cell table:formula="of:=[.G302]+[.$B$10]*([.F303]-[.G302])" office:value-type="float" office:value="246.697493621334" calcext:value-type="float">
            <text:p>246,697</text:p>
          </table:table-cell>
          <table:table-cell table:formula="of:=SUM([.$F302:.$F303])/COUNT([.$F302:.$F303])" office:value-type="float" office:value="459.822878606932" calcext:value-type="float">
            <text:p>459,823</text:p>
          </table:table-cell>
          <table:table-cell table:formula="of:=SUM([.$F288:.$F303])/COUNT([.$F288:.$F303])" office:value-type="float" office:value="260.108452902412" calcext:value-type="float">
            <text:p>260,108</text:p>
          </table:table-cell>
        </table:table-row>
        <table:table-row table:style-name="ro1">
          <table:table-cell table:number-columns-repeated="2"/>
          <table:table-cell table:formula="of:=[.C303]+[.$B$2]" office:value-type="float" office:value="1.50999999999999" calcext:value-type="float">
            <text:p>1,510</text:p>
          </table:table-cell>
          <table:table-cell table:formula="of:=[.$B$5]*SIN([.$C304]*2*PI()*[.$B$4])" office:value-type="float" office:value="-62.7905195292488" calcext:value-type="float">
            <text:p>-62,791</text:p>
          </table:table-cell>
          <table:table-cell table:formula="of:=[.$B$7]*SIN([.$C304]*2*PI()*[.$B$6])" office:value-type="float" office:value="587.785252294566" calcext:value-type="float">
            <text:p>587,785</text:p>
          </table:table-cell>
          <table:table-cell table:formula="of:=[.D304]+[.E304]" office:value-type="float" office:value="524.994732765317" calcext:value-type="float">
            <text:p>524,995</text:p>
          </table:table-cell>
          <table:table-cell table:formula="of:=[.G303]+[.$B$10]*([.F304]-[.G303])" office:value-type="float" office:value="354.083922691028" calcext:value-type="float">
            <text:p>354,084</text:p>
          </table:table-cell>
          <table:table-cell table:formula="of:=SUM([.$F303:.$F304])/COUNT([.$F303:.$F304])" office:value-type="float" office:value="722.320244990803" calcext:value-type="float">
            <text:p>722,320</text:p>
          </table:table-cell>
          <table:table-cell table:formula="of:=SUM([.$F289:.$F304])/COUNT([.$F289:.$F304])" office:value-type="float" office:value="206.868385709018" calcext:value-type="float">
            <text:p>206,868</text:p>
          </table:table-cell>
        </table:table-row>
        <table:table-row table:style-name="ro1">
          <table:table-cell table:number-columns-repeated="2"/>
          <table:table-cell table:formula="of:=[.C304]+[.$B$2]" office:value-type="float" office:value="1.51499999999999" calcext:value-type="float">
            <text:p>1,515</text:p>
          </table:table-cell>
          <table:table-cell table:formula="of:=[.$B$5]*SIN([.$C305]*2*PI()*[.$B$4])" office:value-type="float" office:value="-94.1083133184497" calcext:value-type="float">
            <text:p>-94,108</text:p>
          </table:table-cell>
          <table:table-cell table:formula="of:=[.$B$7]*SIN([.$C305]*2*PI()*[.$B$6])" office:value-type="float" office:value="-587.785252290386" calcext:value-type="float">
            <text:p>-587,785</text:p>
          </table:table-cell>
          <table:table-cell table:formula="of:=[.D305]+[.E305]" office:value-type="float" office:value="-681.893565608836" calcext:value-type="float">
            <text:p>-681,894</text:p>
          </table:table-cell>
          <table:table-cell table:formula="of:=[.G304]+[.$B$10]*([.F305]-[.G304])" office:value-type="float" office:value="-45.6682394479402" calcext:value-type="float">
            <text:p>-45,668</text:p>
          </table:table-cell>
          <table:table-cell table:formula="of:=SUM([.$F304:.$F305])/COUNT([.$F304:.$F305])" office:value-type="float" office:value="-78.4494164217592" calcext:value-type="float">
            <text:p>-78,449</text:p>
          </table:table-cell>
          <table:table-cell table:formula="of:=SUM([.$F290:.$F305])/COUNT([.$F290:.$F305])" office:value-type="float" office:value="102.691716425399" calcext:value-type="float">
            <text:p>102,692</text:p>
          </table:table-cell>
        </table:table-row>
        <table:table-row table:style-name="ro1">
          <table:table-cell table:number-columns-repeated="2"/>
          <table:table-cell table:formula="of:=[.C305]+[.$B$2]" office:value-type="float" office:value="1.51999999999999" calcext:value-type="float">
            <text:p>1,520</text:p>
          </table:table-cell>
          <table:table-cell table:formula="of:=[.$B$5]*SIN([.$C306]*2*PI()*[.$B$4])" office:value-type="float" office:value="-125.33323356424" calcext:value-type="float">
            <text:p>-125,333</text:p>
          </table:table-cell>
          <table:table-cell table:formula="of:=[.$B$7]*SIN([.$C306]*2*PI()*[.$B$6])" office:value-type="float" office:value="-951.056516295966" calcext:value-type="float">
            <text:p>-951,057</text:p>
          </table:table-cell>
          <table:table-cell table:formula="of:=[.D306]+[.E306]" office:value-type="float" office:value="-1076.38974986021" calcext:value-type="float">
            <text:p>-1076,390</text:p>
          </table:table-cell>
          <table:table-cell table:formula="of:=[.G305]+[.$B$10]*([.F306]-[.G305])" office:value-type="float" office:value="-443.392279790391" calcext:value-type="float">
            <text:p>-443,392</text:p>
          </table:table-cell>
          <table:table-cell table:formula="of:=SUM([.$F305:.$F306])/COUNT([.$F305:.$F306])" office:value-type="float" office:value="-879.141657734521" calcext:value-type="float">
            <text:p>-879,142</text:p>
          </table:table-cell>
          <table:table-cell table:formula="of:=SUM([.$F291:.$F306])/COUNT([.$F291:.$F306])" office:value-type="float" office:value="49.1461507845106" calcext:value-type="float">
            <text:p>49,146</text:p>
          </table:table-cell>
        </table:table-row>
        <table:table-row table:style-name="ro1">
          <table:table-cell table:number-columns-repeated="2"/>
          <table:table-cell table:formula="of:=[.C306]+[.$B$2]" office:value-type="float" office:value="1.52499999999999" calcext:value-type="float">
            <text:p>1,525</text:p>
          </table:table-cell>
          <table:table-cell table:formula="of:=[.$B$5]*SIN([.$C307]*2*PI()*[.$B$4])" office:value-type="float" office:value="-156.434465040165" calcext:value-type="float">
            <text:p>-156,434</text:p>
          </table:table-cell>
          <table:table-cell table:formula="of:=[.$B$7]*SIN([.$C307]*2*PI()*[.$B$6])" office:value-type="float" office:value="-0.00000000267947595004997" calcext:value-type="float">
            <text:p>0,000</text:p>
          </table:table-cell>
          <table:table-cell table:formula="of:=[.D307]+[.E307]" office:value-type="float" office:value="-156.434465042844" calcext:value-type="float">
            <text:p>-156,434</text:p>
          </table:table-cell>
          <table:table-cell table:formula="of:=[.G306]+[.$B$10]*([.F307]-[.G306])" office:value-type="float" office:value="-332.663998352289" calcext:value-type="float">
            <text:p>-332,664</text:p>
          </table:table-cell>
          <table:table-cell table:formula="of:=SUM([.$F306:.$F307])/COUNT([.$F306:.$F307])" office:value-type="float" office:value="-616.412107451525" calcext:value-type="float">
            <text:p>-616,412</text:p>
          </table:table-cell>
          <table:table-cell table:formula="of:=SUM([.$F292:.$F307])/COUNT([.$F292:.$F307])" office:value-type="float" office:value="77.6389089724889" calcext:value-type="float">
            <text:p>77,639</text:p>
          </table:table-cell>
        </table:table-row>
        <table:table-row table:style-name="ro1">
          <table:table-cell table:number-columns-repeated="2"/>
          <table:table-cell table:formula="of:=[.C307]+[.$B$2]" office:value-type="float" office:value="1.52999999999999" calcext:value-type="float">
            <text:p>1,530</text:p>
          </table:table-cell>
          <table:table-cell table:formula="of:=[.$B$5]*SIN([.$C308]*2*PI()*[.$B$4])" office:value-type="float" office:value="-187.381314585659" calcext:value-type="float">
            <text:p>-187,381</text:p>
          </table:table-cell>
          <table:table-cell table:formula="of:=[.$B$7]*SIN([.$C308]*2*PI()*[.$B$6])" office:value-type="float" office:value="951.056516294328" calcext:value-type="float">
            <text:p>951,057</text:p>
          </table:table-cell>
          <table:table-cell table:formula="of:=[.D308]+[.E308]" office:value-type="float" office:value="763.675201708669" calcext:value-type="float">
            <text:p>763,675</text:p>
          </table:table-cell>
          <table:table-cell table:formula="of:=[.G307]+[.$B$10]*([.F308]-[.G307])" office:value-type="float" office:value="90.3799100450902" calcext:value-type="float">
            <text:p>90,380</text:p>
          </table:table-cell>
          <table:table-cell table:formula="of:=SUM([.$F307:.$F308])/COUNT([.$F307:.$F308])" office:value-type="float" office:value="303.620368332912" calcext:value-type="float">
            <text:p>303,620</text:p>
          </table:table-cell>
          <table:table-cell table:formula="of:=SUM([.$F293:.$F308])/COUNT([.$F293:.$F308])" office:value-type="float" office:value="106.055046930985" calcext:value-type="float">
            <text:p>106,055</text:p>
          </table:table-cell>
        </table:table-row>
        <table:table-row table:style-name="ro1">
          <table:table-cell table:number-columns-repeated="2"/>
          <table:table-cell table:formula="of:=[.C308]+[.$B$2]" office:value-type="float" office:value="1.53499999999999" calcext:value-type="float">
            <text:p>1,535</text:p>
          </table:table-cell>
          <table:table-cell table:formula="of:=[.$B$5]*SIN([.$C309]*2*PI()*[.$B$4])" office:value-type="float" office:value="-218.143241396477" calcext:value-type="float">
            <text:p>-218,143</text:p>
          </table:table-cell>
          <table:table-cell table:formula="of:=[.$B$7]*SIN([.$C309]*2*PI()*[.$B$6])" office:value-type="float" office:value="587.78525229463" calcext:value-type="float">
            <text:p>587,785</text:p>
          </table:table-cell>
          <table:table-cell table:formula="of:=[.D309]+[.E309]" office:value-type="float" office:value="369.642010898153" calcext:value-type="float">
            <text:p>369,642</text:p>
          </table:table-cell>
          <table:table-cell table:formula="of:=[.G308]+[.$B$10]*([.F309]-[.G308])" office:value-type="float" office:value="198.138649863546" calcext:value-type="float">
            <text:p>198,139</text:p>
          </table:table-cell>
          <table:table-cell table:formula="of:=SUM([.$F308:.$F309])/COUNT([.$F308:.$F309])" office:value-type="float" office:value="566.658606303411" calcext:value-type="float">
            <text:p>566,659</text:p>
          </table:table-cell>
          <table:table-cell table:formula="of:=SUM([.$F294:.$F309])/COUNT([.$F294:.$F309])" office:value-type="float" office:value="52.2796962162622" calcext:value-type="float">
            <text:p>52,280</text:p>
          </table:table-cell>
        </table:table-row>
        <table:table-row table:style-name="ro1">
          <table:table-cell table:number-columns-repeated="2"/>
          <table:table-cell table:formula="of:=[.C309]+[.$B$2]" office:value-type="float" office:value="1.53999999999999" calcext:value-type="float">
            <text:p>1,540</text:p>
          </table:table-cell>
          <table:table-cell table:formula="of:=[.$B$5]*SIN([.$C310]*2*PI()*[.$B$4])" office:value-type="float" office:value="-248.689887164788" calcext:value-type="float">
            <text:p>-248,690</text:p>
          </table:table-cell>
          <table:table-cell table:formula="of:=[.$B$7]*SIN([.$C310]*2*PI()*[.$B$6])" office:value-type="float" office:value="-587.78525229023" calcext:value-type="float">
            <text:p>-587,785</text:p>
          </table:table-cell>
          <table:table-cell table:formula="of:=[.D310]+[.E310]" office:value-type="float" office:value="-836.475139455018" calcext:value-type="float">
            <text:p>-836,475</text:p>
          </table:table-cell>
          <table:table-cell table:formula="of:=[.G309]+[.$B$10]*([.F310]-[.G309])" office:value-type="float" office:value="-201.087302369861" calcext:value-type="float">
            <text:p>-201,087</text:p>
          </table:table-cell>
          <table:table-cell table:formula="of:=SUM([.$F309:.$F310])/COUNT([.$F309:.$F310])" office:value-type="float" office:value="-233.416564278433" calcext:value-type="float">
            <text:p>-233,417</text:p>
          </table:table-cell>
          <table:table-cell table:formula="of:=SUM([.$F295:.$F310])/COUNT([.$F295:.$F310])" office:value-type="float" office:value="-52.27969621588" calcext:value-type="float">
            <text:p>-52,280</text:p>
          </table:table-cell>
        </table:table-row>
        <table:table-row table:style-name="ro1">
          <table:table-cell table:number-columns-repeated="2"/>
          <table:table-cell table:formula="of:=[.C310]+[.$B$2]" office:value-type="float" office:value="1.54499999999999" calcext:value-type="float">
            <text:p>1,545</text:p>
          </table:table-cell>
          <table:table-cell table:formula="of:=[.$B$5]*SIN([.$C311]*2*PI()*[.$B$4])" office:value-type="float" office:value="-278.991106039163" calcext:value-type="float">
            <text:p>-278,991</text:p>
          </table:table-cell>
          <table:table-cell table:formula="of:=[.$B$7]*SIN([.$C311]*2*PI()*[.$B$6])" office:value-type="float" office:value="-951.056516296008" calcext:value-type="float">
            <text:p>-951,057</text:p>
          </table:table-cell>
          <table:table-cell table:formula="of:=[.D311]+[.E311]" office:value-type="float" office:value="-1230.04762233517" calcext:value-type="float">
            <text:p>-1230,048</text:p>
          </table:table-cell>
          <table:table-cell table:formula="of:=[.G310]+[.$B$10]*([.F311]-[.G310])" office:value-type="float" office:value="-598.13175295572" calcext:value-type="float">
            <text:p>-598,132</text:p>
          </table:table-cell>
          <table:table-cell table:formula="of:=SUM([.$F310:.$F311])/COUNT([.$F310:.$F311])" office:value-type="float" office:value="-1033.26138089509" calcext:value-type="float">
            <text:p>-1033,261</text:p>
          </table:table-cell>
          <table:table-cell table:formula="of:=SUM([.$F296:.$F311])/COUNT([.$F296:.$F311])" office:value-type="float" office:value="-106.055046930953" calcext:value-type="float">
            <text:p>-106,055</text:p>
          </table:table-cell>
        </table:table-row>
        <table:table-row table:style-name="ro1">
          <table:table-cell table:number-columns-repeated="2"/>
          <table:table-cell table:formula="of:=[.C311]+[.$B$2]" office:value-type="float" office:value="1.54999999999999" calcext:value-type="float">
            <text:p>1,550</text:p>
          </table:table-cell>
          <table:table-cell table:formula="of:=[.$B$5]*SIN([.$C312]*2*PI()*[.$B$4])" office:value-type="float" office:value="-309.016994374881" calcext:value-type="float">
            <text:p>-309,017</text:p>
          </table:table-cell>
          <table:table-cell table:formula="of:=[.$B$7]*SIN([.$C312]*2*PI()*[.$B$6])" office:value-type="float" office:value="-0.00000000281472399920422" calcext:value-type="float">
            <text:p>0,000</text:p>
          </table:table-cell>
          <table:table-cell table:formula="of:=[.D312]+[.E312]" office:value-type="float" office:value="-309.016994377696" calcext:value-type="float">
            <text:p>-309,017</text:p>
          </table:table-cell>
          <table:table-cell table:formula="of:=[.G311]+[.$B$10]*([.F312]-[.G311])" office:value-type="float" office:value="-486.571172582956" calcext:value-type="float">
            <text:p>-486,571</text:p>
          </table:table-cell>
          <table:table-cell table:formula="of:=SUM([.$F311:.$F312])/COUNT([.$F311:.$F312])" office:value-type="float" office:value="-769.532308356433" calcext:value-type="float">
            <text:p>-769,532</text:p>
          </table:table-cell>
          <table:table-cell table:formula="of:=SUM([.$F297:.$F312])/COUNT([.$F297:.$F312])" office:value-type="float" office:value="-77.6389089726776" calcext:value-type="float">
            <text:p>-77,639</text:p>
          </table:table-cell>
        </table:table-row>
        <table:table-row table:style-name="ro1">
          <table:table-cell table:number-columns-repeated="2"/>
          <table:table-cell table:formula="of:=[.C312]+[.$B$2]" office:value-type="float" office:value="1.55499999999999" calcext:value-type="float">
            <text:p>1,555</text:p>
          </table:table-cell>
          <table:table-cell table:formula="of:=[.$B$5]*SIN([.$C313]*2*PI()*[.$B$4])" office:value-type="float" office:value="-338.737920245226" calcext:value-type="float">
            <text:p>-338,738</text:p>
          </table:table-cell>
          <table:table-cell table:formula="of:=[.$B$7]*SIN([.$C313]*2*PI()*[.$B$6])" office:value-type="float" office:value="951.056516294286" calcext:value-type="float">
            <text:p>951,057</text:p>
          </table:table-cell>
          <table:table-cell table:formula="of:=[.D313]+[.E313]" office:value-type="float" office:value="612.31859604906" calcext:value-type="float">
            <text:p>612,319</text:p>
          </table:table-cell>
          <table:table-cell table:formula="of:=[.G312]+[.$B$10]*([.F313]-[.G312])" office:value-type="float" office:value="-62.5430774513288" calcext:value-type="float">
            <text:p>-62,543</text:p>
          </table:table-cell>
          <table:table-cell table:formula="of:=SUM([.$F312:.$F313])/COUNT([.$F312:.$F313])" office:value-type="float" office:value="151.650800835682" calcext:value-type="float">
            <text:p>151,651</text:p>
          </table:table-cell>
          <table:table-cell table:formula="of:=SUM([.$F298:.$F313])/COUNT([.$F298:.$F313])" office:value-type="float" office:value="-49.1461507844789" calcext:value-type="float">
            <text:p>-49,146</text:p>
          </table:table-cell>
        </table:table-row>
        <table:table-row table:style-name="ro1">
          <table:table-cell table:number-columns-repeated="2"/>
          <table:table-cell table:formula="of:=[.C313]+[.$B$2]" office:value-type="float" office:value="1.55999999999999" calcext:value-type="float">
            <text:p>1,560</text:p>
          </table:table-cell>
          <table:table-cell table:formula="of:=[.$B$5]*SIN([.$C314]*2*PI()*[.$B$4])" office:value-type="float" office:value="-368.124552684611" calcext:value-type="float">
            <text:p>-368,125</text:p>
          </table:table-cell>
          <table:table-cell table:formula="of:=[.$B$7]*SIN([.$C314]*2*PI()*[.$B$6])" office:value-type="float" office:value="587.785252294785" calcext:value-type="float">
            <text:p>587,785</text:p>
          </table:table-cell>
          <table:table-cell table:formula="of:=[.D314]+[.E314]" office:value-type="float" office:value="219.660699610174" calcext:value-type="float">
            <text:p>219,661</text:p>
          </table:table-cell>
          <table:table-cell table:formula="of:=[.G313]+[.$B$10]*([.F314]-[.G313])" office:value-type="float" office:value="46.3507656274945" calcext:value-type="float">
            <text:p>46,351</text:p>
          </table:table-cell>
          <table:table-cell table:formula="of:=SUM([.$F313:.$F314])/COUNT([.$F313:.$F314])" office:value-type="float" office:value="415.989647829617" calcext:value-type="float">
            <text:p>415,990</text:p>
          </table:table-cell>
          <table:table-cell table:formula="of:=SUM([.$F299:.$F314])/COUNT([.$F299:.$F314])" office:value-type="float" office:value="-102.691716425016" calcext:value-type="float">
            <text:p>-102,692</text:p>
          </table:table-cell>
        </table:table-row>
        <table:table-row table:style-name="ro1">
          <table:table-cell table:number-columns-repeated="2"/>
          <table:table-cell table:formula="of:=[.C314]+[.$B$2]" office:value-type="float" office:value="1.56499999999999" calcext:value-type="float">
            <text:p>1,565</text:p>
          </table:table-cell>
          <table:table-cell table:formula="of:=[.$B$5]*SIN([.$C315]*2*PI()*[.$B$4])" office:value-type="float" office:value="-397.147890634715" calcext:value-type="float">
            <text:p>-397,148</text:p>
          </table:table-cell>
          <table:table-cell table:formula="of:=[.$B$7]*SIN([.$C315]*2*PI()*[.$B$6])" office:value-type="float" office:value="-587.785252290167" calcext:value-type="float">
            <text:p>-587,785</text:p>
          </table:table-cell>
          <table:table-cell table:formula="of:=[.D315]+[.E315]" office:value-type="float" office:value="-984.933142924882" calcext:value-type="float">
            <text:p>-984,933</text:p>
          </table:table-cell>
          <table:table-cell table:formula="of:=[.G314]+[.$B$10]*([.F315]-[.G314])" office:value-type="float" office:value="-351.590287029443" calcext:value-type="float">
            <text:p>-351,590</text:p>
          </table:table-cell>
          <table:table-cell table:formula="of:=SUM([.$F314:.$F315])/COUNT([.$F314:.$F315])" office:value-type="float" office:value="-382.636221657354" calcext:value-type="float">
            <text:p>-382,636</text:p>
          </table:table-cell>
          <table:table-cell table:formula="of:=SUM([.$F300:.$F315])/COUNT([.$F300:.$F315])" office:value-type="float" office:value="-206.868385708639" calcext:value-type="float">
            <text:p>-206,868</text:p>
          </table:table-cell>
        </table:table-row>
        <table:table-row table:style-name="ro1">
          <table:table-cell table:number-columns-repeated="2"/>
          <table:table-cell table:formula="of:=[.C315]+[.$B$2]" office:value-type="float" office:value="1.56999999999999" calcext:value-type="float">
            <text:p>1,570</text:p>
          </table:table-cell>
          <table:table-cell table:formula="of:=[.$B$5]*SIN([.$C316]*2*PI()*[.$B$4])" office:value-type="float" office:value="-425.779291565007" calcext:value-type="float">
            <text:p>-425,779</text:p>
          </table:table-cell>
          <table:table-cell table:formula="of:=[.$B$7]*SIN([.$C316]*2*PI()*[.$B$6])" office:value-type="float" office:value="-951.05651629605" calcext:value-type="float">
            <text:p>-951,057</text:p>
          </table:table-cell>
          <table:table-cell table:formula="of:=[.D316]+[.E316]" office:value-type="float" office:value="-1376.83580786106" calcext:value-type="float">
            <text:p>-1376,836</text:p>
          </table:table-cell>
          <table:table-cell table:formula="of:=[.G315]+[.$B$10]*([.F316]-[.G315])" office:value-type="float" office:value="-747.201309763463" calcext:value-type="float">
            <text:p>-747,201</text:p>
          </table:table-cell>
          <table:table-cell table:formula="of:=SUM([.$F315:.$F316])/COUNT([.$F315:.$F316])" office:value-type="float" office:value="-1180.88447539297" calcext:value-type="float">
            <text:p>-1180,884</text:p>
          </table:table-cell>
          <table:table-cell table:formula="of:=SUM([.$F301:.$F316])/COUNT([.$F301:.$F316])" office:value-type="float" office:value="-260.108452902388" calcext:value-type="float">
            <text:p>-260,108</text:p>
          </table:table-cell>
        </table:table-row>
        <table:table-row table:style-name="ro1">
          <table:table-cell table:number-columns-repeated="2"/>
          <table:table-cell table:formula="of:=[.C316]+[.$B$2]" office:value-type="float" office:value="1.57499999999999" calcext:value-type="float">
            <text:p>1,575</text:p>
          </table:table-cell>
          <table:table-cell table:formula="of:=[.$B$5]*SIN([.$C317]*2*PI()*[.$B$4])" office:value-type="float" office:value="-453.990499739482" calcext:value-type="float">
            <text:p>-453,990</text:p>
          </table:table-cell>
          <table:table-cell table:formula="of:=[.$B$7]*SIN([.$C317]*2*PI()*[.$B$6])" office:value-type="float" office:value="-0.00000000289312862949766" calcext:value-type="float">
            <text:p>0,000</text:p>
          </table:table-cell>
          <table:table-cell table:formula="of:=[.D317]+[.E317]" office:value-type="float" office:value="-453.990499742375" calcext:value-type="float">
            <text:p>-453,990</text:p>
          </table:table-cell>
          <table:table-cell table:formula="of:=[.G316]+[.$B$10]*([.F317]-[.G316])" office:value-type="float" office:value="-634.060187883679" calcext:value-type="float">
            <text:p>-634,060</text:p>
          </table:table-cell>
          <table:table-cell table:formula="of:=SUM([.$F316:.$F317])/COUNT([.$F316:.$F317])" office:value-type="float" office:value="-915.413153801716" calcext:value-type="float">
            <text:p>-915,413</text:p>
          </table:table-cell>
          <table:table-cell table:formula="of:=SUM([.$F302:.$F317])/COUNT([.$F302:.$F317])" office:value-type="float" office:value="-231.004999310178" calcext:value-type="float">
            <text:p>-231,005</text:p>
          </table:table-cell>
        </table:table-row>
        <table:table-row table:style-name="ro1">
          <table:table-cell table:number-columns-repeated="2"/>
          <table:table-cell table:formula="of:=[.C317]+[.$B$2]" office:value-type="float" office:value="1.57999999999999" calcext:value-type="float">
            <text:p>1,580</text:p>
          </table:table-cell>
          <table:table-cell table:formula="of:=[.$B$5]*SIN([.$C318]*2*PI()*[.$B$4])" office:value-type="float" office:value="-481.75367410165" calcext:value-type="float">
            <text:p>-481,754</text:p>
          </table:table-cell>
          <table:table-cell table:formula="of:=[.$B$7]*SIN([.$C318]*2*PI()*[.$B$6])" office:value-type="float" office:value="951.056516294227" calcext:value-type="float">
            <text:p>951,057</text:p>
          </table:table-cell>
          <table:table-cell table:formula="of:=[.D318]+[.E318]" office:value-type="float" office:value="469.302842192576" calcext:value-type="float">
            <text:p>469,303</text:p>
          </table:table-cell>
          <table:table-cell table:formula="of:=[.G317]+[.$B$10]*([.F318]-[.G317])" office:value-type="float" office:value="-208.305997393472" calcext:value-type="float">
            <text:p>-208,306</text:p>
          </table:table-cell>
          <table:table-cell table:formula="of:=SUM([.$F317:.$F318])/COUNT([.$F317:.$F318])" office:value-type="float" office:value="7.65617122510051" calcext:value-type="float">
            <text:p>7,656</text:p>
          </table:table-cell>
          <table:table-cell table:formula="of:=SUM([.$F303:.$F318])/COUNT([.$F303:.$F318])" office:value-type="float" office:value="-201.67357167299" calcext:value-type="float">
            <text:p>-201,674</text:p>
          </table:table-cell>
        </table:table-row>
        <table:table-row table:style-name="ro1">
          <table:table-cell table:number-columns-repeated="2"/>
          <table:table-cell table:formula="of:=[.C318]+[.$B$2]" office:value-type="float" office:value="1.58499999999999" calcext:value-type="float">
            <text:p>1,585</text:p>
          </table:table-cell>
          <table:table-cell table:formula="of:=[.$B$5]*SIN([.$C319]*2*PI()*[.$B$4])" office:value-type="float" office:value="-509.041415750307" calcext:value-type="float">
            <text:p>-509,041</text:p>
          </table:table-cell>
          <table:table-cell table:formula="of:=[.$B$7]*SIN([.$C319]*2*PI()*[.$B$6])" office:value-type="float" office:value="587.785252294894" calcext:value-type="float">
            <text:p>587,785</text:p>
          </table:table-cell>
          <table:table-cell table:formula="of:=[.D319]+[.E319]" office:value-type="float" office:value="78.7438365445872" calcext:value-type="float">
            <text:p>78,744</text:p>
          </table:table-cell>
          <table:table-cell table:formula="of:=[.G318]+[.$B$10]*([.F319]-[.G318])" office:value-type="float" office:value="-97.5422085521869" calcext:value-type="float">
            <text:p>-97,542</text:p>
          </table:table-cell>
          <table:table-cell table:formula="of:=SUM([.$F318:.$F319])/COUNT([.$F318:.$F319])" office:value-type="float" office:value="274.023339368582" calcext:value-type="float">
            <text:p>274,023</text:p>
          </table:table-cell>
          <table:table-cell table:formula="of:=SUM([.$F304:.$F319])/COUNT([.$F304:.$F319])" office:value-type="float" office:value="-254.229941714972" calcext:value-type="float">
            <text:p>-254,230</text:p>
          </table:table-cell>
        </table:table-row>
        <table:table-row table:style-name="ro1">
          <table:table-cell table:number-columns-repeated="2"/>
          <table:table-cell table:formula="of:=[.C319]+[.$B$2]" office:value-type="float" office:value="1.58999999999999" calcext:value-type="float">
            <text:p>1,590</text:p>
          </table:table-cell>
          <table:table-cell table:formula="of:=[.$B$5]*SIN([.$C320]*2*PI()*[.$B$4])" office:value-type="float" office:value="-535.826794978934" calcext:value-type="float">
            <text:p>-535,827</text:p>
          </table:table-cell>
          <table:table-cell table:formula="of:=[.$B$7]*SIN([.$C320]*2*PI()*[.$B$6])" office:value-type="float" office:value="-587.785252290058" calcext:value-type="float">
            <text:p>-587,785</text:p>
          </table:table-cell>
          <table:table-cell table:formula="of:=[.D320]+[.E320]" office:value-type="float" office:value="-1123.61204726899" calcext:value-type="float">
            <text:p>-1123,612</text:p>
          </table:table-cell>
          <table:table-cell table:formula="of:=[.G319]+[.$B$10]*([.F320]-[.G319])" office:value-type="float" office:value="-493.471310453579" calcext:value-type="float">
            <text:p>-493,471</text:p>
          </table:table-cell>
          <table:table-cell table:formula="of:=SUM([.$F319:.$F320])/COUNT([.$F319:.$F320])" office:value-type="float" office:value="-522.434105362202" calcext:value-type="float">
            <text:p>-522,434</text:p>
          </table:table-cell>
          <table:table-cell table:formula="of:=SUM([.$F305:.$F320])/COUNT([.$F305:.$F320])" office:value-type="float" office:value="-357.267865467116" calcext:value-type="float">
            <text:p>-357,268</text:p>
          </table:table-cell>
        </table:table-row>
        <table:table-row table:style-name="ro1">
          <table:table-cell table:number-columns-repeated="2"/>
          <table:table-cell table:formula="of:=[.C320]+[.$B$2]" office:value-type="float" office:value="1.59499999999999" calcext:value-type="float">
            <text:p>1,595</text:p>
          </table:table-cell>
          <table:table-cell table:formula="of:=[.$B$5]*SIN([.$C321]*2*PI()*[.$B$4])" office:value-type="float" office:value="-562.083377852067" calcext:value-type="float">
            <text:p>-562,083</text:p>
          </table:table-cell>
          <table:table-cell table:formula="of:=[.$B$7]*SIN([.$C321]*2*PI()*[.$B$6])" office:value-type="float" office:value="-951.056516296092" calcext:value-type="float">
            <text:p>-951,057</text:p>
          </table:table-cell>
          <table:table-cell table:formula="of:=[.D321]+[.E321]" office:value-type="float" office:value="-1513.13989414816" calcext:value-type="float">
            <text:p>-1513,140</text:p>
          </table:table-cell>
          <table:table-cell table:formula="of:=[.G320]+[.$B$10]*([.F321]-[.G320])" office:value-type="float" office:value="-886.930362991508" calcext:value-type="float">
            <text:p>-886,930</text:p>
          </table:table-cell>
          <table:table-cell table:formula="of:=SUM([.$F320:.$F321])/COUNT([.$F320:.$F321])" office:value-type="float" office:value="-1318.37597070858" calcext:value-type="float">
            <text:p>-1318,376</text:p>
          </table:table-cell>
          <table:table-cell table:formula="of:=SUM([.$F306:.$F321])/COUNT([.$F306:.$F321])" office:value-type="float" office:value="-409.220761000824" calcext:value-type="float">
            <text:p>-409,221</text:p>
          </table:table-cell>
        </table:table-row>
        <table:table-row table:style-name="ro1">
          <table:table-cell table:number-columns-repeated="2"/>
          <table:table-cell table:formula="of:=[.C321]+[.$B$2]" office:value-type="float" office:value="1.59999999999999" calcext:value-type="float">
            <text:p>1,600</text:p>
          </table:table-cell>
          <table:table-cell table:formula="of:=[.$B$5]*SIN([.$C322]*2*PI()*[.$B$4])" office:value-type="float" office:value="-587.785252292411" calcext:value-type="float">
            <text:p>-587,785</text:p>
          </table:table-cell>
          <table:table-cell table:formula="of:=[.$B$7]*SIN([.$C322]*2*PI()*[.$B$6])" office:value-type="float" office:value="-0.00000000308522009751272" calcext:value-type="float">
            <text:p>0,000</text:p>
          </table:table-cell>
          <table:table-cell table:formula="of:=[.D322]+[.E322]" office:value-type="float" office:value="-587.785252295496" calcext:value-type="float">
            <text:p>-587,785</text:p>
          </table:table-cell>
          <table:table-cell table:formula="of:=[.G321]+[.$B$10]*([.F322]-[.G321])" office:value-type="float" office:value="-771.499375209833" calcext:value-type="float">
            <text:p>-771,499</text:p>
          </table:table-cell>
          <table:table-cell table:formula="of:=SUM([.$F321:.$F322])/COUNT([.$F321:.$F322])" office:value-type="float" office:value="-1050.46257322183" calcext:value-type="float">
            <text:p>-1050,463</text:p>
          </table:table-cell>
          <table:table-cell table:formula="of:=SUM([.$F307:.$F322])/COUNT([.$F307:.$F322])" office:value-type="float" office:value="-378.682979903029" calcext:value-type="float">
            <text:p>-378,683</text:p>
          </table:table-cell>
        </table:table-row>
        <table:table-row table:style-name="ro1">
          <table:table-cell table:number-columns-repeated="2"/>
          <table:table-cell table:formula="of:=[.C322]+[.$B$2]" office:value-type="float" office:value="1.60499999999999" calcext:value-type="float">
            <text:p>1,605</text:p>
          </table:table-cell>
          <table:table-cell table:formula="of:=[.$B$5]*SIN([.$C323]*2*PI()*[.$B$4])" office:value-type="float" office:value="-612.907053652916" calcext:value-type="float">
            <text:p>-612,907</text:p>
          </table:table-cell>
          <table:table-cell table:formula="of:=[.$B$7]*SIN([.$C323]*2*PI()*[.$B$6])" office:value-type="float" office:value="951.056516294202" calcext:value-type="float">
            <text:p>951,057</text:p>
          </table:table-cell>
          <table:table-cell table:formula="of:=[.D323]+[.E323]" office:value-type="float" office:value="338.149462641287" calcext:value-type="float">
            <text:p>338,149</text:p>
          </table:table-cell>
          <table:table-cell table:formula="of:=[.G322]+[.$B$10]*([.F323]-[.G322])" office:value-type="float" office:value="-343.319682932984" calcext:value-type="float">
            <text:p>-343,320</text:p>
          </table:table-cell>
          <table:table-cell table:formula="of:=SUM([.$F322:.$F323])/COUNT([.$F322:.$F323])" office:value-type="float" office:value="-124.817894827105" calcext:value-type="float">
            <text:p>-124,818</text:p>
          </table:table-cell>
          <table:table-cell table:formula="of:=SUM([.$F308:.$F323])/COUNT([.$F308:.$F323])" office:value-type="float" office:value="-347.771484422771" calcext:value-type="float">
            <text:p>-347,771</text:p>
          </table:table-cell>
        </table:table-row>
        <table:table-row table:style-name="ro1">
          <table:table-cell table:number-columns-repeated="2"/>
          <table:table-cell table:formula="of:=[.C323]+[.$B$2]" office:value-type="float" office:value="1.60999999999999" calcext:value-type="float">
            <text:p>1,610</text:p>
          </table:table-cell>
          <table:table-cell table:formula="of:=[.$B$5]*SIN([.$C324]*2*PI()*[.$B$4])" office:value-type="float" office:value="-637.42398974863" calcext:value-type="float">
            <text:p>-637,424</text:p>
          </table:table-cell>
          <table:table-cell table:formula="of:=[.$B$7]*SIN([.$C324]*2*PI()*[.$B$6])" office:value-type="float" office:value="587.785252294958" calcext:value-type="float">
            <text:p>587,785</text:p>
          </table:table-cell>
          <table:table-cell table:formula="of:=[.D324]+[.E324]" office:value-type="float" office:value="-49.6387374536725" calcext:value-type="float">
            <text:p>-49,639</text:p>
          </table:table-cell>
          <table:table-cell table:formula="of:=[.G323]+[.$B$10]*([.F324]-[.G323])" office:value-type="float" office:value="-229.997150097802" calcext:value-type="float">
            <text:p>-229,997</text:p>
          </table:table-cell>
          <table:table-cell table:formula="of:=SUM([.$F323:.$F324])/COUNT([.$F323:.$F324])" office:value-type="float" office:value="144.255362593807" calcext:value-type="float">
            <text:p>144,255</text:p>
          </table:table-cell>
          <table:table-cell table:formula="of:=SUM([.$F309:.$F324])/COUNT([.$F309:.$F324])" office:value-type="float" office:value="-398.603605620417" calcext:value-type="float">
            <text:p>-398,604</text:p>
          </table:table-cell>
        </table:table-row>
        <table:table-row table:style-name="ro1">
          <table:table-cell table:number-columns-repeated="2"/>
          <table:table-cell table:formula="of:=[.C324]+[.$B$2]" office:value-type="float" office:value="1.61499999999999" calcext:value-type="float">
            <text:p>1,615</text:p>
          </table:table-cell>
          <table:table-cell table:formula="of:=[.$B$5]*SIN([.$C325]*2*PI()*[.$B$4])" office:value-type="float" office:value="-661.311865323593" calcext:value-type="float">
            <text:p>-661,312</text:p>
          </table:table-cell>
          <table:table-cell table:formula="of:=[.$B$7]*SIN([.$C325]*2*PI()*[.$B$6])" office:value-type="float" office:value="-587.785252289902" calcext:value-type="float">
            <text:p>-587,785</text:p>
          </table:table-cell>
          <table:table-cell table:formula="of:=[.D325]+[.E325]" office:value-type="float" office:value="-1249.09711761349" calcext:value-type="float">
            <text:p>-1249,097</text:p>
          </table:table-cell>
          <table:table-cell table:formula="of:=[.G324]+[.$B$10]*([.F325]-[.G324])" office:value-type="float" office:value="-623.23679096945" calcext:value-type="float">
            <text:p>-623,237</text:p>
          </table:table-cell>
          <table:table-cell table:formula="of:=SUM([.$F324:.$F325])/COUNT([.$F324:.$F325])" office:value-type="float" office:value="-649.367927533584" calcext:value-type="float">
            <text:p>-649,368</text:p>
          </table:table-cell>
          <table:table-cell table:formula="of:=SUM([.$F310:.$F325])/COUNT([.$F310:.$F325])" office:value-type="float" office:value="-499.774801152396" calcext:value-type="float">
            <text:p>-499,775</text:p>
          </table:table-cell>
        </table:table-row>
        <table:table-row table:style-name="ro1">
          <table:table-cell table:number-columns-repeated="2"/>
          <table:table-cell table:formula="of:=[.C325]+[.$B$2]" office:value-type="float" office:value="1.61999999999999" calcext:value-type="float">
            <text:p>1,620</text:p>
          </table:table-cell>
          <table:table-cell table:formula="of:=[.$B$5]*SIN([.$C326]*2*PI()*[.$B$4])" office:value-type="float" office:value="-684.547105928631" calcext:value-type="float">
            <text:p>-684,547</text:p>
          </table:table-cell>
          <table:table-cell table:formula="of:=[.$B$7]*SIN([.$C326]*2*PI()*[.$B$6])" office:value-type="float" office:value="-951.056516296134" calcext:value-type="float">
            <text:p>-951,057</text:p>
          </table:table-cell>
          <table:table-cell table:formula="of:=[.D326]+[.E326]" office:value-type="float" office:value="-1635.60362222476" calcext:value-type="float">
            <text:p>-1635,604</text:p>
          </table:table-cell>
          <table:table-cell table:formula="of:=[.G325]+[.$B$10]*([.F326]-[.G325])" office:value-type="float" office:value="-1013.87831961524" calcext:value-type="float">
            <text:p>-1013,878</text:p>
          </table:table-cell>
          <table:table-cell table:formula="of:=SUM([.$F325:.$F326])/COUNT([.$F325:.$F326])" office:value-type="float" office:value="-1442.35036991913" calcext:value-type="float">
            <text:p>-1442,350</text:p>
          </table:table-cell>
          <table:table-cell table:formula="of:=SUM([.$F311:.$F326])/COUNT([.$F311:.$F326])" office:value-type="float" office:value="-549.720331325505" calcext:value-type="float">
            <text:p>-549,720</text:p>
          </table:table-cell>
        </table:table-row>
        <table:table-row table:style-name="ro1">
          <table:table-cell table:number-columns-repeated="2"/>
          <table:table-cell table:formula="of:=[.C326]+[.$B$2]" office:value-type="float" office:value="1.62499999999999" calcext:value-type="float">
            <text:p>1,625</text:p>
          </table:table-cell>
          <table:table-cell table:formula="of:=[.$B$5]*SIN([.$C327]*2*PI()*[.$B$4])" office:value-type="float" office:value="-707.106781186491" calcext:value-type="float">
            <text:p>-707,107</text:p>
          </table:table-cell>
          <table:table-cell table:formula="of:=[.$B$7]*SIN([.$C327]*2*PI()*[.$B$6])" office:value-type="float" office:value="-0.00000000316362472780616" calcext:value-type="float">
            <text:p>0,000</text:p>
          </table:table-cell>
          <table:table-cell table:formula="of:=[.D327]+[.E327]" office:value-type="float" office:value="-707.106781189655" calcext:value-type="float">
            <text:p>-707,107</text:p>
          </table:table-cell>
          <table:table-cell table:formula="of:=[.G326]+[.$B$10]*([.F327]-[.G326])" office:value-type="float" office:value="-895.504525634856" calcext:value-type="float">
            <text:p>-895,505</text:p>
          </table:table-cell>
          <table:table-cell table:formula="of:=SUM([.$F326:.$F327])/COUNT([.$F326:.$F327])" office:value-type="float" office:value="-1171.35520170721" calcext:value-type="float">
            <text:p>-1171,355</text:p>
          </table:table-cell>
          <table:table-cell table:formula="of:=SUM([.$F312:.$F327])/COUNT([.$F312:.$F327])" office:value-type="float" office:value="-517.03652875391" calcext:value-type="float">
            <text:p>-517,037</text:p>
          </table:table-cell>
        </table:table-row>
        <table:table-row table:style-name="ro1">
          <table:table-cell table:number-columns-repeated="2"/>
          <table:table-cell table:formula="of:=[.C327]+[.$B$2]" office:value-type="float" office:value="1.62999999999999" calcext:value-type="float">
            <text:p>1,630</text:p>
          </table:table-cell>
          <table:table-cell table:formula="of:=[.$B$5]*SIN([.$C328]*2*PI()*[.$B$4])" office:value-type="float" office:value="-728.968627421356" calcext:value-type="float">
            <text:p>-728,969</text:p>
          </table:table-cell>
          <table:table-cell table:formula="of:=[.$B$7]*SIN([.$C328]*2*PI()*[.$B$6])" office:value-type="float" office:value="951.056516294143" calcext:value-type="float">
            <text:p>951,057</text:p>
          </table:table-cell>
          <table:table-cell table:formula="of:=[.D328]+[.E328]" office:value-type="float" office:value="222.087888872787" calcext:value-type="float">
            <text:p>222,088</text:p>
          </table:table-cell>
          <table:table-cell table:formula="of:=[.G327]+[.$B$10]*([.F328]-[.G327])" office:value-type="float" office:value="-464.259649047127" calcext:value-type="float">
            <text:p>-464,260</text:p>
          </table:table-cell>
          <table:table-cell table:formula="of:=SUM([.$F327:.$F328])/COUNT([.$F327:.$F328])" office:value-type="float" office:value="-242.509446158434" calcext:value-type="float">
            <text:p>-242,509</text:p>
          </table:table-cell>
          <table:table-cell table:formula="of:=SUM([.$F313:.$F328])/COUNT([.$F313:.$F328])" office:value-type="float" office:value="-483.842473550755" calcext:value-type="float">
            <text:p>-483,842</text:p>
          </table:table-cell>
        </table:table-row>
        <table:table-row table:style-name="ro1">
          <table:table-cell table:number-columns-repeated="2"/>
          <table:table-cell table:formula="of:=[.C328]+[.$B$2]" office:value-type="float" office:value="1.63499999999999" calcext:value-type="float">
            <text:p>1,635</text:p>
          </table:table-cell>
          <table:table-cell table:formula="of:=[.$B$5]*SIN([.$C329]*2*PI()*[.$B$4])" office:value-type="float" office:value="-750.111069630406" calcext:value-type="float">
            <text:p>-750,111</text:p>
          </table:table-cell>
          <table:table-cell table:formula="of:=[.$B$7]*SIN([.$C329]*2*PI()*[.$B$6])" office:value-type="float" office:value="587.785252295113" calcext:value-type="float">
            <text:p>587,785</text:p>
          </table:table-cell>
          <table:table-cell table:formula="of:=[.D329]+[.E329]" office:value-type="float" office:value="-162.325817335293" calcext:value-type="float">
            <text:p>-162,326</text:p>
          </table:table-cell>
          <table:table-cell table:formula="of:=[.G328]+[.$B$10]*([.F329]-[.G328])" office:value-type="float" office:value="-347.75257875568" calcext:value-type="float">
            <text:p>-347,753</text:p>
          </table:table-cell>
          <table:table-cell table:formula="of:=SUM([.$F328:.$F329])/COUNT([.$F328:.$F329])" office:value-type="float" office:value="29.8810357687473" calcext:value-type="float">
            <text:p>29,881</text:p>
          </table:table-cell>
          <table:table-cell table:formula="of:=SUM([.$F314:.$F329])/COUNT([.$F314:.$F329])" office:value-type="float" office:value="-532.257749387277" calcext:value-type="float">
            <text:p>-532,258</text:p>
          </table:table-cell>
        </table:table-row>
        <table:table-row table:style-name="ro1">
          <table:table-cell table:number-columns-repeated="2"/>
          <table:table-cell table:formula="of:=[.C329]+[.$B$2]" office:value-type="float" office:value="1.63999999999999" calcext:value-type="float">
            <text:p>1,640</text:p>
          </table:table-cell>
          <table:table-cell table:formula="of:=[.$B$5]*SIN([.$C330]*2*PI()*[.$B$4])" office:value-type="float" office:value="-770.513242775737" calcext:value-type="float">
            <text:p>-770,513</text:p>
          </table:table-cell>
          <table:table-cell table:formula="of:=[.$B$7]*SIN([.$C330]*2*PI()*[.$B$6])" office:value-type="float" office:value="-587.785252289839" calcext:value-type="float">
            <text:p>-587,785</text:p>
          </table:table-cell>
          <table:table-cell table:formula="of:=[.D330]+[.E330]" office:value-type="float" office:value="-1358.29849506558" calcext:value-type="float">
            <text:p>-1358,298</text:p>
          </table:table-cell>
          <table:table-cell table:formula="of:=[.G329]+[.$B$10]*([.F330]-[.G329])" office:value-type="float" office:value="-737.691471779827" calcext:value-type="float">
            <text:p>-737,691</text:p>
          </table:table-cell>
          <table:table-cell table:formula="of:=SUM([.$F329:.$F330])/COUNT([.$F329:.$F330])" office:value-type="float" office:value="-760.312156200434" calcext:value-type="float">
            <text:p>-760,312</text:p>
          </table:table-cell>
          <table:table-cell table:formula="of:=SUM([.$F315:.$F330])/COUNT([.$F315:.$F330])" office:value-type="float" office:value="-630.880199054511" calcext:value-type="float">
            <text:p>-630,880</text:p>
          </table:table-cell>
        </table:table-row>
        <table:table-row table:style-name="ro1">
          <table:table-cell table:number-columns-repeated="2"/>
          <table:table-cell table:formula="of:=[.C330]+[.$B$2]" office:value-type="float" office:value="1.64499999999999" calcext:value-type="float">
            <text:p>1,645</text:p>
          </table:table-cell>
          <table:table-cell table:formula="of:=[.$B$5]*SIN([.$C331]*2*PI()*[.$B$4])" office:value-type="float" office:value="-790.15501237564" calcext:value-type="float">
            <text:p>-790,155</text:p>
          </table:table-cell>
          <table:table-cell table:formula="of:=[.$B$7]*SIN([.$C331]*2*PI()*[.$B$6])" office:value-type="float" office:value="-951.056516296175" calcext:value-type="float">
            <text:p>-951,057</text:p>
          </table:table-cell>
          <table:table-cell table:formula="of:=[.D331]+[.E331]" office:value-type="float" office:value="-1741.21152867182" calcext:value-type="float">
            <text:p>-1741,212</text:p>
          </table:table-cell>
          <table:table-cell table:formula="of:=[.G330]+[.$B$10]*([.F331]-[.G330])" office:value-type="float" office:value="-1124.91929962649" calcext:value-type="float">
            <text:p>-1124,919</text:p>
          </table:table-cell>
          <table:table-cell table:formula="of:=SUM([.$F330:.$F331])/COUNT([.$F330:.$F331])" office:value-type="float" office:value="-1549.7550118687" calcext:value-type="float">
            <text:p>-1549,755</text:p>
          </table:table-cell>
          <table:table-cell table:formula="of:=SUM([.$F316:.$F331])/COUNT([.$F316:.$F331])" office:value-type="float" office:value="-678.147598163695" calcext:value-type="float">
            <text:p>-678,148</text:p>
          </table:table-cell>
        </table:table-row>
        <table:table-row table:style-name="ro1">
          <table:table-cell table:number-columns-repeated="2"/>
          <table:table-cell table:formula="of:=[.C331]+[.$B$2]" office:value-type="float" office:value="1.64999999999999" calcext:value-type="float">
            <text:p>1,650</text:p>
          </table:table-cell>
          <table:table-cell table:formula="of:=[.$B$5]*SIN([.$C332]*2*PI()*[.$B$4])" office:value-type="float" office:value="-809.016994374898" calcext:value-type="float">
            <text:p>-809,017</text:p>
          </table:table-cell>
          <table:table-cell table:formula="of:=[.$B$7]*SIN([.$C332]*2*PI()*[.$B$6])" office:value-type="float" office:value="-0.00000000335571619582122" calcext:value-type="float">
            <text:p>0,000</text:p>
          </table:table-cell>
          <table:table-cell table:formula="of:=[.D332]+[.E332]" office:value-type="float" office:value="-809.016994378254" calcext:value-type="float">
            <text:p>-809,017</text:p>
          </table:table-cell>
          <table:table-cell table:formula="of:=[.G331]+[.$B$10]*([.F332]-[.G331])" office:value-type="float" office:value="-1003.02222080588" calcext:value-type="float">
            <text:p>-1003,022</text:p>
          </table:table-cell>
          <table:table-cell table:formula="of:=SUM([.$F331:.$F332])/COUNT([.$F331:.$F332])" office:value-type="float" office:value="-1275.11426152503" calcext:value-type="float">
            <text:p>-1275,114</text:p>
          </table:table-cell>
          <table:table-cell table:formula="of:=SUM([.$F317:.$F332])/COUNT([.$F317:.$F332])" office:value-type="float" office:value="-642.658922321019" calcext:value-type="float">
            <text:p>-642,659</text:p>
          </table:table-cell>
        </table:table-row>
        <table:table-row table:style-name="ro1">
          <table:table-cell table:number-columns-repeated="2"/>
          <table:table-cell table:formula="of:=[.C332]+[.$B$2]" office:value-type="float" office:value="1.65499999999999" calcext:value-type="float">
            <text:p>1,655</text:p>
          </table:table-cell>
          <table:table-cell table:formula="of:=[.$B$5]*SIN([.$C333]*2*PI()*[.$B$4])" office:value-type="float" office:value="-827.080574274515" calcext:value-type="float">
            <text:p>-827,081</text:p>
          </table:table-cell>
          <table:table-cell table:formula="of:=[.$B$7]*SIN([.$C333]*2*PI()*[.$B$6])" office:value-type="float" office:value="951.056516294119" calcext:value-type="float">
            <text:p>951,057</text:p>
          </table:table-cell>
          <table:table-cell table:formula="of:=[.D333]+[.E333]" office:value-type="float" office:value="123.975942019604" calcext:value-type="float">
            <text:p>123,976</text:p>
          </table:table-cell>
          <table:table-cell table:formula="of:=[.G332]+[.$B$10]*([.F333]-[.G332])" office:value-type="float" office:value="-568.147952393465" calcext:value-type="float">
            <text:p>-568,148</text:p>
          </table:table-cell>
          <table:table-cell table:formula="of:=SUM([.$F332:.$F333])/COUNT([.$F332:.$F333])" office:value-type="float" office:value="-342.520526179325" calcext:value-type="float">
            <text:p>-342,521</text:p>
          </table:table-cell>
          <table:table-cell table:formula="of:=SUM([.$F318:.$F333])/COUNT([.$F318:.$F333])" office:value-type="float" office:value="-606.536019710896" calcext:value-type="float">
            <text:p>-606,536</text:p>
          </table:table-cell>
        </table:table-row>
        <table:table-row table:style-name="ro1">
          <table:table-cell table:number-columns-repeated="2"/>
          <table:table-cell table:formula="of:=[.C333]+[.$B$2]" office:value-type="float" office:value="1.65999999999999" calcext:value-type="float">
            <text:p>1,660</text:p>
          </table:table-cell>
          <table:table-cell table:formula="of:=[.$B$5]*SIN([.$C334]*2*PI()*[.$B$4])" office:value-type="float" office:value="-844.32792550197" calcext:value-type="float">
            <text:p>-844,328</text:p>
          </table:table-cell>
          <table:table-cell table:formula="of:=[.$B$7]*SIN([.$C334]*2*PI()*[.$B$6])" office:value-type="float" office:value="587.785252295177" calcext:value-type="float">
            <text:p>587,785</text:p>
          </table:table-cell>
          <table:table-cell table:formula="of:=[.D334]+[.E334]" office:value-type="float" office:value="-256.542673206793" calcext:value-type="float">
            <text:p>-256,543</text:p>
          </table:table-cell>
          <table:table-cell table:formula="of:=[.G333]+[.$B$10]*([.F334]-[.G333])" office:value-type="float" office:value="-447.908965064492" calcext:value-type="float">
            <text:p>-447,909</text:p>
          </table:table-cell>
          <table:table-cell table:formula="of:=SUM([.$F333:.$F334])/COUNT([.$F333:.$F334])" office:value-type="float" office:value="-66.2833655935946" calcext:value-type="float">
            <text:p>-66,283</text:p>
          </table:table-cell>
          <table:table-cell table:formula="of:=SUM([.$F319:.$F334])/COUNT([.$F319:.$F334])" office:value-type="float" office:value="-651.901364423356" calcext:value-type="float">
            <text:p>-651,901</text:p>
          </table:table-cell>
        </table:table-row>
        <table:table-row table:style-name="ro1">
          <table:table-cell table:number-columns-repeated="2"/>
          <table:table-cell table:formula="of:=[.C334]+[.$B$2]" office:value-type="float" office:value="1.66499999999999" calcext:value-type="float">
            <text:p>1,665</text:p>
          </table:table-cell>
          <table:table-cell table:formula="of:=[.$B$5]*SIN([.$C335]*2*PI()*[.$B$4])" office:value-type="float" office:value="-860.742027003901" calcext:value-type="float">
            <text:p>-860,742</text:p>
          </table:table-cell>
          <table:table-cell table:formula="of:=[.$B$7]*SIN([.$C335]*2*PI()*[.$B$6])" office:value-type="float" office:value="-587.785252289729" calcext:value-type="float">
            <text:p>-587,785</text:p>
          </table:table-cell>
          <table:table-cell table:formula="of:=[.D335]+[.E335]" office:value-type="float" office:value="-1448.52727929363" calcext:value-type="float">
            <text:p>-1448,527</text:p>
          </table:table-cell>
          <table:table-cell table:formula="of:=[.G334]+[.$B$10]*([.F335]-[.G334])" office:value-type="float" office:value="-834.017098789853" calcext:value-type="float">
            <text:p>-834,017</text:p>
          </table:table-cell>
          <table:table-cell table:formula="of:=SUM([.$F334:.$F335])/COUNT([.$F334:.$F335])" office:value-type="float" office:value="-852.534976250212" calcext:value-type="float">
            <text:p>-852,535</text:p>
          </table:table-cell>
          <table:table-cell table:formula="of:=SUM([.$F320:.$F335])/COUNT([.$F320:.$F335])" office:value-type="float" office:value="-747.355809163245" calcext:value-type="float">
            <text:p>-747,356</text:p>
          </table:table-cell>
        </table:table-row>
        <table:table-row table:style-name="ro1">
          <table:table-cell table:number-columns-repeated="2"/>
          <table:table-cell table:formula="of:=[.C335]+[.$B$2]" office:value-type="float" office:value="1.66999999999999" calcext:value-type="float">
            <text:p>1,670</text:p>
          </table:table-cell>
          <table:table-cell table:formula="of:=[.$B$5]*SIN([.$C336]*2*PI()*[.$B$4])" office:value-type="float" office:value="-876.306680043822" calcext:value-type="float">
            <text:p>-876,307</text:p>
          </table:table-cell>
          <table:table-cell table:formula="of:=[.$B$7]*SIN([.$C336]*2*PI()*[.$B$6])" office:value-type="float" office:value="-951.056516296217" calcext:value-type="float">
            <text:p>-951,057</text:p>
          </table:table-cell>
          <table:table-cell table:formula="of:=[.D336]+[.E336]" office:value-type="float" office:value="-1827.36319634004" calcext:value-type="float">
            <text:p>-1827,363</text:p>
          </table:table-cell>
          <table:table-cell table:formula="of:=[.G335]+[.$B$10]*([.F336]-[.G335])" office:value-type="float" office:value="-1217.31910557347" calcext:value-type="float">
            <text:p>-1217,319</text:p>
          </table:table-cell>
          <table:table-cell table:formula="of:=SUM([.$F335:.$F336])/COUNT([.$F335:.$F336])" office:value-type="float" office:value="-1637.94523781683" calcext:value-type="float">
            <text:p>-1637,945</text:p>
          </table:table-cell>
          <table:table-cell table:formula="of:=SUM([.$F321:.$F336])/COUNT([.$F321:.$F336])" office:value-type="float" office:value="-791.340255980185" calcext:value-type="float">
            <text:p>-791,340</text:p>
          </table:table-cell>
        </table:table-row>
        <table:table-row table:style-name="ro1">
          <table:table-cell table:number-columns-repeated="2"/>
          <table:table-cell table:formula="of:=[.C336]+[.$B$2]" office:value-type="float" office:value="1.67499999999999" calcext:value-type="float">
            <text:p>1,675</text:p>
          </table:table-cell>
          <table:table-cell table:formula="of:=[.$B$5]*SIN([.$C337]*2*PI()*[.$B$4])" office:value-type="float" office:value="-891.006524188329" calcext:value-type="float">
            <text:p>-891,007</text:p>
          </table:table-cell>
          <table:table-cell table:formula="of:=[.$B$7]*SIN([.$C337]*2*PI()*[.$B$6])" office:value-type="float" office:value="-0.00000000349096424497546" calcext:value-type="float">
            <text:p>0,000</text:p>
          </table:table-cell>
          <table:table-cell table:formula="of:=[.D337]+[.E337]" office:value-type="float" office:value="-891.00652419182" calcext:value-type="float">
            <text:p>-891,007</text:p>
          </table:table-cell>
          <table:table-cell table:formula="of:=[.G336]+[.$B$10]*([.F337]-[.G336])" office:value-type="float" office:value="-1091.40501823695" calcext:value-type="float">
            <text:p>-1091,405</text:p>
          </table:table-cell>
          <table:table-cell table:formula="of:=SUM([.$F336:.$F337])/COUNT([.$F336:.$F337])" office:value-type="float" office:value="-1359.18486026593" calcext:value-type="float">
            <text:p>-1359,185</text:p>
          </table:table-cell>
          <table:table-cell table:formula="of:=SUM([.$F322:.$F337])/COUNT([.$F322:.$F337])" office:value-type="float" office:value="-752.456920357914" calcext:value-type="float">
            <text:p>-752,457</text:p>
          </table:table-cell>
        </table:table-row>
        <table:table-row table:style-name="ro1">
          <table:table-cell table:number-columns-repeated="2"/>
          <table:table-cell table:formula="of:=[.C337]+[.$B$2]" office:value-type="float" office:value="1.67999999999999" calcext:value-type="float">
            <text:p>1,680</text:p>
          </table:table-cell>
          <table:table-cell table:formula="of:=[.$B$5]*SIN([.$C338]*2*PI()*[.$B$4])" office:value-type="float" office:value="-904.827052465983" calcext:value-type="float">
            <text:p>-904,827</text:p>
          </table:table-cell>
          <table:table-cell table:formula="of:=[.$B$7]*SIN([.$C338]*2*PI()*[.$B$6])" office:value-type="float" office:value="951.056516294077" calcext:value-type="float">
            <text:p>951,057</text:p>
          </table:table-cell>
          <table:table-cell table:formula="of:=[.D338]+[.E338]" office:value-type="float" office:value="46.2294638280943" calcext:value-type="float">
            <text:p>46,229</text:p>
          </table:table-cell>
          <table:table-cell table:formula="of:=[.G337]+[.$B$10]*([.F338]-[.G337])" office:value-type="float" office:value="-652.426518158081" calcext:value-type="float">
            <text:p>-652,427</text:p>
          </table:table-cell>
          <table:table-cell table:formula="of:=SUM([.$F337:.$F338])/COUNT([.$F337:.$F338])" office:value-type="float" office:value="-422.388530181863" calcext:value-type="float">
            <text:p>-422,389</text:p>
          </table:table-cell>
          <table:table-cell table:formula="of:=SUM([.$F323:.$F338])/COUNT([.$F323:.$F338])" office:value-type="float" office:value="-712.83100060019" calcext:value-type="float">
            <text:p>-712,831</text:p>
          </table:table-cell>
        </table:table-row>
        <table:table-row table:style-name="ro1">
          <table:table-cell table:number-columns-repeated="2"/>
          <table:table-cell table:formula="of:=[.C338]+[.$B$2]" office:value-type="float" office:value="1.68499999999999" calcext:value-type="float">
            <text:p>1,685</text:p>
          </table:table-cell>
          <table:table-cell table:formula="of:=[.$B$5]*SIN([.$C339]*2*PI()*[.$B$4])" office:value-type="float" office:value="-917.754625683946" calcext:value-type="float">
            <text:p>-917,755</text:p>
          </table:table-cell>
          <table:table-cell table:formula="of:=[.$B$7]*SIN([.$C339]*2*PI()*[.$B$6])" office:value-type="float" office:value="587.785252295332" calcext:value-type="float">
            <text:p>587,785</text:p>
          </table:table-cell>
          <table:table-cell table:formula="of:=[.D339]+[.E339]" office:value-type="float" office:value="-329.969373388614" calcext:value-type="float">
            <text:p>-329,969</text:p>
          </table:table-cell>
          <table:table-cell table:formula="of:=[.G338]+[.$B$10]*([.F339]-[.G338])" office:value-type="float" office:value="-528.000126393242" calcext:value-type="float">
            <text:p>-528,000</text:p>
          </table:table-cell>
          <table:table-cell table:formula="of:=SUM([.$F338:.$F339])/COUNT([.$F338:.$F339])" office:value-type="float" office:value="-141.86995478026" calcext:value-type="float">
            <text:p>-141,870</text:p>
          </table:table-cell>
          <table:table-cell table:formula="of:=SUM([.$F324:.$F339])/COUNT([.$F324:.$F339])" office:value-type="float" office:value="-754.588427852058" calcext:value-type="float">
            <text:p>-754,588</text:p>
          </table:table-cell>
        </table:table-row>
        <table:table-row table:style-name="ro1">
          <table:table-cell table:number-columns-repeated="2"/>
          <table:table-cell table:formula="of:=[.C339]+[.$B$2]" office:value-type="float" office:value="1.68999999999999" calcext:value-type="float">
            <text:p>1,690</text:p>
          </table:table-cell>
          <table:table-cell table:formula="of:=[.$B$5]*SIN([.$C340]*2*PI()*[.$B$4])" office:value-type="float" office:value="-929.776485888219" calcext:value-type="float">
            <text:p>-929,776</text:p>
          </table:table-cell>
          <table:table-cell table:formula="of:=[.$B$7]*SIN([.$C340]*2*PI()*[.$B$6])" office:value-type="float" office:value="-587.78525228962" calcext:value-type="float">
            <text:p>-587,785</text:p>
          </table:table-cell>
          <table:table-cell table:formula="of:=[.D340]+[.E340]" office:value-type="float" office:value="-1517.56173817784" calcext:value-type="float">
            <text:p>-1517,562</text:p>
          </table:table-cell>
          <table:table-cell table:formula="of:=[.G339]+[.$B$10]*([.F340]-[.G339])" office:value-type="float" office:value="-909.841815376077" calcext:value-type="float">
            <text:p>-909,842</text:p>
          </table:table-cell>
          <table:table-cell table:formula="of:=SUM([.$F339:.$F340])/COUNT([.$F339:.$F340])" office:value-type="float" office:value="-923.765555783226" calcext:value-type="float">
            <text:p>-923,766</text:p>
          </table:table-cell>
          <table:table-cell table:formula="of:=SUM([.$F325:.$F340])/COUNT([.$F325:.$F340])" office:value-type="float" office:value="-846.333615397319" calcext:value-type="float">
            <text:p>-846,334</text:p>
          </table:table-cell>
        </table:table-row>
        <table:table-row table:style-name="ro1">
          <table:table-cell table:number-columns-repeated="2"/>
          <table:table-cell table:formula="of:=[.C340]+[.$B$2]" office:value-type="float" office:value="1.69499999999999" calcext:value-type="float">
            <text:p>1,695</text:p>
          </table:table-cell>
          <table:table-cell table:formula="of:=[.$B$5]*SIN([.$C341]*2*PI()*[.$B$4])" office:value-type="float" office:value="-940.880768954195" calcext:value-type="float">
            <text:p>-940,881</text:p>
          </table:table-cell>
          <table:table-cell table:formula="of:=[.$B$7]*SIN([.$C341]*2*PI()*[.$B$6])" office:value-type="float" office:value="-951.056516296259" calcext:value-type="float">
            <text:p>-951,057</text:p>
          </table:table-cell>
          <table:table-cell table:formula="of:=[.D341]+[.E341]" office:value-type="float" office:value="-1891.93728525045" calcext:value-type="float">
            <text:p>-1891,937</text:p>
          </table:table-cell>
          <table:table-cell table:formula="of:=[.G340]+[.$B$10]*([.F341]-[.G340])" office:value-type="float" office:value="-1288.8025475764" calcext:value-type="float">
            <text:p>-1288,803</text:p>
          </table:table-cell>
          <table:table-cell table:formula="of:=SUM([.$F340:.$F341])/COUNT([.$F340:.$F341])" office:value-type="float" office:value="-1704.74951171415" calcext:value-type="float">
            <text:p>-1704,750</text:p>
          </table:table-cell>
          <table:table-cell table:formula="of:=SUM([.$F326:.$F341])/COUNT([.$F326:.$F341])" office:value-type="float" office:value="-886.511125874629" calcext:value-type="float">
            <text:p>-886,511</text:p>
          </table:table-cell>
        </table:table-row>
        <table:table-row table:style-name="ro1">
          <table:table-cell table:number-columns-repeated="2"/>
          <table:table-cell table:formula="of:=[.C341]+[.$B$2]" office:value-type="float" office:value="1.69999999999999" calcext:value-type="float">
            <text:p>1,700</text:p>
          </table:table-cell>
          <table:table-cell table:formula="of:=[.$B$5]*SIN([.$C342]*2*PI()*[.$B$4])" office:value-type="float" office:value="-951.056516295126" calcext:value-type="float">
            <text:p>-951,057</text:p>
          </table:table-cell>
          <table:table-cell table:formula="of:=[.$B$7]*SIN([.$C342]*2*PI()*[.$B$6])" office:value-type="float" office:value="-0.0000000035693688752689" calcext:value-type="float">
            <text:p>0,000</text:p>
          </table:table-cell>
          <table:table-cell table:formula="of:=[.D342]+[.E342]" office:value-type="float" office:value="-951.056516298696" calcext:value-type="float">
            <text:p>-951,057</text:p>
          </table:table-cell>
          <table:table-cell table:formula="of:=[.G341]+[.$B$10]*([.F342]-[.G341])" office:value-type="float" office:value="-1158.47664012962" calcext:value-type="float">
            <text:p>-1158,477</text:p>
          </table:table-cell>
          <table:table-cell table:formula="of:=SUM([.$F341:.$F342])/COUNT([.$F341:.$F342])" office:value-type="float" office:value="-1421.49690077457" calcext:value-type="float">
            <text:p>-1421,497</text:p>
          </table:table-cell>
          <table:table-cell table:formula="of:=SUM([.$F327:.$F342])/COUNT([.$F327:.$F342])" office:value-type="float" office:value="-843.72693175425" calcext:value-type="float">
            <text:p>-843,727</text:p>
          </table:table-cell>
        </table:table-row>
        <table:table-row table:style-name="ro1">
          <table:table-cell table:number-columns-repeated="2"/>
          <table:table-cell table:formula="of:=[.C342]+[.$B$2]" office:value-type="float" office:value="1.70499999999999" calcext:value-type="float">
            <text:p>1,705</text:p>
          </table:table-cell>
          <table:table-cell table:formula="of:=[.$B$5]*SIN([.$C343]*2*PI()*[.$B$4])" office:value-type="float" office:value="-960.293685676918" calcext:value-type="float">
            <text:p>-960,294</text:p>
          </table:table-cell>
          <table:table-cell table:formula="of:=[.$B$7]*SIN([.$C343]*2*PI()*[.$B$6])" office:value-type="float" office:value="951.056516294018" calcext:value-type="float">
            <text:p>951,057</text:p>
          </table:table-cell>
          <table:table-cell table:formula="of:=[.D343]+[.E343]" office:value-type="float" office:value="-9.23716938289999" calcext:value-type="float">
            <text:p>-9,237</text:p>
          </table:table-cell>
          <table:table-cell table:formula="of:=[.G342]+[.$B$10]*([.F343]-[.G342])" office:value-type="float" office:value="-715.02012834732" calcext:value-type="float">
            <text:p>-715,020</text:p>
          </table:table-cell>
          <table:table-cell table:formula="of:=SUM([.$F342:.$F343])/COUNT([.$F342:.$F343])" office:value-type="float" office:value="-480.146842840798" calcext:value-type="float">
            <text:p>-480,147</text:p>
          </table:table-cell>
          <table:table-cell table:formula="of:=SUM([.$F328:.$F343])/COUNT([.$F328:.$F343])" office:value-type="float" office:value="-800.110081016327" calcext:value-type="float">
            <text:p>-800,110</text:p>
          </table:table-cell>
        </table:table-row>
        <table:table-row table:style-name="ro1">
          <table:table-cell table:number-columns-repeated="2"/>
          <table:table-cell table:formula="of:=[.C343]+[.$B$2]" office:value-type="float" office:value="1.70999999999999" calcext:value-type="float">
            <text:p>1,710</text:p>
          </table:table-cell>
          <table:table-cell table:formula="of:=[.$B$5]*SIN([.$C344]*2*PI()*[.$B$4])" office:value-type="float" office:value="-968.583161128609" calcext:value-type="float">
            <text:p>-968,583</text:p>
          </table:table-cell>
          <table:table-cell table:formula="of:=[.$B$7]*SIN([.$C344]*2*PI()*[.$B$6])" office:value-type="float" office:value="587.785252295441" calcext:value-type="float">
            <text:p>587,785</text:p>
          </table:table-cell>
          <table:table-cell table:formula="of:=[.D344]+[.E344]" office:value-type="float" office:value="-380.797908833167" calcext:value-type="float">
            <text:p>-380,798</text:p>
          </table:table-cell>
          <table:table-cell table:formula="of:=[.G343]+[.$B$10]*([.F344]-[.G343])" office:value-type="float" office:value="-586.05395254274" calcext:value-type="float">
            <text:p>-586,054</text:p>
          </table:table-cell>
          <table:table-cell table:formula="of:=SUM([.$F343:.$F344])/COUNT([.$F343:.$F344])" office:value-type="float" office:value="-195.017539108034" calcext:value-type="float">
            <text:p>-195,018</text:p>
          </table:table-cell>
          <table:table-cell table:formula="of:=SUM([.$F329:.$F344])/COUNT([.$F329:.$F344])" office:value-type="float" office:value="-837.790443372949" calcext:value-type="float">
            <text:p>-837,790</text:p>
          </table:table-cell>
        </table:table-row>
        <table:table-row table:style-name="ro1">
          <table:table-cell table:number-columns-repeated="2"/>
          <table:table-cell table:formula="of:=[.C344]+[.$B$2]" office:value-type="float" office:value="1.71499999999999" calcext:value-type="float">
            <text:p>1,715</text:p>
          </table:table-cell>
          <table:table-cell table:formula="of:=[.$B$5]*SIN([.$C345]*2*PI()*[.$B$4])" office:value-type="float" office:value="-975.916761938727" calcext:value-type="float">
            <text:p>-975,917</text:p>
          </table:table-cell>
          <table:table-cell table:formula="of:=[.$B$7]*SIN([.$C345]*2*PI()*[.$B$6])" office:value-type="float" office:value="-587.785252289511" calcext:value-type="float">
            <text:p>-587,785</text:p>
          </table:table-cell>
          <table:table-cell table:formula="of:=[.D345]+[.E345]" office:value-type="float" office:value="-1563.70201422824" calcext:value-type="float">
            <text:p>-1563,702</text:p>
          </table:table-cell>
          <table:table-cell table:formula="of:=[.G344]+[.$B$10]*([.F345]-[.G344])" office:value-type="float" office:value="-963.298565368368" calcext:value-type="float">
            <text:p>-963,299</text:p>
          </table:table-cell>
          <table:table-cell table:formula="of:=SUM([.$F344:.$F345])/COUNT([.$F344:.$F345])" office:value-type="float" office:value="-972.249961530703" calcext:value-type="float">
            <text:p>-972,250</text:p>
          </table:table-cell>
          <table:table-cell table:formula="of:=SUM([.$F330:.$F345])/COUNT([.$F330:.$F345])" office:value-type="float" office:value="-925.376455678758" calcext:value-type="float">
            <text:p>-925,376</text:p>
          </table:table-cell>
        </table:table-row>
        <table:table-row table:style-name="ro1">
          <table:table-cell table:number-columns-repeated="2"/>
          <table:table-cell table:formula="of:=[.C345]+[.$B$2]" office:value-type="float" office:value="1.71999999999999" calcext:value-type="float">
            <text:p>1,720</text:p>
          </table:table-cell>
          <table:table-cell table:formula="of:=[.$B$5]*SIN([.$C346]*2*PI()*[.$B$4])" office:value-type="float" office:value="-982.287250728671" calcext:value-type="float">
            <text:p>-982,287</text:p>
          </table:table-cell>
          <table:table-cell table:formula="of:=[.$B$7]*SIN([.$C346]*2*PI()*[.$B$6])" office:value-type="float" office:value="-951.0565162963" calcext:value-type="float">
            <text:p>-951,057</text:p>
          </table:table-cell>
          <table:table-cell table:formula="of:=[.D346]+[.E346]" office:value-type="float" office:value="-1933.34376702497" calcext:value-type="float">
            <text:p>-1933,344</text:p>
          </table:table-cell>
          <table:table-cell table:formula="of:=[.G345]+[.$B$10]*([.F346]-[.G345])" office:value-type="float" office:value="-1337.60946605323" calcext:value-type="float">
            <text:p>-1337,609</text:p>
          </table:table-cell>
          <table:table-cell table:formula="of:=SUM([.$F345:.$F346])/COUNT([.$F345:.$F346])" office:value-type="float" office:value="-1748.52289062661" calcext:value-type="float">
            <text:p>-1748,523</text:p>
          </table:table-cell>
          <table:table-cell table:formula="of:=SUM([.$F331:.$F346])/COUNT([.$F331:.$F346])" office:value-type="float" office:value="-961.316785176221" calcext:value-type="float">
            <text:p>-961,317</text:p>
          </table:table-cell>
        </table:table-row>
        <table:table-row table:style-name="ro1">
          <table:table-cell table:number-columns-repeated="2"/>
          <table:table-cell table:formula="of:=[.C346]+[.$B$2]" office:value-type="float" office:value="1.72499999999999" calcext:value-type="float">
            <text:p>1,725</text:p>
          </table:table-cell>
          <table:table-cell table:formula="of:=[.$B$5]*SIN([.$C347]*2*PI()*[.$B$4])" office:value-type="float" office:value="-987.688340595123" calcext:value-type="float">
            <text:p>-987,688</text:p>
          </table:table-cell>
          <table:table-cell table:formula="of:=[.$B$7]*SIN([.$C347]*2*PI()*[.$B$6])" office:value-type="float" office:value="-0.00000000376146034328396" calcext:value-type="float">
            <text:p>0,000</text:p>
          </table:table-cell>
          <table:table-cell table:formula="of:=[.D347]+[.E347]" office:value-type="float" office:value="-987.688340598885" calcext:value-type="float">
            <text:p>-987,688</text:p>
          </table:table-cell>
          <table:table-cell table:formula="of:=[.G346]+[.$B$10]*([.F347]-[.G346])" office:value-type="float" office:value="-1202.58556055502" calcext:value-type="float">
            <text:p>-1202,586</text:p>
          </table:table-cell>
          <table:table-cell table:formula="of:=SUM([.$F346:.$F347])/COUNT([.$F346:.$F347])" office:value-type="float" office:value="-1460.51605381193" calcext:value-type="float">
            <text:p>-1460,516</text:p>
          </table:table-cell>
          <table:table-cell table:formula="of:=SUM([.$F332:.$F347])/COUNT([.$F332:.$F347])" office:value-type="float" office:value="-914.221585921663" calcext:value-type="float">
            <text:p>-914,222</text:p>
          </table:table-cell>
        </table:table-row>
        <table:table-row table:style-name="ro1">
          <table:table-cell table:number-columns-repeated="2"/>
          <table:table-cell table:formula="of:=[.C347]+[.$B$2]" office:value-type="float" office:value="1.72999999999999" calcext:value-type="float">
            <text:p>1,730</text:p>
          </table:table-cell>
          <table:table-cell table:formula="of:=[.$B$5]*SIN([.$C348]*2*PI()*[.$B$4])" office:value-type="float" office:value="-992.114701314466" calcext:value-type="float">
            <text:p>-992,115</text:p>
          </table:table-cell>
          <table:table-cell table:formula="of:=[.$B$7]*SIN([.$C348]*2*PI()*[.$B$6])" office:value-type="float" office:value="951.056516293993" calcext:value-type="float">
            <text:p>951,057</text:p>
          </table:table-cell>
          <table:table-cell table:formula="of:=[.D348]+[.E348]" office:value-type="float" office:value="-41.0581850204727" calcext:value-type="float">
            <text:p>-41,058</text:p>
          </table:table-cell>
          <table:table-cell table:formula="of:=[.G347]+[.$B$10]*([.F348]-[.G347])" office:value-type="float" office:value="-754.387520542069" calcext:value-type="float">
            <text:p>-754,388</text:p>
          </table:table-cell>
          <table:table-cell table:formula="of:=SUM([.$F347:.$F348])/COUNT([.$F347:.$F348])" office:value-type="float" office:value="-514.373262809679" calcext:value-type="float">
            <text:p>-514,373</text:p>
          </table:table-cell>
          <table:table-cell table:formula="of:=SUM([.$F333:.$F348])/COUNT([.$F333:.$F348])" office:value-type="float" office:value="-866.224160336801" calcext:value-type="float">
            <text:p>-866,224</text:p>
          </table:table-cell>
        </table:table-row>
        <table:table-row table:style-name="ro1">
          <table:table-cell table:number-columns-repeated="2"/>
          <table:table-cell table:formula="of:=[.C348]+[.$B$2]" office:value-type="float" office:value="1.73499999999999" calcext:value-type="float">
            <text:p>1,735</text:p>
          </table:table-cell>
          <table:table-cell table:formula="of:=[.$B$5]*SIN([.$C349]*2*PI()*[.$B$4])" office:value-type="float" office:value="-995.561964603071" calcext:value-type="float">
            <text:p>-995,562</text:p>
          </table:table-cell>
          <table:table-cell table:formula="of:=[.$B$7]*SIN([.$C349]*2*PI()*[.$B$6])" office:value-type="float" office:value="587.785252295505" calcext:value-type="float">
            <text:p>587,785</text:p>
          </table:table-cell>
          <table:table-cell table:formula="of:=[.D349]+[.E349]" office:value-type="float" office:value="-407.776712307566" calcext:value-type="float">
            <text:p>-407,777</text:p>
          </table:table-cell>
          <table:table-cell table:formula="of:=[.G348]+[.$B$10]*([.F349]-[.G348])" office:value-type="float" office:value="-620.640965643598" calcext:value-type="float">
            <text:p>-620,641</text:p>
          </table:table-cell>
          <table:table-cell table:formula="of:=SUM([.$F348:.$F349])/COUNT([.$F348:.$F349])" office:value-type="float" office:value="-224.417448664019" calcext:value-type="float">
            <text:p>-224,417</text:p>
          </table:table-cell>
          <table:table-cell table:formula="of:=SUM([.$F334:.$F349])/COUNT([.$F334:.$F349])" office:value-type="float" office:value="-899.458701232249" calcext:value-type="float">
            <text:p>-899,459</text:p>
          </table:table-cell>
        </table:table-row>
        <table:table-row table:style-name="ro1">
          <table:table-cell table:number-columns-repeated="2"/>
          <table:table-cell table:formula="of:=[.C349]+[.$B$2]" office:value-type="float" office:value="1.73999999999998" calcext:value-type="float">
            <text:p>1,740</text:p>
          </table:table-cell>
          <table:table-cell table:formula="of:=[.$B$5]*SIN([.$C350]*2*PI()*[.$B$4])" office:value-type="float" office:value="-998.026728428266" calcext:value-type="float">
            <text:p>-998,027</text:p>
          </table:table-cell>
          <table:table-cell table:formula="of:=[.$B$7]*SIN([.$C350]*2*PI()*[.$B$6])" office:value-type="float" office:value="-587.785252289355" calcext:value-type="float">
            <text:p>-587,785</text:p>
          </table:table-cell>
          <table:table-cell table:formula="of:=[.D350]+[.E350]" office:value-type="float" office:value="-1585.81198071762" calcext:value-type="float">
            <text:p>-1585,812</text:p>
          </table:table-cell>
          <table:table-cell table:formula="of:=[.G349]+[.$B$10]*([.F350]-[.G349])" office:value-type="float" office:value="-993.071066169127" calcext:value-type="float">
            <text:p>-993,071</text:p>
          </table:table-cell>
          <table:table-cell table:formula="of:=SUM([.$F349:.$F350])/COUNT([.$F349:.$F350])" office:value-type="float" office:value="-996.794346512594" calcext:value-type="float">
            <text:p>-996,794</text:p>
          </table:table-cell>
          <table:table-cell table:formula="of:=SUM([.$F335:.$F350])/COUNT([.$F335:.$F350])" office:value-type="float" office:value="-982.538032951676" calcext:value-type="float">
            <text:p>-982,538</text:p>
          </table:table-cell>
        </table:table-row>
        <table:table-row table:style-name="ro1">
          <table:table-cell table:number-columns-repeated="2"/>
          <table:table-cell table:formula="of:=[.C350]+[.$B$2]" office:value-type="float" office:value="1.74499999999998" calcext:value-type="float">
            <text:p>1,745</text:p>
          </table:table-cell>
          <table:table-cell table:formula="of:=[.$B$5]*SIN([.$C351]*2*PI()*[.$B$4])" office:value-type="float" office:value="-999.506560365729" calcext:value-type="float">
            <text:p>-999,507</text:p>
          </table:table-cell>
          <table:table-cell table:formula="of:=[.$B$7]*SIN([.$C351]*2*PI()*[.$B$6])" office:value-type="float" office:value="-951.056516296342" calcext:value-type="float">
            <text:p>-951,057</text:p>
          </table:table-cell>
          <table:table-cell table:formula="of:=[.D351]+[.E351]" office:value-type="float" office:value="-1950.56307666207" calcext:value-type="float">
            <text:p>-1950,563</text:p>
          </table:table-cell>
          <table:table-cell table:formula="of:=[.G350]+[.$B$10]*([.F351]-[.G350])" office:value-type="float" office:value="-1362.53807269017" calcext:value-type="float">
            <text:p>-1362,538</text:p>
          </table:table-cell>
          <table:table-cell table:formula="of:=SUM([.$F350:.$F351])/COUNT([.$F350:.$F351])" office:value-type="float" office:value="-1768.18752868985" calcext:value-type="float">
            <text:p>-1768,188</text:p>
          </table:table-cell>
          <table:table-cell table:formula="of:=SUM([.$F336:.$F351])/COUNT([.$F336:.$F351])" office:value-type="float" office:value="-1013.9152702872" calcext:value-type="float">
            <text:p>-1013,915</text:p>
          </table:table-cell>
        </table:table-row>
        <table:table-row table:style-name="ro1">
          <table:table-cell table:number-columns-repeated="2"/>
          <table:table-cell table:formula="of:=[.C351]+[.$B$2]" office:value-type="float" office:value="1.74999999999998" calcext:value-type="float">
            <text:p>1,750</text:p>
          </table:table-cell>
          <table:table-cell table:formula="of:=[.$B$5]*SIN([.$C352]*2*PI()*[.$B$4])" office:value-type="float" office:value="-1000" calcext:value-type="float">
            <text:p>-1000,000</text:p>
          </table:table-cell>
          <table:table-cell table:formula="of:=[.$B$7]*SIN([.$C352]*2*PI()*[.$B$6])" office:value-type="float" office:value="-0.0000000038398649735774" calcext:value-type="float">
            <text:p>0,000</text:p>
          </table:table-cell>
          <table:table-cell table:formula="of:=[.D352]+[.E352]" office:value-type="float" office:value="-1000.00000000384" calcext:value-type="float">
            <text:p>-1000,000</text:p>
          </table:table-cell>
          <table:table-cell table:formula="of:=[.G351]+[.$B$10]*([.F352]-[.G351])" office:value-type="float" office:value="-1222.64567150307" calcext:value-type="float">
            <text:p>-1222,646</text:p>
          </table:table-cell>
          <table:table-cell table:formula="of:=SUM([.$F351:.$F352])/COUNT([.$F351:.$F352])" office:value-type="float" office:value="-1475.28153833296" calcext:value-type="float">
            <text:p>-1475,282</text:p>
          </table:table-cell>
          <table:table-cell table:formula="of:=SUM([.$F337:.$F352])/COUNT([.$F337:.$F352])" office:value-type="float" office:value="-962.205070516191" calcext:value-type="float">
            <text:p>-962,205</text:p>
          </table:table-cell>
        </table:table-row>
        <table:table-row table:style-name="ro1">
          <table:table-cell table:number-columns-repeated="2"/>
          <table:table-cell table:formula="of:=[.C352]+[.$B$2]" office:value-type="float" office:value="1.75499999999998" calcext:value-type="float">
            <text:p>1,755</text:p>
          </table:table-cell>
          <table:table-cell table:formula="of:=[.$B$5]*SIN([.$C353]*2*PI()*[.$B$4])" office:value-type="float" office:value="-999.506560365735" calcext:value-type="float">
            <text:p>-999,507</text:p>
          </table:table-cell>
          <table:table-cell table:formula="of:=[.$B$7]*SIN([.$C353]*2*PI()*[.$B$6])" office:value-type="float" office:value="951.056516293969" calcext:value-type="float">
            <text:p>951,057</text:p>
          </table:table-cell>
          <table:table-cell table:formula="of:=[.D353]+[.E353]" office:value-type="float" office:value="-48.4500440717654" calcext:value-type="float">
            <text:p>-48,450</text:p>
          </table:table-cell>
          <table:table-cell table:formula="of:=[.G352]+[.$B$10]*([.F353]-[.G352])" office:value-type="float" office:value="-769.559338893567" calcext:value-type="float">
            <text:p>-769,559</text:p>
          </table:table-cell>
          <table:table-cell table:formula="of:=SUM([.$F352:.$F353])/COUNT([.$F352:.$F353])" office:value-type="float" office:value="-524.225022037803" calcext:value-type="float">
            <text:p>-524,225</text:p>
          </table:table-cell>
          <table:table-cell table:formula="of:=SUM([.$F338:.$F353])/COUNT([.$F338:.$F353])" office:value-type="float" office:value="-909.545290508688" calcext:value-type="float">
            <text:p>-909,545</text:p>
          </table:table-cell>
        </table:table-row>
        <table:table-row table:style-name="ro1">
          <table:table-cell table:number-columns-repeated="2"/>
          <table:table-cell table:formula="of:=[.C353]+[.$B$2]" office:value-type="float" office:value="1.75999999999998" calcext:value-type="float">
            <text:p>1,760</text:p>
          </table:table-cell>
          <table:table-cell table:formula="of:=[.$B$5]*SIN([.$C354]*2*PI()*[.$B$4])" office:value-type="float" office:value="-998.026728428278" calcext:value-type="float">
            <text:p>-998,027</text:p>
          </table:table-cell>
          <table:table-cell table:formula="of:=[.$B$7]*SIN([.$C354]*2*PI()*[.$B$6])" office:value-type="float" office:value="587.78525229566" calcext:value-type="float">
            <text:p>587,785</text:p>
          </table:table-cell>
          <table:table-cell table:formula="of:=[.D354]+[.E354]" office:value-type="float" office:value="-410.241476132618" calcext:value-type="float">
            <text:p>-410,241</text:p>
          </table:table-cell>
          <table:table-cell table:formula="of:=[.G353]+[.$B$10]*([.F354]-[.G353])" office:value-type="float" office:value="-630.909518645479" calcext:value-type="float">
            <text:p>-630,910</text:p>
          </table:table-cell>
          <table:table-cell table:formula="of:=SUM([.$F353:.$F354])/COUNT([.$F353:.$F354])" office:value-type="float" office:value="-229.345760102192" calcext:value-type="float">
            <text:p>-229,346</text:p>
          </table:table-cell>
          <table:table-cell table:formula="of:=SUM([.$F339:.$F354])/COUNT([.$F339:.$F354])" office:value-type="float" office:value="-938.074724256232" calcext:value-type="float">
            <text:p>-938,075</text:p>
          </table:table-cell>
        </table:table-row>
        <table:table-row table:style-name="ro1">
          <table:table-cell table:number-columns-repeated="2"/>
          <table:table-cell table:formula="of:=[.C354]+[.$B$2]" office:value-type="float" office:value="1.76499999999998" calcext:value-type="float">
            <text:p>1,765</text:p>
          </table:table-cell>
          <table:table-cell table:formula="of:=[.$B$5]*SIN([.$C355]*2*PI()*[.$B$4])" office:value-type="float" office:value="-995.561964603089" calcext:value-type="float">
            <text:p>-995,562</text:p>
          </table:table-cell>
          <table:table-cell table:formula="of:=[.$B$7]*SIN([.$C355]*2*PI()*[.$B$6])" office:value-type="float" office:value="-587.785252289292" calcext:value-type="float">
            <text:p>-587,785</text:p>
          </table:table-cell>
          <table:table-cell table:formula="of:=[.D355]+[.E355]" office:value-type="float" office:value="-1583.34721689238" calcext:value-type="float">
            <text:p>-1583,347</text:p>
          </table:table-cell>
          <table:table-cell table:formula="of:=[.G354]+[.$B$10]*([.F355]-[.G354])" office:value-type="float" office:value="-998.426219999375" calcext:value-type="float">
            <text:p>-998,426</text:p>
          </table:table-cell>
          <table:table-cell table:formula="of:=SUM([.$F354:.$F355])/COUNT([.$F354:.$F355])" office:value-type="float" office:value="-996.794346512499" calcext:value-type="float">
            <text:p>-996,794</text:p>
          </table:table-cell>
          <table:table-cell table:formula="of:=SUM([.$F340:.$F355])/COUNT([.$F340:.$F355])" office:value-type="float" office:value="-1016.41083947522" calcext:value-type="float">
            <text:p>-1016,411</text:p>
          </table:table-cell>
        </table:table-row>
        <table:table-row table:style-name="ro1">
          <table:table-cell table:number-columns-repeated="2"/>
          <table:table-cell table:formula="of:=[.C355]+[.$B$2]" office:value-type="float" office:value="1.76999999999998" calcext:value-type="float">
            <text:p>1,770</text:p>
          </table:table-cell>
          <table:table-cell table:formula="of:=[.$B$5]*SIN([.$C356]*2*PI()*[.$B$4])" office:value-type="float" office:value="-992.11470131449" calcext:value-type="float">
            <text:p>-992,115</text:p>
          </table:table-cell>
          <table:table-cell table:formula="of:=[.$B$7]*SIN([.$C356]*2*PI()*[.$B$6])" office:value-type="float" office:value="-951.056516296384" calcext:value-type="float">
            <text:p>-951,057</text:p>
          </table:table-cell>
          <table:table-cell table:formula="of:=[.D356]+[.E356]" office:value-type="float" office:value="-1943.17121761087" calcext:value-type="float">
            <text:p>-1943,171</text:p>
          </table:table-cell>
          <table:table-cell table:formula="of:=[.G355]+[.$B$10]*([.F356]-[.G355])" office:value-type="float" office:value="-1362.97454245854" calcext:value-type="float">
            <text:p>-1362,975</text:p>
          </table:table-cell>
          <table:table-cell table:formula="of:=SUM([.$F355:.$F356])/COUNT([.$F355:.$F356])" office:value-type="float" office:value="-1763.25921725163" calcext:value-type="float">
            <text:p>-1763,259</text:p>
          </table:table-cell>
          <table:table-cell table:formula="of:=SUM([.$F341:.$F356])/COUNT([.$F341:.$F356])" office:value-type="float" office:value="-1043.01143193978" calcext:value-type="float">
            <text:p>-1043,011</text:p>
          </table:table-cell>
        </table:table-row>
        <table:table-row table:style-name="ro1">
          <table:table-cell table:number-columns-repeated="2"/>
          <table:table-cell table:formula="of:=[.C356]+[.$B$2]" office:value-type="float" office:value="1.77499999999998" calcext:value-type="float">
            <text:p>1,775</text:p>
          </table:table-cell>
          <table:table-cell table:formula="of:=[.$B$5]*SIN([.$C357]*2*PI()*[.$B$4])" office:value-type="float" office:value="-987.688340595154" calcext:value-type="float">
            <text:p>-987,688</text:p>
          </table:table-cell>
          <table:table-cell table:formula="of:=[.$B$7]*SIN([.$C357]*2*PI()*[.$B$6])" office:value-type="float" office:value="-0.00000000403195644159246" calcext:value-type="float">
            <text:p>0,000</text:p>
          </table:table-cell>
          <table:table-cell table:formula="of:=[.D357]+[.E357]" office:value-type="float" office:value="-987.688340599185" calcext:value-type="float">
            <text:p>-987,688</text:p>
          </table:table-cell>
          <table:table-cell table:formula="of:=[.G356]+[.$B$10]*([.F357]-[.G356])" office:value-type="float" office:value="-1218.16302646662" calcext:value-type="float">
            <text:p>-1218,163</text:p>
          </table:table-cell>
          <table:table-cell table:formula="of:=SUM([.$F356:.$F357])/COUNT([.$F356:.$F357])" office:value-type="float" office:value="-1465.42977910503" calcext:value-type="float">
            <text:p>-1465,430</text:p>
          </table:table-cell>
          <table:table-cell table:formula="of:=SUM([.$F342:.$F357])/COUNT([.$F342:.$F357])" office:value-type="float" office:value="-986.495872899078" calcext:value-type="float">
            <text:p>-986,496</text:p>
          </table:table-cell>
        </table:table-row>
        <table:table-row table:style-name="ro1">
          <table:table-cell table:number-columns-repeated="2"/>
          <table:table-cell table:formula="of:=[.C357]+[.$B$2]" office:value-type="float" office:value="1.77999999999998" calcext:value-type="float">
            <text:p>1,780</text:p>
          </table:table-cell>
          <table:table-cell table:formula="of:=[.$B$5]*SIN([.$C358]*2*PI()*[.$B$4])" office:value-type="float" office:value="-982.287250728708" calcext:value-type="float">
            <text:p>-982,287</text:p>
          </table:table-cell>
          <table:table-cell table:formula="of:=[.$B$7]*SIN([.$C358]*2*PI()*[.$B$6])" office:value-type="float" office:value="951.05651629391" calcext:value-type="float">
            <text:p>951,057</text:p>
          </table:table-cell>
          <table:table-cell table:formula="of:=[.D358]+[.E358]" office:value-type="float" office:value="-31.2307344347977" calcext:value-type="float">
            <text:p>-31,231</text:p>
          </table:table-cell>
          <table:table-cell table:formula="of:=[.G357]+[.$B$10]*([.F358]-[.G357])" office:value-type="float" office:value="-760.162002881693" calcext:value-type="float">
            <text:p>-760,162</text:p>
          </table:table-cell>
          <table:table-cell table:formula="of:=SUM([.$F357:.$F358])/COUNT([.$F357:.$F358])" office:value-type="float" office:value="-509.459537516992" calcext:value-type="float">
            <text:p>-509,460</text:p>
          </table:table-cell>
          <table:table-cell table:formula="of:=SUM([.$F343:.$F358])/COUNT([.$F343:.$F358])" office:value-type="float" office:value="-929.006761532585" calcext:value-type="float">
            <text:p>-929,007</text:p>
          </table:table-cell>
        </table:table-row>
        <table:table-row table:style-name="ro1">
          <table:table-cell table:number-columns-repeated="2"/>
          <table:table-cell table:formula="of:=[.C358]+[.$B$2]" office:value-type="float" office:value="1.78499999999998" calcext:value-type="float">
            <text:p>1,785</text:p>
          </table:table-cell>
          <table:table-cell table:formula="of:=[.$B$5]*SIN([.$C359]*2*PI()*[.$B$4])" office:value-type="float" office:value="-975.916761938769" calcext:value-type="float">
            <text:p>-975,917</text:p>
          </table:table-cell>
          <table:table-cell table:formula="of:=[.$B$7]*SIN([.$C359]*2*PI()*[.$B$6])" office:value-type="float" office:value="587.785252295724" calcext:value-type="float">
            <text:p>587,785</text:p>
          </table:table-cell>
          <table:table-cell table:formula="of:=[.D359]+[.E359]" office:value-type="float" office:value="-388.131509643046" calcext:value-type="float">
            <text:p>-388,132</text:p>
          </table:table-cell>
          <table:table-cell table:formula="of:=[.G358]+[.$B$10]*([.F359]-[.G358])" office:value-type="float" office:value="-616.606765694214" calcext:value-type="float">
            <text:p>-616,607</text:p>
          </table:table-cell>
          <table:table-cell table:formula="of:=SUM([.$F358:.$F359])/COUNT([.$F358:.$F359])" office:value-type="float" office:value="-209.681122038922" calcext:value-type="float">
            <text:p>-209,681</text:p>
          </table:table-cell>
          <table:table-cell table:formula="of:=SUM([.$F344:.$F359])/COUNT([.$F344:.$F359])" office:value-type="float" office:value="-952.687657798844" calcext:value-type="float">
            <text:p>-952,688</text:p>
          </table:table-cell>
        </table:table-row>
        <table:table-row table:style-name="ro1">
          <table:table-cell table:number-columns-repeated="2"/>
          <table:table-cell table:formula="of:=[.C359]+[.$B$2]" office:value-type="float" office:value="1.78999999999998" calcext:value-type="float">
            <text:p>1,790</text:p>
          </table:table-cell>
          <table:table-cell table:formula="of:=[.$B$5]*SIN([.$C360]*2*PI()*[.$B$4])" office:value-type="float" office:value="-968.583161128656" calcext:value-type="float">
            <text:p>-968,583</text:p>
          </table:table-cell>
          <table:table-cell table:formula="of:=[.$B$7]*SIN([.$C360]*2*PI()*[.$B$6])" office:value-type="float" office:value="-587.785252289182" calcext:value-type="float">
            <text:p>-587,785</text:p>
          </table:table-cell>
          <table:table-cell table:formula="of:=[.D360]+[.E360]" office:value-type="float" office:value="-1556.36841341784" calcext:value-type="float">
            <text:p>-1556,368</text:p>
          </table:table-cell>
          <table:table-cell table:formula="of:=[.G359]+[.$B$10]*([.F360]-[.G359])" office:value-type="float" office:value="-979.232165199092" calcext:value-type="float">
            <text:p>-979,232</text:p>
          </table:table-cell>
          <table:table-cell table:formula="of:=SUM([.$F359:.$F360])/COUNT([.$F359:.$F360])" office:value-type="float" office:value="-972.249961530442" calcext:value-type="float">
            <text:p>-972,250</text:p>
          </table:table-cell>
          <table:table-cell table:formula="of:=SUM([.$F345:.$F360])/COUNT([.$F345:.$F360])" office:value-type="float" office:value="-1026.16081433539" calcext:value-type="float">
            <text:p>-1026,161</text:p>
          </table:table-cell>
        </table:table-row>
        <table:table-row table:style-name="ro1">
          <table:table-cell table:number-columns-repeated="2"/>
          <table:table-cell table:formula="of:=[.C360]+[.$B$2]" office:value-type="float" office:value="1.79499999999998" calcext:value-type="float">
            <text:p>1,795</text:p>
          </table:table-cell>
          <table:table-cell table:formula="of:=[.$B$5]*SIN([.$C361]*2*PI()*[.$B$4])" office:value-type="float" office:value="-960.293685676972" calcext:value-type="float">
            <text:p>-960,294</text:p>
          </table:table-cell>
          <table:table-cell table:formula="of:=[.$B$7]*SIN([.$C361]*2*PI()*[.$B$6])" office:value-type="float" office:value="-951.056516296426" calcext:value-type="float">
            <text:p>-951,057</text:p>
          </table:table-cell>
          <table:table-cell table:formula="of:=[.D361]+[.E361]" office:value-type="float" office:value="-1911.3502019734" calcext:value-type="float">
            <text:p>-1911,350</text:p>
          </table:table-cell>
          <table:table-cell table:formula="of:=[.G360]+[.$B$10]*([.F361]-[.G360])" office:value-type="float" office:value="-1338.90812802407" calcext:value-type="float">
            <text:p>-1338,908</text:p>
          </table:table-cell>
          <table:table-cell table:formula="of:=SUM([.$F360:.$F361])/COUNT([.$F360:.$F361])" office:value-type="float" office:value="-1733.85930769562" calcext:value-type="float">
            <text:p>-1733,859</text:p>
          </table:table-cell>
          <table:table-cell table:formula="of:=SUM([.$F346:.$F361])/COUNT([.$F346:.$F361])" office:value-type="float" office:value="-1047.88882606946" calcext:value-type="float">
            <text:p>-1047,889</text:p>
          </table:table-cell>
        </table:table-row>
        <table:table-row table:style-name="ro1">
          <table:table-cell table:number-columns-repeated="2"/>
          <table:table-cell table:formula="of:=[.C361]+[.$B$2]" office:value-type="float" office:value="1.79999999999998" calcext:value-type="float">
            <text:p>1,800</text:p>
          </table:table-cell>
          <table:table-cell table:formula="of:=[.$B$5]*SIN([.$C362]*2*PI()*[.$B$4])" office:value-type="float" office:value="-951.056516295185" calcext:value-type="float">
            <text:p>-951,057</text:p>
          </table:table-cell>
          <table:table-cell table:formula="of:=[.$B$7]*SIN([.$C362]*2*PI()*[.$B$6])" office:value-type="float" office:value="-0.00000000416720449074671" calcext:value-type="float">
            <text:p>0,000</text:p>
          </table:table-cell>
          <table:table-cell table:formula="of:=[.D362]+[.E362]" office:value-type="float" office:value="-951.056516299353" calcext:value-type="float">
            <text:p>-951,057</text:p>
          </table:table-cell>
          <table:table-cell table:formula="of:=[.G361]+[.$B$10]*([.F362]-[.G361])" office:value-type="float" office:value="-1189.24800304348" calcext:value-type="float">
            <text:p>-1189,248</text:p>
          </table:table-cell>
          <table:table-cell table:formula="of:=SUM([.$F361:.$F362])/COUNT([.$F361:.$F362])" office:value-type="float" office:value="-1431.20335913638" calcext:value-type="float">
            <text:p>-1431,203</text:p>
          </table:table-cell>
          <table:table-cell table:formula="of:=SUM([.$F347:.$F362])/COUNT([.$F347:.$F362])" office:value-type="float" office:value="-986.495872899107" calcext:value-type="float">
            <text:p>-986,496</text:p>
          </table:table-cell>
        </table:table-row>
        <table:table-row table:style-name="ro1">
          <table:table-cell table:number-columns-repeated="2"/>
          <table:table-cell table:formula="of:=[.C362]+[.$B$2]" office:value-type="float" office:value="1.80499999999998" calcext:value-type="float">
            <text:p>1,805</text:p>
          </table:table-cell>
          <table:table-cell table:formula="of:=[.$B$5]*SIN([.$C363]*2*PI()*[.$B$4])" office:value-type="float" office:value="-940.880768954261" calcext:value-type="float">
            <text:p>-940,881</text:p>
          </table:table-cell>
          <table:table-cell table:formula="of:=[.$B$7]*SIN([.$C363]*2*PI()*[.$B$6])" office:value-type="float" office:value="951.056516293868" calcext:value-type="float">
            <text:p>951,057</text:p>
          </table:table-cell>
          <table:table-cell table:formula="of:=[.D363]+[.E363]" office:value-type="float" office:value="10.1757473396074" calcext:value-type="float">
            <text:p>10,176</text:p>
          </table:table-cell>
          <table:table-cell table:formula="of:=[.G362]+[.$B$10]*([.F363]-[.G362])" office:value-type="float" office:value="-726.426906106973" calcext:value-type="float">
            <text:p>-726,427</text:p>
          </table:table-cell>
          <table:table-cell table:formula="of:=SUM([.$F362:.$F363])/COUNT([.$F362:.$F363])" office:value-type="float" office:value="-470.440384479873" calcext:value-type="float">
            <text:p>-470,440</text:p>
          </table:table-cell>
          <table:table-cell table:formula="of:=SUM([.$F348:.$F363])/COUNT([.$F348:.$F363])" office:value-type="float" office:value="-924.129367402951" calcext:value-type="float">
            <text:p>-924,129</text:p>
          </table:table-cell>
        </table:table-row>
        <table:table-row table:style-name="ro1">
          <table:table-cell table:number-columns-repeated="2"/>
          <table:table-cell table:formula="of:=[.C363]+[.$B$2]" office:value-type="float" office:value="1.80999999999998" calcext:value-type="float">
            <text:p>1,810</text:p>
          </table:table-cell>
          <table:table-cell table:formula="of:=[.$B$5]*SIN([.$C364]*2*PI()*[.$B$4])" office:value-type="float" office:value="-929.77648588829" calcext:value-type="float">
            <text:p>-929,776</text:p>
          </table:table-cell>
          <table:table-cell table:formula="of:=[.$B$7]*SIN([.$C364]*2*PI()*[.$B$6])" office:value-type="float" office:value="587.785252295879" calcext:value-type="float">
            <text:p>587,785</text:p>
          </table:table-cell>
          <table:table-cell table:formula="of:=[.D364]+[.E364]" office:value-type="float" office:value="-341.991233592411" calcext:value-type="float">
            <text:p>-341,991</text:p>
          </table:table-cell>
          <table:table-cell table:formula="of:=[.G363]+[.$B$10]*([.F364]-[.G363])" office:value-type="float" office:value="-578.084888035474" calcext:value-type="float">
            <text:p>-578,085</text:p>
          </table:table-cell>
          <table:table-cell table:formula="of:=SUM([.$F363:.$F364])/COUNT([.$F363:.$F364])" office:value-type="float" office:value="-165.907743126402" calcext:value-type="float">
            <text:p>-165,908</text:p>
          </table:table-cell>
          <table:table-cell table:formula="of:=SUM([.$F349:.$F364])/COUNT([.$F349:.$F364])" office:value-type="float" office:value="-942.937682938697" calcext:value-type="float">
            <text:p>-942,938</text:p>
          </table:table-cell>
        </table:table-row>
        <table:table-row table:style-name="ro1">
          <table:table-cell table:number-columns-repeated="2"/>
          <table:table-cell table:formula="of:=[.C364]+[.$B$2]" office:value-type="float" office:value="1.81499999999998" calcext:value-type="float">
            <text:p>1,815</text:p>
          </table:table-cell>
          <table:table-cell table:formula="of:=[.$B$5]*SIN([.$C365]*2*PI()*[.$B$4])" office:value-type="float" office:value="-917.754625684023" calcext:value-type="float">
            <text:p>-917,755</text:p>
          </table:table-cell>
          <table:table-cell table:formula="of:=[.$B$7]*SIN([.$C365]*2*PI()*[.$B$6])" office:value-type="float" office:value="-587.785252289073" calcext:value-type="float">
            <text:p>-587,785</text:p>
          </table:table-cell>
          <table:table-cell table:formula="of:=[.D365]+[.E365]" office:value-type="float" office:value="-1505.5398779731" calcext:value-type="float">
            <text:p>-1505,540</text:p>
          </table:table-cell>
          <table:table-cell table:formula="of:=[.G364]+[.$B$10]*([.F365]-[.G364])" office:value-type="float" office:value="-935.961523098827" calcext:value-type="float">
            <text:p>-935,962</text:p>
          </table:table-cell>
          <table:table-cell table:formula="of:=SUM([.$F364:.$F365])/COUNT([.$F364:.$F365])" office:value-type="float" office:value="-923.765555782754" calcext:value-type="float">
            <text:p>-923,766</text:p>
          </table:table-cell>
          <table:table-cell table:formula="of:=SUM([.$F350:.$F365])/COUNT([.$F350:.$F365])" office:value-type="float" office:value="-1011.54788079279" calcext:value-type="float">
            <text:p>-1011,548</text:p>
          </table:table-cell>
        </table:table-row>
        <table:table-row table:style-name="ro1">
          <table:table-cell table:number-columns-repeated="2"/>
          <table:table-cell table:formula="of:=[.C365]+[.$B$2]" office:value-type="float" office:value="1.81999999999998" calcext:value-type="float">
            <text:p>1,820</text:p>
          </table:table-cell>
          <table:table-cell table:formula="of:=[.$B$5]*SIN([.$C366]*2*PI()*[.$B$4])" office:value-type="float" office:value="-904.827052466065" calcext:value-type="float">
            <text:p>-904,827</text:p>
          </table:table-cell>
          <table:table-cell table:formula="of:=[.$B$7]*SIN([.$C366]*2*PI()*[.$B$6])" office:value-type="float" office:value="-951.056516296468" calcext:value-type="float">
            <text:p>-951,057</text:p>
          </table:table-cell>
          <table:table-cell table:formula="of:=[.D366]+[.E366]" office:value-type="float" office:value="-1855.88356876253" calcext:value-type="float">
            <text:p>-1855,884</text:p>
          </table:table-cell>
          <table:table-cell table:formula="of:=[.G365]+[.$B$10]*([.F366]-[.G365])" office:value-type="float" office:value="-1290.93142438198" calcext:value-type="float">
            <text:p>-1290,931</text:p>
          </table:table-cell>
          <table:table-cell table:formula="of:=SUM([.$F365:.$F366])/COUNT([.$F365:.$F366])" office:value-type="float" office:value="-1680.71172336781" calcext:value-type="float">
            <text:p>-1680,712</text:p>
          </table:table-cell>
          <table:table-cell table:formula="of:=SUM([.$F351:.$F366])/COUNT([.$F351:.$F366])" office:value-type="float" office:value="-1028.4273550456" calcext:value-type="float">
            <text:p>-1028,427</text:p>
          </table:table-cell>
        </table:table-row>
        <table:table-row table:style-name="ro1">
          <table:table-cell table:number-columns-repeated="2"/>
          <table:table-cell table:formula="of:=[.C366]+[.$B$2]" office:value-type="float" office:value="1.82499999999998" calcext:value-type="float">
            <text:p>1,825</text:p>
          </table:table-cell>
          <table:table-cell table:formula="of:=[.$B$5]*SIN([.$C367]*2*PI()*[.$B$4])" office:value-type="float" office:value="-891.006524188416" calcext:value-type="float">
            <text:p>-891,007</text:p>
          </table:table-cell>
          <table:table-cell table:formula="of:=[.$B$7]*SIN([.$C367]*2*PI()*[.$B$6])" office:value-type="float" office:value="-0.00000000424560912104015" calcext:value-type="float">
            <text:p>0,000</text:p>
          </table:table-cell>
          <table:table-cell table:formula="of:=[.D367]+[.E367]" office:value-type="float" office:value="-891.006524192662" calcext:value-type="float">
            <text:p>-891,007</text:p>
          </table:table-cell>
          <table:table-cell table:formula="of:=[.G366]+[.$B$10]*([.F367]-[.G366])" office:value-type="float" office:value="-1136.61258507375" calcext:value-type="float">
            <text:p>-1136,613</text:p>
          </table:table-cell>
          <table:table-cell table:formula="of:=SUM([.$F366:.$F367])/COUNT([.$F366:.$F367])" office:value-type="float" office:value="-1373.4450464776" calcext:value-type="float">
            <text:p>-1373,445</text:p>
          </table:table-cell>
          <table:table-cell table:formula="of:=SUM([.$F352:.$F367])/COUNT([.$F352:.$F367])" office:value-type="float" office:value="-962.205070516262" calcext:value-type="float">
            <text:p>-962,205</text:p>
          </table:table-cell>
        </table:table-row>
        <table:table-row table:style-name="ro1">
          <table:table-cell table:number-columns-repeated="2"/>
          <table:table-cell table:formula="of:=[.C367]+[.$B$2]" office:value-type="float" office:value="1.82999999999998" calcext:value-type="float">
            <text:p>1,830</text:p>
          </table:table-cell>
          <table:table-cell table:formula="of:=[.$B$5]*SIN([.$C368]*2*PI()*[.$B$4])" office:value-type="float" office:value="-876.306680043916" calcext:value-type="float">
            <text:p>-876,307</text:p>
          </table:table-cell>
          <table:table-cell table:formula="of:=[.$B$7]*SIN([.$C368]*2*PI()*[.$B$6])" office:value-type="float" office:value="951.056516293809" calcext:value-type="float">
            <text:p>951,057</text:p>
          </table:table-cell>
          <table:table-cell table:formula="of:=[.D368]+[.E368]" office:value-type="float" office:value="74.749836249893" calcext:value-type="float">
            <text:p>74,750</text:p>
          </table:table-cell>
          <table:table-cell table:formula="of:=[.G367]+[.$B$10]*([.F368]-[.G367])" office:value-type="float" office:value="-669.184718612371" calcext:value-type="float">
            <text:p>-669,185</text:p>
          </table:table-cell>
          <table:table-cell table:formula="of:=SUM([.$F367:.$F368])/COUNT([.$F367:.$F368])" office:value-type="float" office:value="-408.128343971384" calcext:value-type="float">
            <text:p>-408,128</text:p>
          </table:table-cell>
          <table:table-cell table:formula="of:=SUM([.$F353:.$F368])/COUNT([.$F353:.$F368])" office:value-type="float" office:value="-895.033205750404" calcext:value-type="float">
            <text:p>-895,033</text:p>
          </table:table-cell>
        </table:table-row>
        <table:table-row table:style-name="ro1">
          <table:table-cell table:number-columns-repeated="2"/>
          <table:table-cell table:formula="of:=[.C368]+[.$B$2]" office:value-type="float" office:value="1.83499999999998" calcext:value-type="float">
            <text:p>1,835</text:p>
          </table:table-cell>
          <table:table-cell table:formula="of:=[.$B$5]*SIN([.$C369]*2*PI()*[.$B$4])" office:value-type="float" office:value="-860.742027003999" calcext:value-type="float">
            <text:p>-860,742</text:p>
          </table:table-cell>
          <table:table-cell table:formula="of:=[.$B$7]*SIN([.$C369]*2*PI()*[.$B$6])" office:value-type="float" office:value="587.785252295989" calcext:value-type="float">
            <text:p>587,785</text:p>
          </table:table-cell>
          <table:table-cell table:formula="of:=[.D369]+[.E369]" office:value-type="float" office:value="-272.95677470801" calcext:value-type="float">
            <text:p>-272,957</text:p>
          </table:table-cell>
          <table:table-cell table:formula="of:=[.G368]+[.$B$10]*([.F369]-[.G368])" office:value-type="float" office:value="-516.292422144053" calcext:value-type="float">
            <text:p>-516,292</text:p>
          </table:table-cell>
          <table:table-cell table:formula="of:=SUM([.$F368:.$F369])/COUNT([.$F368:.$F369])" office:value-type="float" office:value="-99.1034692290586" calcext:value-type="float">
            <text:p>-99,103</text:p>
          </table:table-cell>
          <table:table-cell table:formula="of:=SUM([.$F354:.$F369])/COUNT([.$F354:.$F369])" office:value-type="float" office:value="-909.064876415169" calcext:value-type="float">
            <text:p>-909,065</text:p>
          </table:table-cell>
        </table:table-row>
        <table:table-row table:style-name="ro1">
          <table:table-cell table:number-columns-repeated="2"/>
          <table:table-cell table:formula="of:=[.C369]+[.$B$2]" office:value-type="float" office:value="1.83999999999998" calcext:value-type="float">
            <text:p>1,840</text:p>
          </table:table-cell>
          <table:table-cell table:formula="of:=[.$B$5]*SIN([.$C370]*2*PI()*[.$B$4])" office:value-type="float" office:value="-844.327925502073" calcext:value-type="float">
            <text:p>-844,328</text:p>
          </table:table-cell>
          <table:table-cell table:formula="of:=[.$B$7]*SIN([.$C370]*2*PI()*[.$B$6])" office:value-type="float" office:value="-587.785252288964" calcext:value-type="float">
            <text:p>-587,785</text:p>
          </table:table-cell>
          <table:table-cell table:formula="of:=[.D370]+[.E370]" office:value-type="float" office:value="-1432.11317779104" calcext:value-type="float">
            <text:p>-1432,113</text:p>
          </table:table-cell>
          <table:table-cell table:formula="of:=[.G369]+[.$B$10]*([.F370]-[.G369])" office:value-type="float" office:value="-869.679760514149" calcext:value-type="float">
            <text:p>-869,680</text:p>
          </table:table-cell>
          <table:table-cell table:formula="of:=SUM([.$F369:.$F370])/COUNT([.$F369:.$F370])" office:value-type="float" office:value="-852.534976249524" calcext:value-type="float">
            <text:p>-852,535</text:p>
          </table:table-cell>
          <table:table-cell table:formula="of:=SUM([.$F355:.$F370])/COUNT([.$F355:.$F370])" office:value-type="float" office:value="-972.93185776882" calcext:value-type="float">
            <text:p>-972,932</text:p>
          </table:table-cell>
        </table:table-row>
        <table:table-row table:style-name="ro1">
          <table:table-cell table:number-columns-repeated="2"/>
          <table:table-cell table:formula="of:=[.C370]+[.$B$2]" office:value-type="float" office:value="1.84499999999998" calcext:value-type="float">
            <text:p>1,845</text:p>
          </table:table-cell>
          <table:table-cell table:formula="of:=[.$B$5]*SIN([.$C371]*2*PI()*[.$B$4])" office:value-type="float" office:value="-827.080574274623" calcext:value-type="float">
            <text:p>-827,081</text:p>
          </table:table-cell>
          <table:table-cell table:formula="of:=[.$B$7]*SIN([.$C371]*2*PI()*[.$B$6])" office:value-type="float" office:value="-951.056516296492" calcext:value-type="float">
            <text:p>-951,057</text:p>
          </table:table-cell>
          <table:table-cell table:formula="of:=[.D371]+[.E371]" office:value-type="float" office:value="-1778.13709057111" calcext:value-type="float">
            <text:p>-1778,137</text:p>
          </table:table-cell>
          <table:table-cell table:formula="of:=[.G370]+[.$B$10]*([.F371]-[.G370])" office:value-type="float" office:value="-1220.22577720148" calcext:value-type="float">
            <text:p>-1220,226</text:p>
          </table:table-cell>
          <table:table-cell table:formula="of:=SUM([.$F370:.$F371])/COUNT([.$F370:.$F371])" office:value-type="float" office:value="-1605.12513418108" calcext:value-type="float">
            <text:p>-1605,125</text:p>
          </table:table-cell>
          <table:table-cell table:formula="of:=SUM([.$F356:.$F371])/COUNT([.$F356:.$F371])" office:value-type="float" office:value="-985.106224873741" calcext:value-type="float">
            <text:p>-985,106</text:p>
          </table:table-cell>
        </table:table-row>
        <table:table-row table:style-name="ro1">
          <table:table-cell table:number-columns-repeated="2"/>
          <table:table-cell table:formula="of:=[.C371]+[.$B$2]" office:value-type="float" office:value="1.84999999999998" calcext:value-type="float">
            <text:p>1,850</text:p>
          </table:table-cell>
          <table:table-cell table:formula="of:=[.$B$5]*SIN([.$C372]*2*PI()*[.$B$4])" office:value-type="float" office:value="-809.016994375012" calcext:value-type="float">
            <text:p>-809,017</text:p>
          </table:table-cell>
          <table:table-cell table:formula="of:=[.$B$7]*SIN([.$C372]*2*PI()*[.$B$6])" office:value-type="float" office:value="-0.0000000044377005890552" calcext:value-type="float">
            <text:p>0,000</text:p>
          </table:table-cell>
          <table:table-cell table:formula="of:=[.D372]+[.E372]" office:value-type="float" office:value="-809.01699437945" calcext:value-type="float">
            <text:p>-809,017</text:p>
          </table:table-cell>
          <table:table-cell table:formula="of:=[.G371]+[.$B$10]*([.F372]-[.G371])" office:value-type="float" office:value="-1061.55283123486" calcext:value-type="float">
            <text:p>-1061,553</text:p>
          </table:table-cell>
          <table:table-cell table:formula="of:=SUM([.$F371:.$F372])/COUNT([.$F371:.$F372])" office:value-type="float" office:value="-1293.57704247528" calcext:value-type="float">
            <text:p>-1293,577</text:p>
          </table:table-cell>
          <table:table-cell table:formula="of:=SUM([.$F357:.$F372])/COUNT([.$F357:.$F372])" office:value-type="float" office:value="-914.221585921777" calcext:value-type="float">
            <text:p>-914,222</text:p>
          </table:table-cell>
        </table:table-row>
        <table:table-row table:style-name="ro1">
          <table:table-cell table:number-columns-repeated="2"/>
          <table:table-cell table:formula="of:=[.C372]+[.$B$2]" office:value-type="float" office:value="1.85499999999998" calcext:value-type="float">
            <text:p>1,855</text:p>
          </table:table-cell>
          <table:table-cell table:formula="of:=[.$B$5]*SIN([.$C373]*2*PI()*[.$B$4])" office:value-type="float" office:value="-790.155012375758" calcext:value-type="float">
            <text:p>-790,155</text:p>
          </table:table-cell>
          <table:table-cell table:formula="of:=[.$B$7]*SIN([.$C373]*2*PI()*[.$B$6])" office:value-type="float" office:value="951.056516293784" calcext:value-type="float">
            <text:p>951,057</text:p>
          </table:table-cell>
          <table:table-cell table:formula="of:=[.D373]+[.E373]" office:value-type="float" office:value="160.901503918026" calcext:value-type="float">
            <text:p>160,902</text:p>
          </table:table-cell>
          <table:table-cell table:formula="of:=[.G372]+[.$B$10]*([.F373]-[.G372])" office:value-type="float" office:value="-589.84493302996" calcext:value-type="float">
            <text:p>-589,845</text:p>
          </table:table-cell>
          <table:table-cell table:formula="of:=SUM([.$F372:.$F373])/COUNT([.$F372:.$F373])" office:value-type="float" office:value="-324.057745230712" calcext:value-type="float">
            <text:p>-324,058</text:p>
          </table:table-cell>
          <table:table-cell table:formula="of:=SUM([.$F358:.$F373])/COUNT([.$F358:.$F373])" office:value-type="float" office:value="-842.434720639451" calcext:value-type="float">
            <text:p>-842,435</text:p>
          </table:table-cell>
        </table:table-row>
        <table:table-row table:style-name="ro1">
          <table:table-cell table:number-columns-repeated="2"/>
          <table:table-cell table:formula="of:=[.C373]+[.$B$2]" office:value-type="float" office:value="1.85999999999998" calcext:value-type="float">
            <text:p>1,860</text:p>
          </table:table-cell>
          <table:table-cell table:formula="of:=[.$B$5]*SIN([.$C374]*2*PI()*[.$B$4])" office:value-type="float" office:value="-770.51324277586" calcext:value-type="float">
            <text:p>-770,513</text:p>
          </table:table-cell>
          <table:table-cell table:formula="of:=[.$B$7]*SIN([.$C374]*2*PI()*[.$B$6])" office:value-type="float" office:value="587.785252296052" calcext:value-type="float">
            <text:p>587,785</text:p>
          </table:table-cell>
          <table:table-cell table:formula="of:=[.D374]+[.E374]" office:value-type="float" office:value="-182.727990479808" calcext:value-type="float">
            <text:p>-182,728</text:p>
          </table:table-cell>
          <table:table-cell table:formula="of:=[.G373]+[.$B$10]*([.F374]-[.G373])" office:value-type="float" office:value="-432.75090360765" calcext:value-type="float">
            <text:p>-432,751</text:p>
          </table:table-cell>
          <table:table-cell table:formula="of:=SUM([.$F373:.$F374])/COUNT([.$F373:.$F374])" office:value-type="float" office:value="-10.913243280891" calcext:value-type="float">
            <text:p>-10,913</text:p>
          </table:table-cell>
          <table:table-cell table:formula="of:=SUM([.$F359:.$F374])/COUNT([.$F359:.$F374])" office:value-type="float" office:value="-851.903299142264" calcext:value-type="float">
            <text:p>-851,903</text:p>
          </table:table-cell>
        </table:table-row>
        <table:table-row table:style-name="ro1">
          <table:table-cell table:number-columns-repeated="2"/>
          <table:table-cell table:formula="of:=[.C374]+[.$B$2]" office:value-type="float" office:value="1.86499999999998" calcext:value-type="float">
            <text:p>1,865</text:p>
          </table:table-cell>
          <table:table-cell table:formula="of:=[.$B$5]*SIN([.$C375]*2*PI()*[.$B$4])" office:value-type="float" office:value="-750.111069630534" calcext:value-type="float">
            <text:p>-750,111</text:p>
          </table:table-cell>
          <table:table-cell table:formula="of:=[.$B$7]*SIN([.$C375]*2*PI()*[.$B$6])" office:value-type="float" office:value="-587.785252288808" calcext:value-type="float">
            <text:p>-587,785</text:p>
          </table:table-cell>
          <table:table-cell table:formula="of:=[.D375]+[.E375]" office:value-type="float" office:value="-1337.89632191934" calcext:value-type="float">
            <text:p>-1337,896</text:p>
          </table:table-cell>
          <table:table-cell table:formula="of:=[.G374]+[.$B$10]*([.F375]-[.G374])" office:value-type="float" office:value="-782.01895441644" calcext:value-type="float">
            <text:p>-782,019</text:p>
          </table:table-cell>
          <table:table-cell table:formula="of:=SUM([.$F374:.$F375])/COUNT([.$F374:.$F375])" office:value-type="float" office:value="-760.312156199575" calcext:value-type="float">
            <text:p>-760,312</text:p>
          </table:table-cell>
          <table:table-cell table:formula="of:=SUM([.$F360:.$F375])/COUNT([.$F360:.$F375])" office:value-type="float" office:value="-911.263599909533" calcext:value-type="float">
            <text:p>-911,264</text:p>
          </table:table-cell>
        </table:table-row>
        <table:table-row table:style-name="ro1">
          <table:table-cell table:number-columns-repeated="2"/>
          <table:table-cell table:formula="of:=[.C375]+[.$B$2]" office:value-type="float" office:value="1.86999999999998" calcext:value-type="float">
            <text:p>1,870</text:p>
          </table:table-cell>
          <table:table-cell table:formula="of:=[.$B$5]*SIN([.$C376]*2*PI()*[.$B$4])" office:value-type="float" office:value="-728.968627421489" calcext:value-type="float">
            <text:p>-728,969</text:p>
          </table:table-cell>
          <table:table-cell table:formula="of:=[.$B$7]*SIN([.$C376]*2*PI()*[.$B$6])" office:value-type="float" office:value="-951.056516296551" calcext:value-type="float">
            <text:p>-951,057</text:p>
          </table:table-cell>
          <table:table-cell table:formula="of:=[.D376]+[.E376]" office:value-type="float" office:value="-1680.02514371804" calcext:value-type="float">
            <text:p>-1680,025</text:p>
          </table:table-cell>
          <table:table-cell table:formula="of:=[.G375]+[.$B$10]*([.F376]-[.G375])" office:value-type="float" office:value="-1128.53219417478" calcext:value-type="float">
            <text:p>-1128,532</text:p>
          </table:table-cell>
          <table:table-cell table:formula="of:=SUM([.$F375:.$F376])/COUNT([.$F375:.$F376])" office:value-type="float" office:value="-1508.96073281869" calcext:value-type="float">
            <text:p>-1508,961</text:p>
          </table:table-cell>
          <table:table-cell table:formula="of:=SUM([.$F361:.$F376])/COUNT([.$F361:.$F376])" office:value-type="float" office:value="-918.992145553296" calcext:value-type="float">
            <text:p>-918,992</text:p>
          </table:table-cell>
        </table:table-row>
        <table:table-row table:style-name="ro1">
          <table:table-cell table:number-columns-repeated="2"/>
          <table:table-cell table:formula="of:=[.C376]+[.$B$2]" office:value-type="float" office:value="1.87499999999998" calcext:value-type="float">
            <text:p>1,875</text:p>
          </table:table-cell>
          <table:table-cell table:formula="of:=[.$B$5]*SIN([.$C377]*2*PI()*[.$B$4])" office:value-type="float" office:value="-707.106781186628" calcext:value-type="float">
            <text:p>-707,107</text:p>
          </table:table-cell>
          <table:table-cell table:formula="of:=[.$B$7]*SIN([.$C377]*2*PI()*[.$B$6])" office:value-type="float" office:value="-0.00000000451610521934864" calcext:value-type="float">
            <text:p>0,000</text:p>
          </table:table-cell>
          <table:table-cell table:formula="of:=[.D377]+[.E377]" office:value-type="float" office:value="-707.106781191144" calcext:value-type="float">
            <text:p>-707,107</text:p>
          </table:table-cell>
          <table:table-cell table:formula="of:=[.G376]+[.$B$10]*([.F377]-[.G376])" office:value-type="float" office:value="-965.916961775294" calcext:value-type="float">
            <text:p>-965,917</text:p>
          </table:table-cell>
          <table:table-cell table:formula="of:=SUM([.$F376:.$F377])/COUNT([.$F376:.$F377])" office:value-type="float" office:value="-1193.56596245459" calcext:value-type="float">
            <text:p>-1193,566</text:p>
          </table:table-cell>
          <table:table-cell table:formula="of:=SUM([.$F362:.$F377])/COUNT([.$F362:.$F377])" office:value-type="float" office:value="-843.726931754405" calcext:value-type="float">
            <text:p>-843,727</text:p>
          </table:table-cell>
        </table:table-row>
        <table:table-row table:style-name="ro1">
          <table:table-cell table:number-columns-repeated="2"/>
          <table:table-cell table:formula="of:=[.C377]+[.$B$2]" office:value-type="float" office:value="1.87999999999998" calcext:value-type="float">
            <text:p>1,880</text:p>
          </table:table-cell>
          <table:table-cell table:formula="of:=[.$B$5]*SIN([.$C378]*2*PI()*[.$B$4])" office:value-type="float" office:value="-684.547105928771" calcext:value-type="float">
            <text:p>-684,547</text:p>
          </table:table-cell>
          <table:table-cell table:formula="of:=[.$B$7]*SIN([.$C378]*2*PI()*[.$B$6])" office:value-type="float" office:value="951.05651629376" calcext:value-type="float">
            <text:p>951,057</text:p>
          </table:table-cell>
          <table:table-cell table:formula="of:=[.D378]+[.E378]" office:value-type="float" office:value="266.509410364989" calcext:value-type="float">
            <text:p>266,509</text:p>
          </table:table-cell>
          <table:table-cell table:formula="of:=[.G377]+[.$B$10]*([.F378]-[.G377])" office:value-type="float" office:value="-490.361158194396" calcext:value-type="float">
            <text:p>-490,361</text:p>
          </table:table-cell>
          <table:table-cell table:formula="of:=SUM([.$F377:.$F378])/COUNT([.$F377:.$F378])" office:value-type="float" office:value="-220.298685413077" calcext:value-type="float">
            <text:p>-220,299</text:p>
          </table:table-cell>
          <table:table-cell table:formula="of:=SUM([.$F363:.$F378])/COUNT([.$F363:.$F378])" office:value-type="float" office:value="-767.629061337883" calcext:value-type="float">
            <text:p>-767,629</text:p>
          </table:table-cell>
        </table:table-row>
        <table:table-row table:style-name="ro1">
          <table:table-cell table:number-columns-repeated="2"/>
          <table:table-cell table:formula="of:=[.C378]+[.$B$2]" office:value-type="float" office:value="1.88499999999998" calcext:value-type="float">
            <text:p>1,885</text:p>
          </table:table-cell>
          <table:table-cell table:formula="of:=[.$B$5]*SIN([.$C379]*2*PI()*[.$B$4])" office:value-type="float" office:value="-661.311865323738" calcext:value-type="float">
            <text:p>-661,312</text:p>
          </table:table-cell>
          <table:table-cell table:formula="of:=[.$B$7]*SIN([.$C379]*2*PI()*[.$B$6])" office:value-type="float" office:value="587.785252296207" calcext:value-type="float">
            <text:p>587,785</text:p>
          </table:table-cell>
          <table:table-cell table:formula="of:=[.D379]+[.E379]" office:value-type="float" office:value="-73.5266130275311" calcext:value-type="float">
            <text:p>-73,527</text:p>
          </table:table-cell>
          <table:table-cell table:formula="of:=[.G378]+[.$B$10]*([.F379]-[.G378])" office:value-type="float" office:value="-329.517401870961" calcext:value-type="float">
            <text:p>-329,517</text:p>
          </table:table-cell>
          <table:table-cell table:formula="of:=SUM([.$F378:.$F379])/COUNT([.$F378:.$F379])" office:value-type="float" office:value="96.4913986687289" calcext:value-type="float">
            <text:p>96,491</text:p>
          </table:table-cell>
          <table:table-cell table:formula="of:=SUM([.$F364:.$F379])/COUNT([.$F364:.$F379])" office:value-type="float" office:value="-772.860458860829" calcext:value-type="float">
            <text:p>-772,860</text:p>
          </table:table-cell>
        </table:table-row>
        <table:table-row table:style-name="ro1">
          <table:table-cell table:number-columns-repeated="2"/>
          <table:table-cell table:formula="of:=[.C379]+[.$B$2]" office:value-type="float" office:value="1.88999999999998" calcext:value-type="float">
            <text:p>1,890</text:p>
          </table:table-cell>
          <table:table-cell table:formula="of:=[.$B$5]*SIN([.$C380]*2*PI()*[.$B$4])" office:value-type="float" office:value="-637.423989748779" calcext:value-type="float">
            <text:p>-637,424</text:p>
          </table:table-cell>
          <table:table-cell table:formula="of:=[.$B$7]*SIN([.$C380]*2*PI()*[.$B$6])" office:value-type="float" office:value="-587.785252288745" calcext:value-type="float">
            <text:p>-587,785</text:p>
          </table:table-cell>
          <table:table-cell table:formula="of:=[.D380]+[.E380]" office:value-type="float" office:value="-1225.20924203752" calcext:value-type="float">
            <text:p>-1225,209</text:p>
          </table:table-cell>
          <table:table-cell table:formula="of:=[.G379]+[.$B$10]*([.F380]-[.G379])" office:value-type="float" office:value="-675.137604781369" calcext:value-type="float">
            <text:p>-675,138</text:p>
          </table:table-cell>
          <table:table-cell table:formula="of:=SUM([.$F379:.$F380])/COUNT([.$F379:.$F380])" office:value-type="float" office:value="-649.367927532527" calcext:value-type="float">
            <text:p>-649,368</text:p>
          </table:table-cell>
          <table:table-cell table:formula="of:=SUM([.$F365:.$F380])/COUNT([.$F365:.$F380])" office:value-type="float" office:value="-828.061584388649" calcext:value-type="float">
            <text:p>-828,062</text:p>
          </table:table-cell>
        </table:table-row>
        <table:table-row table:style-name="ro1">
          <table:table-cell table:number-columns-repeated="2"/>
          <table:table-cell table:formula="of:=[.C380]+[.$B$2]" office:value-type="float" office:value="1.89499999999998" calcext:value-type="float">
            <text:p>1,895</text:p>
          </table:table-cell>
          <table:table-cell table:formula="of:=[.$B$5]*SIN([.$C381]*2*PI()*[.$B$4])" office:value-type="float" office:value="-612.907053653068" calcext:value-type="float">
            <text:p>-612,907</text:p>
          </table:table-cell>
          <table:table-cell table:formula="of:=[.$B$7]*SIN([.$C381]*2*PI()*[.$B$6])" office:value-type="float" office:value="-951.056516296593" calcext:value-type="float">
            <text:p>-951,057</text:p>
          </table:table-cell>
          <table:table-cell table:formula="of:=[.D381]+[.E381]" office:value-type="float" office:value="-1563.96356994966" calcext:value-type="float">
            <text:p>-1563,964</text:p>
          </table:table-cell>
          <table:table-cell table:formula="of:=[.G380]+[.$B$10]*([.F381]-[.G380])" office:value-type="float" office:value="-1018.10847562952" calcext:value-type="float">
            <text:p>-1018,108</text:p>
          </table:table-cell>
          <table:table-cell table:formula="of:=SUM([.$F380:.$F381])/COUNT([.$F380:.$F381])" office:value-type="float" office:value="-1394.58640599359" calcext:value-type="float">
            <text:p>-1394,586</text:p>
          </table:table-cell>
          <table:table-cell table:formula="of:=SUM([.$F366:.$F381])/COUNT([.$F366:.$F381])" office:value-type="float" office:value="-831.713065137184" calcext:value-type="float">
            <text:p>-831,713</text:p>
          </table:table-cell>
        </table:table-row>
        <table:table-row table:style-name="ro1">
          <table:table-cell table:number-columns-repeated="2"/>
          <table:table-cell table:formula="of:=[.C381]+[.$B$2]" office:value-type="float" office:value="1.89999999999998" calcext:value-type="float">
            <text:p>1,900</text:p>
          </table:table-cell>
          <table:table-cell table:formula="of:=[.$B$5]*SIN([.$C382]*2*PI()*[.$B$4])" office:value-type="float" office:value="-587.785252292568" calcext:value-type="float">
            <text:p>-587,785</text:p>
          </table:table-cell>
          <table:table-cell table:formula="of:=[.$B$7]*SIN([.$C382]*2*PI()*[.$B$6])" office:value-type="float" office:value="-0.0000000047081966873637" calcext:value-type="float">
            <text:p>0,000</text:p>
          </table:table-cell>
          <table:table-cell table:formula="of:=[.D382]+[.E382]" office:value-type="float" office:value="-587.785252297277" calcext:value-type="float">
            <text:p>-587,785</text:p>
          </table:table-cell>
          <table:table-cell table:formula="of:=[.G381]+[.$B$10]*([.F382]-[.G381])" office:value-type="float" office:value="-852.059849198474" calcext:value-type="float">
            <text:p>-852,060</text:p>
          </table:table-cell>
          <table:table-cell table:formula="of:=SUM([.$F381:.$F382])/COUNT([.$F381:.$F382])" office:value-type="float" office:value="-1075.87441112347" calcext:value-type="float">
            <text:p>-1075,874</text:p>
          </table:table-cell>
          <table:table-cell table:formula="of:=SUM([.$F367:.$F382])/COUNT([.$F367:.$F382])" office:value-type="float" office:value="-752.456920358106" calcext:value-type="float">
            <text:p>-752,457</text:p>
          </table:table-cell>
        </table:table-row>
        <table:table-row table:style-name="ro1">
          <table:table-cell table:number-columns-repeated="2"/>
          <table:table-cell table:formula="of:=[.C382]+[.$B$2]" office:value-type="float" office:value="1.90499999999998" calcext:value-type="float">
            <text:p>1,905</text:p>
          </table:table-cell>
          <table:table-cell table:formula="of:=[.$B$5]*SIN([.$C383]*2*PI()*[.$B$4])" office:value-type="float" office:value="-562.083377852228" calcext:value-type="float">
            <text:p>-562,083</text:p>
          </table:table-cell>
          <table:table-cell table:formula="of:=[.$B$7]*SIN([.$C383]*2*PI()*[.$B$6])" office:value-type="float" office:value="951.056516293701" calcext:value-type="float">
            <text:p>951,057</text:p>
          </table:table-cell>
          <table:table-cell table:formula="of:=[.D383]+[.E383]" office:value-type="float" office:value="388.973138441473" calcext:value-type="float">
            <text:p>388,973</text:p>
          </table:table-cell>
          <table:table-cell table:formula="of:=[.G382]+[.$B$10]*([.F383]-[.G382])" office:value-type="float" office:value="-373.183014809913" calcext:value-type="float">
            <text:p>-373,183</text:p>
          </table:table-cell>
          <table:table-cell table:formula="of:=SUM([.$F382:.$F383])/COUNT([.$F382:.$F383])" office:value-type="float" office:value="-99.406056927902" calcext:value-type="float">
            <text:p>-99,406</text:p>
          </table:table-cell>
          <table:table-cell table:formula="of:=SUM([.$F368:.$F383])/COUNT([.$F368:.$F383])" office:value-type="float" office:value="-672.458191443472" calcext:value-type="float">
            <text:p>-672,458</text:p>
          </table:table-cell>
        </table:table-row>
        <table:table-row table:style-name="ro1">
          <table:table-cell table:number-columns-repeated="2"/>
          <table:table-cell table:formula="of:=[.C383]+[.$B$2]" office:value-type="float" office:value="1.90999999999998" calcext:value-type="float">
            <text:p>1,910</text:p>
          </table:table-cell>
          <table:table-cell table:formula="of:=[.$B$5]*SIN([.$C384]*2*PI()*[.$B$4])" office:value-type="float" office:value="-535.826794979096" calcext:value-type="float">
            <text:p>-535,827</text:p>
          </table:table-cell>
          <table:table-cell table:formula="of:=[.$B$7]*SIN([.$C384]*2*PI()*[.$B$6])" office:value-type="float" office:value="587.785252296271" calcext:value-type="float">
            <text:p>587,785</text:p>
          </table:table-cell>
          <table:table-cell table:formula="of:=[.D384]+[.E384]" office:value-type="float" office:value="51.9584573171745" calcext:value-type="float">
            <text:p>51,958</text:p>
          </table:table-cell>
          <table:table-cell table:formula="of:=[.G383]+[.$B$10]*([.F384]-[.G383])" office:value-type="float" office:value="-209.133868359199" calcext:value-type="float">
            <text:p>-209,134</text:p>
          </table:table-cell>
          <table:table-cell table:formula="of:=SUM([.$F383:.$F384])/COUNT([.$F383:.$F384])" office:value-type="float" office:value="220.465797879324" calcext:value-type="float">
            <text:p>220,466</text:p>
          </table:table-cell>
          <table:table-cell table:formula="of:=SUM([.$F369:.$F384])/COUNT([.$F369:.$F384])" office:value-type="float" office:value="-673.882652626767" calcext:value-type="float">
            <text:p>-673,883</text:p>
          </table:table-cell>
        </table:table-row>
        <table:table-row table:style-name="ro1">
          <table:table-cell table:number-columns-repeated="2"/>
          <table:table-cell table:formula="of:=[.C384]+[.$B$2]" office:value-type="float" office:value="1.91499999999998" calcext:value-type="float">
            <text:p>1,915</text:p>
          </table:table-cell>
          <table:table-cell table:formula="of:=[.$B$5]*SIN([.$C385]*2*PI()*[.$B$4])" office:value-type="float" office:value="-509.041415750473" calcext:value-type="float">
            <text:p>-509,041</text:p>
          </table:table-cell>
          <table:table-cell table:formula="of:=[.$B$7]*SIN([.$C385]*2*PI()*[.$B$6])" office:value-type="float" office:value="-587.785252288635" calcext:value-type="float">
            <text:p>-587,785</text:p>
          </table:table-cell>
          <table:table-cell table:formula="of:=[.D385]+[.E385]" office:value-type="float" office:value="-1096.82666803911" calcext:value-type="float">
            <text:p>-1096,827</text:p>
          </table:table-cell>
          <table:table-cell table:formula="of:=[.G384]+[.$B$10]*([.F385]-[.G384])" office:value-type="float" office:value="-551.667485155826" calcext:value-type="float">
            <text:p>-551,667</text:p>
          </table:table-cell>
          <table:table-cell table:formula="of:=SUM([.$F384:.$F385])/COUNT([.$F384:.$F385])" office:value-type="float" office:value="-522.434105360967" calcext:value-type="float">
            <text:p>-522,434</text:p>
          </table:table-cell>
          <table:table-cell table:formula="of:=SUM([.$F370:.$F385])/COUNT([.$F370:.$F385])" office:value-type="float" office:value="-725.374520959961" calcext:value-type="float">
            <text:p>-725,375</text:p>
          </table:table-cell>
        </table:table-row>
        <table:table-row table:style-name="ro1">
          <table:table-cell table:number-columns-repeated="2"/>
          <table:table-cell table:formula="of:=[.C385]+[.$B$2]" office:value-type="float" office:value="1.91999999999998" calcext:value-type="float">
            <text:p>1,920</text:p>
          </table:table-cell>
          <table:table-cell table:formula="of:=[.$B$5]*SIN([.$C386]*2*PI()*[.$B$4])" office:value-type="float" office:value="-481.753674101821" calcext:value-type="float">
            <text:p>-481,754</text:p>
          </table:table-cell>
          <table:table-cell table:formula="of:=[.$B$7]*SIN([.$C386]*2*PI()*[.$B$6])" office:value-type="float" office:value="-951.056516296635" calcext:value-type="float">
            <text:p>-951,057</text:p>
          </table:table-cell>
          <table:table-cell table:formula="of:=[.D386]+[.E386]" office:value-type="float" office:value="-1432.81019039846" calcext:value-type="float">
            <text:p>-1432,810</text:p>
          </table:table-cell>
          <table:table-cell table:formula="of:=[.G385]+[.$B$10]*([.F386]-[.G385])" office:value-type="float" office:value="-891.67361999161" calcext:value-type="float">
            <text:p>-891,674</text:p>
          </table:table-cell>
          <table:table-cell table:formula="of:=SUM([.$F385:.$F386])/COUNT([.$F385:.$F386])" office:value-type="float" office:value="-1264.81842921878" calcext:value-type="float">
            <text:p>-1264,818</text:p>
          </table:table-cell>
          <table:table-cell table:formula="of:=SUM([.$F371:.$F386])/COUNT([.$F371:.$F386])" office:value-type="float" office:value="-725.418084247925" calcext:value-type="float">
            <text:p>-725,418</text:p>
          </table:table-cell>
        </table:table-row>
        <table:table-row table:style-name="ro1">
          <table:table-cell table:number-columns-repeated="2"/>
          <table:table-cell table:formula="of:=[.C386]+[.$B$2]" office:value-type="float" office:value="1.92499999999998" calcext:value-type="float">
            <text:p>1,925</text:p>
          </table:table-cell>
          <table:table-cell table:formula="of:=[.$B$5]*SIN([.$C387]*2*PI()*[.$B$4])" office:value-type="float" office:value="-453.990499739654" calcext:value-type="float">
            <text:p>-453,990</text:p>
          </table:table-cell>
          <table:table-cell table:formula="of:=[.$B$7]*SIN([.$C387]*2*PI()*[.$B$6])" office:value-type="float" office:value="-0.00000000484344473651795" calcext:value-type="float">
            <text:p>0,000</text:p>
          </table:table-cell>
          <table:table-cell table:formula="of:=[.D387]+[.E387]" office:value-type="float" office:value="-453.990499744498" calcext:value-type="float">
            <text:p>-453,990</text:p>
          </table:table-cell>
          <table:table-cell table:formula="of:=[.G386]+[.$B$10]*([.F387]-[.G386])" office:value-type="float" office:value="-722.78503348608" calcext:value-type="float">
            <text:p>-722,785</text:p>
          </table:table-cell>
          <table:table-cell table:formula="of:=SUM([.$F386:.$F387])/COUNT([.$F386:.$F387])" office:value-type="float" office:value="-943.400345071477" calcext:value-type="float">
            <text:p>-943,400</text:p>
          </table:table-cell>
          <table:table-cell table:formula="of:=SUM([.$F372:.$F387])/COUNT([.$F372:.$F387])" office:value-type="float" office:value="-642.658922321261" calcext:value-type="float">
            <text:p>-642,659</text:p>
          </table:table-cell>
        </table:table-row>
        <table:table-row table:style-name="ro1">
          <table:table-cell table:number-columns-repeated="2"/>
          <table:table-cell table:formula="of:=[.C387]+[.$B$2]" office:value-type="float" office:value="1.92999999999998" calcext:value-type="float">
            <text:p>1,930</text:p>
          </table:table-cell>
          <table:table-cell table:formula="of:=[.$B$5]*SIN([.$C388]*2*PI()*[.$B$4])" office:value-type="float" office:value="-425.779291565182" calcext:value-type="float">
            <text:p>-425,779</text:p>
          </table:table-cell>
          <table:table-cell table:formula="of:=[.$B$7]*SIN([.$C388]*2*PI()*[.$B$6])" office:value-type="float" office:value="951.056516293659" calcext:value-type="float">
            <text:p>951,057</text:p>
          </table:table-cell>
          <table:table-cell table:formula="of:=[.D388]+[.E388]" office:value-type="float" office:value="525.277224728477" calcext:value-type="float">
            <text:p>525,277</text:p>
          </table:table-cell>
          <table:table-cell table:formula="of:=[.G387]+[.$B$10]*([.F388]-[.G387])" office:value-type="float" office:value="-241.195817658544" calcext:value-type="float">
            <text:p>-241,196</text:p>
          </table:table-cell>
          <table:table-cell table:formula="of:=SUM([.$F387:.$F388])/COUNT([.$F387:.$F388])" office:value-type="float" office:value="35.64336249199" calcext:value-type="float">
            <text:p>35,643</text:p>
          </table:table-cell>
          <table:table-cell table:formula="of:=SUM([.$F373:.$F388])/COUNT([.$F373:.$F388])" office:value-type="float" office:value="-559.265533627016" calcext:value-type="float">
            <text:p>-559,266</text:p>
          </table:table-cell>
        </table:table-row>
        <table:table-row table:style-name="ro1">
          <table:table-cell table:number-columns-repeated="2"/>
          <table:table-cell table:formula="of:=[.C388]+[.$B$2]" office:value-type="float" office:value="1.93499999999998" calcext:value-type="float">
            <text:p>1,935</text:p>
          </table:table-cell>
          <table:table-cell table:formula="of:=[.$B$5]*SIN([.$C389]*2*PI()*[.$B$4])" office:value-type="float" office:value="-397.147890634891" calcext:value-type="float">
            <text:p>-397,148</text:p>
          </table:table-cell>
          <table:table-cell table:formula="of:=[.$B$7]*SIN([.$C389]*2*PI()*[.$B$6])" office:value-type="float" office:value="587.78525229638" calcext:value-type="float">
            <text:p>587,785</text:p>
          </table:table-cell>
          <table:table-cell table:formula="of:=[.D389]+[.E389]" office:value-type="float" office:value="190.637361661489" calcext:value-type="float">
            <text:p>190,637</text:p>
          </table:table-cell>
          <table:table-cell table:formula="of:=[.G388]+[.$B$10]*([.F389]-[.G388])" office:value-type="float" office:value="-74.5645451973789" calcext:value-type="float">
            <text:p>-74,565</text:p>
          </table:table-cell>
          <table:table-cell table:formula="of:=SUM([.$F388:.$F389])/COUNT([.$F388:.$F389])" office:value-type="float" office:value="357.957293194983" calcext:value-type="float">
            <text:p>357,957</text:p>
          </table:table-cell>
          <table:table-cell table:formula="of:=SUM([.$F374:.$F389])/COUNT([.$F374:.$F389])" office:value-type="float" office:value="-557.407042518049" calcext:value-type="float">
            <text:p>-557,407</text:p>
          </table:table-cell>
        </table:table-row>
        <table:table-row table:style-name="ro1">
          <table:table-cell table:number-columns-repeated="2"/>
          <table:table-cell table:formula="of:=[.C389]+[.$B$2]" office:value-type="float" office:value="1.93999999999998" calcext:value-type="float">
            <text:p>1,940</text:p>
          </table:table-cell>
          <table:table-cell table:formula="of:=[.$B$5]*SIN([.$C390]*2*PI()*[.$B$4])" office:value-type="float" office:value="-368.124552684792" calcext:value-type="float">
            <text:p>-368,125</text:p>
          </table:table-cell>
          <table:table-cell table:formula="of:=[.$B$7]*SIN([.$C390]*2*PI()*[.$B$6])" office:value-type="float" office:value="-587.785252288526" calcext:value-type="float">
            <text:p>-587,785</text:p>
          </table:table-cell>
          <table:table-cell table:formula="of:=[.D390]+[.E390]" office:value-type="float" office:value="-955.909804973318" calcext:value-type="float">
            <text:p>-955,910</text:p>
          </table:table-cell>
          <table:table-cell table:formula="of:=[.G389]+[.$B$10]*([.F390]-[.G389])" office:value-type="float" office:value="-414.648839658788" calcext:value-type="float">
            <text:p>-414,649</text:p>
          </table:table-cell>
          <table:table-cell table:formula="of:=SUM([.$F389:.$F390])/COUNT([.$F389:.$F390])" office:value-type="float" office:value="-382.636221655915" calcext:value-type="float">
            <text:p>-382,636</text:p>
          </table:table-cell>
          <table:table-cell table:formula="of:=SUM([.$F375:.$F390])/COUNT([.$F375:.$F390])" office:value-type="float" office:value="-605.730905923894" calcext:value-type="float">
            <text:p>-605,731</text:p>
          </table:table-cell>
        </table:table-row>
        <table:table-row table:style-name="ro1">
          <table:table-cell table:number-columns-repeated="2"/>
          <table:table-cell table:formula="of:=[.C390]+[.$B$2]" office:value-type="float" office:value="1.94499999999998" calcext:value-type="float">
            <text:p>1,945</text:p>
          </table:table-cell>
          <table:table-cell table:formula="of:=[.$B$5]*SIN([.$C391]*2*PI()*[.$B$4])" office:value-type="float" office:value="-338.737920245407" calcext:value-type="float">
            <text:p>-338,738</text:p>
          </table:table-cell>
          <table:table-cell table:formula="of:=[.$B$7]*SIN([.$C391]*2*PI()*[.$B$6])" office:value-type="float" office:value="-951.056516296677" calcext:value-type="float">
            <text:p>-951,057</text:p>
          </table:table-cell>
          <table:table-cell table:formula="of:=[.D391]+[.E391]" office:value-type="float" office:value="-1289.79443654208" calcext:value-type="float">
            <text:p>-1289,794</text:p>
          </table:table-cell>
          <table:table-cell table:formula="of:=[.G390]+[.$B$10]*([.F391]-[.G390])" office:value-type="float" office:value="-752.340873020071" calcext:value-type="float">
            <text:p>-752,341</text:p>
          </table:table-cell>
          <table:table-cell table:formula="of:=SUM([.$F390:.$F391])/COUNT([.$F390:.$F391])" office:value-type="float" office:value="-1122.8521207577" calcext:value-type="float">
            <text:p>-1122,852</text:p>
          </table:table-cell>
          <table:table-cell table:formula="of:=SUM([.$F376:.$F391])/COUNT([.$F376:.$F391])" office:value-type="float" office:value="-602.724538087815" calcext:value-type="float">
            <text:p>-602,725</text:p>
          </table:table-cell>
        </table:table-row>
        <table:table-row table:style-name="ro1">
          <table:table-cell table:number-columns-repeated="2"/>
          <table:table-cell table:formula="of:=[.C391]+[.$B$2]" office:value-type="float" office:value="1.94999999999998" calcext:value-type="float">
            <text:p>1,950</text:p>
          </table:table-cell>
          <table:table-cell table:formula="of:=[.$B$5]*SIN([.$C392]*2*PI()*[.$B$4])" office:value-type="float" office:value="-309.016994375064" calcext:value-type="float">
            <text:p>-309,017</text:p>
          </table:table-cell>
          <table:table-cell table:formula="of:=[.$B$7]*SIN([.$C392]*2*PI()*[.$B$6])" office:value-type="float" office:value="-0.00000000492184936681139" calcext:value-type="float">
            <text:p>0,000</text:p>
          </table:table-cell>
          <table:table-cell table:formula="of:=[.D392]+[.E392]" office:value-type="float" office:value="-309.016994379986" calcext:value-type="float">
            <text:p>-309,017</text:p>
          </table:table-cell>
          <table:table-cell table:formula="of:=[.G391]+[.$B$10]*([.F392]-[.G391])" office:value-type="float" office:value="-581.275689639454" calcext:value-type="float">
            <text:p>-581,276</text:p>
          </table:table-cell>
          <table:table-cell table:formula="of:=SUM([.$F391:.$F392])/COUNT([.$F391:.$F392])" office:value-type="float" office:value="-799.405715461035" calcext:value-type="float">
            <text:p>-799,406</text:p>
          </table:table-cell>
          <table:table-cell table:formula="of:=SUM([.$F377:.$F392])/COUNT([.$F377:.$F392])" office:value-type="float" office:value="-517.036528754187" calcext:value-type="float">
            <text:p>-517,037</text:p>
          </table:table-cell>
        </table:table-row>
        <table:table-row table:style-name="ro1">
          <table:table-cell table:number-columns-repeated="2"/>
          <table:table-cell table:formula="of:=[.C392]+[.$B$2]" office:value-type="float" office:value="1.95499999999998" calcext:value-type="float">
            <text:p>1,955</text:p>
          </table:table-cell>
          <table:table-cell table:formula="of:=[.$B$5]*SIN([.$C393]*2*PI()*[.$B$4])" office:value-type="float" office:value="-278.991106039349" calcext:value-type="float">
            <text:p>-278,991</text:p>
          </table:table-cell>
          <table:table-cell table:formula="of:=[.$B$7]*SIN([.$C393]*2*PI()*[.$B$6])" office:value-type="float" office:value="951.0565162936" calcext:value-type="float">
            <text:p>951,057</text:p>
          </table:table-cell>
          <table:table-cell table:formula="of:=[.D393]+[.E393]" office:value-type="float" office:value="672.06541025425" calcext:value-type="float">
            <text:p>672,065</text:p>
          </table:table-cell>
          <table:table-cell table:formula="of:=[.G392]+[.$B$10]*([.F393]-[.G392])" office:value-type="float" office:value="-97.6495295745561" calcext:value-type="float">
            <text:p>-97,650</text:p>
          </table:table-cell>
          <table:table-cell table:formula="of:=SUM([.$F392:.$F393])/COUNT([.$F392:.$F393])" office:value-type="float" office:value="181.524207937132" calcext:value-type="float">
            <text:p>181,524</text:p>
          </table:table-cell>
          <table:table-cell table:formula="of:=SUM([.$F378:.$F393])/COUNT([.$F378:.$F393])" office:value-type="float" office:value="-430.838266788849" calcext:value-type="float">
            <text:p>-430,838</text:p>
          </table:table-cell>
        </table:table-row>
        <table:table-row table:style-name="ro1">
          <table:table-cell table:number-columns-repeated="2"/>
          <table:table-cell table:formula="of:=[.C393]+[.$B$2]" office:value-type="float" office:value="1.95999999999998" calcext:value-type="float">
            <text:p>1,960</text:p>
          </table:table-cell>
          <table:table-cell table:formula="of:=[.$B$5]*SIN([.$C394]*2*PI()*[.$B$4])" office:value-type="float" office:value="-248.689887164976" calcext:value-type="float">
            <text:p>-248,690</text:p>
          </table:table-cell>
          <table:table-cell table:formula="of:=[.$B$7]*SIN([.$C394]*2*PI()*[.$B$6])" office:value-type="float" office:value="587.785252296536" calcext:value-type="float">
            <text:p>587,785</text:p>
          </table:table-cell>
          <table:table-cell table:formula="of:=[.D394]+[.E394]" office:value-type="float" office:value="339.095365131559" calcext:value-type="float">
            <text:p>339,095</text:p>
          </table:table-cell>
          <table:table-cell table:formula="of:=[.G393]+[.$B$10]*([.F394]-[.G393])" office:value-type="float" office:value="70.8770242682728" calcext:value-type="float">
            <text:p>70,877</text:p>
          </table:table-cell>
          <table:table-cell table:formula="of:=SUM([.$F393:.$F394])/COUNT([.$F393:.$F394])" office:value-type="float" office:value="505.580387692905" calcext:value-type="float">
            <text:p>505,580</text:p>
          </table:table-cell>
          <table:table-cell table:formula="of:=SUM([.$F379:.$F394])/COUNT([.$F379:.$F394])" office:value-type="float" office:value="-426.301644615939" calcext:value-type="float">
            <text:p>-426,302</text:p>
          </table:table-cell>
        </table:table-row>
        <table:table-row table:style-name="ro1">
          <table:table-cell table:number-columns-repeated="2"/>
          <table:table-cell table:formula="of:=[.C394]+[.$B$2]" office:value-type="float" office:value="1.96499999999998" calcext:value-type="float">
            <text:p>1,965</text:p>
          </table:table-cell>
          <table:table-cell table:formula="of:=[.$B$5]*SIN([.$C395]*2*PI()*[.$B$4])" office:value-type="float" office:value="-218.143241396665" calcext:value-type="float">
            <text:p>-218,143</text:p>
          </table:table-cell>
          <table:table-cell table:formula="of:=[.$B$7]*SIN([.$C395]*2*PI()*[.$B$6])" office:value-type="float" office:value="-587.785252288416" calcext:value-type="float">
            <text:p>-587,785</text:p>
          </table:table-cell>
          <table:table-cell table:formula="of:=[.D395]+[.E395]" office:value-type="float" office:value="-805.928493685081" calcext:value-type="float">
            <text:p>-805,928</text:p>
          </table:table-cell>
          <table:table-cell table:formula="of:=[.G394]+[.$B$10]*([.F395]-[.G394])" office:value-type="float" office:value="-267.455522081207" calcext:value-type="float">
            <text:p>-267,456</text:p>
          </table:table-cell>
          <table:table-cell table:formula="of:=SUM([.$F394:.$F395])/COUNT([.$F394:.$F395])" office:value-type="float" office:value="-233.416564276761" calcext:value-type="float">
            <text:p>-233,417</text:p>
          </table:table-cell>
          <table:table-cell table:formula="of:=SUM([.$F380:.$F395])/COUNT([.$F380:.$F395])" office:value-type="float" office:value="-472.076762157036" calcext:value-type="float">
            <text:p>-472,077</text:p>
          </table:table-cell>
        </table:table-row>
        <table:table-row table:style-name="ro1">
          <table:table-cell table:number-columns-repeated="2"/>
          <table:table-cell table:formula="of:=[.C395]+[.$B$2]" office:value-type="float" office:value="1.96999999999998" calcext:value-type="float">
            <text:p>1,970</text:p>
          </table:table-cell>
          <table:table-cell table:formula="of:=[.$B$5]*SIN([.$C396]*2*PI()*[.$B$4])" office:value-type="float" office:value="-187.381314585848" calcext:value-type="float">
            <text:p>-187,381</text:p>
          </table:table-cell>
          <table:table-cell table:formula="of:=[.$B$7]*SIN([.$C396]*2*PI()*[.$B$6])" office:value-type="float" office:value="-951.056516296701" calcext:value-type="float">
            <text:p>-951,057</text:p>
          </table:table-cell>
          <table:table-cell table:formula="of:=[.D396]+[.E396]" office:value-type="float" office:value="-1138.43783088255" calcext:value-type="float">
            <text:p>-1138,438</text:p>
          </table:table-cell>
          <table:table-cell table:formula="of:=[.G395]+[.$B$10]*([.F396]-[.G395])" office:value-type="float" office:value="-603.541069364206" calcext:value-type="float">
            <text:p>-603,541</text:p>
          </table:table-cell>
          <table:table-cell table:formula="of:=SUM([.$F395:.$F396])/COUNT([.$F395:.$F396])" office:value-type="float" office:value="-972.183162283815" calcext:value-type="float">
            <text:p>-972,183</text:p>
          </table:table-cell>
          <table:table-cell table:formula="of:=SUM([.$F381:.$F396])/COUNT([.$F381:.$F396])" office:value-type="float" office:value="-466.65354895985" calcext:value-type="float">
            <text:p>-466,654</text:p>
          </table:table-cell>
        </table:table-row>
        <table:table-row table:style-name="ro1">
          <table:table-cell table:number-columns-repeated="2"/>
          <table:table-cell table:formula="of:=[.C396]+[.$B$2]" office:value-type="float" office:value="1.97499999999998" calcext:value-type="float">
            <text:p>1,975</text:p>
          </table:table-cell>
          <table:table-cell table:formula="of:=[.$B$5]*SIN([.$C397]*2*PI()*[.$B$4])" office:value-type="float" office:value="-156.434465040357" calcext:value-type="float">
            <text:p>-156,434</text:p>
          </table:table-cell>
          <table:table-cell table:formula="of:=[.$B$7]*SIN([.$C397]*2*PI()*[.$B$6])" office:value-type="float" office:value="-0.00000000511394083482645" calcext:value-type="float">
            <text:p>0,000</text:p>
          </table:table-cell>
          <table:table-cell table:formula="of:=[.D397]+[.E397]" office:value-type="float" office:value="-156.434465045471" calcext:value-type="float">
            <text:p>-156,434</text:p>
          </table:table-cell>
          <table:table-cell table:formula="of:=[.G396]+[.$B$10]*([.F397]-[.G396])" office:value-type="float" office:value="-431.016247346749" calcext:value-type="float">
            <text:p>-431,016</text:p>
          </table:table-cell>
          <table:table-cell table:formula="of:=SUM([.$F396:.$F397])/COUNT([.$F396:.$F397])" office:value-type="float" office:value="-647.43614796401" calcext:value-type="float">
            <text:p>-647,436</text:p>
          </table:table-cell>
          <table:table-cell table:formula="of:=SUM([.$F382:.$F397])/COUNT([.$F382:.$F397])" office:value-type="float" office:value="-378.682979903338" calcext:value-type="float">
            <text:p>-378,683</text:p>
          </table:table-cell>
        </table:table-row>
        <table:table-row table:style-name="ro1">
          <table:table-cell table:number-columns-repeated="2"/>
          <table:table-cell table:formula="of:=[.C397]+[.$B$2]" office:value-type="float" office:value="1.97999999999998" calcext:value-type="float">
            <text:p>1,980</text:p>
          </table:table-cell>
          <table:table-cell table:formula="of:=[.$B$5]*SIN([.$C398]*2*PI()*[.$B$4])" office:value-type="float" office:value="-125.333233564431" calcext:value-type="float">
            <text:p>-125,333</text:p>
          </table:table-cell>
          <table:table-cell table:formula="of:=[.$B$7]*SIN([.$C398]*2*PI()*[.$B$6])" office:value-type="float" office:value="951.056516293576" calcext:value-type="float">
            <text:p>951,057</text:p>
          </table:table-cell>
          <table:table-cell table:formula="of:=[.D398]+[.E398]" office:value-type="float" office:value="825.723282729145" calcext:value-type="float">
            <text:p>825,723</text:p>
          </table:table-cell>
          <table:table-cell table:formula="of:=[.G397]+[.$B$10]*([.F398]-[.G397])" office:value-type="float" office:value="53.9212634265875" calcext:value-type="float">
            <text:p>53,921</text:p>
          </table:table-cell>
          <table:table-cell table:formula="of:=SUM([.$F397:.$F398])/COUNT([.$F397:.$F398])" office:value-type="float" office:value="334.644408841837" calcext:value-type="float">
            <text:p>334,644</text:p>
          </table:table-cell>
          <table:table-cell table:formula="of:=SUM([.$F383:.$F398])/COUNT([.$F383:.$F398])" office:value-type="float" office:value="-290.338696464186" calcext:value-type="float">
            <text:p>-290,339</text:p>
          </table:table-cell>
        </table:table-row>
        <table:table-row table:style-name="ro1">
          <table:table-cell table:number-columns-repeated="2"/>
          <table:table-cell table:formula="of:=[.C398]+[.$B$2]" office:value-type="float" office:value="1.98499999999998" calcext:value-type="float">
            <text:p>1,985</text:p>
          </table:table-cell>
          <table:table-cell table:formula="of:=[.$B$5]*SIN([.$C399]*2*PI()*[.$B$4])" office:value-type="float" office:value="-94.1083133186416" calcext:value-type="float">
            <text:p>-94,108</text:p>
          </table:table-cell>
          <table:table-cell table:formula="of:=[.$B$7]*SIN([.$C399]*2*PI()*[.$B$6])" office:value-type="float" office:value="587.785252296599" calcext:value-type="float">
            <text:p>587,785</text:p>
          </table:table-cell>
          <table:table-cell table:formula="of:=[.D399]+[.E399]" office:value-type="float" office:value="493.676938977957" calcext:value-type="float">
            <text:p>493,677</text:p>
          </table:table-cell>
          <table:table-cell table:formula="of:=[.G398]+[.$B$10]*([.F399]-[.G398])" office:value-type="float" office:value="223.609585904555" calcext:value-type="float">
            <text:p>223,610</text:p>
          </table:table-cell>
          <table:table-cell table:formula="of:=SUM([.$F398:.$F399])/COUNT([.$F398:.$F399])" office:value-type="float" office:value="659.700110853551" calcext:value-type="float">
            <text:p>659,700</text:p>
          </table:table-cell>
          <table:table-cell table:formula="of:=SUM([.$F384:.$F399])/COUNT([.$F384:.$F399])" office:value-type="float" office:value="-283.794708930656" calcext:value-type="float">
            <text:p>-283,795</text:p>
          </table:table-cell>
        </table:table-row>
        <table:table-row table:style-name="ro1">
          <table:table-cell table:number-columns-repeated="2"/>
          <table:table-cell table:formula="of:=[.C399]+[.$B$2]" office:value-type="float" office:value="1.98999999999998" calcext:value-type="float">
            <text:p>1,990</text:p>
          </table:table-cell>
          <table:table-cell table:formula="of:=[.$B$5]*SIN([.$C400]*2*PI()*[.$B$4])" office:value-type="float" office:value="-62.7905195294411" calcext:value-type="float">
            <text:p>-62,791</text:p>
          </table:table-cell>
          <table:table-cell table:formula="of:=[.$B$7]*SIN([.$C400]*2*PI()*[.$B$6])" office:value-type="float" office:value="-587.785252288307" calcext:value-type="float">
            <text:p>-587,785</text:p>
          </table:table-cell>
          <table:table-cell table:formula="of:=[.D400]+[.E400]" office:value-type="float" office:value="-650.575771817748" calcext:value-type="float">
            <text:p>-650,576</text:p>
          </table:table-cell>
          <table:table-cell table:formula="of:=[.G399]+[.$B$10]*([.F400]-[.G399])" office:value-type="float" office:value="-113.711920408492" calcext:value-type="float">
            <text:p>-113,712</text:p>
          </table:table-cell>
          <table:table-cell table:formula="of:=SUM([.$F399:.$F400])/COUNT([.$F399:.$F400])" office:value-type="float" office:value="-78.4494164198954" calcext:value-type="float">
            <text:p>-78,449</text:p>
          </table:table-cell>
          <table:table-cell table:formula="of:=SUM([.$F385:.$F400])/COUNT([.$F385:.$F400])" office:value-type="float" office:value="-327.703098251589" calcext:value-type="float">
            <text:p>-327,703</text:p>
          </table:table-cell>
        </table:table-row>
        <table:table-row table:style-name="ro1">
          <table:table-cell table:number-columns-repeated="2"/>
          <table:table-cell table:formula="of:=[.C400]+[.$B$2]" office:value-type="float" office:value="1.99499999999998" calcext:value-type="float">
            <text:p>1,995</text:p>
          </table:table-cell>
          <table:table-cell table:formula="of:=[.$B$5]*SIN([.$C401]*2*PI()*[.$B$4])" office:value-type="float" office:value="-31.4107590782582" calcext:value-type="float">
            <text:p>-31,411</text:p>
          </table:table-cell>
          <table:table-cell table:formula="of:=[.$B$7]*SIN([.$C401]*2*PI()*[.$B$6])" office:value-type="float" office:value="-951.05651629676" calcext:value-type="float">
            <text:p>-951,057</text:p>
          </table:table-cell>
          <table:table-cell table:formula="of:=[.D401]+[.E401]" office:value-type="float" office:value="-982.467275375019" calcext:value-type="float">
            <text:p>-982,467</text:p>
          </table:table-cell>
          <table:table-cell table:formula="of:=[.G400]+[.$B$10]*([.F401]-[.G400])" office:value-type="float" office:value="-448.938154028304" calcext:value-type="float">
            <text:p>-448,938</text:p>
          </table:table-cell>
          <table:table-cell table:formula="of:=SUM([.$F400:.$F401])/COUNT([.$F400:.$F401])" office:value-type="float" office:value="-816.521523596383" calcext:value-type="float">
            <text:p>-816,522</text:p>
          </table:table-cell>
          <table:table-cell table:formula="of:=SUM([.$F386:.$F401])/COUNT([.$F386:.$F401])" office:value-type="float" office:value="-320.555636210083" calcext:value-type="float">
            <text:p>-320,556</text:p>
          </table:table-cell>
        </table:table-row>
        <table:table-row table:style-name="ro1">
          <table:table-cell table:number-columns-repeated="2"/>
          <table:table-cell table:formula="of:=[.C401]+[.$B$2]" office:value-type="float" office:value="1.99999999999998" calcext:value-type="float">
            <text:p>2,000</text:p>
          </table:table-cell>
          <table:table-cell table:formula="of:=[.$B$5]*SIN([.$C402]*2*PI()*[.$B$4])" office:value-type="float" office:value="-0.000000000130163907995877" calcext:value-type="float">
            <text:p>0,000</text:p>
          </table:table-cell>
          <table:table-cell table:formula="of:=[.$B$7]*SIN([.$C402]*2*PI()*[.$B$6])" office:value-type="float" office:value="-0.00000000519234546511989" calcext:value-type="float">
            <text:p>0,000</text:p>
          </table:table-cell>
          <table:table-cell table:formula="of:=[.D402]+[.E402]" office:value-type="float" office:value="-0.00000000532250937311576" calcext:value-type="float">
            <text:p>0,000</text:p>
          </table:table-cell>
          <table:table-cell table:formula="of:=[.G401]+[.$B$10]*([.F402]-[.G401])" office:value-type="float" office:value="-275.70659275965" calcext:value-type="float">
            <text:p>-275,707</text:p>
          </table:table-cell>
          <table:table-cell table:formula="of:=SUM([.$F401:.$F402])/COUNT([.$F401:.$F402])" office:value-type="float" office:value="-491.233637690171" calcext:value-type="float">
            <text:p>-491,234</text:p>
          </table:table-cell>
          <table:table-cell table:formula="of:=SUM([.$F387:.$F402])/COUNT([.$F387:.$F402])" office:value-type="float" office:value="-231.004999310512" calcext:value-type="float">
            <text:p>-231,005</text:p>
          </table:table-cell>
        </table:table-row>
        <table:table-row table:style-name="ro1" table:number-rows-repeated="104817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quare Calibration" table:style-name="ta1">
        <table:shapes>
          <draw:frame draw:z-index="0" draw:style-name="gr2" draw:text-style-name="P2" svg:width="159.99mm" svg:height="89.99mm" svg:x="135.04mm" svg:y="7.37mm">
            <loext:p draw:notify-on-update-of-ranges="'Square Calibration'.C2:'Square Calibration'.C101 'Square Calibration'.D2:'Square Calibration'.D1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10" table:default-cell-style-name="Default"/>
        <table:table-column table:style-name="co7" table:number-columns-repeated="2" table:default-cell-style-name="ce22"/>
        <table:table-row table:style-name="ro1">
          <table:table-cell office:value-type="string" calcext:value-type="string">
            <text:p>x1</text:p>
          </table:table-cell>
          <table:table-cell table:style-name="ce7" office:value-type="float" office:value="0.1" calcext:value-type="float">
            <text:p>0,1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.01" calcext:value-type="float">
            <text:p>0,0100</text:p>
          </table:table-cell>
          <table:table-cell table:formula="of:=[.$B$8]*[.C2]*[.C2]+[.$B$9]*[.C2]+[.$B$10]" office:value-type="float" office:value="-18.3296875" calcext:value-type="float">
            <text:p>-18,3297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.02" calcext:value-type="float">
            <text:p>0,0200</text:p>
          </table:table-cell>
          <table:table-cell table:formula="of:=[.$B$8]*[.C3]*[.C3]+[.$B$9]*[.C3]+[.$B$10]" office:value-type="float" office:value="-15.6" calcext:value-type="float">
            <text:p>-15,600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0.03" calcext:value-type="float">
            <text:p>0,0300</text:p>
          </table:table-cell>
          <table:table-cell table:formula="of:=[.$B$8]*[.C4]*[.C4]+[.$B$9]*[.C4]+[.$B$10]" office:value-type="float" office:value="-12.9046875" calcext:value-type="float">
            <text:p>-12,9047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0.04" calcext:value-type="float">
            <text:p>0,0400</text:p>
          </table:table-cell>
          <table:table-cell table:formula="of:=[.$B$8]*[.C5]*[.C5]+[.$B$9]*[.C5]+[.$B$10]" office:value-type="float" office:value="-10.24375" calcext:value-type="float">
            <text:p>-10,2438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0.05" calcext:value-type="float">
            <text:p>0,0500</text:p>
          </table:table-cell>
          <table:table-cell table:formula="of:=[.$B$8]*[.C6]*[.C6]+[.$B$9]*[.C6]+[.$B$10]" office:value-type="float" office:value="-7.61718750000001" calcext:value-type="float">
            <text:p>-7,6172</text:p>
          </table:table-cell>
        </table:table-row>
        <table:table-row table:style-name="ro1">
          <table:table-cell office:value-type="string" calcext:value-type="string">
            <text:p>denominator</text:p>
          </table:table-cell>
          <table:table-cell table:formula="of:=([.B1]-[.B3])*([.B1]-[.B5])*([.B3]-[.B5])" office:value-type="float" office:value="-0.128" calcext:value-type="float">
            <text:p>-0,128</text:p>
          </table:table-cell>
          <table:table-cell office:value-type="float" office:value="0.06" calcext:value-type="float">
            <text:p>0,0600</text:p>
          </table:table-cell>
          <table:table-cell table:formula="of:=[.$B$8]*[.C7]*[.C7]+[.$B$9]*[.C7]+[.$B$10]" office:value-type="float" office:value="-5.02500000000001" calcext:value-type="float">
            <text:p>-5,025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formula="of:=([.B5]*([.B4]-[.B2])+[.B3]*([.B2]-[.B6])+[.B1]*([.B6]-[.B4]))/[.B7]" office:value-type="float" office:value="-171.875" calcext:value-type="float">
            <text:p>-171,875</text:p>
          </table:table-cell>
          <table:table-cell office:value-type="float" office:value="0.07" calcext:value-type="float">
            <text:p>0,0700</text:p>
          </table:table-cell>
          <table:table-cell table:formula="of:=[.$B$8]*[.C8]*[.C8]+[.$B$9]*[.C8]+[.$B$10]" office:value-type="float" office:value="-2.46718750000001" calcext:value-type="float">
            <text:p>-2,4672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formula="of:=([.B5]*[.B5]*([.B2]-[.B4])+ [.B3]*[.B3]*([.B6]-[.B2])+[.B1]*[.B1]*([.B4]-[.B6]))/[.B7]" office:value-type="float" office:value="278.125" calcext:value-type="float">
            <text:p>278,125</text:p>
          </table:table-cell>
          <table:table-cell office:value-type="float" office:value="0.08" calcext:value-type="float">
            <text:p>0,0800</text:p>
          </table:table-cell>
          <table:table-cell table:formula="of:=[.$B$8]*[.C9]*[.C9]+[.$B$9]*[.C9]+[.$B$10]" office:value-type="float" office:value="0.0562499999999915" calcext:value-type="float">
            <text:p>0,0562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([.B3]*[.B5]*[.B2]*([.B3]-[.B5])+[.B5]*[.B1]*[.B4]*([.B5]-[.B1])+[.B1]*[.B3]*[.B6]*([.B1]-[.B3]))/[.B7]" office:value-type="float" office:value="-21.09375" calcext:value-type="float">
            <text:p>-21,09375</text:p>
          </table:table-cell>
          <table:table-cell office:value-type="float" office:value="0.09" calcext:value-type="float">
            <text:p>0,0900</text:p>
          </table:table-cell>
          <table:table-cell table:formula="of:=[.$B$8]*[.C10]*[.C10]+[.$B$9]*[.C10]+[.$B$10]" office:value-type="float" office:value="2.54531249999999" calcext:value-type="float">
            <text:p>2,54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formula="of:=-1*[.B9]/2/[.B8]" office:value-type="float" office:value="0.809090909090909" calcext:value-type="float">
            <text:p>0,809090909090909</text:p>
          </table:table-cell>
          <table:table-cell office:value-type="float" office:value="0.1" calcext:value-type="float">
            <text:p>0,1000</text:p>
          </table:table-cell>
          <table:table-cell table:formula="of:=[.$B$8]*[.C11]*[.C11]+[.$B$9]*[.C11]+[.$B$10]" office:value-type="float" office:value="4.99999999999999" calcext:value-type="float">
            <text:p>5,0000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table:formula="of:=[.B10]-[.B8]*[.B11]*[.B11]" office:value-type="float" office:value="91.4204545454545" calcext:value-type="float">
            <text:p>91,4204545454545</text:p>
          </table:table-cell>
          <table:table-cell office:value-type="float" office:value="0.11" calcext:value-type="float">
            <text:p>0,1100</text:p>
          </table:table-cell>
          <table:table-cell table:formula="of:=[.$B$8]*[.C12]*[.C12]+[.$B$9]*[.C12]+[.$B$10]" office:value-type="float" office:value="7.42031249999999" calcext:value-type="float">
            <text:p>7,4203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00</text:p>
          </table:table-cell>
          <table:table-cell table:formula="of:=[.$B$8]*[.C13]*[.C13]+[.$B$9]*[.C13]+[.$B$10]" office:value-type="float" office:value="9.80624999999999" calcext:value-type="float">
            <text:p>9,8062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,1300</text:p>
          </table:table-cell>
          <table:table-cell table:formula="of:=[.$B$8]*[.C14]*[.C14]+[.$B$9]*[.C14]+[.$B$10]" office:value-type="float" office:value="12.1578125" calcext:value-type="float">
            <text:p>12,1578</text:p>
          </table:table-cell>
        </table:table-row>
        <table:table-row table:style-name="ro1">
          <table:table-cell table:number-columns-repeated="2"/>
          <table:table-cell office:value-type="float" office:value="0.14" calcext:value-type="float">
            <text:p>0,1400</text:p>
          </table:table-cell>
          <table:table-cell table:formula="of:=[.$B$8]*[.C15]*[.C15]+[.$B$9]*[.C15]+[.$B$10]" office:value-type="float" office:value="14.475" calcext:value-type="float">
            <text:p>14,4750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,1500</text:p>
          </table:table-cell>
          <table:table-cell table:formula="of:=[.$B$8]*[.C16]*[.C16]+[.$B$9]*[.C16]+[.$B$10]" office:value-type="float" office:value="16.7578125" calcext:value-type="float">
            <text:p>16,7578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,1600</text:p>
          </table:table-cell>
          <table:table-cell table:formula="of:=[.$B$8]*[.C17]*[.C17]+[.$B$9]*[.C17]+[.$B$10]" office:value-type="float" office:value="19.00625" calcext:value-type="float">
            <text:p>19,0063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,1700</text:p>
          </table:table-cell>
          <table:table-cell table:formula="of:=[.$B$8]*[.C18]*[.C18]+[.$B$9]*[.C18]+[.$B$10]" office:value-type="float" office:value="21.2203125" calcext:value-type="float">
            <text:p>21,220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,1800</text:p>
          </table:table-cell>
          <table:table-cell table:formula="of:=[.$B$8]*[.C19]*[.C19]+[.$B$9]*[.C19]+[.$B$10]" office:value-type="float" office:value="23.4" calcext:value-type="float">
            <text:p>23,4000</text:p>
          </table:table-cell>
        </table:table-row>
        <table:table-row table:style-name="ro1">
          <table:table-cell table:number-columns-repeated="2"/>
          <table:table-cell office:value-type="float" office:value="0.19" calcext:value-type="float">
            <text:p>0,1900</text:p>
          </table:table-cell>
          <table:table-cell table:formula="of:=[.$B$8]*[.C20]*[.C20]+[.$B$9]*[.C20]+[.$B$10]" office:value-type="float" office:value="25.5453125" calcext:value-type="float">
            <text:p>25,5453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000</text:p>
          </table:table-cell>
          <table:table-cell table:formula="of:=[.$B$8]*[.C21]*[.C21]+[.$B$9]*[.C21]+[.$B$10]" office:value-type="float" office:value="27.65625" calcext:value-type="float">
            <text:p>27,6563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,2100</text:p>
          </table:table-cell>
          <table:table-cell table:formula="of:=[.$B$8]*[.C22]*[.C22]+[.$B$9]*[.C22]+[.$B$10]" office:value-type="float" office:value="29.7328125" calcext:value-type="float">
            <text:p>29,7328</text:p>
          </table:table-cell>
        </table:table-row>
        <table:table-row table:style-name="ro1">
          <table:table-cell table:number-columns-repeated="2"/>
          <table:table-cell office:value-type="float" office:value="0.22" calcext:value-type="float">
            <text:p>0,2200</text:p>
          </table:table-cell>
          <table:table-cell table:formula="of:=[.$B$8]*[.C23]*[.C23]+[.$B$9]*[.C23]+[.$B$10]" office:value-type="float" office:value="31.775" calcext:value-type="float">
            <text:p>31,7750</text:p>
          </table:table-cell>
        </table:table-row>
        <table:table-row table:style-name="ro1">
          <table:table-cell table:number-columns-repeated="2"/>
          <table:table-cell office:value-type="float" office:value="0.23" calcext:value-type="float">
            <text:p>0,2300</text:p>
          </table:table-cell>
          <table:table-cell table:formula="of:=[.$B$8]*[.C24]*[.C24]+[.$B$9]*[.C24]+[.$B$10]" office:value-type="float" office:value="33.7828125" calcext:value-type="float">
            <text:p>33,7828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00</text:p>
          </table:table-cell>
          <table:table-cell table:formula="of:=[.$B$8]*[.C25]*[.C25]+[.$B$9]*[.C25]+[.$B$10]" office:value-type="float" office:value="35.75625" calcext:value-type="float">
            <text:p>35,7563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,2500</text:p>
          </table:table-cell>
          <table:table-cell table:formula="of:=[.$B$8]*[.C26]*[.C26]+[.$B$9]*[.C26]+[.$B$10]" office:value-type="float" office:value="37.6953125" calcext:value-type="float">
            <text:p>37,6953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,2600</text:p>
          </table:table-cell>
          <table:table-cell table:formula="of:=[.$B$8]*[.C27]*[.C27]+[.$B$9]*[.C27]+[.$B$10]" office:value-type="float" office:value="39.6" calcext:value-type="float">
            <text:p>39,6000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,2700</text:p>
          </table:table-cell>
          <table:table-cell table:formula="of:=[.$B$8]*[.C28]*[.C28]+[.$B$9]*[.C28]+[.$B$10]" office:value-type="float" office:value="41.4703125" calcext:value-type="float">
            <text:p>41,4703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,2800</text:p>
          </table:table-cell>
          <table:table-cell table:formula="of:=[.$B$8]*[.C29]*[.C29]+[.$B$9]*[.C29]+[.$B$10]" office:value-type="float" office:value="43.30625" calcext:value-type="float">
            <text:p>43,3063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,2900</text:p>
          </table:table-cell>
          <table:table-cell table:formula="of:=[.$B$8]*[.C30]*[.C30]+[.$B$9]*[.C30]+[.$B$10]" office:value-type="float" office:value="45.1078125" calcext:value-type="float">
            <text:p>45,1078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000</text:p>
          </table:table-cell>
          <table:table-cell table:formula="of:=[.$B$8]*[.C31]*[.C31]+[.$B$9]*[.C31]+[.$B$10]" office:value-type="float" office:value="46.875" calcext:value-type="float">
            <text:p>46,8750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,3100</text:p>
          </table:table-cell>
          <table:table-cell table:formula="of:=[.$B$8]*[.C32]*[.C32]+[.$B$9]*[.C32]+[.$B$10]" office:value-type="float" office:value="48.6078125" calcext:value-type="float">
            <text:p>48,6078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,3200</text:p>
          </table:table-cell>
          <table:table-cell table:formula="of:=[.$B$8]*[.C33]*[.C33]+[.$B$9]*[.C33]+[.$B$10]" office:value-type="float" office:value="50.30625" calcext:value-type="float">
            <text:p>50,3063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,3300</text:p>
          </table:table-cell>
          <table:table-cell table:formula="of:=[.$B$8]*[.C34]*[.C34]+[.$B$9]*[.C34]+[.$B$10]" office:value-type="float" office:value="51.9703125" calcext:value-type="float">
            <text:p>51,9703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,3400</text:p>
          </table:table-cell>
          <table:table-cell table:formula="of:=[.$B$8]*[.C35]*[.C35]+[.$B$9]*[.C35]+[.$B$10]" office:value-type="float" office:value="53.6" calcext:value-type="float">
            <text:p>53,6000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,3500</text:p>
          </table:table-cell>
          <table:table-cell table:formula="of:=[.$B$8]*[.C36]*[.C36]+[.$B$9]*[.C36]+[.$B$10]" office:value-type="float" office:value="55.1953125" calcext:value-type="float">
            <text:p>55,1953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00</text:p>
          </table:table-cell>
          <table:table-cell table:formula="of:=[.$B$8]*[.C37]*[.C37]+[.$B$9]*[.C37]+[.$B$10]" office:value-type="float" office:value="56.75625" calcext:value-type="float">
            <text:p>56,7563</text:p>
          </table:table-cell>
        </table:table-row>
        <table:table-row table:style-name="ro1">
          <table:table-cell table:number-columns-repeated="2"/>
          <table:table-cell office:value-type="float" office:value="0.37" calcext:value-type="float">
            <text:p>0,3700</text:p>
          </table:table-cell>
          <table:table-cell table:formula="of:=[.$B$8]*[.C38]*[.C38]+[.$B$9]*[.C38]+[.$B$10]" office:value-type="float" office:value="58.2828125" calcext:value-type="float">
            <text:p>58,2828</text:p>
          </table:table-cell>
        </table:table-row>
        <table:table-row table:style-name="ro1">
          <table:table-cell table:number-columns-repeated="2"/>
          <table:table-cell office:value-type="float" office:value="0.38" calcext:value-type="float">
            <text:p>0,3800</text:p>
          </table:table-cell>
          <table:table-cell table:formula="of:=[.$B$8]*[.C39]*[.C39]+[.$B$9]*[.C39]+[.$B$10]" office:value-type="float" office:value="59.775" calcext:value-type="float">
            <text:p>59,7750</text:p>
          </table:table-cell>
        </table:table-row>
        <table:table-row table:style-name="ro1">
          <table:table-cell table:number-columns-repeated="2"/>
          <table:table-cell office:value-type="float" office:value="0.39" calcext:value-type="float">
            <text:p>0,3900</text:p>
          </table:table-cell>
          <table:table-cell table:formula="of:=[.$B$8]*[.C40]*[.C40]+[.$B$9]*[.C40]+[.$B$10]" office:value-type="float" office:value="61.2328125" calcext:value-type="float">
            <text:p>61,2328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000</text:p>
          </table:table-cell>
          <table:table-cell table:formula="of:=[.$B$8]*[.C41]*[.C41]+[.$B$9]*[.C41]+[.$B$10]" office:value-type="float" office:value="62.65625" calcext:value-type="float">
            <text:p>62,6563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00</text:p>
          </table:table-cell>
          <table:table-cell table:formula="of:=[.$B$8]*[.C42]*[.C42]+[.$B$9]*[.C42]+[.$B$10]" office:value-type="float" office:value="64.0453125" calcext:value-type="float">
            <text:p>64,0453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00</text:p>
          </table:table-cell>
          <table:table-cell table:formula="of:=[.$B$8]*[.C43]*[.C43]+[.$B$9]*[.C43]+[.$B$10]" office:value-type="float" office:value="65.4" calcext:value-type="float">
            <text:p>65,4000</text:p>
          </table:table-cell>
        </table:table-row>
        <table:table-row table:style-name="ro1">
          <table:table-cell table:number-columns-repeated="2"/>
          <table:table-cell office:value-type="float" office:value="0.43" calcext:value-type="float">
            <text:p>0,4300</text:p>
          </table:table-cell>
          <table:table-cell table:formula="of:=[.$B$8]*[.C44]*[.C44]+[.$B$9]*[.C44]+[.$B$10]" office:value-type="float" office:value="66.7203125" calcext:value-type="float">
            <text:p>66,7203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,4400</text:p>
          </table:table-cell>
          <table:table-cell table:formula="of:=[.$B$8]*[.C45]*[.C45]+[.$B$9]*[.C45]+[.$B$10]" office:value-type="float" office:value="68.00625" calcext:value-type="float">
            <text:p>68,0063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,4500</text:p>
          </table:table-cell>
          <table:table-cell table:formula="of:=[.$B$8]*[.C46]*[.C46]+[.$B$9]*[.C46]+[.$B$10]" office:value-type="float" office:value="69.2578125" calcext:value-type="float">
            <text:p>69,2578</text:p>
          </table:table-cell>
        </table:table-row>
        <table:table-row table:style-name="ro1">
          <table:table-cell table:number-columns-repeated="2"/>
          <table:table-cell office:value-type="float" office:value="0.46" calcext:value-type="float">
            <text:p>0,4600</text:p>
          </table:table-cell>
          <table:table-cell table:formula="of:=[.$B$8]*[.C47]*[.C47]+[.$B$9]*[.C47]+[.$B$10]" office:value-type="float" office:value="70.475" calcext:value-type="float">
            <text:p>70,4750</text:p>
          </table:table-cell>
        </table:table-row>
        <table:table-row table:style-name="ro1">
          <table:table-cell table:number-columns-repeated="2"/>
          <table:table-cell office:value-type="float" office:value="0.47" calcext:value-type="float">
            <text:p>0,4700</text:p>
          </table:table-cell>
          <table:table-cell table:formula="of:=[.$B$8]*[.C48]*[.C48]+[.$B$9]*[.C48]+[.$B$10]" office:value-type="float" office:value="71.6578125" calcext:value-type="float">
            <text:p>71,6578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00</text:p>
          </table:table-cell>
          <table:table-cell table:formula="of:=[.$B$8]*[.C49]*[.C49]+[.$B$9]*[.C49]+[.$B$10]" office:value-type="float" office:value="72.80625" calcext:value-type="float">
            <text:p>72,8063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,4900</text:p>
          </table:table-cell>
          <table:table-cell table:formula="of:=[.$B$8]*[.C50]*[.C50]+[.$B$9]*[.C50]+[.$B$10]" office:value-type="float" office:value="73.9203125" calcext:value-type="float">
            <text:p>73,9203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000</text:p>
          </table:table-cell>
          <table:table-cell table:formula="of:=[.$B$8]*[.C51]*[.C51]+[.$B$9]*[.C51]+[.$B$10]" office:value-type="float" office:value="75" calcext:value-type="float">
            <text:p>75,0000</text:p>
          </table:table-cell>
        </table:table-row>
        <table:table-row table:style-name="ro1">
          <table:table-cell table:number-columns-repeated="2"/>
          <table:table-cell office:value-type="float" office:value="0.51" calcext:value-type="float">
            <text:p>0,5100</text:p>
          </table:table-cell>
          <table:table-cell table:formula="of:=[.$B$8]*[.C52]*[.C52]+[.$B$9]*[.C52]+[.$B$10]" office:value-type="float" office:value="76.0453125" calcext:value-type="float">
            <text:p>76,0453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,5200</text:p>
          </table:table-cell>
          <table:table-cell table:formula="of:=[.$B$8]*[.C53]*[.C53]+[.$B$9]*[.C53]+[.$B$10]" office:value-type="float" office:value="77.05625" calcext:value-type="float">
            <text:p>77,0563</text:p>
          </table:table-cell>
        </table:table-row>
        <table:table-row table:style-name="ro1">
          <table:table-cell table:number-columns-repeated="2"/>
          <table:table-cell office:value-type="float" office:value="0.53" calcext:value-type="float">
            <text:p>0,5300</text:p>
          </table:table-cell>
          <table:table-cell table:formula="of:=[.$B$8]*[.C54]*[.C54]+[.$B$9]*[.C54]+[.$B$10]" office:value-type="float" office:value="78.0328125" calcext:value-type="float">
            <text:p>78,0328</text:p>
          </table:table-cell>
        </table:table-row>
        <table:table-row table:style-name="ro1">
          <table:table-cell table:number-columns-repeated="2"/>
          <table:table-cell office:value-type="float" office:value="0.54" calcext:value-type="float">
            <text:p>0,5400</text:p>
          </table:table-cell>
          <table:table-cell table:formula="of:=[.$B$8]*[.C55]*[.C55]+[.$B$9]*[.C55]+[.$B$10]" office:value-type="float" office:value="78.975" calcext:value-type="float">
            <text:p>78,9750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,5500</text:p>
          </table:table-cell>
          <table:table-cell table:formula="of:=[.$B$8]*[.C56]*[.C56]+[.$B$9]*[.C56]+[.$B$10]" office:value-type="float" office:value="79.8828125" calcext:value-type="float">
            <text:p>79,8828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,5600</text:p>
          </table:table-cell>
          <table:table-cell table:formula="of:=[.$B$8]*[.C57]*[.C57]+[.$B$9]*[.C57]+[.$B$10]" office:value-type="float" office:value="80.75625" calcext:value-type="float">
            <text:p>80,7563</text:p>
          </table:table-cell>
        </table:table-row>
        <table:table-row table:style-name="ro1">
          <table:table-cell table:number-columns-repeated="2"/>
          <table:table-cell office:value-type="float" office:value="0.57" calcext:value-type="float">
            <text:p>0,5700</text:p>
          </table:table-cell>
          <table:table-cell table:formula="of:=[.$B$8]*[.C58]*[.C58]+[.$B$9]*[.C58]+[.$B$10]" office:value-type="float" office:value="81.5953125" calcext:value-type="float">
            <text:p>81,5953</text:p>
          </table:table-cell>
        </table:table-row>
        <table:table-row table:style-name="ro1">
          <table:table-cell table:number-columns-repeated="2"/>
          <table:table-cell office:value-type="float" office:value="0.58" calcext:value-type="float">
            <text:p>0,5800</text:p>
          </table:table-cell>
          <table:table-cell table:formula="of:=[.$B$8]*[.C59]*[.C59]+[.$B$9]*[.C59]+[.$B$10]" office:value-type="float" office:value="82.4" calcext:value-type="float">
            <text:p>82,4000</text:p>
          </table:table-cell>
        </table:table-row>
        <table:table-row table:style-name="ro1">
          <table:table-cell table:number-columns-repeated="2"/>
          <table:table-cell office:value-type="float" office:value="0.59" calcext:value-type="float">
            <text:p>0,5900</text:p>
          </table:table-cell>
          <table:table-cell table:formula="of:=[.$B$8]*[.C60]*[.C60]+[.$B$9]*[.C60]+[.$B$10]" office:value-type="float" office:value="83.1703125" calcext:value-type="float">
            <text:p>83,1703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000</text:p>
          </table:table-cell>
          <table:table-cell table:formula="of:=[.$B$8]*[.C61]*[.C61]+[.$B$9]*[.C61]+[.$B$10]" office:value-type="float" office:value="83.90625" calcext:value-type="float">
            <text:p>83,9063</text:p>
          </table:table-cell>
        </table:table-row>
        <table:table-row table:style-name="ro1">
          <table:table-cell table:number-columns-repeated="2"/>
          <table:table-cell office:value-type="float" office:value="0.61" calcext:value-type="float">
            <text:p>0,6100</text:p>
          </table:table-cell>
          <table:table-cell table:formula="of:=[.$B$8]*[.C62]*[.C62]+[.$B$9]*[.C62]+[.$B$10]" office:value-type="float" office:value="84.6078125" calcext:value-type="float">
            <text:p>84,6078</text:p>
          </table:table-cell>
        </table:table-row>
        <table:table-row table:style-name="ro1">
          <table:table-cell table:number-columns-repeated="2"/>
          <table:table-cell office:value-type="float" office:value="0.62" calcext:value-type="float">
            <text:p>0,6200</text:p>
          </table:table-cell>
          <table:table-cell table:formula="of:=[.$B$8]*[.C63]*[.C63]+[.$B$9]*[.C63]+[.$B$10]" office:value-type="float" office:value="85.275" calcext:value-type="float">
            <text:p>85,2750</text:p>
          </table:table-cell>
        </table:table-row>
        <table:table-row table:style-name="ro1">
          <table:table-cell table:number-columns-repeated="2"/>
          <table:table-cell office:value-type="float" office:value="0.63" calcext:value-type="float">
            <text:p>0,6300</text:p>
          </table:table-cell>
          <table:table-cell table:formula="of:=[.$B$8]*[.C64]*[.C64]+[.$B$9]*[.C64]+[.$B$10]" office:value-type="float" office:value="85.9078125" calcext:value-type="float">
            <text:p>85,9078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,6400</text:p>
          </table:table-cell>
          <table:table-cell table:formula="of:=[.$B$8]*[.C65]*[.C65]+[.$B$9]*[.C65]+[.$B$10]" office:value-type="float" office:value="86.50625" calcext:value-type="float">
            <text:p>86,5063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,6500</text:p>
          </table:table-cell>
          <table:table-cell table:formula="of:=[.$B$8]*[.C66]*[.C66]+[.$B$9]*[.C66]+[.$B$10]" office:value-type="float" office:value="87.0703125" calcext:value-type="float">
            <text:p>87,0703</text:p>
          </table:table-cell>
        </table:table-row>
        <table:table-row table:style-name="ro1">
          <table:table-cell table:number-columns-repeated="2"/>
          <table:table-cell office:value-type="float" office:value="0.66" calcext:value-type="float">
            <text:p>0,6600</text:p>
          </table:table-cell>
          <table:table-cell table:formula="of:=[.$B$8]*[.C67]*[.C67]+[.$B$9]*[.C67]+[.$B$10]" office:value-type="float" office:value="87.6" calcext:value-type="float">
            <text:p>87,6000</text:p>
          </table:table-cell>
        </table:table-row>
        <table:table-row table:style-name="ro1">
          <table:table-cell table:number-columns-repeated="2"/>
          <table:table-cell office:value-type="float" office:value="0.67" calcext:value-type="float">
            <text:p>0,6700</text:p>
          </table:table-cell>
          <table:table-cell table:formula="of:=[.$B$8]*[.C68]*[.C68]+[.$B$9]*[.C68]+[.$B$10]" office:value-type="float" office:value="88.0953125" calcext:value-type="float">
            <text:p>88,0953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,6800</text:p>
          </table:table-cell>
          <table:table-cell table:formula="of:=[.$B$8]*[.C69]*[.C69]+[.$B$9]*[.C69]+[.$B$10]" office:value-type="float" office:value="88.55625" calcext:value-type="float">
            <text:p>88,5563</text:p>
          </table:table-cell>
        </table:table-row>
        <table:table-row table:style-name="ro1">
          <table:table-cell table:number-columns-repeated="2"/>
          <table:table-cell office:value-type="float" office:value="0.69" calcext:value-type="float">
            <text:p>0,6900</text:p>
          </table:table-cell>
          <table:table-cell table:formula="of:=[.$B$8]*[.C70]*[.C70]+[.$B$9]*[.C70]+[.$B$10]" office:value-type="float" office:value="88.9828125" calcext:value-type="float">
            <text:p>88,9828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000</text:p>
          </table:table-cell>
          <table:table-cell table:formula="of:=[.$B$8]*[.C71]*[.C71]+[.$B$9]*[.C71]+[.$B$10]" office:value-type="float" office:value="89.375" calcext:value-type="float">
            <text:p>89,3750</text:p>
          </table:table-cell>
        </table:table-row>
        <table:table-row table:style-name="ro1">
          <table:table-cell table:number-columns-repeated="2"/>
          <table:table-cell office:value-type="float" office:value="0.71" calcext:value-type="float">
            <text:p>0,7100</text:p>
          </table:table-cell>
          <table:table-cell table:formula="of:=[.$B$8]*[.C72]*[.C72]+[.$B$9]*[.C72]+[.$B$10]" office:value-type="float" office:value="89.7328125" calcext:value-type="float">
            <text:p>89,7328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00</text:p>
          </table:table-cell>
          <table:table-cell table:formula="of:=[.$B$8]*[.C73]*[.C73]+[.$B$9]*[.C73]+[.$B$10]" office:value-type="float" office:value="90.05625" calcext:value-type="float">
            <text:p>90,0563</text:p>
          </table:table-cell>
        </table:table-row>
        <table:table-row table:style-name="ro1">
          <table:table-cell table:number-columns-repeated="2"/>
          <table:table-cell office:value-type="float" office:value="0.73" calcext:value-type="float">
            <text:p>0,7300</text:p>
          </table:table-cell>
          <table:table-cell table:formula="of:=[.$B$8]*[.C74]*[.C74]+[.$B$9]*[.C74]+[.$B$10]" office:value-type="float" office:value="90.3453125" calcext:value-type="float">
            <text:p>90,3453</text:p>
          </table:table-cell>
        </table:table-row>
        <table:table-row table:style-name="ro1">
          <table:table-cell table:number-columns-repeated="2"/>
          <table:table-cell office:value-type="float" office:value="0.74" calcext:value-type="float">
            <text:p>0,7400</text:p>
          </table:table-cell>
          <table:table-cell table:formula="of:=[.$B$8]*[.C75]*[.C75]+[.$B$9]*[.C75]+[.$B$10]" office:value-type="float" office:value="90.6" calcext:value-type="float">
            <text:p>90,6000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,7500</text:p>
          </table:table-cell>
          <table:table-cell table:formula="of:=[.$B$8]*[.C76]*[.C76]+[.$B$9]*[.C76]+[.$B$10]" office:value-type="float" office:value="90.8203125" calcext:value-type="float">
            <text:p>90,8203</text:p>
          </table:table-cell>
        </table:table-row>
        <table:table-row table:style-name="ro1">
          <table:table-cell table:number-columns-repeated="2"/>
          <table:table-cell office:value-type="float" office:value="0.76" calcext:value-type="float">
            <text:p>0,7600</text:p>
          </table:table-cell>
          <table:table-cell table:formula="of:=[.$B$8]*[.C77]*[.C77]+[.$B$9]*[.C77]+[.$B$10]" office:value-type="float" office:value="91.00625" calcext:value-type="float">
            <text:p>91,0063</text:p>
          </table:table-cell>
        </table:table-row>
        <table:table-row table:style-name="ro1">
          <table:table-cell table:number-columns-repeated="2"/>
          <table:table-cell office:value-type="float" office:value="0.77" calcext:value-type="float">
            <text:p>0,7700</text:p>
          </table:table-cell>
          <table:table-cell table:formula="of:=[.$B$8]*[.C78]*[.C78]+[.$B$9]*[.C78]+[.$B$10]" office:value-type="float" office:value="91.1578125" calcext:value-type="float">
            <text:p>91,1578</text:p>
          </table:table-cell>
        </table:table-row>
        <table:table-row table:style-name="ro1">
          <table:table-cell table:number-columns-repeated="2"/>
          <table:table-cell office:value-type="float" office:value="0.78" calcext:value-type="float">
            <text:p>0,7800</text:p>
          </table:table-cell>
          <table:table-cell table:formula="of:=[.$B$8]*[.C79]*[.C79]+[.$B$9]*[.C79]+[.$B$10]" office:value-type="float" office:value="91.275" calcext:value-type="float">
            <text:p>91,2750</text:p>
          </table:table-cell>
        </table:table-row>
        <table:table-row table:style-name="ro1">
          <table:table-cell table:number-columns-repeated="2"/>
          <table:table-cell office:value-type="float" office:value="0.79" calcext:value-type="float">
            <text:p>0,7900</text:p>
          </table:table-cell>
          <table:table-cell table:formula="of:=[.$B$8]*[.C80]*[.C80]+[.$B$9]*[.C80]+[.$B$10]" office:value-type="float" office:value="91.3578125" calcext:value-type="float">
            <text:p>91,3578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000</text:p>
          </table:table-cell>
          <table:table-cell table:formula="of:=[.$B$8]*[.C81]*[.C81]+[.$B$9]*[.C81]+[.$B$10]" office:value-type="float" office:value="91.40625" calcext:value-type="float">
            <text:p>91,4063</text:p>
          </table:table-cell>
        </table:table-row>
        <table:table-row table:style-name="ro1">
          <table:table-cell table:number-columns-repeated="2"/>
          <table:table-cell office:value-type="float" office:value="0.81" calcext:value-type="float">
            <text:p>0,8100</text:p>
          </table:table-cell>
          <table:table-cell table:formula="of:=[.$B$8]*[.C82]*[.C82]+[.$B$9]*[.C82]+[.$B$10]" office:value-type="float" office:value="91.4203125" calcext:value-type="float">
            <text:p>91,4203</text:p>
          </table:table-cell>
        </table:table-row>
        <table:table-row table:style-name="ro1">
          <table:table-cell table:number-columns-repeated="2"/>
          <table:table-cell office:value-type="float" office:value="0.82" calcext:value-type="float">
            <text:p>0,8200</text:p>
          </table:table-cell>
          <table:table-cell table:formula="of:=[.$B$8]*[.C83]*[.C83]+[.$B$9]*[.C83]+[.$B$10]" office:value-type="float" office:value="91.4" calcext:value-type="float">
            <text:p>91,4000</text:p>
          </table:table-cell>
        </table:table-row>
        <table:table-row table:style-name="ro1">
          <table:table-cell table:number-columns-repeated="2"/>
          <table:table-cell office:value-type="float" office:value="0.83" calcext:value-type="float">
            <text:p>0,8300</text:p>
          </table:table-cell>
          <table:table-cell table:formula="of:=[.$B$8]*[.C84]*[.C84]+[.$B$9]*[.C84]+[.$B$10]" office:value-type="float" office:value="91.3453125" calcext:value-type="float">
            <text:p>91,3453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00</text:p>
          </table:table-cell>
          <table:table-cell table:formula="of:=[.$B$8]*[.C85]*[.C85]+[.$B$9]*[.C85]+[.$B$10]" office:value-type="float" office:value="91.25625" calcext:value-type="float">
            <text:p>91,2563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,8500</text:p>
          </table:table-cell>
          <table:table-cell table:formula="of:=[.$B$8]*[.C86]*[.C86]+[.$B$9]*[.C86]+[.$B$10]" office:value-type="float" office:value="91.1328125" calcext:value-type="float">
            <text:p>91,1328</text:p>
          </table:table-cell>
        </table:table-row>
        <table:table-row table:style-name="ro1">
          <table:table-cell table:number-columns-repeated="2"/>
          <table:table-cell office:value-type="float" office:value="0.86" calcext:value-type="float">
            <text:p>0,8600</text:p>
          </table:table-cell>
          <table:table-cell table:formula="of:=[.$B$8]*[.C87]*[.C87]+[.$B$9]*[.C87]+[.$B$10]" office:value-type="float" office:value="90.975" calcext:value-type="float">
            <text:p>90,9750</text:p>
          </table:table-cell>
        </table:table-row>
        <table:table-row table:style-name="ro1">
          <table:table-cell table:number-columns-repeated="2"/>
          <table:table-cell office:value-type="float" office:value="0.87" calcext:value-type="float">
            <text:p>0,8700</text:p>
          </table:table-cell>
          <table:table-cell table:formula="of:=[.$B$8]*[.C88]*[.C88]+[.$B$9]*[.C88]+[.$B$10]" office:value-type="float" office:value="90.7828125" calcext:value-type="float">
            <text:p>90,7828</text:p>
          </table:table-cell>
        </table:table-row>
        <table:table-row table:style-name="ro1">
          <table:table-cell table:number-columns-repeated="2"/>
          <table:table-cell office:value-type="float" office:value="0.88" calcext:value-type="float">
            <text:p>0,8800</text:p>
          </table:table-cell>
          <table:table-cell table:formula="of:=[.$B$8]*[.C89]*[.C89]+[.$B$9]*[.C89]+[.$B$10]" office:value-type="float" office:value="90.55625" calcext:value-type="float">
            <text:p>90,5563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,8900</text:p>
          </table:table-cell>
          <table:table-cell table:formula="of:=[.$B$8]*[.C90]*[.C90]+[.$B$9]*[.C90]+[.$B$10]" office:value-type="float" office:value="90.2953125" calcext:value-type="float">
            <text:p>90,2953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000</text:p>
          </table:table-cell>
          <table:table-cell table:formula="of:=[.$B$8]*[.C91]*[.C91]+[.$B$9]*[.C91]+[.$B$10]" office:value-type="float" office:value="90" calcext:value-type="float">
            <text:p>90,0000</text:p>
          </table:table-cell>
        </table:table-row>
        <table:table-row table:style-name="ro1">
          <table:table-cell table:number-columns-repeated="2"/>
          <table:table-cell office:value-type="float" office:value="0.91" calcext:value-type="float">
            <text:p>0,9100</text:p>
          </table:table-cell>
          <table:table-cell table:formula="of:=[.$B$8]*[.C92]*[.C92]+[.$B$9]*[.C92]+[.$B$10]" office:value-type="float" office:value="89.6703125" calcext:value-type="float">
            <text:p>89,6703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00</text:p>
          </table:table-cell>
          <table:table-cell table:formula="of:=[.$B$8]*[.C93]*[.C93]+[.$B$9]*[.C93]+[.$B$10]" office:value-type="float" office:value="89.30625" calcext:value-type="float">
            <text:p>89,3063</text:p>
          </table:table-cell>
        </table:table-row>
        <table:table-row table:style-name="ro1">
          <table:table-cell table:number-columns-repeated="2"/>
          <table:table-cell office:value-type="float" office:value="0.93" calcext:value-type="float">
            <text:p>0,9300</text:p>
          </table:table-cell>
          <table:table-cell table:formula="of:=[.$B$8]*[.C94]*[.C94]+[.$B$9]*[.C94]+[.$B$10]" office:value-type="float" office:value="88.9078124999999" calcext:value-type="float">
            <text:p>88,9078</text:p>
          </table:table-cell>
        </table:table-row>
        <table:table-row table:style-name="ro1">
          <table:table-cell table:number-columns-repeated="2"/>
          <table:table-cell office:value-type="float" office:value="0.94" calcext:value-type="float">
            <text:p>0,9400</text:p>
          </table:table-cell>
          <table:table-cell table:formula="of:=[.$B$8]*[.C95]*[.C95]+[.$B$9]*[.C95]+[.$B$10]" office:value-type="float" office:value="88.475" calcext:value-type="float">
            <text:p>88,4750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,9500</text:p>
          </table:table-cell>
          <table:table-cell table:formula="of:=[.$B$8]*[.C96]*[.C96]+[.$B$9]*[.C96]+[.$B$10]" office:value-type="float" office:value="88.0078125" calcext:value-type="float">
            <text:p>88,0078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00</text:p>
          </table:table-cell>
          <table:table-cell table:formula="of:=[.$B$8]*[.C97]*[.C97]+[.$B$9]*[.C97]+[.$B$10]" office:value-type="float" office:value="87.50625" calcext:value-type="float">
            <text:p>87,5063</text:p>
          </table:table-cell>
        </table:table-row>
        <table:table-row table:style-name="ro1">
          <table:table-cell table:number-columns-repeated="2"/>
          <table:table-cell office:value-type="float" office:value="0.97" calcext:value-type="float">
            <text:p>0,9700</text:p>
          </table:table-cell>
          <table:table-cell table:formula="of:=[.$B$8]*[.C98]*[.C98]+[.$B$9]*[.C98]+[.$B$10]" office:value-type="float" office:value="86.9703125" calcext:value-type="float">
            <text:p>86,9703</text:p>
          </table:table-cell>
        </table:table-row>
        <table:table-row table:style-name="ro1">
          <table:table-cell table:number-columns-repeated="2"/>
          <table:table-cell office:value-type="float" office:value="0.98" calcext:value-type="float">
            <text:p>0,9800</text:p>
          </table:table-cell>
          <table:table-cell table:formula="of:=[.$B$8]*[.C99]*[.C99]+[.$B$9]*[.C99]+[.$B$10]" office:value-type="float" office:value="86.4" calcext:value-type="float">
            <text:p>86,4000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,9900</text:p>
          </table:table-cell>
          <table:table-cell table:formula="of:=[.$B$8]*[.C100]*[.C100]+[.$B$9]*[.C100]+[.$B$10]" office:value-type="float" office:value="85.7953125" calcext:value-type="float">
            <text:p>85,795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,0000</text:p>
          </table:table-cell>
          <table:table-cell table:formula="of:=[.$B$8]*[.C101]*[.C101]+[.$B$9]*[.C101]+[.$B$10]" office:value-type="float" office:value="85.15625" calcext:value-type="float">
            <text:p>85,1563</text:p>
          </table:table-cell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line Calibration" table:style-name="ta1">
        <table:shapes>
          <draw:frame draw:z-index="0" draw:style-name="gr2" draw:text-style-name="P2" svg:width="159.99mm" svg:height="89.99mm" svg:x="144.73mm" svg:y="5.51mm">
            <loext:p draw:notify-on-update-of-ranges="'Spline Calibration'.C2:'Spline Calibration'.C101 'Spline Calibration'.F1:'Spline Calibration'.F1 'Spline Calibration'.F2:'Spline Calibration'.F1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3" table:default-cell-style-name="Default"/>
        <table:table-column table:style-name="co7" table:number-columns-repeated="3" table:default-cell-style-name="ce11"/>
        <table:table-row table:style-name="ro1">
          <table:table-cell office:value-type="string" calcext:value-type="string">
            <text:p>x1</text:p>
          </table:table-cell>
          <table:table-cell table:style-name="ce7" office:value-type="float" office:value="0.1" calcext:value-type="float">
            <text:p>0,1</text:p>
          </table:table-cell>
          <table:table-cell table:style-name="ce20" office:value-type="string" calcext:value-type="string">
            <text:p>X</text:p>
          </table:table-cell>
          <table:table-cell table:style-name="ce13" office:value-type="string" calcext:value-type="string">
            <text:p>F1</text:p>
          </table:table-cell>
          <table:table-cell table:style-name="ce13" office:value-type="string" calcext:value-type="string">
            <text:p>F2</text:p>
          </table:table-cell>
          <table:table-cell table:style-name="ce13"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0.01" calcext:value-type="float">
            <text:p>0,01</text:p>
          </table:table-cell>
          <table:table-cell table:formula="of:=[.$B$7]*([.C2]-[.$B$1])*([.C2]-[.$B$1])*([.C2]-[.$B$1])+[.$B$8]*([.C2]-[.$B$1])+[.$B$2]" office:value-type="float" office:value="-13.68712890625" calcext:value-type="float">
            <text:p>-13,687</text:p>
          </table:table-cell>
          <table:table-cell table:formula="of:=[.$B$9]*([.C2]-[.$B$5])*([.C2]-[.$B$5])*([.C2]-[.$B$5])+[.$B$10]*([.C2]-[.$B$5])+[.$B$6]" office:value-type="float" office:value="-64.23943359375" calcext:value-type="float">
            <text:p>-64,239</text:p>
          </table:table-cell>
          <table:table-cell table:formula="of:=IF([.C2]&lt;[.$B$3];[.D2];[.E2])" office:value-type="float" office:value="-13.68712890625" calcext:value-type="float">
            <text:p>-13,687</text:p>
          </table:table-cell>
        </table:table-row>
        <table:table-row table:style-name="ro1">
          <table:table-cell office:value-type="string" calcext:value-type="string">
            <text:p>x2</text:p>
          </table:table-cell>
          <table:table-cell table:style-name="ce7" office:value-type="float" office:value="0.5" calcext:value-type="float">
            <text:p>0,5</text:p>
          </table:table-cell>
          <table:table-cell office:value-type="float" office:value="0.02" calcext:value-type="float">
            <text:p>0,02</text:p>
          </table:table-cell>
          <table:table-cell table:formula="of:=[.$B$7]*([.C3]-[.$B$1])*([.C3]-[.$B$1])*([.C3]-[.$B$1])+[.$B$8]*([.C3]-[.$B$1])+[.$B$2]" office:value-type="float" office:value="-11.64" calcext:value-type="float">
            <text:p>-11,640</text:p>
          </table:table-cell>
          <table:table-cell table:formula="of:=[.$B$9]*([.C3]-[.$B$5])*([.C3]-[.$B$5])*([.C3]-[.$B$5])+[.$B$10]*([.C3]-[.$B$5])+[.$B$6]" office:value-type="float" office:value="-59.1599999999999" calcext:value-type="float">
            <text:p>-59,160</text:p>
          </table:table-cell>
          <table:table-cell table:formula="of:=IF([.C3]&lt;[.$B$3];[.D3];[.E3])" office:value-type="float" office:value="-11.64" calcext:value-type="float">
            <text:p>-11,640</text:p>
          </table:table-cell>
        </table:table-row>
        <table:table-row table:style-name="ro1">
          <table:table-cell office:value-type="string" calcext:value-type="string">
            <text:p>y2</text:p>
          </table:table-cell>
          <table:table-cell table:style-name="ce7" office:value-type="float" office:value="75" calcext:value-type="float">
            <text:p>75</text:p>
          </table:table-cell>
          <table:table-cell office:value-type="float" office:value="0.03" calcext:value-type="float">
            <text:p>0,03</text:p>
          </table:table-cell>
          <table:table-cell table:formula="of:=[.$B$7]*([.C4]-[.$B$1])*([.C4]-[.$B$1])*([.C4]-[.$B$1])+[.$B$8]*([.C4]-[.$B$1])+[.$B$2]" office:value-type="float" office:value="-9.58255859375" calcext:value-type="float">
            <text:p>-9,583</text:p>
          </table:table-cell>
          <table:table-cell table:formula="of:=[.$B$9]*([.C4]-[.$B$5])*([.C4]-[.$B$5])*([.C4]-[.$B$5])+[.$B$10]*([.C4]-[.$B$5])+[.$B$6]" office:value-type="float" office:value="-54.19400390625" calcext:value-type="float">
            <text:p>-54,194</text:p>
          </table:table-cell>
          <table:table-cell table:formula="of:=IF([.C4]&lt;[.$B$3];[.D4];[.E4])" office:value-type="float" office:value="-9.58255859375" calcext:value-type="float">
            <text:p>-9,583</text:p>
          </table:table-cell>
        </table:table-row>
        <table:table-row table:style-name="ro1">
          <table:table-cell office:value-type="string" calcext:value-type="string">
            <text:p>x3</text:p>
          </table:table-cell>
          <table:table-cell table:style-name="ce7" office:value-type="float" office:value="0.9" calcext:value-type="float">
            <text:p>0,9</text:p>
          </table:table-cell>
          <table:table-cell office:value-type="float" office:value="0.04" calcext:value-type="float">
            <text:p>0,04</text:p>
          </table:table-cell>
          <table:table-cell table:formula="of:=[.$B$7]*([.C5]-[.$B$1])*([.C5]-[.$B$1])*([.C5]-[.$B$1])+[.$B$8]*([.C5]-[.$B$1])+[.$B$2]" office:value-type="float" office:value="-7.51609375" calcext:value-type="float">
            <text:p>-7,516</text:p>
          </table:table-cell>
          <table:table-cell table:formula="of:=[.$B$9]*([.C5]-[.$B$5])*([.C5]-[.$B$5])*([.C5]-[.$B$5])+[.$B$10]*([.C5]-[.$B$5])+[.$B$6]" office:value-type="float" office:value="-49.34015625" calcext:value-type="float">
            <text:p>-49,340</text:p>
          </table:table-cell>
          <table:table-cell table:formula="of:=IF([.C5]&lt;[.$B$3];[.D5];[.E5])" office:value-type="float" office:value="-7.51609375" calcext:value-type="float">
            <text:p>-7,516</text:p>
          </table:table-cell>
        </table:table-row>
        <table:table-row table:style-name="ro1">
          <table:table-cell office:value-type="string" calcext:value-type="string">
            <text:p>y3</text:p>
          </table:table-cell>
          <table:table-cell table:style-name="ce7" office:value-type="float" office:value="90" calcext:value-type="float">
            <text:p>90</text:p>
          </table:table-cell>
          <table:table-cell office:value-type="float" office:value="0.05" calcext:value-type="float">
            <text:p>0,05</text:p>
          </table:table-cell>
          <table:table-cell table:formula="of:=[.$B$7]*([.C6]-[.$B$1])*([.C6]-[.$B$1])*([.C6]-[.$B$1])+[.$B$8]*([.C6]-[.$B$1])+[.$B$2]" office:value-type="float" office:value="-5.44189453125" calcext:value-type="float">
            <text:p>-5,442</text:p>
          </table:table-cell>
          <table:table-cell table:formula="of:=[.$B$9]*([.C6]-[.$B$5])*([.C6]-[.$B$5])*([.C6]-[.$B$5])+[.$B$10]*([.C6]-[.$B$5])+[.$B$6]" office:value-type="float" office:value="-44.59716796875" calcext:value-type="float">
            <text:p>-44,597</text:p>
          </table:table-cell>
          <table:table-cell table:formula="of:=IF([.C6]&lt;[.$B$3];[.D6];[.E6])" office:value-type="float" office:value="-5.44189453125" calcext:value-type="float">
            <text:p>-5,44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table:formula="of:=([.B1]*([.B4]-[.B6])+[.B3]*([.B6]-[.B2])+[.B5]*([.B2]-[.B4]))/(2*([.B1]-[.B3])*([.B1]-[.B3])*([.B1]-[.B5])*([.B3]-[.B5]))" office:value-type="float" office:value="-214.84375" calcext:value-type="float">
            <text:p>-214,84375</text:p>
          </table:table-cell>
          <table:table-cell office:value-type="float" office:value="0.06" calcext:value-type="float">
            <text:p>0,06</text:p>
          </table:table-cell>
          <table:table-cell table:formula="of:=[.$B$7]*([.C7]-[.$B$1])*([.C7]-[.$B$1])*([.C7]-[.$B$1])+[.$B$8]*([.C7]-[.$B$1])+[.$B$2]" office:value-type="float" office:value="-3.36125" calcext:value-type="float">
            <text:p>-3,361</text:p>
          </table:table-cell>
          <table:table-cell table:formula="of:=[.$B$9]*([.C7]-[.$B$5])*([.C7]-[.$B$5])*([.C7]-[.$B$5])+[.$B$10]*([.C7]-[.$B$5])+[.$B$6]" office:value-type="float" office:value="-39.96375" calcext:value-type="float">
            <text:p>-39,964</text:p>
          </table:table-cell>
          <table:table-cell table:formula="of:=IF([.C7]&lt;[.$B$3];[.D7];[.E7])" office:value-type="float" office:value="-3.36125" calcext:value-type="float">
            <text:p>-3,361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([.B1]*[.B1]*([.B6]-[.B4])-[.B1]*([.B3]*(-3*[.B2]+[.B4]+2*[.B6])+3*[.B5]*([.B2]-[.B4]))+[.B3]*[.B3]*([.B6]-[.B2])+[.B3]*[.B5]*([.B4]-[.B2])+2*[.B5]*[.B5]*([.B2]-[.B4]))/(2*([.B1]-[.B3])*([.B1]-[.B5])*([.B3]-[.B5]))" office:value-type="float" office:value="209.375" calcext:value-type="float">
            <text:p>209,375</text:p>
          </table:table-cell>
          <table:table-cell office:value-type="float" office:value="0.07" calcext:value-type="float">
            <text:p>0,07</text:p>
          </table:table-cell>
          <table:table-cell table:formula="of:=[.$B$7]*([.C8]-[.$B$1])*([.C8]-[.$B$1])*([.C8]-[.$B$1])+[.$B$8]*([.C8]-[.$B$1])+[.$B$2]" office:value-type="float" office:value="-1.27544921875" calcext:value-type="float">
            <text:p>-1,275</text:p>
          </table:table-cell>
          <table:table-cell table:formula="of:=[.$B$9]*([.C8]-[.$B$5])*([.C8]-[.$B$5])*([.C8]-[.$B$5])+[.$B$10]*([.C8]-[.$B$5])+[.$B$6]" office:value-type="float" office:value="-35.43861328125" calcext:value-type="float">
            <text:p>-35,439</text:p>
          </table:table-cell>
          <table:table-cell table:formula="of:=IF([.C8]&lt;[.$B$3];[.D8];[.E8])" office:value-type="float" office:value="-1.27544921875" calcext:value-type="float">
            <text:p>-1,27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([.B3]-[.B1])/([.B3]-[.B5])*[.B7]" office:value-type="float" office:value="214.84375" calcext:value-type="float">
            <text:p>214,84375</text:p>
          </table:table-cell>
          <table:table-cell office:value-type="float" office:value="0.08" calcext:value-type="float">
            <text:p>0,08</text:p>
          </table:table-cell>
          <table:table-cell table:formula="of:=[.$B$7]*([.C9]-[.$B$1])*([.C9]-[.$B$1])*([.C9]-[.$B$1])+[.$B$8]*([.C9]-[.$B$1])+[.$B$2]" office:value-type="float" office:value="0.81421875" calcext:value-type="float">
            <text:p>0,814</text:p>
          </table:table-cell>
          <table:table-cell table:formula="of:=[.$B$9]*([.C9]-[.$B$5])*([.C9]-[.$B$5])*([.C9]-[.$B$5])+[.$B$10]*([.C9]-[.$B$5])+[.$B$6]" office:value-type="float" office:value="-31.02046875" calcext:value-type="float">
            <text:p>-31,020</text:p>
          </table:table-cell>
          <table:table-cell table:formula="of:=IF([.C9]&lt;[.$B$3];[.D9];[.E9])" office:value-type="float" office:value="0.81421875" calcext:value-type="float">
            <text:p>0,814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table:formula="of:=(2*[.B1]*[.B1]*([.B4]-[.B6])+[.B3]*([.B1]*([.B6]-[.B4])+[.B5]*(2*[.B2]+[.B4]-3*[.B6]))+3*[.B1]*[.B5]*([.B6]-[.B4])+[.B3]*[.B3]*([.B6]-[.B2])+[.B5]*[.B5]*([.B4]-[.B2]))/(2*([.B1]-[.B3])*([.B1]-[.B5])*([.B3]-[.B5]))" office:value-type="float" office:value="3.12499999999999" calcext:value-type="float">
            <text:p>3,12499999999999</text:p>
          </table:table-cell>
          <table:table-cell office:value-type="float" office:value="0.09" calcext:value-type="float">
            <text:p>0,09</text:p>
          </table:table-cell>
          <table:table-cell table:formula="of:=[.$B$7]*([.C10]-[.$B$1])*([.C10]-[.$B$1])*([.C10]-[.$B$1])+[.$B$8]*([.C10]-[.$B$1])+[.$B$2]" office:value-type="float" office:value="2.90646484375" calcext:value-type="float">
            <text:p>2,906</text:p>
          </table:table-cell>
          <table:table-cell table:formula="of:=[.$B$9]*([.C10]-[.$B$5])*([.C10]-[.$B$5])*([.C10]-[.$B$5])+[.$B$10]*([.C10]-[.$B$5])+[.$B$6]" office:value-type="float" office:value="-26.70802734375" calcext:value-type="float">
            <text:p>-26,708</text:p>
          </table:table-cell>
          <table:table-cell table:formula="of:=IF([.C10]&lt;[.$B$3];[.D10];[.E10])" office:value-type="float" office:value="2.90646484375" calcext:value-type="float">
            <text:p>2,906</text:p>
          </table:table-cell>
        </table:table-row>
        <table:table-row table:style-name="ro1">
          <table:table-cell table:number-columns-repeated="2"/>
          <table:table-cell office:value-type="float" office:value="0.1" calcext:value-type="float">
            <text:p>0,1</text:p>
          </table:table-cell>
          <table:table-cell table:formula="of:=[.$B$7]*([.C11]-[.$B$1])*([.C11]-[.$B$1])*([.C11]-[.$B$1])+[.$B$8]*([.C11]-[.$B$1])+[.$B$2]" office:value-type="float" office:value="5" calcext:value-type="float">
            <text:p>5,000</text:p>
          </table:table-cell>
          <table:table-cell table:formula="of:=[.$B$9]*([.C11]-[.$B$5])*([.C11]-[.$B$5])*([.C11]-[.$B$5])+[.$B$10]*([.C11]-[.$B$5])+[.$B$6]" office:value-type="float" office:value="-22.5" calcext:value-type="float">
            <text:p>-22,500</text:p>
          </table:table-cell>
          <table:table-cell table:formula="of:=IF([.C11]&lt;[.$B$3];[.D11];[.E11])" office:value-type="float" office:value="5" calcext:value-type="float">
            <text:p>5,000</text:p>
          </table:table-cell>
        </table:table-row>
        <table:table-row table:style-name="ro1">
          <table:table-cell table:number-columns-repeated="2"/>
          <table:table-cell office:value-type="float" office:value="0.11" calcext:value-type="float">
            <text:p>0,11</text:p>
          </table:table-cell>
          <table:table-cell table:formula="of:=[.$B$7]*([.C12]-[.$B$1])*([.C12]-[.$B$1])*([.C12]-[.$B$1])+[.$B$8]*([.C12]-[.$B$1])+[.$B$2]" office:value-type="float" office:value="7.09353515625" calcext:value-type="float">
            <text:p>7,094</text:p>
          </table:table-cell>
          <table:table-cell table:formula="of:=[.$B$9]*([.C12]-[.$B$5])*([.C12]-[.$B$5])*([.C12]-[.$B$5])+[.$B$10]*([.C12]-[.$B$5])+[.$B$6]" office:value-type="float" office:value="-18.39509765625" calcext:value-type="float">
            <text:p>-18,395</text:p>
          </table:table-cell>
          <table:table-cell table:formula="of:=IF([.C12]&lt;[.$B$3];[.D12];[.E12])" office:value-type="float" office:value="7.09353515625" calcext:value-type="float">
            <text:p>7,094</text:p>
          </table:table-cell>
        </table:table-row>
        <table:table-row table:style-name="ro1">
          <table:table-cell table:number-columns-repeated="2"/>
          <table:table-cell office:value-type="float" office:value="0.12" calcext:value-type="float">
            <text:p>0,12</text:p>
          </table:table-cell>
          <table:table-cell table:formula="of:=[.$B$7]*([.C13]-[.$B$1])*([.C13]-[.$B$1])*([.C13]-[.$B$1])+[.$B$8]*([.C13]-[.$B$1])+[.$B$2]" office:value-type="float" office:value="9.18578125" calcext:value-type="float">
            <text:p>9,186</text:p>
          </table:table-cell>
          <table:table-cell table:formula="of:=[.$B$9]*([.C13]-[.$B$5])*([.C13]-[.$B$5])*([.C13]-[.$B$5])+[.$B$10]*([.C13]-[.$B$5])+[.$B$6]" office:value-type="float" office:value="-14.39203125" calcext:value-type="float">
            <text:p>-14,392</text:p>
          </table:table-cell>
          <table:table-cell table:formula="of:=IF([.C13]&lt;[.$B$3];[.D13];[.E13])" office:value-type="float" office:value="9.18578125" calcext:value-type="float">
            <text:p>9,186</text:p>
          </table:table-cell>
        </table:table-row>
        <table:table-row table:style-name="ro1">
          <table:table-cell table:number-columns-repeated="2"/>
          <table:table-cell office:value-type="float" office:value="0.13" calcext:value-type="float">
            <text:p>0,13</text:p>
          </table:table-cell>
          <table:table-cell table:formula="of:=[.$B$7]*([.C14]-[.$B$1])*([.C14]-[.$B$1])*([.C14]-[.$B$1])+[.$B$8]*([.C14]-[.$B$1])+[.$B$2]" office:value-type="float" office:value="11.27544921875" calcext:value-type="float">
            <text:p>11,275</text:p>
          </table:table-cell>
          <table:table-cell table:formula="of:=[.$B$9]*([.C14]-[.$B$5])*([.C14]-[.$B$5])*([.C14]-[.$B$5])+[.$B$10]*([.C14]-[.$B$5])+[.$B$6]" office:value-type="float" office:value="-10.48951171875" calcext:value-type="float">
            <text:p>-10,490</text:p>
          </table:table-cell>
          <table:table-cell table:formula="of:=IF([.C14]&lt;[.$B$3];[.D14];[.E14])" office:value-type="float" office:value="11.27544921875" calcext:value-type="float">
            <text:p>11,275</text:p>
          </table:table-cell>
        </table:table-row>
        <table:table-row table:style-name="ro1">
          <table:table-cell table:number-columns-repeated="2"/>
          <table:table-cell office:value-type="float" office:value="0.14" calcext:value-type="float">
            <text:p>0,14</text:p>
          </table:table-cell>
          <table:table-cell table:formula="of:=[.$B$7]*([.C15]-[.$B$1])*([.C15]-[.$B$1])*([.C15]-[.$B$1])+[.$B$8]*([.C15]-[.$B$1])+[.$B$2]" office:value-type="float" office:value="13.36125" calcext:value-type="float">
            <text:p>13,361</text:p>
          </table:table-cell>
          <table:table-cell table:formula="of:=[.$B$9]*([.C15]-[.$B$5])*([.C15]-[.$B$5])*([.C15]-[.$B$5])+[.$B$10]*([.C15]-[.$B$5])+[.$B$6]" office:value-type="float" office:value="-6.68624999999997" calcext:value-type="float">
            <text:p>-6,686</text:p>
          </table:table-cell>
          <table:table-cell table:formula="of:=IF([.C15]&lt;[.$B$3];[.D15];[.E15])" office:value-type="float" office:value="13.36125" calcext:value-type="float">
            <text:p>13,361</text:p>
          </table:table-cell>
        </table:table-row>
        <table:table-row table:style-name="ro1">
          <table:table-cell table:number-columns-repeated="2"/>
          <table:table-cell office:value-type="float" office:value="0.15" calcext:value-type="float">
            <text:p>0,15</text:p>
          </table:table-cell>
          <table:table-cell table:formula="of:=[.$B$7]*([.C16]-[.$B$1])*([.C16]-[.$B$1])*([.C16]-[.$B$1])+[.$B$8]*([.C16]-[.$B$1])+[.$B$2]" office:value-type="float" office:value="15.44189453125" calcext:value-type="float">
            <text:p>15,442</text:p>
          </table:table-cell>
          <table:table-cell table:formula="of:=[.$B$9]*([.C16]-[.$B$5])*([.C16]-[.$B$5])*([.C16]-[.$B$5])+[.$B$10]*([.C16]-[.$B$5])+[.$B$6]" office:value-type="float" office:value="-2.98095703124996" calcext:value-type="float">
            <text:p>-2,981</text:p>
          </table:table-cell>
          <table:table-cell table:formula="of:=IF([.C16]&lt;[.$B$3];[.D16];[.E16])" office:value-type="float" office:value="15.44189453125" calcext:value-type="float">
            <text:p>15,442</text:p>
          </table:table-cell>
        </table:table-row>
        <table:table-row table:style-name="ro1">
          <table:table-cell table:number-columns-repeated="2"/>
          <table:table-cell office:value-type="float" office:value="0.16" calcext:value-type="float">
            <text:p>0,16</text:p>
          </table:table-cell>
          <table:table-cell table:formula="of:=[.$B$7]*([.C17]-[.$B$1])*([.C17]-[.$B$1])*([.C17]-[.$B$1])+[.$B$8]*([.C17]-[.$B$1])+[.$B$2]" office:value-type="float" office:value="17.51609375" calcext:value-type="float">
            <text:p>17,516</text:p>
          </table:table-cell>
          <table:table-cell table:formula="of:=[.$B$9]*([.C17]-[.$B$5])*([.C17]-[.$B$5])*([.C17]-[.$B$5])+[.$B$10]*([.C17]-[.$B$5])+[.$B$6]" office:value-type="float" office:value="0.627656250000044" calcext:value-type="float">
            <text:p>0,628</text:p>
          </table:table-cell>
          <table:table-cell table:formula="of:=IF([.C17]&lt;[.$B$3];[.D17];[.E17])" office:value-type="float" office:value="17.51609375" calcext:value-type="float">
            <text:p>17,516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,17</text:p>
          </table:table-cell>
          <table:table-cell table:formula="of:=[.$B$7]*([.C18]-[.$B$1])*([.C18]-[.$B$1])*([.C18]-[.$B$1])+[.$B$8]*([.C18]-[.$B$1])+[.$B$2]" office:value-type="float" office:value="19.58255859375" calcext:value-type="float">
            <text:p>19,583</text:p>
          </table:table-cell>
          <table:table-cell table:formula="of:=[.$B$9]*([.C18]-[.$B$5])*([.C18]-[.$B$5])*([.C18]-[.$B$5])+[.$B$10]*([.C18]-[.$B$5])+[.$B$6]" office:value-type="float" office:value="4.14087890625005" calcext:value-type="float">
            <text:p>4,141</text:p>
          </table:table-cell>
          <table:table-cell table:formula="of:=IF([.C18]&lt;[.$B$3];[.D18];[.E18])" office:value-type="float" office:value="19.58255859375" calcext:value-type="float">
            <text:p>19,583</text:p>
          </table:table-cell>
        </table:table-row>
        <table:table-row table:style-name="ro1">
          <table:table-cell table:number-columns-repeated="2"/>
          <table:table-cell office:value-type="float" office:value="0.18" calcext:value-type="float">
            <text:p>0,18</text:p>
          </table:table-cell>
          <table:table-cell table:formula="of:=[.$B$7]*([.C19]-[.$B$1])*([.C19]-[.$B$1])*([.C19]-[.$B$1])+[.$B$8]*([.C19]-[.$B$1])+[.$B$2]" office:value-type="float" office:value="21.64" calcext:value-type="float">
            <text:p>21,640</text:p>
          </table:table-cell>
          <table:table-cell table:formula="of:=[.$B$9]*([.C19]-[.$B$5])*([.C19]-[.$B$5])*([.C19]-[.$B$5])+[.$B$10]*([.C19]-[.$B$5])+[.$B$6]" office:value-type="float" office:value="7.56000000000005" calcext:value-type="float">
            <text:p>7,560</text:p>
          </table:table-cell>
          <table:table-cell table:formula="of:=IF([.C19]&lt;[.$B$3];[.D19];[.E19])" office:value-type="float" office:value="21.64" calcext:value-type="float">
            <text:p>21,640</text:p>
          </table:table-cell>
        </table:table-row>
        <table:table-row table:style-name="ro1">
          <table:table-cell table:number-columns-repeated="2"/>
          <table:table-cell office:value-type="float" office:value="0.19" calcext:value-type="float">
            <text:p>0,19</text:p>
          </table:table-cell>
          <table:table-cell table:formula="of:=[.$B$7]*([.C20]-[.$B$1])*([.C20]-[.$B$1])*([.C20]-[.$B$1])+[.$B$8]*([.C20]-[.$B$1])+[.$B$2]" office:value-type="float" office:value="23.68712890625" calcext:value-type="float">
            <text:p>23,687</text:p>
          </table:table-cell>
          <table:table-cell table:formula="of:=[.$B$9]*([.C20]-[.$B$5])*([.C20]-[.$B$5])*([.C20]-[.$B$5])+[.$B$10]*([.C20]-[.$B$5])+[.$B$6]" office:value-type="float" office:value="10.88630859375" calcext:value-type="float">
            <text:p>10,886</text:p>
          </table:table-cell>
          <table:table-cell table:formula="of:=IF([.C20]&lt;[.$B$3];[.D20];[.E20])" office:value-type="float" office:value="23.68712890625" calcext:value-type="float">
            <text:p>23,687</text:p>
          </table:table-cell>
        </table:table-row>
        <table:table-row table:style-name="ro1">
          <table:table-cell table:number-columns-repeated="2"/>
          <table:table-cell office:value-type="float" office:value="0.2" calcext:value-type="float">
            <text:p>0,2</text:p>
          </table:table-cell>
          <table:table-cell table:formula="of:=[.$B$7]*([.C21]-[.$B$1])*([.C21]-[.$B$1])*([.C21]-[.$B$1])+[.$B$8]*([.C21]-[.$B$1])+[.$B$2]" office:value-type="float" office:value="25.72265625" calcext:value-type="float">
            <text:p>25,723</text:p>
          </table:table-cell>
          <table:table-cell table:formula="of:=[.$B$9]*([.C21]-[.$B$5])*([.C21]-[.$B$5])*([.C21]-[.$B$5])+[.$B$10]*([.C21]-[.$B$5])+[.$B$6]" office:value-type="float" office:value="14.12109375" calcext:value-type="float">
            <text:p>14,121</text:p>
          </table:table-cell>
          <table:table-cell table:formula="of:=IF([.C21]&lt;[.$B$3];[.D21];[.E21])" office:value-type="float" office:value="25.72265625" calcext:value-type="float">
            <text:p>25,723</text:p>
          </table:table-cell>
        </table:table-row>
        <table:table-row table:style-name="ro1">
          <table:table-cell table:number-columns-repeated="2"/>
          <table:table-cell office:value-type="float" office:value="0.21" calcext:value-type="float">
            <text:p>0,21</text:p>
          </table:table-cell>
          <table:table-cell table:formula="of:=[.$B$7]*([.C22]-[.$B$1])*([.C22]-[.$B$1])*([.C22]-[.$B$1])+[.$B$8]*([.C22]-[.$B$1])+[.$B$2]" office:value-type="float" office:value="27.74529296875" calcext:value-type="float">
            <text:p>27,745</text:p>
          </table:table-cell>
          <table:table-cell table:formula="of:=[.$B$9]*([.C22]-[.$B$5])*([.C22]-[.$B$5])*([.C22]-[.$B$5])+[.$B$10]*([.C22]-[.$B$5])+[.$B$6]" office:value-type="float" office:value="17.26564453125" calcext:value-type="float">
            <text:p>17,266</text:p>
          </table:table-cell>
          <table:table-cell table:formula="of:=IF([.C22]&lt;[.$B$3];[.D22];[.E22])" office:value-type="float" office:value="27.74529296875" calcext:value-type="float">
            <text:p>27,745</text:p>
          </table:table-cell>
        </table:table-row>
        <table:table-row table:style-name="ro1">
          <table:table-cell table:number-columns-repeated="2"/>
          <table:table-cell office:value-type="float" office:value="0.22" calcext:value-type="float">
            <text:p>0,22</text:p>
          </table:table-cell>
          <table:table-cell table:formula="of:=[.$B$7]*([.C23]-[.$B$1])*([.C23]-[.$B$1])*([.C23]-[.$B$1])+[.$B$8]*([.C23]-[.$B$1])+[.$B$2]" office:value-type="float" office:value="29.75375" calcext:value-type="float">
            <text:p>29,754</text:p>
          </table:table-cell>
          <table:table-cell table:formula="of:=[.$B$9]*([.C23]-[.$B$5])*([.C23]-[.$B$5])*([.C23]-[.$B$5])+[.$B$10]*([.C23]-[.$B$5])+[.$B$6]" office:value-type="float" office:value="20.32125" calcext:value-type="float">
            <text:p>20,321</text:p>
          </table:table-cell>
          <table:table-cell table:formula="of:=IF([.C23]&lt;[.$B$3];[.D23];[.E23])" office:value-type="float" office:value="29.75375" calcext:value-type="float">
            <text:p>29,754</text:p>
          </table:table-cell>
        </table:table-row>
        <table:table-row table:style-name="ro1">
          <table:table-cell table:number-columns-repeated="2"/>
          <table:table-cell office:value-type="float" office:value="0.23" calcext:value-type="float">
            <text:p>0,23</text:p>
          </table:table-cell>
          <table:table-cell table:formula="of:=[.$B$7]*([.C24]-[.$B$1])*([.C24]-[.$B$1])*([.C24]-[.$B$1])+[.$B$8]*([.C24]-[.$B$1])+[.$B$2]" office:value-type="float" office:value="31.74673828125" calcext:value-type="float">
            <text:p>31,747</text:p>
          </table:table-cell>
          <table:table-cell table:formula="of:=[.$B$9]*([.C24]-[.$B$5])*([.C24]-[.$B$5])*([.C24]-[.$B$5])+[.$B$10]*([.C24]-[.$B$5])+[.$B$6]" office:value-type="float" office:value="23.28919921875" calcext:value-type="float">
            <text:p>23,289</text:p>
          </table:table-cell>
          <table:table-cell table:formula="of:=IF([.C24]&lt;[.$B$3];[.D24];[.E24])" office:value-type="float" office:value="31.74673828125" calcext:value-type="float">
            <text:p>31,747</text:p>
          </table:table-cell>
        </table:table-row>
        <table:table-row table:style-name="ro1">
          <table:table-cell table:number-columns-repeated="2"/>
          <table:table-cell office:value-type="float" office:value="0.24" calcext:value-type="float">
            <text:p>0,24</text:p>
          </table:table-cell>
          <table:table-cell table:formula="of:=[.$B$7]*([.C25]-[.$B$1])*([.C25]-[.$B$1])*([.C25]-[.$B$1])+[.$B$8]*([.C25]-[.$B$1])+[.$B$2]" office:value-type="float" office:value="33.72296875" calcext:value-type="float">
            <text:p>33,723</text:p>
          </table:table-cell>
          <table:table-cell table:formula="of:=[.$B$9]*([.C25]-[.$B$5])*([.C25]-[.$B$5])*([.C25]-[.$B$5])+[.$B$10]*([.C25]-[.$B$5])+[.$B$6]" office:value-type="float" office:value="26.17078125" calcext:value-type="float">
            <text:p>26,171</text:p>
          </table:table-cell>
          <table:table-cell table:formula="of:=IF([.C25]&lt;[.$B$3];[.D25];[.E25])" office:value-type="float" office:value="33.72296875" calcext:value-type="float">
            <text:p>33,723</text:p>
          </table:table-cell>
        </table:table-row>
        <table:table-row table:style-name="ro1">
          <table:table-cell table:number-columns-repeated="2"/>
          <table:table-cell office:value-type="float" office:value="0.25" calcext:value-type="float">
            <text:p>0,25</text:p>
          </table:table-cell>
          <table:table-cell table:formula="of:=[.$B$7]*([.C26]-[.$B$1])*([.C26]-[.$B$1])*([.C26]-[.$B$1])+[.$B$8]*([.C26]-[.$B$1])+[.$B$2]" office:value-type="float" office:value="35.68115234375" calcext:value-type="float">
            <text:p>35,681</text:p>
          </table:table-cell>
          <table:table-cell table:formula="of:=[.$B$9]*([.C26]-[.$B$5])*([.C26]-[.$B$5])*([.C26]-[.$B$5])+[.$B$10]*([.C26]-[.$B$5])+[.$B$6]" office:value-type="float" office:value="28.96728515625" calcext:value-type="float">
            <text:p>28,967</text:p>
          </table:table-cell>
          <table:table-cell table:formula="of:=IF([.C26]&lt;[.$B$3];[.D26];[.E26])" office:value-type="float" office:value="35.68115234375" calcext:value-type="float">
            <text:p>35,681</text:p>
          </table:table-cell>
        </table:table-row>
        <table:table-row table:style-name="ro1">
          <table:table-cell table:number-columns-repeated="2"/>
          <table:table-cell office:value-type="float" office:value="0.26" calcext:value-type="float">
            <text:p>0,26</text:p>
          </table:table-cell>
          <table:table-cell table:formula="of:=[.$B$7]*([.C27]-[.$B$1])*([.C27]-[.$B$1])*([.C27]-[.$B$1])+[.$B$8]*([.C27]-[.$B$1])+[.$B$2]" office:value-type="float" office:value="37.62" calcext:value-type="float">
            <text:p>37,620</text:p>
          </table:table-cell>
          <table:table-cell table:formula="of:=[.$B$9]*([.C27]-[.$B$5])*([.C27]-[.$B$5])*([.C27]-[.$B$5])+[.$B$10]*([.C27]-[.$B$5])+[.$B$6]" office:value-type="float" office:value="31.68" calcext:value-type="float">
            <text:p>31,680</text:p>
          </table:table-cell>
          <table:table-cell table:formula="of:=IF([.C27]&lt;[.$B$3];[.D27];[.E27])" office:value-type="float" office:value="37.62" calcext:value-type="float">
            <text:p>37,620</text:p>
          </table:table-cell>
        </table:table-row>
        <table:table-row table:style-name="ro1">
          <table:table-cell table:number-columns-repeated="2"/>
          <table:table-cell office:value-type="float" office:value="0.27" calcext:value-type="float">
            <text:p>0,27</text:p>
          </table:table-cell>
          <table:table-cell table:formula="of:=[.$B$7]*([.C28]-[.$B$1])*([.C28]-[.$B$1])*([.C28]-[.$B$1])+[.$B$8]*([.C28]-[.$B$1])+[.$B$2]" office:value-type="float" office:value="39.53822265625" calcext:value-type="float">
            <text:p>39,538</text:p>
          </table:table-cell>
          <table:table-cell table:formula="of:=[.$B$9]*([.C28]-[.$B$5])*([.C28]-[.$B$5])*([.C28]-[.$B$5])+[.$B$10]*([.C28]-[.$B$5])+[.$B$6]" office:value-type="float" office:value="34.31021484375" calcext:value-type="float">
            <text:p>34,310</text:p>
          </table:table-cell>
          <table:table-cell table:formula="of:=IF([.C28]&lt;[.$B$3];[.D28];[.E28])" office:value-type="float" office:value="39.53822265625" calcext:value-type="float">
            <text:p>39,538</text:p>
          </table:table-cell>
        </table:table-row>
        <table:table-row table:style-name="ro1">
          <table:table-cell table:number-columns-repeated="2"/>
          <table:table-cell office:value-type="float" office:value="0.28" calcext:value-type="float">
            <text:p>0,28</text:p>
          </table:table-cell>
          <table:table-cell table:formula="of:=[.$B$7]*([.C29]-[.$B$1])*([.C29]-[.$B$1])*([.C29]-[.$B$1])+[.$B$8]*([.C29]-[.$B$1])+[.$B$2]" office:value-type="float" office:value="41.43453125" calcext:value-type="float">
            <text:p>41,435</text:p>
          </table:table-cell>
          <table:table-cell table:formula="of:=[.$B$9]*([.C29]-[.$B$5])*([.C29]-[.$B$5])*([.C29]-[.$B$5])+[.$B$10]*([.C29]-[.$B$5])+[.$B$6]" office:value-type="float" office:value="36.85921875" calcext:value-type="float">
            <text:p>36,859</text:p>
          </table:table-cell>
          <table:table-cell table:formula="of:=IF([.C29]&lt;[.$B$3];[.D29];[.E29])" office:value-type="float" office:value="41.43453125" calcext:value-type="float">
            <text:p>41,435</text:p>
          </table:table-cell>
        </table:table-row>
        <table:table-row table:style-name="ro1">
          <table:table-cell table:number-columns-repeated="2"/>
          <table:table-cell office:value-type="float" office:value="0.29" calcext:value-type="float">
            <text:p>0,29</text:p>
          </table:table-cell>
          <table:table-cell table:formula="of:=[.$B$7]*([.C30]-[.$B$1])*([.C30]-[.$B$1])*([.C30]-[.$B$1])+[.$B$8]*([.C30]-[.$B$1])+[.$B$2]" office:value-type="float" office:value="43.30763671875" calcext:value-type="float">
            <text:p>43,308</text:p>
          </table:table-cell>
          <table:table-cell table:formula="of:=[.$B$9]*([.C30]-[.$B$5])*([.C30]-[.$B$5])*([.C30]-[.$B$5])+[.$B$10]*([.C30]-[.$B$5])+[.$B$6]" office:value-type="float" office:value="39.32830078125" calcext:value-type="float">
            <text:p>39,328</text:p>
          </table:table-cell>
          <table:table-cell table:formula="of:=IF([.C30]&lt;[.$B$3];[.D30];[.E30])" office:value-type="float" office:value="43.30763671875" calcext:value-type="float">
            <text:p>43,308</text:p>
          </table:table-cell>
        </table:table-row>
        <table:table-row table:style-name="ro1">
          <table:table-cell table:number-columns-repeated="2"/>
          <table:table-cell office:value-type="float" office:value="0.3" calcext:value-type="float">
            <text:p>0,3</text:p>
          </table:table-cell>
          <table:table-cell table:formula="of:=[.$B$7]*([.C31]-[.$B$1])*([.C31]-[.$B$1])*([.C31]-[.$B$1])+[.$B$8]*([.C31]-[.$B$1])+[.$B$2]" office:value-type="float" office:value="45.15625" calcext:value-type="float">
            <text:p>45,156</text:p>
          </table:table-cell>
          <table:table-cell table:formula="of:=[.$B$9]*([.C31]-[.$B$5])*([.C31]-[.$B$5])*([.C31]-[.$B$5])+[.$B$10]*([.C31]-[.$B$5])+[.$B$6]" office:value-type="float" office:value="41.71875" calcext:value-type="float">
            <text:p>41,719</text:p>
          </table:table-cell>
          <table:table-cell table:formula="of:=IF([.C31]&lt;[.$B$3];[.D31];[.E31])" office:value-type="float" office:value="45.15625" calcext:value-type="float">
            <text:p>45,156</text:p>
          </table:table-cell>
        </table:table-row>
        <table:table-row table:style-name="ro1">
          <table:table-cell table:number-columns-repeated="2"/>
          <table:table-cell office:value-type="float" office:value="0.31" calcext:value-type="float">
            <text:p>0,31</text:p>
          </table:table-cell>
          <table:table-cell table:formula="of:=[.$B$7]*([.C32]-[.$B$1])*([.C32]-[.$B$1])*([.C32]-[.$B$1])+[.$B$8]*([.C32]-[.$B$1])+[.$B$2]" office:value-type="float" office:value="46.97908203125" calcext:value-type="float">
            <text:p>46,979</text:p>
          </table:table-cell>
          <table:table-cell table:formula="of:=[.$B$9]*([.C32]-[.$B$5])*([.C32]-[.$B$5])*([.C32]-[.$B$5])+[.$B$10]*([.C32]-[.$B$5])+[.$B$6]" office:value-type="float" office:value="44.03185546875" calcext:value-type="float">
            <text:p>44,032</text:p>
          </table:table-cell>
          <table:table-cell table:formula="of:=IF([.C32]&lt;[.$B$3];[.D32];[.E32])" office:value-type="float" office:value="46.97908203125" calcext:value-type="float">
            <text:p>46,979</text:p>
          </table:table-cell>
        </table:table-row>
        <table:table-row table:style-name="ro1">
          <table:table-cell table:number-columns-repeated="2"/>
          <table:table-cell office:value-type="float" office:value="0.32" calcext:value-type="float">
            <text:p>0,32</text:p>
          </table:table-cell>
          <table:table-cell table:formula="of:=[.$B$7]*([.C33]-[.$B$1])*([.C33]-[.$B$1])*([.C33]-[.$B$1])+[.$B$8]*([.C33]-[.$B$1])+[.$B$2]" office:value-type="float" office:value="48.77484375" calcext:value-type="float">
            <text:p>48,775</text:p>
          </table:table-cell>
          <table:table-cell table:formula="of:=[.$B$9]*([.C33]-[.$B$5])*([.C33]-[.$B$5])*([.C33]-[.$B$5])+[.$B$10]*([.C33]-[.$B$5])+[.$B$6]" office:value-type="float" office:value="46.26890625" calcext:value-type="float">
            <text:p>46,269</text:p>
          </table:table-cell>
          <table:table-cell table:formula="of:=IF([.C33]&lt;[.$B$3];[.D33];[.E33])" office:value-type="float" office:value="48.77484375" calcext:value-type="float">
            <text:p>48,775</text:p>
          </table:table-cell>
        </table:table-row>
        <table:table-row table:style-name="ro1">
          <table:table-cell table:number-columns-repeated="2"/>
          <table:table-cell office:value-type="float" office:value="0.33" calcext:value-type="float">
            <text:p>0,33</text:p>
          </table:table-cell>
          <table:table-cell table:formula="of:=[.$B$7]*([.C34]-[.$B$1])*([.C34]-[.$B$1])*([.C34]-[.$B$1])+[.$B$8]*([.C34]-[.$B$1])+[.$B$2]" office:value-type="float" office:value="50.54224609375" calcext:value-type="float">
            <text:p>50,542</text:p>
          </table:table-cell>
          <table:table-cell table:formula="of:=[.$B$9]*([.C34]-[.$B$5])*([.C34]-[.$B$5])*([.C34]-[.$B$5])+[.$B$10]*([.C34]-[.$B$5])+[.$B$6]" office:value-type="float" office:value="48.43119140625" calcext:value-type="float">
            <text:p>48,431</text:p>
          </table:table-cell>
          <table:table-cell table:formula="of:=IF([.C34]&lt;[.$B$3];[.D34];[.E34])" office:value-type="float" office:value="50.54224609375" calcext:value-type="float">
            <text:p>50,542</text:p>
          </table:table-cell>
        </table:table-row>
        <table:table-row table:style-name="ro1">
          <table:table-cell table:number-columns-repeated="2"/>
          <table:table-cell office:value-type="float" office:value="0.34" calcext:value-type="float">
            <text:p>0,34</text:p>
          </table:table-cell>
          <table:table-cell table:formula="of:=[.$B$7]*([.C35]-[.$B$1])*([.C35]-[.$B$1])*([.C35]-[.$B$1])+[.$B$8]*([.C35]-[.$B$1])+[.$B$2]" office:value-type="float" office:value="52.28" calcext:value-type="float">
            <text:p>52,280</text:p>
          </table:table-cell>
          <table:table-cell table:formula="of:=[.$B$9]*([.C35]-[.$B$5])*([.C35]-[.$B$5])*([.C35]-[.$B$5])+[.$B$10]*([.C35]-[.$B$5])+[.$B$6]" office:value-type="float" office:value="50.52" calcext:value-type="float">
            <text:p>50,520</text:p>
          </table:table-cell>
          <table:table-cell table:formula="of:=IF([.C35]&lt;[.$B$3];[.D35];[.E35])" office:value-type="float" office:value="52.28" calcext:value-type="float">
            <text:p>52,280</text:p>
          </table:table-cell>
        </table:table-row>
        <table:table-row table:style-name="ro1">
          <table:table-cell table:number-columns-repeated="2"/>
          <table:table-cell office:value-type="float" office:value="0.35" calcext:value-type="float">
            <text:p>0,35</text:p>
          </table:table-cell>
          <table:table-cell table:formula="of:=[.$B$7]*([.C36]-[.$B$1])*([.C36]-[.$B$1])*([.C36]-[.$B$1])+[.$B$8]*([.C36]-[.$B$1])+[.$B$2]" office:value-type="float" office:value="53.98681640625" calcext:value-type="float">
            <text:p>53,987</text:p>
          </table:table-cell>
          <table:table-cell table:formula="of:=[.$B$9]*([.C36]-[.$B$5])*([.C36]-[.$B$5])*([.C36]-[.$B$5])+[.$B$10]*([.C36]-[.$B$5])+[.$B$6]" office:value-type="float" office:value="52.53662109375" calcext:value-type="float">
            <text:p>52,537</text:p>
          </table:table-cell>
          <table:table-cell table:formula="of:=IF([.C36]&lt;[.$B$3];[.D36];[.E36])" office:value-type="float" office:value="53.98681640625" calcext:value-type="float">
            <text:p>53,987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,36</text:p>
          </table:table-cell>
          <table:table-cell table:formula="of:=[.$B$7]*([.C37]-[.$B$1])*([.C37]-[.$B$1])*([.C37]-[.$B$1])+[.$B$8]*([.C37]-[.$B$1])+[.$B$2]" office:value-type="float" office:value="55.66140625" calcext:value-type="float">
            <text:p>55,661</text:p>
          </table:table-cell>
          <table:table-cell table:formula="of:=[.$B$9]*([.C37]-[.$B$5])*([.C37]-[.$B$5])*([.C37]-[.$B$5])+[.$B$10]*([.C37]-[.$B$5])+[.$B$6]" office:value-type="float" office:value="54.48234375" calcext:value-type="float">
            <text:p>54,482</text:p>
          </table:table-cell>
          <table:table-cell table:formula="of:=IF([.C37]&lt;[.$B$3];[.D37];[.E37])" office:value-type="float" office:value="55.66140625" calcext:value-type="float">
            <text:p>55,661</text:p>
          </table:table-cell>
        </table:table-row>
        <table:table-row table:style-name="ro1">
          <table:table-cell table:number-columns-repeated="2"/>
          <table:table-cell office:value-type="float" office:value="0.37" calcext:value-type="float">
            <text:p>0,37</text:p>
          </table:table-cell>
          <table:table-cell table:formula="of:=[.$B$7]*([.C38]-[.$B$1])*([.C38]-[.$B$1])*([.C38]-[.$B$1])+[.$B$8]*([.C38]-[.$B$1])+[.$B$2]" office:value-type="float" office:value="57.30248046875" calcext:value-type="float">
            <text:p>57,302</text:p>
          </table:table-cell>
          <table:table-cell table:formula="of:=[.$B$9]*([.C38]-[.$B$5])*([.C38]-[.$B$5])*([.C38]-[.$B$5])+[.$B$10]*([.C38]-[.$B$5])+[.$B$6]" office:value-type="float" office:value="56.35845703125" calcext:value-type="float">
            <text:p>56,358</text:p>
          </table:table-cell>
          <table:table-cell table:formula="of:=IF([.C38]&lt;[.$B$3];[.D38];[.E38])" office:value-type="float" office:value="57.30248046875" calcext:value-type="float">
            <text:p>57,302</text:p>
          </table:table-cell>
        </table:table-row>
        <table:table-row table:style-name="ro1">
          <table:table-cell table:number-columns-repeated="2"/>
          <table:table-cell office:value-type="float" office:value="0.38" calcext:value-type="float">
            <text:p>0,38</text:p>
          </table:table-cell>
          <table:table-cell table:formula="of:=[.$B$7]*([.C39]-[.$B$1])*([.C39]-[.$B$1])*([.C39]-[.$B$1])+[.$B$8]*([.C39]-[.$B$1])+[.$B$2]" office:value-type="float" office:value="58.90875" calcext:value-type="float">
            <text:p>58,909</text:p>
          </table:table-cell>
          <table:table-cell table:formula="of:=[.$B$9]*([.C39]-[.$B$5])*([.C39]-[.$B$5])*([.C39]-[.$B$5])+[.$B$10]*([.C39]-[.$B$5])+[.$B$6]" office:value-type="float" office:value="58.16625" calcext:value-type="float">
            <text:p>58,166</text:p>
          </table:table-cell>
          <table:table-cell table:formula="of:=IF([.C39]&lt;[.$B$3];[.D39];[.E39])" office:value-type="float" office:value="58.90875" calcext:value-type="float">
            <text:p>58,909</text:p>
          </table:table-cell>
        </table:table-row>
        <table:table-row table:style-name="ro1">
          <table:table-cell table:number-columns-repeated="2"/>
          <table:table-cell office:value-type="float" office:value="0.39" calcext:value-type="float">
            <text:p>0,39</text:p>
          </table:table-cell>
          <table:table-cell table:formula="of:=[.$B$7]*([.C40]-[.$B$1])*([.C40]-[.$B$1])*([.C40]-[.$B$1])+[.$B$8]*([.C40]-[.$B$1])+[.$B$2]" office:value-type="float" office:value="60.47892578125" calcext:value-type="float">
            <text:p>60,479</text:p>
          </table:table-cell>
          <table:table-cell table:formula="of:=[.$B$9]*([.C40]-[.$B$5])*([.C40]-[.$B$5])*([.C40]-[.$B$5])+[.$B$10]*([.C40]-[.$B$5])+[.$B$6]" office:value-type="float" office:value="59.90701171875" calcext:value-type="float">
            <text:p>59,907</text:p>
          </table:table-cell>
          <table:table-cell table:formula="of:=IF([.C40]&lt;[.$B$3];[.D40];[.E40])" office:value-type="float" office:value="60.47892578125" calcext:value-type="float">
            <text:p>60,479</text:p>
          </table:table-cell>
        </table:table-row>
        <table:table-row table:style-name="ro1">
          <table:table-cell table:number-columns-repeated="2"/>
          <table:table-cell office:value-type="float" office:value="0.4" calcext:value-type="float">
            <text:p>0,4</text:p>
          </table:table-cell>
          <table:table-cell table:formula="of:=[.$B$7]*([.C41]-[.$B$1])*([.C41]-[.$B$1])*([.C41]-[.$B$1])+[.$B$8]*([.C41]-[.$B$1])+[.$B$2]" office:value-type="float" office:value="62.01171875" calcext:value-type="float">
            <text:p>62,012</text:p>
          </table:table-cell>
          <table:table-cell table:formula="of:=[.$B$9]*([.C41]-[.$B$5])*([.C41]-[.$B$5])*([.C41]-[.$B$5])+[.$B$10]*([.C41]-[.$B$5])+[.$B$6]" office:value-type="float" office:value="61.58203125" calcext:value-type="float">
            <text:p>61,582</text:p>
          </table:table-cell>
          <table:table-cell table:formula="of:=IF([.C41]&lt;[.$B$3];[.D41];[.E41])" office:value-type="float" office:value="62.01171875" calcext:value-type="float">
            <text:p>62,012</text:p>
          </table:table-cell>
        </table:table-row>
        <table:table-row table:style-name="ro1">
          <table:table-cell table:number-columns-repeated="2"/>
          <table:table-cell office:value-type="float" office:value="0.41" calcext:value-type="float">
            <text:p>0,41</text:p>
          </table:table-cell>
          <table:table-cell table:formula="of:=[.$B$7]*([.C42]-[.$B$1])*([.C42]-[.$B$1])*([.C42]-[.$B$1])+[.$B$8]*([.C42]-[.$B$1])+[.$B$2]" office:value-type="float" office:value="63.50583984375" calcext:value-type="float">
            <text:p>63,506</text:p>
          </table:table-cell>
          <table:table-cell table:formula="of:=[.$B$9]*([.C42]-[.$B$5])*([.C42]-[.$B$5])*([.C42]-[.$B$5])+[.$B$10]*([.C42]-[.$B$5])+[.$B$6]" office:value-type="float" office:value="63.19259765625" calcext:value-type="float">
            <text:p>63,193</text:p>
          </table:table-cell>
          <table:table-cell table:formula="of:=IF([.C42]&lt;[.$B$3];[.D42];[.E42])" office:value-type="float" office:value="63.50583984375" calcext:value-type="float">
            <text:p>63,506</text:p>
          </table:table-cell>
        </table:table-row>
        <table:table-row table:style-name="ro1">
          <table:table-cell table:number-columns-repeated="2"/>
          <table:table-cell office:value-type="float" office:value="0.42" calcext:value-type="float">
            <text:p>0,42</text:p>
          </table:table-cell>
          <table:table-cell table:formula="of:=[.$B$7]*([.C43]-[.$B$1])*([.C43]-[.$B$1])*([.C43]-[.$B$1])+[.$B$8]*([.C43]-[.$B$1])+[.$B$2]" office:value-type="float" office:value="64.96" calcext:value-type="float">
            <text:p>64,960</text:p>
          </table:table-cell>
          <table:table-cell table:formula="of:=[.$B$9]*([.C43]-[.$B$5])*([.C43]-[.$B$5])*([.C43]-[.$B$5])+[.$B$10]*([.C43]-[.$B$5])+[.$B$6]" office:value-type="float" office:value="64.74" calcext:value-type="float">
            <text:p>64,740</text:p>
          </table:table-cell>
          <table:table-cell table:formula="of:=IF([.C43]&lt;[.$B$3];[.D43];[.E43])" office:value-type="float" office:value="64.96" calcext:value-type="float">
            <text:p>64,960</text:p>
          </table:table-cell>
        </table:table-row>
        <table:table-row table:style-name="ro1">
          <table:table-cell table:number-columns-repeated="2"/>
          <table:table-cell office:value-type="float" office:value="0.43" calcext:value-type="float">
            <text:p>0,43</text:p>
          </table:table-cell>
          <table:table-cell table:formula="of:=[.$B$7]*([.C44]-[.$B$1])*([.C44]-[.$B$1])*([.C44]-[.$B$1])+[.$B$8]*([.C44]-[.$B$1])+[.$B$2]" office:value-type="float" office:value="66.37291015625" calcext:value-type="float">
            <text:p>66,373</text:p>
          </table:table-cell>
          <table:table-cell table:formula="of:=[.$B$9]*([.C44]-[.$B$5])*([.C44]-[.$B$5])*([.C44]-[.$B$5])+[.$B$10]*([.C44]-[.$B$5])+[.$B$6]" office:value-type="float" office:value="66.22552734375" calcext:value-type="float">
            <text:p>66,226</text:p>
          </table:table-cell>
          <table:table-cell table:formula="of:=IF([.C44]&lt;[.$B$3];[.D44];[.E44])" office:value-type="float" office:value="66.37291015625" calcext:value-type="float">
            <text:p>66,373</text:p>
          </table:table-cell>
        </table:table-row>
        <table:table-row table:style-name="ro1">
          <table:table-cell table:number-columns-repeated="2"/>
          <table:table-cell office:value-type="float" office:value="0.44" calcext:value-type="float">
            <text:p>0,44</text:p>
          </table:table-cell>
          <table:table-cell table:formula="of:=[.$B$7]*([.C45]-[.$B$1])*([.C45]-[.$B$1])*([.C45]-[.$B$1])+[.$B$8]*([.C45]-[.$B$1])+[.$B$2]" office:value-type="float" office:value="67.74328125" calcext:value-type="float">
            <text:p>67,743</text:p>
          </table:table-cell>
          <table:table-cell table:formula="of:=[.$B$9]*([.C45]-[.$B$5])*([.C45]-[.$B$5])*([.C45]-[.$B$5])+[.$B$10]*([.C45]-[.$B$5])+[.$B$6]" office:value-type="float" office:value="67.65046875" calcext:value-type="float">
            <text:p>67,650</text:p>
          </table:table-cell>
          <table:table-cell table:formula="of:=IF([.C45]&lt;[.$B$3];[.D45];[.E45])" office:value-type="float" office:value="67.74328125" calcext:value-type="float">
            <text:p>67,743</text:p>
          </table:table-cell>
        </table:table-row>
        <table:table-row table:style-name="ro1">
          <table:table-cell table:number-columns-repeated="2"/>
          <table:table-cell office:value-type="float" office:value="0.45" calcext:value-type="float">
            <text:p>0,45</text:p>
          </table:table-cell>
          <table:table-cell table:formula="of:=[.$B$7]*([.C46]-[.$B$1])*([.C46]-[.$B$1])*([.C46]-[.$B$1])+[.$B$8]*([.C46]-[.$B$1])+[.$B$2]" office:value-type="float" office:value="69.06982421875" calcext:value-type="float">
            <text:p>69,070</text:p>
          </table:table-cell>
          <table:table-cell table:formula="of:=[.$B$9]*([.C46]-[.$B$5])*([.C46]-[.$B$5])*([.C46]-[.$B$5])+[.$B$10]*([.C46]-[.$B$5])+[.$B$6]" office:value-type="float" office:value="69.01611328125" calcext:value-type="float">
            <text:p>69,016</text:p>
          </table:table-cell>
          <table:table-cell table:formula="of:=IF([.C46]&lt;[.$B$3];[.D46];[.E46])" office:value-type="float" office:value="69.06982421875" calcext:value-type="float">
            <text:p>69,070</text:p>
          </table:table-cell>
        </table:table-row>
        <table:table-row table:style-name="ro1">
          <table:table-cell table:number-columns-repeated="2"/>
          <table:table-cell office:value-type="float" office:value="0.46" calcext:value-type="float">
            <text:p>0,46</text:p>
          </table:table-cell>
          <table:table-cell table:formula="of:=[.$B$7]*([.C47]-[.$B$1])*([.C47]-[.$B$1])*([.C47]-[.$B$1])+[.$B$8]*([.C47]-[.$B$1])+[.$B$2]" office:value-type="float" office:value="70.35125" calcext:value-type="float">
            <text:p>70,351</text:p>
          </table:table-cell>
          <table:table-cell table:formula="of:=[.$B$9]*([.C47]-[.$B$5])*([.C47]-[.$B$5])*([.C47]-[.$B$5])+[.$B$10]*([.C47]-[.$B$5])+[.$B$6]" office:value-type="float" office:value="70.32375" calcext:value-type="float">
            <text:p>70,324</text:p>
          </table:table-cell>
          <table:table-cell table:formula="of:=IF([.C47]&lt;[.$B$3];[.D47];[.E47])" office:value-type="float" office:value="70.35125" calcext:value-type="float">
            <text:p>70,351</text:p>
          </table:table-cell>
        </table:table-row>
        <table:table-row table:style-name="ro1">
          <table:table-cell table:number-columns-repeated="2"/>
          <table:table-cell office:value-type="float" office:value="0.47" calcext:value-type="float">
            <text:p>0,47</text:p>
          </table:table-cell>
          <table:table-cell table:formula="of:=[.$B$7]*([.C48]-[.$B$1])*([.C48]-[.$B$1])*([.C48]-[.$B$1])+[.$B$8]*([.C48]-[.$B$1])+[.$B$2]" office:value-type="float" office:value="71.58626953125" calcext:value-type="float">
            <text:p>71,586</text:p>
          </table:table-cell>
          <table:table-cell table:formula="of:=[.$B$9]*([.C48]-[.$B$5])*([.C48]-[.$B$5])*([.C48]-[.$B$5])+[.$B$10]*([.C48]-[.$B$5])+[.$B$6]" office:value-type="float" office:value="71.57466796875" calcext:value-type="float">
            <text:p>71,575</text:p>
          </table:table-cell>
          <table:table-cell table:formula="of:=IF([.C48]&lt;[.$B$3];[.D48];[.E48])" office:value-type="float" office:value="71.58626953125" calcext:value-type="float">
            <text:p>71,586</text:p>
          </table:table-cell>
        </table:table-row>
        <table:table-row table:style-name="ro1">
          <table:table-cell table:number-columns-repeated="2"/>
          <table:table-cell office:value-type="float" office:value="0.48" calcext:value-type="float">
            <text:p>0,48</text:p>
          </table:table-cell>
          <table:table-cell table:formula="of:=[.$B$7]*([.C49]-[.$B$1])*([.C49]-[.$B$1])*([.C49]-[.$B$1])+[.$B$8]*([.C49]-[.$B$1])+[.$B$2]" office:value-type="float" office:value="72.77359375" calcext:value-type="float">
            <text:p>72,774</text:p>
          </table:table-cell>
          <table:table-cell table:formula="of:=[.$B$9]*([.C49]-[.$B$5])*([.C49]-[.$B$5])*([.C49]-[.$B$5])+[.$B$10]*([.C49]-[.$B$5])+[.$B$6]" office:value-type="float" office:value="72.77015625" calcext:value-type="float">
            <text:p>72,770</text:p>
          </table:table-cell>
          <table:table-cell table:formula="of:=IF([.C49]&lt;[.$B$3];[.D49];[.E49])" office:value-type="float" office:value="72.77359375" calcext:value-type="float">
            <text:p>72,774</text:p>
          </table:table-cell>
        </table:table-row>
        <table:table-row table:style-name="ro1">
          <table:table-cell table:number-columns-repeated="2"/>
          <table:table-cell office:value-type="float" office:value="0.49" calcext:value-type="float">
            <text:p>0,49</text:p>
          </table:table-cell>
          <table:table-cell table:formula="of:=[.$B$7]*([.C50]-[.$B$1])*([.C50]-[.$B$1])*([.C50]-[.$B$1])+[.$B$8]*([.C50]-[.$B$1])+[.$B$2]" office:value-type="float" office:value="73.91193359375" calcext:value-type="float">
            <text:p>73,912</text:p>
          </table:table-cell>
          <table:table-cell table:formula="of:=[.$B$9]*([.C50]-[.$B$5])*([.C50]-[.$B$5])*([.C50]-[.$B$5])+[.$B$10]*([.C50]-[.$B$5])+[.$B$6]" office:value-type="float" office:value="73.91150390625" calcext:value-type="float">
            <text:p>73,912</text:p>
          </table:table-cell>
          <table:table-cell table:formula="of:=IF([.C50]&lt;[.$B$3];[.D50];[.E50])" office:value-type="float" office:value="73.91193359375" calcext:value-type="float">
            <text:p>73,912</text:p>
          </table:table-cell>
        </table:table-row>
        <table:table-row table:style-name="ro1">
          <table:table-cell table:number-columns-repeated="2"/>
          <table:table-cell office:value-type="float" office:value="0.5" calcext:value-type="float">
            <text:p>0,5</text:p>
          </table:table-cell>
          <table:table-cell table:formula="of:=[.$B$7]*([.C51]-[.$B$1])*([.C51]-[.$B$1])*([.C51]-[.$B$1])+[.$B$8]*([.C51]-[.$B$1])+[.$B$2]" office:value-type="float" office:value="75" calcext:value-type="float">
            <text:p>75,000</text:p>
          </table:table-cell>
          <table:table-cell table:formula="of:=[.$B$9]*([.C51]-[.$B$5])*([.C51]-[.$B$5])*([.C51]-[.$B$5])+[.$B$10]*([.C51]-[.$B$5])+[.$B$6]" office:value-type="float" office:value="75" calcext:value-type="float">
            <text:p>75,000</text:p>
          </table:table-cell>
          <table:table-cell table:formula="of:=IF([.C51]&lt;[.$B$3];[.D51];[.E51])" office:value-type="float" office:value="75" calcext:value-type="float">
            <text:p>75,000</text:p>
          </table:table-cell>
        </table:table-row>
        <table:table-row table:style-name="ro1">
          <table:table-cell table:number-columns-repeated="2"/>
          <table:table-cell office:value-type="float" office:value="0.51" calcext:value-type="float">
            <text:p>0,51</text:p>
          </table:table-cell>
          <table:table-cell table:formula="of:=[.$B$7]*([.C52]-[.$B$1])*([.C52]-[.$B$1])*([.C52]-[.$B$1])+[.$B$8]*([.C52]-[.$B$1])+[.$B$2]" office:value-type="float" office:value="76.03650390625" calcext:value-type="float">
            <text:p>76,037</text:p>
          </table:table-cell>
          <table:table-cell table:formula="of:=[.$B$9]*([.C52]-[.$B$5])*([.C52]-[.$B$5])*([.C52]-[.$B$5])+[.$B$10]*([.C52]-[.$B$5])+[.$B$6]" office:value-type="float" office:value="76.03693359375" calcext:value-type="float">
            <text:p>76,037</text:p>
          </table:table-cell>
          <table:table-cell table:formula="of:=IF([.C52]&lt;[.$B$3];[.D52];[.E52])" office:value-type="float" office:value="76.03693359375" calcext:value-type="float">
            <text:p>76,037</text:p>
          </table:table-cell>
        </table:table-row>
        <table:table-row table:style-name="ro1">
          <table:table-cell table:number-columns-repeated="2"/>
          <table:table-cell office:value-type="float" office:value="0.52" calcext:value-type="float">
            <text:p>0,52</text:p>
          </table:table-cell>
          <table:table-cell table:formula="of:=[.$B$7]*([.C53]-[.$B$1])*([.C53]-[.$B$1])*([.C53]-[.$B$1])+[.$B$8]*([.C53]-[.$B$1])+[.$B$2]" office:value-type="float" office:value="77.02015625" calcext:value-type="float">
            <text:p>77,020</text:p>
          </table:table-cell>
          <table:table-cell table:formula="of:=[.$B$9]*([.C53]-[.$B$5])*([.C53]-[.$B$5])*([.C53]-[.$B$5])+[.$B$10]*([.C53]-[.$B$5])+[.$B$6]" office:value-type="float" office:value="77.02359375" calcext:value-type="float">
            <text:p>77,024</text:p>
          </table:table-cell>
          <table:table-cell table:formula="of:=IF([.C53]&lt;[.$B$3];[.D53];[.E53])" office:value-type="float" office:value="77.02359375" calcext:value-type="float">
            <text:p>77,024</text:p>
          </table:table-cell>
        </table:table-row>
        <table:table-row table:style-name="ro1">
          <table:table-cell table:number-columns-repeated="2"/>
          <table:table-cell office:value-type="float" office:value="0.53" calcext:value-type="float">
            <text:p>0,53</text:p>
          </table:table-cell>
          <table:table-cell table:formula="of:=[.$B$7]*([.C54]-[.$B$1])*([.C54]-[.$B$1])*([.C54]-[.$B$1])+[.$B$8]*([.C54]-[.$B$1])+[.$B$2]" office:value-type="float" office:value="77.94966796875" calcext:value-type="float">
            <text:p>77,950</text:p>
          </table:table-cell>
          <table:table-cell table:formula="of:=[.$B$9]*([.C54]-[.$B$5])*([.C54]-[.$B$5])*([.C54]-[.$B$5])+[.$B$10]*([.C54]-[.$B$5])+[.$B$6]" office:value-type="float" office:value="77.96126953125" calcext:value-type="float">
            <text:p>77,961</text:p>
          </table:table-cell>
          <table:table-cell table:formula="of:=IF([.C54]&lt;[.$B$3];[.D54];[.E54])" office:value-type="float" office:value="77.96126953125" calcext:value-type="float">
            <text:p>77,961</text:p>
          </table:table-cell>
        </table:table-row>
        <table:table-row table:style-name="ro1">
          <table:table-cell table:number-columns-repeated="2"/>
          <table:table-cell office:value-type="float" office:value="0.54" calcext:value-type="float">
            <text:p>0,54</text:p>
          </table:table-cell>
          <table:table-cell table:formula="of:=[.$B$7]*([.C55]-[.$B$1])*([.C55]-[.$B$1])*([.C55]-[.$B$1])+[.$B$8]*([.C55]-[.$B$1])+[.$B$2]" office:value-type="float" office:value="78.82375" calcext:value-type="float">
            <text:p>78,824</text:p>
          </table:table-cell>
          <table:table-cell table:formula="of:=[.$B$9]*([.C55]-[.$B$5])*([.C55]-[.$B$5])*([.C55]-[.$B$5])+[.$B$10]*([.C55]-[.$B$5])+[.$B$6]" office:value-type="float" office:value="78.85125" calcext:value-type="float">
            <text:p>78,851</text:p>
          </table:table-cell>
          <table:table-cell table:formula="of:=IF([.C55]&lt;[.$B$3];[.D55];[.E55])" office:value-type="float" office:value="78.85125" calcext:value-type="float">
            <text:p>78,851</text:p>
          </table:table-cell>
        </table:table-row>
        <table:table-row table:style-name="ro1">
          <table:table-cell table:number-columns-repeated="2"/>
          <table:table-cell office:value-type="float" office:value="0.55" calcext:value-type="float">
            <text:p>0,55</text:p>
          </table:table-cell>
          <table:table-cell table:formula="of:=[.$B$7]*([.C56]-[.$B$1])*([.C56]-[.$B$1])*([.C56]-[.$B$1])+[.$B$8]*([.C56]-[.$B$1])+[.$B$2]" office:value-type="float" office:value="79.64111328125" calcext:value-type="float">
            <text:p>79,641</text:p>
          </table:table-cell>
          <table:table-cell table:formula="of:=[.$B$9]*([.C56]-[.$B$5])*([.C56]-[.$B$5])*([.C56]-[.$B$5])+[.$B$10]*([.C56]-[.$B$5])+[.$B$6]" office:value-type="float" office:value="79.69482421875" calcext:value-type="float">
            <text:p>79,695</text:p>
          </table:table-cell>
          <table:table-cell table:formula="of:=IF([.C56]&lt;[.$B$3];[.D56];[.E56])" office:value-type="float" office:value="79.69482421875" calcext:value-type="float">
            <text:p>79,695</text:p>
          </table:table-cell>
        </table:table-row>
        <table:table-row table:style-name="ro1">
          <table:table-cell table:number-columns-repeated="2"/>
          <table:table-cell office:value-type="float" office:value="0.56" calcext:value-type="float">
            <text:p>0,56</text:p>
          </table:table-cell>
          <table:table-cell table:formula="of:=[.$B$7]*([.C57]-[.$B$1])*([.C57]-[.$B$1])*([.C57]-[.$B$1])+[.$B$8]*([.C57]-[.$B$1])+[.$B$2]" office:value-type="float" office:value="80.40046875" calcext:value-type="float">
            <text:p>80,400</text:p>
          </table:table-cell>
          <table:table-cell table:formula="of:=[.$B$9]*([.C57]-[.$B$5])*([.C57]-[.$B$5])*([.C57]-[.$B$5])+[.$B$10]*([.C57]-[.$B$5])+[.$B$6]" office:value-type="float" office:value="80.49328125" calcext:value-type="float">
            <text:p>80,493</text:p>
          </table:table-cell>
          <table:table-cell table:formula="of:=IF([.C57]&lt;[.$B$3];[.D57];[.E57])" office:value-type="float" office:value="80.49328125" calcext:value-type="float">
            <text:p>80,493</text:p>
          </table:table-cell>
        </table:table-row>
        <table:table-row table:style-name="ro1">
          <table:table-cell table:number-columns-repeated="2"/>
          <table:table-cell office:value-type="float" office:value="0.57" calcext:value-type="float">
            <text:p>0,57</text:p>
          </table:table-cell>
          <table:table-cell table:formula="of:=[.$B$7]*([.C58]-[.$B$1])*([.C58]-[.$B$1])*([.C58]-[.$B$1])+[.$B$8]*([.C58]-[.$B$1])+[.$B$2]" office:value-type="float" office:value="81.10052734375" calcext:value-type="float">
            <text:p>81,101</text:p>
          </table:table-cell>
          <table:table-cell table:formula="of:=[.$B$9]*([.C58]-[.$B$5])*([.C58]-[.$B$5])*([.C58]-[.$B$5])+[.$B$10]*([.C58]-[.$B$5])+[.$B$6]" office:value-type="float" office:value="81.24791015625" calcext:value-type="float">
            <text:p>81,248</text:p>
          </table:table-cell>
          <table:table-cell table:formula="of:=IF([.C58]&lt;[.$B$3];[.D58];[.E58])" office:value-type="float" office:value="81.24791015625" calcext:value-type="float">
            <text:p>81,248</text:p>
          </table:table-cell>
        </table:table-row>
        <table:table-row table:style-name="ro1">
          <table:table-cell table:number-columns-repeated="2"/>
          <table:table-cell office:value-type="float" office:value="0.58" calcext:value-type="float">
            <text:p>0,58</text:p>
          </table:table-cell>
          <table:table-cell table:formula="of:=[.$B$7]*([.C59]-[.$B$1])*([.C59]-[.$B$1])*([.C59]-[.$B$1])+[.$B$8]*([.C59]-[.$B$1])+[.$B$2]" office:value-type="float" office:value="81.74" calcext:value-type="float">
            <text:p>81,740</text:p>
          </table:table-cell>
          <table:table-cell table:formula="of:=[.$B$9]*([.C59]-[.$B$5])*([.C59]-[.$B$5])*([.C59]-[.$B$5])+[.$B$10]*([.C59]-[.$B$5])+[.$B$6]" office:value-type="float" office:value="81.96" calcext:value-type="float">
            <text:p>81,960</text:p>
          </table:table-cell>
          <table:table-cell table:formula="of:=IF([.C59]&lt;[.$B$3];[.D59];[.E59])" office:value-type="float" office:value="81.96" calcext:value-type="float">
            <text:p>81,960</text:p>
          </table:table-cell>
        </table:table-row>
        <table:table-row table:style-name="ro1">
          <table:table-cell table:number-columns-repeated="2"/>
          <table:table-cell office:value-type="float" office:value="0.59" calcext:value-type="float">
            <text:p>0,59</text:p>
          </table:table-cell>
          <table:table-cell table:formula="of:=[.$B$7]*([.C60]-[.$B$1])*([.C60]-[.$B$1])*([.C60]-[.$B$1])+[.$B$8]*([.C60]-[.$B$1])+[.$B$2]" office:value-type="float" office:value="82.31759765625" calcext:value-type="float">
            <text:p>82,318</text:p>
          </table:table-cell>
          <table:table-cell table:formula="of:=[.$B$9]*([.C60]-[.$B$5])*([.C60]-[.$B$5])*([.C60]-[.$B$5])+[.$B$10]*([.C60]-[.$B$5])+[.$B$6]" office:value-type="float" office:value="82.63083984375" calcext:value-type="float">
            <text:p>82,631</text:p>
          </table:table-cell>
          <table:table-cell table:formula="of:=IF([.C60]&lt;[.$B$3];[.D60];[.E60])" office:value-type="float" office:value="82.63083984375" calcext:value-type="float">
            <text:p>82,631</text:p>
          </table:table-cell>
        </table:table-row>
        <table:table-row table:style-name="ro1">
          <table:table-cell table:number-columns-repeated="2"/>
          <table:table-cell office:value-type="float" office:value="0.6" calcext:value-type="float">
            <text:p>0,6</text:p>
          </table:table-cell>
          <table:table-cell table:formula="of:=[.$B$7]*([.C61]-[.$B$1])*([.C61]-[.$B$1])*([.C61]-[.$B$1])+[.$B$8]*([.C61]-[.$B$1])+[.$B$2]" office:value-type="float" office:value="82.83203125" calcext:value-type="float">
            <text:p>82,832</text:p>
          </table:table-cell>
          <table:table-cell table:formula="of:=[.$B$9]*([.C61]-[.$B$5])*([.C61]-[.$B$5])*([.C61]-[.$B$5])+[.$B$10]*([.C61]-[.$B$5])+[.$B$6]" office:value-type="float" office:value="83.26171875" calcext:value-type="float">
            <text:p>83,262</text:p>
          </table:table-cell>
          <table:table-cell table:formula="of:=IF([.C61]&lt;[.$B$3];[.D61];[.E61])" office:value-type="float" office:value="83.26171875" calcext:value-type="float">
            <text:p>83,262</text:p>
          </table:table-cell>
        </table:table-row>
        <table:table-row table:style-name="ro1">
          <table:table-cell table:number-columns-repeated="2"/>
          <table:table-cell office:value-type="float" office:value="0.61" calcext:value-type="float">
            <text:p>0,61</text:p>
          </table:table-cell>
          <table:table-cell table:formula="of:=[.$B$7]*([.C62]-[.$B$1])*([.C62]-[.$B$1])*([.C62]-[.$B$1])+[.$B$8]*([.C62]-[.$B$1])+[.$B$2]" office:value-type="float" office:value="83.28201171875" calcext:value-type="float">
            <text:p>83,282</text:p>
          </table:table-cell>
          <table:table-cell table:formula="of:=[.$B$9]*([.C62]-[.$B$5])*([.C62]-[.$B$5])*([.C62]-[.$B$5])+[.$B$10]*([.C62]-[.$B$5])+[.$B$6]" office:value-type="float" office:value="83.85392578125" calcext:value-type="float">
            <text:p>83,854</text:p>
          </table:table-cell>
          <table:table-cell table:formula="of:=IF([.C62]&lt;[.$B$3];[.D62];[.E62])" office:value-type="float" office:value="83.85392578125" calcext:value-type="float">
            <text:p>83,854</text:p>
          </table:table-cell>
        </table:table-row>
        <table:table-row table:style-name="ro1">
          <table:table-cell table:number-columns-repeated="2"/>
          <table:table-cell office:value-type="float" office:value="0.62" calcext:value-type="float">
            <text:p>0,62</text:p>
          </table:table-cell>
          <table:table-cell table:formula="of:=[.$B$7]*([.C63]-[.$B$1])*([.C63]-[.$B$1])*([.C63]-[.$B$1])+[.$B$8]*([.C63]-[.$B$1])+[.$B$2]" office:value-type="float" office:value="83.66625" calcext:value-type="float">
            <text:p>83,666</text:p>
          </table:table-cell>
          <table:table-cell table:formula="of:=[.$B$9]*([.C63]-[.$B$5])*([.C63]-[.$B$5])*([.C63]-[.$B$5])+[.$B$10]*([.C63]-[.$B$5])+[.$B$6]" office:value-type="float" office:value="84.40875" calcext:value-type="float">
            <text:p>84,409</text:p>
          </table:table-cell>
          <table:table-cell table:formula="of:=IF([.C63]&lt;[.$B$3];[.D63];[.E63])" office:value-type="float" office:value="84.40875" calcext:value-type="float">
            <text:p>84,409</text:p>
          </table:table-cell>
        </table:table-row>
        <table:table-row table:style-name="ro1">
          <table:table-cell table:number-columns-repeated="2"/>
          <table:table-cell office:value-type="float" office:value="0.63" calcext:value-type="float">
            <text:p>0,63</text:p>
          </table:table-cell>
          <table:table-cell table:formula="of:=[.$B$7]*([.C64]-[.$B$1])*([.C64]-[.$B$1])*([.C64]-[.$B$1])+[.$B$8]*([.C64]-[.$B$1])+[.$B$2]" office:value-type="float" office:value="83.98345703125" calcext:value-type="float">
            <text:p>83,983</text:p>
          </table:table-cell>
          <table:table-cell table:formula="of:=[.$B$9]*([.C64]-[.$B$5])*([.C64]-[.$B$5])*([.C64]-[.$B$5])+[.$B$10]*([.C64]-[.$B$5])+[.$B$6]" office:value-type="float" office:value="84.92748046875" calcext:value-type="float">
            <text:p>84,927</text:p>
          </table:table-cell>
          <table:table-cell table:formula="of:=IF([.C64]&lt;[.$B$3];[.D64];[.E64])" office:value-type="float" office:value="84.92748046875" calcext:value-type="float">
            <text:p>84,927</text:p>
          </table:table-cell>
        </table:table-row>
        <table:table-row table:style-name="ro1">
          <table:table-cell table:number-columns-repeated="2"/>
          <table:table-cell office:value-type="float" office:value="0.64" calcext:value-type="float">
            <text:p>0,64</text:p>
          </table:table-cell>
          <table:table-cell table:formula="of:=[.$B$7]*([.C65]-[.$B$1])*([.C65]-[.$B$1])*([.C65]-[.$B$1])+[.$B$8]*([.C65]-[.$B$1])+[.$B$2]" office:value-type="float" office:value="84.23234375" calcext:value-type="float">
            <text:p>84,232</text:p>
          </table:table-cell>
          <table:table-cell table:formula="of:=[.$B$9]*([.C65]-[.$B$5])*([.C65]-[.$B$5])*([.C65]-[.$B$5])+[.$B$10]*([.C65]-[.$B$5])+[.$B$6]" office:value-type="float" office:value="85.41140625" calcext:value-type="float">
            <text:p>85,411</text:p>
          </table:table-cell>
          <table:table-cell table:formula="of:=IF([.C65]&lt;[.$B$3];[.D65];[.E65])" office:value-type="float" office:value="85.41140625" calcext:value-type="float">
            <text:p>85,411</text:p>
          </table:table-cell>
        </table:table-row>
        <table:table-row table:style-name="ro1">
          <table:table-cell table:number-columns-repeated="2"/>
          <table:table-cell office:value-type="float" office:value="0.65" calcext:value-type="float">
            <text:p>0,65</text:p>
          </table:table-cell>
          <table:table-cell table:formula="of:=[.$B$7]*([.C66]-[.$B$1])*([.C66]-[.$B$1])*([.C66]-[.$B$1])+[.$B$8]*([.C66]-[.$B$1])+[.$B$2]" office:value-type="float" office:value="84.41162109375" calcext:value-type="float">
            <text:p>84,412</text:p>
          </table:table-cell>
          <table:table-cell table:formula="of:=[.$B$9]*([.C66]-[.$B$5])*([.C66]-[.$B$5])*([.C66]-[.$B$5])+[.$B$10]*([.C66]-[.$B$5])+[.$B$6]" office:value-type="float" office:value="85.86181640625" calcext:value-type="float">
            <text:p>85,862</text:p>
          </table:table-cell>
          <table:table-cell table:formula="of:=IF([.C66]&lt;[.$B$3];[.D66];[.E66])" office:value-type="float" office:value="85.86181640625" calcext:value-type="float">
            <text:p>85,862</text:p>
          </table:table-cell>
        </table:table-row>
        <table:table-row table:style-name="ro1">
          <table:table-cell table:number-columns-repeated="2"/>
          <table:table-cell office:value-type="float" office:value="0.66" calcext:value-type="float">
            <text:p>0,66</text:p>
          </table:table-cell>
          <table:table-cell table:formula="of:=[.$B$7]*([.C67]-[.$B$1])*([.C67]-[.$B$1])*([.C67]-[.$B$1])+[.$B$8]*([.C67]-[.$B$1])+[.$B$2]" office:value-type="float" office:value="84.52" calcext:value-type="float">
            <text:p>84,520</text:p>
          </table:table-cell>
          <table:table-cell table:formula="of:=[.$B$9]*([.C67]-[.$B$5])*([.C67]-[.$B$5])*([.C67]-[.$B$5])+[.$B$10]*([.C67]-[.$B$5])+[.$B$6]" office:value-type="float" office:value="86.28" calcext:value-type="float">
            <text:p>86,280</text:p>
          </table:table-cell>
          <table:table-cell table:formula="of:=IF([.C67]&lt;[.$B$3];[.D67];[.E67])" office:value-type="float" office:value="86.28" calcext:value-type="float">
            <text:p>86,280</text:p>
          </table:table-cell>
        </table:table-row>
        <table:table-row table:style-name="ro1">
          <table:table-cell table:number-columns-repeated="2"/>
          <table:table-cell office:value-type="float" office:value="0.67" calcext:value-type="float">
            <text:p>0,67</text:p>
          </table:table-cell>
          <table:table-cell table:formula="of:=[.$B$7]*([.C68]-[.$B$1])*([.C68]-[.$B$1])*([.C68]-[.$B$1])+[.$B$8]*([.C68]-[.$B$1])+[.$B$2]" office:value-type="float" office:value="84.55619140625" calcext:value-type="float">
            <text:p>84,556</text:p>
          </table:table-cell>
          <table:table-cell table:formula="of:=[.$B$9]*([.C68]-[.$B$5])*([.C68]-[.$B$5])*([.C68]-[.$B$5])+[.$B$10]*([.C68]-[.$B$5])+[.$B$6]" office:value-type="float" office:value="86.66724609375" calcext:value-type="float">
            <text:p>86,667</text:p>
          </table:table-cell>
          <table:table-cell table:formula="of:=IF([.C68]&lt;[.$B$3];[.D68];[.E68])" office:value-type="float" office:value="86.66724609375" calcext:value-type="float">
            <text:p>86,667</text:p>
          </table:table-cell>
        </table:table-row>
        <table:table-row table:style-name="ro1">
          <table:table-cell table:number-columns-repeated="2"/>
          <table:table-cell office:value-type="float" office:value="0.68" calcext:value-type="float">
            <text:p>0,68</text:p>
          </table:table-cell>
          <table:table-cell table:formula="of:=[.$B$7]*([.C69]-[.$B$1])*([.C69]-[.$B$1])*([.C69]-[.$B$1])+[.$B$8]*([.C69]-[.$B$1])+[.$B$2]" office:value-type="float" office:value="84.51890625" calcext:value-type="float">
            <text:p>84,519</text:p>
          </table:table-cell>
          <table:table-cell table:formula="of:=[.$B$9]*([.C69]-[.$B$5])*([.C69]-[.$B$5])*([.C69]-[.$B$5])+[.$B$10]*([.C69]-[.$B$5])+[.$B$6]" office:value-type="float" office:value="87.02484375" calcext:value-type="float">
            <text:p>87,025</text:p>
          </table:table-cell>
          <table:table-cell table:formula="of:=IF([.C69]&lt;[.$B$3];[.D69];[.E69])" office:value-type="float" office:value="87.02484375" calcext:value-type="float">
            <text:p>87,025</text:p>
          </table:table-cell>
        </table:table-row>
        <table:table-row table:style-name="ro1">
          <table:table-cell table:number-columns-repeated="2"/>
          <table:table-cell office:value-type="float" office:value="0.69" calcext:value-type="float">
            <text:p>0,69</text:p>
          </table:table-cell>
          <table:table-cell table:formula="of:=[.$B$7]*([.C70]-[.$B$1])*([.C70]-[.$B$1])*([.C70]-[.$B$1])+[.$B$8]*([.C70]-[.$B$1])+[.$B$2]" office:value-type="float" office:value="84.40685546875" calcext:value-type="float">
            <text:p>84,407</text:p>
          </table:table-cell>
          <table:table-cell table:formula="of:=[.$B$9]*([.C70]-[.$B$5])*([.C70]-[.$B$5])*([.C70]-[.$B$5])+[.$B$10]*([.C70]-[.$B$5])+[.$B$6]" office:value-type="float" office:value="87.35408203125" calcext:value-type="float">
            <text:p>87,354</text:p>
          </table:table-cell>
          <table:table-cell table:formula="of:=IF([.C70]&lt;[.$B$3];[.D70];[.E70])" office:value-type="float" office:value="87.35408203125" calcext:value-type="float">
            <text:p>87,354</text:p>
          </table:table-cell>
        </table:table-row>
        <table:table-row table:style-name="ro1">
          <table:table-cell table:number-columns-repeated="2"/>
          <table:table-cell office:value-type="float" office:value="0.7" calcext:value-type="float">
            <text:p>0,7</text:p>
          </table:table-cell>
          <table:table-cell table:formula="of:=[.$B$7]*([.C71]-[.$B$1])*([.C71]-[.$B$1])*([.C71]-[.$B$1])+[.$B$8]*([.C71]-[.$B$1])+[.$B$2]" office:value-type="float" office:value="84.21875" calcext:value-type="float">
            <text:p>84,219</text:p>
          </table:table-cell>
          <table:table-cell table:formula="of:=[.$B$9]*([.C71]-[.$B$5])*([.C71]-[.$B$5])*([.C71]-[.$B$5])+[.$B$10]*([.C71]-[.$B$5])+[.$B$6]" office:value-type="float" office:value="87.65625" calcext:value-type="float">
            <text:p>87,656</text:p>
          </table:table-cell>
          <table:table-cell table:formula="of:=IF([.C71]&lt;[.$B$3];[.D71];[.E71])" office:value-type="float" office:value="87.65625" calcext:value-type="float">
            <text:p>87,656</text:p>
          </table:table-cell>
        </table:table-row>
        <table:table-row table:style-name="ro1">
          <table:table-cell table:number-columns-repeated="2"/>
          <table:table-cell office:value-type="float" office:value="0.71" calcext:value-type="float">
            <text:p>0,71</text:p>
          </table:table-cell>
          <table:table-cell table:formula="of:=[.$B$7]*([.C72]-[.$B$1])*([.C72]-[.$B$1])*([.C72]-[.$B$1])+[.$B$8]*([.C72]-[.$B$1])+[.$B$2]" office:value-type="float" office:value="83.95330078125" calcext:value-type="float">
            <text:p>83,953</text:p>
          </table:table-cell>
          <table:table-cell table:formula="of:=[.$B$9]*([.C72]-[.$B$5])*([.C72]-[.$B$5])*([.C72]-[.$B$5])+[.$B$10]*([.C72]-[.$B$5])+[.$B$6]" office:value-type="float" office:value="87.93263671875" calcext:value-type="float">
            <text:p>87,933</text:p>
          </table:table-cell>
          <table:table-cell table:formula="of:=IF([.C72]&lt;[.$B$3];[.D72];[.E72])" office:value-type="float" office:value="87.93263671875" calcext:value-type="float">
            <text:p>87,933</text:p>
          </table:table-cell>
        </table:table-row>
        <table:table-row table:style-name="ro1">
          <table:table-cell table:number-columns-repeated="2"/>
          <table:table-cell office:value-type="float" office:value="0.72" calcext:value-type="float">
            <text:p>0,72</text:p>
          </table:table-cell>
          <table:table-cell table:formula="of:=[.$B$7]*([.C73]-[.$B$1])*([.C73]-[.$B$1])*([.C73]-[.$B$1])+[.$B$8]*([.C73]-[.$B$1])+[.$B$2]" office:value-type="float" office:value="83.60921875" calcext:value-type="float">
            <text:p>83,609</text:p>
          </table:table-cell>
          <table:table-cell table:formula="of:=[.$B$9]*([.C73]-[.$B$5])*([.C73]-[.$B$5])*([.C73]-[.$B$5])+[.$B$10]*([.C73]-[.$B$5])+[.$B$6]" office:value-type="float" office:value="88.18453125" calcext:value-type="float">
            <text:p>88,185</text:p>
          </table:table-cell>
          <table:table-cell table:formula="of:=IF([.C73]&lt;[.$B$3];[.D73];[.E73])" office:value-type="float" office:value="88.18453125" calcext:value-type="float">
            <text:p>88,185</text:p>
          </table:table-cell>
        </table:table-row>
        <table:table-row table:style-name="ro1">
          <table:table-cell table:number-columns-repeated="2"/>
          <table:table-cell office:value-type="float" office:value="0.73" calcext:value-type="float">
            <text:p>0,73</text:p>
          </table:table-cell>
          <table:table-cell table:formula="of:=[.$B$7]*([.C74]-[.$B$1])*([.C74]-[.$B$1])*([.C74]-[.$B$1])+[.$B$8]*([.C74]-[.$B$1])+[.$B$2]" office:value-type="float" office:value="83.18521484375" calcext:value-type="float">
            <text:p>83,185</text:p>
          </table:table-cell>
          <table:table-cell table:formula="of:=[.$B$9]*([.C74]-[.$B$5])*([.C74]-[.$B$5])*([.C74]-[.$B$5])+[.$B$10]*([.C74]-[.$B$5])+[.$B$6]" office:value-type="float" office:value="88.41322265625" calcext:value-type="float">
            <text:p>88,413</text:p>
          </table:table-cell>
          <table:table-cell table:formula="of:=IF([.C74]&lt;[.$B$3];[.D74];[.E74])" office:value-type="float" office:value="88.41322265625" calcext:value-type="float">
            <text:p>88,413</text:p>
          </table:table-cell>
        </table:table-row>
        <table:table-row table:style-name="ro1">
          <table:table-cell table:number-columns-repeated="2"/>
          <table:table-cell office:value-type="float" office:value="0.74" calcext:value-type="float">
            <text:p>0,74</text:p>
          </table:table-cell>
          <table:table-cell table:formula="of:=[.$B$7]*([.C75]-[.$B$1])*([.C75]-[.$B$1])*([.C75]-[.$B$1])+[.$B$8]*([.C75]-[.$B$1])+[.$B$2]" office:value-type="float" office:value="82.68" calcext:value-type="float">
            <text:p>82,680</text:p>
          </table:table-cell>
          <table:table-cell table:formula="of:=[.$B$9]*([.C75]-[.$B$5])*([.C75]-[.$B$5])*([.C75]-[.$B$5])+[.$B$10]*([.C75]-[.$B$5])+[.$B$6]" office:value-type="float" office:value="88.62" calcext:value-type="float">
            <text:p>88,620</text:p>
          </table:table-cell>
          <table:table-cell table:formula="of:=IF([.C75]&lt;[.$B$3];[.D75];[.E75])" office:value-type="float" office:value="88.62" calcext:value-type="float">
            <text:p>88,620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,75</text:p>
          </table:table-cell>
          <table:table-cell table:formula="of:=[.$B$7]*([.C76]-[.$B$1])*([.C76]-[.$B$1])*([.C76]-[.$B$1])+[.$B$8]*([.C76]-[.$B$1])+[.$B$2]" office:value-type="float" office:value="82.09228515625" calcext:value-type="float">
            <text:p>82,092</text:p>
          </table:table-cell>
          <table:table-cell table:formula="of:=[.$B$9]*([.C76]-[.$B$5])*([.C76]-[.$B$5])*([.C76]-[.$B$5])+[.$B$10]*([.C76]-[.$B$5])+[.$B$6]" office:value-type="float" office:value="88.80615234375" calcext:value-type="float">
            <text:p>88,806</text:p>
          </table:table-cell>
          <table:table-cell table:formula="of:=IF([.C76]&lt;[.$B$3];[.D76];[.E76])" office:value-type="float" office:value="88.80615234375" calcext:value-type="float">
            <text:p>88,806</text:p>
          </table:table-cell>
        </table:table-row>
        <table:table-row table:style-name="ro1">
          <table:table-cell table:number-columns-repeated="2"/>
          <table:table-cell office:value-type="float" office:value="0.76" calcext:value-type="float">
            <text:p>0,76</text:p>
          </table:table-cell>
          <table:table-cell table:formula="of:=[.$B$7]*([.C77]-[.$B$1])*([.C77]-[.$B$1])*([.C77]-[.$B$1])+[.$B$8]*([.C77]-[.$B$1])+[.$B$2]" office:value-type="float" office:value="81.42078125" calcext:value-type="float">
            <text:p>81,421</text:p>
          </table:table-cell>
          <table:table-cell table:formula="of:=[.$B$9]*([.C77]-[.$B$5])*([.C77]-[.$B$5])*([.C77]-[.$B$5])+[.$B$10]*([.C77]-[.$B$5])+[.$B$6]" office:value-type="float" office:value="88.97296875" calcext:value-type="float">
            <text:p>88,973</text:p>
          </table:table-cell>
          <table:table-cell table:formula="of:=IF([.C77]&lt;[.$B$3];[.D77];[.E77])" office:value-type="float" office:value="88.97296875" calcext:value-type="float">
            <text:p>88,973</text:p>
          </table:table-cell>
        </table:table-row>
        <table:table-row table:style-name="ro1">
          <table:table-cell table:number-columns-repeated="2"/>
          <table:table-cell office:value-type="float" office:value="0.77" calcext:value-type="float">
            <text:p>0,77</text:p>
          </table:table-cell>
          <table:table-cell table:formula="of:=[.$B$7]*([.C78]-[.$B$1])*([.C78]-[.$B$1])*([.C78]-[.$B$1])+[.$B$8]*([.C78]-[.$B$1])+[.$B$2]" office:value-type="float" office:value="80.66419921875" calcext:value-type="float">
            <text:p>80,664</text:p>
          </table:table-cell>
          <table:table-cell table:formula="of:=[.$B$9]*([.C78]-[.$B$5])*([.C78]-[.$B$5])*([.C78]-[.$B$5])+[.$B$10]*([.C78]-[.$B$5])+[.$B$6]" office:value-type="float" office:value="89.12173828125" calcext:value-type="float">
            <text:p>89,122</text:p>
          </table:table-cell>
          <table:table-cell table:formula="of:=IF([.C78]&lt;[.$B$3];[.D78];[.E78])" office:value-type="float" office:value="89.12173828125" calcext:value-type="float">
            <text:p>89,122</text:p>
          </table:table-cell>
        </table:table-row>
        <table:table-row table:style-name="ro1">
          <table:table-cell table:number-columns-repeated="2"/>
          <table:table-cell office:value-type="float" office:value="0.78" calcext:value-type="float">
            <text:p>0,78</text:p>
          </table:table-cell>
          <table:table-cell table:formula="of:=[.$B$7]*([.C79]-[.$B$1])*([.C79]-[.$B$1])*([.C79]-[.$B$1])+[.$B$8]*([.C79]-[.$B$1])+[.$B$2]" office:value-type="float" office:value="79.82125" calcext:value-type="float">
            <text:p>79,821</text:p>
          </table:table-cell>
          <table:table-cell table:formula="of:=[.$B$9]*([.C79]-[.$B$5])*([.C79]-[.$B$5])*([.C79]-[.$B$5])+[.$B$10]*([.C79]-[.$B$5])+[.$B$6]" office:value-type="float" office:value="89.25375" calcext:value-type="float">
            <text:p>89,254</text:p>
          </table:table-cell>
          <table:table-cell table:formula="of:=IF([.C79]&lt;[.$B$3];[.D79];[.E79])" office:value-type="float" office:value="89.25375" calcext:value-type="float">
            <text:p>89,254</text:p>
          </table:table-cell>
        </table:table-row>
        <table:table-row table:style-name="ro1">
          <table:table-cell table:number-columns-repeated="2"/>
          <table:table-cell office:value-type="float" office:value="0.79" calcext:value-type="float">
            <text:p>0,79</text:p>
          </table:table-cell>
          <table:table-cell table:formula="of:=[.$B$7]*([.C80]-[.$B$1])*([.C80]-[.$B$1])*([.C80]-[.$B$1])+[.$B$8]*([.C80]-[.$B$1])+[.$B$2]" office:value-type="float" office:value="78.89064453125" calcext:value-type="float">
            <text:p>78,891</text:p>
          </table:table-cell>
          <table:table-cell table:formula="of:=[.$B$9]*([.C80]-[.$B$5])*([.C80]-[.$B$5])*([.C80]-[.$B$5])+[.$B$10]*([.C80]-[.$B$5])+[.$B$6]" office:value-type="float" office:value="89.37029296875" calcext:value-type="float">
            <text:p>89,370</text:p>
          </table:table-cell>
          <table:table-cell table:formula="of:=IF([.C80]&lt;[.$B$3];[.D80];[.E80])" office:value-type="float" office:value="89.37029296875" calcext:value-type="float">
            <text:p>89,370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,8</text:p>
          </table:table-cell>
          <table:table-cell table:formula="of:=[.$B$7]*([.C81]-[.$B$1])*([.C81]-[.$B$1])*([.C81]-[.$B$1])+[.$B$8]*([.C81]-[.$B$1])+[.$B$2]" office:value-type="float" office:value="77.87109375" calcext:value-type="float">
            <text:p>77,871</text:p>
          </table:table-cell>
          <table:table-cell table:formula="of:=[.$B$9]*([.C81]-[.$B$5])*([.C81]-[.$B$5])*([.C81]-[.$B$5])+[.$B$10]*([.C81]-[.$B$5])+[.$B$6]" office:value-type="float" office:value="89.47265625" calcext:value-type="float">
            <text:p>89,473</text:p>
          </table:table-cell>
          <table:table-cell table:formula="of:=IF([.C81]&lt;[.$B$3];[.D81];[.E81])" office:value-type="float" office:value="89.47265625" calcext:value-type="float">
            <text:p>89,473</text:p>
          </table:table-cell>
        </table:table-row>
        <table:table-row table:style-name="ro1">
          <table:table-cell table:number-columns-repeated="2"/>
          <table:table-cell office:value-type="float" office:value="0.81" calcext:value-type="float">
            <text:p>0,81</text:p>
          </table:table-cell>
          <table:table-cell table:formula="of:=[.$B$7]*([.C82]-[.$B$1])*([.C82]-[.$B$1])*([.C82]-[.$B$1])+[.$B$8]*([.C82]-[.$B$1])+[.$B$2]" office:value-type="float" office:value="76.76130859375" calcext:value-type="float">
            <text:p>76,761</text:p>
          </table:table-cell>
          <table:table-cell table:formula="of:=[.$B$9]*([.C82]-[.$B$5])*([.C82]-[.$B$5])*([.C82]-[.$B$5])+[.$B$10]*([.C82]-[.$B$5])+[.$B$6]" office:value-type="float" office:value="89.56212890625" calcext:value-type="float">
            <text:p>89,562</text:p>
          </table:table-cell>
          <table:table-cell table:formula="of:=IF([.C82]&lt;[.$B$3];[.D82];[.E82])" office:value-type="float" office:value="89.56212890625" calcext:value-type="float">
            <text:p>89,562</text:p>
          </table:table-cell>
        </table:table-row>
        <table:table-row table:style-name="ro1">
          <table:table-cell table:number-columns-repeated="2"/>
          <table:table-cell office:value-type="float" office:value="0.82" calcext:value-type="float">
            <text:p>0,82</text:p>
          </table:table-cell>
          <table:table-cell table:formula="of:=[.$B$7]*([.C83]-[.$B$1])*([.C83]-[.$B$1])*([.C83]-[.$B$1])+[.$B$8]*([.C83]-[.$B$1])+[.$B$2]" office:value-type="float" office:value="75.56" calcext:value-type="float">
            <text:p>75,560</text:p>
          </table:table-cell>
          <table:table-cell table:formula="of:=[.$B$9]*([.C83]-[.$B$5])*([.C83]-[.$B$5])*([.C83]-[.$B$5])+[.$B$10]*([.C83]-[.$B$5])+[.$B$6]" office:value-type="float" office:value="89.64" calcext:value-type="float">
            <text:p>89,640</text:p>
          </table:table-cell>
          <table:table-cell table:formula="of:=IF([.C83]&lt;[.$B$3];[.D83];[.E83])" office:value-type="float" office:value="89.64" calcext:value-type="float">
            <text:p>89,640</text:p>
          </table:table-cell>
        </table:table-row>
        <table:table-row table:style-name="ro1">
          <table:table-cell table:number-columns-repeated="2"/>
          <table:table-cell office:value-type="float" office:value="0.83" calcext:value-type="float">
            <text:p>0,83</text:p>
          </table:table-cell>
          <table:table-cell table:formula="of:=[.$B$7]*([.C84]-[.$B$1])*([.C84]-[.$B$1])*([.C84]-[.$B$1])+[.$B$8]*([.C84]-[.$B$1])+[.$B$2]" office:value-type="float" office:value="74.26587890625" calcext:value-type="float">
            <text:p>74,266</text:p>
          </table:table-cell>
          <table:table-cell table:formula="of:=[.$B$9]*([.C84]-[.$B$5])*([.C84]-[.$B$5])*([.C84]-[.$B$5])+[.$B$10]*([.C84]-[.$B$5])+[.$B$6]" office:value-type="float" office:value="89.70755859375" calcext:value-type="float">
            <text:p>89,708</text:p>
          </table:table-cell>
          <table:table-cell table:formula="of:=IF([.C84]&lt;[.$B$3];[.D84];[.E84])" office:value-type="float" office:value="89.70755859375" calcext:value-type="float">
            <text:p>89,708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,84</text:p>
          </table:table-cell>
          <table:table-cell table:formula="of:=[.$B$7]*([.C85]-[.$B$1])*([.C85]-[.$B$1])*([.C85]-[.$B$1])+[.$B$8]*([.C85]-[.$B$1])+[.$B$2]" office:value-type="float" office:value="72.87765625" calcext:value-type="float">
            <text:p>72,878</text:p>
          </table:table-cell>
          <table:table-cell table:formula="of:=[.$B$9]*([.C85]-[.$B$5])*([.C85]-[.$B$5])*([.C85]-[.$B$5])+[.$B$10]*([.C85]-[.$B$5])+[.$B$6]" office:value-type="float" office:value="89.76609375" calcext:value-type="float">
            <text:p>89,766</text:p>
          </table:table-cell>
          <table:table-cell table:formula="of:=IF([.C85]&lt;[.$B$3];[.D85];[.E85])" office:value-type="float" office:value="89.76609375" calcext:value-type="float">
            <text:p>89,766</text:p>
          </table:table-cell>
        </table:table-row>
        <table:table-row table:style-name="ro1">
          <table:table-cell table:number-columns-repeated="2"/>
          <table:table-cell office:value-type="float" office:value="0.85" calcext:value-type="float">
            <text:p>0,85</text:p>
          </table:table-cell>
          <table:table-cell table:formula="of:=[.$B$7]*([.C86]-[.$B$1])*([.C86]-[.$B$1])*([.C86]-[.$B$1])+[.$B$8]*([.C86]-[.$B$1])+[.$B$2]" office:value-type="float" office:value="71.39404296875" calcext:value-type="float">
            <text:p>71,394</text:p>
          </table:table-cell>
          <table:table-cell table:formula="of:=[.$B$9]*([.C86]-[.$B$5])*([.C86]-[.$B$5])*([.C86]-[.$B$5])+[.$B$10]*([.C86]-[.$B$5])+[.$B$6]" office:value-type="float" office:value="89.81689453125" calcext:value-type="float">
            <text:p>89,817</text:p>
          </table:table-cell>
          <table:table-cell table:formula="of:=IF([.C86]&lt;[.$B$3];[.D86];[.E86])" office:value-type="float" office:value="89.81689453125" calcext:value-type="float">
            <text:p>89,817</text:p>
          </table:table-cell>
        </table:table-row>
        <table:table-row table:style-name="ro1">
          <table:table-cell table:number-columns-repeated="2"/>
          <table:table-cell office:value-type="float" office:value="0.86" calcext:value-type="float">
            <text:p>0,86</text:p>
          </table:table-cell>
          <table:table-cell table:formula="of:=[.$B$7]*([.C87]-[.$B$1])*([.C87]-[.$B$1])*([.C87]-[.$B$1])+[.$B$8]*([.C87]-[.$B$1])+[.$B$2]" office:value-type="float" office:value="69.81375" calcext:value-type="float">
            <text:p>69,814</text:p>
          </table:table-cell>
          <table:table-cell table:formula="of:=[.$B$9]*([.C87]-[.$B$5])*([.C87]-[.$B$5])*([.C87]-[.$B$5])+[.$B$10]*([.C87]-[.$B$5])+[.$B$6]" office:value-type="float" office:value="89.86125" calcext:value-type="float">
            <text:p>89,861</text:p>
          </table:table-cell>
          <table:table-cell table:formula="of:=IF([.C87]&lt;[.$B$3];[.D87];[.E87])" office:value-type="float" office:value="89.86125" calcext:value-type="float">
            <text:p>89,861</text:p>
          </table:table-cell>
        </table:table-row>
        <table:table-row table:style-name="ro1">
          <table:table-cell table:number-columns-repeated="2"/>
          <table:table-cell office:value-type="float" office:value="0.87" calcext:value-type="float">
            <text:p>0,87</text:p>
          </table:table-cell>
          <table:table-cell table:formula="of:=[.$B$7]*([.C88]-[.$B$1])*([.C88]-[.$B$1])*([.C88]-[.$B$1])+[.$B$8]*([.C88]-[.$B$1])+[.$B$2]" office:value-type="float" office:value="68.13548828125" calcext:value-type="float">
            <text:p>68,135</text:p>
          </table:table-cell>
          <table:table-cell table:formula="of:=[.$B$9]*([.C88]-[.$B$5])*([.C88]-[.$B$5])*([.C88]-[.$B$5])+[.$B$10]*([.C88]-[.$B$5])+[.$B$6]" office:value-type="float" office:value="89.90044921875" calcext:value-type="float">
            <text:p>89,900</text:p>
          </table:table-cell>
          <table:table-cell table:formula="of:=IF([.C88]&lt;[.$B$3];[.D88];[.E88])" office:value-type="float" office:value="89.90044921875" calcext:value-type="float">
            <text:p>89,900</text:p>
          </table:table-cell>
        </table:table-row>
        <table:table-row table:style-name="ro1">
          <table:table-cell table:number-columns-repeated="2"/>
          <table:table-cell office:value-type="float" office:value="0.88" calcext:value-type="float">
            <text:p>0,88</text:p>
          </table:table-cell>
          <table:table-cell table:formula="of:=[.$B$7]*([.C89]-[.$B$1])*([.C89]-[.$B$1])*([.C89]-[.$B$1])+[.$B$8]*([.C89]-[.$B$1])+[.$B$2]" office:value-type="float" office:value="66.35796875" calcext:value-type="float">
            <text:p>66,358</text:p>
          </table:table-cell>
          <table:table-cell table:formula="of:=[.$B$9]*([.C89]-[.$B$5])*([.C89]-[.$B$5])*([.C89]-[.$B$5])+[.$B$10]*([.C89]-[.$B$5])+[.$B$6]" office:value-type="float" office:value="89.93578125" calcext:value-type="float">
            <text:p>89,936</text:p>
          </table:table-cell>
          <table:table-cell table:formula="of:=IF([.C89]&lt;[.$B$3];[.D89];[.E89])" office:value-type="float" office:value="89.93578125" calcext:value-type="float">
            <text:p>89,936</text:p>
          </table:table-cell>
        </table:table-row>
        <table:table-row table:style-name="ro1">
          <table:table-cell table:number-columns-repeated="2"/>
          <table:table-cell office:value-type="float" office:value="0.89" calcext:value-type="float">
            <text:p>0,89</text:p>
          </table:table-cell>
          <table:table-cell table:formula="of:=[.$B$7]*([.C90]-[.$B$1])*([.C90]-[.$B$1])*([.C90]-[.$B$1])+[.$B$8]*([.C90]-[.$B$1])+[.$B$2]" office:value-type="float" office:value="64.47990234375" calcext:value-type="float">
            <text:p>64,480</text:p>
          </table:table-cell>
          <table:table-cell table:formula="of:=[.$B$9]*([.C90]-[.$B$5])*([.C90]-[.$B$5])*([.C90]-[.$B$5])+[.$B$10]*([.C90]-[.$B$5])+[.$B$6]" office:value-type="float" office:value="89.96853515625" calcext:value-type="float">
            <text:p>89,969</text:p>
          </table:table-cell>
          <table:table-cell table:formula="of:=IF([.C90]&lt;[.$B$3];[.D90];[.E90])" office:value-type="float" office:value="89.96853515625" calcext:value-type="float">
            <text:p>89,969</text:p>
          </table:table-cell>
        </table:table-row>
        <table:table-row table:style-name="ro1">
          <table:table-cell table:number-columns-repeated="2"/>
          <table:table-cell office:value-type="float" office:value="0.9" calcext:value-type="float">
            <text:p>0,9</text:p>
          </table:table-cell>
          <table:table-cell table:formula="of:=[.$B$7]*([.C91]-[.$B$1])*([.C91]-[.$B$1])*([.C91]-[.$B$1])+[.$B$8]*([.C91]-[.$B$1])+[.$B$2]" office:value-type="float" office:value="62.5" calcext:value-type="float">
            <text:p>62,500</text:p>
          </table:table-cell>
          <table:table-cell table:formula="of:=[.$B$9]*([.C91]-[.$B$5])*([.C91]-[.$B$5])*([.C91]-[.$B$5])+[.$B$10]*([.C91]-[.$B$5])+[.$B$6]" office:value-type="float" office:value="90" calcext:value-type="float">
            <text:p>90,000</text:p>
          </table:table-cell>
          <table:table-cell table:formula="of:=IF([.C91]&lt;[.$B$3];[.D91];[.E91])" office:value-type="float" office:value="90" calcext:value-type="float">
            <text:p>90,000</text:p>
          </table:table-cell>
        </table:table-row>
        <table:table-row table:style-name="ro1">
          <table:table-cell table:number-columns-repeated="2"/>
          <table:table-cell office:value-type="float" office:value="0.91" calcext:value-type="float">
            <text:p>0,91</text:p>
          </table:table-cell>
          <table:table-cell table:formula="of:=[.$B$7]*([.C92]-[.$B$1])*([.C92]-[.$B$1])*([.C92]-[.$B$1])+[.$B$8]*([.C92]-[.$B$1])+[.$B$2]" office:value-type="float" office:value="60.41697265625" calcext:value-type="float">
            <text:p>60,417</text:p>
          </table:table-cell>
          <table:table-cell table:formula="of:=[.$B$9]*([.C92]-[.$B$5])*([.C92]-[.$B$5])*([.C92]-[.$B$5])+[.$B$10]*([.C92]-[.$B$5])+[.$B$6]" office:value-type="float" office:value="90.03146484375" calcext:value-type="float">
            <text:p>90,031</text:p>
          </table:table-cell>
          <table:table-cell table:formula="of:=IF([.C92]&lt;[.$B$3];[.D92];[.E92])" office:value-type="float" office:value="90.03146484375" calcext:value-type="float">
            <text:p>90,031</text:p>
          </table:table-cell>
        </table:table-row>
        <table:table-row table:style-name="ro1">
          <table:table-cell table:number-columns-repeated="2"/>
          <table:table-cell office:value-type="float" office:value="0.92" calcext:value-type="float">
            <text:p>0,92</text:p>
          </table:table-cell>
          <table:table-cell table:formula="of:=[.$B$7]*([.C93]-[.$B$1])*([.C93]-[.$B$1])*([.C93]-[.$B$1])+[.$B$8]*([.C93]-[.$B$1])+[.$B$2]" office:value-type="float" office:value="58.22953125" calcext:value-type="float">
            <text:p>58,230</text:p>
          </table:table-cell>
          <table:table-cell table:formula="of:=[.$B$9]*([.C93]-[.$B$5])*([.C93]-[.$B$5])*([.C93]-[.$B$5])+[.$B$10]*([.C93]-[.$B$5])+[.$B$6]" office:value-type="float" office:value="90.06421875" calcext:value-type="float">
            <text:p>90,064</text:p>
          </table:table-cell>
          <table:table-cell table:formula="of:=IF([.C93]&lt;[.$B$3];[.D93];[.E93])" office:value-type="float" office:value="90.06421875" calcext:value-type="float">
            <text:p>90,064</text:p>
          </table:table-cell>
        </table:table-row>
        <table:table-row table:style-name="ro1">
          <table:table-cell table:number-columns-repeated="2"/>
          <table:table-cell office:value-type="float" office:value="0.93" calcext:value-type="float">
            <text:p>0,93</text:p>
          </table:table-cell>
          <table:table-cell table:formula="of:=[.$B$7]*([.C94]-[.$B$1])*([.C94]-[.$B$1])*([.C94]-[.$B$1])+[.$B$8]*([.C94]-[.$B$1])+[.$B$2]" office:value-type="float" office:value="55.93638671875" calcext:value-type="float">
            <text:p>55,936</text:p>
          </table:table-cell>
          <table:table-cell table:formula="of:=[.$B$9]*([.C94]-[.$B$5])*([.C94]-[.$B$5])*([.C94]-[.$B$5])+[.$B$10]*([.C94]-[.$B$5])+[.$B$6]" office:value-type="float" office:value="90.09955078125" calcext:value-type="float">
            <text:p>90,100</text:p>
          </table:table-cell>
          <table:table-cell table:formula="of:=IF([.C94]&lt;[.$B$3];[.D94];[.E94])" office:value-type="float" office:value="90.09955078125" calcext:value-type="float">
            <text:p>90,100</text:p>
          </table:table-cell>
        </table:table-row>
        <table:table-row table:style-name="ro1">
          <table:table-cell table:number-columns-repeated="2"/>
          <table:table-cell office:value-type="float" office:value="0.94" calcext:value-type="float">
            <text:p>0,94</text:p>
          </table:table-cell>
          <table:table-cell table:formula="of:=[.$B$7]*([.C95]-[.$B$1])*([.C95]-[.$B$1])*([.C95]-[.$B$1])+[.$B$8]*([.C95]-[.$B$1])+[.$B$2]" office:value-type="float" office:value="53.53625" calcext:value-type="float">
            <text:p>53,536</text:p>
          </table:table-cell>
          <table:table-cell table:formula="of:=[.$B$9]*([.C95]-[.$B$5])*([.C95]-[.$B$5])*([.C95]-[.$B$5])+[.$B$10]*([.C95]-[.$B$5])+[.$B$6]" office:value-type="float" office:value="90.13875" calcext:value-type="float">
            <text:p>90,139</text:p>
          </table:table-cell>
          <table:table-cell table:formula="of:=IF([.C95]&lt;[.$B$3];[.D95];[.E95])" office:value-type="float" office:value="90.13875" calcext:value-type="float">
            <text:p>90,139</text:p>
          </table:table-cell>
        </table:table-row>
        <table:table-row table:style-name="ro1">
          <table:table-cell table:number-columns-repeated="2"/>
          <table:table-cell office:value-type="float" office:value="0.95" calcext:value-type="float">
            <text:p>0,95</text:p>
          </table:table-cell>
          <table:table-cell table:formula="of:=[.$B$7]*([.C96]-[.$B$1])*([.C96]-[.$B$1])*([.C96]-[.$B$1])+[.$B$8]*([.C96]-[.$B$1])+[.$B$2]" office:value-type="float" office:value="51.02783203125" calcext:value-type="float">
            <text:p>51,028</text:p>
          </table:table-cell>
          <table:table-cell table:formula="of:=[.$B$9]*([.C96]-[.$B$5])*([.C96]-[.$B$5])*([.C96]-[.$B$5])+[.$B$10]*([.C96]-[.$B$5])+[.$B$6]" office:value-type="float" office:value="90.18310546875" calcext:value-type="float">
            <text:p>90,183</text:p>
          </table:table-cell>
          <table:table-cell table:formula="of:=IF([.C96]&lt;[.$B$3];[.D96];[.E96])" office:value-type="float" office:value="90.18310546875" calcext:value-type="float">
            <text:p>90,183</text:p>
          </table:table-cell>
        </table:table-row>
        <table:table-row table:style-name="ro1">
          <table:table-cell table:number-columns-repeated="2"/>
          <table:table-cell office:value-type="float" office:value="0.96" calcext:value-type="float">
            <text:p>0,96</text:p>
          </table:table-cell>
          <table:table-cell table:formula="of:=[.$B$7]*([.C97]-[.$B$1])*([.C97]-[.$B$1])*([.C97]-[.$B$1])+[.$B$8]*([.C97]-[.$B$1])+[.$B$2]" office:value-type="float" office:value="48.40984375" calcext:value-type="float">
            <text:p>48,410</text:p>
          </table:table-cell>
          <table:table-cell table:formula="of:=[.$B$9]*([.C97]-[.$B$5])*([.C97]-[.$B$5])*([.C97]-[.$B$5])+[.$B$10]*([.C97]-[.$B$5])+[.$B$6]" office:value-type="float" office:value="90.23390625" calcext:value-type="float">
            <text:p>90,234</text:p>
          </table:table-cell>
          <table:table-cell table:formula="of:=IF([.C97]&lt;[.$B$3];[.D97];[.E97])" office:value-type="float" office:value="90.23390625" calcext:value-type="float">
            <text:p>90,234</text:p>
          </table:table-cell>
        </table:table-row>
        <table:table-row table:style-name="ro1">
          <table:table-cell table:number-columns-repeated="2"/>
          <table:table-cell office:value-type="float" office:value="0.97" calcext:value-type="float">
            <text:p>0,97</text:p>
          </table:table-cell>
          <table:table-cell table:formula="of:=[.$B$7]*([.C98]-[.$B$1])*([.C98]-[.$B$1])*([.C98]-[.$B$1])+[.$B$8]*([.C98]-[.$B$1])+[.$B$2]" office:value-type="float" office:value="45.68099609375" calcext:value-type="float">
            <text:p>45,681</text:p>
          </table:table-cell>
          <table:table-cell table:formula="of:=[.$B$9]*([.C98]-[.$B$5])*([.C98]-[.$B$5])*([.C98]-[.$B$5])+[.$B$10]*([.C98]-[.$B$5])+[.$B$6]" office:value-type="float" office:value="90.29244140625" calcext:value-type="float">
            <text:p>90,292</text:p>
          </table:table-cell>
          <table:table-cell table:formula="of:=IF([.C98]&lt;[.$B$3];[.D98];[.E98])" office:value-type="float" office:value="90.29244140625" calcext:value-type="float">
            <text:p>90,292</text:p>
          </table:table-cell>
        </table:table-row>
        <table:table-row table:style-name="ro1">
          <table:table-cell table:number-columns-repeated="2"/>
          <table:table-cell office:value-type="float" office:value="0.98" calcext:value-type="float">
            <text:p>0,98</text:p>
          </table:table-cell>
          <table:table-cell table:formula="of:=[.$B$7]*([.C99]-[.$B$1])*([.C99]-[.$B$1])*([.C99]-[.$B$1])+[.$B$8]*([.C99]-[.$B$1])+[.$B$2]" office:value-type="float" office:value="42.84" calcext:value-type="float">
            <text:p>42,840</text:p>
          </table:table-cell>
          <table:table-cell table:formula="of:=[.$B$9]*([.C99]-[.$B$5])*([.C99]-[.$B$5])*([.C99]-[.$B$5])+[.$B$10]*([.C99]-[.$B$5])+[.$B$6]" office:value-type="float" office:value="90.36" calcext:value-type="float">
            <text:p>90,360</text:p>
          </table:table-cell>
          <table:table-cell table:formula="of:=IF([.C99]&lt;[.$B$3];[.D99];[.E99])" office:value-type="float" office:value="90.36" calcext:value-type="float">
            <text:p>90,360</text:p>
          </table:table-cell>
        </table:table-row>
        <table:table-row table:style-name="ro1">
          <table:table-cell table:number-columns-repeated="2"/>
          <table:table-cell office:value-type="float" office:value="0.99" calcext:value-type="float">
            <text:p>0,99</text:p>
          </table:table-cell>
          <table:table-cell table:formula="of:=[.$B$7]*([.C100]-[.$B$1])*([.C100]-[.$B$1])*([.C100]-[.$B$1])+[.$B$8]*([.C100]-[.$B$1])+[.$B$2]" office:value-type="float" office:value="39.88556640625" calcext:value-type="float">
            <text:p>39,886</text:p>
          </table:table-cell>
          <table:table-cell table:formula="of:=[.$B$9]*([.C100]-[.$B$5])*([.C100]-[.$B$5])*([.C100]-[.$B$5])+[.$B$10]*([.C100]-[.$B$5])+[.$B$6]" office:value-type="float" office:value="90.43787109375" calcext:value-type="float">
            <text:p>90,438</text:p>
          </table:table-cell>
          <table:table-cell table:formula="of:=IF([.C100]&lt;[.$B$3];[.D100];[.E100])" office:value-type="float" office:value="90.43787109375" calcext:value-type="float">
            <text:p>90,43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.$B$7]*([.C101]-[.$B$1])*([.C101]-[.$B$1])*([.C101]-[.$B$1])+[.$B$8]*([.C101]-[.$B$1])+[.$B$2]" office:value-type="float" office:value="36.81640625" calcext:value-type="float">
            <text:p>36,816</text:p>
          </table:table-cell>
          <table:table-cell table:formula="of:=[.$B$9]*([.C101]-[.$B$5])*([.C101]-[.$B$5])*([.C101]-[.$B$5])+[.$B$10]*([.C101]-[.$B$5])+[.$B$6]" office:value-type="float" office:value="90.52734375" calcext:value-type="float">
            <text:p>90,527</text:p>
          </table:table-cell>
          <table:table-cell table:formula="of:=IF([.C101]&lt;[.$B$3];[.D101];[.E101])" office:value-type="float" office:value="90.52734375" calcext:value-type="float">
            <text:p>90,527</text:p>
          </table:table-cell>
        </table:table-row>
        <table:table-row table:style-name="ro2" table:number-rows-repeated="104847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uk" fo:country="U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uk" fo:country="UA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1P0" style:volatile="true">
      <number:number number:decimal-places="0" loext:min-decimal-places="0" number:min-integer-digits="1" number:grouping="true"/>
      <number:text>₴</number:text>
    </number:number-style>
    <number:number-style style:name="N111"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₴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₴</number:text>
      <style:map style:condition="value()&gt;=0" style:apply-style-name="N112P0"/>
    </number:number-style>
    <number:number-style style:name="N114P0" style:volatile="true">
      <number:number number:decimal-places="2" loext:min-decimal-places="2" number:min-integer-digits="1" number:grouping="true"/>
      <number:text>₴</number:text>
    </number:number-style>
    <number:number-style style:name="N114"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  <number:text>₴</number:text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number:text>₴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loext:min-decimal-places="0" number:min-integer-digits="1" number:grouping="true"/>
      <number:text>   </number:text>
    </number:number-style>
    <number:number-style style:name="N123P1" style:volatile="true">
      <number:text>-</number:text>
      <number:number number:decimal-places="0" loext:min-decimal-places="0" number:min-integer-digits="1" number:grouping="true"/>
      <number:text>   </number:text>
    </number:number-style>
    <number:number-style style:name="N123P2" style:volatile="true">
      <number:text> -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loext:min-decimal-places="0" number:min-integer-digits="1" number:grouping="true"/>
      <number:text>₴ </number:text>
    </number:number-style>
    <number:number-style style:name="N127P1" style:volatile="true">
      <number:text>-</number:text>
      <number:number number:decimal-places="0" loext:min-decimal-places="0" number:min-integer-digits="1" number:grouping="true"/>
      <number:text>₴ </number:text>
    </number:number-style>
    <number:number-style style:name="N127P2" style:volatile="true">
      <number:text> -₴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31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31P2" style:volatile="true">
      <number:text>-</number:text>
      <number:number number:decimal-places="0" loext:min-decimal-places="0" number:min-integer-digits="0"/>
      <number:text>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loext:min-decimal-places="2" number:min-integer-digits="1" number:grouping="true"/>
      <number:text>₴ </number:text>
    </number:number-style>
    <number:number-style style:name="N135P1" style:volatile="true">
      <number:text>-</number:text>
      <number:number number:decimal-places="2" loext:min-decimal-places="2" number:min-integer-digits="1" number:grouping="true"/>
      <number:text>₴ </number:text>
    </number:number-style>
    <number:number-style style:name="N135P2" style:volatile="true">
      <number:text>-</number:text>
      <number:number number:decimal-places="0" loext:min-decimal-places="0" number:min-integer-digits="0"/>
      <number:text>₴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5P0"/>
    </number:number-style>
    <number:number-style style:name="N149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loext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1P2" style:volatile="true">
      <number:text>-</number:text>
      <number:number number:decimal-places="0" loext:min-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number number:decimal-places="4" loext:min-decimal-places="4" number:min-integer-digits="1" number:grouping="true"/>
    </number:number-style>
    <number:number-style style:name="N163">
      <number:number number:decimal-places="3" loext:min-decimal-places="3" number:min-integer-digits="1" number:grouping="true"/>
    </number:number-style>
    <number:number-style style:name="N164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1" fo:font-family="Arial" style:font-family-generic="swiss" fo:font-size="11pt" style:font-name-asian="Microsoft YaHei" style:font-family-asian="'Microsoft YaHei'" style:font-family-generic-asian="system" style:font-pitch-asian="variable" style:font-size-asian="11pt" style:font-name-complex="Arial1" style:font-family-complex="Arial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强调文字颜色_20_1" style:display-name="20% - 强调文字颜色 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2_0_25__20_-_20_强调文字颜色_20_2" style:display-name="20% - 强调文字颜色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2_0_25__20_-_20_强调文字颜色_20_3" style:display-name="20% - 强调文字颜色 3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2_0_25__20_-_20_强调文字颜色_20_4" style:display-name="20% - 强调文字颜色 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2_0_25__20_-_20_强调文字颜色_20_5" style:display-name="20% - 强调文字颜色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2_0_25__20_-_20_强调文字颜色_20_6" style:display-name="2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1" style:display-name="40% - 强调文字颜色 1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2" style:display-name="40% - 强调文字颜色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3" style:display-name="40% - 强调文字颜色 3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4" style:display-name="40% - 强调文字颜色 4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5" style:display-name="40% - 强调文字颜色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4_0_25__20_-_20_强调文字颜色_20_6" style:display-name="40% - 强调文字颜色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Arial1" fo:font-family="Arial" style:font-family-generic="swiss" fo:font-size="17pt" fo:font-style="normal" fo:text-shadow="none" style:text-underline-style="none" fo:font-weight="normal" style:font-size-asian="17pt" style:font-style-asian="normal" style:font-weight-asian="normal" style:font-name-complex="Arial1" style:font-family-complex="Arial" style:font-family-generic-complex="swiss" style:font-size-complex="17pt" style:font-style-complex="normal" style:font-weight-complex="normal"/>
    </style:style>
    <style:style style:name="_36_0_25__20_-_20_强调文字颜色_20_1" style:display-name="60% - 强调文字颜色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_36_0_25__20_-_20_强调文字颜色_20_2" style:display-name="60% - 强调文字颜色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_36_0_25__20_-_20_强调文字颜色_20_3" style:display-name="60% - 强调文字颜色 3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_36_0_25__20_-_20_强调文字颜色_20_4" style:display-name="60% - 强调文字颜色 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_36_0_25__20_-_20_强调文字颜色_20_5" style:display-name="60% - 强调文字颜色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_36_0_25__20_-_20_强调文字颜色_20_6" style:display-name="60% - 强调文字颜色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好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差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1" style:display-name="强调文字颜色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2" style:display-name="强调文字颜色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3" style:display-name="强调文字颜色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4" style:display-name="强调文字颜色 4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5" style:display-name="强调文字颜色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强调文字颜色_20_6" style:display-name="强调文字颜色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标题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标题_20_1" style:display-name="标题 1" style:family="table-cell" style:parent-style-name="Default">
      <style:table-cell-properties fo:border-bottom="1.19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1" fo:font-family="Arial" style:font-family-generic="swiss" fo:font-size="15pt" fo:font-style="normal" fo:text-shadow="none" style:text-underline-style="none" fo:font-weight="bold" style:font-size-asian="15pt" style:font-style-asian="normal" style:font-weight-asian="bold" style:font-name-complex="Arial1" style:font-family-complex="Arial" style:font-family-generic-complex="swiss" style:font-size-complex="15pt" style:font-style-complex="normal" style:font-weight-complex="bold"/>
    </style:style>
    <style:style style:name="标题_20_2" style:display-name="标题 2" style:family="table-cell" style:parent-style-name="Default">
      <style:table-cell-properties fo:border-bottom="1.1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1" fo:font-family="Arial" style:font-family-generic="swiss" fo:font-size="13pt" fo:font-style="normal" fo:text-shadow="none" style:text-underline-style="none" fo:font-weight="bold" style:font-size-asian="13pt" style:font-style-asian="normal" style:font-weight-asian="bold" style:font-name-complex="Arial1" style:font-family-complex="Arial" style:font-family-generic-complex="swiss" style:font-size-complex="13pt" style:font-style-complex="normal" style:font-weight-complex="bold"/>
    </style:style>
    <style:style style:name="标题_20_3" style:display-name="标题 3" style:family="table-cell" style:parent-style-name="Default">
      <style:table-cell-properties fo:border-bottom="0.91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标题_20_4" style:display-name="标题 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检查单元格" style:family="table-cell" style:parent-style-name="Default">
      <style:table-cell-properties fo:background-color="#969696" style:diagonal-bl-tr="none" style:diagonal-tl-br="none" fo:border="1.59pt double #333333" style:border-line-width="0.11mm 0.35mm 0.11mm" fo:padding="0.71mm" style:rotation-align="none"/>
      <style:text-properties fo:color="#ffffff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汇总" style:family="table-cell" style:parent-style-name="Default">
      <style:table-cell-properties fo:border-bottom="1.59pt double #33cccc" style:border-line-width-bottom="0.11mm 0.35mm 0.11mm" style:diagonal-bl-tr="none" style:diagonal-tl-br="none" fo:border-left="none" fo:padding="0.71mm" fo:border-right="none" style:rotation-align="none" fo:border-top="0.31pt solid #33cccc"/>
      <style:text-properties fo:color="#00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注释" style:family="table-cell" style:parent-style-name="Default">
      <style:table-cell-properties fo:background-color="#ffffcc" style:diagonal-bl-tr="none" style:diagonal-tl-br="none" fo:border="0.31pt solid #c0c0c0" fo:padding="0.71mm" style:rotation-align="none"/>
    </style:style>
    <style:style style:name="解释性文本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1" fo:font-family="Arial" style:font-family-generic="swiss" fo:font-size="11pt" fo:font-style="italic" fo:text-shadow="none" style:text-underline-style="none" fo:font-weight="normal" style:font-size-asian="11pt" style:font-style-asian="italic" style:font-weight-asian="normal" style:font-name-complex="Arial1" style:font-family-complex="Arial" style:font-family-generic-complex="swiss" style:font-size-complex="11pt" style:font-style-complex="italic" style:font-weight-complex="normal"/>
    </style:style>
    <style:style style:name="警告文本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计算" style:family="table-cell" style:parent-style-name="Default">
      <style:table-cell-properties fo:background-color="#c0c0c0" style:diagonal-bl-tr="none" style:diagonal-tl-br="none" fo:border="0.31pt solid #808080" fo:padding="0.71mm" style:rotation-align="none"/>
      <style:text-properties fo:color="#ff99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输入" style:family="table-cell" style:parent-style-name="Default">
      <style:table-cell-properties fo:background-color="#ffcc99" style:diagonal-bl-tr="none" style:diagonal-tl-br="none" fo:border="0.31pt solid #808080" fo:padding="0.71mm" style:rotation-align="none"/>
      <style:text-properties fo:color="#333399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输出" style:family="table-cell" style:parent-style-name="Default">
      <style:table-cell-properties fo:background-color="#c0c0c0" style:diagonal-bl-tr="none" style:diagonal-tl-br="none" fo:border="0.31pt solid #333333" fo:padding="0.71mm" style:rotation-align="none"/>
      <style:text-properties fo:color="#333333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bold" style:font-size-asian="11pt" style:font-style-asian="normal" style:font-weight-asian="bold" style:font-name-complex="Arial1" style:font-family-complex="Arial" style:font-family-generic-complex="swiss" style:font-size-complex="11pt" style:font-style-complex="normal" style:font-weight-complex="bold"/>
    </style:style>
    <style:style style:name="适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  <style:style style:name="链接单元格" style:family="table-cell" style:parent-style-name="Default">
      <style:table-cell-properties fo:border-bottom="1.59pt double #ff9900" style:border-line-width-bottom="0.11mm 0.35mm 0.11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.00.0000</text:date>, <text:time style:data-style-name="N2" text:time-value="01:10:40.0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0T10:52:38.590000000</meta:creation-date>
    <dc:date>2017-07-18T01:52:09.028000000</dc:date>
    <meta:editing-duration>PT15H55M3S</meta:editing-duration>
    <meta:editing-cycles>22</meta:editing-cycles>
    <meta:generator>LibreOffice/5.3.3.2$Windows_X86_64 LibreOffice_project/3d9a8b4b4e538a85e0782bd6c2d430bafe583448</meta:generator>
    <dc:subject>IoT Ambit</dc:subject>
    <dc:title>Analog Fiter Test Sets</dc:title>
    <meta:document-statistic meta:table-count="4" meta:cell-count="550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aximum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109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0.317cm" svg:height="17.086cm" xlink:href=".." xlink:type="simple" chart:class="chart:scatter" chart:column-mapping="0 1 2" chart:style-name="ch1">
        <chart:legend chart:legend-position="end" svg:x="26.803cm" svg:y="7.825cm" style:legend-expansion="high" chart:style-name="ch2"/>
        <chart:plot-area chart:style-name="ch3" table:cell-range-address="'MovingAvg&amp;LowPass Frequencies'.C2:'MovingAvg&amp;LowPass Frequencies'.C402 'MovingAvg&amp;LowPass Frequencies'.F1:'MovingAvg&amp;LowPass Frequencies'.F402 'MovingAvg&amp;LowPass Frequencies'.H1:'MovingAvg&amp;LowPass Frequencies'.I402" chart:data-source-has-labels="both" svg:x="0.606cm" svg:y="0.341cm" svg:width="25.591cm" svg:height="16.404cm">
          <chartooo:coordinate-region svg:x="2.365cm" svg:y="0.514cm" svg:width="23.407cm" svg:height="16.059cm"/>
          <chart:axis chart:dimension="x" chart:name="primary-x" chart:style-name="ch4" chartooo:axis-type="auto">
            <chart:categories table:cell-range-address="'MovingAvg&amp;LowPass Frequencies'.C2:'MovingAvg&amp;LowPass Frequencies'.C4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ovingAvg&amp;LowPass Frequencies'.F2:'MovingAvg&amp;LowPass Frequencies'.F402" chart:label-cell-address="'MovingAvg&amp;LowPass Frequencies'.F1:'MovingAvg&amp;LowPass Frequencies'.F1" chart:class="chart:scatter">
            <chart:domain table:cell-range-address="'MovingAvg&amp;LowPass Frequencies'.C2:'MovingAvg&amp;LowPass Frequencies'.C402"/>
            <chart:data-point chart:repeated="401"/>
          </chart:series>
          <chart:series chart:style-name="ch8" chart:values-cell-range-address="'MovingAvg&amp;LowPass Frequencies'.H2:'MovingAvg&amp;LowPass Frequencies'.H402" chart:label-cell-address="'MovingAvg&amp;LowPass Frequencies'.H1:'MovingAvg&amp;LowPass Frequencies'.H1" chart:class="chart:scatter">
            <chart:data-point chart:repeated="401"/>
          </chart:series>
          <chart:series chart:style-name="ch9" chart:values-cell-range-address="'MovingAvg&amp;LowPass Frequencies'.I2:'MovingAvg&amp;LowPass Frequencies'.I402" chart:label-cell-address="'MovingAvg&amp;LowPass Frequencies'.I1:'MovingAvg&amp;LowPass Frequencies'.I1" chart:class="chart:scatter">
            <chart:data-point chart:repeated="4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Input</text:p>
                <draw:g>
                  <svg:desc>'MovingAvg&amp;LowPass Frequencies'.F1:'MovingAvg&amp;LowPass Frequencies'.F1</svg:desc>
                </draw:g>
              </table:table-cell>
              <table:table-cell office:value-type="string">
                <text:p>Output(avg 2)</text:p>
                <draw:g>
                  <svg:desc>'MovingAvg&amp;LowPass Frequencies'.H1:'MovingAvg&amp;LowPass Frequencies'.H1</svg:desc>
                </draw:g>
              </table:table-cell>
              <table:table-cell office:value-type="string">
                <text:p>Output(avg16)</text:p>
                <draw:g>
                  <svg:desc>'MovingAvg&amp;LowPass Frequencies'.I1:'MovingAvg&amp;LowPass Frequencies'.I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ovingAvg&amp;LowPass Frequencies'.C2:'MovingAvg&amp;LowPass Frequencies'.C402</svg:desc>
                </draw:g>
              </table:table-cell>
              <table:table-cell office:value-type="float" office:value="0">
                <text:p>0</text:p>
                <draw:g>
                  <svg:desc>'MovingAvg&amp;LowPass Frequencies'.C2:'MovingAvg&amp;LowPass Frequencies'.C402</svg:desc>
                </draw:g>
              </table:table-cell>
              <table:table-cell office:value-type="float" office:value="0">
                <text:p>0</text:p>
                <draw:g>
                  <svg:desc>'MovingAvg&amp;LowPass Frequencies'.F2:'MovingAvg&amp;LowPass Frequencies'.F402</svg:desc>
                </draw:g>
              </table:table-cell>
              <table:table-cell office:value-type="float" office:value="0">
                <text:p>0</text:p>
                <draw:g>
                  <svg:desc>'MovingAvg&amp;LowPass Frequencies'.H2:'MovingAvg&amp;LowPass Frequencies'.H402</svg:desc>
                </draw:g>
              </table:table-cell>
              <table:table-cell office:value-type="float" office:value="0">
                <text:p>0</text:p>
                <draw:g>
                  <svg:desc>'MovingAvg&amp;LowPass Frequencies'.I2:'MovingAvg&amp;LowPass Frequencies'.I402</svg:desc>
                </draw:g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982.467275373282">
                <text:p>982.467275373282</text:p>
              </table:table-cell>
              <table:table-cell office:value-type="float" office:value="491.233637686641">
                <text:p>491.233637686641</text:p>
              </table:table-cell>
              <table:table-cell office:value-type="float" office:value="491.233637686641">
                <text:p>491.233637686641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650.575771821787">
                <text:p>650.575771821787</text:p>
              </table:table-cell>
              <table:table-cell office:value-type="float" office:value="816.521523597534">
                <text:p>816.521523597534</text:p>
              </table:table-cell>
              <table:table-cell office:value-type="float" office:value="544.347682398356">
                <text:p>544.347682398356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-493.676938973959">
                <text:p>-493.676938973959</text:p>
              </table:table-cell>
              <table:table-cell office:value-type="float" office:value="78.449416423914">
                <text:p>78.449416423914</text:p>
              </table:table-cell>
              <table:table-cell office:value-type="float" office:value="284.841527055277">
                <text:p>284.84152705527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-825.723282730849">
                <text:p>-825.723282730849</text:p>
              </table:table-cell>
              <table:table-cell office:value-type="float" office:value="-659.700110852404">
                <text:p>-659.700110852404</text:p>
              </table:table-cell>
              <table:table-cell office:value-type="float" office:value="62.7285650980521">
                <text:p>62.7285650980521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156.434465040231">
                <text:p>156.434465040231</text:p>
              </table:table-cell>
              <table:table-cell office:value-type="float" office:value="-334.644408845309">
                <text:p>-334.644408845309</text:p>
              </table:table-cell>
              <table:table-cell office:value-type="float" office:value="78.3462150884152">
                <text:p>78.3462150884152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138.43783088088">
                <text:p>1138.43783088088</text:p>
              </table:table-cell>
              <table:table-cell office:value-type="float" office:value="647.436147960555">
                <text:p>647.436147960555</text:p>
              </table:table-cell>
              <table:table-cell office:value-type="float" office:value="229.787874487338">
                <text:p>229.78787448733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805.928493689014">
                <text:p>805.928493689014</text:p>
              </table:table-cell>
              <table:table-cell office:value-type="float" office:value="972.183162284946">
                <text:p>972.183162284946</text:p>
              </table:table-cell>
              <table:table-cell office:value-type="float" office:value="301.805451887548">
                <text:p>301.805451887548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339.095365127618">
                <text:p>-339.095365127618</text:p>
              </table:table-cell>
              <table:table-cell office:value-type="float" office:value="233.416564280698">
                <text:p>233.416564280698</text:p>
              </table:table-cell>
              <table:table-cell office:value-type="float" office:value="230.594249996974">
                <text:p>230.594249996974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-672.065410255924">
                <text:p>-672.065410255924</text:p>
              </table:table-cell>
              <table:table-cell office:value-type="float" office:value="-505.580387691771">
                <text:p>-505.580387691771</text:p>
              </table:table-cell>
              <table:table-cell office:value-type="float" office:value="140.328283971684">
                <text:p>140.328283971684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309.016994374947">
                <text:p>309.016994374947</text:p>
              </table:table-cell>
              <table:table-cell office:value-type="float" office:value="-181.524207940489">
                <text:p>-181.524207940489</text:p>
              </table:table-cell>
              <table:table-cell office:value-type="float" office:value="155.663621281072">
                <text:p>155.663621281072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1289.79443654044">
                <text:p>1289.79443654044</text:p>
              </table:table-cell>
              <table:table-cell office:value-type="float" office:value="799.405715457695">
                <text:p>799.405715457695</text:p>
              </table:table-cell>
              <table:table-cell office:value-type="float" office:value="250.174522552686">
                <text:p>250.17452255268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955.909804977154">
                <text:p>955.909804977154</text:p>
              </table:table-cell>
              <table:table-cell office:value-type="float" office:value="1122.8521207588">
                <text:p>1122.8521207588</text:p>
              </table:table-cell>
              <table:table-cell office:value-type="float" office:value="304.461851969953">
                <text:p>304.461851969953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-190.637361657689">
                <text:p>-190.637361657689</text:p>
              </table:table-cell>
              <table:table-cell office:value-type="float" office:value="382.636221659733">
                <text:p>382.636221659733</text:p>
              </table:table-cell>
              <table:table-cell office:value-type="float" office:value="269.097622425121">
                <text:p>269.097622425121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-525.277224730081">
                <text:p>-525.277224730081</text:p>
              </table:table-cell>
              <table:table-cell office:value-type="float" office:value="-357.957293193885">
                <text:p>-357.957293193885</text:p>
              </table:table-cell>
              <table:table-cell office:value-type="float" office:value="216.139299281441">
                <text:p>216.139299281441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453.990499739546">
                <text:p>453.990499739546</text:p>
              </table:table-cell>
              <table:table-cell office:value-type="float" office:value="-35.6433624952676">
                <text:p>-35.6433624952676</text:p>
              </table:table-cell>
              <table:table-cell office:value-type="float" office:value="231.004999310072">
                <text:p>231.004999310072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1432.81019039687">
                <text:p>1432.81019039687</text:p>
              </table:table-cell>
              <table:table-cell office:value-type="float" office:value="943.400345068207">
                <text:p>943.400345068207</text:p>
              </table:table-cell>
              <table:table-cell office:value-type="float" office:value="320.555636209877">
                <text:p>320.555636209877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1096.82666804284">
                <text:p>1096.82666804284</text:p>
              </table:table-cell>
              <table:table-cell office:value-type="float" office:value="1264.81842921986">
                <text:p>1264.81842921986</text:p>
              </table:table-cell>
              <table:table-cell office:value-type="float" office:value="327.703098251724">
                <text:p>327.703098251724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51.9584573134757">
                <text:p>-51.9584573134757</text:p>
              </table:table-cell>
              <table:table-cell office:value-type="float" office:value="522.434105364683">
                <text:p>522.434105364683</text:p>
              </table:table-cell>
              <table:table-cell office:value-type="float" office:value="283.794708930771">
                <text:p>283.794708930771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-388.973138443022">
                <text:p>-388.973138443022</text:p>
              </table:table-cell>
              <table:table-cell office:value-type="float" office:value="-220.465797878249">
                <text:p>-220.465797878249</text:p>
              </table:table-cell>
              <table:table-cell office:value-type="float" office:value="290.338696463954">
                <text:p>290.338696463954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587.785252292476">
                <text:p>587.785252292476</text:p>
              </table:table-cell>
              <table:table-cell office:value-type="float" office:value="99.4060569247269">
                <text:p>99.4060569247269</text:p>
              </table:table-cell>
              <table:table-cell office:value-type="float" office:value="378.682979902912">
                <text:p>378.682979902912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.105">
                <text:p>0.105</text:p>
              </table:table-cell>
              <table:table-cell office:value-type="float" office:value="1563.96356994813">
                <text:p>1563.96356994813</text:p>
              </table:table-cell>
              <table:table-cell office:value-type="float" office:value="1075.8744111203">
                <text:p>1075.8744111203</text:p>
              </table:table-cell>
              <table:table-cell office:value-type="float" office:value="466.653548959656">
                <text:p>466.653548959656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225.20924204116">
                <text:p>1225.20924204116</text:p>
              </table:table-cell>
              <table:table-cell office:value-type="float" office:value="1394.58640599465">
                <text:p>1394.58640599465</text:p>
              </table:table-cell>
              <table:table-cell office:value-type="float" office:value="472.076762157173">
                <text:p>472.076762157173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115">
                <text:p>0.115</text:p>
              </table:table-cell>
              <table:table-cell office:value-type="float" office:value="73.5266130311712">
                <text:p>73.5266130311712</text:p>
              </table:table-cell>
              <table:table-cell office:value-type="float" office:value="649.367927536165">
                <text:p>649.367927536165</text:p>
              </table:table-cell>
              <table:table-cell office:value-type="float" office:value="426.301644616058">
                <text:p>426.30164461605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-266.509410366462">
                <text:p>-266.509410366462</text:p>
              </table:table-cell>
              <table:table-cell office:value-type="float" office:value="-96.4913986676453">
                <text:p>-96.4913986676453</text:p>
              </table:table-cell>
              <table:table-cell office:value-type="float" office:value="430.83826678863">
                <text:p>430.8382667886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707.106781186554">
                <text:p>707.106781186554</text:p>
              </table:table-cell>
              <table:table-cell office:value-type="float" office:value="220.298685410046">
                <text:p>220.298685410046</text:p>
              </table:table-cell>
              <table:table-cell office:value-type="float" office:value="517.036528753785">
                <text:p>517.036528753785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1680.02514371657">
                <text:p>1680.02514371657</text:p>
              </table:table-cell>
              <table:table-cell office:value-type="float" office:value="1193.56596245156">
                <text:p>1193.56596245156</text:p>
              </table:table-cell>
              <table:table-cell office:value-type="float" office:value="602.724538087637">
                <text:p>602.724538087637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  <table:table-cell office:value-type="float" office:value="1337.89632192293">
                <text:p>1337.89632192293</text:p>
              </table:table-cell>
              <table:table-cell office:value-type="float" office:value="1508.96073281975">
                <text:p>1508.96073281975</text:p>
              </table:table-cell>
              <table:table-cell office:value-type="float" office:value="605.730905924042">
                <text:p>605.730905924042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182.727990483312">
                <text:p>182.727990483312</text:p>
              </table:table-cell>
              <table:table-cell office:value-type="float" office:value="760.31215620312">
                <text:p>760.31215620312</text:p>
              </table:table-cell>
              <table:table-cell office:value-type="float" office:value="557.407042518177">
                <text:p>557.407042518177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  <table:table-cell office:value-type="float" office:value="-160.901503919459">
                <text:p>-160.901503919459</text:p>
              </table:table-cell>
              <table:table-cell office:value-type="float" office:value="10.9132432819262">
                <text:p>10.9132432819262</text:p>
              </table:table-cell>
              <table:table-cell office:value-type="float" office:value="559.265533626816">
                <text:p>559.265533626816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809.01699437496">
                <text:p>809.01699437496</text:p>
              </table:table-cell>
              <table:table-cell office:value-type="float" office:value="324.057745227751">
                <text:p>324.057745227751</text:p>
              </table:table-cell>
              <table:table-cell office:value-type="float" office:value="642.658922320881">
                <text:p>642.658922320881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1778.13709056972">
                <text:p>1778.13709056972</text:p>
              </table:table-cell>
              <table:table-cell office:value-type="float" office:value="1293.57704247234">
                <text:p>1293.57704247234</text:p>
              </table:table-cell>
              <table:table-cell office:value-type="float" office:value="725.418084247767">
                <text:p>725.418084247767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1432.11317779448">
                <text:p>1432.11317779448</text:p>
              </table:table-cell>
              <table:table-cell office:value-type="float" office:value="1605.1251341821">
                <text:p>1605.1251341821</text:p>
              </table:table-cell>
              <table:table-cell office:value-type="float" office:value="725.374520960117">
                <text:p>725.374520960117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165">
                <text:p>0.165</text:p>
              </table:table-cell>
              <table:table-cell office:value-type="float" office:value="272.95677471146">
                <text:p>272.95677471146</text:p>
              </table:table-cell>
              <table:table-cell office:value-type="float" office:value="852.534976252969">
                <text:p>852.534976252969</text:p>
              </table:table-cell>
              <table:table-cell office:value-type="float" office:value="673.882652626906">
                <text:p>673.882652626906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-74.7498362512858">
                <text:p>-74.7498362512858</text:p>
              </table:table-cell>
              <table:table-cell office:value-type="float" office:value="99.1034692300873">
                <text:p>99.1034692300873</text:p>
              </table:table-cell>
              <table:table-cell office:value-type="float" office:value="672.458191443293">
                <text:p>672.458191443293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  <table:table-cell office:value-type="float" office:value="891.006524188388">
                <text:p>891.006524188388</text:p>
              </table:table-cell>
              <table:table-cell office:value-type="float" office:value="408.128343968551">
                <text:p>408.128343968551</text:p>
              </table:table-cell>
              <table:table-cell office:value-type="float" office:value="752.456920357756">
                <text:p>752.456920357756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1855.88356876118">
                <text:p>1855.88356876118</text:p>
              </table:table-cell>
              <table:table-cell office:value-type="float" office:value="1373.44504647478">
                <text:p>1373.44504647478</text:p>
              </table:table-cell>
              <table:table-cell office:value-type="float" office:value="831.71306513705">
                <text:p>831.71306513705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  <table:table-cell office:value-type="float" office:value="1505.53987797644">
                <text:p>1505.53987797644</text:p>
              </table:table-cell>
              <table:table-cell office:value-type="float" office:value="1680.71172336881">
                <text:p>1680.71172336881</text:p>
              </table:table-cell>
              <table:table-cell office:value-type="float" office:value="828.061584388819">
                <text:p>828.061584388819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341.991233595763">
                <text:p>341.991233595763</text:p>
              </table:table-cell>
              <table:table-cell office:value-type="float" office:value="923.765555786101">
                <text:p>923.765555786101</text:p>
              </table:table-cell>
              <table:table-cell office:value-type="float" office:value="772.860458860982">
                <text:p>772.860458860982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-10.1757473409218">
                <text:p>-10.1757473409218</text:p>
              </table:table-cell>
              <table:table-cell office:value-type="float" office:value="165.90774312742">
                <text:p>165.90774312742</text:p>
              </table:table-cell>
              <table:table-cell office:value-type="float" office:value="767.629061337726">
                <text:p>767.629061337726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951.05651629518">
                <text:p>951.05651629518</text:p>
              </table:table-cell>
              <table:table-cell office:value-type="float" office:value="470.440384477129">
                <text:p>470.440384477129</text:p>
              </table:table-cell>
              <table:table-cell office:value-type="float" office:value="843.726931754079">
                <text:p>843.726931754079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1911.3502019721">
                <text:p>1911.3502019721</text:p>
              </table:table-cell>
              <table:table-cell office:value-type="float" office:value="1431.20335913364">
                <text:p>1431.20335913364</text:p>
              </table:table-cell>
              <table:table-cell office:value-type="float" office:value="918.992145553176">
                <text:p>918.992145553176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556.36841342108">
                <text:p>1556.36841342108</text:p>
              </table:table-cell>
              <table:table-cell office:value-type="float" office:value="1733.85930769659">
                <text:p>1733.85930769659</text:p>
              </table:table-cell>
              <table:table-cell office:value-type="float" office:value="911.263599909708">
                <text:p>911.263599909708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  <table:table-cell office:value-type="float" office:value="388.131509646259">
                <text:p>388.131509646259</text:p>
              </table:table-cell>
              <table:table-cell office:value-type="float" office:value="972.249961533671">
                <text:p>972.249961533671</text:p>
              </table:table-cell>
              <table:table-cell office:value-type="float" office:value="851.903299142416">
                <text:p>851.903299142416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31.2307344335434">
                <text:p>31.2307344335434</text:p>
              </table:table-cell>
              <table:table-cell office:value-type="float" office:value="209.681122039901">
                <text:p>209.681122039901</text:p>
              </table:table-cell>
              <table:table-cell office:value-type="float" office:value="842.434720639306">
                <text:p>842.434720639306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  <table:table-cell office:value-type="float" office:value="987.688340595164">
                <text:p>987.688340595164</text:p>
              </table:table-cell>
              <table:table-cell office:value-type="float" office:value="509.459537514354">
                <text:p>509.459537514354</text:p>
              </table:table-cell>
              <table:table-cell office:value-type="float" office:value="914.22158592147">
                <text:p>914.22158592147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1943.17121760964">
                <text:p>1943.17121760964</text:p>
              </table:table-cell>
              <table:table-cell office:value-type="float" office:value="1465.4297791024">
                <text:p>1465.4297791024</text:p>
              </table:table-cell>
              <table:table-cell office:value-type="float" office:value="985.106224873637">
                <text:p>985.106224873637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  <table:table-cell office:value-type="float" office:value="1583.34721689553">
                <text:p>1583.34721689553</text:p>
              </table:table-cell>
              <table:table-cell office:value-type="float" office:value="1763.25921725259">
                <text:p>1763.25921725259</text:p>
              </table:table-cell>
              <table:table-cell office:value-type="float" office:value="972.931857769">
                <text:p>972.931857769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410.241476135777">
                <text:p>410.241476135777</text:p>
              </table:table-cell>
              <table:table-cell office:value-type="float" office:value="996.794346515655">
                <text:p>996.794346515655</text:p>
              </table:table-cell>
              <table:table-cell office:value-type="float" office:value="909.064876415332">
                <text:p>909.064876415332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.245">
                <text:p>0.245</text:p>
              </table:table-cell>
              <table:table-cell office:value-type="float" office:value="48.4500440705883">
                <text:p>48.4500440705883</text:p>
              </table:table-cell>
              <table:table-cell office:value-type="float" office:value="229.345760103183">
                <text:p>229.345760103183</text:p>
              </table:table-cell>
              <table:table-cell office:value-type="float" office:value="895.033205750277">
                <text:p>895.033205750277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000.00000000003">
                <text:p>1000.00000000003</text:p>
              </table:table-cell>
              <table:table-cell office:value-type="float" office:value="524.225022035307">
                <text:p>524.225022035307</text:p>
              </table:table-cell>
              <table:table-cell office:value-type="float" office:value="962.205070515984">
                <text:p>962.205070515984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  <table:table-cell office:value-type="float" office:value="1950.56307666089">
                <text:p>1950.56307666089</text:p>
              </table:table-cell>
              <table:table-cell office:value-type="float" office:value="1475.28153833046">
                <text:p>1475.28153833046</text:p>
              </table:table-cell>
              <table:table-cell office:value-type="float" office:value="1028.42735504552">
                <text:p>1028.42735504552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585.81198072072">
                <text:p>1585.81198072072</text:p>
              </table:table-cell>
              <table:table-cell office:value-type="float" office:value="1768.18752869081">
                <text:p>1768.18752869081</text:p>
              </table:table-cell>
              <table:table-cell office:value-type="float" office:value="1011.54788079299">
                <text:p>1011.54788079299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.265">
                <text:p>0.265</text:p>
              </table:table-cell>
              <table:table-cell office:value-type="float" office:value="407.77671231058">
                <text:p>407.77671231058</text:p>
              </table:table-cell>
              <table:table-cell office:value-type="float" office:value="996.794346515652">
                <text:p>996.794346515652</text:p>
              </table:table-cell>
              <table:table-cell office:value-type="float" office:value="942.937682938871">
                <text:p>942.937682938871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41.0581850193321">
                <text:p>41.0581850193321</text:p>
              </table:table-cell>
              <table:table-cell office:value-type="float" office:value="224.417448664956">
                <text:p>224.417448664956</text:p>
              </table:table-cell>
              <table:table-cell office:value-type="float" office:value="924.129367402844">
                <text:p>924.129367402844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275">
                <text:p>0.275</text:p>
              </table:table-cell>
              <table:table-cell office:value-type="float" office:value="987.68834059517">
                <text:p>987.68834059517</text:p>
              </table:table-cell>
              <table:table-cell office:value-type="float" office:value="514.373262807251">
                <text:p>514.373262807251</text:p>
              </table:table-cell>
              <table:table-cell office:value-type="float" office:value="986.49587289885">
                <text:p>986.49587289885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1933.34376702385">
                <text:p>1933.34376702385</text:p>
              </table:table-cell>
              <table:table-cell office:value-type="float" office:value="1460.51605380951">
                <text:p>1460.51605380951</text:p>
              </table:table-cell>
              <table:table-cell office:value-type="float" office:value="1047.88882606939">
                <text:p>1047.88882606939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.285">
                <text:p>0.285</text:p>
              </table:table-cell>
              <table:table-cell office:value-type="float" office:value="1563.70201423119">
                <text:p>1563.70201423119</text:p>
              </table:table-cell>
              <table:table-cell office:value-type="float" office:value="1748.52289062752">
                <text:p>1748.52289062752</text:p>
              </table:table-cell>
              <table:table-cell office:value-type="float" office:value="1026.16081433558">
                <text:p>1026.1608143355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380.797908836126">
                <text:p>380.797908836126</text:p>
              </table:table-cell>
              <table:table-cell office:value-type="float" office:value="972.24996153366">
                <text:p>972.24996153366</text:p>
              </table:table-cell>
              <table:table-cell office:value-type="float" office:value="952.687657799025">
                <text:p>952.687657799025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  <table:table-cell office:value-type="float" office:value="9.23716938179928">
                <text:p>9.23716938179928</text:p>
              </table:table-cell>
              <table:table-cell office:value-type="float" office:value="195.017539108962">
                <text:p>195.017539108962</text:p>
              </table:table-cell>
              <table:table-cell office:value-type="float" office:value="929.006761532497">
                <text:p>929.006761532497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951.056516295179">
                <text:p>951.056516295179</text:p>
              </table:table-cell>
              <table:table-cell office:value-type="float" office:value="480.146842838489">
                <text:p>480.146842838489</text:p>
              </table:table-cell>
              <table:table-cell office:value-type="float" office:value="986.495872898849">
                <text:p>986.495872898849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.305">
                <text:p>0.305</text:p>
              </table:table-cell>
              <table:table-cell office:value-type="float" office:value="1891.93728524939">
                <text:p>1891.93728524939</text:p>
              </table:table-cell>
              <table:table-cell office:value-type="float" office:value="1421.49690077228">
                <text:p>1421.49690077228</text:p>
              </table:table-cell>
              <table:table-cell office:value-type="float" office:value="1043.01143193974">
                <text:p>1043.01143193974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1517.56173818069">
                <text:p>1517.56173818069</text:p>
              </table:table-cell>
              <table:table-cell office:value-type="float" office:value="1704.74951171504">
                <text:p>1704.74951171504</text:p>
              </table:table-cell>
              <table:table-cell office:value-type="float" office:value="1016.41083947543">
                <text:p>1016.41083947543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.315">
                <text:p>0.315</text:p>
              </table:table-cell>
              <table:table-cell office:value-type="float" office:value="329.969373391482">
                <text:p>329.969373391482</text:p>
              </table:table-cell>
              <table:table-cell office:value-type="float" office:value="923.765555786087">
                <text:p>923.765555786087</text:p>
              </table:table-cell>
              <table:table-cell office:value-type="float" office:value="938.074724256425">
                <text:p>938.074724256425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-46.2294638291222">
                <text:p>-46.2294638291222</text:p>
              </table:table-cell>
              <table:table-cell office:value-type="float" office:value="141.86995478118">
                <text:p>141.86995478118</text:p>
              </table:table-cell>
              <table:table-cell office:value-type="float" office:value="909.545290508619">
                <text:p>909.545290508619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891.006524188414">
                <text:p>891.006524188414</text:p>
              </table:table-cell>
              <table:table-cell office:value-type="float" office:value="422.388530179646">
                <text:p>422.388530179646</text:p>
              </table:table-cell>
              <table:table-cell office:value-type="float" office:value="962.205070515983">
                <text:p>962.205070515983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1827.36319633903">
                <text:p>1827.36319633903</text:p>
              </table:table-cell>
              <table:table-cell office:value-type="float" office:value="1359.18486026372">
                <text:p>1359.18486026372</text:p>
              </table:table-cell>
              <table:table-cell office:value-type="float" office:value="1013.91527028717">
                <text:p>1013.91527028717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1448.52727929639">
                <text:p>1448.52727929639</text:p>
              </table:table-cell>
              <table:table-cell office:value-type="float" office:value="1637.94523781771">
                <text:p>1637.94523781771</text:p>
              </table:table-cell>
              <table:table-cell office:value-type="float" office:value="982.538032951889">
                <text:p>982.538032951889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256.542673209498">
                <text:p>256.542673209498</text:p>
              </table:table-cell>
              <table:table-cell office:value-type="float" office:value="852.534976252944">
                <text:p>852.534976252944</text:p>
              </table:table-cell>
              <table:table-cell office:value-type="float" office:value="899.458701232438">
                <text:p>899.458701232438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.345">
                <text:p>0.345</text:p>
              </table:table-cell>
              <table:table-cell office:value-type="float" office:value="-123.975942020582">
                <text:p>-123.975942020582</text:p>
              </table:table-cell>
              <table:table-cell office:value-type="float" office:value="66.2833655944578">
                <text:p>66.2833655944578</text:p>
              </table:table-cell>
              <table:table-cell office:value-type="float" office:value="866.22416033674">
                <text:p>866.22416033674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809.016994375">
                <text:p>809.016994375</text:p>
              </table:table-cell>
              <table:table-cell office:value-type="float" office:value="342.520526177209">
                <text:p>342.520526177209</text:p>
              </table:table-cell>
              <table:table-cell office:value-type="float" office:value="914.221585921469">
                <text:p>914.221585921469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.355">
                <text:p>0.355</text:p>
              </table:table-cell>
              <table:table-cell office:value-type="float" office:value="1741.21152867086">
                <text:p>1741.21152867086</text:p>
              </table:table-cell>
              <table:table-cell office:value-type="float" office:value="1275.11426152293">
                <text:p>1275.11426152293</text:p>
              </table:table-cell>
              <table:table-cell office:value-type="float" office:value="961.3167851762">
                <text:p>961.3167851762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1358.29849506822">
                <text:p>1358.29849506822</text:p>
              </table:table-cell>
              <table:table-cell office:value-type="float" office:value="1549.75501186954">
                <text:p>1549.75501186954</text:p>
              </table:table-cell>
              <table:table-cell office:value-type="float" office:value="925.376455678973">
                <text:p>925.376455678973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.365">
                <text:p>0.365</text:p>
              </table:table-cell>
              <table:table-cell office:value-type="float" office:value="162.325817337948">
                <text:p>162.325817337948</text:p>
              </table:table-cell>
              <table:table-cell office:value-type="float" office:value="760.312156203083">
                <text:p>760.312156203083</text:p>
              </table:table-cell>
              <table:table-cell office:value-type="float" office:value="837.790443373145">
                <text:p>837.79044337314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-222.087888873726">
                <text:p>-222.087888873726</text:p>
              </table:table-cell>
              <table:table-cell office:value-type="float" office:value="-29.881035767889">
                <text:p>-29.881035767889</text:p>
              </table:table-cell>
              <table:table-cell office:value-type="float" office:value="800.110081016279">
                <text:p>800.110081016279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707.106781186593">
                <text:p>707.106781186593</text:p>
              </table:table-cell>
              <table:table-cell office:value-type="float" office:value="242.509446156433">
                <text:p>242.509446156433</text:p>
              </table:table-cell>
              <table:table-cell office:value-type="float" office:value="843.726931754079">
                <text:p>843.726931754079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1635.60362222386">
                <text:p>1635.60362222386</text:p>
              </table:table-cell>
              <table:table-cell office:value-type="float" office:value="1171.35520170523">
                <text:p>1171.35520170523</text:p>
              </table:table-cell>
              <table:table-cell office:value-type="float" office:value="886.511125874621">
                <text:p>886.511125874621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.385">
                <text:p>0.385</text:p>
              </table:table-cell>
              <table:table-cell office:value-type="float" office:value="1249.09711761608">
                <text:p>1249.09711761608</text:p>
              </table:table-cell>
              <table:table-cell office:value-type="float" office:value="1442.35036991997">
                <text:p>1442.35036991997</text:p>
              </table:table-cell>
              <table:table-cell office:value-type="float" office:value="846.333615397539">
                <text:p>846.333615397539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49.638737456161">
                <text:p>49.638737456161</text:p>
              </table:table-cell>
              <table:table-cell office:value-type="float" office:value="649.367927536118">
                <text:p>649.367927536118</text:p>
              </table:table-cell>
              <table:table-cell office:value-type="float" office:value="754.588427852256">
                <text:p>754.588427852256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.395">
                <text:p>0.395</text:p>
              </table:table-cell>
              <table:table-cell office:value-type="float" office:value="-338.14946264216">
                <text:p>-338.14946264216</text:p>
              </table:table-cell>
              <table:table-cell office:value-type="float" office:value="-144.255362592999">
                <text:p>-144.255362592999</text:p>
              </table:table-cell>
              <table:table-cell office:value-type="float" office:value="712.831000600153">
                <text:p>712.831000600153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587.785252292525">
                <text:p>587.785252292525</text:p>
              </table:table-cell>
              <table:table-cell office:value-type="float" office:value="124.817894825183">
                <text:p>124.817894825183</text:p>
              </table:table-cell>
              <table:table-cell office:value-type="float" office:value="752.456920357756">
                <text:p>752.456920357756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.405">
                <text:p>0.405</text:p>
              </table:table-cell>
              <table:table-cell office:value-type="float" office:value="1513.1398941473">
                <text:p>1513.1398941473</text:p>
              </table:table-cell>
              <table:table-cell office:value-type="float" office:value="1050.46257321991">
                <text:p>1050.46257321991</text:p>
              </table:table-cell>
              <table:table-cell office:value-type="float" office:value="791.340255980187">
                <text:p>791.340255980187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1123.61204727143">
                <text:p>1123.61204727143</text:p>
              </table:table-cell>
              <table:table-cell office:value-type="float" office:value="1318.37597070936">
                <text:p>1318.37597070936</text:p>
              </table:table-cell>
              <table:table-cell office:value-type="float" office:value="747.355809163461">
                <text:p>747.355809163461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.415">
                <text:p>0.415</text:p>
              </table:table-cell>
              <table:table-cell office:value-type="float" office:value="-78.7438365421516">
                <text:p>-78.7438365421516</text:p>
              </table:table-cell>
              <table:table-cell office:value-type="float" office:value="522.434105364637">
                <text:p>522.434105364637</text:p>
              </table:table-cell>
              <table:table-cell office:value-type="float" office:value="651.901364423553">
                <text:p>651.901364423553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-469.302842193423">
                <text:p>-469.302842193423</text:p>
              </table:table-cell>
              <table:table-cell office:value-type="float" office:value="-274.023339367787">
                <text:p>-274.023339367787</text:p>
              </table:table-cell>
              <table:table-cell office:value-type="float" office:value="606.53601971087">
                <text:p>606.53601971087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425">
                <text:p>0.425</text:p>
              </table:table-cell>
              <table:table-cell office:value-type="float" office:value="453.990499739605">
                <text:p>453.990499739605</text:p>
              </table:table-cell>
              <table:table-cell office:value-type="float" office:value="-7.65617122690904">
                <text:p>-7.65617122690904</text:p>
              </table:table-cell>
              <table:table-cell office:value-type="float" office:value="642.658922320882">
                <text:p>642.658922320882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1376.83580786025">
                <text:p>1376.83580786025</text:p>
              </table:table-cell>
              <table:table-cell office:value-type="float" office:value="915.413153799925">
                <text:p>915.413153799925</text:p>
              </table:table-cell>
              <table:table-cell office:value-type="float" office:value="678.14759816371">
                <text:p>678.14759816371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.435">
                <text:p>0.435</text:p>
              </table:table-cell>
              <table:table-cell office:value-type="float" office:value="984.933142927192">
                <text:p>984.933142927192</text:p>
              </table:table-cell>
              <table:table-cell office:value-type="float" office:value="1180.88447539372">
                <text:p>1180.88447539372</text:p>
              </table:table-cell>
              <table:table-cell office:value-type="float" office:value="630.880199054731">
                <text:p>630.880199054731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-219.660699607851">
                <text:p>-219.660699607851</text:p>
              </table:table-cell>
              <table:table-cell office:value-type="float" office:value="382.636221659671">
                <text:p>382.636221659671</text:p>
              </table:table-cell>
              <table:table-cell office:value-type="float" office:value="532.257749387476">
                <text:p>532.257749387476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-612.318596049841">
                <text:p>-612.318596049841</text:p>
              </table:table-cell>
              <table:table-cell office:value-type="float" office:value="-415.989647828846">
                <text:p>-415.989647828846</text:p>
              </table:table-cell>
              <table:table-cell office:value-type="float" office:value="483.842473550739">
                <text:p>483.842473550739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309.016994375012">
                <text:p>309.016994375012</text:p>
              </table:table-cell>
              <table:table-cell office:value-type="float" office:value="-151.650800837414">
                <text:p>-151.650800837414</text:p>
              </table:table-cell>
              <table:table-cell office:value-type="float" office:value="517.036528753786">
                <text:p>517.036528753786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1230.0476223344">
                <text:p>1230.0476223344</text:p>
              </table:table-cell>
              <table:table-cell office:value-type="float" office:value="769.532308354708">
                <text:p>769.532308354708</text:p>
              </table:table-cell>
              <table:table-cell office:value-type="float" office:value="549.720331325524">
                <text:p>549.720331325524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836.475139457272">
                <text:p>836.475139457272</text:p>
              </table:table-cell>
              <table:table-cell office:value-type="float" office:value="1033.26138089584">
                <text:p>1033.26138089584</text:p>
              </table:table-cell>
              <table:table-cell office:value-type="float" office:value="499.774801152612">
                <text:p>499.774801152612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.465">
                <text:p>0.465</text:p>
              </table:table-cell>
              <table:table-cell office:value-type="float" office:value="-369.64201089598">
                <text:p>-369.64201089598</text:p>
              </table:table-cell>
              <table:table-cell office:value-type="float" office:value="233.416564280646">
                <text:p>233.416564280646</text:p>
              </table:table-cell>
              <table:table-cell office:value-type="float" office:value="398.603605620609">
                <text:p>398.603605620609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-763.67520170941">
                <text:p>-763.67520170941</text:p>
              </table:table-cell>
              <table:table-cell office:value-type="float" office:value="-566.658606302695">
                <text:p>-566.658606302695</text:p>
              </table:table-cell>
              <table:table-cell office:value-type="float" office:value="347.77148442276">
                <text:p>347.77148442276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475">
                <text:p>0.475</text:p>
              </table:table-cell>
              <table:table-cell office:value-type="float" office:value="156.434465040303">
                <text:p>156.434465040303</text:p>
              </table:table-cell>
              <table:table-cell office:value-type="float" office:value="-303.620368334554">
                <text:p>-303.620368334554</text:p>
              </table:table-cell>
              <table:table-cell office:value-type="float" office:value="378.682979902914">
                <text:p>378.682979902914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1076.38974985948">
                <text:p>1076.38974985948</text:p>
              </table:table-cell>
              <table:table-cell office:value-type="float" office:value="616.412107449892">
                <text:p>616.412107449892</text:p>
              </table:table-cell>
              <table:table-cell office:value-type="float" office:value="409.220761000849">
                <text:p>409.220761000849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.485">
                <text:p>0.485</text:p>
              </table:table-cell>
              <table:table-cell office:value-type="float" office:value="681.893565610926">
                <text:p>681.893565610926</text:p>
              </table:table-cell>
              <table:table-cell office:value-type="float" office:value="879.141657735204">
                <text:p>879.141657735204</text:p>
              </table:table-cell>
              <table:table-cell office:value-type="float" office:value="357.267865467326">
                <text:p>357.267865467326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-524.994732763227">
                <text:p>-524.994732763227</text:p>
              </table:table-cell>
              <table:table-cell office:value-type="float" office:value="78.4494164238498">
                <text:p>78.4494164238498</text:p>
              </table:table-cell>
              <table:table-cell office:value-type="float" office:value="254.22994171516">
                <text:p>254.22994171516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.495">
                <text:p>0.495</text:p>
              </table:table-cell>
              <table:table-cell office:value-type="float" office:value="-919.645757217004">
                <text:p>-919.645757217004</text:p>
              </table:table-cell>
              <table:table-cell office:value-type="float" office:value="-722.320244990116">
                <text:p>-722.320244990116</text:p>
              </table:table-cell>
              <table:table-cell office:value-type="float" office:value="201.673571672982">
                <text:p>201.673571672982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00000000078268559725287">
                <text:p>0.000000000078268559725287</text:p>
              </table:table-cell>
              <table:table-cell office:value-type="float" office:value="-459.822878608463">
                <text:p>-459.822878608463</text:p>
              </table:table-cell>
              <table:table-cell office:value-type="float" office:value="231.004999310075">
                <text:p>231.004999310075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.505">
                <text:p>0.505</text:p>
              </table:table-cell>
              <table:table-cell office:value-type="float" office:value="919.645757217046">
                <text:p>919.645757217046</text:p>
              </table:table-cell>
              <table:table-cell office:value-type="float" office:value="459.822878608562">
                <text:p>459.822878608562</text:p>
              </table:table-cell>
              <table:table-cell office:value-type="float" office:value="260.108452902415">
                <text:p>260.10845290241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524.994732763081">
                <text:p>524.994732763081</text:p>
              </table:table-cell>
              <table:table-cell office:value-type="float" office:value="722.320244990063">
                <text:p>722.320244990063</text:p>
              </table:table-cell>
              <table:table-cell office:value-type="float" office:value="206.868385708843">
                <text:p>206.868385708843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.515">
                <text:p>0.515</text:p>
              </table:table-cell>
              <table:table-cell office:value-type="float" office:value="-681.893565611049">
                <text:p>-681.893565611049</text:p>
              </table:table-cell>
              <table:table-cell office:value-type="float" office:value="-78.4494164239838">
                <text:p>-78.4494164239838</text:p>
              </table:table-cell>
              <table:table-cell office:value-type="float" office:value="102.691716425203">
                <text:p>102.69171642520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-1076.38974985944">
                <text:p>-1076.38974985944</text:p>
              </table:table-cell>
              <table:table-cell office:value-type="float" office:value="-879.141657735242">
                <text:p>-879.141657735242</text:p>
              </table:table-cell>
              <table:table-cell office:value-type="float" office:value="49.1461507844786">
                <text:p>49.1461507844786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525">
                <text:p>0.525</text:p>
              </table:table-cell>
              <table:table-cell office:value-type="float" office:value="-156.434465040146">
                <text:p>-156.434465040146</text:p>
              </table:table-cell>
              <table:table-cell office:value-type="float" office:value="-616.41210744979">
                <text:p>-616.41210744979</text:p>
              </table:table-cell>
              <table:table-cell office:value-type="float" office:value="77.6389089725846">
                <text:p>77.6389089725846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763.675201709448">
                <text:p>763.675201709448</text:p>
              </table:table-cell>
              <table:table-cell office:value-type="float" office:value="303.620368334651">
                <text:p>303.620368334651</text:p>
              </table:table-cell>
              <table:table-cell office:value-type="float" office:value="106.055046930987">
                <text:p>106.055046930987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.535">
                <text:p>0.535</text:p>
              </table:table-cell>
              <table:table-cell office:value-type="float" office:value="369.642010895869">
                <text:p>369.642010895869</text:p>
              </table:table-cell>
              <table:table-cell office:value-type="float" office:value="566.658606302658">
                <text:p>566.658606302658</text:p>
              </table:table-cell>
              <table:table-cell office:value-type="float" office:value="52.2796962160783">
                <text:p>52.2796962160783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-836.475139457395">
                <text:p>-836.475139457395</text:p>
              </table:table-cell>
              <table:table-cell office:value-type="float" office:value="-233.416564280763">
                <text:p>-233.416564280763</text:p>
              </table:table-cell>
              <table:table-cell office:value-type="float" office:value="-52.2796962160883">
                <text:p>-52.2796962160883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.545">
                <text:p>0.545</text:p>
              </table:table-cell>
              <table:table-cell office:value-type="float" office:value="-1230.04762233436">
                <text:p>-1230.04762233436</text:p>
              </table:table-cell>
              <table:table-cell office:value-type="float" office:value="-1033.26138089588">
                <text:p>-1033.26138089588</text:p>
              </table:table-cell>
              <table:table-cell office:value-type="float" office:value="-106.055046930987">
                <text:p>-106.05504693098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-309.016994374855">
                <text:p>-309.016994374855</text:p>
              </table:table-cell>
              <table:table-cell office:value-type="float" office:value="-769.532308354607">
                <text:p>-769.532308354607</text:p>
              </table:table-cell>
              <table:table-cell office:value-type="float" office:value="-77.6389089725773">
                <text:p>-77.6389089725773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  <table:table-cell office:value-type="float" office:value="612.318596049891">
                <text:p>612.318596049891</text:p>
              </table:table-cell>
              <table:table-cell office:value-type="float" office:value="151.650800837518">
                <text:p>151.650800837518</text:p>
              </table:table-cell>
              <table:table-cell office:value-type="float" office:value="-49.146150784478">
                <text:p>-49.146150784478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219.660699607729">
                <text:p>219.660699607729</text:p>
              </table:table-cell>
              <table:table-cell office:value-type="float" office:value="415.98964782881">
                <text:p>415.98964782881</text:p>
              </table:table-cell>
              <table:table-cell office:value-type="float" office:value="-102.691716425213">
                <text:p>-102.691716425213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  <table:table-cell office:value-type="float" office:value="-984.933142927326">
                <text:p>-984.933142927326</text:p>
              </table:table-cell>
              <table:table-cell office:value-type="float" office:value="-382.636221659799">
                <text:p>-382.636221659799</text:p>
              </table:table-cell>
              <table:table-cell office:value-type="float" office:value="-206.868385708853">
                <text:p>-206.868385708853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-1376.8358078602">
                <text:p>-1376.8358078602</text:p>
              </table:table-cell>
              <table:table-cell office:value-type="float" office:value="-1180.88447539376">
                <text:p>-1180.88447539376</text:p>
              </table:table-cell>
              <table:table-cell office:value-type="float" office:value="-260.108452902414">
                <text:p>-260.108452902414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575">
                <text:p>0.575</text:p>
              </table:table-cell>
              <table:table-cell office:value-type="float" office:value="-453.990499739448">
                <text:p>-453.990499739448</text:p>
              </table:table-cell>
              <table:table-cell office:value-type="float" office:value="-915.413153799824">
                <text:p>-915.413153799824</text:p>
              </table:table-cell>
              <table:table-cell office:value-type="float" office:value="-231.004999310067">
                <text:p>-231.004999310067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469.302842193461">
                <text:p>469.302842193461</text:p>
              </table:table-cell>
              <table:table-cell office:value-type="float" office:value="7.65617122700641">
                <text:p>7.65617122700641</text:p>
              </table:table-cell>
              <table:table-cell office:value-type="float" office:value="-201.67357167298">
                <text:p>-201.67357167298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78.7438365420064">
                <text:p>78.7438365420064</text:p>
              </table:table-cell>
              <table:table-cell office:value-type="float" office:value="274.023339367734">
                <text:p>274.023339367734</text:p>
              </table:table-cell>
              <table:table-cell office:value-type="float" office:value="-254.22994171517">
                <text:p>-254.2299417151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-1123.61204727155">
                <text:p>-1123.61204727155</text:p>
              </table:table-cell>
              <table:table-cell office:value-type="float" office:value="-522.434105364771">
                <text:p>-522.434105364771</text:p>
              </table:table-cell>
              <table:table-cell office:value-type="float" office:value="-357.267865467335">
                <text:p>-357.267865467335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0.595">
                <text:p>0.595</text:p>
              </table:table-cell>
              <table:table-cell office:value-type="float" office:value="-1513.13989414726">
                <text:p>-1513.13989414726</text:p>
              </table:table-cell>
              <table:table-cell office:value-type="float" office:value="-1318.3759707094">
                <text:p>-1318.3759707094</text:p>
              </table:table-cell>
              <table:table-cell office:value-type="float" office:value="-409.220761000848">
                <text:p>-409.220761000848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-587.785252292367">
                <text:p>-587.785252292367</text:p>
              </table:table-cell>
              <table:table-cell office:value-type="float" office:value="-1050.46257321981">
                <text:p>-1050.46257321981</text:p>
              </table:table-cell>
              <table:table-cell office:value-type="float" office:value="-378.682979902906">
                <text:p>-378.682979902906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605">
                <text:p>0.605</text:p>
              </table:table-cell>
              <table:table-cell office:value-type="float" office:value="338.149462642202">
                <text:p>338.149462642202</text:p>
              </table:table-cell>
              <table:table-cell office:value-type="float" office:value="-124.817894825083">
                <text:p>-124.817894825083</text:p>
              </table:table-cell>
              <table:table-cell office:value-type="float" office:value="-347.771484422759">
                <text:p>-347.771484422759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-49.6387374562942">
                <text:p>-49.6387374562942</text:p>
              </table:table-cell>
              <table:table-cell office:value-type="float" office:value="144.255362592954">
                <text:p>144.255362592954</text:p>
              </table:table-cell>
              <table:table-cell office:value-type="float" office:value="-398.603605620618">
                <text:p>-398.603605620618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  <table:table-cell office:value-type="float" office:value="-1249.09711761621">
                <text:p>-1249.09711761621</text:p>
              </table:table-cell>
              <table:table-cell office:value-type="float" office:value="-649.367927536251">
                <text:p>-649.367927536251</text:p>
              </table:table-cell>
              <table:table-cell office:value-type="float" office:value="-499.774801152623">
                <text:p>-499.774801152623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-1635.60362222381">
                <text:p>-1635.60362222381</text:p>
              </table:table-cell>
              <table:table-cell office:value-type="float" office:value="-1442.35036992001">
                <text:p>-1442.35036992001</text:p>
              </table:table-cell>
              <table:table-cell office:value-type="float" office:value="-549.720331325524">
                <text:p>-549.720331325524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-707.106781186463">
                <text:p>-707.106781186463</text:p>
              </table:table-cell>
              <table:table-cell office:value-type="float" office:value="-1171.35520170514">
                <text:p>-1171.35520170514</text:p>
              </table:table-cell>
              <table:table-cell office:value-type="float" office:value="-517.03652875378">
                <text:p>-517.03652875378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222.087888873778">
                <text:p>222.087888873778</text:p>
              </table:table-cell>
              <table:table-cell office:value-type="float" office:value="-242.509446156343">
                <text:p>-242.509446156343</text:p>
              </table:table-cell>
              <table:table-cell office:value-type="float" office:value="-483.842473550741">
                <text:p>-483.842473550741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.635">
                <text:p>0.635</text:p>
              </table:table-cell>
              <table:table-cell office:value-type="float" office:value="-162.325817338069">
                <text:p>-162.325817338069</text:p>
              </table:table-cell>
              <table:table-cell office:value-type="float" office:value="29.8810357678543">
                <text:p>29.8810357678543</text:p>
              </table:table-cell>
              <table:table-cell office:value-type="float" office:value="-532.257749387488">
                <text:p>-532.257749387488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-1358.29849506835">
                <text:p>-1358.29849506835</text:p>
              </table:table-cell>
              <table:table-cell office:value-type="float" office:value="-760.31215620321">
                <text:p>-760.31215620321</text:p>
              </table:table-cell>
              <table:table-cell office:value-type="float" office:value="-630.880199054743">
                <text:p>-630.880199054743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-1741.21152867081">
                <text:p>-1741.21152867081</text:p>
              </table:table-cell>
              <table:table-cell office:value-type="float" office:value="-1549.75501186958">
                <text:p>-1549.75501186958</text:p>
              </table:table-cell>
              <table:table-cell office:value-type="float" office:value="-678.147598163711">
                <text:p>-678.147598163711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-809.016994374856">
                <text:p>-809.016994374856</text:p>
              </table:table-cell>
              <table:table-cell office:value-type="float" office:value="-1275.11426152283">
                <text:p>-1275.11426152283</text:p>
              </table:table-cell>
              <table:table-cell office:value-type="float" office:value="-642.658922320877">
                <text:p>-642.658922320877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.655">
                <text:p>0.655</text:p>
              </table:table-cell>
              <table:table-cell office:value-type="float" office:value="123.97594202063">
                <text:p>123.97594202063</text:p>
              </table:table-cell>
              <table:table-cell office:value-type="float" office:value="-342.520526177113">
                <text:p>-342.520526177113</text:p>
              </table:table-cell>
              <table:table-cell office:value-type="float" office:value="-606.536019710872">
                <text:p>-606.536019710872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-256.542673209653">
                <text:p>-256.542673209653</text:p>
              </table:table-cell>
              <table:table-cell office:value-type="float" office:value="-66.2833655945118">
                <text:p>-66.2833655945118</text:p>
              </table:table-cell>
              <table:table-cell office:value-type="float" office:value="-651.901364423567">
                <text:p>-651.901364423567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-1448.52727929651">
                <text:p>-1448.52727929651</text:p>
              </table:table-cell>
              <table:table-cell office:value-type="float" office:value="-852.534976253082">
                <text:p>-852.534976253082</text:p>
              </table:table-cell>
              <table:table-cell office:value-type="float" office:value="-747.355809163474">
                <text:p>-747.355809163474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-1827.36319633899">
                <text:p>-1827.36319633899</text:p>
              </table:table-cell>
              <table:table-cell office:value-type="float" office:value="-1637.94523781775">
                <text:p>-1637.94523781775</text:p>
              </table:table-cell>
              <table:table-cell office:value-type="float" office:value="-791.340255980189">
                <text:p>-791.340255980189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675">
                <text:p>0.675</text:p>
              </table:table-cell>
              <table:table-cell office:value-type="float" office:value="-891.006524188269">
                <text:p>-891.006524188269</text:p>
              </table:table-cell>
              <table:table-cell office:value-type="float" office:value="-1359.18486026363">
                <text:p>-1359.18486026363</text:p>
              </table:table-cell>
              <table:table-cell office:value-type="float" office:value="-752.456920357753">
                <text:p>-752.456920357753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46.2294638291745">
                <text:p>46.2294638291745</text:p>
              </table:table-cell>
              <table:table-cell office:value-type="float" office:value="-422.388530179547">
                <text:p>-422.388530179547</text:p>
              </table:table-cell>
              <table:table-cell office:value-type="float" office:value="-712.831000600156">
                <text:p>-712.831000600156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-329.969373391601">
                <text:p>-329.969373391601</text:p>
              </table:table-cell>
              <table:table-cell office:value-type="float" office:value="-141.869954781213">
                <text:p>-141.869954781213</text:p>
              </table:table-cell>
              <table:table-cell office:value-type="float" office:value="-754.588427852269">
                <text:p>-754.588427852269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1517.56173818082">
                <text:p>-1517.56173818082</text:p>
              </table:table-cell>
              <table:table-cell office:value-type="float" office:value="-923.765555786212">
                <text:p>-923.765555786212</text:p>
              </table:table-cell>
              <table:table-cell office:value-type="float" office:value="-846.333615397552">
                <text:p>-846.333615397552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.695">
                <text:p>0.695</text:p>
              </table:table-cell>
              <table:table-cell office:value-type="float" office:value="-1891.93728524935">
                <text:p>-1891.93728524935</text:p>
              </table:table-cell>
              <table:table-cell office:value-type="float" office:value="-1704.74951171509">
                <text:p>-1704.74951171509</text:p>
              </table:table-cell>
              <table:table-cell office:value-type="float" office:value="-886.511125874623">
                <text:p>-886.511125874623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-951.056516295019">
                <text:p>-951.056516295019</text:p>
              </table:table-cell>
              <table:table-cell office:value-type="float" office:value="-1421.49690077218">
                <text:p>-1421.49690077218</text:p>
              </table:table-cell>
              <table:table-cell office:value-type="float" office:value="-843.726931754074">
                <text:p>-843.726931754074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-9.23716938174641">
                <text:p>-9.23716938174641</text:p>
              </table:table-cell>
              <table:table-cell office:value-type="float" office:value="-480.146842838383">
                <text:p>-480.146842838383</text:p>
              </table:table-cell>
              <table:table-cell office:value-type="float" office:value="-800.110081016279">
                <text:p>-800.110081016279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-380.797908836257">
                <text:p>-380.797908836257</text:p>
              </table:table-cell>
              <table:table-cell office:value-type="float" office:value="-195.017539109002">
                <text:p>-195.017539109002</text:p>
              </table:table-cell>
              <table:table-cell office:value-type="float" office:value="-837.790443373156">
                <text:p>-837.790443373156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-1563.7020142313">
                <text:p>-1563.7020142313</text:p>
              </table:table-cell>
              <table:table-cell office:value-type="float" office:value="-972.249961533779">
                <text:p>-972.249961533779</text:p>
              </table:table-cell>
              <table:table-cell office:value-type="float" office:value="-925.376455678983">
                <text:p>-925.376455678983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-1933.3437670238">
                <text:p>-1933.3437670238</text:p>
              </table:table-cell>
              <table:table-cell office:value-type="float" office:value="-1748.52289062755">
                <text:p>-1748.52289062755</text:p>
              </table:table-cell>
              <table:table-cell office:value-type="float" office:value="-961.316785176199">
                <text:p>-961.316785176199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-987.688340594996">
                <text:p>-987.688340594996</text:p>
              </table:table-cell>
              <table:table-cell office:value-type="float" office:value="-1460.5160538094">
                <text:p>-1460.5160538094</text:p>
              </table:table-cell>
              <table:table-cell office:value-type="float" office:value="-914.221585921461">
                <text:p>-914.221585921461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-41.0581850192874">
                <text:p>-41.0581850192874</text:p>
              </table:table-cell>
              <table:table-cell office:value-type="float" office:value="-514.373262807142">
                <text:p>-514.373262807142</text:p>
              </table:table-cell>
              <table:table-cell office:value-type="float" office:value="-866.224160336738">
                <text:p>-866.224160336738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-407.776712310711">
                <text:p>-407.776712310711</text:p>
              </table:table-cell>
              <table:table-cell office:value-type="float" office:value="-224.417448664999">
                <text:p>-224.417448664999</text:p>
              </table:table-cell>
              <table:table-cell office:value-type="float" office:value="-899.458701232446">
                <text:p>-899.458701232446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1585.81198072083">
                <text:p>-1585.81198072083</text:p>
              </table:table-cell>
              <table:table-cell office:value-type="float" office:value="-996.794346515771">
                <text:p>-996.794346515771</text:p>
              </table:table-cell>
              <table:table-cell office:value-type="float" office:value="-982.538032951895">
                <text:p>-982.538032951895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-1950.56307666084">
                <text:p>-1950.56307666084</text:p>
              </table:table-cell>
              <table:table-cell office:value-type="float" office:value="-1768.18752869084">
                <text:p>-1768.18752869084</text:p>
              </table:table-cell>
              <table:table-cell office:value-type="float" office:value="-1013.91527028717">
                <text:p>-1013.91527028717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-999.999999999851">
                <text:p>-999.999999999851</text:p>
              </table:table-cell>
              <table:table-cell office:value-type="float" office:value="-1475.28153833035">
                <text:p>-1475.28153833035</text:p>
              </table:table-cell>
              <table:table-cell office:value-type="float" office:value="-962.20507051597">
                <text:p>-962.20507051597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-48.4500440705384">
                <text:p>-48.4500440705384</text:p>
              </table:table-cell>
              <table:table-cell office:value-type="float" office:value="-524.225022035195">
                <text:p>-524.225022035195</text:p>
              </table:table-cell>
              <table:table-cell office:value-type="float" office:value="-909.545290508611">
                <text:p>-909.545290508611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-410.241476135884">
                <text:p>-410.241476135884</text:p>
              </table:table-cell>
              <table:table-cell office:value-type="float" office:value="-229.345760103211">
                <text:p>-229.345760103211</text:p>
              </table:table-cell>
              <table:table-cell office:value-type="float" office:value="-938.074724256427">
                <text:p>-938.074724256427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-1583.34721689567">
                <text:p>-1583.34721689567</text:p>
              </table:table-cell>
              <table:table-cell office:value-type="float" office:value="-996.794346515776">
                <text:p>-996.794346515776</text:p>
              </table:table-cell>
              <table:table-cell office:value-type="float" office:value="-1016.41083947543">
                <text:p>-1016.41083947543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-1943.17121760959">
                <text:p>-1943.17121760959</text:p>
              </table:table-cell>
              <table:table-cell office:value-type="float" office:value="-1763.25921725263">
                <text:p>-1763.25921725263</text:p>
              </table:table-cell>
              <table:table-cell office:value-type="float" office:value="-1043.01143193973">
                <text:p>-1043.01143193973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-987.68834059501">
                <text:p>-987.68834059501</text:p>
              </table:table-cell>
              <table:table-cell office:value-type="float" office:value="-1465.4297791023">
                <text:p>-1465.4297791023</text:p>
              </table:table-cell>
              <table:table-cell office:value-type="float" office:value="-986.495872898833">
                <text:p>-986.495872898833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-31.2307344334929">
                <text:p>-31.2307344334929</text:p>
              </table:table-cell>
              <table:table-cell office:value-type="float" office:value="-509.459537514251">
                <text:p>-509.459537514251</text:p>
              </table:table-cell>
              <table:table-cell office:value-type="float" office:value="-929.006761532487">
                <text:p>-929.006761532487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-388.131509646388">
                <text:p>-388.131509646388</text:p>
              </table:table-cell>
              <table:table-cell office:value-type="float" office:value="-209.68112203994">
                <text:p>-209.68112203994</text:p>
              </table:table-cell>
              <table:table-cell office:value-type="float" office:value="-952.687657799028">
                <text:p>-952.687657799028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1556.36841342122">
                <text:p>-1556.36841342122</text:p>
              </table:table-cell>
              <table:table-cell office:value-type="float" office:value="-972.249961533806">
                <text:p>-972.249961533806</text:p>
              </table:table-cell>
              <table:table-cell office:value-type="float" office:value="-1026.16081433559">
                <text:p>-1026.16081433559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-1911.35020197205">
                <text:p>-1911.35020197205</text:p>
              </table:table-cell>
              <table:table-cell office:value-type="float" office:value="-1733.85930769664">
                <text:p>-1733.85930769664</text:p>
              </table:table-cell>
              <table:table-cell office:value-type="float" office:value="-1047.88882606938">
                <text:p>-1047.88882606938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951.056516295018">
                <text:p>-951.056516295018</text:p>
              </table:table-cell>
              <table:table-cell office:value-type="float" office:value="-1431.20335913353">
                <text:p>-1431.20335913353</text:p>
              </table:table-cell>
              <table:table-cell office:value-type="float" office:value="-986.495872898836">
                <text:p>-986.495872898836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10.1757473409642">
                <text:p>10.1757473409642</text:p>
              </table:table-cell>
              <table:table-cell office:value-type="float" office:value="-470.440384477027">
                <text:p>-470.440384477027</text:p>
              </table:table-cell>
              <table:table-cell office:value-type="float" office:value="-924.129367402838">
                <text:p>-924.129367402838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341.991233595897">
                <text:p>-341.991233595897</text:p>
              </table:table-cell>
              <table:table-cell office:value-type="float" office:value="-165.907743127466">
                <text:p>-165.907743127466</text:p>
              </table:table-cell>
              <table:table-cell office:value-type="float" office:value="-942.937682938876">
                <text:p>-942.937682938876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-1505.53987797658">
                <text:p>-1505.53987797658</text:p>
              </table:table-cell>
              <table:table-cell office:value-type="float" office:value="-923.765555786238">
                <text:p>-923.765555786238</text:p>
              </table:table-cell>
              <table:table-cell office:value-type="float" office:value="-1011.54788079299">
                <text:p>-1011.54788079299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-1855.88356876113">
                <text:p>-1855.88356876113</text:p>
              </table:table-cell>
              <table:table-cell office:value-type="float" office:value="-1680.71172336885">
                <text:p>-1680.71172336885</text:p>
              </table:table-cell>
              <table:table-cell office:value-type="float" office:value="-1028.42735504551">
                <text:p>-1028.42735504551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-891.006524188225">
                <text:p>-891.006524188225</text:p>
              </table:table-cell>
              <table:table-cell office:value-type="float" office:value="-1373.44504647468">
                <text:p>-1373.44504647468</text:p>
              </table:table-cell>
              <table:table-cell office:value-type="float" office:value="-962.205070515973">
                <text:p>-962.205070515973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74.7498362513378">
                <text:p>74.7498362513378</text:p>
              </table:table-cell>
              <table:table-cell office:value-type="float" office:value="-408.128343968444">
                <text:p>-408.128343968444</text:p>
              </table:table-cell>
              <table:table-cell office:value-type="float" office:value="-895.033205750274">
                <text:p>-895.033205750274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-272.956774711594">
                <text:p>-272.956774711594</text:p>
              </table:table-cell>
              <table:table-cell office:value-type="float" office:value="-99.1034692301282">
                <text:p>-99.1034692301282</text:p>
              </table:table-cell>
              <table:table-cell office:value-type="float" office:value="-909.06487641534">
                <text:p>-909.06487641534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-1432.11317779462">
                <text:p>-1432.11317779462</text:p>
              </table:table-cell>
              <table:table-cell office:value-type="float" office:value="-852.534976253106">
                <text:p>-852.534976253106</text:p>
              </table:table-cell>
              <table:table-cell office:value-type="float" office:value="-972.931857769011">
                <text:p>-972.931857769011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-1778.13709056967">
                <text:p>-1778.13709056967</text:p>
              </table:table-cell>
              <table:table-cell office:value-type="float" office:value="-1605.12513418214">
                <text:p>-1605.12513418214</text:p>
              </table:table-cell>
              <table:table-cell office:value-type="float" office:value="-985.106224873636">
                <text:p>-985.10622487363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809.016994374769">
                <text:p>-809.016994374769</text:p>
              </table:table-cell>
              <table:table-cell office:value-type="float" office:value="-1293.57704247222">
                <text:p>-1293.57704247222</text:p>
              </table:table-cell>
              <table:table-cell office:value-type="float" office:value="-914.22158592146">
                <text:p>-914.22158592146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160.901503919514">
                <text:p>160.901503919514</text:p>
              </table:table-cell>
              <table:table-cell office:value-type="float" office:value="-324.057745227627">
                <text:p>-324.057745227627</text:p>
              </table:table-cell>
              <table:table-cell office:value-type="float" office:value="-842.434720639302">
                <text:p>-842.434720639302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182.727990483445">
                <text:p>-182.727990483445</text:p>
              </table:table-cell>
              <table:table-cell office:value-type="float" office:value="-10.9132432819656">
                <text:p>-10.9132432819656</text:p>
              </table:table-cell>
              <table:table-cell office:value-type="float" office:value="-851.903299142424">
                <text:p>-851.903299142424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-1337.89632192304">
                <text:p>-1337.89632192304</text:p>
              </table:table-cell>
              <table:table-cell office:value-type="float" office:value="-760.312156203244">
                <text:p>-760.312156203244</text:p>
              </table:table-cell>
              <table:table-cell office:value-type="float" office:value="-911.263599909715">
                <text:p>-911.263599909715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-1680.02514371652">
                <text:p>-1680.02514371652</text:p>
              </table:table-cell>
              <table:table-cell office:value-type="float" office:value="-1508.96073281978">
                <text:p>-1508.96073281978</text:p>
              </table:table-cell>
              <table:table-cell office:value-type="float" office:value="-918.992145553171">
                <text:p>-918.992145553171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-707.10678118639">
                <text:p>-707.10678118639</text:p>
              </table:table-cell>
              <table:table-cell office:value-type="float" office:value="-1193.56596245145">
                <text:p>-1193.56596245145</text:p>
              </table:table-cell>
              <table:table-cell office:value-type="float" office:value="-843.726931754068">
                <text:p>-843.726931754068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266.509410366518">
                <text:p>266.509410366518</text:p>
              </table:table-cell>
              <table:table-cell office:value-type="float" office:value="-220.298685409936">
                <text:p>-220.298685409936</text:p>
              </table:table-cell>
              <table:table-cell office:value-type="float" office:value="-767.629061337722">
                <text:p>-767.629061337722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-73.5266130313124">
                <text:p>-73.5266130313124</text:p>
              </table:table-cell>
              <table:table-cell office:value-type="float" office:value="96.4913986676027">
                <text:p>96.4913986676027</text:p>
              </table:table-cell>
              <table:table-cell office:value-type="float" office:value="-772.860458860989">
                <text:p>-772.860458860989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1225.20924204128">
                <text:p>-1225.20924204128</text:p>
              </table:table-cell>
              <table:table-cell office:value-type="float" office:value="-649.367927536296">
                <text:p>-649.367927536296</text:p>
              </table:table-cell>
              <table:table-cell office:value-type="float" office:value="-828.061584388825">
                <text:p>-828.061584388825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-1563.96356994807">
                <text:p>-1563.96356994807</text:p>
              </table:table-cell>
              <table:table-cell office:value-type="float" office:value="-1394.58640599467">
                <text:p>-1394.58640599467</text:p>
              </table:table-cell>
              <table:table-cell office:value-type="float" office:value="-831.713065137043">
                <text:p>-831.713065137043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587.785252292308">
                <text:p>-587.785252292308</text:p>
              </table:table-cell>
              <table:table-cell office:value-type="float" office:value="-1075.87441112019">
                <text:p>-1075.87441112019</text:p>
              </table:table-cell>
              <table:table-cell office:value-type="float" office:value="-752.456920357742">
                <text:p>-752.456920357742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388.973138443078">
                <text:p>388.973138443078</text:p>
              </table:table-cell>
              <table:table-cell office:value-type="float" office:value="-99.4060569246148">
                <text:p>-99.4060569246148</text:p>
              </table:table-cell>
              <table:table-cell office:value-type="float" office:value="-672.458191443286">
                <text:p>-672.458191443286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51.9584573133606">
                <text:p>51.9584573133606</text:p>
              </table:table-cell>
              <table:table-cell office:value-type="float" office:value="220.46579787822">
                <text:p>220.46579787822</text:p>
              </table:table-cell>
              <table:table-cell office:value-type="float" office:value="-673.882652626909">
                <text:p>-673.882652626909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-1096.82666804299">
                <text:p>-1096.82666804299</text:p>
              </table:table-cell>
              <table:table-cell office:value-type="float" office:value="-522.434105364814">
                <text:p>-522.434105364814</text:p>
              </table:table-cell>
              <table:table-cell office:value-type="float" office:value="-725.374520960121">
                <text:p>-725.374520960121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-1432.81019039682">
                <text:p>-1432.81019039682</text:p>
              </table:table-cell>
              <table:table-cell office:value-type="float" office:value="-1264.8184292199">
                <text:p>-1264.8184292199</text:p>
              </table:table-cell>
              <table:table-cell office:value-type="float" office:value="-725.418084247758">
                <text:p>-725.418084247758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-453.990499739374">
                <text:p>-453.990499739374</text:p>
              </table:table-cell>
              <table:table-cell office:value-type="float" office:value="-943.400345068095">
                <text:p>-943.400345068095</text:p>
              </table:table-cell>
              <table:table-cell office:value-type="float" office:value="-642.658922320865">
                <text:p>-642.658922320865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525.277224730139">
                <text:p>525.277224730139</text:p>
              </table:table-cell>
              <table:table-cell office:value-type="float" office:value="35.6433624953822">
                <text:p>35.6433624953822</text:p>
              </table:table-cell>
              <table:table-cell office:value-type="float" office:value="-559.265533626808">
                <text:p>-559.265533626808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190.637361657571">
                <text:p>190.637361657571</text:p>
              </table:table-cell>
              <table:table-cell office:value-type="float" office:value="357.957293193855">
                <text:p>357.957293193855</text:p>
              </table:table-cell>
              <table:table-cell office:value-type="float" office:value="-557.40704251818">
                <text:p>-557.40704251818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955.9098049773">
                <text:p>-955.9098049773</text:p>
              </table:table-cell>
              <table:table-cell office:value-type="float" office:value="-382.636221659865">
                <text:p>-382.636221659865</text:p>
              </table:table-cell>
              <table:table-cell office:value-type="float" office:value="-605.730905924046">
                <text:p>-605.730905924046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-1289.79443654039">
                <text:p>-1289.79443654039</text:p>
              </table:table-cell>
              <table:table-cell office:value-type="float" office:value="-1122.85212075884">
                <text:p>-1122.85212075884</text:p>
              </table:table-cell>
              <table:table-cell office:value-type="float" office:value="-602.72453808763">
                <text:p>-602.72453808763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309.016994374768">
                <text:p>-309.016994374768</text:p>
              </table:table-cell>
              <table:table-cell office:value-type="float" office:value="-799.405715457579">
                <text:p>-799.405715457579</text:p>
              </table:table-cell>
              <table:table-cell office:value-type="float" office:value="-517.03652875377">
                <text:p>-517.03652875377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672.065410255976">
                <text:p>672.065410255976</text:p>
              </table:table-cell>
              <table:table-cell office:value-type="float" office:value="181.524207940604">
                <text:p>181.524207940604</text:p>
              </table:table-cell>
              <table:table-cell office:value-type="float" office:value="-430.838266788623">
                <text:p>-430.838266788623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39.09536512747">
                <text:p>339.09536512747</text:p>
              </table:table-cell>
              <table:table-cell office:value-type="float" office:value="505.580387691723">
                <text:p>505.580387691723</text:p>
              </table:table-cell>
              <table:table-cell office:value-type="float" office:value="-426.301644616063">
                <text:p>-426.301644616063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-805.928493689147">
                <text:p>-805.928493689147</text:p>
              </table:table-cell>
              <table:table-cell office:value-type="float" office:value="-233.416564280839">
                <text:p>-233.416564280839</text:p>
              </table:table-cell>
              <table:table-cell office:value-type="float" office:value="-472.076762157178">
                <text:p>-472.076762157178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-1138.43783088082">
                <text:p>-1138.43783088082</text:p>
              </table:table-cell>
              <table:table-cell office:value-type="float" office:value="-972.183162284984">
                <text:p>-972.183162284984</text:p>
              </table:table-cell>
              <table:table-cell office:value-type="float" office:value="-466.653548959649">
                <text:p>-466.653548959649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-156.434465040044">
                <text:p>-156.434465040044</text:p>
              </table:table-cell>
              <table:table-cell office:value-type="float" office:value="-647.436147960432">
                <text:p>-647.436147960432</text:p>
              </table:table-cell>
              <table:table-cell office:value-type="float" office:value="-378.682979902898">
                <text:p>-378.682979902898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825.723282730913">
                <text:p>825.723282730913</text:p>
              </table:table-cell>
              <table:table-cell office:value-type="float" office:value="334.644408845434">
                <text:p>334.644408845434</text:p>
              </table:table-cell>
              <table:table-cell office:value-type="float" office:value="-290.338696463946">
                <text:p>-290.338696463946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493.676938973805">
                <text:p>493.676938973805</text:p>
              </table:table-cell>
              <table:table-cell office:value-type="float" office:value="659.700110852359">
                <text:p>659.700110852359</text:p>
              </table:table-cell>
              <table:table-cell office:value-type="float" office:value="-283.794708930776">
                <text:p>-283.794708930776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650.575771821924">
                <text:p>-650.575771821924</text:p>
              </table:table-cell>
              <table:table-cell office:value-type="float" office:value="-78.4494164240595">
                <text:p>-78.4494164240595</text:p>
              </table:table-cell>
              <table:table-cell office:value-type="float" office:value="-327.703098251731">
                <text:p>-327.703098251731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-982.467275373221">
                <text:p>-982.467275373221</text:p>
              </table:table-cell>
              <table:table-cell office:value-type="float" office:value="-816.521523597572">
                <text:p>-816.521523597572</text:p>
              </table:table-cell>
              <table:table-cell office:value-type="float" office:value="-320.555636209871">
                <text:p>-320.55563620987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00164929044927916">
                <text:p>0.000000000164929044927916</text:p>
              </table:table-cell>
              <table:table-cell office:value-type="float" office:value="-491.233637686528">
                <text:p>-491.233637686528</text:p>
              </table:table-cell>
              <table:table-cell office:value-type="float" office:value="-231.004999310059">
                <text:p>-231.004999310059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1.005">
                <text:p>1.005</text:p>
              </table:table-cell>
              <table:table-cell office:value-type="float" office:value="982.467275373319">
                <text:p>982.467275373319</text:p>
              </table:table-cell>
              <table:table-cell office:value-type="float" office:value="491.233637686742">
                <text:p>491.233637686742</text:p>
              </table:table-cell>
              <table:table-cell office:value-type="float" office:value="-141.226388365516">
                <text:p>-141.226388365516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650.575771821694">
                <text:p>650.575771821694</text:p>
              </table:table-cell>
              <table:table-cell office:value-type="float" office:value="816.521523597507">
                <text:p>816.521523597507</text:p>
              </table:table-cell>
              <table:table-cell office:value-type="float" office:value="-133.395229172294">
                <text:p>-133.395229172294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1.015">
                <text:p>1.015</text:p>
              </table:table-cell>
              <table:table-cell office:value-type="float" office:value="-493.676938974012">
                <text:p>-493.676938974012</text:p>
              </table:table-cell>
              <table:table-cell office:value-type="float" office:value="78.4494164238409">
                <text:p>78.4494164238409</text:p>
              </table:table-cell>
              <table:table-cell office:value-type="float" office:value="-176.164872961768">
                <text:p>-176.164872961768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-825.723282730843">
                <text:p>-825.723282730843</text:p>
              </table:table-cell>
              <table:table-cell office:value-type="float" office:value="-659.700110852427">
                <text:p>-659.700110852427</text:p>
              </table:table-cell>
              <table:table-cell office:value-type="float" office:value="-168.028215321364">
                <text:p>-168.028215321364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1.025">
                <text:p>1.025</text:p>
              </table:table-cell>
              <table:table-cell office:value-type="float" office:value="156.434465040257">
                <text:p>156.434465040257</text:p>
              </table:table-cell>
              <table:table-cell office:value-type="float" office:value="-334.644408845293">
                <text:p>-334.644408845293</text:p>
              </table:table-cell>
              <table:table-cell office:value-type="float" office:value="-77.6389089725738">
                <text:p>-77.6389089725738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  <table:table-cell office:value-type="float" office:value="1138.43783088087">
                <text:p>1138.43783088087</text:p>
              </table:table-cell>
              <table:table-cell office:value-type="float" office:value="647.436147960564">
                <text:p>647.436147960564</text:p>
              </table:table-cell>
              <table:table-cell office:value-type="float" office:value="12.8270176059036">
                <text:p>12.8270176059036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.035">
                <text:p>1.035</text:p>
              </table:table-cell>
              <table:table-cell office:value-type="float" office:value="805.928493689029">
                <text:p>805.928493689029</text:p>
              </table:table-cell>
              <table:table-cell office:value-type="float" office:value="972.18316228495">
                <text:p>972.18316228495</text:p>
              </table:table-cell>
              <table:table-cell office:value-type="float" office:value="21.1934603204694">
                <text:p>21.1934603204694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-339.095365127566">
                <text:p>-339.095365127566</text:p>
              </table:table-cell>
              <table:table-cell office:value-type="float" office:value="233.416564280732">
                <text:p>233.416564280732</text:p>
              </table:table-cell>
              <table:table-cell office:value-type="float" office:value="-21.1934603204703">
                <text:p>-21.1934603204703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1.045">
                <text:p>1.045</text:p>
              </table:table-cell>
              <table:table-cell office:value-type="float" office:value="-672.065410255945">
                <text:p>-672.065410255945</text:p>
              </table:table-cell>
              <table:table-cell office:value-type="float" office:value="-505.580387691755">
                <text:p>-505.580387691755</text:p>
              </table:table-cell>
              <table:table-cell office:value-type="float" office:value="-12.8270176058952">
                <text:p>-12.8270176058952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309.016994374835">
                <text:p>309.016994374835</text:p>
              </table:table-cell>
              <table:table-cell office:value-type="float" office:value="-181.524207940555">
                <text:p>-181.524207940555</text:p>
              </table:table-cell>
              <table:table-cell office:value-type="float" office:value="77.6389089725833">
                <text:p>77.6389089725833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1.055">
                <text:p>1.055</text:p>
              </table:table-cell>
              <table:table-cell office:value-type="float" office:value="1289.79443654041">
                <text:p>1289.79443654041</text:p>
              </table:table-cell>
              <table:table-cell office:value-type="float" office:value="799.405715457623">
                <text:p>799.405715457623</text:p>
              </table:table-cell>
              <table:table-cell office:value-type="float" office:value="168.028215321362">
                <text:p>168.028215321362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955.909804977271">
                <text:p>955.909804977271</text:p>
              </table:table-cell>
              <table:table-cell office:value-type="float" office:value="1122.85212075884">
                <text:p>1122.85212075884</text:p>
              </table:table-cell>
              <table:table-cell office:value-type="float" office:value="176.164872961759">
                <text:p>176.164872961759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1.065">
                <text:p>1.065</text:p>
              </table:table-cell>
              <table:table-cell office:value-type="float" office:value="-190.637361657579">
                <text:p>-190.637361657579</text:p>
              </table:table-cell>
              <table:table-cell office:value-type="float" office:value="382.636221659846">
                <text:p>382.636221659846</text:p>
              </table:table-cell>
              <table:table-cell office:value-type="float" office:value="133.395229172298">
                <text:p>133.395229172298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.07">
                <text:p>1.07</text:p>
              </table:table-cell>
              <table:table-cell office:value-type="float" office:value="-525.277224730146">
                <text:p>-525.277224730146</text:p>
              </table:table-cell>
              <table:table-cell office:value-type="float" office:value="-357.957293193862">
                <text:p>-357.957293193862</text:p>
              </table:table-cell>
              <table:table-cell office:value-type="float" office:value="141.226388365534">
                <text:p>141.226388365534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1.075">
                <text:p>1.075</text:p>
              </table:table-cell>
              <table:table-cell office:value-type="float" office:value="453.990499739296">
                <text:p>453.990499739296</text:p>
              </table:table-cell>
              <table:table-cell office:value-type="float" office:value="-35.6433624954251">
                <text:p>-35.6433624954251</text:p>
              </table:table-cell>
              <table:table-cell office:value-type="float" office:value="231.004999310066">
                <text:p>231.004999310066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432.81019039677">
                <text:p>1432.81019039677</text:p>
              </table:table-cell>
              <table:table-cell office:value-type="float" office:value="943.400345068034">
                <text:p>943.400345068034</text:p>
              </table:table-cell>
              <table:table-cell office:value-type="float" office:value="320.555636209854">
                <text:p>320.555636209854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1.085">
                <text:p>1.085</text:p>
              </table:table-cell>
              <table:table-cell office:value-type="float" office:value="1096.82666804307">
                <text:p>1096.82666804307</text:p>
              </table:table-cell>
              <table:table-cell office:value-type="float" office:value="1264.81842921992">
                <text:p>1264.81842921992</text:p>
              </table:table-cell>
              <table:table-cell office:value-type="float" office:value="327.703098251713">
                <text:p>327.703098251713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.09">
                <text:p>1.09</text:p>
              </table:table-cell>
              <table:table-cell office:value-type="float" office:value="-51.95845731321">
                <text:p>-51.95845731321</text:p>
              </table:table-cell>
              <table:table-cell office:value-type="float" office:value="522.43410536493">
                <text:p>522.43410536493</text:p>
              </table:table-cell>
              <table:table-cell office:value-type="float" office:value="283.794708930782">
                <text:p>283.794708930782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1.095">
                <text:p>1.095</text:p>
              </table:table-cell>
              <table:table-cell office:value-type="float" office:value="-388.973138443132">
                <text:p>-388.973138443132</text:p>
              </table:table-cell>
              <table:table-cell office:value-type="float" office:value="-220.465797878171">
                <text:p>-220.465797878171</text:p>
              </table:table-cell>
              <table:table-cell office:value-type="float" office:value="290.338696463962">
                <text:p>290.338696463962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587.785252292085">
                <text:p>587.785252292085</text:p>
              </table:table-cell>
              <table:table-cell office:value-type="float" office:value="99.4060569244764">
                <text:p>99.4060569244764</text:p>
              </table:table-cell>
              <table:table-cell office:value-type="float" office:value="378.682979902895">
                <text:p>378.682979902895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563.96356994799">
                <text:p>1563.96356994799</text:p>
              </table:table-cell>
              <table:table-cell office:value-type="float" office:value="1075.87441112004">
                <text:p>1075.87441112004</text:p>
              </table:table-cell>
              <table:table-cell office:value-type="float" office:value="466.653548959628">
                <text:p>466.653548959628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  <table:table-cell office:value-type="float" office:value="1225.2092420415">
                <text:p>1225.2092420415</text:p>
              </table:table-cell>
              <table:table-cell office:value-type="float" office:value="1394.58640599474">
                <text:p>1394.58640599474</text:p>
              </table:table-cell>
              <table:table-cell office:value-type="float" office:value="472.076762157167">
                <text:p>472.076762157167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1.115">
                <text:p>1.115</text:p>
              </table:table-cell>
              <table:table-cell office:value-type="float" office:value="73.5266130315525">
                <text:p>73.5266130315525</text:p>
              </table:table-cell>
              <table:table-cell office:value-type="float" office:value="649.367927536525">
                <text:p>649.367927536525</text:p>
              </table:table-cell>
              <table:table-cell office:value-type="float" office:value="426.301644616075">
                <text:p>426.301644616075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-266.509410366636">
                <text:p>-266.509410366636</text:p>
              </table:table-cell>
              <table:table-cell office:value-type="float" office:value="-96.4913986675415">
                <text:p>-96.4913986675415</text:p>
              </table:table-cell>
              <table:table-cell office:value-type="float" office:value="430.838266788633">
                <text:p>430.838266788633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707.106781186023">
                <text:p>707.106781186023</text:p>
              </table:table-cell>
              <table:table-cell office:value-type="float" office:value="220.298685409694">
                <text:p>220.298685409694</text:p>
              </table:table-cell>
              <table:table-cell office:value-type="float" office:value="517.036528753756">
                <text:p>517.036528753756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  <table:table-cell office:value-type="float" office:value="1680.02514371638">
                <text:p>1680.02514371638</text:p>
              </table:table-cell>
              <table:table-cell office:value-type="float" office:value="1193.5659624512">
                <text:p>1193.5659624512</text:p>
              </table:table-cell>
              <table:table-cell office:value-type="float" office:value="602.724538087603">
                <text:p>602.724538087603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1.135">
                <text:p>1.135</text:p>
              </table:table-cell>
              <table:table-cell office:value-type="float" office:value="1337.89632192338">
                <text:p>1337.89632192338</text:p>
              </table:table-cell>
              <table:table-cell office:value-type="float" office:value="1508.96073281988">
                <text:p>1508.96073281988</text:p>
              </table:table-cell>
              <table:table-cell office:value-type="float" office:value="605.730905924038">
                <text:p>605.730905924038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14">
                <text:p>1.14</text:p>
              </table:table-cell>
              <table:table-cell office:value-type="float" office:value="182.727990483799">
                <text:p>182.727990483799</text:p>
              </table:table-cell>
              <table:table-cell office:value-type="float" office:value="760.312156203587">
                <text:p>760.312156203587</text:p>
              </table:table-cell>
              <table:table-cell office:value-type="float" office:value="557.407042518196">
                <text:p>557.407042518196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1.145">
                <text:p>1.145</text:p>
              </table:table-cell>
              <table:table-cell office:value-type="float" office:value="-160.901503919658">
                <text:p>-160.901503919658</text:p>
              </table:table-cell>
              <table:table-cell office:value-type="float" office:value="10.9132432820701">
                <text:p>10.9132432820701</text:p>
              </table:table-cell>
              <table:table-cell office:value-type="float" office:value="559.265533626816">
                <text:p>559.265533626816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809.016994374287">
                <text:p>809.016994374287</text:p>
              </table:table-cell>
              <table:table-cell office:value-type="float" office:value="324.057745227314">
                <text:p>324.057745227314</text:p>
              </table:table-cell>
              <table:table-cell office:value-type="float" office:value="642.658922320843">
                <text:p>642.658922320843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.155">
                <text:p>1.155</text:p>
              </table:table-cell>
              <table:table-cell office:value-type="float" office:value="1778.13709056951">
                <text:p>1778.13709056951</text:p>
              </table:table-cell>
              <table:table-cell office:value-type="float" office:value="1293.5770424719">
                <text:p>1293.5770424719</text:p>
              </table:table-cell>
              <table:table-cell office:value-type="float" office:value="725.418084247731">
                <text:p>725.418084247731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  <table:table-cell office:value-type="float" office:value="1432.11317779504">
                <text:p>1432.11317779504</text:p>
              </table:table-cell>
              <table:table-cell office:value-type="float" office:value="1605.12513418227">
                <text:p>1605.12513418227</text:p>
              </table:table-cell>
              <table:table-cell office:value-type="float" office:value="725.374520960123">
                <text:p>725.374520960123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1.165">
                <text:p>1.165</text:p>
              </table:table-cell>
              <table:table-cell office:value-type="float" office:value="272.956774712062">
                <text:p>272.956774712062</text:p>
              </table:table-cell>
              <table:table-cell office:value-type="float" office:value="852.534976253551">
                <text:p>852.534976253551</text:p>
              </table:table-cell>
              <table:table-cell office:value-type="float" office:value="673.882652626935">
                <text:p>673.882652626935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-74.7498362515265">
                <text:p>-74.7498362515265</text:p>
              </table:table-cell>
              <table:table-cell office:value-type="float" office:value="99.1034692302679">
                <text:p>99.1034692302679</text:p>
              </table:table-cell>
              <table:table-cell office:value-type="float" office:value="672.45819144329">
                <text:p>672.45819144329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1.175">
                <text:p>1.175</text:p>
              </table:table-cell>
              <table:table-cell office:value-type="float" office:value="891.006524187573">
                <text:p>891.006524187573</text:p>
              </table:table-cell>
              <table:table-cell office:value-type="float" office:value="408.128343968023">
                <text:p>408.128343968023</text:p>
              </table:table-cell>
              <table:table-cell office:value-type="float" office:value="752.456920357709">
                <text:p>752.456920357709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855.88356876092">
                <text:p>1855.88356876092</text:p>
              </table:table-cell>
              <table:table-cell office:value-type="float" office:value="1373.44504647425">
                <text:p>1373.44504647425</text:p>
              </table:table-cell>
              <table:table-cell office:value-type="float" office:value="831.713065137012">
                <text:p>831.713065137012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1.185">
                <text:p>1.185</text:p>
              </table:table-cell>
              <table:table-cell office:value-type="float" office:value="1505.53987797712">
                <text:p>1505.53987797712</text:p>
              </table:table-cell>
              <table:table-cell office:value-type="float" office:value="1680.71172336902">
                <text:p>1680.71172336902</text:p>
              </table:table-cell>
              <table:table-cell office:value-type="float" office:value="828.061584388832">
                <text:p>828.061584388832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  <table:table-cell office:value-type="float" office:value="341.991233596435">
                <text:p>341.991233596435</text:p>
              </table:table-cell>
              <table:table-cell office:value-type="float" office:value="923.765555786776">
                <text:p>923.765555786776</text:p>
              </table:table-cell>
              <table:table-cell office:value-type="float" office:value="772.860458861016">
                <text:p>772.860458861016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1.195">
                <text:p>1.195</text:p>
              </table:table-cell>
              <table:table-cell office:value-type="float" office:value="-10.1757473412049">
                <text:p>-10.1757473412049</text:p>
              </table:table-cell>
              <table:table-cell office:value-type="float" office:value="165.907743127615">
                <text:p>165.907743127615</text:p>
              </table:table-cell>
              <table:table-cell office:value-type="float" office:value="767.629061337719">
                <text:p>767.62906133771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951.056516294225">
                <text:p>951.056516294225</text:p>
              </table:table-cell>
              <table:table-cell office:value-type="float" office:value="470.44038447651">
                <text:p>470.44038447651</text:p>
              </table:table-cell>
              <table:table-cell office:value-type="float" office:value="843.726931754022">
                <text:p>843.726931754022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1.205">
                <text:p>1.205</text:p>
              </table:table-cell>
              <table:table-cell office:value-type="float" office:value="1911.35020197179">
                <text:p>1911.35020197179</text:p>
              </table:table-cell>
              <table:table-cell office:value-type="float" office:value="1431.20335913301">
                <text:p>1431.20335913301</text:p>
              </table:table-cell>
              <table:table-cell office:value-type="float" office:value="918.992145553133">
                <text:p>918.992145553133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556.36841342188">
                <text:p>1556.36841342188</text:p>
              </table:table-cell>
              <table:table-cell office:value-type="float" office:value="1733.85930769683">
                <text:p>1733.85930769683</text:p>
              </table:table-cell>
              <table:table-cell office:value-type="float" office:value="911.263599909726">
                <text:p>911.263599909726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1.215">
                <text:p>1.215</text:p>
              </table:table-cell>
              <table:table-cell office:value-type="float" office:value="388.131509647089">
                <text:p>388.131509647089</text:p>
              </table:table-cell>
              <table:table-cell office:value-type="float" office:value="972.249961534483">
                <text:p>972.249961534483</text:p>
              </table:table-cell>
              <table:table-cell office:value-type="float" office:value="851.903299142459">
                <text:p>851.90329914245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31.2307344332193">
                <text:p>31.2307344332193</text:p>
              </table:table-cell>
              <table:table-cell office:value-type="float" office:value="209.681122040154">
                <text:p>209.681122040154</text:p>
              </table:table-cell>
              <table:table-cell office:value-type="float" office:value="842.434720639297">
                <text:p>842.434720639297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1.225">
                <text:p>1.225</text:p>
              </table:table-cell>
              <table:table-cell office:value-type="float" office:value="987.688340594077">
                <text:p>987.688340594077</text:p>
              </table:table-cell>
              <table:table-cell office:value-type="float" office:value="509.459537513648">
                <text:p>509.459537513648</text:p>
              </table:table-cell>
              <table:table-cell office:value-type="float" office:value="914.221585921406">
                <text:p>914.22158592140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943.17121760929">
                <text:p>1943.17121760929</text:p>
              </table:table-cell>
              <table:table-cell office:value-type="float" office:value="1465.42977910168">
                <text:p>1465.42977910168</text:p>
              </table:table-cell>
              <table:table-cell office:value-type="float" office:value="985.106224873593">
                <text:p>985.106224873593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1583.34721689644">
                <text:p>1583.34721689644</text:p>
              </table:table-cell>
              <table:table-cell office:value-type="float" office:value="1763.25921725286">
                <text:p>1763.25921725286</text:p>
              </table:table-cell>
              <table:table-cell office:value-type="float" office:value="972.931857769026">
                <text:p>972.93185776902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410.241476136726">
                <text:p>410.241476136726</text:p>
              </table:table-cell>
              <table:table-cell office:value-type="float" office:value="996.794346516583">
                <text:p>996.794346516583</text:p>
              </table:table-cell>
              <table:table-cell office:value-type="float" office:value="909.064876415382">
                <text:p>909.064876415382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1.245">
                <text:p>1.245</text:p>
              </table:table-cell>
              <table:table-cell office:value-type="float" office:value="48.4500440702242">
                <text:p>48.4500440702242</text:p>
              </table:table-cell>
              <table:table-cell office:value-type="float" office:value="229.345760103475">
                <text:p>229.345760103475</text:p>
              </table:table-cell>
              <table:table-cell office:value-type="float" office:value="895.033205750267">
                <text:p>895.033205750267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99.999999998808">
                <text:p>999.999999998808</text:p>
              </table:table-cell>
              <table:table-cell office:value-type="float" office:value="524.225022034516">
                <text:p>524.225022034516</text:p>
              </table:table-cell>
              <table:table-cell office:value-type="float" office:value="962.205070515913">
                <text:p>962.205070515913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1.255">
                <text:p>1.255</text:p>
              </table:table-cell>
              <table:table-cell office:value-type="float" office:value="1950.5630766605">
                <text:p>1950.5630766605</text:p>
              </table:table-cell>
              <table:table-cell office:value-type="float" office:value="1475.28153832966">
                <text:p>1475.28153832966</text:p>
              </table:table-cell>
              <table:table-cell office:value-type="float" office:value="1028.42735504547">
                <text:p>1028.42735504547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585.81198072175">
                <text:p>1585.81198072175</text:p>
              </table:table-cell>
              <table:table-cell office:value-type="float" office:value="1768.18752869112">
                <text:p>1768.18752869112</text:p>
              </table:table-cell>
              <table:table-cell office:value-type="float" office:value="1011.54788079302">
                <text:p>1011.54788079302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1.265">
                <text:p>1.265</text:p>
              </table:table-cell>
              <table:table-cell office:value-type="float" office:value="407.776712311649">
                <text:p>407.776712311649</text:p>
              </table:table-cell>
              <table:table-cell office:value-type="float" office:value="996.794346516697">
                <text:p>996.794346516697</text:p>
              </table:table-cell>
              <table:table-cell office:value-type="float" office:value="942.937682938931">
                <text:p>942.93768293893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41.0581850189336">
                <text:p>41.0581850189336</text:p>
              </table:table-cell>
              <table:table-cell office:value-type="float" office:value="224.417448665291">
                <text:p>224.417448665291</text:p>
              </table:table-cell>
              <table:table-cell office:value-type="float" office:value="924.129367402837">
                <text:p>924.129367402837</text:p>
              </table:table-cell>
            </table:table-row>
            <table:table-row>
              <table:table-cell office:value-type="float" office:value="1.27499999999999">
                <text:p>1.27499999999999</text:p>
              </table:table-cell>
              <table:table-cell office:value-type="float" office:value="1.27499999999999">
                <text:p>1.27499999999999</text:p>
              </table:table-cell>
              <table:table-cell office:value-type="float" office:value="987.688340593816">
                <text:p>987.688340593816</text:p>
              </table:table-cell>
              <table:table-cell office:value-type="float" office:value="514.373262806375">
                <text:p>514.373262806375</text:p>
              </table:table-cell>
              <table:table-cell office:value-type="float" office:value="986.495872898776">
                <text:p>986.495872898776</text:p>
              </table:table-cell>
            </table:table-row>
            <table:table-row>
              <table:table-cell office:value-type="float" office:value="1.27999999999999">
                <text:p>1.2799999999999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1933.34376702344">
                <text:p>1933.34376702344</text:p>
              </table:table-cell>
              <table:table-cell office:value-type="float" office:value="1460.51605380863">
                <text:p>1460.51605380863</text:p>
              </table:table-cell>
              <table:table-cell office:value-type="float" office:value="1047.88882606935">
                <text:p>1047.88882606935</text:p>
              </table:table-cell>
            </table:table-row>
            <table:table-row>
              <table:table-cell office:value-type="float" office:value="1.28499999999999">
                <text:p>1.28499999999999</text:p>
              </table:table-cell>
              <table:table-cell office:value-type="float" office:value="1.28499999999999">
                <text:p>1.28499999999999</text:p>
              </table:table-cell>
              <table:table-cell office:value-type="float" office:value="1563.70201423229">
                <text:p>1563.70201423229</text:p>
              </table:table-cell>
              <table:table-cell office:value-type="float" office:value="1748.52289062787">
                <text:p>1748.52289062787</text:p>
              </table:table-cell>
              <table:table-cell office:value-type="float" office:value="1026.16081433563">
                <text:p>1026.16081433563</text:p>
              </table:table-cell>
            </table:table-row>
            <table:table-row>
              <table:table-cell office:value-type="float" office:value="1.28999999999999">
                <text:p>1.28999999999999</text:p>
              </table:table-cell>
              <table:table-cell office:value-type="float" office:value="1.28999999999999">
                <text:p>1.28999999999999</text:p>
              </table:table-cell>
              <table:table-cell office:value-type="float" office:value="380.797908837315">
                <text:p>380.797908837315</text:p>
              </table:table-cell>
              <table:table-cell office:value-type="float" office:value="972.249961534803">
                <text:p>972.249961534803</text:p>
              </table:table-cell>
              <table:table-cell office:value-type="float" office:value="952.687657799098">
                <text:p>952.687657799098</text:p>
              </table:table-cell>
            </table:table-row>
            <table:table-row>
              <table:table-cell office:value-type="float" office:value="1.29499999999999">
                <text:p>1.29499999999999</text:p>
              </table:table-cell>
              <table:table-cell office:value-type="float" office:value="1.29499999999999">
                <text:p>1.29499999999999</text:p>
              </table:table-cell>
              <table:table-cell office:value-type="float" office:value="9.23716938136295">
                <text:p>9.23716938136295</text:p>
              </table:table-cell>
              <table:table-cell office:value-type="float" office:value="195.017539109339">
                <text:p>195.017539109339</text:p>
              </table:table-cell>
              <table:table-cell office:value-type="float" office:value="929.00676153249">
                <text:p>929.00676153249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951.056516293702">
                <text:p>951.056516293702</text:p>
              </table:table-cell>
              <table:table-cell office:value-type="float" office:value="480.146842837533">
                <text:p>480.146842837533</text:p>
              </table:table-cell>
              <table:table-cell office:value-type="float" office:value="986.49587289877">
                <text:p>986.49587289877</text:p>
              </table:table-cell>
            </table:table-row>
            <table:table-row>
              <table:table-cell office:value-type="float" office:value="1.30499999999999">
                <text:p>1.30499999999999</text:p>
              </table:table-cell>
              <table:table-cell office:value-type="float" office:value="1.30499999999999">
                <text:p>1.30499999999999</text:p>
              </table:table-cell>
              <table:table-cell office:value-type="float" office:value="1891.93728524892">
                <text:p>1891.93728524892</text:p>
              </table:table-cell>
              <table:table-cell office:value-type="float" office:value="1421.49690077131">
                <text:p>1421.49690077131</text:p>
              </table:table-cell>
              <table:table-cell office:value-type="float" office:value="1043.0114319397">
                <text:p>1043.0114319397</text:p>
              </table:table-cell>
            </table:table-row>
            <table:table-row>
              <table:table-cell office:value-type="float" office:value="1.30999999999999">
                <text:p>1.30999999999999</text:p>
              </table:table-cell>
              <table:table-cell office:value-type="float" office:value="1.30999999999999">
                <text:p>1.30999999999999</text:p>
              </table:table-cell>
              <table:table-cell office:value-type="float" office:value="1517.56173818196">
                <text:p>1517.56173818196</text:p>
              </table:table-cell>
              <table:table-cell office:value-type="float" office:value="1704.74951171544">
                <text:p>1704.74951171544</text:p>
              </table:table-cell>
              <table:table-cell office:value-type="float" office:value="1016.41083947549">
                <text:p>1016.41083947549</text:p>
              </table:table-cell>
            </table:table-row>
            <table:table-row>
              <table:table-cell office:value-type="float" office:value="1.31499999999999">
                <text:p>1.31499999999999</text:p>
              </table:table-cell>
              <table:table-cell office:value-type="float" office:value="1.31499999999999">
                <text:p>1.31499999999999</text:p>
              </table:table-cell>
              <table:table-cell office:value-type="float" office:value="329.969373392735">
                <text:p>329.969373392735</text:p>
              </table:table-cell>
              <table:table-cell office:value-type="float" office:value="923.765555787346">
                <text:p>923.765555787346</text:p>
              </table:table-cell>
              <table:table-cell office:value-type="float" office:value="938.074724256508">
                <text:p>938.074724256508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1.31999999999999">
                <text:p>1.31999999999999</text:p>
              </table:table-cell>
              <table:table-cell office:value-type="float" office:value="-46.2294638295959">
                <text:p>-46.2294638295959</text:p>
              </table:table-cell>
              <table:table-cell office:value-type="float" office:value="141.86995478157">
                <text:p>141.86995478157</text:p>
              </table:table-cell>
              <table:table-cell office:value-type="float" office:value="909.545290508613">
                <text:p>909.545290508613</text:p>
              </table:table-cell>
            </table:table-row>
            <table:table-row>
              <table:table-cell office:value-type="float" office:value="1.32499999999999">
                <text:p>1.32499999999999</text:p>
              </table:table-cell>
              <table:table-cell office:value-type="float" office:value="1.32499999999999">
                <text:p>1.32499999999999</text:p>
              </table:table-cell>
              <table:table-cell office:value-type="float" office:value="891.006524186789">
                <text:p>891.006524186789</text:p>
              </table:table-cell>
              <table:table-cell office:value-type="float" office:value="422.388530178596">
                <text:p>422.388530178596</text:p>
              </table:table-cell>
              <table:table-cell office:value-type="float" office:value="962.205070515899">
                <text:p>962.205070515899</text:p>
              </table:table-cell>
            </table:table-row>
            <table:table-row>
              <table:table-cell office:value-type="float" office:value="1.32999999999999">
                <text:p>1.32999999999999</text:p>
              </table:table-cell>
              <table:table-cell office:value-type="float" office:value="1.32999999999999">
                <text:p>1.32999999999999</text:p>
              </table:table-cell>
              <table:table-cell office:value-type="float" office:value="1827.36319633853">
                <text:p>1827.36319633853</text:p>
              </table:table-cell>
              <table:table-cell office:value-type="float" office:value="1359.18486026266">
                <text:p>1359.18486026266</text:p>
              </table:table-cell>
              <table:table-cell office:value-type="float" office:value="1013.91527028713">
                <text:p>1013.91527028713</text:p>
              </table:table-cell>
            </table:table-row>
            <table:table-row>
              <table:table-cell office:value-type="float" office:value="1.33499999999999">
                <text:p>1.33499999999999</text:p>
              </table:table-cell>
              <table:table-cell office:value-type="float" office:value="1.33499999999999">
                <text:p>1.33499999999999</text:p>
              </table:table-cell>
              <table:table-cell office:value-type="float" office:value="1448.52727929776">
                <text:p>1448.52727929776</text:p>
              </table:table-cell>
              <table:table-cell office:value-type="float" office:value="1637.94523781815">
                <text:p>1637.94523781815</text:p>
              </table:table-cell>
              <table:table-cell office:value-type="float" office:value="982.53803295196">
                <text:p>982.53803295196</text:p>
              </table:table-cell>
            </table:table-row>
            <table:table-row>
              <table:table-cell office:value-type="float" office:value="1.33999999999999">
                <text:p>1.33999999999999</text:p>
              </table:table-cell>
              <table:table-cell office:value-type="float" office:value="1.33999999999999">
                <text:p>1.33999999999999</text:p>
              </table:table-cell>
              <table:table-cell office:value-type="float" office:value="256.542673210885">
                <text:p>256.542673210885</text:p>
              </table:table-cell>
              <table:table-cell office:value-type="float" office:value="852.534976254325">
                <text:p>852.534976254325</text:p>
              </table:table-cell>
              <table:table-cell office:value-type="float" office:value="899.458701232531">
                <text:p>899.458701232531</text:p>
              </table:table-cell>
            </table:table-row>
            <table:table-row>
              <table:table-cell office:value-type="float" office:value="1.34499999999999">
                <text:p>1.34499999999999</text:p>
              </table:table-cell>
              <table:table-cell office:value-type="float" office:value="1.34499999999999">
                <text:p>1.34499999999999</text:p>
              </table:table-cell>
              <table:table-cell office:value-type="float" office:value="-123.975942021088">
                <text:p>-123.975942021088</text:p>
              </table:table-cell>
              <table:table-cell office:value-type="float" office:value="66.2833655948987">
                <text:p>66.2833655948987</text:p>
              </table:table-cell>
              <table:table-cell office:value-type="float" office:value="866.224160336735">
                <text:p>866.224160336735</text:p>
              </table:table-cell>
            </table:table-row>
            <table:table-row>
              <table:table-cell office:value-type="float" office:value="1.34999999999999">
                <text:p>1.34999999999999</text:p>
              </table:table-cell>
              <table:table-cell office:value-type="float" office:value="1.34999999999999">
                <text:p>1.34999999999999</text:p>
              </table:table-cell>
              <table:table-cell office:value-type="float" office:value="809.01699437324">
                <text:p>809.01699437324</text:p>
              </table:table-cell>
              <table:table-cell office:value-type="float" office:value="342.520526176076">
                <text:p>342.520526176076</text:p>
              </table:table-cell>
              <table:table-cell office:value-type="float" office:value="914.221585921379">
                <text:p>914.221585921379</text:p>
              </table:table-cell>
            </table:table-row>
            <table:table-row>
              <table:table-cell office:value-type="float" office:value="1.35499999999999">
                <text:p>1.35499999999999</text:p>
              </table:table-cell>
              <table:table-cell office:value-type="float" office:value="1.35499999999999">
                <text:p>1.35499999999999</text:p>
              </table:table-cell>
              <table:table-cell office:value-type="float" office:value="1741.21152867034">
                <text:p>1741.21152867034</text:p>
              </table:table-cell>
              <table:table-cell office:value-type="float" office:value="1275.11426152179">
                <text:p>1275.11426152179</text:p>
              </table:table-cell>
              <table:table-cell office:value-type="float" office:value="961.316785176162">
                <text:p>961.316785176162</text:p>
              </table:table-cell>
            </table:table-row>
            <table:table-row>
              <table:table-cell office:value-type="float" office:value="1.35999999999999">
                <text:p>1.35999999999999</text:p>
              </table:table-cell>
              <table:table-cell office:value-type="float" office:value="1.35999999999999">
                <text:p>1.35999999999999</text:p>
              </table:table-cell>
              <table:table-cell office:value-type="float" office:value="1358.29849506977">
                <text:p>1358.29849506977</text:p>
              </table:table-cell>
              <table:table-cell office:value-type="float" office:value="1549.75501187006">
                <text:p>1549.75501187006</text:p>
              </table:table-cell>
              <table:table-cell office:value-type="float" office:value="925.376455679058">
                <text:p>925.376455679058</text:p>
              </table:table-cell>
            </table:table-row>
            <table:table-row>
              <table:table-cell office:value-type="float" office:value="1.36499999999999">
                <text:p>1.36499999999999</text:p>
              </table:table-cell>
              <table:table-cell office:value-type="float" office:value="1.36499999999999">
                <text:p>1.36499999999999</text:p>
              </table:table-cell>
              <table:table-cell office:value-type="float" office:value="162.325817339493">
                <text:p>162.325817339493</text:p>
              </table:table-cell>
              <table:table-cell office:value-type="float" office:value="760.312156204633">
                <text:p>760.312156204633</text:p>
              </table:table-cell>
              <table:table-cell office:value-type="float" office:value="837.790443373258">
                <text:p>837.790443373258</text:p>
              </table:table-cell>
            </table:table-row>
            <table:table-row>
              <table:table-cell office:value-type="float" office:value="1.36999999999999">
                <text:p>1.36999999999999</text:p>
              </table:table-cell>
              <table:table-cell office:value-type="float" office:value="1.36999999999999">
                <text:p>1.36999999999999</text:p>
              </table:table-cell>
              <table:table-cell office:value-type="float" office:value="-222.087888874273">
                <text:p>-222.087888874273</text:p>
              </table:table-cell>
              <table:table-cell office:value-type="float" office:value="-29.8810357673898">
                <text:p>-29.8810357673898</text:p>
              </table:table-cell>
              <table:table-cell office:value-type="float" office:value="800.110081016283">
                <text:p>800.110081016283</text:p>
              </table:table-cell>
            </table:table-row>
            <table:table-row>
              <table:table-cell office:value-type="float" office:value="1.37499999999999">
                <text:p>1.37499999999999</text:p>
              </table:table-cell>
              <table:table-cell office:value-type="float" office:value="1.37499999999999">
                <text:p>1.37499999999999</text:p>
              </table:table-cell>
              <table:table-cell office:value-type="float" office:value="707.106781184769">
                <text:p>707.106781184769</text:p>
              </table:table-cell>
              <table:table-cell office:value-type="float" office:value="242.509446155248">
                <text:p>242.509446155248</text:p>
              </table:table-cell>
              <table:table-cell office:value-type="float" office:value="843.726931753996">
                <text:p>843.726931753996</text:p>
              </table:table-cell>
            </table:table-row>
            <table:table-row>
              <table:table-cell office:value-type="float" office:value="1.37999999999999">
                <text:p>1.37999999999999</text:p>
              </table:table-cell>
              <table:table-cell office:value-type="float" office:value="1.37999999999999">
                <text:p>1.37999999999999</text:p>
              </table:table-cell>
              <table:table-cell office:value-type="float" office:value="1635.60362222328">
                <text:p>1635.60362222328</text:p>
              </table:table-cell>
              <table:table-cell office:value-type="float" office:value="1171.35520170403">
                <text:p>1171.35520170403</text:p>
              </table:table-cell>
              <table:table-cell office:value-type="float" office:value="886.511125874595">
                <text:p>886.511125874595</text:p>
              </table:table-cell>
            </table:table-row>
            <table:table-row>
              <table:table-cell office:value-type="float" office:value="1.38499999999999">
                <text:p>1.38499999999999</text:p>
              </table:table-cell>
              <table:table-cell office:value-type="float" office:value="1.38499999999999">
                <text:p>1.38499999999999</text:p>
              </table:table-cell>
              <table:table-cell office:value-type="float" office:value="1249.09711761771">
                <text:p>1249.09711761771</text:p>
              </table:table-cell>
              <table:table-cell office:value-type="float" office:value="1442.3503699205">
                <text:p>1442.3503699205</text:p>
              </table:table-cell>
              <table:table-cell office:value-type="float" office:value="846.333615397644">
                <text:p>846.333615397644</text:p>
              </table:table-cell>
            </table:table-row>
            <table:table-row>
              <table:table-cell office:value-type="float" office:value="1.38999999999999">
                <text:p>1.38999999999999</text:p>
              </table:table-cell>
              <table:table-cell office:value-type="float" office:value="1.38999999999999">
                <text:p>1.38999999999999</text:p>
              </table:table-cell>
              <table:table-cell office:value-type="float" office:value="49.6387374577936">
                <text:p>49.6387374577936</text:p>
              </table:table-cell>
              <table:table-cell office:value-type="float" office:value="649.36792753775">
                <text:p>649.36792753775</text:p>
              </table:table-cell>
              <table:table-cell office:value-type="float" office:value="754.588427852384">
                <text:p>754.588427852384</text:p>
              </table:table-cell>
            </table:table-row>
            <table:table-row>
              <table:table-cell office:value-type="float" office:value="1.39499999999999">
                <text:p>1.39499999999999</text:p>
              </table:table-cell>
              <table:table-cell office:value-type="float" office:value="1.39499999999999">
                <text:p>1.39499999999999</text:p>
              </table:table-cell>
              <table:table-cell office:value-type="float" office:value="-338.149462642759">
                <text:p>-338.149462642759</text:p>
              </table:table-cell>
              <table:table-cell office:value-type="float" office:value="-144.255362592483">
                <text:p>-144.255362592483</text:p>
              </table:table-cell>
              <table:table-cell office:value-type="float" office:value="712.831000600165">
                <text:p>712.831000600165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587.78525229051">
                <text:p>587.78525229051</text:p>
              </table:table-cell>
              <table:table-cell office:value-type="float" office:value="124.817894823876">
                <text:p>124.817894823876</text:p>
              </table:table-cell>
              <table:table-cell office:value-type="float" office:value="752.456920357672">
                <text:p>752.456920357672</text:p>
              </table:table-cell>
            </table:table-row>
            <table:table-row>
              <table:table-cell office:value-type="float" office:value="1.40499999999999">
                <text:p>1.40499999999999</text:p>
              </table:table-cell>
              <table:table-cell office:value-type="float" office:value="1.40499999999999">
                <text:p>1.40499999999999</text:p>
              </table:table-cell>
              <table:table-cell office:value-type="float" office:value="1513.13989414671">
                <text:p>1513.13989414671</text:p>
              </table:table-cell>
              <table:table-cell office:value-type="float" office:value="1050.46257321861">
                <text:p>1050.46257321861</text:p>
              </table:table-cell>
              <table:table-cell office:value-type="float" office:value="791.340255980167">
                <text:p>791.340255980167</text:p>
              </table:table-cell>
            </table:table-row>
            <table:table-row>
              <table:table-cell office:value-type="float" office:value="1.40999999999999">
                <text:p>1.40999999999999</text:p>
              </table:table-cell>
              <table:table-cell office:value-type="float" office:value="1.40999999999999">
                <text:p>1.40999999999999</text:p>
              </table:table-cell>
              <table:table-cell office:value-type="float" office:value="1123.61204727312">
                <text:p>1123.61204727312</text:p>
              </table:table-cell>
              <table:table-cell office:value-type="float" office:value="1318.37597070992">
                <text:p>1318.37597070992</text:p>
              </table:table-cell>
              <table:table-cell office:value-type="float" office:value="747.355809163579">
                <text:p>747.355809163579</text:p>
              </table:table-cell>
            </table:table-row>
            <table:table-row>
              <table:table-cell office:value-type="float" office:value="1.41499999999999">
                <text:p>1.41499999999999</text:p>
              </table:table-cell>
              <table:table-cell office:value-type="float" office:value="1.41499999999999">
                <text:p>1.41499999999999</text:p>
              </table:table-cell>
              <table:table-cell office:value-type="float" office:value="-78.7438365403613">
                <text:p>-78.7438365403613</text:p>
              </table:table-cell>
              <table:table-cell office:value-type="float" office:value="522.43410536638">
                <text:p>522.43410536638</text:p>
              </table:table-cell>
              <table:table-cell office:value-type="float" office:value="651.901364423696">
                <text:p>651.901364423696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1.41999999999999">
                <text:p>1.41999999999999</text:p>
              </table:table-cell>
              <table:table-cell office:value-type="float" office:value="-469.302842194038">
                <text:p>-469.302842194038</text:p>
              </table:table-cell>
              <table:table-cell office:value-type="float" office:value="-274.023339367199">
                <text:p>-274.023339367199</text:p>
              </table:table-cell>
              <table:table-cell office:value-type="float" office:value="606.536019710889">
                <text:p>606.536019710889</text:p>
              </table:table-cell>
            </table:table-row>
            <table:table-row>
              <table:table-cell office:value-type="float" office:value="1.42499999999999">
                <text:p>1.42499999999999</text:p>
              </table:table-cell>
              <table:table-cell office:value-type="float" office:value="1.42499999999999">
                <text:p>1.42499999999999</text:p>
              </table:table-cell>
              <table:table-cell office:value-type="float" office:value="453.990499737455">
                <text:p>453.990499737455</text:p>
              </table:table-cell>
              <table:table-cell office:value-type="float" office:value="-7.65617122829119">
                <text:p>-7.65617122829119</text:p>
              </table:table-cell>
              <table:table-cell office:value-type="float" office:value="642.658922320798">
                <text:p>642.658922320798</text:p>
              </table:table-cell>
            </table:table-row>
            <table:table-row>
              <table:table-cell office:value-type="float" office:value="1.42999999999999">
                <text:p>1.42999999999999</text:p>
              </table:table-cell>
              <table:table-cell office:value-type="float" office:value="1.42999999999999">
                <text:p>1.42999999999999</text:p>
              </table:table-cell>
              <table:table-cell office:value-type="float" office:value="1376.83580785962">
                <text:p>1376.83580785962</text:p>
              </table:table-cell>
              <table:table-cell office:value-type="float" office:value="915.413153798535">
                <text:p>915.413153798535</text:p>
              </table:table-cell>
              <table:table-cell office:value-type="float" office:value="678.147598163696">
                <text:p>678.147598163696</text:p>
              </table:table-cell>
            </table:table-row>
            <table:table-row>
              <table:table-cell office:value-type="float" office:value="1.43499999999999">
                <text:p>1.43499999999999</text:p>
              </table:table-cell>
              <table:table-cell office:value-type="float" office:value="1.43499999999999">
                <text:p>1.43499999999999</text:p>
              </table:table-cell>
              <table:table-cell office:value-type="float" office:value="984.933142929069">
                <text:p>984.933142929069</text:p>
              </table:table-cell>
              <table:table-cell office:value-type="float" office:value="1180.88447539434">
                <text:p>1180.88447539434</text:p>
              </table:table-cell>
              <table:table-cell office:value-type="float" office:value="630.880199054867">
                <text:p>630.880199054867</text:p>
              </table:table-cell>
            </table:table-row>
            <table:table-row>
              <table:table-cell office:value-type="float" office:value="1.43999999999999">
                <text:p>1.43999999999999</text:p>
              </table:table-cell>
              <table:table-cell office:value-type="float" office:value="1.43999999999999">
                <text:p>1.43999999999999</text:p>
              </table:table-cell>
              <table:table-cell office:value-type="float" office:value="-219.660699605985">
                <text:p>-219.660699605985</text:p>
              </table:table-cell>
              <table:table-cell office:value-type="float" office:value="382.636221661542">
                <text:p>382.636221661542</text:p>
              </table:table-cell>
              <table:table-cell office:value-type="float" office:value="532.257749387632">
                <text:p>532.257749387632</text:p>
              </table:table-cell>
            </table:table-row>
            <table:table-row>
              <table:table-cell office:value-type="float" office:value="1.44499999999999">
                <text:p>1.44499999999999</text:p>
              </table:table-cell>
              <table:table-cell office:value-type="float" office:value="1.44499999999999">
                <text:p>1.44499999999999</text:p>
              </table:table-cell>
              <table:table-cell office:value-type="float" office:value="-612.318596050497">
                <text:p>-612.318596050497</text:p>
              </table:table-cell>
              <table:table-cell office:value-type="float" office:value="-415.989647828241">
                <text:p>-415.989647828241</text:p>
              </table:table-cell>
              <table:table-cell office:value-type="float" office:value="483.842473550757">
                <text:p>483.842473550757</text:p>
              </table:table-cell>
            </table:table-row>
            <table:table-row>
              <table:table-cell office:value-type="float" office:value="1.44999999999999">
                <text:p>1.44999999999999</text:p>
              </table:table-cell>
              <table:table-cell office:value-type="float" office:value="1.44999999999999">
                <text:p>1.44999999999999</text:p>
              </table:table-cell>
              <table:table-cell office:value-type="float" office:value="309.016994372728">
                <text:p>309.016994372728</text:p>
              </table:table-cell>
              <table:table-cell office:value-type="float" office:value="-151.650800838885">
                <text:p>-151.650800838885</text:p>
              </table:table-cell>
              <table:table-cell office:value-type="float" office:value="517.036528753695">
                <text:p>517.036528753695</text:p>
              </table:table-cell>
            </table:table-row>
            <table:table-row>
              <table:table-cell office:value-type="float" office:value="1.45499999999999">
                <text:p>1.45499999999999</text:p>
              </table:table-cell>
              <table:table-cell office:value-type="float" office:value="1.45499999999999">
                <text:p>1.45499999999999</text:p>
              </table:table-cell>
              <table:table-cell office:value-type="float" office:value="1230.04762233372">
                <text:p>1230.04762233372</text:p>
              </table:table-cell>
              <table:table-cell office:value-type="float" office:value="769.532308353224">
                <text:p>769.532308353224</text:p>
              </table:table-cell>
              <table:table-cell office:value-type="float" office:value="549.720331325505">
                <text:p>549.720331325505</text:p>
              </table:table-cell>
            </table:table-row>
            <table:table-row>
              <table:table-cell office:value-type="float" office:value="1.45999999999999">
                <text:p>1.45999999999999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836.475139459258">
                <text:p>836.475139459258</text:p>
              </table:table-cell>
              <table:table-cell office:value-type="float" office:value="1033.26138089649">
                <text:p>1033.26138089649</text:p>
              </table:table-cell>
              <table:table-cell office:value-type="float" office:value="499.774801152753">
                <text:p>499.774801152753</text:p>
              </table:table-cell>
            </table:table-row>
            <table:table-row>
              <table:table-cell office:value-type="float" office:value="1.46499999999999">
                <text:p>1.46499999999999</text:p>
              </table:table-cell>
              <table:table-cell office:value-type="float" office:value="1.46499999999999">
                <text:p>1.46499999999999</text:p>
              </table:table-cell>
              <table:table-cell office:value-type="float" office:value="-369.642010894006">
                <text:p>-369.642010894006</text:p>
              </table:table-cell>
              <table:table-cell office:value-type="float" office:value="233.416564282626">
                <text:p>233.416564282626</text:p>
              </table:table-cell>
              <table:table-cell office:value-type="float" office:value="398.603605620771">
                <text:p>398.603605620771</text:p>
              </table:table-cell>
            </table:table-row>
            <table:table-row>
              <table:table-cell office:value-type="float" office:value="1.46999999999999">
                <text:p>1.46999999999999</text:p>
              </table:table-cell>
              <table:table-cell office:value-type="float" office:value="1.46999999999999">
                <text:p>1.46999999999999</text:p>
              </table:table-cell>
              <table:table-cell office:value-type="float" office:value="-763.675201710099">
                <text:p>-763.675201710099</text:p>
              </table:table-cell>
              <table:table-cell office:value-type="float" office:value="-566.658606302053">
                <text:p>-566.658606302053</text:p>
              </table:table-cell>
              <table:table-cell office:value-type="float" office:value="347.771484422777">
                <text:p>347.771484422777</text:p>
              </table:table-cell>
            </table:table-row>
            <table:table-row>
              <table:table-cell office:value-type="float" office:value="1.47499999999999">
                <text:p>1.47499999999999</text:p>
              </table:table-cell>
              <table:table-cell office:value-type="float" office:value="1.47499999999999">
                <text:p>1.47499999999999</text:p>
              </table:table-cell>
              <table:table-cell office:value-type="float" office:value="156.434465037881">
                <text:p>156.434465037881</text:p>
              </table:table-cell>
              <table:table-cell office:value-type="float" office:value="-303.620368336109">
                <text:p>-303.620368336109</text:p>
              </table:table-cell>
              <table:table-cell office:value-type="float" office:value="378.682979902817">
                <text:p>378.682979902817</text:p>
              </table:table-cell>
            </table:table-row>
            <table:table-row>
              <table:table-cell office:value-type="float" office:value="1.47999999999999">
                <text:p>1.47999999999999</text:p>
              </table:table-cell>
              <table:table-cell office:value-type="float" office:value="1.47999999999999">
                <text:p>1.47999999999999</text:p>
              </table:table-cell>
              <table:table-cell office:value-type="float" office:value="1076.38974985878">
                <text:p>1076.38974985878</text:p>
              </table:table-cell>
              <table:table-cell office:value-type="float" office:value="616.412107448328">
                <text:p>616.412107448328</text:p>
              </table:table-cell>
              <table:table-cell office:value-type="float" office:value="409.220761000834">
                <text:p>409.220761000834</text:p>
              </table:table-cell>
            </table:table-row>
            <table:table-row>
              <table:table-cell office:value-type="float" office:value="1.48499999999999">
                <text:p>1.48499999999999</text:p>
              </table:table-cell>
              <table:table-cell office:value-type="float" office:value="1.48499999999999">
                <text:p>1.48499999999999</text:p>
              </table:table-cell>
              <table:table-cell office:value-type="float" office:value="681.893565613079">
                <text:p>681.893565613079</text:p>
              </table:table-cell>
              <table:table-cell office:value-type="float" office:value="879.141657735927">
                <text:p>879.141657735927</text:p>
              </table:table-cell>
              <table:table-cell office:value-type="float" office:value="357.267865467482">
                <text:p>357.267865467482</text:p>
              </table:table-cell>
            </table:table-row>
            <table:table-row>
              <table:table-cell office:value-type="float" office:value="1.48999999999999">
                <text:p>1.48999999999999</text:p>
              </table:table-cell>
              <table:table-cell office:value-type="float" office:value="1.48999999999999">
                <text:p>1.48999999999999</text:p>
              </table:table-cell>
              <table:table-cell office:value-type="float" office:value="-524.994732761074">
                <text:p>-524.994732761074</text:p>
              </table:table-cell>
              <table:table-cell office:value-type="float" office:value="78.4494164260023">
                <text:p>78.4494164260023</text:p>
              </table:table-cell>
              <table:table-cell office:value-type="float" office:value="254.229941715345">
                <text:p>254.229941715345</text:p>
              </table:table-cell>
            </table:table-row>
            <table:table-row>
              <table:table-cell office:value-type="float" office:value="1.49499999999999">
                <text:p>1.49499999999999</text:p>
              </table:table-cell>
              <table:table-cell office:value-type="float" office:value="1.49499999999999">
                <text:p>1.49499999999999</text:p>
              </table:table-cell>
              <table:table-cell office:value-type="float" office:value="-919.645757217734">
                <text:p>-919.645757217734</text:p>
              </table:table-cell>
              <table:table-cell office:value-type="float" office:value="-722.320244989404">
                <text:p>-722.320244989404</text:p>
              </table:table-cell>
              <table:table-cell office:value-type="float" office:value="201.673571673009">
                <text:p>201.673571673009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-0.00000000242484459861616">
                <text:p>-0.00000000242484459861616</text:p>
              </table:table-cell>
              <table:table-cell office:value-type="float" office:value="-459.822878610079">
                <text:p>-459.822878610079</text:p>
              </table:table-cell>
              <table:table-cell office:value-type="float" office:value="231.004999309985">
                <text:p>231.004999309985</text:p>
              </table:table-cell>
            </table:table-row>
            <table:table-row>
              <table:table-cell office:value-type="float" office:value="1.50499999999999">
                <text:p>1.50499999999999</text:p>
              </table:table-cell>
              <table:table-cell office:value-type="float" office:value="1.50499999999999">
                <text:p>1.50499999999999</text:p>
              </table:table-cell>
              <table:table-cell office:value-type="float" office:value="919.645757216288">
                <text:p>919.645757216288</text:p>
              </table:table-cell>
              <table:table-cell office:value-type="float" office:value="459.822878606932">
                <text:p>459.822878606932</text:p>
              </table:table-cell>
              <table:table-cell office:value-type="float" office:value="260.108452902412">
                <text:p>260.108452902412</text:p>
              </table:table-cell>
            </table:table-row>
            <table:table-row>
              <table:table-cell office:value-type="float" office:value="1.50999999999999">
                <text:p>1.50999999999999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524.994732765317">
                <text:p>524.994732765317</text:p>
              </table:table-cell>
              <table:table-cell office:value-type="float" office:value="722.320244990803">
                <text:p>722.320244990803</text:p>
              </table:table-cell>
              <table:table-cell office:value-type="float" office:value="206.868385709018">
                <text:p>206.868385709018</text:p>
              </table:table-cell>
            </table:table-row>
            <table:table-row>
              <table:table-cell office:value-type="float" office:value="1.51499999999999">
                <text:p>1.51499999999999</text:p>
              </table:table-cell>
              <table:table-cell office:value-type="float" office:value="1.51499999999999">
                <text:p>1.51499999999999</text:p>
              </table:table-cell>
              <table:table-cell office:value-type="float" office:value="-681.893565608836">
                <text:p>-681.893565608836</text:p>
              </table:table-cell>
              <table:table-cell office:value-type="float" office:value="-78.4494164217592">
                <text:p>-78.4494164217592</text:p>
              </table:table-cell>
              <table:table-cell office:value-type="float" office:value="102.691716425399">
                <text:p>102.691716425399</text:p>
              </table:table-cell>
            </table:table-row>
            <table:table-row>
              <table:table-cell office:value-type="float" office:value="1.51999999999999">
                <text:p>1.51999999999999</text:p>
              </table:table-cell>
              <table:table-cell office:value-type="float" office:value="1.51999999999999">
                <text:p>1.51999999999999</text:p>
              </table:table-cell>
              <table:table-cell office:value-type="float" office:value="-1076.38974986021">
                <text:p>-1076.38974986021</text:p>
              </table:table-cell>
              <table:table-cell office:value-type="float" office:value="-879.141657734521">
                <text:p>-879.141657734521</text:p>
              </table:table-cell>
              <table:table-cell office:value-type="float" office:value="49.1461507845106">
                <text:p>49.1461507845106</text:p>
              </table:table-cell>
            </table:table-row>
            <table:table-row>
              <table:table-cell office:value-type="float" office:value="1.52499999999999">
                <text:p>1.52499999999999</text:p>
              </table:table-cell>
              <table:table-cell office:value-type="float" office:value="1.52499999999999">
                <text:p>1.52499999999999</text:p>
              </table:table-cell>
              <table:table-cell office:value-type="float" office:value="-156.434465042844">
                <text:p>-156.434465042844</text:p>
              </table:table-cell>
              <table:table-cell office:value-type="float" office:value="-616.412107451525">
                <text:p>-616.412107451525</text:p>
              </table:table-cell>
              <table:table-cell office:value-type="float" office:value="77.6389089724889">
                <text:p>77.6389089724889</text:p>
              </table:table-cell>
            </table:table-row>
            <table:table-row>
              <table:table-cell office:value-type="float" office:value="1.52999999999999">
                <text:p>1.52999999999999</text:p>
              </table:table-cell>
              <table:table-cell office:value-type="float" office:value="1.52999999999999">
                <text:p>1.52999999999999</text:p>
              </table:table-cell>
              <table:table-cell office:value-type="float" office:value="763.675201708669">
                <text:p>763.675201708669</text:p>
              </table:table-cell>
              <table:table-cell office:value-type="float" office:value="303.620368332912">
                <text:p>303.620368332912</text:p>
              </table:table-cell>
              <table:table-cell office:value-type="float" office:value="106.055046930985">
                <text:p>106.055046930985</text:p>
              </table:table-cell>
            </table:table-row>
            <table:table-row>
              <table:table-cell office:value-type="float" office:value="1.53499999999999">
                <text:p>1.53499999999999</text:p>
              </table:table-cell>
              <table:table-cell office:value-type="float" office:value="1.53499999999999">
                <text:p>1.53499999999999</text:p>
              </table:table-cell>
              <table:table-cell office:value-type="float" office:value="369.642010898153">
                <text:p>369.642010898153</text:p>
              </table:table-cell>
              <table:table-cell office:value-type="float" office:value="566.658606303411">
                <text:p>566.658606303411</text:p>
              </table:table-cell>
              <table:table-cell office:value-type="float" office:value="52.2796962162622">
                <text:p>52.2796962162622</text:p>
              </table:table-cell>
            </table:table-row>
            <table:table-row>
              <table:table-cell office:value-type="float" office:value="1.53999999999999">
                <text:p>1.53999999999999</text:p>
              </table:table-cell>
              <table:table-cell office:value-type="float" office:value="1.53999999999999">
                <text:p>1.53999999999999</text:p>
              </table:table-cell>
              <table:table-cell office:value-type="float" office:value="-836.475139455018">
                <text:p>-836.475139455018</text:p>
              </table:table-cell>
              <table:table-cell office:value-type="float" office:value="-233.416564278433">
                <text:p>-233.416564278433</text:p>
              </table:table-cell>
              <table:table-cell office:value-type="float" office:value="-52.27969621588">
                <text:p>-52.27969621588</text:p>
              </table:table-cell>
            </table:table-row>
            <table:table-row>
              <table:table-cell office:value-type="float" office:value="1.54499999999999">
                <text:p>1.54499999999999</text:p>
              </table:table-cell>
              <table:table-cell office:value-type="float" office:value="1.54499999999999">
                <text:p>1.54499999999999</text:p>
              </table:table-cell>
              <table:table-cell office:value-type="float" office:value="-1230.04762233517">
                <text:p>-1230.04762233517</text:p>
              </table:table-cell>
              <table:table-cell office:value-type="float" office:value="-1033.26138089509">
                <text:p>-1033.26138089509</text:p>
              </table:table-cell>
              <table:table-cell office:value-type="float" office:value="-106.055046930953">
                <text:p>-106.055046930953</text:p>
              </table:table-cell>
            </table:table-row>
            <table:table-row>
              <table:table-cell office:value-type="float" office:value="1.54999999999999">
                <text:p>1.54999999999999</text:p>
              </table:table-cell>
              <table:table-cell office:value-type="float" office:value="1.54999999999999">
                <text:p>1.54999999999999</text:p>
              </table:table-cell>
              <table:table-cell office:value-type="float" office:value="-309.016994377696">
                <text:p>-309.016994377696</text:p>
              </table:table-cell>
              <table:table-cell office:value-type="float" office:value="-769.532308356433">
                <text:p>-769.532308356433</text:p>
              </table:table-cell>
              <table:table-cell office:value-type="float" office:value="-77.6389089726776">
                <text:p>-77.6389089726776</text:p>
              </table:table-cell>
            </table:table-row>
            <table:table-row>
              <table:table-cell office:value-type="float" office:value="1.55499999999999">
                <text:p>1.55499999999999</text:p>
              </table:table-cell>
              <table:table-cell office:value-type="float" office:value="1.55499999999999">
                <text:p>1.55499999999999</text:p>
              </table:table-cell>
              <table:table-cell office:value-type="float" office:value="612.31859604906">
                <text:p>612.31859604906</text:p>
              </table:table-cell>
              <table:table-cell office:value-type="float" office:value="151.650800835682">
                <text:p>151.650800835682</text:p>
              </table:table-cell>
              <table:table-cell office:value-type="float" office:value="-49.1461507844789">
                <text:p>-49.1461507844789</text:p>
              </table:table-cell>
            </table:table-row>
            <table:table-row>
              <table:table-cell office:value-type="float" office:value="1.55999999999999">
                <text:p>1.55999999999999</text:p>
              </table:table-cell>
              <table:table-cell office:value-type="float" office:value="1.55999999999999">
                <text:p>1.55999999999999</text:p>
              </table:table-cell>
              <table:table-cell office:value-type="float" office:value="219.660699610174">
                <text:p>219.660699610174</text:p>
              </table:table-cell>
              <table:table-cell office:value-type="float" office:value="415.989647829617">
                <text:p>415.989647829617</text:p>
              </table:table-cell>
              <table:table-cell office:value-type="float" office:value="-102.691716425016">
                <text:p>-102.691716425016</text:p>
              </table:table-cell>
            </table:table-row>
            <table:table-row>
              <table:table-cell office:value-type="float" office:value="1.56499999999999">
                <text:p>1.56499999999999</text:p>
              </table:table-cell>
              <table:table-cell office:value-type="float" office:value="1.56499999999999">
                <text:p>1.56499999999999</text:p>
              </table:table-cell>
              <table:table-cell office:value-type="float" office:value="-984.933142924882">
                <text:p>-984.933142924882</text:p>
              </table:table-cell>
              <table:table-cell office:value-type="float" office:value="-382.636221657354">
                <text:p>-382.636221657354</text:p>
              </table:table-cell>
              <table:table-cell office:value-type="float" office:value="-206.868385708639">
                <text:p>-206.868385708639</text:p>
              </table:table-cell>
            </table:table-row>
            <table:table-row>
              <table:table-cell office:value-type="float" office:value="1.56999999999999">
                <text:p>1.56999999999999</text:p>
              </table:table-cell>
              <table:table-cell office:value-type="float" office:value="1.56999999999999">
                <text:p>1.56999999999999</text:p>
              </table:table-cell>
              <table:table-cell office:value-type="float" office:value="-1376.83580786106">
                <text:p>-1376.83580786106</text:p>
              </table:table-cell>
              <table:table-cell office:value-type="float" office:value="-1180.88447539297">
                <text:p>-1180.88447539297</text:p>
              </table:table-cell>
              <table:table-cell office:value-type="float" office:value="-260.108452902388">
                <text:p>-260.108452902388</text:p>
              </table:table-cell>
            </table:table-row>
            <table:table-row>
              <table:table-cell office:value-type="float" office:value="1.57499999999999">
                <text:p>1.57499999999999</text:p>
              </table:table-cell>
              <table:table-cell office:value-type="float" office:value="1.57499999999999">
                <text:p>1.57499999999999</text:p>
              </table:table-cell>
              <table:table-cell office:value-type="float" office:value="-453.990499742375">
                <text:p>-453.990499742375</text:p>
              </table:table-cell>
              <table:table-cell office:value-type="float" office:value="-915.413153801716">
                <text:p>-915.413153801716</text:p>
              </table:table-cell>
              <table:table-cell office:value-type="float" office:value="-231.004999310178">
                <text:p>-231.004999310178</text:p>
              </table:table-cell>
            </table:table-row>
            <table:table-row>
              <table:table-cell office:value-type="float" office:value="1.57999999999999">
                <text:p>1.57999999999999</text:p>
              </table:table-cell>
              <table:table-cell office:value-type="float" office:value="1.57999999999999">
                <text:p>1.57999999999999</text:p>
              </table:table-cell>
              <table:table-cell office:value-type="float" office:value="469.302842192576">
                <text:p>469.302842192576</text:p>
              </table:table-cell>
              <table:table-cell office:value-type="float" office:value="7.65617122510051">
                <text:p>7.65617122510051</text:p>
              </table:table-cell>
              <table:table-cell office:value-type="float" office:value="-201.67357167299">
                <text:p>-201.67357167299</text:p>
              </table:table-cell>
            </table:table-row>
            <table:table-row>
              <table:table-cell office:value-type="float" office:value="1.58499999999999">
                <text:p>1.58499999999999</text:p>
              </table:table-cell>
              <table:table-cell office:value-type="float" office:value="1.58499999999999">
                <text:p>1.58499999999999</text:p>
              </table:table-cell>
              <table:table-cell office:value-type="float" office:value="78.7438365445872">
                <text:p>78.7438365445872</text:p>
              </table:table-cell>
              <table:table-cell office:value-type="float" office:value="274.023339368582">
                <text:p>274.023339368582</text:p>
              </table:table-cell>
              <table:table-cell office:value-type="float" office:value="-254.229941714972">
                <text:p>-254.229941714972</text:p>
              </table:table-cell>
            </table:table-row>
            <table:table-row>
              <table:table-cell office:value-type="float" office:value="1.58999999999999">
                <text:p>1.58999999999999</text:p>
              </table:table-cell>
              <table:table-cell office:value-type="float" office:value="1.58999999999999">
                <text:p>1.58999999999999</text:p>
              </table:table-cell>
              <table:table-cell office:value-type="float" office:value="-1123.61204726899">
                <text:p>-1123.61204726899</text:p>
              </table:table-cell>
              <table:table-cell office:value-type="float" office:value="-522.434105362202">
                <text:p>-522.434105362202</text:p>
              </table:table-cell>
              <table:table-cell office:value-type="float" office:value="-357.267865467116">
                <text:p>-357.267865467116</text:p>
              </table:table-cell>
            </table:table-row>
            <table:table-row>
              <table:table-cell office:value-type="float" office:value="1.59499999999999">
                <text:p>1.59499999999999</text:p>
              </table:table-cell>
              <table:table-cell office:value-type="float" office:value="1.59499999999999">
                <text:p>1.59499999999999</text:p>
              </table:table-cell>
              <table:table-cell office:value-type="float" office:value="-1513.13989414816">
                <text:p>-1513.13989414816</text:p>
              </table:table-cell>
              <table:table-cell office:value-type="float" office:value="-1318.37597070858">
                <text:p>-1318.37597070858</text:p>
              </table:table-cell>
              <table:table-cell office:value-type="float" office:value="-409.220761000824">
                <text:p>-409.220761000824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-587.785252295496">
                <text:p>-587.785252295496</text:p>
              </table:table-cell>
              <table:table-cell office:value-type="float" office:value="-1050.46257322183">
                <text:p>-1050.46257322183</text:p>
              </table:table-cell>
              <table:table-cell office:value-type="float" office:value="-378.682979903029">
                <text:p>-378.682979903029</text:p>
              </table:table-cell>
            </table:table-row>
            <table:table-row>
              <table:table-cell office:value-type="float" office:value="1.60499999999999">
                <text:p>1.60499999999999</text:p>
              </table:table-cell>
              <table:table-cell office:value-type="float" office:value="1.60499999999999">
                <text:p>1.60499999999999</text:p>
              </table:table-cell>
              <table:table-cell office:value-type="float" office:value="338.149462641287">
                <text:p>338.149462641287</text:p>
              </table:table-cell>
              <table:table-cell office:value-type="float" office:value="-124.817894827105">
                <text:p>-124.817894827105</text:p>
              </table:table-cell>
              <table:table-cell office:value-type="float" office:value="-347.771484422771">
                <text:p>-347.771484422771</text:p>
              </table:table-cell>
            </table:table-row>
            <table:table-row>
              <table:table-cell office:value-type="float" office:value="1.60999999999999">
                <text:p>1.60999999999999</text:p>
              </table:table-cell>
              <table:table-cell office:value-type="float" office:value="1.60999999999999">
                <text:p>1.60999999999999</text:p>
              </table:table-cell>
              <table:table-cell office:value-type="float" office:value="-49.6387374536725">
                <text:p>-49.6387374536725</text:p>
              </table:table-cell>
              <table:table-cell office:value-type="float" office:value="144.255362593807">
                <text:p>144.255362593807</text:p>
              </table:table-cell>
              <table:table-cell office:value-type="float" office:value="-398.603605620417">
                <text:p>-398.603605620417</text:p>
              </table:table-cell>
            </table:table-row>
            <table:table-row>
              <table:table-cell office:value-type="float" office:value="1.61499999999999">
                <text:p>1.61499999999999</text:p>
              </table:table-cell>
              <table:table-cell office:value-type="float" office:value="1.61499999999999">
                <text:p>1.61499999999999</text:p>
              </table:table-cell>
              <table:table-cell office:value-type="float" office:value="-1249.09711761349">
                <text:p>-1249.09711761349</text:p>
              </table:table-cell>
              <table:table-cell office:value-type="float" office:value="-649.367927533584">
                <text:p>-649.367927533584</text:p>
              </table:table-cell>
              <table:table-cell office:value-type="float" office:value="-499.774801152396">
                <text:p>-499.774801152396</text:p>
              </table:table-cell>
            </table:table-row>
            <table:table-row>
              <table:table-cell office:value-type="float" office:value="1.61999999999999">
                <text:p>1.61999999999999</text:p>
              </table:table-cell>
              <table:table-cell office:value-type="float" office:value="1.61999999999999">
                <text:p>1.61999999999999</text:p>
              </table:table-cell>
              <table:table-cell office:value-type="float" office:value="-1635.60362222476">
                <text:p>-1635.60362222476</text:p>
              </table:table-cell>
              <table:table-cell office:value-type="float" office:value="-1442.35036991913">
                <text:p>-1442.35036991913</text:p>
              </table:table-cell>
              <table:table-cell office:value-type="float" office:value="-549.720331325505">
                <text:p>-549.720331325505</text:p>
              </table:table-cell>
            </table:table-row>
            <table:table-row>
              <table:table-cell office:value-type="float" office:value="1.62499999999999">
                <text:p>1.62499999999999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-707.106781189655">
                <text:p>-707.106781189655</text:p>
              </table:table-cell>
              <table:table-cell office:value-type="float" office:value="-1171.35520170721">
                <text:p>-1171.35520170721</text:p>
              </table:table-cell>
              <table:table-cell office:value-type="float" office:value="-517.03652875391">
                <text:p>-517.03652875391</text:p>
              </table:table-cell>
            </table:table-row>
            <table:table-row>
              <table:table-cell office:value-type="float" office:value="1.62999999999999">
                <text:p>1.62999999999999</text:p>
              </table:table-cell>
              <table:table-cell office:value-type="float" office:value="1.62999999999999">
                <text:p>1.62999999999999</text:p>
              </table:table-cell>
              <table:table-cell office:value-type="float" office:value="222.087888872787">
                <text:p>222.087888872787</text:p>
              </table:table-cell>
              <table:table-cell office:value-type="float" office:value="-242.509446158434">
                <text:p>-242.509446158434</text:p>
              </table:table-cell>
              <table:table-cell office:value-type="float" office:value="-483.842473550755">
                <text:p>-483.842473550755</text:p>
              </table:table-cell>
            </table:table-row>
            <table:table-row>
              <table:table-cell office:value-type="float" office:value="1.63499999999999">
                <text:p>1.63499999999999</text:p>
              </table:table-cell>
              <table:table-cell office:value-type="float" office:value="1.63499999999999">
                <text:p>1.63499999999999</text:p>
              </table:table-cell>
              <table:table-cell office:value-type="float" office:value="-162.325817335293">
                <text:p>-162.325817335293</text:p>
              </table:table-cell>
              <table:table-cell office:value-type="float" office:value="29.8810357687473">
                <text:p>29.8810357687473</text:p>
              </table:table-cell>
              <table:table-cell office:value-type="float" office:value="-532.257749387277">
                <text:p>-532.257749387277</text:p>
              </table:table-cell>
            </table:table-row>
            <table:table-row>
              <table:table-cell office:value-type="float" office:value="1.63999999999999">
                <text:p>1.63999999999999</text:p>
              </table:table-cell>
              <table:table-cell office:value-type="float" office:value="1.63999999999999">
                <text:p>1.63999999999999</text:p>
              </table:table-cell>
              <table:table-cell office:value-type="float" office:value="-1358.29849506558">
                <text:p>-1358.29849506558</text:p>
              </table:table-cell>
              <table:table-cell office:value-type="float" office:value="-760.312156200434">
                <text:p>-760.312156200434</text:p>
              </table:table-cell>
              <table:table-cell office:value-type="float" office:value="-630.880199054511">
                <text:p>-630.880199054511</text:p>
              </table:table-cell>
            </table:table-row>
            <table:table-row>
              <table:table-cell office:value-type="float" office:value="1.64499999999999">
                <text:p>1.64499999999999</text:p>
              </table:table-cell>
              <table:table-cell office:value-type="float" office:value="1.64499999999999">
                <text:p>1.64499999999999</text:p>
              </table:table-cell>
              <table:table-cell office:value-type="float" office:value="-1741.21152867182">
                <text:p>-1741.21152867182</text:p>
              </table:table-cell>
              <table:table-cell office:value-type="float" office:value="-1549.7550118687">
                <text:p>-1549.7550118687</text:p>
              </table:table-cell>
              <table:table-cell office:value-type="float" office:value="-678.147598163695">
                <text:p>-678.147598163695</text:p>
              </table:table-cell>
            </table:table-row>
            <table:table-row>
              <table:table-cell office:value-type="float" office:value="1.64999999999999">
                <text:p>1.64999999999999</text:p>
              </table:table-cell>
              <table:table-cell office:value-type="float" office:value="1.64999999999999">
                <text:p>1.64999999999999</text:p>
              </table:table-cell>
              <table:table-cell office:value-type="float" office:value="-809.016994378254">
                <text:p>-809.016994378254</text:p>
              </table:table-cell>
              <table:table-cell office:value-type="float" office:value="-1275.11426152503">
                <text:p>-1275.11426152503</text:p>
              </table:table-cell>
              <table:table-cell office:value-type="float" office:value="-642.658922321019">
                <text:p>-642.658922321019</text:p>
              </table:table-cell>
            </table:table-row>
            <table:table-row>
              <table:table-cell office:value-type="float" office:value="1.65499999999999">
                <text:p>1.65499999999999</text:p>
              </table:table-cell>
              <table:table-cell office:value-type="float" office:value="1.65499999999999">
                <text:p>1.65499999999999</text:p>
              </table:table-cell>
              <table:table-cell office:value-type="float" office:value="123.975942019604">
                <text:p>123.975942019604</text:p>
              </table:table-cell>
              <table:table-cell office:value-type="float" office:value="-342.520526179325">
                <text:p>-342.520526179325</text:p>
              </table:table-cell>
              <table:table-cell office:value-type="float" office:value="-606.536019710896">
                <text:p>-606.536019710896</text:p>
              </table:table-cell>
            </table:table-row>
            <table:table-row>
              <table:table-cell office:value-type="float" office:value="1.65999999999999">
                <text:p>1.65999999999999</text:p>
              </table:table-cell>
              <table:table-cell office:value-type="float" office:value="1.65999999999999">
                <text:p>1.65999999999999</text:p>
              </table:table-cell>
              <table:table-cell office:value-type="float" office:value="-256.542673206793">
                <text:p>-256.542673206793</text:p>
              </table:table-cell>
              <table:table-cell office:value-type="float" office:value="-66.2833655935946">
                <text:p>-66.2833655935946</text:p>
              </table:table-cell>
              <table:table-cell office:value-type="float" office:value="-651.901364423356">
                <text:p>-651.901364423356</text:p>
              </table:table-cell>
            </table:table-row>
            <table:table-row>
              <table:table-cell office:value-type="float" office:value="1.66499999999999">
                <text:p>1.66499999999999</text:p>
              </table:table-cell>
              <table:table-cell office:value-type="float" office:value="1.66499999999999">
                <text:p>1.66499999999999</text:p>
              </table:table-cell>
              <table:table-cell office:value-type="float" office:value="-1448.52727929363">
                <text:p>-1448.52727929363</text:p>
              </table:table-cell>
              <table:table-cell office:value-type="float" office:value="-852.534976250212">
                <text:p>-852.534976250212</text:p>
              </table:table-cell>
              <table:table-cell office:value-type="float" office:value="-747.355809163245">
                <text:p>-747.355809163245</text:p>
              </table:table-cell>
            </table:table-row>
            <table:table-row>
              <table:table-cell office:value-type="float" office:value="1.66999999999999">
                <text:p>1.66999999999999</text:p>
              </table:table-cell>
              <table:table-cell office:value-type="float" office:value="1.66999999999999">
                <text:p>1.66999999999999</text:p>
              </table:table-cell>
              <table:table-cell office:value-type="float" office:value="-1827.36319634004">
                <text:p>-1827.36319634004</text:p>
              </table:table-cell>
              <table:table-cell office:value-type="float" office:value="-1637.94523781683">
                <text:p>-1637.94523781683</text:p>
              </table:table-cell>
              <table:table-cell office:value-type="float" office:value="-791.340255980185">
                <text:p>-791.340255980185</text:p>
              </table:table-cell>
            </table:table-row>
            <table:table-row>
              <table:table-cell office:value-type="float" office:value="1.67499999999999">
                <text:p>1.67499999999999</text:p>
              </table:table-cell>
              <table:table-cell office:value-type="float" office:value="1.67499999999999">
                <text:p>1.67499999999999</text:p>
              </table:table-cell>
              <table:table-cell office:value-type="float" office:value="-891.00652419182">
                <text:p>-891.00652419182</text:p>
              </table:table-cell>
              <table:table-cell office:value-type="float" office:value="-1359.18486026593">
                <text:p>-1359.18486026593</text:p>
              </table:table-cell>
              <table:table-cell office:value-type="float" office:value="-752.456920357914">
                <text:p>-752.456920357914</text:p>
              </table:table-cell>
            </table:table-row>
            <table:table-row>
              <table:table-cell office:value-type="float" office:value="1.67999999999999">
                <text:p>1.67999999999999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46.2294638280943">
                <text:p>46.2294638280943</text:p>
              </table:table-cell>
              <table:table-cell office:value-type="float" office:value="-422.388530181863">
                <text:p>-422.388530181863</text:p>
              </table:table-cell>
              <table:table-cell office:value-type="float" office:value="-712.83100060019">
                <text:p>-712.83100060019</text:p>
              </table:table-cell>
            </table:table-row>
            <table:table-row>
              <table:table-cell office:value-type="float" office:value="1.68499999999999">
                <text:p>1.68499999999999</text:p>
              </table:table-cell>
              <table:table-cell office:value-type="float" office:value="1.68499999999999">
                <text:p>1.68499999999999</text:p>
              </table:table-cell>
              <table:table-cell office:value-type="float" office:value="-329.969373388614">
                <text:p>-329.969373388614</text:p>
              </table:table-cell>
              <table:table-cell office:value-type="float" office:value="-141.86995478026">
                <text:p>-141.86995478026</text:p>
              </table:table-cell>
              <table:table-cell office:value-type="float" office:value="-754.588427852058">
                <text:p>-754.588427852058</text:p>
              </table:table-cell>
            </table:table-row>
            <table:table-row>
              <table:table-cell office:value-type="float" office:value="1.68999999999999">
                <text:p>1.68999999999999</text:p>
              </table:table-cell>
              <table:table-cell office:value-type="float" office:value="1.68999999999999">
                <text:p>1.68999999999999</text:p>
              </table:table-cell>
              <table:table-cell office:value-type="float" office:value="-1517.56173817784">
                <text:p>-1517.56173817784</text:p>
              </table:table-cell>
              <table:table-cell office:value-type="float" office:value="-923.765555783226">
                <text:p>-923.765555783226</text:p>
              </table:table-cell>
              <table:table-cell office:value-type="float" office:value="-846.333615397319">
                <text:p>-846.333615397319</text:p>
              </table:table-cell>
            </table:table-row>
            <table:table-row>
              <table:table-cell office:value-type="float" office:value="1.69499999999999">
                <text:p>1.69499999999999</text:p>
              </table:table-cell>
              <table:table-cell office:value-type="float" office:value="1.69499999999999">
                <text:p>1.69499999999999</text:p>
              </table:table-cell>
              <table:table-cell office:value-type="float" office:value="-1891.93728525045">
                <text:p>-1891.93728525045</text:p>
              </table:table-cell>
              <table:table-cell office:value-type="float" office:value="-1704.74951171415">
                <text:p>-1704.74951171415</text:p>
              </table:table-cell>
              <table:table-cell office:value-type="float" office:value="-886.511125874629">
                <text:p>-886.511125874629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-951.056516298696">
                <text:p>-951.056516298696</text:p>
              </table:table-cell>
              <table:table-cell office:value-type="float" office:value="-1421.49690077457">
                <text:p>-1421.49690077457</text:p>
              </table:table-cell>
              <table:table-cell office:value-type="float" office:value="-843.72693175425">
                <text:p>-843.72693175425</text:p>
              </table:table-cell>
            </table:table-row>
            <table:table-row>
              <table:table-cell office:value-type="float" office:value="1.70499999999999">
                <text:p>1.70499999999999</text:p>
              </table:table-cell>
              <table:table-cell office:value-type="float" office:value="1.70499999999999">
                <text:p>1.70499999999999</text:p>
              </table:table-cell>
              <table:table-cell office:value-type="float" office:value="-9.23716938289999">
                <text:p>-9.23716938289999</text:p>
              </table:table-cell>
              <table:table-cell office:value-type="float" office:value="-480.146842840798">
                <text:p>-480.146842840798</text:p>
              </table:table-cell>
              <table:table-cell office:value-type="float" office:value="-800.110081016327">
                <text:p>-800.110081016327</text:p>
              </table:table-cell>
            </table:table-row>
            <table:table-row>
              <table:table-cell office:value-type="float" office:value="1.70999999999999">
                <text:p>1.70999999999999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-380.797908833167">
                <text:p>-380.797908833167</text:p>
              </table:table-cell>
              <table:table-cell office:value-type="float" office:value="-195.017539108034">
                <text:p>-195.017539108034</text:p>
              </table:table-cell>
              <table:table-cell office:value-type="float" office:value="-837.790443372949">
                <text:p>-837.790443372949</text:p>
              </table:table-cell>
            </table:table-row>
            <table:table-row>
              <table:table-cell office:value-type="float" office:value="1.71499999999999">
                <text:p>1.71499999999999</text:p>
              </table:table-cell>
              <table:table-cell office:value-type="float" office:value="1.71499999999999">
                <text:p>1.71499999999999</text:p>
              </table:table-cell>
              <table:table-cell office:value-type="float" office:value="-1563.70201422824">
                <text:p>-1563.70201422824</text:p>
              </table:table-cell>
              <table:table-cell office:value-type="float" office:value="-972.249961530703">
                <text:p>-972.249961530703</text:p>
              </table:table-cell>
              <table:table-cell office:value-type="float" office:value="-925.376455678758">
                <text:p>-925.376455678758</text:p>
              </table:table-cell>
            </table:table-row>
            <table:table-row>
              <table:table-cell office:value-type="float" office:value="1.71999999999999">
                <text:p>1.71999999999999</text:p>
              </table:table-cell>
              <table:table-cell office:value-type="float" office:value="1.71999999999999">
                <text:p>1.71999999999999</text:p>
              </table:table-cell>
              <table:table-cell office:value-type="float" office:value="-1933.34376702497">
                <text:p>-1933.34376702497</text:p>
              </table:table-cell>
              <table:table-cell office:value-type="float" office:value="-1748.52289062661">
                <text:p>-1748.52289062661</text:p>
              </table:table-cell>
              <table:table-cell office:value-type="float" office:value="-961.316785176221">
                <text:p>-961.316785176221</text:p>
              </table:table-cell>
            </table:table-row>
            <table:table-row>
              <table:table-cell office:value-type="float" office:value="1.72499999999999">
                <text:p>1.72499999999999</text:p>
              </table:table-cell>
              <table:table-cell office:value-type="float" office:value="1.72499999999999">
                <text:p>1.72499999999999</text:p>
              </table:table-cell>
              <table:table-cell office:value-type="float" office:value="-987.688340598885">
                <text:p>-987.688340598885</text:p>
              </table:table-cell>
              <table:table-cell office:value-type="float" office:value="-1460.51605381193">
                <text:p>-1460.51605381193</text:p>
              </table:table-cell>
              <table:table-cell office:value-type="float" office:value="-914.221585921663">
                <text:p>-914.221585921663</text:p>
              </table:table-cell>
            </table:table-row>
            <table:table-row>
              <table:table-cell office:value-type="float" office:value="1.72999999999999">
                <text:p>1.72999999999999</text:p>
              </table:table-cell>
              <table:table-cell office:value-type="float" office:value="1.72999999999999">
                <text:p>1.72999999999999</text:p>
              </table:table-cell>
              <table:table-cell office:value-type="float" office:value="-41.0581850204727">
                <text:p>-41.0581850204727</text:p>
              </table:table-cell>
              <table:table-cell office:value-type="float" office:value="-514.373262809679">
                <text:p>-514.373262809679</text:p>
              </table:table-cell>
              <table:table-cell office:value-type="float" office:value="-866.224160336801">
                <text:p>-866.224160336801</text:p>
              </table:table-cell>
            </table:table-row>
            <table:table-row>
              <table:table-cell office:value-type="float" office:value="1.73499999999999">
                <text:p>1.73499999999999</text:p>
              </table:table-cell>
              <table:table-cell office:value-type="float" office:value="1.73499999999999">
                <text:p>1.73499999999999</text:p>
              </table:table-cell>
              <table:table-cell office:value-type="float" office:value="-407.776712307566">
                <text:p>-407.776712307566</text:p>
              </table:table-cell>
              <table:table-cell office:value-type="float" office:value="-224.417448664019">
                <text:p>-224.417448664019</text:p>
              </table:table-cell>
              <table:table-cell office:value-type="float" office:value="-899.458701232249">
                <text:p>-899.458701232249</text:p>
              </table:table-cell>
            </table:table-row>
            <table:table-row>
              <table:table-cell office:value-type="float" office:value="1.73999999999998">
                <text:p>1.73999999999998</text:p>
              </table:table-cell>
              <table:table-cell office:value-type="float" office:value="1.73999999999998">
                <text:p>1.73999999999998</text:p>
              </table:table-cell>
              <table:table-cell office:value-type="float" office:value="-1585.81198071762">
                <text:p>-1585.81198071762</text:p>
              </table:table-cell>
              <table:table-cell office:value-type="float" office:value="-996.794346512594">
                <text:p>-996.794346512594</text:p>
              </table:table-cell>
              <table:table-cell office:value-type="float" office:value="-982.538032951676">
                <text:p>-982.538032951676</text:p>
              </table:table-cell>
            </table:table-row>
            <table:table-row>
              <table:table-cell office:value-type="float" office:value="1.74499999999998">
                <text:p>1.74499999999998</text:p>
              </table:table-cell>
              <table:table-cell office:value-type="float" office:value="1.74499999999998">
                <text:p>1.74499999999998</text:p>
              </table:table-cell>
              <table:table-cell office:value-type="float" office:value="-1950.56307666207">
                <text:p>-1950.56307666207</text:p>
              </table:table-cell>
              <table:table-cell office:value-type="float" office:value="-1768.18752868985">
                <text:p>-1768.18752868985</text:p>
              </table:table-cell>
              <table:table-cell office:value-type="float" office:value="-1013.9152702872">
                <text:p>-1013.9152702872</text:p>
              </table:table-cell>
            </table:table-row>
            <table:table-row>
              <table:table-cell office:value-type="float" office:value="1.74999999999998">
                <text:p>1.74999999999998</text:p>
              </table:table-cell>
              <table:table-cell office:value-type="float" office:value="1.74999999999998">
                <text:p>1.74999999999998</text:p>
              </table:table-cell>
              <table:table-cell office:value-type="float" office:value="-1000.00000000384">
                <text:p>-1000.00000000384</text:p>
              </table:table-cell>
              <table:table-cell office:value-type="float" office:value="-1475.28153833296">
                <text:p>-1475.28153833296</text:p>
              </table:table-cell>
              <table:table-cell office:value-type="float" office:value="-962.205070516191">
                <text:p>-962.205070516191</text:p>
              </table:table-cell>
            </table:table-row>
            <table:table-row>
              <table:table-cell office:value-type="float" office:value="1.75499999999998">
                <text:p>1.75499999999998</text:p>
              </table:table-cell>
              <table:table-cell office:value-type="float" office:value="1.75499999999998">
                <text:p>1.75499999999998</text:p>
              </table:table-cell>
              <table:table-cell office:value-type="float" office:value="-48.4500440717654">
                <text:p>-48.4500440717654</text:p>
              </table:table-cell>
              <table:table-cell office:value-type="float" office:value="-524.225022037803">
                <text:p>-524.225022037803</text:p>
              </table:table-cell>
              <table:table-cell office:value-type="float" office:value="-909.545290508688">
                <text:p>-909.545290508688</text:p>
              </table:table-cell>
            </table:table-row>
            <table:table-row>
              <table:table-cell office:value-type="float" office:value="1.75999999999998">
                <text:p>1.75999999999998</text:p>
              </table:table-cell>
              <table:table-cell office:value-type="float" office:value="1.75999999999998">
                <text:p>1.75999999999998</text:p>
              </table:table-cell>
              <table:table-cell office:value-type="float" office:value="-410.241476132618">
                <text:p>-410.241476132618</text:p>
              </table:table-cell>
              <table:table-cell office:value-type="float" office:value="-229.345760102192">
                <text:p>-229.345760102192</text:p>
              </table:table-cell>
              <table:table-cell office:value-type="float" office:value="-938.074724256232">
                <text:p>-938.074724256232</text:p>
              </table:table-cell>
            </table:table-row>
            <table:table-row>
              <table:table-cell office:value-type="float" office:value="1.76499999999998">
                <text:p>1.76499999999998</text:p>
              </table:table-cell>
              <table:table-cell office:value-type="float" office:value="1.76499999999998">
                <text:p>1.76499999999998</text:p>
              </table:table-cell>
              <table:table-cell office:value-type="float" office:value="-1583.34721689238">
                <text:p>-1583.34721689238</text:p>
              </table:table-cell>
              <table:table-cell office:value-type="float" office:value="-996.794346512499">
                <text:p>-996.794346512499</text:p>
              </table:table-cell>
              <table:table-cell office:value-type="float" office:value="-1016.41083947522">
                <text:p>-1016.41083947522</text:p>
              </table:table-cell>
            </table:table-row>
            <table:table-row>
              <table:table-cell office:value-type="float" office:value="1.76999999999998">
                <text:p>1.76999999999998</text:p>
              </table:table-cell>
              <table:table-cell office:value-type="float" office:value="1.76999999999998">
                <text:p>1.76999999999998</text:p>
              </table:table-cell>
              <table:table-cell office:value-type="float" office:value="-1943.17121761087">
                <text:p>-1943.17121761087</text:p>
              </table:table-cell>
              <table:table-cell office:value-type="float" office:value="-1763.25921725163">
                <text:p>-1763.25921725163</text:p>
              </table:table-cell>
              <table:table-cell office:value-type="float" office:value="-1043.01143193978">
                <text:p>-1043.01143193978</text:p>
              </table:table-cell>
            </table:table-row>
            <table:table-row>
              <table:table-cell office:value-type="float" office:value="1.77499999999998">
                <text:p>1.77499999999998</text:p>
              </table:table-cell>
              <table:table-cell office:value-type="float" office:value="1.77499999999998">
                <text:p>1.77499999999998</text:p>
              </table:table-cell>
              <table:table-cell office:value-type="float" office:value="-987.688340599185">
                <text:p>-987.688340599185</text:p>
              </table:table-cell>
              <table:table-cell office:value-type="float" office:value="-1465.42977910503">
                <text:p>-1465.42977910503</text:p>
              </table:table-cell>
              <table:table-cell office:value-type="float" office:value="-986.495872899078">
                <text:p>-986.495872899078</text:p>
              </table:table-cell>
            </table:table-row>
            <table:table-row>
              <table:table-cell office:value-type="float" office:value="1.77999999999998">
                <text:p>1.77999999999998</text:p>
              </table:table-cell>
              <table:table-cell office:value-type="float" office:value="1.77999999999998">
                <text:p>1.77999999999998</text:p>
              </table:table-cell>
              <table:table-cell office:value-type="float" office:value="-31.2307344347977">
                <text:p>-31.2307344347977</text:p>
              </table:table-cell>
              <table:table-cell office:value-type="float" office:value="-509.459537516992">
                <text:p>-509.459537516992</text:p>
              </table:table-cell>
              <table:table-cell office:value-type="float" office:value="-929.006761532585">
                <text:p>-929.006761532585</text:p>
              </table:table-cell>
            </table:table-row>
            <table:table-row>
              <table:table-cell office:value-type="float" office:value="1.78499999999998">
                <text:p>1.78499999999998</text:p>
              </table:table-cell>
              <table:table-cell office:value-type="float" office:value="1.78499999999998">
                <text:p>1.78499999999998</text:p>
              </table:table-cell>
              <table:table-cell office:value-type="float" office:value="-388.131509643046">
                <text:p>-388.131509643046</text:p>
              </table:table-cell>
              <table:table-cell office:value-type="float" office:value="-209.681122038922">
                <text:p>-209.681122038922</text:p>
              </table:table-cell>
              <table:table-cell office:value-type="float" office:value="-952.687657798844">
                <text:p>-952.687657798844</text:p>
              </table:table-cell>
            </table:table-row>
            <table:table-row>
              <table:table-cell office:value-type="float" office:value="1.78999999999998">
                <text:p>1.78999999999998</text:p>
              </table:table-cell>
              <table:table-cell office:value-type="float" office:value="1.78999999999998">
                <text:p>1.78999999999998</text:p>
              </table:table-cell>
              <table:table-cell office:value-type="float" office:value="-1556.36841341784">
                <text:p>-1556.36841341784</text:p>
              </table:table-cell>
              <table:table-cell office:value-type="float" office:value="-972.249961530442">
                <text:p>-972.249961530442</text:p>
              </table:table-cell>
              <table:table-cell office:value-type="float" office:value="-1026.16081433539">
                <text:p>-1026.16081433539</text:p>
              </table:table-cell>
            </table:table-row>
            <table:table-row>
              <table:table-cell office:value-type="float" office:value="1.79499999999998">
                <text:p>1.79499999999998</text:p>
              </table:table-cell>
              <table:table-cell office:value-type="float" office:value="1.79499999999998">
                <text:p>1.79499999999998</text:p>
              </table:table-cell>
              <table:table-cell office:value-type="float" office:value="-1911.3502019734">
                <text:p>-1911.3502019734</text:p>
              </table:table-cell>
              <table:table-cell office:value-type="float" office:value="-1733.85930769562">
                <text:p>-1733.85930769562</text:p>
              </table:table-cell>
              <table:table-cell office:value-type="float" office:value="-1047.88882606946">
                <text:p>-1047.88882606946</text:p>
              </table:table-cell>
            </table:table-row>
            <table:table-row>
              <table:table-cell office:value-type="float" office:value="1.79999999999998">
                <text:p>1.7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-951.056516299353">
                <text:p>-951.056516299353</text:p>
              </table:table-cell>
              <table:table-cell office:value-type="float" office:value="-1431.20335913638">
                <text:p>-1431.20335913638</text:p>
              </table:table-cell>
              <table:table-cell office:value-type="float" office:value="-986.495872899107">
                <text:p>-986.495872899107</text:p>
              </table:table-cell>
            </table:table-row>
            <table:table-row>
              <table:table-cell office:value-type="float" office:value="1.80499999999998">
                <text:p>1.80499999999998</text:p>
              </table:table-cell>
              <table:table-cell office:value-type="float" office:value="1.80499999999998">
                <text:p>1.80499999999998</text:p>
              </table:table-cell>
              <table:table-cell office:value-type="float" office:value="10.1757473396074">
                <text:p>10.1757473396074</text:p>
              </table:table-cell>
              <table:table-cell office:value-type="float" office:value="-470.440384479873">
                <text:p>-470.440384479873</text:p>
              </table:table-cell>
              <table:table-cell office:value-type="float" office:value="-924.129367402951">
                <text:p>-924.129367402951</text:p>
              </table:table-cell>
            </table:table-row>
            <table:table-row>
              <table:table-cell office:value-type="float" office:value="1.80999999999998">
                <text:p>1.80999999999998</text:p>
              </table:table-cell>
              <table:table-cell office:value-type="float" office:value="1.80999999999998">
                <text:p>1.80999999999998</text:p>
              </table:table-cell>
              <table:table-cell office:value-type="float" office:value="-341.991233592411">
                <text:p>-341.991233592411</text:p>
              </table:table-cell>
              <table:table-cell office:value-type="float" office:value="-165.907743126402">
                <text:p>-165.907743126402</text:p>
              </table:table-cell>
              <table:table-cell office:value-type="float" office:value="-942.937682938697">
                <text:p>-942.937682938697</text:p>
              </table:table-cell>
            </table:table-row>
            <table:table-row>
              <table:table-cell office:value-type="float" office:value="1.81499999999998">
                <text:p>1.81499999999998</text:p>
              </table:table-cell>
              <table:table-cell office:value-type="float" office:value="1.81499999999998">
                <text:p>1.81499999999998</text:p>
              </table:table-cell>
              <table:table-cell office:value-type="float" office:value="-1505.5398779731">
                <text:p>-1505.5398779731</text:p>
              </table:table-cell>
              <table:table-cell office:value-type="float" office:value="-923.765555782754">
                <text:p>-923.765555782754</text:p>
              </table:table-cell>
              <table:table-cell office:value-type="float" office:value="-1011.54788079279">
                <text:p>-1011.54788079279</text:p>
              </table:table-cell>
            </table:table-row>
            <table:table-row>
              <table:table-cell office:value-type="float" office:value="1.81999999999998">
                <text:p>1.81999999999998</text:p>
              </table:table-cell>
              <table:table-cell office:value-type="float" office:value="1.81999999999998">
                <text:p>1.81999999999998</text:p>
              </table:table-cell>
              <table:table-cell office:value-type="float" office:value="-1855.88356876253">
                <text:p>-1855.88356876253</text:p>
              </table:table-cell>
              <table:table-cell office:value-type="float" office:value="-1680.71172336781">
                <text:p>-1680.71172336781</text:p>
              </table:table-cell>
              <table:table-cell office:value-type="float" office:value="-1028.4273550456">
                <text:p>-1028.4273550456</text:p>
              </table:table-cell>
            </table:table-row>
            <table:table-row>
              <table:table-cell office:value-type="float" office:value="1.82499999999998">
                <text:p>1.82499999999998</text:p>
              </table:table-cell>
              <table:table-cell office:value-type="float" office:value="1.82499999999998">
                <text:p>1.82499999999998</text:p>
              </table:table-cell>
              <table:table-cell office:value-type="float" office:value="-891.006524192662">
                <text:p>-891.006524192662</text:p>
              </table:table-cell>
              <table:table-cell office:value-type="float" office:value="-1373.4450464776">
                <text:p>-1373.4450464776</text:p>
              </table:table-cell>
              <table:table-cell office:value-type="float" office:value="-962.205070516262">
                <text:p>-962.205070516262</text:p>
              </table:table-cell>
            </table:table-row>
            <table:table-row>
              <table:table-cell office:value-type="float" office:value="1.82999999999998">
                <text:p>1.82999999999998</text:p>
              </table:table-cell>
              <table:table-cell office:value-type="float" office:value="1.82999999999998">
                <text:p>1.82999999999998</text:p>
              </table:table-cell>
              <table:table-cell office:value-type="float" office:value="74.749836249893">
                <text:p>74.749836249893</text:p>
              </table:table-cell>
              <table:table-cell office:value-type="float" office:value="-408.128343971384">
                <text:p>-408.128343971384</text:p>
              </table:table-cell>
              <table:table-cell office:value-type="float" office:value="-895.033205750404">
                <text:p>-895.033205750404</text:p>
              </table:table-cell>
            </table:table-row>
            <table:table-row>
              <table:table-cell office:value-type="float" office:value="1.83499999999998">
                <text:p>1.83499999999998</text:p>
              </table:table-cell>
              <table:table-cell office:value-type="float" office:value="1.83499999999998">
                <text:p>1.83499999999998</text:p>
              </table:table-cell>
              <table:table-cell office:value-type="float" office:value="-272.95677470801">
                <text:p>-272.95677470801</text:p>
              </table:table-cell>
              <table:table-cell office:value-type="float" office:value="-99.1034692290586">
                <text:p>-99.1034692290586</text:p>
              </table:table-cell>
              <table:table-cell office:value-type="float" office:value="-909.064876415169">
                <text:p>-909.064876415169</text:p>
              </table:table-cell>
            </table:table-row>
            <table:table-row>
              <table:table-cell office:value-type="float" office:value="1.83999999999998">
                <text:p>1.83999999999998</text:p>
              </table:table-cell>
              <table:table-cell office:value-type="float" office:value="1.83999999999998">
                <text:p>1.83999999999998</text:p>
              </table:table-cell>
              <table:table-cell office:value-type="float" office:value="-1432.11317779104">
                <text:p>-1432.11317779104</text:p>
              </table:table-cell>
              <table:table-cell office:value-type="float" office:value="-852.534976249524">
                <text:p>-852.534976249524</text:p>
              </table:table-cell>
              <table:table-cell office:value-type="float" office:value="-972.93185776882">
                <text:p>-972.93185776882</text:p>
              </table:table-cell>
            </table:table-row>
            <table:table-row>
              <table:table-cell office:value-type="float" office:value="1.84499999999998">
                <text:p>1.84499999999998</text:p>
              </table:table-cell>
              <table:table-cell office:value-type="float" office:value="1.84499999999998">
                <text:p>1.84499999999998</text:p>
              </table:table-cell>
              <table:table-cell office:value-type="float" office:value="-1778.13709057111">
                <text:p>-1778.13709057111</text:p>
              </table:table-cell>
              <table:table-cell office:value-type="float" office:value="-1605.12513418108">
                <text:p>-1605.12513418108</text:p>
              </table:table-cell>
              <table:table-cell office:value-type="float" office:value="-985.106224873741">
                <text:p>-985.106224873741</text:p>
              </table:table-cell>
            </table:table-row>
            <table:table-row>
              <table:table-cell office:value-type="float" office:value="1.84999999999998">
                <text:p>1.84999999999998</text:p>
              </table:table-cell>
              <table:table-cell office:value-type="float" office:value="1.84999999999998">
                <text:p>1.84999999999998</text:p>
              </table:table-cell>
              <table:table-cell office:value-type="float" office:value="-809.01699437945">
                <text:p>-809.01699437945</text:p>
              </table:table-cell>
              <table:table-cell office:value-type="float" office:value="-1293.57704247528">
                <text:p>-1293.57704247528</text:p>
              </table:table-cell>
              <table:table-cell office:value-type="float" office:value="-914.221585921777">
                <text:p>-914.221585921777</text:p>
              </table:table-cell>
            </table:table-row>
            <table:table-row>
              <table:table-cell office:value-type="float" office:value="1.85499999999998">
                <text:p>1.85499999999998</text:p>
              </table:table-cell>
              <table:table-cell office:value-type="float" office:value="1.85499999999998">
                <text:p>1.85499999999998</text:p>
              </table:table-cell>
              <table:table-cell office:value-type="float" office:value="160.901503918026">
                <text:p>160.901503918026</text:p>
              </table:table-cell>
              <table:table-cell office:value-type="float" office:value="-324.057745230712">
                <text:p>-324.057745230712</text:p>
              </table:table-cell>
              <table:table-cell office:value-type="float" office:value="-842.434720639451">
                <text:p>-842.434720639451</text:p>
              </table:table-cell>
            </table:table-row>
            <table:table-row>
              <table:table-cell office:value-type="float" office:value="1.85999999999998">
                <text:p>1.85999999999998</text:p>
              </table:table-cell>
              <table:table-cell office:value-type="float" office:value="1.85999999999998">
                <text:p>1.85999999999998</text:p>
              </table:table-cell>
              <table:table-cell office:value-type="float" office:value="-182.727990479808">
                <text:p>-182.727990479808</text:p>
              </table:table-cell>
              <table:table-cell office:value-type="float" office:value="-10.913243280891">
                <text:p>-10.913243280891</text:p>
              </table:table-cell>
              <table:table-cell office:value-type="float" office:value="-851.903299142264">
                <text:p>-851.903299142264</text:p>
              </table:table-cell>
            </table:table-row>
            <table:table-row>
              <table:table-cell office:value-type="float" office:value="1.86499999999998">
                <text:p>1.86499999999998</text:p>
              </table:table-cell>
              <table:table-cell office:value-type="float" office:value="1.86499999999998">
                <text:p>1.86499999999998</text:p>
              </table:table-cell>
              <table:table-cell office:value-type="float" office:value="-1337.89632191934">
                <text:p>-1337.89632191934</text:p>
              </table:table-cell>
              <table:table-cell office:value-type="float" office:value="-760.312156199575">
                <text:p>-760.312156199575</text:p>
              </table:table-cell>
              <table:table-cell office:value-type="float" office:value="-911.263599909533">
                <text:p>-911.263599909533</text:p>
              </table:table-cell>
            </table:table-row>
            <table:table-row>
              <table:table-cell office:value-type="float" office:value="1.86999999999998">
                <text:p>1.86999999999998</text:p>
              </table:table-cell>
              <table:table-cell office:value-type="float" office:value="1.86999999999998">
                <text:p>1.86999999999998</text:p>
              </table:table-cell>
              <table:table-cell office:value-type="float" office:value="-1680.02514371804">
                <text:p>-1680.02514371804</text:p>
              </table:table-cell>
              <table:table-cell office:value-type="float" office:value="-1508.96073281869">
                <text:p>-1508.96073281869</text:p>
              </table:table-cell>
              <table:table-cell office:value-type="float" office:value="-918.992145553296">
                <text:p>-918.992145553296</text:p>
              </table:table-cell>
            </table:table-row>
            <table:table-row>
              <table:table-cell office:value-type="float" office:value="1.87499999999998">
                <text:p>1.87499999999998</text:p>
              </table:table-cell>
              <table:table-cell office:value-type="float" office:value="1.87499999999998">
                <text:p>1.87499999999998</text:p>
              </table:table-cell>
              <table:table-cell office:value-type="float" office:value="-707.106781191144">
                <text:p>-707.106781191144</text:p>
              </table:table-cell>
              <table:table-cell office:value-type="float" office:value="-1193.56596245459">
                <text:p>-1193.56596245459</text:p>
              </table:table-cell>
              <table:table-cell office:value-type="float" office:value="-843.726931754405">
                <text:p>-843.726931754405</text:p>
              </table:table-cell>
            </table:table-row>
            <table:table-row>
              <table:table-cell office:value-type="float" office:value="1.87999999999998">
                <text:p>1.87999999999998</text:p>
              </table:table-cell>
              <table:table-cell office:value-type="float" office:value="1.87999999999998">
                <text:p>1.87999999999998</text:p>
              </table:table-cell>
              <table:table-cell office:value-type="float" office:value="266.509410364989">
                <text:p>266.509410364989</text:p>
              </table:table-cell>
              <table:table-cell office:value-type="float" office:value="-220.298685413077">
                <text:p>-220.298685413077</text:p>
              </table:table-cell>
              <table:table-cell office:value-type="float" office:value="-767.629061337883">
                <text:p>-767.629061337883</text:p>
              </table:table-cell>
            </table:table-row>
            <table:table-row>
              <table:table-cell office:value-type="float" office:value="1.88499999999998">
                <text:p>1.88499999999998</text:p>
              </table:table-cell>
              <table:table-cell office:value-type="float" office:value="1.88499999999998">
                <text:p>1.88499999999998</text:p>
              </table:table-cell>
              <table:table-cell office:value-type="float" office:value="-73.5266130275311">
                <text:p>-73.5266130275311</text:p>
              </table:table-cell>
              <table:table-cell office:value-type="float" office:value="96.4913986687289">
                <text:p>96.4913986687289</text:p>
              </table:table-cell>
              <table:table-cell office:value-type="float" office:value="-772.860458860829">
                <text:p>-772.860458860829</text:p>
              </table:table-cell>
            </table:table-row>
            <table:table-row>
              <table:table-cell office:value-type="float" office:value="1.88999999999998">
                <text:p>1.88999999999998</text:p>
              </table:table-cell>
              <table:table-cell office:value-type="float" office:value="1.88999999999998">
                <text:p>1.88999999999998</text:p>
              </table:table-cell>
              <table:table-cell office:value-type="float" office:value="-1225.20924203752">
                <text:p>-1225.20924203752</text:p>
              </table:table-cell>
              <table:table-cell office:value-type="float" office:value="-649.367927532527">
                <text:p>-649.367927532527</text:p>
              </table:table-cell>
              <table:table-cell office:value-type="float" office:value="-828.061584388649">
                <text:p>-828.061584388649</text:p>
              </table:table-cell>
            </table:table-row>
            <table:table-row>
              <table:table-cell office:value-type="float" office:value="1.89499999999998">
                <text:p>1.89499999999998</text:p>
              </table:table-cell>
              <table:table-cell office:value-type="float" office:value="1.89499999999998">
                <text:p>1.89499999999998</text:p>
              </table:table-cell>
              <table:table-cell office:value-type="float" office:value="-1563.96356994966">
                <text:p>-1563.96356994966</text:p>
              </table:table-cell>
              <table:table-cell office:value-type="float" office:value="-1394.58640599359">
                <text:p>-1394.58640599359</text:p>
              </table:table-cell>
              <table:table-cell office:value-type="float" office:value="-831.713065137184">
                <text:p>-831.713065137184</text:p>
              </table:table-cell>
            </table:table-row>
            <table:table-row>
              <table:table-cell office:value-type="float" office:value="1.89999999999998">
                <text:p>1.8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-587.785252297277">
                <text:p>-587.785252297277</text:p>
              </table:table-cell>
              <table:table-cell office:value-type="float" office:value="-1075.87441112347">
                <text:p>-1075.87441112347</text:p>
              </table:table-cell>
              <table:table-cell office:value-type="float" office:value="-752.456920358106">
                <text:p>-752.456920358106</text:p>
              </table:table-cell>
            </table:table-row>
            <table:table-row>
              <table:table-cell office:value-type="float" office:value="1.90499999999998">
                <text:p>1.90499999999998</text:p>
              </table:table-cell>
              <table:table-cell office:value-type="float" office:value="1.90499999999998">
                <text:p>1.90499999999998</text:p>
              </table:table-cell>
              <table:table-cell office:value-type="float" office:value="388.973138441473">
                <text:p>388.973138441473</text:p>
              </table:table-cell>
              <table:table-cell office:value-type="float" office:value="-99.406056927902">
                <text:p>-99.406056927902</text:p>
              </table:table-cell>
              <table:table-cell office:value-type="float" office:value="-672.458191443472">
                <text:p>-672.458191443472</text:p>
              </table:table-cell>
            </table:table-row>
            <table:table-row>
              <table:table-cell office:value-type="float" office:value="1.90999999999998">
                <text:p>1.90999999999998</text:p>
              </table:table-cell>
              <table:table-cell office:value-type="float" office:value="1.90999999999998">
                <text:p>1.90999999999998</text:p>
              </table:table-cell>
              <table:table-cell office:value-type="float" office:value="51.9584573171745">
                <text:p>51.9584573171745</text:p>
              </table:table-cell>
              <table:table-cell office:value-type="float" office:value="220.465797879324">
                <text:p>220.465797879324</text:p>
              </table:table-cell>
              <table:table-cell office:value-type="float" office:value="-673.882652626767">
                <text:p>-673.882652626767</text:p>
              </table:table-cell>
            </table:table-row>
            <table:table-row>
              <table:table-cell office:value-type="float" office:value="1.91499999999998">
                <text:p>1.91499999999998</text:p>
              </table:table-cell>
              <table:table-cell office:value-type="float" office:value="1.91499999999998">
                <text:p>1.91499999999998</text:p>
              </table:table-cell>
              <table:table-cell office:value-type="float" office:value="-1096.82666803911">
                <text:p>-1096.82666803911</text:p>
              </table:table-cell>
              <table:table-cell office:value-type="float" office:value="-522.434105360967">
                <text:p>-522.434105360967</text:p>
              </table:table-cell>
              <table:table-cell office:value-type="float" office:value="-725.374520959961">
                <text:p>-725.374520959961</text:p>
              </table:table-cell>
            </table:table-row>
            <table:table-row>
              <table:table-cell office:value-type="float" office:value="1.91999999999998">
                <text:p>1.91999999999998</text:p>
              </table:table-cell>
              <table:table-cell office:value-type="float" office:value="1.91999999999998">
                <text:p>1.91999999999998</text:p>
              </table:table-cell>
              <table:table-cell office:value-type="float" office:value="-1432.81019039846">
                <text:p>-1432.81019039846</text:p>
              </table:table-cell>
              <table:table-cell office:value-type="float" office:value="-1264.81842921878">
                <text:p>-1264.81842921878</text:p>
              </table:table-cell>
              <table:table-cell office:value-type="float" office:value="-725.418084247925">
                <text:p>-725.418084247925</text:p>
              </table:table-cell>
            </table:table-row>
            <table:table-row>
              <table:table-cell office:value-type="float" office:value="1.92499999999998">
                <text:p>1.92499999999998</text:p>
              </table:table-cell>
              <table:table-cell office:value-type="float" office:value="1.92499999999998">
                <text:p>1.92499999999998</text:p>
              </table:table-cell>
              <table:table-cell office:value-type="float" office:value="-453.990499744498">
                <text:p>-453.990499744498</text:p>
              </table:table-cell>
              <table:table-cell office:value-type="float" office:value="-943.400345071477">
                <text:p>-943.400345071477</text:p>
              </table:table-cell>
              <table:table-cell office:value-type="float" office:value="-642.658922321261">
                <text:p>-642.658922321261</text:p>
              </table:table-cell>
            </table:table-row>
            <table:table-row>
              <table:table-cell office:value-type="float" office:value="1.92999999999998">
                <text:p>1.92999999999998</text:p>
              </table:table-cell>
              <table:table-cell office:value-type="float" office:value="1.92999999999998">
                <text:p>1.92999999999998</text:p>
              </table:table-cell>
              <table:table-cell office:value-type="float" office:value="525.277224728477">
                <text:p>525.277224728477</text:p>
              </table:table-cell>
              <table:table-cell office:value-type="float" office:value="35.64336249199">
                <text:p>35.64336249199</text:p>
              </table:table-cell>
              <table:table-cell office:value-type="float" office:value="-559.265533627016">
                <text:p>-559.265533627016</text:p>
              </table:table-cell>
            </table:table-row>
            <table:table-row>
              <table:table-cell office:value-type="float" office:value="1.93499999999998">
                <text:p>1.93499999999998</text:p>
              </table:table-cell>
              <table:table-cell office:value-type="float" office:value="1.93499999999998">
                <text:p>1.93499999999998</text:p>
              </table:table-cell>
              <table:table-cell office:value-type="float" office:value="190.637361661489">
                <text:p>190.637361661489</text:p>
              </table:table-cell>
              <table:table-cell office:value-type="float" office:value="357.957293194983">
                <text:p>357.957293194983</text:p>
              </table:table-cell>
              <table:table-cell office:value-type="float" office:value="-557.407042518049">
                <text:p>-557.407042518049</text:p>
              </table:table-cell>
            </table:table-row>
            <table:table-row>
              <table:table-cell office:value-type="float" office:value="1.93999999999998">
                <text:p>1.93999999999998</text:p>
              </table:table-cell>
              <table:table-cell office:value-type="float" office:value="1.93999999999998">
                <text:p>1.93999999999998</text:p>
              </table:table-cell>
              <table:table-cell office:value-type="float" office:value="-955.909804973318">
                <text:p>-955.909804973318</text:p>
              </table:table-cell>
              <table:table-cell office:value-type="float" office:value="-382.636221655915">
                <text:p>-382.636221655915</text:p>
              </table:table-cell>
              <table:table-cell office:value-type="float" office:value="-605.730905923894">
                <text:p>-605.730905923894</text:p>
              </table:table-cell>
            </table:table-row>
            <table:table-row>
              <table:table-cell office:value-type="float" office:value="1.94499999999998">
                <text:p>1.94499999999998</text:p>
              </table:table-cell>
              <table:table-cell office:value-type="float" office:value="1.94499999999998">
                <text:p>1.94499999999998</text:p>
              </table:table-cell>
              <table:table-cell office:value-type="float" office:value="-1289.79443654208">
                <text:p>-1289.79443654208</text:p>
              </table:table-cell>
              <table:table-cell office:value-type="float" office:value="-1122.8521207577">
                <text:p>-1122.8521207577</text:p>
              </table:table-cell>
              <table:table-cell office:value-type="float" office:value="-602.724538087815">
                <text:p>-602.724538087815</text:p>
              </table:table-cell>
            </table:table-row>
            <table:table-row>
              <table:table-cell office:value-type="float" office:value="1.94999999999998">
                <text:p>1.94999999999998</text:p>
              </table:table-cell>
              <table:table-cell office:value-type="float" office:value="1.94999999999998">
                <text:p>1.94999999999998</text:p>
              </table:table-cell>
              <table:table-cell office:value-type="float" office:value="-309.016994379986">
                <text:p>-309.016994379986</text:p>
              </table:table-cell>
              <table:table-cell office:value-type="float" office:value="-799.405715461035">
                <text:p>-799.405715461035</text:p>
              </table:table-cell>
              <table:table-cell office:value-type="float" office:value="-517.036528754187">
                <text:p>-517.036528754187</text:p>
              </table:table-cell>
            </table:table-row>
            <table:table-row>
              <table:table-cell office:value-type="float" office:value="1.95499999999998">
                <text:p>1.95499999999998</text:p>
              </table:table-cell>
              <table:table-cell office:value-type="float" office:value="1.95499999999998">
                <text:p>1.95499999999998</text:p>
              </table:table-cell>
              <table:table-cell office:value-type="float" office:value="672.06541025425">
                <text:p>672.06541025425</text:p>
              </table:table-cell>
              <table:table-cell office:value-type="float" office:value="181.524207937132">
                <text:p>181.524207937132</text:p>
              </table:table-cell>
              <table:table-cell office:value-type="float" office:value="-430.838266788849">
                <text:p>-430.838266788849</text:p>
              </table:table-cell>
            </table:table-row>
            <table:table-row>
              <table:table-cell office:value-type="float" office:value="1.95999999999998">
                <text:p>1.95999999999998</text:p>
              </table:table-cell>
              <table:table-cell office:value-type="float" office:value="1.95999999999998">
                <text:p>1.95999999999998</text:p>
              </table:table-cell>
              <table:table-cell office:value-type="float" office:value="339.095365131559">
                <text:p>339.095365131559</text:p>
              </table:table-cell>
              <table:table-cell office:value-type="float" office:value="505.580387692905">
                <text:p>505.580387692905</text:p>
              </table:table-cell>
              <table:table-cell office:value-type="float" office:value="-426.301644615939">
                <text:p>-426.301644615939</text:p>
              </table:table-cell>
            </table:table-row>
            <table:table-row>
              <table:table-cell office:value-type="float" office:value="1.96499999999998">
                <text:p>1.96499999999998</text:p>
              </table:table-cell>
              <table:table-cell office:value-type="float" office:value="1.96499999999998">
                <text:p>1.96499999999998</text:p>
              </table:table-cell>
              <table:table-cell office:value-type="float" office:value="-805.928493685081">
                <text:p>-805.928493685081</text:p>
              </table:table-cell>
              <table:table-cell office:value-type="float" office:value="-233.416564276761">
                <text:p>-233.416564276761</text:p>
              </table:table-cell>
              <table:table-cell office:value-type="float" office:value="-472.076762157036">
                <text:p>-472.076762157036</text:p>
              </table:table-cell>
            </table:table-row>
            <table:table-row>
              <table:table-cell office:value-type="float" office:value="1.96999999999998">
                <text:p>1.96999999999998</text:p>
              </table:table-cell>
              <table:table-cell office:value-type="float" office:value="1.96999999999998">
                <text:p>1.96999999999998</text:p>
              </table:table-cell>
              <table:table-cell office:value-type="float" office:value="-1138.43783088255">
                <text:p>-1138.43783088255</text:p>
              </table:table-cell>
              <table:table-cell office:value-type="float" office:value="-972.183162283815">
                <text:p>-972.183162283815</text:p>
              </table:table-cell>
              <table:table-cell office:value-type="float" office:value="-466.65354895985">
                <text:p>-466.65354895985</text:p>
              </table:table-cell>
            </table:table-row>
            <table:table-row>
              <table:table-cell office:value-type="float" office:value="1.97499999999998">
                <text:p>1.97499999999998</text:p>
              </table:table-cell>
              <table:table-cell office:value-type="float" office:value="1.97499999999998">
                <text:p>1.97499999999998</text:p>
              </table:table-cell>
              <table:table-cell office:value-type="float" office:value="-156.434465045471">
                <text:p>-156.434465045471</text:p>
              </table:table-cell>
              <table:table-cell office:value-type="float" office:value="-647.43614796401">
                <text:p>-647.43614796401</text:p>
              </table:table-cell>
              <table:table-cell office:value-type="float" office:value="-378.682979903338">
                <text:p>-378.682979903338</text:p>
              </table:table-cell>
            </table:table-row>
            <table:table-row>
              <table:table-cell office:value-type="float" office:value="1.97999999999998">
                <text:p>1.97999999999998</text:p>
              </table:table-cell>
              <table:table-cell office:value-type="float" office:value="1.97999999999998">
                <text:p>1.97999999999998</text:p>
              </table:table-cell>
              <table:table-cell office:value-type="float" office:value="825.723282729145">
                <text:p>825.723282729145</text:p>
              </table:table-cell>
              <table:table-cell office:value-type="float" office:value="334.644408841837">
                <text:p>334.644408841837</text:p>
              </table:table-cell>
              <table:table-cell office:value-type="float" office:value="-290.338696464186">
                <text:p>-290.338696464186</text:p>
              </table:table-cell>
            </table:table-row>
            <table:table-row>
              <table:table-cell office:value-type="float" office:value="1.98499999999998">
                <text:p>1.98499999999998</text:p>
              </table:table-cell>
              <table:table-cell office:value-type="float" office:value="1.98499999999998">
                <text:p>1.98499999999998</text:p>
              </table:table-cell>
              <table:table-cell office:value-type="float" office:value="493.676938977957">
                <text:p>493.676938977957</text:p>
              </table:table-cell>
              <table:table-cell office:value-type="float" office:value="659.700110853551">
                <text:p>659.700110853551</text:p>
              </table:table-cell>
              <table:table-cell office:value-type="float" office:value="-283.794708930656">
                <text:p>-283.794708930656</text:p>
              </table:table-cell>
            </table:table-row>
            <table:table-row>
              <table:table-cell office:value-type="float" office:value="1.98999999999998">
                <text:p>1.98999999999998</text:p>
              </table:table-cell>
              <table:table-cell office:value-type="float" office:value="1.98999999999998">
                <text:p>1.98999999999998</text:p>
              </table:table-cell>
              <table:table-cell office:value-type="float" office:value="-650.575771817748">
                <text:p>-650.575771817748</text:p>
              </table:table-cell>
              <table:table-cell office:value-type="float" office:value="-78.4494164198954">
                <text:p>-78.4494164198954</text:p>
              </table:table-cell>
              <table:table-cell office:value-type="float" office:value="-327.703098251589">
                <text:p>-327.703098251589</text:p>
              </table:table-cell>
            </table:table-row>
            <table:table-row>
              <table:table-cell office:value-type="float" office:value="1.99499999999998">
                <text:p>1.99499999999998</text:p>
              </table:table-cell>
              <table:table-cell office:value-type="float" office:value="1.99499999999998">
                <text:p>1.99499999999998</text:p>
              </table:table-cell>
              <table:table-cell office:value-type="float" office:value="-982.467275375019">
                <text:p>-982.467275375019</text:p>
              </table:table-cell>
              <table:table-cell office:value-type="float" office:value="-816.521523596383">
                <text:p>-816.521523596383</text:p>
              </table:table-cell>
              <table:table-cell office:value-type="float" office:value="-320.555636210083">
                <text:p>-320.555636210083</text:p>
              </table:table-cell>
            </table:table-row>
            <table:table-row>
              <table:table-cell office:value-type="float" office:value="1.99999999999998">
                <text:p>1.9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-0.00000000532250937311576">
                <text:p>-0.00000000532250937311576</text:p>
              </table:table-cell>
              <table:table-cell office:value-type="float" office:value="-491.233637690171">
                <text:p>-491.233637690171</text:p>
              </table:table-cell>
              <table:table-cell office:value-type="float" office:value="-231.004999310512">
                <text:p>-231.0049993105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493cm" svg:height="13.095cm" xlink:href=".." xlink:type="simple" chart:class="chart:scatter" chart:column-mapping="0 1 2 3" chart:style-name="ch1">
        <chart:legend chart:legend-position="end" svg:x="29.662cm" svg:y="5.607cm" style:legend-expansion="high" chart:style-name="ch2"/>
        <chart:plot-area chart:style-name="ch3" table:cell-range-address="'MovingAvg&amp;LowPass Step&amp;Pulse'.C3:'MovingAvg&amp;LowPass Step&amp;Pulse'.G402 'MovingAvg&amp;LowPass Step&amp;Pulse'.D1:'MovingAvg&amp;LowPass Step&amp;Pulse'.G1" chart:data-source-has-labels="both" svg:x="0.669cm" svg:y="0.261cm" svg:width="28.324cm" svg:height="12.573cm">
          <chartooo:coordinate-region svg:x="2.137cm" svg:y="0.434cm" svg:width="26.246cm" svg:height="11.806cm"/>
          <chart:axis chart:dimension="x" chart:name="primary-x" chart:style-name="ch4" chartooo:axis-type="auto">
            <chart:categories table:cell-range-address="'MovingAvg&amp;LowPass Step&amp;Pulse'.C3:'MovingAvg&amp;LowPass Step&amp;Pulse'.C4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vingAvg&amp;LowPass Step&amp;Pulse'.D3:'MovingAvg&amp;LowPass Step&amp;Pulse'.D402" chart:label-cell-address="'MovingAvg&amp;LowPass Step&amp;Pulse'.D1:'MovingAvg&amp;LowPass Step&amp;Pulse'.D1" chart:class="chart:scatter">
            <chart:domain table:cell-range-address="'MovingAvg&amp;LowPass Step&amp;Pulse'.C3:'MovingAvg&amp;LowPass Step&amp;Pulse'.C402"/>
            <chart:data-point chart:repeated="400"/>
          </chart:series>
          <chart:series chart:style-name="ch7" chart:values-cell-range-address="'MovingAvg&amp;LowPass Step&amp;Pulse'.E3:'MovingAvg&amp;LowPass Step&amp;Pulse'.E402" chart:label-cell-address="'MovingAvg&amp;LowPass Step&amp;Pulse'.E1:'MovingAvg&amp;LowPass Step&amp;Pulse'.E1" chart:class="chart:scatter">
            <chart:data-point chart:repeated="400"/>
          </chart:series>
          <chart:series chart:style-name="ch8" chart:values-cell-range-address="'MovingAvg&amp;LowPass Step&amp;Pulse'.F3:'MovingAvg&amp;LowPass Step&amp;Pulse'.F402" chart:label-cell-address="'MovingAvg&amp;LowPass Step&amp;Pulse'.F1:'MovingAvg&amp;LowPass Step&amp;Pulse'.F1" chart:class="chart:scatter">
            <chart:data-point chart:repeated="400"/>
          </chart:series>
          <chart:series chart:style-name="ch9" chart:values-cell-range-address="'MovingAvg&amp;LowPass Step&amp;Pulse'.G3:'MovingAvg&amp;LowPass Step&amp;Pulse'.G402" chart:label-cell-address="'MovingAvg&amp;LowPass Step&amp;Pulse'.G1:'MovingAvg&amp;LowPass Step&amp;Pulse'.G1" chart:class="chart:scatter">
            <chart:data-point chart:repeated="4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Input</text:p>
                <draw:g>
                  <svg:desc>'MovingAvg&amp;LowPass Step&amp;Pulse'.D1:'MovingAvg&amp;LowPass Step&amp;Pulse'.D1</svg:desc>
                </draw:g>
              </table:table-cell>
              <table:table-cell office:value-type="string">
                <text:p>Output(lowpass)</text:p>
                <draw:g>
                  <svg:desc>'MovingAvg&amp;LowPass Step&amp;Pulse'.E1:'MovingAvg&amp;LowPass Step&amp;Pulse'.E1</svg:desc>
                </draw:g>
              </table:table-cell>
              <table:table-cell office:value-type="string">
                <text:p>Output(avg 2)</text:p>
                <draw:g>
                  <svg:desc>'MovingAvg&amp;LowPass Step&amp;Pulse'.F1:'MovingAvg&amp;LowPass Step&amp;Pulse'.F1</svg:desc>
                </draw:g>
              </table:table-cell>
              <table:table-cell office:value-type="string">
                <text:p>Output(avg16)</text:p>
                <draw:g>
                  <svg:desc>'MovingAvg&amp;LowPass Step&amp;Pulse'.G1:'MovingAvg&amp;LowPass Step&amp;Pulse'.G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.005</text:p>
                <draw:g>
                  <svg:desc>'MovingAvg&amp;LowPass Step&amp;Pulse'.C3:'MovingAvg&amp;LowPass Step&amp;Pulse'.C402</svg:desc>
                </draw:g>
              </table:table-cell>
              <table:table-cell office:value-type="float" office:value="0.005">
                <text:p>0.005</text:p>
                <draw:g>
                  <svg:desc>'MovingAvg&amp;LowPass Step&amp;Pulse'.C3:'MovingAvg&amp;LowPass Step&amp;Pulse'.C402</svg:desc>
                </draw:g>
              </table:table-cell>
              <table:table-cell office:value-type="float" office:value="0">
                <text:p>0</text:p>
                <draw:g>
                  <svg:desc>'MovingAvg&amp;LowPass Step&amp;Pulse'.D3:'MovingAvg&amp;LowPass Step&amp;Pulse'.D402</svg:desc>
                </draw:g>
              </table:table-cell>
              <table:table-cell office:value-type="float" office:value="0">
                <text:p>0</text:p>
                <draw:g>
                  <svg:desc>'MovingAvg&amp;LowPass Step&amp;Pulse'.E3:'MovingAvg&amp;LowPass Step&amp;Pulse'.E402</svg:desc>
                </draw:g>
              </table:table-cell>
              <table:table-cell office:value-type="float" office:value="0">
                <text:p>0</text:p>
                <draw:g>
                  <svg:desc>'MovingAvg&amp;LowPass Step&amp;Pulse'.F3:'MovingAvg&amp;LowPass Step&amp;Pulse'.F402</svg:desc>
                </draw:g>
              </table:table-cell>
              <table:table-cell office:value-type="float" office:value="0">
                <text:p>0</text:p>
                <draw:g>
                  <svg:desc>'MovingAvg&amp;LowPass Step&amp;Pulse'.G3:'MovingAvg&amp;LowPass Step&amp;Pulse'.G402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1000">
                <text:p>1000</text:p>
              </table:table-cell>
              <table:table-cell office:value-type="float" office:value="385.869545095038">
                <text:p>385.869545095038</text:p>
              </table:table-cell>
              <table:table-cell office:value-type="float" office:value="500">
                <text:p>500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">
                <text:p>0</text:p>
              </table:table-cell>
              <table:table-cell office:value-type="float" office:value="236.974239263186">
                <text:p>236.974239263186</text:p>
              </table:table-cell>
              <table:table-cell office:value-type="float" office:value="500">
                <text:p>5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145.533097359458">
                <text:p>145.533097359458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">
                <text:p>0</text:p>
              </table:table-cell>
              <table:table-cell office:value-type="float" office:value="89.3763072850921">
                <text:p>89.3763072850921</text:p>
              </table:table-cell>
              <table:table-cell office:value-type="float" office:value="0">
                <text:p>0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54.8887122507193">
                <text:p>54.8887122507193</text:p>
              </table:table-cell>
              <table:table-cell office:value-type="float" office:value="0">
                <text:p>0</text:p>
              </table:table-cell>
              <table:table-cell office:value-type="float" office:value="142.857142857143">
                <text:p>142.857142857143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33.7088298236819">
                <text:p>33.7088298236819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20.7016189939317">
                <text:p>20.7016189939317</text:p>
              </table:table-cell>
              <table:table-cell office:value-type="float" office:value="0">
                <text:p>0</text:p>
              </table:table-cell>
              <table:table-cell office:value-type="float" office:value="111.111111111111">
                <text:p>111.111111111111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12.7134946900125">
                <text:p>12.7134946900125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7.80774427740919">
                <text:p>7.80774427740919</text:p>
              </table:table-cell>
              <table:table-cell office:value-type="float" office:value="0">
                <text:p>0</text:p>
              </table:table-cell>
              <table:table-cell office:value-type="float" office:value="90.9090909090909">
                <text:p>90.9090909090909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0">
                <text:p>0</text:p>
              </table:table-cell>
              <table:table-cell office:value-type="float" office:value="4.79497354486693">
                <text:p>4.79497354486693</text:p>
              </table:table-cell>
              <table:table-cell office:value-type="float" office:value="0">
                <text:p>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2.94473928436639">
                <text:p>2.94473928436639</text:p>
              </table:table-cell>
              <table:table-cell office:value-type="float" office:value="0">
                <text:p>0</text:p>
              </table:table-cell>
              <table:table-cell office:value-type="float" office:value="76.9230769230769">
                <text:p>76.9230769230769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0">
                <text:p>0</text:p>
              </table:table-cell>
              <table:table-cell office:value-type="float" office:value="1.80845407628444">
                <text:p>1.80845407628444</text:p>
              </table:table-cell>
              <table:table-cell office:value-type="float" office:value="0">
                <text:p>0</text:p>
              </table:table-cell>
              <table:table-cell office:value-type="float" office:value="71.4285714285714">
                <text:p>71.4285714285714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1.1106267245433">
                <text:p>1.1106267245433</text:p>
              </table:table-cell>
              <table:table-cell office:value-type="float" office:value="0">
                <text:p>0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0">
                <text:p>0</text:p>
              </table:table-cell>
              <table:table-cell office:value-type="float" office:value="0.682069695573384">
                <text:p>0.682069695573384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.418879772419371">
                <text:p>0.418879772419371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0">
                <text:p>0</text:p>
              </table:table-cell>
              <table:table-cell office:value-type="float" office:value="0.257246825186396">
                <text:p>0.257246825186396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.157983109774579">
                <text:p>0.157983109774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0">
                <text:p>0</text:p>
              </table:table-cell>
              <table:table-cell office:value-type="float" office:value="0.0970222390731626">
                <text:p>0.097022239073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0595843118178993">
                <text:p>0.059584311817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.105">
                <text:p>0.105</text:p>
              </table:table-cell>
              <table:table-cell office:value-type="float" office:value="0">
                <text:p>0</text:p>
              </table:table-cell>
              <table:table-cell office:value-type="float" office:value="0.0365925405219256">
                <text:p>0.0365925405219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.0224725935568585">
                <text:p>0.0224725935568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115">
                <text:p>0.115</text:p>
              </table:table-cell>
              <table:table-cell office:value-type="float" office:value="0">
                <text:p>0</text:p>
              </table:table-cell>
              <table:table-cell office:value-type="float" office:value="0.0138011041039678">
                <text:p>0.0138011041039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.0084756783415605">
                <text:p>0.0084756783415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0">
                <text:p>0</text:p>
              </table:table-cell>
              <table:table-cell office:value-type="float" office:value="0.00520517219553069">
                <text:p>0.00520517219553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00319665476829992">
                <text:p>0.0031966547682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  <table:table-cell office:value-type="float" office:value="0">
                <text:p>0</text:p>
              </table:table-cell>
              <table:table-cell office:value-type="float" office:value="0.00196316304703015">
                <text:p>0.0019631630470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.00120563821512524">
                <text:p>0.00120563821512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  <table:table-cell office:value-type="float" office:value="0">
                <text:p>0</text:p>
              </table:table-cell>
              <table:table-cell office:value-type="float" office:value="0.000740419145505669">
                <text:p>0.000740419145505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.00045471394664974">
                <text:p>0.00045471394664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0">
                <text:p>0</text:p>
              </table:table-cell>
              <table:table-cell office:value-type="float" office:value="0.000279253682907636">
                <text:p>0.000279253682907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.000171498191317952">
                <text:p>0.000171498191317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165">
                <text:p>0.165</text:p>
              </table:table-cell>
              <table:table-cell office:value-type="float" office:value="0">
                <text:p>0</text:p>
              </table:table-cell>
              <table:table-cell office:value-type="float" office:value="0.000105322262249472">
                <text:p>0.000105322262249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.0000646816088268882">
                <text:p>0.000064681608826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  <table:table-cell office:value-type="float" office:value="0">
                <text:p>0</text:p>
              </table:table-cell>
              <table:table-cell office:value-type="float" office:value="0.0000397229458528417">
                <text:p>0.0000397229458528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.0000243950708067709">
                <text:p>0.0000243950708067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  <table:table-cell office:value-type="float" office:value="0">
                <text:p>0</text:p>
              </table:table-cell>
              <table:table-cell office:value-type="float" office:value="0.000014981755932001">
                <text:p>0.00001498175593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.00000920075258579487">
                <text:p>0.00000920075258579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0">
                <text:p>0</text:p>
              </table:table-cell>
              <table:table-cell office:value-type="float" office:value="0.00000565046237098221">
                <text:p>0.0000056504623709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00000347012102631468">
                <text:p>0.0000034701210263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0">
                <text:p>0</text:p>
              </table:table-cell>
              <table:table-cell office:value-type="float" office:value="0.00000213110700446591">
                <text:p>0.00000213110700446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.0000013087777141038">
                <text:p>0.000001308777714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  <table:table-cell office:value-type="float" office:value="0">
                <text:p>0</text:p>
              </table:table-cell>
              <table:table-cell office:value-type="float" office:value="0.000000803760252932044">
                <text:p>0.00000080376025293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.000000493613649767684">
                <text:p>0.00000049361364976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  <table:table-cell office:value-type="float" office:value="0">
                <text:p>0</text:p>
              </table:table-cell>
              <table:table-cell office:value-type="float" office:value="0.000000303143175279126">
                <text:p>0.000000303143175279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.000000186169456135505">
                <text:p>0.000000186169456135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  <table:table-cell office:value-type="float" office:value="0">
                <text:p>0</text:p>
              </table:table-cell>
              <table:table-cell office:value-type="float" office:value="0.000000114332332785907">
                <text:p>0.000000114332332785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.0000000702149675441546">
                <text:p>0.000000070214967544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.245">
                <text:p>0.245</text:p>
              </table:table-cell>
              <table:table-cell office:value-type="float" office:value="0">
                <text:p>0</text:p>
              </table:table-cell>
              <table:table-cell office:value-type="float" office:value="0.0000000431211499590288">
                <text:p>0.000000043121149959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0000000264820114403635">
                <text:p>0.0000000264820114403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  <table:table-cell office:value-type="float" office:value="0">
                <text:p>0</text:p>
              </table:table-cell>
              <table:table-cell office:value-type="float" office:value="0.0000000162634097326688">
                <text:p>0.0000000162634097326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.00000000998785521742971">
                <text:p>0.00000000998785521742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.265">
                <text:p>0.265</text:p>
              </table:table-cell>
              <table:table-cell office:value-type="float" office:value="0">
                <text:p>0</text:p>
              </table:table-cell>
              <table:table-cell office:value-type="float" office:value="0.00000000613384606820501">
                <text:p>0.0000000061338460682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.00000000376698167618376">
                <text:p>0.0000000037669816761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275">
                <text:p>0.275</text:p>
              </table:table-cell>
              <table:table-cell office:value-type="float" office:value="0">
                <text:p>0</text:p>
              </table:table-cell>
              <table:table-cell office:value-type="float" office:value="0.00000000231341817041339">
                <text:p>0.0000000023134181704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.00000000142074055338138">
                <text:p>0.00000000142074055338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.285">
                <text:p>0.285</text:p>
              </table:table-cell>
              <table:table-cell office:value-type="float" office:value="0">
                <text:p>0</text:p>
              </table:table-cell>
              <table:table-cell office:value-type="float" office:value="0.000000000872520042350035">
                <text:p>0.000000000872520042350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.000000000535841130522124">
                <text:p>0.00000000053584113052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  <table:table-cell office:value-type="float" office:value="0">
                <text:p>0</text:p>
              </table:table-cell>
              <table:table-cell office:value-type="float" office:value="0.000000000329076357244341">
                <text:p>0.000000000329076357244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000000000202095812972935">
                <text:p>0.00000000020209581297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.305">
                <text:p>0.305</text:p>
              </table:table-cell>
              <table:table-cell office:value-type="float" office:value="0">
                <text:p>0</text:p>
              </table:table-cell>
              <table:table-cell office:value-type="float" office:value="0.000000000124113193555457">
                <text:p>0.000000000124113193555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.0000000000762216920179204">
                <text:p>0.000000000076221692017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.315">
                <text:p>0.315</text:p>
              </table:table-cell>
              <table:table-cell office:value-type="float" office:value="0">
                <text:p>0</text:p>
              </table:table-cell>
              <table:table-cell office:value-type="float" office:value="0.0000000000468100623925914">
                <text:p>0.0000000000468100623925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.0000000000287474849112918">
                <text:p>0.0000000000287474849112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0">
                <text:p>0</text:p>
              </table:table-cell>
              <table:table-cell office:value-type="float" office:value="0.0000000000176547059859452">
                <text:p>0.0000000000176547059859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.0000000000108422926183619">
                <text:p>0.0000000000108422926183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0">
                <text:p>0</text:p>
              </table:table-cell>
              <table:table-cell office:value-type="float" office:value="0.0000000000066585820979273">
                <text:p>0.0000000000066585820979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.00000000000408923805282213">
                <text:p>0.0000000000040892380528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.345">
                <text:p>0.345</text:p>
              </table:table-cell>
              <table:table-cell office:value-type="float" office:value="0">
                <text:p>0</text:p>
              </table:table-cell>
              <table:table-cell office:value-type="float" office:value="0.00000000000251132562559434">
                <text:p>0.00000000000251132562559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.00000000000154228154886074">
                <text:p>0.00000000000154228154886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.355">
                <text:p>0.355</text:p>
              </table:table-cell>
              <table:table-cell office:value-type="float" office:value="0">
                <text:p>0</text:p>
              </table:table-cell>
              <table:table-cell office:value-type="float" office:value="0.000000000000947162069193377">
                <text:p>0.000000000000947162069193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.000000000000581681072422454">
                <text:p>0.00000000000058168107242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.365">
                <text:p>0.365</text:p>
              </table:table-cell>
              <table:table-cell office:value-type="float" office:value="0">
                <text:p>0</text:p>
              </table:table-cell>
              <table:table-cell office:value-type="float" office:value="0.000000000000357228061616408">
                <text:p>0.000000000000357228061616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.000000000000219384631985303">
                <text:p>0.000000000000219384631985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0.000000000000134730783840292">
                <text:p>0.000000000000134730783840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.0000000000000827422775695405">
                <text:p>0.0000000000000827422775695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.385">
                <text:p>0.385</text:p>
              </table:table-cell>
              <table:table-cell office:value-type="float" office:value="0">
                <text:p>0</text:p>
              </table:table-cell>
              <table:table-cell office:value-type="float" office:value="0.0000000000000508145525636546">
                <text:p>0.0000000000000508145525636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.0000000000000312067642817093">
                <text:p>0.0000000000000312067642817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.395">
                <text:p>0.395</text:p>
              </table:table-cell>
              <table:table-cell office:value-type="float" office:value="0">
                <text:p>0</text:p>
              </table:table-cell>
              <table:table-cell office:value-type="float" office:value="0.0000000000000191650243444381">
                <text:p>0.0000000000000191650243444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.0000000000000117698251189144">
                <text:p>0.0000000000000117698251189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.405">
                <text:p>0.405</text:p>
              </table:table-cell>
              <table:table-cell office:value-type="float" office:value="0">
                <text:p>0</text:p>
              </table:table-cell>
              <table:table-cell office:value-type="float" office:value="7.22820805443077E-015">
                <text:p>7.22820805443077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4.43906270061528E-015">
                <text:p>4.4390627006152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.415">
                <text:p>0.415</text:p>
              </table:table-cell>
              <table:table-cell office:value-type="float" office:value="0">
                <text:p>0</text:p>
              </table:table-cell>
              <table:table-cell office:value-type="float" office:value="2.72616359568052E-015">
                <text:p>2.7261635956805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1.67422008916062E-015">
                <text:p>1.6742200891606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425">
                <text:p>0.425</text:p>
              </table:table-cell>
              <table:table-cell office:value-type="float" office:value="0">
                <text:p>0</text:p>
              </table:table-cell>
              <table:table-cell office:value-type="float" office:value="1.02818954496724E-015">
                <text:p>1.02818954496724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6.31442512979258E-016">
                <text:p>6.31442512979258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.435">
                <text:p>0.435</text:p>
              </table:table-cell>
              <table:table-cell office:value-type="float" office:value="0">
                <text:p>0</text:p>
              </table:table-cell>
              <table:table-cell office:value-type="float" office:value="3.87788077742284E-016">
                <text:p>3.87788077742284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2.3815246859059E-016">
                <text:p>2.381524685905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0">
                <text:p>0</text:p>
              </table:table-cell>
              <table:table-cell office:value-type="float" office:value="1.46256683872279E-016">
                <text:p>1.4625668387227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8.98206837993738E-017">
                <text:p>8.98206837993738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0">
                <text:p>0</text:p>
              </table:table-cell>
              <table:table-cell office:value-type="float" office:value="5.51616174015842E-017">
                <text:p>5.51616174015842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3.38764291881284E-017">
                <text:p>3.38764291881284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.465">
                <text:p>0.465</text:p>
              </table:table-cell>
              <table:table-cell office:value-type="float" office:value="0">
                <text:p>0</text:p>
              </table:table-cell>
              <table:table-cell office:value-type="float" office:value="2.0804546867861E-017">
                <text:p>2.080454686786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1.27767058320511E-017">
                <text:p>1.2776705832051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475">
                <text:p>0.475</text:p>
              </table:table-cell>
              <table:table-cell office:value-type="float" office:value="0">
                <text:p>0</text:p>
              </table:table-cell>
              <table:table-cell office:value-type="float" office:value="7.84656416482444E-018">
                <text:p>7.84656416482444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4.81881401998461E-018">
                <text:p>4.81881401998461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.485">
                <text:p>0.485</text:p>
              </table:table-cell>
              <table:table-cell office:value-type="float" office:value="0">
                <text:p>0</text:p>
              </table:table-cell>
              <table:table-cell office:value-type="float" office:value="2.95938044619556E-018">
                <text:p>2.95938044619556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1.81744565965893E-018">
                <text:p>1.81744565965893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.495">
                <text:p>0.495</text:p>
              </table:table-cell>
              <table:table-cell office:value-type="float" office:value="0">
                <text:p>0</text:p>
              </table:table-cell>
              <table:table-cell office:value-type="float" office:value="1.11614872973139E-018">
                <text:p>1.1161487297313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1000">
                <text:p>1000</text:p>
              </table:table-cell>
              <table:table-cell office:value-type="float" office:value="385.869545095038">
                <text:p>385.869545095038</text:p>
              </table:table-cell>
              <table:table-cell office:value-type="float" office:value="500">
                <text:p>5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.505">
                <text:p>0.505</text:p>
              </table:table-cell>
              <table:table-cell office:value-type="float" office:value="0">
                <text:p>0</text:p>
              </table:table-cell>
              <table:table-cell office:value-type="float" office:value="236.974239263186">
                <text:p>236.974239263186</text:p>
              </table:table-cell>
              <table:table-cell office:value-type="float" office:value="500">
                <text:p>5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145.533097359458">
                <text:p>145.533097359458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.515">
                <text:p>0.515</text:p>
              </table:table-cell>
              <table:table-cell office:value-type="float" office:value="0">
                <text:p>0</text:p>
              </table:table-cell>
              <table:table-cell office:value-type="float" office:value="89.3763072850921">
                <text:p>89.3763072850921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54.8887122507193">
                <text:p>54.8887122507193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525">
                <text:p>0.525</text:p>
              </table:table-cell>
              <table:table-cell office:value-type="float" office:value="0">
                <text:p>0</text:p>
              </table:table-cell>
              <table:table-cell office:value-type="float" office:value="33.7088298236819">
                <text:p>33.7088298236819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20.7016189939317">
                <text:p>20.7016189939317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.535">
                <text:p>0.535</text:p>
              </table:table-cell>
              <table:table-cell office:value-type="float" office:value="0">
                <text:p>0</text:p>
              </table:table-cell>
              <table:table-cell office:value-type="float" office:value="12.7134946900125">
                <text:p>12.7134946900125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7.80774427740919">
                <text:p>7.80774427740919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.545">
                <text:p>0.545</text:p>
              </table:table-cell>
              <table:table-cell office:value-type="float" office:value="0">
                <text:p>0</text:p>
              </table:table-cell>
              <table:table-cell office:value-type="float" office:value="4.79497354486693">
                <text:p>4.79497354486693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2.94473928436639">
                <text:p>2.94473928436639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  <table:table-cell office:value-type="float" office:value="0">
                <text:p>0</text:p>
              </table:table-cell>
              <table:table-cell office:value-type="float" office:value="1.80845407628444">
                <text:p>1.80845407628444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1.1106267245433">
                <text:p>1.1106267245433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  <table:table-cell office:value-type="float" office:value="0">
                <text:p>0</text:p>
              </table:table-cell>
              <table:table-cell office:value-type="float" office:value="0.682069695573384">
                <text:p>0.682069695573384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.418879772419371">
                <text:p>0.418879772419371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575">
                <text:p>0.575</text:p>
              </table:table-cell>
              <table:table-cell office:value-type="float" office:value="0">
                <text:p>0</text:p>
              </table:table-cell>
              <table:table-cell office:value-type="float" office:value="0.257246825186396">
                <text:p>0.257246825186396</text:p>
              </table:table-cell>
              <table:table-cell office:value-type="float" office:value="0">
                <text:p>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.157983109774579">
                <text:p>0.157983109774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0">
                <text:p>0</text:p>
              </table:table-cell>
              <table:table-cell office:value-type="float" office:value="0.0970222390731626">
                <text:p>0.0970222390731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.0595843118178993">
                <text:p>0.05958431181789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0.595">
                <text:p>0.595</text:p>
              </table:table-cell>
              <table:table-cell office:value-type="float" office:value="0">
                <text:p>0</text:p>
              </table:table-cell>
              <table:table-cell office:value-type="float" office:value="0.0365925405219256">
                <text:p>0.03659254052192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0224725935568585">
                <text:p>0.0224725935568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605">
                <text:p>0.605</text:p>
              </table:table-cell>
              <table:table-cell office:value-type="float" office:value="0">
                <text:p>0</text:p>
              </table:table-cell>
              <table:table-cell office:value-type="float" office:value="0.0138011041039678">
                <text:p>0.01380110410396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.0084756783415605">
                <text:p>0.0084756783415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  <table:table-cell office:value-type="float" office:value="0">
                <text:p>0</text:p>
              </table:table-cell>
              <table:table-cell office:value-type="float" office:value="0.00520517219553069">
                <text:p>0.005205172195530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.00319665476829992">
                <text:p>0.003196654768299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0">
                <text:p>0</text:p>
              </table:table-cell>
              <table:table-cell office:value-type="float" office:value="0.00196316304703015">
                <text:p>0.00196316304703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.00120563821512524">
                <text:p>0.00120563821512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.635">
                <text:p>0.635</text:p>
              </table:table-cell>
              <table:table-cell office:value-type="float" office:value="0">
                <text:p>0</text:p>
              </table:table-cell>
              <table:table-cell office:value-type="float" office:value="0.000740419145505669">
                <text:p>0.0007404191455056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.00045471394664974">
                <text:p>0.000454713946649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0">
                <text:p>0</text:p>
              </table:table-cell>
              <table:table-cell office:value-type="float" office:value="0.000279253682907636">
                <text:p>0.0002792536829076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.000171498191317952">
                <text:p>0.0001714981913179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.655">
                <text:p>0.655</text:p>
              </table:table-cell>
              <table:table-cell office:value-type="float" office:value="0">
                <text:p>0</text:p>
              </table:table-cell>
              <table:table-cell office:value-type="float" office:value="0.000105322262249472">
                <text:p>0.000105322262249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.0000646816088268882">
                <text:p>0.000064681608826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397229458528417">
                <text:p>0.0000397229458528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.0000243950708067709">
                <text:p>0.00002439507080677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675">
                <text:p>0.675</text:p>
              </table:table-cell>
              <table:table-cell office:value-type="float" office:value="0">
                <text:p>0</text:p>
              </table:table-cell>
              <table:table-cell office:value-type="float" office:value="0.000014981755932001">
                <text:p>0.0000149817559320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.00000920075258579487">
                <text:p>0.00000920075258579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565046237098221">
                <text:p>0.000005650462370982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347012102631468">
                <text:p>0.00000347012102631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.695">
                <text:p>0.695</text:p>
              </table:table-cell>
              <table:table-cell office:value-type="float" office:value="0">
                <text:p>0</text:p>
              </table:table-cell>
              <table:table-cell office:value-type="float" office:value="0.00000213110700446591">
                <text:p>0.00000213110700446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0000013087777141038">
                <text:p>0.00000130877771410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803760252932044">
                <text:p>0.0000008037602529320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493613649767684">
                <text:p>0.0000004936136497676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303143175279126">
                <text:p>0.000000303143175279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.000000186169456135505">
                <text:p>0.000000186169456135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114332332785907">
                <text:p>0.0000001143323327859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702149675441546">
                <text:p>0.0000000702149675441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431211499590288">
                <text:p>0.0000000431211499590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264820114403635">
                <text:p>0.00000002648201144036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162634097326688">
                <text:p>0.00000001626340973266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998785521742971">
                <text:p>0.000000009987855217429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613384606820501">
                <text:p>0.00000000613384606820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376698167618376">
                <text:p>0.00000000376698167618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231341817041339">
                <text:p>0.00000000231341817041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142074055338138">
                <text:p>0.000000001420740553381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872520042350035">
                <text:p>0.000000000872520042350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535841130522124">
                <text:p>0.000000000535841130522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329076357244341">
                <text:p>0.000000000329076357244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202095812972935">
                <text:p>0.0000000002020958129729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124113193555457">
                <text:p>0.000000000124113193555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762216920179204">
                <text:p>0.0000000000762216920179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468100623925914">
                <text:p>0.00000000004681006239259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287474849112918">
                <text:p>0.00000000002874748491129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176547059859452">
                <text:p>0.0000000000176547059859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108422926183619">
                <text:p>0.0000000000108422926183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66585820979273">
                <text:p>0.00000000000665858209792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408923805282213">
                <text:p>0.000000000004089238052822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251132562559434">
                <text:p>0.00000000000251132562559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154228154886074">
                <text:p>0.000000000001542281548860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947162069193377">
                <text:p>0.000000000000947162069193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581681072422454">
                <text:p>0.000000000000581681072422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357228061616408">
                <text:p>0.000000000000357228061616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219384631985303">
                <text:p>0.0000000000002193846319853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134730783840292">
                <text:p>0.0000000000001347307838402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0827422775695405">
                <text:p>0.0000000000000827422775695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0508145525636546">
                <text:p>0.0000000000000508145525636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0312067642817093">
                <text:p>0.00000000000003120676428170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0191650243444381">
                <text:p>0.0000000000000191650243444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0">
                <text:p>0</text:p>
              </table:table-cell>
              <table:table-cell office:value-type="float" office:value="0.0000000000000117698251189144">
                <text:p>0.0000000000000117698251189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0">
                <text:p>0</text:p>
              </table:table-cell>
              <table:table-cell office:value-type="float" office:value="7.22820805443077E-015">
                <text:p>7.22820805443077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4.43906270061528E-015">
                <text:p>4.43906270061528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0">
                <text:p>0</text:p>
              </table:table-cell>
              <table:table-cell office:value-type="float" office:value="2.72616359568052E-015">
                <text:p>2.7261635956805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0">
                <text:p>0</text:p>
              </table:table-cell>
              <table:table-cell office:value-type="float" office:value="1.67422008916062E-015">
                <text:p>1.67422008916062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0">
                <text:p>0</text:p>
              </table:table-cell>
              <table:table-cell office:value-type="float" office:value="1.02818954496724E-015">
                <text:p>1.02818954496724E-0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0">
                <text:p>0</text:p>
              </table:table-cell>
              <table:table-cell office:value-type="float" office:value="6.31442512979258E-016">
                <text:p>6.31442512979258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">
                <text:p>0</text:p>
              </table:table-cell>
              <table:table-cell office:value-type="float" office:value="3.87788077742284E-016">
                <text:p>3.87788077742284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0">
                <text:p>0</text:p>
              </table:table-cell>
              <table:table-cell office:value-type="float" office:value="2.3815246859059E-016">
                <text:p>2.381524685905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0">
                <text:p>0</text:p>
              </table:table-cell>
              <table:table-cell office:value-type="float" office:value="1.46256683872279E-016">
                <text:p>1.46256683872279E-0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0">
                <text:p>0</text:p>
              </table:table-cell>
              <table:table-cell office:value-type="float" office:value="8.98206837993738E-017">
                <text:p>8.98206837993738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0">
                <text:p>0</text:p>
              </table:table-cell>
              <table:table-cell office:value-type="float" office:value="5.51616174015842E-017">
                <text:p>5.51616174015842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">
                <text:p>0</text:p>
              </table:table-cell>
              <table:table-cell office:value-type="float" office:value="3.38764291881284E-017">
                <text:p>3.38764291881284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0">
                <text:p>0</text:p>
              </table:table-cell>
              <table:table-cell office:value-type="float" office:value="2.0804546867861E-017">
                <text:p>2.080454686786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0">
                <text:p>0</text:p>
              </table:table-cell>
              <table:table-cell office:value-type="float" office:value="1.27767058320511E-017">
                <text:p>1.27767058320511E-0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0">
                <text:p>0</text:p>
              </table:table-cell>
              <table:table-cell office:value-type="float" office:value="7.84656416482444E-018">
                <text:p>7.84656416482444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0">
                <text:p>0</text:p>
              </table:table-cell>
              <table:table-cell office:value-type="float" office:value="4.81881401998461E-018">
                <text:p>4.81881401998461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">
                <text:p>0</text:p>
              </table:table-cell>
              <table:table-cell office:value-type="float" office:value="2.95938044619556E-018">
                <text:p>2.95938044619556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0">
                <text:p>0</text:p>
              </table:table-cell>
              <table:table-cell office:value-type="float" office:value="1.81744565965893E-018">
                <text:p>1.81744565965893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0">
                <text:p>0</text:p>
              </table:table-cell>
              <table:table-cell office:value-type="float" office:value="1.11614872973139E-018">
                <text:p>1.11614872973139E-0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0">
                <text:p>0</text:p>
              </table:table-cell>
              <table:table-cell office:value-type="float" office:value="6.85460927131533E-019">
                <text:p>6.85460927131533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0">
                <text:p>0</text:p>
              </table:table-cell>
              <table:table-cell office:value-type="float" office:value="4.20962430998866E-019">
                <text:p>4.20962430998866E-0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000">
                <text:p>1000</text:p>
              </table:table-cell>
              <table:table-cell office:value-type="float" office:value="385.869545095038">
                <text:p>385.869545095038</text:p>
              </table:table-cell>
              <table:table-cell office:value-type="float" office:value="500">
                <text:p>500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1.005">
                <text:p>1.005</text:p>
              </table:table-cell>
              <table:table-cell office:value-type="float" office:value="1000">
                <text:p>1000</text:p>
              </table:table-cell>
              <table:table-cell office:value-type="float" office:value="622.843784358224">
                <text:p>622.843784358224</text:p>
              </table:table-cell>
              <table:table-cell office:value-type="float" office:value="1000">
                <text:p>10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1000">
                <text:p>1000</text:p>
              </table:table-cell>
              <table:table-cell office:value-type="float" office:value="768.376881717682">
                <text:p>768.376881717682</text:p>
              </table:table-cell>
              <table:table-cell office:value-type="float" office:value="1000">
                <text:p>1000</text:p>
              </table:table-cell>
              <table:table-cell office:value-type="float" office:value="187.5">
                <text:p>187.5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1.015">
                <text:p>1.015</text:p>
              </table:table-cell>
              <table:table-cell office:value-type="float" office:value="1000">
                <text:p>1000</text:p>
              </table:table-cell>
              <table:table-cell office:value-type="float" office:value="857.753189002774">
                <text:p>857.753189002774</text:p>
              </table:table-cell>
              <table:table-cell office:value-type="float" office:value="1000">
                <text:p>100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1000">
                <text:p>1000</text:p>
              </table:table-cell>
              <table:table-cell office:value-type="float" office:value="912.641901253493">
                <text:p>912.641901253493</text:p>
              </table:table-cell>
              <table:table-cell office:value-type="float" office:value="1000">
                <text:p>1000</text:p>
              </table:table-cell>
              <table:table-cell office:value-type="float" office:value="312.5">
                <text:p>312.5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1.025">
                <text:p>1.025</text:p>
              </table:table-cell>
              <table:table-cell office:value-type="float" office:value="1000">
                <text:p>1000</text:p>
              </table:table-cell>
              <table:table-cell office:value-type="float" office:value="946.350731077175">
                <text:p>946.350731077175</text:p>
              </table:table-cell>
              <table:table-cell office:value-type="float" office:value="1000">
                <text:p>10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  <table:table-cell office:value-type="float" office:value="1000">
                <text:p>1000</text:p>
              </table:table-cell>
              <table:table-cell office:value-type="float" office:value="967.052350071107">
                <text:p>967.052350071107</text:p>
              </table:table-cell>
              <table:table-cell office:value-type="float" office:value="1000">
                <text:p>1000</text:p>
              </table:table-cell>
              <table:table-cell office:value-type="float" office:value="437.5">
                <text:p>437.5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.035">
                <text:p>1.035</text:p>
              </table:table-cell>
              <table:table-cell office:value-type="float" office:value="1000">
                <text:p>1000</text:p>
              </table:table-cell>
              <table:table-cell office:value-type="float" office:value="979.765844761119">
                <text:p>979.765844761119</text:p>
              </table:table-cell>
              <table:table-cell office:value-type="float" office:value="1000">
                <text:p>100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1000">
                <text:p>1000</text:p>
              </table:table-cell>
              <table:table-cell office:value-type="float" office:value="987.573589038529">
                <text:p>987.573589038529</text:p>
              </table:table-cell>
              <table:table-cell office:value-type="float" office:value="1000">
                <text:p>1000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1.045">
                <text:p>1.045</text:p>
              </table:table-cell>
              <table:table-cell office:value-type="float" office:value="1000">
                <text:p>1000</text:p>
              </table:table-cell>
              <table:table-cell office:value-type="float" office:value="992.368562583396">
                <text:p>992.368562583396</text:p>
              </table:table-cell>
              <table:table-cell office:value-type="float" office:value="1000">
                <text:p>1000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1000">
                <text:p>1000</text:p>
              </table:table-cell>
              <table:table-cell office:value-type="float" office:value="995.313301867762">
                <text:p>995.313301867762</text:p>
              </table:table-cell>
              <table:table-cell office:value-type="float" office:value="1000">
                <text:p>1000</text:p>
              </table:table-cell>
              <table:table-cell office:value-type="float" office:value="687.5">
                <text:p>687.5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1.055">
                <text:p>1.055</text:p>
              </table:table-cell>
              <table:table-cell office:value-type="float" office:value="1000">
                <text:p>1000</text:p>
              </table:table-cell>
              <table:table-cell office:value-type="float" office:value="997.121755944047">
                <text:p>997.121755944047</text:p>
              </table:table-cell>
              <table:table-cell office:value-type="float" office:value="1000">
                <text:p>1000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1000">
                <text:p>1000</text:p>
              </table:table-cell>
              <table:table-cell office:value-type="float" office:value="998.23238266859">
                <text:p>998.23238266859</text:p>
              </table:table-cell>
              <table:table-cell office:value-type="float" office:value="1000">
                <text:p>1000</text:p>
              </table:table-cell>
              <table:table-cell office:value-type="float" office:value="812.5">
                <text:p>812.5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1.065">
                <text:p>1.065</text:p>
              </table:table-cell>
              <table:table-cell office:value-type="float" office:value="1000">
                <text:p>1000</text:p>
              </table:table-cell>
              <table:table-cell office:value-type="float" office:value="998.914452364163">
                <text:p>998.914452364163</text:p>
              </table:table-cell>
              <table:table-cell office:value-type="float" office:value="1000">
                <text:p>1000</text:p>
              </table:table-cell>
              <table:table-cell office:value-type="float" office:value="875">
                <text:p>875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.07">
                <text:p>1.07</text:p>
              </table:table-cell>
              <table:table-cell office:value-type="float" office:value="1000">
                <text:p>1000</text:p>
              </table:table-cell>
              <table:table-cell office:value-type="float" office:value="999.333332136582">
                <text:p>999.333332136582</text:p>
              </table:table-cell>
              <table:table-cell office:value-type="float" office:value="1000">
                <text:p>1000</text:p>
              </table:table-cell>
              <table:table-cell office:value-type="float" office:value="937.5">
                <text:p>937.5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1.075">
                <text:p>1.075</text:p>
              </table:table-cell>
              <table:table-cell office:value-type="float" office:value="1000">
                <text:p>1000</text:p>
              </table:table-cell>
              <table:table-cell office:value-type="float" office:value="999.590578961769">
                <text:p>999.59057896176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000">
                <text:p>1000</text:p>
              </table:table-cell>
              <table:table-cell office:value-type="float" office:value="999.748562071543">
                <text:p>999.74856207154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1.085">
                <text:p>1.085</text:p>
              </table:table-cell>
              <table:table-cell office:value-type="float" office:value="1000">
                <text:p>1000</text:p>
              </table:table-cell>
              <table:table-cell office:value-type="float" office:value="999.845584310617">
                <text:p>999.84558431061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.09">
                <text:p>1.09</text:p>
              </table:table-cell>
              <table:table-cell office:value-type="float" office:value="1000">
                <text:p>1000</text:p>
              </table:table-cell>
              <table:table-cell office:value-type="float" office:value="999.905168622434">
                <text:p>999.90516862243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1.095">
                <text:p>1.095</text:p>
              </table:table-cell>
              <table:table-cell office:value-type="float" office:value="1000">
                <text:p>1000</text:p>
              </table:table-cell>
              <table:table-cell office:value-type="float" office:value="999.941761162956">
                <text:p>999.94176116295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1000">
                <text:p>1000</text:p>
              </table:table-cell>
              <table:table-cell office:value-type="float" office:value="999.964233756513">
                <text:p>999.96423375651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000">
                <text:p>1000</text:p>
              </table:table-cell>
              <table:table-cell office:value-type="float" office:value="999.978034860617">
                <text:p>999.97803486061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  <table:table-cell office:value-type="float" office:value="1000">
                <text:p>1000</text:p>
              </table:table-cell>
              <table:table-cell office:value-type="float" office:value="999.986510538959">
                <text:p>999.98651053895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1.115">
                <text:p>1.115</text:p>
              </table:table-cell>
              <table:table-cell office:value-type="float" office:value="1000">
                <text:p>1000</text:p>
              </table:table-cell>
              <table:table-cell office:value-type="float" office:value="999.991715711154">
                <text:p>999.99171571115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1000">
                <text:p>1000</text:p>
              </table:table-cell>
              <table:table-cell office:value-type="float" office:value="999.994912365923">
                <text:p>999.99491236592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1000">
                <text:p>1000</text:p>
              </table:table-cell>
              <table:table-cell office:value-type="float" office:value="999.99687552897">
                <text:p>999.9968755289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  <table:table-cell office:value-type="float" office:value="1000">
                <text:p>1000</text:p>
              </table:table-cell>
              <table:table-cell office:value-type="float" office:value="999.998081167185">
                <text:p>999.99808116718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1.135">
                <text:p>1.135</text:p>
              </table:table-cell>
              <table:table-cell office:value-type="float" office:value="1000">
                <text:p>1000</text:p>
              </table:table-cell>
              <table:table-cell office:value-type="float" office:value="999.99882158633">
                <text:p>999.9988215863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14">
                <text:p>1.14</text:p>
              </table:table-cell>
              <table:table-cell office:value-type="float" office:value="1000">
                <text:p>1000</text:p>
              </table:table-cell>
              <table:table-cell office:value-type="float" office:value="999.999276300277">
                <text:p>999.99927630027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1.145">
                <text:p>1.145</text:p>
              </table:table-cell>
              <table:table-cell office:value-type="float" office:value="1000">
                <text:p>1000</text:p>
              </table:table-cell>
              <table:table-cell office:value-type="float" office:value="999.99955555396">
                <text:p>999.9995555539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1000">
                <text:p>1000</text:p>
              </table:table-cell>
              <table:table-cell office:value-type="float" office:value="999.999727052151">
                <text:p>999.99972705215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.155">
                <text:p>1.155</text:p>
              </table:table-cell>
              <table:table-cell office:value-type="float" office:value="1000">
                <text:p>1000</text:p>
              </table:table-cell>
              <table:table-cell office:value-type="float" office:value="999.999832374414">
                <text:p>999.99983237441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  <table:table-cell office:value-type="float" office:value="1000">
                <text:p>1000</text:p>
              </table:table-cell>
              <table:table-cell office:value-type="float" office:value="999.999897056022">
                <text:p>999.99989705602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1.165">
                <text:p>1.165</text:p>
              </table:table-cell>
              <table:table-cell office:value-type="float" office:value="1000">
                <text:p>1000</text:p>
              </table:table-cell>
              <table:table-cell office:value-type="float" office:value="999.999936778968">
                <text:p>999.99993677896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1000">
                <text:p>1000</text:p>
              </table:table-cell>
              <table:table-cell office:value-type="float" office:value="999.999961174039">
                <text:p>999.99996117403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1.175">
                <text:p>1.175</text:p>
              </table:table-cell>
              <table:table-cell office:value-type="float" office:value="1000">
                <text:p>1000</text:p>
              </table:table-cell>
              <table:table-cell office:value-type="float" office:value="999.999976155795">
                <text:p>999.99997615579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000">
                <text:p>1000</text:p>
              </table:table-cell>
              <table:table-cell office:value-type="float" office:value="999.999985356548">
                <text:p>999.99998535654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1.185">
                <text:p>1.185</text:p>
              </table:table-cell>
              <table:table-cell office:value-type="float" office:value="1000">
                <text:p>1000</text:p>
              </table:table-cell>
              <table:table-cell office:value-type="float" office:value="999.99999100701">
                <text:p>999.9999910070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  <table:table-cell office:value-type="float" office:value="1000">
                <text:p>1000</text:p>
              </table:table-cell>
              <table:table-cell office:value-type="float" office:value="999.999994477131">
                <text:p>999.99999447713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1.195">
                <text:p>1.195</text:p>
              </table:table-cell>
              <table:table-cell office:value-type="float" office:value="1000">
                <text:p>1000</text:p>
              </table:table-cell>
              <table:table-cell office:value-type="float" office:value="999.999996608238">
                <text:p>999.99999660823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1000">
                <text:p>1000</text:p>
              </table:table-cell>
              <table:table-cell office:value-type="float" office:value="999.999997917016">
                <text:p>999.99999791701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1.205">
                <text:p>1.205</text:p>
              </table:table-cell>
              <table:table-cell office:value-type="float" office:value="1000">
                <text:p>1000</text:p>
              </table:table-cell>
              <table:table-cell office:value-type="float" office:value="999.999998720776">
                <text:p>999.99999872077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000">
                <text:p>1000</text:p>
              </table:table-cell>
              <table:table-cell office:value-type="float" office:value="999.99999921439">
                <text:p>999.9999992143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1.215">
                <text:p>1.215</text:p>
              </table:table-cell>
              <table:table-cell office:value-type="float" office:value="1000">
                <text:p>1000</text:p>
              </table:table-cell>
              <table:table-cell office:value-type="float" office:value="999.999999517533">
                <text:p>999.99999951753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1000">
                <text:p>1000</text:p>
              </table:table-cell>
              <table:table-cell office:value-type="float" office:value="999.999999703702">
                <text:p>999.99999970370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1.225">
                <text:p>1.225</text:p>
              </table:table-cell>
              <table:table-cell office:value-type="float" office:value="1000">
                <text:p>1000</text:p>
              </table:table-cell>
              <table:table-cell office:value-type="float" office:value="999.999999818034">
                <text:p>999.99999981803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000">
                <text:p>1000</text:p>
              </table:table-cell>
              <table:table-cell office:value-type="float" office:value="999.999999888249">
                <text:p>999.99999988824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1000">
                <text:p>1000</text:p>
              </table:table-cell>
              <table:table-cell office:value-type="float" office:value="999.999999931371">
                <text:p>999.99999993137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1000">
                <text:p>1000</text:p>
              </table:table-cell>
              <table:table-cell office:value-type="float" office:value="999.999999957853">
                <text:p>999.99999995785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1.245">
                <text:p>1.245</text:p>
              </table:table-cell>
              <table:table-cell office:value-type="float" office:value="1000">
                <text:p>1000</text:p>
              </table:table-cell>
              <table:table-cell office:value-type="float" office:value="999.999999974116">
                <text:p>999.99999997411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1000">
                <text:p>1000</text:p>
              </table:table-cell>
              <table:table-cell office:value-type="float" office:value="999.999999984104">
                <text:p>999.99999998410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1.255">
                <text:p>1.255</text:p>
              </table:table-cell>
              <table:table-cell office:value-type="float" office:value="1000">
                <text:p>1000</text:p>
              </table:table-cell>
              <table:table-cell office:value-type="float" office:value="999.999999990238">
                <text:p>999.99999999023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000">
                <text:p>1000</text:p>
              </table:table-cell>
              <table:table-cell office:value-type="float" office:value="999.999999994005">
                <text:p>999.99999999400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1.265">
                <text:p>1.265</text:p>
              </table:table-cell>
              <table:table-cell office:value-type="float" office:value="1000">
                <text:p>1000</text:p>
              </table:table-cell>
              <table:table-cell office:value-type="float" office:value="999.999999996318">
                <text:p>999.9999999963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1000">
                <text:p>1000</text:p>
              </table:table-cell>
              <table:table-cell office:value-type="float" office:value="999.999999997739">
                <text:p>999.99999999773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7499999999999">
                <text:p>1.27499999999999</text:p>
              </table:table-cell>
              <table:table-cell office:value-type="float" office:value="1.27499999999999">
                <text:p>1.27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8611">
                <text:p>999.99999999861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7999999999999">
                <text:p>1.2799999999999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147">
                <text:p>999.99999999914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8499999999999">
                <text:p>1.28499999999999</text:p>
              </table:table-cell>
              <table:table-cell office:value-type="float" office:value="1.28499999999999">
                <text:p>1.28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476">
                <text:p>999.99999999947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8999999999999">
                <text:p>1.28999999999999</text:p>
              </table:table-cell>
              <table:table-cell office:value-type="float" office:value="1.28999999999999">
                <text:p>1.28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678">
                <text:p>999.99999999967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9499999999999">
                <text:p>1.29499999999999</text:p>
              </table:table-cell>
              <table:table-cell office:value-type="float" office:value="1.29499999999999">
                <text:p>1.29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803">
                <text:p>999.99999999980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879">
                <text:p>999.99999999987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0499999999999">
                <text:p>1.30499999999999</text:p>
              </table:table-cell>
              <table:table-cell office:value-type="float" office:value="1.30499999999999">
                <text:p>1.30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26">
                <text:p>999.99999999992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0999999999999">
                <text:p>1.30999999999999</text:p>
              </table:table-cell>
              <table:table-cell office:value-type="float" office:value="1.30999999999999">
                <text:p>1.30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54">
                <text:p>999.99999999995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1499999999999">
                <text:p>1.31499999999999</text:p>
              </table:table-cell>
              <table:table-cell office:value-type="float" office:value="1.31499999999999">
                <text:p>1.31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72">
                <text:p>999.99999999997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1.31999999999999">
                <text:p>1.31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83">
                <text:p>999.99999999998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2499999999999">
                <text:p>1.32499999999999</text:p>
              </table:table-cell>
              <table:table-cell office:value-type="float" office:value="1.32499999999999">
                <text:p>1.32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89">
                <text:p>999.999999999989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2999999999999">
                <text:p>1.32999999999999</text:p>
              </table:table-cell>
              <table:table-cell office:value-type="float" office:value="1.32999999999999">
                <text:p>1.32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4">
                <text:p>999.99999999999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3499999999999">
                <text:p>1.33499999999999</text:p>
              </table:table-cell>
              <table:table-cell office:value-type="float" office:value="1.33499999999999">
                <text:p>1.33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6">
                <text:p>999.999999999996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3999999999999">
                <text:p>1.33999999999999</text:p>
              </table:table-cell>
              <table:table-cell office:value-type="float" office:value="1.33999999999999">
                <text:p>1.33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4499999999999">
                <text:p>1.34499999999999</text:p>
              </table:table-cell>
              <table:table-cell office:value-type="float" office:value="1.34499999999999">
                <text:p>1.34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4999999999999">
                <text:p>1.34999999999999</text:p>
              </table:table-cell>
              <table:table-cell office:value-type="float" office:value="1.34999999999999">
                <text:p>1.34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5499999999999">
                <text:p>1.35499999999999</text:p>
              </table:table-cell>
              <table:table-cell office:value-type="float" office:value="1.35499999999999">
                <text:p>1.35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5999999999999">
                <text:p>1.35999999999999</text:p>
              </table:table-cell>
              <table:table-cell office:value-type="float" office:value="1.35999999999999">
                <text:p>1.35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6499999999999">
                <text:p>1.36499999999999</text:p>
              </table:table-cell>
              <table:table-cell office:value-type="float" office:value="1.36499999999999">
                <text:p>1.36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6999999999999">
                <text:p>1.36999999999999</text:p>
              </table:table-cell>
              <table:table-cell office:value-type="float" office:value="1.36999999999999">
                <text:p>1.36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7499999999999">
                <text:p>1.37499999999999</text:p>
              </table:table-cell>
              <table:table-cell office:value-type="float" office:value="1.37499999999999">
                <text:p>1.37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7999999999999">
                <text:p>1.37999999999999</text:p>
              </table:table-cell>
              <table:table-cell office:value-type="float" office:value="1.37999999999999">
                <text:p>1.37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8499999999999">
                <text:p>1.38499999999999</text:p>
              </table:table-cell>
              <table:table-cell office:value-type="float" office:value="1.38499999999999">
                <text:p>1.38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8999999999999">
                <text:p>1.38999999999999</text:p>
              </table:table-cell>
              <table:table-cell office:value-type="float" office:value="1.38999999999999">
                <text:p>1.38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9499999999999">
                <text:p>1.39499999999999</text:p>
              </table:table-cell>
              <table:table-cell office:value-type="float" office:value="1.39499999999999">
                <text:p>1.39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0499999999999">
                <text:p>1.40499999999999</text:p>
              </table:table-cell>
              <table:table-cell office:value-type="float" office:value="1.40499999999999">
                <text:p>1.40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0999999999999">
                <text:p>1.40999999999999</text:p>
              </table:table-cell>
              <table:table-cell office:value-type="float" office:value="1.40999999999999">
                <text:p>1.40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1499999999999">
                <text:p>1.41499999999999</text:p>
              </table:table-cell>
              <table:table-cell office:value-type="float" office:value="1.41499999999999">
                <text:p>1.41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1.41999999999999">
                <text:p>1.41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2499999999999">
                <text:p>1.42499999999999</text:p>
              </table:table-cell>
              <table:table-cell office:value-type="float" office:value="1.42499999999999">
                <text:p>1.42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2999999999999">
                <text:p>1.42999999999999</text:p>
              </table:table-cell>
              <table:table-cell office:value-type="float" office:value="1.42999999999999">
                <text:p>1.42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3499999999999">
                <text:p>1.43499999999999</text:p>
              </table:table-cell>
              <table:table-cell office:value-type="float" office:value="1.43499999999999">
                <text:p>1.43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3999999999999">
                <text:p>1.43999999999999</text:p>
              </table:table-cell>
              <table:table-cell office:value-type="float" office:value="1.43999999999999">
                <text:p>1.43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4499999999999">
                <text:p>1.44499999999999</text:p>
              </table:table-cell>
              <table:table-cell office:value-type="float" office:value="1.44499999999999">
                <text:p>1.44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4999999999999">
                <text:p>1.44999999999999</text:p>
              </table:table-cell>
              <table:table-cell office:value-type="float" office:value="1.44999999999999">
                <text:p>1.44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5499999999999">
                <text:p>1.45499999999999</text:p>
              </table:table-cell>
              <table:table-cell office:value-type="float" office:value="1.45499999999999">
                <text:p>1.45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5999999999999">
                <text:p>1.45999999999999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6499999999999">
                <text:p>1.46499999999999</text:p>
              </table:table-cell>
              <table:table-cell office:value-type="float" office:value="1.46499999999999">
                <text:p>1.46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6999999999999">
                <text:p>1.46999999999999</text:p>
              </table:table-cell>
              <table:table-cell office:value-type="float" office:value="1.46999999999999">
                <text:p>1.46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7499999999999">
                <text:p>1.47499999999999</text:p>
              </table:table-cell>
              <table:table-cell office:value-type="float" office:value="1.47499999999999">
                <text:p>1.47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7999999999999">
                <text:p>1.47999999999999</text:p>
              </table:table-cell>
              <table:table-cell office:value-type="float" office:value="1.47999999999999">
                <text:p>1.47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8499999999999">
                <text:p>1.48499999999999</text:p>
              </table:table-cell>
              <table:table-cell office:value-type="float" office:value="1.48499999999999">
                <text:p>1.48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8999999999999">
                <text:p>1.48999999999999</text:p>
              </table:table-cell>
              <table:table-cell office:value-type="float" office:value="1.48999999999999">
                <text:p>1.48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9499999999999">
                <text:p>1.49499999999999</text:p>
              </table:table-cell>
              <table:table-cell office:value-type="float" office:value="1.49499999999999">
                <text:p>1.49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0499999999999">
                <text:p>1.50499999999999</text:p>
              </table:table-cell>
              <table:table-cell office:value-type="float" office:value="1.50499999999999">
                <text:p>1.50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0999999999999">
                <text:p>1.50999999999999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1499999999999">
                <text:p>1.51499999999999</text:p>
              </table:table-cell>
              <table:table-cell office:value-type="float" office:value="1.51499999999999">
                <text:p>1.51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1999999999999">
                <text:p>1.51999999999999</text:p>
              </table:table-cell>
              <table:table-cell office:value-type="float" office:value="1.51999999999999">
                <text:p>1.51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2499999999999">
                <text:p>1.52499999999999</text:p>
              </table:table-cell>
              <table:table-cell office:value-type="float" office:value="1.52499999999999">
                <text:p>1.52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2999999999999">
                <text:p>1.52999999999999</text:p>
              </table:table-cell>
              <table:table-cell office:value-type="float" office:value="1.52999999999999">
                <text:p>1.52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3499999999999">
                <text:p>1.53499999999999</text:p>
              </table:table-cell>
              <table:table-cell office:value-type="float" office:value="1.53499999999999">
                <text:p>1.53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3999999999999">
                <text:p>1.53999999999999</text:p>
              </table:table-cell>
              <table:table-cell office:value-type="float" office:value="1.53999999999999">
                <text:p>1.53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4499999999999">
                <text:p>1.54499999999999</text:p>
              </table:table-cell>
              <table:table-cell office:value-type="float" office:value="1.54499999999999">
                <text:p>1.54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4999999999999">
                <text:p>1.54999999999999</text:p>
              </table:table-cell>
              <table:table-cell office:value-type="float" office:value="1.54999999999999">
                <text:p>1.54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5499999999999">
                <text:p>1.55499999999999</text:p>
              </table:table-cell>
              <table:table-cell office:value-type="float" office:value="1.55499999999999">
                <text:p>1.55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5999999999999">
                <text:p>1.55999999999999</text:p>
              </table:table-cell>
              <table:table-cell office:value-type="float" office:value="1.55999999999999">
                <text:p>1.55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6499999999999">
                <text:p>1.56499999999999</text:p>
              </table:table-cell>
              <table:table-cell office:value-type="float" office:value="1.56499999999999">
                <text:p>1.56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6999999999999">
                <text:p>1.56999999999999</text:p>
              </table:table-cell>
              <table:table-cell office:value-type="float" office:value="1.56999999999999">
                <text:p>1.56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7499999999999">
                <text:p>1.57499999999999</text:p>
              </table:table-cell>
              <table:table-cell office:value-type="float" office:value="1.57499999999999">
                <text:p>1.57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7999999999999">
                <text:p>1.57999999999999</text:p>
              </table:table-cell>
              <table:table-cell office:value-type="float" office:value="1.57999999999999">
                <text:p>1.57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8499999999999">
                <text:p>1.58499999999999</text:p>
              </table:table-cell>
              <table:table-cell office:value-type="float" office:value="1.58499999999999">
                <text:p>1.58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8999999999999">
                <text:p>1.58999999999999</text:p>
              </table:table-cell>
              <table:table-cell office:value-type="float" office:value="1.58999999999999">
                <text:p>1.58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9499999999999">
                <text:p>1.59499999999999</text:p>
              </table:table-cell>
              <table:table-cell office:value-type="float" office:value="1.59499999999999">
                <text:p>1.59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0499999999999">
                <text:p>1.60499999999999</text:p>
              </table:table-cell>
              <table:table-cell office:value-type="float" office:value="1.60499999999999">
                <text:p>1.60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0999999999999">
                <text:p>1.60999999999999</text:p>
              </table:table-cell>
              <table:table-cell office:value-type="float" office:value="1.60999999999999">
                <text:p>1.60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1499999999999">
                <text:p>1.61499999999999</text:p>
              </table:table-cell>
              <table:table-cell office:value-type="float" office:value="1.61499999999999">
                <text:p>1.61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1999999999999">
                <text:p>1.61999999999999</text:p>
              </table:table-cell>
              <table:table-cell office:value-type="float" office:value="1.61999999999999">
                <text:p>1.61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2499999999999">
                <text:p>1.62499999999999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2999999999999">
                <text:p>1.62999999999999</text:p>
              </table:table-cell>
              <table:table-cell office:value-type="float" office:value="1.62999999999999">
                <text:p>1.62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3499999999999">
                <text:p>1.63499999999999</text:p>
              </table:table-cell>
              <table:table-cell office:value-type="float" office:value="1.63499999999999">
                <text:p>1.63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3999999999999">
                <text:p>1.63999999999999</text:p>
              </table:table-cell>
              <table:table-cell office:value-type="float" office:value="1.63999999999999">
                <text:p>1.63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4499999999999">
                <text:p>1.64499999999999</text:p>
              </table:table-cell>
              <table:table-cell office:value-type="float" office:value="1.64499999999999">
                <text:p>1.64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4999999999999">
                <text:p>1.64999999999999</text:p>
              </table:table-cell>
              <table:table-cell office:value-type="float" office:value="1.64999999999999">
                <text:p>1.64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5499999999999">
                <text:p>1.65499999999999</text:p>
              </table:table-cell>
              <table:table-cell office:value-type="float" office:value="1.65499999999999">
                <text:p>1.65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5999999999999">
                <text:p>1.65999999999999</text:p>
              </table:table-cell>
              <table:table-cell office:value-type="float" office:value="1.65999999999999">
                <text:p>1.65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6499999999999">
                <text:p>1.66499999999999</text:p>
              </table:table-cell>
              <table:table-cell office:value-type="float" office:value="1.66499999999999">
                <text:p>1.66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6999999999999">
                <text:p>1.66999999999999</text:p>
              </table:table-cell>
              <table:table-cell office:value-type="float" office:value="1.66999999999999">
                <text:p>1.66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7499999999999">
                <text:p>1.67499999999999</text:p>
              </table:table-cell>
              <table:table-cell office:value-type="float" office:value="1.67499999999999">
                <text:p>1.67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7999999999999">
                <text:p>1.67999999999999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8499999999999">
                <text:p>1.68499999999999</text:p>
              </table:table-cell>
              <table:table-cell office:value-type="float" office:value="1.68499999999999">
                <text:p>1.68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8999999999999">
                <text:p>1.68999999999999</text:p>
              </table:table-cell>
              <table:table-cell office:value-type="float" office:value="1.68999999999999">
                <text:p>1.68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9499999999999">
                <text:p>1.69499999999999</text:p>
              </table:table-cell>
              <table:table-cell office:value-type="float" office:value="1.69499999999999">
                <text:p>1.69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0499999999999">
                <text:p>1.70499999999999</text:p>
              </table:table-cell>
              <table:table-cell office:value-type="float" office:value="1.70499999999999">
                <text:p>1.70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0999999999999">
                <text:p>1.70999999999999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1499999999999">
                <text:p>1.71499999999999</text:p>
              </table:table-cell>
              <table:table-cell office:value-type="float" office:value="1.71499999999999">
                <text:p>1.71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1999999999999">
                <text:p>1.71999999999999</text:p>
              </table:table-cell>
              <table:table-cell office:value-type="float" office:value="1.71999999999999">
                <text:p>1.71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2499999999999">
                <text:p>1.72499999999999</text:p>
              </table:table-cell>
              <table:table-cell office:value-type="float" office:value="1.72499999999999">
                <text:p>1.72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2999999999999">
                <text:p>1.72999999999999</text:p>
              </table:table-cell>
              <table:table-cell office:value-type="float" office:value="1.72999999999999">
                <text:p>1.729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3499999999999">
                <text:p>1.73499999999999</text:p>
              </table:table-cell>
              <table:table-cell office:value-type="float" office:value="1.73499999999999">
                <text:p>1.73499999999999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3999999999998">
                <text:p>1.73999999999998</text:p>
              </table:table-cell>
              <table:table-cell office:value-type="float" office:value="1.73999999999998">
                <text:p>1.73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4499999999998">
                <text:p>1.74499999999998</text:p>
              </table:table-cell>
              <table:table-cell office:value-type="float" office:value="1.74499999999998">
                <text:p>1.74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4999999999998">
                <text:p>1.74999999999998</text:p>
              </table:table-cell>
              <table:table-cell office:value-type="float" office:value="1.74999999999998">
                <text:p>1.74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5499999999998">
                <text:p>1.75499999999998</text:p>
              </table:table-cell>
              <table:table-cell office:value-type="float" office:value="1.75499999999998">
                <text:p>1.75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5999999999998">
                <text:p>1.75999999999998</text:p>
              </table:table-cell>
              <table:table-cell office:value-type="float" office:value="1.75999999999998">
                <text:p>1.75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6499999999998">
                <text:p>1.76499999999998</text:p>
              </table:table-cell>
              <table:table-cell office:value-type="float" office:value="1.76499999999998">
                <text:p>1.76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6999999999998">
                <text:p>1.76999999999998</text:p>
              </table:table-cell>
              <table:table-cell office:value-type="float" office:value="1.76999999999998">
                <text:p>1.76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7499999999998">
                <text:p>1.77499999999998</text:p>
              </table:table-cell>
              <table:table-cell office:value-type="float" office:value="1.77499999999998">
                <text:p>1.77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7999999999998">
                <text:p>1.77999999999998</text:p>
              </table:table-cell>
              <table:table-cell office:value-type="float" office:value="1.77999999999998">
                <text:p>1.77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8499999999998">
                <text:p>1.78499999999998</text:p>
              </table:table-cell>
              <table:table-cell office:value-type="float" office:value="1.78499999999998">
                <text:p>1.78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8999999999998">
                <text:p>1.78999999999998</text:p>
              </table:table-cell>
              <table:table-cell office:value-type="float" office:value="1.78999999999998">
                <text:p>1.78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9499999999998">
                <text:p>1.79499999999998</text:p>
              </table:table-cell>
              <table:table-cell office:value-type="float" office:value="1.79499999999998">
                <text:p>1.79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79999999999998">
                <text:p>1.7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0499999999998">
                <text:p>1.80499999999998</text:p>
              </table:table-cell>
              <table:table-cell office:value-type="float" office:value="1.80499999999998">
                <text:p>1.80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0999999999998">
                <text:p>1.80999999999998</text:p>
              </table:table-cell>
              <table:table-cell office:value-type="float" office:value="1.80999999999998">
                <text:p>1.80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1499999999998">
                <text:p>1.81499999999998</text:p>
              </table:table-cell>
              <table:table-cell office:value-type="float" office:value="1.81499999999998">
                <text:p>1.81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1999999999998">
                <text:p>1.81999999999998</text:p>
              </table:table-cell>
              <table:table-cell office:value-type="float" office:value="1.81999999999998">
                <text:p>1.81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2499999999998">
                <text:p>1.82499999999998</text:p>
              </table:table-cell>
              <table:table-cell office:value-type="float" office:value="1.82499999999998">
                <text:p>1.82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2999999999998">
                <text:p>1.82999999999998</text:p>
              </table:table-cell>
              <table:table-cell office:value-type="float" office:value="1.82999999999998">
                <text:p>1.82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3499999999998">
                <text:p>1.83499999999998</text:p>
              </table:table-cell>
              <table:table-cell office:value-type="float" office:value="1.83499999999998">
                <text:p>1.83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3999999999998">
                <text:p>1.83999999999998</text:p>
              </table:table-cell>
              <table:table-cell office:value-type="float" office:value="1.83999999999998">
                <text:p>1.83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4499999999998">
                <text:p>1.84499999999998</text:p>
              </table:table-cell>
              <table:table-cell office:value-type="float" office:value="1.84499999999998">
                <text:p>1.84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4999999999998">
                <text:p>1.84999999999998</text:p>
              </table:table-cell>
              <table:table-cell office:value-type="float" office:value="1.84999999999998">
                <text:p>1.84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5499999999998">
                <text:p>1.85499999999998</text:p>
              </table:table-cell>
              <table:table-cell office:value-type="float" office:value="1.85499999999998">
                <text:p>1.85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5999999999998">
                <text:p>1.85999999999998</text:p>
              </table:table-cell>
              <table:table-cell office:value-type="float" office:value="1.85999999999998">
                <text:p>1.85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6499999999998">
                <text:p>1.86499999999998</text:p>
              </table:table-cell>
              <table:table-cell office:value-type="float" office:value="1.86499999999998">
                <text:p>1.86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6999999999998">
                <text:p>1.86999999999998</text:p>
              </table:table-cell>
              <table:table-cell office:value-type="float" office:value="1.86999999999998">
                <text:p>1.86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7499999999998">
                <text:p>1.87499999999998</text:p>
              </table:table-cell>
              <table:table-cell office:value-type="float" office:value="1.87499999999998">
                <text:p>1.87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7999999999998">
                <text:p>1.87999999999998</text:p>
              </table:table-cell>
              <table:table-cell office:value-type="float" office:value="1.87999999999998">
                <text:p>1.87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8499999999998">
                <text:p>1.88499999999998</text:p>
              </table:table-cell>
              <table:table-cell office:value-type="float" office:value="1.88499999999998">
                <text:p>1.88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8999999999998">
                <text:p>1.88999999999998</text:p>
              </table:table-cell>
              <table:table-cell office:value-type="float" office:value="1.88999999999998">
                <text:p>1.88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9499999999998">
                <text:p>1.89499999999998</text:p>
              </table:table-cell>
              <table:table-cell office:value-type="float" office:value="1.89499999999998">
                <text:p>1.89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89999999999998">
                <text:p>1.8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0499999999998">
                <text:p>1.90499999999998</text:p>
              </table:table-cell>
              <table:table-cell office:value-type="float" office:value="1.90499999999998">
                <text:p>1.90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0999999999998">
                <text:p>1.90999999999998</text:p>
              </table:table-cell>
              <table:table-cell office:value-type="float" office:value="1.90999999999998">
                <text:p>1.90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1499999999998">
                <text:p>1.91499999999998</text:p>
              </table:table-cell>
              <table:table-cell office:value-type="float" office:value="1.91499999999998">
                <text:p>1.91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1999999999998">
                <text:p>1.91999999999998</text:p>
              </table:table-cell>
              <table:table-cell office:value-type="float" office:value="1.91999999999998">
                <text:p>1.91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2499999999998">
                <text:p>1.92499999999998</text:p>
              </table:table-cell>
              <table:table-cell office:value-type="float" office:value="1.92499999999998">
                <text:p>1.92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2999999999998">
                <text:p>1.92999999999998</text:p>
              </table:table-cell>
              <table:table-cell office:value-type="float" office:value="1.92999999999998">
                <text:p>1.92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3499999999998">
                <text:p>1.93499999999998</text:p>
              </table:table-cell>
              <table:table-cell office:value-type="float" office:value="1.93499999999998">
                <text:p>1.93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3999999999998">
                <text:p>1.93999999999998</text:p>
              </table:table-cell>
              <table:table-cell office:value-type="float" office:value="1.93999999999998">
                <text:p>1.93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4499999999998">
                <text:p>1.94499999999998</text:p>
              </table:table-cell>
              <table:table-cell office:value-type="float" office:value="1.94499999999998">
                <text:p>1.94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4999999999998">
                <text:p>1.94999999999998</text:p>
              </table:table-cell>
              <table:table-cell office:value-type="float" office:value="1.94999999999998">
                <text:p>1.94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5499999999998">
                <text:p>1.95499999999998</text:p>
              </table:table-cell>
              <table:table-cell office:value-type="float" office:value="1.95499999999998">
                <text:p>1.95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5999999999998">
                <text:p>1.95999999999998</text:p>
              </table:table-cell>
              <table:table-cell office:value-type="float" office:value="1.95999999999998">
                <text:p>1.95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6499999999998">
                <text:p>1.96499999999998</text:p>
              </table:table-cell>
              <table:table-cell office:value-type="float" office:value="1.96499999999998">
                <text:p>1.96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6999999999998">
                <text:p>1.96999999999998</text:p>
              </table:table-cell>
              <table:table-cell office:value-type="float" office:value="1.96999999999998">
                <text:p>1.96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7499999999998">
                <text:p>1.97499999999998</text:p>
              </table:table-cell>
              <table:table-cell office:value-type="float" office:value="1.97499999999998">
                <text:p>1.97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7999999999998">
                <text:p>1.97999999999998</text:p>
              </table:table-cell>
              <table:table-cell office:value-type="float" office:value="1.97999999999998">
                <text:p>1.97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8499999999998">
                <text:p>1.98499999999998</text:p>
              </table:table-cell>
              <table:table-cell office:value-type="float" office:value="1.98499999999998">
                <text:p>1.98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8999999999998">
                <text:p>1.98999999999998</text:p>
              </table:table-cell>
              <table:table-cell office:value-type="float" office:value="1.98999999999998">
                <text:p>1.98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9499999999998">
                <text:p>1.99499999999998</text:p>
              </table:table-cell>
              <table:table-cell office:value-type="float" office:value="1.99499999999998">
                <text:p>1.994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1.99999999999998">
                <text:p>1.9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1000">
                <text:p>1000</text:p>
              </table:table-cell>
              <table:table-cell office:value-type="float" office:value="999.999999999998">
                <text:p>999.99999999999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aximum="2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173cm" svg:height="17.086cm" xlink:href=".." xlink:type="simple" chart:class="chart:scatter" chart:column-mapping="0 1" chart:style-name="ch1">
        <chart:legend chart:legend-position="end" svg:x="26.342cm" svg:y="8.048cm" style:legend-expansion="high" chart:style-name="ch2"/>
        <chart:plot-area chart:style-name="ch3" table:cell-range-address="'MovingAvg&amp;LowPass Frequencies'.C2:'MovingAvg&amp;LowPass Frequencies'.C402 'MovingAvg&amp;LowPass Frequencies'.F1:'MovingAvg&amp;LowPass Frequencies'.G402" chart:data-source-has-labels="both" svg:x="0.603cm" svg:y="0.341cm" svg:width="25.136cm" svg:height="16.404cm">
          <chartooo:coordinate-region svg:x="2.362cm" svg:y="0.514cm" svg:width="22.952cm" svg:height="16.059cm"/>
          <chart:axis chart:dimension="x" chart:name="primary-x" chart:style-name="ch4" chartooo:axis-type="auto">
            <chart:categories table:cell-range-address="'MovingAvg&amp;LowPass Frequencies'.C2:'MovingAvg&amp;LowPass Frequencies'.C40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'MovingAvg&amp;LowPass Frequencies'.F2:'MovingAvg&amp;LowPass Frequencies'.F402" chart:label-cell-address="'MovingAvg&amp;LowPass Frequencies'.F1:'MovingAvg&amp;LowPass Frequencies'.F1" chart:class="chart:scatter">
            <chart:domain table:cell-range-address="'MovingAvg&amp;LowPass Frequencies'.C2:'MovingAvg&amp;LowPass Frequencies'.C402"/>
            <chart:data-point chart:repeated="401"/>
          </chart:series>
          <chart:series chart:style-name="ch8" chart:values-cell-range-address="'MovingAvg&amp;LowPass Frequencies'.G2:'MovingAvg&amp;LowPass Frequencies'.G402" chart:label-cell-address="'MovingAvg&amp;LowPass Frequencies'.G1:'MovingAvg&amp;LowPass Frequencies'.G1" chart:class="chart:scatter">
            <chart:data-point chart:repeated="4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Input</text:p>
                <draw:g>
                  <svg:desc>'MovingAvg&amp;LowPass Frequencies'.F1:'MovingAvg&amp;LowPass Frequencies'.F1</svg:desc>
                </draw:g>
              </table:table-cell>
              <table:table-cell office:value-type="string">
                <text:p>Output(lowpass)</text:p>
                <draw:g>
                  <svg:desc>'MovingAvg&amp;LowPass Frequencies'.G1:'MovingAvg&amp;LowPass Frequencies'.G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MovingAvg&amp;LowPass Frequencies'.C2:'MovingAvg&amp;LowPass Frequencies'.C402</svg:desc>
                </draw:g>
              </table:table-cell>
              <table:table-cell office:value-type="float" office:value="0">
                <text:p>0</text:p>
                <draw:g>
                  <svg:desc>'MovingAvg&amp;LowPass Frequencies'.C2:'MovingAvg&amp;LowPass Frequencies'.C402</svg:desc>
                </draw:g>
              </table:table-cell>
              <table:table-cell office:value-type="float" office:value="0">
                <text:p>0</text:p>
                <draw:g>
                  <svg:desc>'MovingAvg&amp;LowPass Frequencies'.F2:'MovingAvg&amp;LowPass Frequencies'.F402</svg:desc>
                </draw:g>
              </table:table-cell>
              <table:table-cell office:value-type="float" office:value="0">
                <text:p>0</text:p>
                <draw:g>
                  <svg:desc>'MovingAvg&amp;LowPass Frequencies'.G2:'MovingAvg&amp;LowPass Frequencies'.G402</svg:desc>
                </draw:g>
              </table:table-cell>
            </table:table-row>
            <table:table-row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982.467275373282">
                <text:p>982.467275373282</text:p>
              </table:table-cell>
              <table:table-cell office:value-type="float" office:value="379.104200619049">
                <text:p>379.10420061904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650.575771821787">
                <text:p>650.575771821787</text:p>
              </table:table-cell>
              <table:table-cell office:value-type="float" office:value="483.856812305285">
                <text:p>483.856812305285</text:p>
              </table:table-cell>
            </table:table-row>
            <table:table-row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-493.676938973959">
                <text:p>-493.676938973959</text:p>
              </table:table-cell>
              <table:table-cell office:value-type="float" office:value="106.656308384117">
                <text:p>106.656308384117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0.02">
                <text:p>0.02</text:p>
              </table:table-cell>
              <table:table-cell office:value-type="float" office:value="-825.723282730849">
                <text:p>-825.723282730849</text:p>
              </table:table-cell>
              <table:table-cell office:value-type="float" office:value="-253.120580295312">
                <text:p>-253.120580295312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156.434465040231">
                <text:p>156.434465040231</text:p>
              </table:table-cell>
              <table:table-cell office:value-type="float" office:value="-95.0857612603087">
                <text:p>-95.0857612603087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0.03">
                <text:p>0.03</text:p>
              </table:table-cell>
              <table:table-cell office:value-type="float" office:value="1138.43783088088">
                <text:p>1138.43783088088</text:p>
              </table:table-cell>
              <table:table-cell office:value-type="float" office:value="380.893426103208">
                <text:p>380.893426103208</text:p>
              </table:table-cell>
            </table:table-row>
            <table:table-row>
              <table:table-cell office:value-type="float" office:value="0.035">
                <text:p>0.035</text:p>
              </table:table-cell>
              <table:table-cell office:value-type="float" office:value="0.035">
                <text:p>0.035</text:p>
              </table:table-cell>
              <table:table-cell office:value-type="float" office:value="805.928493689014">
                <text:p>805.928493689014</text:p>
              </table:table-cell>
              <table:table-cell office:value-type="float" office:value="544.901514281982">
                <text:p>544.901514281982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-339.095365127618">
                <text:p>-339.095365127618</text:p>
              </table:table-cell>
              <table:table-cell office:value-type="float" office:value="203.794040558767">
                <text:p>203.794040558767</text:p>
              </table:table-cell>
            </table:table-row>
            <table:table-row>
              <table:table-cell office:value-type="float" office:value="0.045">
                <text:p>0.045</text:p>
              </table:table-cell>
              <table:table-cell office:value-type="float" office:value="0.045">
                <text:p>0.045</text:p>
              </table:table-cell>
              <table:table-cell office:value-type="float" office:value="-672.065410255924">
                <text:p>-672.065410255924</text:p>
              </table:table-cell>
              <table:table-cell office:value-type="float" office:value="-134.173447294288">
                <text:p>-134.17344729428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309.016994374947">
                <text:p>309.016994374947</text:p>
              </table:table-cell>
              <table:table-cell office:value-type="float" office:value="36.8402468230886">
                <text:p>36.8402468230886</text:p>
              </table:table-cell>
            </table:table-row>
            <table:table-row>
              <table:table-cell office:value-type="float" office:value="0.055">
                <text:p>0.055</text:p>
              </table:table-cell>
              <table:table-cell office:value-type="float" office:value="0.055">
                <text:p>0.055</text:p>
              </table:table-cell>
              <table:table-cell office:value-type="float" office:value="1289.79443654044">
                <text:p>1289.79443654044</text:p>
              </table:table-cell>
              <table:table-cell office:value-type="float" office:value="520.317110034246">
                <text:p>520.317110034246</text:p>
              </table:table-cell>
            </table:table-row>
            <table:table-row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955.909804977154">
                <text:p>955.909804977154</text:p>
              </table:table-cell>
              <table:table-cell office:value-type="float" office:value="688.399065078588">
                <text:p>688.399065078588</text:p>
              </table:table-cell>
            </table:table-row>
            <table:table-row>
              <table:table-cell office:value-type="float" office:value="0.065">
                <text:p>0.065</text:p>
              </table:table-cell>
              <table:table-cell office:value-type="float" office:value="0.065">
                <text:p>0.065</text:p>
              </table:table-cell>
              <table:table-cell office:value-type="float" office:value="-190.637361657689">
                <text:p>-190.637361657689</text:p>
              </table:table-cell>
              <table:table-cell office:value-type="float" office:value="349.205678971893">
                <text:p>349.205678971893</text:p>
              </table:table-cell>
            </table:table-row>
            <table:table-row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-525.277224730081">
                <text:p>-525.277224730081</text:p>
              </table:table-cell>
              <table:table-cell office:value-type="float" office:value="11.7693587270247">
                <text:p>11.7693587270247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075">
                <text:p>0.075</text:p>
              </table:table-cell>
              <table:table-cell office:value-type="float" office:value="453.990499739546">
                <text:p>453.990499739546</text:p>
              </table:table-cell>
              <table:table-cell office:value-type="float" office:value="182.409029240935">
                <text:p>182.409029240935</text:p>
              </table:table-cell>
            </table:table-row>
            <table:table-row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1432.81019039687">
                <text:p>1432.81019039687</text:p>
              </table:table-cell>
              <table:table-cell office:value-type="float" office:value="664.900756482482">
                <text:p>664.900756482482</text:p>
              </table:table-cell>
            </table:table-row>
            <table:table-row>
              <table:table-cell office:value-type="float" office:value="0.085">
                <text:p>0.085</text:p>
              </table:table-cell>
              <table:table-cell office:value-type="float" office:value="0.085">
                <text:p>0.085</text:p>
              </table:table-cell>
              <table:table-cell office:value-type="float" office:value="1096.82666804284">
                <text:p>1096.82666804284</text:p>
              </table:table-cell>
              <table:table-cell office:value-type="float" office:value="831.567811491038">
                <text:p>831.567811491038</text:p>
              </table:table-cell>
            </table:table-row>
            <table:table-row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-51.9584573134757">
                <text:p>-51.9584573134757</text:p>
              </table:table-cell>
              <table:table-cell office:value-type="float" office:value="490.641932067924">
                <text:p>490.641932067924</text:p>
              </table:table-cell>
            </table:table-row>
            <table:table-row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-388.973138443022">
                <text:p>-388.973138443022</text:p>
              </table:table-cell>
              <table:table-cell office:value-type="float" office:value="151.225264951126">
                <text:p>151.22526495112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587.785252292476">
                <text:p>587.785252292476</text:p>
              </table:table-cell>
              <table:table-cell office:value-type="float" office:value="319.680468673228">
                <text:p>319.680468673228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0.105">
                <text:p>0.105</text:p>
              </table:table-cell>
              <table:table-cell office:value-type="float" office:value="1563.96356994813">
                <text:p>1563.96356994813</text:p>
              </table:table-cell>
              <table:table-cell office:value-type="float" office:value="799.811422931618">
                <text:p>799.811422931618</text:p>
              </table:table-cell>
            </table:table-row>
            <table:table-row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1225.20924204116">
                <text:p>1225.20924204116</text:p>
              </table:table-cell>
              <table:table-cell office:value-type="float" office:value="963.959485875837">
                <text:p>963.959485875837</text:p>
              </table:table-cell>
            </table:table-row>
            <table:table-row>
              <table:table-cell office:value-type="float" office:value="0.115">
                <text:p>0.115</text:p>
              </table:table-cell>
              <table:table-cell office:value-type="float" office:value="0.115">
                <text:p>0.115</text:p>
              </table:table-cell>
              <table:table-cell office:value-type="float" office:value="73.5266130311712">
                <text:p>73.5266130311712</text:p>
              </table:table-cell>
              <table:table-cell office:value-type="float" office:value="620.368558293598">
                <text:p>620.368558293598</text:p>
              </table:table-cell>
            </table:table-row>
            <table:table-row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-266.509410366462">
                <text:p>-266.509410366462</text:p>
              </table:table-cell>
              <table:table-cell office:value-type="float" office:value="278.14935997193">
                <text:p>278.14935997193</text:p>
              </table:table-cell>
            </table:table-row>
            <table:table-row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  <table:table-cell office:value-type="float" office:value="707.106781186554">
                <text:p>707.106781186554</text:p>
              </table:table-cell>
              <table:table-cell office:value-type="float" office:value="443.670964961157">
                <text:p>443.670964961157</text:p>
              </table:table-cell>
            </table:table-row>
            <table:table-row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1680.02514371657">
                <text:p>1680.02514371657</text:p>
              </table:table-cell>
              <table:table-cell office:value-type="float" office:value="920.742389493856">
                <text:p>920.742389493856</text:p>
              </table:table-cell>
            </table:table-row>
            <table:table-row>
              <table:table-cell office:value-type="float" office:value="0.135">
                <text:p>0.135</text:p>
              </table:table-cell>
              <table:table-cell office:value-type="float" office:value="0.135">
                <text:p>0.135</text:p>
              </table:table-cell>
              <table:table-cell office:value-type="float" office:value="1337.89632192293">
                <text:p>1337.89632192293</text:p>
              </table:table-cell>
              <table:table-cell office:value-type="float" office:value="1081.70938763487">
                <text:p>1081.70938763487</text:p>
              </table:table-cell>
            </table:table-row>
            <table:table-row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182.727990483312">
                <text:p>182.727990483312</text:p>
              </table:table-cell>
              <table:table-cell office:value-type="float" office:value="734.819844867096">
                <text:p>734.819844867096</text:p>
              </table:table-cell>
            </table:table-row>
            <table:table-row>
              <table:table-cell office:value-type="float" office:value="0.145">
                <text:p>0.145</text:p>
              </table:table-cell>
              <table:table-cell office:value-type="float" office:value="0.145">
                <text:p>0.145</text:p>
              </table:table-cell>
              <table:table-cell office:value-type="float" office:value="-160.901503919459">
                <text:p>-160.901503919459</text:p>
              </table:table-cell>
              <table:table-cell office:value-type="float" office:value="389.188255478914">
                <text:p>389.188255478914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809.01699437496">
                <text:p>809.01699437496</text:p>
              </table:table-cell>
              <table:table-cell office:value-type="float" office:value="551.187379974555">
                <text:p>551.187379974555</text:p>
              </table:table-cell>
            </table:table-row>
            <table:table-row>
              <table:table-cell office:value-type="float" office:value="0.155">
                <text:p>0.155</text:p>
              </table:table-cell>
              <table:table-cell office:value-type="float" office:value="0.155">
                <text:p>0.155</text:p>
              </table:table-cell>
              <table:table-cell office:value-type="float" office:value="1778.13709056972">
                <text:p>1778.13709056972</text:p>
              </table:table-cell>
              <table:table-cell office:value-type="float" office:value="1024.6299066564">
                <text:p>1024.6299066564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1432.11317779448">
                <text:p>1432.11317779448</text:p>
              </table:table-cell>
              <table:table-cell office:value-type="float" office:value="1181.86529112429">
                <text:p>1181.86529112429</text:p>
              </table:table-cell>
            </table:table-row>
            <table:table-row>
              <table:table-cell office:value-type="float" office:value="0.165">
                <text:p>0.165</text:p>
              </table:table-cell>
              <table:table-cell office:value-type="float" office:value="0.165">
                <text:p>0.165</text:p>
              </table:table-cell>
              <table:table-cell office:value-type="float" office:value="272.95677471146">
                <text:p>272.95677471146</text:p>
              </table:table-cell>
              <table:table-cell office:value-type="float" office:value="831.145175363064">
                <text:p>831.145175363064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0.17">
                <text:p>0.17</text:p>
              </table:table-cell>
              <table:table-cell office:value-type="float" office:value="-74.7498362512858">
                <text:p>-74.7498362512858</text:p>
              </table:table-cell>
              <table:table-cell office:value-type="float" office:value="481.587879327571">
                <text:p>481.587879327571</text:p>
              </table:table-cell>
            </table:table-row>
            <table:table-row>
              <table:table-cell office:value-type="float" office:value="0.175">
                <text:p>0.175</text:p>
              </table:table-cell>
              <table:table-cell office:value-type="float" office:value="0.175">
                <text:p>0.175</text:p>
              </table:table-cell>
              <table:table-cell office:value-type="float" office:value="891.006524188388">
                <text:p>891.006524188388</text:p>
              </table:table-cell>
              <table:table-cell office:value-type="float" office:value="639.570065573441">
                <text:p>639.570065573441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0.18">
                <text:p>0.18</text:p>
              </table:table-cell>
              <table:table-cell office:value-type="float" office:value="1855.88356876118">
                <text:p>1855.88356876118</text:p>
              </table:table-cell>
              <table:table-cell office:value-type="float" office:value="1108.90840374145">
                <text:p>1108.90840374145</text:p>
              </table:table-cell>
            </table:table-row>
            <table:table-row>
              <table:table-cell office:value-type="float" office:value="0.185">
                <text:p>0.185</text:p>
              </table:table-cell>
              <table:table-cell office:value-type="float" office:value="0.185">
                <text:p>0.185</text:p>
              </table:table-cell>
              <table:table-cell office:value-type="float" office:value="1505.53987797644">
                <text:p>1505.53987797644</text:p>
              </table:table-cell>
              <table:table-cell office:value-type="float" office:value="1261.95641027488">
                <text:p>1261.95641027488</text:p>
              </table:table-cell>
            </table:table-row>
            <table:table-row>
              <table:table-cell office:value-type="float" office:value="0.19">
                <text:p>0.19</text:p>
              </table:table-cell>
              <table:table-cell office:value-type="float" office:value="0.19">
                <text:p>0.19</text:p>
              </table:table-cell>
              <table:table-cell office:value-type="float" office:value="341.991233595763">
                <text:p>341.991233595763</text:p>
              </table:table-cell>
              <table:table-cell office:value-type="float" office:value="906.969866046431">
                <text:p>906.969866046431</text:p>
              </table:table-cell>
            </table:table-row>
            <table:table-row>
              <table:table-cell office:value-type="float" office:value="0.195">
                <text:p>0.195</text:p>
              </table:table-cell>
              <table:table-cell office:value-type="float" office:value="0.195">
                <text:p>0.195</text:p>
              </table:table-cell>
              <table:table-cell office:value-type="float" office:value="-10.1757473409218">
                <text:p>-10.1757473409218</text:p>
              </table:table-cell>
              <table:table-cell office:value-type="float" office:value="553.071305422744">
                <text:p>553.071305422744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  <table:table-cell office:value-type="float" office:value="951.05651629518">
                <text:p>951.05651629518</text:p>
              </table:table-cell>
              <table:table-cell office:value-type="float" office:value="706.641677696644">
                <text:p>706.641677696644</text:p>
              </table:table-cell>
            </table:table-row>
            <table:table-row>
              <table:table-cell office:value-type="float" office:value="0.205">
                <text:p>0.205</text:p>
              </table:table-cell>
              <table:table-cell office:value-type="float" office:value="0.205">
                <text:p>0.205</text:p>
              </table:table-cell>
              <table:table-cell office:value-type="float" office:value="1911.3502019721">
                <text:p>1911.3502019721</text:p>
              </table:table-cell>
              <table:table-cell office:value-type="float" office:value="1171.50200793093">
                <text:p>1171.50200793093</text:p>
              </table:table-cell>
            </table:table-row>
            <table:table-row>
              <table:table-cell office:value-type="float" office:value="0.21">
                <text:p>0.21</text:p>
              </table:table-cell>
              <table:table-cell office:value-type="float" office:value="0.21">
                <text:p>0.21</text:p>
              </table:table-cell>
              <table:table-cell office:value-type="float" office:value="1556.36841342108">
                <text:p>1556.36841342108</text:p>
              </table:table-cell>
              <table:table-cell office:value-type="float" office:value="1320.01023273978">
                <text:p>1320.01023273978</text:p>
              </table:table-cell>
            </table:table-row>
            <table:table-row>
              <table:table-cell office:value-type="float" office:value="0.215">
                <text:p>0.215</text:p>
              </table:table-cell>
              <table:table-cell office:value-type="float" office:value="0.215">
                <text:p>0.215</text:p>
              </table:table-cell>
              <table:table-cell office:value-type="float" office:value="388.131509646259">
                <text:p>388.131509646259</text:p>
              </table:table-cell>
              <table:table-cell office:value-type="float" office:value="960.426613775937">
                <text:p>960.426613775937</text:p>
              </table:table-cell>
            </table:table-row>
            <table:table-row>
              <table:table-cell office:value-type="float" office:value="0.22">
                <text:p>0.22</text:p>
              </table:table-cell>
              <table:table-cell office:value-type="float" office:value="0.22">
                <text:p>0.22</text:p>
              </table:table-cell>
              <table:table-cell office:value-type="float" office:value="31.2307344335434">
                <text:p>31.2307344335434</text:p>
              </table:table-cell>
              <table:table-cell office:value-type="float" office:value="601.878222509904">
                <text:p>601.878222509904</text:p>
              </table:table-cell>
            </table:table-row>
            <table:table-row>
              <table:table-cell office:value-type="float" office:value="0.225">
                <text:p>0.225</text:p>
              </table:table-cell>
              <table:table-cell office:value-type="float" office:value="0.225">
                <text:p>0.225</text:p>
              </table:table-cell>
              <table:table-cell office:value-type="float" office:value="987.688340595164">
                <text:p>987.688340595164</text:p>
              </table:table-cell>
              <table:table-cell office:value-type="float" office:value="750.750597268526">
                <text:p>750.750597268526</text:p>
              </table:table-cell>
            </table:table-row>
            <table:table-row>
              <table:table-cell office:value-type="float" office:value="0.23">
                <text:p>0.23</text:p>
              </table:table-cell>
              <table:table-cell office:value-type="float" office:value="0.23">
                <text:p>0.23</text:p>
              </table:table-cell>
              <table:table-cell office:value-type="float" office:value="1943.17121760964">
                <text:p>1943.17121760964</text:p>
              </table:table-cell>
              <table:table-cell office:value-type="float" office:value="1210.86939960149">
                <text:p>1210.86939960149</text:p>
              </table:table-cell>
            </table:table-row>
            <table:table-row>
              <table:table-cell office:value-type="float" office:value="0.235">
                <text:p>0.235</text:p>
              </table:table-cell>
              <table:table-cell office:value-type="float" office:value="0.235">
                <text:p>0.235</text:p>
              </table:table-cell>
              <table:table-cell office:value-type="float" office:value="1583.34721689553">
                <text:p>1583.34721689553</text:p>
              </table:table-cell>
              <table:table-cell office:value-type="float" office:value="1354.59724551874">
                <text:p>1354.59724551874</text:p>
              </table:table-cell>
            </table:table-row>
            <table:table-row>
              <table:table-cell office:value-type="float" office:value="0.24">
                <text:p>0.24</text:p>
              </table:table-cell>
              <table:table-cell office:value-type="float" office:value="0.24">
                <text:p>0.24</text:p>
              </table:table-cell>
              <table:table-cell office:value-type="float" office:value="410.241476135777">
                <text:p>410.241476135777</text:p>
              </table:table-cell>
              <table:table-cell office:value-type="float" office:value="990.19911437906">
                <text:p>990.19911437906</text:p>
              </table:table-cell>
            </table:table-row>
            <table:table-row>
              <table:table-cell office:value-type="float" office:value="0.245">
                <text:p>0.245</text:p>
              </table:table-cell>
              <table:table-cell office:value-type="float" office:value="0.245">
                <text:p>0.245</text:p>
              </table:table-cell>
              <table:table-cell office:value-type="float" office:value="48.4500440705883">
                <text:p>48.4500440705883</text:p>
              </table:table-cell>
              <table:table-cell office:value-type="float" office:value="626.806829025456">
                <text:p>626.806829025456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1000.00000000003">
                <text:p>1000.00000000003</text:p>
              </table:table-cell>
              <table:table-cell office:value-type="float" office:value="770.810708141988">
                <text:p>770.810708141988</text:p>
              </table:table-cell>
            </table:table-row>
            <table:table-row>
              <table:table-cell office:value-type="float" office:value="0.255">
                <text:p>0.255</text:p>
              </table:table-cell>
              <table:table-cell office:value-type="float" office:value="0.255">
                <text:p>0.255</text:p>
              </table:table-cell>
              <table:table-cell office:value-type="float" office:value="1950.56307666089">
                <text:p>1950.56307666089</text:p>
              </table:table-cell>
              <table:table-cell office:value-type="float" office:value="1226.04121790717">
                <text:p>1226.04121790717</text:p>
              </table:table-cell>
            </table:table-row>
            <table:table-row>
              <table:table-cell office:value-type="float" office:value="0.26">
                <text:p>0.26</text:p>
              </table:table-cell>
              <table:table-cell office:value-type="float" office:value="0.26">
                <text:p>0.26</text:p>
              </table:table-cell>
              <table:table-cell office:value-type="float" office:value="1585.81198072072">
                <text:p>1585.81198072072</text:p>
              </table:table-cell>
              <table:table-cell office:value-type="float" office:value="1364.86579849253">
                <text:p>1364.86579849253</text:p>
              </table:table-cell>
            </table:table-row>
            <table:table-row>
              <table:table-cell office:value-type="float" office:value="0.265">
                <text:p>0.265</text:p>
              </table:table-cell>
              <table:table-cell office:value-type="float" office:value="0.265">
                <text:p>0.265</text:p>
              </table:table-cell>
              <table:table-cell office:value-type="float" office:value="407.77671231058">
                <text:p>407.77671231058</text:p>
              </table:table-cell>
              <table:table-cell office:value-type="float" office:value="995.554268192076">
                <text:p>995.554268192076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0.27">
                <text:p>0.27</text:p>
              </table:table-cell>
              <table:table-cell office:value-type="float" office:value="41.0581850193321">
                <text:p>41.0581850193321</text:p>
              </table:table-cell>
              <table:table-cell office:value-type="float" office:value="627.243298783214">
                <text:p>627.243298783214</text:p>
              </table:table-cell>
            </table:table-row>
            <table:table-row>
              <table:table-cell office:value-type="float" office:value="0.275">
                <text:p>0.275</text:p>
              </table:table-cell>
              <table:table-cell office:value-type="float" office:value="0.275">
                <text:p>0.275</text:p>
              </table:table-cell>
              <table:table-cell office:value-type="float" office:value="987.68834059517">
                <text:p>987.68834059517</text:p>
              </table:table-cell>
              <table:table-cell office:value-type="float" office:value="766.328063098956">
                <text:p>766.328063098956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0.28">
                <text:p>0.28</text:p>
              </table:table-cell>
              <table:table-cell office:value-type="float" office:value="1933.34376702385">
                <text:p>1933.34376702385</text:p>
              </table:table-cell>
              <table:table-cell office:value-type="float" office:value="1216.64388189122">
                <text:p>1216.64388189122</text:p>
              </table:table-cell>
            </table:table-row>
            <table:table-row>
              <table:table-cell office:value-type="float" office:value="0.285">
                <text:p>0.285</text:p>
              </table:table-cell>
              <table:table-cell office:value-type="float" office:value="0.285">
                <text:p>0.285</text:p>
              </table:table-cell>
              <table:table-cell office:value-type="float" office:value="1563.70201423119">
                <text:p>1563.70201423119</text:p>
              </table:table-cell>
              <table:table-cell office:value-type="float" office:value="1350.56304553878">
                <text:p>1350.56304553878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0.29">
                <text:p>0.29</text:p>
              </table:table-cell>
              <table:table-cell office:value-type="float" office:value="380.797908836126">
                <text:p>380.797908836126</text:p>
              </table:table-cell>
              <table:table-cell office:value-type="float" office:value="976.3602133903">
                <text:p>976.3602133903</text:p>
              </table:table-cell>
            </table:table-row>
            <table:table-row>
              <table:table-cell office:value-type="float" office:value="0.295">
                <text:p>0.295</text:p>
              </table:table-cell>
              <table:table-cell office:value-type="float" office:value="0.295">
                <text:p>0.295</text:p>
              </table:table-cell>
              <table:table-cell office:value-type="float" office:value="9.23716938179928">
                <text:p>9.23716938179928</text:p>
              </table:table-cell>
              <table:table-cell office:value-type="float" office:value="603.176884347812">
                <text:p>603.176884347812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951.056516295179">
                <text:p>951.056516295179</text:p>
              </table:table-cell>
              <table:table-cell office:value-type="float" office:value="737.413039675171">
                <text:p>737.413039675171</text:p>
              </table:table-cell>
            </table:table-row>
            <table:table-row>
              <table:table-cell office:value-type="float" office:value="0.305">
                <text:p>0.305</text:p>
              </table:table-cell>
              <table:table-cell office:value-type="float" office:value="0.305">
                <text:p>0.305</text:p>
              </table:table-cell>
              <table:table-cell office:value-type="float" office:value="1891.93728524939">
                <text:p>1891.93728524939</text:p>
              </table:table-cell>
              <table:table-cell office:value-type="float" office:value="1182.90878511609">
                <text:p>1182.90878511609</text:p>
              </table:table-cell>
            </table:table-row>
            <table:table-row>
              <table:table-cell office:value-type="float" office:value="0.31">
                <text:p>0.31</text:p>
              </table:table-cell>
              <table:table-cell office:value-type="float" office:value="0.31">
                <text:p>0.31</text:p>
              </table:table-cell>
              <table:table-cell office:value-type="float" office:value="1517.56173818069">
                <text:p>1517.56173818069</text:p>
              </table:table-cell>
              <table:table-cell office:value-type="float" office:value="1312.04116787984">
                <text:p>1312.04116787984</text:p>
              </table:table-cell>
            </table:table-row>
            <table:table-row>
              <table:table-cell office:value-type="float" office:value="0.315">
                <text:p>0.315</text:p>
              </table:table-cell>
              <table:table-cell office:value-type="float" office:value="0.315">
                <text:p>0.315</text:p>
              </table:table-cell>
              <table:table-cell office:value-type="float" office:value="329.969373391482">
                <text:p>329.969373391482</text:p>
              </table:table-cell>
              <table:table-cell office:value-type="float" office:value="933.089571289948">
                <text:p>933.089571289948</text:p>
              </table:table-cell>
            </table:table-row>
            <table:table-row>
              <table:table-cell office:value-type="float" office:value="0.32">
                <text:p>0.32</text:p>
              </table:table-cell>
              <table:table-cell office:value-type="float" office:value="0.32">
                <text:p>0.32</text:p>
              </table:table-cell>
              <table:table-cell office:value-type="float" office:value="-46.2294638291222">
                <text:p>-46.2294638291222</text:p>
              </table:table-cell>
              <table:table-cell office:value-type="float" office:value="555.200180705641">
                <text:p>555.200180705641</text:p>
              </table:table-cell>
            </table:table-row>
            <table:table-row>
              <table:table-cell office:value-type="float" office:value="0.325">
                <text:p>0.325</text:p>
              </table:table-cell>
              <table:table-cell office:value-type="float" office:value="0.325">
                <text:p>0.325</text:p>
              </table:table-cell>
              <table:table-cell office:value-type="float" office:value="891.006524188414">
                <text:p>891.006524188414</text:p>
              </table:table-cell>
              <table:table-cell office:value-type="float" office:value="684.777621705367">
                <text:p>684.777621705367</text:p>
              </table:table-cell>
            </table:table-row>
            <table:table-row>
              <table:table-cell office:value-type="float" office:value="0.33">
                <text:p>0.33</text:p>
              </table:table-cell>
              <table:table-cell office:value-type="float" office:value="0.33">
                <text:p>0.33</text:p>
              </table:table-cell>
              <table:table-cell office:value-type="float" office:value="1827.36319633903">
                <text:p>1827.36319633903</text:p>
              </table:table-cell>
              <table:table-cell office:value-type="float" office:value="1125.66659762141">
                <text:p>1125.66659762141</text:p>
              </table:table-cell>
            </table:table-row>
            <table:table-row>
              <table:table-cell office:value-type="float" office:value="0.335">
                <text:p>0.335</text:p>
              </table:table-cell>
              <table:table-cell office:value-type="float" office:value="0.335">
                <text:p>0.335</text:p>
              </table:table-cell>
              <table:table-cell office:value-type="float" office:value="1448.52727929639">
                <text:p>1448.52727929639</text:p>
              </table:table-cell>
              <table:table-cell office:value-type="float" office:value="1250.24870198841">
                <text:p>1250.24870198841</text:p>
              </table:table-cell>
            </table:table-row>
            <table:table-row>
              <table:table-cell office:value-type="float" office:value="0.34">
                <text:p>0.34</text:p>
              </table:table-cell>
              <table:table-cell office:value-type="float" office:value="0.34">
                <text:p>0.34</text:p>
              </table:table-cell>
              <table:table-cell office:value-type="float" office:value="256.542673209498">
                <text:p>256.542673209498</text:p>
              </table:table-cell>
              <table:table-cell office:value-type="float" office:value="866.807808705294">
                <text:p>866.807808705294</text:p>
              </table:table-cell>
            </table:table-row>
            <table:table-row>
              <table:table-cell office:value-type="float" office:value="0.345">
                <text:p>0.345</text:p>
              </table:table-cell>
              <table:table-cell office:value-type="float" office:value="0.345">
                <text:p>0.345</text:p>
              </table:table-cell>
              <table:table-cell office:value-type="float" office:value="-123.975942020582">
                <text:p>-123.975942020582</text:p>
              </table:table-cell>
              <table:table-cell office:value-type="float" office:value="484.494533525145">
                <text:p>484.494533525145</text:p>
              </table:table-cell>
            </table:table-row>
            <table:table-row>
              <table:table-cell office:value-type="float" office:value="0.35">
                <text:p>0.35</text:p>
              </table:table-cell>
              <table:table-cell office:value-type="float" office:value="0.35">
                <text:p>0.35</text:p>
              </table:table-cell>
              <table:table-cell office:value-type="float" office:value="809.016994375">
                <text:p>809.016994375</text:p>
              </table:table-cell>
              <table:table-cell office:value-type="float" office:value="609.717867866401">
                <text:p>609.717867866401</text:p>
              </table:table-cell>
            </table:table-row>
            <table:table-row>
              <table:table-cell office:value-type="float" office:value="0.355">
                <text:p>0.355</text:p>
              </table:table-cell>
              <table:table-cell office:value-type="float" office:value="0.355">
                <text:p>0.355</text:p>
              </table:table-cell>
              <table:table-cell office:value-type="float" office:value="1741.21152867086">
                <text:p>1741.21152867086</text:p>
              </table:table-cell>
              <table:table-cell office:value-type="float" office:value="1046.32681203894">
                <text:p>1046.32681203894</text:p>
              </table:table-cell>
            </table:table-row>
            <table:table-row>
              <table:table-cell office:value-type="float" office:value="0.36">
                <text:p>0.36</text:p>
              </table:table-cell>
              <table:table-cell office:value-type="float" office:value="0.36">
                <text:p>0.36</text:p>
              </table:table-cell>
              <table:table-cell office:value-type="float" office:value="1358.29849506822">
                <text:p>1358.29849506822</text:p>
              </table:table-cell>
              <table:table-cell office:value-type="float" office:value="1166.70718345198">
                <text:p>1166.70718345198</text:p>
              </table:table-cell>
            </table:table-row>
            <table:table-row>
              <table:table-cell office:value-type="float" office:value="0.365">
                <text:p>0.365</text:p>
              </table:table-cell>
              <table:table-cell office:value-type="float" office:value="0.365">
                <text:p>0.365</text:p>
              </table:table-cell>
              <table:table-cell office:value-type="float" office:value="162.325817337948">
                <text:p>162.325817337948</text:p>
              </table:table-cell>
              <table:table-cell office:value-type="float" office:value="779.147002607625">
                <text:p>779.147002607625</text:p>
              </table:table-cell>
            </table:table-row>
            <table:table-row>
              <table:table-cell office:value-type="float" office:value="0.37">
                <text:p>0.37</text:p>
              </table:table-cell>
              <table:table-cell office:value-type="float" office:value="0.37">
                <text:p>0.37</text:p>
              </table:table-cell>
              <table:table-cell office:value-type="float" office:value="-222.087888873726">
                <text:p>-222.087888873726</text:p>
              </table:table-cell>
              <table:table-cell office:value-type="float" office:value="392.800950498437">
                <text:p>392.800950498437</text:p>
              </table:table-cell>
            </table:table-row>
            <table:table-row>
              <table:table-cell office:value-type="float" office:value="0.375">
                <text:p>0.375</text:p>
              </table:table-cell>
              <table:table-cell office:value-type="float" office:value="0.375">
                <text:p>0.375</text:p>
              </table:table-cell>
              <table:table-cell office:value-type="float" office:value="707.106781186593">
                <text:p>707.106781186593</text:p>
              </table:table-cell>
              <table:table-cell office:value-type="float" office:value="514.081998406793">
                <text:p>514.081998406793</text:p>
              </table:table-cell>
            </table:table-row>
            <table:table-row>
              <table:table-cell office:value-type="float" office:value="0.38">
                <text:p>0.38</text:p>
              </table:table-cell>
              <table:table-cell office:value-type="float" office:value="0.38">
                <text:p>0.38</text:p>
              </table:table-cell>
              <table:table-cell office:value-type="float" office:value="1635.60362222386">
                <text:p>1635.60362222386</text:p>
              </table:table-cell>
              <table:table-cell office:value-type="float" office:value="946.843037203332">
                <text:p>946.843037203332</text:p>
              </table:table-cell>
            </table:table-row>
            <table:table-row>
              <table:table-cell office:value-type="float" office:value="0.385">
                <text:p>0.385</text:p>
              </table:table-cell>
              <table:table-cell office:value-type="float" office:value="0.385">
                <text:p>0.385</text:p>
              </table:table-cell>
              <table:table-cell office:value-type="float" office:value="1249.09711761608">
                <text:p>1249.09711761608</text:p>
              </table:table-cell>
              <table:table-cell office:value-type="float" office:value="1063.47368171532">
                <text:p>1063.47368171532</text:p>
              </table:table-cell>
            </table:table-row>
            <table:table-row>
              <table:table-cell office:value-type="float" office:value="0.39">
                <text:p>0.39</text:p>
              </table:table-cell>
              <table:table-cell office:value-type="float" office:value="0.39">
                <text:p>0.39</text:p>
              </table:table-cell>
              <table:table-cell office:value-type="float" office:value="49.638737456161">
                <text:p>49.638737456161</text:p>
              </table:table-cell>
              <table:table-cell office:value-type="float" office:value="672.265652972583">
                <text:p>672.265652972583</text:p>
              </table:table-cell>
            </table:table-row>
            <table:table-row>
              <table:table-cell office:value-type="float" office:value="0.395">
                <text:p>0.395</text:p>
              </table:table-cell>
              <table:table-cell office:value-type="float" office:value="0.395">
                <text:p>0.395</text:p>
              </table:table-cell>
              <table:table-cell office:value-type="float" office:value="-338.14946264216">
                <text:p>-338.14946264216</text:p>
              </table:table-cell>
              <table:table-cell office:value-type="float" office:value="282.377231953172">
                <text:p>282.377231953172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  <table:table-cell office:value-type="float" office:value="587.785252292525">
                <text:p>587.785252292525</text:p>
              </table:table-cell>
              <table:table-cell office:value-type="float" office:value="400.224885829894">
                <text:p>400.224885829894</text:p>
              </table:table-cell>
            </table:table-row>
            <table:table-row>
              <table:table-cell office:value-type="float" office:value="0.405">
                <text:p>0.405</text:p>
              </table:table-cell>
              <table:table-cell office:value-type="float" office:value="0.405">
                <text:p>0.405</text:p>
              </table:table-cell>
              <table:table-cell office:value-type="float" office:value="1513.1398941473">
                <text:p>1513.1398941473</text:p>
              </table:table-cell>
              <table:table-cell office:value-type="float" office:value="829.664893818772">
                <text:p>829.664893818772</text:p>
              </table:table-cell>
            </table:table-row>
            <table:table-row>
              <table:table-cell office:value-type="float" office:value="0.41">
                <text:p>0.41</text:p>
              </table:table-cell>
              <table:table-cell office:value-type="float" office:value="0.41">
                <text:p>0.41</text:p>
              </table:table-cell>
              <table:table-cell office:value-type="float" office:value="1123.61204727143">
                <text:p>1123.61204727143</text:p>
              </table:table-cell>
              <table:table-cell office:value-type="float" office:value="943.090148203529">
                <text:p>943.090148203529</text:p>
              </table:table-cell>
            </table:table-row>
            <table:table-row>
              <table:table-cell office:value-type="float" office:value="0.415">
                <text:p>0.415</text:p>
              </table:table-cell>
              <table:table-cell office:value-type="float" office:value="0.415">
                <text:p>0.415</text:p>
              </table:table-cell>
              <table:table-cell office:value-type="float" office:value="-78.7438365421516">
                <text:p>-78.7438365421516</text:p>
              </table:table-cell>
              <table:table-cell office:value-type="float" office:value="548.795533347064">
                <text:p>548.795533347064</text:p>
              </table:table-cell>
            </table:table-row>
            <table:table-row>
              <table:table-cell office:value-type="float" office:value="0.42">
                <text:p>0.42</text:p>
              </table:table-cell>
              <table:table-cell office:value-type="float" office:value="0.42">
                <text:p>0.42</text:p>
              </table:table-cell>
              <table:table-cell office:value-type="float" office:value="-469.302842193423">
                <text:p>-469.302842193423</text:p>
              </table:table-cell>
              <table:table-cell office:value-type="float" office:value="155.942376315259">
                <text:p>155.942376315259</text:p>
              </table:table-cell>
            </table:table-row>
            <table:table-row>
              <table:table-cell office:value-type="float" office:value="0.425">
                <text:p>0.425</text:p>
              </table:table-cell>
              <table:table-cell office:value-type="float" office:value="0.425">
                <text:p>0.425</text:p>
              </table:table-cell>
              <table:table-cell office:value-type="float" office:value="453.990499739605">
                <text:p>453.990499739605</text:p>
              </table:table-cell>
              <table:table-cell office:value-type="float" office:value="270.950070117441">
                <text:p>270.950070117441</text:p>
              </table:table-cell>
            </table:table-row>
            <table:table-row>
              <table:table-cell office:value-type="float" office:value="0.43">
                <text:p>0.43</text:p>
              </table:table-cell>
              <table:table-cell office:value-type="float" office:value="0.43">
                <text:p>0.43</text:p>
              </table:table-cell>
              <table:table-cell office:value-type="float" office:value="1376.83580786025">
                <text:p>1376.83580786025</text:p>
              </table:table-cell>
              <table:table-cell office:value-type="float" office:value="697.677696667347">
                <text:p>697.677696667347</text:p>
              </table:table-cell>
            </table:table-row>
            <table:table-row>
              <table:table-cell office:value-type="float" office:value="0.435">
                <text:p>0.435</text:p>
              </table:table-cell>
              <table:table-cell office:value-type="float" office:value="0.435">
                <text:p>0.435</text:p>
              </table:table-cell>
              <table:table-cell office:value-type="float" office:value="984.933142927192">
                <text:p>984.933142927192</text:p>
              </table:table-cell>
              <table:table-cell office:value-type="float" office:value="808.520825041706">
                <text:p>808.520825041706</text:p>
              </table:table-cell>
            </table:table-row>
            <table:table-row>
              <table:table-cell office:value-type="float" office:value="0.44">
                <text:p>0.44</text:p>
              </table:table-cell>
              <table:table-cell office:value-type="float" office:value="0.44">
                <text:p>0.44</text:p>
              </table:table-cell>
              <table:table-cell office:value-type="float" office:value="-219.660699607851">
                <text:p>-219.660699607851</text:p>
              </table:table-cell>
              <table:table-cell office:value-type="float" office:value="411.776887850059">
                <text:p>411.776887850059</text:p>
              </table:table-cell>
            </table:table-row>
            <table:table-row>
              <table:table-cell office:value-type="float" office:value="0.445">
                <text:p>0.445</text:p>
              </table:table-cell>
              <table:table-cell office:value-type="float" office:value="0.445">
                <text:p>0.445</text:p>
              </table:table-cell>
              <table:table-cell office:value-type="float" office:value="-612.318596049841">
                <text:p>-612.318596049841</text:p>
              </table:table-cell>
              <table:table-cell office:value-type="float" office:value="16.6096293437223">
                <text:p>16.6096293437223</text:p>
              </table:table-cell>
            </table:table-row>
            <table:table-row>
              <table:table-cell office:value-type="float" office:value="0.45">
                <text:p>0.45</text:p>
              </table:table-cell>
              <table:table-cell office:value-type="float" office:value="0.45">
                <text:p>0.45</text:p>
              </table:table-cell>
              <table:table-cell office:value-type="float" office:value="309.016994375012">
                <text:p>309.016994375012</text:p>
              </table:table-cell>
              <table:table-cell office:value-type="float" office:value="129.440726270785">
                <text:p>129.440726270785</text:p>
              </table:table-cell>
            </table:table-row>
            <table:table-row>
              <table:table-cell office:value-type="float" office:value="0.455">
                <text:p>0.455</text:p>
              </table:table-cell>
              <table:table-cell office:value-type="float" office:value="0.455">
                <text:p>0.455</text:p>
              </table:table-cell>
              <table:table-cell office:value-type="float" office:value="1230.0476223344">
                <text:p>1230.0476223344</text:p>
              </table:table-cell>
              <table:table-cell office:value-type="float" office:value="554.131408583315">
                <text:p>554.131408583315</text:p>
              </table:table-cell>
            </table:table-row>
            <table:table-row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836.475139457272">
                <text:p>836.475139457272</text:p>
              </table:table-cell>
              <table:table-cell office:value-type="float" office:value="663.079255576085">
                <text:p>663.079255576085</text:p>
              </table:table-cell>
            </table:table-row>
            <table:table-row>
              <table:table-cell office:value-type="float" office:value="0.465">
                <text:p>0.465</text:p>
              </table:table-cell>
              <table:table-cell office:value-type="float" office:value="0.465">
                <text:p>0.465</text:p>
              </table:table-cell>
              <table:table-cell office:value-type="float" office:value="-369.64201089598">
                <text:p>-369.64201089598</text:p>
              </table:table-cell>
              <table:table-cell office:value-type="float" office:value="264.583570272538">
                <text:p>264.583570272538</text:p>
              </table:table-cell>
            </table:table-row>
            <table:table-row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-763.67520170941">
                <text:p>-763.67520170941</text:p>
              </table:table-cell>
              <table:table-cell office:value-type="float" office:value="-132.190174312118">
                <text:p>-132.190174312118</text:p>
              </table:table-cell>
            </table:table-row>
            <table:table-row>
              <table:table-cell office:value-type="float" office:value="0.475">
                <text:p>0.475</text:p>
              </table:table-cell>
              <table:table-cell office:value-type="float" office:value="0.475">
                <text:p>0.475</text:p>
              </table:table-cell>
              <table:table-cell office:value-type="float" office:value="156.434465040303">
                <text:p>156.434465040303</text:p>
              </table:table-cell>
              <table:table-cell office:value-type="float" office:value="-20.8187160219803">
                <text:p>-20.8187160219803</text:p>
              </table:table-cell>
            </table:table-row>
            <table:table-row>
              <table:table-cell office:value-type="float" office:value="0.48">
                <text:p>0.48</text:p>
              </table:table-cell>
              <table:table-cell office:value-type="float" office:value="0.48">
                <text:p>0.48</text:p>
              </table:table-cell>
              <table:table-cell office:value-type="float" office:value="1076.38974985948">
                <text:p>1076.38974985948</text:p>
              </table:table-cell>
              <table:table-cell office:value-type="float" office:value="402.560615582123">
                <text:p>402.560615582123</text:p>
              </table:table-cell>
            </table:table-row>
            <table:table-row>
              <table:table-cell office:value-type="float" office:value="0.485">
                <text:p>0.485</text:p>
              </table:table-cell>
              <table:table-cell office:value-type="float" office:value="0.485">
                <text:p>0.485</text:p>
              </table:table-cell>
              <table:table-cell office:value-type="float" office:value="681.893565610926">
                <text:p>681.893565610926</text:p>
              </table:table-cell>
              <table:table-cell office:value-type="float" office:value="510.346693939792">
                <text:p>510.346693939792</text:p>
              </table:table-cell>
            </table:table-row>
            <table:table-row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-524.994732763227">
                <text:p>-524.994732763227</text:p>
              </table:table-cell>
              <table:table-cell office:value-type="float" office:value="110.839968599851">
                <text:p>110.839968599851</text:p>
              </table:table-cell>
            </table:table-row>
            <table:table-row>
              <table:table-cell office:value-type="float" office:value="0.495">
                <text:p>0.495</text:p>
              </table:table-cell>
              <table:table-cell office:value-type="float" office:value="0.495">
                <text:p>0.495</text:p>
              </table:table-cell>
              <table:table-cell office:value-type="float" office:value="-919.645757217004">
                <text:p>-919.645757217004</text:p>
              </table:table-cell>
              <table:table-cell office:value-type="float" office:value="-286.793089648029">
                <text:p>-286.793089648029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000000000078268559725287">
                <text:p>0.000000000078268559725287</text:p>
              </table:table-cell>
              <table:table-cell office:value-type="float" office:value="-176.128370609113">
                <text:p>-176.128370609113</text:p>
              </table:table-cell>
            </table:table-row>
            <table:table-row>
              <table:table-cell office:value-type="float" office:value="0.505">
                <text:p>0.505</text:p>
              </table:table-cell>
              <table:table-cell office:value-type="float" office:value="0.505">
                <text:p>0.505</text:p>
              </table:table-cell>
              <table:table-cell office:value-type="float" office:value="919.645757217046">
                <text:p>919.645757217046</text:p>
              </table:table-cell>
              <table:table-cell office:value-type="float" office:value="246.697493622078">
                <text:p>246.697493622078</text:p>
              </table:table-cell>
            </table:table-row>
            <table:table-row>
              <table:table-cell office:value-type="float" office:value="0.51">
                <text:p>0.51</text:p>
              </table:table-cell>
              <table:table-cell office:value-type="float" office:value="0.51">
                <text:p>0.51</text:p>
              </table:table-cell>
              <table:table-cell office:value-type="float" office:value="524.994732763081">
                <text:p>524.994732763081</text:p>
              </table:table-cell>
              <table:table-cell office:value-type="float" office:value="354.083922690622">
                <text:p>354.083922690622</text:p>
              </table:table-cell>
            </table:table-row>
            <table:table-row>
              <table:table-cell office:value-type="float" office:value="0.515">
                <text:p>0.515</text:p>
              </table:table-cell>
              <table:table-cell office:value-type="float" office:value="0.515">
                <text:p>0.515</text:p>
              </table:table-cell>
              <table:table-cell office:value-type="float" office:value="-681.893565611049">
                <text:p>-681.893565611049</text:p>
              </table:table-cell>
              <table:table-cell office:value-type="float" office:value="-45.6682394490433">
                <text:p>-45.6682394490433</text:p>
              </table:table-cell>
            </table:table-row>
            <table:table-row>
              <table:table-cell office:value-type="float" office:value="0.52">
                <text:p>0.52</text:p>
              </table:table-cell>
              <table:table-cell office:value-type="float" office:value="0.52">
                <text:p>0.52</text:p>
              </table:table-cell>
              <table:table-cell office:value-type="float" office:value="-1076.38974985944">
                <text:p>-1076.38974985944</text:p>
              </table:table-cell>
              <table:table-cell office:value-type="float" office:value="-443.392279790771">
                <text:p>-443.392279790771</text:p>
              </table:table-cell>
            </table:table-row>
            <table:table-row>
              <table:table-cell office:value-type="float" office:value="0.525">
                <text:p>0.525</text:p>
              </table:table-cell>
              <table:table-cell office:value-type="float" office:value="0.525">
                <text:p>0.525</text:p>
              </table:table-cell>
              <table:table-cell office:value-type="float" office:value="-156.434465040146">
                <text:p>-156.434465040146</text:p>
              </table:table-cell>
              <table:table-cell office:value-type="float" office:value="-332.663998351481">
                <text:p>-332.663998351481</text:p>
              </table:table-cell>
            </table:table-row>
            <table:table-row>
              <table:table-cell office:value-type="float" office:value="0.53">
                <text:p>0.53</text:p>
              </table:table-cell>
              <table:table-cell office:value-type="float" office:value="0.53">
                <text:p>0.53</text:p>
              </table:table-cell>
              <table:table-cell office:value-type="float" office:value="763.675201709448">
                <text:p>763.675201709448</text:p>
              </table:table-cell>
              <table:table-cell office:value-type="float" office:value="90.3799100458867">
                <text:p>90.3799100458867</text:p>
              </table:table-cell>
            </table:table-row>
            <table:table-row>
              <table:table-cell office:value-type="float" office:value="0.535">
                <text:p>0.535</text:p>
              </table:table-cell>
              <table:table-cell office:value-type="float" office:value="0.535">
                <text:p>0.535</text:p>
              </table:table-cell>
              <table:table-cell office:value-type="float" office:value="369.642010895869">
                <text:p>369.642010895869</text:p>
              </table:table-cell>
              <table:table-cell office:value-type="float" office:value="198.138649863154">
                <text:p>198.138649863154</text:p>
              </table:table-cell>
            </table:table-row>
            <table:table-row>
              <table:table-cell office:value-type="float" office:value="0.54">
                <text:p>0.54</text:p>
              </table:table-cell>
              <table:table-cell office:value-type="float" office:value="0.54">
                <text:p>0.54</text:p>
              </table:table-cell>
              <table:table-cell office:value-type="float" office:value="-836.475139457395">
                <text:p>-836.475139457395</text:p>
              </table:table-cell>
              <table:table-cell office:value-type="float" office:value="-201.087302371019">
                <text:p>-201.087302371019</text:p>
              </table:table-cell>
            </table:table-row>
            <table:table-row>
              <table:table-cell office:value-type="float" office:value="0.545">
                <text:p>0.545</text:p>
              </table:table-cell>
              <table:table-cell office:value-type="float" office:value="0.545">
                <text:p>0.545</text:p>
              </table:table-cell>
              <table:table-cell office:value-type="float" office:value="-1230.04762233436">
                <text:p>-1230.04762233436</text:p>
              </table:table-cell>
              <table:table-cell office:value-type="float" office:value="-598.131752956117">
                <text:p>-598.131752956117</text:p>
              </table:table-cell>
            </table:table-row>
            <table:table-row>
              <table:table-cell office:value-type="float" office:value="0.55">
                <text:p>0.55</text:p>
              </table:table-cell>
              <table:table-cell office:value-type="float" office:value="0.55">
                <text:p>0.55</text:p>
              </table:table-cell>
              <table:table-cell office:value-type="float" office:value="-309.016994374855">
                <text:p>-309.016994374855</text:p>
              </table:table-cell>
              <table:table-cell office:value-type="float" office:value="-486.571172582104">
                <text:p>-486.571172582104</text:p>
              </table:table-cell>
            </table:table-row>
            <table:table-row>
              <table:table-cell office:value-type="float" office:value="0.555">
                <text:p>0.555</text:p>
              </table:table-cell>
              <table:table-cell office:value-type="float" office:value="0.555">
                <text:p>0.555</text:p>
              </table:table-cell>
              <table:table-cell office:value-type="float" office:value="612.318596049891">
                <text:p>612.318596049891</text:p>
              </table:table-cell>
              <table:table-cell office:value-type="float" office:value="-62.5430774504849">
                <text:p>-62.5430774504849</text:p>
              </table:table-cell>
            </table:table-row>
            <table:table-row>
              <table:table-cell office:value-type="float" office:value="0.56">
                <text:p>0.56</text:p>
              </table:table-cell>
              <table:table-cell office:value-type="float" office:value="0.56">
                <text:p>0.56</text:p>
              </table:table-cell>
              <table:table-cell office:value-type="float" office:value="219.660699607729">
                <text:p>219.660699607729</text:p>
              </table:table-cell>
              <table:table-cell office:value-type="float" office:value="46.3507656270694">
                <text:p>46.3507656270694</text:p>
              </table:table-cell>
            </table:table-row>
            <table:table-row>
              <table:table-cell office:value-type="float" office:value="0.565">
                <text:p>0.565</text:p>
              </table:table-cell>
              <table:table-cell office:value-type="float" office:value="0.565">
                <text:p>0.565</text:p>
              </table:table-cell>
              <table:table-cell office:value-type="float" office:value="-984.933142927326">
                <text:p>-984.933142927326</text:p>
              </table:table-cell>
              <table:table-cell office:value-type="float" office:value="-351.590287030648">
                <text:p>-351.590287030648</text:p>
              </table:table-cell>
            </table:table-row>
            <table:table-row>
              <table:table-cell office:value-type="float" office:value="0.57">
                <text:p>0.57</text:p>
              </table:table-cell>
              <table:table-cell office:value-type="float" office:value="0.57">
                <text:p>0.57</text:p>
              </table:table-cell>
              <table:table-cell office:value-type="float" office:value="-1376.8358078602">
                <text:p>-1376.8358078602</text:p>
              </table:table-cell>
              <table:table-cell office:value-type="float" office:value="-747.201309763872">
                <text:p>-747.201309763872</text:p>
              </table:table-cell>
            </table:table-row>
            <table:table-row>
              <table:table-cell office:value-type="float" office:value="0.575">
                <text:p>0.575</text:p>
              </table:table-cell>
              <table:table-cell office:value-type="float" office:value="0.575">
                <text:p>0.575</text:p>
              </table:table-cell>
              <table:table-cell office:value-type="float" office:value="-453.990499739448">
                <text:p>-453.990499739448</text:p>
              </table:table-cell>
              <table:table-cell office:value-type="float" office:value="-634.0601878828">
                <text:p>-634.0601878828</text:p>
              </table:table-cell>
            </table:table-row>
            <table:table-row>
              <table:table-cell office:value-type="float" office:value="0.58">
                <text:p>0.58</text:p>
              </table:table-cell>
              <table:table-cell office:value-type="float" office:value="0.58">
                <text:p>0.58</text:p>
              </table:table-cell>
              <table:table-cell office:value-type="float" office:value="469.302842193461">
                <text:p>469.302842193461</text:p>
              </table:table-cell>
              <table:table-cell office:value-type="float" office:value="-208.305997392591">
                <text:p>-208.305997392591</text:p>
              </table:table-cell>
            </table:table-row>
            <table:table-row>
              <table:table-cell office:value-type="float" office:value="0.585">
                <text:p>0.585</text:p>
              </table:table-cell>
              <table:table-cell office:value-type="float" office:value="0.585">
                <text:p>0.585</text:p>
              </table:table-cell>
              <table:table-cell office:value-type="float" office:value="78.7438365420064">
                <text:p>78.7438365420064</text:p>
              </table:table-cell>
              <table:table-cell office:value-type="float" office:value="-97.5422085526417">
                <text:p>-97.5422085526417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0.59">
                <text:p>0.59</text:p>
              </table:table-cell>
              <table:table-cell office:value-type="float" office:value="-1123.61204727155">
                <text:p>-1123.61204727155</text:p>
              </table:table-cell>
              <table:table-cell office:value-type="float" office:value="-493.471310454845">
                <text:p>-493.471310454845</text:p>
              </table:table-cell>
            </table:table-row>
            <table:table-row>
              <table:table-cell office:value-type="float" office:value="0.595">
                <text:p>0.595</text:p>
              </table:table-cell>
              <table:table-cell office:value-type="float" office:value="0.595">
                <text:p>0.595</text:p>
              </table:table-cell>
              <table:table-cell office:value-type="float" office:value="-1513.13989414726">
                <text:p>-1513.13989414726</text:p>
              </table:table-cell>
              <table:table-cell office:value-type="float" office:value="-886.930362991936">
                <text:p>-886.930362991936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  <table:table-cell office:value-type="float" office:value="-587.785252292367">
                <text:p>-587.785252292367</text:p>
              </table:table-cell>
              <table:table-cell office:value-type="float" office:value="-771.499375208889">
                <text:p>-771.499375208889</text:p>
              </table:table-cell>
            </table:table-row>
            <table:table-row>
              <table:table-cell office:value-type="float" office:value="0.605">
                <text:p>0.605</text:p>
              </table:table-cell>
              <table:table-cell office:value-type="float" office:value="0.605">
                <text:p>0.605</text:p>
              </table:table-cell>
              <table:table-cell office:value-type="float" office:value="338.149462642202">
                <text:p>338.149462642202</text:p>
              </table:table-cell>
              <table:table-cell office:value-type="float" office:value="-343.319682932051">
                <text:p>-343.31968293205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0.61">
                <text:p>0.61</text:p>
              </table:table-cell>
              <table:table-cell office:value-type="float" office:value="-49.6387374562942">
                <text:p>-49.6387374562942</text:p>
              </table:table-cell>
              <table:table-cell office:value-type="float" office:value="-229.99715009824">
                <text:p>-229.99715009824</text:p>
              </table:table-cell>
            </table:table-row>
            <table:table-row>
              <table:table-cell office:value-type="float" office:value="0.615">
                <text:p>0.615</text:p>
              </table:table-cell>
              <table:table-cell office:value-type="float" office:value="0.615">
                <text:p>0.615</text:p>
              </table:table-cell>
              <table:table-cell office:value-type="float" office:value="-1249.09711761621">
                <text:p>-1249.09711761621</text:p>
              </table:table-cell>
              <table:table-cell office:value-type="float" office:value="-623.236790970766">
                <text:p>-623.236790970766</text:p>
              </table:table-cell>
            </table:table-row>
            <table:table-row>
              <table:table-cell office:value-type="float" office:value="0.62">
                <text:p>0.62</text:p>
              </table:table-cell>
              <table:table-cell office:value-type="float" office:value="0.62">
                <text:p>0.62</text:p>
              </table:table-cell>
              <table:table-cell office:value-type="float" office:value="-1635.60362222381">
                <text:p>-1635.60362222381</text:p>
              </table:table-cell>
              <table:table-cell office:value-type="float" office:value="-1013.87831961568">
                <text:p>-1013.87831961568</text:p>
              </table:table-cell>
            </table:table-row>
            <table:table-row>
              <table:table-cell office:value-type="float" office:value="0.625">
                <text:p>0.625</text:p>
              </table:table-cell>
              <table:table-cell office:value-type="float" office:value="0.625">
                <text:p>0.625</text:p>
              </table:table-cell>
              <table:table-cell office:value-type="float" office:value="-707.106781186463">
                <text:p>-707.106781186463</text:p>
              </table:table-cell>
              <table:table-cell office:value-type="float" office:value="-895.504525633895">
                <text:p>-895.504525633895</text:p>
              </table:table-cell>
            </table:table-row>
            <table:table-row>
              <table:table-cell office:value-type="float" office:value="0.63">
                <text:p>0.63</text:p>
              </table:table-cell>
              <table:table-cell office:value-type="float" office:value="0.63">
                <text:p>0.63</text:p>
              </table:table-cell>
              <table:table-cell office:value-type="float" office:value="222.087888873778">
                <text:p>222.087888873778</text:p>
              </table:table-cell>
              <table:table-cell office:value-type="float" office:value="-464.259649046155">
                <text:p>-464.259649046155</text:p>
              </table:table-cell>
            </table:table-row>
            <table:table-row>
              <table:table-cell office:value-type="float" office:value="0.635">
                <text:p>0.635</text:p>
              </table:table-cell>
              <table:table-cell office:value-type="float" office:value="0.635">
                <text:p>0.635</text:p>
              </table:table-cell>
              <table:table-cell office:value-type="float" office:value="-162.325817338069">
                <text:p>-162.325817338069</text:p>
              </table:table-cell>
              <table:table-cell office:value-type="float" office:value="-347.752578756154">
                <text:p>-347.752578756154</text:p>
              </table:table-cell>
            </table:table-row>
            <table:table-row>
              <table:table-cell office:value-type="float" office:value="0.64">
                <text:p>0.64</text:p>
              </table:table-cell>
              <table:table-cell office:value-type="float" office:value="0.64">
                <text:p>0.64</text:p>
              </table:table-cell>
              <table:table-cell office:value-type="float" office:value="-1358.29849506835">
                <text:p>-1358.29849506835</text:p>
              </table:table-cell>
              <table:table-cell office:value-type="float" office:value="-737.691471781189">
                <text:p>-737.691471781189</text:p>
              </table:table-cell>
            </table:table-row>
            <table:table-row>
              <table:table-cell office:value-type="float" office:value="0.645">
                <text:p>0.645</text:p>
              </table:table-cell>
              <table:table-cell office:value-type="float" office:value="0.645">
                <text:p>0.645</text:p>
              </table:table-cell>
              <table:table-cell office:value-type="float" office:value="-1741.21152867081">
                <text:p>-1741.21152867081</text:p>
              </table:table-cell>
              <table:table-cell office:value-type="float" office:value="-1124.91929962693">
                <text:p>-1124.91929962693</text:p>
              </table:table-cell>
            </table:table-row>
            <table:table-row>
              <table:table-cell office:value-type="float" office:value="0.65">
                <text:p>0.65</text:p>
              </table:table-cell>
              <table:table-cell office:value-type="float" office:value="0.65">
                <text:p>0.65</text:p>
              </table:table-cell>
              <table:table-cell office:value-type="float" office:value="-809.016994374856">
                <text:p>-809.016994374856</text:p>
              </table:table-cell>
              <table:table-cell office:value-type="float" office:value="-1003.02222080484">
                <text:p>-1003.02222080484</text:p>
              </table:table-cell>
            </table:table-row>
            <table:table-row>
              <table:table-cell office:value-type="float" office:value="0.655">
                <text:p>0.655</text:p>
              </table:table-cell>
              <table:table-cell office:value-type="float" office:value="0.655">
                <text:p>0.655</text:p>
              </table:table-cell>
              <table:table-cell office:value-type="float" office:value="123.97594202063">
                <text:p>123.97594202063</text:p>
              </table:table-cell>
              <table:table-cell office:value-type="float" office:value="-568.147952392433">
                <text:p>-568.147952392433</text:p>
              </table:table-cell>
            </table:table-row>
            <table:table-row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  <table:table-cell office:value-type="float" office:value="-256.542673209653">
                <text:p>-256.542673209653</text:p>
              </table:table-cell>
              <table:table-cell office:value-type="float" office:value="-447.908965064962">
                <text:p>-447.908965064962</text:p>
              </table:table-cell>
            </table:table-row>
            <table:table-row>
              <table:table-cell office:value-type="float" office:value="0.665000000000001">
                <text:p>0.665000000000001</text:p>
              </table:table-cell>
              <table:table-cell office:value-type="float" office:value="0.665000000000001">
                <text:p>0.665000000000001</text:p>
              </table:table-cell>
              <table:table-cell office:value-type="float" office:value="-1448.52727929651">
                <text:p>-1448.52727929651</text:p>
              </table:table-cell>
              <table:table-cell office:value-type="float" office:value="-834.017098791253">
                <text:p>-834.017098791253</text:p>
              </table:table-cell>
            </table:table-row>
            <table:table-row>
              <table:table-cell office:value-type="float" office:value="0.67">
                <text:p>0.67</text:p>
              </table:table-cell>
              <table:table-cell office:value-type="float" office:value="0.67">
                <text:p>0.67</text:p>
              </table:table-cell>
              <table:table-cell office:value-type="float" office:value="-1827.36319633899">
                <text:p>-1827.36319633899</text:p>
              </table:table-cell>
              <table:table-cell office:value-type="float" office:value="-1217.31910557393">
                <text:p>-1217.31910557393</text:p>
              </table:table-cell>
            </table:table-row>
            <table:table-row>
              <table:table-cell office:value-type="float" office:value="0.675">
                <text:p>0.675</text:p>
              </table:table-cell>
              <table:table-cell office:value-type="float" office:value="0.675">
                <text:p>0.675</text:p>
              </table:table-cell>
              <table:table-cell office:value-type="float" office:value="-891.006524188269">
                <text:p>-891.006524188269</text:p>
              </table:table-cell>
              <table:table-cell office:value-type="float" office:value="-1091.40501823586">
                <text:p>-1091.40501823586</text:p>
              </table:table-cell>
            </table:table-row>
            <table:table-row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46.2294638291745">
                <text:p>46.2294638291745</text:p>
              </table:table-cell>
              <table:table-cell office:value-type="float" office:value="-652.426518156994">
                <text:p>-652.426518156994</text:p>
              </table:table-cell>
            </table:table-row>
            <table:table-row>
              <table:table-cell office:value-type="float" office:value="0.685000000000001">
                <text:p>0.685000000000001</text:p>
              </table:table-cell>
              <table:table-cell office:value-type="float" office:value="0.685000000000001">
                <text:p>0.685000000000001</text:p>
              </table:table-cell>
              <table:table-cell office:value-type="float" office:value="-329.969373391601">
                <text:p>-329.969373391601</text:p>
              </table:table-cell>
              <table:table-cell office:value-type="float" office:value="-528.000126393728">
                <text:p>-528.000126393728</text:p>
              </table:table-cell>
            </table:table-row>
            <table:table-row>
              <table:table-cell office:value-type="float" office:value="0.690000000000001">
                <text:p>0.690000000000001</text:p>
              </table:table-cell>
              <table:table-cell office:value-type="float" office:value="0.690000000000001">
                <text:p>0.690000000000001</text:p>
              </table:table-cell>
              <table:table-cell office:value-type="float" office:value="-1517.56173818082">
                <text:p>-1517.56173818082</text:p>
              </table:table-cell>
              <table:table-cell office:value-type="float" office:value="-909.841815377527">
                <text:p>-909.841815377527</text:p>
              </table:table-cell>
            </table:table-row>
            <table:table-row>
              <table:table-cell office:value-type="float" office:value="0.695">
                <text:p>0.695</text:p>
              </table:table-cell>
              <table:table-cell office:value-type="float" office:value="0.695">
                <text:p>0.695</text:p>
              </table:table-cell>
              <table:table-cell office:value-type="float" office:value="-1891.93728524935">
                <text:p>-1891.93728524935</text:p>
              </table:table-cell>
              <table:table-cell office:value-type="float" office:value="-1288.80254757686">
                <text:p>-1288.80254757686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0.7">
                <text:p>0.7</text:p>
              </table:table-cell>
              <table:table-cell office:value-type="float" office:value="-951.056516295019">
                <text:p>-951.056516295019</text:p>
              </table:table-cell>
              <table:table-cell office:value-type="float" office:value="-1158.47664012848">
                <text:p>-1158.47664012848</text:p>
              </table:table-cell>
            </table:table-row>
            <table:table-row>
              <table:table-cell office:value-type="float" office:value="0.705000000000001">
                <text:p>0.705000000000001</text:p>
              </table:table-cell>
              <table:table-cell office:value-type="float" office:value="0.705000000000001">
                <text:p>0.705000000000001</text:p>
              </table:table-cell>
              <table:table-cell office:value-type="float" office:value="-9.23716938174641">
                <text:p>-9.23716938174641</text:p>
              </table:table-cell>
              <table:table-cell office:value-type="float" office:value="-715.020128346179">
                <text:p>-715.020128346179</text:p>
              </table:table-cell>
            </table:table-row>
            <table:table-row>
              <table:table-cell office:value-type="float" office:value="0.710000000000001">
                <text:p>0.710000000000001</text:p>
              </table:table-cell>
              <table:table-cell office:value-type="float" office:value="0.710000000000001">
                <text:p>0.710000000000001</text:p>
              </table:table-cell>
              <table:table-cell office:value-type="float" office:value="-380.797908836257">
                <text:p>-380.797908836257</text:p>
              </table:table-cell>
              <table:table-cell office:value-type="float" office:value="-586.053952543231">
                <text:p>-586.053952543231</text:p>
              </table:table-cell>
            </table:table-row>
            <table:table-row>
              <table:table-cell office:value-type="float" office:value="0.715000000000001">
                <text:p>0.715000000000001</text:p>
              </table:table-cell>
              <table:table-cell office:value-type="float" office:value="0.715000000000001">
                <text:p>0.715000000000001</text:p>
              </table:table-cell>
              <table:table-cell office:value-type="float" office:value="-1563.7020142313">
                <text:p>-1563.7020142313</text:p>
              </table:table-cell>
              <table:table-cell office:value-type="float" office:value="-963.298565369852">
                <text:p>-963.298565369852</text:p>
              </table:table-cell>
            </table:table-row>
            <table:table-row>
              <table:table-cell office:value-type="float" office:value="0.72">
                <text:p>0.72</text:p>
              </table:table-cell>
              <table:table-cell office:value-type="float" office:value="0.72">
                <text:p>0.72</text:p>
              </table:table-cell>
              <table:table-cell office:value-type="float" office:value="-1933.3437670238">
                <text:p>-1933.3437670238</text:p>
              </table:table-cell>
              <table:table-cell office:value-type="float" office:value="-1337.60946605369">
                <text:p>-1337.60946605369</text:p>
              </table:table-cell>
            </table:table-row>
            <table:table-row>
              <table:table-cell office:value-type="float" office:value="0.725000000000001">
                <text:p>0.725000000000001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-987.688340594996">
                <text:p>-987.688340594996</text:p>
              </table:table-cell>
              <table:table-cell office:value-type="float" office:value="-1202.5855605538">
                <text:p>-1202.5855605538</text:p>
              </table:table-cell>
            </table:table-row>
            <table:table-row>
              <table:table-cell office:value-type="float" office:value="0.730000000000001">
                <text:p>0.730000000000001</text:p>
              </table:table-cell>
              <table:table-cell office:value-type="float" office:value="0.730000000000001">
                <text:p>0.730000000000001</text:p>
              </table:table-cell>
              <table:table-cell office:value-type="float" office:value="-41.0581850192874">
                <text:p>-41.0581850192874</text:p>
              </table:table-cell>
              <table:table-cell office:value-type="float" office:value="-754.387520540863">
                <text:p>-754.387520540863</text:p>
              </table:table-cell>
            </table:table-row>
            <table:table-row>
              <table:table-cell office:value-type="float" office:value="0.735000000000001">
                <text:p>0.735000000000001</text:p>
              </table:table-cell>
              <table:table-cell office:value-type="float" office:value="0.735000000000001">
                <text:p>0.735000000000001</text:p>
              </table:table-cell>
              <table:table-cell office:value-type="float" office:value="-407.776712310711">
                <text:p>-407.776712310711</text:p>
              </table:table-cell>
              <table:table-cell office:value-type="float" office:value="-620.640965644071">
                <text:p>-620.640965644071</text:p>
              </table:table-cell>
            </table:table-row>
            <table:table-row>
              <table:table-cell office:value-type="float" office:value="0.740000000000001">
                <text:p>0.740000000000001</text:p>
              </table:table-cell>
              <table:table-cell office:value-type="float" office:value="0.740000000000001">
                <text:p>0.740000000000001</text:p>
              </table:table-cell>
              <table:table-cell office:value-type="float" office:value="-1585.81198072083">
                <text:p>-1585.81198072083</text:p>
              </table:table-cell>
              <table:table-cell office:value-type="float" office:value="-993.071066170656">
                <text:p>-993.071066170656</text:p>
              </table:table-cell>
            </table:table-row>
            <table:table-row>
              <table:table-cell office:value-type="float" office:value="0.745000000000001">
                <text:p>0.745000000000001</text:p>
              </table:table-cell>
              <table:table-cell office:value-type="float" office:value="0.745000000000001">
                <text:p>0.745000000000001</text:p>
              </table:table-cell>
              <table:table-cell office:value-type="float" office:value="-1950.56307666084">
                <text:p>-1950.56307666084</text:p>
              </table:table-cell>
              <table:table-cell office:value-type="float" office:value="-1362.53807269064">
                <text:p>-1362.53807269064</text:p>
              </table:table-cell>
            </table:table-row>
            <table:table-row>
              <table:table-cell office:value-type="float" office:value="0.750000000000001">
                <text:p>0.75000000000000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-999.999999999851">
                <text:p>-999.999999999851</text:p>
              </table:table-cell>
              <table:table-cell office:value-type="float" office:value="-1222.64567150181">
                <text:p>-1222.64567150181</text:p>
              </table:table-cell>
            </table:table-row>
            <table:table-row>
              <table:table-cell office:value-type="float" office:value="0.755000000000001">
                <text:p>0.755000000000001</text:p>
              </table:table-cell>
              <table:table-cell office:value-type="float" office:value="0.755000000000001">
                <text:p>0.755000000000001</text:p>
              </table:table-cell>
              <table:table-cell office:value-type="float" office:value="-48.4500440705384">
                <text:p>-48.4500440705384</text:p>
              </table:table-cell>
              <table:table-cell office:value-type="float" office:value="-769.559338892324">
                <text:p>-769.559338892324</text:p>
              </table:table-cell>
            </table:table-row>
            <table:table-row>
              <table:table-cell office:value-type="float" office:value="0.760000000000001">
                <text:p>0.760000000000001</text:p>
              </table:table-cell>
              <table:table-cell office:value-type="float" office:value="0.760000000000001">
                <text:p>0.760000000000001</text:p>
              </table:table-cell>
              <table:table-cell office:value-type="float" office:value="-410.241476135884">
                <text:p>-410.241476135884</text:p>
              </table:table-cell>
              <table:table-cell office:value-type="float" office:value="-630.909518645975">
                <text:p>-630.909518645975</text:p>
              </table:table-cell>
            </table:table-row>
            <table:table-row>
              <table:table-cell office:value-type="float" office:value="0.765000000000001">
                <text:p>0.765000000000001</text:p>
              </table:table-cell>
              <table:table-cell office:value-type="float" office:value="0.765000000000001">
                <text:p>0.765000000000001</text:p>
              </table:table-cell>
              <table:table-cell office:value-type="float" office:value="-1583.34721689567">
                <text:p>-1583.34721689567</text:p>
              </table:table-cell>
              <table:table-cell office:value-type="float" office:value="-998.426220000949">
                <text:p>-998.426220000949</text:p>
              </table:table-cell>
            </table:table-row>
            <table:table-row>
              <table:table-cell office:value-type="float" office:value="0.770000000000001">
                <text:p>0.770000000000001</text:p>
              </table:table-cell>
              <table:table-cell office:value-type="float" office:value="0.770000000000001">
                <text:p>0.770000000000001</text:p>
              </table:table-cell>
              <table:table-cell office:value-type="float" office:value="-1943.17121760959">
                <text:p>-1943.17121760959</text:p>
              </table:table-cell>
              <table:table-cell office:value-type="float" office:value="-1362.97454245901">
                <text:p>-1362.97454245901</text:p>
              </table:table-cell>
            </table:table-row>
            <table:table-row>
              <table:table-cell office:value-type="float" office:value="0.775000000000001">
                <text:p>0.775000000000001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-987.68834059501">
                <text:p>-987.68834059501</text:p>
              </table:table-cell>
              <table:table-cell office:value-type="float" office:value="-1218.1630264653">
                <text:p>-1218.1630264653</text:p>
              </table:table-cell>
            </table:table-row>
            <table:table-row>
              <table:table-cell office:value-type="float" office:value="0.780000000000001">
                <text:p>0.780000000000001</text:p>
              </table:table-cell>
              <table:table-cell office:value-type="float" office:value="0.780000000000001">
                <text:p>0.780000000000001</text:p>
              </table:table-cell>
              <table:table-cell office:value-type="float" office:value="-31.2307344334929">
                <text:p>-31.2307344334929</text:p>
              </table:table-cell>
              <table:table-cell office:value-type="float" office:value="-760.162002880377">
                <text:p>-760.162002880377</text:p>
              </table:table-cell>
            </table:table-row>
            <table:table-row>
              <table:table-cell office:value-type="float" office:value="0.785000000000001">
                <text:p>0.785000000000001</text:p>
              </table:table-cell>
              <table:table-cell office:value-type="float" office:value="0.785000000000001">
                <text:p>0.785000000000001</text:p>
              </table:table-cell>
              <table:table-cell office:value-type="float" office:value="-388.131509646388">
                <text:p>-388.131509646388</text:p>
              </table:table-cell>
              <table:table-cell office:value-type="float" office:value="-616.606765694695">
                <text:p>-616.606765694695</text:p>
              </table:table-cell>
            </table:table-row>
            <table:table-row>
              <table:table-cell office:value-type="float" office:value="0.790000000000001">
                <text:p>0.790000000000001</text:p>
              </table:table-cell>
              <table:table-cell office:value-type="float" office:value="0.790000000000001">
                <text:p>0.790000000000001</text:p>
              </table:table-cell>
              <table:table-cell office:value-type="float" office:value="-1556.36841342122">
                <text:p>-1556.36841342122</text:p>
              </table:table-cell>
              <table:table-cell office:value-type="float" office:value="-979.232165200694">
                <text:p>-979.232165200694</text:p>
              </table:table-cell>
            </table:table-row>
            <table:table-row>
              <table:table-cell office:value-type="float" office:value="0.795000000000001">
                <text:p>0.795000000000001</text:p>
              </table:table-cell>
              <table:table-cell office:value-type="float" office:value="0.795000000000001">
                <text:p>0.795000000000001</text:p>
              </table:table-cell>
              <table:table-cell office:value-type="float" office:value="-1911.35020197205">
                <text:p>-1911.35020197205</text:p>
              </table:table-cell>
              <table:table-cell office:value-type="float" office:value="-1338.90812802454">
                <text:p>-1338.90812802454</text:p>
              </table:table-cell>
            </table:table-row>
            <table:table-row>
              <table:table-cell office:value-type="float" office:value="0.800000000000001">
                <text:p>0.800000000000001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-951.056516295018">
                <text:p>-951.056516295018</text:p>
              </table:table-cell>
              <table:table-cell office:value-type="float" office:value="-1189.24800304209">
                <text:p>-1189.24800304209</text:p>
              </table:table-cell>
            </table:table-row>
            <table:table-row>
              <table:table-cell office:value-type="float" office:value="0.805000000000001">
                <text:p>0.805000000000001</text:p>
              </table:table-cell>
              <table:table-cell office:value-type="float" office:value="0.805000000000001">
                <text:p>0.805000000000001</text:p>
              </table:table-cell>
              <table:table-cell office:value-type="float" office:value="10.1757473409642">
                <text:p>10.1757473409642</text:p>
              </table:table-cell>
              <table:table-cell office:value-type="float" office:value="-726.426906105597">
                <text:p>-726.426906105597</text:p>
              </table:table-cell>
            </table:table-row>
            <table:table-row>
              <table:table-cell office:value-type="float" office:value="0.810000000000001">
                <text:p>0.810000000000001</text:p>
              </table:table-cell>
              <table:table-cell office:value-type="float" office:value="0.810000000000001">
                <text:p>0.810000000000001</text:p>
              </table:table-cell>
              <table:table-cell office:value-type="float" office:value="-341.991233595897">
                <text:p>-341.991233595897</text:p>
              </table:table-cell>
              <table:table-cell office:value-type="float" office:value="-578.084888035974">
                <text:p>-578.084888035974</text:p>
              </table:table-cell>
            </table:table-row>
            <table:table-row>
              <table:table-cell office:value-type="float" office:value="0.815000000000001">
                <text:p>0.815000000000001</text:p>
              </table:table-cell>
              <table:table-cell office:value-type="float" office:value="0.815000000000001">
                <text:p>0.815000000000001</text:p>
              </table:table-cell>
              <table:table-cell office:value-type="float" office:value="-1505.53987797658">
                <text:p>-1505.53987797658</text:p>
              </table:table-cell>
              <table:table-cell office:value-type="float" office:value="-935.961523100478">
                <text:p>-935.961523100478</text:p>
              </table:table-cell>
            </table:table-row>
            <table:table-row>
              <table:table-cell office:value-type="float" office:value="0.820000000000001">
                <text:p>0.820000000000001</text:p>
              </table:table-cell>
              <table:table-cell office:value-type="float" office:value="0.820000000000001">
                <text:p>0.820000000000001</text:p>
              </table:table-cell>
              <table:table-cell office:value-type="float" office:value="-1855.88356876113">
                <text:p>-1855.88356876113</text:p>
              </table:table-cell>
              <table:table-cell office:value-type="float" office:value="-1290.93142438245">
                <text:p>-1290.93142438245</text:p>
              </table:table-cell>
            </table:table-row>
            <table:table-row>
              <table:table-cell office:value-type="float" office:value="0.825000000000001">
                <text:p>0.825000000000001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-891.006524188225">
                <text:p>-891.006524188225</text:p>
              </table:table-cell>
              <table:table-cell office:value-type="float" office:value="-1136.61258507233">
                <text:p>-1136.61258507233</text:p>
              </table:table-cell>
            </table:table-row>
            <table:table-row>
              <table:table-cell office:value-type="float" office:value="0.830000000000001">
                <text:p>0.830000000000001</text:p>
              </table:table-cell>
              <table:table-cell office:value-type="float" office:value="0.830000000000001">
                <text:p>0.830000000000001</text:p>
              </table:table-cell>
              <table:table-cell office:value-type="float" office:value="74.7498362513378">
                <text:p>74.7498362513378</text:p>
              </table:table-cell>
              <table:table-cell office:value-type="float" office:value="-669.184718610941">
                <text:p>-669.184718610941</text:p>
              </table:table-cell>
            </table:table-row>
            <table:table-row>
              <table:table-cell office:value-type="float" office:value="0.835000000000001">
                <text:p>0.835000000000001</text:p>
              </table:table-cell>
              <table:table-cell office:value-type="float" office:value="0.835000000000001">
                <text:p>0.835000000000001</text:p>
              </table:table-cell>
              <table:table-cell office:value-type="float" office:value="-272.956774711594">
                <text:p>-272.956774711594</text:p>
              </table:table-cell>
              <table:table-cell office:value-type="float" office:value="-516.292422144558">
                <text:p>-516.292422144558</text:p>
              </table:table-cell>
            </table:table-row>
            <table:table-row>
              <table:table-cell office:value-type="float" office:value="0.840000000000001">
                <text:p>0.840000000000001</text:p>
              </table:table-cell>
              <table:table-cell office:value-type="float" office:value="0.840000000000001">
                <text:p>0.840000000000001</text:p>
              </table:table-cell>
              <table:table-cell office:value-type="float" office:value="-1432.11317779462">
                <text:p>-1432.11317779462</text:p>
              </table:table-cell>
              <table:table-cell office:value-type="float" office:value="-869.67976051584">
                <text:p>-869.67976051584</text:p>
              </table:table-cell>
            </table:table-row>
            <table:table-row>
              <table:table-cell office:value-type="float" office:value="0.845000000000001">
                <text:p>0.845000000000001</text:p>
              </table:table-cell>
              <table:table-cell office:value-type="float" office:value="0.845000000000001">
                <text:p>0.845000000000001</text:p>
              </table:table-cell>
              <table:table-cell office:value-type="float" office:value="-1778.13709056967">
                <text:p>-1778.13709056967</text:p>
              </table:table-cell>
              <table:table-cell office:value-type="float" office:value="-1220.22577720196">
                <text:p>-1220.22577720196</text:p>
              </table:table-cell>
            </table:table-row>
            <table:table-row>
              <table:table-cell office:value-type="float" office:value="0.850000000000001">
                <text:p>0.850000000000001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-809.016994374769">
                <text:p>-809.016994374769</text:p>
              </table:table-cell>
              <table:table-cell office:value-type="float" office:value="-1061.55283123335">
                <text:p>-1061.55283123335</text:p>
              </table:table-cell>
            </table:table-row>
            <table:table-row>
              <table:table-cell office:value-type="float" office:value="0.855000000000001">
                <text:p>0.855000000000001</text:p>
              </table:table-cell>
              <table:table-cell office:value-type="float" office:value="0.855000000000001">
                <text:p>0.855000000000001</text:p>
              </table:table-cell>
              <table:table-cell office:value-type="float" office:value="160.901503919514">
                <text:p>160.901503919514</text:p>
              </table:table-cell>
              <table:table-cell office:value-type="float" office:value="-589.844933028458">
                <text:p>-589.844933028458</text:p>
              </table:table-cell>
            </table:table-row>
            <table:table-row>
              <table:table-cell office:value-type="float" office:value="0.860000000000001">
                <text:p>0.860000000000001</text:p>
              </table:table-cell>
              <table:table-cell office:value-type="float" office:value="0.860000000000001">
                <text:p>0.860000000000001</text:p>
              </table:table-cell>
              <table:table-cell office:value-type="float" office:value="-182.727990483445">
                <text:p>-182.727990483445</text:p>
              </table:table-cell>
              <table:table-cell office:value-type="float" office:value="-432.750903608131">
                <text:p>-432.750903608131</text:p>
              </table:table-cell>
            </table:table-row>
            <table:table-row>
              <table:table-cell office:value-type="float" office:value="0.865000000000001">
                <text:p>0.865000000000001</text:p>
              </table:table-cell>
              <table:table-cell office:value-type="float" office:value="0.865000000000001">
                <text:p>0.865000000000001</text:p>
              </table:table-cell>
              <table:table-cell office:value-type="float" office:value="-1337.89632192304">
                <text:p>-1337.89632192304</text:p>
              </table:table-cell>
              <table:table-cell office:value-type="float" office:value="-782.018954418164">
                <text:p>-782.018954418164</text:p>
              </table:table-cell>
            </table:table-row>
            <table:table-row>
              <table:table-cell office:value-type="float" office:value="0.870000000000001">
                <text:p>0.870000000000001</text:p>
              </table:table-cell>
              <table:table-cell office:value-type="float" office:value="0.870000000000001">
                <text:p>0.870000000000001</text:p>
              </table:table-cell>
              <table:table-cell office:value-type="float" office:value="-1680.02514371652">
                <text:p>-1680.02514371652</text:p>
              </table:table-cell>
              <table:table-cell office:value-type="float" office:value="-1128.53219417525">
                <text:p>-1128.53219417525</text:p>
              </table:table-cell>
            </table:table-row>
            <table:table-row>
              <table:table-cell office:value-type="float" office:value="0.875000000000001">
                <text:p>0.875000000000001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-707.10678118639">
                <text:p>-707.10678118639</text:p>
              </table:table-cell>
              <table:table-cell office:value-type="float" office:value="-965.916961773749">
                <text:p>-965.916961773749</text:p>
              </table:table-cell>
            </table:table-row>
            <table:table-row>
              <table:table-cell office:value-type="float" office:value="0.880000000000001">
                <text:p>0.880000000000001</text:p>
              </table:table-cell>
              <table:table-cell office:value-type="float" office:value="0.880000000000001">
                <text:p>0.880000000000001</text:p>
              </table:table-cell>
              <table:table-cell office:value-type="float" office:value="266.509410366518">
                <text:p>266.509410366518</text:p>
              </table:table-cell>
              <table:table-cell office:value-type="float" office:value="-490.361158192857">
                <text:p>-490.361158192857</text:p>
              </table:table-cell>
            </table:table-row>
            <table:table-row>
              <table:table-cell office:value-type="float" office:value="0.885000000000001">
                <text:p>0.885000000000001</text:p>
              </table:table-cell>
              <table:table-cell office:value-type="float" office:value="0.885000000000001">
                <text:p>0.885000000000001</text:p>
              </table:table-cell>
              <table:table-cell office:value-type="float" office:value="-73.5266130313124">
                <text:p>-73.5266130313124</text:p>
              </table:table-cell>
              <table:table-cell office:value-type="float" office:value="-329.517401871475">
                <text:p>-329.517401871475</text:p>
              </table:table-cell>
            </table:table-row>
            <table:table-row>
              <table:table-cell office:value-type="float" office:value="0.890000000000001">
                <text:p>0.890000000000001</text:p>
              </table:table-cell>
              <table:table-cell office:value-type="float" office:value="0.890000000000001">
                <text:p>0.890000000000001</text:p>
              </table:table-cell>
              <table:table-cell office:value-type="float" office:value="-1225.20924204128">
                <text:p>-1225.20924204128</text:p>
              </table:table-cell>
              <table:table-cell office:value-type="float" office:value="-675.137604783134">
                <text:p>-675.137604783134</text:p>
              </table:table-cell>
            </table:table-row>
            <table:table-row>
              <table:table-cell office:value-type="float" office:value="0.895000000000001">
                <text:p>0.895000000000001</text:p>
              </table:table-cell>
              <table:table-cell office:value-type="float" office:value="0.895000000000001">
                <text:p>0.895000000000001</text:p>
              </table:table-cell>
              <table:table-cell office:value-type="float" office:value="-1563.96356994807">
                <text:p>-1563.96356994807</text:p>
              </table:table-cell>
              <table:table-cell office:value-type="float" office:value="-1018.10847562999">
                <text:p>-1018.10847562999</text:p>
              </table:table-cell>
            </table:table-row>
            <table:table-row>
              <table:table-cell office:value-type="float" office:value="0.900000000000001">
                <text:p>0.900000000000001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-587.785252292308">
                <text:p>-587.785252292308</text:p>
              </table:table-cell>
              <table:table-cell office:value-type="float" office:value="-852.059849196846">
                <text:p>-852.059849196846</text:p>
              </table:table-cell>
            </table:table-row>
            <table:table-row>
              <table:table-cell office:value-type="float" office:value="0.905000000000001">
                <text:p>0.905000000000001</text:p>
              </table:table-cell>
              <table:table-cell office:value-type="float" office:value="0.905000000000001">
                <text:p>0.905000000000001</text:p>
              </table:table-cell>
              <table:table-cell office:value-type="float" office:value="388.973138443078">
                <text:p>388.973138443078</text:p>
              </table:table-cell>
              <table:table-cell office:value-type="float" office:value="-373.183014808293">
                <text:p>-373.183014808293</text:p>
              </table:table-cell>
            </table:table-row>
            <table:table-row>
              <table:table-cell office:value-type="float" office:value="0.910000000000001">
                <text:p>0.910000000000001</text:p>
              </table:table-cell>
              <table:table-cell office:value-type="float" office:value="0.910000000000001">
                <text:p>0.910000000000001</text:p>
              </table:table-cell>
              <table:table-cell office:value-type="float" office:value="51.9584573133606">
                <text:p>51.9584573133606</text:p>
              </table:table-cell>
              <table:table-cell office:value-type="float" office:value="-209.133868359676">
                <text:p>-209.133868359676</text:p>
              </table:table-cell>
            </table:table-row>
            <table:table-row>
              <table:table-cell office:value-type="float" office:value="0.915000000000001">
                <text:p>0.915000000000001</text:p>
              </table:table-cell>
              <table:table-cell office:value-type="float" office:value="0.915000000000001">
                <text:p>0.915000000000001</text:p>
              </table:table-cell>
              <table:table-cell office:value-type="float" office:value="-1096.82666804299">
                <text:p>-1096.82666804299</text:p>
              </table:table-cell>
              <table:table-cell office:value-type="float" office:value="-551.667485157616">
                <text:p>-551.667485157616</text:p>
              </table:table-cell>
            </table:table-row>
            <table:table-row>
              <table:table-cell office:value-type="float" office:value="0.920000000000001">
                <text:p>0.920000000000001</text:p>
              </table:table-cell>
              <table:table-cell office:value-type="float" office:value="0.920000000000001">
                <text:p>0.920000000000001</text:p>
              </table:table-cell>
              <table:table-cell office:value-type="float" office:value="-1432.81019039682">
                <text:p>-1432.81019039682</text:p>
              </table:table-cell>
              <table:table-cell office:value-type="float" office:value="-891.673619992076">
                <text:p>-891.673619992076</text:p>
              </table:table-cell>
            </table:table-row>
            <table:table-row>
              <table:table-cell office:value-type="float" office:value="0.925000000000001">
                <text:p>0.925000000000001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-453.990499739374">
                <text:p>-453.990499739374</text:p>
              </table:table-cell>
              <table:table-cell office:value-type="float" office:value="-722.78503348439">
                <text:p>-722.78503348439</text:p>
              </table:table-cell>
            </table:table-row>
            <table:table-row>
              <table:table-cell office:value-type="float" office:value="0.930000000000001">
                <text:p>0.930000000000001</text:p>
              </table:table-cell>
              <table:table-cell office:value-type="float" office:value="0.930000000000001">
                <text:p>0.930000000000001</text:p>
              </table:table-cell>
              <table:table-cell office:value-type="float" office:value="525.277224730139">
                <text:p>525.277224730139</text:p>
              </table:table-cell>
              <table:table-cell office:value-type="float" office:value="-241.195817656864">
                <text:p>-241.195817656864</text:p>
              </table:table-cell>
            </table:table-row>
            <table:table-row>
              <table:table-cell office:value-type="float" office:value="0.935000000000001">
                <text:p>0.935000000000001</text:p>
              </table:table-cell>
              <table:table-cell office:value-type="float" office:value="0.935000000000001">
                <text:p>0.935000000000001</text:p>
              </table:table-cell>
              <table:table-cell office:value-type="float" office:value="190.637361657571">
                <text:p>190.637361657571</text:p>
              </table:table-cell>
              <table:table-cell office:value-type="float" office:value="-74.5645451978592">
                <text:p>-74.5645451978592</text:p>
              </table:table-cell>
            </table:table-row>
            <table:table-row>
              <table:table-cell office:value-type="float" office:value="0.940000000000001">
                <text:p>0.940000000000001</text:p>
              </table:table-cell>
              <table:table-cell office:value-type="float" office:value="0.940000000000001">
                <text:p>0.940000000000001</text:p>
              </table:table-cell>
              <table:table-cell office:value-type="float" office:value="-955.9098049773">
                <text:p>-955.9098049773</text:p>
              </table:table-cell>
              <table:table-cell office:value-type="float" office:value="-414.64883966062">
                <text:p>-414.64883966062</text:p>
              </table:table-cell>
            </table:table-row>
            <table:table-row>
              <table:table-cell office:value-type="float" office:value="0.945000000000001">
                <text:p>0.945000000000001</text:p>
              </table:table-cell>
              <table:table-cell office:value-type="float" office:value="0.945000000000001">
                <text:p>0.945000000000001</text:p>
              </table:table-cell>
              <table:table-cell office:value-type="float" office:value="-1289.79443654039">
                <text:p>-1289.79443654039</text:p>
              </table:table-cell>
              <table:table-cell office:value-type="float" office:value="-752.340873020542">
                <text:p>-752.340873020542</text:p>
              </table:table-cell>
            </table:table-row>
            <table:table-row>
              <table:table-cell office:value-type="float" office:value="0.950000000000001">
                <text:p>0.950000000000001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-309.016994374768">
                <text:p>-309.016994374768</text:p>
              </table:table-cell>
              <table:table-cell office:value-type="float" office:value="-581.275689637729">
                <text:p>-581.275689637729</text:p>
              </table:table-cell>
            </table:table-row>
            <table:table-row>
              <table:table-cell office:value-type="float" office:value="0.955000000000001">
                <text:p>0.955000000000001</text:p>
              </table:table-cell>
              <table:table-cell office:value-type="float" office:value="0.955000000000001">
                <text:p>0.955000000000001</text:p>
              </table:table-cell>
              <table:table-cell office:value-type="float" office:value="672.065410255976">
                <text:p>672.065410255976</text:p>
              </table:table-cell>
              <table:table-cell office:value-type="float" office:value="-97.6495295728312">
                <text:p>-97.6495295728312</text:p>
              </table:table-cell>
            </table:table-row>
            <table:table-row>
              <table:table-cell office:value-type="float" office:value="0.960000000000001">
                <text:p>0.960000000000001</text:p>
              </table:table-cell>
              <table:table-cell office:value-type="float" office:value="0.960000000000001">
                <text:p>0.960000000000001</text:p>
              </table:table-cell>
              <table:table-cell office:value-type="float" office:value="339.09536512747">
                <text:p>339.09536512747</text:p>
              </table:table-cell>
              <table:table-cell office:value-type="float" office:value="70.877024267754">
                <text:p>70.877024267754</text:p>
              </table:table-cell>
            </table:table-row>
            <table:table-row>
              <table:table-cell office:value-type="float" office:value="0.965000000000001">
                <text:p>0.965000000000001</text:p>
              </table:table-cell>
              <table:table-cell office:value-type="float" office:value="0.965000000000001">
                <text:p>0.965000000000001</text:p>
              </table:table-cell>
              <table:table-cell office:value-type="float" office:value="-805.928493689147">
                <text:p>-805.928493689147</text:p>
              </table:table-cell>
              <table:table-cell office:value-type="float" office:value="-267.455522083094">
                <text:p>-267.455522083094</text:p>
              </table:table-cell>
            </table:table-row>
            <table:table-row>
              <table:table-cell office:value-type="float" office:value="0.970000000000001">
                <text:p>0.970000000000001</text:p>
              </table:table-cell>
              <table:table-cell office:value-type="float" office:value="0.970000000000001">
                <text:p>0.970000000000001</text:p>
              </table:table-cell>
              <table:table-cell office:value-type="float" office:value="-1138.43783088082">
                <text:p>-1138.43783088082</text:p>
              </table:table-cell>
              <table:table-cell office:value-type="float" office:value="-603.541069364698">
                <text:p>-603.541069364698</text:p>
              </table:table-cell>
            </table:table-row>
            <table:table-row>
              <table:table-cell office:value-type="float" office:value="0.975000000000001">
                <text:p>0.975000000000001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-156.434465040044">
                <text:p>-156.434465040044</text:p>
              </table:table-cell>
              <table:table-cell office:value-type="float" office:value="-431.016247344957">
                <text:p>-431.016247344957</text:p>
              </table:table-cell>
            </table:table-row>
            <table:table-row>
              <table:table-cell office:value-type="float" office:value="0.980000000000001">
                <text:p>0.980000000000001</text:p>
              </table:table-cell>
              <table:table-cell office:value-type="float" office:value="0.980000000000001">
                <text:p>0.980000000000001</text:p>
              </table:table-cell>
              <table:table-cell office:value-type="float" office:value="825.723282730913">
                <text:p>825.723282730913</text:p>
              </table:table-cell>
              <table:table-cell office:value-type="float" office:value="53.9212634283701">
                <text:p>53.9212634283701</text:p>
              </table:table-cell>
            </table:table-row>
            <table:table-row>
              <table:table-cell office:value-type="float" office:value="0.985000000000001">
                <text:p>0.985000000000001</text:p>
              </table:table-cell>
              <table:table-cell office:value-type="float" office:value="0.985000000000001">
                <text:p>0.985000000000001</text:p>
              </table:table-cell>
              <table:table-cell office:value-type="float" office:value="493.676938973805">
                <text:p>493.676938973805</text:p>
              </table:table-cell>
              <table:table-cell office:value-type="float" office:value="223.609585904048">
                <text:p>223.609585904048</text:p>
              </table:table-cell>
            </table:table-row>
            <table:table-row>
              <table:table-cell office:value-type="float" office:value="0.990000000000001">
                <text:p>0.990000000000001</text:p>
              </table:table-cell>
              <table:table-cell office:value-type="float" office:value="0.990000000000001">
                <text:p>0.990000000000001</text:p>
              </table:table-cell>
              <table:table-cell office:value-type="float" office:value="-650.575771821924">
                <text:p>-650.575771821924</text:p>
              </table:table-cell>
              <table:table-cell office:value-type="float" office:value="-113.711920410415">
                <text:p>-113.711920410415</text:p>
              </table:table-cell>
            </table:table-row>
            <table:table-row>
              <table:table-cell office:value-type="float" office:value="0.995000000000001">
                <text:p>0.995000000000001</text:p>
              </table:table-cell>
              <table:table-cell office:value-type="float" office:value="0.995000000000001">
                <text:p>0.995000000000001</text:p>
              </table:table-cell>
              <table:table-cell office:value-type="float" office:value="-982.467275373221">
                <text:p>-982.467275373221</text:p>
              </table:table-cell>
              <table:table-cell office:value-type="float" office:value="-448.938154028791">
                <text:p>-448.93815402879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000000164929044927916">
                <text:p>0.000000000164929044927916</text:p>
              </table:table-cell>
              <table:table-cell office:value-type="float" office:value="-275.706592757832">
                <text:p>-275.706592757832</text:p>
              </table:table-cell>
            </table:table-row>
            <table:table-row>
              <table:table-cell office:value-type="float" office:value="1.005">
                <text:p>1.005</text:p>
              </table:table-cell>
              <table:table-cell office:value-type="float" office:value="1.005">
                <text:p>1.005</text:p>
              </table:table-cell>
              <table:table-cell office:value-type="float" office:value="982.467275373319">
                <text:p>982.467275373319</text:p>
              </table:table-cell>
              <table:table-cell office:value-type="float" office:value="209.784385388399">
                <text:p>209.784385388399</text:p>
              </table:table-cell>
            </table:table-row>
            <table:table-row>
              <table:table-cell office:value-type="float" office:value="1.01">
                <text:p>1.01</text:p>
              </table:table-cell>
              <table:table-cell office:value-type="float" office:value="1.01">
                <text:p>1.01</text:p>
              </table:table-cell>
              <table:table-cell office:value-type="float" office:value="650.575771821694">
                <text:p>650.575771821694</text:p>
              </table:table-cell>
              <table:table-cell office:value-type="float" office:value="379.872357153226">
                <text:p>379.872357153226</text:p>
              </table:table-cell>
            </table:table-row>
            <table:table-row>
              <table:table-cell office:value-type="float" office:value="1.015">
                <text:p>1.015</text:p>
              </table:table-cell>
              <table:table-cell office:value-type="float" office:value="1.015">
                <text:p>1.015</text:p>
              </table:table-cell>
              <table:table-cell office:value-type="float" office:value="-493.676938974012">
                <text:p>-493.676938974012</text:p>
              </table:table-cell>
              <table:table-cell office:value-type="float" office:value="42.7962876385181">
                <text:p>42.7962876385181</text:p>
              </table:table-cell>
            </table:table-row>
            <table:table-row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  <table:table-cell office:value-type="float" office:value="-825.723282730843">
                <text:p>-825.723282730843</text:p>
              </table:table-cell>
              <table:table-cell office:value-type="float" office:value="-292.338963886045">
                <text:p>-292.338963886045</text:p>
              </table:table-cell>
            </table:table-row>
            <table:table-row>
              <table:table-cell office:value-type="float" office:value="1.025">
                <text:p>1.025</text:p>
              </table:table-cell>
              <table:table-cell office:value-type="float" office:value="1.025">
                <text:p>1.025</text:p>
              </table:table-cell>
              <table:table-cell office:value-type="float" office:value="156.434465040257">
                <text:p>156.434465040257</text:p>
              </table:table-cell>
              <table:table-cell office:value-type="float" office:value="-119.170965015512">
                <text:p>-119.170965015512</text:p>
              </table:table-cell>
            </table:table-row>
            <table:table-row>
              <table:table-cell office:value-type="float" office:value="1.03">
                <text:p>1.03</text:p>
              </table:table-cell>
              <table:table-cell office:value-type="float" office:value="1.03">
                <text:p>1.03</text:p>
              </table:table-cell>
              <table:table-cell office:value-type="float" office:value="1138.43783088087">
                <text:p>1138.43783088087</text:p>
              </table:table-cell>
              <table:table-cell office:value-type="float" office:value="366.101968964543">
                <text:p>366.101968964543</text:p>
              </table:table-cell>
            </table:table-row>
            <table:table-row>
              <table:table-cell office:value-type="float" office:value="1.035">
                <text:p>1.035</text:p>
              </table:table-cell>
              <table:table-cell office:value-type="float" office:value="1.035">
                <text:p>1.035</text:p>
              </table:table-cell>
              <table:table-cell office:value-type="float" office:value="805.928493689029">
                <text:p>805.928493689029</text:p>
              </table:table-cell>
              <table:table-cell office:value-type="float" office:value="535.817629980712">
                <text:p>535.817629980712</text:p>
              </table:table-cell>
            </table:table-row>
            <table:table-row>
              <table:table-cell office:value-type="float" office:value="1.04">
                <text:p>1.04</text:p>
              </table:table-cell>
              <table:table-cell office:value-type="float" office:value="1.04">
                <text:p>1.04</text:p>
              </table:table-cell>
              <table:table-cell office:value-type="float" office:value="-339.095365127566">
                <text:p>-339.095365127566</text:p>
              </table:table-cell>
              <table:table-cell office:value-type="float" office:value="198.215350560544">
                <text:p>198.215350560544</text:p>
              </table:table-cell>
            </table:table-row>
            <table:table-row>
              <table:table-cell office:value-type="float" office:value="1.045">
                <text:p>1.045</text:p>
              </table:table-cell>
              <table:table-cell office:value-type="float" office:value="1.045">
                <text:p>1.045</text:p>
              </table:table-cell>
              <table:table-cell office:value-type="float" office:value="-672.065410255945">
                <text:p>-672.065410255945</text:p>
              </table:table-cell>
              <table:table-cell office:value-type="float" office:value="-137.599490720678">
                <text:p>-137.599490720678</text:p>
              </table:table-cell>
            </table:table-row>
            <table:table-row>
              <table:table-cell office:value-type="float" office:value="1.05">
                <text:p>1.05</text:p>
              </table:table-cell>
              <table:table-cell office:value-type="float" office:value="1.05">
                <text:p>1.05</text:p>
              </table:table-cell>
              <table:table-cell office:value-type="float" office:value="309.016994374835">
                <text:p>309.016994374835</text:p>
              </table:table-cell>
              <table:table-cell office:value-type="float" office:value="34.7362092150723">
                <text:p>34.7362092150723</text:p>
              </table:table-cell>
            </table:table-row>
            <table:table-row>
              <table:table-cell office:value-type="float" office:value="1.055">
                <text:p>1.055</text:p>
              </table:table-cell>
              <table:table-cell office:value-type="float" office:value="1.055">
                <text:p>1.055</text:p>
              </table:table-cell>
              <table:table-cell office:value-type="float" office:value="1289.79443654041">
                <text:p>1289.79443654041</text:p>
              </table:table-cell>
              <table:table-cell office:value-type="float" office:value="519.024956460885">
                <text:p>519.024956460885</text:p>
              </table:table-cell>
            </table:table-row>
            <table:table-row>
              <table:table-cell office:value-type="float" office:value="1.06">
                <text:p>1.06</text:p>
              </table:table-cell>
              <table:table-cell office:value-type="float" office:value="1.06">
                <text:p>1.06</text:p>
              </table:table-cell>
              <table:table-cell office:value-type="float" office:value="955.909804977271">
                <text:p>955.909804977271</text:p>
              </table:table-cell>
              <table:table-cell office:value-type="float" office:value="687.605514216817">
                <text:p>687.605514216817</text:p>
              </table:table-cell>
            </table:table-row>
            <table:table-row>
              <table:table-cell office:value-type="float" office:value="1.065">
                <text:p>1.065</text:p>
              </table:table-cell>
              <table:table-cell office:value-type="float" office:value="1.065">
                <text:p>1.065</text:p>
              </table:table-cell>
              <table:table-cell office:value-type="float" office:value="-190.637361657579">
                <text:p>-190.637361657579</text:p>
              </table:table-cell>
              <table:table-cell office:value-type="float" office:value="348.718335220206">
                <text:p>348.718335220206</text:p>
              </table:table-cell>
            </table:table-row>
            <table:table-row>
              <table:table-cell office:value-type="float" office:value="1.07">
                <text:p>1.07</text:p>
              </table:table-cell>
              <table:table-cell office:value-type="float" office:value="1.07">
                <text:p>1.07</text:p>
              </table:table-cell>
              <table:table-cell office:value-type="float" office:value="-525.277224730146">
                <text:p>-525.277224730146</text:p>
              </table:table-cell>
              <table:table-cell office:value-type="float" office:value="11.4700660870811">
                <text:p>11.4700660870811</text:p>
              </table:table-cell>
            </table:table-row>
            <table:table-row>
              <table:table-cell office:value-type="float" office:value="1.075">
                <text:p>1.075</text:p>
              </table:table-cell>
              <table:table-cell office:value-type="float" office:value="1.075">
                <text:p>1.075</text:p>
              </table:table-cell>
              <table:table-cell office:value-type="float" office:value="453.990499739296">
                <text:p>453.990499739296</text:p>
              </table:table-cell>
              <table:table-cell office:value-type="float" office:value="182.22522451572">
                <text:p>182.22522451572</text:p>
              </table:table-cell>
            </table:table-row>
            <table:table-row>
              <table:table-cell office:value-type="float" office:value="1.08">
                <text:p>1.08</text:p>
              </table:table-cell>
              <table:table-cell office:value-type="float" office:value="1.08">
                <text:p>1.08</text:p>
              </table:table-cell>
              <table:table-cell office:value-type="float" office:value="1432.81019039677">
                <text:p>1432.81019039677</text:p>
              </table:table-cell>
              <table:table-cell office:value-type="float" office:value="664.787876402935">
                <text:p>664.787876402935</text:p>
              </table:table-cell>
            </table:table-row>
            <table:table-row>
              <table:table-cell office:value-type="float" office:value="1.085">
                <text:p>1.085</text:p>
              </table:table-cell>
              <table:table-cell office:value-type="float" office:value="1.085">
                <text:p>1.085</text:p>
              </table:table-cell>
              <table:table-cell office:value-type="float" office:value="1096.82666804307">
                <text:p>1096.82666804307</text:p>
              </table:table-cell>
              <table:table-cell office:value-type="float" office:value="831.498488396524">
                <text:p>831.498488396524</text:p>
              </table:table-cell>
            </table:table-row>
            <table:table-row>
              <table:table-cell office:value-type="float" office:value="1.09">
                <text:p>1.09</text:p>
              </table:table-cell>
              <table:table-cell office:value-type="float" office:value="1.09">
                <text:p>1.09</text:p>
              </table:table-cell>
              <table:table-cell office:value-type="float" office:value="-51.95845731321">
                <text:p>-51.95845731321</text:p>
              </table:table-cell>
              <table:table-cell office:value-type="float" office:value="490.599358644457">
                <text:p>490.599358644457</text:p>
              </table:table-cell>
            </table:table-row>
            <table:table-row>
              <table:table-cell office:value-type="float" office:value="1.095">
                <text:p>1.095</text:p>
              </table:table-cell>
              <table:table-cell office:value-type="float" office:value="1.095">
                <text:p>1.095</text:p>
              </table:table-cell>
              <table:table-cell office:value-type="float" office:value="-388.973138443132">
                <text:p>-388.973138443132</text:p>
              </table:table-cell>
              <table:table-cell office:value-type="float" office:value="151.199119315163">
                <text:p>151.199119315163</text:p>
              </table:table-cell>
            </table:table-row>
            <table:table-row>
              <table:table-cell office:value-type="float" office:value="1.1">
                <text:p>1.1</text:p>
              </table:table-cell>
              <table:table-cell office:value-type="float" office:value="1.1">
                <text:p>1.1</text:p>
              </table:table-cell>
              <table:table-cell office:value-type="float" office:value="587.785252292085">
                <text:p>587.785252292085</text:p>
              </table:table-cell>
              <table:table-cell office:value-type="float" office:value="319.664411841769">
                <text:p>319.664411841769</text:p>
              </table:table-cell>
            </table:table-row>
            <table:table-row>
              <table:table-cell office:value-type="float" office:value="1.105">
                <text:p>1.105</text:p>
              </table:table-cell>
              <table:table-cell office:value-type="float" office:value="1.105">
                <text:p>1.105</text:p>
              </table:table-cell>
              <table:table-cell office:value-type="float" office:value="1563.96356994799">
                <text:p>1563.96356994799</text:p>
              </table:table-cell>
              <table:table-cell office:value-type="float" office:value="799.801561942355">
                <text:p>799.801561942355</text:p>
              </table:table-cell>
            </table:table-row>
            <table:table-row>
              <table:table-cell office:value-type="float" office:value="1.11">
                <text:p>1.11</text:p>
              </table:table-cell>
              <table:table-cell office:value-type="float" office:value="1.11">
                <text:p>1.11</text:p>
              </table:table-cell>
              <table:table-cell office:value-type="float" office:value="1225.2092420415">
                <text:p>1225.2092420415</text:p>
              </table:table-cell>
              <table:table-cell office:value-type="float" office:value="963.953429942146">
                <text:p>963.953429942146</text:p>
              </table:table-cell>
            </table:table-row>
            <table:table-row>
              <table:table-cell office:value-type="float" office:value="1.115">
                <text:p>1.115</text:p>
              </table:table-cell>
              <table:table-cell office:value-type="float" office:value="1.115">
                <text:p>1.115</text:p>
              </table:table-cell>
              <table:table-cell office:value-type="float" office:value="73.5266130315525">
                <text:p>73.5266130315525</text:p>
              </table:table-cell>
              <table:table-cell office:value-type="float" office:value="620.364839160433">
                <text:p>620.364839160433</text:p>
              </table:table-cell>
            </table:table-row>
            <table:table-row>
              <table:table-cell office:value-type="float" office:value="1.12">
                <text:p>1.12</text:p>
              </table:table-cell>
              <table:table-cell office:value-type="float" office:value="1.12">
                <text:p>1.12</text:p>
              </table:table-cell>
              <table:table-cell office:value-type="float" office:value="-266.509410366636">
                <text:p>-266.509410366636</text:p>
              </table:table-cell>
              <table:table-cell office:value-type="float" office:value="278.14707593892">
                <text:p>278.14707593892</text:p>
              </table:table-cell>
            </table:table-row>
            <table:table-row>
              <table:table-cell office:value-type="float" office:value="1.125">
                <text:p>1.125</text:p>
              </table:table-cell>
              <table:table-cell office:value-type="float" office:value="1.125">
                <text:p>1.125</text:p>
              </table:table-cell>
              <table:table-cell office:value-type="float" office:value="707.106781186023">
                <text:p>707.106781186023</text:p>
              </table:table-cell>
              <table:table-cell office:value-type="float" office:value="443.669562266721">
                <text:p>443.669562266721</text:p>
              </table:table-cell>
            </table:table-row>
            <table:table-row>
              <table:table-cell office:value-type="float" office:value="1.13">
                <text:p>1.13</text:p>
              </table:table-cell>
              <table:table-cell office:value-type="float" office:value="1.13">
                <text:p>1.13</text:p>
              </table:table-cell>
              <table:table-cell office:value-type="float" office:value="1680.02514371638">
                <text:p>1680.02514371638</text:p>
              </table:table-cell>
              <table:table-cell office:value-type="float" office:value="920.741528056412">
                <text:p>920.741528056412</text:p>
              </table:table-cell>
            </table:table-row>
            <table:table-row>
              <table:table-cell office:value-type="float" office:value="1.135">
                <text:p>1.135</text:p>
              </table:table-cell>
              <table:table-cell office:value-type="float" office:value="1.135">
                <text:p>1.135</text:p>
              </table:table-cell>
              <table:table-cell office:value-type="float" office:value="1337.89632192338">
                <text:p>1337.89632192338</text:p>
              </table:table-cell>
              <table:table-cell office:value-type="float" office:value="1081.70885860007">
                <text:p>1081.70885860007</text:p>
              </table:table-cell>
            </table:table-row>
            <table:table-row>
              <table:table-cell office:value-type="float" office:value="1.14">
                <text:p>1.14</text:p>
              </table:table-cell>
              <table:table-cell office:value-type="float" office:value="1.14">
                <text:p>1.14</text:p>
              </table:table-cell>
              <table:table-cell office:value-type="float" office:value="182.727990483799">
                <text:p>182.727990483799</text:p>
              </table:table-cell>
              <table:table-cell office:value-type="float" office:value="734.819519970903">
                <text:p>734.819519970903</text:p>
              </table:table-cell>
            </table:table-row>
            <table:table-row>
              <table:table-cell office:value-type="float" office:value="1.145">
                <text:p>1.145</text:p>
              </table:table-cell>
              <table:table-cell office:value-type="float" office:value="1.145">
                <text:p>1.145</text:p>
              </table:table-cell>
              <table:table-cell office:value-type="float" office:value="-160.901503919658">
                <text:p>-160.901503919658</text:p>
              </table:table-cell>
              <table:table-cell office:value-type="float" office:value="389.188055950191">
                <text:p>389.188055950191</text:p>
              </table:table-cell>
            </table:table-row>
            <table:table-row>
              <table:table-cell office:value-type="float" office:value="1.15">
                <text:p>1.15</text:p>
              </table:table-cell>
              <table:table-cell office:value-type="float" office:value="1.15">
                <text:p>1.15</text:p>
              </table:table-cell>
              <table:table-cell office:value-type="float" office:value="809.016994374287">
                <text:p>809.016994374287</text:p>
              </table:table-cell>
              <table:table-cell office:value-type="float" office:value="551.18725743763">
                <text:p>551.18725743763</text:p>
              </table:table-cell>
            </table:table-row>
            <table:table-row>
              <table:table-cell office:value-type="float" office:value="1.155">
                <text:p>1.155</text:p>
              </table:table-cell>
              <table:table-cell office:value-type="float" office:value="1.155">
                <text:p>1.155</text:p>
              </table:table-cell>
              <table:table-cell office:value-type="float" office:value="1778.13709056951">
                <text:p>1778.13709056951</text:p>
              </table:table-cell>
              <table:table-cell office:value-type="float" office:value="1024.62983140266">
                <text:p>1024.62983140266</text:p>
              </table:table-cell>
            </table:table-row>
            <table:table-row>
              <table:table-cell office:value-type="float" office:value="1.16">
                <text:p>1.16</text:p>
              </table:table-cell>
              <table:table-cell office:value-type="float" office:value="1.16">
                <text:p>1.16</text:p>
              </table:table-cell>
              <table:table-cell office:value-type="float" office:value="1432.11317779504">
                <text:p>1432.11317779504</text:p>
              </table:table-cell>
              <table:table-cell office:value-type="float" office:value="1181.86524490889">
                <text:p>1181.86524490889</text:p>
              </table:table-cell>
            </table:table-row>
            <table:table-row>
              <table:table-cell office:value-type="float" office:value="1.165">
                <text:p>1.165</text:p>
              </table:table-cell>
              <table:table-cell office:value-type="float" office:value="1.165">
                <text:p>1.165</text:p>
              </table:table-cell>
              <table:table-cell office:value-type="float" office:value="272.956774712062">
                <text:p>272.956774712062</text:p>
              </table:table-cell>
              <table:table-cell office:value-type="float" office:value="831.145146981014">
                <text:p>831.145146981014</text:p>
              </table:table-cell>
            </table:table-row>
            <table:table-row>
              <table:table-cell office:value-type="float" office:value="1.17">
                <text:p>1.17</text:p>
              </table:table-cell>
              <table:table-cell office:value-type="float" office:value="1.17">
                <text:p>1.17</text:p>
              </table:table-cell>
              <table:table-cell office:value-type="float" office:value="-74.7498362515265">
                <text:p>-74.7498362515265</text:p>
              </table:table-cell>
              <table:table-cell office:value-type="float" office:value="481.587861897197">
                <text:p>481.587861897197</text:p>
              </table:table-cell>
            </table:table-row>
            <table:table-row>
              <table:table-cell office:value-type="float" office:value="1.175">
                <text:p>1.175</text:p>
              </table:table-cell>
              <table:table-cell office:value-type="float" office:value="1.175">
                <text:p>1.175</text:p>
              </table:table-cell>
              <table:table-cell office:value-type="float" office:value="891.006524187573">
                <text:p>891.006524187573</text:p>
              </table:table-cell>
              <table:table-cell office:value-type="float" office:value="639.570054868603">
                <text:p>639.570054868603</text:p>
              </table:table-cell>
            </table:table-row>
            <table:table-row>
              <table:table-cell office:value-type="float" office:value="1.18">
                <text:p>1.18</text:p>
              </table:table-cell>
              <table:table-cell office:value-type="float" office:value="1.18">
                <text:p>1.18</text:p>
              </table:table-cell>
              <table:table-cell office:value-type="float" office:value="1855.88356876092">
                <text:p>1855.88356876092</text:p>
              </table:table-cell>
              <table:table-cell office:value-type="float" office:value="1108.90839716718">
                <text:p>1108.90839716718</text:p>
              </table:table-cell>
            </table:table-row>
            <table:table-row>
              <table:table-cell office:value-type="float" office:value="1.185">
                <text:p>1.185</text:p>
              </table:table-cell>
              <table:table-cell office:value-type="float" office:value="1.185">
                <text:p>1.185</text:p>
              </table:table-cell>
              <table:table-cell office:value-type="float" office:value="1505.53987797712">
                <text:p>1505.53987797712</text:p>
              </table:table-cell>
              <table:table-cell office:value-type="float" office:value="1261.95640623768">
                <text:p>1261.95640623768</text:p>
              </table:table-cell>
            </table:table-row>
            <table:table-row>
              <table:table-cell office:value-type="float" office:value="1.19">
                <text:p>1.19</text:p>
              </table:table-cell>
              <table:table-cell office:value-type="float" office:value="1.19">
                <text:p>1.19</text:p>
              </table:table-cell>
              <table:table-cell office:value-type="float" office:value="341.991233596435">
                <text:p>341.991233596435</text:p>
              </table:table-cell>
              <table:table-cell office:value-type="float" office:value="906.969863567326">
                <text:p>906.969863567326</text:p>
              </table:table-cell>
            </table:table-row>
            <table:table-row>
              <table:table-cell office:value-type="float" office:value="1.195">
                <text:p>1.195</text:p>
              </table:table-cell>
              <table:table-cell office:value-type="float" office:value="1.195">
                <text:p>1.195</text:p>
              </table:table-cell>
              <table:table-cell office:value-type="float" office:value="-10.1757473412049">
                <text:p>-10.1757473412049</text:p>
              </table:table-cell>
              <table:table-cell office:value-type="float" office:value="553.071303900141">
                <text:p>553.071303900141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951.056516294225">
                <text:p>951.056516294225</text:p>
              </table:table-cell>
              <table:table-cell office:value-type="float" office:value="706.641676761198">
                <text:p>706.641676761198</text:p>
              </table:table-cell>
            </table:table-row>
            <table:table-row>
              <table:table-cell office:value-type="float" office:value="1.205">
                <text:p>1.205</text:p>
              </table:table-cell>
              <table:table-cell office:value-type="float" office:value="1.205">
                <text:p>1.205</text:p>
              </table:table-cell>
              <table:table-cell office:value-type="float" office:value="1911.35020197179">
                <text:p>1911.35020197179</text:p>
              </table:table-cell>
              <table:table-cell office:value-type="float" office:value="1171.50200735632">
                <text:p>1171.50200735632</text:p>
              </table:table-cell>
            </table:table-row>
            <table:table-row>
              <table:table-cell office:value-type="float" office:value="1.21">
                <text:p>1.21</text:p>
              </table:table-cell>
              <table:table-cell office:value-type="float" office:value="1.21">
                <text:p>1.21</text:p>
              </table:table-cell>
              <table:table-cell office:value-type="float" office:value="1556.36841342188">
                <text:p>1556.36841342188</text:p>
              </table:table-cell>
              <table:table-cell office:value-type="float" office:value="1320.0102323872">
                <text:p>1320.0102323872</text:p>
              </table:table-cell>
            </table:table-row>
            <table:table-row>
              <table:table-cell office:value-type="float" office:value="1.215">
                <text:p>1.215</text:p>
              </table:table-cell>
              <table:table-cell office:value-type="float" office:value="1.215">
                <text:p>1.215</text:p>
              </table:table-cell>
              <table:table-cell office:value-type="float" office:value="388.131509647089">
                <text:p>388.131509647089</text:p>
              </table:table-cell>
              <table:table-cell office:value-type="float" office:value="960.426613559729">
                <text:p>960.426613559729</text:p>
              </table:table-cell>
            </table:table-row>
            <table:table-row>
              <table:table-cell office:value-type="float" office:value="1.22">
                <text:p>1.22</text:p>
              </table:table-cell>
              <table:table-cell office:value-type="float" office:value="1.22">
                <text:p>1.22</text:p>
              </table:table-cell>
              <table:table-cell office:value-type="float" office:value="31.2307344332193">
                <text:p>31.2307344332193</text:p>
              </table:table-cell>
              <table:table-cell office:value-type="float" office:value="601.878222376999">
                <text:p>601.878222376999</text:p>
              </table:table-cell>
            </table:table-row>
            <table:table-row>
              <table:table-cell office:value-type="float" office:value="1.225">
                <text:p>1.225</text:p>
              </table:table-cell>
              <table:table-cell office:value-type="float" office:value="1.225">
                <text:p>1.225</text:p>
              </table:table-cell>
              <table:table-cell office:value-type="float" office:value="987.688340594077">
                <text:p>987.688340594077</text:p>
              </table:table-cell>
              <table:table-cell office:value-type="float" office:value="750.750597186486">
                <text:p>750.750597186486</text:p>
              </table:table-cell>
            </table:table-row>
            <table:table-row>
              <table:table-cell office:value-type="float" office:value="1.23">
                <text:p>1.23</text:p>
              </table:table-cell>
              <table:table-cell office:value-type="float" office:value="1.23">
                <text:p>1.23</text:p>
              </table:table-cell>
              <table:table-cell office:value-type="float" office:value="1943.17121760929">
                <text:p>1943.17121760929</text:p>
              </table:table-cell>
              <table:table-cell office:value-type="float" office:value="1210.86939955097">
                <text:p>1210.86939955097</text:p>
              </table:table-cell>
            </table:table-row>
            <table:table-row>
              <table:table-cell office:value-type="float" office:value="1.235">
                <text:p>1.235</text:p>
              </table:table-cell>
              <table:table-cell office:value-type="float" office:value="1.235">
                <text:p>1.235</text:p>
              </table:table-cell>
              <table:table-cell office:value-type="float" office:value="1583.34721689644">
                <text:p>1583.34721689644</text:p>
              </table:table-cell>
              <table:table-cell office:value-type="float" office:value="1354.59724548806">
                <text:p>1354.59724548806</text:p>
              </table:table-cell>
            </table:table-row>
            <table:table-row>
              <table:table-cell office:value-type="float" office:value="1.24">
                <text:p>1.24</text:p>
              </table:table-cell>
              <table:table-cell office:value-type="float" office:value="1.24">
                <text:p>1.24</text:p>
              </table:table-cell>
              <table:table-cell office:value-type="float" office:value="410.241476136726">
                <text:p>410.241476136726</text:p>
              </table:table-cell>
              <table:table-cell office:value-type="float" office:value="990.199114360588">
                <text:p>990.199114360588</text:p>
              </table:table-cell>
            </table:table-row>
            <table:table-row>
              <table:table-cell office:value-type="float" office:value="1.245">
                <text:p>1.245</text:p>
              </table:table-cell>
              <table:table-cell office:value-type="float" office:value="1.245">
                <text:p>1.245</text:p>
              </table:table-cell>
              <table:table-cell office:value-type="float" office:value="48.4500440702242">
                <text:p>48.4500440702242</text:p>
              </table:table-cell>
              <table:table-cell office:value-type="float" office:value="626.806829013971">
                <text:p>626.806829013971</text:p>
              </table:table-cell>
            </table:table-row>
            <table:table-row>
              <table:table-cell office:value-type="float" office:value="1.25">
                <text:p>1.25</text:p>
              </table:table-cell>
              <table:table-cell office:value-type="float" office:value="1.25">
                <text:p>1.25</text:p>
              </table:table-cell>
              <table:table-cell office:value-type="float" office:value="999.999999998808">
                <text:p>999.999999998808</text:p>
              </table:table-cell>
              <table:table-cell office:value-type="float" office:value="770.810708134465">
                <text:p>770.810708134465</text:p>
              </table:table-cell>
            </table:table-row>
            <table:table-row>
              <table:table-cell office:value-type="float" office:value="1.255">
                <text:p>1.255</text:p>
              </table:table-cell>
              <table:table-cell office:value-type="float" office:value="1.255">
                <text:p>1.255</text:p>
              </table:table-cell>
              <table:table-cell office:value-type="float" office:value="1950.5630766605">
                <text:p>1950.5630766605</text:p>
              </table:table-cell>
              <table:table-cell office:value-type="float" office:value="1226.0412179024">
                <text:p>1226.0412179024</text:p>
              </table:table-cell>
            </table:table-row>
            <table:table-row>
              <table:table-cell office:value-type="float" office:value="1.26">
                <text:p>1.26</text:p>
              </table:table-cell>
              <table:table-cell office:value-type="float" office:value="1.26">
                <text:p>1.26</text:p>
              </table:table-cell>
              <table:table-cell office:value-type="float" office:value="1585.81198072175">
                <text:p>1585.81198072175</text:p>
              </table:table-cell>
              <table:table-cell office:value-type="float" office:value="1364.86579849">
                <text:p>1364.86579849</text:p>
              </table:table-cell>
            </table:table-row>
            <table:table-row>
              <table:table-cell office:value-type="float" office:value="1.265">
                <text:p>1.265</text:p>
              </table:table-cell>
              <table:table-cell office:value-type="float" office:value="1.265">
                <text:p>1.265</text:p>
              </table:table-cell>
              <table:table-cell office:value-type="float" office:value="407.776712311649">
                <text:p>407.776712311649</text:p>
              </table:table-cell>
              <table:table-cell office:value-type="float" office:value="995.554268190931">
                <text:p>995.554268190931</text:p>
              </table:table-cell>
            </table:table-row>
            <table:table-row>
              <table:table-cell office:value-type="float" office:value="1.27">
                <text:p>1.27</text:p>
              </table:table-cell>
              <table:table-cell office:value-type="float" office:value="1.27">
                <text:p>1.27</text:p>
              </table:table-cell>
              <table:table-cell office:value-type="float" office:value="41.0581850189336">
                <text:p>41.0581850189336</text:p>
              </table:table-cell>
              <table:table-cell office:value-type="float" office:value="627.243298782357">
                <text:p>627.243298782357</text:p>
              </table:table-cell>
            </table:table-row>
            <table:table-row>
              <table:table-cell office:value-type="float" office:value="1.27499999999999">
                <text:p>1.27499999999999</text:p>
              </table:table-cell>
              <table:table-cell office:value-type="float" office:value="1.27499999999999">
                <text:p>1.27499999999999</text:p>
              </table:table-cell>
              <table:table-cell office:value-type="float" office:value="987.688340593816">
                <text:p>987.688340593816</text:p>
              </table:table-cell>
              <table:table-cell office:value-type="float" office:value="766.328063097907">
                <text:p>766.328063097907</text:p>
              </table:table-cell>
            </table:table-row>
            <table:table-row>
              <table:table-cell office:value-type="float" office:value="1.27999999999999">
                <text:p>1.27999999999999</text:p>
              </table:table-cell>
              <table:table-cell office:value-type="float" office:value="1.27999999999999">
                <text:p>1.27999999999999</text:p>
              </table:table-cell>
              <table:table-cell office:value-type="float" office:value="1933.34376702344">
                <text:p>1933.34376702344</text:p>
              </table:table-cell>
              <table:table-cell office:value-type="float" office:value="1216.64388189042">
                <text:p>1216.64388189042</text:p>
              </table:table-cell>
            </table:table-row>
            <table:table-row>
              <table:table-cell office:value-type="float" office:value="1.28499999999999">
                <text:p>1.28499999999999</text:p>
              </table:table-cell>
              <table:table-cell office:value-type="float" office:value="1.28499999999999">
                <text:p>1.28499999999999</text:p>
              </table:table-cell>
              <table:table-cell office:value-type="float" office:value="1563.70201423229">
                <text:p>1563.70201423229</text:p>
              </table:table-cell>
              <table:table-cell office:value-type="float" office:value="1350.56304553871">
                <text:p>1350.56304553871</text:p>
              </table:table-cell>
            </table:table-row>
            <table:table-row>
              <table:table-cell office:value-type="float" office:value="1.28999999999999">
                <text:p>1.28999999999999</text:p>
              </table:table-cell>
              <table:table-cell office:value-type="float" office:value="1.28999999999999">
                <text:p>1.28999999999999</text:p>
              </table:table-cell>
              <table:table-cell office:value-type="float" office:value="380.797908837315">
                <text:p>380.797908837315</text:p>
              </table:table-cell>
              <table:table-cell office:value-type="float" office:value="976.360213390715">
                <text:p>976.360213390715</text:p>
              </table:table-cell>
            </table:table-row>
            <table:table-row>
              <table:table-cell office:value-type="float" office:value="1.29499999999999">
                <text:p>1.29499999999999</text:p>
              </table:table-cell>
              <table:table-cell office:value-type="float" office:value="1.29499999999999">
                <text:p>1.29499999999999</text:p>
              </table:table-cell>
              <table:table-cell office:value-type="float" office:value="9.23716938136295">
                <text:p>9.23716938136295</text:p>
              </table:table-cell>
              <table:table-cell office:value-type="float" office:value="603.176884347899">
                <text:p>603.176884347899</text:p>
              </table:table-cell>
            </table:table-row>
            <table:table-row>
              <table:table-cell office:value-type="float" office:value="1.29999999999999">
                <text:p>1.29999999999999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951.056516293702">
                <text:p>951.056516293702</text:p>
              </table:table-cell>
              <table:table-cell office:value-type="float" office:value="737.413039674655">
                <text:p>737.413039674655</text:p>
              </table:table-cell>
            </table:table-row>
            <table:table-row>
              <table:table-cell office:value-type="float" office:value="1.30499999999999">
                <text:p>1.30499999999999</text:p>
              </table:table-cell>
              <table:table-cell office:value-type="float" office:value="1.30499999999999">
                <text:p>1.30499999999999</text:p>
              </table:table-cell>
              <table:table-cell office:value-type="float" office:value="1891.93728524892">
                <text:p>1891.93728524892</text:p>
              </table:table-cell>
              <table:table-cell office:value-type="float" office:value="1182.90878511559">
                <text:p>1182.90878511559</text:p>
              </table:table-cell>
            </table:table-row>
            <table:table-row>
              <table:table-cell office:value-type="float" office:value="1.30999999999999">
                <text:p>1.30999999999999</text:p>
              </table:table-cell>
              <table:table-cell office:value-type="float" office:value="1.30999999999999">
                <text:p>1.30999999999999</text:p>
              </table:table-cell>
              <table:table-cell office:value-type="float" office:value="1517.56173818196">
                <text:p>1517.56173818196</text:p>
              </table:table-cell>
              <table:table-cell office:value-type="float" office:value="1312.04116788002">
                <text:p>1312.04116788002</text:p>
              </table:table-cell>
            </table:table-row>
            <table:table-row>
              <table:table-cell office:value-type="float" office:value="1.31499999999999">
                <text:p>1.31499999999999</text:p>
              </table:table-cell>
              <table:table-cell office:value-type="float" office:value="1.31499999999999">
                <text:p>1.31499999999999</text:p>
              </table:table-cell>
              <table:table-cell office:value-type="float" office:value="329.969373392735">
                <text:p>329.969373392735</text:p>
              </table:table-cell>
              <table:table-cell office:value-type="float" office:value="933.089571290544">
                <text:p>933.089571290544</text:p>
              </table:table-cell>
            </table:table-row>
            <table:table-row>
              <table:table-cell office:value-type="float" office:value="1.31999999999999">
                <text:p>1.31999999999999</text:p>
              </table:table-cell>
              <table:table-cell office:value-type="float" office:value="1.31999999999999">
                <text:p>1.31999999999999</text:p>
              </table:table-cell>
              <table:table-cell office:value-type="float" office:value="-46.2294638295959">
                <text:p>-46.2294638295959</text:p>
              </table:table-cell>
              <table:table-cell office:value-type="float" office:value="555.200180705824">
                <text:p>555.200180705824</text:p>
              </table:table-cell>
            </table:table-row>
            <table:table-row>
              <table:table-cell office:value-type="float" office:value="1.32499999999999">
                <text:p>1.32499999999999</text:p>
              </table:table-cell>
              <table:table-cell office:value-type="float" office:value="1.32499999999999">
                <text:p>1.32499999999999</text:p>
              </table:table-cell>
              <table:table-cell office:value-type="float" office:value="891.006524186789">
                <text:p>891.006524186789</text:p>
              </table:table-cell>
              <table:table-cell office:value-type="float" office:value="684.777621704852">
                <text:p>684.777621704852</text:p>
              </table:table-cell>
            </table:table-row>
            <table:table-row>
              <table:table-cell office:value-type="float" office:value="1.32999999999999">
                <text:p>1.32999999999999</text:p>
              </table:table-cell>
              <table:table-cell office:value-type="float" office:value="1.32999999999999">
                <text:p>1.32999999999999</text:p>
              </table:table-cell>
              <table:table-cell office:value-type="float" office:value="1827.36319633853">
                <text:p>1827.36319633853</text:p>
              </table:table-cell>
              <table:table-cell office:value-type="float" office:value="1125.6665976209">
                <text:p>1125.6665976209</text:p>
              </table:table-cell>
            </table:table-row>
            <table:table-row>
              <table:table-cell office:value-type="float" office:value="1.33499999999999">
                <text:p>1.33499999999999</text:p>
              </table:table-cell>
              <table:table-cell office:value-type="float" office:value="1.33499999999999">
                <text:p>1.33499999999999</text:p>
              </table:table-cell>
              <table:table-cell office:value-type="float" office:value="1448.52727929776">
                <text:p>1448.52727929776</text:p>
              </table:table-cell>
              <table:table-cell office:value-type="float" office:value="1250.24870198863">
                <text:p>1250.24870198863</text:p>
              </table:table-cell>
            </table:table-row>
            <table:table-row>
              <table:table-cell office:value-type="float" office:value="1.33999999999999">
                <text:p>1.33999999999999</text:p>
              </table:table-cell>
              <table:table-cell office:value-type="float" office:value="1.33999999999999">
                <text:p>1.33999999999999</text:p>
              </table:table-cell>
              <table:table-cell office:value-type="float" office:value="256.542673210885">
                <text:p>256.542673210885</text:p>
              </table:table-cell>
              <table:table-cell office:value-type="float" office:value="866.807808705963">
                <text:p>866.807808705963</text:p>
              </table:table-cell>
            </table:table-row>
            <table:table-row>
              <table:table-cell office:value-type="float" office:value="1.34499999999999">
                <text:p>1.34499999999999</text:p>
              </table:table-cell>
              <table:table-cell office:value-type="float" office:value="1.34499999999999">
                <text:p>1.34499999999999</text:p>
              </table:table-cell>
              <table:table-cell office:value-type="float" office:value="-123.975942021088">
                <text:p>-123.975942021088</text:p>
              </table:table-cell>
              <table:table-cell office:value-type="float" office:value="484.494533525361">
                <text:p>484.494533525361</text:p>
              </table:table-cell>
            </table:table-row>
            <table:table-row>
              <table:table-cell office:value-type="float" office:value="1.34999999999999">
                <text:p>1.34999999999999</text:p>
              </table:table-cell>
              <table:table-cell office:value-type="float" office:value="1.34999999999999">
                <text:p>1.34999999999999</text:p>
              </table:table-cell>
              <table:table-cell office:value-type="float" office:value="809.01699437324">
                <text:p>809.01699437324</text:p>
              </table:table-cell>
              <table:table-cell office:value-type="float" office:value="609.717867865854">
                <text:p>609.717867865854</text:p>
              </table:table-cell>
            </table:table-row>
            <table:table-row>
              <table:table-cell office:value-type="float" office:value="1.35499999999999">
                <text:p>1.35499999999999</text:p>
              </table:table-cell>
              <table:table-cell office:value-type="float" office:value="1.35499999999999">
                <text:p>1.35499999999999</text:p>
              </table:table-cell>
              <table:table-cell office:value-type="float" office:value="1741.21152867034">
                <text:p>1741.21152867034</text:p>
              </table:table-cell>
              <table:table-cell office:value-type="float" office:value="1046.3268120384">
                <text:p>1046.3268120384</text:p>
              </table:table-cell>
            </table:table-row>
            <table:table-row>
              <table:table-cell office:value-type="float" office:value="1.35999999999999">
                <text:p>1.35999999999999</text:p>
              </table:table-cell>
              <table:table-cell office:value-type="float" office:value="1.35999999999999">
                <text:p>1.35999999999999</text:p>
              </table:table-cell>
              <table:table-cell office:value-type="float" office:value="1358.29849506977">
                <text:p>1358.29849506977</text:p>
              </table:table-cell>
              <table:table-cell office:value-type="float" office:value="1166.70718345225">
                <text:p>1166.70718345225</text:p>
              </table:table-cell>
            </table:table-row>
            <table:table-row>
              <table:table-cell office:value-type="float" office:value="1.36499999999999">
                <text:p>1.36499999999999</text:p>
              </table:table-cell>
              <table:table-cell office:value-type="float" office:value="1.36499999999999">
                <text:p>1.36499999999999</text:p>
              </table:table-cell>
              <table:table-cell office:value-type="float" office:value="162.325817339493">
                <text:p>162.325817339493</text:p>
              </table:table-cell>
              <table:table-cell office:value-type="float" office:value="779.147002608387">
                <text:p>779.147002608387</text:p>
              </table:table-cell>
            </table:table-row>
            <table:table-row>
              <table:table-cell office:value-type="float" office:value="1.36999999999999">
                <text:p>1.36999999999999</text:p>
              </table:table-cell>
              <table:table-cell office:value-type="float" office:value="1.36999999999999">
                <text:p>1.36999999999999</text:p>
              </table:table-cell>
              <table:table-cell office:value-type="float" office:value="-222.087888874273">
                <text:p>-222.087888874273</text:p>
              </table:table-cell>
              <table:table-cell office:value-type="float" office:value="392.800950498694">
                <text:p>392.800950498694</text:p>
              </table:table-cell>
            </table:table-row>
            <table:table-row>
              <table:table-cell office:value-type="float" office:value="1.37499999999999">
                <text:p>1.37499999999999</text:p>
              </table:table-cell>
              <table:table-cell office:value-type="float" office:value="1.37499999999999">
                <text:p>1.37499999999999</text:p>
              </table:table-cell>
              <table:table-cell office:value-type="float" office:value="707.106781184769">
                <text:p>707.106781184769</text:p>
              </table:table-cell>
              <table:table-cell office:value-type="float" office:value="514.081998406247">
                <text:p>514.081998406247</text:p>
              </table:table-cell>
            </table:table-row>
            <table:table-row>
              <table:table-cell office:value-type="float" office:value="1.37999999999999">
                <text:p>1.37999999999999</text:p>
              </table:table-cell>
              <table:table-cell office:value-type="float" office:value="1.37999999999999">
                <text:p>1.37999999999999</text:p>
              </table:table-cell>
              <table:table-cell office:value-type="float" office:value="1635.60362222328">
                <text:p>1635.60362222328</text:p>
              </table:table-cell>
              <table:table-cell office:value-type="float" office:value="946.843037202775">
                <text:p>946.843037202775</text:p>
              </table:table-cell>
            </table:table-row>
            <table:table-row>
              <table:table-cell office:value-type="float" office:value="1.38499999999999">
                <text:p>1.38499999999999</text:p>
              </table:table-cell>
              <table:table-cell office:value-type="float" office:value="1.38499999999999">
                <text:p>1.38499999999999</text:p>
              </table:table-cell>
              <table:table-cell office:value-type="float" office:value="1249.09711761771">
                <text:p>1249.09711761771</text:p>
              </table:table-cell>
              <table:table-cell office:value-type="float" office:value="1063.4736817156">
                <text:p>1063.4736817156</text:p>
              </table:table-cell>
            </table:table-row>
            <table:table-row>
              <table:table-cell office:value-type="float" office:value="1.38999999999999">
                <text:p>1.38999999999999</text:p>
              </table:table-cell>
              <table:table-cell office:value-type="float" office:value="1.38999999999999">
                <text:p>1.38999999999999</text:p>
              </table:table-cell>
              <table:table-cell office:value-type="float" office:value="49.6387374577936">
                <text:p>49.6387374577936</text:p>
              </table:table-cell>
              <table:table-cell office:value-type="float" office:value="672.26565297339">
                <text:p>672.26565297339</text:p>
              </table:table-cell>
            </table:table-row>
            <table:table-row>
              <table:table-cell office:value-type="float" office:value="1.39499999999999">
                <text:p>1.39499999999999</text:p>
              </table:table-cell>
              <table:table-cell office:value-type="float" office:value="1.39499999999999">
                <text:p>1.39499999999999</text:p>
              </table:table-cell>
              <table:table-cell office:value-type="float" office:value="-338.149462642759">
                <text:p>-338.149462642759</text:p>
              </table:table-cell>
              <table:table-cell office:value-type="float" office:value="282.377231953437">
                <text:p>282.377231953437</text:p>
              </table:table-cell>
            </table:table-row>
            <table:table-row>
              <table:table-cell office:value-type="float" office:value="1.39999999999999">
                <text:p>1.39999999999999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587.78525229051">
                <text:p>587.78525229051</text:p>
              </table:table-cell>
              <table:table-cell office:value-type="float" office:value="400.224885829279">
                <text:p>400.224885829279</text:p>
              </table:table-cell>
            </table:table-row>
            <table:table-row>
              <table:table-cell office:value-type="float" office:value="1.40499999999999">
                <text:p>1.40499999999999</text:p>
              </table:table-cell>
              <table:table-cell office:value-type="float" office:value="1.40499999999999">
                <text:p>1.40499999999999</text:p>
              </table:table-cell>
              <table:table-cell office:value-type="float" office:value="1513.13989414671">
                <text:p>1513.13989414671</text:p>
              </table:table-cell>
              <table:table-cell office:value-type="float" office:value="829.664893818166">
                <text:p>829.664893818166</text:p>
              </table:table-cell>
            </table:table-row>
            <table:table-row>
              <table:table-cell office:value-type="float" office:value="1.40999999999999">
                <text:p>1.40999999999999</text:p>
              </table:table-cell>
              <table:table-cell office:value-type="float" office:value="1.40999999999999">
                <text:p>1.40999999999999</text:p>
              </table:table-cell>
              <table:table-cell office:value-type="float" office:value="1123.61204727312">
                <text:p>1123.61204727312</text:p>
              </table:table-cell>
              <table:table-cell office:value-type="float" office:value="943.090148203811">
                <text:p>943.090148203811</text:p>
              </table:table-cell>
            </table:table-row>
            <table:table-row>
              <table:table-cell office:value-type="float" office:value="1.41499999999999">
                <text:p>1.41499999999999</text:p>
              </table:table-cell>
              <table:table-cell office:value-type="float" office:value="1.41499999999999">
                <text:p>1.41499999999999</text:p>
              </table:table-cell>
              <table:table-cell office:value-type="float" office:value="-78.7438365403613">
                <text:p>-78.7438365403613</text:p>
              </table:table-cell>
              <table:table-cell office:value-type="float" office:value="548.795533347928">
                <text:p>548.795533347928</text:p>
              </table:table-cell>
            </table:table-row>
            <table:table-row>
              <table:table-cell office:value-type="float" office:value="1.41999999999999">
                <text:p>1.41999999999999</text:p>
              </table:table-cell>
              <table:table-cell office:value-type="float" office:value="1.41999999999999">
                <text:p>1.41999999999999</text:p>
              </table:table-cell>
              <table:table-cell office:value-type="float" office:value="-469.302842194038">
                <text:p>-469.302842194038</text:p>
              </table:table-cell>
              <table:table-cell office:value-type="float" office:value="155.942376315553">
                <text:p>155.942376315553</text:p>
              </table:table-cell>
            </table:table-row>
            <table:table-row>
              <table:table-cell office:value-type="float" office:value="1.42499999999999">
                <text:p>1.42499999999999</text:p>
              </table:table-cell>
              <table:table-cell office:value-type="float" office:value="1.42499999999999">
                <text:p>1.42499999999999</text:p>
              </table:table-cell>
              <table:table-cell office:value-type="float" office:value="453.990499737455">
                <text:p>453.990499737455</text:p>
              </table:table-cell>
              <table:table-cell office:value-type="float" office:value="270.950070116792">
                <text:p>270.950070116792</text:p>
              </table:table-cell>
            </table:table-row>
            <table:table-row>
              <table:table-cell office:value-type="float" office:value="1.42999999999999">
                <text:p>1.42999999999999</text:p>
              </table:table-cell>
              <table:table-cell office:value-type="float" office:value="1.42999999999999">
                <text:p>1.42999999999999</text:p>
              </table:table-cell>
              <table:table-cell office:value-type="float" office:value="1376.83580785962">
                <text:p>1376.83580785962</text:p>
              </table:table-cell>
              <table:table-cell office:value-type="float" office:value="697.677696666705">
                <text:p>697.677696666705</text:p>
              </table:table-cell>
            </table:table-row>
            <table:table-row>
              <table:table-cell office:value-type="float" office:value="1.43499999999999">
                <text:p>1.43499999999999</text:p>
              </table:table-cell>
              <table:table-cell office:value-type="float" office:value="1.43499999999999">
                <text:p>1.43499999999999</text:p>
              </table:table-cell>
              <table:table-cell office:value-type="float" office:value="984.933142929069">
                <text:p>984.933142929069</text:p>
              </table:table-cell>
              <table:table-cell office:value-type="float" office:value="808.520825042035">
                <text:p>808.520825042035</text:p>
              </table:table-cell>
            </table:table-row>
            <table:table-row>
              <table:table-cell office:value-type="float" office:value="1.43999999999999">
                <text:p>1.43999999999999</text:p>
              </table:table-cell>
              <table:table-cell office:value-type="float" office:value="1.43999999999999">
                <text:p>1.43999999999999</text:p>
              </table:table-cell>
              <table:table-cell office:value-type="float" office:value="-219.660699605985">
                <text:p>-219.660699605985</text:p>
              </table:table-cell>
              <table:table-cell office:value-type="float" office:value="411.776887850982">
                <text:p>411.776887850982</text:p>
              </table:table-cell>
            </table:table-row>
            <table:table-row>
              <table:table-cell office:value-type="float" office:value="1.44499999999999">
                <text:p>1.44499999999999</text:p>
              </table:table-cell>
              <table:table-cell office:value-type="float" office:value="1.44499999999999">
                <text:p>1.44499999999999</text:p>
              </table:table-cell>
              <table:table-cell office:value-type="float" office:value="-612.318596050497">
                <text:p>-612.318596050497</text:p>
              </table:table-cell>
              <table:table-cell office:value-type="float" office:value="16.6096293440356">
                <text:p>16.6096293440356</text:p>
              </table:table-cell>
            </table:table-row>
            <table:table-row>
              <table:table-cell office:value-type="float" office:value="1.44999999999999">
                <text:p>1.44999999999999</text:p>
              </table:table-cell>
              <table:table-cell office:value-type="float" office:value="1.44999999999999">
                <text:p>1.44999999999999</text:p>
              </table:table-cell>
              <table:table-cell office:value-type="float" office:value="309.016994372728">
                <text:p>309.016994372728</text:p>
              </table:table-cell>
              <table:table-cell office:value-type="float" office:value="129.440726270096">
                <text:p>129.440726270096</text:p>
              </table:table-cell>
            </table:table-row>
            <table:table-row>
              <table:table-cell office:value-type="float" office:value="1.45499999999999">
                <text:p>1.45499999999999</text:p>
              </table:table-cell>
              <table:table-cell office:value-type="float" office:value="1.45499999999999">
                <text:p>1.45499999999999</text:p>
              </table:table-cell>
              <table:table-cell office:value-type="float" office:value="1230.04762233372">
                <text:p>1230.04762233372</text:p>
              </table:table-cell>
              <table:table-cell office:value-type="float" office:value="554.131408582628">
                <text:p>554.131408582628</text:p>
              </table:table-cell>
            </table:table-row>
            <table:table-row>
              <table:table-cell office:value-type="float" office:value="1.45999999999999">
                <text:p>1.45999999999999</text:p>
              </table:table-cell>
              <table:table-cell office:value-type="float" office:value="1.45999999999999">
                <text:p>1.45999999999999</text:p>
              </table:table-cell>
              <table:table-cell office:value-type="float" office:value="836.475139459258">
                <text:p>836.475139459258</text:p>
              </table:table-cell>
              <table:table-cell office:value-type="float" office:value="663.079255576429">
                <text:p>663.079255576429</text:p>
              </table:table-cell>
            </table:table-row>
            <table:table-row>
              <table:table-cell office:value-type="float" office:value="1.46499999999999">
                <text:p>1.46499999999999</text:p>
              </table:table-cell>
              <table:table-cell office:value-type="float" office:value="1.46499999999999">
                <text:p>1.46499999999999</text:p>
              </table:table-cell>
              <table:table-cell office:value-type="float" office:value="-369.642010894006">
                <text:p>-369.642010894006</text:p>
              </table:table-cell>
              <table:table-cell office:value-type="float" office:value="264.583570273511">
                <text:p>264.583570273511</text:p>
              </table:table-cell>
            </table:table-row>
            <table:table-row>
              <table:table-cell office:value-type="float" office:value="1.46999999999999">
                <text:p>1.46999999999999</text:p>
              </table:table-cell>
              <table:table-cell office:value-type="float" office:value="1.46999999999999">
                <text:p>1.46999999999999</text:p>
              </table:table-cell>
              <table:table-cell office:value-type="float" office:value="-763.675201710099">
                <text:p>-763.675201710099</text:p>
              </table:table-cell>
              <table:table-cell office:value-type="float" office:value="-132.190174311787">
                <text:p>-132.190174311787</text:p>
              </table:table-cell>
            </table:table-row>
            <table:table-row>
              <table:table-cell office:value-type="float" office:value="1.47499999999999">
                <text:p>1.47499999999999</text:p>
              </table:table-cell>
              <table:table-cell office:value-type="float" office:value="1.47499999999999">
                <text:p>1.47499999999999</text:p>
              </table:table-cell>
              <table:table-cell office:value-type="float" office:value="156.434465037881">
                <text:p>156.434465037881</text:p>
              </table:table-cell>
              <table:table-cell office:value-type="float" office:value="-20.8187160227111">
                <text:p>-20.8187160227111</text:p>
              </table:table-cell>
            </table:table-row>
            <table:table-row>
              <table:table-cell office:value-type="float" office:value="1.47999999999999">
                <text:p>1.47999999999999</text:p>
              </table:table-cell>
              <table:table-cell office:value-type="float" office:value="1.47999999999999">
                <text:p>1.47999999999999</text:p>
              </table:table-cell>
              <table:table-cell office:value-type="float" office:value="1076.38974985878">
                <text:p>1076.38974985878</text:p>
              </table:table-cell>
              <table:table-cell office:value-type="float" office:value="402.560615581402">
                <text:p>402.560615581402</text:p>
              </table:table-cell>
            </table:table-row>
            <table:table-row>
              <table:table-cell office:value-type="float" office:value="1.48499999999999">
                <text:p>1.48499999999999</text:p>
              </table:table-cell>
              <table:table-cell office:value-type="float" office:value="1.48499999999999">
                <text:p>1.48499999999999</text:p>
              </table:table-cell>
              <table:table-cell office:value-type="float" office:value="681.893565613079">
                <text:p>681.893565613079</text:p>
              </table:table-cell>
              <table:table-cell office:value-type="float" office:value="510.34669394018">
                <text:p>510.34669394018</text:p>
              </table:table-cell>
            </table:table-row>
            <table:table-row>
              <table:table-cell office:value-type="float" office:value="1.48999999999999">
                <text:p>1.48999999999999</text:p>
              </table:table-cell>
              <table:table-cell office:value-type="float" office:value="1.48999999999999">
                <text:p>1.48999999999999</text:p>
              </table:table-cell>
              <table:table-cell office:value-type="float" office:value="-524.994732761074">
                <text:p>-524.994732761074</text:p>
              </table:table-cell>
              <table:table-cell office:value-type="float" office:value="110.83996860092">
                <text:p>110.83996860092</text:p>
              </table:table-cell>
            </table:table-row>
            <table:table-row>
              <table:table-cell office:value-type="float" office:value="1.49499999999999">
                <text:p>1.49499999999999</text:p>
              </table:table-cell>
              <table:table-cell office:value-type="float" office:value="1.49499999999999">
                <text:p>1.49499999999999</text:p>
              </table:table-cell>
              <table:table-cell office:value-type="float" office:value="-919.645757217734">
                <text:p>-919.645757217734</text:p>
              </table:table-cell>
              <table:table-cell office:value-type="float" office:value="-286.793089647654">
                <text:p>-286.793089647654</text:p>
              </table:table-cell>
            </table:table-row>
            <table:table-row>
              <table:table-cell office:value-type="float" office:value="1.49999999999999">
                <text:p>1.49999999999999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-0.00000000242484459861616">
                <text:p>-0.00000000242484459861616</text:p>
              </table:table-cell>
              <table:table-cell office:value-type="float" office:value="-176.128370609849">
                <text:p>-176.128370609849</text:p>
              </table:table-cell>
            </table:table-row>
            <table:table-row>
              <table:table-cell office:value-type="float" office:value="1.50499999999999">
                <text:p>1.50499999999999</text:p>
              </table:table-cell>
              <table:table-cell office:value-type="float" office:value="1.50499999999999">
                <text:p>1.50499999999999</text:p>
              </table:table-cell>
              <table:table-cell office:value-type="float" office:value="919.645757216288">
                <text:p>919.645757216288</text:p>
              </table:table-cell>
              <table:table-cell office:value-type="float" office:value="246.697493621334">
                <text:p>246.697493621334</text:p>
              </table:table-cell>
            </table:table-row>
            <table:table-row>
              <table:table-cell office:value-type="float" office:value="1.50999999999999">
                <text:p>1.50999999999999</text:p>
              </table:table-cell>
              <table:table-cell office:value-type="float" office:value="1.50999999999999">
                <text:p>1.50999999999999</text:p>
              </table:table-cell>
              <table:table-cell office:value-type="float" office:value="524.994732765317">
                <text:p>524.994732765317</text:p>
              </table:table-cell>
              <table:table-cell office:value-type="float" office:value="354.083922691028">
                <text:p>354.083922691028</text:p>
              </table:table-cell>
            </table:table-row>
            <table:table-row>
              <table:table-cell office:value-type="float" office:value="1.51499999999999">
                <text:p>1.51499999999999</text:p>
              </table:table-cell>
              <table:table-cell office:value-type="float" office:value="1.51499999999999">
                <text:p>1.51499999999999</text:p>
              </table:table-cell>
              <table:table-cell office:value-type="float" office:value="-681.893565608836">
                <text:p>-681.893565608836</text:p>
              </table:table-cell>
              <table:table-cell office:value-type="float" office:value="-45.6682394479402">
                <text:p>-45.6682394479402</text:p>
              </table:table-cell>
            </table:table-row>
            <table:table-row>
              <table:table-cell office:value-type="float" office:value="1.51999999999999">
                <text:p>1.51999999999999</text:p>
              </table:table-cell>
              <table:table-cell office:value-type="float" office:value="1.51999999999999">
                <text:p>1.51999999999999</text:p>
              </table:table-cell>
              <table:table-cell office:value-type="float" office:value="-1076.38974986021">
                <text:p>-1076.38974986021</text:p>
              </table:table-cell>
              <table:table-cell office:value-type="float" office:value="-443.392279790391">
                <text:p>-443.392279790391</text:p>
              </table:table-cell>
            </table:table-row>
            <table:table-row>
              <table:table-cell office:value-type="float" office:value="1.52499999999999">
                <text:p>1.52499999999999</text:p>
              </table:table-cell>
              <table:table-cell office:value-type="float" office:value="1.52499999999999">
                <text:p>1.52499999999999</text:p>
              </table:table-cell>
              <table:table-cell office:value-type="float" office:value="-156.434465042844">
                <text:p>-156.434465042844</text:p>
              </table:table-cell>
              <table:table-cell office:value-type="float" office:value="-332.663998352289">
                <text:p>-332.663998352289</text:p>
              </table:table-cell>
            </table:table-row>
            <table:table-row>
              <table:table-cell office:value-type="float" office:value="1.52999999999999">
                <text:p>1.52999999999999</text:p>
              </table:table-cell>
              <table:table-cell office:value-type="float" office:value="1.52999999999999">
                <text:p>1.52999999999999</text:p>
              </table:table-cell>
              <table:table-cell office:value-type="float" office:value="763.675201708669">
                <text:p>763.675201708669</text:p>
              </table:table-cell>
              <table:table-cell office:value-type="float" office:value="90.3799100450902">
                <text:p>90.3799100450902</text:p>
              </table:table-cell>
            </table:table-row>
            <table:table-row>
              <table:table-cell office:value-type="float" office:value="1.53499999999999">
                <text:p>1.53499999999999</text:p>
              </table:table-cell>
              <table:table-cell office:value-type="float" office:value="1.53499999999999">
                <text:p>1.53499999999999</text:p>
              </table:table-cell>
              <table:table-cell office:value-type="float" office:value="369.642010898153">
                <text:p>369.642010898153</text:p>
              </table:table-cell>
              <table:table-cell office:value-type="float" office:value="198.138649863546">
                <text:p>198.138649863546</text:p>
              </table:table-cell>
            </table:table-row>
            <table:table-row>
              <table:table-cell office:value-type="float" office:value="1.53999999999999">
                <text:p>1.53999999999999</text:p>
              </table:table-cell>
              <table:table-cell office:value-type="float" office:value="1.53999999999999">
                <text:p>1.53999999999999</text:p>
              </table:table-cell>
              <table:table-cell office:value-type="float" office:value="-836.475139455018">
                <text:p>-836.475139455018</text:p>
              </table:table-cell>
              <table:table-cell office:value-type="float" office:value="-201.087302369861">
                <text:p>-201.087302369861</text:p>
              </table:table-cell>
            </table:table-row>
            <table:table-row>
              <table:table-cell office:value-type="float" office:value="1.54499999999999">
                <text:p>1.54499999999999</text:p>
              </table:table-cell>
              <table:table-cell office:value-type="float" office:value="1.54499999999999">
                <text:p>1.54499999999999</text:p>
              </table:table-cell>
              <table:table-cell office:value-type="float" office:value="-1230.04762233517">
                <text:p>-1230.04762233517</text:p>
              </table:table-cell>
              <table:table-cell office:value-type="float" office:value="-598.13175295572">
                <text:p>-598.13175295572</text:p>
              </table:table-cell>
            </table:table-row>
            <table:table-row>
              <table:table-cell office:value-type="float" office:value="1.54999999999999">
                <text:p>1.54999999999999</text:p>
              </table:table-cell>
              <table:table-cell office:value-type="float" office:value="1.54999999999999">
                <text:p>1.54999999999999</text:p>
              </table:table-cell>
              <table:table-cell office:value-type="float" office:value="-309.016994377696">
                <text:p>-309.016994377696</text:p>
              </table:table-cell>
              <table:table-cell office:value-type="float" office:value="-486.571172582956">
                <text:p>-486.571172582956</text:p>
              </table:table-cell>
            </table:table-row>
            <table:table-row>
              <table:table-cell office:value-type="float" office:value="1.55499999999999">
                <text:p>1.55499999999999</text:p>
              </table:table-cell>
              <table:table-cell office:value-type="float" office:value="1.55499999999999">
                <text:p>1.55499999999999</text:p>
              </table:table-cell>
              <table:table-cell office:value-type="float" office:value="612.31859604906">
                <text:p>612.31859604906</text:p>
              </table:table-cell>
              <table:table-cell office:value-type="float" office:value="-62.5430774513288">
                <text:p>-62.5430774513288</text:p>
              </table:table-cell>
            </table:table-row>
            <table:table-row>
              <table:table-cell office:value-type="float" office:value="1.55999999999999">
                <text:p>1.55999999999999</text:p>
              </table:table-cell>
              <table:table-cell office:value-type="float" office:value="1.55999999999999">
                <text:p>1.55999999999999</text:p>
              </table:table-cell>
              <table:table-cell office:value-type="float" office:value="219.660699610174">
                <text:p>219.660699610174</text:p>
              </table:table-cell>
              <table:table-cell office:value-type="float" office:value="46.3507656274945">
                <text:p>46.3507656274945</text:p>
              </table:table-cell>
            </table:table-row>
            <table:table-row>
              <table:table-cell office:value-type="float" office:value="1.56499999999999">
                <text:p>1.56499999999999</text:p>
              </table:table-cell>
              <table:table-cell office:value-type="float" office:value="1.56499999999999">
                <text:p>1.56499999999999</text:p>
              </table:table-cell>
              <table:table-cell office:value-type="float" office:value="-984.933142924882">
                <text:p>-984.933142924882</text:p>
              </table:table-cell>
              <table:table-cell office:value-type="float" office:value="-351.590287029443">
                <text:p>-351.590287029443</text:p>
              </table:table-cell>
            </table:table-row>
            <table:table-row>
              <table:table-cell office:value-type="float" office:value="1.56999999999999">
                <text:p>1.56999999999999</text:p>
              </table:table-cell>
              <table:table-cell office:value-type="float" office:value="1.56999999999999">
                <text:p>1.56999999999999</text:p>
              </table:table-cell>
              <table:table-cell office:value-type="float" office:value="-1376.83580786106">
                <text:p>-1376.83580786106</text:p>
              </table:table-cell>
              <table:table-cell office:value-type="float" office:value="-747.201309763463">
                <text:p>-747.201309763463</text:p>
              </table:table-cell>
            </table:table-row>
            <table:table-row>
              <table:table-cell office:value-type="float" office:value="1.57499999999999">
                <text:p>1.57499999999999</text:p>
              </table:table-cell>
              <table:table-cell office:value-type="float" office:value="1.57499999999999">
                <text:p>1.57499999999999</text:p>
              </table:table-cell>
              <table:table-cell office:value-type="float" office:value="-453.990499742375">
                <text:p>-453.990499742375</text:p>
              </table:table-cell>
              <table:table-cell office:value-type="float" office:value="-634.060187883679">
                <text:p>-634.060187883679</text:p>
              </table:table-cell>
            </table:table-row>
            <table:table-row>
              <table:table-cell office:value-type="float" office:value="1.57999999999999">
                <text:p>1.57999999999999</text:p>
              </table:table-cell>
              <table:table-cell office:value-type="float" office:value="1.57999999999999">
                <text:p>1.57999999999999</text:p>
              </table:table-cell>
              <table:table-cell office:value-type="float" office:value="469.302842192576">
                <text:p>469.302842192576</text:p>
              </table:table-cell>
              <table:table-cell office:value-type="float" office:value="-208.305997393472">
                <text:p>-208.305997393472</text:p>
              </table:table-cell>
            </table:table-row>
            <table:table-row>
              <table:table-cell office:value-type="float" office:value="1.58499999999999">
                <text:p>1.58499999999999</text:p>
              </table:table-cell>
              <table:table-cell office:value-type="float" office:value="1.58499999999999">
                <text:p>1.58499999999999</text:p>
              </table:table-cell>
              <table:table-cell office:value-type="float" office:value="78.7438365445872">
                <text:p>78.7438365445872</text:p>
              </table:table-cell>
              <table:table-cell office:value-type="float" office:value="-97.5422085521869">
                <text:p>-97.5422085521869</text:p>
              </table:table-cell>
            </table:table-row>
            <table:table-row>
              <table:table-cell office:value-type="float" office:value="1.58999999999999">
                <text:p>1.58999999999999</text:p>
              </table:table-cell>
              <table:table-cell office:value-type="float" office:value="1.58999999999999">
                <text:p>1.58999999999999</text:p>
              </table:table-cell>
              <table:table-cell office:value-type="float" office:value="-1123.61204726899">
                <text:p>-1123.61204726899</text:p>
              </table:table-cell>
              <table:table-cell office:value-type="float" office:value="-493.471310453579">
                <text:p>-493.471310453579</text:p>
              </table:table-cell>
            </table:table-row>
            <table:table-row>
              <table:table-cell office:value-type="float" office:value="1.59499999999999">
                <text:p>1.59499999999999</text:p>
              </table:table-cell>
              <table:table-cell office:value-type="float" office:value="1.59499999999999">
                <text:p>1.59499999999999</text:p>
              </table:table-cell>
              <table:table-cell office:value-type="float" office:value="-1513.13989414816">
                <text:p>-1513.13989414816</text:p>
              </table:table-cell>
              <table:table-cell office:value-type="float" office:value="-886.930362991508">
                <text:p>-886.930362991508</text:p>
              </table:table-cell>
            </table:table-row>
            <table:table-row>
              <table:table-cell office:value-type="float" office:value="1.59999999999999">
                <text:p>1.59999999999999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-587.785252295496">
                <text:p>-587.785252295496</text:p>
              </table:table-cell>
              <table:table-cell office:value-type="float" office:value="-771.499375209833">
                <text:p>-771.499375209833</text:p>
              </table:table-cell>
            </table:table-row>
            <table:table-row>
              <table:table-cell office:value-type="float" office:value="1.60499999999999">
                <text:p>1.60499999999999</text:p>
              </table:table-cell>
              <table:table-cell office:value-type="float" office:value="1.60499999999999">
                <text:p>1.60499999999999</text:p>
              </table:table-cell>
              <table:table-cell office:value-type="float" office:value="338.149462641287">
                <text:p>338.149462641287</text:p>
              </table:table-cell>
              <table:table-cell office:value-type="float" office:value="-343.319682932984">
                <text:p>-343.319682932984</text:p>
              </table:table-cell>
            </table:table-row>
            <table:table-row>
              <table:table-cell office:value-type="float" office:value="1.60999999999999">
                <text:p>1.60999999999999</text:p>
              </table:table-cell>
              <table:table-cell office:value-type="float" office:value="1.60999999999999">
                <text:p>1.60999999999999</text:p>
              </table:table-cell>
              <table:table-cell office:value-type="float" office:value="-49.6387374536725">
                <text:p>-49.6387374536725</text:p>
              </table:table-cell>
              <table:table-cell office:value-type="float" office:value="-229.997150097802">
                <text:p>-229.997150097802</text:p>
              </table:table-cell>
            </table:table-row>
            <table:table-row>
              <table:table-cell office:value-type="float" office:value="1.61499999999999">
                <text:p>1.61499999999999</text:p>
              </table:table-cell>
              <table:table-cell office:value-type="float" office:value="1.61499999999999">
                <text:p>1.61499999999999</text:p>
              </table:table-cell>
              <table:table-cell office:value-type="float" office:value="-1249.09711761349">
                <text:p>-1249.09711761349</text:p>
              </table:table-cell>
              <table:table-cell office:value-type="float" office:value="-623.23679096945">
                <text:p>-623.23679096945</text:p>
              </table:table-cell>
            </table:table-row>
            <table:table-row>
              <table:table-cell office:value-type="float" office:value="1.61999999999999">
                <text:p>1.61999999999999</text:p>
              </table:table-cell>
              <table:table-cell office:value-type="float" office:value="1.61999999999999">
                <text:p>1.61999999999999</text:p>
              </table:table-cell>
              <table:table-cell office:value-type="float" office:value="-1635.60362222476">
                <text:p>-1635.60362222476</text:p>
              </table:table-cell>
              <table:table-cell office:value-type="float" office:value="-1013.87831961524">
                <text:p>-1013.87831961524</text:p>
              </table:table-cell>
            </table:table-row>
            <table:table-row>
              <table:table-cell office:value-type="float" office:value="1.62499999999999">
                <text:p>1.62499999999999</text:p>
              </table:table-cell>
              <table:table-cell office:value-type="float" office:value="1.62499999999999">
                <text:p>1.62499999999999</text:p>
              </table:table-cell>
              <table:table-cell office:value-type="float" office:value="-707.106781189655">
                <text:p>-707.106781189655</text:p>
              </table:table-cell>
              <table:table-cell office:value-type="float" office:value="-895.504525634856">
                <text:p>-895.504525634856</text:p>
              </table:table-cell>
            </table:table-row>
            <table:table-row>
              <table:table-cell office:value-type="float" office:value="1.62999999999999">
                <text:p>1.62999999999999</text:p>
              </table:table-cell>
              <table:table-cell office:value-type="float" office:value="1.62999999999999">
                <text:p>1.62999999999999</text:p>
              </table:table-cell>
              <table:table-cell office:value-type="float" office:value="222.087888872787">
                <text:p>222.087888872787</text:p>
              </table:table-cell>
              <table:table-cell office:value-type="float" office:value="-464.259649047127">
                <text:p>-464.259649047127</text:p>
              </table:table-cell>
            </table:table-row>
            <table:table-row>
              <table:table-cell office:value-type="float" office:value="1.63499999999999">
                <text:p>1.63499999999999</text:p>
              </table:table-cell>
              <table:table-cell office:value-type="float" office:value="1.63499999999999">
                <text:p>1.63499999999999</text:p>
              </table:table-cell>
              <table:table-cell office:value-type="float" office:value="-162.325817335293">
                <text:p>-162.325817335293</text:p>
              </table:table-cell>
              <table:table-cell office:value-type="float" office:value="-347.75257875568">
                <text:p>-347.75257875568</text:p>
              </table:table-cell>
            </table:table-row>
            <table:table-row>
              <table:table-cell office:value-type="float" office:value="1.63999999999999">
                <text:p>1.63999999999999</text:p>
              </table:table-cell>
              <table:table-cell office:value-type="float" office:value="1.63999999999999">
                <text:p>1.63999999999999</text:p>
              </table:table-cell>
              <table:table-cell office:value-type="float" office:value="-1358.29849506558">
                <text:p>-1358.29849506558</text:p>
              </table:table-cell>
              <table:table-cell office:value-type="float" office:value="-737.691471779827">
                <text:p>-737.691471779827</text:p>
              </table:table-cell>
            </table:table-row>
            <table:table-row>
              <table:table-cell office:value-type="float" office:value="1.64499999999999">
                <text:p>1.64499999999999</text:p>
              </table:table-cell>
              <table:table-cell office:value-type="float" office:value="1.64499999999999">
                <text:p>1.64499999999999</text:p>
              </table:table-cell>
              <table:table-cell office:value-type="float" office:value="-1741.21152867182">
                <text:p>-1741.21152867182</text:p>
              </table:table-cell>
              <table:table-cell office:value-type="float" office:value="-1124.91929962649">
                <text:p>-1124.91929962649</text:p>
              </table:table-cell>
            </table:table-row>
            <table:table-row>
              <table:table-cell office:value-type="float" office:value="1.64999999999999">
                <text:p>1.64999999999999</text:p>
              </table:table-cell>
              <table:table-cell office:value-type="float" office:value="1.64999999999999">
                <text:p>1.64999999999999</text:p>
              </table:table-cell>
              <table:table-cell office:value-type="float" office:value="-809.016994378254">
                <text:p>-809.016994378254</text:p>
              </table:table-cell>
              <table:table-cell office:value-type="float" office:value="-1003.02222080588">
                <text:p>-1003.02222080588</text:p>
              </table:table-cell>
            </table:table-row>
            <table:table-row>
              <table:table-cell office:value-type="float" office:value="1.65499999999999">
                <text:p>1.65499999999999</text:p>
              </table:table-cell>
              <table:table-cell office:value-type="float" office:value="1.65499999999999">
                <text:p>1.65499999999999</text:p>
              </table:table-cell>
              <table:table-cell office:value-type="float" office:value="123.975942019604">
                <text:p>123.975942019604</text:p>
              </table:table-cell>
              <table:table-cell office:value-type="float" office:value="-568.147952393465">
                <text:p>-568.147952393465</text:p>
              </table:table-cell>
            </table:table-row>
            <table:table-row>
              <table:table-cell office:value-type="float" office:value="1.65999999999999">
                <text:p>1.65999999999999</text:p>
              </table:table-cell>
              <table:table-cell office:value-type="float" office:value="1.65999999999999">
                <text:p>1.65999999999999</text:p>
              </table:table-cell>
              <table:table-cell office:value-type="float" office:value="-256.542673206793">
                <text:p>-256.542673206793</text:p>
              </table:table-cell>
              <table:table-cell office:value-type="float" office:value="-447.908965064492">
                <text:p>-447.908965064492</text:p>
              </table:table-cell>
            </table:table-row>
            <table:table-row>
              <table:table-cell office:value-type="float" office:value="1.66499999999999">
                <text:p>1.66499999999999</text:p>
              </table:table-cell>
              <table:table-cell office:value-type="float" office:value="1.66499999999999">
                <text:p>1.66499999999999</text:p>
              </table:table-cell>
              <table:table-cell office:value-type="float" office:value="-1448.52727929363">
                <text:p>-1448.52727929363</text:p>
              </table:table-cell>
              <table:table-cell office:value-type="float" office:value="-834.017098789853">
                <text:p>-834.017098789853</text:p>
              </table:table-cell>
            </table:table-row>
            <table:table-row>
              <table:table-cell office:value-type="float" office:value="1.66999999999999">
                <text:p>1.66999999999999</text:p>
              </table:table-cell>
              <table:table-cell office:value-type="float" office:value="1.66999999999999">
                <text:p>1.66999999999999</text:p>
              </table:table-cell>
              <table:table-cell office:value-type="float" office:value="-1827.36319634004">
                <text:p>-1827.36319634004</text:p>
              </table:table-cell>
              <table:table-cell office:value-type="float" office:value="-1217.31910557347">
                <text:p>-1217.31910557347</text:p>
              </table:table-cell>
            </table:table-row>
            <table:table-row>
              <table:table-cell office:value-type="float" office:value="1.67499999999999">
                <text:p>1.67499999999999</text:p>
              </table:table-cell>
              <table:table-cell office:value-type="float" office:value="1.67499999999999">
                <text:p>1.67499999999999</text:p>
              </table:table-cell>
              <table:table-cell office:value-type="float" office:value="-891.00652419182">
                <text:p>-891.00652419182</text:p>
              </table:table-cell>
              <table:table-cell office:value-type="float" office:value="-1091.40501823695">
                <text:p>-1091.40501823695</text:p>
              </table:table-cell>
            </table:table-row>
            <table:table-row>
              <table:table-cell office:value-type="float" office:value="1.67999999999999">
                <text:p>1.67999999999999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46.2294638280943">
                <text:p>46.2294638280943</text:p>
              </table:table-cell>
              <table:table-cell office:value-type="float" office:value="-652.426518158081">
                <text:p>-652.426518158081</text:p>
              </table:table-cell>
            </table:table-row>
            <table:table-row>
              <table:table-cell office:value-type="float" office:value="1.68499999999999">
                <text:p>1.68499999999999</text:p>
              </table:table-cell>
              <table:table-cell office:value-type="float" office:value="1.68499999999999">
                <text:p>1.68499999999999</text:p>
              </table:table-cell>
              <table:table-cell office:value-type="float" office:value="-329.969373388614">
                <text:p>-329.969373388614</text:p>
              </table:table-cell>
              <table:table-cell office:value-type="float" office:value="-528.000126393242">
                <text:p>-528.000126393242</text:p>
              </table:table-cell>
            </table:table-row>
            <table:table-row>
              <table:table-cell office:value-type="float" office:value="1.68999999999999">
                <text:p>1.68999999999999</text:p>
              </table:table-cell>
              <table:table-cell office:value-type="float" office:value="1.68999999999999">
                <text:p>1.68999999999999</text:p>
              </table:table-cell>
              <table:table-cell office:value-type="float" office:value="-1517.56173817784">
                <text:p>-1517.56173817784</text:p>
              </table:table-cell>
              <table:table-cell office:value-type="float" office:value="-909.841815376077">
                <text:p>-909.841815376077</text:p>
              </table:table-cell>
            </table:table-row>
            <table:table-row>
              <table:table-cell office:value-type="float" office:value="1.69499999999999">
                <text:p>1.69499999999999</text:p>
              </table:table-cell>
              <table:table-cell office:value-type="float" office:value="1.69499999999999">
                <text:p>1.69499999999999</text:p>
              </table:table-cell>
              <table:table-cell office:value-type="float" office:value="-1891.93728525045">
                <text:p>-1891.93728525045</text:p>
              </table:table-cell>
              <table:table-cell office:value-type="float" office:value="-1288.8025475764">
                <text:p>-1288.8025475764</text:p>
              </table:table-cell>
            </table:table-row>
            <table:table-row>
              <table:table-cell office:value-type="float" office:value="1.69999999999999">
                <text:p>1.69999999999999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-951.056516298696">
                <text:p>-951.056516298696</text:p>
              </table:table-cell>
              <table:table-cell office:value-type="float" office:value="-1158.47664012962">
                <text:p>-1158.47664012962</text:p>
              </table:table-cell>
            </table:table-row>
            <table:table-row>
              <table:table-cell office:value-type="float" office:value="1.70499999999999">
                <text:p>1.70499999999999</text:p>
              </table:table-cell>
              <table:table-cell office:value-type="float" office:value="1.70499999999999">
                <text:p>1.70499999999999</text:p>
              </table:table-cell>
              <table:table-cell office:value-type="float" office:value="-9.23716938289999">
                <text:p>-9.23716938289999</text:p>
              </table:table-cell>
              <table:table-cell office:value-type="float" office:value="-715.02012834732">
                <text:p>-715.02012834732</text:p>
              </table:table-cell>
            </table:table-row>
            <table:table-row>
              <table:table-cell office:value-type="float" office:value="1.70999999999999">
                <text:p>1.70999999999999</text:p>
              </table:table-cell>
              <table:table-cell office:value-type="float" office:value="1.70999999999999">
                <text:p>1.70999999999999</text:p>
              </table:table-cell>
              <table:table-cell office:value-type="float" office:value="-380.797908833167">
                <text:p>-380.797908833167</text:p>
              </table:table-cell>
              <table:table-cell office:value-type="float" office:value="-586.05395254274">
                <text:p>-586.05395254274</text:p>
              </table:table-cell>
            </table:table-row>
            <table:table-row>
              <table:table-cell office:value-type="float" office:value="1.71499999999999">
                <text:p>1.71499999999999</text:p>
              </table:table-cell>
              <table:table-cell office:value-type="float" office:value="1.71499999999999">
                <text:p>1.71499999999999</text:p>
              </table:table-cell>
              <table:table-cell office:value-type="float" office:value="-1563.70201422824">
                <text:p>-1563.70201422824</text:p>
              </table:table-cell>
              <table:table-cell office:value-type="float" office:value="-963.298565368368">
                <text:p>-963.298565368368</text:p>
              </table:table-cell>
            </table:table-row>
            <table:table-row>
              <table:table-cell office:value-type="float" office:value="1.71999999999999">
                <text:p>1.71999999999999</text:p>
              </table:table-cell>
              <table:table-cell office:value-type="float" office:value="1.71999999999999">
                <text:p>1.71999999999999</text:p>
              </table:table-cell>
              <table:table-cell office:value-type="float" office:value="-1933.34376702497">
                <text:p>-1933.34376702497</text:p>
              </table:table-cell>
              <table:table-cell office:value-type="float" office:value="-1337.60946605323">
                <text:p>-1337.60946605323</text:p>
              </table:table-cell>
            </table:table-row>
            <table:table-row>
              <table:table-cell office:value-type="float" office:value="1.72499999999999">
                <text:p>1.72499999999999</text:p>
              </table:table-cell>
              <table:table-cell office:value-type="float" office:value="1.72499999999999">
                <text:p>1.72499999999999</text:p>
              </table:table-cell>
              <table:table-cell office:value-type="float" office:value="-987.688340598885">
                <text:p>-987.688340598885</text:p>
              </table:table-cell>
              <table:table-cell office:value-type="float" office:value="-1202.58556055502">
                <text:p>-1202.58556055502</text:p>
              </table:table-cell>
            </table:table-row>
            <table:table-row>
              <table:table-cell office:value-type="float" office:value="1.72999999999999">
                <text:p>1.72999999999999</text:p>
              </table:table-cell>
              <table:table-cell office:value-type="float" office:value="1.72999999999999">
                <text:p>1.72999999999999</text:p>
              </table:table-cell>
              <table:table-cell office:value-type="float" office:value="-41.0581850204727">
                <text:p>-41.0581850204727</text:p>
              </table:table-cell>
              <table:table-cell office:value-type="float" office:value="-754.387520542069">
                <text:p>-754.387520542069</text:p>
              </table:table-cell>
            </table:table-row>
            <table:table-row>
              <table:table-cell office:value-type="float" office:value="1.73499999999999">
                <text:p>1.73499999999999</text:p>
              </table:table-cell>
              <table:table-cell office:value-type="float" office:value="1.73499999999999">
                <text:p>1.73499999999999</text:p>
              </table:table-cell>
              <table:table-cell office:value-type="float" office:value="-407.776712307566">
                <text:p>-407.776712307566</text:p>
              </table:table-cell>
              <table:table-cell office:value-type="float" office:value="-620.640965643598">
                <text:p>-620.640965643598</text:p>
              </table:table-cell>
            </table:table-row>
            <table:table-row>
              <table:table-cell office:value-type="float" office:value="1.73999999999998">
                <text:p>1.73999999999998</text:p>
              </table:table-cell>
              <table:table-cell office:value-type="float" office:value="1.73999999999998">
                <text:p>1.73999999999998</text:p>
              </table:table-cell>
              <table:table-cell office:value-type="float" office:value="-1585.81198071762">
                <text:p>-1585.81198071762</text:p>
              </table:table-cell>
              <table:table-cell office:value-type="float" office:value="-993.071066169127">
                <text:p>-993.071066169127</text:p>
              </table:table-cell>
            </table:table-row>
            <table:table-row>
              <table:table-cell office:value-type="float" office:value="1.74499999999998">
                <text:p>1.74499999999998</text:p>
              </table:table-cell>
              <table:table-cell office:value-type="float" office:value="1.74499999999998">
                <text:p>1.74499999999998</text:p>
              </table:table-cell>
              <table:table-cell office:value-type="float" office:value="-1950.56307666207">
                <text:p>-1950.56307666207</text:p>
              </table:table-cell>
              <table:table-cell office:value-type="float" office:value="-1362.53807269017">
                <text:p>-1362.53807269017</text:p>
              </table:table-cell>
            </table:table-row>
            <table:table-row>
              <table:table-cell office:value-type="float" office:value="1.74999999999998">
                <text:p>1.74999999999998</text:p>
              </table:table-cell>
              <table:table-cell office:value-type="float" office:value="1.74999999999998">
                <text:p>1.74999999999998</text:p>
              </table:table-cell>
              <table:table-cell office:value-type="float" office:value="-1000.00000000384">
                <text:p>-1000.00000000384</text:p>
              </table:table-cell>
              <table:table-cell office:value-type="float" office:value="-1222.64567150307">
                <text:p>-1222.64567150307</text:p>
              </table:table-cell>
            </table:table-row>
            <table:table-row>
              <table:table-cell office:value-type="float" office:value="1.75499999999998">
                <text:p>1.75499999999998</text:p>
              </table:table-cell>
              <table:table-cell office:value-type="float" office:value="1.75499999999998">
                <text:p>1.75499999999998</text:p>
              </table:table-cell>
              <table:table-cell office:value-type="float" office:value="-48.4500440717654">
                <text:p>-48.4500440717654</text:p>
              </table:table-cell>
              <table:table-cell office:value-type="float" office:value="-769.559338893567">
                <text:p>-769.559338893567</text:p>
              </table:table-cell>
            </table:table-row>
            <table:table-row>
              <table:table-cell office:value-type="float" office:value="1.75999999999998">
                <text:p>1.75999999999998</text:p>
              </table:table-cell>
              <table:table-cell office:value-type="float" office:value="1.75999999999998">
                <text:p>1.75999999999998</text:p>
              </table:table-cell>
              <table:table-cell office:value-type="float" office:value="-410.241476132618">
                <text:p>-410.241476132618</text:p>
              </table:table-cell>
              <table:table-cell office:value-type="float" office:value="-630.909518645479">
                <text:p>-630.909518645479</text:p>
              </table:table-cell>
            </table:table-row>
            <table:table-row>
              <table:table-cell office:value-type="float" office:value="1.76499999999998">
                <text:p>1.76499999999998</text:p>
              </table:table-cell>
              <table:table-cell office:value-type="float" office:value="1.76499999999998">
                <text:p>1.76499999999998</text:p>
              </table:table-cell>
              <table:table-cell office:value-type="float" office:value="-1583.34721689238">
                <text:p>-1583.34721689238</text:p>
              </table:table-cell>
              <table:table-cell office:value-type="float" office:value="-998.426219999375">
                <text:p>-998.426219999375</text:p>
              </table:table-cell>
            </table:table-row>
            <table:table-row>
              <table:table-cell office:value-type="float" office:value="1.76999999999998">
                <text:p>1.76999999999998</text:p>
              </table:table-cell>
              <table:table-cell office:value-type="float" office:value="1.76999999999998">
                <text:p>1.76999999999998</text:p>
              </table:table-cell>
              <table:table-cell office:value-type="float" office:value="-1943.17121761087">
                <text:p>-1943.17121761087</text:p>
              </table:table-cell>
              <table:table-cell office:value-type="float" office:value="-1362.97454245854">
                <text:p>-1362.97454245854</text:p>
              </table:table-cell>
            </table:table-row>
            <table:table-row>
              <table:table-cell office:value-type="float" office:value="1.77499999999998">
                <text:p>1.77499999999998</text:p>
              </table:table-cell>
              <table:table-cell office:value-type="float" office:value="1.77499999999998">
                <text:p>1.77499999999998</text:p>
              </table:table-cell>
              <table:table-cell office:value-type="float" office:value="-987.688340599185">
                <text:p>-987.688340599185</text:p>
              </table:table-cell>
              <table:table-cell office:value-type="float" office:value="-1218.16302646662">
                <text:p>-1218.16302646662</text:p>
              </table:table-cell>
            </table:table-row>
            <table:table-row>
              <table:table-cell office:value-type="float" office:value="1.77999999999998">
                <text:p>1.77999999999998</text:p>
              </table:table-cell>
              <table:table-cell office:value-type="float" office:value="1.77999999999998">
                <text:p>1.77999999999998</text:p>
              </table:table-cell>
              <table:table-cell office:value-type="float" office:value="-31.2307344347977">
                <text:p>-31.2307344347977</text:p>
              </table:table-cell>
              <table:table-cell office:value-type="float" office:value="-760.162002881693">
                <text:p>-760.162002881693</text:p>
              </table:table-cell>
            </table:table-row>
            <table:table-row>
              <table:table-cell office:value-type="float" office:value="1.78499999999998">
                <text:p>1.78499999999998</text:p>
              </table:table-cell>
              <table:table-cell office:value-type="float" office:value="1.78499999999998">
                <text:p>1.78499999999998</text:p>
              </table:table-cell>
              <table:table-cell office:value-type="float" office:value="-388.131509643046">
                <text:p>-388.131509643046</text:p>
              </table:table-cell>
              <table:table-cell office:value-type="float" office:value="-616.606765694214">
                <text:p>-616.606765694214</text:p>
              </table:table-cell>
            </table:table-row>
            <table:table-row>
              <table:table-cell office:value-type="float" office:value="1.78999999999998">
                <text:p>1.78999999999998</text:p>
              </table:table-cell>
              <table:table-cell office:value-type="float" office:value="1.78999999999998">
                <text:p>1.78999999999998</text:p>
              </table:table-cell>
              <table:table-cell office:value-type="float" office:value="-1556.36841341784">
                <text:p>-1556.36841341784</text:p>
              </table:table-cell>
              <table:table-cell office:value-type="float" office:value="-979.232165199092">
                <text:p>-979.232165199092</text:p>
              </table:table-cell>
            </table:table-row>
            <table:table-row>
              <table:table-cell office:value-type="float" office:value="1.79499999999998">
                <text:p>1.79499999999998</text:p>
              </table:table-cell>
              <table:table-cell office:value-type="float" office:value="1.79499999999998">
                <text:p>1.79499999999998</text:p>
              </table:table-cell>
              <table:table-cell office:value-type="float" office:value="-1911.3502019734">
                <text:p>-1911.3502019734</text:p>
              </table:table-cell>
              <table:table-cell office:value-type="float" office:value="-1338.90812802407">
                <text:p>-1338.90812802407</text:p>
              </table:table-cell>
            </table:table-row>
            <table:table-row>
              <table:table-cell office:value-type="float" office:value="1.79999999999998">
                <text:p>1.79999999999998</text:p>
              </table:table-cell>
              <table:table-cell office:value-type="float" office:value="1.79999999999998">
                <text:p>1.79999999999998</text:p>
              </table:table-cell>
              <table:table-cell office:value-type="float" office:value="-951.056516299353">
                <text:p>-951.056516299353</text:p>
              </table:table-cell>
              <table:table-cell office:value-type="float" office:value="-1189.24800304348">
                <text:p>-1189.24800304348</text:p>
              </table:table-cell>
            </table:table-row>
            <table:table-row>
              <table:table-cell office:value-type="float" office:value="1.80499999999998">
                <text:p>1.80499999999998</text:p>
              </table:table-cell>
              <table:table-cell office:value-type="float" office:value="1.80499999999998">
                <text:p>1.80499999999998</text:p>
              </table:table-cell>
              <table:table-cell office:value-type="float" office:value="10.1757473396074">
                <text:p>10.1757473396074</text:p>
              </table:table-cell>
              <table:table-cell office:value-type="float" office:value="-726.426906106973">
                <text:p>-726.426906106973</text:p>
              </table:table-cell>
            </table:table-row>
            <table:table-row>
              <table:table-cell office:value-type="float" office:value="1.80999999999998">
                <text:p>1.80999999999998</text:p>
              </table:table-cell>
              <table:table-cell office:value-type="float" office:value="1.80999999999998">
                <text:p>1.80999999999998</text:p>
              </table:table-cell>
              <table:table-cell office:value-type="float" office:value="-341.991233592411">
                <text:p>-341.991233592411</text:p>
              </table:table-cell>
              <table:table-cell office:value-type="float" office:value="-578.084888035474">
                <text:p>-578.084888035474</text:p>
              </table:table-cell>
            </table:table-row>
            <table:table-row>
              <table:table-cell office:value-type="float" office:value="1.81499999999998">
                <text:p>1.81499999999998</text:p>
              </table:table-cell>
              <table:table-cell office:value-type="float" office:value="1.81499999999998">
                <text:p>1.81499999999998</text:p>
              </table:table-cell>
              <table:table-cell office:value-type="float" office:value="-1505.5398779731">
                <text:p>-1505.5398779731</text:p>
              </table:table-cell>
              <table:table-cell office:value-type="float" office:value="-935.961523098827">
                <text:p>-935.961523098827</text:p>
              </table:table-cell>
            </table:table-row>
            <table:table-row>
              <table:table-cell office:value-type="float" office:value="1.81999999999998">
                <text:p>1.81999999999998</text:p>
              </table:table-cell>
              <table:table-cell office:value-type="float" office:value="1.81999999999998">
                <text:p>1.81999999999998</text:p>
              </table:table-cell>
              <table:table-cell office:value-type="float" office:value="-1855.88356876253">
                <text:p>-1855.88356876253</text:p>
              </table:table-cell>
              <table:table-cell office:value-type="float" office:value="-1290.93142438198">
                <text:p>-1290.93142438198</text:p>
              </table:table-cell>
            </table:table-row>
            <table:table-row>
              <table:table-cell office:value-type="float" office:value="1.82499999999998">
                <text:p>1.82499999999998</text:p>
              </table:table-cell>
              <table:table-cell office:value-type="float" office:value="1.82499999999998">
                <text:p>1.82499999999998</text:p>
              </table:table-cell>
              <table:table-cell office:value-type="float" office:value="-891.006524192662">
                <text:p>-891.006524192662</text:p>
              </table:table-cell>
              <table:table-cell office:value-type="float" office:value="-1136.61258507375">
                <text:p>-1136.61258507375</text:p>
              </table:table-cell>
            </table:table-row>
            <table:table-row>
              <table:table-cell office:value-type="float" office:value="1.82999999999998">
                <text:p>1.82999999999998</text:p>
              </table:table-cell>
              <table:table-cell office:value-type="float" office:value="1.82999999999998">
                <text:p>1.82999999999998</text:p>
              </table:table-cell>
              <table:table-cell office:value-type="float" office:value="74.749836249893">
                <text:p>74.749836249893</text:p>
              </table:table-cell>
              <table:table-cell office:value-type="float" office:value="-669.184718612371">
                <text:p>-669.184718612371</text:p>
              </table:table-cell>
            </table:table-row>
            <table:table-row>
              <table:table-cell office:value-type="float" office:value="1.83499999999998">
                <text:p>1.83499999999998</text:p>
              </table:table-cell>
              <table:table-cell office:value-type="float" office:value="1.83499999999998">
                <text:p>1.83499999999998</text:p>
              </table:table-cell>
              <table:table-cell office:value-type="float" office:value="-272.95677470801">
                <text:p>-272.95677470801</text:p>
              </table:table-cell>
              <table:table-cell office:value-type="float" office:value="-516.292422144053">
                <text:p>-516.292422144053</text:p>
              </table:table-cell>
            </table:table-row>
            <table:table-row>
              <table:table-cell office:value-type="float" office:value="1.83999999999998">
                <text:p>1.83999999999998</text:p>
              </table:table-cell>
              <table:table-cell office:value-type="float" office:value="1.83999999999998">
                <text:p>1.83999999999998</text:p>
              </table:table-cell>
              <table:table-cell office:value-type="float" office:value="-1432.11317779104">
                <text:p>-1432.11317779104</text:p>
              </table:table-cell>
              <table:table-cell office:value-type="float" office:value="-869.679760514149">
                <text:p>-869.679760514149</text:p>
              </table:table-cell>
            </table:table-row>
            <table:table-row>
              <table:table-cell office:value-type="float" office:value="1.84499999999998">
                <text:p>1.84499999999998</text:p>
              </table:table-cell>
              <table:table-cell office:value-type="float" office:value="1.84499999999998">
                <text:p>1.84499999999998</text:p>
              </table:table-cell>
              <table:table-cell office:value-type="float" office:value="-1778.13709057111">
                <text:p>-1778.13709057111</text:p>
              </table:table-cell>
              <table:table-cell office:value-type="float" office:value="-1220.22577720148">
                <text:p>-1220.22577720148</text:p>
              </table:table-cell>
            </table:table-row>
            <table:table-row>
              <table:table-cell office:value-type="float" office:value="1.84999999999998">
                <text:p>1.84999999999998</text:p>
              </table:table-cell>
              <table:table-cell office:value-type="float" office:value="1.84999999999998">
                <text:p>1.84999999999998</text:p>
              </table:table-cell>
              <table:table-cell office:value-type="float" office:value="-809.01699437945">
                <text:p>-809.01699437945</text:p>
              </table:table-cell>
              <table:table-cell office:value-type="float" office:value="-1061.55283123486">
                <text:p>-1061.55283123486</text:p>
              </table:table-cell>
            </table:table-row>
            <table:table-row>
              <table:table-cell office:value-type="float" office:value="1.85499999999998">
                <text:p>1.85499999999998</text:p>
              </table:table-cell>
              <table:table-cell office:value-type="float" office:value="1.85499999999998">
                <text:p>1.85499999999998</text:p>
              </table:table-cell>
              <table:table-cell office:value-type="float" office:value="160.901503918026">
                <text:p>160.901503918026</text:p>
              </table:table-cell>
              <table:table-cell office:value-type="float" office:value="-589.84493302996">
                <text:p>-589.84493302996</text:p>
              </table:table-cell>
            </table:table-row>
            <table:table-row>
              <table:table-cell office:value-type="float" office:value="1.85999999999998">
                <text:p>1.85999999999998</text:p>
              </table:table-cell>
              <table:table-cell office:value-type="float" office:value="1.85999999999998">
                <text:p>1.85999999999998</text:p>
              </table:table-cell>
              <table:table-cell office:value-type="float" office:value="-182.727990479808">
                <text:p>-182.727990479808</text:p>
              </table:table-cell>
              <table:table-cell office:value-type="float" office:value="-432.75090360765">
                <text:p>-432.75090360765</text:p>
              </table:table-cell>
            </table:table-row>
            <table:table-row>
              <table:table-cell office:value-type="float" office:value="1.86499999999998">
                <text:p>1.86499999999998</text:p>
              </table:table-cell>
              <table:table-cell office:value-type="float" office:value="1.86499999999998">
                <text:p>1.86499999999998</text:p>
              </table:table-cell>
              <table:table-cell office:value-type="float" office:value="-1337.89632191934">
                <text:p>-1337.89632191934</text:p>
              </table:table-cell>
              <table:table-cell office:value-type="float" office:value="-782.01895441644">
                <text:p>-782.01895441644</text:p>
              </table:table-cell>
            </table:table-row>
            <table:table-row>
              <table:table-cell office:value-type="float" office:value="1.86999999999998">
                <text:p>1.86999999999998</text:p>
              </table:table-cell>
              <table:table-cell office:value-type="float" office:value="1.86999999999998">
                <text:p>1.86999999999998</text:p>
              </table:table-cell>
              <table:table-cell office:value-type="float" office:value="-1680.02514371804">
                <text:p>-1680.02514371804</text:p>
              </table:table-cell>
              <table:table-cell office:value-type="float" office:value="-1128.53219417478">
                <text:p>-1128.53219417478</text:p>
              </table:table-cell>
            </table:table-row>
            <table:table-row>
              <table:table-cell office:value-type="float" office:value="1.87499999999998">
                <text:p>1.87499999999998</text:p>
              </table:table-cell>
              <table:table-cell office:value-type="float" office:value="1.87499999999998">
                <text:p>1.87499999999998</text:p>
              </table:table-cell>
              <table:table-cell office:value-type="float" office:value="-707.106781191144">
                <text:p>-707.106781191144</text:p>
              </table:table-cell>
              <table:table-cell office:value-type="float" office:value="-965.916961775294">
                <text:p>-965.916961775294</text:p>
              </table:table-cell>
            </table:table-row>
            <table:table-row>
              <table:table-cell office:value-type="float" office:value="1.87999999999998">
                <text:p>1.87999999999998</text:p>
              </table:table-cell>
              <table:table-cell office:value-type="float" office:value="1.87999999999998">
                <text:p>1.87999999999998</text:p>
              </table:table-cell>
              <table:table-cell office:value-type="float" office:value="266.509410364989">
                <text:p>266.509410364989</text:p>
              </table:table-cell>
              <table:table-cell office:value-type="float" office:value="-490.361158194396">
                <text:p>-490.361158194396</text:p>
              </table:table-cell>
            </table:table-row>
            <table:table-row>
              <table:table-cell office:value-type="float" office:value="1.88499999999998">
                <text:p>1.88499999999998</text:p>
              </table:table-cell>
              <table:table-cell office:value-type="float" office:value="1.88499999999998">
                <text:p>1.88499999999998</text:p>
              </table:table-cell>
              <table:table-cell office:value-type="float" office:value="-73.5266130275311">
                <text:p>-73.5266130275311</text:p>
              </table:table-cell>
              <table:table-cell office:value-type="float" office:value="-329.517401870961">
                <text:p>-329.517401870961</text:p>
              </table:table-cell>
            </table:table-row>
            <table:table-row>
              <table:table-cell office:value-type="float" office:value="1.88999999999998">
                <text:p>1.88999999999998</text:p>
              </table:table-cell>
              <table:table-cell office:value-type="float" office:value="1.88999999999998">
                <text:p>1.88999999999998</text:p>
              </table:table-cell>
              <table:table-cell office:value-type="float" office:value="-1225.20924203752">
                <text:p>-1225.20924203752</text:p>
              </table:table-cell>
              <table:table-cell office:value-type="float" office:value="-675.137604781369">
                <text:p>-675.137604781369</text:p>
              </table:table-cell>
            </table:table-row>
            <table:table-row>
              <table:table-cell office:value-type="float" office:value="1.89499999999998">
                <text:p>1.89499999999998</text:p>
              </table:table-cell>
              <table:table-cell office:value-type="float" office:value="1.89499999999998">
                <text:p>1.89499999999998</text:p>
              </table:table-cell>
              <table:table-cell office:value-type="float" office:value="-1563.96356994966">
                <text:p>-1563.96356994966</text:p>
              </table:table-cell>
              <table:table-cell office:value-type="float" office:value="-1018.10847562952">
                <text:p>-1018.10847562952</text:p>
              </table:table-cell>
            </table:table-row>
            <table:table-row>
              <table:table-cell office:value-type="float" office:value="1.89999999999998">
                <text:p>1.89999999999998</text:p>
              </table:table-cell>
              <table:table-cell office:value-type="float" office:value="1.89999999999998">
                <text:p>1.89999999999998</text:p>
              </table:table-cell>
              <table:table-cell office:value-type="float" office:value="-587.785252297277">
                <text:p>-587.785252297277</text:p>
              </table:table-cell>
              <table:table-cell office:value-type="float" office:value="-852.059849198474">
                <text:p>-852.059849198474</text:p>
              </table:table-cell>
            </table:table-row>
            <table:table-row>
              <table:table-cell office:value-type="float" office:value="1.90499999999998">
                <text:p>1.90499999999998</text:p>
              </table:table-cell>
              <table:table-cell office:value-type="float" office:value="1.90499999999998">
                <text:p>1.90499999999998</text:p>
              </table:table-cell>
              <table:table-cell office:value-type="float" office:value="388.973138441473">
                <text:p>388.973138441473</text:p>
              </table:table-cell>
              <table:table-cell office:value-type="float" office:value="-373.183014809913">
                <text:p>-373.183014809913</text:p>
              </table:table-cell>
            </table:table-row>
            <table:table-row>
              <table:table-cell office:value-type="float" office:value="1.90999999999998">
                <text:p>1.90999999999998</text:p>
              </table:table-cell>
              <table:table-cell office:value-type="float" office:value="1.90999999999998">
                <text:p>1.90999999999998</text:p>
              </table:table-cell>
              <table:table-cell office:value-type="float" office:value="51.9584573171745">
                <text:p>51.9584573171745</text:p>
              </table:table-cell>
              <table:table-cell office:value-type="float" office:value="-209.133868359199">
                <text:p>-209.133868359199</text:p>
              </table:table-cell>
            </table:table-row>
            <table:table-row>
              <table:table-cell office:value-type="float" office:value="1.91499999999998">
                <text:p>1.91499999999998</text:p>
              </table:table-cell>
              <table:table-cell office:value-type="float" office:value="1.91499999999998">
                <text:p>1.91499999999998</text:p>
              </table:table-cell>
              <table:table-cell office:value-type="float" office:value="-1096.82666803911">
                <text:p>-1096.82666803911</text:p>
              </table:table-cell>
              <table:table-cell office:value-type="float" office:value="-551.667485155826">
                <text:p>-551.667485155826</text:p>
              </table:table-cell>
            </table:table-row>
            <table:table-row>
              <table:table-cell office:value-type="float" office:value="1.91999999999998">
                <text:p>1.91999999999998</text:p>
              </table:table-cell>
              <table:table-cell office:value-type="float" office:value="1.91999999999998">
                <text:p>1.91999999999998</text:p>
              </table:table-cell>
              <table:table-cell office:value-type="float" office:value="-1432.81019039846">
                <text:p>-1432.81019039846</text:p>
              </table:table-cell>
              <table:table-cell office:value-type="float" office:value="-891.67361999161">
                <text:p>-891.67361999161</text:p>
              </table:table-cell>
            </table:table-row>
            <table:table-row>
              <table:table-cell office:value-type="float" office:value="1.92499999999998">
                <text:p>1.92499999999998</text:p>
              </table:table-cell>
              <table:table-cell office:value-type="float" office:value="1.92499999999998">
                <text:p>1.92499999999998</text:p>
              </table:table-cell>
              <table:table-cell office:value-type="float" office:value="-453.990499744498">
                <text:p>-453.990499744498</text:p>
              </table:table-cell>
              <table:table-cell office:value-type="float" office:value="-722.78503348608">
                <text:p>-722.78503348608</text:p>
              </table:table-cell>
            </table:table-row>
            <table:table-row>
              <table:table-cell office:value-type="float" office:value="1.92999999999998">
                <text:p>1.92999999999998</text:p>
              </table:table-cell>
              <table:table-cell office:value-type="float" office:value="1.92999999999998">
                <text:p>1.92999999999998</text:p>
              </table:table-cell>
              <table:table-cell office:value-type="float" office:value="525.277224728477">
                <text:p>525.277224728477</text:p>
              </table:table-cell>
              <table:table-cell office:value-type="float" office:value="-241.195817658544">
                <text:p>-241.195817658544</text:p>
              </table:table-cell>
            </table:table-row>
            <table:table-row>
              <table:table-cell office:value-type="float" office:value="1.93499999999998">
                <text:p>1.93499999999998</text:p>
              </table:table-cell>
              <table:table-cell office:value-type="float" office:value="1.93499999999998">
                <text:p>1.93499999999998</text:p>
              </table:table-cell>
              <table:table-cell office:value-type="float" office:value="190.637361661489">
                <text:p>190.637361661489</text:p>
              </table:table-cell>
              <table:table-cell office:value-type="float" office:value="-74.5645451973789">
                <text:p>-74.5645451973789</text:p>
              </table:table-cell>
            </table:table-row>
            <table:table-row>
              <table:table-cell office:value-type="float" office:value="1.93999999999998">
                <text:p>1.93999999999998</text:p>
              </table:table-cell>
              <table:table-cell office:value-type="float" office:value="1.93999999999998">
                <text:p>1.93999999999998</text:p>
              </table:table-cell>
              <table:table-cell office:value-type="float" office:value="-955.909804973318">
                <text:p>-955.909804973318</text:p>
              </table:table-cell>
              <table:table-cell office:value-type="float" office:value="-414.648839658788">
                <text:p>-414.648839658788</text:p>
              </table:table-cell>
            </table:table-row>
            <table:table-row>
              <table:table-cell office:value-type="float" office:value="1.94499999999998">
                <text:p>1.94499999999998</text:p>
              </table:table-cell>
              <table:table-cell office:value-type="float" office:value="1.94499999999998">
                <text:p>1.94499999999998</text:p>
              </table:table-cell>
              <table:table-cell office:value-type="float" office:value="-1289.79443654208">
                <text:p>-1289.79443654208</text:p>
              </table:table-cell>
              <table:table-cell office:value-type="float" office:value="-752.340873020071">
                <text:p>-752.340873020071</text:p>
              </table:table-cell>
            </table:table-row>
            <table:table-row>
              <table:table-cell office:value-type="float" office:value="1.94999999999998">
                <text:p>1.94999999999998</text:p>
              </table:table-cell>
              <table:table-cell office:value-type="float" office:value="1.94999999999998">
                <text:p>1.94999999999998</text:p>
              </table:table-cell>
              <table:table-cell office:value-type="float" office:value="-309.016994379986">
                <text:p>-309.016994379986</text:p>
              </table:table-cell>
              <table:table-cell office:value-type="float" office:value="-581.275689639454">
                <text:p>-581.275689639454</text:p>
              </table:table-cell>
            </table:table-row>
            <table:table-row>
              <table:table-cell office:value-type="float" office:value="1.95499999999998">
                <text:p>1.95499999999998</text:p>
              </table:table-cell>
              <table:table-cell office:value-type="float" office:value="1.95499999999998">
                <text:p>1.95499999999998</text:p>
              </table:table-cell>
              <table:table-cell office:value-type="float" office:value="672.06541025425">
                <text:p>672.06541025425</text:p>
              </table:table-cell>
              <table:table-cell office:value-type="float" office:value="-97.6495295745561">
                <text:p>-97.6495295745561</text:p>
              </table:table-cell>
            </table:table-row>
            <table:table-row>
              <table:table-cell office:value-type="float" office:value="1.95999999999998">
                <text:p>1.95999999999998</text:p>
              </table:table-cell>
              <table:table-cell office:value-type="float" office:value="1.95999999999998">
                <text:p>1.95999999999998</text:p>
              </table:table-cell>
              <table:table-cell office:value-type="float" office:value="339.095365131559">
                <text:p>339.095365131559</text:p>
              </table:table-cell>
              <table:table-cell office:value-type="float" office:value="70.8770242682728">
                <text:p>70.8770242682728</text:p>
              </table:table-cell>
            </table:table-row>
            <table:table-row>
              <table:table-cell office:value-type="float" office:value="1.96499999999998">
                <text:p>1.96499999999998</text:p>
              </table:table-cell>
              <table:table-cell office:value-type="float" office:value="1.96499999999998">
                <text:p>1.96499999999998</text:p>
              </table:table-cell>
              <table:table-cell office:value-type="float" office:value="-805.928493685081">
                <text:p>-805.928493685081</text:p>
              </table:table-cell>
              <table:table-cell office:value-type="float" office:value="-267.455522081207">
                <text:p>-267.455522081207</text:p>
              </table:table-cell>
            </table:table-row>
            <table:table-row>
              <table:table-cell office:value-type="float" office:value="1.96999999999998">
                <text:p>1.96999999999998</text:p>
              </table:table-cell>
              <table:table-cell office:value-type="float" office:value="1.96999999999998">
                <text:p>1.96999999999998</text:p>
              </table:table-cell>
              <table:table-cell office:value-type="float" office:value="-1138.43783088255">
                <text:p>-1138.43783088255</text:p>
              </table:table-cell>
              <table:table-cell office:value-type="float" office:value="-603.541069364206">
                <text:p>-603.541069364206</text:p>
              </table:table-cell>
            </table:table-row>
            <table:table-row>
              <table:table-cell office:value-type="float" office:value="1.97499999999998">
                <text:p>1.97499999999998</text:p>
              </table:table-cell>
              <table:table-cell office:value-type="float" office:value="1.97499999999998">
                <text:p>1.97499999999998</text:p>
              </table:table-cell>
              <table:table-cell office:value-type="float" office:value="-156.434465045471">
                <text:p>-156.434465045471</text:p>
              </table:table-cell>
              <table:table-cell office:value-type="float" office:value="-431.016247346749">
                <text:p>-431.016247346749</text:p>
              </table:table-cell>
            </table:table-row>
            <table:table-row>
              <table:table-cell office:value-type="float" office:value="1.97999999999998">
                <text:p>1.97999999999998</text:p>
              </table:table-cell>
              <table:table-cell office:value-type="float" office:value="1.97999999999998">
                <text:p>1.97999999999998</text:p>
              </table:table-cell>
              <table:table-cell office:value-type="float" office:value="825.723282729145">
                <text:p>825.723282729145</text:p>
              </table:table-cell>
              <table:table-cell office:value-type="float" office:value="53.9212634265875">
                <text:p>53.9212634265875</text:p>
              </table:table-cell>
            </table:table-row>
            <table:table-row>
              <table:table-cell office:value-type="float" office:value="1.98499999999998">
                <text:p>1.98499999999998</text:p>
              </table:table-cell>
              <table:table-cell office:value-type="float" office:value="1.98499999999998">
                <text:p>1.98499999999998</text:p>
              </table:table-cell>
              <table:table-cell office:value-type="float" office:value="493.676938977957">
                <text:p>493.676938977957</text:p>
              </table:table-cell>
              <table:table-cell office:value-type="float" office:value="223.609585904555">
                <text:p>223.609585904555</text:p>
              </table:table-cell>
            </table:table-row>
            <table:table-row>
              <table:table-cell office:value-type="float" office:value="1.98999999999998">
                <text:p>1.98999999999998</text:p>
              </table:table-cell>
              <table:table-cell office:value-type="float" office:value="1.98999999999998">
                <text:p>1.98999999999998</text:p>
              </table:table-cell>
              <table:table-cell office:value-type="float" office:value="-650.575771817748">
                <text:p>-650.575771817748</text:p>
              </table:table-cell>
              <table:table-cell office:value-type="float" office:value="-113.711920408492">
                <text:p>-113.711920408492</text:p>
              </table:table-cell>
            </table:table-row>
            <table:table-row>
              <table:table-cell office:value-type="float" office:value="1.99499999999998">
                <text:p>1.99499999999998</text:p>
              </table:table-cell>
              <table:table-cell office:value-type="float" office:value="1.99499999999998">
                <text:p>1.99499999999998</text:p>
              </table:table-cell>
              <table:table-cell office:value-type="float" office:value="-982.467275375019">
                <text:p>-982.467275375019</text:p>
              </table:table-cell>
              <table:table-cell office:value-type="float" office:value="-448.938154028304">
                <text:p>-448.938154028304</text:p>
              </table:table-cell>
            </table:table-row>
            <table:table-row>
              <table:table-cell office:value-type="float" office:value="1.99999999999998">
                <text:p>1.99999999999998</text:p>
              </table:table-cell>
              <table:table-cell office:value-type="float" office:value="1.99999999999998">
                <text:p>1.99999999999998</text:p>
              </table:table-cell>
              <table:table-cell office:value-type="float" office:value="-0.00000000532250937311576">
                <text:p>-0.00000000532250937311576</text:p>
              </table:table-cell>
              <table:table-cell office:value-type="float" office:value="-275.70659275965">
                <text:p>-275.706592759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64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6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3cm" svg:y="4.227cm" style:legend-expansion="high" chart:style-name="ch2"/>
        <chart:plot-area chart:style-name="ch3" table:cell-range-address="'Square Calibration'.C2:'Square Calibration'.D101" svg:x="0.32cm" svg:y="0.18cm" svg:width="12.19cm" svg:height="8.64cm">
          <chartooo:coordinate-region svg:x="1.894cm" svg:y="0.353cm" svg:width="10.019cm" svg:height="8.29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quare Calibration'.D2:'Square Calibration'.D101" chart:class="chart:scatter">
            <chart:domain table:cell-range-address="'Square Calibration'.C2:'Square Calibration'.C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Стовпчик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Square Calibration'.C2:'Square Calibration'.C101</svg:desc>
                </draw:g>
              </table:table-cell>
              <table:table-cell office:value-type="float" office:value="-18.3296875">
                <text:p>-18.3296875</text:p>
                <draw:g>
                  <svg:desc>'Square Calibration'.D2:'Square Calibration'.D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5.6">
                <text:p>-1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12.9046875">
                <text:p>-12.90468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10.24375">
                <text:p>-10.2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7.61718750000001">
                <text:p>-7.6171875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5.02500000000001">
                <text:p>-5.0250000000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2.46718750000001">
                <text:p>-2.4671875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0562499999999915">
                <text:p>0.05624999999999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.54531249999999">
                <text:p>2.5453124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4.99999999999999">
                <text:p>4.999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7.42031249999999">
                <text:p>7.420312499999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9.80624999999999">
                <text:p>9.80624999999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2.1578125">
                <text:p>12.1578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4.475">
                <text:p>14.4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6.7578125">
                <text:p>16.7578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9.00625">
                <text:p>19.00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21.2203125">
                <text:p>21.2203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25.5453125">
                <text:p>25.545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7.65625">
                <text:p>27.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29.7328125">
                <text:p>29.7328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31.775">
                <text:p>31.7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33.7828125">
                <text:p>33.78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35.75625">
                <text:p>35.756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37.6953125">
                <text:p>37.6953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41.4703125">
                <text:p>41.47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43.30625">
                <text:p>43.30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45.1078125">
                <text:p>45.107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46.875">
                <text:p>46.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48.6078125">
                <text:p>48.607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50.30625">
                <text:p>50.3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51.9703125">
                <text:p>51.97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55.1953125">
                <text:p>55.195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56.75625">
                <text:p>56.75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58.2828125">
                <text:p>58.2828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59.775">
                <text:p>59.7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61.2328125">
                <text:p>61.232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62.65625">
                <text:p>62.6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64.0453125">
                <text:p>64.04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66.7203125">
                <text:p>66.72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68.00625">
                <text:p>68.00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69.2578125">
                <text:p>69.2578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70.475">
                <text:p>70.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71.6578125">
                <text:p>71.6578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72.80625">
                <text:p>72.8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73.9203125">
                <text:p>73.9203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76.0453125">
                <text:p>76.0453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77.05625">
                <text:p>77.0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78.0328125">
                <text:p>78.0328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78.975">
                <text:p>78.9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79.8828125">
                <text:p>79.8828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80.75625">
                <text:p>80.75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81.5953125">
                <text:p>81.5953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83.1703125">
                <text:p>83.1703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83.90625">
                <text:p>83.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84.6078125">
                <text:p>84.607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85.275">
                <text:p>85.2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85.9078125">
                <text:p>85.9078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86.50625">
                <text:p>86.5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87.0703125">
                <text:p>87.0703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88.0953125">
                <text:p>88.0953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88.55625">
                <text:p>88.55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88.9828125">
                <text:p>88.9828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89.375">
                <text:p>89.3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89.7328125">
                <text:p>89.7328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90.05625">
                <text:p>90.056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90.3453125">
                <text:p>90.3453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90.8203125">
                <text:p>90.8203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91.00625">
                <text:p>91.006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91.1578125">
                <text:p>91.157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91.275">
                <text:p>91.2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91.3578125">
                <text:p>91.3578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91.40625">
                <text:p>91.40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91.4203125">
                <text:p>91.4203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91.3453125">
                <text:p>91.345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91.25625">
                <text:p>91.25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91.1328125">
                <text:p>91.132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90.975">
                <text:p>90.9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90.7828125">
                <text:p>90.782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90.55625">
                <text:p>90.556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90.2953125">
                <text:p>90.295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89.6703125">
                <text:p>89.6703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89.30625">
                <text:p>89.3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88.9078124999999">
                <text:p>88.90781249999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88.475">
                <text:p>88.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88.0078125">
                <text:p>88.0078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87.50625">
                <text:p>87.5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86.9703125">
                <text:p>86.9703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85.7953125">
                <text:p>85.7953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85.15625">
                <text:p>85.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44cm" svg:y="4.227cm" style:legend-expansion="high" chart:style-name="ch2"/>
        <chart:plot-area chart:style-name="ch3" table:cell-range-address="'Spline Calibration'.C2:'Spline Calibration'.C101 'Spline Calibration'.F1:'Spline Calibration'.F101" chart:data-source-has-labels="row" svg:x="0.32cm" svg:y="0.18cm" svg:width="13.804cm" svg:height="8.64cm">
          <chartooo:coordinate-region svg:x="1.709cm" svg:y="0.353cm" svg:width="12.096cm" svg:height="8.2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Spline Calibration'.F2:'Spline Calibration'.F101" chart:label-cell-address="'Spline Calibration'.F1:'Spline Calibration'.F1" chart:class="chart:scatter">
            <chart:domain table:cell-range-address="'Spline Calibration'.C2:'Spline Calibration'.C101"/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C</text:p>
              </table:table-cell>
              <table:table-cell office:value-type="string">
                <text:p>F</text:p>
                <draw:g>
                  <svg:desc>'Spline Calibration'.F1:'Spline Calibratio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'Spline Calibration'.C2:'Spline Calibration'.C101</svg:desc>
                </draw:g>
              </table:table-cell>
              <table:table-cell office:value-type="float" office:value="-13.68712890625">
                <text:p>-13.68712890625</text:p>
                <draw:g>
                  <svg:desc>'Spline Calibration'.F2:'Spline Calibration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1.64">
                <text:p>-11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">
                <text:p>0.03</text:p>
              </table:table-cell>
              <table:table-cell office:value-type="float" office:value="-9.58255859375">
                <text:p>-9.582558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">
                <text:p>0.04</text:p>
              </table:table-cell>
              <table:table-cell office:value-type="float" office:value="-7.51609375">
                <text:p>-7.5160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">
                <text:p>0.05</text:p>
              </table:table-cell>
              <table:table-cell office:value-type="float" office:value="-5.44189453125">
                <text:p>-5.4418945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">
                <text:p>0.06</text:p>
              </table:table-cell>
              <table:table-cell office:value-type="float" office:value="-3.36125">
                <text:p>-3.36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">
                <text:p>0.07</text:p>
              </table:table-cell>
              <table:table-cell office:value-type="float" office:value="-1.27544921875">
                <text:p>-1.275449218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8">
                <text:p>0.08</text:p>
              </table:table-cell>
              <table:table-cell office:value-type="float" office:value="0.81421875">
                <text:p>0.81421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">
                <text:p>0.09</text:p>
              </table:table-cell>
              <table:table-cell office:value-type="float" office:value="2.90646484375">
                <text:p>2.906464843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">
                <text:p>0.11</text:p>
              </table:table-cell>
              <table:table-cell office:value-type="float" office:value="7.09353515625">
                <text:p>7.09353515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">
                <text:p>0.12</text:p>
              </table:table-cell>
              <table:table-cell office:value-type="float" office:value="9.18578125">
                <text:p>9.18578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3">
                <text:p>0.13</text:p>
              </table:table-cell>
              <table:table-cell office:value-type="float" office:value="11.27544921875">
                <text:p>11.27544921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4">
                <text:p>0.14</text:p>
              </table:table-cell>
              <table:table-cell office:value-type="float" office:value="13.36125">
                <text:p>13.36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15.44189453125">
                <text:p>15.4418945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17.51609375">
                <text:p>17.51609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">
                <text:p>0.17</text:p>
              </table:table-cell>
              <table:table-cell office:value-type="float" office:value="19.58255859375">
                <text:p>19.58255859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8">
                <text:p>0.18</text:p>
              </table:table-cell>
              <table:table-cell office:value-type="float" office:value="21.64">
                <text:p>21.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9">
                <text:p>0.19</text:p>
              </table:table-cell>
              <table:table-cell office:value-type="float" office:value="23.68712890625">
                <text:p>23.68712890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">
                <text:p>0.2</text:p>
              </table:table-cell>
              <table:table-cell office:value-type="float" office:value="25.72265625">
                <text:p>25.722656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1">
                <text:p>0.21</text:p>
              </table:table-cell>
              <table:table-cell office:value-type="float" office:value="27.74529296875">
                <text:p>27.745292968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2">
                <text:p>0.22</text:p>
              </table:table-cell>
              <table:table-cell office:value-type="float" office:value="29.75375">
                <text:p>29.75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3">
                <text:p>0.23</text:p>
              </table:table-cell>
              <table:table-cell office:value-type="float" office:value="31.74673828125">
                <text:p>31.74673828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4">
                <text:p>0.24</text:p>
              </table:table-cell>
              <table:table-cell office:value-type="float" office:value="33.72296875">
                <text:p>33.722968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35.68115234375">
                <text:p>35.68115234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">
                <text:p>0.26</text:p>
              </table:table-cell>
              <table:table-cell office:value-type="float" office:value="37.62">
                <text:p>37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7">
                <text:p>0.27</text:p>
              </table:table-cell>
              <table:table-cell office:value-type="float" office:value="39.53822265625">
                <text:p>39.538222656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">
                <text:p>0.28</text:p>
              </table:table-cell>
              <table:table-cell office:value-type="float" office:value="41.43453125">
                <text:p>41.4345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9">
                <text:p>0.29</text:p>
              </table:table-cell>
              <table:table-cell office:value-type="float" office:value="43.30763671875">
                <text:p>43.307636718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">
                <text:p>0.3</text:p>
              </table:table-cell>
              <table:table-cell office:value-type="float" office:value="45.15625">
                <text:p>45.1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1">
                <text:p>0.31</text:p>
              </table:table-cell>
              <table:table-cell office:value-type="float" office:value="46.97908203125">
                <text:p>46.979082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2">
                <text:p>0.32</text:p>
              </table:table-cell>
              <table:table-cell office:value-type="float" office:value="48.77484375">
                <text:p>48.774843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3">
                <text:p>0.33</text:p>
              </table:table-cell>
              <table:table-cell office:value-type="float" office:value="50.54224609375">
                <text:p>50.542246093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4">
                <text:p>0.34</text:p>
              </table:table-cell>
              <table:table-cell office:value-type="float" office:value="52.28">
                <text:p>52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5">
                <text:p>0.35</text:p>
              </table:table-cell>
              <table:table-cell office:value-type="float" office:value="53.98681640625">
                <text:p>53.986816406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6">
                <text:p>0.36</text:p>
              </table:table-cell>
              <table:table-cell office:value-type="float" office:value="55.66140625">
                <text:p>55.661406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7">
                <text:p>0.37</text:p>
              </table:table-cell>
              <table:table-cell office:value-type="float" office:value="57.30248046875">
                <text:p>57.3024804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">
                <text:p>0.38</text:p>
              </table:table-cell>
              <table:table-cell office:value-type="float" office:value="58.90875">
                <text:p>58.90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9">
                <text:p>0.39</text:p>
              </table:table-cell>
              <table:table-cell office:value-type="float" office:value="60.47892578125">
                <text:p>60.47892578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">
                <text:p>0.4</text:p>
              </table:table-cell>
              <table:table-cell office:value-type="float" office:value="62.01171875">
                <text:p>62.0117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1">
                <text:p>0.41</text:p>
              </table:table-cell>
              <table:table-cell office:value-type="float" office:value="63.50583984375">
                <text:p>63.50583984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2">
                <text:p>0.42</text:p>
              </table:table-cell>
              <table:table-cell office:value-type="float" office:value="64.96">
                <text:p>64.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3">
                <text:p>0.43</text:p>
              </table:table-cell>
              <table:table-cell office:value-type="float" office:value="66.37291015625">
                <text:p>66.372910156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4">
                <text:p>0.44</text:p>
              </table:table-cell>
              <table:table-cell office:value-type="float" office:value="67.74328125">
                <text:p>67.74328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">
                <text:p>0.45</text:p>
              </table:table-cell>
              <table:table-cell office:value-type="float" office:value="69.06982421875">
                <text:p>69.0698242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6">
                <text:p>0.46</text:p>
              </table:table-cell>
              <table:table-cell office:value-type="float" office:value="70.35125">
                <text:p>70.35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7">
                <text:p>0.47</text:p>
              </table:table-cell>
              <table:table-cell office:value-type="float" office:value="71.58626953125">
                <text:p>71.58626953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8">
                <text:p>0.48</text:p>
              </table:table-cell>
              <table:table-cell office:value-type="float" office:value="72.77359375">
                <text:p>72.77359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9">
                <text:p>0.49</text:p>
              </table:table-cell>
              <table:table-cell office:value-type="float" office:value="73.91193359375">
                <text:p>73.911933593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">
                <text:p>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1">
                <text:p>0.51</text:p>
              </table:table-cell>
              <table:table-cell office:value-type="float" office:value="76.03693359375">
                <text:p>76.036933593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2">
                <text:p>0.52</text:p>
              </table:table-cell>
              <table:table-cell office:value-type="float" office:value="77.02359375">
                <text:p>77.023593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3">
                <text:p>0.53</text:p>
              </table:table-cell>
              <table:table-cell office:value-type="float" office:value="77.96126953125">
                <text:p>77.96126953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4">
                <text:p>0.54</text:p>
              </table:table-cell>
              <table:table-cell office:value-type="float" office:value="78.85125">
                <text:p>78.85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">
                <text:p>0.55</text:p>
              </table:table-cell>
              <table:table-cell office:value-type="float" office:value="79.69482421875">
                <text:p>79.69482421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6">
                <text:p>0.56</text:p>
              </table:table-cell>
              <table:table-cell office:value-type="float" office:value="80.49328125">
                <text:p>80.49328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7">
                <text:p>0.57</text:p>
              </table:table-cell>
              <table:table-cell office:value-type="float" office:value="81.24791015625">
                <text:p>81.2479101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8">
                <text:p>0.58</text:p>
              </table:table-cell>
              <table:table-cell office:value-type="float" office:value="81.96">
                <text:p>81.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9">
                <text:p>0.59</text:p>
              </table:table-cell>
              <table:table-cell office:value-type="float" office:value="82.63083984375">
                <text:p>82.63083984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">
                <text:p>0.6</text:p>
              </table:table-cell>
              <table:table-cell office:value-type="float" office:value="83.26171875">
                <text:p>83.2617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1">
                <text:p>0.61</text:p>
              </table:table-cell>
              <table:table-cell office:value-type="float" office:value="83.85392578125">
                <text:p>83.85392578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2">
                <text:p>0.62</text:p>
              </table:table-cell>
              <table:table-cell office:value-type="float" office:value="84.40875">
                <text:p>84.408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3">
                <text:p>0.63</text:p>
              </table:table-cell>
              <table:table-cell office:value-type="float" office:value="84.92748046875">
                <text:p>84.9274804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4">
                <text:p>0.64</text:p>
              </table:table-cell>
              <table:table-cell office:value-type="float" office:value="85.41140625">
                <text:p>85.4114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5">
                <text:p>0.65</text:p>
              </table:table-cell>
              <table:table-cell office:value-type="float" office:value="85.86181640625">
                <text:p>85.8618164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6">
                <text:p>0.66</text:p>
              </table:table-cell>
              <table:table-cell office:value-type="float" office:value="86.28">
                <text:p>86.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7">
                <text:p>0.67</text:p>
              </table:table-cell>
              <table:table-cell office:value-type="float" office:value="86.66724609375">
                <text:p>86.667246093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8">
                <text:p>0.68</text:p>
              </table:table-cell>
              <table:table-cell office:value-type="float" office:value="87.02484375">
                <text:p>87.0248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">
                <text:p>0.69</text:p>
              </table:table-cell>
              <table:table-cell office:value-type="float" office:value="87.35408203125">
                <text:p>87.35408203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">
                <text:p>0.7</text:p>
              </table:table-cell>
              <table:table-cell office:value-type="float" office:value="87.65625">
                <text:p>87.656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1">
                <text:p>0.71</text:p>
              </table:table-cell>
              <table:table-cell office:value-type="float" office:value="87.93263671875">
                <text:p>87.93263671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">
                <text:p>0.72</text:p>
              </table:table-cell>
              <table:table-cell office:value-type="float" office:value="88.18453125">
                <text:p>88.18453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3">
                <text:p>0.73</text:p>
              </table:table-cell>
              <table:table-cell office:value-type="float" office:value="88.41322265625">
                <text:p>88.4132226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4">
                <text:p>0.74</text:p>
              </table:table-cell>
              <table:table-cell office:value-type="float" office:value="88.62">
                <text:p>88.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5">
                <text:p>0.75</text:p>
              </table:table-cell>
              <table:table-cell office:value-type="float" office:value="88.80615234375">
                <text:p>88.8061523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6">
                <text:p>0.76</text:p>
              </table:table-cell>
              <table:table-cell office:value-type="float" office:value="88.97296875">
                <text:p>88.9729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7">
                <text:p>0.77</text:p>
              </table:table-cell>
              <table:table-cell office:value-type="float" office:value="89.12173828125">
                <text:p>89.12173828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8">
                <text:p>0.78</text:p>
              </table:table-cell>
              <table:table-cell office:value-type="float" office:value="89.25375">
                <text:p>89.253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9">
                <text:p>0.79</text:p>
              </table:table-cell>
              <table:table-cell office:value-type="float" office:value="89.37029296875">
                <text:p>89.3702929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">
                <text:p>0.8</text:p>
              </table:table-cell>
              <table:table-cell office:value-type="float" office:value="89.47265625">
                <text:p>89.4726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1">
                <text:p>0.81</text:p>
              </table:table-cell>
              <table:table-cell office:value-type="float" office:value="89.56212890625">
                <text:p>89.56212890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2">
                <text:p>0.82</text:p>
              </table:table-cell>
              <table:table-cell office:value-type="float" office:value="89.64">
                <text:p>89.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3">
                <text:p>0.83</text:p>
              </table:table-cell>
              <table:table-cell office:value-type="float" office:value="89.70755859375">
                <text:p>89.70755859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4">
                <text:p>0.84</text:p>
              </table:table-cell>
              <table:table-cell office:value-type="float" office:value="89.76609375">
                <text:p>89.7660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5">
                <text:p>0.85</text:p>
              </table:table-cell>
              <table:table-cell office:value-type="float" office:value="89.81689453125">
                <text:p>89.81689453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">
                <text:p>0.86</text:p>
              </table:table-cell>
              <table:table-cell office:value-type="float" office:value="89.86125">
                <text:p>89.86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7">
                <text:p>0.87</text:p>
              </table:table-cell>
              <table:table-cell office:value-type="float" office:value="89.90044921875">
                <text:p>89.900449218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8">
                <text:p>0.88</text:p>
              </table:table-cell>
              <table:table-cell office:value-type="float" office:value="89.93578125">
                <text:p>89.93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9">
                <text:p>0.89</text:p>
              </table:table-cell>
              <table:table-cell office:value-type="float" office:value="89.96853515625">
                <text:p>89.96853515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">
                <text:p>0.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1">
                <text:p>0.91</text:p>
              </table:table-cell>
              <table:table-cell office:value-type="float" office:value="90.03146484375">
                <text:p>90.03146484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2">
                <text:p>0.92</text:p>
              </table:table-cell>
              <table:table-cell office:value-type="float" office:value="90.06421875">
                <text:p>90.064218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">
                <text:p>0.93</text:p>
              </table:table-cell>
              <table:table-cell office:value-type="float" office:value="90.09955078125">
                <text:p>90.09955078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4">
                <text:p>0.94</text:p>
              </table:table-cell>
              <table:table-cell office:value-type="float" office:value="90.13875">
                <text:p>90.13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5">
                <text:p>0.95</text:p>
              </table:table-cell>
              <table:table-cell office:value-type="float" office:value="90.18310546875">
                <text:p>90.18310546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6">
                <text:p>0.96</text:p>
              </table:table-cell>
              <table:table-cell office:value-type="float" office:value="90.23390625">
                <text:p>90.23390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">
                <text:p>0.97</text:p>
              </table:table-cell>
              <table:table-cell office:value-type="float" office:value="90.29244140625">
                <text:p>90.29244140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8">
                <text:p>0.98</text:p>
              </table:table-cell>
              <table:table-cell office:value-type="float" office:value="90.36">
                <text:p>90.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9">
                <text:p>0.99</text:p>
              </table:table-cell>
              <table:table-cell office:value-type="float" office:value="90.43787109375">
                <text:p>90.4378710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90.52734375">
                <text:p>90.527343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3.2$Windows_X86_64 LibreOffice_project/3d9a8b4b4e538a85e0782bd6c2d430bafe5834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